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cripts/javascript/Library2/Macro1.js" manifest:media-type=""/>
  <manifest:file-entry manifest:full-path="Scripts/javascript/Library2/parcel-descriptor.xml" manifest:media-type=""/>
  <manifest:file-entry manifest:full-path="Scripts/javascript/Library2/" manifest:media-type="application/binary"/>
  <manifest:file-entry manifest:full-path="Scripts/javascript/" manifest:media-type="application/binary"/>
  <manifest:file-entry manifest:full-path="Scripts/beanshell/Library1/parcel-descriptor.xml" manifest:media-type=""/>
  <manifest:file-entry manifest:full-path="Scripts/beanshell/Library1/Macro1.bsh" manifest:media-type=""/>
  <manifest:file-entry manifest:full-path="Scripts/beanshell/Library1/" manifest:media-type="application/binary"/>
  <manifest:file-entry manifest:full-path="Scripts/beanshell/" manifest:media-type="application/binary"/>
  <manifest:file-entry manifest:full-path="Scripts/" manifest:media-type="application/binary"/>
  <manifest:file-entry manifest:full-path="Basic/Standard/Structures.xml" manifest:media-type="text/xml"/>
  <manifest:file-entry manifest:full-path="Basic/Standard/Data.xml" manifest:media-type="text/xml"/>
  <manifest:file-entry manifest:full-path="Basic/Standard/RegisterStack.xml" manifest:media-type="text/xml"/>
  <manifest:file-entry manifest:full-path="Basic/Standard/Geometry.xml" manifest:media-type="text/xml"/>
  <manifest:file-entry manifest:full-path="Basic/Standard/TimeSeries.xml" manifest:media-type="text/xml"/>
  <manifest:file-entry manifest:full-path="Basic/Standard/Test.xml" manifest:media-type="text/xml"/>
  <manifest:file-entry manifest:full-path="Basic/Standard/script-lb.xml" manifest:media-type="text/xml"/>
  <manifest:file-entry manifest:full-path="Basic/Standard/Descriptive.xml" manifest:media-type="text/xml"/>
  <manifest:file-entry manifest:full-path="Basic/Standard/Numerical.xml" manifest:media-type="text/xml"/>
  <manifest:file-entry manifest:full-path="Basic/Standard/Basic.xml" manifest:media-type="text/xml"/>
  <manifest:file-entry manifest:full-path="Basic/Standard/Matrix.xml" manifest:media-type="text/xml"/>
  <manifest:file-entry manifest:full-path="Basic/Standard/FuncIn.xml" manifest:media-type="text/xml"/>
  <manifest:file-entry manifest:full-path="Basic/Standard/Sample.xml" manifest:media-type="text/xml"/>
  <manifest:file-entry manifest:full-path="Basic/Standard/Statistics.xml" manifest:media-type="text/xml"/>
  <manifest:file-entry manifest:full-path="Basic/Standard/OpResearch.xml" manifest:media-type="text/xml"/>
  <manifest:file-entry manifest:full-path="Basic/Standard/Financial.xml" manifest:media-type="text/xml"/>
  <manifest:file-entry manifest:full-path="Basic/script-lc.xml" manifest:media-type="text/xml"/>
  <manifest:file-entry manifest:full-path="meta.xml" manifest:media-type="text/xml"/>
  <manifest:file-entry manifest:full-path="Dialogs/Standard/Impute.xml" manifest:media-type="text/xml"/>
  <manifest:file-entry manifest:full-path="Dialogs/Standard/PhyConst.xml" manifest:media-type="text/xml"/>
  <manifest:file-entry manifest:full-path="Dialogs/Standard/HighlightOutliers.xml" manifest:media-type="text/xml"/>
  <manifest:file-entry manifest:full-path="Dialogs/Standard/Timer.xml" manifest:media-type="text/xml"/>
  <manifest:file-entry manifest:full-path="Dialogs/Standard/dialog-lb.xml" manifest:media-type="text/xml"/>
  <manifest:file-entry manifest:full-path="Dialogs/dialog-lc.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67mm"/>
    </style:style>
    <style:style style:name="co3" style:family="table-column">
      <style:table-column-properties fo:break-before="auto" style:column-width="27.18mm"/>
    </style:style>
    <style:style style:name="co4" style:family="table-column">
      <style:table-column-properties fo:break-before="auto" style:column-width="22.61mm"/>
    </style:style>
    <style:style style:name="co5" style:family="table-column">
      <style:table-column-properties fo:break-before="auto" style:column-width="51.61mm"/>
    </style:style>
    <style:style style:name="co6" style:family="table-column">
      <style:table-column-properties fo:break-before="auto" style:column-width="23.21mm"/>
    </style:style>
    <style:style style:name="ro1" style:family="table-row">
      <style:table-row-properties style:row-height="4.52mm" fo:break-before="auto" style:use-optimal-row-height="true"/>
    </style:style>
    <style:style style:name="ro2" style:family="table-row">
      <style:table-row-properties style:row-height="13.6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4.73mm" fo:break-before="auto" style:use-optimal-row-height="true"/>
    </style:style>
    <style:style style:name="ro5" style:family="table-row">
      <style:table-row-properties style:row-height="4.53mm" fo:break-before="auto" style:use-optimal-row-height="true"/>
    </style:style>
    <style:style style:name="ro6" style:family="table-row">
      <style:table-row-properties style:row-height="5.52mm" fo:break-before="auto" style:use-optimal-row-height="false"/>
    </style:style>
    <style:style style:name="ro9" style:family="table-row">
      <style:table-row-properties style:row-height="5.26mm" fo:break-before="auto" style:use-optimal-row-height="false"/>
    </style:style>
    <style:style style:name="ro8" style:family="table-row">
      <style:table-row-properties style:row-height="4.99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number-style style:name="N60">
      <number:scientific-number number:decimal-places="2" loext:min-decimal-places="2" number:min-integer-digits="1" number:min-exponent-digits="3" loext:exponent-interval="1" loext:forced-exponent-sign="true"/>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text-align-source="fix" style:repeat-content="false" style:vertical-align="middle"/>
      <style:paragraph-properties fo:text-align="center"/>
      <style:text-properties fo:font-size="32pt" style:font-size-asian="32pt" style:font-size-complex="32pt"/>
    </style:style>
    <style:style style:name="ce2"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3" style:family="table-cell" style:parent-style-name="Default">
      <style:table-cell-properties style:text-align-source="fix" style:repeat-content="false" fo:wrap-option="wrap" style:vertical-align="middle"/>
      <style:paragraph-properties fo:text-align="center"/>
    </style:style>
    <style:style style:name="ce4" style:family="table-cell" style:parent-style-name="Default">
      <style:table-cell-properties style:text-align-source="fix" style:repeat-content="false" style:vertical-align="middle"/>
      <style:paragraph-properties fo:text-align="center"/>
    </style:style>
    <style:style style:name="ce6" style:family="table-cell" style:parent-style-name="Default" style:data-style-name="N60"/>
    <style:style style:name="ce7" style:family="table-cell" style:parent-style-name="Default">
      <style:table-cell-properties fo:border-bottom="none" fo:border-left="none" fo:border-right="none" fo:border-top="2.49pt solid #000000"/>
    </style:style>
    <style:style style:name="ce8" style:family="table-cell" style:parent-style-name="Default">
      <style:table-cell-properties style:text-align-source="fix" style:repeat-content="false"/>
      <style:paragraph-properties fo:text-align="center" fo:margin-left="0mm"/>
    </style:style>
    <style:style style:name="ce10" style:family="table-cell" style:parent-style-name="Default">
      <style:text-properties style:text-line-through-style="solid" style:text-line-through-type="single"/>
    </style:style>
    <style:style style:name="ce11" style:family="table-cell" style:parent-style-name="Default" style:data-style-name="N61"/>
    <style:style style:name="ce9" style:family="table-cell" style:parent-style-name="Default">
      <style:text-properties style:font-name="Arial1"/>
    </style:style>
    <style:style style:name="ce12" style:family="table-cell" style:parent-style-name="Default">
      <style:table-cell-properties fo:background-color="transparent"/>
    </style:style>
    <style:style style:name="ce13"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0"/>
    <style:style style:name="ce17" style:family="table-cell" style:parent-style-name="Default">
      <style:text-properties style:font-name="Times New Roman" fo:font-size="10pt" fo:language="en" fo:country="US" style:font-name-asian="Lucida Sans Unicode" style:font-size-asian="10pt" style:language-asian="en" style:country-asian="US" style:font-name-complex="Tahoma" style:font-size-complex="10pt" style:language-complex="en" style:country-complex="US"/>
    </style:style>
    <style:style style:name="ce18" style:family="table-cell" style:parent-style-name="Default">
      <style:text-properties style:font-name="Arial" fo:font-size="10pt" style:font-size-asian="10pt" style:font-size-complex="10pt"/>
    </style:style>
    <style:style style:name="ce19" style:family="table-cell" style:parent-style-name="Default">
      <style:table-cell-properties fo:background-color="transparent"/>
      <style:text-properties style:font-name="Arial" fo:font-size="10pt" style:font-size-asian="10pt" style:font-size-complex="10pt"/>
    </style:style>
    <style:style style:name="ce20" style:family="table-cell" style:parent-style-name="Default">
      <style:table-cell-properties fo:background-color="#cfe7f5"/>
    </style:style>
    <style:style style:name="ce35" style:family="table-cell" style:parent-style-name="Default">
      <style:table-cell-properties style:text-align-source="fix" style:repeat-content="false" style:vertical-align="middle"/>
      <style:paragraph-properties fo:text-align="center"/>
    </style:style>
    <style:style style:name="ce21" style:family="table-cell" style:parent-style-name="Default">
      <style:table-cell-properties style:text-align-source="fix" style:repeat-content="false" fo:wrap-option="wrap" style:vertical-align="middle"/>
      <style:paragraph-properties fo:text-align="start" fo:margin-left="0mm"/>
    </style:style>
    <style:style style:name="ce42" style:family="table-cell" style:parent-style-name="Default">
      <style:table-cell-properties style:text-align-source="fix" style:repeat-content="false" style:vertical-align="middle"/>
      <style:paragraph-properties fo:text-align="center"/>
      <style:text-properties fo:font-size="32pt" style:font-size-asian="32pt" style:font-size-complex="32pt"/>
    </style:style>
    <style:style style:name="ce43" style:family="table-cell" style:parent-style-name="Default">
      <style:table-cell-properties style:text-align-source="fix" style:repeat-content="false" style:vertical-align="middle"/>
      <style:paragraph-properties fo:text-align="center"/>
      <style:text-properties fo:font-size="14pt" style:font-size-asian="14pt" style:font-size-complex="14pt"/>
    </style:style>
    <style:style style:name="ce44" style:family="table-cell" style:parent-style-name="Default">
      <style:table-cell-properties style:text-align-source="fix" style:repeat-content="false" fo:wrap-option="wrap" style:vertical-align="middle"/>
      <style:paragraph-properties fo:text-align="center"/>
    </style:style>
    <style:style style:name="ce45" style:family="table-cell" style:parent-style-name="Default">
      <style:table-cell-properties style:text-align-source="fix" style:repeat-content="false" style:vertical-align="middle"/>
      <style:paragraph-properties fo:text-align="center"/>
    </style:style>
    <style:style style:name="ce5" style:family="table-cell" style:parent-style-name="Default" style:data-style-name="N2"/>
    <style:style style:name="ce47" style:family="table-cell" style:parent-style-name="Default" style:data-style-name="N60"/>
    <style:style style:name="ce48" style:family="table-cell" style:parent-style-name="Default">
      <style:table-cell-properties fo:border-bottom="none" fo:border-left="none" fo:border-right="none" fo:border-top="2.49pt solid #000000"/>
    </style:style>
    <style:style style:name="ce49" style:family="table-cell" style:parent-style-name="Default">
      <style:table-cell-properties style:text-align-source="fix" style:repeat-content="false"/>
      <style:paragraph-properties fo:text-align="center" fo:margin-left="0mm"/>
    </style:style>
    <style:style style:name="ce50" style:family="table-cell" style:parent-style-name="Default">
      <style:text-properties style:font-name="Arial1"/>
    </style:style>
    <style:style style:name="ce51" style:family="table-cell" style:parent-style-name="Default">
      <style:text-properties style:text-line-through-style="solid" style:text-line-through-type="single"/>
    </style:style>
    <style:style style:name="ce52" style:family="table-cell" style:parent-style-name="Default" style:data-style-name="N61"/>
    <style:style style:name="ce53" style:family="table-cell" style:parent-style-name="Default">
      <style:table-cell-properties fo:background-color="transparent"/>
    </style:style>
    <style:style style:name="ce54"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data-style-name="N0"/>
    <style:style style:name="ce58" style:family="table-cell" style:parent-style-name="Default">
      <style:text-properties style:font-name="Times New Roman" fo:font-size="10pt" fo:language="en" fo:country="US" style:font-name-asian="Lucida Sans Unicode" style:font-size-asian="10pt" style:language-asian="en" style:country-asian="US" style:font-name-complex="Tahoma" style:font-size-complex="10pt" style:language-complex="en" style:country-complex="US"/>
    </style:style>
    <style:style style:name="ce59" style:family="table-cell" style:parent-style-name="Default">
      <style:text-properties style:font-name="Arial" fo:font-size="10pt" style:font-size-asian="10pt" style:font-size-complex="10pt"/>
    </style:style>
    <style:style style:name="ce60" style:family="table-cell" style:parent-style-name="Default">
      <style:table-cell-properties fo:background-color="transparent"/>
      <style:text-properties style:font-name="Arial" fo:font-size="10pt" style:font-size-asian="10pt" style:font-size-complex="10pt"/>
    </style:style>
    <style:style style:name="ce61" style:family="table-cell" style:parent-style-name="Default">
      <style:table-cell-properties fo:background-color="#cfe7f5"/>
    </style:style>
    <style:style style:name="ce62" style:family="table-cell" style:parent-style-name="Default">
      <style:table-cell-properties style:text-align-source="fix" style:repeat-content="false" fo:wrap-option="wrap" style:vertical-align="middle"/>
      <style:paragraph-properties fo:text-align="start" fo:margin-left="0mm"/>
    </style:style>
    <style:style style:name="gr2"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24.56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30.51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44.96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c0" draw:auto-grow-height="true" draw:auto-grow-width="false" fo:min-height="114.56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9"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 style:family="graphic">
      <style:graphic-properties draw:marker-start="Arrowheads_20_1" draw:marker-start-width="2mm" draw:marker-start-center="false" draw:fill="solid" draw:fill-color="#ffffc0" draw:auto-grow-height="true" draw:auto-grow-width="false" fo:min-height="27.2mm" fo:padding-top="1mm" fo:padding-bottom="1mm" fo:padding-left="1mm" fo:padding-right="1mm" draw:shadow="hidden" draw:shadow-offset-x="1mm" draw:shadow-offset-y="1mm" draw:caption-escape-direction="auto"/>
    </style:style>
    <style:style style:name="gr11" style:family="graphic">
      <style:graphic-properties draw:marker-start="Arrowheads_20_1" draw:marker-start-width="2mm" draw:marker-start-center="false" draw:fill="solid" draw:fill-color="#ffffc0" draw:auto-grow-height="true" draw:auto-grow-width="false" fo:min-height="29.61mm" fo:padding-top="1mm" fo:padding-bottom="1mm" fo:padding-left="1mm" fo:padding-right="1mm" draw:shadow="hidden" draw:shadow-offset-x="1mm" draw:shadow-offset-y="1mm" draw:caption-escape-direction="auto"/>
    </style:style>
    <style:style style:name="gr12" style:family="graphic">
      <style:graphic-properties draw:marker-start="Arrowheads_20_1" draw:marker-start-width="2mm" draw:marker-start-center="false" draw:fill="solid" draw:fill-color="#ffffc0" draw:auto-grow-height="true" draw:auto-grow-width="false" fo:min-height="19.37mm" fo:padding-top="1mm" fo:padding-bottom="1mm" fo:padding-left="1mm" fo:padding-right="1mm" draw:shadow="hidden" draw:shadow-offset-x="1mm" draw:shadow-offset-y="1mm" draw:caption-escape-direction="auto"/>
    </style:style>
    <style:style style:name="gr13" style:family="graphic">
      <style:graphic-properties draw:marker-start="Arrowheads_20_1" draw:marker-start-width="2mm" draw:marker-start-center="false" draw:fill="solid" draw:fill-color="#ffffc0" draw:auto-grow-height="true" draw:auto-grow-width="false" fo:min-height="122.46mm" fo:padding-top="1mm" fo:padding-bottom="1mm" fo:padding-left="1mm" fo:padding-right="1mm" draw:shadow="hidden" draw:shadow-offset-x="1mm" draw:shadow-offset-y="1mm" draw:caption-escape-direction="auto"/>
    </style:style>
    <style:style style:name="gr14" style:family="graphic">
      <style:graphic-properties draw:marker-start="Arrowheads_20_1" draw:marker-start-width="2mm" draw:marker-start-center="false" draw:fill="solid" draw:fill-color="#ffffc0" draw:auto-grow-height="true" draw:auto-grow-width="false" fo:min-height="37.09mm" fo:padding-top="1mm" fo:padding-bottom="1mm" fo:padding-left="1mm" fo:padding-right="1mm" draw:shadow="hidden" draw:shadow-offset-x="1mm" draw:shadow-offset-y="1mm" draw:caption-escape-direction="auto"/>
    </style:style>
    <style:style style:name="gr15" style:family="graphic">
      <style:graphic-properties draw:marker-start="Arrowheads_20_1" draw:marker-start-width="2mm" draw:marker-start-center="false" draw:fill="solid" draw:fill-color="#ffffc0" draw:auto-grow-height="true" draw:auto-grow-width="false" fo:min-height="53.39mm" fo:padding-top="1mm" fo:padding-bottom="1mm" fo:padding-left="1mm" fo:padding-right="1mm" draw:shadow="hidden" draw:shadow-offset-x="1mm" draw:shadow-offset-y="1mm" draw:caption-escape-direction="auto"/>
    </style:style>
    <style:style style:name="gr16"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17"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8"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19" style:family="graphic">
      <style:graphic-properties draw:marker-start="Arrowheads_20_1" draw:marker-start-width="2mm" draw:marker-start-center="false" draw:fill="solid" draw:fill-color="#ffffc0" draw:auto-grow-height="true" draw:auto-grow-width="false" fo:min-height="67.16mm" fo:padding-top="1mm" fo:padding-bottom="1mm" fo:padding-left="1mm" fo:padding-right="1mm" draw:shadow="hidden" draw:shadow-offset-x="1mm" draw:shadow-offset-y="1mm" draw:caption-escape-direction="auto"/>
    </style:style>
    <style:style style:name="gr20"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21"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22" style:family="graphic">
      <style:graphic-properties draw:marker-start="Arrowheads_20_1" draw:marker-start-width="2mm" draw:marker-start-center="false" draw:fill="solid" draw:fill-color="#ffffc0" draw:auto-grow-height="true" draw:auto-grow-width="false" fo:min-height="110.61mm" fo:padding-top="1mm" fo:padding-bottom="1mm" fo:padding-left="1mm" fo:padding-right="1mm" draw:shadow="hidden" draw:shadow-offset-x="1mm" draw:shadow-offset-y="1mm" draw:caption-escape-direction="auto"/>
    </style:style>
    <style:style style:name="gr23" style:family="graphic">
      <style:graphic-properties draw:marker-start="Arrowheads_20_1" draw:marker-start-width="2mm" draw:marker-start-center="false" draw:fill="solid" draw:fill-color="#ffffc0" draw:auto-grow-height="true" draw:auto-grow-width="false" fo:min-height="57.91mm" fo:padding-top="1mm" fo:padding-bottom="1mm" fo:padding-left="1mm" fo:padding-right="1mm" draw:shadow="hidden" draw:shadow-offset-x="1mm" draw:shadow-offset-y="1mm" draw:caption-escape-direction="auto"/>
    </style:style>
    <style:style style:name="gr24" style:family="graphic">
      <style:graphic-properties draw:marker-start="Arrowheads_20_1" draw:marker-start-width="2mm" draw:marker-start-center="false" draw:fill="solid" draw:fill-color="#ffffc0" draw:auto-grow-height="true" draw:auto-grow-width="false" fo:min-height="24.69mm" fo:padding-top="1mm" fo:padding-bottom="1mm" fo:padding-left="1mm" fo:padding-right="1mm" draw:shadow="hidden" draw:shadow-offset-x="1mm" draw:shadow-offset-y="1mm" draw:caption-escape-direction="auto"/>
    </style:style>
    <style:style style:name="gr25" style:family="graphic">
      <style:graphic-properties draw:marker-start="Arrowheads_20_1" draw:marker-start-width="2mm" draw:marker-start-center="false" draw:fill="solid" draw:fill-color="#ffffc0" draw:auto-grow-height="true" draw:auto-grow-width="false" fo:min-height="48.84mm" fo:padding-top="1mm" fo:padding-bottom="1mm" fo:padding-left="1mm" fo:padding-right="1mm" draw:shadow="hidden" draw:shadow-offset-x="1mm" draw:shadow-offset-y="1mm" draw:caption-escape-direction="auto"/>
    </style:style>
    <style:style style:name="gr26" style:family="graphic">
      <style:graphic-properties draw:marker-start="Arrowheads_20_1" draw:marker-start-width="2mm" draw:marker-start-center="false" draw:fill="solid" draw:fill-color="#ffffc0" draw:auto-grow-height="true" draw:auto-grow-width="false" fo:min-height="46.12mm" fo:padding-top="1mm" fo:padding-bottom="1mm" fo:padding-left="1mm" fo:padding-right="1mm" draw:shadow="hidden" draw:shadow-offset-x="1mm" draw:shadow-offset-y="1mm" draw:caption-escape-direction="auto"/>
    </style:style>
    <style:style style:name="gr27" style:family="graphic">
      <style:graphic-properties draw:marker-start="Arrowheads_20_1" draw:marker-start-width="2mm" draw:marker-start-center="false" draw:fill="solid" draw:fill-color="#ffffc0" draw:auto-grow-height="true" draw:auto-grow-width="false" fo:min-height="31.72mm" fo:padding-top="1mm" fo:padding-bottom="1mm" fo:padding-left="1mm" fo:padding-right="1mm" draw:shadow="hidden" draw:shadow-offset-x="1mm" draw:shadow-offset-y="1mm" draw:caption-escape-direction="auto"/>
    </style:style>
    <style:style style:name="gr28" style:family="graphic">
      <style:graphic-properties draw:marker-start="Arrowheads_20_1" draw:marker-start-width="2mm" draw:marker-start-center="false" draw:fill="solid" draw:fill-color="#ffffc0" draw:auto-grow-height="true" draw:auto-grow-width="false" fo:min-height="25.22mm" fo:padding-top="1mm" fo:padding-bottom="1mm" fo:padding-left="1mm" fo:padding-right="1mm" draw:shadow="hidden" draw:shadow-offset-x="1mm" draw:shadow-offset-y="1mm" draw:caption-escape-direction="auto"/>
    </style:style>
    <style:style style:name="gr29" style:family="graphic">
      <style:graphic-properties draw:marker-start="Arrowheads_20_1" draw:marker-start-width="2mm" draw:marker-start-center="false" draw:fill="solid" draw:fill-color="#ffffc0" draw:auto-grow-height="true" draw:auto-grow-width="false" fo:min-height="28.94mm" fo:padding-top="1mm" fo:padding-bottom="1mm" fo:padding-left="1mm" fo:padding-right="1mm" draw:shadow="hidden" draw:shadow-offset-x="1mm" draw:shadow-offset-y="1mm" draw:caption-escape-direction="auto"/>
    </style:style>
    <style:style style:name="gr30" style:family="graphic">
      <style:graphic-properties draw:marker-start="Arrowheads_20_1" draw:marker-start-width="2mm" draw:marker-start-center="false" draw:fill="solid" draw:fill-color="#ffffc0" draw:auto-grow-height="true" draw:auto-grow-width="false" fo:min-height="48.23mm" fo:padding-top="1mm" fo:padding-bottom="1mm" fo:padding-left="1mm" fo:padding-right="1mm" draw:shadow="hidden" draw:shadow-offset-x="1mm" draw:shadow-offset-y="1mm" draw:caption-escape-direction="auto"/>
    </style:style>
    <style:style style:name="gr31" style:family="graphic">
      <style:graphic-properties draw:marker-start="Arrowheads_20_1" draw:marker-start-width="2mm" draw:marker-start-center="false" draw:fill="solid" draw:fill-color="#ffffc0" draw:auto-grow-height="true" draw:auto-grow-width="false" fo:min-height="50.04mm" fo:padding-top="1mm" fo:padding-bottom="1mm" fo:padding-left="1mm" fo:padding-right="1mm" draw:shadow="hidden" draw:shadow-offset-x="1mm" draw:shadow-offset-y="1mm" draw:caption-escape-direction="auto"/>
    </style:style>
    <style:style style:name="gr32"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33" style:family="graphic">
      <style:graphic-properties draw:marker-start="Arrowheads_20_1" draw:marker-start-width="2mm" draw:marker-start-center="false" draw:fill="solid" draw:fill-color="#ffffc0" draw:auto-grow-height="true" draw:auto-grow-width="false" fo:min-height="29.56mm" fo:padding-top="1mm" fo:padding-bottom="1mm" fo:padding-left="1mm" fo:padding-right="1mm" draw:shadow="hidden" draw:shadow-offset-x="1mm" draw:shadow-offset-y="1mm" draw:caption-escape-direction="auto"/>
    </style:style>
    <style:style style:name="gr34" style:family="graphic">
      <style:graphic-properties draw:marker-start="Arrowheads_20_1" draw:marker-start-width="2mm" draw:marker-start-center="false" draw:fill="solid" draw:fill-color="#ffffc0" draw:auto-grow-height="true" draw:auto-grow-width="false" fo:min-height="27.88mm" fo:padding-top="1mm" fo:padding-bottom="1mm" fo:padding-left="1mm" fo:padding-right="1mm" draw:shadow="hidden" draw:shadow-offset-x="1mm" draw:shadow-offset-y="1mm" draw:caption-escape-direction="auto"/>
    </style:style>
    <style:style style:name="gr35" style:family="graphic">
      <style:graphic-properties draw:marker-start="Arrowheads_20_1" draw:marker-start-width="2mm" draw:marker-start-center="false" draw:fill="solid" draw:fill-color="#ffffc0" draw:auto-grow-height="true" draw:auto-grow-width="false" fo:min-height="48.53mm" fo:padding-top="1mm" fo:padding-bottom="1mm" fo:padding-left="1mm" fo:padding-right="1mm" draw:shadow="hidden" draw:shadow-offset-x="1mm" draw:shadow-offset-y="1mm" draw:caption-escape-direction="auto"/>
    </style:style>
    <style:style style:name="gr36" style:family="graphic">
      <style:graphic-properties draw:marker-start="Arrowheads_20_1" draw:marker-start-width="2mm" draw:marker-start-center="false" draw:fill="solid" draw:fill-color="#ffffc0" draw:auto-grow-height="true" draw:auto-grow-width="false" fo:min-height="35.89mm" fo:padding-top="1mm" fo:padding-bottom="1mm" fo:padding-left="1mm" fo:padding-right="1mm" draw:shadow="hidden" draw:shadow-offset-x="1mm" draw:shadow-offset-y="1mm" draw:caption-escape-direction="auto"/>
    </style:style>
    <style:style style:name="gr37" style:family="graphic">
      <style:graphic-properties draw:marker-start="Arrowheads_20_1" draw:marker-start-width="2mm" draw:marker-start-center="false" draw:fill="solid" draw:fill-color="#ffffc0" draw:auto-grow-height="true" draw:auto-grow-width="false" fo:min-height="60.57mm" fo:padding-top="1mm" fo:padding-bottom="1mm" fo:padding-left="1mm" fo:padding-right="1mm" draw:shadow="hidden" draw:shadow-offset-x="1mm" draw:shadow-offset-y="1mm" draw:caption-escape-direction="auto"/>
    </style:style>
    <style:style style:name="gr38" style:family="graphic">
      <style:graphic-properties draw:marker-start="Arrowheads_20_1" draw:marker-start-width="2mm" draw:marker-start-center="false" draw:fill="solid" draw:fill-color="#ffffc0" draw:auto-grow-height="true" draw:auto-grow-width="false" fo:min-height="29.87mm" fo:padding-top="1mm" fo:padding-bottom="1mm" fo:padding-left="1mm" fo:padding-right="1mm" draw:shadow="hidden" draw:shadow-offset-x="1mm" draw:shadow-offset-y="1mm" draw:caption-escape-direction="auto"/>
    </style:style>
    <style:style style:name="gr39" style:family="graphic">
      <style:graphic-properties draw:marker-start="Arrowheads_20_1" draw:marker-start-width="2mm" draw:marker-start-center="false" draw:fill="solid" draw:fill-color="#ffffc0" draw:auto-grow-height="true" draw:auto-grow-width="false" fo:min-height="41.61mm" fo:padding-top="1mm" fo:padding-bottom="1mm" fo:padding-left="1mm" fo:padding-right="1mm" draw:shadow="hidden" draw:shadow-offset-x="1mm" draw:shadow-offset-y="1mm" draw:caption-escape-direction="auto"/>
    </style:style>
    <style:style style:name="gr40" style:family="graphic">
      <style:graphic-properties draw:marker-start="Arrowheads_20_1" draw:marker-start-width="2mm" draw:marker-start-center="false" draw:fill="solid" draw:fill-color="#ffffc0" draw:auto-grow-height="true" draw:auto-grow-width="false" fo:min-height="43.72mm" fo:padding-top="1mm" fo:padding-bottom="1mm" fo:padding-left="1mm" fo:padding-right="1mm" draw:shadow="hidden" draw:shadow-offset-x="1mm" draw:shadow-offset-y="1mm" draw:caption-escape-direction="auto"/>
    </style:style>
    <style:style style:name="gr41" style:family="graphic">
      <style:graphic-properties draw:marker-start="Arrowheads_20_1" draw:marker-start-width="2mm" draw:marker-start-center="false" draw:fill="solid" draw:fill-color="#ffffc0" draw:auto-grow-height="true" draw:auto-grow-width="false" fo:min-height="35.58mm" fo:padding-top="1mm" fo:padding-bottom="1mm" fo:padding-left="1mm" fo:padding-right="1mm" draw:shadow="hidden" draw:shadow-offset-x="1mm" draw:shadow-offset-y="1mm" draw:caption-escape-direction="auto"/>
    </style:style>
    <style:style style:name="gr42" style:family="graphic">
      <style:graphic-properties draw:marker-start="Arrowheads_20_1" draw:marker-start-width="2mm" draw:marker-start-center="false" draw:fill="solid" draw:fill-color="#ffffc0" draw:auto-grow-height="true" draw:auto-grow-width="false" fo:min-height="43.1mm" fo:padding-top="1mm" fo:padding-bottom="1mm" fo:padding-left="1mm" fo:padding-right="1mm" draw:shadow="hidden" draw:shadow-offset-x="1mm" draw:shadow-offset-y="1mm" draw:caption-escape-direction="auto"/>
    </style:style>
    <style:style style:name="gr43"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44" style:family="graphic">
      <style:graphic-properties draw:marker-start="Arrowheads_20_1" draw:marker-start-width="2mm" draw:marker-start-center="false" draw:fill="solid" draw:fill-color="#ffffc0" draw:auto-grow-height="true" draw:auto-grow-width="false" fo:min-height="44.92mm" fo:padding-top="1mm" fo:padding-bottom="1mm" fo:padding-left="1mm" fo:padding-right="1mm" draw:shadow="hidden" draw:shadow-offset-x="1mm" draw:shadow-offset-y="1mm" draw:caption-escape-direction="auto"/>
    </style:style>
    <style:style style:name="gr45" style:family="graphic">
      <style:graphic-properties draw:marker-start="Arrowheads_20_1" draw:marker-start-width="2mm" draw:marker-start-center="false" draw:fill="solid" draw:fill-color="#ffffc0" draw:auto-grow-height="true" draw:auto-grow-width="false" fo:min-height="41.31mm" fo:padding-top="1mm" fo:padding-bottom="1mm" fo:padding-left="1mm" fo:padding-right="1mm" draw:shadow="hidden" draw:shadow-offset-x="1mm" draw:shadow-offset-y="1mm" draw:caption-escape-direction="auto"/>
    </style:style>
    <style:style style:name="gr46" style:family="graphic">
      <style:graphic-properties draw:marker-start="Arrowheads_20_1" draw:marker-start-width="2mm" draw:marker-start-center="false" draw:fill="solid" draw:fill-color="#ffffc0" draw:auto-grow-height="true" draw:auto-grow-width="false" fo:min-height="75.06mm" fo:padding-top="1mm" fo:padding-bottom="1mm" fo:padding-left="1mm" fo:padding-right="1mm" draw:shadow="hidden" draw:shadow-offset-x="1mm" draw:shadow-offset-y="1mm" draw:caption-escape-direction="auto"/>
    </style:style>
    <style:style style:name="gr47" style:family="graphic">
      <style:graphic-properties draw:marker-start="Arrowheads_20_1" draw:marker-start-width="2mm" draw:marker-start-center="false" draw:fill="solid" draw:fill-color="#ffffc0" draw:auto-grow-height="true" draw:auto-grow-width="false" fo:min-height="44.91mm" fo:padding-top="1mm" fo:padding-bottom="1mm" fo:padding-left="1mm" fo:padding-right="1mm" draw:shadow="hidden" draw:shadow-offset-x="1mm" draw:shadow-offset-y="1mm" draw:caption-escape-direction="auto"/>
    </style:style>
    <style:style style:name="gr48" style:family="graphic">
      <style:graphic-properties draw:marker-start="Arrowheads_20_1" draw:marker-start-width="2mm" draw:marker-start-center="false" draw:fill="solid" draw:fill-color="#ffffc0" draw:auto-grow-height="true" draw:auto-grow-width="false" fo:min-height="53.05mm" fo:padding-top="1mm" fo:padding-bottom="1mm" fo:padding-left="1mm" fo:padding-right="1mm" draw:shadow="hidden" draw:shadow-offset-x="1mm" draw:shadow-offset-y="1mm" draw:caption-escape-direction="auto"/>
    </style:style>
    <style:style style:name="gr49" style:family="graphic">
      <style:graphic-properties draw:marker-start="Arrowheads_20_1" draw:marker-start-width="2mm" draw:marker-start-center="false" draw:fill="solid" draw:fill-color="#ffffc0" draw:auto-grow-height="true" draw:auto-grow-width="false" fo:min-height="118.51mm" fo:padding-top="1mm" fo:padding-bottom="1mm" fo:padding-left="1mm" fo:padding-right="1mm" draw:shadow="hidden" draw:shadow-offset-x="1mm" draw:shadow-offset-y="1mm" draw:caption-escape-direction="auto"/>
    </style:style>
    <style:style style:name="gr50" style:family="graphic">
      <style:graphic-properties draw:marker-start="Arrowheads_20_1" draw:marker-start-width="2mm" draw:marker-start-center="false" draw:fill="solid" draw:fill-color="#ffffc0" draw:auto-grow-height="true" draw:auto-grow-width="false" fo:min-height="41.3mm" fo:padding-top="1mm" fo:padding-bottom="1mm" fo:padding-left="1mm" fo:padding-right="1mm" draw:shadow="hidden" draw:shadow-offset-x="1mm" draw:shadow-offset-y="1mm" draw:caption-escape-direction="auto"/>
    </style:style>
    <style:style style:name="gr51" style:family="graphic">
      <style:graphic-properties draw:marker-start="Arrowheads_20_1" draw:marker-start-width="2mm" draw:marker-start-center="false" draw:fill="solid" draw:fill-color="#ffffc0" draw:auto-grow-height="true" draw:auto-grow-width="false" fo:min-height="39.03mm" fo:padding-top="1mm" fo:padding-bottom="1mm" fo:padding-left="1mm" fo:padding-right="1mm" draw:shadow="hidden" draw:shadow-offset-x="1mm" draw:shadow-offset-y="1mm" draw:caption-escape-direction="auto"/>
    </style:style>
    <style:style style:name="gr52" style:family="graphic">
      <style:graphic-properties draw:marker-start="Arrowheads_20_1" draw:marker-start-width="2mm" draw:marker-start-center="false" draw:fill="solid" draw:fill-color="#ffffc0" draw:auto-grow-height="true" draw:auto-grow-width="false" fo:min-height="42.48mm" fo:padding-top="1mm" fo:padding-bottom="1mm" fo:padding-left="1mm" fo:padding-right="1mm" draw:shadow="hidden" draw:shadow-offset-x="1mm" draw:shadow-offset-y="1mm" draw:caption-escape-direction="auto"/>
    </style:style>
    <style:style style:name="gr53" style:family="graphic">
      <style:graphic-properties draw:marker-start="Arrowheads_20_1" draw:marker-start-width="2mm" draw:marker-start-center="false" draw:fill="solid" draw:fill-color="#ffffc0" draw:auto-grow-height="true" draw:auto-grow-width="false" fo:min-height="47.92mm" fo:padding-top="1mm" fo:padding-bottom="1mm" fo:padding-left="1mm" fo:padding-right="1mm" draw:shadow="hidden" draw:shadow-offset-x="1mm" draw:shadow-offset-y="1mm" draw:caption-escape-direction="auto"/>
    </style:style>
    <style:style style:name="gr54" style:family="graphic">
      <style:graphic-properties draw:marker-start="Arrowheads_20_1" draw:marker-start-width="2mm" draw:marker-start-center="false" draw:fill="solid" draw:fill-color="#ffffc0" draw:auto-grow-height="true" draw:auto-grow-width="false" fo:min-height="33.17mm" fo:padding-top="1mm" fo:padding-bottom="1mm" fo:padding-left="1mm" fo:padding-right="1mm" draw:shadow="hidden" draw:shadow-offset-x="1mm" draw:shadow-offset-y="1mm" draw:caption-escape-direction="auto"/>
    </style:style>
    <style:style style:name="gr55" style:family="graphic">
      <style:graphic-properties draw:marker-start="Arrowheads_20_1" draw:marker-start-width="2mm" draw:marker-start-center="false" draw:fill="solid" draw:fill-color="#ffffc0" draw:auto-grow-height="true" draw:auto-grow-width="false" fo:min-height="98.76mm" fo:padding-top="1mm" fo:padding-bottom="1mm" fo:padding-left="1mm" fo:padding-right="1mm" draw:shadow="hidden" draw:shadow-offset-x="1mm" draw:shadow-offset-y="1mm" draw:caption-escape-direction="auto"/>
    </style:style>
    <style:style style:name="gr56" style:family="graphic">
      <style:graphic-properties draw:marker-start="Arrowheads_20_1" draw:marker-start-width="2mm" draw:marker-start-center="false" draw:fill="solid" draw:fill-color="#ffffc0" draw:auto-grow-height="true" draw:auto-grow-width="false" fo:min-height="22.04mm" fo:padding-top="1mm" fo:padding-bottom="1mm" fo:padding-left="1mm" fo:padding-right="1mm" draw:shadow="hidden" draw:shadow-offset-x="1mm" draw:shadow-offset-y="1mm" draw:caption-escape-direction="auto"/>
    </style:style>
    <style:style style:name="gr57" style:family="graphic">
      <style:graphic-properties draw:marker-start="Arrowheads_20_1" draw:marker-start-width="2mm" draw:marker-start-center="false" draw:fill="solid" draw:fill-color="#ffffc0" draw:auto-grow-height="true" draw:auto-grow-width="false" fo:min-height="41.15mm" fo:padding-top="1mm" fo:padding-bottom="1mm" fo:padding-left="1mm" fo:padding-right="1mm" draw:shadow="hidden" draw:shadow-offset-x="1mm" draw:shadow-offset-y="1mm" draw:caption-escape-direction="auto"/>
    </style:style>
    <style:style style:name="gr58" style:family="graphic">
      <style:graphic-properties draw:marker-start="Arrowheads_20_1" draw:marker-start-width="2mm" draw:marker-start-center="false" draw:fill="solid" draw:fill-color="#ffffc0" draw:auto-grow-height="true" draw:auto-grow-width="false" fo:min-height="51.54mm" fo:padding-top="1mm" fo:padding-bottom="1mm" fo:padding-left="1mm" fo:padding-right="1mm" draw:shadow="hidden" draw:shadow-offset-x="1mm" draw:shadow-offset-y="1mm" draw:caption-escape-direction="auto"/>
    </style:style>
    <style:style style:name="gr59" style:family="graphic">
      <style:graphic-properties draw:marker-start="Arrowheads_20_1" draw:marker-start-width="2mm" draw:marker-start-center="false" draw:fill="solid" draw:fill-color="#ffffc0" draw:auto-grow-height="true" draw:auto-grow-width="false" fo:min-height="35.59mm" fo:padding-top="1mm" fo:padding-bottom="1mm" fo:padding-left="1mm" fo:padding-right="1mm" draw:shadow="hidden" draw:shadow-offset-x="1mm" draw:shadow-offset-y="1mm" draw:caption-escape-direction="auto"/>
    </style:style>
    <style:style style:name="gr60" style:family="graphic">
      <style:graphic-properties draw:marker-start="Arrowheads_20_1" draw:marker-start-width="2mm" draw:marker-start-center="false" draw:fill="solid" draw:fill-color="#ffffc0" draw:auto-grow-height="true" draw:auto-grow-width="false" fo:min-height="28.15mm" fo:padding-top="1mm" fo:padding-bottom="1mm" fo:padding-left="1mm" fo:padding-right="1mm" draw:shadow="hidden" draw:shadow-offset-x="1mm" draw:shadow-offset-y="1mm" draw:caption-escape-direction="auto"/>
    </style:style>
    <style:style style:name="gr61" style:family="graphic">
      <style:graphic-properties draw:marker-start="Arrowheads_20_1" draw:marker-start-width="2mm" draw:marker-start-center="false" draw:fill="solid" draw:fill-color="#ffffc0" draw:auto-grow-height="true" draw:auto-grow-width="false" fo:min-height="69.45mm" fo:padding-top="1mm" fo:padding-bottom="1mm" fo:padding-left="1mm" fo:padding-right="1mm" draw:shadow="hidden" draw:shadow-offset-x="1mm" draw:shadow-offset-y="1mm" draw:caption-escape-direction="auto"/>
    </style:style>
    <style:style style:name="gr62" style:family="graphic">
      <style:graphic-properties draw:marker-start="Arrowheads_20_1" draw:marker-start-width="2mm" draw:marker-start-center="false" draw:fill="solid" draw:fill-color="#ffffc0" draw:auto-grow-height="true" draw:auto-grow-width="false" fo:min-height="61.17mm" fo:padding-top="1mm" fo:padding-bottom="1mm" fo:padding-left="1mm" fo:padding-right="1mm" draw:shadow="hidden" draw:shadow-offset-x="1mm" draw:shadow-offset-y="1mm" draw:caption-escape-direction="auto"/>
    </style:style>
    <style:style style:name="gr63" style:family="graphic">
      <style:graphic-properties draw:marker-start="Arrowheads_20_1" draw:marker-start-width="2mm" draw:marker-start-center="false" draw:fill="solid" draw:fill-color="#ffffc0" draw:auto-grow-height="true" draw:auto-grow-width="false" fo:min-height="36.79mm" fo:padding-top="1mm" fo:padding-bottom="1mm" fo:padding-left="1mm" fo:padding-right="1mm" draw:shadow="hidden" draw:shadow-offset-x="1mm" draw:shadow-offset-y="1mm" draw:caption-escape-direction="auto"/>
    </style:style>
    <style:style style:name="gr64" style:family="graphic">
      <style:graphic-properties draw:marker-start="Arrowheads_20_1" draw:marker-start-width="2mm" draw:marker-start-center="false" draw:fill="solid" draw:fill-color="#ffffc0" draw:auto-grow-height="true" draw:auto-grow-width="false" fo:min-height="28.06mm" fo:padding-top="1mm" fo:padding-bottom="1mm" fo:padding-left="1mm" fo:padding-right="1mm" draw:shadow="hidden" draw:shadow-offset-x="1mm" draw:shadow-offset-y="1mm" draw:caption-escape-direction="auto"/>
    </style:style>
    <style:style style:name="gr65" style:family="graphic">
      <style:graphic-properties draw:marker-start="Arrowheads_20_1" draw:marker-start-width="2mm" draw:marker-start-center="false" draw:fill="solid" draw:fill-color="#ffffc0" draw:auto-grow-height="true" draw:auto-grow-width="false" fo:min-height="36.37mm" fo:padding-top="1mm" fo:padding-bottom="1mm" fo:padding-left="1mm" fo:padding-right="1mm" draw:shadow="hidden" draw:shadow-offset-x="1mm" draw:shadow-offset-y="1mm" draw:caption-escape-direction="auto"/>
    </style:style>
    <style:style style:name="gr66" style:family="graphic">
      <style:graphic-properties draw:marker-start="Arrowheads_20_1" draw:marker-start-width="2mm" draw:marker-start-center="false" draw:fill="solid" draw:fill-color="#ffffc0" draw:auto-grow-height="true" draw:auto-grow-width="false" fo:min-height="44.61mm" fo:padding-top="1mm" fo:padding-bottom="1mm" fo:padding-left="1mm" fo:padding-right="1mm" draw:shadow="hidden" draw:shadow-offset-x="1mm" draw:shadow-offset-y="1mm" draw:caption-escape-direction="auto"/>
    </style:style>
    <style:style style:name="gr67" style:family="graphic">
      <style:graphic-properties draw:marker-start="Arrowheads_20_1" draw:marker-start-width="2mm" draw:marker-start-center="false" draw:fill="solid" draw:fill-color="#ffffc0" draw:auto-grow-height="true" draw:auto-grow-width="false" fo:min-height="31.67mm" fo:padding-top="1mm" fo:padding-bottom="1mm" fo:padding-left="1mm" fo:padding-right="1mm" draw:shadow="hidden" draw:shadow-offset-x="1mm" draw:shadow-offset-y="1mm" draw:caption-escape-direction="auto"/>
    </style:style>
    <style:style style:name="gr68" style:family="graphic">
      <style:graphic-properties draw:marker-start="Arrowheads_20_1" draw:marker-start-width="2mm" draw:marker-start-center="false" draw:fill="solid" draw:fill-color="#ffffc0" draw:auto-grow-height="true" draw:auto-grow-width="false" fo:min-height="30.16mm" fo:padding-top="1mm" fo:padding-bottom="1mm" fo:padding-left="1mm" fo:padding-right="1mm" draw:shadow="hidden" draw:shadow-offset-x="1mm" draw:shadow-offset-y="1mm" draw:caption-escape-direction="auto"/>
    </style:style>
    <style:style style:name="gr69" style:family="graphic">
      <style:graphic-properties draw:marker-start="Arrowheads_20_1" draw:marker-start-width="2mm" draw:marker-start-center="false" draw:fill="solid" draw:fill-color="#ffffc0" draw:auto-grow-height="true" draw:auto-grow-width="false" fo:min-height="41.42mm" fo:padding-top="1mm" fo:padding-bottom="1mm" fo:padding-left="1mm" fo:padding-right="1mm" draw:shadow="hidden" draw:shadow-offset-x="1mm" draw:shadow-offset-y="1mm" draw:caption-escape-direction="auto"/>
    </style:style>
    <style:style style:name="gr70" style:family="graphic">
      <style:graphic-properties draw:marker-start="Arrowheads_20_1" draw:marker-start-width="2mm" draw:marker-start-center="false" draw:fill="solid" draw:fill-color="#ffffc0" draw:auto-grow-height="true" draw:auto-grow-width="false" fo:min-height="41.9mm" fo:padding-top="1mm" fo:padding-bottom="1mm" fo:padding-left="1mm" fo:padding-right="1mm" draw:shadow="hidden" draw:shadow-offset-x="1mm" draw:shadow-offset-y="1mm" draw:caption-escape-direction="auto"/>
    </style:style>
    <style:style style:name="gr71" style:family="graphic">
      <style:graphic-properties draw:marker-start="Arrowheads_20_1" draw:marker-start-width="2mm" draw:marker-start-center="false" draw:fill="solid" draw:fill-color="#ffffc0" draw:auto-grow-height="true" draw:auto-grow-width="false" fo:min-height="37.44mm" fo:padding-top="1mm" fo:padding-bottom="1mm" fo:padding-left="1mm" fo:padding-right="1mm" draw:shadow="hidden" draw:shadow-offset-x="1mm" draw:shadow-offset-y="1mm" draw:caption-escape-direction="auto"/>
    </style:style>
    <style:style style:name="gr72" style:family="graphic">
      <style:graphic-properties draw:marker-start="Arrowheads_20_1" draw:marker-start-width="2mm" draw:marker-start-center="false" draw:fill="solid" draw:fill-color="#ffffc0" draw:auto-grow-height="true" draw:auto-grow-width="false" fo:min-height="44.32mm" fo:padding-top="1mm" fo:padding-bottom="1mm" fo:padding-left="1mm" fo:padding-right="1mm" draw:shadow="hidden" draw:shadow-offset-x="1mm" draw:shadow-offset-y="1mm" draw:caption-escape-direction="auto"/>
    </style:style>
    <style:style style:name="gr73" style:family="graphic">
      <style:graphic-properties draw:marker-start="Arrowheads_20_1" draw:marker-start-width="2mm" draw:marker-start-center="false" draw:fill="solid" draw:fill-color="#ffffc0" draw:auto-grow-height="true" draw:auto-grow-width="false" fo:min-height="69.05mm" fo:padding-top="1mm" fo:padding-bottom="1mm" fo:padding-left="1mm" fo:padding-right="1mm" draw:shadow="hidden" draw:shadow-offset-x="1mm" draw:shadow-offset-y="1mm" draw:caption-escape-direction="auto"/>
    </style:style>
    <style:style style:name="gr74" style:family="graphic">
      <style:graphic-properties draw:marker-start="Arrowheads_20_1" draw:marker-start-width="2mm" draw:marker-start-center="false" draw:fill="solid" draw:fill-color="#ffffc0" draw:auto-grow-height="true" draw:auto-grow-width="false" fo:min-height="34.38mm" fo:padding-top="1mm" fo:padding-bottom="1mm" fo:padding-left="1mm" fo:padding-right="1mm" draw:shadow="hidden" draw:shadow-offset-x="1mm" draw:shadow-offset-y="1mm" draw:caption-escape-direction="auto"/>
    </style:style>
    <style:style style:name="gr75" style:family="graphic">
      <style:graphic-properties draw:marker-start="Arrowheads_20_1" draw:marker-start-width="2mm" draw:marker-start-center="false" draw:fill="solid" draw:fill-color="#ffffc0" draw:auto-grow-height="true" draw:auto-grow-width="false" fo:min-height="35.04mm" fo:padding-top="1mm" fo:padding-bottom="1mm" fo:padding-left="1mm" fo:padding-right="1mm" draw:shadow="hidden" draw:shadow-offset-x="1mm" draw:shadow-offset-y="1mm" draw:caption-escape-direction="auto"/>
    </style:style>
    <style:style style:name="gr76" style:family="graphic">
      <style:graphic-properties draw:marker-start="Arrowheads_20_1" draw:marker-start-width="2mm" draw:marker-start-center="false" draw:fill="solid" draw:fill-color="#ffffc0" draw:auto-grow-height="true" draw:auto-grow-width="false" fo:min-height="45.52mm" fo:padding-top="1mm" fo:padding-bottom="1mm" fo:padding-left="1mm" fo:padding-right="1mm" draw:shadow="hidden" draw:shadow-offset-x="1mm" draw:shadow-offset-y="1mm" draw:caption-escape-direction="auto"/>
    </style:style>
    <style:style style:name="gr77" style:family="graphic">
      <style:graphic-properties draw:marker-start="Arrowheads_20_1" draw:marker-start-width="2mm" draw:marker-start-center="false" draw:fill="solid" draw:fill-color="#ffffc0" draw:auto-grow-height="true" draw:auto-grow-width="false" fo:min-height="60.54mm" fo:padding-top="1mm" fo:padding-bottom="1mm" fo:padding-left="1mm" fo:padding-right="1mm" draw:shadow="hidden" draw:shadow-offset-x="1mm" draw:shadow-offset-y="1mm" draw:caption-escape-direction="auto"/>
    </style:style>
    <style:style style:name="gr78" style:family="graphic">
      <style:graphic-properties draw:marker-start="Arrowheads_20_1" draw:marker-start-width="2mm" draw:marker-start-center="false" draw:fill="solid" draw:fill-color="#ffffc0" draw:auto-grow-height="true" draw:auto-grow-width="false" fo:min-height="43.11mm" fo:padding-top="1mm" fo:padding-bottom="1mm" fo:padding-left="1mm" fo:padding-right="1mm" draw:shadow="hidden" draw:shadow-offset-x="1mm" draw:shadow-offset-y="1mm" draw:caption-escape-direction="auto"/>
    </style:style>
    <style:style style:name="gr79" style:family="graphic">
      <style:graphic-properties draw:marker-start="Arrowheads_20_1" draw:marker-start-width="2mm" draw:marker-start-center="false" draw:fill="solid" draw:fill-color="#ffffc0" draw:auto-grow-height="true" draw:auto-grow-width="false" fo:min-height="33.78mm" fo:padding-top="1mm" fo:padding-bottom="1mm" fo:padding-left="1mm" fo:padding-right="1mm" draw:shadow="hidden" draw:shadow-offset-x="1mm" draw:shadow-offset-y="1mm" draw:caption-escape-direction="auto"/>
    </style:style>
    <style:style style:name="gr80" style:family="graphic">
      <style:graphic-properties draw:marker-start="Arrowheads_20_1" draw:marker-start-width="2mm" draw:marker-start-center="false" draw:fill="solid" draw:fill-color="#ffffc0" draw:auto-grow-height="true" draw:auto-grow-width="false" fo:min-height="25.65mm" fo:padding-top="1mm" fo:padding-bottom="1mm" fo:padding-left="1mm" fo:padding-right="1mm" draw:shadow="hidden" draw:shadow-offset-x="1mm" draw:shadow-offset-y="1mm" draw:caption-escape-direction="auto"/>
    </style:style>
    <style:style style:name="gr81" style:family="graphic">
      <style:graphic-properties draw:marker-start="Arrowheads_20_1" draw:marker-start-width="2mm" draw:marker-start-center="false" draw:fill="solid" draw:fill-color="#ffffc0" draw:auto-grow-height="true" draw:auto-grow-width="false" fo:min-height="66.13mm" fo:padding-top="1mm" fo:padding-bottom="1mm" fo:padding-left="1mm" fo:padding-right="1mm" draw:shadow="hidden" draw:shadow-offset-x="1mm" draw:shadow-offset-y="1mm" draw:caption-escape-direction="auto"/>
    </style:style>
    <style:style style:name="gr82" style:family="graphic">
      <style:graphic-properties draw:marker-start="Arrowheads_20_1" draw:marker-start-width="2mm" draw:marker-start-center="false" draw:fill="solid" draw:fill-color="#ffffc0" draw:auto-grow-height="true" draw:auto-grow-width="false" fo:min-height="29.26mm" fo:padding-top="1mm" fo:padding-bottom="1mm" fo:padding-left="1mm" fo:padding-right="1mm" draw:shadow="hidden" draw:shadow-offset-x="1mm" draw:shadow-offset-y="1mm" draw:caption-escape-direction="auto"/>
    </style:style>
    <style:style style:name="gr83" style:family="graphic">
      <style:graphic-properties draw:marker-start="Arrowheads_20_1" draw:marker-start-width="2mm" draw:marker-start-center="false" draw:fill="solid" draw:fill-color="#ffffc0" draw:auto-grow-height="true" draw:auto-grow-width="false" fo:min-height="27.76mm" fo:padding-top="1mm" fo:padding-bottom="1mm" fo:padding-left="1mm" fo:padding-right="1mm" draw:shadow="hidden" draw:shadow-offset-x="1mm" draw:shadow-offset-y="1mm" draw:caption-escape-direction="auto"/>
    </style:style>
    <style:style style:name="gr84" style:family="graphic">
      <style:graphic-properties draw:marker-start="Arrowheads_20_1" draw:marker-start-width="2mm" draw:marker-start-center="false" draw:fill="solid" draw:fill-color="#ffffc0" draw:auto-grow-height="true" draw:auto-grow-width="false" fo:min-height="36.49mm" fo:padding-top="1mm" fo:padding-bottom="1mm" fo:padding-left="1mm" fo:padding-right="1mm" draw:shadow="hidden" draw:shadow-offset-x="1mm" draw:shadow-offset-y="1mm" draw:caption-escape-direction="auto"/>
    </style:style>
    <style:style style:name="gr85" style:family="graphic">
      <style:graphic-properties draw:marker-start="Arrowheads_20_1" draw:marker-start-width="2mm" draw:marker-start-center="false" draw:fill="solid" draw:fill-color="#ffffc0" draw:auto-grow-height="true" draw:auto-grow-width="false" fo:min-height="44.87mm" fo:padding-top="1mm" fo:padding-bottom="1mm" fo:padding-left="1mm" fo:padding-right="1mm" draw:shadow="hidden" draw:shadow-offset-x="1mm" draw:shadow-offset-y="1mm" draw:caption-escape-direction="auto"/>
    </style:style>
    <style:style style:name="gr86" style:family="graphic">
      <style:graphic-properties draw:marker-start="Arrowheads_20_1" draw:marker-start-width="2mm" draw:marker-start-center="false" draw:fill="solid" draw:fill-color="#ffffc0" draw:auto-grow-height="true" draw:auto-grow-width="false" fo:min-height="38.24mm" fo:padding-top="1mm" fo:padding-bottom="1mm" fo:padding-left="1mm" fo:padding-right="1mm" draw:shadow="hidden" draw:shadow-offset-x="1mm" draw:shadow-offset-y="1mm" draw:caption-escape-direction="auto"/>
    </style:style>
    <style:style style:name="gr87"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88" style:family="graphic">
      <style:graphic-properties draw:marker-start="Arrowheads_20_1" draw:marker-start-width="2mm" draw:marker-start-center="false" draw:fill="solid" draw:fill-color="#ffffc0" draw:auto-grow-height="true" draw:auto-grow-width="false" fo:min-height="37.43mm" fo:padding-top="1mm" fo:padding-bottom="1mm" fo:padding-left="1mm" fo:padding-right="1mm" draw:shadow="hidden" draw:shadow-offset-x="1mm" draw:shadow-offset-y="1mm" draw:caption-escape-direction="auto"/>
    </style:style>
    <style:style style:name="gr89" style:family="graphic">
      <style:graphic-properties draw:marker-start="Arrowheads_20_1" draw:marker-start-width="2mm" draw:marker-start-center="false" draw:fill="solid" draw:fill-color="#ffffc0" draw:auto-grow-height="true" draw:auto-grow-width="false" fo:min-height="43.59mm" fo:padding-top="1mm" fo:padding-bottom="1mm" fo:padding-left="1mm" fo:padding-right="1mm" draw:shadow="hidden" draw:shadow-offset-x="1mm" draw:shadow-offset-y="1mm" draw:caption-escape-direction="auto"/>
    </style:style>
    <style:style style:name="gr90" style:family="graphic">
      <style:graphic-properties draw:marker-start="Arrowheads_20_1" draw:marker-start-width="2mm" draw:marker-start-center="false" draw:fill="solid" draw:fill-color="#ffffc0" draw:auto-grow-height="true" draw:auto-grow-width="false" fo:min-height="43.71mm" fo:padding-top="1mm" fo:padding-bottom="1mm" fo:padding-left="1mm" fo:padding-right="1mm" draw:shadow="hidden" draw:shadow-offset-x="1mm" draw:shadow-offset-y="1mm" draw:caption-escape-direction="auto"/>
    </style:style>
    <style:style style:name="gr91" style:family="graphic">
      <style:graphic-properties draw:marker-start="Arrowheads_20_1" draw:marker-start-width="2mm" draw:marker-start-center="false" draw:fill="solid" draw:fill-color="#ffffc0" draw:auto-grow-height="true" draw:auto-grow-width="false" fo:min-height="71.44mm" fo:padding-top="1mm" fo:padding-bottom="1mm" fo:padding-left="1mm" fo:padding-right="1mm" draw:shadow="hidden" draw:shadow-offset-x="1mm" draw:shadow-offset-y="1mm" draw:caption-escape-direction="auto"/>
    </style:style>
    <style:style style:name="gr92" style:family="graphic">
      <style:graphic-properties draw:marker-start="Arrowheads_20_1" draw:marker-start-width="2mm" draw:marker-start-center="false" draw:fill="solid" draw:fill-color="#ffffc0" draw:auto-grow-height="true" draw:auto-grow-width="false" fo:min-height="33.46mm" fo:padding-top="1mm" fo:padding-bottom="1mm" fo:padding-left="1mm" fo:padding-right="1mm" draw:shadow="hidden" draw:shadow-offset-x="1mm" draw:shadow-offset-y="1mm" draw:caption-escape-direction="auto"/>
    </style:style>
    <style:style style:name="gr93" style:family="graphic">
      <style:graphic-properties draw:marker-start="Arrowheads_20_1" draw:marker-start-width="2mm" draw:marker-start-center="false" draw:fill="solid" draw:fill-color="#ffffc0" draw:auto-grow-height="true" draw:auto-grow-width="false" fo:min-height="52.14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31.86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45.82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36.64mm" fo:padding-top="1mm" fo:padding-bottom="1mm" fo:padding-left="1mm" fo:padding-right="1mm" draw:shadow="hidden" draw:shadow-offset-x="1mm" draw:shadow-offset-y="1mm" draw:caption-escape-direction="auto"/>
    </style:style>
    <style:style style:name="gr98" style:family="graphic">
      <style:graphic-properties draw:marker-start="Arrowheads_20_1" draw:marker-start-width="2mm" draw:marker-start-center="false" draw:fill="solid" draw:fill-color="#ffffc0" draw:auto-grow-height="true" draw:auto-grow-width="false" fo:min-height="28.67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53.04mm" fo:padding-top="1mm" fo:padding-bottom="1mm" fo:padding-left="1mm" fo:padding-right="1mm" draw:shadow="hidden" draw:shadow-offset-x="1mm" draw:shadow-offset-y="1mm" draw:caption-escape-direction="auto"/>
    </style:style>
    <style:style style:name="gr100" style:family="graphic">
      <style:graphic-properties draw:marker-start="Arrowheads_20_1" draw:marker-start-width="2mm" draw:marker-start-center="false" draw:fill="solid" draw:fill-color="#ffffc0" draw:auto-grow-height="true" draw:auto-grow-width="false" fo:min-height="30.79mm" fo:padding-top="1mm" fo:padding-bottom="1mm" fo:padding-left="1mm" fo:padding-right="1mm" draw:shadow="hidden" draw:shadow-offset-x="1mm" draw:shadow-offset-y="1mm" draw:caption-escape-direction="auto"/>
    </style:style>
    <style:style style:name="gr101" style:family="graphic">
      <style:graphic-properties draw:marker-start="Arrowheads_20_1" draw:marker-start-width="2mm" draw:marker-start-center="false" draw:fill="solid" draw:fill-color="#ffffc0" draw:auto-grow-height="true" draw:auto-grow-width="false" fo:min-height="60.27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38.23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53.35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50.94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52.75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38.5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47.93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30.47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45.13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102.71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32.65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38.59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47.79mm" fo:padding-top="1mm" fo:padding-bottom="1mm" fo:padding-left="1mm" fo:padding-right="1mm" draw:shadow="hidden" draw:shadow-offset-x="1mm" draw:shadow-offset-y="1mm" draw:caption-escape-direction="auto"/>
    </style:style>
    <style:style style:name="gr114" style:family="graphic">
      <style:graphic-properties draw:marker-start="Arrowheads_20_1" draw:marker-start-width="2mm" draw:marker-start-center="false" draw:fill="solid" draw:fill-color="#ffffc0" draw:auto-grow-height="true" draw:auto-grow-width="false" fo:min-height="29.86mm" fo:padding-top="1mm" fo:padding-bottom="1mm" fo:padding-left="1mm" fo:padding-right="1mm" draw:shadow="hidden" draw:shadow-offset-x="1mm" draw:shadow-offset-y="1mm" draw:caption-escape-direction="auto"/>
    </style:style>
    <style:style style:name="gr115" style:family="graphic">
      <style:graphic-properties draw:marker-start="Arrowheads_20_1" draw:marker-start-width="2mm" draw:marker-start-center="false" draw:fill="solid" draw:fill-color="#ffffc0" draw:auto-grow-height="true" draw:auto-grow-width="false" fo:min-height="39.2mm" fo:padding-top="1mm" fo:padding-bottom="1mm" fo:padding-left="1mm" fo:padding-right="1mm" draw:shadow="hidden" draw:shadow-offset-x="1mm" draw:shadow-offset-y="1mm" draw:caption-escape-direction="auto"/>
    </style:style>
    <style:style style:name="gr116" style:family="graphic">
      <style:graphic-properties draw:marker-start="Arrowheads_20_1" draw:marker-start-width="2mm" draw:marker-start-center="false" draw:fill="solid" draw:fill-color="#ffffc0" draw:auto-grow-height="true" draw:auto-grow-width="false" fo:min-height="44.88mm" fo:padding-top="1mm" fo:padding-bottom="1mm" fo:padding-left="1mm" fo:padding-right="1mm" draw:shadow="hidden" draw:shadow-offset-x="1mm" draw:shadow-offset-y="1mm" draw:caption-escape-direction="auto"/>
    </style:style>
    <style:style style:name="gr117" style:family="graphic">
      <style:graphic-properties draw:marker-start="Arrowheads_20_1" draw:marker-start-width="2mm" draw:marker-start-center="false" draw:fill="solid" draw:fill-color="#ffffc0" draw:auto-grow-height="true" draw:auto-grow-width="false" fo:min-height="41mm" fo:padding-top="1mm" fo:padding-bottom="1mm" fo:padding-left="1mm" fo:padding-right="1mm" draw:shadow="hidden" draw:shadow-offset-x="1mm" draw:shadow-offset-y="1mm" draw:caption-escape-direction="auto"/>
    </style:style>
    <style:style style:name="gr118" style:family="graphic">
      <style:graphic-properties draw:marker-start="Arrowheads_20_1" draw:marker-start-width="2mm" draw:marker-start-center="false" draw:fill="solid" draw:fill-color="#ffffc0" draw:auto-grow-height="true" draw:auto-grow-width="false" fo:min-height="47.32mm" fo:padding-top="1mm" fo:padding-bottom="1mm" fo:padding-left="1mm" fo:padding-right="1mm" draw:shadow="hidden" draw:shadow-offset-x="1mm" draw:shadow-offset-y="1mm" draw:caption-escape-direction="auto"/>
    </style:style>
    <style:style style:name="gr119" style:family="graphic">
      <style:graphic-properties draw:marker-start="Arrowheads_20_1" draw:marker-start-width="2mm" draw:marker-start-center="false" draw:fill="solid" draw:fill-color="#ffffc0" draw:auto-grow-height="true" draw:auto-grow-width="false" fo:min-height="57.56mm" fo:padding-top="1mm" fo:padding-bottom="1mm" fo:padding-left="1mm" fo:padding-right="1mm" draw:shadow="hidden" draw:shadow-offset-x="1mm" draw:shadow-offset-y="1mm" draw:caption-escape-direction="auto"/>
    </style:style>
    <style:style style:name="gr120" style:family="graphic">
      <style:graphic-properties draw:marker-start="Arrowheads_20_1" draw:marker-start-width="2mm" draw:marker-start-center="false" draw:fill="solid" draw:fill-color="#ffffc0" draw:auto-grow-height="true" draw:auto-grow-width="false" fo:min-height="48.83mm" fo:padding-top="1mm" fo:padding-bottom="1mm" fo:padding-left="1mm" fo:padding-right="1mm" draw:shadow="hidden" draw:shadow-offset-x="1mm" draw:shadow-offset-y="1mm" draw:caption-escape-direction="auto"/>
    </style:style>
    <style:style style:name="gr121" style:family="graphic">
      <style:graphic-properties draw:marker-start="Arrowheads_20_1" draw:marker-start-width="2mm" draw:marker-start-center="false" draw:fill="solid" draw:fill-color="#ffffc0" draw:auto-grow-height="true" draw:auto-grow-width="false" fo:min-height="50.03mm" fo:padding-top="1mm" fo:padding-bottom="1mm" fo:padding-left="1mm" fo:padding-right="1mm" draw:shadow="hidden" draw:shadow-offset-x="1mm" draw:shadow-offset-y="1mm" draw:caption-escape-direction="auto"/>
    </style:style>
    <style:style style:name="gr122" style:family="graphic">
      <style:graphic-properties draw:marker-start="Arrowheads_20_1" draw:marker-start-width="2mm" draw:marker-start-center="false" draw:fill="solid" draw:fill-color="#ffffc0" draw:auto-grow-height="true" draw:auto-grow-width="false" fo:min-height="61.48mm" fo:padding-top="1mm" fo:padding-bottom="1mm" fo:padding-left="1mm" fo:padding-right="1mm" draw:shadow="hidden" draw:shadow-offset-x="1mm" draw:shadow-offset-y="1mm" draw:caption-escape-direction="auto"/>
    </style:style>
    <style:style style:name="gr123" style:family="graphic">
      <style:graphic-properties draw:marker-start="Arrowheads_20_1" draw:marker-start-width="2mm" draw:marker-start-center="false" draw:fill="solid" draw:fill-color="#ffffc0" draw:auto-grow-height="true" draw:auto-grow-width="false" fo:min-height="57.25mm" fo:padding-top="1mm" fo:padding-bottom="1mm" fo:padding-left="1mm" fo:padding-right="1mm" draw:shadow="hidden" draw:shadow-offset-x="1mm" draw:shadow-offset-y="1mm" draw:caption-escape-direction="auto"/>
    </style:style>
    <style:style style:name="gr124" style:family="graphic">
      <style:graphic-properties draw:marker-start="Arrowheads_20_1" draw:marker-start-width="2mm" draw:marker-start-center="false" draw:fill="solid" draw:fill-color="#ffffc0" draw:auto-grow-height="true" draw:auto-grow-width="false" fo:min-height="47.62mm" fo:padding-top="1mm" fo:padding-bottom="1mm" fo:padding-left="1mm" fo:padding-right="1mm" draw:shadow="hidden" draw:shadow-offset-x="1mm" draw:shadow-offset-y="1mm" draw:caption-escape-direction="auto"/>
    </style:style>
    <style:style style:name="gr125" style:family="graphic">
      <style:graphic-properties draw:marker-start="Arrowheads_20_1" draw:marker-start-width="2mm" draw:marker-start-center="false" draw:fill="solid" draw:fill-color="#ffffc0" draw:auto-grow-height="true" draw:auto-grow-width="false" fo:min-height="40.7mm" fo:padding-top="1mm" fo:padding-bottom="1mm" fo:padding-left="1mm" fo:padding-right="1mm" draw:shadow="hidden" draw:shadow-offset-x="1mm" draw:shadow-offset-y="1mm" draw:caption-escape-direction="auto"/>
    </style:style>
    <style:style style:name="gr126" style:family="graphic">
      <style:graphic-properties draw:marker-start="Arrowheads_20_1" draw:marker-start-width="2mm" draw:marker-start-center="false" draw:fill="solid" draw:fill-color="#ffffc0" draw:auto-grow-height="true" draw:auto-grow-width="false" fo:min-height="53.64mm" fo:padding-top="1mm" fo:padding-bottom="1mm" fo:padding-left="1mm" fo:padding-right="1mm" draw:shadow="hidden" draw:shadow-offset-x="1mm" draw:shadow-offset-y="1mm" draw:caption-escape-direction="auto"/>
    </style:style>
    <style:style style:name="gr127" style:family="graphic">
      <style:graphic-properties draw:marker-start="Arrowheads_20_1" draw:marker-start-width="2mm" draw:marker-start-center="false" draw:fill="solid" draw:fill-color="#ffffc0" draw:auto-grow-height="true" draw:auto-grow-width="false" fo:min-height="49.73mm" fo:padding-top="1mm" fo:padding-bottom="1mm" fo:padding-left="1mm" fo:padding-right="1mm" draw:shadow="hidden" draw:shadow-offset-x="1mm" draw:shadow-offset-y="1mm" draw:caption-escape-direction="auto"/>
    </style:style>
    <style:style style:name="gr128" style:family="graphic">
      <style:graphic-properties draw:marker-start="Arrowheads_20_1" draw:marker-start-width="2mm" draw:marker-start-center="false" draw:fill="solid" draw:fill-color="#ffffc0" draw:auto-grow-height="true" draw:auto-grow-width="false" fo:min-height="58.42mm" fo:padding-top="1mm" fo:padding-bottom="1mm" fo:padding-left="1mm" fo:padding-right="1mm" draw:shadow="hidden" draw:shadow-offset-x="1mm" draw:shadow-offset-y="1mm" draw:caption-escape-direction="auto"/>
    </style:style>
    <style:style style:name="gr129" style:family="graphic">
      <style:graphic-properties draw:marker-start="Arrowheads_20_1" draw:marker-start-width="2mm" draw:marker-start-center="false" draw:fill="solid" draw:fill-color="#ffffc0" draw:auto-grow-height="true" draw:auto-grow-width="false" fo:min-height="36.38mm" fo:padding-top="1mm" fo:padding-bottom="1mm" fo:padding-left="1mm" fo:padding-right="1mm" draw:shadow="hidden" draw:shadow-offset-x="1mm" draw:shadow-offset-y="1mm" draw:caption-escape-direction="auto"/>
    </style:style>
    <style:style style:name="gr130" style:family="graphic">
      <style:graphic-properties draw:marker-start="Arrowheads_20_1" draw:marker-start-width="2mm" draw:marker-start-center="false" draw:fill="solid" draw:fill-color="#ffffc0" draw:auto-grow-height="true" draw:auto-grow-width="false" fo:min-height="43.41mm" fo:padding-top="1mm" fo:padding-bottom="1mm" fo:padding-left="1mm" fo:padding-right="1mm" draw:shadow="hidden" draw:shadow-offset-x="1mm" draw:shadow-offset-y="1mm" draw:caption-escape-direction="auto"/>
    </style:style>
    <style:style style:name="gr131" style:family="graphic">
      <style:graphic-properties draw:marker-start="Arrowheads_20_1" draw:marker-start-width="2mm" draw:marker-start-center="false" draw:fill="solid" draw:fill-color="#ffffc0" draw:auto-grow-height="true" draw:auto-grow-width="false" fo:min-height="44.01mm" fo:padding-top="1mm" fo:padding-bottom="1mm" fo:padding-left="1mm" fo:padding-right="1mm" draw:shadow="hidden" draw:shadow-offset-x="1mm" draw:shadow-offset-y="1mm" draw:caption-escape-direction="auto"/>
    </style:style>
    <style:style style:name="gr132" style:family="graphic">
      <style:graphic-properties draw:marker-start="Arrowheads_20_1" draw:marker-start-width="2mm" draw:marker-start-center="false" draw:fill="solid" draw:fill-color="#ffffc0" draw:auto-grow-height="true" draw:auto-grow-width="false" fo:min-height="38.78mm" fo:padding-top="1mm" fo:padding-bottom="1mm" fo:padding-left="1mm" fo:padding-right="1mm" draw:shadow="hidden" draw:shadow-offset-x="1mm" draw:shadow-offset-y="1mm" draw:caption-escape-direction="auto"/>
    </style:style>
    <style:style style:name="gr133" style:family="graphic">
      <style:graphic-properties draw:marker-start="Arrowheads_20_1" draw:marker-start-width="2mm" draw:marker-start-center="false" draw:fill="solid" draw:fill-color="#ffffc0" draw:auto-grow-height="true" draw:auto-grow-width="false" fo:min-height="59.97mm" fo:padding-top="1mm" fo:padding-bottom="1mm" fo:padding-left="1mm" fo:padding-right="1mm" draw:shadow="hidden" draw:shadow-offset-x="1mm" draw:shadow-offset-y="1mm" draw:caption-escape-direction="auto"/>
    </style:style>
    <style:style style:name="gr134" style:family="graphic">
      <style:graphic-properties draw:marker-start="Arrowheads_20_1" draw:marker-start-width="2mm" draw:marker-start-center="false" draw:fill="solid" draw:fill-color="#ffffc0" draw:auto-grow-height="true" draw:auto-grow-width="false" fo:min-height="33.18mm" fo:padding-top="1mm" fo:padding-bottom="1mm" fo:padding-left="1mm" fo:padding-right="1mm" draw:shadow="hidden" draw:shadow-offset-x="1mm" draw:shadow-offset-y="1mm" draw:caption-escape-direction="auto"/>
    </style:style>
    <style:style style:name="gr135" style:family="graphic">
      <style:graphic-properties draw:marker-start="Arrowheads_20_1" draw:marker-start-width="2mm" draw:marker-start-center="false" draw:fill="solid" draw:fill-color="#ffffc0" draw:auto-grow-height="true" draw:auto-grow-width="false" fo:min-height="51.79mm" fo:padding-top="1mm" fo:padding-bottom="1mm" fo:padding-left="1mm" fo:padding-right="1mm" draw:shadow="hidden" draw:shadow-offset-x="1mm" draw:shadow-offset-y="1mm" draw:caption-escape-direction="auto"/>
    </style:style>
    <style:style style:name="gr136" style:family="graphic">
      <style:graphic-properties draw:marker-start="Arrowheads_20_1" draw:marker-start-width="2mm" draw:marker-start-center="false" draw:fill="solid" draw:fill-color="#ffffc0" draw:auto-grow-height="true" draw:auto-grow-width="false" fo:min-height="38.89mm" fo:padding-top="1mm" fo:padding-bottom="1mm" fo:padding-left="1mm" fo:padding-right="1mm" draw:shadow="hidden" draw:shadow-offset-x="1mm" draw:shadow-offset-y="1mm" draw:caption-escape-direction="auto"/>
    </style:style>
    <style:style style:name="gr137" style:family="graphic">
      <style:graphic-properties draw:marker-start="Arrowheads_20_1" draw:marker-start-width="2mm" draw:marker-start-center="false" draw:fill="solid" draw:fill-color="#ffffc0" draw:auto-grow-height="true" draw:auto-grow-width="false" fo:min-height="45.21mm" fo:padding-top="1mm" fo:padding-bottom="1mm" fo:padding-left="1mm" fo:padding-right="1mm" draw:shadow="hidden" draw:shadow-offset-x="1mm" draw:shadow-offset-y="1mm" draw:caption-escape-direction="auto"/>
    </style:style>
    <style:style style:name="gr138" style:family="graphic">
      <style:graphic-properties draw:marker-start="Arrowheads_20_1" draw:marker-start-width="2mm" draw:marker-start-center="false" draw:fill="solid" draw:fill-color="#ffffc0" draw:auto-grow-height="true" draw:auto-grow-width="false" fo:min-height="48.57mm" fo:padding-top="1mm" fo:padding-bottom="1mm" fo:padding-left="1mm" fo:padding-right="1mm" draw:shadow="hidden" draw:shadow-offset-x="1mm" draw:shadow-offset-y="1mm" draw:caption-escape-direction="auto"/>
    </style:style>
    <style:style style:name="gr139" style:family="graphic">
      <style:graphic-properties draw:marker-start="Arrowheads_20_1" draw:marker-start-width="2mm" draw:marker-start-center="false" draw:fill="solid" draw:fill-color="#ffffc0" draw:auto-grow-height="true" draw:auto-grow-width="false" fo:min-height="48.22mm" fo:padding-top="1mm" fo:padding-bottom="1mm" fo:padding-left="1mm" fo:padding-right="1mm" draw:shadow="hidden" draw:shadow-offset-x="1mm" draw:shadow-offset-y="1mm" draw:caption-escape-direction="auto"/>
    </style:style>
    <style:style style:name="gr140" style:family="graphic">
      <style:graphic-properties draw:marker-start="Arrowheads_20_1" draw:marker-start-width="2mm" draw:marker-start-center="false" draw:fill="solid" draw:fill-color="#ffffc0" draw:auto-grow-height="true" draw:auto-grow-width="false" fo:min-height="60.87mm" fo:padding-top="1mm" fo:padding-bottom="1mm" fo:padding-left="1mm" fo:padding-right="1mm" draw:shadow="hidden" draw:shadow-offset-x="1mm" draw:shadow-offset-y="1mm" draw:caption-escape-direction="auto"/>
    </style:style>
    <style:style style:name="gr141" style:family="graphic">
      <style:graphic-properties draw:marker-start="Arrowheads_20_1" draw:marker-start-width="2mm" draw:marker-start-center="false" draw:fill="solid" draw:fill-color="#ffffc0" draw:auto-grow-height="true" draw:auto-grow-width="false" fo:min-height="32.93mm" fo:padding-top="1mm" fo:padding-bottom="1mm" fo:padding-left="1mm" fo:padding-right="1mm" draw:shadow="hidden" draw:shadow-offset-x="1mm" draw:shadow-offset-y="1mm" draw:caption-escape-direction="auto"/>
    </style:style>
    <style:style style:name="gr142" style:family="graphic">
      <style:graphic-properties draw:marker-start="Arrowheads_20_1" draw:marker-start-width="2mm" draw:marker-start-center="false" draw:fill="solid" draw:fill-color="#ffffc0" draw:auto-grow-height="true" draw:auto-grow-width="false" fo:min-height="40.1mm" fo:padding-top="1mm" fo:padding-bottom="1mm" fo:padding-left="1mm" fo:padding-right="1mm" draw:shadow="hidden" draw:shadow-offset-x="1mm" draw:shadow-offset-y="1mm" draw:caption-escape-direction="auto"/>
    </style:style>
    <style:style style:name="gr143" style:family="graphic">
      <style:graphic-properties draw:marker-start="Arrowheads_20_1" draw:marker-start-width="2mm" draw:marker-start-center="false" draw:fill="solid" draw:fill-color="#ffffc0" draw:auto-grow-height="true" draw:auto-grow-width="false" fo:min-height="32.66mm" fo:padding-top="1mm" fo:padding-bottom="1mm" fo:padding-left="1mm" fo:padding-right="1mm" draw:shadow="hidden" draw:shadow-offset-x="1mm" draw:shadow-offset-y="1mm" draw:caption-escape-direction="auto"/>
    </style:style>
    <style:style style:name="gr144" style:family="graphic">
      <style:graphic-properties draw:marker-start="Arrowheads_20_1" draw:marker-start-width="2mm" draw:marker-start-center="false" draw:fill="solid" draw:fill-color="#ffffc0" draw:auto-grow-height="true" draw:auto-grow-width="false" fo:min-height="66.9mm" fo:padding-top="1mm" fo:padding-bottom="1mm" fo:padding-left="1mm" fo:padding-right="1mm" draw:shadow="hidden" draw:shadow-offset-x="1mm" draw:shadow-offset-y="1mm" draw:caption-escape-direction="auto"/>
    </style:style>
    <style:style style:name="gr145" style:family="graphic">
      <style:graphic-properties draw:marker-start="Arrowheads_20_1" draw:marker-start-width="2mm" draw:marker-start-center="false" draw:fill="solid" draw:fill-color="#ffffc0" draw:auto-grow-height="true" draw:auto-grow-width="false" fo:min-height="37.69mm" fo:padding-top="1mm" fo:padding-bottom="1mm" fo:padding-left="1mm" fo:padding-right="1mm" draw:shadow="hidden" draw:shadow-offset-x="1mm" draw:shadow-offset-y="1mm" draw:caption-escape-direction="auto"/>
    </style:style>
    <style:style style:name="gr146" style:family="graphic">
      <style:graphic-properties draw:marker-start="Arrowheads_20_1" draw:marker-start-width="2mm" draw:marker-start-center="false" draw:fill="solid" draw:fill-color="#ffffc0" draw:auto-grow-height="true" draw:auto-grow-width="false" fo:min-height="39.04mm" fo:padding-top="1mm" fo:padding-bottom="1mm" fo:padding-left="1mm" fo:padding-right="1mm" draw:shadow="hidden" draw:shadow-offset-x="1mm" draw:shadow-offset-y="1mm" draw:caption-escape-direction="auto"/>
    </style:style>
    <style:style style:name="gr147" style:family="graphic">
      <style:graphic-properties draw:marker-start="Arrowheads_20_1" draw:marker-start-width="2mm" draw:marker-start-center="false" draw:fill="solid" draw:fill-color="#ffffc0" draw:auto-grow-height="true" draw:auto-grow-width="false" fo:min-height="82.96mm" fo:padding-top="1mm" fo:padding-bottom="1mm" fo:padding-left="1mm" fo:padding-right="1mm" draw:shadow="hidden" draw:shadow-offset-x="1mm" draw:shadow-offset-y="1mm" draw:caption-escape-direction="auto"/>
    </style:style>
    <style:style style:name="gr148" style:family="graphic">
      <style:graphic-properties draw:marker-start="Arrowheads_20_1" draw:marker-start-width="2mm" draw:marker-start-center="false" draw:fill="solid" draw:fill-color="#ffffc0" draw:auto-grow-height="true" draw:auto-grow-width="false" fo:min-height="55.45mm" fo:padding-top="1mm" fo:padding-bottom="1mm" fo:padding-left="1mm" fo:padding-right="1mm" draw:shadow="hidden" draw:shadow-offset-x="1mm" draw:shadow-offset-y="1mm" draw:caption-escape-direction="auto"/>
    </style:style>
    <style:style style:name="gr149" style:family="graphic">
      <style:graphic-properties draw:marker-start="Arrowheads_20_1" draw:marker-start-width="2mm" draw:marker-start-center="false" draw:fill="solid" draw:fill-color="#ffffc0" draw:auto-grow-height="true" draw:auto-grow-width="false" fo:min-height="37.39mm" fo:padding-top="1mm" fo:padding-bottom="1mm" fo:padding-left="1mm" fo:padding-right="1mm" draw:shadow="hidden" draw:shadow-offset-x="1mm" draw:shadow-offset-y="1mm" draw:caption-escape-direction="auto"/>
    </style:style>
    <style:style style:name="gr150" style:family="graphic">
      <style:graphic-properties draw:marker-start="Arrowheads_20_1" draw:marker-start-width="2mm" draw:marker-start-center="false" draw:fill="solid" draw:fill-color="#ffffc0" draw:auto-grow-height="true" draw:auto-grow-width="false" fo:min-height="45.53mm" fo:padding-top="1mm" fo:padding-bottom="1mm" fo:padding-left="1mm" fo:padding-right="1mm" draw:shadow="hidden" draw:shadow-offset-x="1mm" draw:shadow-offset-y="1mm" draw:caption-escape-direction="auto"/>
    </style:style>
    <style:style style:name="gr151" style:family="graphic">
      <style:graphic-properties draw:marker-start="Arrowheads_20_1" draw:marker-start-width="2mm" draw:marker-start-center="false" draw:fill="solid" draw:fill-color="#ffffc0" draw:auto-grow-height="true" draw:auto-grow-width="false" fo:min-height="73.3mm" fo:padding-top="1mm" fo:padding-bottom="1mm" fo:padding-left="1mm" fo:padding-right="1mm" draw:shadow="hidden" draw:shadow-offset-x="1mm" draw:shadow-offset-y="1mm" draw:caption-escape-direction="auto"/>
    </style:style>
    <style:style style:name="gr152" style:family="graphic">
      <style:graphic-properties draw:marker-start="Arrowheads_20_1" draw:marker-start-width="2mm" draw:marker-start-center="false" draw:fill="solid" draw:fill-color="#ffffc0" draw:auto-grow-height="true" draw:auto-grow-width="false" fo:min-height="54.56mm" fo:padding-top="1mm" fo:padding-bottom="1mm" fo:padding-left="1mm" fo:padding-right="1mm" draw:shadow="hidden" draw:shadow-offset-x="1mm" draw:shadow-offset-y="1mm" draw:caption-escape-direction="auto"/>
    </style:style>
    <style:style style:name="gr153" style:family="graphic">
      <style:graphic-properties draw:marker-start="Arrowheads_20_1" draw:marker-start-width="2mm" draw:marker-start-center="false" draw:fill="solid" draw:fill-color="#ffffc0" draw:auto-grow-height="true" draw:auto-grow-width="false" fo:min-height="61.78mm" fo:padding-top="1mm" fo:padding-bottom="1mm" fo:padding-left="1mm" fo:padding-right="1mm" draw:shadow="hidden" draw:shadow-offset-x="1mm" draw:shadow-offset-y="1mm" draw:caption-escape-direction="auto"/>
    </style:style>
    <style:style style:name="gr154" style:family="graphic">
      <style:graphic-properties draw:marker-start="Arrowheads_20_1" draw:marker-start-width="2mm" draw:marker-start-center="false" draw:fill="solid" draw:fill-color="#ffffc0" draw:auto-grow-height="true" draw:auto-grow-width="false" fo:min-height="49.74mm" fo:padding-top="1mm" fo:padding-bottom="1mm" fo:padding-left="1mm" fo:padding-right="1mm" draw:shadow="hidden" draw:shadow-offset-x="1mm" draw:shadow-offset-y="1mm" draw:caption-escape-direction="auto"/>
    </style:style>
    <style:style style:name="gr155" style:family="graphic">
      <style:graphic-properties draw:marker-start="Arrowheads_20_1" draw:marker-start-width="2mm" draw:marker-start-center="false" draw:fill="solid" draw:fill-color="#ffffc0" draw:auto-grow-height="true" draw:auto-grow-width="false" fo:min-height="50.46mm" fo:padding-top="1mm" fo:padding-bottom="1mm" fo:padding-left="1mm" fo:padding-right="1mm" draw:shadow="hidden" draw:shadow-offset-x="1mm" draw:shadow-offset-y="1mm" draw:caption-escape-direction="auto"/>
    </style:style>
    <style:style style:name="gr156" style:family="graphic">
      <style:graphic-properties draw:marker-start="Arrowheads_20_1" draw:marker-start-width="2mm" draw:marker-start-center="false" draw:fill="solid" draw:fill-color="#ffffc0" draw:auto-grow-height="true" draw:auto-grow-width="false" fo:min-height="53.95mm" fo:padding-top="1mm" fo:padding-bottom="1mm" fo:padding-left="1mm" fo:padding-right="1mm" draw:shadow="hidden" draw:shadow-offset-x="1mm" draw:shadow-offset-y="1mm" draw:caption-escape-direction="auto"/>
    </style:style>
    <style:style style:name="gr157" style:family="graphic">
      <style:graphic-properties draw:marker-start="Arrowheads_20_1" draw:marker-start-width="2mm" draw:marker-start-center="false" draw:fill="solid" draw:fill-color="#ffffc0" draw:auto-grow-height="true" draw:auto-grow-width="false" fo:min-height="55.15mm" fo:padding-top="1mm" fo:padding-bottom="1mm" fo:padding-left="1mm" fo:padding-right="1mm" draw:shadow="hidden" draw:shadow-offset-x="1mm" draw:shadow-offset-y="1mm" draw:caption-escape-direction="auto"/>
    </style:style>
    <style:style style:name="gr158" style:family="graphic">
      <style:graphic-properties draw:marker-start="Arrowheads_20_1" draw:marker-start-width="2mm" draw:marker-start-center="false" draw:fill="solid" draw:fill-color="#ffffc0" draw:auto-grow-height="true" draw:auto-grow-width="false" fo:min-height="56.36mm" fo:padding-top="1mm" fo:padding-bottom="1mm" fo:padding-left="1mm" fo:padding-right="1mm" draw:shadow="hidden" draw:shadow-offset-x="1mm" draw:shadow-offset-y="1mm" draw:caption-escape-direction="auto"/>
    </style:style>
    <style:style style:name="gr159" style:family="graphic">
      <style:graphic-properties draw:marker-start="Arrowheads_20_1" draw:marker-start-width="2mm" draw:marker-start-center="false" draw:fill="solid" draw:fill-color="#ffffc0" draw:auto-grow-height="true" draw:auto-grow-width="false" fo:min-height="56.66mm" fo:padding-top="1mm" fo:padding-bottom="1mm" fo:padding-left="1mm" fo:padding-right="1mm" draw:shadow="hidden" draw:shadow-offset-x="1mm" draw:shadow-offset-y="1mm" draw:caption-escape-direction="auto"/>
    </style:style>
    <style:style style:name="gr160" style:family="graphic">
      <style:graphic-properties draw:marker-start="Arrowheads_20_1" draw:marker-start-width="2mm" draw:marker-start-center="false" draw:fill="solid" draw:fill-color="#ffffc0" draw:auto-grow-height="true" draw:auto-grow-width="false" fo:min-height="94.81mm" fo:padding-top="1mm" fo:padding-bottom="1mm" fo:padding-left="1mm" fo:padding-right="1mm" draw:shadow="hidden" draw:shadow-offset-x="1mm" draw:shadow-offset-y="1mm" draw:caption-escape-direction="auto"/>
    </style:style>
    <style:style style:name="gr161" style:family="graphic">
      <style:graphic-properties draw:marker-start="Arrowheads_20_1" draw:marker-start-width="2mm" draw:marker-start-center="false" draw:fill="solid" draw:fill-color="#ffffc0" draw:auto-grow-height="true" draw:auto-grow-width="false" fo:min-height="49.13mm" fo:padding-top="1mm" fo:padding-bottom="1mm" fo:padding-left="1mm" fo:padding-right="1mm" draw:shadow="hidden" draw:shadow-offset-x="1mm" draw:shadow-offset-y="1mm" draw:caption-escape-direction="auto"/>
    </style:style>
    <style:style style:name="gr162" style:family="graphic">
      <style:graphic-properties draw:marker-start="Arrowheads_20_1" draw:marker-start-width="2mm" draw:marker-start-center="false" draw:fill="solid" draw:fill-color="#ffffc0" draw:auto-grow-height="true" draw:auto-grow-width="false" fo:min-height="84.19mm" fo:padding-top="1mm" fo:padding-bottom="1mm" fo:padding-left="1mm" fo:padding-right="1mm" draw:shadow="hidden" draw:shadow-offset-x="1mm" draw:shadow-offset-y="1mm" draw:caption-escape-direction="auto"/>
    </style:style>
    <style:style style:name="gr163" style:family="graphic">
      <style:graphic-properties draw:marker-start="Arrowheads_20_1" draw:marker-start-width="2mm" draw:marker-start-center="false" draw:fill="solid" draw:fill-color="#ffffc0" draw:auto-grow-height="true" draw:auto-grow-width="false" fo:min-height="44.31mm" fo:padding-top="1mm" fo:padding-bottom="1mm" fo:padding-left="1mm" fo:padding-right="1mm" draw:shadow="hidden" draw:shadow-offset-x="1mm" draw:shadow-offset-y="1mm" draw:caption-escape-direction="auto"/>
    </style:style>
    <style:style style:name="gr164" style:family="graphic">
      <style:graphic-properties draw:marker-start="Arrowheads_20_1" draw:marker-start-width="2mm" draw:marker-start-center="false" draw:fill="solid" draw:fill-color="#ffffc0" draw:auto-grow-height="true" draw:auto-grow-width="false" fo:min-height="65.99mm" fo:padding-top="1mm" fo:padding-bottom="1mm" fo:padding-left="1mm" fo:padding-right="1mm" draw:shadow="hidden" draw:shadow-offset-x="1mm" draw:shadow-offset-y="1mm" draw:caption-escape-direction="auto"/>
    </style:style>
    <style:style style:name="gr165" style:family="graphic">
      <style:graphic-properties draw:marker-start="Arrowheads_20_1" draw:marker-start-width="2mm" draw:marker-start-center="false" draw:fill="solid" draw:fill-color="#ffffc0" draw:auto-grow-height="true" draw:auto-grow-width="false" fo:min-height="32.87mm" fo:padding-top="1mm" fo:padding-bottom="1mm" fo:padding-left="1mm" fo:padding-right="1mm" draw:shadow="hidden" draw:shadow-offset-x="1mm" draw:shadow-offset-y="1mm" draw:caption-escape-direction="auto"/>
    </style:style>
    <style:style style:name="gr166" style:family="graphic">
      <style:graphic-properties draw:marker-start="Arrowheads_20_1" draw:marker-start-width="2mm" draw:marker-start-center="false" draw:fill="solid" draw:fill-color="#ffffc0" draw:auto-grow-height="true" draw:auto-grow-width="false" fo:min-height="45.81mm" fo:padding-top="1mm" fo:padding-bottom="1mm" fo:padding-left="1mm" fo:padding-right="1mm" draw:shadow="hidden" draw:shadow-offset-x="1mm" draw:shadow-offset-y="1mm" draw:caption-escape-direction="auto"/>
    </style:style>
    <style:style style:name="gr167" style:family="graphic">
      <style:graphic-properties draw:marker-start="Arrowheads_20_1" draw:marker-start-width="2mm" draw:marker-start-center="false" draw:fill="solid" draw:fill-color="#ffffc0" draw:auto-grow-height="true" draw:auto-grow-width="false" fo:min-height="58.16mm" fo:padding-top="1mm" fo:padding-bottom="1mm" fo:padding-left="1mm" fo:padding-right="1mm" draw:shadow="hidden" draw:shadow-offset-x="1mm" draw:shadow-offset-y="1mm" draw:caption-escape-direction="auto"/>
    </style:style>
    <style:style style:name="gr168" style:family="graphic">
      <style:graphic-properties draw:marker-start="Arrowheads_20_1" draw:marker-start-width="2mm" draw:marker-start-center="false" draw:fill="solid" draw:fill-color="#ffffc0" draw:auto-grow-height="true" draw:auto-grow-width="false" fo:min-height="63.58mm" fo:padding-top="1mm" fo:padding-bottom="1mm" fo:padding-left="1mm" fo:padding-right="1mm" draw:shadow="hidden" draw:shadow-offset-x="1mm" draw:shadow-offset-y="1mm" draw:caption-escape-direction="auto"/>
    </style:style>
    <style:style style:name="gr169" style:family="graphic">
      <style:graphic-properties draw:marker-start="Arrowheads_20_1" draw:marker-start-width="2mm" draw:marker-start-center="false" draw:fill="solid" draw:fill-color="#ffffc0" draw:auto-grow-height="true" draw:auto-grow-width="false" fo:min-height="46.43mm" fo:padding-top="1mm" fo:padding-bottom="1mm" fo:padding-left="1mm" fo:padding-right="1mm" draw:shadow="hidden" draw:shadow-offset-x="1mm" draw:shadow-offset-y="1mm" draw:caption-escape-direction="auto"/>
    </style:style>
    <style:style style:name="gr170" style:family="graphic">
      <style:graphic-properties draw:marker-start="Arrowheads_20_1" draw:marker-start-width="2mm" draw:marker-start-center="false" draw:fill="solid" draw:fill-color="#ffffc0" draw:auto-grow-height="true" draw:auto-grow-width="false" fo:min-height="33.48mm" fo:padding-top="1mm" fo:padding-bottom="1mm" fo:padding-left="1mm" fo:padding-right="1mm" draw:shadow="hidden" draw:shadow-offset-x="1mm" draw:shadow-offset-y="1mm" draw:caption-escape-direction="auto"/>
    </style:style>
    <style:style style:name="gr171" style:family="graphic">
      <style:graphic-properties draw:marker-start="Arrowheads_20_1" draw:marker-start-width="2mm" draw:marker-start-center="false" draw:fill="solid" draw:fill-color="#ffffc0" draw:auto-grow-height="true" draw:auto-grow-width="false" fo:min-height="46.72mm" fo:padding-top="1mm" fo:padding-bottom="1mm" fo:padding-left="1mm" fo:padding-right="1mm" draw:shadow="hidden" draw:shadow-offset-x="1mm" draw:shadow-offset-y="1mm" draw:caption-escape-direction="auto"/>
    </style:style>
    <style:style style:name="gr172" style:family="graphic">
      <style:graphic-properties draw:marker-start="Arrowheads_20_1" draw:marker-start-width="2mm" draw:marker-start-center="false" draw:fill="solid" draw:fill-color="#ffffc0" draw:auto-grow-height="true" draw:auto-grow-width="false" fo:min-height="34.68mm" fo:padding-top="1mm" fo:padding-bottom="1mm" fo:padding-left="1mm" fo:padding-right="1mm" draw:shadow="hidden" draw:shadow-offset-x="1mm" draw:shadow-offset-y="1mm" draw:caption-escape-direction="auto"/>
    </style:style>
    <style:style style:name="gr173" style:family="graphic">
      <style:graphic-properties draw:marker-start="Arrowheads_20_1" draw:marker-start-width="2mm" draw:marker-start-center="false" draw:fill="solid" draw:fill-color="#ffffc0" draw:auto-grow-height="true" draw:auto-grow-width="false" fo:min-height="75.83mm" fo:padding-top="1mm" fo:padding-bottom="1mm" fo:padding-left="1mm" fo:padding-right="1mm" draw:shadow="hidden" draw:shadow-offset-x="1mm" draw:shadow-offset-y="1mm" draw:caption-escape-direction="auto"/>
    </style:style>
    <style:style style:name="gr174" style:family="graphic">
      <style:graphic-properties draw:marker-start="Arrowheads_20_1" draw:marker-start-width="2mm" draw:marker-start-center="false" draw:fill="solid" draw:fill-color="#ffffc0" draw:auto-grow-height="true" draw:auto-grow-width="false" fo:min-height="28.05mm" fo:padding-top="1mm" fo:padding-bottom="1mm" fo:padding-left="1mm" fo:padding-right="1mm" draw:shadow="hidden" draw:shadow-offset-x="1mm" draw:shadow-offset-y="1mm" draw:caption-escape-direction="auto"/>
    </style:style>
    <style:style style:name="gr175" style:family="graphic">
      <style:graphic-properties draw:marker-start="Arrowheads_20_1" draw:marker-start-width="2mm" draw:marker-start-center="false" draw:fill="solid" draw:fill-color="#ffffc0" draw:auto-grow-height="true" draw:auto-grow-width="false" fo:min-height="54.29mm" fo:padding-top="1mm" fo:padding-bottom="1mm" fo:padding-left="1mm" fo:padding-right="1mm" draw:shadow="hidden" draw:shadow-offset-x="1mm" draw:shadow-offset-y="1mm" draw:caption-escape-direction="auto"/>
    </style:style>
    <style:style style:name="gr176" style:family="graphic">
      <style:graphic-properties draw:marker-start="Arrowheads_20_1" draw:marker-start-width="2mm" draw:marker-start-center="false" draw:fill="solid" draw:fill-color="#ffffc0" draw:auto-grow-height="true" draw:auto-grow-width="false" fo:min-height="28.68mm" fo:padding-top="1mm" fo:padding-bottom="1mm" fo:padding-left="1mm" fo:padding-right="1mm" draw:shadow="hidden" draw:shadow-offset-x="1mm" draw:shadow-offset-y="1mm" draw:caption-escape-direction="auto"/>
    </style:style>
    <style:style style:name="gr177" style:family="graphic">
      <style:graphic-properties draw:marker-start="Arrowheads_20_1" draw:marker-start-width="2mm" draw:marker-start-center="false" draw:fill="solid" draw:fill-color="#ffffc0" draw:auto-grow-height="true" draw:auto-grow-width="false" fo:min-height="39.5mm" fo:padding-top="1mm" fo:padding-bottom="1mm" fo:padding-left="1mm" fo:padding-right="1mm" draw:shadow="hidden" draw:shadow-offset-x="1mm" draw:shadow-offset-y="1mm" draw:caption-escape-direction="auto"/>
    </style:style>
    <style:style style:name="gr178" style:family="graphic">
      <style:graphic-properties draw:marker-start="Arrowheads_20_1" draw:marker-start-width="2mm" draw:marker-start-center="false" draw:fill="solid" draw:fill-color="#ffffc0" draw:auto-grow-height="true" draw:auto-grow-width="false" fo:min-height="49.12mm" fo:padding-top="1mm" fo:padding-bottom="1mm" fo:padding-left="1mm" fo:padding-right="1mm" draw:shadow="hidden" draw:shadow-offset-x="1mm" draw:shadow-offset-y="1mm" draw:caption-escape-direction="auto"/>
    </style:style>
    <style:style style:name="gr179" style:family="graphic">
      <style:graphic-properties draw:marker-start="Arrowheads_20_1" draw:marker-start-width="2mm" draw:marker-start-center="false" draw:fill="solid" draw:fill-color="#ffffc0" draw:auto-grow-height="true" draw:auto-grow-width="false" fo:min-height="67.73mm" fo:padding-top="1mm" fo:padding-bottom="1mm" fo:padding-left="1mm" fo:padding-right="1mm" draw:shadow="hidden" draw:shadow-offset-x="1mm" draw:shadow-offset-y="1mm" draw:caption-escape-direction="auto"/>
    </style:style>
    <style:style style:name="gr180" style:family="graphic">
      <style:graphic-properties draw:marker-start="Arrowheads_20_1" draw:marker-start-width="2mm" draw:marker-start-center="false" draw:fill="solid" draw:fill-color="#ffffc0" draw:auto-grow-height="true" draw:auto-grow-width="false" fo:min-height="65.86mm" fo:padding-top="1mm" fo:padding-bottom="1mm" fo:padding-left="1mm" fo:padding-right="1mm" draw:shadow="hidden" draw:shadow-offset-x="1mm" draw:shadow-offset-y="1mm" draw:caption-escape-direction="auto"/>
    </style:style>
    <style:style style:name="gr181" style:family="graphic">
      <style:graphic-properties draw:marker-start="Arrowheads_20_1" draw:marker-start-width="2mm" draw:marker-start-center="false" draw:fill="solid" draw:fill-color="#ffffc0" draw:auto-grow-height="true" draw:auto-grow-width="false" fo:min-height="37.99mm" fo:padding-top="1mm" fo:padding-bottom="1mm" fo:padding-left="1mm" fo:padding-right="1mm" draw:shadow="hidden" draw:shadow-offset-x="1mm" draw:shadow-offset-y="1mm" draw:caption-escape-direction="auto"/>
    </style:style>
    <style:style style:name="gr182" style:family="graphic">
      <style:graphic-properties draw:marker-start="Arrowheads_20_1" draw:marker-start-width="2mm" draw:marker-start-center="false" draw:fill="solid" draw:fill-color="#ffffc0" draw:auto-grow-height="true" draw:auto-grow-width="false" fo:min-height="35.05mm" fo:padding-top="1mm" fo:padding-bottom="1mm" fo:padding-left="1mm" fo:padding-right="1mm" draw:shadow="hidden" draw:shadow-offset-x="1mm" draw:shadow-offset-y="1mm" draw:caption-escape-direction="auto"/>
    </style:style>
    <style:style style:name="gr183" style:family="graphic">
      <style:graphic-properties draw:marker-start="Arrowheads_20_1" draw:marker-start-width="2mm" draw:marker-start-center="false" draw:fill="solid" draw:fill-color="#ffffc0" draw:auto-grow-height="true" draw:auto-grow-width="false" fo:min-height="38.29mm" fo:padding-top="1mm" fo:padding-bottom="1mm" fo:padding-left="1mm" fo:padding-right="1mm" draw:shadow="hidden" draw:shadow-offset-x="1mm" draw:shadow-offset-y="1mm" draw:caption-escape-direction="auto"/>
    </style:style>
    <style:style style:name="gr184" style:family="graphic">
      <style:graphic-properties draw:marker-start="Arrowheads_20_1" draw:marker-start-width="2mm" draw:marker-start-center="false" draw:fill="solid" draw:fill-color="#ffffc0" draw:auto-grow-height="true" draw:auto-grow-width="false" fo:min-height="39.8mm" fo:padding-top="1mm" fo:padding-bottom="1mm" fo:padding-left="1mm" fo:padding-right="1mm" draw:shadow="hidden" draw:shadow-offset-x="1mm" draw:shadow-offset-y="1mm" draw:caption-escape-direction="auto"/>
    </style:style>
    <style:style style:name="gr185" style:family="graphic">
      <style:graphic-properties draw:marker-start="Arrowheads_20_1" draw:marker-start-width="2mm" draw:marker-start-center="false" draw:fill="solid" draw:fill-color="#ffffc0" draw:auto-grow-height="true" draw:auto-grow-width="false" fo:min-height="83.13mm" fo:padding-top="1mm" fo:padding-bottom="1mm" fo:padding-left="1mm" fo:padding-right="1mm" draw:shadow="hidden" draw:shadow-offset-x="1mm" draw:shadow-offset-y="1mm" draw:caption-escape-direction="auto"/>
    </style:style>
    <style:style style:name="gr186" style:family="graphic">
      <style:graphic-properties draw:marker-start="Arrowheads_20_1" draw:marker-start-width="2mm" draw:marker-start-center="false" draw:fill="solid" draw:fill-color="#ffffc0" draw:auto-grow-height="true" draw:auto-grow-width="false" fo:min-height="34.08mm" fo:padding-top="1mm" fo:padding-bottom="1mm" fo:padding-left="1mm" fo:padding-right="1mm" draw:shadow="hidden" draw:shadow-offset-x="1mm" draw:shadow-offset-y="1mm" draw:caption-escape-direction="auto"/>
    </style:style>
    <style:style style:name="gr187" style:family="graphic">
      <style:graphic-properties draw:marker-start="Arrowheads_20_1" draw:marker-start-width="2mm" draw:marker-start-center="false" draw:fill="solid" draw:fill-color="#ffffc0" draw:auto-grow-height="true" draw:auto-grow-width="false" fo:min-height="31.06mm" fo:padding-top="1mm" fo:padding-bottom="1mm" fo:padding-left="1mm" fo:padding-right="1mm" draw:shadow="hidden" draw:shadow-offset-x="1mm" draw:shadow-offset-y="1mm" draw:caption-escape-direction="auto"/>
    </style:style>
    <style:style style:name="gr188" style:family="graphic">
      <style:graphic-properties draw:marker-start="Arrowheads_20_1" draw:marker-start-width="2mm" draw:marker-start-center="false" draw:fill="solid" draw:fill-color="#ffffc0" draw:auto-grow-height="true" draw:auto-grow-width="false" fo:min-height="48.52mm" fo:padding-top="1mm" fo:padding-bottom="1mm" fo:padding-left="1mm" fo:padding-right="1mm" draw:shadow="hidden" draw:shadow-offset-x="1mm" draw:shadow-offset-y="1mm" draw:caption-escape-direction="auto"/>
    </style:style>
    <style:style style:name="gr189" style:family="graphic">
      <style:graphic-properties draw:marker-start="Arrowheads_20_1" draw:marker-start-width="2mm" draw:marker-start-center="false" draw:fill="solid" draw:fill-color="#ffffc0" draw:auto-grow-height="true" draw:auto-grow-width="false" fo:min-height="37.08mm" fo:padding-top="1mm" fo:padding-bottom="1mm" fo:padding-left="1mm" fo:padding-right="1mm" draw:shadow="hidden" draw:shadow-offset-x="1mm" draw:shadow-offset-y="1mm" draw:caption-escape-direction="auto"/>
    </style:style>
    <style:style style:name="gr190" style:family="graphic">
      <style:graphic-properties draw:marker-start="Arrowheads_20_1" draw:marker-start-width="2mm" draw:marker-start-center="false" draw:fill="solid" draw:fill-color="#ffffc0" draw:auto-grow-height="true" draw:auto-grow-width="false" fo:min-height="35.88mm" fo:padding-top="1mm" fo:padding-bottom="1mm" fo:padding-left="1mm" fo:padding-right="1mm" draw:shadow="hidden" draw:shadow-offset-x="1mm" draw:shadow-offset-y="1mm" draw:caption-escape-direction="auto"/>
    </style:style>
    <style:style style:name="gr191" style:family="graphic">
      <style:graphic-properties draw:marker-start="Arrowheads_20_1" draw:marker-start-width="2mm" draw:marker-start-center="false" draw:fill="solid" draw:fill-color="#ffffc0" draw:auto-grow-height="true" draw:auto-grow-width="false" fo:min-height="25.48mm" fo:padding-top="1mm" fo:padding-bottom="1mm" fo:padding-left="1mm" fo:padding-right="1mm" draw:shadow="hidden" draw:shadow-offset-x="1mm" draw:shadow-offset-y="1mm" draw:caption-escape-direction="auto"/>
    </style:style>
    <style:style style:name="gr192" style:family="graphic">
      <style:graphic-properties draw:marker-start="Arrowheads_20_1" draw:marker-start-width="2mm" draw:marker-start-center="false" draw:fill="solid" draw:fill-color="#ffffc0" draw:auto-grow-height="true" draw:auto-grow-width="false" fo:min-height="25.75mm" fo:padding-top="1mm" fo:padding-bottom="1mm" fo:padding-left="1mm" fo:padding-right="1mm" draw:shadow="hidden" draw:shadow-offset-x="1mm" draw:shadow-offset-y="1mm" draw:caption-escape-direction="auto"/>
    </style:style>
    <style:style style:name="gr193" style:family="graphic">
      <style:graphic-properties draw:marker-start="Arrowheads_20_1" draw:marker-start-width="2mm" draw:marker-start-center="false" draw:fill="solid" draw:fill-color="#ffffc0" draw:auto-grow-height="true" draw:auto-grow-width="false" fo:min-height="31.37mm" fo:padding-top="1mm" fo:padding-bottom="1mm" fo:padding-left="1mm" fo:padding-right="1mm" draw:shadow="hidden" draw:shadow-offset-x="1mm" draw:shadow-offset-y="1mm" draw:caption-escape-direction="auto"/>
    </style:style>
    <style:style style:name="gr194" style:family="graphic">
      <style:graphic-properties draw:marker-start="Arrowheads_20_1" draw:marker-start-width="2mm" draw:marker-start-center="false" draw:fill="solid" draw:fill-color="#ffffc0" draw:auto-grow-height="true" draw:auto-grow-width="false" fo:min-height="57.27mm" fo:padding-top="1mm" fo:padding-bottom="1mm" fo:padding-left="1mm" fo:padding-right="1mm" draw:shadow="hidden" draw:shadow-offset-x="1mm" draw:shadow-offset-y="1mm" draw:caption-escape-direction="auto"/>
    </style:style>
    <style:style style:name="gr195" style:family="graphic">
      <style:graphic-properties draw:marker-start="Arrowheads_20_1" draw:marker-start-width="2mm" draw:marker-start-center="false" draw:fill="solid" draw:fill-color="#ffffc0" draw:auto-grow-height="true" draw:auto-grow-width="false" fo:min-height="36.19mm" fo:padding-top="1mm" fo:padding-bottom="1mm" fo:padding-left="1mm" fo:padding-right="1mm" draw:shadow="hidden" draw:shadow-offset-x="1mm" draw:shadow-offset-y="1mm" draw:caption-escape-direction="auto"/>
    </style:style>
    <style:style style:name="gr196" style:family="graphic">
      <style:graphic-properties draw:marker-start="Arrowheads_20_1" draw:marker-start-width="2mm" draw:marker-start-center="false" draw:fill="solid" draw:fill-color="#ffffc0" draw:auto-grow-height="true" draw:auto-grow-width="false" fo:min-height="42.81mm" fo:padding-top="1mm" fo:padding-bottom="1mm" fo:padding-left="1mm" fo:padding-right="1mm" draw:shadow="hidden" draw:shadow-offset-x="1mm" draw:shadow-offset-y="1mm" draw:caption-escape-direction="auto"/>
    </style:style>
    <style:style style:name="gr197" style:family="graphic">
      <style:graphic-properties draw:marker-start="Arrowheads_20_1" draw:marker-start-width="2mm" draw:marker-start-center="false" draw:fill="solid" draw:fill-color="#ffffc0" draw:auto-grow-height="true" draw:auto-grow-width="false" fo:min-height="42.51mm" fo:padding-top="1mm" fo:padding-bottom="1mm" fo:padding-left="1mm" fo:padding-right="1mm" draw:shadow="hidden" draw:shadow-offset-x="1mm" draw:shadow-offset-y="1mm" draw:caption-escape-direction="auto"/>
    </style:style>
    <style:style style:name="gr198" style:family="graphic">
      <style:graphic-properties draw:marker-start="Arrowheads_20_1" draw:marker-start-width="2mm" draw:marker-start-center="false" draw:fill="solid" draw:fill-color="#ffffc0" draw:auto-grow-height="true" draw:auto-grow-width="false" fo:min-height="40.4mm" fo:padding-top="1mm" fo:padding-bottom="1mm" fo:padding-left="1mm" fo:padding-right="1mm" draw:shadow="hidden" draw:shadow-offset-x="1mm" draw:shadow-offset-y="1mm" draw:caption-escape-direction="auto"/>
    </style:style>
    <style:style style:name="gr199" style:family="graphic">
      <style:graphic-properties draw:marker-start="Arrowheads_20_1" draw:marker-start-width="2mm" draw:marker-start-center="false" draw:fill="solid" draw:fill-color="#ffffc0" draw:auto-grow-height="true" draw:auto-grow-width="false" fo:min-height="58.77mm" fo:padding-top="1mm" fo:padding-bottom="1mm" fo:padding-left="1mm" fo:padding-right="1mm" draw:shadow="hidden" draw:shadow-offset-x="1mm" draw:shadow-offset-y="1mm" draw:caption-escape-direction="auto"/>
    </style:style>
    <style:style style:name="gr200" style:family="graphic">
      <style:graphic-properties draw:marker-start="Arrowheads_20_1" draw:marker-start-width="2mm" draw:marker-start-center="false" draw:fill="solid" draw:fill-color="#ffffc0" draw:auto-grow-height="true" draw:auto-grow-width="false" fo:min-height="54.54mm" fo:padding-top="1mm" fo:padding-bottom="1mm" fo:padding-left="1mm" fo:padding-right="1mm" draw:shadow="hidden" draw:shadow-offset-x="1mm" draw:shadow-offset-y="1mm" draw:caption-escape-direction="auto"/>
    </style:style>
    <style:style style:name="gr201"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202" style:family="graphic">
      <style:graphic-properties draw:marker-start="Arrowheads_20_1" draw:marker-start-width="2mm" draw:marker-start-center="false" draw:fill="solid" draw:fill-color="#ffffc0" draw:auto-grow-height="true" draw:auto-grow-width="false" fo:min-height="44.62mm" fo:padding-top="1mm" fo:padding-bottom="1mm" fo:padding-left="1mm" fo:padding-right="1mm" draw:shadow="hidden" draw:shadow-offset-x="1mm" draw:shadow-offset-y="1mm" draw:caption-escape-direction="auto"/>
    </style:style>
    <style:style style:name="gr203" style:family="graphic">
      <style:graphic-properties draw:marker-start="Arrowheads_20_1" draw:marker-start-width="2mm" draw:marker-start-center="false" draw:fill="solid" draw:fill-color="#ffffc0" draw:auto-grow-height="true" draw:auto-grow-width="false" fo:min-height="37.71mm" fo:padding-top="1mm" fo:padding-bottom="1mm" fo:padding-left="1mm" fo:padding-right="1mm" draw:shadow="hidden" draw:shadow-offset-x="1mm" draw:shadow-offset-y="1mm" draw:caption-escape-direction="auto"/>
    </style:style>
    <style:style style:name="gr204" style:family="graphic">
      <style:graphic-properties draw:marker-start="Arrowheads_20_1" draw:marker-start-width="2mm" draw:marker-start-center="false" draw:fill="solid" draw:fill-color="#ffffc0" draw:auto-grow-height="true" draw:auto-grow-width="false" fo:min-height="33.47mm" fo:padding-top="1mm" fo:padding-bottom="1mm" fo:padding-left="1mm" fo:padding-right="1mm" draw:shadow="hidden" draw:shadow-offset-x="1mm" draw:shadow-offset-y="1mm" draw:caption-escape-direction="auto"/>
    </style:style>
    <style:style style:name="gr205" style:family="graphic">
      <style:graphic-properties draw:marker-start="Arrowheads_20_1" draw:marker-start-width="2mm" draw:marker-start-center="false" draw:fill="solid" draw:fill-color="#ffffc0" draw:auto-grow-height="true" draw:auto-grow-width="false" fo:min-height="65.09mm" fo:padding-top="1mm" fo:padding-bottom="1mm" fo:padding-left="1mm" fo:padding-right="1mm" draw:shadow="hidden" draw:shadow-offset-x="1mm" draw:shadow-offset-y="1mm" draw:caption-escape-direction="auto"/>
    </style:style>
    <style:style style:name="gr206"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207" style:family="graphic">
      <style:graphic-properties draw:marker-start="Arrowheads_20_1" draw:marker-start-width="2mm" draw:marker-start-center="false" draw:fill="solid" draw:fill-color="#ffffc0" draw:auto-grow-height="true" draw:auto-grow-width="false" fo:min-height="49.43mm" fo:padding-top="1mm" fo:padding-bottom="1mm" fo:padding-left="1mm" fo:padding-right="1mm" draw:shadow="hidden" draw:shadow-offset-x="1mm" draw:shadow-offset-y="1mm" draw:caption-escape-direction="auto"/>
    </style:style>
    <style:style style:name="gr208" style:family="graphic">
      <style:graphic-properties draw:marker-start="Arrowheads_20_1" draw:marker-start-width="2mm" draw:marker-start-center="false" draw:fill="solid" draw:fill-color="#ffffc0" draw:auto-grow-height="true" draw:auto-grow-width="false" fo:min-height="27.16mm" fo:padding-top="1mm" fo:padding-bottom="1mm" fo:padding-left="1mm" fo:padding-right="1mm" draw:shadow="hidden" draw:shadow-offset-x="1mm" draw:shadow-offset-y="1mm" draw:caption-escape-direction="auto"/>
    </style:style>
    <style:style style:name="gr209" style:family="graphic">
      <style:graphic-properties draw:marker-start="Arrowheads_20_1" draw:marker-start-width="2mm" draw:marker-start-center="false" draw:fill="solid" draw:fill-color="#ffffc0" draw:auto-grow-height="true" draw:auto-grow-width="false" fo:min-height="42.2mm" fo:padding-top="1mm" fo:padding-bottom="1mm" fo:padding-left="1mm" fo:padding-right="1mm" draw:shadow="hidden" draw:shadow-offset-x="1mm" draw:shadow-offset-y="1mm" draw:caption-escape-direction="auto"/>
    </style:style>
    <style:style style:name="gr210" style:family="graphic">
      <style:graphic-properties draw:marker-start="Arrowheads_20_1" draw:marker-start-width="2mm" draw:marker-start-center="false" draw:fill="solid" draw:fill-color="#ffffc0" draw:auto-grow-height="true" draw:auto-grow-width="false" fo:min-height="48.86mm" fo:padding-top="1mm" fo:padding-bottom="1mm" fo:padding-left="1mm" fo:padding-right="1mm" draw:shadow="hidden" draw:shadow-offset-x="1mm" draw:shadow-offset-y="1mm" draw:caption-escape-direction="auto"/>
    </style:style>
    <style:style style:name="gr211" style:family="graphic">
      <style:graphic-properties draw:marker-start="Arrowheads_20_1" draw:marker-start-width="2mm" draw:marker-start-center="false" draw:fill="solid" draw:fill-color="#ffffc0" draw:auto-grow-height="true" draw:auto-grow-width="false" fo:min-height="79.27mm" fo:padding-top="1mm" fo:padding-bottom="1mm" fo:padding-left="1mm" fo:padding-right="1mm" draw:shadow="hidden" draw:shadow-offset-x="1mm" draw:shadow-offset-y="1mm" draw:caption-escape-direction="auto"/>
    </style:style>
    <style:style style:name="gr212" style:family="graphic">
      <style:graphic-properties draw:marker-start="Arrowheads_20_1" draw:marker-start-width="2mm" draw:marker-start-center="false" draw:fill="solid" draw:fill-color="#ffffc0" draw:auto-grow-height="true" draw:auto-grow-width="false" fo:min-height="26.25mm" fo:padding-top="1mm" fo:padding-bottom="1mm" fo:padding-left="1mm" fo:padding-right="1mm" draw:shadow="hidden" draw:shadow-offset-x="1mm" draw:shadow-offset-y="1mm" draw:caption-escape-direction="auto"/>
    </style:style>
    <style:style style:name="gr213" style:family="graphic">
      <style:graphic-properties draw:marker-start="Arrowheads_20_1" draw:marker-start-width="2mm" draw:marker-start-center="false" draw:fill="solid" draw:fill-color="#ffffc0" draw:auto-grow-height="true" draw:auto-grow-width="false" fo:min-height="54.86mm" fo:padding-top="1mm" fo:padding-bottom="1mm" fo:padding-left="1mm" fo:padding-right="1mm" draw:shadow="hidden" draw:shadow-offset-x="1mm" draw:shadow-offset-y="1mm" draw:caption-escape-direction="auto"/>
    </style:style>
    <style:style style:name="gr214" style:family="graphic">
      <style:graphic-properties draw:marker-start="Arrowheads_20_1" draw:marker-start-width="2mm" draw:marker-start-center="false" draw:fill="solid" draw:fill-color="#ffffc0" draw:auto-grow-height="true" draw:auto-grow-width="false" fo:min-height="34.37mm" fo:padding-top="1mm" fo:padding-bottom="1mm" fo:padding-left="1mm" fo:padding-right="1mm" draw:shadow="hidden" draw:shadow-offset-x="1mm" draw:shadow-offset-y="1mm" draw:caption-escape-direction="auto"/>
    </style:style>
    <style:style style:name="gr215" style:family="graphic">
      <style:graphic-properties draw:marker-start="Arrowheads_20_1" draw:marker-start-width="2mm" draw:marker-start-center="false" draw:fill="solid" draw:fill-color="#ffffc0" draw:auto-grow-height="true" draw:auto-grow-width="false" fo:min-height="130.36mm" fo:padding-top="1mm" fo:padding-bottom="1mm" fo:padding-left="1mm" fo:padding-right="1mm" draw:shadow="hidden" draw:shadow-offset-x="1mm" draw:shadow-offset-y="1mm" draw:caption-escape-direction="auto"/>
    </style:style>
    <style:style style:name="gr216" style:family="graphic">
      <style:graphic-properties draw:marker-start="Arrowheads_20_1" draw:marker-start-width="2mm" draw:marker-start-center="false" draw:fill="solid" draw:fill-color="#ffffc0" draw:auto-grow-height="true" draw:auto-grow-width="false" fo:min-height="63.27mm" fo:padding-top="1mm" fo:padding-bottom="1mm" fo:padding-left="1mm" fo:padding-right="1mm" draw:shadow="hidden" draw:shadow-offset-x="1mm" draw:shadow-offset-y="1mm" draw:caption-escape-direction="auto"/>
    </style:style>
    <style:style style:name="gr217" style:family="graphic">
      <style:graphic-properties draw:marker-start="Arrowheads_20_1" draw:marker-start-width="2mm" draw:marker-start-center="false" draw:fill="solid" draw:fill-color="#ffffc0" draw:auto-grow-height="true" draw:auto-grow-width="false" fo:min-height="41.68mm" fo:padding-top="1mm" fo:padding-bottom="1mm" fo:padding-left="1mm" fo:padding-right="1mm" draw:shadow="hidden" draw:shadow-offset-x="1mm" draw:shadow-offset-y="1mm" draw:caption-escape-direction="auto"/>
    </style:style>
    <style:style style:name="gr218" style:family="graphic">
      <style:graphic-properties draw:marker-start="Arrowheads_20_1" draw:marker-start-width="2mm" draw:marker-start-center="false" draw:fill="solid" draw:fill-color="#ffffc0" draw:auto-grow-height="true" draw:auto-grow-width="false" fo:min-height="23.63mm" fo:padding-top="1mm" fo:padding-bottom="1mm" fo:padding-left="1mm" fo:padding-right="1mm" draw:shadow="hidden" draw:shadow-offset-x="1mm" draw:shadow-offset-y="1mm" draw:caption-escape-direction="auto"/>
    </style:style>
    <style:style style:name="gr219" style:family="graphic">
      <style:graphic-properties draw:marker-start="Arrowheads_20_1" draw:marker-start-width="2mm" draw:marker-start-center="false" draw:fill="solid" draw:fill-color="#ffffc0" draw:auto-grow-height="true" draw:auto-grow-width="false" fo:min-height="51.23mm" fo:padding-top="1mm" fo:padding-bottom="1mm" fo:padding-left="1mm" fo:padding-right="1mm" draw:shadow="hidden" draw:shadow-offset-x="1mm" draw:shadow-offset-y="1mm" draw:caption-escape-direction="auto"/>
    </style:style>
    <style:style style:name="gr220" style:family="graphic">
      <style:graphic-properties draw:marker-start="Arrowheads_20_1" draw:marker-start-width="2mm" draw:marker-start-center="false" draw:fill="solid" draw:fill-color="#ffffc0" draw:auto-grow-height="true" draw:auto-grow-width="false" fo:min-height="26.86mm" fo:padding-top="1mm" fo:padding-bottom="1mm" fo:padding-left="1mm" fo:padding-right="1mm" draw:shadow="hidden" draw:shadow-offset-x="1mm" draw:shadow-offset-y="1mm" draw:caption-escape-direction="auto"/>
    </style:style>
    <style:style style:name="gr221" style:family="graphic">
      <style:graphic-properties draw:marker-start="Arrowheads_20_1" draw:marker-start-width="2mm" draw:marker-start-center="false" draw:fill="solid" draw:fill-color="#ffffc0" draw:auto-grow-height="true" draw:auto-grow-width="false" fo:min-height="30.76mm" fo:padding-top="1mm" fo:padding-bottom="1mm" fo:padding-left="1mm" fo:padding-right="1mm" draw:shadow="hidden" draw:shadow-offset-x="1mm" draw:shadow-offset-y="1mm" draw:caption-escape-direction="auto"/>
    </style:style>
    <style:style style:name="gr222" style:family="graphic">
      <style:graphic-properties draw:marker-start="Arrowheads_20_1" draw:marker-start-width="2mm" draw:marker-start-center="false" draw:fill="solid" draw:fill-color="#ffffc0" draw:auto-grow-height="true" draw:auto-grow-width="false" fo:min-height="41.69mm" fo:padding-top="1mm" fo:padding-bottom="1mm" fo:padding-left="1mm" fo:padding-right="1mm" draw:shadow="hidden" draw:shadow-offset-x="1mm" draw:shadow-offset-y="1mm" draw:caption-escape-direction="auto"/>
    </style:style>
    <style:style style:name="gr223" style:family="graphic">
      <style:graphic-properties draw:marker-start="Arrowheads_20_1" draw:marker-start-width="2mm" draw:marker-start-center="false" draw:fill="solid" draw:fill-color="#ffffc0" draw:auto-grow-height="true" draw:auto-grow-width="false" fo:min-height="49.42mm" fo:padding-top="1mm" fo:padding-bottom="1mm" fo:padding-left="1mm" fo:padding-right="1mm" draw:shadow="hidden" draw:shadow-offset-x="1mm" draw:shadow-offset-y="1mm" draw:caption-escape-direction="auto"/>
    </style:style>
    <style:style style:name="gr224" style:family="graphic">
      <style:graphic-properties draw:marker-start="Arrowheads_20_1" draw:marker-start-width="2mm" draw:marker-start-center="false" draw:fill="solid" draw:fill-color="#ffffc0" draw:auto-grow-height="true" draw:auto-grow-width="false" fo:min-height="39.19mm" fo:padding-top="1mm" fo:padding-bottom="1mm" fo:padding-left="1mm" fo:padding-right="1mm" draw:shadow="hidden" draw:shadow-offset-x="1mm" draw:shadow-offset-y="1mm" draw:caption-escape-direction="auto"/>
    </style:style>
    <style:style style:name="gr225" style:family="graphic">
      <style:graphic-properties draw:marker-start="Arrowheads_20_1" draw:marker-start-width="2mm" draw:marker-start-center="false" draw:fill="solid" draw:fill-color="#ffffc0" draw:auto-grow-height="true" draw:auto-grow-width="false" fo:min-height="55.75mm" fo:padding-top="1mm" fo:padding-bottom="1mm" fo:padding-left="1mm" fo:padding-right="1mm" draw:shadow="hidden" draw:shadow-offset-x="1mm" draw:shadow-offset-y="1mm" draw:caption-escape-direction="auto"/>
    </style:style>
    <style:style style:name="gr226" style:family="graphic">
      <style:graphic-properties draw:marker-start="Arrowheads_20_1" draw:marker-start-width="2mm" draw:marker-start-center="false" draw:fill="solid" draw:fill-color="#ffffc0" draw:auto-grow-height="true" draw:auto-grow-width="false" fo:min-height="25.74mm" fo:padding-top="1mm" fo:padding-bottom="1mm" fo:padding-left="1mm" fo:padding-right="1mm" draw:shadow="hidden" draw:shadow-offset-x="1mm" draw:shadow-offset-y="1mm" draw:caption-escape-direction="auto"/>
    </style:style>
    <style:style style:name="gr227" style:family="graphic">
      <style:graphic-properties draw:marker-start="Arrowheads_20_1" draw:marker-start-width="2mm" draw:marker-start-center="false" draw:fill="solid" draw:fill-color="#ffffc0" draw:auto-grow-height="true" draw:auto-grow-width="false" fo:min-height="39.29mm" fo:padding-top="1mm" fo:padding-bottom="1mm" fo:padding-left="1mm" fo:padding-right="1mm" draw:shadow="hidden" draw:shadow-offset-x="1mm" draw:shadow-offset-y="1mm" draw:caption-escape-direction="auto"/>
    </style:style>
    <style:style style:name="gr228" style:family="graphic">
      <style:graphic-properties draw:marker-start="Arrowheads_20_1" draw:marker-start-width="2mm" draw:marker-start-center="false" draw:fill="solid" draw:fill-color="#ffffc0" draw:auto-grow-height="true" draw:auto-grow-width="false" fo:min-height="106.66mm" fo:padding-top="1mm" fo:padding-bottom="1mm" fo:padding-left="1mm" fo:padding-right="1mm" draw:shadow="hidden" draw:shadow-offset-x="1mm" draw:shadow-offset-y="1mm" draw:caption-escape-direction="auto"/>
    </style:style>
    <style:style style:name="gr229" style:family="graphic">
      <style:graphic-properties draw:marker-start="Arrowheads_20_1" draw:marker-start-width="2mm" draw:marker-start-center="false" draw:fill="solid" draw:fill-color="#ffffc0" draw:auto-grow-height="true" draw:auto-grow-width="false" fo:min-height="42.49mm" fo:padding-top="1mm" fo:padding-bottom="1mm" fo:padding-left="1mm" fo:padding-right="1mm" draw:shadow="hidden" draw:shadow-offset-x="1mm" draw:shadow-offset-y="1mm" draw:caption-escape-direction="auto"/>
    </style:style>
    <style:style style:name="gr230" style:family="graphic">
      <style:graphic-properties draw:marker-start="Arrowheads_20_1" draw:marker-start-width="2mm" draw:marker-start-center="false" draw:fill="solid" draw:fill-color="#ffffc0" draw:auto-grow-height="true" draw:auto-grow-width="false" fo:min-height="44.08mm" fo:padding-top="1mm" fo:padding-bottom="1mm" fo:padding-left="1mm" fo:padding-right="1mm" draw:shadow="hidden" draw:shadow-offset-x="1mm" draw:shadow-offset-y="1mm" draw:caption-escape-direction="auto"/>
    </style:style>
    <style:style style:name="gr231" style:family="graphic">
      <style:graphic-properties draw:marker-start="Arrowheads_20_1" draw:marker-start-width="2mm" draw:marker-start-center="false" draw:fill="solid" draw:fill-color="#ffffc0" draw:auto-grow-height="true" draw:auto-grow-width="false" fo:min-height="41.6mm" fo:padding-top="1mm" fo:padding-bottom="1mm" fo:padding-left="1mm" fo:padding-right="1mm" draw:shadow="hidden" draw:shadow-offset-x="1mm" draw:shadow-offset-y="1mm" draw:caption-escape-direction="auto"/>
    </style:style>
    <style:style style:name="gr232" style:family="graphic">
      <style:graphic-properties draw:marker-start="Arrowheads_20_1" draw:marker-start-width="2mm" draw:marker-start-center="false" draw:fill="solid" draw:fill-color="#ffffc0" draw:auto-grow-height="true" draw:auto-grow-width="false" fo:min-height="24.43mm" fo:padding-top="1mm" fo:padding-bottom="1mm" fo:padding-left="1mm" fo:padding-right="1mm" draw:shadow="hidden" draw:shadow-offset-x="1mm" draw:shadow-offset-y="1mm" draw:caption-escape-direction="auto"/>
    </style:style>
    <style:style style:name="gr233" style:family="graphic">
      <style:graphic-properties draw:marker-start="Arrowheads_20_1" draw:marker-start-width="2mm" draw:marker-start-center="false" draw:fill="solid" draw:fill-color="#ffffc0" draw:auto-grow-height="true" draw:auto-grow-width="false" fo:min-height="46.47mm" fo:padding-top="1mm" fo:padding-bottom="1mm" fo:padding-left="1mm" fo:padding-right="1mm" draw:shadow="hidden" draw:shadow-offset-x="1mm" draw:shadow-offset-y="1mm" draw:caption-escape-direction="auto"/>
    </style:style>
    <style:style style:name="gr234" style:family="graphic">
      <style:graphic-properties draw:marker-start="Arrowheads_20_1" draw:marker-start-width="2mm" draw:marker-start-center="false" draw:fill="solid" draw:fill-color="#ffffc0" draw:auto-grow-height="true" draw:auto-grow-width="false" fo:min-height="46.42mm" fo:padding-top="1mm" fo:padding-bottom="1mm" fo:padding-left="1mm" fo:padding-right="1mm" draw:shadow="hidden" draw:shadow-offset-x="1mm" draw:shadow-offset-y="1mm" draw:caption-escape-direction="auto"/>
    </style:style>
    <style:style style:name="gr235" style:family="graphic">
      <style:graphic-properties draw:marker-start="Arrowheads_20_1" draw:marker-start-width="2mm" draw:marker-start-center="false" draw:fill="solid" draw:fill-color="#ffffc0" draw:auto-grow-height="true" draw:auto-grow-width="false" fo:min-height="39.3mm" fo:padding-top="1mm" fo:padding-bottom="1mm" fo:padding-left="1mm" fo:padding-right="1mm" draw:shadow="hidden" draw:shadow-offset-x="1mm" draw:shadow-offset-y="1mm" draw:caption-escape-direction="auto"/>
    </style:style>
    <style:style style:name="gr236" style:family="graphic">
      <style:graphic-properties draw:marker-start="Arrowheads_20_1" draw:marker-start-width="2mm" draw:marker-start-center="false" draw:fill="solid" draw:fill-color="#ffffc0" draw:auto-grow-height="true" draw:auto-grow-width="false" fo:min-height="37.4mm" fo:padding-top="1mm" fo:padding-bottom="1mm" fo:padding-left="1mm" fo:padding-right="1mm" draw:shadow="hidden" draw:shadow-offset-x="1mm" draw:shadow-offset-y="1mm" draw:caption-escape-direction="auto"/>
    </style:style>
    <style:style style:name="gr237" style:family="graphic">
      <style:graphic-properties draw:marker-start="Arrowheads_20_1" draw:marker-start-width="2mm" draw:marker-start-center="false" draw:fill="solid" draw:fill-color="#ffffc0" draw:auto-grow-height="true" draw:auto-grow-width="false" fo:min-height="33.19mm" fo:padding-top="1mm" fo:padding-bottom="1mm" fo:padding-left="1mm" fo:padding-right="1mm" draw:shadow="hidden" draw:shadow-offset-x="1mm" draw:shadow-offset-y="1mm" draw:caption-escape-direction="auto"/>
    </style:style>
    <style:style style:name="gr238" style:family="graphic">
      <style:graphic-properties draw:marker-start="Arrowheads_20_1" draw:marker-start-width="2mm" draw:marker-start-center="false" draw:fill="solid" draw:fill-color="#ffffc0" draw:auto-grow-height="true" draw:auto-grow-width="false" fo:min-height="34.52mm" fo:padding-top="1mm" fo:padding-bottom="1mm" fo:padding-left="1mm" fo:padding-right="1mm" draw:shadow="hidden" draw:shadow-offset-x="1mm" draw:shadow-offset-y="1mm" draw:caption-escape-direction="auto"/>
    </style:style>
    <style:style style:name="gr239" style:family="graphic">
      <style:graphic-properties draw:marker-start="Arrowheads_20_1" draw:marker-start-width="2mm" draw:marker-start-center="false" draw:fill="solid" draw:fill-color="#ffffc0" draw:auto-grow-height="true" draw:auto-grow-width="false" fo:min-height="35.29mm" fo:padding-top="1mm" fo:padding-bottom="1mm" fo:padding-left="1mm" fo:padding-right="1mm" draw:shadow="hidden" draw:shadow-offset-x="1mm" draw:shadow-offset-y="1mm" draw:caption-escape-direction="auto"/>
    </style:style>
    <style:style style:name="gr240" style:family="graphic">
      <style:graphic-properties draw:marker-start="Arrowheads_20_1" draw:marker-start-width="2mm" draw:marker-start-center="false" draw:fill="solid" draw:fill-color="#ffffc0" draw:auto-grow-height="true" draw:auto-grow-width="false" fo:min-height="38.77mm" fo:padding-top="1mm" fo:padding-bottom="1mm" fo:padding-left="1mm" fo:padding-right="1mm" draw:shadow="hidden" draw:shadow-offset-x="1mm" draw:shadow-offset-y="1mm" draw:caption-escape-direction="auto"/>
    </style:style>
    <style:style style:name="gr241" style:family="graphic">
      <style:graphic-properties draw:marker-start="Arrowheads_20_1" draw:marker-start-width="2mm" draw:marker-start-center="false" draw:fill="solid" draw:fill-color="#ffffc0" draw:auto-grow-height="true" draw:auto-grow-width="false" fo:min-height="36.48mm" fo:padding-top="1mm" fo:padding-bottom="1mm" fo:padding-left="1mm" fo:padding-right="1mm" draw:shadow="hidden" draw:shadow-offset-x="1mm" draw:shadow-offset-y="1mm" draw:caption-escape-direction="auto"/>
    </style:style>
    <style:style style:name="gr242" style:family="graphic">
      <style:graphic-properties draw:marker-start="Arrowheads_20_1" draw:marker-start-width="2mm" draw:marker-start-center="false" draw:fill="solid" draw:fill-color="#ffffc0" draw:auto-grow-height="true" draw:auto-grow-width="false" fo:min-height="59.07mm" fo:padding-top="1mm" fo:padding-bottom="1mm" fo:padding-left="1mm" fo:padding-right="1mm" draw:shadow="hidden" draw:shadow-offset-x="1mm" draw:shadow-offset-y="1mm" draw:caption-escape-direction="auto"/>
    </style:style>
    <style:style style:name="gr243" style:family="graphic">
      <style:graphic-properties draw:marker-start="Arrowheads_20_1" draw:marker-start-width="2mm" draw:marker-start-center="false" draw:fill="solid" draw:fill-color="#ffffc0" draw:auto-grow-height="true" draw:auto-grow-width="false" fo:min-height="53.65mm" fo:padding-top="1mm" fo:padding-bottom="1mm" fo:padding-left="1mm" fo:padding-right="1mm" draw:shadow="hidden" draw:shadow-offset-x="1mm" draw:shadow-offset-y="1mm" draw:caption-escape-direction="auto"/>
    </style:style>
    <style:style style:name="gr244" style:family="graphic">
      <style:graphic-properties draw:marker-start="Arrowheads_20_1" draw:marker-start-width="2mm" draw:marker-start-center="false" draw:fill="solid" draw:fill-color="#ffffc0" draw:auto-grow-height="true" draw:auto-grow-width="false" fo:min-height="42.82mm" fo:padding-top="1mm" fo:padding-bottom="1mm" fo:padding-left="1mm" fo:padding-right="1mm" draw:shadow="hidden" draw:shadow-offset-x="1mm" draw:shadow-offset-y="1mm" draw:caption-escape-direction="auto"/>
    </style:style>
    <style:style style:name="gr245" style:family="graphic">
      <style:graphic-properties draw:marker-start="Arrowheads_20_1" draw:marker-start-width="2mm" draw:marker-start-center="false" draw:fill="solid" draw:fill-color="#ffffc0" draw:auto-grow-height="true" draw:auto-grow-width="false" fo:min-height="41.91mm" fo:padding-top="1mm" fo:padding-bottom="1mm" fo:padding-left="1mm" fo:padding-right="1mm" draw:shadow="hidden" draw:shadow-offset-x="1mm" draw:shadow-offset-y="1mm" draw:caption-escape-direction="auto"/>
    </style:style>
    <style:style style:name="gr246" style:family="graphic">
      <style:graphic-properties draw:marker-start="Arrowheads_20_1" draw:marker-start-width="2mm" draw:marker-start-center="false" draw:fill="solid" draw:fill-color="#ffffc0" draw:auto-grow-height="true" draw:auto-grow-width="false" fo:min-height="34.98mm" fo:padding-top="1mm" fo:padding-bottom="1mm" fo:padding-left="1mm" fo:padding-right="1mm" draw:shadow="hidden" draw:shadow-offset-x="1mm" draw:shadow-offset-y="1mm" draw:caption-escape-direction="auto"/>
    </style:style>
    <style:style style:name="gr247" style:family="graphic">
      <style:graphic-properties draw:marker-start="Arrowheads_20_1" draw:marker-start-width="2mm" draw:marker-start-center="false" draw:fill="solid" draw:fill-color="#ffffc0" draw:auto-grow-height="true" draw:auto-grow-width="false" fo:min-height="47.02mm" fo:padding-top="1mm" fo:padding-bottom="1mm" fo:padding-left="1mm" fo:padding-right="1mm" draw:shadow="hidden" draw:shadow-offset-x="1mm" draw:shadow-offset-y="1mm" draw:caption-escape-direction="auto"/>
    </style:style>
    <style:style style:name="gr248" style:family="graphic">
      <style:graphic-properties draw:marker-start="Arrowheads_20_1" draw:marker-start-width="2mm" draw:marker-start-center="false" draw:fill="solid" draw:fill-color="#ffffc0" draw:auto-grow-height="true" draw:auto-grow-width="false" fo:min-height="53.37mm" fo:padding-top="1mm" fo:padding-bottom="1mm" fo:padding-left="1mm" fo:padding-right="1mm" draw:shadow="hidden" draw:shadow-offset-x="1mm" draw:shadow-offset-y="1mm" draw:caption-escape-direction="auto"/>
    </style:style>
    <style:style style:name="gr249" style:family="graphic">
      <style:graphic-properties draw:marker-start="Arrowheads_20_1" draw:marker-start-width="2mm" draw:marker-start-center="false" draw:fill="solid" draw:fill-color="#ffffc0" draw:auto-grow-height="true" draw:auto-grow-width="false" fo:min-height="30.54mm" fo:padding-top="1mm" fo:padding-bottom="1mm" fo:padding-left="1mm" fo:padding-right="1mm" draw:shadow="hidden" draw:shadow-offset-x="1mm" draw:shadow-offset-y="1mm" draw:caption-escape-direction="auto"/>
    </style:style>
    <style:style style:name="gr250" style:family="graphic">
      <style:graphic-properties draw:marker-start="Arrowheads_20_1" draw:marker-start-width="2mm" draw:marker-start-center="false" draw:fill="solid" draw:fill-color="#ffffc0" draw:auto-grow-height="true" draw:auto-grow-width="false" fo:min-height="39.58mm" fo:padding-top="1mm" fo:padding-bottom="1mm" fo:padding-left="1mm" fo:padding-right="1mm" draw:shadow="hidden" draw:shadow-offset-x="1mm" draw:shadow-offset-y="1mm" draw:caption-escape-direction="auto"/>
    </style:style>
    <style:style style:name="gr251" style:family="graphic">
      <style:graphic-properties draw:marker-start="Arrowheads_20_1" draw:marker-start-width="2mm" draw:marker-start-center="false" draw:fill="solid" draw:fill-color="#ffffc0" draw:auto-grow-height="true" draw:auto-grow-width="false" fo:min-height="40.71mm" fo:padding-top="1mm" fo:padding-bottom="1mm" fo:padding-left="1mm" fo:padding-right="1mm" draw:shadow="hidden" draw:shadow-offset-x="1mm" draw:shadow-offset-y="1mm" draw:caption-escape-direction="auto"/>
    </style:style>
    <style:style style:name="gr252" style:family="graphic">
      <style:graphic-properties draw:marker-start="Arrowheads_20_1" draw:marker-start-width="2mm" draw:marker-start-center="false" draw:fill="solid" draw:fill-color="#ffffc0" draw:auto-grow-height="true" draw:auto-grow-width="false" fo:min-height="37.45mm" fo:padding-top="1mm" fo:padding-bottom="1mm" fo:padding-left="1mm" fo:padding-right="1mm" draw:shadow="hidden" draw:shadow-offset-x="1mm" draw:shadow-offset-y="1mm" draw:caption-escape-direction="auto"/>
    </style:style>
    <style:style style:name="gr253" style:family="graphic">
      <style:graphic-properties draw:marker-start="Arrowheads_20_1" draw:marker-start-width="2mm" draw:marker-start-center="false" draw:fill="solid" draw:fill-color="#ffffc0" draw:auto-grow-height="true" draw:auto-grow-width="false" fo:min-height="33.79mm" fo:padding-top="1mm" fo:padding-bottom="1mm" fo:padding-left="1mm" fo:padding-right="1mm" draw:shadow="hidden" draw:shadow-offset-x="1mm" draw:shadow-offset-y="1mm" draw:caption-escape-direction="auto"/>
    </style:style>
    <style:style style:name="gr254" style:family="graphic">
      <style:graphic-properties draw:marker-start="Arrowheads_20_1" draw:marker-start-width="2mm" draw:marker-start-center="false" draw:fill="solid" draw:fill-color="#ffffc0" draw:auto-grow-height="true" draw:auto-grow-width="false" fo:min-height="30.01mm" fo:padding-top="1mm" fo:padding-bottom="1mm" fo:padding-left="1mm" fo:padding-right="1mm" draw:shadow="hidden" draw:shadow-offset-x="1mm" draw:shadow-offset-y="1mm" draw:caption-escape-direction="auto"/>
    </style:style>
    <style:style style:name="gr255" style:family="graphic">
      <style:graphic-properties draw:marker-start="Arrowheads_20_1" draw:marker-start-width="2mm" draw:marker-start-center="false" draw:fill="solid" draw:fill-color="#ffffc0" draw:auto-grow-height="true" draw:auto-grow-width="false" fo:min-height="26.82mm" fo:padding-top="1mm" fo:padding-bottom="1mm" fo:padding-left="1mm" fo:padding-right="1mm" draw:shadow="hidden" draw:shadow-offset-x="1mm" draw:shadow-offset-y="1mm" draw:caption-escape-direction="auto"/>
    </style:style>
    <style:style style:name="gr256" style:family="graphic">
      <style:graphic-properties draw:marker-start="Arrowheads_20_1" draw:marker-start-width="2mm" draw:marker-start-center="false" draw:fill="solid" draw:fill-color="#ffffc0" draw:auto-grow-height="true" draw:auto-grow-width="false" fo:min-height="86.91mm" fo:padding-top="1mm" fo:padding-bottom="1mm" fo:padding-left="1mm" fo:padding-right="1mm" draw:shadow="hidden" draw:shadow-offset-x="1mm" draw:shadow-offset-y="1mm" draw:caption-escape-direction="auto"/>
    </style:style>
    <style:style style:name="gr257" style:family="graphic">
      <style:graphic-properties draw:marker-start="Arrowheads_20_1" draw:marker-start-width="2mm" draw:marker-start-center="false" draw:fill="solid" draw:fill-color="#ffffc0" draw:auto-grow-height="true" draw:auto-grow-width="false" fo:min-height="36.12mm" fo:padding-top="1mm" fo:padding-bottom="1mm" fo:padding-left="1mm" fo:padding-right="1mm" draw:shadow="hidden" draw:shadow-offset-x="1mm" draw:shadow-offset-y="1mm" draw:caption-escape-direction="auto"/>
    </style:style>
    <style:style style:name="gr258" style:family="graphic">
      <style:graphic-properties draw:marker-start="Arrowheads_20_1" draw:marker-start-width="2mm" draw:marker-start-center="false" draw:fill="solid" draw:fill-color="#ffffc0" draw:auto-grow-height="true" draw:auto-grow-width="false" fo:min-height="51.83mm" fo:padding-top="1mm" fo:padding-bottom="1mm" fo:padding-left="1mm" fo:padding-right="1mm" draw:shadow="hidden" draw:shadow-offset-x="1mm" draw:shadow-offset-y="1mm" draw:caption-escape-direction="auto"/>
    </style:style>
    <style:style style:name="gr259" style:family="graphic">
      <style:graphic-properties draw:marker-start="Arrowheads_20_1" draw:marker-start-width="2mm" draw:marker-start-center="false" draw:fill="solid" draw:fill-color="#ffffc0" draw:auto-grow-height="true" draw:auto-grow-width="false" fo:min-height="40.9mm" fo:padding-top="1mm" fo:padding-bottom="1mm" fo:padding-left="1mm" fo:padding-right="1mm" draw:shadow="hidden" draw:shadow-offset-x="1mm" draw:shadow-offset-y="1mm" draw:caption-escape-direction="auto"/>
    </style:style>
    <style:style style:name="gr260" style:family="graphic">
      <style:graphic-properties draw:marker-start="Arrowheads_20_1" draw:marker-start-width="2mm" draw:marker-start-center="false" draw:fill="solid" draw:fill-color="#ffffc0" draw:auto-grow-height="true" draw:auto-grow-width="false" fo:min-height="32.13mm" fo:padding-top="1mm" fo:padding-bottom="1mm" fo:padding-left="1mm" fo:padding-right="1mm" draw:shadow="hidden" draw:shadow-offset-x="1mm" draw:shadow-offset-y="1mm" draw:caption-escape-direction="auto"/>
    </style:style>
    <style:style style:name="gr261" style:family="graphic">
      <style:graphic-properties draw:marker-start="Arrowheads_20_1" draw:marker-start-width="2mm" draw:marker-start-center="false" draw:fill="solid" draw:fill-color="#ffffc0" draw:auto-grow-height="true" draw:auto-grow-width="false" fo:min-height="53.38mm" fo:padding-top="1mm" fo:padding-bottom="1mm" fo:padding-left="1mm" fo:padding-right="1mm" draw:shadow="hidden" draw:shadow-offset-x="1mm" draw:shadow-offset-y="1mm" draw:caption-escape-direction="auto"/>
    </style:style>
    <style:style style:name="gr262" style:family="graphic">
      <style:graphic-properties draw:marker-start="Arrowheads_20_1" draw:marker-start-width="2mm" draw:marker-start-center="false" draw:fill="solid" draw:fill-color="#ffffc0" draw:auto-grow-height="true" draw:auto-grow-width="false" fo:min-height="35.85mm" fo:padding-top="1mm" fo:padding-bottom="1mm" fo:padding-left="1mm" fo:padding-right="1mm" draw:shadow="hidden" draw:shadow-offset-x="1mm" draw:shadow-offset-y="1mm" draw:caption-escape-direction="auto"/>
    </style:style>
    <style:style style:name="gr263" style:family="graphic">
      <style:graphic-properties draw:marker-start="Arrowheads_20_1" draw:marker-start-width="2mm" draw:marker-start-center="false" draw:fill="solid" draw:fill-color="#ffffc0" draw:auto-grow-height="true" draw:auto-grow-width="false" fo:min-height="44.36mm" fo:padding-top="1mm" fo:padding-bottom="1mm" fo:padding-left="1mm" fo:padding-right="1mm" draw:shadow="hidden" draw:shadow-offset-x="1mm" draw:shadow-offset-y="1mm" draw:caption-escape-direction="auto"/>
    </style:style>
    <style:style style:name="gr264" style:family="graphic">
      <style:graphic-properties draw:marker-start="Arrowheads_20_1" draw:marker-start-width="2mm" draw:marker-start-center="false" draw:fill="solid" draw:fill-color="#ffffc0" draw:auto-grow-height="true" draw:auto-grow-width="false" fo:min-height="48.33mm" fo:padding-top="1mm" fo:padding-bottom="1mm" fo:padding-left="1mm" fo:padding-right="1mm" draw:shadow="hidden" draw:shadow-offset-x="1mm" draw:shadow-offset-y="1mm" draw:caption-escape-direction="auto"/>
    </style:style>
    <style:style style:name="gr265" style:family="graphic">
      <style:graphic-properties draw:marker-start="Arrowheads_20_1" draw:marker-start-width="2mm" draw:marker-start-center="false" draw:fill="solid" draw:fill-color="#ffffc0" draw:auto-grow-height="true" draw:auto-grow-width="false" fo:min-height="57.26mm" fo:padding-top="1mm" fo:padding-bottom="1mm" fo:padding-left="1mm" fo:padding-right="1mm" draw:shadow="hidden" draw:shadow-offset-x="1mm" draw:shadow-offset-y="1mm" draw:caption-escape-direction="auto"/>
    </style:style>
    <style:style style:name="gr266" style:family="graphic">
      <style:graphic-properties draw:marker-start="Arrowheads_20_1" draw:marker-start-width="2mm" draw:marker-start-center="false" draw:fill="solid" draw:fill-color="#ffffc0" draw:auto-grow-height="true" draw:auto-grow-width="false" fo:min-height="35.32mm" fo:padding-top="1mm" fo:padding-bottom="1mm" fo:padding-left="1mm" fo:padding-right="1mm" draw:shadow="hidden" draw:shadow-offset-x="1mm" draw:shadow-offset-y="1mm" draw:caption-escape-direction="auto"/>
    </style:style>
    <style:style style:name="gr267"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268" style:family="graphic">
      <style:graphic-properties draw:marker-start="Arrowheads_20_1" draw:marker-start-width="2mm" draw:marker-start-center="false" draw:fill="solid" draw:fill-color="#ffffc0" draw:auto-grow-height="true" draw:auto-grow-width="false" fo:min-height="48.34mm" fo:padding-top="1mm" fo:padding-bottom="1mm" fo:padding-left="1mm" fo:padding-right="1mm" draw:shadow="hidden" draw:shadow-offset-x="1mm" draw:shadow-offset-y="1mm" draw:caption-escape-direction="auto"/>
    </style:style>
    <style:style style:name="gr269" style:family="graphic">
      <style:graphic-properties draw:marker-start="Arrowheads_20_1" draw:marker-start-width="2mm" draw:marker-start-center="false" draw:fill="solid" draw:fill-color="#ffffc0" draw:auto-grow-height="true" draw:auto-grow-width="false" fo:min-height="31.6mm" fo:padding-top="1mm" fo:padding-bottom="1mm" fo:padding-left="1mm" fo:padding-right="1mm" draw:shadow="hidden" draw:shadow-offset-x="1mm" draw:shadow-offset-y="1mm" draw:caption-escape-direction="auto"/>
    </style:style>
    <style:style style:name="gr270" style:family="graphic">
      <style:graphic-properties draw:marker-start="Arrowheads_20_1" draw:marker-start-width="2mm" draw:marker-start-center="false" draw:fill="solid" draw:fill-color="#ffffc0" draw:auto-grow-height="true" draw:auto-grow-width="false" fo:min-height="33.77mm" fo:padding-top="1mm" fo:padding-bottom="1mm" fo:padding-left="1mm" fo:padding-right="1mm" draw:shadow="hidden" draw:shadow-offset-x="1mm" draw:shadow-offset-y="1mm" draw:caption-escape-direction="auto"/>
    </style:style>
    <style:style style:name="gr271" style:family="graphic">
      <style:graphic-properties draw:marker-start="Arrowheads_20_1" draw:marker-start-width="2mm" draw:marker-start-center="false" draw:fill="solid" draw:fill-color="#ffffc0" draw:auto-grow-height="true" draw:auto-grow-width="false" fo:min-height="33.99mm" fo:padding-top="1mm" fo:padding-bottom="1mm" fo:padding-left="1mm" fo:padding-right="1mm" draw:shadow="hidden" draw:shadow-offset-x="1mm" draw:shadow-offset-y="1mm" draw:caption-escape-direction="auto"/>
    </style:style>
    <style:style style:name="gr272" style:family="graphic">
      <style:graphic-properties draw:marker-start="Arrowheads_20_1" draw:marker-start-width="2mm" draw:marker-start-center="false" draw:fill="solid" draw:fill-color="#ffffc0" draw:auto-grow-height="true" draw:auto-grow-width="false" fo:min-height="41.01mm" fo:padding-top="1mm" fo:padding-bottom="1mm" fo:padding-left="1mm" fo:padding-right="1mm" draw:shadow="hidden" draw:shadow-offset-x="1mm" draw:shadow-offset-y="1mm" draw:caption-escape-direction="auto"/>
    </style:style>
    <style:style style:name="gr273" style:family="graphic">
      <style:graphic-properties draw:marker-start="Arrowheads_20_1" draw:marker-start-width="2mm" draw:marker-start-center="false" draw:fill="solid" draw:fill-color="#ffffc0" draw:auto-grow-height="true" draw:auto-grow-width="false" fo:min-height="30.17mm" fo:padding-top="1mm" fo:padding-bottom="1mm" fo:padding-left="1mm" fo:padding-right="1mm" draw:shadow="hidden" draw:shadow-offset-x="1mm" draw:shadow-offset-y="1mm" draw:caption-escape-direction="auto"/>
    </style:style>
    <style:style style:name="gr274" style:family="graphic">
      <style:graphic-properties draw:marker-start="Arrowheads_20_1" draw:marker-start-width="2mm" draw:marker-start-center="false" draw:fill="solid" draw:fill-color="#ffffc0" draw:auto-grow-height="true" draw:auto-grow-width="false" fo:min-height="37.17mm" fo:padding-top="1mm" fo:padding-bottom="1mm" fo:padding-left="1mm" fo:padding-right="1mm" draw:shadow="hidden" draw:shadow-offset-x="1mm" draw:shadow-offset-y="1mm" draw:caption-escape-direction="auto"/>
    </style:style>
    <style:style style:name="gr275" style:family="graphic">
      <style:graphic-properties draw:marker-start="Arrowheads_20_1" draw:marker-start-width="2mm" draw:marker-start-center="false" draw:fill="solid" draw:fill-color="#ffffc0" draw:auto-grow-height="true" draw:auto-grow-width="false" fo:min-height="49.92mm" fo:padding-top="1mm" fo:padding-bottom="1mm" fo:padding-left="1mm" fo:padding-right="1mm" draw:shadow="hidden" draw:shadow-offset-x="1mm" draw:shadow-offset-y="1mm" draw:caption-escape-direction="auto"/>
    </style:style>
    <style:style style:name="gr276" style:family="graphic">
      <style:graphic-properties draw:marker-start="Arrowheads_20_1" draw:marker-start-width="2mm" draw:marker-start-center="false" draw:fill="solid" draw:fill-color="#ffffc0" draw:auto-grow-height="true" draw:auto-grow-width="false" fo:min-height="79.23mm" fo:padding-top="1mm" fo:padding-bottom="1mm" fo:padding-left="1mm" fo:padding-right="1mm" draw:shadow="hidden" draw:shadow-offset-x="1mm" draw:shadow-offset-y="1mm" draw:caption-escape-direction="auto"/>
    </style:style>
    <style:style style:name="gr277" style:family="graphic">
      <style:graphic-properties draw:marker-start="Arrowheads_20_1" draw:marker-start-width="2mm" draw:marker-start-center="false" draw:fill="solid" draw:fill-color="#ffffc0" draw:auto-grow-height="true" draw:auto-grow-width="false" fo:min-height="22.93mm" fo:padding-top="1mm" fo:padding-bottom="1mm" fo:padding-left="1mm" fo:padding-right="1mm" draw:shadow="hidden" draw:shadow-offset-x="1mm" draw:shadow-offset-y="1mm" draw:caption-escape-direction="auto"/>
    </style:style>
    <style:style style:name="gr278" style:family="graphic">
      <style:graphic-properties draw:marker-start="Arrowheads_20_1" draw:marker-start-width="2mm" draw:marker-start-center="false" draw:fill="solid" draw:fill-color="#ffffc0" draw:auto-grow-height="true" draw:auto-grow-width="false" fo:min-height="25.95mm" fo:padding-top="1mm" fo:padding-bottom="1mm" fo:padding-left="1mm" fo:padding-right="1mm" draw:shadow="hidden" draw:shadow-offset-x="1mm" draw:shadow-offset-y="1mm" draw:caption-escape-direction="auto"/>
    </style:style>
    <style:style style:name="gr279" style:family="graphic">
      <style:graphic-properties draw:marker-start="Arrowheads_20_1" draw:marker-start-width="2mm" draw:marker-start-center="false" draw:fill="solid" draw:fill-color="#ffffc0" draw:auto-grow-height="true" draw:auto-grow-width="false" fo:min-height="36.91mm" fo:padding-top="1mm" fo:padding-bottom="1mm" fo:padding-left="1mm" fo:padding-right="1mm" draw:shadow="hidden" draw:shadow-offset-x="1mm" draw:shadow-offset-y="1mm" draw:caption-escape-direction="auto"/>
    </style:style>
    <style:style style:name="gr280" style:family="graphic">
      <style:graphic-properties draw:marker-start="Arrowheads_20_1" draw:marker-start-width="2mm" draw:marker-start-center="false" draw:fill="solid" draw:fill-color="#ffffc0" draw:auto-grow-height="true" draw:auto-grow-width="false" fo:min-height="35.31mm" fo:padding-top="1mm" fo:padding-bottom="1mm" fo:padding-left="1mm" fo:padding-right="1mm" draw:shadow="hidden" draw:shadow-offset-x="1mm" draw:shadow-offset-y="1mm" draw:caption-escape-direction="auto"/>
    </style:style>
    <style:style style:name="gr281" style:family="graphic">
      <style:graphic-properties draw:stroke="none" draw:fill="none" draw:textarea-horizontal-align="center" draw:textarea-vertical-align="middle" draw:ole-draw-aspect="1"/>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T12"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4"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5" style:family="text">
      <style:text-properties style:text-outline="false" style:text-line-through-style="none" style:text-line-through-type="none" style:text-position="sub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position="-33% 58%"/>
    </style:style>
    <style:style style:name="T8" style:family="text">
      <style:text-properties style:text-outline="false" style:text-line-through-style="none" style:text-line-through-type="none" style:text-position="33% 58%" style:font-name="Arial" fo:font-size="10pt" fo:language="none" fo:country="none" fo:font-style="normal" fo:text-shadow="none" style:text-underline-style="none" fo:font-weight="normal" style:text-underline-mode="continuous" style:text-overline-mode="continuous" style:text-line-through-mode="continuous" style:font-name-asian="Microsoft YaHei" style:font-size-asian="10pt" style:language-asian="none" style:country-asian="none" style:font-style-asian="normal" style:font-weight-asian="normal" style:font-name-complex="Mangal" style:font-size-complex="10pt" style:language-complex="none" style:country-complex="none" style:font-style-complex="normal" style:font-weight-complex="normal" style:text-emphasize="none" style:font-relief="none" style:text-overline-style="none" style:text-overline-color="font-color"/>
    </style:style>
    <style:style style:name="T6" style:family="text">
      <style:text-properties style:text-position="-33% 58%" style:font-name="Arial" style:font-name-asian="Arial" style:font-name-complex="Arial"/>
    </style:style>
    <style:style style:name="T7" style:family="text">
      <style:text-properties style:text-position="sub 58%"/>
    </style:style>
    <style:style style:name="T9" style:family="text">
      <style:text-properties style:font-name="Arial"/>
    </style:style>
    <style:style style:name="T10" style:family="text">
      <style:text-properties style:text-position="33% 58%" style:font-name="Arial"/>
    </style:style>
    <style:style style:name="T11" style:family="text">
      <style:text-properties style:text-position="-33% 58%" style:font-name="Arial"/>
    </style:style>
    <style:style style:name="T17" style:family="text">
      <style:text-properties style:font-name="Arial" style:text-position="-33% 58%" style:font-name-asian="Arial" style:font-name-complex="Arial"/>
    </style:style>
    <style:style style:name="T18" style:family="text">
      <style:text-properties style:font-name="Arial" fo:font-size="10pt" fo:font-weight="normal" style:text-underline-style="none" style:text-underline-color="font-color" style:text-line-through-type="none" fo:font-style="normal" style:text-outline="false" fo:text-shadow="none" style:text-position="33% 58%" style:text-line-through-mode="continuous" fo:language="none" fo:country="none" style:language-asian="none" style:country-asian="none" style:language-complex="none" style:country-complex="none"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
    </style:style>
    <style:style style:name="T20" style:family="text">
      <style:text-properties style:font-name="Arial" style:text-position="33% 58%"/>
    </style:style>
    <style:style style:name="T21" style:family="text">
      <style:text-properties style:font-name="Arial" style:text-position="-33% 58%"/>
    </style:style>
  </office:automatic-styles>
  <office:body>
    <office:spreadsheet>
      <table:calculation-settings table:automatic-find-labels="false">
        <table:iteration table:steps="5"/>
      </table:calculation-settings>
      <table:table table:name="DANSYS" table:style-name="ta1">
        <table:table-column table:style-name="co1" table:number-columns-repeated="7" table:default-cell-style-name="Default"/>
        <table:table-row table:style-name="ro1" table:number-rows-repeated="3">
          <table:table-cell table:number-columns-repeated="7"/>
        </table:table-row>
        <table:table-row table:style-name="ro2">
          <table:table-cell table:style-name="ce42" office:value-type="string" calcext:value-type="string" table:number-columns-spanned="7" table:number-rows-spanned="1">
            <text:p>DANSYS</text:p>
          </table:table-cell>
          <table:covered-table-cell table:number-columns-repeated="6"/>
        </table:table-row>
        <table:table-row table:style-name="ro1" table:number-rows-repeated="2">
          <table:table-cell table:number-columns-repeated="7"/>
        </table:table-row>
        <table:table-row table:style-name="ro3">
          <table:table-cell table:style-name="ce43" office:value-type="string" calcext:value-type="string" table:number-columns-spanned="7" table:number-rows-spanned="1">
            <text:p>A statistical and mathematical analysis spreadsheet created by</text:p>
          </table:table-cell>
          <table:covered-table-cell table:number-columns-repeated="6"/>
        </table:table-row>
        <table:table-row table:style-name="ro1">
          <table:table-cell table:number-columns-repeated="7"/>
        </table:table-row>
        <table:table-row table:style-name="ro3">
          <table:table-cell table:style-name="ce43" office:value-type="string" calcext:value-type="string" table:number-columns-spanned="7" table:number-rows-spanned="1">
            <text:p>Wolf VanZandt</text:p>
          </table:table-cell>
          <table:covered-table-cell table:number-columns-repeated="6"/>
        </table:table-row>
        <table:table-row table:style-name="ro1" table:number-rows-repeated="2">
          <table:table-cell table:number-columns-repeated="7"/>
        </table:table-row>
        <table:table-row table:style-name="ro1">
          <table:table-cell table:style-name="ce44" office:value-type="string" calcext:value-type="string" table:number-columns-spanned="7" table:number-rows-spanned="2">
            <text:p>DANSYS is the Data Analysis SYStem, a LibreOffice spreadsheet document enhanced by additional mathematical and statistical functions and routines.</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44" office:value-type="string" calcext:value-type="string" table:number-columns-spanned="7" table:number-rows-spanned="2">
            <text:p>For documentation, see the DANSYS Functions sheet which lists the added functions and routines along with descriptions and instructions</text:p>
          </table:table-cell>
          <table:covered-table-cell table:number-columns-repeated="6"/>
        </table:table-row>
        <table:table-row table:style-name="ro1">
          <table:covered-table-cell table:number-columns-repeated="7"/>
        </table:table-row>
        <table:table-row table:style-name="ro1">
          <table:table-cell table:number-columns-repeated="7"/>
        </table:table-row>
        <table:table-row table:style-name="ro1">
          <table:table-cell table:style-name="ce45" office:value-type="string" calcext:value-type="string" table:number-columns-spanned="7" table:number-rows-spanned="1">
            <text:p>Future versions of DANSYS will include more advanced procedures</text:p>
          </table:table-cell>
          <table:covered-table-cell table:number-columns-repeated="6"/>
        </table:table-row>
        <table:table-row table:style-name="ro1">
          <table:table-cell table:number-columns-repeated="7"/>
        </table:table-row>
        <table:table-row table:style-name="ro1">
          <table:table-cell table:style-name="ce44" office:value-type="string" calcext:value-type="string" table:number-columns-spanned="7" table:number-rows-spanned="3">
            <text:p>Note: DANSYS is the project of one individual. I don't have access to extensive beta testing so there may well be some errors in the programming. Like all statistical software, pretest any procedure you include in a serious project. If you find bugs, drop me a line a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4">
          <table:table-cell table:style-name="ce45" office:value-type="string" calcext:value-type="string" table:number-columns-spanned="7" table:number-rows-spanned="1">
            <text:p><text:a xlink:href="mailto:wolf@theriantimeline.com" xlink:type="simple">wolf@theriantimeline.com</text:a></text:p>
          </table:table-cell>
          <table:covered-table-cell table:number-columns-repeated="6"/>
        </table:table-row>
        <table:table-row table:style-name="ro1">
          <table:table-cell table:number-columns-repeated="7"/>
        </table:table-row>
        <table:table-row table:style-name="ro1">
          <table:table-cell table:style-name="ce45" office:value-type="string" calcext:value-type="string" table:number-columns-spanned="7" table:number-rows-spanned="1">
            <text:p>I will appreciate the chance to catch and fix errors. </text:p>
          </table:table-cell>
          <table:covered-table-cell table:number-columns-repeated="6"/>
        </table:table-row>
        <table:table-row table:style-name="ro1">
          <table:table-cell table:number-columns-repeated="7"/>
        </table:table-row>
        <table:table-row table:style-name="ro1">
          <table:table-cell table:style-name="ce45" office:value-type="string" calcext:value-type="string" table:number-columns-spanned="7" table:number-rows-spanned="1">
            <text:p>A statistics decision tree and glossary, and a user guide are in the works.</text:p>
          </table:table-cell>
          <table:covered-table-cell table:number-columns-repeated="6"/>
        </table:table-row>
      </table:table>
      <table:table table:name="Data" table:style-name="ta1" table:print="false">
        <table:shapes>
          <draw:frame draw:z-index="0" draw:style-name="gr281" draw:text-style-name="P4" svg:width="159.99mm" svg:height="89.99mm" svg:x="64.3mm" svg:y="36.83mm">
            <loext:p draw:notify-on-update-of-ranges="Data.A1:Data.A41 Data.B1:Data.B41"/>
            <draw:object xlink:href="./Object 1" xlink:type="simple" xlink:show="embed" xlink:actuate="onLoad"/>
            <draw:image xlink:href="./ObjectReplacements/Object 1" xlink:type="simple" xlink:show="embed" xlink:actuate="onLoad"/>
          </draw:frame>
        </table:shapes>
        <table:table-column table:style-name="co2" table:number-columns-repeated="7" table:default-cell-style-name="Default"/>
        <table:table-row table:style-name="ro1">
          <table:table-cell office:value-type="float" office:value="-10" calcext:value-type="float">
            <text:p>-10</text:p>
          </table:table-cell>
          <table:table-cell table:formula="of:=[.A1]/SIN([.A1])" office:value-type="float" office:value="-18.3816396088967" calcext:value-type="float">
            <text:p>-18.3816396088967</text:p>
          </table:table-cell>
          <table:table-cell table:number-columns-repeated="5"/>
        </table:table-row>
        <table:table-row table:style-name="ro1">
          <table:table-cell office:value-type="float" office:value="-9.5" calcext:value-type="float">
            <text:p>-9.5</text:p>
          </table:table-cell>
          <table:table-cell table:formula="of:=[.A2]/SIN([.A2])" office:value-type="float" office:value="-126.411954227985" calcext:value-type="float">
            <text:p>-126.411954227985</text:p>
          </table:table-cell>
          <table:table-cell table:number-columns-repeated="5"/>
        </table:table-row>
        <table:table-row table:style-name="ro1">
          <table:table-cell office:value-type="float" office:value="-9" calcext:value-type="float">
            <text:p>-9</text:p>
          </table:table-cell>
          <table:table-cell table:formula="of:=[.A3]/SIN([.A3])" office:value-type="float" office:value="21.8383797919679" calcext:value-type="float">
            <text:p>21.8383797919679</text:p>
          </table:table-cell>
          <table:table-cell table:number-columns-repeated="5"/>
        </table:table-row>
        <table:table-row table:style-name="ro1">
          <table:table-cell office:value-type="float" office:value="-8.5" calcext:value-type="float">
            <text:p>-8.5</text:p>
          </table:table-cell>
          <table:table-cell table:formula="of:=[.A4]/SIN([.A4])" office:value-type="float" office:value="10.6451311055887" calcext:value-type="float">
            <text:p>10.6451311055887</text:p>
          </table:table-cell>
          <table:table-cell table:number-columns-repeated="5"/>
        </table:table-row>
        <table:table-row table:style-name="ro1">
          <table:table-cell office:value-type="float" office:value="-8" calcext:value-type="float">
            <text:p>-8</text:p>
          </table:table-cell>
          <table:table-cell table:formula="of:=[.A5]/SIN([.A5])" office:value-type="float" office:value="8.08604974720078" calcext:value-type="float">
            <text:p>8.08604974720078</text:p>
          </table:table-cell>
          <table:table-cell table:number-columns-repeated="5"/>
        </table:table-row>
        <table:table-row table:style-name="ro1">
          <table:table-cell office:value-type="float" office:value="-7.5" calcext:value-type="float">
            <text:p>-7.5</text:p>
          </table:table-cell>
          <table:table-cell table:formula="of:=[.A6]/SIN([.A6])" office:value-type="float" office:value="7.99573580565357" calcext:value-type="float">
            <text:p>7.99573580565357</text:p>
          </table:table-cell>
          <table:table-cell table:number-columns-repeated="5"/>
        </table:table-row>
        <table:table-row table:style-name="ro1">
          <table:table-cell office:value-type="float" office:value="-7" calcext:value-type="float">
            <text:p>-7</text:p>
          </table:table-cell>
          <table:table-cell table:formula="of:=[.A7]/SIN([.A7])" office:value-type="float" office:value="10.6547074379461" calcext:value-type="float">
            <text:p>10.6547074379461</text:p>
          </table:table-cell>
          <table:table-cell table:number-columns-repeated="5"/>
        </table:table-row>
        <table:table-row table:style-name="ro1">
          <table:table-cell office:value-type="float" office:value="-6.5" calcext:value-type="float">
            <text:p>-6.5</text:p>
          </table:table-cell>
          <table:table-cell table:formula="of:=[.A8]/SIN([.A8])" office:value-type="float" office:value="30.2156952395637" calcext:value-type="float">
            <text:p>30.2156952395637</text:p>
          </table:table-cell>
          <table:table-cell table:number-columns-repeated="5"/>
        </table:table-row>
        <table:table-row table:style-name="ro1">
          <table:table-cell office:value-type="float" office:value="-6" calcext:value-type="float">
            <text:p>-6</text:p>
          </table:table-cell>
          <table:table-cell table:formula="of:=[.A9]/SIN([.A9])" office:value-type="float" office:value="-21.4733972835264" calcext:value-type="float">
            <text:p>-21.4733972835264</text:p>
          </table:table-cell>
          <table:table-cell table:number-columns-repeated="5"/>
        </table:table-row>
        <table:table-row table:style-name="ro1">
          <table:table-cell office:value-type="float" office:value="-5.5" calcext:value-type="float">
            <text:p>-5.5</text:p>
          </table:table-cell>
          <table:table-cell table:formula="of:=[.A10]/SIN([.A10])" office:value-type="float" office:value="-7.79544386148806" calcext:value-type="float">
            <text:p>-7.79544386148806</text:p>
          </table:table-cell>
          <table:table-cell table:number-columns-repeated="4"/>
          <table:table-cell table:style-name="ce5"/>
        </table:table-row>
        <table:table-row table:style-name="ro1">
          <table:table-cell office:value-type="float" office:value="-5" calcext:value-type="float">
            <text:p>-5</text:p>
          </table:table-cell>
          <table:table-cell table:formula="of:=[.A11]/SIN([.A11])" office:value-type="float" office:value="-5.21417606385703" calcext:value-type="float">
            <text:p>-5.21417606385703</text:p>
          </table:table-cell>
          <table:table-cell table:number-columns-repeated="4"/>
          <table:table-cell table:style-name="ce5"/>
        </table:table-row>
        <table:table-row table:style-name="ro1">
          <table:table-cell office:value-type="float" office:value="-4.5" calcext:value-type="float">
            <text:p>-4.5</text:p>
          </table:table-cell>
          <table:table-cell table:formula="of:=[.A12]/SIN([.A12])" office:value-type="float" office:value="-4.60343872652086" calcext:value-type="float">
            <text:p>-4.60343872652086</text:p>
          </table:table-cell>
          <table:table-cell table:number-columns-repeated="4"/>
          <table:table-cell table:style-name="ce5"/>
        </table:table-row>
        <table:table-row table:style-name="ro1">
          <table:table-cell office:value-type="float" office:value="-4" calcext:value-type="float">
            <text:p>-4</text:p>
          </table:table-cell>
          <table:table-cell table:formula="of:=[.A13]/SIN([.A13])" office:value-type="float" office:value="-5.28539483524361" calcext:value-type="float">
            <text:p>-5.28539483524361</text:p>
          </table:table-cell>
          <table:table-cell table:number-columns-repeated="4"/>
          <table:table-cell table:style-name="ce5"/>
        </table:table-row>
        <table:table-row table:style-name="ro1">
          <table:table-cell office:value-type="float" office:value="-3.5" calcext:value-type="float">
            <text:p>-3.5</text:p>
          </table:table-cell>
          <table:table-cell table:formula="of:=[.A14]/SIN([.A14])" office:value-type="float" office:value="-9.97767203139163" calcext:value-type="float">
            <text:p>-9.97767203139163</text:p>
          </table:table-cell>
          <table:table-cell table:number-columns-repeated="4"/>
          <table:table-cell table:style-name="ce5"/>
        </table:table-row>
        <table:table-row table:style-name="ro1">
          <table:table-cell office:value-type="float" office:value="-3" calcext:value-type="float">
            <text:p>-3</text:p>
          </table:table-cell>
          <table:table-cell table:formula="of:=[.A15]/SIN([.A15])" office:value-type="float" office:value="21.2585021872116" calcext:value-type="float">
            <text:p>21.2585021872116</text:p>
          </table:table-cell>
          <table:table-cell table:number-columns-repeated="4"/>
          <table:table-cell table:style-name="ce5"/>
        </table:table-row>
        <table:table-row table:style-name="ro1">
          <table:table-cell office:value-type="float" office:value="-2.5" calcext:value-type="float">
            <text:p>-2.5</text:p>
          </table:table-cell>
          <table:table-cell table:formula="of:=[.A16]/SIN([.A16])" office:value-type="float" office:value="4.1773038638967" calcext:value-type="float">
            <text:p>4.1773038638967</text:p>
          </table:table-cell>
          <table:table-cell table:number-columns-repeated="4"/>
          <table:table-cell table:style-name="ce5"/>
        </table:table-row>
        <table:table-row table:style-name="ro1">
          <table:table-cell office:value-type="float" office:value="-2" calcext:value-type="float">
            <text:p>-2</text:p>
          </table:table-cell>
          <table:table-cell table:formula="of:=[.A17]/SIN([.A17])" office:value-type="float" office:value="2.19950034058923" calcext:value-type="float">
            <text:p>2.19950034058923</text:p>
          </table:table-cell>
          <table:table-cell table:number-columns-repeated="4"/>
          <table:table-cell table:style-name="ce5"/>
        </table:table-row>
        <table:table-row table:style-name="ro1">
          <table:table-cell office:value-type="float" office:value="-1.5" calcext:value-type="float">
            <text:p>-1.5</text:p>
          </table:table-cell>
          <table:table-cell table:formula="of:=[.A18]/SIN([.A18])" office:value-type="float" office:value="1.50376695637009" calcext:value-type="float">
            <text:p>1.50376695637009</text:p>
          </table:table-cell>
          <table:table-cell table:number-columns-repeated="5"/>
        </table:table-row>
        <table:table-row table:style-name="ro1">
          <table:table-cell office:value-type="float" office:value="-1" calcext:value-type="float">
            <text:p>-1</text:p>
          </table:table-cell>
          <table:table-cell table:formula="of:=[.A19]/SIN([.A19])" office:value-type="float" office:value="1.18839510577812" calcext:value-type="float">
            <text:p>1.18839510577812</text:p>
          </table:table-cell>
          <table:table-cell table:number-columns-repeated="5"/>
        </table:table-row>
        <table:table-row table:style-name="ro1">
          <table:table-cell office:value-type="float" office:value="-0.5" calcext:value-type="float">
            <text:p>-0.5</text:p>
          </table:table-cell>
          <table:table-cell table:formula="of:=[.A20]/SIN([.A20])" office:value-type="float" office:value="1.04291482146674" calcext:value-type="float">
            <text:p>1.04291482146674</text:p>
          </table:table-cell>
          <table:table-cell table:number-columns-repeated="5"/>
        </table:table-row>
        <table:table-row table:style-name="ro1">
          <table:table-cell office:value-type="float" office:value="0" calcext:value-type="float">
            <text:p>0</text:p>
          </table:table-cell>
          <table:table-cell table:formula="of:=[.A21]/SIN([.A21])" office:value-type="string" office:string-value="" calcext:value-type="error">
            <text:p>#DIV/0!</text:p>
          </table:table-cell>
          <table:table-cell table:number-columns-repeated="5"/>
        </table:table-row>
        <table:table-row table:style-name="ro1">
          <table:table-cell office:value-type="float" office:value="0.5" calcext:value-type="float">
            <text:p>0.5</text:p>
          </table:table-cell>
          <table:table-cell table:formula="of:=[.A22]/SIN([.A22])" office:value-type="float" office:value="1.04291482146674" calcext:value-type="float">
            <text:p>1.04291482146674</text:p>
          </table:table-cell>
          <table:table-cell table:number-columns-repeated="5"/>
        </table:table-row>
        <table:table-row table:style-name="ro1">
          <table:table-cell office:value-type="float" office:value="1" calcext:value-type="float">
            <text:p>1</text:p>
          </table:table-cell>
          <table:table-cell table:formula="of:=[.A23]/SIN([.A23])" office:value-type="float" office:value="1.18839510577812" calcext:value-type="float">
            <text:p>1.18839510577812</text:p>
          </table:table-cell>
          <table:table-cell table:number-columns-repeated="5"/>
        </table:table-row>
        <table:table-row table:style-name="ro1">
          <table:table-cell office:value-type="float" office:value="1.5" calcext:value-type="float">
            <text:p>1.5</text:p>
          </table:table-cell>
          <table:table-cell table:formula="of:=[.A24]/SIN([.A24])" office:value-type="float" office:value="1.50376695637009" calcext:value-type="float">
            <text:p>1.50376695637009</text:p>
          </table:table-cell>
          <table:table-cell table:number-columns-repeated="5"/>
        </table:table-row>
        <table:table-row table:style-name="ro1">
          <table:table-cell office:value-type="float" office:value="2" calcext:value-type="float">
            <text:p>2</text:p>
          </table:table-cell>
          <table:table-cell table:formula="of:=[.A25]/SIN([.A25])" office:value-type="float" office:value="2.19950034058923" calcext:value-type="float">
            <text:p>2.19950034058923</text:p>
          </table:table-cell>
          <table:table-cell table:number-columns-repeated="5"/>
        </table:table-row>
        <table:table-row table:style-name="ro1">
          <table:table-cell office:value-type="float" office:value="2.5" calcext:value-type="float">
            <text:p>2.5</text:p>
          </table:table-cell>
          <table:table-cell table:formula="of:=[.A26]/SIN([.A26])" office:value-type="float" office:value="4.1773038638967" calcext:value-type="float">
            <text:p>4.1773038638967</text:p>
          </table:table-cell>
          <table:table-cell table:number-columns-repeated="5"/>
        </table:table-row>
        <table:table-row table:style-name="ro1">
          <table:table-cell office:value-type="float" office:value="3" calcext:value-type="float">
            <text:p>3</text:p>
          </table:table-cell>
          <table:table-cell table:formula="of:=[.A27]/SIN([.A27])" office:value-type="float" office:value="21.2585021872116" calcext:value-type="float">
            <text:p>21.2585021872116</text:p>
          </table:table-cell>
          <table:table-cell table:number-columns-repeated="5"/>
        </table:table-row>
        <table:table-row table:style-name="ro1">
          <table:table-cell office:value-type="float" office:value="3.5" calcext:value-type="float">
            <text:p>3.5</text:p>
          </table:table-cell>
          <table:table-cell table:formula="of:=[.A28]/SIN([.A28])" office:value-type="float" office:value="-9.97767203139163" calcext:value-type="float">
            <text:p>-9.97767203139163</text:p>
          </table:table-cell>
          <table:table-cell table:number-columns-repeated="5"/>
        </table:table-row>
        <table:table-row table:style-name="ro1">
          <table:table-cell office:value-type="float" office:value="4" calcext:value-type="float">
            <text:p>4</text:p>
          </table:table-cell>
          <table:table-cell table:formula="of:=[.A29]/SIN([.A29])" office:value-type="float" office:value="-5.28539483524361" calcext:value-type="float">
            <text:p>-5.28539483524361</text:p>
          </table:table-cell>
          <table:table-cell table:number-columns-repeated="5"/>
        </table:table-row>
        <table:table-row table:style-name="ro1">
          <table:table-cell office:value-type="float" office:value="4.5" calcext:value-type="float">
            <text:p>4.5</text:p>
          </table:table-cell>
          <table:table-cell table:formula="of:=[.A30]/SIN([.A30])" office:value-type="float" office:value="-4.60343872652086" calcext:value-type="float">
            <text:p>-4.60343872652086</text:p>
          </table:table-cell>
          <table:table-cell table:number-columns-repeated="5"/>
        </table:table-row>
        <table:table-row table:style-name="ro1">
          <table:table-cell office:value-type="float" office:value="5" calcext:value-type="float">
            <text:p>5</text:p>
          </table:table-cell>
          <table:table-cell table:formula="of:=[.A31]/SIN([.A31])" office:value-type="float" office:value="-5.21417606385703" calcext:value-type="float">
            <text:p>-5.21417606385703</text:p>
          </table:table-cell>
          <table:table-cell table:number-columns-repeated="5"/>
        </table:table-row>
        <table:table-row table:style-name="ro1">
          <table:table-cell office:value-type="float" office:value="5.5" calcext:value-type="float">
            <text:p>5.5</text:p>
          </table:table-cell>
          <table:table-cell table:formula="of:=[.A32]/SIN([.A32])" office:value-type="float" office:value="-7.79544386148806" calcext:value-type="float">
            <text:p>-7.79544386148806</text:p>
          </table:table-cell>
          <table:table-cell table:number-columns-repeated="5"/>
        </table:table-row>
        <table:table-row table:style-name="ro1">
          <table:table-cell office:value-type="float" office:value="6" calcext:value-type="float">
            <text:p>6</text:p>
          </table:table-cell>
          <table:table-cell table:formula="of:=[.A33]/SIN([.A33])" office:value-type="float" office:value="-21.4733972835264" calcext:value-type="float">
            <text:p>-21.4733972835264</text:p>
          </table:table-cell>
          <table:table-cell table:number-columns-repeated="5"/>
        </table:table-row>
        <table:table-row table:style-name="ro1">
          <table:table-cell office:value-type="float" office:value="6.5" calcext:value-type="float">
            <text:p>6.5</text:p>
          </table:table-cell>
          <table:table-cell table:formula="of:=[.A34]/SIN([.A34])" office:value-type="float" office:value="30.2156952395637" calcext:value-type="float">
            <text:p>30.2156952395637</text:p>
          </table:table-cell>
          <table:table-cell table:number-columns-repeated="5"/>
        </table:table-row>
        <table:table-row table:style-name="ro1">
          <table:table-cell office:value-type="float" office:value="7" calcext:value-type="float">
            <text:p>7</text:p>
          </table:table-cell>
          <table:table-cell table:formula="of:=[.A35]/SIN([.A35])" office:value-type="float" office:value="10.6547074379461" calcext:value-type="float">
            <text:p>10.6547074379461</text:p>
          </table:table-cell>
          <table:table-cell table:number-columns-repeated="5"/>
        </table:table-row>
        <table:table-row table:style-name="ro1">
          <table:table-cell office:value-type="float" office:value="7.5" calcext:value-type="float">
            <text:p>7.5</text:p>
          </table:table-cell>
          <table:table-cell table:formula="of:=[.A36]/SIN([.A36])" office:value-type="float" office:value="7.99573580565357" calcext:value-type="float">
            <text:p>7.99573580565357</text:p>
          </table:table-cell>
          <table:table-cell table:number-columns-repeated="5"/>
        </table:table-row>
        <table:table-row table:style-name="ro1">
          <table:table-cell office:value-type="float" office:value="8" calcext:value-type="float">
            <text:p>8</text:p>
          </table:table-cell>
          <table:table-cell table:formula="of:=[.A37]/SIN([.A37])" office:value-type="float" office:value="8.08604974720078" calcext:value-type="float">
            <text:p>8.08604974720078</text:p>
          </table:table-cell>
          <table:table-cell table:number-columns-repeated="5"/>
        </table:table-row>
        <table:table-row table:style-name="ro1">
          <table:table-cell office:value-type="float" office:value="8.5" calcext:value-type="float">
            <text:p>8.5</text:p>
          </table:table-cell>
          <table:table-cell table:formula="of:=[.A38]/SIN([.A38])" office:value-type="float" office:value="10.6451311055887" calcext:value-type="float">
            <text:p>10.6451311055887</text:p>
          </table:table-cell>
          <table:table-cell table:number-columns-repeated="5"/>
        </table:table-row>
        <table:table-row table:style-name="ro1">
          <table:table-cell office:value-type="float" office:value="9" calcext:value-type="float">
            <text:p>9</text:p>
          </table:table-cell>
          <table:table-cell table:formula="of:=[.A39]/SIN([.A39])" office:value-type="float" office:value="21.8383797919679" calcext:value-type="float">
            <text:p>21.8383797919679</text:p>
          </table:table-cell>
          <table:table-cell table:number-columns-repeated="5"/>
        </table:table-row>
        <table:table-row table:style-name="ro1">
          <table:table-cell office:value-type="float" office:value="9.5" calcext:value-type="float">
            <text:p>9.5</text:p>
          </table:table-cell>
          <table:table-cell table:formula="of:=[.A40]/SIN([.A40])" office:value-type="float" office:value="-126.411954227985" calcext:value-type="float">
            <text:p>-126.411954227985</text:p>
          </table:table-cell>
          <table:table-cell table:number-columns-repeated="5"/>
        </table:table-row>
        <table:table-row table:style-name="ro1">
          <table:table-cell office:value-type="float" office:value="10" calcext:value-type="float">
            <text:p>10</text:p>
          </table:table-cell>
          <table:table-cell table:formula="of:=[.A41]/SIN([.A41])" office:value-type="float" office:value="-18.3816396088967" calcext:value-type="float">
            <text:p>-18.3816396088967</text:p>
          </table:table-cell>
          <table:table-cell table:number-columns-repeated="5"/>
        </table:table-row>
      </table:table>
      <table:table table:name="ToSample" table:style-name="ta1" table:print="false">
        <table:table-column table:style-name="co2" table:number-columns-repeated="6" table:default-cell-style-name="Default"/>
        <table:table-column table:style-name="co3" table:default-cell-style-name="Default"/>
        <table:table-row table:style-name="ro5" table:number-rows-repeated="21">
          <table:table-cell table:number-columns-repeated="7"/>
        </table:table-row>
        <table:table-row table:style-name="ro5">
          <table:table-cell table:style-name="ce47" table:number-columns-repeated="2"/>
          <table:table-cell table:number-columns-repeated="5"/>
        </table:table-row>
      </table:table>
      <table:table table:name="FunctionIn" table:style-name="ta2" table:print="false">
        <table:table-column table:style-name="co2" table:number-columns-repeated="4" table:default-cell-style-name="Default"/>
        <table:table-row table:style-name="ro5">
          <table:table-cell table:formula="of:=[.B1]^2+[.C1]^2" office:value-type="float" office:value="50" calcext:value-type="float">
            <text:p>50</text:p>
          </table:table-cell>
          <table:table-cell table:number-columns-repeated="2" office:value-type="float" office:value="5" calcext:value-type="float">
            <text:p>5</text:p>
          </table:table-cell>
          <table:table-cell office:value-type="float" office:value="0" calcext:value-type="float">
            <text:p>0</text:p>
          </table:table-cell>
        </table:table-row>
      </table:table>
      <table:table table:name="Registers" table:style-name="ta2" table:print="false">
        <table:table-column table:style-name="co2" table:number-columns-repeated="12" table:default-cell-style-name="Default"/>
        <table:table-row table:style-name="ro1">
          <table:table-cell office:value-type="float" office:value="0" calcext:value-type="float">
            <text:p>0</text:p>
          </table:table-cell>
          <table:table-cell office:value-type="float" office:value="3" calcext:value-type="float">
            <text:p>3</text:p>
          </table:table-cell>
          <table:table-cell table:number-columns-repeated="10"/>
        </table:table-row>
        <table:table-row table:style-name="ro1">
          <table:table-cell office:value-type="float" office:value="0" calcext:value-type="float">
            <text:p>0</text:p>
          </table:table-cell>
          <table:table-cell office:value-type="float" office:value="4" calcext:value-type="float">
            <text:p>4</text:p>
          </table:table-cell>
          <table:table-cell table:number-columns-repeated="10"/>
        </table:table-row>
        <table:table-row table:style-name="ro5">
          <table:table-cell office:value-type="float" office:value="0" calcext:value-type="float">
            <text:p>0</text:p>
          </table:table-cell>
          <table:table-cell office:value-type="float" office:value="5" calcext:value-type="float">
            <text:p>5</text:p>
          </table:table-cell>
          <table:table-cell table:number-columns-repeated="10"/>
        </table:table-row>
        <table:table-row table:style-name="ro5">
          <table:table-cell office:value-type="float" office:value="1" calcext:value-type="float">
            <text:p>1</text:p>
          </table:table-cell>
          <table:table-cell office:value-type="float" office:value="6" calcext:value-type="float">
            <text:p>6</text:p>
          </table:table-cell>
          <table:table-cell table:number-columns-repeated="10"/>
        </table:table-row>
        <table:table-row table:style-name="ro5">
          <table:table-cell office:value-type="float" office:value="2" calcext:value-type="float">
            <text:p>2</text:p>
          </table:table-cell>
          <table:table-cell office:value-type="float" office:value="7" calcext:value-type="float">
            <text:p>7</text:p>
          </table:table-cell>
          <table:table-cell table:number-columns-repeated="10"/>
        </table:table-row>
        <table:table-row table:style-name="ro5">
          <table:table-cell office:value-type="float" office:value="0" calcext:value-type="float">
            <text:p>0</text:p>
          </table:table-cell>
          <table:table-cell office:value-type="float" office:value="8" calcext:value-type="float">
            <text:p>8</text:p>
          </table:table-cell>
          <table:table-cell table:number-columns-repeated="10"/>
        </table:table-row>
        <table:table-row table:style-name="ro5">
          <table:table-cell office:value-type="float" office:value="-1" calcext:value-type="float">
            <text:p>-1</text:p>
          </table:table-cell>
          <table:table-cell office:value-type="float" office:value="9" calcext:value-type="float">
            <text:p>9</text:p>
          </table:table-cell>
          <table:table-cell table:number-columns-repeated="10"/>
        </table:table-row>
        <table:table-row table:style-name="ro5">
          <table:table-cell office:value-type="float" office:value="3" calcext:value-type="float">
            <text:p>3</text:p>
          </table:table-cell>
          <table:table-cell office:value-type="float" office:value="10" calcext:value-type="float">
            <text:p>10</text:p>
          </table:table-cell>
          <table:table-cell table:number-columns-repeated="10"/>
        </table:table-row>
        <table:table-row table:style-name="ro5">
          <table:table-cell office:value-type="float" office:value="47" calcext:value-type="float">
            <text:p>47</text:p>
          </table:table-cell>
          <table:table-cell office:value-type="float" office:value="11" calcext:value-type="float">
            <text:p>11</text:p>
          </table:table-cell>
          <table:table-cell table:number-columns-repeated="10"/>
        </table:table-row>
        <table:table-row table:style-name="ro5">
          <table:table-cell office:value-type="float" office:value="21" calcext:value-type="float">
            <text:p>21</text:p>
          </table:table-cell>
          <table:table-cell office:value-type="float" office:value="12" calcext:value-type="float">
            <text:p>12</text:p>
          </table:table-cell>
          <table:table-cell table:number-columns-repeated="10"/>
        </table:table-row>
        <table:table-row table:style-name="ro5">
          <table:table-cell office:value-type="float" office:value="35" calcext:value-type="float">
            <text:p>35</text:p>
          </table:table-cell>
          <table:table-cell office:value-type="float" office:value="13" calcext:value-type="float">
            <text:p>13</text:p>
          </table:table-cell>
          <table:table-cell table:number-columns-repeated="10"/>
        </table:table-row>
        <table:table-row table:style-name="ro5">
          <table:table-cell office:value-type="float" office:value="21" calcext:value-type="float">
            <text:p>21</text:p>
          </table:table-cell>
          <table:table-cell office:value-type="float" office:value="14" calcext:value-type="float">
            <text:p>14</text:p>
          </table:table-cell>
          <table:table-cell table:number-columns-repeated="10"/>
        </table:table-row>
        <table:table-row table:style-name="ro5">
          <table:table-cell office:value-type="float" office:value="2" calcext:value-type="float">
            <text:p>2</text:p>
          </table:table-cell>
          <table:table-cell office:value-type="float" office:value="15" calcext:value-type="float">
            <text:p>15</text:p>
          </table:table-cell>
          <table:table-cell table:number-columns-repeated="10"/>
        </table:table-row>
        <table:table-row table:style-name="ro5">
          <table:table-cell office:value-type="float" office:value="4" calcext:value-type="float">
            <text:p>4</text:p>
          </table:table-cell>
          <table:table-cell office:value-type="float" office:value="16" calcext:value-type="float">
            <text:p>16</text:p>
          </table:table-cell>
          <table:table-cell table:number-columns-repeated="10"/>
        </table:table-row>
        <table:table-row table:style-name="ro5">
          <table:table-cell office:value-type="float" office:value="5" calcext:value-type="float">
            <text:p>5</text:p>
          </table:table-cell>
          <table:table-cell office:value-type="float" office:value="1" calcext:value-type="float">
            <text:p>1</text:p>
          </table:table-cell>
          <table:table-cell/>
          <table:table-cell office:value-type="string" calcext:value-type="string">
            <text:p>Value registers</text:p>
          </table:table-cell>
          <table:table-cell table:number-columns-repeated="8"/>
        </table:table-row>
        <table:table-row table:style-name="ro1">
          <table:table-cell table:style-name="ce48" table:number-columns-repeated="3"/>
          <table:table-cell table:number-columns-repeated="9"/>
        </table:table-row>
      </table:table>
      <table:table table:name="Transform" table:style-name="ta2" table:print="false">
        <table:table-column table:style-name="co2" table:default-cell-style-name="Default"/>
        <table:table-row table:style-name="ro5">
          <table:table-cell office:value-type="float" office:value="1" calcext:value-type="float">
            <text:p>1</text:p>
          </table:table-cell>
        </table:table-row>
        <table:table-row table:style-name="ro5">
          <table:table-cell office:value-type="float" office:value="2" calcext:value-type="float">
            <text:p>2</text:p>
          </table:table-cell>
        </table:table-row>
        <table:table-row table:style-name="ro5">
          <table:table-cell office:value-type="float" office:value="3" calcext:value-type="float">
            <text:p>3</text:p>
          </table:table-cell>
        </table:table-row>
        <table:table-row table:style-name="ro5">
          <table:table-cell office:value-type="float" office:value="3.5" calcext:value-type="float">
            <text:p>3.5</text:p>
          </table:table-cell>
        </table:table-row>
        <table:table-row table:style-name="ro5">
          <table:table-cell office:value-type="float" office:value="4" calcext:value-type="float">
            <text:p>4</text:p>
          </table:table-cell>
        </table:table-row>
        <table:table-row table:style-name="ro5">
          <table:table-cell office:value-type="float" office:value="5" calcext:value-type="float">
            <text:p>5</text:p>
          </table:table-cell>
        </table:table-row>
        <table:table-row table:style-name="ro5">
          <table:table-cell office:value-type="float" office:value="6" calcext:value-type="float">
            <text:p>6</text:p>
          </table:table-cell>
        </table:table-row>
        <table:table-row table:style-name="ro5">
          <table:table-cell office:value-type="float" office:value="4" calcext:value-type="float">
            <text:p>4</text:p>
          </table:table-cell>
        </table:table-row>
        <table:table-row table:style-name="ro5">
          <table:table-cell office:value-type="float" office:value="9" calcext:value-type="float">
            <text:p>9</text:p>
          </table:table-cell>
        </table:table-row>
        <table:table-row table:style-name="ro5">
          <table:table-cell office:value-type="float" office:value="3" calcext:value-type="float">
            <text:p>3</text:p>
          </table:table-cell>
        </table:table-row>
        <table:table-row table:style-name="ro5">
          <table:table-cell office:value-type="float" office:value="4" calcext:value-type="float">
            <text:p>4</text:p>
          </table:table-cell>
        </table:table-row>
        <table:table-row table:style-name="ro5">
          <table:table-cell office:value-type="float" office:value="4.83333333333333" calcext:value-type="float">
            <text:p>4.83333333333333</text:p>
          </table:table-cell>
        </table:table-row>
        <table:table-row table:style-name="ro5">
          <table:table-cell office:value-type="float" office:value="4" calcext:value-type="float">
            <text:p>4</text:p>
          </table:table-cell>
        </table:table-row>
        <table:table-row table:style-name="ro5">
          <table:table-cell office:value-type="float" office:value="65" calcext:value-type="float">
            <text:p>65</text:p>
          </table:table-cell>
        </table:table-row>
        <table:table-row table:style-name="ro5">
          <table:table-cell office:value-type="float" office:value="428" calcext:value-type="float">
            <text:p>428</text:p>
          </table:table-cell>
        </table:table-row>
        <table:table-row table:style-name="ro5">
          <table:table-cell office:value-type="float" office:value="49" calcext:value-type="float">
            <text:p>49</text:p>
          </table:table-cell>
        </table:table-row>
        <table:table-row table:style-name="ro5">
          <table:table-cell office:value-type="float" office:value="253" calcext:value-type="float">
            <text:p>253</text:p>
          </table:table-cell>
        </table:table-row>
        <table:table-row table:style-name="ro5">
          <table:table-cell office:value-type="float" office:value="27" calcext:value-type="float">
            <text:p>27</text:p>
          </table:table-cell>
        </table:table-row>
        <table:table-row table:style-name="ro5">
          <table:table-cell office:value-type="float" office:value="24" calcext:value-type="float">
            <text:p>24</text:p>
          </table:table-cell>
        </table:table-row>
        <table:table-row table:style-name="ro5">
          <table:table-cell office:value-type="float" office:value="348" calcext:value-type="float">
            <text:p>348</text:p>
          </table:table-cell>
        </table:table-row>
        <table:table-row table:style-name="ro5">
          <table:table-cell office:value-type="float" office:value="29" calcext:value-type="float">
            <text:p>29</text:p>
          </table:table-cell>
        </table:table-row>
        <table:table-row table:style-name="ro5">
          <table:table-cell office:value-type="float" office:value="71" calcext:value-type="float">
            <text:p>71</text:p>
          </table:table-cell>
        </table:table-row>
        <table:table-row table:style-name="ro5">
          <table:table-cell office:value-type="float" office:value="16" calcext:value-type="float">
            <text:p>16</text:p>
          </table:table-cell>
        </table:table-row>
        <table:table-row table:style-name="ro5">
          <table:table-cell office:value-type="float" office:value="104" calcext:value-type="float">
            <text:p>104</text:p>
          </table:table-cell>
        </table:table-row>
        <table:table-row table:style-name="ro5">
          <table:table-cell office:value-type="float" office:value="8" calcext:value-type="float">
            <text:p>8</text:p>
          </table:table-cell>
        </table:table-row>
        <table:table-row table:style-name="ro5">
          <table:table-cell office:value-type="float" office:value="13" calcext:value-type="float">
            <text:p>13</text:p>
          </table:table-cell>
        </table:table-row>
        <table:table-row table:style-name="ro5">
          <table:table-cell office:value-type="float" office:value="15" calcext:value-type="float">
            <text:p>15</text:p>
          </table:table-cell>
        </table:table-row>
        <table:table-row table:style-name="ro5">
          <table:table-cell office:value-type="float" office:value="15" calcext:value-type="float">
            <text:p>15</text:p>
          </table:table-cell>
        </table:table-row>
        <table:table-row table:style-name="ro5">
          <table:table-cell office:value-type="float" office:value="244" calcext:value-type="float">
            <text:p>244</text:p>
          </table:table-cell>
        </table:table-row>
        <table:table-row table:style-name="ro5">
          <table:table-cell office:value-type="float" office:value="324" calcext:value-type="float">
            <text:p>324</text:p>
          </table:table-cell>
        </table:table-row>
        <table:table-row table:style-name="ro5">
          <table:table-cell office:value-type="float" office:value="353" calcext:value-type="float">
            <text:p>353</text:p>
          </table:table-cell>
        </table:table-row>
        <table:table-row table:style-name="ro5">
          <table:table-cell office:value-type="float" office:value="109" calcext:value-type="float">
            <text:p>109</text:p>
          </table:table-cell>
        </table:table-row>
        <table:table-row table:style-name="ro5">
          <table:table-cell office:value-type="float" office:value="1" calcext:value-type="float">
            <text:p>1</text:p>
          </table:table-cell>
        </table:table-row>
        <table:table-row table:style-name="ro5">
          <table:table-cell office:value-type="float" office:value="145" calcext:value-type="float">
            <text:p>145</text:p>
          </table:table-cell>
        </table:table-row>
        <table:table-row table:style-name="ro5">
          <table:table-cell office:value-type="float" office:value="1787" calcext:value-type="float">
            <text:p>1787</text:p>
          </table:table-cell>
        </table:table-row>
        <table:table-row table:style-name="ro5">
          <table:table-cell office:value-type="float" office:value="35" calcext:value-type="float">
            <text:p>35</text:p>
          </table:table-cell>
        </table:table-row>
        <table:table-row table:style-name="ro5">
          <table:table-cell office:value-type="float" office:value="90" calcext:value-type="float">
            <text:p>90</text:p>
          </table:table-cell>
        </table:table-row>
        <table:table-row table:style-name="ro5">
          <table:table-cell office:value-type="float" office:value="0" calcext:value-type="float">
            <text:p>0</text:p>
          </table:table-cell>
        </table:table-row>
        <table:table-row table:style-name="ro5">
          <table:table-cell office:value-type="float" office:value="0" calcext:value-type="float">
            <text:p>0</text:p>
          </table:table-cell>
        </table:table-row>
      </table:table>
      <table:table table:name="Save" table:style-name="ta2" table:print="false">
        <table:table-column table:style-name="co2" table:default-cell-style-name="Default"/>
        <table:table-row table:style-name="ro5">
          <table:table-cell office:value-type="float" office:value="1720212868" calcext:value-type="float">
            <text:p>1720212868</text:p>
          </table:table-cell>
        </table:table-row>
        <table:table-row table:style-name="ro5">
          <table:table-cell office:value-type="float" office:value="1392842846" calcext:value-type="float">
            <text:p>1392842846</text:p>
          </table:table-cell>
        </table:table-row>
        <table:table-row table:style-name="ro5">
          <table:table-cell office:value-type="float" office:value="1031324961" calcext:value-type="float">
            <text:p>1031324961</text:p>
          </table:table-cell>
        </table:table-row>
        <table:table-row table:style-name="ro5">
          <table:table-cell office:value-type="float" office:value="718590712" calcext:value-type="float">
            <text:p>718590712</text:p>
          </table:table-cell>
        </table:table-row>
        <table:table-row table:style-name="ro5">
          <table:table-cell office:value-type="float" office:value="82237802" calcext:value-type="float">
            <text:p>82237802</text:p>
          </table:table-cell>
        </table:table-row>
        <table:table-row table:style-name="ro5">
          <table:table-cell office:value-type="float" office:value="1816996195" calcext:value-type="float">
            <text:p>1816996195</text:p>
          </table:table-cell>
        </table:table-row>
        <table:table-row table:style-name="ro5">
          <table:table-cell office:value-type="float" office:value="1529538438" calcext:value-type="float">
            <text:p>1529538438</text:p>
          </table:table-cell>
        </table:table-row>
        <table:table-row table:style-name="ro5">
          <table:table-cell office:value-type="float" office:value="1789446856" calcext:value-type="float">
            <text:p>1789446856</text:p>
          </table:table-cell>
        </table:table-row>
        <table:table-row table:style-name="ro5">
          <table:table-cell office:value-type="float" office:value="156648835" calcext:value-type="float">
            <text:p>156648835</text:p>
          </table:table-cell>
        </table:table-row>
        <table:table-row table:style-name="ro5">
          <table:table-cell office:value-type="float" office:value="52437849" calcext:value-type="float">
            <text:p>52437849</text:p>
          </table:table-cell>
        </table:table-row>
        <table:table-row table:style-name="ro5">
          <table:table-cell office:value-type="float" office:value="1441478319" calcext:value-type="float">
            <text:p>1441478319</text:p>
          </table:table-cell>
        </table:table-row>
        <table:table-row table:style-name="ro5">
          <table:table-cell office:value-type="float" office:value="36906150" calcext:value-type="float">
            <text:p>36906150</text:p>
          </table:table-cell>
        </table:table-row>
        <table:table-row table:style-name="ro5">
          <table:table-cell office:value-type="float" office:value="1269685686" calcext:value-type="float">
            <text:p>1269685686</text:p>
          </table:table-cell>
        </table:table-row>
        <table:table-row table:style-name="ro5">
          <table:table-cell office:value-type="float" office:value="1644535938" calcext:value-type="float">
            <text:p>1644535938</text:p>
          </table:table-cell>
        </table:table-row>
        <table:table-row table:style-name="ro5">
          <table:table-cell office:value-type="float" office:value="394503142" calcext:value-type="float">
            <text:p>394503142</text:p>
          </table:table-cell>
        </table:table-row>
        <table:table-row table:style-name="ro5">
          <table:table-cell office:value-type="float" office:value="310212663" calcext:value-type="float">
            <text:p>310212663</text:p>
          </table:table-cell>
        </table:table-row>
        <table:table-row table:style-name="ro5">
          <table:table-cell office:value-type="float" office:value="1596049480" calcext:value-type="float">
            <text:p>1596049480</text:p>
          </table:table-cell>
        </table:table-row>
        <table:table-row table:style-name="ro5">
          <table:table-cell office:value-type="float" office:value="7553450" calcext:value-type="float">
            <text:p>7553450</text:p>
          </table:table-cell>
        </table:table-row>
        <table:table-row table:style-name="ro5">
          <table:table-cell office:value-type="float" office:value="322224693" calcext:value-type="float">
            <text:p>322224693</text:p>
          </table:table-cell>
        </table:table-row>
        <table:table-row table:style-name="ro5">
          <table:table-cell office:value-type="float" office:value="445508654" calcext:value-type="float">
            <text:p>445508654</text:p>
          </table:table-cell>
        </table:table-row>
        <table:table-row table:style-name="ro5">
          <table:table-cell office:value-type="float" office:value="28884682" calcext:value-type="float">
            <text:p>28884682</text:p>
          </table:table-cell>
        </table:table-row>
        <table:table-row table:style-name="ro5">
          <table:table-cell office:value-type="float" office:value="643161691" calcext:value-type="float">
            <text:p>643161691</text:p>
          </table:table-cell>
        </table:table-row>
        <table:table-row table:style-name="ro5">
          <table:table-cell office:value-type="float" office:value="407948861" calcext:value-type="float">
            <text:p>407948861</text:p>
          </table:table-cell>
        </table:table-row>
        <table:table-row table:style-name="ro5">
          <table:table-cell office:value-type="float" office:value="479214492" calcext:value-type="float">
            <text:p>479214492</text:p>
          </table:table-cell>
        </table:table-row>
        <table:table-row table:style-name="ro5">
          <table:table-cell office:value-type="float" office:value="2124954851" calcext:value-type="float">
            <text:p>2124954851</text:p>
          </table:table-cell>
        </table:table-row>
        <table:table-row table:style-name="ro5">
          <table:table-cell office:value-type="float" office:value="612891482" calcext:value-type="float">
            <text:p>612891482</text:p>
          </table:table-cell>
        </table:table-row>
        <table:table-row table:style-name="ro5">
          <table:table-cell office:value-type="float" office:value="1454538876" calcext:value-type="float">
            <text:p>1454538876</text:p>
          </table:table-cell>
        </table:table-row>
        <table:table-row table:style-name="ro5">
          <table:table-cell office:value-type="float" office:value="1814689225" calcext:value-type="float">
            <text:p>1814689225</text:p>
          </table:table-cell>
        </table:table-row>
        <table:table-row table:style-name="ro5">
          <table:table-cell office:value-type="float" office:value="53445315" calcext:value-type="float">
            <text:p>53445315</text:p>
          </table:table-cell>
        </table:table-row>
        <table:table-row table:style-name="ro5">
          <table:table-cell office:value-type="float" office:value="1904850491" calcext:value-type="float">
            <text:p>1904850491</text:p>
          </table:table-cell>
        </table:table-row>
        <table:table-row table:style-name="ro5">
          <table:table-cell office:value-type="float" office:value="1695805043" calcext:value-type="float">
            <text:p>1695805043</text:p>
          </table:table-cell>
        </table:table-row>
        <table:table-row table:style-name="ro5">
          <table:table-cell office:value-type="float" office:value="1860990862" calcext:value-type="float">
            <text:p>1860990862</text:p>
          </table:table-cell>
        </table:table-row>
        <table:table-row table:style-name="ro5">
          <table:table-cell office:value-type="float" office:value="112892739" calcext:value-type="float">
            <text:p>112892739</text:p>
          </table:table-cell>
        </table:table-row>
        <table:table-row table:style-name="ro5">
          <table:table-cell office:value-type="float" office:value="40692" calcext:value-type="float">
            <text:p>40692</text:p>
          </table:table-cell>
        </table:table-row>
      </table:table>
      <table:table table:name="Process" table:style-name="ta1" table:print="false">
        <table:table-column table:style-name="co2" table:number-columns-repeated="2" table:default-cell-style-name="ce49"/>
        <table:table-column table:style-name="co2" table:number-columns-repeated="3" table:default-cell-style-name="Default"/>
        <table:table-column table:style-name="co4" table:default-cell-style-name="Default"/>
        <table:table-column table:style-name="co1" table:number-columns-repeated="3" table:default-cell-style-name="Default"/>
        <table:table-column table:style-name="co4" table:default-cell-style-name="Default"/>
        <table:table-row table:style-name="ro1">
          <table:table-cell table:number-columns-repeated="10"/>
        </table:table-row>
      </table:table>
      <table:table table:name="Report" table:style-name="ta1">
        <table:table-column table:style-name="co1" table:default-cell-style-name="Default"/>
        <table:table-row table:style-name="ro1">
          <table:table-cell/>
        </table:table-row>
      </table:table>
      <table:table table:name="Physical Constants" table:style-name="ta1" table:protected="true" table:print="false">
        <loext:table-protection loext:select-protected-cells="true" loext:select-unprotected-cells="true"/>
        <table:table-column table:style-name="co5" table:default-cell-style-name="Default"/>
        <table:table-column table:style-name="co6" table:number-columns-repeated="1023" table:default-cell-style-name="Default"/>
        <table:table-row table:style-name="ro6">
          <table:table-cell office:value-type="string" calcext:value-type="string">
            <text:p>Commonly used physical constants</text:p>
          </table:table-cell>
          <table:table-cell table:number-columns-repeated="1023"/>
        </table:table-row>
        <table:table-row table:style-name="ro6">
          <table:table-cell office:value-type="string" calcext:value-type="string">
            <text:p>Name</text:p>
          </table:table-cell>
          <table:table-cell office:value-type="string" calcext:value-type="string">
            <text:p>Symbol</text:p>
          </table:table-cell>
          <table:table-cell office:value-type="string" calcext:value-type="string">
            <text:p>Value</text:p>
          </table:table-cell>
          <table:table-cell office:value-type="string" calcext:value-type="string">
            <text:p>Units</text:p>
          </table:table-cell>
          <table:table-cell office:value-type="string" calcext:value-type="string">
            <text:p>Uncertainty</text:p>
          </table:table-cell>
          <table:table-cell table:number-columns-repeated="1019"/>
        </table:table-row>
        <table:table-row table:style-name="ro6">
          <table:table-cell office:value-type="string" calcext:value-type="string">
            <text:p>Speed of light in vacuum</text:p>
          </table:table-cell>
          <table:table-cell office:value-type="string" calcext:value-type="string">
            <text:p>c</text:p>
          </table:table-cell>
          <table:table-cell table:style-name="ce52" office:value-type="float" office:value="299792458" calcext:value-type="float">
            <text:p>3.00E+08</text:p>
          </table:table-cell>
          <table:table-cell office:value-type="string" calcext:value-type="string">
            <text:p>m/s</text:p>
          </table:table-cell>
          <table:table-cell office:value-type="float" office:value="0" calcext:value-type="float">
            <text:p>0</text:p>
          </table:table-cell>
          <table:table-cell table:number-columns-repeated="1019"/>
        </table:table-row>
        <table:table-row table:style-name="ro6">
          <table:table-cell office:value-type="string" calcext:value-type="string">
            <text:p>Magnetic constant</text:p>
          </table:table-cell>
          <table:table-cell table:style-name="ce50" office:value-type="string" calcext:value-type="string">
            <text:p>μ<text:span text:style-name="T5">0</text:span></text:p>
          </table:table-cell>
          <table:table-cell table:style-name="ce52" office:value-type="float" office:value="0.00000125663706" calcext:value-type="float">
            <text:p>1.26E-06</text:p>
          </table:table-cell>
          <table:table-cell office:value-type="string" calcext:value-type="string">
            <text:p>N/A<text:span text:style-name="T18">2</text:span></text:p>
          </table:table-cell>
          <table:table-cell office:value-type="float" office:value="0" calcext:value-type="float">
            <text:p>0</text:p>
          </table:table-cell>
          <table:table-cell table:number-columns-repeated="1019"/>
        </table:table-row>
        <table:table-row table:style-name="ro6">
          <table:table-cell office:value-type="string" calcext:value-type="string">
            <text:p>Electric constant</text:p>
          </table:table-cell>
          <table:table-cell table:style-name="ce50" office:value-type="string" calcext:value-type="string">
            <text:p>ε<text:span text:style-name="T5">0</text:span></text:p>
          </table:table-cell>
          <table:table-cell table:style-name="ce52" office:value-type="float" office:value="0.000000000008854187817" calcext:value-type="float">
            <text:p>8.85E-12</text:p>
          </table:table-cell>
          <table:table-cell office:value-type="string" calcext:value-type="string">
            <text:p>F/m</text:p>
          </table:table-cell>
          <table:table-cell office:value-type="float" office:value="0" calcext:value-type="float">
            <text:p>0</text:p>
          </table:table-cell>
          <table:table-cell table:number-columns-repeated="1019"/>
        </table:table-row>
        <table:table-row table:style-name="ro6">
          <table:table-cell office:value-type="string" calcext:value-type="string">
            <text:p>Newtonian Gravitational Constant</text:p>
          </table:table-cell>
          <table:table-cell office:value-type="string" calcext:value-type="string">
            <text:p>G</text:p>
          </table:table-cell>
          <table:table-cell table:style-name="ce52" office:value-type="float" office:value="0.000000000066742" calcext:value-type="float">
            <text:p>6.67E-11</text:p>
          </table:table-cell>
          <table:table-cell office:value-type="string" calcext:value-type="string">
            <text:p>m<text:span text:style-name="T18">3</text:span>/kg s</text:p>
          </table:table-cell>
          <table:table-cell table:style-name="ce47" office:value-type="float" office:value="0.00015" calcext:value-type="float">
            <text:p>1.50E-004</text:p>
          </table:table-cell>
          <table:table-cell table:number-columns-repeated="1019"/>
        </table:table-row>
        <table:table-row table:style-name="ro6">
          <table:table-cell office:value-type="string" calcext:value-type="string">
            <text:p>Plank's constant</text:p>
          </table:table-cell>
          <table:table-cell office:value-type="string" calcext:value-type="string">
            <text:p>h</text:p>
          </table:table-cell>
          <table:table-cell table:style-name="ce52" office:value-type="float" office:value="6.6260693E-034" calcext:value-type="float">
            <text:p>6.63E-34</text:p>
          </table:table-cell>
          <table:table-cell office:value-type="string" calcext:value-type="string">
            <text:p>J s</text:p>
          </table:table-cell>
          <table:table-cell table:style-name="ce47" office:value-type="float" office:value="0.00000017" calcext:value-type="float">
            <text:p>1.70E-007</text:p>
          </table:table-cell>
          <table:table-cell table:number-columns-repeated="1019"/>
        </table:table-row>
        <table:table-row table:style-name="ro6">
          <table:table-cell office:value-type="string" calcext:value-type="string">
            <text:p>Elementary charge</text:p>
          </table:table-cell>
          <table:table-cell office:value-type="string" calcext:value-type="string">
            <text:p>e</text:p>
          </table:table-cell>
          <table:table-cell table:style-name="ce52" office:value-type="float" office:value="1.60217653E-019" calcext:value-type="float">
            <text:p>1.60E-19</text:p>
          </table:table-cell>
          <table:table-cell office:value-type="string" calcext:value-type="string">
            <text:p>C</text:p>
          </table:table-cell>
          <table:table-cell table:style-name="ce47" office:value-type="float" office:value="0.000000085" calcext:value-type="float">
            <text:p>8.50E-008</text:p>
          </table:table-cell>
          <table:table-cell table:number-columns-repeated="1019"/>
        </table:table-row>
        <table:table-row table:style-name="ro6">
          <table:table-cell office:value-type="string" calcext:value-type="string">
            <text:p>Mass of an electron</text:p>
          </table:table-cell>
          <table:table-cell office:value-type="string" calcext:value-type="string">
            <text:p>m<text:span text:style-name="T5">e</text:span></text:p>
          </table:table-cell>
          <table:table-cell table:style-name="ce52" office:value-type="float" office:value="9.1093826E-031" calcext:value-type="float">
            <text:p>9.11E-31</text:p>
          </table:table-cell>
          <table:table-cell office:value-type="string" calcext:value-type="string">
            <text:p>kg</text:p>
          </table:table-cell>
          <table:table-cell table:style-name="ce47" office:value-type="float" office:value="0.00000017" calcext:value-type="float">
            <text:p>1.70E-007</text:p>
          </table:table-cell>
          <table:table-cell table:number-columns-repeated="1019"/>
        </table:table-row>
        <table:table-row table:style-name="ro6">
          <table:table-cell office:value-type="string" calcext:value-type="string">
            <text:p>Mass of a proton</text:p>
          </table:table-cell>
          <table:table-cell office:value-type="string" calcext:value-type="string">
            <text:p>m<text:span text:style-name="T5">p</text:span></text:p>
          </table:table-cell>
          <table:table-cell table:style-name="ce52" office:value-type="float" office:value="1.67262171E-027" calcext:value-type="float">
            <text:p>1.67E-27</text:p>
          </table:table-cell>
          <table:table-cell office:value-type="string" calcext:value-type="string">
            <text:p>kg</text:p>
          </table:table-cell>
          <table:table-cell table:style-name="ce47" office:value-type="float" office:value="0.00000017" calcext:value-type="float">
            <text:p>1.70E-007</text:p>
          </table:table-cell>
          <table:table-cell table:number-columns-repeated="1019"/>
        </table:table-row>
        <table:table-row table:style-name="ro6">
          <table:table-cell office:value-type="string" calcext:value-type="string">
            <text:p>Fine structure constant</text:p>
          </table:table-cell>
          <table:table-cell table:style-name="ce50" office:value-type="string" calcext:value-type="string">
            <text:p>α</text:p>
          </table:table-cell>
          <table:table-cell table:style-name="ce52" office:value-type="float" office:value="0.007297352568" calcext:value-type="float">
            <text:p>7.30E-03</text:p>
          </table:table-cell>
          <table:table-cell/>
          <table:table-cell table:style-name="ce47" office:value-type="float" office:value="0.0000000033" calcext:value-type="float">
            <text:p>3.30E-009</text:p>
          </table:table-cell>
          <table:table-cell table:number-columns-repeated="1019"/>
        </table:table-row>
        <table:table-row table:style-name="ro6">
          <table:table-cell office:value-type="string" calcext:value-type="string">
            <text:p>Molar gas constant</text:p>
          </table:table-cell>
          <table:table-cell office:value-type="string" calcext:value-type="string">
            <text:p>R</text:p>
          </table:table-cell>
          <table:table-cell table:style-name="ce52" office:value-type="float" office:value="8.314472" calcext:value-type="float">
            <text:p>8.31E+00</text:p>
          </table:table-cell>
          <table:table-cell office:value-type="string" calcext:value-type="string">
            <text:p>J/mol K</text:p>
          </table:table-cell>
          <table:table-cell table:style-name="ce47" office:value-type="float" office:value="0.0000017" calcext:value-type="float">
            <text:p>1.70E-006</text:p>
          </table:table-cell>
          <table:table-cell table:number-columns-repeated="1019"/>
        </table:table-row>
        <table:table-row table:style-name="ro6">
          <table:table-cell office:value-type="string" calcext:value-type="string">
            <text:p>Boltzman's constant</text:p>
          </table:table-cell>
          <table:table-cell office:value-type="string" calcext:value-type="string">
            <text:p>k</text:p>
          </table:table-cell>
          <table:table-cell table:style-name="ce52" office:value-type="float" office:value="1.3806505E-023" calcext:value-type="float">
            <text:p>1.38E-23</text:p>
          </table:table-cell>
          <table:table-cell office:value-type="string" calcext:value-type="string">
            <text:p>J/K</text:p>
          </table:table-cell>
          <table:table-cell table:style-name="ce47" office:value-type="float" office:value="0.0000018" calcext:value-type="float">
            <text:p>1.80E-006</text:p>
          </table:table-cell>
          <table:table-cell table:number-columns-repeated="1019"/>
        </table:table-row>
        <table:table-row table:style-name="ro6">
          <table:table-cell office:value-type="string" calcext:value-type="string">
            <text:p>Avogadro's number</text:p>
          </table:table-cell>
          <table:table-cell office:value-type="string" calcext:value-type="string">
            <text:p>N<text:span text:style-name="T5">A</text:span></text:p>
          </table:table-cell>
          <table:table-cell table:style-name="ce52" office:value-type="float" office:value="6.0221415E+023" calcext:value-type="float">
            <text:p>6.02E+23</text:p>
          </table:table-cell>
          <table:table-cell office:value-type="string" calcext:value-type="string">
            <text:p>1/mol</text:p>
          </table:table-cell>
          <table:table-cell table:style-name="ce47" office:value-type="float" office:value="0.00000017" calcext:value-type="float">
            <text:p>1.70E-007</text:p>
          </table:table-cell>
          <table:table-cell table:number-columns-repeated="1019"/>
        </table:table-row>
        <table:table-row table:style-name="ro6">
          <table:table-cell office:value-type="string" calcext:value-type="string">
            <text:p>Rydberg constant</text:p>
          </table:table-cell>
          <table:table-cell office:value-type="string" calcext:value-type="string">
            <text:p>R<text:span text:style-name="T17">∞</text:span></text:p>
          </table:table-cell>
          <table:table-cell table:style-name="ce52" office:value-type="float" office:value="10973731.568525" calcext:value-type="float">
            <text:p>1.10E+07</text:p>
          </table:table-cell>
          <table:table-cell office:value-type="string" calcext:value-type="string">
            <text:p>1/m</text:p>
          </table:table-cell>
          <table:table-cell table:style-name="ce47" office:value-type="float" office:value="0.0000000000066" calcext:value-type="float">
            <text:p>6.60E-012</text:p>
          </table:table-cell>
          <table:table-cell table:number-columns-repeated="1019"/>
        </table:table-row>
        <table:table-row table:style-name="ro6">
          <table:table-cell office:value-type="string" calcext:value-type="string">
            <text:p>Standard acceleration of gravity</text:p>
          </table:table-cell>
          <table:table-cell office:value-type="string" calcext:value-type="string">
            <text:p>G</text:p>
          </table:table-cell>
          <table:table-cell table:style-name="ce52" office:value-type="float" office:value="9.80665" calcext:value-type="float">
            <text:p>9.81E+00</text:p>
          </table:table-cell>
          <table:table-cell office:value-type="string" calcext:value-type="string">
            <text:p>m/s<text:span text:style-name="T18">2</text:span></text:p>
          </table:table-cell>
          <table:table-cell table:number-columns-repeated="1020"/>
        </table:table-row>
        <table:table-row table:style-name="ro6">
          <table:table-cell office:value-type="string" calcext:value-type="string">
            <text:p>Atmospheric pressure</text:p>
          </table:table-cell>
          <table:table-cell office:value-type="string" calcext:value-type="string">
            <text:p>atm</text:p>
          </table:table-cell>
          <table:table-cell table:style-name="ce52" office:value-type="float" office:value="101325" calcext:value-type="float">
            <text:p>1.01E+05</text:p>
          </table:table-cell>
          <table:table-cell office:value-type="string" calcext:value-type="string">
            <text:p>Pa</text:p>
          </table:table-cell>
          <table:table-cell table:number-columns-repeated="1020"/>
        </table:table-row>
        <table:table-row table:style-name="ro6">
          <table:table-cell office:value-type="string" calcext:value-type="string">
            <text:p>Bohr radius</text:p>
          </table:table-cell>
          <table:table-cell office:value-type="string" calcext:value-type="string">
            <text:p>a<text:span text:style-name="T5">0</text:span></text:p>
          </table:table-cell>
          <table:table-cell table:style-name="ce52" office:value-type="float" office:value="0.000000000052917720859" calcext:value-type="float">
            <text:p>5.29E-11</text:p>
          </table:table-cell>
          <table:table-cell office:value-type="string" calcext:value-type="string">
            <text:p>m/s</text:p>
          </table:table-cell>
          <table:table-cell table:style-name="ce47" office:value-type="float" office:value="0.00000000068" calcext:value-type="float">
            <text:p>6.80E-010</text:p>
          </table:table-cell>
          <table:table-cell table:number-columns-repeated="1019"/>
        </table:table-row>
        <table:table-row table:style-name="ro6">
          <table:table-cell office:value-type="string" calcext:value-type="string">
            <text:p>Electron volt</text:p>
          </table:table-cell>
          <table:table-cell office:value-type="string" calcext:value-type="string">
            <text:p>eV</text:p>
          </table:table-cell>
          <table:table-cell table:style-name="ce52" office:value-type="float" office:value="1.60217653E-019" calcext:value-type="float">
            <text:p>1.60E-19</text:p>
          </table:table-cell>
          <table:table-cell office:value-type="string" calcext:value-type="string">
            <text:p>J</text:p>
          </table:table-cell>
          <table:table-cell table:style-name="ce47" office:value-type="float" office:value="0.000000087" calcext:value-type="float">
            <text:p>8.70E-008</text:p>
          </table:table-cell>
          <table:table-cell table:number-columns-repeated="1019"/>
        </table:table-row>
        <table:table-row table:style-name="ro6">
          <table:table-cell office:value-type="string" calcext:value-type="string">
            <text:p>Coulomb's law constant</text:p>
          </table:table-cell>
          <table:table-cell office:value-type="string" calcext:value-type="string">
            <text:p>k</text:p>
          </table:table-cell>
          <table:table-cell table:style-name="ce52" office:value-type="float" office:value="9000000000" calcext:value-type="float">
            <text:p>9.00E+09</text:p>
          </table:table-cell>
          <table:table-cell office:value-type="string" calcext:value-type="string">
            <text:p>N m<text:span text:style-name="T18">2</text:span>/C<text:span text:style-name="T18">2</text:span></text:p>
          </table:table-cell>
          <table:table-cell table:number-columns-repeated="1020"/>
        </table:table-row>
        <table:table-row table:style-name="ro6">
          <table:table-cell office:value-type="string" calcext:value-type="string">
            <text:p>Faraday constant</text:p>
          </table:table-cell>
          <table:table-cell office:value-type="string" calcext:value-type="string">
            <text:p>F</text:p>
          </table:table-cell>
          <table:table-cell table:style-name="ce52" office:value-type="float" office:value="96485" calcext:value-type="float">
            <text:p>9.65E+04</text:p>
          </table:table-cell>
          <table:table-cell office:value-type="string" calcext:value-type="string">
            <text:p>C/mol</text:p>
          </table:table-cell>
          <table:table-cell table:number-columns-repeated="1020"/>
        </table:table-row>
        <table:table-row table:style-name="ro6">
          <table:table-cell office:value-type="string" calcext:value-type="string">
            <text:p>Mass of a neutron</text:p>
          </table:table-cell>
          <table:table-cell office:value-type="string" calcext:value-type="string">
            <text:p>m<text:span text:style-name="T7">n</text:span></text:p>
          </table:table-cell>
          <table:table-cell table:style-name="ce52" office:value-type="float" office:value="1.67495E-027" calcext:value-type="float">
            <text:p>1.67E-27</text:p>
          </table:table-cell>
          <table:table-cell office:value-type="string" calcext:value-type="string">
            <text:p>kg</text:p>
          </table:table-cell>
          <table:table-cell table:number-columns-repeated="1020"/>
        </table:table-row>
        <table:table-row table:style-name="ro6">
          <table:table-cell office:value-type="string" calcext:value-type="string">
            <text:p>Mass of Earth</text:p>
          </table:table-cell>
          <table:table-cell/>
          <table:table-cell table:style-name="ce52" office:value-type="float" office:value="5.98E+024" calcext:value-type="float">
            <text:p>5.98E+24</text:p>
          </table:table-cell>
          <table:table-cell office:value-type="string" calcext:value-type="string">
            <text:p>kg</text:p>
          </table:table-cell>
          <table:table-cell table:number-columns-repeated="1020"/>
        </table:table-row>
        <table:table-row table:style-name="ro6">
          <table:table-cell office:value-type="string" calcext:value-type="string">
            <text:p>Mass of the Moon</text:p>
          </table:table-cell>
          <table:table-cell/>
          <table:table-cell table:style-name="ce52" office:value-type="float" office:value="7.35E+022" calcext:value-type="float">
            <text:p>7.35E+22</text:p>
          </table:table-cell>
          <table:table-cell office:value-type="string" calcext:value-type="string">
            <text:p>kg</text:p>
          </table:table-cell>
          <table:table-cell table:number-columns-repeated="1020"/>
        </table:table-row>
        <table:table-row table:style-name="ro6">
          <table:table-cell office:value-type="string" calcext:value-type="string">
            <text:p>Mean radius of Earth</text:p>
          </table:table-cell>
          <table:table-cell/>
          <table:table-cell table:style-name="ce52" office:value-type="float" office:value="6370000" calcext:value-type="float">
            <text:p>6.37E+06</text:p>
          </table:table-cell>
          <table:table-cell office:value-type="string" calcext:value-type="string">
            <text:p>m</text:p>
          </table:table-cell>
          <table:table-cell table:number-columns-repeated="1020"/>
        </table:table-row>
        <table:table-row table:style-name="ro6">
          <table:table-cell office:value-type="string" calcext:value-type="string">
            <text:p>Mean radius of the Moon</text:p>
          </table:table-cell>
          <table:table-cell/>
          <table:table-cell table:style-name="ce52" office:value-type="float" office:value="1740000" calcext:value-type="float">
            <text:p>1.74E+06</text:p>
          </table:table-cell>
          <table:table-cell office:value-type="string" calcext:value-type="string">
            <text:p>m</text:p>
          </table:table-cell>
          <table:table-cell table:number-columns-repeated="1020"/>
        </table:table-row>
        <table:table-row table:style-name="ro6">
          <table:table-cell office:value-type="string" calcext:value-type="string">
            <text:p>Dirac's constant</text:p>
          </table:table-cell>
          <table:table-cell table:style-name="ce51" office:value-type="string" calcext:value-type="string">
            <text:p>h</text:p>
          </table:table-cell>
          <table:table-cell table:style-name="ce52" office:value-type="float" office:value="1.05457148E-034" calcext:value-type="float">
            <text:p>1.05E-34</text:p>
          </table:table-cell>
          <table:table-cell office:value-type="string" calcext:value-type="string">
            <text:p>J s</text:p>
          </table:table-cell>
          <table:table-cell table:number-columns-repeated="1020"/>
        </table:table-row>
        <table:table-row table:style-name="ro6">
          <table:table-cell office:value-type="string" calcext:value-type="string">
            <text:p>Speed of sound in air at STP</text:p>
          </table:table-cell>
          <table:table-cell/>
          <table:table-cell table:style-name="ce52" office:value-type="float" office:value="331" calcext:value-type="float">
            <text:p>3.31E+02</text:p>
          </table:table-cell>
          <table:table-cell office:value-type="string" calcext:value-type="string">
            <text:p>m/s</text:p>
          </table:table-cell>
          <table:table-cell table:number-columns-repeated="1020"/>
        </table:table-row>
        <table:table-row table:style-name="ro6">
          <table:table-cell office:value-type="string" calcext:value-type="string">
            <text:p>Unified Atomic Mass Unit</text:p>
          </table:table-cell>
          <table:table-cell office:value-type="string" calcext:value-type="string">
            <text:p>u</text:p>
          </table:table-cell>
          <table:table-cell table:style-name="ce52" office:value-type="float" office:value="1.66E-027" calcext:value-type="float">
            <text:p>1.66E-27</text:p>
          </table:table-cell>
          <table:table-cell office:value-type="string" calcext:value-type="string">
            <text:p>kg</text:p>
          </table:table-cell>
          <table:table-cell table:number-columns-repeated="1020"/>
        </table:table-row>
        <table:table-row table:style-name="ro6">
          <table:table-cell office:value-type="string" calcext:value-type="string">
            <text:p>Stefan-Boltzmann constant</text:p>
          </table:table-cell>
          <table:table-cell table:style-name="ce50" office:value-type="string" calcext:value-type="string">
            <text:p>σ</text:p>
          </table:table-cell>
          <table:table-cell table:style-name="ce47" office:value-type="float" office:value="0.0000000567" calcext:value-type="float">
            <text:p>5.67E-008</text:p>
          </table:table-cell>
          <table:table-cell office:value-type="string" calcext:value-type="string">
            <text:p>W/m<text:span text:style-name="T18">2</text:span>-K<text:span text:style-name="T18">4</text:span></text:p>
          </table:table-cell>
          <table:table-cell table:number-columns-repeated="1020"/>
        </table:table-row>
        <table:table-row table:style-name="ro6">
          <table:table-cell office:value-type="string" calcext:value-type="string">
            <text:p>Ideal gas volume at STP</text:p>
          </table:table-cell>
          <table:table-cell office:value-type="string" calcext:value-type="string">
            <text:p>V<text:span text:style-name="T5">0</text:span></text:p>
          </table:table-cell>
          <table:table-cell office:value-type="float" office:value="22.4136" calcext:value-type="float">
            <text:p>22.4136</text:p>
          </table:table-cell>
          <table:table-cell office:value-type="string" calcext:value-type="string">
            <text:p>L/mol</text:p>
          </table:table-cell>
          <table:table-cell table:number-columns-repeated="1020"/>
        </table:table-row>
        <table:table-row table:style-name="ro6">
          <table:table-cell office:value-type="string" calcext:value-type="string">
            <text:p>Mass of a neutron</text:p>
          </table:table-cell>
          <table:table-cell/>
          <table:table-cell table:style-name="ce47" office:value-type="float" office:value="1.675E-027" calcext:value-type="float">
            <text:p>1.68E-027</text:p>
          </table:table-cell>
          <table:table-cell office:value-type="string" calcext:value-type="string">
            <text:p>kg</text:p>
          </table:table-cell>
          <table:table-cell table:number-columns-repeated="1020"/>
        </table:table-row>
        <table:table-row table:style-name="ro6">
          <table:table-cell office:value-type="string" calcext:value-type="string">
            <text:p>Characteristic impedance of vacuum</text:p>
          </table:table-cell>
          <table:table-cell office:value-type="string" calcext:value-type="string">
            <text:p>Z<text:span text:style-name="T5">0</text:span></text:p>
          </table:table-cell>
          <table:table-cell office:value-type="float" office:value="376.730313" calcext:value-type="float">
            <text:p>376.730313</text:p>
          </table:table-cell>
          <table:table-cell office:value-type="string" calcext:value-type="string">
            <text:p>ohm</text:p>
          </table:table-cell>
          <table:table-cell table:number-columns-repeated="1020"/>
        </table:table-row>
        <table:table-row table:style-name="ro6">
          <table:table-cell office:value-type="string" calcext:value-type="string">
            <text:p>Bohr magneton</text:p>
          </table:table-cell>
          <table:table-cell table:style-name="ce50" office:value-type="string" calcext:value-type="string">
            <text:p>μ<text:span text:style-name="T5">B</text:span></text:p>
          </table:table-cell>
          <table:table-cell table:style-name="ce47" office:value-type="float" office:value="9.27400968E-024" calcext:value-type="float">
            <text:p>9.27E-024</text:p>
          </table:table-cell>
          <table:table-cell office:value-type="string" calcext:value-type="string">
            <text:p>J/T</text:p>
          </table:table-cell>
          <table:table-cell table:style-name="ce47" office:value-type="float" office:value="0.000000022" calcext:value-type="float">
            <text:p>2.20E-008</text:p>
          </table:table-cell>
          <table:table-cell table:number-columns-repeated="1019"/>
        </table:table-row>
        <table:table-row table:style-name="ro6">
          <table:table-cell office:value-type="string" calcext:value-type="string">
            <text:p>Conductance quantum</text:p>
          </table:table-cell>
          <table:table-cell office:value-type="string" calcext:value-type="string">
            <text:p>G<text:span text:style-name="T5">0</text:span></text:p>
          </table:table-cell>
          <table:table-cell table:style-name="ce47" office:value-type="float" office:value="0.000077480917346" calcext:value-type="float">
            <text:p>7.75E-005</text:p>
          </table:table-cell>
          <table:table-cell office:value-type="string" calcext:value-type="string">
            <text:p>s</text:p>
          </table:table-cell>
          <table:table-cell table:style-name="ce47" office:value-type="float" office:value="0.00000000032" calcext:value-type="float">
            <text:p>3.20E-010</text:p>
          </table:table-cell>
          <table:table-cell table:number-columns-repeated="1019"/>
        </table:table-row>
        <table:table-row table:style-name="ro6">
          <table:table-cell office:value-type="string" calcext:value-type="string">
            <text:p>Inverse conductance quantum</text:p>
          </table:table-cell>
          <table:table-cell office:value-type="string" calcext:value-type="string">
            <text:p>G<text:span text:style-name="T18">-1</text:span><text:span text:style-name="T5">0</text:span></text:p>
          </table:table-cell>
          <table:table-cell office:value-type="float" office:value="12.9064037217" calcext:value-type="float">
            <text:p>12.9064037217</text:p>
          </table:table-cell>
          <table:table-cell office:value-type="string" calcext:value-type="string">
            <text:p>ohms</text:p>
          </table:table-cell>
          <table:table-cell table:style-name="ce47" office:value-type="float" office:value="0.00000000032" calcext:value-type="float">
            <text:p>3.20E-010</text:p>
          </table:table-cell>
          <table:table-cell table:number-columns-repeated="1019"/>
        </table:table-row>
        <table:table-row table:style-name="ro6">
          <table:table-cell office:value-type="string" calcext:value-type="string">
            <text:p>Josephson constant</text:p>
          </table:table-cell>
          <table:table-cell office:value-type="string" calcext:value-type="string">
            <text:p>K<text:span text:style-name="T5">J</text:span></text:p>
          </table:table-cell>
          <table:table-cell table:style-name="ce47" office:value-type="float" office:value="483597870000000" calcext:value-type="float">
            <text:p>4.84E+014</text:p>
          </table:table-cell>
          <table:table-cell office:value-type="string" calcext:value-type="string">
            <text:p>Hz/V</text:p>
          </table:table-cell>
          <table:table-cell table:style-name="ce47" office:value-type="float" office:value="0.000000022" calcext:value-type="float">
            <text:p>2.20E-008</text:p>
          </table:table-cell>
          <table:table-cell table:number-columns-repeated="1019"/>
        </table:table-row>
        <table:table-row table:style-name="ro6">
          <table:table-cell office:value-type="string" calcext:value-type="string">
            <text:p>Magnetic flux quantum</text:p>
          </table:table-cell>
          <table:table-cell table:style-name="ce50" office:value-type="string" calcext:value-type="string">
            <text:p>Φ<text:span text:style-name="T5">0</text:span></text:p>
          </table:table-cell>
          <table:table-cell table:style-name="ce47" office:value-type="float" office:value="2.067833758E-015" calcext:value-type="float">
            <text:p>2.07E-015</text:p>
          </table:table-cell>
          <table:table-cell office:value-type="string" calcext:value-type="string">
            <text:p>Wb</text:p>
          </table:table-cell>
          <table:table-cell table:style-name="ce47" office:value-type="float" office:value="0.000000022" calcext:value-type="float">
            <text:p>2.20E-008</text:p>
          </table:table-cell>
          <table:table-cell table:number-columns-repeated="1019"/>
        </table:table-row>
        <table:table-row table:style-name="ro6">
          <table:table-cell office:value-type="string" calcext:value-type="string">
            <text:p>Nuclear magneton</text:p>
          </table:table-cell>
          <table:table-cell table:style-name="ce50" office:value-type="string" calcext:value-type="string">
            <text:p>μ<text:span text:style-name="T5">N</text:span></text:p>
          </table:table-cell>
          <table:table-cell table:style-name="ce47" office:value-type="float" office:value="5.05078353E-027" calcext:value-type="float">
            <text:p>5.05E-027</text:p>
          </table:table-cell>
          <table:table-cell office:value-type="string" calcext:value-type="string">
            <text:p>J/T</text:p>
          </table:table-cell>
          <table:table-cell table:style-name="ce47" office:value-type="float" office:value="0.000000022" calcext:value-type="float">
            <text:p>2.20E-008</text:p>
          </table:table-cell>
          <table:table-cell table:number-columns-repeated="1019"/>
        </table:table-row>
        <table:table-row table:style-name="ro6">
          <table:table-cell office:value-type="string" calcext:value-type="string">
            <text:p>von Klitzing constant</text:p>
          </table:table-cell>
          <table:table-cell office:value-type="string" calcext:value-type="string">
            <text:p>R<text:span text:style-name="T5">K</text:span></text:p>
          </table:table-cell>
          <table:table-cell office:value-type="float" office:value="25.8128074434" calcext:value-type="float">
            <text:p>25.8128074434</text:p>
          </table:table-cell>
          <table:table-cell office:value-type="string" calcext:value-type="string">
            <text:p>ohm</text:p>
          </table:table-cell>
          <table:table-cell table:style-name="ce47" office:value-type="float" office:value="0.00000000032" calcext:value-type="float">
            <text:p>3.20E-010</text:p>
          </table:table-cell>
          <table:table-cell table:number-columns-repeated="1019"/>
        </table:table-row>
        <table:table-row table:style-name="ro6">
          <table:table-cell office:value-type="string" calcext:value-type="string">
            <text:p>Classical electron radius</text:p>
          </table:table-cell>
          <table:table-cell office:value-type="string" calcext:value-type="string">
            <text:p>r<text:span text:style-name="T5">e</text:span></text:p>
          </table:table-cell>
          <table:table-cell table:style-name="ce47" office:value-type="float" office:value="2.8179403267E-015" calcext:value-type="float">
            <text:p>2.82E-015</text:p>
          </table:table-cell>
          <table:table-cell office:value-type="string" calcext:value-type="string">
            <text:p>m</text:p>
          </table:table-cell>
          <table:table-cell table:style-name="ce47" office:value-type="float" office:value="0.00000000097" calcext:value-type="float">
            <text:p>9.70E-010</text:p>
          </table:table-cell>
          <table:table-cell table:number-columns-repeated="1019"/>
        </table:table-row>
        <table:table-row table:style-name="ro6">
          <table:table-cell office:value-type="string" calcext:value-type="string">
            <text:p>Fermi coupling constant</text:p>
          </table:table-cell>
          <table:table-cell office:value-type="string" calcext:value-type="string">
            <text:p>G<text:span text:style-name="T5">F</text:span>/(hc)<text:span text:style-name="T18">3</text:span></text:p>
          </table:table-cell>
          <table:table-cell table:style-name="ce47" office:value-type="float" office:value="0.00001166364" calcext:value-type="float">
            <text:p>1.17E-005</text:p>
          </table:table-cell>
          <table:table-cell office:value-type="string" calcext:value-type="string">
            <text:p>Ge/V<text:span text:style-name="T18">2</text:span></text:p>
          </table:table-cell>
          <table:table-cell table:style-name="ce47" office:value-type="float" office:value="0.0000043" calcext:value-type="float">
            <text:p>4.30E-006</text:p>
          </table:table-cell>
          <table:table-cell table:number-columns-repeated="1019"/>
        </table:table-row>
        <table:table-row table:style-name="ro6">
          <table:table-cell office:value-type="string" calcext:value-type="string">
            <text:p>Hartree energy</text:p>
          </table:table-cell>
          <table:table-cell office:value-type="string" calcext:value-type="string">
            <text:p>E<text:span text:style-name="T5">h</text:span></text:p>
          </table:table-cell>
          <table:table-cell table:style-name="ce47" office:value-type="float" office:value="4.35974434E-018" calcext:value-type="float">
            <text:p>4.36E-018</text:p>
          </table:table-cell>
          <table:table-cell office:value-type="string" calcext:value-type="string">
            <text:p>J</text:p>
          </table:table-cell>
          <table:table-cell table:style-name="ce47" office:value-type="float" office:value="0.000000044" calcext:value-type="float">
            <text:p>4.40E-008</text:p>
          </table:table-cell>
          <table:table-cell table:number-columns-repeated="1019"/>
        </table:table-row>
        <table:table-row table:style-name="ro6">
          <table:table-cell office:value-type="string" calcext:value-type="string">
            <text:p>Quantum of circulation</text:p>
          </table:table-cell>
          <table:table-cell office:value-type="string" calcext:value-type="string">
            <text:p>h/2m<text:span text:style-name="T5">e</text:span></text:p>
          </table:table-cell>
          <table:table-cell table:style-name="ce47" office:value-type="float" office:value="0.0003636947552" calcext:value-type="float">
            <text:p>3.64E-004</text:p>
          </table:table-cell>
          <table:table-cell office:value-type="string" calcext:value-type="string">
            <text:p>m<text:span text:style-name="T18">2</text:span>/s</text:p>
          </table:table-cell>
          <table:table-cell table:style-name="ce47" office:value-type="float" office:value="0.00000000065" calcext:value-type="float">
            <text:p>6.50E-010</text:p>
          </table:table-cell>
          <table:table-cell table:number-columns-repeated="1019"/>
        </table:table-row>
        <table:table-row table:style-name="ro6">
          <table:table-cell office:value-type="string" calcext:value-type="string">
            <text:p>Thompson cross section</text:p>
          </table:table-cell>
          <table:table-cell office:value-type="string" calcext:value-type="string">
            <text:p>(8<text:span text:style-name="T19">π/3)r</text:span><text:span text:style-name="T20">2</text:span><text:span text:style-name="T21">e</text:span></text:p>
          </table:table-cell>
          <table:table-cell table:style-name="ce47" office:value-type="float" office:value="6.652458734E-029" calcext:value-type="float">
            <text:p>6.65E-029</text:p>
          </table:table-cell>
          <table:table-cell office:value-type="string" calcext:value-type="string">
            <text:p>m<text:span text:style-name="T18">2</text:span></text:p>
          </table:table-cell>
          <table:table-cell table:style-name="ce47" office:value-type="float" office:value="0.0000000019" calcext:value-type="float">
            <text:p>1.90E-009</text:p>
          </table:table-cell>
          <table:table-cell table:number-columns-repeated="1019"/>
        </table:table-row>
        <table:table-row table:style-name="ro6">
          <table:table-cell office:value-type="string" calcext:value-type="string">
            <text:p>Weak <text:s/>mixing angle</text:p>
          </table:table-cell>
          <table:table-cell office:value-type="string" calcext:value-type="string">
            <text:p>sin<text:span text:style-name="T18">2</text:span><text:span text:style-name="T19">θ</text:span><text:span text:style-name="T21">W</text:span></text:p>
          </table:table-cell>
          <table:table-cell office:value-type="float" office:value="0.2223" calcext:value-type="float">
            <text:p>0.2223</text:p>
          </table:table-cell>
          <table:table-cell/>
          <table:table-cell table:style-name="ce47" office:value-type="float" office:value="0.0095" calcext:value-type="float">
            <text:p>9.50E-003</text:p>
          </table:table-cell>
          <table:table-cell table:number-columns-repeated="1019"/>
        </table:table-row>
        <table:table-row table:style-name="ro6">
          <table:table-cell office:value-type="string" calcext:value-type="string">
            <text:p>Efimov factor</text:p>
          </table:table-cell>
          <table:table-cell/>
          <table:table-cell office:value-type="float" office:value="22.7" calcext:value-type="float">
            <text:p>22.7</text:p>
          </table:table-cell>
          <table:table-cell table:number-columns-repeated="1021"/>
        </table:table-row>
        <table:table-row table:style-name="ro6">
          <table:table-cell office:value-type="string" calcext:value-type="string">
            <text:p>First radiation constant</text:p>
          </table:table-cell>
          <table:table-cell office:value-type="string" calcext:value-type="string">
            <text:p>c<text:span text:style-name="T5">1</text:span></text:p>
          </table:table-cell>
          <table:table-cell table:style-name="ce47" office:value-type="float" office:value="3.74177153E-016" calcext:value-type="float">
            <text:p>3.74E-016</text:p>
          </table:table-cell>
          <table:table-cell office:value-type="string" calcext:value-type="string">
            <text:p>Wm<text:span text:style-name="T18">2</text:span></text:p>
          </table:table-cell>
          <table:table-cell table:style-name="ce47" office:value-type="float" office:value="0.000000044" calcext:value-type="float">
            <text:p>4.40E-008</text:p>
          </table:table-cell>
          <table:table-cell table:number-columns-repeated="1019"/>
        </table:table-row>
        <table:table-row table:style-name="ro6">
          <table:table-cell office:value-type="string" calcext:value-type="string">
            <text:p>First radiation constant for spectral radiance</text:p>
          </table:table-cell>
          <table:table-cell office:value-type="string" calcext:value-type="string">
            <text:p>c<text:span text:style-name="T5">1L</text:span></text:p>
          </table:table-cell>
          <table:table-cell table:style-name="ce47" office:value-type="float" office:value="1.191042869E-016" calcext:value-type="float">
            <text:p>1.19E-016</text:p>
          </table:table-cell>
          <table:table-cell office:value-type="string" calcext:value-type="string">
            <text:p>Wm<text:span text:style-name="T18">2</text:span>s/r</text:p>
          </table:table-cell>
          <table:table-cell table:style-name="ce47" office:value-type="float" office:value="0.000000044" calcext:value-type="float">
            <text:p>4.40E-008</text:p>
          </table:table-cell>
          <table:table-cell table:number-columns-repeated="1019"/>
        </table:table-row>
        <table:table-row table:style-name="ro6">
          <table:table-cell office:value-type="string" calcext:value-type="string">
            <text:p>Loschmidt constant</text:p>
          </table:table-cell>
          <table:table-cell office:value-type="string" calcext:value-type="string">
            <text:p>n<text:span text:style-name="T5">0</text:span></text:p>
          </table:table-cell>
          <table:table-cell table:style-name="ce47" office:value-type="float" office:value="2.6867805E+025" calcext:value-type="float">
            <text:p>2.69E+025</text:p>
          </table:table-cell>
          <table:table-cell office:value-type="string" calcext:value-type="string">
            <text:p>1/m<text:span text:style-name="T18">3</text:span></text:p>
          </table:table-cell>
          <table:table-cell table:style-name="ce47" office:value-type="float" office:value="0.00000091" calcext:value-type="float">
            <text:p>9.10E-007</text:p>
          </table:table-cell>
          <table:table-cell table:number-columns-repeated="1019"/>
        </table:table-row>
        <table:table-row table:style-name="ro6">
          <table:table-cell office:value-type="string" calcext:value-type="string">
            <text:p>Molar Planck constant</text:p>
          </table:table-cell>
          <table:table-cell office:value-type="string" calcext:value-type="string">
            <text:p>N<text:span text:style-name="T5">A</text:span>h</text:p>
          </table:table-cell>
          <table:table-cell office:value-type="float" office:value="3.9903127176" calcext:value-type="float">
            <text:p>3.9903127176</text:p>
          </table:table-cell>
          <table:table-cell office:value-type="string" calcext:value-type="string">
            <text:p>Js/mol</text:p>
          </table:table-cell>
          <table:table-cell table:style-name="ce47" office:value-type="float" office:value="0.0000000007" calcext:value-type="float">
            <text:p>7.00E-010</text:p>
          </table:table-cell>
          <table:table-cell table:number-columns-repeated="1019"/>
        </table:table-row>
        <table:table-row table:style-name="ro6">
          <table:table-cell office:value-type="string" calcext:value-type="string">
            <text:p>Molar volume of ideal gas</text:p>
          </table:table-cell>
          <table:table-cell office:value-type="string" calcext:value-type="string">
            <text:p>V<text:span text:style-name="T5">m</text:span></text:p>
          </table:table-cell>
          <table:table-cell table:style-name="ce47" office:value-type="float" office:value="0.022710953" calcext:value-type="float">
            <text:p>2.27E-002</text:p>
          </table:table-cell>
          <table:table-cell office:value-type="string" calcext:value-type="string">
            <text:p>m<text:span text:style-name="T18">3</text:span>/mol @ T=273.15, k and p=100 kPa</text:p>
          </table:table-cell>
          <table:table-cell table:style-name="ce47" office:value-type="float" office:value="0.00000091" calcext:value-type="float">
            <text:p>9.10E-007</text:p>
          </table:table-cell>
          <table:table-cell table:number-columns-repeated="1019"/>
        </table:table-row>
        <table:table-row table:style-name="ro6">
          <table:table-cell office:value-type="string" calcext:value-type="string">
            <text:p>Sackur tetrode constant</text:p>
          </table:table-cell>
          <table:table-cell office:value-type="string" calcext:value-type="string">
            <text:p>S<text:span text:style-name="T5">0</text:span>/R</text:p>
          </table:table-cell>
          <table:table-cell office:value-type="float" office:value="-1.1517078" calcext:value-type="float">
            <text:p>-1.1517078</text:p>
          </table:table-cell>
          <table:table-cell office:value-type="string" calcext:value-type="string">
            <text:p>@T=1K, p=100 kPa</text:p>
          </table:table-cell>
          <table:table-cell table:style-name="ce47" office:value-type="float" office:value="0.000002" calcext:value-type="float">
            <text:p>2.00E-006</text:p>
          </table:table-cell>
          <table:table-cell table:number-columns-repeated="1019"/>
        </table:table-row>
        <table:table-row table:style-name="ro6">
          <table:table-cell office:value-type="string" calcext:value-type="string">
            <text:p>Second radiation constant</text:p>
          </table:table-cell>
          <table:table-cell office:value-type="string" calcext:value-type="string">
            <text:p>c<text:span text:style-name="T5">2</text:span></text:p>
          </table:table-cell>
          <table:table-cell table:style-name="ce47" office:value-type="float" office:value="0.01438777" calcext:value-type="float">
            <text:p>1.44E-002</text:p>
          </table:table-cell>
          <table:table-cell office:value-type="string" calcext:value-type="string">
            <text:p>mK</text:p>
          </table:table-cell>
          <table:table-cell table:style-name="ce47" office:value-type="float" office:value="0.00000091" calcext:value-type="float">
            <text:p>9.10E-007</text:p>
          </table:table-cell>
          <table:table-cell table:number-columns-repeated="1019"/>
        </table:table-row>
        <table:table-row table:style-name="ro6">
          <table:table-cell office:value-type="string" calcext:value-type="string">
            <text:p>Wien displacement law constant</text:p>
          </table:table-cell>
          <table:table-cell office:value-type="string" calcext:value-type="string">
            <text:p>b</text:p>
          </table:table-cell>
          <table:table-cell table:style-name="ce47" office:value-type="float" office:value="0.0028977721" calcext:value-type="float">
            <text:p>2.90E-003</text:p>
          </table:table-cell>
          <table:table-cell office:value-type="string" calcext:value-type="string">
            <text:p>mK</text:p>
          </table:table-cell>
          <table:table-cell table:style-name="ce47" office:value-type="float" office:value="0.00000091" calcext:value-type="float">
            <text:p>9.10E-007</text:p>
          </table:table-cell>
          <table:table-cell table:number-columns-repeated="1019"/>
        </table:table-row>
        <table:table-row table:style-name="ro6" table:number-rows-repeated="1048520">
          <table:table-cell table:number-columns-repeated="1024"/>
        </table:table-row>
        <table:table-row table:style-name="ro6">
          <table:table-cell table:number-columns-repeated="1024"/>
        </table:table-row>
      </table:table>
      <table:table table:name="DANSYS functions" table:style-name="ta1" table:print="false">
        <table:table-column table:style-name="co2" table:number-columns-repeated="12" table:default-cell-style-name="Default"/>
        <table:table-column table:style-name="co1" table:number-columns-repeated="17" table:default-cell-style-name="Default"/>
        <table:table-row table:style-name="ro1">
          <table:table-cell office:value-type="string" calcext:value-type="string">
            <office:annotation draw:style-name="gr2" draw:text-style-name="P3" svg:width="100.22mm" svg:height="25.71mm" svg:x="28.66mm" svg:y="0mm" draw:caption-point-x="-6.1mm" draw:caption-point-y="0.1mm">
              <dc:creator>WV</dc:creator>
              <dc:date>2016-02-09T00:00:00</dc:date>
              <text:p text:style-name="P2"><text:span text:style-name="T12">The DANSYS functions sheet is the help files for DANSYS. It lists all the extra functions and utilities available in DANSYS, and describes each, giving instructions for use.</text:span></text:p>
              <text:p text:style-name="P2"><text:span text:style-name="T12"/></text:p>
              <text:p text:style-name="P2"><text:span text:style-name="T12">The links below (under Function Categories) can be clicked to carry you straight to each category of functions.</text:span></text:p>
            </office:annotation>
            <text:p>DANSYS</text:p>
          </table:table-cell>
          <table:table-cell table:number-columns-repeated="7"/>
          <table:table-cell office:value-type="string" calcext:value-type="string">
            <office:annotation draw:style-name="gr3" draw:text-style-name="P3" svg:width="61.01mm" svg:height="26.56mm" svg:x="209.99mm" svg:y="0mm" draw:caption-point-x="-6.1mm" draw:caption-point-y="0.1mm">
              <dc:creator>WV</dc:creator>
              <dc:date>2015-12-19T00:00:00</dc:date>
              <text:p text:style-name="P2"><text:span text:style-name="T12">DANSYS' Basic functions provide a wide array of mathematical, logical, and text functions to augment the built-in spreadsheet functions in Calc.</text:span></text:p>
            </office:annotation>
            <text:p>Basic</text:p>
          </table:table-cell>
          <table:table-cell table:number-columns-repeated="2"/>
          <table:table-cell office:value-type="string" calcext:value-type="string">
            <office:annotation draw:style-name="gr4" draw:text-style-name="P3" svg:width="105.5mm" svg:height="32.51mm" svg:x="277.99mm" svg:y="0mm" draw:caption-point-x="-6.1mm" draw:caption-point-y="0.1mm">
              <dc:creator>WV</dc:creator>
              <dc:date>2016-01-15T00:00:00</dc:date>
              <text:p text:style-name="P2"><text:span text:style-name="T12">DANSYS Descriptive Statistics functions provide a wide arrange of basic statistical procedures including descriptive statistics, statistics for many kinds of distributions, statistical profiles, and functions that return organized data ready to create statisical charts not available in Calc.</text:span></text:p>
            </office:annotation>
            <text:p>Descriptive statistics</text:p>
          </table:table-cell>
          <table:table-cell table:number-columns-repeated="2"/>
          <table:table-cell office:value-type="string" calcext:value-type="string">
            <office:annotation draw:style-name="gr5" draw:text-style-name="P3" svg:width="72.8mm" svg:height="46.96mm" svg:x="345.72mm" svg:y="0mm" draw:caption-point-x="-6.1mm" draw:caption-point-y="0.1mm">
              <dc:creator>WV</dc:creator>
              <dc:date>2016-01-15T00:00:00</dc:date>
              <text:p text:style-name="P2"><text:span text:style-name="T12">DANSYS Geometry functions provides many functions for evaluating a wide variety of shapes. In general the names of the function include an abbreviation of the shape with the calculated value. For instance, HexArea returns the area of a regular hexagon given the length of a side.</text:span></text:p>
            </office:annotation>
            <text:p>Geometry</text:p>
          </table:table-cell>
          <table:table-cell/>
          <table:table-cell office:value-type="string" calcext:value-type="string">
            <office:annotation draw:style-name="gr6" draw:text-style-name="P3" svg:width="28.99mm" svg:height="29.66mm" svg:x="390.88mm" svg:y="0mm" draw:caption-point-x="-6.1mm" draw:caption-point-y="0.1mm">
              <dc:creator>WV</dc:creator>
              <dc:date>2016-02-09T00:00:00</dc:date>
              <text:p text:style-name="P2"><text:span text:style-name="T12">Calc includes many financial functions, DANSYS supplements these with the two below.</text:span></text:p>
            </office:annotation>
            <text:p>Financial</text:p>
          </table:table-cell>
          <table:table-cell/>
          <table:table-cell office:value-type="string" calcext:value-type="string">
            <office:annotation draw:style-name="gr7" draw:text-style-name="P3" svg:width="132.77mm" svg:height="116.56mm" svg:x="436.03mm" svg:y="0mm" draw:caption-point-x="-6.1mm" draw:caption-point-y="0.1mm">
              <dc:creator>WV</dc:creator>
              <dc:date>2016-02-09T00:00:00</dc:date>
              <text:p text:style-name="P2"><text:span text:style-name="T12">Matrix functions generate matrices (spreadsheet ranges that contain numerical values and function as a single entity (you can't normally change part of a matrix). DANSYS matrix functions are entered like Calc matrix functions. </text:span></text:p>
              <text:p text:style-name="P2"><text:span text:style-name="T12"/></text:p>
              <text:p text:style-name="P2"><text:span text:style-name="T12">1. Select the range that will contain the matrix.</text:span></text:p>
              <text:p text:style-name="P2"><text:span text:style-name="T12">2. Type the matrix formula while the range is still selected.</text:span></text:p>
              <text:p text:style-name="P2"><text:span text:style-name="T12">3. Press Ctrl+Shift+Enter</text:span></text:p>
              <text:p text:style-name="P2"><text:span text:style-name="T12"/></text:p>
              <text:p text:style-name="P2"><text:span text:style-name="T12">Unlike Calc matrix functions and formulas, most DANSYS matrix functions do not require arguments (all arguments are optional). The first argument in a standard DANSYS matrix function is the qout parameter. If it is set to 1, the matrix output will be displayed and the result is also stored in the MatArray3 internal matrix. If it is 0, the result will still go ot MatArray3, but only a 1 will be returned by the function. If no input parameters are specified, they are taken from MatArray1 and MatArray2.</text:span></text:p>
              <text:p text:style-name="P2"><text:span text:style-name="T12"/></text:p>
              <text:p text:style-name="P2"><text:span text:style-name="T12">DANSYS matrix functions are part of the matrix registers which consist of three internal, global matrices that work much like the registers in a scientific calculator with R functions. There are functions to enter matrices into the registers (Arrayn), to display their contents (MatRetrieve, ShowArrayn), to exchange MatArrays 1 and 2 (MatXChng), and to load the contents of MatArray3 into MatArray1 (Mat321).</text:span></text:p>
              <text:p text:style-name="P2"><text:span text:style-name="T12"/></text:p>
              <text:p text:style-name="P2"><text:span text:style-name="T12">The are also subroutines that can be used in programs to manipulate the MatArrays and use them in calculations. (see Programming)</text:span></text:p>
              <text:p text:style-name="P2"><text:span text:style-name="T12"/></text:p>
              <text:p text:style-name="P2"><text:span text:style-name="T12">The nd functions process matrices of up to 4 dimensions and work a little differently. See the individual descriptions below.</text:span></text:p>
              <text:p text:style-name="P2"><text:span text:style-name="T12"/></text:p>
              <text:p text:style-name="P2"><text:span text:style-name="T12">Note: The internal arrays are only semi-stable. The contents exist only as during the current session. When Calc is closed, all contents are lost.</text:span></text:p>
            </office:annotation>
            <text:p>Matrix</text:p>
          </table:table-cell>
          <table:table-cell/>
          <table:table-cell office:value-type="string" calcext:value-type="string">
            <office:annotation draw:style-name="gr8" draw:text-style-name="P3" svg:width="28.99mm" svg:height="37.56mm" svg:x="481.19mm" svg:y="0mm" draw:caption-point-x="-6.1mm" draw:caption-point-y="0.1mm">
              <dc:creator>WV</dc:creator>
              <dc:date>2016-02-09T00:00:00</dc:date>
              <text:p text:style-name="P2"><text:span text:style-name="T12">The Solver engines in Calc are very useful in optimization problems. Calc is supplemented by the Assignment function.</text:span></text:p>
            </office:annotation>
            <text:p>Operations research</text:p>
          </table:table-cell>
          <table:table-cell/>
          <table:table-cell office:value-type="string" calcext:value-type="string">
            <office:annotation draw:style-name="gr9" draw:text-style-name="P3" svg:width="129.82mm" svg:height="41.51mm" svg:x="526.34mm" svg:y="0mm" draw:caption-point-x="-6.1mm" draw:caption-point-y="0.1mm">
              <dc:creator>WV</dc:creator>
              <dc:date>2016-02-09T00:00:00</dc:date>
              <text:p text:style-name="P2"><text:span text:style-name="T12">Sampling utilities in DANSYS help to select smaller data sets from large data sets. In general, large collections of data are loaded onto the ToSample sheet and individual cases are drawn and moved to the Data sheet.</text:span></text:p>
              <text:p text:style-name="P2"><text:span text:style-name="T12"/></text:p>
              <text:p text:style-name="P2"><text:span text:style-name="T12">There are also functions that can provide appropriate sample sizes.</text:span></text:p>
            </office:annotation>
            <text:p>Sampling</text:p>
          </table:table-cell>
          <table:table-cell/>
          <table:table-cell office:value-type="string" calcext:value-type="string">
            <office:annotation draw:style-name="gr10" draw:text-style-name="P3" svg:width="129.89mm" svg:height="29.2mm" svg:x="571.5mm" svg:y="0mm" draw:caption-point-x="-6.1mm" draw:caption-point-y="0.1mm">
              <dc:creator>WV</dc:creator>
              <dc:date>2016-02-09T00:00:00</dc:date>
              <text:p text:style-name="P2"><text:span text:style-name="T12">DANSYS' basic statistics functions provide the most commonly used analytical procedures. Most of the functions are matrix functions that display arrays with labeled values. Included are ANOVA <text:s/>and ANCOVA procedures, test of hypotheses, tests of homogeneity of variance, correlation coeffiicients, and crosstabulation procedures.</text:span></text:p>
            </office:annotation>
            <text:p>Basic statistics</text:p>
          </table:table-cell>
          <table:table-cell/>
          <table:table-cell office:value-type="string" calcext:value-type="string">
            <office:annotation draw:style-name="gr11" draw:text-style-name="P3" svg:width="91.86mm" svg:height="31.61mm" svg:x="616.65mm" svg:y="0mm" draw:caption-point-x="-6.1mm" draw:caption-point-y="0.1mm">
              <dc:creator>WV</dc:creator>
              <dc:date>2016-02-09T00:00:00</dc:date>
              <text:p text:style-name="P2"><text:span text:style-name="T12">A few time series analysis procedures are available with DANSYS. Along with a few basic regression procedures in Calc, the most common simple time series analyses are available. More advanced analyses are planned for the future.</text:span></text:p>
            </office:annotation>
            <text:p>Time series</text:p>
          </table:table-cell>
          <table:table-cell/>
          <table:table-cell office:value-type="string" calcext:value-type="string">
            <office:annotation draw:style-name="gr12" draw:text-style-name="P3" svg:width="92.86mm" svg:height="21.37mm" svg:x="661.81mm" svg:y="0mm" draw:caption-point-x="-6.1mm" draw:caption-point-y="0.1mm">
              <dc:creator>WV</dc:creator>
              <dc:date>2016-02-08T00:00:00</dc:date>
              <text:p text:style-name="P2"><text:span text:style-name="T12">Several functions and routines are included in DANSYS to either fill deficiencies in OpenOffice Basic or to allow for programmatic control of the added stacks: register and matrix.</text:span></text:p>
            </office:annotation>
            <text:p>Programming</text:p>
          </table:table-cell>
        </table:table-row>
        <table:table-row table:style-name="ro1">
          <table:table-cell table:number-columns-repeated="2"/>
          <table:table-cell office:value-type="string" calcext:value-type="string">
            <text:p>Conversion units for CONVERT_ADD</text:p>
          </table:table-cell>
          <table:table-cell table:number-columns-repeated="26"/>
        </table:table-row>
        <table:table-row table:style-name="ro1">
          <table:table-cell office:value-type="string" calcext:value-type="string">
            <office:annotation draw:style-name="gr13" draw:text-style-name="P3" svg:width="135.9mm" svg:height="124.46mm" svg:x="34.53mm" svg:y="7.44mm" draw:caption-point-x="-11.97mm" draw:caption-point-y="1.69mm">
              <dc:creator>WV</dc:creator>
              <dc:date>2015-12-18T00:00:00</dc:date>
              <text:p text:style-name="P2"><text:span text:style-name="T12">DANSYS stands for Data Analysis SYStem. It is a spreadsheet that can be used for simple or advanced mathematical or statistical analysis.</text:span></text:p>
              <text:p text:style-name="P2"><text:span text:style-name="T12"/></text:p>
              <text:p text:style-name="P2"><text:span text:style-name="T12">The advantage of s spreadsheet for analysis is that you can build an analytical procedure one formula at a time and see the results of the current step immediately. At the same time, you can add both visible and hidden comments, manipulate labels, create graphs, and even compose a report as you build the analysis.</text:span></text:p>
              <text:p text:style-name="P2"><text:span text:style-name="T12"/></text:p>
              <text:p text:style-name="P2"><text:span text:style-name="T12">There have been other spreadsheet based analysis programs. One of my favorite has been ViSta, but it hasn't kept up with versions of major operating systems so, for instance, it can't be used with Windows. PAST is another excellent package, overtly for the analysis of paleontological data, it is very wide and general application in statistical analysis, but it doesn't have the broad array of utilities that an office productivity suite has, so there is still need for s spreadsheet environment for analysis.</text:span></text:p>
              <text:p text:style-name="P2"><text:span text:style-name="T12"/></text:p>
              <text:p text:style-name="P2"><text:span text:style-name="T12">Most spreadsheets, on the other hand, are not particularly powerful in the area of exploratory graphs. Before losing the last iteration of DANSYS, I had begun on a set of graph creation routines that were time consuming to create and of limited use since such a set up traded flexibility for ease of use. I may go back to graph production in the future but, since PAST is very compatible with DANSYS and is a very powerful graph creator, I will recommend it's use for the time being.</text:span></text:p>
              <text:p text:style-name="P2"><text:span text:style-name="T12"/></text:p>
              <text:p text:style-name="P2"><text:span text:style-name="T12">Also, in the last iteration of DANSYS, I was writing an extensive manual as part of the spreadsheet. That caused considerable instability so, this time around, I believe I will leave it at one page as a dictionary of the utilities available in DANSYS.</text:span></text:p>
              <text:p text:style-name="P2"><text:span text:style-name="T12"/></text:p>
              <text:p text:style-name="P2"><text:span text:style-name="T12">Each entry should provide enough information for each function or command to know how to use it. Since Calc allows you to open multiple windows of the same spreadsheet, it is no problem having a guide to all the parts of DANSYS while you create.</text:span></text:p>
            </office:annotation>
            <text:p>DANSYS</text:p>
          </table:table-cell>
          <table:table-cell table:number-columns-repeated="7"/>
          <table:table-cell office:value-type="string" calcext:value-type="string">
            <office:annotation draw:style-name="gr9" draw:text-style-name="P3" svg:width="128.62mm" svg:height="41.51mm" svg:x="209.99mm" svg:y="0mm" draw:caption-point-x="-6.1mm" draw:caption-point-y="9.13mm">
              <dc:date>2016-02-03T00:00:00</dc:date>
              <text:p text:style-name="P2"><text:span text:style-name="T12">Returns the value of the dependent variable in a first order differential equation using Adam-Bashforth method.</text:span></text:p>
              <text:p text:style-name="P2"><text:span text:style-name="T12"/></text:p>
              <text:p text:style-name="P2"><text:span text:style-name="T12">Basic&gt;ADAMBASH</text:span></text:p>
              <text:p text:style-name="P2"><text:span text:style-name="T12"/></text:p>
              <text:p text:style-name="P2"><text:span text:style-name="T12">This routine requests initial values of the independent and dependent variables, and the end value of the independent variable (x). It also asks for the integration step size. The right side equation should be saved using InputFunction before running the procedure.</text:span></text:p>
              <text:p text:style-name="P2"><text:span text:style-name="T12">The result is a real number entered into the active cell.</text:span></text:p>
            </office:annotation>
            <text:p>ADAMBASH (routine)</text:p>
          </table:table-cell>
          <table:table-cell table:number-columns-repeated="2"/>
          <table:table-cell office:value-type="string" calcext:value-type="string">
            <office:annotation draw:style-name="gr14" draw:text-style-name="P3" svg:width="85.03mm" svg:height="39.09mm" svg:x="277.99mm" svg:y="0mm" draw:caption-point-x="-6.1mm" draw:caption-point-y="9.13mm">
              <dc:creator>WV</dc:creator>
              <dc:date>2016-01-14T00:00:00</dc:date>
              <text:p text:style-name="P2"><text:span text:style-name="T12">Returns Andrew's wave, an m-estimator of location.</text:span></text:p>
              <text:p text:style-name="P2"><text:span text:style-name="T12"/></text:p>
              <text:p text:style-name="P2"><text:span text:style-name="T12">=ANDREW(x,optional w,optional a)</text:span></text:p>
              <text:p text:style-name="P2"><text:span text:style-name="T12"/></text:p>
              <text:p text:style-name="P2"><text:span text:style-name="T12">X is a column vector</text:span></text:p>
              <text:p text:style-name="P2"><text:span text:style-name="T12">W is a column vector of weights of equal size to x</text:span></text:p>
              <text:p text:style-name="P2"><text:span text:style-name="T12">A is the weighting coefficient (default=1.34). a&gt;0.</text:span></text:p>
              <text:p text:style-name="P2"><text:span text:style-name="T12">The result is a real number.</text:span></text:p>
            </office:annotation>
            <text:p>ANDREW (function)</text:p>
          </table:table-cell>
          <table:table-cell table:number-columns-repeated="2"/>
          <table:table-cell office:value-type="string" calcext:value-type="string">
            <office:annotation draw:style-name="gr2" draw:text-style-name="P3" svg:width="118.06mm" svg:height="25.71mm" svg:x="345.72mm" svg:y="0mm" draw:caption-point-x="-6.1mm" draw:caption-point-y="9.13mm">
              <dc:date>2016-01-27T00:00:00</dc:date>
              <text:p text:style-name="P2"><text:span text:style-name="T12">Returns the arccosine</text:span></text:p>
              <text:p text:style-name="P2"><text:span text:style-name="T12"/></text:p>
              <text:p text:style-name="P2"><text:span text:style-name="T12">=ACO(a)</text:span></text:p>
              <text:p text:style-name="P2"><text:span text:style-name="T12"/></text:p>
              <text:p text:style-name="P2"><text:span text:style-name="T12">A is a number between -1 and 1</text:span></text:p>
              <text:p text:style-name="P2"><text:span text:style-name="T12">The result is a real number (radians)</text:span></text:p>
            </office:annotation>
            <text:p>ACO (function)</text:p>
          </table:table-cell>
          <table:table-cell/>
          <table:table-cell office:value-type="string" calcext:value-type="string">
            <office:annotation draw:style-name="gr15" draw:text-style-name="P3" svg:width="109.79mm" svg:height="55.39mm" svg:x="390.88mm" svg:y="0mm" draw:caption-point-x="-6.1mm" draw:caption-point-y="9.13mm">
              <dc:date>2016-01-18T00:00:00</dc:date>
              <text:p text:style-name="P2"><text:span text:style-name="T12">Returns the convexity of a bond.</text:span></text:p>
              <text:p text:style-name="P2"><text:span text:style-name="T12"/></text:p>
              <text:p text:style-name="P2"><text:span text:style-name="T12">=CONVEXITY(TS,YTM,Y)</text:span></text:p>
              <text:p text:style-name="P2"><text:span text:style-name="T12"/></text:p>
              <text:p text:style-name="P2"><text:span text:style-name="T12">TS is a two column matrix containing the period in which a cash flow is received in the first column and the present value of the cash flow in the second column.</text:span></text:p>
              <text:p text:style-name="P2"><text:span text:style-name="T12">YTM is the yield to maturity</text:span></text:p>
              <text:p text:style-name="P2"><text:span text:style-name="T12">Y is the number of cash flow periods per year.</text:span></text:p>
              <text:p text:style-name="P2"><text:span text:style-name="T12">The result is the convexity of the bond in years</text:span></text:p>
            </office:annotation>
            <text:p>CONVEXITY (function)</text:p>
          </table:table-cell>
          <table:table-cell/>
          <table:table-cell office:value-type="string" calcext:value-type="string">
            <office:annotation draw:style-name="gr16" draw:text-style-name="P3" svg:width="134.63mm" svg:height="33.61mm" svg:x="436.03mm" svg:y="0mm" draw:caption-point-x="-6.1mm" draw:caption-point-y="9.13mm">
              <dc:date>2016-01-31T00:00:00</dc:date>
              <text:p text:style-name="P2"><text:span text:style-name="T12">Returns a block transpose of a matrix</text:span></text:p>
              <text:p text:style-name="P2"><text:span text:style-name="T12"/></text:p>
              <text:p text:style-name="P2"><text:span text:style-name="T12">=Btranspose(optional qout, optional An, optional B, optional C)</text:span></text:p>
              <text:p text:style-name="P2"><text:span text:style-name="T12">If qout=0 (default) only 1 is returned, but the result is stored in MatArray3</text:span></text:p>
              <text:p text:style-name="P2"><text:span text:style-name="T12">An is a matrix</text:span></text:p>
              <text:p text:style-name="P2"><text:span text:style-name="T12">The block sizes in the result (which makes up the block diagonal) are BxC matrices. If a doesn't divide evenly into the specified blocks, zeros will pad the rest of the matrix.</text:span></text:p>
            </office:annotation>
            <text:p>Btranspose (function)</text:p>
          </table:table-cell>
          <table:table-cell/>
          <table:table-cell office:value-type="string" calcext:value-type="string">
            <office:annotation draw:style-name="gr17" draw:text-style-name="P3" svg:width="116.42mm" svg:height="45.46mm" svg:x="481.19mm" svg:y="0mm" draw:caption-point-x="-6.1mm" draw:caption-point-y="9.13mm">
              <dc:date>2016-02-04T00:00:00</dc:date>
              <text:p text:style-name="P2"><text:span text:style-name="T12">Returns the optimal assignments in an assignment problem</text:span></text:p>
              <text:p text:style-name="P2"><text:span text:style-name="T12"/></text:p>
              <text:p text:style-name="P2"><text:span text:style-name="T12">=Assignment(x)</text:span></text:p>
              <text:p text:style-name="P2"><text:span text:style-name="T12"/></text:p>
              <text:p text:style-name="P2"><text:span text:style-name="T12">The input matrix x of costs has units to be assigned on the rows and destinations on the columns, The number of rows and columns must be the same.</text:span></text:p>
              <text:p text:style-name="P2"><text:span text:style-name="T12">The result is an (n+2)x3 matrix (where n is the number of rows in the input matrix).Column 1 contains the units, Column 2 lists the optimal assignments, and Column 3 displays the total cost of the optimal assignments.</text:span></text:p>
            </office:annotation>
            <text:p>Assignment (function)</text:p>
          </table:table-cell>
          <table:table-cell/>
          <table:table-cell office:value-type="string" calcext:value-type="string">
            <office:annotation draw:style-name="gr18" draw:text-style-name="P3" svg:width="133.54mm" svg:height="57.31mm" svg:x="526.34mm" svg:y="0mm" draw:caption-point-x="-6.1mm" draw:caption-point-y="9.13mm">
              <dc:date>2016-02-04T00:00:00</dc:date>
              <text:p text:style-name="P2"><text:span text:style-name="T12">Draw selects a specified number or proportion of individuals from a large data set.</text:span></text:p>
              <text:p text:style-name="P2"><text:span text:style-name="T12"/></text:p>
              <text:p text:style-name="P2"><text:span text:style-name="T12">Sampling&gt;Draw</text:span></text:p>
              <text:p text:style-name="P2"><text:span text:style-name="T12"/></text:p>
              <text:p text:style-name="P2"><text:span text:style-name="T12">Draw selects data from the ToSample sheet and moves the sample to the Data sheet. It requests a number to determine the number of cases to draw. If the number is less than 1, it is used as a proportion of the data set. If it is more than 1, it specifies the number of individuals to draw.</text:span></text:p>
              <text:p text:style-name="P2"><text:span text:style-name="T12"/></text:p>
              <text:p text:style-name="P2"><text:span text:style-name="T12">Draw also asks whether the draw is to be made with or without replacement.</text:span></text:p>
              <text:p text:style-name="P2"><text:span text:style-name="T12"/></text:p>
              <text:p text:style-name="P2"><text:span text:style-name="T12">If the data set size is n1 and the sample size is n2, the inclusion probability if the ith elements is n2/n1 if without replacement, and 1-(1-1/n1)n2 if with replacement. The sampling weight of the ith element is n1/n2.</text:span></text:p>
            </office:annotation>
            <text:p>Draw (routine)</text:p>
          </table:table-cell>
          <table:table-cell/>
          <table:table-cell office:value-type="string" calcext:value-type="string">
            <office:annotation draw:style-name="gr19" draw:text-style-name="P3" svg:width="119.36mm" svg:height="69.16mm" svg:x="578.62mm" svg:y="0mm" draw:caption-point-x="-13.22mm" draw:caption-point-y="9.13mm">
              <dc:date>2016-02-06T00:00:00</dc:date>
              <text:p text:style-name="P2"><text:span text:style-name="T12">Performs a one or two way analysis of covariance.</text:span></text:p>
              <text:p text:style-name="P2"><text:span text:style-name="T12"/></text:p>
              <text:p text:style-name="P2"><text:span text:style-name="T12">=ANCOVA(cn1,c,optional uen)</text:span></text:p>
              <text:p text:style-name="P2"><text:span text:style-name="T12"/></text:p>
              <text:p text:style-name="P2"><text:span text:style-name="T12">Cn1 is the number of observations (rows) per block</text:span></text:p>
              <text:p text:style-name="P2"><text:span text:style-name="T12">C is the data matrix with paired x (covariate) and y (criterion scores) values. Treatment1 observations is in columns and treatment 2 observations is in rows. Cn1 specifies how many rows are contained in each block. It is the maximum number of observations (rows) per block. Blocks can have uneven numbers of rows but, for two-way analyses, they must be proportional between the treatemnts.</text:span></text:p>
              <text:p text:style-name="P2"><text:span text:style-name="T12">If uen=1, zeros in he data matrix are not considered. (Default=0)</text:span></text:p>
              <text:p text:style-name="P2"><text:span text:style-name="T12">The result is a (rs+19)x(cs+1) matrix, where rs is the number of rows in c and cs is half the number of columns. It contains the ANCOVA table, the homogeneity of regressions table (with Levene test), and the adjusted means table</text:span></text:p>
              <text:p text:style-name="P2"><text:span text:style-name="T12"/></text:p>
            </office:annotation>
            <text:p>ANCOVA (function)</text:p>
          </table:table-cell>
          <table:table-cell/>
          <table:table-cell office:value-type="string" calcext:value-type="string">
            <office:annotation draw:style-name="gr20" draw:text-style-name="P3" svg:width="122.22mm" svg:height="61.26mm" svg:x="616.65mm" svg:y="0mm" draw:caption-point-x="-6.1mm" draw:caption-point-y="9.13mm">
              <dc:creator>WV</dc:creator>
              <dc:date>2016-02-08T00:00:00</dc:date>
              <text:p text:style-name="P2"><text:span text:style-name="T12">Returns an autocorrelation profile for a time series</text:span></text:p>
              <text:p text:style-name="P2"><text:span text:style-name="T12"/></text:p>
              <text:p text:style-name="P2"><text:span text:style-name="T12">=ACF(a,k,optional t,optional p,optional q)</text:span></text:p>
              <text:p text:style-name="P2"><text:span text:style-name="T12"/></text:p>
              <text:p text:style-name="P2"><text:span text:style-name="T12">A is a column vector containing a time series</text:span></text:p>
              <text:p text:style-name="P2"><text:span text:style-name="T12">K is the lag</text:span></text:p>
              <text:p text:style-name="P2"><text:span text:style-name="T12">T specifies the output:</text:span></text:p>
              <text:p text:style-name="P2"><text:span text:style-name="T12">'</text:span><text:span text:style-name="T12"><text:tab/></text:span><text:span text:style-name="T12">1 only autocorrelation for lag k</text:span></text:p>
              <text:p text:style-name="P2"><text:span text:style-name="T12">'</text:span><text:span text:style-name="T12"><text:tab/></text:span><text:span text:style-name="T12">2 only partial autocorrelation for lag kk</text:span></text:p>
              <text:p text:style-name="P2"><text:span text:style-name="T12">'</text:span><text:span text:style-name="T12"><text:tab/></text:span><text:span text:style-name="T12">3 profile with autocorrelation and partial autocorrelation,</text:span></text:p>
              <text:p text:style-name="P2"><text:span text:style-name="T12">'</text:span><text:span text:style-name="T12"><text:tab/></text:span><text:span text:style-name="T12"><text:tab/></text:span><text:span text:style-name="T12">their standard errors, and the Box-Ljung statistic</text:span></text:p>
              <text:p text:style-name="P2"><text:span text:style-name="T12">'</text:span><text:span text:style-name="T12"><text:tab/></text:span><text:span text:style-name="T12"><text:tab/></text:span><text:span text:style-name="T12">for lag k</text:span></text:p>
              <text:p text:style-name="P2"><text:span text:style-name="T12">'For 3, the autoregressive order (p) and moving average order (q)</text:span></text:p>
              <text:p text:style-name="P2"><text:span text:style-name="T12">'must be specified.</text:span></text:p>
              <text:p text:style-name="P2"><text:span text:style-name="T12">The result is a 6x4 array.</text:span></text:p>
            </office:annotation>
            <text:p>ACF (function)</text:p>
          </table:table-cell>
          <table:table-cell/>
          <table:table-cell office:value-type="string" calcext:value-type="string">
            <office:annotation draw:style-name="gr21" draw:text-style-name="P3" svg:width="128.49mm" svg:height="21.76mm" svg:x="661.81mm" svg:y="0mm" draw:caption-point-x="-6.1mm" draw:caption-point-y="9.13mm">
              <dc:creator>WV</dc:creator>
              <dc:date>2016-02-09T00:00:00</dc:date>
              <text:p text:style-name="P2"><text:span text:style-name="T12">Clears the DTA matrix (used by the DATAIn….READData statements)</text:span></text:p>
              <text:p text:style-name="P2"><text:span text:style-name="T12"/></text:p>
              <text:p text:style-name="P2"><text:span text:style-name="T12">=CLRData()</text:span></text:p>
              <text:p text:style-name="P2"><text:span text:style-name="T12"/></text:p>
              <text:p text:style-name="P2"><text:span text:style-name="T12">This function takes no argument and returns no result</text:span></text:p>
            </office:annotation>
            <text:p>CLRData (function)</text:p>
          </table:table-cell>
        </table:table-row>
        <table:table-row table:style-name="ro1">
          <table:table-cell office:value-type="string" calcext:value-type="string">
            <office:annotation draw:style-name="gr22" draw:text-style-name="P3" svg:width="140.93mm" svg:height="112.61mm" svg:x="28.66mm" svg:y="0mm" draw:caption-point-x="-6.1mm" draw:caption-point-y="13.64mm">
              <dc:creator>WV</dc:creator>
              <dc:date>2015-12-19T00:00:00</dc:date>
              <text:p text:style-name="P2"><text:span text:style-name="T12">DANSYS works exactly like any other spreadsheet. The primary difference is the presence of many additional ststistics and mathematics functions. Many are matrix functions that display whole profiles of statistics. In addition, there are global variables and hidden sheets that provide extra storage and functional utilities not present in standard spreadsheets. They exist as much the same thing as the registers in programmable calculators. There are even matrix registers.</text:span></text:p>
              <text:p text:style-name="P2"><text:span text:style-name="T12"/></text:p>
              <text:p text:style-name="P2"><text:span text:style-name="T12">For standard operation, begin with a new DANSYS spreadsheet. You can even rename the document for each project. Document each step if you want by entering text into cells. Each function you enter immediately, on entering, displays the results. These results can be linked to further formulas in new cells. If you need help in using various functions, use the Windows&gt;New Window function to creata another instance of the project document you are working on and move to the DANSYS Functions page where functions, routines, and topics are listed by section and alphabetically. Coments in the cells explain how to use the various utilities in DANSYS and in auxiliary programs.</text:span></text:p>
              <text:p text:style-name="P2"><text:span text:style-name="T12"/></text:p>
              <text:p text:style-name="P2"><text:span text:style-name="T12">Each entry into a cell is entered by pressing Enter, if it is a numerical or text entry, or Ctrl+Shift+Enter, if it is a matrix. The matrix displays can be expanded or reduced by clicking on the small box in the lower right corner of the range and dragging the range borders in or out. Matrix results can be linked to other formulas but parts of matrices cannot be changed normally.</text:span></text:p>
              <text:p text:style-name="P2"><text:span text:style-name="T12"/></text:p>
              <text:p text:style-name="P2"><text:span text:style-name="T12">A matrix display can be converted into a range of cells by placeing a range of cells elsewhere linked to the desired parts of the matrix by = statements. That range can be converted to values by using <text:s/>the standard Copy command and then using Edit&gt;Paste Special to repaste the contents as values. That range can then replace the original matrix by clicking Ctrl+X, selecting the whole matrix, and using Edit?Paste Special to overwrite the matrix with the values.</text:span></text:p>
            </office:annotation>
            <text:p>Using DANSYS</text:p>
          </table:table-cell>
          <table:table-cell/>
          <table:table-cell table:style-name="ce55" office:value-type="string" calcext:value-type="string">
            <text:p>Property</text:p>
          </table:table-cell>
          <table:table-cell office:value-type="string" calcext:value-type="string">
            <text:p>Units</text:p>
          </table:table-cell>
          <table:table-cell table:style-name="ce59" table:number-columns-repeated="4"/>
          <table:table-cell office:value-type="string" calcext:value-type="string">
            <office:annotation draw:style-name="gr16" draw:text-style-name="P3" svg:width="107.47mm" svg:height="33.61mm" svg:x="209.99mm" svg:y="0mm" draw:caption-point-x="-6.1mm" draw:caption-point-y="13.64mm">
              <dc:creator>WV</dc:creator>
              <dc:date>2015-12-28T00:00:00</dc:date>
              <text:p text:style-name="P2"><text:span text:style-name="T12">Returns the Airy functions and their derivatives.</text:span></text:p>
              <text:p text:style-name="P2"><text:span text:style-name="T12"/></text:p>
              <text:p text:style-name="P2"><text:span text:style-name="T12">=AIRY(x)</text:span></text:p>
              <text:p text:style-name="P2"><text:span text:style-name="T12"/></text:p>
              <text:p text:style-name="P2"><text:span text:style-name="T12">X is a real number</text:span></text:p>
              <text:p text:style-name="P2"><text:span text:style-name="T12">The result is a 1x4 matrix containing Ai, Bi, Ai', and Bi'.</text:span></text:p>
              <text:p text:style-name="P2"><text:span text:style-name="T12"/></text:p>
              <text:p text:style-name="P2"><text:span text:style-name="T12"/></text:p>
            </office:annotation>
            <text:p>AIRY (function)</text:p>
          </table:table-cell>
          <table:table-cell table:number-columns-repeated="2"/>
          <table:table-cell office:value-type="string" calcext:value-type="string">
            <office:annotation draw:style-name="gr18" draw:text-style-name="P3" svg:width="91.85mm" svg:height="57.31mm" svg:x="277.99mm" svg:y="0mm" draw:caption-point-x="-6.1mm" draw:caption-point-y="13.64mm">
              <dc:creator>WV</dc:creator>
              <dc:date>2016-01-07T00:00:00</dc:date>
              <text:p text:style-name="P2"><text:span text:style-name="T12">Returns the probability of a value from an arcsine distribution.</text:span></text:p>
              <text:p text:style-name="P2"><text:span text:style-name="T12"/></text:p>
              <text:p text:style-name="P2"><text:span text:style-name="T12">=ArcsineDist(x,optional c,optional a,optional b)</text:span></text:p>
              <text:p text:style-name="P2"><text:span text:style-name="T12"/></text:p>
              <text:p text:style-name="P2"><text:span text:style-name="T12">X is the value to be evaluated.</text:span></text:p>
              <text:p text:style-name="P2"><text:span text:style-name="T12">If c=1, the cumulative distribution is returned.</text:span></text:p>
              <text:p text:style-name="P2"><text:span text:style-name="T12">If c=0 (default), the probability density function is returned.</text:span></text:p>
              <text:p text:style-name="P2"><text:span text:style-name="T12">-infinity&lt;a&lt;b&lt;infinity.</text:span></text:p>
              <text:p text:style-name="P2"><text:span text:style-name="T12">(defaults: a=0 and b=1)</text:span></text:p>
              <text:p text:style-name="P2"><text:span text:style-name="T12">The result is a real number.</text:span></text:p>
              <text:p text:style-name="P2"><text:span text:style-name="T12"/></text:p>
              <text:p text:style-name="P2"><text:span text:style-name="T12"/></text:p>
            </office:annotation>
            <text:p>ArcsineDist (function)</text:p>
          </table:table-cell>
          <table:table-cell table:number-columns-repeated="2"/>
          <table:table-cell office:value-type="string" calcext:value-type="string">
            <office:annotation draw:style-name="gr21" draw:text-style-name="P3" svg:width="127.35mm" svg:height="21.76mm" svg:x="345.72mm" svg:y="0mm" draw:caption-point-x="-6.1mm" draw:caption-point-y="13.64mm">
              <dc:date>2016-01-27T00:00:00</dc:date>
              <text:p text:style-name="P2"><text:span text:style-name="T12">Returns the arccosecant</text:span></text:p>
              <text:p text:style-name="P2"><text:span text:style-name="T12"/></text:p>
              <text:p text:style-name="P2"><text:span text:style-name="T12">=ACSC(a)</text:span></text:p>
              <text:p text:style-name="P2"><text:span text:style-name="T12">A is a value greater than 3 or less than 0</text:span></text:p>
              <text:p text:style-name="P2"><text:span text:style-name="T12">The result is a real number (radians)</text:span></text:p>
            </office:annotation>
            <text:p>ACSC (function)</text:p>
          </table:table-cell>
          <table:table-cell/>
          <table:table-cell office:value-type="string" calcext:value-type="string">
            <office:annotation draw:style-name="gr23" draw:text-style-name="P3" svg:width="101.1mm" svg:height="59.91mm" svg:x="390.88mm" svg:y="0mm" draw:caption-point-x="-6.1mm" draw:caption-point-y="13.64mm">
              <dc:date>2016-01-18T00:00:00</dc:date>
              <text:p text:style-name="P2"><text:span text:style-name="T12">Returns the forward rates of an investment.</text:span></text:p>
              <text:p text:style-name="P2"><text:span text:style-name="T12"/></text:p>
              <text:p text:style-name="P2"><text:span text:style-name="T12">=FORRATES(T,R)</text:span></text:p>
              <text:p text:style-name="P2"><text:span text:style-name="T12"/></text:p>
              <text:p text:style-name="P2"><text:span text:style-name="T12">T is a column vector of time in consistent units</text:span></text:p>
              <text:p text:style-name="P2"><text:span text:style-name="T12">R is the corresponding per period spot rates.</text:span></text:p>
              <text:p text:style-name="P2"><text:span text:style-name="T12">The result is a column vector of forward rates.</text:span></text:p>
            </office:annotation>
            <text:p>FORRATES (function)</text:p>
          </table:table-cell>
          <table:table-cell/>
          <table:table-cell office:value-type="string" calcext:value-type="string">
            <office:annotation draw:style-name="gr9" draw:text-style-name="P3" svg:width="131.22mm" svg:height="41.51mm" svg:x="436.03mm" svg:y="0mm" draw:caption-point-x="-6.1mm" draw:caption-point-y="13.64mm">
              <dc:date>2016-01-29T00:00:00</dc:date>
              <text:p text:style-name="P2"><text:span text:style-name="T12">Returns the Cholesky decomposition of a positive-definite, symmetric matrix</text:span></text:p>
              <text:p text:style-name="P2"><text:span text:style-name="T12"/></text:p>
              <text:p text:style-name="P2"><text:span text:style-name="T12">=Cholesky(optional qout, optional an)</text:span></text:p>
              <text:p text:style-name="P2"><text:span text:style-name="T12"/></text:p>
              <text:p text:style-name="P2"><text:span text:style-name="T12">If qout=0 (default), only a 1 is returned, but the result is stored in MatArray3.</text:span></text:p>
              <text:p text:style-name="P2"><text:span text:style-name="T12">An is an nxn positive-definite, symmetric matrix</text:span></text:p>
              <text:p text:style-name="P2"><text:span text:style-name="T12">The result is a nx(n+2) matrix containing the upper triangular matrix of the input matrix, the Cholesky factor in the lower triangle and the diagonal elements in the last column.</text:span></text:p>
              <text:p text:style-name="P2"><text:span text:style-name="T12">Note, only the upper triangle of the input matrix is needed.</text:span></text:p>
            </office:annotation>
            <text:p>Cholesky (function)</text:p>
          </table:table-cell>
          <table:table-cell table:number-columns-repeated="3"/>
          <table:table-cell office:value-type="string" calcext:value-type="string">
            <office:annotation draw:style-name="gr16" draw:text-style-name="P3" svg:width="133.85mm" svg:height="33.61mm" svg:x="526.34mm" svg:y="0mm" draw:caption-point-x="-6.1mm" draw:caption-point-y="13.64mm">
              <dc:date>2016-02-04T00:00:00</dc:date>
              <text:p text:style-name="P2"><text:span text:style-name="T12">Returns the Neyman allocation for stratified samples</text:span></text:p>
              <text:p text:style-name="P2"><text:span text:style-name="T12"/></text:p>
              <text:p text:style-name="P2"><text:span text:style-name="T12">=NeyStrat(ai,sd,n)</text:span></text:p>
              <text:p text:style-name="P2"><text:span text:style-name="T12"/></text:p>
              <text:p text:style-name="P2"><text:span text:style-name="T12">Ai is a column vector containing the population sizes of each stratum</text:span></text:p>
              <text:p text:style-name="P2"><text:span text:style-name="T12">Sd is a column vector containing the standard deviation of each stratum</text:span></text:p>
              <text:p text:style-name="P2"><text:span text:style-name="T12">N is the total desired sample size</text:span></text:p>
              <text:p text:style-name="P2"><text:span text:style-name="T12">The result is a column vector of the same size as ai and sd</text:span></text:p>
            </office:annotation>
            <text:p>NeyStrat (function)</text:p>
          </table:table-cell>
          <table:table-cell/>
          <table:table-cell office:value-type="string" calcext:value-type="string">
            <office:annotation draw:style-name="gr16" draw:text-style-name="P3" svg:width="127.1mm" svg:height="33.61mm" svg:x="571.5mm" svg:y="0mm" draw:caption-point-x="-6.1mm" draw:caption-point-y="13.64mm">
              <dc:creator>WV</dc:creator>
              <dc:date>2016-02-08T00:00:00</dc:date>
              <text:p text:style-name="P2"><text:span text:style-name="T12">Performs Bartlett's test for homogeneity of variances</text:span></text:p>
              <text:p text:style-name="P2"><text:span text:style-name="T12"/></text:p>
              <text:p text:style-name="P2"><text:span text:style-name="T12">=BARTLETT(vi,ni,optional alpha)</text:span></text:p>
              <text:p text:style-name="P2"><text:span text:style-name="T12"/></text:p>
              <text:p text:style-name="P2"><text:span text:style-name="T12">Vi is a column vector of variances</text:span></text:p>
              <text:p text:style-name="P2"><text:span text:style-name="T12">Ni is the column vector of group sizes</text:span></text:p>
              <text:p text:style-name="P2"><text:span text:style-name="T12">Alpha is the desired alpha level of p (default=0.95)</text:span></text:p>
              <text:p text:style-name="P2"><text:span text:style-name="T12">The result is a 5x2 array</text:span></text:p>
            </office:annotation>
            <text:p>BARTLETT (function)</text:p>
          </table:table-cell>
          <table:table-cell/>
          <table:table-cell office:value-type="string" calcext:value-type="string">
            <office:annotation draw:style-name="gr2" draw:text-style-name="P3" svg:width="126.56mm" svg:height="25.71mm" svg:x="616.65mm" svg:y="0mm" draw:caption-point-x="-6.1mm" draw:caption-point-y="13.64mm">
              <dc:creator>WV</dc:creator>
              <dc:date>2016-02-08T00:00:00</dc:date>
              <text:p text:style-name="P2"><text:span text:style-name="T12">Returns an accumulated energy of a signal</text:span></text:p>
              <text:p text:style-name="P2"><text:span text:style-name="T12"/></text:p>
              <text:p text:style-name="P2"><text:span text:style-name="T12">=AE(f)</text:span></text:p>
              <text:p text:style-name="P2"><text:span text:style-name="T12"/></text:p>
              <text:p text:style-name="P2"><text:span text:style-name="T12">F is a real Fourier transform at a particular frequency</text:span></text:p>
              <text:p text:style-name="P2"><text:span text:style-name="T12">The result is a real number</text:span></text:p>
            </office:annotation>
            <text:p>AE (function)</text:p>
          </table:table-cell>
          <table:table-cell/>
          <table:table-cell office:value-type="string" calcext:value-type="string">
            <office:annotation draw:style-name="gr2" draw:text-style-name="P3" svg:width="126.94mm" svg:height="25.71mm" svg:x="661.81mm" svg:y="4.51mm" draw:caption-point-x="-6.1mm" draw:caption-point-y="9.13mm">
              <dc:creator>WV</dc:creator>
              <dc:date>2016-02-09T00:00:00</dc:date>
              <text:p text:style-name="P2"><text:span text:style-name="T12">Returns the cell a specified number of cells from a given cell</text:span></text:p>
              <text:p text:style-name="P2"><text:span text:style-name="T12"/></text:p>
              <text:p text:style-name="P2"><text:span text:style-name="T12">=CurrentOffset(a,b)</text:span></text:p>
              <text:p text:style-name="P2"><text:span text:style-name="T12"/></text:p>
              <text:p text:style-name="P2"><text:span text:style-name="T12">Returns the cell a cells to the right and b cells below the active cell.</text:span></text:p>
              <text:p text:style-name="P2"><text:span text:style-name="T12">The result is an object (cell)</text:span></text:p>
            </office:annotation>
            <text:p>CurrentOffset (function)</text:p>
          </table:table-cell>
        </table:table-row>
        <table:table-row table:style-name="ro1">
          <table:table-cell office:value-type="string" calcext:value-type="string">
            <office:annotation draw:style-name="gr24" draw:text-style-name="P3" svg:width="89.52mm" svg:height="26.69mm" svg:x="28.66mm" svg:y="3.06mm" draw:caption-point-x="-6.1mm" draw:caption-point-y="15.1mm">
              <dc:creator>WV</dc:creator>
              <dc:date>2015-12-21T00:00:00</dc:date>
              <text:p text:style-name="P2"><text:span text:style-name="T12">The sheet named Data is a blank sheet that can be used to save the data set to be analyzed. If a sample is to be taken from a large data set, the population can be entered on the ToSample sheet. Sampling functions are designed to place the sample on the Data sheet.</text:span></text:p>
            </office:annotation>
            <text:p>Data sheet</text:p>
          </table:table-cell>
          <table:table-cell/>
          <table:table-cell table:style-name="ce56" office:value-type="string" calcext:value-type="string">
            <text:p>Weight</text:p>
          </table:table-cell>
          <table:table-cell office:value-type="string" calcext:value-type="string">
            <text:p>g, sg, lbm, u, ozm, stone, ton, grain, pweight, hweight, shweight</text:p>
          </table:table-cell>
          <table:table-cell table:style-name="ce59" table:number-columns-repeated="4"/>
          <table:table-cell office:value-type="string" calcext:value-type="string">
            <office:annotation draw:style-name="gr25" draw:text-style-name="P3" svg:width="119.24mm" svg:height="50.84mm" svg:x="209.99mm" svg:y="3.06mm" draw:caption-point-x="-6.1mm" draw:caption-point-y="15.1mm">
              <dc:creator>WV</dc:creator>
              <dc:date>2015-12-26T00:00:00</dc:date>
              <text:p text:style-name="P2"><text:span text:style-name="T12">Converts a letter or letter couplet (such is used to designate columns in Calc) into numbers.</text:span></text:p>
              <text:p text:style-name="P2"><text:span text:style-name="T12"/></text:p>
              <text:p text:style-name="P2"><text:span text:style-name="T12">=AlphaValue(arr)</text:span></text:p>
              <text:p text:style-name="P2"><text:span text:style-name="T12"/></text:p>
              <text:p text:style-name="P2"><text:span text:style-name="T12">Arr is a string consisting of one or two capital letters.</text:span></text:p>
              <text:p text:style-name="P2"><text:span text:style-name="T12">The result is an integer.</text:span></text:p>
            </office:annotation>
            <text:p>AlphaValue (function)</text:p>
          </table:table-cell>
          <table:table-cell table:number-columns-repeated="2"/>
          <table:table-cell office:value-type="string" calcext:value-type="string">
            <office:annotation draw:style-name="gr26" draw:text-style-name="P3" svg:width="89.68mm" svg:height="48.12mm" svg:x="277.99mm" svg:y="3.06mm" draw:caption-point-x="-6.1mm" draw:caption-point-y="15.1mm">
              <dc:creator>WV</dc:creator>
              <dc:date>2016-01-07T00:00:00</dc:date>
              <text:p text:style-name="P2"><text:span text:style-name="T12">Returns the mean of an arcsine distribution.</text:span></text:p>
              <text:p text:style-name="P2"><text:span text:style-name="T12"/></text:p>
              <text:p text:style-name="P2"><text:span text:style-name="T12">=ArcsineMean(optional a,optional b)</text:span></text:p>
              <text:p text:style-name="P2"><text:span text:style-name="T12"/></text:p>
              <text:p text:style-name="P2"><text:span text:style-name="T12">By default, a=0 and b=1</text:span></text:p>
              <text:p text:style-name="P2"><text:span text:style-name="T12">-infinity&lt;a&lt;b&lt;infinity</text:span></text:p>
              <text:p text:style-name="P2"><text:span text:style-name="T12">The result is a real number.</text:span></text:p>
              <text:p text:style-name="P2"><text:span text:style-name="T12"/></text:p>
              <text:p text:style-name="P2"><text:span text:style-name="T12"/></text:p>
            </office:annotation>
            <text:p>ArcsineMean (function)</text:p>
          </table:table-cell>
          <table:table-cell table:number-columns-repeated="2"/>
          <table:table-cell office:value-type="string" calcext:value-type="string">
            <office:annotation draw:style-name="gr21" draw:text-style-name="P3" svg:width="129.83mm" svg:height="21.76mm" svg:x="345.72mm" svg:y="3.06mm" draw:caption-point-x="-6.1mm" draw:caption-point-y="15.1mm">
              <dc:date>2016-01-27T00:00:00</dc:date>
              <text:p text:style-name="P2"><text:span text:style-name="T12">Returns the arccotangent</text:span></text:p>
              <text:p text:style-name="P2"><text:span text:style-name="T12"/></text:p>
              <text:p text:style-name="P2"><text:span text:style-name="T12">=ACT(a)</text:span></text:p>
              <text:p text:style-name="P2"><text:span text:style-name="T12">A is a number</text:span></text:p>
              <text:p text:style-name="P2"><text:span text:style-name="T12">The result is a real number (radians)</text:span></text:p>
            </office:annotation>
            <text:p>ACT (function)</text:p>
          </table:table-cell>
          <table:table-cell table:number-columns-repeated="3"/>
          <table:table-cell office:value-type="string" calcext:value-type="string">
            <office:annotation draw:style-name="gr6" draw:text-style-name="P3" svg:width="129.36mm" svg:height="29.66mm" svg:x="436.03mm" svg:y="3.06mm" draw:caption-point-x="-6.1mm" draw:caption-point-y="15.1mm">
              <dc:date>2016-02-01T00:00:00</dc:date>
              <text:p text:style-name="P2"><text:span text:style-name="T12">Returns a correlation matrix</text:span></text:p>
              <text:p text:style-name="P2"><text:span text:style-name="T12"/></text:p>
              <text:p text:style-name="P2"><text:span text:style-name="T12">=CorrMat(optional qout, optional Xn)</text:span></text:p>
              <text:p text:style-name="P2"><text:span text:style-name="T12"/></text:p>
              <text:p text:style-name="P2"><text:span text:style-name="T12">If qout=0 (default), only 1 is returned, but the result is stored in MatArray3</text:span></text:p>
              <text:p text:style-name="P2"><text:span text:style-name="T12">The correlation matrix of the data in Xn is returned. It is a square matrix with the same number of rows and columns as there are columns in Xn.</text:span></text:p>
            </office:annotation>
            <text:p>CorrMat (function)</text:p>
          </table:table-cell>
          <table:table-cell table:number-columns-repeated="3"/>
          <table:table-cell office:value-type="string" calcext:value-type="string">
            <office:annotation draw:style-name="gr8" draw:text-style-name="P3" svg:width="128.89mm" svg:height="37.56mm" svg:x="526.34mm" svg:y="3.06mm" draw:caption-point-x="-6.1mm" draw:caption-point-y="15.1mm">
              <dc:date>2016-02-04T00:00:00</dc:date>
              <text:p text:style-name="P2"><text:span text:style-name="T12">Returns the optimum allocation for sample strata.</text:span></text:p>
              <text:p text:style-name="P2"><text:span text:style-name="T12"/></text:p>
              <text:p text:style-name="P2"><text:span text:style-name="T12">=OptStrat(ai,n,sd,c)</text:span></text:p>
              <text:p text:style-name="P2"><text:span text:style-name="T12"/></text:p>
              <text:p text:style-name="P2"><text:span text:style-name="T12">Ai is the population sizes of the strata</text:span></text:p>
              <text:p text:style-name="P2"><text:span text:style-name="T12">N is the total sample size desired</text:span></text:p>
              <text:p text:style-name="P2"><text:span text:style-name="T12">Sd is the standard deviations of the strata</text:span></text:p>
              <text:p text:style-name="P2"><text:span text:style-name="T12">C is the cost per individual for sampling from each strata</text:span></text:p>
              <text:p text:style-name="P2"><text:span text:style-name="T12">Ai, sd, c and the result are column vectors of equal size.</text:span></text:p>
            </office:annotation>
            <text:p>OptStrat (function)</text:p>
          </table:table-cell>
          <table:table-cell/>
          <table:table-cell office:value-type="string" calcext:value-type="string">
            <office:annotation draw:style-name="gr6" draw:text-style-name="P3" svg:width="127.41mm" svg:height="29.66mm" svg:x="571.5mm" svg:y="3.06mm" draw:caption-point-x="-6.1mm" draw:caption-point-y="15.1mm">
              <dc:date>2016-02-06T00:00:00</dc:date>
              <text:p text:style-name="P2"><text:span text:style-name="T12">Returns the tied ranks for two variables and the bivariate ranks of the paired ranks</text:span></text:p>
              <text:p text:style-name="P2"><text:span text:style-name="T12"/></text:p>
              <text:p text:style-name="P2"><text:span text:style-name="T12">=BRANKS(a)</text:span></text:p>
              <text:p text:style-name="P2"><text:span text:style-name="T12"/></text:p>
              <text:p text:style-name="P2"><text:span text:style-name="T12">A is a two-column matrix</text:span></text:p>
              <text:p text:style-name="P2"><text:span text:style-name="T12">The result is a three column matrix with the same number of rows as a.</text:span></text:p>
            </office:annotation>
            <text:p>BRANKS (function)</text:p>
          </table:table-cell>
          <table:table-cell/>
          <table:table-cell office:value-type="string" calcext:value-type="string">
            <office:annotation draw:style-name="gr16" draw:text-style-name="P3" svg:width="127.49mm" svg:height="33.61mm" svg:x="616.65mm" svg:y="3.06mm" draw:caption-point-x="-6.1mm" draw:caption-point-y="15.1mm">
              <dc:creator>WV</dc:creator>
              <dc:date>2016-02-08T00:00:00</dc:date>
              <text:p text:style-name="P2"><text:span text:style-name="T12">Returns the approximate entropy of a time series or ordered series.</text:span></text:p>
              <text:p text:style-name="P2"><text:span text:style-name="T12"/></text:p>
              <text:p text:style-name="P2"><text:span text:style-name="T12">=ApEnt(a,m,r)</text:span></text:p>
              <text:p text:style-name="P2"><text:span text:style-name="T12"/></text:p>
              <text:p text:style-name="P2"><text:span text:style-name="T12">A is an ordered series in a column vector</text:span></text:p>
              <text:p text:style-name="P2"><text:span text:style-name="T12">M is the length of a period</text:span></text:p>
              <text:p text:style-name="P2"><text:span text:style-name="T12">R is a smoothing constant</text:span></text:p>
              <text:p text:style-name="P2"><text:span text:style-name="T12">The result is a real number.</text:span></text:p>
            </office:annotation>
            <text:p>ApEnt (function)</text:p>
          </table:table-cell>
          <table:table-cell/>
          <table:table-cell office:value-type="string" calcext:value-type="string">
            <office:annotation draw:style-name="gr27" draw:text-style-name="P3" svg:width="127.56mm" svg:height="33.72mm" svg:x="661.81mm" svg:y="4.52mm" draw:caption-point-x="-6.1mm" draw:caption-point-y="13.64mm">
              <dc:creator>WV</dc:creator>
              <dc:date>2016-02-09T00:00:00</dc:date>
              <text:p text:style-name="P2"><text:span text:style-name="T12">Defines the range containing the active cell, saving the top-left and bottom-right addresses in a global array called RangeAddress.</text:span></text:p>
              <text:p text:style-name="P2"><text:span text:style-name="T12"/></text:p>
              <text:p text:style-name="P2"><text:span text:style-name="T12">CurrentRange(optional sel as Boolean)</text:span></text:p>
              <text:p text:style-name="P2"><text:span text:style-name="T12"/></text:p>
              <text:p text:style-name="P2"><text:span text:style-name="T12">If sel is TRUE, the current range is selected; otherwise, only the RangeAddress is saved.</text:span></text:p>
            </office:annotation>
            <text:p>CurrentRange (routine)</text:p>
          </table:table-cell>
        </table:table-row>
        <table:table-row table:style-name="ro1">
          <table:table-cell office:value-type="string" calcext:value-type="string">
            <office:annotation draw:style-name="gr28" draw:text-style-name="P3" svg:width="83.94mm" svg:height="27.22mm" svg:x="35.64mm" svg:y="24.84mm" draw:caption-point-x="-13.08mm" draw:caption-point-y="-2.17mm">
              <dc:creator>WV</dc:creator>
              <dc:date>2016-02-09T00:00:00</dc:date>
              <text:p text:style-name="P2"><text:span text:style-name="T12">The ToSample sheet is primarily intended as a place to save large datasets that will be sampled. The sampling utilities are designed to draw individuals from a dataset on the ToSample sheet and move them to the Data sheet.</text:span></text:p>
            </office:annotation>
            <text:p>ToSample sheet</text:p>
          </table:table-cell>
          <table:table-cell/>
          <table:table-cell table:style-name="ce56" office:value-type="string" calcext:value-type="string">
            <text:p>Length</text:p>
          </table:table-cell>
          <table:table-cell office:value-type="string" calcext:value-type="string">
            <text:p>m, mi, Nmi, in, ft, yd, ang, Pica, ell, parsec</text:p>
          </table:table-cell>
          <table:table-cell table:style-name="ce59" table:number-columns-repeated="4"/>
          <table:table-cell table:style-name="ce59" office:value-type="string" calcext:value-type="string">
            <office:annotation draw:style-name="gr29" draw:text-style-name="P3" svg:width="81.41mm" svg:height="30.94mm" svg:x="209.99mm" svg:y="7.57mm" draw:caption-point-x="-6.1mm" draw:caption-point-y="15.1mm">
              <dc:creator>WV</dc:creator>
              <dc:date>2015-12-20T00:00:00</dc:date>
              <text:p text:style-name="P2"><text:span text:style-name="T12">Returns the logical AND function of two logical values.</text:span></text:p>
              <text:p text:style-name="P2"><text:span text:style-name="T12"/></text:p>
              <text:p text:style-name="P2"><text:span text:style-name="T12">=AND1(a,b)</text:span></text:p>
              <text:p text:style-name="P2"><text:span text:style-name="T12">A and b are two logical values</text:span></text:p>
              <text:p text:style-name="P2"><text:span text:style-name="T12">The result is a logical value</text:span></text:p>
            </office:annotation>
            <text:p>AND1 (function)</text:p>
          </table:table-cell>
          <table:table-cell table:number-columns-repeated="2"/>
          <table:table-cell office:value-type="string" calcext:value-type="string">
            <office:annotation draw:style-name="gr30" draw:text-style-name="P3" svg:width="91.23mm" svg:height="50.23mm" svg:x="276.13mm" svg:y="11.79mm" draw:caption-point-x="-4.24mm" draw:caption-point-y="10.88mm">
              <dc:creator>WV</dc:creator>
              <dc:date>2016-01-07T00:00:00</dc:date>
              <text:p text:style-name="P2"><text:span text:style-name="T12">Returns the variance of an arcsine distribution.</text:span></text:p>
              <text:p text:style-name="P2"><text:span text:style-name="T12"/></text:p>
              <text:p text:style-name="P2"><text:span text:style-name="T12">=ArcsineVar(ooptional a,optional b)</text:span></text:p>
              <text:p text:style-name="P2"><text:span text:style-name="T12"/></text:p>
              <text:p text:style-name="P2"><text:span text:style-name="T12">By default, a=0 and b=1.</text:span></text:p>
              <text:p text:style-name="P2"><text:span text:style-name="T12">-infinity&lt;a&lt;b&lt;infinity</text:span></text:p>
              <text:p text:style-name="P2"><text:span text:style-name="T12">The result is a real number.</text:span></text:p>
              <text:p text:style-name="P2"><text:span text:style-name="T12"/></text:p>
              <text:p text:style-name="P2"><text:span text:style-name="T12"/></text:p>
            </office:annotation>
            <text:p>ArcsineVar (function)</text:p>
          </table:table-cell>
          <table:table-cell table:number-columns-repeated="2"/>
          <table:table-cell office:value-type="string" calcext:value-type="string">
            <office:annotation draw:style-name="gr31" draw:text-style-name="P3" svg:width="101.31mm" svg:height="52.04mm" svg:x="345.72mm" svg:y="7.57mm" draw:caption-point-x="-6.1mm" draw:caption-point-y="15.1mm">
              <dc:creator>WV</dc:creator>
              <dc:date>2016-01-16T00:00:00</dc:date>
              <text:p text:style-name="P2"><text:span text:style-name="T12">Returns the angle between two lines.</text:span></text:p>
              <text:p text:style-name="P2"><text:span text:style-name="T12"/></text:p>
              <text:p text:style-name="P2"><text:span text:style-name="T12">=Angle(arr1,arr2)</text:span></text:p>
              <text:p text:style-name="P2"><text:span text:style-name="T12"/></text:p>
              <text:p text:style-name="P2"><text:span text:style-name="T12">Arr1 and arr2 are the slopes of the two lines.</text:span></text:p>
              <text:p text:style-name="P2"><text:span text:style-name="T12">The result is in radians</text:span></text:p>
            </office:annotation>
            <text:p>Angle (function)</text:p>
          </table:table-cell>
          <table:table-cell table:number-columns-repeated="3"/>
          <table:table-cell office:value-type="string" calcext:value-type="string">
            <office:annotation draw:style-name="gr16" draw:text-style-name="P3" svg:width="125.95mm" svg:height="33.61mm" svg:x="436.03mm" svg:y="7.57mm" draw:caption-point-x="-6.1mm" draw:caption-point-y="15.1mm">
              <dc:date>2016-02-01T00:00:00</dc:date>
              <text:p text:style-name="P2"><text:span text:style-name="T12">Returns the covariance matrix of the data in a matrix</text:span></text:p>
              <text:p text:style-name="P2"><text:span text:style-name="T12"/></text:p>
              <text:p text:style-name="P2"><text:span text:style-name="T12">=CovMat(optional qout, optional Xn)</text:span></text:p>
              <text:p text:style-name="P2"><text:span text:style-name="T12"/></text:p>
              <text:p text:style-name="P2"><text:span text:style-name="T12">If qout=0 (default), only 1 is returned, but the result is stored in MatArray3.</text:span></text:p>
              <text:p text:style-name="P2"><text:span text:style-name="T12">Xn is a matrix of data</text:span></text:p>
              <text:p text:style-name="P2"><text:span text:style-name="T12">The result is a square matrix with the same number of rows and columns as there are columns in Xn</text:span></text:p>
            </office:annotation>
            <text:p>CovMat (function)</text:p>
          </table:table-cell>
          <table:table-cell table:number-columns-repeated="3"/>
          <table:table-cell office:value-type="string" calcext:value-type="string">
            <office:annotation draw:style-name="gr16" draw:text-style-name="P3" svg:width="130.13mm" svg:height="33.61mm" svg:x="526.34mm" svg:y="7.57mm" draw:caption-point-x="-6.1mm" draw:caption-point-y="15.1mm">
              <dc:date>2016-02-04T00:00:00</dc:date>
              <text:p text:style-name="P2"><text:span text:style-name="T12">Returns a matrix of recommended strata sizes for a complex sample</text:span></text:p>
              <text:p text:style-name="P2"><text:span text:style-name="T12"/></text:p>
              <text:p text:style-name="P2"><text:span text:style-name="T12">=PropSrat(ai,n,s)</text:span></text:p>
              <text:p text:style-name="P2"><text:span text:style-name="T12"/></text:p>
              <text:p text:style-name="P2"><text:span text:style-name="T12">Ai is a column vector of population sizes for the strata</text:span></text:p>
              <text:p text:style-name="P2"><text:span text:style-name="T12">N is the total population size.</text:span></text:p>
              <text:p text:style-name="P2"><text:span text:style-name="T12">S is the desired sample size</text:span></text:p>
              <text:p text:style-name="P2"><text:span text:style-name="T12">The result is a row vector the same size as ai.</text:span></text:p>
            </office:annotation>
            <text:p>PropStrat (function)</text:p>
          </table:table-cell>
          <table:table-cell/>
          <table:table-cell office:value-type="string" calcext:value-type="string">
            <office:annotation draw:style-name="gr32" draw:text-style-name="P3" svg:width="126.79mm" svg:height="49.41mm" svg:x="571.5mm" svg:y="7.57mm" draw:caption-point-x="-6.1mm" draw:caption-point-y="15.1mm">
              <dc:creator>WV</dc:creator>
              <dc:date>2016-02-08T00:00:00</dc:date>
              <text:p text:style-name="P2"><text:span text:style-name="T12">Preforms a test of the significance of he difference between two independent correlations</text:span></text:p>
              <text:p text:style-name="P2"><text:span text:style-name="T12"/></text:p>
              <text:p text:style-name="P2"><text:span text:style-name="T12">=CorrDiff1(r1,n1,r2,n2,optional mode)</text:span></text:p>
              <text:p text:style-name="P2"><text:span text:style-name="T12"/></text:p>
              <text:p text:style-name="P2"><text:span text:style-name="T12">R1 and r2 are the two correlation coefficients</text:span></text:p>
              <text:p text:style-name="P2"><text:span text:style-name="T12">N1 and n2 are the sizes of the samples</text:span></text:p>
              <text:p text:style-name="P2"><text:span text:style-name="T12">If mode=1, a one-tail test is performed</text:span></text:p>
              <text:p text:style-name="P2"><text:span text:style-name="T12">If mode=2 (default), a two-tail test is performed.</text:span></text:p>
              <text:p text:style-name="P2"><text:span text:style-name="T12">The result is a 3x2 array</text:span></text:p>
              <text:p text:style-name="P2"><text:span text:style-name="T12"/></text:p>
              <text:p text:style-name="P2"><text:span text:style-name="T12"/></text:p>
            </office:annotation>
            <text:p>CorrDiff1 (function)</text:p>
          </table:table-cell>
          <table:table-cell/>
          <table:table-cell office:value-type="string" calcext:value-type="string">
            <office:annotation draw:style-name="gr16" draw:text-style-name="P3" svg:width="123.77mm" svg:height="33.61mm" svg:x="616.65mm" svg:y="13.54mm" draw:caption-point-x="-6.1mm" draw:caption-point-y="9.13mm">
              <dc:creator>WV</dc:creator>
              <dc:date>2016-02-08T00:00:00</dc:date>
              <text:p text:style-name="P2"><text:span text:style-name="T12">Returns the discrete Fourier transform <text:s/>or inverse discrete Fourier transfor.</text:span></text:p>
              <text:p text:style-name="P2"><text:span text:style-name="T12"/></text:p>
              <text:p text:style-name="P2"><text:span text:style-name="T12">=FFT(a,optional isign)</text:span></text:p>
              <text:p text:style-name="P2"><text:span text:style-name="T12"/></text:p>
              <text:p text:style-name="P2"><text:span text:style-name="T12">A is a complex (2 column) array of length n. n must be an integer power of 2.</text:span></text:p>
              <text:p text:style-name="P2"><text:span text:style-name="T12">If isign=1 (default), the transform is returned</text:span></text:p>
              <text:p text:style-name="P2"><text:span text:style-name="T12">If isign=-1, te inverse transform*n is returned.</text:span></text:p>
              <text:p text:style-name="P2"><text:span text:style-name="T12">The result is a nx2 array</text:span></text:p>
            </office:annotation>
            <text:p>FFT (function)</text:p>
          </table:table-cell>
          <table:table-cell/>
          <table:table-cell office:value-type="string" calcext:value-type="string">
            <office:annotation draw:style-name="gr17" draw:text-style-name="P3" svg:width="127.56mm" svg:height="45.46mm" svg:x="661.81mm" svg:y="7.57mm" draw:caption-point-x="-6.1mm" draw:caption-point-y="15.1mm">
              <dc:creator>WV</dc:creator>
              <dc:date>2016-02-09T00:00:00</dc:date>
              <text:p text:style-name="P2"><text:span text:style-name="T12">Saves the values in a comma-separated list of values (string) in the DTA matrix.</text:span></text:p>
              <text:p text:style-name="P2"><text:span text:style-name="T12"/></text:p>
              <text:p text:style-name="P2"><text:span text:style-name="T12">=DATAIn(a)</text:span></text:p>
              <text:p text:style-name="P2"><text:span text:style-name="T12"/></text:p>
              <text:p text:style-name="P2"><text:span text:style-name="T12">A is a string (enclosed in quotes) containing a comma-separated list of values. The values are stored in a 1000 position column vector beginning at cell 3. The top two positions are pointers. Position (1,1) points to the next position after the last occupied position. Position (2,1) points to the position after the last position read by the READData function).</text:span></text:p>
              <text:p text:style-name="P2"><text:span text:style-name="T12"/></text:p>
              <text:p text:style-name="P2"><text:span text:style-name="T12">DATAIn returns a value of 1.</text:span></text:p>
            </office:annotation>
            <text:p>DATAIn (function)</text:p>
          </table:table-cell>
        </table:table-row>
        <table:table-row table:style-name="ro1">
          <table:table-cell office:value-type="string" calcext:value-type="string">
            <office:annotation draw:style-name="gr33" draw:text-style-name="P3" svg:width="119.53mm" svg:height="31.56mm" svg:x="28.66mm" svg:y="12.09mm" draw:caption-point-x="-6.1mm" draw:caption-point-y="15.1mm">
              <dc:creator>WV</dc:creator>
              <dc:date>2015-12-28T00:00:00</dc:date>
              <text:p text:style-name="P2"><text:span text:style-name="T12">The Process sheet is an (initially) blank spreadsheet that can be used to construct the actual analysis for a project. For very large and complex problems, more sheets can, of course, be inserted (Insert&gt;Sheet…) and the cells on the different sheets can be linked together as needed.</text:span></text:p>
            </office:annotation>
            <text:p>Process sheet</text:p>
          </table:table-cell>
          <table:table-cell/>
          <table:table-cell table:style-name="ce56" office:value-type="string" calcext:value-type="string">
            <text:p>Time</text:p>
          </table:table-cell>
          <table:table-cell office:value-type="string" calcext:value-type="string">
            <text:p>yr, day, hr, mn, sec</text:p>
          </table:table-cell>
          <table:table-cell table:style-name="ce59" table:number-columns-repeated="4"/>
          <table:table-cell office:value-type="string" calcext:value-type="string">
            <office:annotation draw:style-name="gr34" draw:text-style-name="P3" svg:width="92.86mm" svg:height="29.88mm" svg:x="209.99mm" svg:y="12.09mm" draw:caption-point-x="-6.1mm" draw:caption-point-y="15.1mm">
              <dc:creator>WV</dc:creator>
              <dc:date>2015-12-22T00:00:00</dc:date>
              <text:p text:style-name="P2"><text:span text:style-name="T12">Returns the three valued logic AND of two logical values.</text:span></text:p>
              <text:p text:style-name="P2"><text:span text:style-name="T12"/></text:p>
              <text:p text:style-name="P2"><text:span text:style-name="T12">=ANDT(a,b)</text:span></text:p>
              <text:p text:style-name="P2"><text:span text:style-name="T12"/></text:p>
              <text:p text:style-name="P2"><text:span text:style-name="T12">A and b are two three-valued logic values.</text:span></text:p>
              <text:p text:style-name="P2"><text:span text:style-name="T12">The result is a three-valued logic value.</text:span></text:p>
              <text:p text:style-name="P2"><text:span text:style-name="T12"/></text:p>
            </office:annotation>
            <text:p>ANDT (function)</text:p>
          </table:table-cell>
          <table:table-cell table:number-columns-repeated="2"/>
          <table:table-cell office:value-type="string" calcext:value-type="string">
            <office:annotation draw:style-name="gr35" draw:text-style-name="P3" svg:width="99.91mm" svg:height="50.53mm" svg:x="277.99mm" svg:y="12.09mm" draw:caption-point-x="-6.1mm" draw:caption-point-y="15.1mm">
              <dc:creator>WV</dc:creator>
              <dc:date>2016-01-10T00:00:00</dc:date>
              <text:p text:style-name="P2"><text:span text:style-name="T12">Returns the probability of a number of zero values among random variables.</text:span></text:p>
              <text:p text:style-name="P2"><text:span text:style-name="T12"/></text:p>
              <text:p text:style-name="P2"><text:span text:style-name="T12">=ArfDist(x,k,n)</text:span></text:p>
              <text:p text:style-name="P2"><text:span text:style-name="T12"/></text:p>
              <text:p text:style-name="P2"><text:span text:style-name="T12">X is the value to be evaluated</text:span></text:p>
              <text:p text:style-name="P2"><text:span text:style-name="T12">K is the number of random variables</text:span></text:p>
              <text:p text:style-name="P2"><text:span text:style-name="T12">N is the sum of the variables.</text:span></text:p>
              <text:p text:style-name="P2"><text:span text:style-name="T12">x&lt;k</text:span></text:p>
              <text:p text:style-name="P2"><text:span text:style-name="T12">The result is a real number.</text:span></text:p>
            </office:annotation>
            <text:p>ArfDist (function)</text:p>
          </table:table-cell>
          <table:table-cell table:number-columns-repeated="2"/>
          <table:table-cell office:value-type="string" calcext:value-type="string">
            <office:annotation draw:style-name="gr36" draw:text-style-name="P3" svg:width="100.69mm" svg:height="37.89mm" svg:x="345.72mm" svg:y="12.09mm" draw:caption-point-x="-6.1mm" draw:caption-point-y="15.1mm">
              <dc:date>2016-01-21T00:00:00</dc:date>
              <text:p text:style-name="P2"><text:span text:style-name="T12">Returns the length of an arc</text:span></text:p>
              <text:p text:style-name="P2"><text:span text:style-name="T12"/></text:p>
              <text:p text:style-name="P2"><text:span text:style-name="T12">=Arc(a,r)</text:span></text:p>
              <text:p text:style-name="P2"><text:span text:style-name="T12"/></text:p>
              <text:p text:style-name="P2"><text:span text:style-name="T12">A is the central angle measured in degrees</text:span></text:p>
              <text:p text:style-name="P2"><text:span text:style-name="T12">R is the length of the radius of the circle</text:span></text:p>
              <text:p text:style-name="P2"><text:span text:style-name="T12">The result is a real number</text:span></text:p>
            </office:annotation>
            <text:p>Arc (function)</text:p>
          </table:table-cell>
          <table:table-cell table:number-columns-repeated="3"/>
          <table:table-cell office:value-type="string" calcext:value-type="string">
            <office:annotation draw:style-name="gr16" draw:text-style-name="P3" svg:width="129.67mm" svg:height="33.61mm" svg:x="436.03mm" svg:y="12.09mm" draw:caption-point-x="-6.1mm" draw:caption-point-y="15.1mm">
              <dc:date>2016-01-31T00:00:00</dc:date>
              <text:p text:style-name="P2"><text:span text:style-name="T12">Returns the cross product of n vectors of n+1 dimensions</text:span></text:p>
              <text:p text:style-name="P2"><text:span text:style-name="T12"/></text:p>
              <text:p text:style-name="P2"><text:span text:style-name="T12">=Cprod(optional qout, optional An, optional C)</text:span></text:p>
              <text:p text:style-name="P2"><text:span text:style-name="T12"/></text:p>
              <text:p text:style-name="P2"><text:span text:style-name="T12">If qout=0 (default), only 1 is returned, but the result is stored in MatArray3.</text:span></text:p>
              <text:p text:style-name="P2"><text:span text:style-name="T12">An is a matrix containing the vectors</text:span></text:p>
              <text:p text:style-name="P2"><text:span text:style-name="T12">If c=1, the vectors are column vectors; otherwise, they are row vectors.</text:span></text:p>
              <text:p text:style-name="P2"><text:span text:style-name="T12">The result is a 1xn matrix</text:span></text:p>
            </office:annotation>
            <text:p>Cprod (function)</text:p>
          </table:table-cell>
          <table:table-cell table:number-columns-repeated="3"/>
          <table:table-cell office:value-type="string" calcext:value-type="string">
            <office:annotation draw:style-name="gr2" draw:text-style-name="P3" svg:width="132.3mm" svg:height="25.71mm" svg:x="526.34mm" svg:y="18.06mm" draw:caption-point-x="-6.1mm" draw:caption-point-y="9.13mm">
              <dc:date>2016-02-04T00:00:00</dc:date>
              <text:p text:style-name="P2"><text:span text:style-name="T12">Shuffle places DataTab into random order.</text:span></text:p>
              <text:p text:style-name="P2"><text:span text:style-name="T12"/></text:p>
              <text:p text:style-name="P2"><text:span text:style-name="T12">Sampling&gt;Shuffle</text:span></text:p>
              <text:p text:style-name="P2"><text:span text:style-name="T12"/></text:p>
              <text:p text:style-name="P2"><text:span text:style-name="T12">After DataTab is randomized, it ca be loaded into a selected range using ShowData.</text:span></text:p>
            </office:annotation>
            <text:p>Shuffle (routine)</text:p>
          </table:table-cell>
          <table:table-cell/>
          <table:table-cell office:value-type="string" calcext:value-type="string">
            <office:annotation draw:style-name="gr17" draw:text-style-name="P3" svg:width="127.41mm" svg:height="45.46mm" svg:x="571.5mm" svg:y="12.09mm" draw:caption-point-x="-6.1mm" draw:caption-point-y="15.1mm">
              <dc:creator>WV</dc:creator>
              <dc:date>2016-02-08T00:00:00</dc:date>
              <text:p text:style-name="P2"><text:span text:style-name="T12">Performs a test of the significance of the difference between two dependent correlations</text:span></text:p>
              <text:p text:style-name="P2"><text:span text:style-name="T12"/></text:p>
              <text:p text:style-name="P2"><text:span text:style-name="T12">=CorrDiff2(ac,bc,ab,n,optional mode)</text:span></text:p>
              <text:p text:style-name="P2"><text:span text:style-name="T12"/></text:p>
              <text:p text:style-name="P2"><text:span text:style-name="T12">Ac and bc are the two correlation coefficients between a and c, and b and c.</text:span></text:p>
              <text:p text:style-name="P2"><text:span text:style-name="T12">Ab is the correlation between a and b</text:span></text:p>
              <text:p text:style-name="P2"><text:span text:style-name="T12">N is the common sample size of a and b</text:span></text:p>
              <text:p text:style-name="P2"><text:span text:style-name="T12">If mode=1, a one-tail test is performed</text:span></text:p>
              <text:p text:style-name="P2"><text:span text:style-name="T12">If mode=2 (default), a two-tail test is performed.</text:span></text:p>
              <text:p text:style-name="P2"><text:span text:style-name="T12">The result is a 4x2 array</text:span></text:p>
            </office:annotation>
            <text:p>CorrDiff2 (function)</text:p>
          </table:table-cell>
          <table:table-cell/>
          <table:table-cell office:value-type="string" calcext:value-type="string">
            <office:annotation draw:style-name="gr16" draw:text-style-name="P3" svg:width="129.04mm" svg:height="33.61mm" svg:x="616.65mm" svg:y="12.09mm" draw:caption-point-x="-6.1mm" draw:caption-point-y="15.1mm">
              <dc:creator>WV</dc:creator>
              <dc:date>2016-02-08T00:00:00</dc:date>
              <text:p text:style-name="P2"><text:span text:style-name="T12">Returns a matrix of lagged crossproducts</text:span></text:p>
              <text:p text:style-name="P2"><text:span text:style-name="T12"/></text:p>
              <text:p text:style-name="P2"><text:span text:style-name="T12">=LAGCOV(x,k)</text:span></text:p>
              <text:p text:style-name="P2"><text:span text:style-name="T12"/></text:p>
              <text:p text:style-name="P2"><text:span text:style-name="T12">X is a nxnv matrix of time series values. N is the number of observations and nv is the number of dimensions of each vector.</text:span></text:p>
              <text:p text:style-name="P2"><text:span text:style-name="T12">K is the number of lags. If k is positive, a mean correction is applied.</text:span></text:p>
              <text:p text:style-name="P2"><text:span text:style-name="T12">The result is k blocks of cross products (nvx(k*nv))</text:span></text:p>
            </office:annotation>
            <text:p>LAGCOV (function)</text:p>
          </table:table-cell>
          <table:table-cell/>
          <table:table-cell office:value-type="string" calcext:value-type="string">
            <office:annotation draw:style-name="gr16" draw:text-style-name="P3" svg:width="127.25mm" svg:height="33.61mm" svg:x="661.81mm" svg:y="12.09mm" draw:caption-point-x="-6.1mm" draw:caption-point-y="15.1mm">
              <dc:creator>WV</dc:creator>
              <dc:date>2016-02-09T00:00:00</dc:date>
              <text:p text:style-name="P2"><text:span text:style-name="T12">Enters a user function into th first position in the function register.</text:span></text:p>
              <text:p text:style-name="P2"><text:span text:style-name="T12"/></text:p>
              <text:p text:style-name="P2"><text:span text:style-name="T12">FunctionIn(f)</text:span></text:p>
              <text:p text:style-name="P2"><text:span text:style-name="T12"/></text:p>
              <text:p text:style-name="P2"><text:span text:style-name="T12">F is a string the specifies the function.</text:span></text:p>
              <text:p text:style-name="P2"><text:span text:style-name="T12">Functions saved in the function register follow the same form as spreadsheet functions except that it does not begin with an equal sign and the (up to three) variables must be notated as xx, yy, and zz.</text:span></text:p>
            </office:annotation>
            <text:p>FunctionIn (routine)</text:p>
          </table:table-cell>
        </table:table-row>
        <table:table-row table:style-name="ro1">
          <table:table-cell office:value-type="string" calcext:value-type="string">
            <office:annotation draw:style-name="gr16" draw:text-style-name="P3" svg:width="28.99mm" svg:height="33.61mm" svg:x="28.66mm" svg:y="16.6mm" draw:caption-point-x="-6.1mm" draw:caption-point-y="15.1mm">
              <dc:creator>WV</dc:creator>
              <dc:date>2016-01-01T00:00:00</dc:date>
              <text:p text:style-name="P2"><text:span text:style-name="T12">The report sheet is set aside for compiling results and documentation. Otherwise, it is just a blank spreadsheet.</text:span></text:p>
            </office:annotation>
            <text:p>Report sheet</text:p>
          </table:table-cell>
          <table:table-cell/>
          <table:table-cell table:style-name="ce56" office:value-type="string" calcext:value-type="string">
            <text:p>Pressure</text:p>
          </table:table-cell>
          <table:table-cell office:value-type="string" calcext:value-type="string">
            <text:p>Pa, atm, mmHg, Torr, psi</text:p>
          </table:table-cell>
          <table:table-cell table:style-name="ce59" table:number-columns-repeated="4"/>
          <table:table-cell office:value-type="string" calcext:value-type="string">
            <office:annotation draw:style-name="gr37" draw:text-style-name="P3" svg:width="132.58mm" svg:height="62.57mm" svg:x="209.99mm" svg:y="16.6mm" draw:caption-point-x="-6.1mm" draw:caption-point-y="15.1mm">
              <dc:creator>WV</dc:creator>
              <dc:date>2015-12-25T00:00:00</dc:date>
              <text:p text:style-name="P2"><text:span text:style-name="T12">Transfers sections of a data series two rows below the data.</text:span></text:p>
              <text:p text:style-name="P2"><text:span text:style-name="T12"/></text:p>
              <text:p text:style-name="P2"><text:span text:style-name="T12">DANSYS&gt;ANIMATE</text:span></text:p>
              <text:p text:style-name="P2"><text:span text:style-name="T12"/></text:p>
              <text:p text:style-name="P2"><text:span text:style-name="T12">Select a section of data to be transferred. ANIMATE <text:s/>will request CYCLE and SPEED. CYCLE is the number of times to cycle through the data. SPEED is the delay between frames. ANIMATE will, then, proceed horizontally transfering segments of the same size as originally selected.</text:span></text:p>
              <text:p text:style-name="P2"><text:span text:style-name="T12"/></text:p>
              <text:p text:style-name="P2"><text:span text:style-name="T12">If a chart uses the area below the data where the segments are transferred as the data source, it will also cycle through the data, providing the option of brushing the data.</text:span></text:p>
              <text:p text:style-name="P2"><text:span text:style-name="T12"/></text:p>
              <text:p text:style-name="P2"><text:span text:style-name="T12">Other uses of ANIMATE are possible.</text:span></text:p>
            </office:annotation>
            <text:p>ANIMATE (routine)</text:p>
          </table:table-cell>
          <table:table-cell table:number-columns-repeated="2"/>
          <table:table-cell office:value-type="string" calcext:value-type="string">
            <office:annotation draw:style-name="gr38" draw:text-style-name="P3" svg:width="96.19mm" svg:height="31.87mm" svg:x="277.99mm" svg:y="16.6mm" draw:caption-point-x="-6.1mm" draw:caption-point-y="15.1mm">
              <dc:creator>WV</dc:creator>
              <dc:date>2016-01-10T00:00:00</dc:date>
              <text:p text:style-name="P2"><text:span text:style-name="T12">Returns the mean number of zero values among k random variables <text:s/>if the size of the sample drawn is n.</text:span></text:p>
              <text:p text:style-name="P2"><text:span text:style-name="T12"/></text:p>
              <text:p text:style-name="P2"><text:span text:style-name="T12">=ArfMean(k,n)</text:span></text:p>
              <text:p text:style-name="P2"><text:span text:style-name="T12"/></text:p>
              <text:p text:style-name="P2"><text:span text:style-name="T12">The result is a real number.</text:span></text:p>
            </office:annotation>
            <text:p>ArfMean (function)</text:p>
          </table:table-cell>
          <table:table-cell table:number-columns-repeated="2"/>
          <table:table-cell office:value-type="string" calcext:value-type="string">
            <office:annotation draw:style-name="gr2" draw:text-style-name="P3" svg:width="120.84mm" svg:height="25.71mm" svg:x="345.72mm" svg:y="16.6mm" draw:caption-point-x="-6.1mm" draw:caption-point-y="15.1mm">
              <dc:date>2016-01-27T00:00:00</dc:date>
              <text:p text:style-name="P2"><text:span text:style-name="T12">Returns the arcsecant (function)</text:span></text:p>
              <text:p text:style-name="P2"><text:span text:style-name="T12"/></text:p>
              <text:p text:style-name="P2"><text:span text:style-name="T12">=ASEC(a)</text:span></text:p>
              <text:p text:style-name="P2"><text:span text:style-name="T12"/></text:p>
              <text:p text:style-name="P2"><text:span text:style-name="T12">A is a number greater than 3 or less than 0</text:span></text:p>
              <text:p text:style-name="P2"><text:span text:style-name="T12">The result is a real number (radians)</text:span></text:p>
            </office:annotation>
            <text:p>ASEC (function)</text:p>
          </table:table-cell>
          <table:table-cell table:number-columns-repeated="3"/>
          <table:table-cell office:value-type="string" calcext:value-type="string">
            <office:annotation draw:style-name="gr17" draw:text-style-name="P3" svg:width="127.81mm" svg:height="45.46mm" svg:x="436.03mm" svg:y="16.6mm" draw:caption-point-x="-6.1mm" draw:caption-point-y="15.1mm">
              <dc:date>2016-01-31T00:00:00</dc:date>
              <text:p text:style-name="P2"><text:span text:style-name="T12">Returns a matrix containing the cumulative sums of the elements in the input matrix.</text:span></text:p>
              <text:p text:style-name="P2"><text:span text:style-name="T12"/></text:p>
              <text:p text:style-name="P2"><text:span text:style-name="T12">=CUSUM(optional qout, optional An, optional b)</text:span></text:p>
              <text:p text:style-name="P2"><text:span text:style-name="T12"/></text:p>
              <text:p text:style-name="P2"><text:span text:style-name="T12">If qout=0 (default), only a 1 is returned, but the result is stored in MatArray3</text:span></text:p>
              <text:p text:style-name="P2"><text:span text:style-name="T12">An is a matrix</text:span></text:p>
              <text:p text:style-name="P2"><text:span text:style-name="T12">If b=1, the values are summed in the rows.</text:span></text:p>
              <text:p text:style-name="P2"><text:span text:style-name="T12">If b=2, the values are summed in the columns</text:span></text:p>
              <text:p text:style-name="P2"><text:span text:style-name="T12">If b=0 (default), valuess are summed in both the rows and columns.</text:span></text:p>
              <text:p text:style-name="P2"><text:span text:style-name="T12">The result is a matrix with the same size as An</text:span></text:p>
            </office:annotation>
            <text:p>CUSUM (function)</text:p>
          </table:table-cell>
          <table:table-cell table:number-columns-repeated="3"/>
          <table:table-cell office:value-type="string" calcext:value-type="string">
            <office:annotation draw:style-name="gr16" draw:text-style-name="P3" svg:width="130.13mm" svg:height="33.61mm" svg:x="526.34mm" svg:y="16.6mm" draw:caption-point-x="-6.1mm" draw:caption-point-y="15.1mm">
              <dc:date>2016-02-04T00:00:00</dc:date>
              <text:p text:style-name="P2"><text:span text:style-name="T12">Returns the minimum sample size with absolute error.</text:span></text:p>
              <text:p text:style-name="P2"><text:span text:style-name="T12"/></text:p>
              <text:p text:style-name="P2"><text:span text:style-name="T12">=SSMeanA(a,s,e)</text:span></text:p>
              <text:p text:style-name="P2"><text:span text:style-name="T12"/></text:p>
              <text:p text:style-name="P2"><text:span text:style-name="T12">A is the specified alpha</text:span></text:p>
              <text:p text:style-name="P2"><text:span text:style-name="T12">S is the observed standard deviation</text:span></text:p>
              <text:p text:style-name="P2"><text:span text:style-name="T12">E is the specified precision of the estimate</text:span></text:p>
              <text:p text:style-name="P2"><text:span text:style-name="T12">The result is a real number</text:span></text:p>
            </office:annotation>
            <text:p>SSMeanA (function)</text:p>
          </table:table-cell>
          <table:table-cell/>
          <table:table-cell office:value-type="string" calcext:value-type="string">
            <office:annotation draw:style-name="gr2" draw:text-style-name="P3" svg:width="127.41mm" svg:height="25.71mm" svg:x="571.5mm" svg:y="16.6mm" draw:caption-point-x="-6.1mm" draw:caption-point-y="15.1mm">
              <dc:creator>WV</dc:creator>
              <dc:date>2016-02-08T00:00:00</dc:date>
              <text:p text:style-name="P2"><text:span text:style-name="T12">Returns the point -biserial correlation coefficient</text:span></text:p>
              <text:p text:style-name="P2"><text:span text:style-name="T12"/></text:p>
              <text:p text:style-name="P2"><text:span text:style-name="T12">=CorrPB(a,b)</text:span></text:p>
              <text:p text:style-name="P2"><text:span text:style-name="T12"/></text:p>
              <text:p text:style-name="P2"><text:span text:style-name="T12">A and b are two column vectors containing paired data values</text:span></text:p>
              <text:p text:style-name="P2"><text:span text:style-name="T12">The result is a real number</text:span></text:p>
            </office:annotation>
            <text:p>CorrPB (function)</text:p>
          </table:table-cell>
          <table:table-cell/>
          <table:table-cell office:value-type="string" calcext:value-type="string">
            <office:annotation draw:style-name="gr17" draw:text-style-name="P3" svg:width="126.87mm" svg:height="45.46mm" svg:x="616.65mm" svg:y="16.6mm" draw:caption-point-x="-6.1mm" draw:caption-point-y="15.1mm">
              <dc:creator>WV</dc:creator>
              <dc:date>2016-02-08T00:00:00</dc:date>
              <text:p text:style-name="P2"><text:span text:style-name="T12">Returns the wavelet transform or the wavelet inverse</text:span></text:p>
              <text:p text:style-name="P2"><text:span text:style-name="T12"/></text:p>
              <text:p text:style-name="P2"><text:span text:style-name="T12">=WAVELET(a,filter,optional iset)</text:span></text:p>
              <text:p text:style-name="P2"><text:span text:style-name="T12"/></text:p>
              <text:p text:style-name="P2"><text:span text:style-name="T12">A is a column vector containing the time series. A must contain a power of 2 data points.</text:span></text:p>
              <text:p text:style-name="P2"><text:span text:style-name="T12">Filter sets the filter type used: 1=Daubechies, 4=coefficient wavelet filter, 4, 12, or 20=arbitrary wavelet filter</text:span></text:p>
              <text:p text:style-name="P2"><text:span text:style-name="T12">If iset=1 Default), the wavelet transform is returned</text:span></text:p>
              <text:p text:style-name="P2"><text:span text:style-name="T12">If iset=0, the inverse wavelet transform is returned.</text:span></text:p>
              <text:p text:style-name="P2"><text:span text:style-name="T12">The result is the same size as a.</text:span></text:p>
            </office:annotation>
            <text:p>WAVELET (function)</text:p>
          </table:table-cell>
          <table:table-cell/>
          <table:table-cell office:value-type="string" calcext:value-type="string">
            <office:annotation draw:style-name="gr39" draw:text-style-name="P3" svg:width="123.22mm" svg:height="43.61mm" svg:x="661.81mm" svg:y="16.6mm" draw:caption-point-x="-6.1mm" draw:caption-point-y="15.1mm">
              <dc:creator>WV</dc:creator>
              <dc:date>2016-02-09T00:00:00</dc:date>
              <text:p text:style-name="P2"><text:span text:style-name="T12">Enters user functions into the first two positions in the function register.</text:span></text:p>
              <text:p text:style-name="P2"><text:span text:style-name="T12"/></text:p>
              <text:p text:style-name="P2"><text:span text:style-name="T12">FunctionIn(f,g)</text:span></text:p>
              <text:p text:style-name="P2"><text:span text:style-name="T12"/></text:p>
              <text:p text:style-name="P2"><text:span text:style-name="T12">F and g are strings the specify the functions.</text:span></text:p>
              <text:p text:style-name="P2"><text:span text:style-name="T12">Functions saved in the function register follow the same form as spreadsheet functions except that it does not begin with an equal sign and the (up to three) variables must be notated as xx, yy, and zz.</text:span></text:p>
            </office:annotation>
            <text:p>FunctionIn2 (routine)</text:p>
          </table:table-cell>
        </table:table-row>
        <table:table-row table:style-name="ro1">
          <table:table-cell table:number-columns-repeated="2"/>
          <table:table-cell table:style-name="ce56" office:value-type="string" calcext:value-type="string">
            <text:p>Force</text:p>
          </table:table-cell>
          <table:table-cell office:value-type="string" calcext:value-type="string">
            <text:p>N, dyn, pond</text:p>
          </table:table-cell>
          <table:table-cell table:style-name="ce59" table:number-columns-repeated="4"/>
          <table:table-cell office:value-type="string" calcext:value-type="string">
            <office:annotation draw:style-name="gr37" draw:text-style-name="P3" svg:width="116.77mm" svg:height="62.57mm" svg:x="209.99mm" svg:y="21.12mm" draw:caption-point-x="-6.1mm" draw:caption-point-y="15.1mm">
              <dc:creator>WV</dc:creator>
              <dc:date>2015-12-26T00:00:00</dc:date>
              <text:p text:style-name="P2"><text:span text:style-name="T12">Transfers the contents of a range of cells into MatArray1</text:span></text:p>
              <text:p text:style-name="P2"><text:span text:style-name="T12"/></text:p>
              <text:p text:style-name="P2"><text:span text:style-name="T12">=Array1(a)</text:span></text:p>
              <text:p text:style-name="P2"><text:span text:style-name="T12"/></text:p>
              <text:p text:style-name="P2"><text:span text:style-name="T12">A is a reference to the range containing the data to be stored in MatArray1.</text:span></text:p>
              <text:p text:style-name="P2"><text:span text:style-name="T12"/></text:p>
              <text:p text:style-name="P2"><text:span text:style-name="T12">MatArrays are the three global matrices that provide a register system for matrices in DANSYS. Most of the DANSYS matrix functions manipulate the contents of MatArrays.</text:span></text:p>
              <text:p text:style-name="P2"><text:span text:style-name="T12"/></text:p>
              <text:p text:style-name="P2"><text:span text:style-name="T12"/></text:p>
            </office:annotation>
            <text:p>Array1 (function)</text:p>
          </table:table-cell>
          <table:table-cell table:number-columns-repeated="2"/>
          <table:table-cell office:value-type="string" calcext:value-type="string">
            <office:annotation draw:style-name="gr40" draw:text-style-name="P3" svg:width="99.6mm" svg:height="45.72mm" svg:x="277.99mm" svg:y="21.12mm" draw:caption-point-x="-6.1mm" draw:caption-point-y="15.1mm">
              <dc:creator>WV</dc:creator>
              <dc:date>2016-01-10T00:00:00</dc:date>
              <text:p text:style-name="P2"><text:span text:style-name="T12">Returns the variance of zero values among k random variables if the sample size drawn is n.</text:span></text:p>
              <text:p text:style-name="P2"><text:span text:style-name="T12"/></text:p>
              <text:p text:style-name="P2"><text:span text:style-name="T12">=ArfVar(k,n)</text:span></text:p>
              <text:p text:style-name="P2"><text:span text:style-name="T12"/></text:p>
              <text:p text:style-name="P2"><text:span text:style-name="T12">The result is a real number.</text:span></text:p>
            </office:annotation>
            <text:p>ArfVar (function)</text:p>
          </table:table-cell>
          <table:table-cell table:number-columns-repeated="2"/>
          <table:table-cell office:value-type="string" calcext:value-type="string">
            <office:annotation draw:style-name="gr2" draw:text-style-name="P3" svg:width="120.84mm" svg:height="25.71mm" svg:x="345.72mm" svg:y="21.12mm" draw:caption-point-x="-6.1mm" draw:caption-point-y="15.1mm">
              <dc:date>2016-01-27T00:00:00</dc:date>
              <text:p text:style-name="P2"><text:span text:style-name="T12">Returns the arcsin of a number</text:span></text:p>
              <text:p text:style-name="P2"><text:span text:style-name="T12"/></text:p>
              <text:p text:style-name="P2"><text:span text:style-name="T12">=ASN(a)</text:span></text:p>
              <text:p text:style-name="P2"><text:span text:style-name="T12"/></text:p>
              <text:p text:style-name="P2"><text:span text:style-name="T12">A is a number between 1 and -1</text:span></text:p>
              <text:p text:style-name="P2"><text:span text:style-name="T12">The result is a real number (in radians)</text:span></text:p>
            </office:annotation>
            <text:p>ASN (function)</text:p>
          </table:table-cell>
          <table:table-cell table:number-columns-repeated="3"/>
          <table:table-cell office:value-type="string" calcext:value-type="string">
            <office:annotation draw:style-name="gr16" draw:text-style-name="P3" svg:width="126.26mm" svg:height="33.61mm" svg:x="436.03mm" svg:y="21.12mm" draw:caption-point-x="-6.1mm" draw:caption-point-y="15.1mm">
              <dc:date>2016-01-31T00:00:00</dc:date>
              <text:p text:style-name="P2"><text:span text:style-name="T12">Returns a design matrix</text:span></text:p>
              <text:p text:style-name="P2"><text:span text:style-name="T12"/></text:p>
              <text:p text:style-name="P2"><text:span text:style-name="T12">=DESIGN(optional qout, optional An)</text:span></text:p>
              <text:p text:style-name="P2"><text:span text:style-name="T12"/></text:p>
              <text:p text:style-name="P2"><text:span text:style-name="T12">If qout=0 (default), only 1 is returned, but the result is stored in MatArray3.</text:span></text:p>
              <text:p text:style-name="P2"><text:span text:style-name="T12">An is a column vector</text:span></text:p>
              <text:p text:style-name="P2"><text:span text:style-name="T12">The result has the same number of rows as An and the same number of columns as the number of unique elements in An</text:span></text:p>
            </office:annotation>
            <text:p>DESIGN (function)</text:p>
          </table:table-cell>
          <table:table-cell table:number-columns-repeated="3"/>
          <table:table-cell office:value-type="string" calcext:value-type="string">
            <office:annotation draw:style-name="gr8" draw:text-style-name="P3" svg:width="132.3mm" svg:height="37.56mm" svg:x="526.34mm" svg:y="21.12mm" draw:caption-point-x="-6.1mm" draw:caption-point-y="15.1mm">
              <dc:date>2016-02-04T00:00:00</dc:date>
              <text:p text:style-name="P2"><text:span text:style-name="T12">Returns the minimum sample size with relative error</text:span></text:p>
              <text:p text:style-name="P2"><text:span text:style-name="T12"/></text:p>
              <text:p text:style-name="P2"><text:span text:style-name="T12">=SSMeanR(a,s,e,m)</text:span></text:p>
              <text:p text:style-name="P2"><text:span text:style-name="T12"/></text:p>
              <text:p text:style-name="P2"><text:span text:style-name="T12">A is the specified alpha</text:span></text:p>
              <text:p text:style-name="P2"><text:span text:style-name="T12">S is the observed standard deviation</text:span></text:p>
              <text:p text:style-name="P2"><text:span text:style-name="T12">E is the specified precision of the estimate</text:span></text:p>
              <text:p text:style-name="P2"><text:span text:style-name="T12">M is the observed mean</text:span></text:p>
              <text:p text:style-name="P2"><text:span text:style-name="T12">The result is a real number</text:span></text:p>
            </office:annotation>
            <text:p>SSMeanR (function)</text:p>
          </table:table-cell>
          <table:table-cell/>
          <table:table-cell office:value-type="string" calcext:value-type="string">
            <office:annotation draw:style-name="gr6" draw:text-style-name="P3" svg:width="128.34mm" svg:height="29.66mm" svg:x="571.5mm" svg:y="21.12mm" draw:caption-point-x="-6.1mm" draw:caption-point-y="15.1mm">
              <dc:creator>WV</dc:creator>
              <dc:date>2016-02-08T00:00:00</dc:date>
              <text:p text:style-name="P2"><text:span text:style-name="T12">Returns Spearman's rank-order correlation coefficient</text:span></text:p>
              <text:p text:style-name="P2"><text:span text:style-name="T12"/></text:p>
              <text:p text:style-name="P2"><text:span text:style-name="T12">=CorrRho(a,b)</text:span></text:p>
              <text:p text:style-name="P2"><text:span text:style-name="T12"/></text:p>
              <text:p text:style-name="P2"><text:span text:style-name="T12">A and b are two column vectors of paired data values</text:span></text:p>
              <text:p text:style-name="P2"><text:span text:style-name="T12">The result is a real number</text:span></text:p>
            </office:annotation>
            <text:p>CorrRho (function)</text:p>
          </table:table-cell>
          <table:table-cell table:number-columns-repeated="3"/>
          <table:table-cell office:value-type="string" calcext:value-type="string">
            <office:annotation draw:style-name="gr41" draw:text-style-name="P3" svg:width="137.78mm" svg:height="37.58mm" svg:x="661.81mm" svg:y="21.12mm" draw:caption-point-x="-6.1mm" draw:caption-point-y="15.1mm">
              <dc:creator>WV</dc:creator>
              <dc:date>2016-02-09T00:00:00</dc:date>
              <text:p text:style-name="P2"><text:span text:style-name="T12">Enters user functions into the first three positions in the function register.</text:span></text:p>
              <text:p text:style-name="P2"><text:span text:style-name="T12"/></text:p>
              <text:p text:style-name="P2"><text:span text:style-name="T12">FunctionIn(f,g,h)</text:span></text:p>
              <text:p text:style-name="P2"><text:span text:style-name="T12"/></text:p>
              <text:p text:style-name="P2"><text:span text:style-name="T12">F, g, and h are strings that specify the functions.</text:span></text:p>
              <text:p text:style-name="P2"><text:span text:style-name="T12">Functions saved in the function register follow the same form as spreadsheet functions except that it does not begin with an equal sign and the (up to three) variables must be notated as xx, yy, and zz.</text:span></text:p>
            </office:annotation>
            <text:p>FunctionIn3 (routine)</text:p>
          </table:table-cell>
        </table:table-row>
        <table:table-row table:style-name="ro1">
          <table:table-cell office:value-type="string" calcext:value-type="string">
            <text:p>Auxiliary programs</text:p>
          </table:table-cell>
          <table:table-cell/>
          <table:table-cell table:style-name="ce56" office:value-type="string" calcext:value-type="string">
            <text:p>Energy</text:p>
          </table:table-cell>
          <table:table-cell office:value-type="string" calcext:value-type="string">
            <text:p>J, e, c, cal, eV, HPh, Wh, BTU</text:p>
          </table:table-cell>
          <table:table-cell table:style-name="ce59" table:number-columns-repeated="4"/>
          <table:table-cell office:value-type="string" calcext:value-type="string">
            <office:annotation draw:style-name="gr42" draw:text-style-name="P3" svg:width="136.92mm" svg:height="45.1mm" svg:x="209.99mm" svg:y="25.64mm" draw:caption-point-x="-6.1mm" draw:caption-point-y="15.1mm">
              <dc:creator>WV</dc:creator>
              <dc:date>2015-12-26T00:00:00</dc:date>
              <text:p text:style-name="P2"><text:span text:style-name="T12">Transfers the contents of a range of cells into MatArray2</text:span></text:p>
              <text:p text:style-name="P2"><text:span text:style-name="T12"/></text:p>
              <text:p text:style-name="P2"><text:span text:style-name="T12">=Array2(a)</text:span></text:p>
              <text:p text:style-name="P2"><text:span text:style-name="T12"/></text:p>
              <text:p text:style-name="P2"><text:span text:style-name="T12">A is a reference to the range containing the data to be stored in MatArray2.</text:span></text:p>
              <text:p text:style-name="P2"><text:span text:style-name="T12"/></text:p>
              <text:p text:style-name="P2"><text:span text:style-name="T12">MatArrays are the three global matrices that provide a register system for matrices in DANSYS. Most of the DANSYS matrix functions manipulate the contents of MatArrays.</text:span></text:p>
            </office:annotation>
            <text:p>Array2 (function)</text:p>
          </table:table-cell>
          <table:table-cell table:number-columns-repeated="2"/>
          <table:table-cell office:value-type="string" calcext:value-type="string">
            <office:annotation draw:style-name="gr26" draw:text-style-name="P3" svg:width="98.05mm" svg:height="48.12mm" svg:x="277.99mm" svg:y="25.64mm" draw:caption-point-x="-6.1mm" draw:caption-point-y="15.1mm">
              <dc:creator>WV</dc:creator>
              <dc:date>2016-01-10T00:00:00</dc:date>
              <text:p text:style-name="P2"><text:span text:style-name="T12">Returns the arcsine transform.</text:span></text:p>
              <text:p text:style-name="P2"><text:span text:style-name="T12"/></text:p>
              <text:p text:style-name="P2"><text:span text:style-name="T12">=AST(a)</text:span></text:p>
              <text:p text:style-name="P2"><text:span text:style-name="T12"/></text:p>
              <text:p text:style-name="P2"><text:span text:style-name="T12">A is a data value</text:span></text:p>
              <text:p text:style-name="P2"><text:span text:style-name="T12">The result is a real number.</text:span></text:p>
            </office:annotation>
            <text:p>AST (function)</text:p>
          </table:table-cell>
          <table:table-cell table:number-columns-repeated="2"/>
          <table:table-cell office:value-type="string" calcext:value-type="string">
            <office:annotation draw:style-name="gr16" draw:text-style-name="P3" svg:width="124.56mm" svg:height="33.61mm" svg:x="345.72mm" svg:y="25.64mm" draw:caption-point-x="-6.1mm" draw:caption-point-y="15.1mm">
              <dc:date>2016-01-29T00:00:00</dc:date>
              <text:p text:style-name="P2"><text:span text:style-name="T12">Corrects a distance measurement for sag</text:span></text:p>
              <text:p text:style-name="P2"><text:span text:style-name="T12"/></text:p>
              <text:p text:style-name="P2"><text:span text:style-name="T12">=ChainSagCorr(w,l,t)</text:span></text:p>
              <text:p text:style-name="P2"><text:span text:style-name="T12"/></text:p>
              <text:p text:style-name="P2"><text:span text:style-name="T12">W is the weight of the chain (tape) per foot</text:span></text:p>
              <text:p text:style-name="P2"><text:span text:style-name="T12">L is the measured distance</text:span></text:p>
              <text:p text:style-name="P2"><text:span text:style-name="T12">T is the applied tension in pounds</text:span></text:p>
              <text:p text:style-name="P2"><text:span text:style-name="T12">The result is a real number</text:span></text:p>
            </office:annotation>
            <text:p>ChainSagCorr (function)</text:p>
          </table:table-cell>
          <table:table-cell table:number-columns-repeated="3"/>
          <table:table-cell office:value-type="string" calcext:value-type="string">
            <office:annotation draw:style-name="gr16" draw:text-style-name="P3" svg:width="132.15mm" svg:height="33.61mm" svg:x="436.03mm" svg:y="25.64mm" draw:caption-point-x="-6.1mm" draw:caption-point-y="15.1mm">
              <dc:date>2016-01-31T00:00:00</dc:date>
              <text:p text:style-name="P2"><text:span text:style-name="T12">Returns a full rank design matrix.</text:span></text:p>
              <text:p text:style-name="P2"><text:span text:style-name="T12"/></text:p>
              <text:p text:style-name="P2"><text:span text:style-name="T12">=DESIGNF(optional qout, optional An)</text:span></text:p>
              <text:p text:style-name="P2"><text:span text:style-name="T12"/></text:p>
              <text:p text:style-name="P2"><text:span text:style-name="T12">If qout=0 (default), only 1 is returned, but the result is stored in MatArray3.</text:span></text:p>
              <text:p text:style-name="P2"><text:span text:style-name="T12">An is a column vector</text:span></text:p>
              <text:p text:style-name="P2"><text:span text:style-name="T12">The result has the same number of rows and An but has one less columns than the number of unique values in An.</text:span></text:p>
            </office:annotation>
            <text:p>DESIGNF (function)</text:p>
          </table:table-cell>
          <table:table-cell table:number-columns-repeated="3"/>
          <table:table-cell office:value-type="string" calcext:value-type="string">
            <office:annotation draw:style-name="gr16" draw:text-style-name="P3" svg:width="137.56mm" svg:height="33.61mm" svg:x="526.34mm" svg:y="25.64mm" draw:caption-point-x="-6.1mm" draw:caption-point-y="15.1mm">
              <dc:date>2016-02-04T00:00:00</dc:date>
              <text:p text:style-name="P2"><text:span text:style-name="T12">Returns the minimum sample size.</text:span></text:p>
              <text:p text:style-name="P2"><text:span text:style-name="T12"/></text:p>
              <text:p text:style-name="P2"><text:span text:style-name="T12">=SSProp(a,p,q,e)</text:span></text:p>
              <text:p text:style-name="P2"><text:span text:style-name="T12"/></text:p>
              <text:p text:style-name="P2"><text:span text:style-name="T12">A is the specified alpha</text:span></text:p>
              <text:p text:style-name="P2"><text:span text:style-name="T12">P and q are the observed proportion (q=1-p)</text:span></text:p>
              <text:p text:style-name="P2"><text:span text:style-name="T12">E is the specified precision of he estimate.</text:span></text:p>
              <text:p text:style-name="P2"><text:span text:style-name="T12">The result is a real number</text:span></text:p>
            </office:annotation>
            <text:p>SSProp (function)</text:p>
          </table:table-cell>
          <table:table-cell/>
          <table:table-cell office:value-type="string" calcext:value-type="string">
            <office:annotation draw:style-name="gr43" draw:text-style-name="P3" svg:width="124.62mm" svg:height="53.36mm" svg:x="571.5mm" svg:y="25.64mm" draw:caption-point-x="-6.1mm" draw:caption-point-y="15.1mm">
              <dc:creator>WV</dc:creator>
              <dc:date>2016-02-08T00:00:00</dc:date>
              <text:p text:style-name="P2"><text:span text:style-name="T12">Returns either the probability or a profile for a significance test of a Pearson product-moment correlation coefficient</text:span></text:p>
              <text:p text:style-name="P2"><text:span text:style-name="T12"/></text:p>
              <text:p text:style-name="P2"><text:span text:style-name="T12">=CorrSig(r,n,optional d, optional t)</text:span></text:p>
              <text:p text:style-name="P2"><text:span text:style-name="T12"/></text:p>
              <text:p text:style-name="P2"><text:span text:style-name="T12">R is the correlation coefficient</text:span></text:p>
              <text:p text:style-name="P2"><text:span text:style-name="T12">N is the number of data pairs</text:span></text:p>
              <text:p text:style-name="P2"><text:span text:style-name="T12">If d=0 (default), only the probability value is returned</text:span></text:p>
              <text:p text:style-name="P2"><text:span text:style-name="T12">If d=1, a profile is returned</text:span></text:p>
              <text:p text:style-name="P2"><text:span text:style-name="T12">If t=1, a one-tail test is performed</text:span></text:p>
              <text:p text:style-name="P2"><text:span text:style-name="T12">If t=2 (default), a two-tail test is performed</text:span></text:p>
              <text:p text:style-name="P2"><text:span text:style-name="T12">The result is either a single real number (which can be used to make a matrix of probabilities from a correlation matrix), or a 3x2 profile.</text:span></text:p>
            </office:annotation>
            <text:p>CorrSig (function)</text:p>
          </table:table-cell>
          <table:table-cell table:number-columns-repeated="3"/>
          <table:table-cell office:value-type="string" calcext:value-type="string">
            <office:annotation draw:style-name="gr9" draw:text-style-name="P3" svg:width="127.25mm" svg:height="41.51mm" svg:x="661.81mm" svg:y="25.64mm" draw:caption-point-x="-6.1mm" draw:caption-point-y="15.1mm">
              <dc:creator>WV</dc:creator>
              <dc:date>2016-02-09T00:00:00</dc:date>
              <text:p text:style-name="P2"><text:span text:style-name="T12">Calls the function input dialog</text:span></text:p>
              <text:p text:style-name="P2"><text:span text:style-name="T12"/></text:p>
              <text:p text:style-name="P2"><text:span text:style-name="T12">InputFunction</text:span></text:p>
              <text:p text:style-name="P2"><text:span text:style-name="T12"/></text:p>
              <text:p text:style-name="P2"><text:span text:style-name="T12">Calls a box that allows a user to input a user function into the first position of the function register.</text:span></text:p>
              <text:p text:style-name="P2"><text:span text:style-name="T12">Functions saved in the function register follow the same form as spreadsheet functions except that it does not begin with an equal sign and the (up to three) variables must be notated as xx, yy, and zz.</text:span></text:p>
              <text:p text:style-name="P2"><text:span text:style-name="T12"/></text:p>
            </office:annotation>
            <text:p>InputFunction (routine)</text:p>
          </table:table-cell>
        </table:table-row>
        <table:table-row table:style-name="ro1">
          <table:table-cell table:number-columns-repeated="2"/>
          <table:table-cell table:style-name="ce56" office:value-type="string" calcext:value-type="string">
            <text:p>Power</text:p>
          </table:table-cell>
          <table:table-cell office:value-type="string" calcext:value-type="string">
            <text:p>W, HP, PS</text:p>
          </table:table-cell>
          <table:table-cell table:style-name="ce59" table:number-columns-repeated="4"/>
          <table:table-cell office:value-type="string" calcext:value-type="string">
            <office:annotation draw:style-name="gr44" draw:text-style-name="P3" svg:width="129.17mm" svg:height="46.92mm" svg:x="209.99mm" svg:y="30.15mm" draw:caption-point-x="-6.1mm" draw:caption-point-y="15.1mm">
              <dc:creator>WV</dc:creator>
              <dc:date>2015-12-26T00:00:00</dc:date>
              <text:p text:style-name="P2"><text:span text:style-name="T12">Transfers the contents of a range of cells into MatArray3</text:span></text:p>
              <text:p text:style-name="P2"><text:span text:style-name="T12"/></text:p>
              <text:p text:style-name="P2"><text:span text:style-name="T12">=Array3(a)</text:span></text:p>
              <text:p text:style-name="P2"><text:span text:style-name="T12"/></text:p>
              <text:p text:style-name="P2"><text:span text:style-name="T12">A is a reference to the range containing the data to be stored in MatArray3.</text:span></text:p>
              <text:p text:style-name="P2"><text:span text:style-name="T12"/></text:p>
              <text:p text:style-name="P2"><text:span text:style-name="T12">MatArrays are the three global matrices that provide a register system for matrices in DANSYS. Most of the DANSYS matrix functions manipulate the contents of MatArrays.</text:span></text:p>
            </office:annotation>
            <text:p>Array3 (function)</text:p>
          </table:table-cell>
          <table:table-cell table:number-columns-repeated="2"/>
          <table:table-cell office:value-type="string" calcext:value-type="string">
            <office:annotation draw:style-name="gr44" draw:text-style-name="P3" svg:width="85.65mm" svg:height="46.92mm" svg:x="277.99mm" svg:y="30.15mm" draw:caption-point-x="-6.1mm" draw:caption-point-y="15.1mm">
              <dc:creator>WV</dc:creator>
              <dc:date>2016-01-10T00:00:00</dc:date>
              <text:p text:style-name="P2"><text:span text:style-name="T12">Returns the inverse of the arcsine transform.</text:span></text:p>
              <text:p text:style-name="P2"><text:span text:style-name="T12"/></text:p>
              <text:p text:style-name="P2"><text:span text:style-name="T12">=ASTInv(a)</text:span></text:p>
              <text:p text:style-name="P2"><text:span text:style-name="T12"/></text:p>
              <text:p text:style-name="P2"><text:span text:style-name="T12">A is a value</text:span></text:p>
              <text:p text:style-name="P2"><text:span text:style-name="T12">The result is a real number.</text:span></text:p>
            </office:annotation>
            <text:p>ASTInv (function)</text:p>
          </table:table-cell>
          <table:table-cell table:number-columns-repeated="2"/>
          <table:table-cell office:value-type="string" calcext:value-type="string">
            <office:annotation draw:style-name="gr8" draw:text-style-name="P3" svg:width="127.97mm" svg:height="37.56mm" svg:x="345.72mm" svg:y="30.15mm" draw:caption-point-x="-6.1mm" draw:caption-point-y="15.1mm">
              <dc:date>2016-01-29T00:00:00</dc:date>
              <text:p text:style-name="P2"><text:span text:style-name="T12">Corrects a chain measurement for expansion/contraction</text:span></text:p>
              <text:p text:style-name="P2"><text:span text:style-name="T12"/></text:p>
              <text:p text:style-name="P2"><text:span text:style-name="T12">=ChainTempCorr(l,t,optional s,optional c)</text:span></text:p>
              <text:p text:style-name="P2"><text:span text:style-name="T12"/></text:p>
              <text:p text:style-name="P2"><text:span text:style-name="T12">L is the distance measure</text:span></text:p>
              <text:p text:style-name="P2"><text:span text:style-name="T12">T is the temperature (F.)</text:span></text:p>
              <text:p text:style-name="P2"><text:span text:style-name="T12">S is the standard temperature (default=68 F.)</text:span></text:p>
              <text:p text:style-name="P2"><text:span text:style-name="T12">C is the coefficient of thermal expansion (default=0.00000645/F.)</text:span></text:p>
              <text:p text:style-name="P2"><text:span text:style-name="T12">The result is a real number</text:span></text:p>
            </office:annotation>
            <text:p>ChainTempCorr (function)</text:p>
          </table:table-cell>
          <table:table-cell table:number-columns-repeated="3"/>
          <table:table-cell office:value-type="string" calcext:value-type="string">
            <office:annotation draw:style-name="gr9" draw:text-style-name="P3" svg:width="105.5mm" svg:height="41.51mm" svg:x="436.03mm" svg:y="30.15mm" draw:caption-point-x="-6.1mm" draw:caption-point-y="15.1mm">
              <dc:date>2016-02-01T00:00:00</dc:date>
              <text:p text:style-name="P2"><text:span text:style-name="T12">Returns a matrix with zeros off-diagonal, and the elements of another matrix on the diagonal </text:span></text:p>
              <text:p text:style-name="P2"><text:span text:style-name="T12"/></text:p>
              <text:p text:style-name="P2"><text:span text:style-name="T12">=DIAG(optional qout, optional An)</text:span></text:p>
              <text:p text:style-name="P2"><text:span text:style-name="T12"/></text:p>
              <text:p text:style-name="P2"><text:span text:style-name="T12">If qout=0 (default), only 1 is returned, but the result is saved in MatArray3.</text:span></text:p>
              <text:p text:style-name="P2"><text:span text:style-name="T12">An is a matrix</text:span></text:p>
              <text:p text:style-name="P2"><text:span text:style-name="T12">The result is a square matrix with the same number of rows and columns as there are elements in An</text:span></text:p>
            </office:annotation>
            <text:p>DIAG (function)</text:p>
          </table:table-cell>
          <table:table-cell table:number-columns-repeated="3"/>
          <table:table-cell office:value-type="string" calcext:value-type="string">
            <office:annotation draw:style-name="gr9" draw:text-style-name="P3" svg:width="132.3mm" svg:height="41.51mm" svg:x="526.34mm" svg:y="30.15mm" draw:caption-point-x="-6.1mm" draw:caption-point-y="15.1mm">
              <dc:date>2016-02-04T00:00:00</dc:date>
              <text:p text:style-name="P2"><text:span text:style-name="T12">SysDraw samples systematically from a large data set.</text:span></text:p>
              <text:p text:style-name="P2"><text:span text:style-name="T12"/></text:p>
              <text:p text:style-name="P2"><text:span text:style-name="T12">Sampling&gt;SysDraw</text:span></text:p>
              <text:p text:style-name="P2"><text:span text:style-name="T12"/></text:p>
              <text:p text:style-name="P2"><text:span text:style-name="T12">If the specified selection interval is not an integer, an exact fractional selection interval is used. If the sample size is less than one, it is assumed to be a proportion of the data set to be drawn.</text:span></text:p>
              <text:p text:style-name="P2"><text:span text:style-name="T12">Data is sampled from the ToSample sheet to the Data sheet.</text:span></text:p>
              <text:p text:style-name="P2"><text:span text:style-name="T12">If the population size is n1 and the sample size is n2, the inclusion probability of an individual is n2/n1, and the sampling weight is n1/n2.</text:span></text:p>
            </office:annotation>
            <text:p>SysDraw (routine)</text:p>
          </table:table-cell>
          <table:table-cell/>
          <table:table-cell office:value-type="string" calcext:value-type="string">
            <office:annotation draw:style-name="gr2" draw:text-style-name="P3" svg:width="121.52mm" svg:height="25.71mm" svg:x="571.5mm" svg:y="30.15mm" draw:caption-point-x="-6.1mm" draw:caption-point-y="15.1mm">
              <dc:creator>WV</dc:creator>
              <dc:date>2016-02-08T00:00:00</dc:date>
              <text:p text:style-name="P2"><text:span text:style-name="T12">Returns Kendall's rank-order correlation coefficient</text:span></text:p>
              <text:p text:style-name="P2"><text:span text:style-name="T12"/></text:p>
              <text:p text:style-name="P2"><text:span text:style-name="T12">=CorrTau(a,b)</text:span></text:p>
              <text:p text:style-name="P2"><text:span text:style-name="T12"/></text:p>
              <text:p text:style-name="P2"><text:span text:style-name="T12">A and b are column vectors of paired data</text:span></text:p>
              <text:p text:style-name="P2"><text:span text:style-name="T12">The result is a real number</text:span></text:p>
            </office:annotation>
            <text:p>CorrTau (function)</text:p>
          </table:table-cell>
          <table:table-cell table:number-columns-repeated="3"/>
          <table:table-cell office:value-type="string" calcext:value-type="string">
            <office:annotation draw:style-name="gr45" draw:text-style-name="P3" svg:width="126.01mm" svg:height="43.31mm" svg:x="661.81mm" svg:y="30.15mm" draw:caption-point-x="-6.1mm" draw:caption-point-y="15.1mm">
              <dc:creator>WV</dc:creator>
              <dc:date>2016-02-09T00:00:00</dc:date>
              <text:p text:style-name="P2"><text:span text:style-name="T12">Calls function input dialogs to input two functions</text:span></text:p>
              <text:p text:style-name="P2"><text:span text:style-name="T12"/></text:p>
              <text:p text:style-name="P2"><text:span text:style-name="T12">InputFunction2</text:span></text:p>
              <text:p text:style-name="P2"><text:span text:style-name="T12"/></text:p>
              <text:p text:style-name="P2"><text:span text:style-name="T12">Calls boxes that allows a user to input two user functions into the first two positions of the function register.</text:span></text:p>
              <text:p text:style-name="P2"><text:span text:style-name="T12">Functions saved in the function register follow the same form as spreadsheet functions except that they do not begin with an equal sign and the (up to three) variables must be notated as xx, yy, and zz.</text:span></text:p>
            </office:annotation>
            <text:p>InputFunction2 (routine)</text:p>
          </table:table-cell>
        </table:table-row>
        <table:table-row table:style-name="ro1">
          <table:table-cell office:value-type="string" calcext:value-type="string">
            <office:annotation draw:style-name="gr46" draw:text-style-name="P3" svg:width="116.34mm" svg:height="77.06mm" svg:x="28.66mm" svg:y="34.67mm" draw:caption-point-x="-6.1mm" draw:caption-point-y="15.1mm">
              <dc:creator>WV</dc:creator>
              <dc:date>2015-12-19T00:00:00</dc:date>
              <text:p text:style-name="P2"><text:span text:style-name="T12">Utility is my own personal computer hub constructed in a Calc spreadsheet. It is divided in to topics, roughly in Dewey Decimal order. Each topic sheet contains lists of equipment, hyperlinks to reference documents and shell functions linked to commonly used programs.</text:span></text:p>
              <text:p text:style-name="P2"><text:span text:style-name="T12"/></text:p>
              <text:p text:style-name="P2"><text:span text:style-name="T12">Since Utility is my own program containing personal information, it is, of course, not available and the link provided in DANSYS should not be used unless you create your own hub and replace the URL in the GoToUtility routine with the URL of your own program.</text:span></text:p>
            </office:annotation>
            <text:p>Utility</text:p>
          </table:table-cell>
          <table:table-cell/>
          <table:table-cell table:style-name="ce56" office:value-type="string" calcext:value-type="string">
            <text:p>Field strength</text:p>
          </table:table-cell>
          <table:table-cell office:value-type="string" calcext:value-type="string">
            <text:p>T, ga</text:p>
          </table:table-cell>
          <table:table-cell table:style-name="ce59" table:number-columns-repeated="4"/>
          <table:table-cell office:value-type="string" calcext:value-type="string">
            <office:annotation draw:style-name="gr47" draw:text-style-name="P3" svg:width="81.11mm" svg:height="46.91mm" svg:x="209.99mm" svg:y="34.67mm" draw:caption-point-x="-6.1mm" draw:caption-point-y="15.1mm">
              <dc:creator>WV</dc:creator>
              <dc:date>2016-01-16T00:00:00</dc:date>
              <text:p text:style-name="P2"><text:span text:style-name="T12">Returns the sum of an arithmetic sequence.</text:span></text:p>
              <text:p text:style-name="P2"><text:span text:style-name="T12"/></text:p>
              <text:p text:style-name="P2"><text:span text:style-name="T12">=ASERIES(n,a,b)</text:span></text:p>
              <text:p text:style-name="P2"><text:span text:style-name="T12">N is the number of terms</text:span></text:p>
              <text:p text:style-name="P2"><text:span text:style-name="T12">A is the first item</text:span></text:p>
              <text:p text:style-name="P2"><text:span text:style-name="T12">B is the last item</text:span></text:p>
              <text:p text:style-name="P2"><text:span text:style-name="T12">The result is a real <text:s/>number</text:span></text:p>
            </office:annotation>
            <text:p>ASERIES (function)</text:p>
          </table:table-cell>
          <table:table-cell table:number-columns-repeated="2"/>
          <table:table-cell table:style-name="ce53" office:value-type="string" calcext:value-type="string">
            <office:annotation draw:style-name="gr48" draw:text-style-name="P3" svg:width="104.88mm" svg:height="55.05mm" svg:x="277.99mm" svg:y="34.67mm" draw:caption-point-x="-6.1mm" draw:caption-point-y="15.1mm">
              <dc:creator>WV</dc:creator>
              <dc:date>2016-01-01T00:00:00</dc:date>
              <text:p text:style-name="P2"><text:span text:style-name="T12">Returns a beta binomial distribution.</text:span></text:p>
              <text:p text:style-name="P2"><text:span text:style-name="T12"/></text:p>
              <text:p text:style-name="P2"><text:span text:style-name="T12">=Bbinom(k,n,a,b)</text:span></text:p>
              <text:p text:style-name="P2"><text:span text:style-name="T12"/></text:p>
              <text:p text:style-name="P2"><text:span text:style-name="T12">K is the value to be evaluated</text:span></text:p>
              <text:p text:style-name="P2"><text:span text:style-name="T12">N is the number of trials with two options of probability a and b</text:span></text:p>
              <text:p text:style-name="P2"><text:span text:style-name="T12">The result is a real number.</text:span></text:p>
            </office:annotation>
            <text:p>Bbinom (function)</text:p>
          </table:table-cell>
          <table:table-cell table:number-columns-repeated="2"/>
          <table:table-cell office:value-type="string" calcext:value-type="string">
            <office:annotation draw:style-name="gr9" draw:text-style-name="P3" svg:width="132mm" svg:height="41.51mm" svg:x="345.72mm" svg:y="34.67mm" draw:caption-point-x="-6.1mm" draw:caption-point-y="15.1mm">
              <dc:date>2016-01-29T00:00:00</dc:date>
              <text:p text:style-name="P2"><text:span text:style-name="T12">Corrects a chain measurement for distortion due to tension</text:span></text:p>
              <text:p text:style-name="P2"><text:span text:style-name="T12"/></text:p>
              <text:p text:style-name="P2"><text:span text:style-name="T12">=ChainTensCorr(t,s,l,a,optional m)</text:span></text:p>
              <text:p text:style-name="P2"><text:span text:style-name="T12"/></text:p>
              <text:p text:style-name="P2"><text:span text:style-name="T12">T is the applied tension in pounds</text:span></text:p>
              <text:p text:style-name="P2"><text:span text:style-name="T12">S is the tension for which the chain (tape) was standardized</text:span></text:p>
              <text:p text:style-name="P2"><text:span text:style-name="T12">L is the distance measurement</text:span></text:p>
              <text:p text:style-name="P2"><text:span text:style-name="T12">A is the cross sectional area of the chain (tape)</text:span></text:p>
              <text:p text:style-name="P2"><text:span text:style-name="T12">M is the modulus of elasticity of the chain (tape) (default=30E6)</text:span></text:p>
              <text:p text:style-name="P2"><text:span text:style-name="T12">The result is a real number</text:span></text:p>
            </office:annotation>
            <text:p>ChainTensCorr (function)</text:p>
          </table:table-cell>
          <table:table-cell table:number-columns-repeated="3"/>
          <table:table-cell office:value-type="string" calcext:value-type="string">
            <office:annotation draw:style-name="gr6" draw:text-style-name="P3" svg:width="107.05mm" svg:height="29.66mm" svg:x="436.03mm" svg:y="34.67mm" draw:caption-point-x="-6.1mm" draw:caption-point-y="15.1mm">
              <dc:creator>WV</dc:creator>
              <dc:date>2016-02-20T00:00:00</dc:date>
              <text:p text:style-name="P2"><text:span text:style-name="T12">Returns the dot product of two matrices.</text:span></text:p>
              <text:p text:style-name="P2"><text:span text:style-name="T12"/></text:p>
              <text:p text:style-name="P2"><text:span text:style-name="T12">=DotProd(a,b)</text:span></text:p>
              <text:p text:style-name="P2"><text:span text:style-name="T12"/></text:p>
              <text:p text:style-name="P2"><text:span text:style-name="T12">A and b are two vectors of equal size, although either can be a row or a column vector.</text:span></text:p>
              <text:p text:style-name="P2"><text:span text:style-name="T12">The result is a real number.</text:span></text:p>
            </office:annotation>
            <text:p>DotProd (function)</text:p>
          </table:table-cell>
          <table:table-cell table:number-columns-repeated="5"/>
          <table:table-cell office:value-type="string" calcext:value-type="string">
            <office:annotation draw:style-name="gr49" draw:text-style-name="P3" svg:width="129.58mm" svg:height="120.51mm" svg:x="571.5mm" svg:y="34.67mm" draw:caption-point-x="-6.1mm" draw:caption-point-y="15.1mm">
              <dc:creator>WV</dc:creator>
              <dc:date>2016-02-08T00:00:00</dc:date>
              <text:p text:style-name="P2"><text:span text:style-name="T12">Performs an analysis of a 2x2 crosstabulation</text:span></text:p>
              <text:p text:style-name="P2"><text:span text:style-name="T12"/></text:p>
              <text:p text:style-name="P2"><text:span text:style-name="T12">=CTAB1(a,optional Dsp,optional mode)</text:span></text:p>
              <text:p text:style-name="P2"><text:span text:style-name="T12"/></text:p>
              <text:p text:style-name="P2"><text:span text:style-name="T12">A is a 2x2 crosstabulation</text:span></text:p>
              <text:p text:style-name="P2"><text:span text:style-name="T12">Dsp is a binary string specifying what is to be displayed in the cells of the returned cross table. If only one position is a 1, a numerical value will be displayed; otherwise, a string of values separated by slashes will be displayed in each cell. If Dsp is not specified, only numerical counts will be displayed. 1S in the following positions from left to right will cause CTAB1 to include the following data in each cell:</text:span></text:p>
              <text:p text:style-name="P2"><text:span text:style-name="T12">'</text:span><text:span text:style-name="T12"><text:tab/></text:span><text:span text:style-name="T12">1(left). Count</text:span></text:p>
              <text:p text:style-name="P2"><text:span text:style-name="T12">'</text:span><text:span text:style-name="T12"><text:tab/></text:span><text:span text:style-name="T12">2. Expected count</text:span></text:p>
              <text:p text:style-name="P2"><text:span text:style-name="T12">'</text:span><text:span text:style-name="T12"><text:tab/></text:span><text:span text:style-name="T12">3. Row percent</text:span></text:p>
              <text:p text:style-name="P2"><text:span text:style-name="T12">'</text:span><text:span text:style-name="T12"><text:tab/></text:span><text:span text:style-name="T12">4. Column percent</text:span></text:p>
              <text:p text:style-name="P2"><text:span text:style-name="T12">'</text:span><text:span text:style-name="T12"><text:tab/></text:span><text:span text:style-name="T12">5. Total percent</text:span></text:p>
              <text:p text:style-name="P2"><text:span text:style-name="T12">'</text:span><text:span text:style-name="T12"><text:tab/></text:span><text:span text:style-name="T12">6. Residuals</text:span></text:p>
              <text:p text:style-name="P2"><text:span text:style-name="T12">'</text:span><text:span text:style-name="T12"><text:tab/></text:span><text:span text:style-name="T12">7. Standardized residuals</text:span></text:p>
              <text:p text:style-name="P2"><text:span text:style-name="T12">'</text:span><text:span text:style-name="T12"><text:tab/></text:span><text:span text:style-name="T12">8. Adjusted residuals</text:span></text:p>
              <text:p text:style-name="P2"><text:span text:style-name="T12">'</text:span><text:span text:style-name="T12"><text:tab/></text:span><text:span text:style-name="T12">9. Chi square</text:span></text:p>
              <text:p text:style-name="P2"><text:span text:style-name="T12">'</text:span><text:span text:style-name="T12"><text:tab/></text:span><text:span text:style-name="T12">10. Likelihood ratio test</text:span></text:p>
              <text:p text:style-name="P2"><text:span text:style-name="T12">'</text:span><text:span text:style-name="T12"><text:tab/></text:span><text:span text:style-name="T12">11. Odds</text:span></text:p>
              <text:p text:style-name="P2"><text:span text:style-name="T12">'</text:span><text:span text:style-name="T12"><text:tab/></text:span><text:span text:style-name="T12">12. Risk</text:span></text:p>
              <text:p text:style-name="P2"><text:span text:style-name="T12">If mode=1, a one-tail test is performed</text:span></text:p>
              <text:p text:style-name="P2"><text:span text:style-name="T12">If mode=2 (default) a two-tailed test is performed.</text:span></text:p>
              <text:p text:style-name="P2"><text:span text:style-name="T12">If any cell contains less than 5 observations, Fisher's exact test is used; otherwise, if any cell cotains less than 10 observations, Yates' correction is used with the chi square test and both the Pearson's and log-likelihood tests are displayed.</text:span></text:p>
              <text:p text:style-name="P2"><text:span text:style-name="T12">The result is an 11x4 array</text:span></text:p>
            </office:annotation>
            <text:p>CTAB1 (function)</text:p>
          </table:table-cell>
          <table:table-cell table:number-columns-repeated="3"/>
          <table:table-cell office:value-type="string" calcext:value-type="string">
            <office:annotation draw:style-name="gr50" draw:text-style-name="P3" svg:width="129.42mm" svg:height="43.3mm" svg:x="661.81mm" svg:y="34.67mm" draw:caption-point-x="-6.1mm" draw:caption-point-y="15.1mm">
              <dc:creator>WV</dc:creator>
              <dc:date>2016-02-09T00:00:00</dc:date>
              <text:p text:style-name="P2"><text:span text:style-name="T12">Calls function input dialogs to input three functions</text:span></text:p>
              <text:p text:style-name="P2"><text:span text:style-name="T12"/></text:p>
              <text:p text:style-name="P2"><text:span text:style-name="T12">InputFunction3</text:span></text:p>
              <text:p text:style-name="P2"><text:span text:style-name="T12"/></text:p>
              <text:p text:style-name="P2"><text:span text:style-name="T12">Calls boxes that allows a user to input three user functions into the three positions of the function register.</text:span></text:p>
              <text:p text:style-name="P2"><text:span text:style-name="T12">Functions saved in the function register follow the same form as spreadsheet functions except that they do not begin with an equal sign and the (up to three) variables must be notated as xx, yy, and zz.</text:span></text:p>
            </office:annotation>
            <text:p>InputFunction3 (routine)</text:p>
          </table:table-cell>
        </table:table-row>
        <table:table-row table:style-name="ro1">
          <table:table-cell office:value-type="string" calcext:value-type="string">
            <office:annotation draw:style-name="gr51" draw:text-style-name="P3" svg:width="127.52mm" svg:height="41.03mm" svg:x="28.66mm" svg:y="39.18mm" draw:caption-point-x="-6.1mm" draw:caption-point-y="15.1mm">
              <dc:creator>WV</dc:creator>
              <dc:date>2015-12-19T00:00:00</dc:date>
              <text:p text:style-name="P2"><text:span text:style-name="T12">Calc is LibreOffice's spreadsheet program and is completely compatible with OpenOffice's Calc (since they share much of their open source code) and is also compatible with other spreadsheet programs like Microsoft Office (although the macros will not usually work with Office.)</text:span></text:p>
              <text:p text:style-name="P2"><text:span text:style-name="T12"/></text:p>
              <text:p text:style-name="P2"><text:span text:style-name="T12">Since DANSYS is a Calc document, it shares all the utilities provided by Calc including the ability to add macros (if you are into programming) and to customize the layout and dynamics. It works just like Calc, but has expanded analytical abilities.</text:span></text:p>
            </office:annotation>
            <text:p>Calc</text:p>
          </table:table-cell>
          <table:table-cell/>
          <table:table-cell table:style-name="ce56" office:value-type="string" calcext:value-type="string">
            <text:p>Temperature</text:p>
          </table:table-cell>
          <table:table-cell office:value-type="string" calcext:value-type="string">
            <text:p>C, F, K, Reau, Rank</text:p>
          </table:table-cell>
          <table:table-cell table:style-name="ce59" table:number-columns-repeated="4"/>
          <table:table-cell office:value-type="string" calcext:value-type="string">
            <office:annotation draw:style-name="gr52" draw:text-style-name="P3" svg:width="83.36mm" svg:height="44.48mm" svg:x="209.99mm" svg:y="39.18mm" draw:caption-point-x="-6.1mm" draw:caption-point-y="15.1mm">
              <dc:creator>WV</dc:creator>
              <dc:date>2015-12-21T00:00:00</dc:date>
              <text:p text:style-name="P2"><text:span text:style-name="T12">Returns the sum of two binary numbers.</text:span></text:p>
              <text:p text:style-name="P2"><text:span text:style-name="T12"/></text:p>
              <text:p text:style-name="P2"><text:span text:style-name="T12">=BADD(a,b,s,optional c)</text:span></text:p>
              <text:p text:style-name="P2"><text:span text:style-name="T12"/></text:p>
              <text:p text:style-name="P2"><text:span text:style-name="T12">A and b are two binary numbers (strings)</text:span></text:p>
              <text:p text:style-name="P2"><text:span text:style-name="T12">S is the number of bits in the result</text:span></text:p>
              <text:p text:style-name="P2"><text:span text:style-name="T12">If c=1 (default), carry is used</text:span></text:p>
              <text:p text:style-name="P2"><text:span text:style-name="T12">If c=0, no carry is used.</text:span></text:p>
              <text:p text:style-name="P2"><text:span text:style-name="T12">The result is a binary number (string) with s bits.</text:span></text:p>
            </office:annotation>
            <text:p>BADD (function)</text:p>
          </table:table-cell>
          <table:table-cell table:number-columns-repeated="2"/>
          <table:table-cell office:value-type="string" calcext:value-type="string">
            <office:annotation draw:style-name="gr53" draw:text-style-name="P3" svg:width="89.38mm" svg:height="49.92mm" svg:x="277.99mm" svg:y="39.18mm" draw:caption-point-x="-6.1mm" draw:caption-point-y="15.1mm">
              <dc:creator>WV</dc:creator>
              <dc:date>2016-01-01T00:00:00</dc:date>
              <text:p text:style-name="P2"><text:span text:style-name="T12">Returns a measure of kurtosis of a beta binomial distribution.</text:span></text:p>
              <text:p text:style-name="P2"><text:span text:style-name="T12"/></text:p>
              <text:p text:style-name="P2"><text:span text:style-name="T12">=BbinomKurt(n,a,b)</text:span></text:p>
              <text:p text:style-name="P2"><text:span text:style-name="T12"/></text:p>
              <text:p text:style-name="P2"><text:span text:style-name="T12">N is the number of trials</text:span></text:p>
              <text:p text:style-name="P2"><text:span text:style-name="T12">A and b are shape parameters</text:span></text:p>
              <text:p text:style-name="P2"><text:span text:style-name="T12">The result is a real number</text:span></text:p>
              <text:p text:style-name="P2"><text:span text:style-name="T12"/></text:p>
            </office:annotation>
            <text:p>BbinomKurt (function)</text:p>
          </table:table-cell>
          <table:table-cell table:number-columns-repeated="2"/>
          <table:table-cell office:value-type="string" calcext:value-type="string">
            <office:annotation draw:style-name="gr54" draw:text-style-name="P3" svg:width="99.45mm" svg:height="35.17mm" svg:x="345.72mm" svg:y="39.18mm" draw:caption-point-x="-6.1mm" draw:caption-point-y="15.1mm">
              <dc:date>2016-01-21T00:00:00</dc:date>
              <text:p text:style-name="P2"><text:span text:style-name="T12">Returns the area of a circle</text:span></text:p>
              <text:p text:style-name="P2"><text:span text:style-name="T12"/></text:p>
              <text:p text:style-name="P2"><text:span text:style-name="T12">=CircArea(d)</text:span></text:p>
              <text:p text:style-name="P2"><text:span text:style-name="T12"/></text:p>
              <text:p text:style-name="P2"><text:span text:style-name="T12">D is the length of the diameter</text:span></text:p>
              <text:p text:style-name="P2"><text:span text:style-name="T12">The result is a real number</text:span></text:p>
            </office:annotation>
            <text:p>CircArea (function)</text:p>
          </table:table-cell>
          <table:table-cell table:number-columns-repeated="3"/>
          <table:table-cell office:value-type="string" calcext:value-type="string">
            <office:annotation draw:style-name="gr16" draw:text-style-name="P3" svg:width="130.91mm" svg:height="33.61mm" svg:x="435.41mm" svg:y="38.88mm" draw:caption-point-x="-5.48mm" draw:caption-point-y="15.4mm">
              <dc:date>2016-01-31T00:00:00</dc:date>
              <text:p text:style-name="P2"><text:span text:style-name="T12">Returns the direct product of two matrices.</text:span></text:p>
              <text:p text:style-name="P2"><text:span text:style-name="T12"/></text:p>
              <text:p text:style-name="P2"><text:span text:style-name="T12">=Dprod(optional qout, optional An, optional Bn)</text:span></text:p>
              <text:p text:style-name="P2"><text:span text:style-name="T12"/></text:p>
              <text:p text:style-name="P2"><text:span text:style-name="T12">If qout=0 (default) only a 1 is returned but the result is stored in MatAraay3.</text:span></text:p>
              <text:p text:style-name="P2"><text:span text:style-name="T12">An is an nxm matrix</text:span></text:p>
              <text:p text:style-name="P2"><text:span text:style-name="T12">Bn is an oxp matrix</text:span></text:p>
              <text:p text:style-name="P2"><text:span text:style-name="T12">The result is an noxmp matrix</text:span></text:p>
            </office:annotation>
            <text:p>Dprod (function)</text:p>
          </table:table-cell>
          <table:table-cell table:number-columns-repeated="5"/>
          <table:table-cell office:value-type="string" calcext:value-type="string">
            <office:annotation draw:style-name="gr55" draw:text-style-name="P3" svg:width="128.03mm" svg:height="100.76mm" svg:x="571.5mm" svg:y="39.18mm" draw:caption-point-x="-6.1mm" draw:caption-point-y="15.1mm">
              <dc:creator>WV</dc:creator>
              <dc:date>2016-02-08T00:00:00</dc:date>
              <text:p text:style-name="P2"><text:span text:style-name="T12">Performs an analysis of a mxn crosstabulation</text:span></text:p>
              <text:p text:style-name="P2"><text:span text:style-name="T12"/></text:p>
              <text:p text:style-name="P2"><text:span text:style-name="T12">=CTAB2(a,optional Dsp,optional mode)</text:span></text:p>
              <text:p text:style-name="P2"><text:span text:style-name="T12"/></text:p>
              <text:p text:style-name="P2"><text:span text:style-name="T12">A is an mxn crosstabulation</text:span></text:p>
              <text:p text:style-name="P2"><text:span text:style-name="T12">Dsp is a binary string specifying the contents of the displayed crosstabulation cells. If only one position in the string contains a 1, a numerical value will be placed in each cell; otherwise, a string of values separated by slashes will be placed in each cell. 1s in the positions from the left to right will cause the following information to be placed in each cell:</text:span></text:p>
              <text:p text:style-name="P2"><text:span text:style-name="T12">'</text:span><text:span text:style-name="T12"><text:tab/></text:span><text:span text:style-name="T12">1(left). Count</text:span></text:p>
              <text:p text:style-name="P2"><text:span text:style-name="T12">'</text:span><text:span text:style-name="T12"><text:tab/></text:span><text:span text:style-name="T12">2. Expected count</text:span></text:p>
              <text:p text:style-name="P2"><text:span text:style-name="T12">'</text:span><text:span text:style-name="T12"><text:tab/></text:span><text:span text:style-name="T12">3. Row percent</text:span></text:p>
              <text:p text:style-name="P2"><text:span text:style-name="T12">'</text:span><text:span text:style-name="T12"><text:tab/></text:span><text:span text:style-name="T12">4. Column percent</text:span></text:p>
              <text:p text:style-name="P2"><text:span text:style-name="T12">'</text:span><text:span text:style-name="T12"><text:tab/></text:span><text:span text:style-name="T12">5. Total percent</text:span></text:p>
              <text:p text:style-name="P2"><text:span text:style-name="T12">'</text:span><text:span text:style-name="T12"><text:tab/></text:span><text:span text:style-name="T12">6. Residuals</text:span></text:p>
              <text:p text:style-name="P2"><text:span text:style-name="T12">'</text:span><text:span text:style-name="T12"><text:tab/></text:span><text:span text:style-name="T12">7. Standardized residuals</text:span></text:p>
              <text:p text:style-name="P2"><text:span text:style-name="T12">'</text:span><text:span text:style-name="T12"><text:tab/></text:span><text:span text:style-name="T12">8. Adjusted residuals</text:span></text:p>
              <text:p text:style-name="P2"><text:span text:style-name="T12">'</text:span><text:span text:style-name="T12"><text:tab/></text:span><text:span text:style-name="T12">9. Chi square</text:span></text:p>
              <text:p text:style-name="P2"><text:span text:style-name="T12">'</text:span><text:span text:style-name="T12"><text:tab/></text:span><text:span text:style-name="T12">10. Likelihood ratio test</text:span></text:p>
              <text:p text:style-name="P2"><text:span text:style-name="T12">If mode=1, a one-tail test will be performed</text:span></text:p>
              <text:p text:style-name="P2"><text:span text:style-name="T12">If mode=2 (default), a two-tail test will be performed.</text:span></text:p>
              <text:p text:style-name="P2"><text:span text:style-name="T12">Both Pearson and log-likelihood chi squares will be displayed.</text:span></text:p>
              <text:p text:style-name="P2"><text:span text:style-name="T12">The result is a (m+4)x(n+1) array.</text:span></text:p>
              <text:p text:style-name="P2"><text:span text:style-name="T12"/></text:p>
            </office:annotation>
            <text:p>CTAB2 (function)</text:p>
          </table:table-cell>
          <table:table-cell table:number-columns-repeated="3"/>
          <table:table-cell office:value-type="string" calcext:value-type="string">
            <office:annotation draw:style-name="gr2" draw:text-style-name="P3" svg:width="124.77mm" svg:height="25.71mm" svg:x="661.81mm" svg:y="39.18mm" draw:caption-point-x="-6.1mm" draw:caption-point-y="15.1mm">
              <dc:creator>WV</dc:creator>
              <dc:date>2016-02-09T00:00:00</dc:date>
              <text:p text:style-name="P2"><text:span text:style-name="T12">Moves the contents of MatArray3 into MatArray1.</text:span></text:p>
              <text:p text:style-name="P2"><text:span text:style-name="T12"/></text:p>
              <text:p text:style-name="P2"><text:span text:style-name="T12">=Mat321()</text:span></text:p>
              <text:p text:style-name="P2"><text:span text:style-name="T12"/></text:p>
              <text:p text:style-name="P2"><text:span text:style-name="T12">This function takes no argument.</text:span></text:p>
              <text:p text:style-name="P2"><text:span text:style-name="T12">The contents of MatArray1 are overwritten</text:span></text:p>
            </office:annotation>
            <text:p>Mat321 (function)</text:p>
          </table:table-cell>
        </table:table-row>
        <table:table-row table:style-name="ro1">
          <table:table-cell office:value-type="string" calcext:value-type="string">
            <office:annotation draw:style-name="gr56" draw:text-style-name="P3" svg:width="77.23mm" svg:height="24.04mm" svg:x="28.66mm" svg:y="43.7mm" draw:caption-point-x="-6.1mm" draw:caption-point-y="15.1mm">
              <dc:creator>WV</dc:creator>
              <dc:date>2015-12-21T00:00:00</dc:date>
              <text:p text:style-name="P2"><text:span text:style-name="T12">Writer is the word processor of both LibreOffice and OpenOffice, Since it is part of the office suite that contains Calc, it is fully compatible and can be used, for instance, to produce report doccuments from DANSYS results.</text:span></text:p>
            </office:annotation>
            <text:p>Writer</text:p>
          </table:table-cell>
          <table:table-cell/>
          <table:table-cell table:style-name="ce56" office:value-type="string" calcext:value-type="string">
            <text:p>Volume</text:p>
          </table:table-cell>
          <table:table-cell office:value-type="string" calcext:value-type="string">
            <text:p>l, tsp, tbs, oz, cup, pt, qt, gal, m3, mi3, Nmi3, in3, ft3, yd3, ang3, Pica3, barrel, bushel, regton, Schooner, Middy, Glass</text:p>
          </table:table-cell>
          <table:table-cell table:style-name="ce59" table:number-columns-repeated="4"/>
          <table:table-cell office:value-type="string" calcext:value-type="string">
            <office:annotation draw:style-name="gr57" draw:text-style-name="P3" svg:width="82.81mm" svg:height="43.15mm" svg:x="209.99mm" svg:y="43.7mm" draw:caption-point-x="-6.1mm" draw:caption-point-y="15.1mm">
              <dc:creator>WV</dc:creator>
              <dc:date>2015-12-21T00:00:00</dc:date>
              <text:p text:style-name="P2"><text:span text:style-name="T12">Returns the bit-wise AND of two binary numbers.</text:span></text:p>
              <text:p text:style-name="P2"><text:span text:style-name="T12"/></text:p>
              <text:p text:style-name="P2"><text:span text:style-name="T12">=BAND(a,b,n)</text:span></text:p>
              <text:p text:style-name="P2"><text:span text:style-name="T12"/></text:p>
              <text:p text:style-name="P2"><text:span text:style-name="T12">A and b are binary numbers (strings)</text:span></text:p>
              <text:p text:style-name="P2"><text:span text:style-name="T12">N is the number of bits in the output.</text:span></text:p>
            </office:annotation>
            <text:p>BAND (function)</text:p>
          </table:table-cell>
          <table:table-cell table:number-columns-repeated="2"/>
          <table:table-cell office:value-type="string" calcext:value-type="string">
            <office:annotation draw:style-name="gr58" draw:text-style-name="P3" svg:width="93.72mm" svg:height="53.54mm" svg:x="277.99mm" svg:y="43.7mm" draw:caption-point-x="-6.1mm" draw:caption-point-y="15.1mm">
              <dc:creator>WV</dc:creator>
              <dc:date>2016-01-01T00:00:00</dc:date>
              <text:p text:style-name="P2"><text:span text:style-name="T12">Returns the mean of a beta binomial distribution.</text:span></text:p>
              <text:p text:style-name="P2"><text:span text:style-name="T12"/></text:p>
              <text:p text:style-name="P2"><text:span text:style-name="T12">=BbinomMean(n,a,b)</text:span></text:p>
              <text:p text:style-name="P2"><text:span text:style-name="T12"/></text:p>
              <text:p text:style-name="P2"><text:span text:style-name="T12">N si the number of trials</text:span></text:p>
              <text:p text:style-name="P2"><text:span text:style-name="T12">A and b are shape parameters.</text:span></text:p>
              <text:p text:style-name="P2"><text:span text:style-name="T12">The result is a real number</text:span></text:p>
              <text:p text:style-name="P2"><text:span text:style-name="T12"/></text:p>
              <text:p text:style-name="P2"><text:span text:style-name="T12"/></text:p>
            </office:annotation>
            <text:p>BbinomMean (function)</text:p>
          </table:table-cell>
          <table:table-cell table:number-columns-repeated="2"/>
          <table:table-cell office:value-type="string" calcext:value-type="string">
            <office:annotation draw:style-name="gr59" draw:text-style-name="P3" svg:width="90.79mm" svg:height="37.59mm" svg:x="345.72mm" svg:y="43.7mm" draw:caption-point-x="-6.1mm" draw:caption-point-y="15.1mm">
              <dc:date>2016-01-23T00:00:00</dc:date>
              <text:p text:style-name="P2"><text:span text:style-name="T12">Returns the lateral surface area of a right cone frustrum</text:span></text:p>
              <text:p text:style-name="P2"><text:span text:style-name="T12"/></text:p>
              <text:p text:style-name="P2"><text:span text:style-name="T12">=ConeFrustLatSurf(rb,ru,s)</text:span></text:p>
              <text:p text:style-name="P2"><text:span text:style-name="T12"/></text:p>
              <text:p text:style-name="P2"><text:span text:style-name="T12">Rb is the radius of the base</text:span></text:p>
              <text:p text:style-name="P2"><text:span text:style-name="T12">Ru is the radius of the upper face</text:span></text:p>
              <text:p text:style-name="P2"><text:span text:style-name="T12">S is the slope distance</text:span></text:p>
              <text:p text:style-name="P2"><text:span text:style-name="T12">The result is a real number</text:span></text:p>
            </office:annotation>
            <text:p>ConeFrustLatSurf (function)</text:p>
          </table:table-cell>
          <table:table-cell table:number-columns-repeated="3"/>
          <table:table-cell table:style-name="ce53" office:value-type="string" calcext:value-type="string">
            <office:annotation draw:style-name="gr17" draw:text-style-name="P3" svg:width="126.26mm" svg:height="45.46mm" svg:x="436.03mm" svg:y="43.7mm" draw:caption-point-x="-6.1mm" draw:caption-point-y="15.1mm">
              <dc:date>2016-01-29T00:00:00</dc:date>
              <text:p text:style-name="P2"><text:span text:style-name="T12">Returns all the eigenvalues and eigenvectors of a real, symmetric matrix.</text:span></text:p>
              <text:p text:style-name="P2"><text:span text:style-name="T12"/></text:p>
              <text:p text:style-name="P2"><text:span text:style-name="T12">=Eigen(optional qout, optional an, optional w)</text:span></text:p>
              <text:p text:style-name="P2"><text:span text:style-name="T12"/></text:p>
              <text:p text:style-name="P2"><text:span text:style-name="T12">If qout=0 (default), only a 1 is returned, but the results are stored in MatArray3.</text:span></text:p>
              <text:p text:style-name="P2"><text:span text:style-name="T12">An is a nxn real, symmetric matrix.</text:span></text:p>
              <text:p text:style-name="P2"><text:span text:style-name="T12">If w=1, the results will be sorted</text:span></text:p>
              <text:p text:style-name="P2"><text:span text:style-name="T12">If w=0 (default) the results will not be sorted.</text:span></text:p>
              <text:p text:style-name="P2"><text:span text:style-name="T12"/></text:p>
              <text:p text:style-name="P2"><text:span text:style-name="T12">The result is an nxn+1 matrix containing an nxn matrix of eigenvectors and a nx1 vector of eigenvalues.</text:span></text:p>
            </office:annotation>
            <text:p>Eigen (function)</text:p>
          </table:table-cell>
          <table:table-cell table:number-columns-repeated="5"/>
          <table:table-cell office:value-type="string" calcext:value-type="string">
            <office:annotation draw:style-name="gr16" draw:text-style-name="P3" svg:width="138.25mm" svg:height="33.61mm" svg:x="571.5mm" svg:y="43.7mm" draw:caption-point-x="-6.1mm" draw:caption-point-y="15.1mm">
              <dc:date>2016-02-06T00:00:00</dc:date>
              <text:p text:style-name="P2"><text:span text:style-name="T12">Estimates the pth quantile for Duncan's studentized range distribution</text:span></text:p>
              <text:p text:style-name="P2"><text:span text:style-name="T12"/></text:p>
              <text:p text:style-name="P2"><text:span text:style-name="T12">=DQTRNG(p,v,r)</text:span></text:p>
              <text:p text:style-name="P2"><text:span text:style-name="T12"/></text:p>
              <text:p text:style-name="P2"><text:span text:style-name="T12">The pth quantile is returned</text:span></text:p>
              <text:p text:style-name="P2"><text:span text:style-name="T12">V is the degrees of freedom</text:span></text:p>
              <text:p text:style-name="P2"><text:span text:style-name="T12">R is the number of samples</text:span></text:p>
              <text:p text:style-name="P2"><text:span text:style-name="T12">The result is a real number</text:span></text:p>
            </office:annotation>
            <text:p>DQTRNG (function)</text:p>
          </table:table-cell>
          <table:table-cell table:number-columns-repeated="3"/>
          <table:table-cell office:value-type="string" calcext:value-type="string">
            <office:annotation draw:style-name="gr16" draw:text-style-name="P3" svg:width="128.49mm" svg:height="33.61mm" svg:x="661.81mm" svg:y="43.7mm" draw:caption-point-x="-6.1mm" draw:caption-point-y="15.1mm">
              <dc:creator>WV</dc:creator>
              <dc:date>2016-02-09T00:00:00</dc:date>
              <text:p text:style-name="P2"><text:span text:style-name="T12">Loads the diagonal of the square matrix a into MatArrayz</text:span></text:p>
              <text:p text:style-name="P2"><text:span text:style-name="T12"/></text:p>
              <text:p text:style-name="P2"><text:span text:style-name="T12">MatDiag(a, optional z)</text:span></text:p>
              <text:p text:style-name="P2"><text:span text:style-name="T12"/></text:p>
              <text:p text:style-name="P2"><text:span text:style-name="T12">A is a matrix</text:span></text:p>
              <text:p text:style-name="P2"><text:span text:style-name="T12">If z is not specified, z=3</text:span></text:p>
              <text:p text:style-name="P2"><text:span text:style-name="T12"/></text:p>
              <text:p text:style-name="P2"><text:span text:style-name="T12"/></text:p>
            </office:annotation>
            <text:p>MatDiag (routine)</text:p>
          </table:table-cell>
        </table:table-row>
        <table:table-row table:style-name="ro1">
          <table:table-cell office:value-type="string" calcext:value-type="string">
            <office:annotation draw:style-name="gr60" draw:text-style-name="P3" svg:width="68.57mm" svg:height="30.15mm" svg:x="28.66mm" svg:y="48.21mm" draw:caption-point-x="-6.1mm" draw:caption-point-y="15.1mm">
              <dc:creator>WV</dc:creator>
              <dc:date>2015-12-22T00:00:00</dc:date>
              <text:p text:style-name="P2"><text:span text:style-name="T12">Impress is LibreOffice/OpenOffice's presentation editor. Since it is a part of the suite, Calc, and, of course, DANSYS are fully compatible so that information can be moved directly from DANSYS to presentation slides.</text:span></text:p>
            </office:annotation>
            <text:p>Impress</text:p>
          </table:table-cell>
          <table:table-cell/>
          <table:table-cell table:style-name="ce56" office:value-type="string" calcext:value-type="string">
            <text:p>Area</text:p>
          </table:table-cell>
          <table:table-cell office:value-type="string" calcext:value-type="string">
            <text:p>m2, mi2, Nmi2, in2, ft2, yd2, ang2, Pica2, Morgen, ar, acre, ha</text:p>
          </table:table-cell>
          <table:table-cell table:style-name="ce59" table:number-columns-repeated="4"/>
          <table:table-cell office:value-type="string" calcext:value-type="string">
            <office:annotation draw:style-name="gr61" draw:text-style-name="P3" svg:width="84.2mm" svg:height="71.45mm" svg:x="209.99mm" svg:y="49.67mm" draw:caption-point-x="-6.1mm" draw:caption-point-y="13.64mm">
              <dc:creator>WV</dc:creator>
              <dc:date>2015-12-18T00:00:00</dc:date>
              <text:p text:style-name="P2"><text:span text:style-name="T12">Converts a number in any base to a decimal (base 10) number.</text:span></text:p>
              <text:p text:style-name="P2"><text:span text:style-name="T12"/></text:p>
              <text:p text:style-name="P2"><text:span text:style-name="T12">=Basen2Dec(arr1,arr2)</text:span></text:p>
              <text:p text:style-name="P2"><text:span text:style-name="T12"/></text:p>
              <text:p text:style-name="P2"><text:span text:style-name="T12">Arr1 is a string representing the number to be converted.</text:span></text:p>
              <text:p text:style-name="P2"><text:span text:style-name="T12">Arr2 is an integer specifying the base of the input number</text:span></text:p>
              <text:p text:style-name="P2"><text:span text:style-name="T12"/></text:p>
              <text:p text:style-name="P2"><text:span text:style-name="T12">The result is a real number</text:span></text:p>
              <text:p text:style-name="P2"><text:span text:style-name="T12"/></text:p>
              <text:p text:style-name="P2"><text:span text:style-name="T12">An advantage of Basen2Dec over Calc's DECIMAL function is that Basen2Dec will convert fractions while DECIAML will only converrt positive integers.</text:span></text:p>
            </office:annotation>
            <text:p>Basen2Dec (function)</text:p>
          </table:table-cell>
          <table:table-cell table:number-columns-repeated="2"/>
          <table:table-cell office:value-type="string" calcext:value-type="string">
            <office:annotation draw:style-name="gr62" draw:text-style-name="P3" svg:width="115.73mm" svg:height="63.17mm" svg:x="277.99mm" svg:y="48.21mm" draw:caption-point-x="-6.1mm" draw:caption-point-y="15.1mm">
              <dc:creator>WV</dc:creator>
              <dc:date>2016-01-01T00:00:00</dc:date>
              <text:p text:style-name="P2"><text:span text:style-name="T12">Returns an estimate of the shape parameters of a beta binomial distribution.</text:span></text:p>
              <text:p text:style-name="P2"><text:span text:style-name="T12"/></text:p>
              <text:p text:style-name="P2"><text:span text:style-name="T12">=BbinomPara(n,m,p1,p2)</text:span></text:p>
              <text:p text:style-name="P2"><text:span text:style-name="T12"/></text:p>
              <text:p text:style-name="P2"><text:span text:style-name="T12">N is the number of independent trials</text:span></text:p>
              <text:p text:style-name="P2"><text:span text:style-name="T12">M is the observed mean</text:span></text:p>
              <text:p text:style-name="P2"><text:span text:style-name="T12">P1 is the observed proportion of hits</text:span></text:p>
              <text:p text:style-name="P2"><text:span text:style-name="T12">P2 is the observed proportion of misses.</text:span></text:p>
              <text:p text:style-name="P2"><text:span text:style-name="T12">The results is a 1x2 matrix of real numbers displaying the a and b shape parameters.</text:span></text:p>
              <text:p text:style-name="P2"><text:span text:style-name="T12"/></text:p>
              <text:p text:style-name="P2"><text:span text:style-name="T12"/></text:p>
            </office:annotation>
            <text:p>BbinomPara (function)</text:p>
          </table:table-cell>
          <table:table-cell table:number-columns-repeated="2"/>
          <table:table-cell office:value-type="string" calcext:value-type="string">
            <office:annotation draw:style-name="gr63" draw:text-style-name="P3" svg:width="83.36mm" svg:height="38.79mm" svg:x="345.72mm" svg:y="48.21mm" draw:caption-point-x="-6.1mm" draw:caption-point-y="15.1mm">
              <dc:date>2016-01-23T00:00:00</dc:date>
              <text:p text:style-name="P2"><text:span text:style-name="T12">Returns the volume of the frustrum of a cone</text:span></text:p>
              <text:p text:style-name="P2"><text:span text:style-name="T12"/></text:p>
              <text:p text:style-name="P2"><text:span text:style-name="T12">=ConeFrustVol(h,rb,ru)</text:span></text:p>
              <text:p text:style-name="P2"><text:span text:style-name="T12"/></text:p>
              <text:p text:style-name="P2"><text:span text:style-name="T12">H is the height</text:span></text:p>
              <text:p text:style-name="P2"><text:span text:style-name="T12">Rb as the radius of the base</text:span></text:p>
              <text:p text:style-name="P2"><text:span text:style-name="T12">Ru is the radius of the upper face</text:span></text:p>
              <text:p text:style-name="P2"><text:span text:style-name="T12">The result is a real number</text:span></text:p>
            </office:annotation>
            <text:p>ConeFrustVol (function)</text:p>
          </table:table-cell>
          <table:table-cell table:number-columns-repeated="3"/>
          <table:table-cell office:value-type="string" calcext:value-type="string">
            <office:annotation draw:style-name="gr16" draw:text-style-name="P3" svg:width="126.57mm" svg:height="33.61mm" svg:x="436.03mm" svg:y="48.21mm" draw:caption-point-x="-6.1mm" draw:caption-point-y="15.1mm">
              <dc:date>2016-02-01T00:00:00</dc:date>
              <text:p text:style-name="P2"><text:span text:style-name="T12">Returns the error sum of squares of a dependent variable.</text:span></text:p>
              <text:p text:style-name="P2"><text:span text:style-name="T12"/></text:p>
              <text:p text:style-name="P2"><text:span text:style-name="T12">=ESSMat(optional qout, optional Yn, optional Xn)</text:span></text:p>
              <text:p text:style-name="P2"><text:span text:style-name="T12"/></text:p>
              <text:p text:style-name="P2"><text:span text:style-name="T12">If qout=0 (default) only 1 is returned, but the result is stored in MatArray3</text:span></text:p>
              <text:p text:style-name="P2"><text:span text:style-name="T12">Yn is a matrix of dependent variables</text:span></text:p>
              <text:p text:style-name="P2"><text:span text:style-name="T12">Xn is a matrix of independent variables</text:span></text:p>
              <text:p text:style-name="P2"><text:span text:style-name="T12">The result is a row vector with the same number of columns as Yn.</text:span></text:p>
            </office:annotation>
            <text:p>ESSMat (function)</text:p>
          </table:table-cell>
          <table:table-cell table:number-columns-repeated="5"/>
          <table:table-cell office:value-type="string" calcext:value-type="string">
            <office:annotation draw:style-name="gr43" draw:text-style-name="P3" svg:width="125.86mm" svg:height="53.36mm" svg:x="571.5mm" svg:y="48.21mm" draw:caption-point-x="-6.1mm" draw:caption-point-y="15.1mm">
              <dc:date>2016-02-06T00:00:00</dc:date>
              <text:p text:style-name="P2"><text:span text:style-name="T12">Performs Duncan's Multiple-Range test</text:span></text:p>
              <text:p text:style-name="P2"><text:span text:style-name="T12"/></text:p>
              <text:p text:style-name="P2"><text:span text:style-name="T12">=DUNCAN(a,mse,n,optional alpha)</text:span></text:p>
              <text:p text:style-name="P2"><text:span text:style-name="T12"/></text:p>
              <text:p text:style-name="P2"><text:span text:style-name="T12">A is a matrix of data, groups in columns</text:span></text:p>
              <text:p text:style-name="P2"><text:span text:style-name="T12">Mse is the mean square error of the data</text:span></text:p>
              <text:p text:style-name="P2"><text:span text:style-name="T12">N is the common group size. If groups are unequal in ize and there are not more than twice as many observations in the largest group than in the smallest, the harmonic mean of the group sizes can be used; otherwise, MeanComp, GroupComp, or Scheffe would be better choices.</text:span></text:p>
              <text:p text:style-name="P2"><text:span text:style-name="T12">0.9&lt;alpha&lt;0.99, default=0.95</text:span></text:p>
              <text:p text:style-name="P2"><text:span text:style-name="T12">The result is a two-column array with four times as many rows as there are columns in the data matrix.</text:span></text:p>
            </office:annotation>
            <text:p>DUNCAN (function)</text:p>
          </table:table-cell>
          <table:table-cell table:number-columns-repeated="3"/>
          <table:table-cell office:value-type="string" calcext:value-type="string">
            <office:annotation draw:style-name="gr16" draw:text-style-name="P3" svg:width="129.11mm" svg:height="33.61mm" svg:x="661.81mm" svg:y="48.21mm" draw:caption-point-x="-6.1mm" draw:caption-point-y="15.1mm">
              <dc:creator>WV</dc:creator>
              <dc:date>2016-02-09T00:00:00</dc:date>
              <text:p text:style-name="P2"><text:span text:style-name="T12">Loads array a into MatArrayz</text:span></text:p>
              <text:p text:style-name="P2"><text:span text:style-name="T12"/></text:p>
              <text:p text:style-name="P2"><text:span text:style-name="T12">MatIn(a,optional z)</text:span></text:p>
              <text:p text:style-name="P2"><text:span text:style-name="T12"/></text:p>
              <text:p text:style-name="P2"><text:span text:style-name="T12">A is a matrix</text:span></text:p>
              <text:p text:style-name="P2"><text:span text:style-name="T12">If z is not specified; z=3</text:span></text:p>
              <text:p text:style-name="P2"><text:span text:style-name="T12"/></text:p>
              <text:p text:style-name="P2"><text:span text:style-name="T12"/></text:p>
            </office:annotation>
            <text:p>MatIn (routine)</text:p>
          </table:table-cell>
        </table:table-row>
        <table:table-row table:style-name="ro1">
          <table:table-cell office:value-type="string" calcext:value-type="string">
            <office:annotation draw:style-name="gr64" draw:text-style-name="P3" svg:width="107.44mm" svg:height="30.06mm" svg:x="28.66mm" svg:y="52.73mm" draw:caption-point-x="-6.1mm" draw:caption-point-y="15.1mm">
              <dc:creator>WV</dc:creator>
              <dc:date>2015-12-28T00:00:00</dc:date>
              <text:p text:style-name="P2"><text:span text:style-name="T12">Draw is LibreOffice's vector graphics editor. A subset of Draw is available as the Drawing toolbar in each part of LibreOffice. It can be used to provide illustrations or to add elements to graphs. Since charts and objects produced by Draw are all graphic objects, they can all be manipulated using the Format Graphic Object commands (lower section in the Format menu.</text:span></text:p>
            </office:annotation>
            <text:p>Draw</text:p>
          </table:table-cell>
          <table:table-cell/>
          <table:table-cell table:style-name="ce56" office:value-type="string" calcext:value-type="string">
            <text:p>Speed</text:p>
          </table:table-cell>
          <table:table-cell office:value-type="string" calcext:value-type="string">
            <text:p>m/s, m/h, mph, kn, admkn</text:p>
          </table:table-cell>
          <table:table-cell table:style-name="ce59" table:number-columns-repeated="4"/>
          <table:table-cell office:value-type="string" calcext:value-type="string">
            <office:annotation draw:style-name="gr65" draw:text-style-name="P3" svg:width="85.32mm" svg:height="38.37mm" svg:x="209.99mm" svg:y="52.73mm" draw:caption-point-x="-6.1mm" draw:caption-point-y="15.1mm">
              <dc:creator>WV</dc:creator>
              <dc:date>2015-12-21T00:00:00</dc:date>
              <text:p text:style-name="P2"><text:span text:style-name="T12">Returns the bitwise biconditional of two binary numbers.</text:span></text:p>
              <text:p text:style-name="P2"><text:span text:style-name="T12"/></text:p>
              <text:p text:style-name="P2"><text:span text:style-name="T12">=BBIC(a,b,n)</text:span></text:p>
              <text:p text:style-name="P2"><text:span text:style-name="T12"/></text:p>
              <text:p text:style-name="P2"><text:span text:style-name="T12">A and b are two binary numbers (strings)</text:span></text:p>
              <text:p text:style-name="P2"><text:span text:style-name="T12">N is the number of bits in the result.</text:span></text:p>
            </office:annotation>
            <text:p>BBIC (function)</text:p>
          </table:table-cell>
          <table:table-cell table:number-columns-repeated="2"/>
          <table:table-cell office:value-type="string" calcext:value-type="string">
            <office:annotation draw:style-name="gr66" draw:text-style-name="P3" svg:width="99.3mm" svg:height="46.61mm" svg:x="277.99mm" svg:y="52.73mm" draw:caption-point-x="-6.1mm" draw:caption-point-y="15.1mm">
              <dc:creator>WV</dc:creator>
              <dc:date>2016-01-01T00:00:00</dc:date>
              <text:p text:style-name="P2"><text:span text:style-name="T12">Returns a measure of skewness for a beta binomial distribution.</text:span></text:p>
              <text:p text:style-name="P2"><text:span text:style-name="T12"/></text:p>
              <text:p text:style-name="P2"><text:span text:style-name="T12">=BbinomSkew(n,a,b)</text:span></text:p>
              <text:p text:style-name="P2"><text:span text:style-name="T12"/></text:p>
              <text:p text:style-name="P2"><text:span text:style-name="T12">N is the number of trials</text:span></text:p>
              <text:p text:style-name="P2"><text:span text:style-name="T12">A and b are shape parameters.</text:span></text:p>
              <text:p text:style-name="P2"><text:span text:style-name="T12">The result is a real number.</text:span></text:p>
              <text:p text:style-name="P2"><text:span text:style-name="T12"/></text:p>
              <text:p text:style-name="P2"><text:span text:style-name="T12"/></text:p>
            </office:annotation>
            <text:p>BbinomSkew (function)</text:p>
          </table:table-cell>
          <table:table-cell table:number-columns-repeated="2"/>
          <table:table-cell office:value-type="string" calcext:value-type="string">
            <office:annotation draw:style-name="gr67" draw:text-style-name="P3" svg:width="90.17mm" svg:height="33.67mm" svg:x="345.72mm" svg:y="52.73mm" draw:caption-point-x="-6.1mm" draw:caption-point-y="15.1mm">
              <dc:date>2016-01-23T00:00:00</dc:date>
              <text:p text:style-name="P2"><text:span text:style-name="T12">Returns the volume of a circular cone</text:span></text:p>
              <text:p text:style-name="P2"><text:span text:style-name="T12"/></text:p>
              <text:p text:style-name="P2"><text:span text:style-name="T12">=ConeVol(r,h)</text:span></text:p>
              <text:p text:style-name="P2"><text:span text:style-name="T12"/></text:p>
              <text:p text:style-name="P2"><text:span text:style-name="T12">R is the radius of the base</text:span></text:p>
              <text:p text:style-name="P2"><text:span text:style-name="T12">H is the height</text:span></text:p>
              <text:p text:style-name="P2"><text:span text:style-name="T12">The result is a real number</text:span></text:p>
            </office:annotation>
            <text:p>ConeVol (function)</text:p>
          </table:table-cell>
          <table:table-cell table:number-columns-repeated="3"/>
          <table:table-cell office:value-type="string" calcext:value-type="string">
            <office:annotation draw:style-name="gr9" draw:text-style-name="P3" svg:width="121.3mm" svg:height="41.51mm" svg:x="436.03mm" svg:y="58.7mm" draw:caption-point-x="-6.1mm" draw:caption-point-y="9.13mm">
              <dc:date>2016-01-29T00:00:00</dc:date>
              <text:p text:style-name="P2"><text:span text:style-name="T12">Performs a Gauss-Jordan elimination of a system of equations.</text:span></text:p>
              <text:p text:style-name="P2"><text:span text:style-name="T12"/></text:p>
              <text:p text:style-name="P2"><text:span text:style-name="T12">=Gaussj(optional qout, optional an, optional bn)</text:span></text:p>
              <text:p text:style-name="P2"><text:span text:style-name="T12"/></text:p>
              <text:p text:style-name="P2"><text:span text:style-name="T12">Qout determines of the result is displayed (=1) or simply stored in MatArray3.</text:span></text:p>
              <text:p text:style-name="P2"><text:span text:style-name="T12">An is the nxn coefficient matrix</text:span></text:p>
              <text:p text:style-name="P2"><text:span text:style-name="T12">Bn is the nxm right-hand matrixwith m vectors</text:span></text:p>
              <text:p text:style-name="P2"><text:span text:style-name="T12">The result is an nx(n+m+1) matrix with an nxn inverse of an and an nxm matrix of solution vectors.</text:span></text:p>
            </office:annotation>
            <text:p>Gaussj (function)</text:p>
          </table:table-cell>
          <table:table-cell table:number-columns-repeated="5"/>
          <table:table-cell office:value-type="string" calcext:value-type="string">
            <office:annotation draw:style-name="gr17" draw:text-style-name="P3" svg:width="127.1mm" svg:height="45.46mm" svg:x="571.5mm" svg:y="52.73mm" draw:caption-point-x="-6.1mm" draw:caption-point-y="15.1mm">
              <dc:creator>WV</dc:creator>
              <dc:date>2016-02-08T00:00:00</dc:date>
              <text:p text:style-name="P2"><text:span text:style-name="T12">Performs a Dunnett test for differences between a control group and an experimental group.</text:span></text:p>
              <text:p text:style-name="P2"><text:span text:style-name="T12"/></text:p>
              <text:p text:style-name="P2"><text:span text:style-name="T12">=DunTest(t,d,k,r)</text:span></text:p>
              <text:p text:style-name="P2"><text:span text:style-name="T12"/></text:p>
              <text:p text:style-name="P2"><text:span text:style-name="T12">T is a t-test group comparison value</text:span></text:p>
              <text:p text:style-name="P2"><text:span text:style-name="T12">D is the degrees of freedom for the t-test</text:span></text:p>
              <text:p text:style-name="P2"><text:span text:style-name="T12">K is the number of experimental groups</text:span></text:p>
              <text:p text:style-name="P2"><text:span text:style-name="T12">R=0.5 for equal size groups and N(experimental)/(N(experimental)+N(control)) for unequal group sizes.</text:span></text:p>
              <text:p text:style-name="P2"><text:span text:style-name="T12">The value returned is a two-tail test value</text:span></text:p>
            </office:annotation>
            <text:p>DunTest (function)</text:p>
          </table:table-cell>
          <table:table-cell table:number-columns-repeated="3"/>
          <table:table-cell office:value-type="string" calcext:value-type="string">
            <office:annotation draw:style-name="gr2" draw:text-style-name="P3" svg:width="134.38mm" svg:height="25.71mm" svg:x="669.55mm" svg:y="50.92mm" draw:caption-point-x="-13.84mm" draw:caption-point-y="16.91mm">
              <dc:creator>WV</dc:creator>
              <dc:date>2016-02-09T00:00:00</dc:date>
              <text:p text:style-name="P2"><text:span text:style-name="T12">Saves the matrix inverse of matrix in one of the MatArrays</text:span></text:p>
              <text:p text:style-name="P2"><text:span text:style-name="T12"/></text:p>
              <text:p text:style-name="P2"><text:span text:style-name="T12">MatInv(a,optional z)</text:span></text:p>
              <text:p text:style-name="P2"><text:span text:style-name="T12">A is a square matrix</text:span></text:p>
              <text:p text:style-name="P2"><text:span text:style-name="T12">Z specifies one of the MatArrays (1, 2, or 3) (default=3)</text:span></text:p>
            </office:annotation>
            <text:p>MatInv (routine)</text:p>
          </table:table-cell>
        </table:table-row>
        <table:table-row table:style-name="ro1">
          <table:table-cell office:value-type="string" calcext:value-type="string">
            <office:annotation draw:style-name="gr68" draw:text-style-name="P3" svg:width="68.68mm" svg:height="32.16mm" svg:x="28.66mm" svg:y="57.24mm" draw:caption-point-x="-6.1mm" draw:caption-point-y="15.1mm">
              <dc:creator>WV</dc:creator>
              <dc:date>2015-12-28T00:00:00</dc:date>
              <text:p text:style-name="P2"><text:span text:style-name="T12">Base is LibreOffice's database management program.. Being a part of the productivity suite, it is fully compatible <text:s/>with Calc and can conveniently be used to collect data for processing by DANSYS.</text:span></text:p>
            </office:annotation>
            <text:p>Base</text:p>
          </table:table-cell>
          <table:table-cell table:number-columns-repeated="7"/>
          <table:table-cell office:value-type="string" calcext:value-type="string">
            <office:annotation draw:style-name="gr69" draw:text-style-name="P3" svg:width="133.65mm" svg:height="43.42mm" svg:x="209.99mm" svg:y="57.24mm" draw:caption-point-x="-6.1mm" draw:caption-point-y="15.1mm">
              <dc:creator>WV</dc:creator>
              <dc:date>2015-12-22T00:00:00</dc:date>
              <text:p text:style-name="P2"><text:span text:style-name="T12">Shifts a binary number b places to the left, cycling the bits that have been shifted off to the right end.</text:span></text:p>
              <text:p text:style-name="P2"><text:span text:style-name="T12"/></text:p>
              <text:p text:style-name="P2"><text:span text:style-name="T12">=BCSHFTL(a,b,s)</text:span></text:p>
              <text:p text:style-name="P2"><text:span text:style-name="T12">A is a binary number (string)</text:span></text:p>
              <text:p text:style-name="P2"><text:span text:style-name="T12">B is the number of places to shift the binary number</text:span></text:p>
              <text:p text:style-name="P2"><text:span text:style-name="T12">S is the number of bits in the result</text:span></text:p>
              <text:p text:style-name="P2"><text:span text:style-name="T12">The result is a binary number (string) with s bits.</text:span></text:p>
            </office:annotation>
            <text:p>BCSHFTL (function)</text:p>
          </table:table-cell>
          <table:table-cell table:number-columns-repeated="2"/>
          <table:table-cell office:value-type="string" calcext:value-type="string">
            <office:annotation draw:style-name="gr45" draw:text-style-name="P3" svg:width="97.75mm" svg:height="43.31mm" svg:x="277.99mm" svg:y="57.24mm" draw:caption-point-x="-6.1mm" draw:caption-point-y="15.1mm">
              <dc:creator>WV</dc:creator>
              <dc:date>2016-01-01T00:00:00</dc:date>
              <text:p text:style-name="P2"><text:span text:style-name="T12">Returns the variance of a beta binomial distribution.</text:span></text:p>
              <text:p text:style-name="P2"><text:span text:style-name="T12"/></text:p>
              <text:p text:style-name="P2"><text:span text:style-name="T12">=BBinomVar(n,a,b)</text:span></text:p>
              <text:p text:style-name="P2"><text:span text:style-name="T12"/></text:p>
              <text:p text:style-name="P2"><text:span text:style-name="T12">N is the number of trials</text:span></text:p>
              <text:p text:style-name="P2"><text:span text:style-name="T12">A and b are shape parameters.</text:span></text:p>
              <text:p text:style-name="P2"><text:span text:style-name="T12">The result is a real number.</text:span></text:p>
              <text:p text:style-name="P2"><text:span text:style-name="T12"/></text:p>
              <text:p text:style-name="P2"><text:span text:style-name="T12"/></text:p>
            </office:annotation>
            <text:p>BbinomVar (function)</text:p>
          </table:table-cell>
          <table:table-cell table:number-columns-repeated="2"/>
          <table:table-cell office:value-type="string" calcext:value-type="string">
            <office:annotation draw:style-name="gr16" draw:text-style-name="P3" svg:width="135.4mm" svg:height="33.61mm" svg:x="345.72mm" svg:y="57.24mm" draw:caption-point-x="-6.1mm" draw:caption-point-y="15.1mm">
              <dc:date>2016-01-29T00:00:00</dc:date>
              <text:p text:style-name="P2"><text:span text:style-name="T12">Returns the coordinates of the vertices of a convex hull</text:span></text:p>
              <text:p text:style-name="P2"><text:span text:style-name="T12"/></text:p>
              <text:p text:style-name="P2"><text:span text:style-name="T12">=ConvexHull(X,Y)</text:span></text:p>
              <text:p text:style-name="P2"><text:span text:style-name="T12">X and Y are the x and y coordinates of the data points</text:span></text:p>
              <text:p text:style-name="P2"><text:span text:style-name="T12">Vertices are presented in clockwise order.</text:span></text:p>
              <text:p text:style-name="P2"><text:span text:style-name="T12">There is a limit of 100 points imposed by the size of the NEXT array in the macro.</text:span></text:p>
              <text:p text:style-name="P2"><text:span text:style-name="T12">The result is a two column vector containing the x and y coordinates of the vertices of the convex hull.</text:span></text:p>
            </office:annotation>
            <text:p>ConvexHull (function)</text:p>
          </table:table-cell>
          <table:table-cell table:number-columns-repeated="3"/>
          <table:table-cell office:value-type="string" calcext:value-type="string">
            <office:annotation draw:style-name="gr32" draw:text-style-name="P3" svg:width="130.91mm" svg:height="49.41mm" svg:x="436.03mm" svg:y="57.24mm" draw:caption-point-x="-6.1mm" draw:caption-point-y="15.1mm">
              <dc:date>2016-02-01T00:00:00</dc:date>
              <text:p text:style-name="P2"><text:span text:style-name="T12">Returns the real or complex eigenvalues and/or eigenvectors of a matrix</text:span></text:p>
              <text:p text:style-name="P2"><text:span text:style-name="T12"/></text:p>
              <text:p text:style-name="P2"><text:span text:style-name="T12">=GEIGEN(optional qout, optional AN, optional mode)</text:span></text:p>
              <text:p text:style-name="P2"><text:span text:style-name="T12"/></text:p>
              <text:p text:style-name="P2"><text:span text:style-name="T12">If qout=0 (default), only 1 is returned, but the result is stored in MatArray3</text:span></text:p>
              <text:p text:style-name="P2"><text:span text:style-name="T12">AN is a general matrix</text:span></text:p>
              <text:p text:style-name="P2"><text:span text:style-name="T12">If mode=0, only the eigenvalues are returned; otherwise (default) both eigenvalues and eigenvectors are returned.</text:span></text:p>
              <text:p text:style-name="P2"><text:span text:style-name="T12">If the number of rows in AN is less than the number of columns, the transpose of AN is used.</text:span></text:p>
              <text:p text:style-name="P2"><text:span text:style-name="T12">If mode=1, the result is the same size as An plus 2 columns.</text:span></text:p>
              <text:p text:style-name="P2"><text:span text:style-name="T12">If mode=0, the result is nmX2 where nm is the number of columns in AN.</text:span></text:p>
            </office:annotation>
            <text:p>GEIGEN (function)</text:p>
          </table:table-cell>
          <table:table-cell table:number-columns-repeated="5"/>
          <table:table-cell office:value-type="string" calcext:value-type="string">
            <office:annotation draw:style-name="gr16" draw:text-style-name="P3" svg:width="132.37mm" svg:height="33.61mm" svg:x="571.5mm" svg:y="57.24mm" draw:caption-point-x="-6.1mm" draw:caption-point-y="15.1mm">
              <dc:creator>WV</dc:creator>
              <dc:date>2016-02-08T00:00:00</dc:date>
              <text:p text:style-name="P2"><text:span text:style-name="T12">Returns the eta value</text:span></text:p>
              <text:p text:style-name="P2"><text:span text:style-name="T12"/></text:p>
              <text:p text:style-name="P2"><text:span text:style-name="T12">=ETA(mode,a,b,optional c)</text:span></text:p>
              <text:p text:style-name="P2"><text:span text:style-name="T12"/></text:p>
              <text:p text:style-name="P2"><text:span text:style-name="T12">If mode=0, the eta for the between (a) and total (b) sum of squares is returned</text:span></text:p>
              <text:p text:style-name="P2"><text:span text:style-name="T12">If mode=1, the eta for a reported F (a) and numerator and denominator degrees of freedom (b and c) is returned</text:span></text:p>
              <text:p text:style-name="P2"><text:span text:style-name="T12">The result is a real number</text:span></text:p>
            </office:annotation>
            <text:p>Eta (function)</text:p>
          </table:table-cell>
          <table:table-cell table:number-columns-repeated="3"/>
          <table:table-cell office:value-type="string" calcext:value-type="string">
            <office:annotation draw:style-name="gr6" draw:text-style-name="P3" svg:width="120.74mm" svg:height="29.66mm" svg:x="661.81mm" svg:y="57.24mm" draw:caption-point-x="-6.1mm" draw:caption-point-y="15.1mm">
              <dc:creator>WV</dc:creator>
              <dc:date>2016-02-09T00:00:00</dc:date>
              <text:p text:style-name="P2"><text:span text:style-name="T12">Saves the product of two matrices in a MatArray</text:span></text:p>
              <text:p text:style-name="P2"><text:span text:style-name="T12"/></text:p>
              <text:p text:style-name="P2"><text:span text:style-name="T12">MatMult(optional an,optional bn,optional z)</text:span></text:p>
              <text:p text:style-name="P2"><text:span text:style-name="T12">An and bn are two matrices (an must have the same number of columns as bn has rows). If an and bn are not specified, MatArray1 and MatArray2 are multiplled</text:span></text:p>
              <text:p text:style-name="P2"><text:span text:style-name="T12">Z specifies which MatArray to store the result in (default=3)</text:span></text:p>
            </office:annotation>
            <text:p>MatMult (routine)</text:p>
          </table:table-cell>
        </table:table-row>
        <table:table-row table:style-name="ro1">
          <table:table-cell office:value-type="string" calcext:value-type="string">
            <office:annotation draw:style-name="gr70" draw:text-style-name="P3" svg:width="102.16mm" svg:height="43.9mm" svg:x="28.66mm" svg:y="61.76mm" draw:caption-point-x="-6.1mm" draw:caption-point-y="15.1mm">
              <dc:creator>WV</dc:creator>
              <dc:date>2016-01-01T00:00:00</dc:date>
              <text:p text:style-name="P2"><text:span text:style-name="T12">Math is the LibreOffice/OpenOffice equation editor.. It can be accessed by selecting Insert&gt;Object&gt;Formula. Equations and other mathematical statements can be constructed by selecting symbols from a catalog of symbols or from a menu, or by typing keywords into the editor pane in the lower part of the Math display. See the Math Guide for details.</text:span></text:p>
            </office:annotation>
            <text:p>Math</text:p>
          </table:table-cell>
          <table:table-cell table:number-columns-repeated="7"/>
          <table:table-cell table:style-name="ce53" office:value-type="string" calcext:value-type="string">
            <office:annotation draw:style-name="gr71" draw:text-style-name="P3" svg:width="108.79mm" svg:height="39.44mm" svg:x="209.99mm" svg:y="61.76mm" draw:caption-point-x="-6.1mm" draw:caption-point-y="15.1mm">
              <dc:creator>WV</dc:creator>
              <dc:date>2015-12-22T00:00:00</dc:date>
              <text:p text:style-name="P2"><text:span text:style-name="T12">Shifts a binary number b places to the right, cycling the bits that have been shifted off to the left end.</text:span></text:p>
              <text:p text:style-name="P2"><text:span text:style-name="T12"/></text:p>
              <text:p text:style-name="P2"><text:span text:style-name="T12">=BCSHFTR(a,b,s)</text:span></text:p>
              <text:p text:style-name="P2"><text:span text:style-name="T12">A is a binary number (string)</text:span></text:p>
              <text:p text:style-name="P2"><text:span text:style-name="T12">B is the number of places to shift the binary number</text:span></text:p>
              <text:p text:style-name="P2"><text:span text:style-name="T12">S is the number of bits in the result</text:span></text:p>
              <text:p text:style-name="P2"><text:span text:style-name="T12">The result is a binary number (string) with s bits.</text:span></text:p>
            </office:annotation>
            <text:p>BCSHFTR (function)</text:p>
          </table:table-cell>
          <table:table-cell table:number-columns-repeated="2"/>
          <table:table-cell office:value-type="string" calcext:value-type="string">
            <office:annotation draw:style-name="gr72" draw:text-style-name="P3" svg:width="86.58mm" svg:height="46.32mm" svg:x="277.99mm" svg:y="61.76mm" draw:caption-point-x="-6.1mm" draw:caption-point-y="15.1mm">
              <dc:creator>WV</dc:creator>
              <dc:date>2015-12-30T00:00:00</dc:date>
              <text:p text:style-name="P2"><text:span text:style-name="T12">Returns a measure of the kurtosis of a beta distribution.</text:span></text:p>
              <text:p text:style-name="P2"><text:span text:style-name="T12"/></text:p>
              <text:p text:style-name="P2"><text:span text:style-name="T12">=BetaKurt(a,b)</text:span></text:p>
              <text:p text:style-name="P2"><text:span text:style-name="T12"/></text:p>
              <text:p text:style-name="P2"><text:span text:style-name="T12">A and b are the alpha and beta shape parameters of the distribution.</text:span></text:p>
              <text:p text:style-name="P2"><text:span text:style-name="T12">The result is a real number.</text:span></text:p>
              <text:p text:style-name="P2"><text:span text:style-name="T12"/></text:p>
              <text:p text:style-name="P2"><text:span text:style-name="T12"/></text:p>
            </office:annotation>
            <text:p>BetaKurt (function)</text:p>
          </table:table-cell>
          <table:table-cell table:number-columns-repeated="2"/>
          <table:table-cell office:value-type="string" calcext:value-type="string">
            <office:annotation draw:style-name="gr2" draw:text-style-name="P3" svg:width="133.24mm" svg:height="25.71mm" svg:x="345.72mm" svg:y="61.76mm" draw:caption-point-x="-6.1mm" draw:caption-point-y="15.1mm">
              <dc:date>2016-01-24T00:00:00</dc:date>
              <text:p text:style-name="P2"><text:span text:style-name="T12">Returns the radius of a circle circumscribed around a cube</text:span></text:p>
              <text:p text:style-name="P2"><text:span text:style-name="T12"/></text:p>
              <text:p text:style-name="P2"><text:span text:style-name="T12">=CubeR(a)</text:span></text:p>
              <text:p text:style-name="P2"><text:span text:style-name="T12"/></text:p>
              <text:p text:style-name="P2"><text:span text:style-name="T12">A is the length of an edge</text:span></text:p>
              <text:p text:style-name="P2"><text:span text:style-name="T12">The result is a real number</text:span></text:p>
            </office:annotation>
            <text:p>CubeR (function)</text:p>
          </table:table-cell>
          <table:table-cell table:number-columns-repeated="3"/>
          <table:table-cell office:value-type="string" calcext:value-type="string">
            <office:annotation draw:style-name="gr6" draw:text-style-name="P3" svg:width="127.19mm" svg:height="29.66mm" svg:x="436.03mm" svg:y="61.76mm" draw:caption-point-x="-6.1mm" draw:caption-point-y="15.1mm">
              <dc:date>2016-02-01T00:00:00</dc:date>
              <text:p text:style-name="P2"><text:span text:style-name="T12">Returns the inverse of a general matrix</text:span></text:p>
              <text:p text:style-name="P2"><text:span text:style-name="T12"/></text:p>
              <text:p text:style-name="P2"><text:span text:style-name="T12">=GINV(optional qout, optional An)</text:span></text:p>
              <text:p text:style-name="P2"><text:span text:style-name="T12"/></text:p>
              <text:p text:style-name="P2"><text:span text:style-name="T12">If qout=0 (default), only 1 is returned, but the result is stored in MatArray3</text:span></text:p>
              <text:p text:style-name="P2"><text:span text:style-name="T12">An is a general matrix</text:span></text:p>
              <text:p text:style-name="P2"><text:span text:style-name="T12">The result is the same size as the transpose of An</text:span></text:p>
            </office:annotation>
            <text:p>GINV (function)</text:p>
          </table:table-cell>
          <table:table-cell table:number-columns-repeated="5"/>
          <table:table-cell office:value-type="string" calcext:value-type="string">
            <office:annotation draw:style-name="gr9" draw:text-style-name="P3" svg:width="125.86mm" svg:height="41.51mm" svg:x="571.5mm" svg:y="61.76mm" draw:caption-point-x="-6.1mm" draw:caption-point-y="15.1mm">
              <dc:date>2016-02-06T00:00:00</dc:date>
              <text:p text:style-name="P2"><text:span text:style-name="T12">Returns the confidence limits of the rate parameter of an exponential distribution.</text:span></text:p>
              <text:p text:style-name="P2"><text:span text:style-name="T12"/></text:p>
              <text:p text:style-name="P2"><text:span text:style-name="T12">=EXPCONF(rate,n,mean,alpha)</text:span></text:p>
              <text:p text:style-name="P2"><text:span text:style-name="T12"/></text:p>
              <text:p text:style-name="P2"><text:span text:style-name="T12">Rate is the observed rate parameter</text:span></text:p>
              <text:p text:style-name="P2"><text:span text:style-name="T12">N is the size of the sample</text:span></text:p>
              <text:p text:style-name="P2"><text:span text:style-name="T12">Mean is the observed mean</text:span></text:p>
              <text:p text:style-name="P2"><text:span text:style-name="T12">Alpha is 1-the confidence level desired.</text:span></text:p>
              <text:p text:style-name="P2"><text:span text:style-name="T12">The result is a 1x2 matrix</text:span></text:p>
            </office:annotation>
            <text:p>EXPCONF (function)</text:p>
          </table:table-cell>
          <table:table-cell table:number-columns-repeated="3"/>
          <table:table-cell office:value-type="string" calcext:value-type="string">
            <office:annotation draw:style-name="gr2" draw:text-style-name="P3" svg:width="134.07mm" svg:height="25.71mm" svg:x="661.81mm" svg:y="61.76mm" draw:caption-point-x="-6.1mm" draw:caption-point-y="15.1mm">
              <dc:creator>WV</dc:creator>
              <dc:date>2016-02-09T00:00:00</dc:date>
              <text:p text:style-name="P2"><text:span text:style-name="T12">Loads the transpose of array an into MatArrayz</text:span></text:p>
              <text:p text:style-name="P2"><text:span text:style-name="T12"/></text:p>
              <text:p text:style-name="P2"><text:span text:style-name="T12">MatTrans(optional an,optional z)</text:span></text:p>
              <text:p text:style-name="P2"><text:span text:style-name="T12"/></text:p>
              <text:p text:style-name="P2"><text:span text:style-name="T12">An is a matrix (default: an is MatArray1)</text:span></text:p>
              <text:p text:style-name="P2"><text:span text:style-name="T12">If z is not specified, z=3</text:span></text:p>
            </office:annotation>
            <text:p>MatTrans (routine)</text:p>
          </table:table-cell>
        </table:table-row>
        <table:table-row table:style-name="ro1">
          <table:table-cell office:value-type="string" calcext:value-type="string">
            <office:annotation draw:style-name="gr2" draw:text-style-name="P3" svg:width="28.99mm" svg:height="25.71mm" svg:x="28.66mm" svg:y="66.28mm" draw:caption-point-x="-6.1mm" draw:caption-point-y="15.1mm">
              <dc:creator>WV</dc:creator>
              <dc:date>2016-01-03T00:00:00</dc:date>
              <text:p text:style-name="P2"><text:span text:style-name="T12">iMath is a symbolic processor for Writer that works much like MathCAD.</text:span></text:p>
            </office:annotation>
            <text:p>iMath</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matrix-columns-spanned="3" table:number-matrix-rows-spanned="3" table:formula="of:=SUBMAT([.C19:.E21];&quot;1,2&quot;;&quot;1,2&quot;)" office:value-type="float" office:value="1" calcext:value-type="float">
            <text:p>1</text:p>
          </table:table-cell>
          <table:table-cell office:value-type="float" office:value="2" calcext:value-type="float">
            <text:p>2</text:p>
          </table:table-cell>
          <table:table-cell office:value-type="string" office:string-value="" calcext:value-type="error">
            <text:p>#N/A</text:p>
          </table:table-cell>
          <table:table-cell office:value-type="string" calcext:value-type="string">
            <office:annotation draw:style-name="gr6" draw:text-style-name="P3" svg:width="123.97mm" svg:height="29.66mm" svg:x="209.99mm" svg:y="66.28mm" draw:caption-point-x="-6.1mm" draw:caption-point-y="15.1mm">
              <dc:date>2016-02-02T00:00:00</dc:date>
              <text:p text:style-name="P2"><text:span text:style-name="T12">Returns a series of Bernoulli numbers</text:span></text:p>
              <text:p text:style-name="P2"><text:span text:style-name="T12"/></text:p>
              <text:p text:style-name="P2"><text:span text:style-name="T12">=Bernoulli(optional a)</text:span></text:p>
              <text:p text:style-name="P2"><text:span text:style-name="T12"/></text:p>
              <text:p text:style-name="P2"><text:span text:style-name="T12">A is a Boolean value (default=0), If a=0, only the odd numbers are returned.</text:span></text:p>
              <text:p text:style-name="P2"><text:span text:style-name="T12">The selected range is filled with the Bernoulli series.</text:span></text:p>
              <text:p text:style-name="P2"><text:span text:style-name="T12"/></text:p>
            </office:annotation>
            <text:p>Bernoulli (function)</text:p>
          </table:table-cell>
          <table:table-cell table:number-columns-repeated="2"/>
          <table:table-cell office:value-type="string" calcext:value-type="string">
            <office:annotation draw:style-name="gr26" draw:text-style-name="P3" svg:width="93.71mm" svg:height="48.12mm" svg:x="277.99mm" svg:y="66.28mm" draw:caption-point-x="-6.1mm" draw:caption-point-y="15.1mm">
              <dc:creator>WV</dc:creator>
              <dc:date>2015-12-29T00:00:00</dc:date>
              <text:p text:style-name="P2"><text:span text:style-name="T12">Returns the mean of a beta distribution.</text:span></text:p>
              <text:p text:style-name="P2"><text:span text:style-name="T12"/></text:p>
              <text:p text:style-name="P2"><text:span text:style-name="T12">=BetaMean(a,b)</text:span></text:p>
              <text:p text:style-name="P2"><text:span text:style-name="T12"/></text:p>
              <text:p text:style-name="P2"><text:span text:style-name="T12">A and b are the two shape parameters</text:span></text:p>
              <text:p text:style-name="P2"><text:span text:style-name="T12">The result is a real number</text:span></text:p>
              <text:p text:style-name="P2"><text:span text:style-name="T12"/></text:p>
              <text:p text:style-name="P2"><text:span text:style-name="T12"/></text:p>
              <text:p text:style-name="P2"><text:span text:style-name="T12"/></text:p>
            </office:annotation>
            <text:p>BetaMean (function)</text:p>
          </table:table-cell>
          <table:table-cell table:number-columns-repeated="2"/>
          <table:table-cell office:value-type="string" calcext:value-type="string">
            <office:annotation draw:style-name="gr2" draw:text-style-name="P3" svg:width="123.32mm" svg:height="25.71mm" svg:x="345.72mm" svg:y="66.28mm" draw:caption-point-x="-6.1mm" draw:caption-point-y="15.1mm">
              <dc:date>2016-01-24T00:00:00</dc:date>
              <text:p text:style-name="P2"><text:span text:style-name="T12">Returns the radius of a circle inscribed in a cube</text:span></text:p>
              <text:p text:style-name="P2"><text:span text:style-name="T12"/></text:p>
              <text:p text:style-name="P2"><text:span text:style-name="T12">=CubeRho(a)</text:span></text:p>
              <text:p text:style-name="P2"><text:span text:style-name="T12"/></text:p>
              <text:p text:style-name="P2"><text:span text:style-name="T12">A is the length of an edge</text:span></text:p>
              <text:p text:style-name="P2"><text:span text:style-name="T12">The result is a real number</text:span></text:p>
            </office:annotation>
            <text:p>CubeRho (function)</text:p>
          </table:table-cell>
          <table:table-cell table:number-columns-repeated="3"/>
          <table:table-cell office:value-type="string" calcext:value-type="string">
            <office:annotation draw:style-name="gr6" draw:text-style-name="P3" svg:width="128.12mm" svg:height="29.66mm" svg:x="436.03mm" svg:y="66.28mm" draw:caption-point-x="-6.1mm" draw:caption-point-y="15.1mm">
              <dc:date>2016-02-01T00:00:00</dc:date>
              <text:p text:style-name="P2"><text:span text:style-name="T12">Returns a Hankel matrix or block Hankel matrix</text:span></text:p>
              <text:p text:style-name="P2"><text:span text:style-name="T12"/></text:p>
              <text:p text:style-name="P2"><text:span text:style-name="T12">=HANKEL(optional qout, optional An)</text:span></text:p>
              <text:p text:style-name="P2"><text:span text:style-name="T12"/></text:p>
              <text:p text:style-name="P2"><text:span text:style-name="T12">If qout=0 (default), only 1 is returned, but the result is stored in MatArray3</text:span></text:p>
              <text:p text:style-name="P2"><text:span text:style-name="T12">An is a matrix</text:span></text:p>
              <text:p text:style-name="P2"><text:span text:style-name="T12">If An is pxnp, the result is npxnp</text:span></text:p>
            </office:annotation>
            <text:p>HANKEL (function)</text:p>
          </table:table-cell>
          <table:table-cell table:number-columns-repeated="5"/>
          <table:table-cell office:value-type="string" calcext:value-type="string">
            <office:annotation draw:style-name="gr16" draw:text-style-name="P3" svg:width="116.26mm" svg:height="33.61mm" svg:x="571.5mm" svg:y="66.28mm" draw:caption-point-x="-6.1mm" draw:caption-point-y="15.1mm">
              <dc:date>2016-02-06T00:00:00</dc:date>
              <text:p text:style-name="P2"><text:span text:style-name="T12">Performs Fisher's Exact Test on a 2x2 crosstabulation</text:span></text:p>
              <text:p text:style-name="P2"><text:span text:style-name="T12"/></text:p>
              <text:p text:style-name="P2"><text:span text:style-name="T12">=FET(a, optional mode)</text:span></text:p>
              <text:p text:style-name="P2"><text:span text:style-name="T12"/></text:p>
              <text:p text:style-name="P2"><text:span text:style-name="T12">A is a 2x2 cross table</text:span></text:p>
              <text:p text:style-name="P2"><text:span text:style-name="T12">If mode=1, a one-tail test value is returned</text:span></text:p>
              <text:p text:style-name="P2"><text:span text:style-name="T12">If mode=2 (default), a two-tail test value is returned.</text:span></text:p>
              <text:p text:style-name="P2"><text:span text:style-name="T12">The result is a real number</text:span></text:p>
            </office:annotation>
            <text:p>FET (function)</text:p>
          </table:table-cell>
          <table:table-cell table:number-columns-repeated="3"/>
          <table:table-cell office:value-type="string" calcext:value-type="string">
            <office:annotation draw:style-name="gr21" draw:text-style-name="P3" svg:width="130.04mm" svg:height="21.76mm" svg:x="661.81mm" svg:y="66.28mm" draw:caption-point-x="-6.1mm" draw:caption-point-y="15.1mm">
              <dc:creator>WV</dc:creator>
              <dc:date>2016-02-09T00:00:00</dc:date>
              <text:p text:style-name="P2"><text:span text:style-name="T12">Fills MatArrayz with zeros except for 1s on the diagonal</text:span></text:p>
              <text:p text:style-name="P2"><text:span text:style-name="T12"/></text:p>
              <text:p text:style-name="P2"><text:span text:style-name="T12">MatUnit(optional z)</text:span></text:p>
              <text:p text:style-name="P2"><text:span text:style-name="T12"/></text:p>
              <text:p text:style-name="P2"><text:span text:style-name="T12">If z is not specified, z=3</text:span></text:p>
            </office:annotation>
            <text:p>MatUnit (routine)</text:p>
          </table:table-cell>
        </table:table-row>
        <table:table-row table:style-name="ro1">
          <table:table-cell office:value-type="string" calcext:value-type="string">
            <office:annotation draw:style-name="gr16" draw:text-style-name="P3" svg:width="28.99mm" svg:height="33.61mm" svg:x="28.66mm" svg:y="70.79mm" draw:caption-point-x="-6.1mm" draw:caption-point-y="15.1mm">
              <dc:creator>WV</dc:creator>
              <dc:date>2016-01-04T00:00:00</dc:date>
              <text:p text:style-name="P2"><text:span text:style-name="T12">GraphCalc is a third party graphing calculator. I recommend it as an auxiliary calculator for DANSYS.</text:span></text:p>
            </office:annotation>
            <text:p>GraphCalc</text:p>
          </table:table-cell>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string" office:string-value="" calcext:value-type="error">
            <text:p>#N/A</text:p>
          </table:table-cell>
          <table:table-cell office:value-type="string" calcext:value-type="string">
            <office:annotation draw:style-name="gr73" draw:text-style-name="P3" svg:width="115.49mm" svg:height="71.05mm" svg:x="209.99mm" svg:y="70.79mm" draw:caption-point-x="-6.1mm" draw:caption-point-y="15.1mm">
              <dc:creator>WV</dc:creator>
              <dc:date>2015-12-19T00:00:00</dc:date>
              <text:p text:style-name="P2"><text:span text:style-name="T12">Returns the modified spherical Bessel functions of the first kind (in(x) and in'(x)).</text:span></text:p>
              <text:p text:style-name="P2"><text:span text:style-name="T12"/></text:p>
              <text:p text:style-name="P2"><text:span text:style-name="T12">=BesMsphi(x,n)</text:span></text:p>
              <text:p text:style-name="P2"><text:span text:style-name="T12"/></text:p>
              <text:p text:style-name="P2"><text:span text:style-name="T12">X is a nonzero, positive number.</text:span></text:p>
              <text:p text:style-name="P2"><text:span text:style-name="T12">N is the order of the function. 0&lt;n</text:span><text:span text:style-name="T13">≤</text:span><text:span text:style-name="T12">250</text:span></text:p>
              <text:p text:style-name="P2"><text:span text:style-name="T12"/></text:p>
              <text:p text:style-name="P2"><text:span text:style-name="T12">The output matrix is 250x3 but only n rows have entries and you can display as many as you want by modifying the size of the range.</text:span></text:p>
            </office:annotation>
            <text:p>BesMsphi (function)</text:p>
          </table:table-cell>
          <table:table-cell table:number-columns-repeated="2"/>
          <table:table-cell office:value-type="string" calcext:value-type="string">
            <office:annotation draw:style-name="gr70" draw:text-style-name="P3" svg:width="102.39mm" svg:height="43.9mm" svg:x="277.99mm" svg:y="70.79mm" draw:caption-point-x="-6.1mm" draw:caption-point-y="15.1mm">
              <dc:creator>WV</dc:creator>
              <dc:date>2015-12-29T00:00:00</dc:date>
              <text:p text:style-name="P2"><text:span text:style-name="T12">Returns the median of a beta distribution.</text:span></text:p>
              <text:p text:style-name="P2"><text:span text:style-name="T12"/></text:p>
              <text:p text:style-name="P2"><text:span text:style-name="T12">=BetaMed(a,b)</text:span></text:p>
              <text:p text:style-name="P2"><text:span text:style-name="T12"/></text:p>
              <text:p text:style-name="P2"><text:span text:style-name="T12">A and b are two shape parameters.</text:span></text:p>
              <text:p text:style-name="P2"><text:span text:style-name="T12">The result is a real number</text:span></text:p>
            </office:annotation>
            <text:p>BetaMed (function)</text:p>
          </table:table-cell>
          <table:table-cell table:number-columns-repeated="2"/>
          <table:table-cell office:value-type="string" calcext:value-type="string">
            <office:annotation draw:style-name="gr2" draw:text-style-name="P3" svg:width="130.45mm" svg:height="25.71mm" svg:x="345.72mm" svg:y="70.79mm" draw:caption-point-x="-6.1mm" draw:caption-point-y="15.1mm">
              <dc:date>2016-01-24T00:00:00</dc:date>
              <text:p text:style-name="P2"><text:span text:style-name="T12">Returns the surface area of a cube</text:span></text:p>
              <text:p text:style-name="P2"><text:span text:style-name="T12"/></text:p>
              <text:p text:style-name="P2"><text:span text:style-name="T12">=CubeSurf(a)</text:span></text:p>
              <text:p text:style-name="P2"><text:span text:style-name="T12"/></text:p>
              <text:p text:style-name="P2"><text:span text:style-name="T12">A is the length of an edge</text:span></text:p>
              <text:p text:style-name="P2"><text:span text:style-name="T12">The result is a real number</text:span></text:p>
            </office:annotation>
            <text:p>CubeSurf (function)</text:p>
          </table:table-cell>
          <table:table-cell table:number-columns-repeated="3"/>
          <table:table-cell office:value-type="string" calcext:value-type="string">
            <office:annotation draw:style-name="gr32" draw:text-style-name="P3" svg:width="123.78mm" svg:height="49.41mm" svg:x="436.03mm" svg:y="69.89mm" draw:caption-point-x="-6.1mm" draw:caption-point-y="16mm">
              <dc:date>2016-02-01T00:00:00</dc:date>
              <text:p text:style-name="P2"><text:span text:style-name="T12">Returns a matrix of the direct products of row vectors of two matrices with the same number of rows. The products are stacked horizontally.</text:span></text:p>
              <text:p text:style-name="P2"><text:span text:style-name="T12"/></text:p>
              <text:p text:style-name="P2"><text:span text:style-name="T12">=HDP(optional qout, optional An, optional Bn)</text:span></text:p>
              <text:p text:style-name="P2"><text:span text:style-name="T12"/></text:p>
              <text:p text:style-name="P2"><text:span text:style-name="T12">If qout=0 (default), only 1 is returned, but the result is stored in MatArray3</text:span></text:p>
              <text:p text:style-name="P2"><text:span text:style-name="T12">An and Bn are two matrices with an equal number of rows</text:span></text:p>
              <text:p text:style-name="P2"><text:span text:style-name="T12">The result has the same number of rows as the input matrices and the number of columns the same as the product of the numbers of columns in the input matrices.</text:span></text:p>
            </office:annotation>
            <text:p>HDP (function)</text:p>
          </table:table-cell>
          <table:table-cell table:number-columns-repeated="5"/>
          <table:table-cell office:value-type="string" calcext:value-type="string">
            <office:annotation draw:style-name="gr16" draw:text-style-name="P3" svg:width="128.34mm" svg:height="33.61mm" svg:x="571.5mm" svg:y="70.79mm" draw:caption-point-x="-6.1mm" draw:caption-point-y="15.1mm">
              <dc:date>2016-02-06T00:00:00</dc:date>
              <text:p text:style-name="P2"><text:span text:style-name="T12">Performs Hartley's F-Max test of homogeneity of variance for up to 12 groups</text:span></text:p>
              <text:p text:style-name="P2"><text:span text:style-name="T12"/></text:p>
              <text:p text:style-name="P2"><text:span text:style-name="T12">=Fmax(a,optional alpha)</text:span></text:p>
              <text:p text:style-name="P2"><text:span text:style-name="T12"/></text:p>
              <text:p text:style-name="P2"><text:span text:style-name="T12">A is a matrix of data with groups in columns</text:span></text:p>
              <text:p text:style-name="P2"><text:span text:style-name="T12">If alpha=0 (default), test alpha is 0.05</text:span></text:p>
              <text:p text:style-name="P2"><text:span text:style-name="T12">If alpha=1, test alpha is 0.01</text:span></text:p>
              <text:p text:style-name="P2"><text:span text:style-name="T12">The result is a 4x2 array</text:span></text:p>
            </office:annotation>
            <text:p>Fmax (function)</text:p>
          </table:table-cell>
          <table:table-cell table:number-columns-repeated="3"/>
          <table:table-cell office:value-type="string" calcext:value-type="string">
            <office:annotation draw:style-name="gr21" draw:text-style-name="P3" svg:width="129.73mm" svg:height="21.76mm" svg:x="661.81mm" svg:y="70.79mm" draw:caption-point-x="-6.1mm" draw:caption-point-y="15.1mm">
              <dc:creator>WV</dc:creator>
              <dc:date>2016-02-09T00:00:00</dc:date>
              <text:p text:style-name="P2"><text:span text:style-name="T12">Exchanges MatArray1 and MatArray2</text:span></text:p>
              <text:p text:style-name="P2"><text:span text:style-name="T12"/></text:p>
              <text:p text:style-name="P2"><text:span text:style-name="T12">=MatXChng()</text:span></text:p>
              <text:p text:style-name="P2"><text:span text:style-name="T12"/></text:p>
              <text:p text:style-name="P2"><text:span text:style-name="T12">This function takes no argument</text:span></text:p>
            </office:annotation>
            <text:p>MatXChng (function)</text:p>
          </table:table-cell>
        </table:table-row>
        <table:table-row table:style-name="ro1">
          <table:table-cell office:value-type="string" calcext:value-type="string">
            <office:annotation draw:style-name="gr74" draw:text-style-name="P3" svg:width="91.93mm" svg:height="36.38mm" svg:x="28.66mm" svg:y="75.31mm" draw:caption-point-x="-6.1mm" draw:caption-point-y="15.1mm">
              <dc:creator>WV</dc:creator>
              <dc:date>2016-01-04T00:00:00</dc:date>
              <text:p text:style-name="P2"><text:span text:style-name="T12">PAST is an auxiliary statistics program recommended for use with DANSYS. It has advanced built in statistics including graphing facilities. It works well with DANSYS because it is structured like a spreadsheet so that data can easily be cut and pasted between the two.</text:span></text:p>
            </office:annotation>
            <text:p>PAST</text:p>
          </table:table-cell>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string" office:string-value="" calcext:value-type="error">
            <text:p>#N/A</text:p>
          </table:table-cell>
          <table:table-cell office:value-type="string" office:string-value="" calcext:value-type="error">
            <text:p>#N/A</text:p>
          </table:table-cell>
          <table:table-cell office:value-type="string" office:string-value="" calcext:value-type="error">
            <text:p>#N/A</text:p>
          </table:table-cell>
          <table:table-cell office:value-type="string" calcext:value-type="string">
            <office:annotation draw:style-name="gr75" draw:text-style-name="P3" svg:width="111.58mm" svg:height="37.04mm" svg:x="209.99mm" svg:y="75.31mm" draw:caption-point-x="-6.1mm" draw:caption-point-y="15.1mm">
              <dc:creator>WV</dc:creator>
              <dc:date>2015-12-19T00:00:00</dc:date>
              <text:p text:style-name="P2"><text:span text:style-name="T12">Returns the spherical Bessel functions jn(x) and jn'(x)</text:span></text:p>
              <text:p text:style-name="P2"><text:span text:style-name="T12"/></text:p>
              <text:p text:style-name="P2"><text:span text:style-name="T12">=BesMsphj(n,x)</text:span></text:p>
              <text:p text:style-name="P2"><text:span text:style-name="T12"/></text:p>
              <text:p text:style-name="P2"><text:span text:style-name="T12">X is a nonzero, positive number</text:span></text:p>
              <text:p text:style-name="P2"><text:span text:style-name="T12">N is the order of the function. 0&lt;n&lt;250</text:span></text:p>
              <text:p text:style-name="P2"><text:span text:style-name="T12"/></text:p>
              <text:p text:style-name="P2"><text:span text:style-name="T12">The output matrix is n+1x3</text:span></text:p>
            </office:annotation>
            <text:p>BesMsphj (function)</text:p>
          </table:table-cell>
          <table:table-cell table:number-columns-repeated="2"/>
          <table:table-cell office:value-type="string" calcext:value-type="string">
            <office:annotation draw:style-name="gr76" draw:text-style-name="P3" svg:width="98.05mm" svg:height="47.52mm" svg:x="277.99mm" svg:y="75.31mm" draw:caption-point-x="-6.1mm" draw:caption-point-y="15.1mm">
              <dc:creator>WV</dc:creator>
              <dc:date>2015-12-29T00:00:00</dc:date>
              <text:p text:style-name="P2"><text:span text:style-name="T12">Returns an estimate of the mode of a beta distribution.</text:span></text:p>
              <text:p text:style-name="P2"><text:span text:style-name="T12"/></text:p>
              <text:p text:style-name="P2"><text:span text:style-name="T12">=BetaMode(a,b)</text:span></text:p>
              <text:p text:style-name="P2"><text:span text:style-name="T12"/></text:p>
              <text:p text:style-name="P2"><text:span text:style-name="T12">A and b are two shape parameters</text:span></text:p>
              <text:p text:style-name="P2"><text:span text:style-name="T12">The result is a real number</text:span></text:p>
              <text:p text:style-name="P2"><text:span text:style-name="T12"/></text:p>
              <text:p text:style-name="P2"><text:span text:style-name="T12"/></text:p>
              <text:p text:style-name="P2"><text:span text:style-name="T12"/></text:p>
            </office:annotation>
            <text:p>BetaMode (function)</text:p>
          </table:table-cell>
          <table:table-cell table:number-columns-repeated="2"/>
          <table:table-cell office:value-type="string" calcext:value-type="string">
            <office:annotation draw:style-name="gr2" draw:text-style-name="P3" svg:width="118.68mm" svg:height="25.71mm" svg:x="345.72mm" svg:y="75.31mm" draw:caption-point-x="-6.1mm" draw:caption-point-y="15.1mm">
              <dc:date>2016-01-24T00:00:00</dc:date>
              <text:p text:style-name="P2"><text:span text:style-name="T12">Returns the volume of a cube</text:span></text:p>
              <text:p text:style-name="P2"><text:span text:style-name="T12"/></text:p>
              <text:p text:style-name="P2"><text:span text:style-name="T12">=CubeVol(a)</text:span></text:p>
              <text:p text:style-name="P2"><text:span text:style-name="T12"/></text:p>
              <text:p text:style-name="P2"><text:span text:style-name="T12">A is the length of an edge</text:span></text:p>
              <text:p text:style-name="P2"><text:span text:style-name="T12">The result is a real number</text:span></text:p>
            </office:annotation>
            <text:p>CubeVol (function)</text:p>
          </table:table-cell>
          <table:table-cell table:number-columns-repeated="3"/>
          <table:table-cell office:value-type="string" calcext:value-type="string">
            <office:annotation draw:style-name="gr8" draw:text-style-name="P3" svg:width="127.19mm" svg:height="37.56mm" svg:x="436.03mm" svg:y="75.31mm" draw:caption-point-x="-6.1mm" draw:caption-point-y="15.1mm">
              <dc:date>2016-01-29T00:00:00</dc:date>
              <text:p text:style-name="P2"><text:span text:style-name="T12">Converts a general matrix to balanced Hessenberg form.</text:span></text:p>
              <text:p text:style-name="P2"><text:span text:style-name="T12"/></text:p>
              <text:p text:style-name="P2"><text:span text:style-name="T12">=Hessenberg(optional qout,optional an)</text:span></text:p>
              <text:p text:style-name="P2"><text:span text:style-name="T12"/></text:p>
              <text:p text:style-name="P2"><text:span text:style-name="T12">If qout=0 (default), only a 1 is returned, but the resuls are still stored in MatArray3.</text:span></text:p>
              <text:p text:style-name="P2"><text:span text:style-name="T12">An is a general mxn matrix</text:span></text:p>
              <text:p text:style-name="P2"><text:span text:style-name="T12">The result is a mxn matrix with he Hessenberg matrix in elements (I,j) with i&lt;=j+1. Elements with i&gt;j+1 are zero.</text:span></text:p>
            </office:annotation>
            <text:p>Hessenberg (function)</text:p>
          </table:table-cell>
          <table:table-cell table:number-columns-repeated="5"/>
          <table:table-cell office:value-type="string" calcext:value-type="string">
            <office:annotation draw:style-name="gr16" draw:text-style-name="P3" svg:width="120.28mm" svg:height="33.61mm" svg:x="571.5mm" svg:y="75.31mm" draw:caption-point-x="-6.1mm" draw:caption-point-y="15.1mm">
              <dc:date>2016-02-06T00:00:00</dc:date>
              <text:p text:style-name="P2"><text:span text:style-name="T12">Compares the proportions in a matrix of counts.</text:span></text:p>
              <text:p text:style-name="P2"><text:span text:style-name="T12"/></text:p>
              <text:p text:style-name="P2"><text:span text:style-name="T12">=GroupComp(a)</text:span></text:p>
              <text:p text:style-name="P2"><text:span text:style-name="T12"/></text:p>
              <text:p text:style-name="P2"><text:span text:style-name="T12">A is the data matrix containing groups in columns and categories in rows. The null hypothesis tested is that the proportion of cases in the categories in the ith group is the same as the overall proportion.</text:span></text:p>
              <text:p text:style-name="P2"><text:span text:style-name="T12">The result is a (c+2)x3 array where c is the number of columns in a.</text:span></text:p>
            </office:annotation>
            <text:p>GroupComp (function)</text:p>
          </table:table-cell>
          <table:table-cell table:number-columns-repeated="3"/>
          <table:table-cell office:value-type="string" calcext:value-type="string">
            <office:annotation draw:style-name="gr21" draw:text-style-name="P3" svg:width="126.01mm" svg:height="21.76mm" svg:x="661.81mm" svg:y="75.31mm" draw:caption-point-x="-6.1mm" draw:caption-point-y="15.1mm">
              <dc:creator>WV</dc:creator>
              <dc:date>2016-02-09T00:00:00</dc:date>
              <text:p text:style-name="P2"><text:span text:style-name="T12">Fills MatArrayz with zeros</text:span></text:p>
              <text:p text:style-name="P2"><text:span text:style-name="T12"/></text:p>
              <text:p text:style-name="P2"><text:span text:style-name="T12">MatZero(optional z)</text:span></text:p>
              <text:p text:style-name="P2"><text:span text:style-name="T12"/></text:p>
              <text:p text:style-name="P2"><text:span text:style-name="T12">If z is not specified, z=3</text:span></text:p>
            </office:annotation>
            <text:p>MatZero (routine)</text:p>
          </table:table-cell>
        </table:table-row>
        <table:table-row table:style-name="ro1">
          <table:table-cell office:value-type="string" calcext:value-type="string">
            <office:annotation draw:style-name="gr2" draw:text-style-name="P3" svg:width="28.99mm" svg:height="25.71mm" svg:x="28.66mm" svg:y="79.82mm" draw:caption-point-x="-6.1mm" draw:caption-point-y="15.1mm">
              <dc:creator>WV</dc:creator>
              <dc:date>2016-01-05T00:00:00</dc:date>
              <text:p text:style-name="P2"><text:span text:style-name="T12">PS is a useful third party program that calculates power functions and sample sizes.</text:span></text:p>
            </office:annotation>
            <text:p>PS</text:p>
          </table:table-cell>
          <table:table-cell table:number-columns-repeated="7"/>
          <table:table-cell office:value-type="string" calcext:value-type="string">
            <office:annotation draw:style-name="gr77" draw:text-style-name="P3" svg:width="100.13mm" svg:height="62.54mm" svg:x="209.99mm" svg:y="79.82mm" draw:caption-point-x="-6.1mm" draw:caption-point-y="15.1mm">
              <dc:creator>WV</dc:creator>
              <dc:date>2015-12-19T00:00:00</dc:date>
              <text:p text:style-name="P2"><text:span text:style-name="T12">Returns the modified spherical Bessel functions kn(x) and kn'(x).</text:span></text:p>
              <text:p text:style-name="P2"><text:span text:style-name="T12"/></text:p>
              <text:p text:style-name="P2"><text:span text:style-name="T12">=BesMsphk(n,x)</text:span></text:p>
              <text:p text:style-name="P2"><text:span text:style-name="T12"/></text:p>
              <text:p text:style-name="P2"><text:span text:style-name="T12">N is the order of the function. 0&lt;n&lt;250</text:span></text:p>
              <text:p text:style-name="P2"><text:span text:style-name="T12">X is a nonzero, positive real number</text:span></text:p>
              <text:p text:style-name="P2"><text:span text:style-name="T12"/></text:p>
              <text:p text:style-name="P2"><text:span text:style-name="T12">The output matrix is n+1x3.</text:span></text:p>
              <text:p text:style-name="P2"><text:span text:style-name="T12"/></text:p>
              <text:p text:style-name="P2"><text:span text:style-name="T12">If n&gt;10, an order step size is requested.</text:span></text:p>
            </office:annotation>
            <text:p>BesMsphk (function)</text:p>
          </table:table-cell>
          <table:table-cell table:number-columns-repeated="2"/>
          <table:table-cell office:value-type="string" calcext:value-type="string">
            <office:annotation draw:style-name="gr78" draw:text-style-name="P3" svg:width="112.94mm" svg:height="45.11mm" svg:x="277.99mm" svg:y="79.82mm" draw:caption-point-x="-6.1mm" draw:caption-point-y="15.1mm">
              <dc:creator>WV</dc:creator>
              <dc:date>2015-12-29T00:00:00</dc:date>
              <text:p text:style-name="P2"><text:span text:style-name="T12">Returns an estimate for the standard two shape parameters of a beta distribution.</text:span></text:p>
              <text:p text:style-name="P2"><text:span text:style-name="T12"/></text:p>
              <text:p text:style-name="P2"><text:span text:style-name="T12">=BetaShape(min,mode,max)</text:span></text:p>
              <text:p text:style-name="P2"><text:span text:style-name="T12">Min is the minimum value of the data set</text:span></text:p>
              <text:p text:style-name="P2"><text:span text:style-name="T12">Mode is the mode</text:span></text:p>
              <text:p text:style-name="P2"><text:span text:style-name="T12">Max is the maximumvalue.</text:span></text:p>
              <text:p text:style-name="P2"><text:span text:style-name="T12">The result is a 1x2 matrix containing the two beta shape parameters.</text:span></text:p>
              <text:p text:style-name="P2"><text:span text:style-name="T12"/></text:p>
              <text:p text:style-name="P2"><text:span text:style-name="T12"/></text:p>
            </office:annotation>
            <text:p>BetaShape (function)</text:p>
          </table:table-cell>
          <table:table-cell table:number-columns-repeated="2"/>
          <table:table-cell office:value-type="string" calcext:value-type="string">
            <office:annotation draw:style-name="gr79" draw:text-style-name="P3" svg:width="94.82mm" svg:height="35.78mm" svg:x="345.72mm" svg:y="79.82mm" draw:caption-point-x="-6.1mm" draw:caption-point-y="15.1mm">
              <dc:date>2016-01-23T00:00:00</dc:date>
              <text:p text:style-name="P2"><text:span text:style-name="T12">Returns the volume of a cylinder</text:span></text:p>
              <text:p text:style-name="P2"><text:span text:style-name="T12"/></text:p>
              <text:p text:style-name="P2"><text:span text:style-name="T12">=CylVol(r,h)</text:span></text:p>
              <text:p text:style-name="P2"><text:span text:style-name="T12"/></text:p>
              <text:p text:style-name="P2"><text:span text:style-name="T12">R is the radius of the base</text:span></text:p>
              <text:p text:style-name="P2"><text:span text:style-name="T12">H is the height</text:span></text:p>
              <text:p text:style-name="P2"><text:span text:style-name="T12">The result is a real number</text:span></text:p>
            </office:annotation>
            <text:p>CylVol (function)</text:p>
          </table:table-cell>
          <table:table-cell table:number-columns-repeated="3"/>
          <table:table-cell office:value-type="string" calcext:value-type="string">
            <office:annotation draw:style-name="gr16" draw:text-style-name="P3" svg:width="136.48mm" svg:height="33.61mm" svg:x="436.03mm" svg:y="79.82mm" draw:caption-point-x="-6.1mm" draw:caption-point-y="15.1mm">
              <dc:date>2016-01-29T00:00:00</dc:date>
              <text:p text:style-name="P2"><text:span text:style-name="T12">Finds all eigenvalues of an upper Hessenberg matrix</text:span></text:p>
              <text:p text:style-name="P2"><text:span text:style-name="T12"/></text:p>
              <text:p text:style-name="P2"><text:span text:style-name="T12">=hqr(optional qout, optional an)</text:span></text:p>
              <text:p text:style-name="P2"><text:span text:style-name="T12"/></text:p>
              <text:p text:style-name="P2"><text:span text:style-name="T12">An is an upper Hessenberg matrix. It may be one generated by Hessenberg function.</text:span></text:p>
              <text:p text:style-name="P2"><text:span text:style-name="T12">Both real and imaginary parts are returned.</text:span></text:p>
              <text:p text:style-name="P2"><text:span text:style-name="T12">The result is a nx2 matrix. Column 1 contains the real parts; column 2 contains the imaginary parts.</text:span></text:p>
            </office:annotation>
            <text:p>hqr (function)</text:p>
          </table:table-cell>
          <table:table-cell table:number-columns-repeated="5"/>
          <table:table-cell office:value-type="string" calcext:value-type="string">
            <office:annotation draw:style-name="gr2" draw:text-style-name="P3" svg:width="127.72mm" svg:height="25.71mm" svg:x="571.5mm" svg:y="79.82mm" draw:caption-point-x="-6.1mm" draw:caption-point-y="15.1mm">
              <dc:date>2016-02-06T00:00:00</dc:date>
              <text:p text:style-name="P2"><text:span text:style-name="T12">Performs a test for homogeneity of two independent variances </text:span></text:p>
              <text:p text:style-name="P2"><text:span text:style-name="T12"/></text:p>
              <text:p text:style-name="P2"><text:span text:style-name="T12">=HoVar1(v1,df1,v2,df2)</text:span></text:p>
              <text:p text:style-name="P2"><text:span text:style-name="T12">V1 <text:s/>and v2 are two variances</text:span></text:p>
              <text:p text:style-name="P2"><text:span text:style-name="T12">Df1 and df2 are the variances degrees of freedom</text:span></text:p>
              <text:p text:style-name="P2"><text:span text:style-name="T12">The result is a 6x2 array</text:span></text:p>
            </office:annotation>
            <text:p>HoVar1 (function)</text:p>
          </table:table-cell>
          <table:table-cell table:number-columns-repeated="3"/>
          <table:table-cell office:value-type="string" calcext:value-type="string">
            <office:annotation draw:style-name="gr21" draw:text-style-name="P3" svg:width="108.66mm" svg:height="21.76mm" svg:x="661.81mm" svg:y="79.82mm" draw:caption-point-x="-6.1mm" draw:caption-point-y="15.1mm">
              <dc:creator>WV</dc:creator>
              <dc:date>2016-02-09T00:00:00</dc:date>
              <text:p text:style-name="P2"><text:span text:style-name="T12">Returns the larger of two values</text:span></text:p>
              <text:p text:style-name="P2"><text:span text:style-name="T12"/></text:p>
              <text:p text:style-name="P2"><text:span text:style-name="T12">=Max1(a,b)</text:span></text:p>
              <text:p text:style-name="P2"><text:span text:style-name="T12">A and b are two numerical values</text:span></text:p>
              <text:p text:style-name="P2"><text:span text:style-name="T12">The result is a real number</text:span></text:p>
            </office:annotation>
            <text:p>Max1 (function)</text:p>
          </table:table-cell>
        </table:table-row>
        <table:table-row table:style-name="ro1">
          <table:table-cell office:value-type="string" calcext:value-type="string">
            <office:annotation draw:style-name="gr80" draw:text-style-name="P3" svg:width="71.16mm" svg:height="27.65mm" svg:x="41.99mm" svg:y="98.18mm" draw:caption-point-x="-19.43mm" draw:caption-point-y="1.26mm">
              <dc:creator>WV</dc:creator>
              <dc:date>2016-01-06T00:00:00</dc:date>
              <text:p text:style-name="P2"><text:span text:style-name="T12">Geogebra is a program which allows you to manipulate shapes and algebraic formulas and analyze the results. It is very useful when dealing with geometrical problems.</text:span></text:p>
            </office:annotation>
            <text:p>Geogebra</text:p>
          </table:table-cell>
          <table:table-cell table:number-columns-repeated="7"/>
          <table:table-cell office:value-type="string" calcext:value-type="string">
            <office:annotation draw:style-name="gr81" draw:text-style-name="P3" svg:width="110.74mm" svg:height="68.13mm" svg:x="209.99mm" svg:y="84.34mm" draw:caption-point-x="-6.1mm" draw:caption-point-y="15.1mm">
              <dc:creator>WV</dc:creator>
              <dc:date>2015-12-19T00:00:00</dc:date>
              <text:p text:style-name="P2"><text:span text:style-name="T12">Returns the spherical Bessel function yn(x) and their derivatives of order 0 to n+1.</text:span></text:p>
              <text:p text:style-name="P2"><text:span text:style-name="T12"/></text:p>
              <text:p text:style-name="P2"><text:span text:style-name="T12">=BesMsphy(n,x)</text:span></text:p>
              <text:p text:style-name="P2"><text:span text:style-name="T12"/></text:p>
              <text:p text:style-name="P2"><text:span text:style-name="T12">N is the order of the functions. 0&lt;n&lt;250</text:span></text:p>
              <text:p text:style-name="P2"><text:span text:style-name="T12">X is a nonzero, positive number. </text:span></text:p>
              <text:p text:style-name="P2"><text:span text:style-name="T12"/></text:p>
              <text:p text:style-name="P2"><text:span text:style-name="T12">The output matrix is n+1x3.</text:span></text:p>
              <text:p text:style-name="P2"><text:span text:style-name="T12"/></text:p>
              <text:p text:style-name="P2"><text:span text:style-name="T12">If n&gt;10, an order step size is requested.</text:span></text:p>
              <text:p text:style-name="P2"><text:span text:style-name="T12"/></text:p>
            </office:annotation>
            <text:p>BesMsphy (function)</text:p>
          </table:table-cell>
          <table:table-cell table:number-columns-repeated="2"/>
          <table:table-cell office:value-type="string" calcext:value-type="string">
            <office:annotation draw:style-name="gr16" draw:text-style-name="P3" svg:width="109.53mm" svg:height="33.61mm" svg:x="277.06mm" svg:y="83.74mm" draw:caption-point-x="-5.17mm" draw:caption-point-y="15.7mm">
              <dc:creator>WV</dc:creator>
              <dc:date>2015-12-30T00:00:00</dc:date>
              <text:p text:style-name="P2"><text:span text:style-name="T12">Returns a measure of the skewness of a beta distribution.</text:span></text:p>
              <text:p text:style-name="P2"><text:span text:style-name="T12"/></text:p>
              <text:p text:style-name="P2"><text:span text:style-name="T12">=BetaSkew(a,b)</text:span></text:p>
              <text:p text:style-name="P2"><text:span text:style-name="T12"/></text:p>
              <text:p text:style-name="P2"><text:span text:style-name="T12">A and b are the alpha and beta shape parameters of the distribution.</text:span></text:p>
              <text:p text:style-name="P2"><text:span text:style-name="T12">The result is a real number.</text:span></text:p>
              <text:p text:style-name="P2"><text:span text:style-name="T12"/></text:p>
              <text:p text:style-name="P2"><text:span text:style-name="T12"/></text:p>
            </office:annotation>
            <text:p>BetaSkew (function)</text:p>
          </table:table-cell>
          <table:table-cell table:number-columns-repeated="2"/>
          <table:table-cell office:value-type="string" calcext:value-type="string">
            <office:annotation draw:style-name="gr82" draw:text-style-name="P3" svg:width="118.37mm" svg:height="31.26mm" svg:x="345.72mm" svg:y="84.34mm" draw:caption-point-x="-6.1mm" draw:caption-point-y="15.1mm">
              <dc:date>2016-01-21T00:00:00</dc:date>
              <text:p text:style-name="P2"><text:span text:style-name="T12">Returns the area of a regular decagon</text:span></text:p>
              <text:p text:style-name="P2"><text:span text:style-name="T12"/></text:p>
              <text:p text:style-name="P2"><text:span text:style-name="T12">=DecArea(a)</text:span></text:p>
              <text:p text:style-name="P2"><text:span text:style-name="T12"/></text:p>
              <text:p text:style-name="P2"><text:span text:style-name="T12">A is the length of a side</text:span></text:p>
              <text:p text:style-name="P2"><text:span text:style-name="T12">The result is a real number</text:span></text:p>
            </office:annotation>
            <text:p>DecArea (function)</text:p>
          </table:table-cell>
          <table:table-cell table:number-columns-repeated="3"/>
          <table:table-cell office:value-type="string" calcext:value-type="string">
            <office:annotation draw:style-name="gr9" draw:text-style-name="P3" svg:width="125.95mm" svg:height="41.51mm" svg:x="436.03mm" svg:y="84.34mm" draw:caption-point-x="-6.1mm" draw:caption-point-y="15.1mm">
              <dc:date>2016-02-02T00:00:00</dc:date>
              <text:p text:style-name="P2"><text:span text:style-name="T12">Returns one matrix interleafed into another</text:span></text:p>
              <text:p text:style-name="P2"><text:span text:style-name="T12"/></text:p>
              <text:p text:style-name="P2"><text:span text:style-name="T12">=ILEAF(optional qout, optional m, optional An, optional Bn)</text:span></text:p>
              <text:p text:style-name="P2"><text:span text:style-name="T12"/></text:p>
              <text:p text:style-name="P2"><text:span text:style-name="T12">If qout=0 (default) only 1 is returned, but the result is stored in MatArray3.</text:span></text:p>
              <text:p text:style-name="P2"><text:span text:style-name="T12">If m=1 (default), the rows of the matrices are alternated. The result has the same number of columns as the input matrices but twice as many rows.</text:span></text:p>
              <text:p text:style-name="P2"><text:span text:style-name="T12">If m=2, the columns are alternated. The result has the same number of rows as the iput marices but twice as many columns.</text:span></text:p>
              <text:p text:style-name="P2"><text:span text:style-name="T12">The two matrices must be the same size</text:span></text:p>
            </office:annotation>
            <text:p>ILEAF (function)</text:p>
          </table:table-cell>
          <table:table-cell table:number-columns-repeated="5"/>
          <table:table-cell table:style-name="ce53" office:value-type="string" calcext:value-type="string">
            <office:annotation draw:style-name="gr16" draw:text-style-name="P3" svg:width="137.01mm" svg:height="33.61mm" svg:x="571.5mm" svg:y="84.34mm" draw:caption-point-x="-6.1mm" draw:caption-point-y="15.1mm">
              <dc:date>2016-02-06T00:00:00</dc:date>
              <text:p text:style-name="P2"><text:span text:style-name="T12">Performs a test for homogeneity of variances for related variables.</text:span></text:p>
              <text:p text:style-name="P2"><text:span text:style-name="T12"/></text:p>
              <text:p text:style-name="P2"><text:span text:style-name="T12">=HoVar2(a,b,optional m)</text:span></text:p>
              <text:p text:style-name="P2"><text:span text:style-name="T12"/></text:p>
              <text:p text:style-name="P2"><text:span text:style-name="T12">A and b are two column vectors of same size containing related (paired) data.</text:span></text:p>
              <text:p text:style-name="P2"><text:span text:style-name="T12">If m=1, a one-tail test is performed</text:span></text:p>
              <text:p text:style-name="P2"><text:span text:style-name="T12">If m=2 (default), a two-tail test is performed</text:span></text:p>
              <text:p text:style-name="P2"><text:span text:style-name="T12">The result is a 6x4 array</text:span></text:p>
            </office:annotation>
            <text:p>HoVar2 (function)</text:p>
          </table:table-cell>
          <table:table-cell table:number-columns-repeated="3"/>
          <table:table-cell office:value-type="string" calcext:value-type="string">
            <office:annotation draw:style-name="gr8" draw:text-style-name="P3" svg:width="111.45mm" svg:height="37.56mm" svg:x="661.81mm" svg:y="84.34mm" draw:caption-point-x="-6.1mm" draw:caption-point-y="15.1mm">
              <dc:creator>WV</dc:creator>
              <dc:date>2016-02-09T00:00:00</dc:date>
              <text:p text:style-name="P2"><text:span text:style-name="T12">Returns the smaller of two values</text:span></text:p>
              <text:p text:style-name="P2"><text:span text:style-name="T12"/></text:p>
              <text:p text:style-name="P2"><text:span text:style-name="T12">=Min1(a,b)</text:span></text:p>
              <text:p text:style-name="P2"><text:span text:style-name="T12">A and b are two numerical values</text:span></text:p>
              <text:p text:style-name="P2"><text:span text:style-name="T12">The result is a real number</text:span></text:p>
            </office:annotation>
            <text:p>Min1 (function)</text:p>
          </table:table-cell>
        </table:table-row>
        <table:table-row table:style-name="ro1">
          <table:table-cell table:number-columns-repeated="8"/>
          <table:table-cell table:style-name="ce53" office:value-type="string" calcext:value-type="string">
            <office:annotation draw:style-name="gr21" draw:text-style-name="P3" svg:width="130.48mm" svg:height="21.76mm" svg:x="209.99mm" svg:y="88.85mm" draw:caption-point-x="-6.1mm" draw:caption-point-y="15.1mm">
              <dc:date>2016-02-02T00:00:00</dc:date>
              <text:p text:style-name="P2"><text:span text:style-name="T12">Returns the value of the beta function.</text:span></text:p>
              <text:p text:style-name="P2"><text:span text:style-name="T12"/></text:p>
              <text:p text:style-name="P2"><text:span text:style-name="T12">=BetaF(z,w)</text:span></text:p>
              <text:p text:style-name="P2"><text:span text:style-name="T12">Z and w are real numbers</text:span></text:p>
              <text:p text:style-name="P2"><text:span text:style-name="T12">The result is a real number</text:span></text:p>
            </office:annotation>
            <text:p>BetaF (function)</text:p>
          </table:table-cell>
          <table:table-cell table:number-columns-repeated="2"/>
          <table:table-cell table:style-name="ce53" office:value-type="string" calcext:value-type="string">
            <office:annotation draw:style-name="gr16" draw:text-style-name="P3" svg:width="122.24mm" svg:height="33.61mm" svg:x="269mm" svg:y="81.02mm" draw:caption-point-x="2.89mm" draw:caption-point-y="22.93mm">
              <dc:creator>WV</dc:creator>
              <dc:date>2015-12-30T00:00:00</dc:date>
              <text:p text:style-name="P2"><text:span text:style-name="T12">Returns the variance of a beta distribution.</text:span></text:p>
              <text:p text:style-name="P2"><text:span text:style-name="T12"/></text:p>
              <text:p text:style-name="P2"><text:span text:style-name="T12">=BetaVar(a,b)</text:span></text:p>
              <text:p text:style-name="P2"><text:span text:style-name="T12"/></text:p>
              <text:p text:style-name="P2"><text:span text:style-name="T12">A and b are the alpha and beta shape parameters for the distribution.</text:span></text:p>
              <text:p text:style-name="P2"><text:span text:style-name="T12">The result is a real number</text:span></text:p>
              <text:p text:style-name="P2"><text:span text:style-name="T12"/></text:p>
              <text:p text:style-name="P2"><text:span text:style-name="T12"/></text:p>
            </office:annotation>
            <text:p>BetaVar (function)</text:p>
          </table:table-cell>
          <table:table-cell table:number-columns-repeated="2"/>
          <table:table-cell office:value-type="string" calcext:value-type="string">
            <office:annotation draw:style-name="gr83" draw:text-style-name="P3" svg:width="109.38mm" svg:height="29.76mm" svg:x="345.72mm" svg:y="88.85mm" draw:caption-point-x="-6.1mm" draw:caption-point-y="15.1mm">
              <dc:date>2016-01-21T00:00:00</dc:date>
              <text:p text:style-name="P2"><text:span text:style-name="T12">Returns the perimeter of a decagon</text:span></text:p>
              <text:p text:style-name="P2"><text:span text:style-name="T12"/></text:p>
              <text:p text:style-name="P2"><text:span text:style-name="T12">=DecPeri(a)</text:span></text:p>
              <text:p text:style-name="P2"><text:span text:style-name="T12"/></text:p>
              <text:p text:style-name="P2"><text:span text:style-name="T12">A is the length of a side</text:span></text:p>
              <text:p text:style-name="P2"><text:span text:style-name="T12">The result is a real number</text:span></text:p>
            </office:annotation>
            <text:p>DecPeri (function)</text:p>
          </table:table-cell>
          <table:table-cell table:number-columns-repeated="3"/>
          <table:table-cell office:value-type="string" calcext:value-type="string">
            <office:annotation draw:style-name="gr16" draw:text-style-name="P3" svg:width="120.37mm" svg:height="33.61mm" svg:x="436.03mm" svg:y="88.85mm" draw:caption-point-x="-6.1mm" draw:caption-point-y="15.1mm">
              <dc:date>2016-01-29T00:00:00</dc:date>
              <text:p text:style-name="P2"><text:span text:style-name="T12">Returns a unit matrix</text:span></text:p>
              <text:p text:style-name="P2"><text:span text:style-name="T12"/></text:p>
              <text:p text:style-name="P2"><text:span text:style-name="T12">=Imat(a,optional b)</text:span></text:p>
              <text:p text:style-name="P2"><text:span text:style-name="T12"/></text:p>
              <text:p text:style-name="P2"><text:span text:style-name="T12">B is a matrix. If b is specified, a is ignored and the resulting matrix has the same number of rows and columns as b.</text:span></text:p>
              <text:p text:style-name="P2"><text:span text:style-name="T12">A is an integer designating the number of rows (and columns since the result is a square matrix) in the resulting matrix.</text:span></text:p>
            </office:annotation>
            <text:p>Imat (function)</text:p>
          </table:table-cell>
          <table:table-cell table:number-columns-repeated="5"/>
          <table:table-cell office:value-type="string" calcext:value-type="string">
            <office:annotation draw:style-name="gr16" draw:text-style-name="P3" svg:width="129.27mm" svg:height="33.61mm" svg:x="571.5mm" svg:y="88.85mm" draw:caption-point-x="-6.1mm" draw:caption-point-y="15.1mm">
              <dc:creator>WV</dc:creator>
              <dc:date>2016-02-08T00:00:00</dc:date>
              <text:p text:style-name="P2"><text:span text:style-name="T12">Returns the Kuder-Richardson coefficient</text:span></text:p>
              <text:p text:style-name="P2"><text:span text:style-name="T12"/></text:p>
              <text:p text:style-name="P2"><text:span text:style-name="T12">=KR(a)</text:span></text:p>
              <text:p text:style-name="P2"><text:span text:style-name="T12"/></text:p>
              <text:p text:style-name="P2"><text:span text:style-name="T12">A is a matrix of subjects (rows) and test items (columns with scores being correct (1) or incorrect (0).</text:span></text:p>
              <text:p text:style-name="P2"><text:span text:style-name="T12">A return values of 0.7 or higher would indicate homogeneity of test items and test validity.</text:span></text:p>
            </office:annotation>
            <text:p>KR (function)</text:p>
          </table:table-cell>
          <table:table-cell table:number-columns-repeated="3"/>
          <table:table-cell office:value-type="string" calcext:value-type="string">
            <office:annotation draw:style-name="gr2" draw:text-style-name="P3" svg:width="126.01mm" svg:height="25.71mm" svg:x="661.81mm" svg:y="88.85mm" draw:caption-point-x="-6.1mm" draw:caption-point-y="15.1mm">
              <dc:creator>WV</dc:creator>
              <dc:date>2016-02-09T00:00:00</dc:date>
              <text:p text:style-name="P2"><text:span text:style-name="T12">Reconfigures MatArrayz into a four-dimensional matrix</text:span></text:p>
              <text:p text:style-name="P2"><text:span text:style-name="T12"/></text:p>
              <text:p text:style-name="P2"><text:span text:style-name="T12">ndMatUp(optional z)</text:span></text:p>
              <text:p text:style-name="P2"><text:span text:style-name="T12"/></text:p>
              <text:p text:style-name="P2"><text:span text:style-name="T12">If z is not specified, z=3</text:span></text:p>
            </office:annotation>
            <text:p>ndMatUp (routine)</text:p>
          </table:table-cell>
        </table:table-row>
        <table:table-row table:style-name="ro1">
          <table:table-cell office:value-type="string" calcext:value-type="string">
            <text:p>Function Categories</text:p>
          </table:table-cell>
          <table:table-cell table:number-columns-repeated="7"/>
          <table:table-cell office:value-type="string" calcext:value-type="string">
            <office:annotation draw:style-name="gr6" draw:text-style-name="P3" svg:width="127.38mm" svg:height="29.66mm" svg:x="209.99mm" svg:y="93.37mm" draw:caption-point-x="-6.1mm" draw:caption-point-y="15.1mm">
              <dc:date>2016-02-03T00:00:00</dc:date>
              <text:p text:style-name="P2"><text:span text:style-name="T12">Returns the incomplete beta function Ix(a,b)</text:span></text:p>
              <text:p text:style-name="P2"><text:span text:style-name="T12"/></text:p>
              <text:p text:style-name="P2"><text:span text:style-name="T12">=BetaI(a,b,x)</text:span></text:p>
              <text:p text:style-name="P2"><text:span text:style-name="T12"/></text:p>
              <text:p text:style-name="P2"><text:span text:style-name="T12">X must be between 0 and 1</text:span></text:p>
              <text:p text:style-name="P2"><text:span text:style-name="T12">A and b are real numbers</text:span></text:p>
              <text:p text:style-name="P2"><text:span text:style-name="T12">The result is a real number</text:span></text:p>
            </office:annotation>
            <text:p>BetaI (function)</text:p>
          </table:table-cell>
          <table:table-cell table:number-columns-repeated="2"/>
          <table:table-cell office:value-type="string" calcext:value-type="string">
            <office:annotation draw:style-name="gr39" draw:text-style-name="P3" svg:width="102.7mm" svg:height="43.61mm" svg:x="277.99mm" svg:y="93.37mm" draw:caption-point-x="-6.1mm" draw:caption-point-y="15.1mm">
              <dc:creator>WV</dc:creator>
              <dc:date>2015-12-28T00:00:00</dc:date>
              <text:p text:style-name="P2"><text:span text:style-name="T12">Returns a measure of kurtosis for a binomial distribution.</text:span></text:p>
              <text:p text:style-name="P2"><text:span text:style-name="T12"/></text:p>
              <text:p text:style-name="P2"><text:span text:style-name="T12">=BinomKurt(n,p)</text:span></text:p>
              <text:p text:style-name="P2"><text:span text:style-name="T12"/></text:p>
              <text:p text:style-name="P2"><text:span text:style-name="T12">N is the number of trials</text:span></text:p>
              <text:p text:style-name="P2"><text:span text:style-name="T12">P is the probability of success for each trial.</text:span></text:p>
            </office:annotation>
            <text:p>BinomKurt (function)</text:p>
          </table:table-cell>
          <table:table-cell table:number-columns-repeated="2"/>
          <table:table-cell table:style-name="ce53" office:value-type="string" calcext:value-type="string">
            <office:annotation draw:style-name="gr84" draw:text-style-name="P3" svg:width="94.8mm" svg:height="38.49mm" svg:x="345.72mm" svg:y="93.37mm" draw:caption-point-x="-6.1mm" draw:caption-point-y="15.1mm">
              <dc:date>2016-01-21T00:00:00</dc:date>
              <text:p text:style-name="P2"><text:span text:style-name="T12">Returns the radius of the circle circumscribed around a regular decagon.</text:span></text:p>
              <text:p text:style-name="P2"><text:span text:style-name="T12"/></text:p>
              <text:p text:style-name="P2"><text:span text:style-name="T12">=DecR(a)</text:span></text:p>
              <text:p text:style-name="P2"><text:span text:style-name="T12"/></text:p>
              <text:p text:style-name="P2"><text:span text:style-name="T12">A is the length of a side</text:span></text:p>
              <text:p text:style-name="P2"><text:span text:style-name="T12">The result is a real number</text:span></text:p>
            </office:annotation>
            <text:p>DecR (function)</text:p>
          </table:table-cell>
          <table:table-cell table:number-columns-repeated="3"/>
          <table:table-cell office:value-type="string" calcext:value-type="string">
            <office:annotation draw:style-name="gr16" draw:text-style-name="P3" svg:width="131.84mm" svg:height="33.61mm" svg:x="436.03mm" svg:y="93.37mm" draw:caption-point-x="-6.1mm" draw:caption-point-y="15.1mm">
              <dc:date>2016-01-29T00:00:00</dc:date>
              <text:p text:style-name="P2"><text:span text:style-name="T12">Returns the elements that are common to two matrices.</text:span></text:p>
              <text:p text:style-name="P2"><text:span text:style-name="T12"/></text:p>
              <text:p text:style-name="P2"><text:span text:style-name="T12">=Intersect(optional qout, optional an, optional bn)</text:span></text:p>
              <text:p text:style-name="P2"><text:span text:style-name="T12"/></text:p>
              <text:p text:style-name="P2"><text:span text:style-name="T12">If qout=0 (default), only a 1 is returned, but the result is stored in MatArray3.</text:span></text:p>
              <text:p text:style-name="P2"><text:span text:style-name="T12">An and bn are the two matrices to be compared</text:span></text:p>
              <text:p text:style-name="P2"><text:span text:style-name="T12">The result is a column vector containing the common elements of the two input matrices.</text:span></text:p>
            </office:annotation>
            <text:p>Intersect (function)</text:p>
          </table:table-cell>
          <table:table-cell table:number-columns-repeated="5"/>
          <table:table-cell office:value-type="string" calcext:value-type="string">
            <office:annotation draw:style-name="gr8" draw:text-style-name="P3" svg:width="125.86mm" svg:height="37.56mm" svg:x="571.5mm" svg:y="93.37mm" draw:caption-point-x="-6.1mm" draw:caption-point-y="15.1mm">
              <dc:date>2016-02-06T00:00:00</dc:date>
              <text:p text:style-name="P2"><text:span text:style-name="T12">Performs a simple Latin Square design analysis of variance</text:span></text:p>
              <text:p text:style-name="P2"><text:span text:style-name="T12"/></text:p>
              <text:p text:style-name="P2"><text:span text:style-name="T12">=LatinSQ(a,b,c)</text:span></text:p>
              <text:p text:style-name="P2"><text:span text:style-name="T12"/></text:p>
              <text:p text:style-name="P2"><text:span text:style-name="T12">A is the data matrix. The blocks (orders) are stacked.</text:span></text:p>
              <text:p text:style-name="P2"><text:span text:style-name="T12">B is the design (order) matrix</text:span></text:p>
              <text:p text:style-name="P2"><text:span text:style-name="T12">C is the number of subjects in each block</text:span></text:p>
              <text:p text:style-name="P2"><text:span text:style-name="T12">The result is a 11x6 array</text:span></text:p>
              <text:p text:style-name="P2"><text:span text:style-name="T12"/></text:p>
            </office:annotation>
            <text:p>LatinSQ (function)</text:p>
          </table:table-cell>
          <table:table-cell table:number-columns-repeated="3"/>
          <table:table-cell office:value-type="string" calcext:value-type="string">
            <office:annotation draw:style-name="gr2" draw:text-style-name="P3" svg:width="126.32mm" svg:height="25.71mm" svg:x="661.81mm" svg:y="93.37mm" draw:caption-point-x="-6.1mm" draw:caption-point-y="15.1mm">
              <dc:creator>WV</dc:creator>
              <dc:date>2016-02-09T00:00:00</dc:date>
              <text:p text:style-name="P2"><text:span text:style-name="T12">Sorts an column vector into ascending order and stores the result in MatArray3</text:span></text:p>
              <text:p text:style-name="P2"><text:span text:style-name="T12"/></text:p>
              <text:p text:style-name="P2"><text:span text:style-name="T12">=piksrt(a)</text:span></text:p>
              <text:p text:style-name="P2"><text:span text:style-name="T12"/></text:p>
              <text:p text:style-name="P2"><text:span text:style-name="T12">A is a column vector</text:span></text:p>
              <text:p text:style-name="P2"><text:span text:style-name="T12">The result is a column array the same size as a</text:span></text:p>
            </office:annotation>
            <text:p>piksrt (function)</text:p>
          </table:table-cell>
        </table:table-row>
        <table:table-row table:style-name="ro1">
          <table:table-cell table:number-columns-repeated="8"/>
          <table:table-cell table:style-name="ce53" office:value-type="string" calcext:value-type="string">
            <office:annotation draw:style-name="gr85" draw:text-style-name="P3" svg:width="82.81mm" svg:height="46.87mm" svg:x="209.99mm" svg:y="97.88mm" draw:caption-point-x="-6.1mm" draw:caption-point-y="15.1mm">
              <dc:creator>WV</dc:creator>
              <dc:date>2015-12-21T00:00:00</dc:date>
              <text:p text:style-name="P2"><text:span text:style-name="T12">Returns the biconditional of two logical values.</text:span></text:p>
              <text:p text:style-name="P2"><text:span text:style-name="T12"/></text:p>
              <text:p text:style-name="P2"><text:span text:style-name="T12">=BICOND(a,b)</text:span></text:p>
              <text:p text:style-name="P2"><text:span text:style-name="T12"/></text:p>
              <text:p text:style-name="P2"><text:span text:style-name="T12">A and b are logical values</text:span></text:p>
              <text:p text:style-name="P2"><text:span text:style-name="T12">The result is a logical value</text:span></text:p>
            </office:annotation>
            <text:p>BICOND (function)</text:p>
          </table:table-cell>
          <table:table-cell table:number-columns-repeated="2"/>
          <table:table-cell office:value-type="string" calcext:value-type="string">
            <office:annotation draw:style-name="gr6" draw:text-style-name="P3" svg:width="113.56mm" svg:height="29.66mm" svg:x="277.99mm" svg:y="99.34mm" draw:caption-point-x="-6.1mm" draw:caption-point-y="13.64mm">
              <dc:creator>WV</dc:creator>
              <dc:date>2015-12-28T00:00:00</dc:date>
              <text:p text:style-name="P2"><text:span text:style-name="T12">Returns the mean of a binomial distribution.</text:span></text:p>
              <text:p text:style-name="P2"><text:span text:style-name="T12"/></text:p>
              <text:p text:style-name="P2"><text:span text:style-name="T12">=BinomMean(n,p)</text:span></text:p>
              <text:p text:style-name="P2"><text:span text:style-name="T12">N is the number of trials</text:span></text:p>
              <text:p text:style-name="P2"><text:span text:style-name="T12">P is the probability of success for each trial</text:span></text:p>
              <text:p text:style-name="P2"><text:span text:style-name="T12"/></text:p>
              <text:p text:style-name="P2"><text:span text:style-name="T12"/></text:p>
            </office:annotation>
            <text:p>BinomMean (function)</text:p>
          </table:table-cell>
          <table:table-cell table:number-columns-repeated="2"/>
          <table:table-cell office:value-type="string" calcext:value-type="string">
            <office:annotation draw:style-name="gr54" draw:text-style-name="P3" svg:width="89.84mm" svg:height="35.17mm" svg:x="345.72mm" svg:y="97.88mm" draw:caption-point-x="-6.1mm" draw:caption-point-y="15.1mm">
              <dc:date>2016-01-21T00:00:00</dc:date>
              <text:p text:style-name="P2"><text:span text:style-name="T12">Returns the radius of the circle inscribed in a regular decagon.</text:span></text:p>
              <text:p text:style-name="P2"><text:span text:style-name="T12"/></text:p>
              <text:p text:style-name="P2"><text:span text:style-name="T12">=DecRho(a)</text:span></text:p>
              <text:p text:style-name="P2"><text:span text:style-name="T12"/></text:p>
              <text:p text:style-name="P2"><text:span text:style-name="T12">A is the length of a side</text:span></text:p>
              <text:p text:style-name="P2"><text:span text:style-name="T12">The result is a real number</text:span></text:p>
            </office:annotation>
            <text:p>DecRho (function)</text:p>
          </table:table-cell>
          <table:table-cell table:number-columns-repeated="3"/>
          <table:table-cell table:style-name="ce53" office:value-type="string" calcext:value-type="string">
            <office:annotation draw:style-name="gr2" draw:text-style-name="P3" svg:width="130.91mm" svg:height="25.71mm" svg:x="436.03mm" svg:y="97.88mm" draw:caption-point-x="-6.1mm" draw:caption-point-y="15.1mm">
              <dc:date>2016-01-31T00:00:00</dc:date>
              <text:p text:style-name="P2"><text:span text:style-name="T12">Returns 1 if there is no zero in a matrix; otherwise, returns 0.</text:span></text:p>
              <text:p text:style-name="P2"><text:span text:style-name="T12"/></text:p>
              <text:p text:style-name="P2"><text:span text:style-name="T12">=IsAllNonzero(a)</text:span></text:p>
              <text:p text:style-name="P2"><text:span text:style-name="T12"/></text:p>
              <text:p text:style-name="P2"><text:span text:style-name="T12">A is a matrix</text:span></text:p>
              <text:p text:style-name="P2"><text:span text:style-name="T12">The result is 1 or 0</text:span></text:p>
            </office:annotation>
            <text:p>IsAllNonzero (function)</text:p>
          </table:table-cell>
          <table:table-cell table:number-columns-repeated="5"/>
          <table:table-cell office:value-type="string" calcext:value-type="string">
            <office:annotation draw:style-name="gr43" draw:text-style-name="P3" svg:width="135.15mm" svg:height="53.36mm" svg:x="571.5mm" svg:y="97.88mm" draw:caption-point-x="-6.1mm" draw:caption-point-y="15.1mm">
              <dc:date>2016-02-06T00:00:00</dc:date>
              <text:p text:style-name="P2"><text:span text:style-name="T12">Performs Levene's test for the homogeneity of variances</text:span></text:p>
              <text:p text:style-name="P2"><text:span text:style-name="T12"/></text:p>
              <text:p text:style-name="P2"><text:span text:style-name="T12">=LEVENE(a,optional mode, optional w)</text:span></text:p>
              <text:p text:style-name="P2"><text:span text:style-name="T12"/></text:p>
              <text:p text:style-name="P2"><text:span text:style-name="T12">A is a matrix containing data</text:span></text:p>
              <text:p text:style-name="P2"><text:span text:style-name="T12">W is an optional matrix of weights</text:span></text:p>
              <text:p text:style-name="P2"><text:span text:style-name="T12">Mode specifies one of four available modes:</text:span></text:p>
              <text:p text:style-name="P2"><text:span text:style-name="T12"><text:tab/></text:span><text:span text:style-name="T12">1 (default) uses the means of the groups</text:span></text:p>
              <text:p text:style-name="P2"><text:span text:style-name="T12"><text:tab/></text:span><text:span text:style-name="T12">2. uses the medians and returns two values based on two different degrees of freedom</text:span></text:p>
              <text:p text:style-name="P2"><text:span text:style-name="T12"><text:tab/></text:span><text:span text:style-name="T12">3. uses the 5% trimmed mean</text:span></text:p>
              <text:p text:style-name="P2"><text:span text:style-name="T12">The result is a 4 column array that varies with mode (mode 1: 2x4, mode 2: 3x4, mode 3: 2x4)</text:span></text:p>
            </office:annotation>
            <text:p>LEVENE (function)</text:p>
          </table:table-cell>
          <table:table-cell table:number-columns-repeated="3"/>
          <table:table-cell office:value-type="string" calcext:value-type="string">
            <office:annotation draw:style-name="gr2" draw:text-style-name="P3" svg:width="123.22mm" svg:height="25.71mm" svg:x="661.81mm" svg:y="97.88mm" draw:caption-point-x="-6.1mm" draw:caption-point-y="15.1mm">
              <dc:creator>WV</dc:creator>
              <dc:date>2016-02-09T00:00:00</dc:date>
              <text:p text:style-name="P2"><text:span text:style-name="T12">Returns the value in the cell of DTA pointed to by DTA(2,1)</text:span></text:p>
              <text:p text:style-name="P2"><text:span text:style-name="T12"/></text:p>
              <text:p text:style-name="P2"><text:span text:style-name="T12">=READData()</text:span></text:p>
              <text:p text:style-name="P2"><text:span text:style-name="T12"/></text:p>
              <text:p text:style-name="P2"><text:span text:style-name="T12">This function takes no argument</text:span></text:p>
            </office:annotation>
            <text:p>READData (function)</text:p>
          </table:table-cell>
        </table:table-row>
        <table:table-row table:style-name="ro4">
          <table:table-cell table:style-name="ce45" office:value-type="string" calcext:value-type="string" table:number-columns-spanned="2" table:number-rows-spanned="1">
            <office:annotation draw:style-name="gr16" draw:text-style-name="P3" svg:width="28.99mm" svg:height="33.61mm" svg:x="28.66mm" svg:y="102.4mm" draw:caption-point-x="16.57mm" draw:caption-point-y="15.1mm">
              <dc:creator>WV</dc:creator>
              <dc:date>2016-02-09T00:00:00</dc:date>
              <text:p text:style-name="P2"><text:span text:style-name="T12">General mathematical, text, and logical functions plus some data handling programs and routines.</text:span></text:p>
            </office:annotation>
            <text:p><text:a xlink:href="#DANSYS functions.I1" xlink:type="simple">Basic functions</text:a></text:p>
          </table:table-cell>
          <table:covered-table-cell/>
          <table:table-cell table:number-columns-repeated="6"/>
          <table:table-cell office:value-type="string" calcext:value-type="string">
            <office:annotation draw:style-name="gr86" draw:text-style-name="P3" svg:width="99.85mm" svg:height="40.24mm" svg:x="209.99mm" svg:y="102.4mm" draw:caption-point-x="-6.1mm" draw:caption-point-y="15.1mm">
              <dc:creator>WV</dc:creator>
              <dc:date>2015-12-22T00:00:00</dc:date>
              <text:p text:style-name="P2"><text:span text:style-name="T12">Returns the three-valued biconditional of two three-valued logic values.</text:span></text:p>
              <text:p text:style-name="P2"><text:span text:style-name="T12"/></text:p>
              <text:p text:style-name="P2"><text:span text:style-name="T12">=BICT(a,b)</text:span></text:p>
              <text:p text:style-name="P2"><text:span text:style-name="T12"/></text:p>
              <text:p text:style-name="P2"><text:span text:style-name="T12">A and b are three-valued logic values.</text:span></text:p>
              <text:p text:style-name="P2"><text:span text:style-name="T12">The result is a three-valued logic value.</text:span></text:p>
              <text:p text:style-name="P2"><text:span text:style-name="T12"/></text:p>
              <text:p text:style-name="P2"><text:span text:style-name="T12"/></text:p>
            </office:annotation>
            <text:p>BICT (function)</text:p>
          </table:table-cell>
          <table:table-cell table:number-columns-repeated="2"/>
          <table:table-cell office:value-type="string" calcext:value-type="string">
            <office:annotation draw:style-name="gr16" draw:text-style-name="P3" svg:width="93.71mm" svg:height="33.61mm" svg:x="277.99mm" svg:y="102.4mm" draw:caption-point-x="-6.1mm" draw:caption-point-y="15.1mm">
              <dc:creator>WV</dc:creator>
              <dc:date>2015-12-28T00:00:00</dc:date>
              <text:p text:style-name="P2"><text:span text:style-name="T12">Returns a measure of skewness for a binomial distribution.</text:span></text:p>
              <text:p text:style-name="P2"><text:span text:style-name="T12"/></text:p>
              <text:p text:style-name="P2"><text:span text:style-name="T12">=BinomSkew(n,p)</text:span></text:p>
              <text:p text:style-name="P2"><text:span text:style-name="T12"/></text:p>
              <text:p text:style-name="P2"><text:span text:style-name="T12">N is the number of trials</text:span></text:p>
              <text:p text:style-name="P2"><text:span text:style-name="T12">P is the probability of success for each trial.</text:span></text:p>
              <text:p text:style-name="P2"><text:span text:style-name="T12"/></text:p>
              <text:p text:style-name="P2"><text:span text:style-name="T12"/></text:p>
            </office:annotation>
            <text:p>BinomSkew (function)</text:p>
          </table:table-cell>
          <table:table-cell table:number-columns-repeated="2"/>
          <table:table-cell office:value-type="string" calcext:value-type="string">
            <office:annotation draw:style-name="gr2" draw:text-style-name="P3" svg:width="125.49mm" svg:height="25.71mm" svg:x="345.72mm" svg:y="103.61mm" draw:caption-point-x="-6.1mm" draw:caption-point-y="13.89mm">
              <dc:date>2016-01-29T00:00:00</dc:date>
              <text:p text:style-name="P2"><text:span text:style-name="T12">Converts an angular measure in gradians to degrees</text:span></text:p>
              <text:p text:style-name="P2"><text:span text:style-name="T12"/></text:p>
              <text:p text:style-name="P2"><text:span text:style-name="T12">=Degrees2(a)</text:span></text:p>
              <text:p text:style-name="P2"><text:span text:style-name="T12"/></text:p>
              <text:p text:style-name="P2"><text:span text:style-name="T12">A is an angular measure in gradians</text:span></text:p>
              <text:p text:style-name="P2"><text:span text:style-name="T12">The result is a real number (degrees)</text:span></text:p>
            </office:annotation>
            <text:p>Degrees2 (function)</text:p>
          </table:table-cell>
          <table:table-cell table:number-columns-repeated="3"/>
          <table:table-cell office:value-type="string" calcext:value-type="string">
            <office:annotation draw:style-name="gr16" draw:text-style-name="P3" svg:width="129.67mm" svg:height="33.61mm" svg:x="436.03mm" svg:y="102.4mm" draw:caption-point-x="-6.1mm" draw:caption-point-y="15.1mm">
              <dc:date>2016-01-31T00:00:00</dc:date>
              <text:p text:style-name="P2"><text:span text:style-name="T12">Returns 1 if there is a nonzero element in a matrix; otherwise, returns a 0</text:span></text:p>
              <text:p text:style-name="P2"><text:span text:style-name="T12"/></text:p>
              <text:p text:style-name="P2"><text:span text:style-name="T12">=IsAnyNonzero(a)</text:span></text:p>
              <text:p text:style-name="P2"><text:span text:style-name="T12"/></text:p>
              <text:p text:style-name="P2"><text:span text:style-name="T12">A is a matrix</text:span></text:p>
              <text:p text:style-name="P2"><text:span text:style-name="T12">The result is 1 or 0</text:span></text:p>
            </office:annotation>
            <text:p>IsAnyNonzero (function)</text:p>
          </table:table-cell>
          <table:table-cell table:number-columns-repeated="5"/>
          <table:table-cell office:value-type="string" calcext:value-type="string">
            <office:annotation draw:style-name="gr6" draw:text-style-name="P3" svg:width="129.58mm" svg:height="29.66mm" svg:x="571.5mm" svg:y="102.4mm" draw:caption-point-x="-6.1mm" draw:caption-point-y="15.1mm">
              <dc:creator>WV</dc:creator>
              <dc:date>2016-02-08T00:00:00</dc:date>
              <text:p text:style-name="P2"><text:span text:style-name="T12">Returns a multiple correlation coefficient.</text:span></text:p>
              <text:p text:style-name="P2"><text:span text:style-name="T12"/></text:p>
              <text:p text:style-name="P2"><text:span text:style-name="T12">=Mcorr(y,x)</text:span></text:p>
              <text:p text:style-name="P2"><text:span text:style-name="T12"/></text:p>
              <text:p text:style-name="P2"><text:span text:style-name="T12">Y is a column vector containing a dependent variable</text:span></text:p>
              <text:p text:style-name="P2"><text:span text:style-name="T12">X is a matrix of independent variable</text:span></text:p>
              <text:p text:style-name="P2"><text:span text:style-name="T12">The result is a real number.</text:span></text:p>
            </office:annotation>
            <text:p>Mcorr (function)</text:p>
          </table:table-cell>
          <table:table-cell table:number-columns-repeated="3"/>
          <table:table-cell office:value-type="string" calcext:value-type="string">
            <office:annotation draw:style-name="gr6" draw:text-style-name="P3" svg:width="121.98mm" svg:height="29.66mm" svg:x="661.81mm" svg:y="102.4mm" draw:caption-point-x="-6.1mm" draw:caption-point-y="15.1mm">
              <dc:creator>WV</dc:creator>
              <dc:date>2016-02-09T00:00:00</dc:date>
              <text:p text:style-name="P2"><text:span text:style-name="T12">Rounds a number to a specified number of decimal places.</text:span></text:p>
              <text:p text:style-name="P2"><text:span text:style-name="T12"/></text:p>
              <text:p text:style-name="P2"><text:span text:style-name="T12">=ROUND1(a,n)</text:span></text:p>
              <text:p text:style-name="P2"><text:span text:style-name="T12"/></text:p>
              <text:p text:style-name="P2"><text:span text:style-name="T12">A is rounded to n decimal places.</text:span></text:p>
              <text:p text:style-name="P2"><text:span text:style-name="T12">The result is a real number</text:span></text:p>
            </office:annotation>
            <text:p>ROUND1 (function)</text:p>
          </table:table-cell>
        </table:table-row>
        <table:table-row table:style-name="ro4">
          <table:table-cell table:style-name="ce45" office:value-type="string" calcext:value-type="string" table:number-columns-spanned="2" table:number-rows-spanned="1">
            <office:annotation draw:style-name="gr87" draw:text-style-name="P3" svg:width="28.99mm" svg:height="17.81mm" svg:x="51.33mm" svg:y="107.13mm" draw:caption-point-x="-6.1mm" draw:caption-point-y="15.1mm">
              <dc:creator>WV</dc:creator>
              <dc:date>2016-02-09T00:00:00</dc:date>
              <text:p text:style-name="P2"><text:span text:style-name="T12">Commonly used statistics used to describe sets of data</text:span></text:p>
            </office:annotation>
            <text:p><text:a xlink:href="#DANSYS functions.L1" xlink:type="simple">Descriptive statistics</text:a></text:p>
          </table:table-cell>
          <table:covered-table-cell/>
          <table:table-cell table:number-columns-repeated="6"/>
          <table:table-cell office:value-type="string" calcext:value-type="string">
            <office:annotation draw:style-name="gr88" draw:text-style-name="P3" svg:width="79.45mm" svg:height="39.43mm" svg:x="209.99mm" svg:y="106.92mm" draw:caption-point-x="-6.1mm" draw:caption-point-y="15.31mm">
              <dc:creator>WV</dc:creator>
              <dc:date>2015-12-21T00:00:00</dc:date>
              <text:p text:style-name="P2"><text:span text:style-name="T12">Returns the bitwise implication of two binary numbers.</text:span></text:p>
              <text:p text:style-name="P2"><text:span text:style-name="T12"/></text:p>
              <text:p text:style-name="P2"><text:span text:style-name="T12">=BIMPL(a,b,n)</text:span></text:p>
              <text:p text:style-name="P2"><text:span text:style-name="T12"/></text:p>
              <text:p text:style-name="P2"><text:span text:style-name="T12">A and b are binary numbers (strings)</text:span></text:p>
              <text:p text:style-name="P2"><text:span text:style-name="T12">N is the number of bits in the result.</text:span></text:p>
              <text:p text:style-name="P2"><text:span text:style-name="T12"/></text:p>
              <text:p text:style-name="P2"><text:span text:style-name="T12"/></text:p>
            </office:annotation>
            <text:p>BIMPL (function)</text:p>
          </table:table-cell>
          <table:table-cell table:number-columns-repeated="2"/>
          <table:table-cell office:value-type="string" calcext:value-type="string">
            <office:annotation draw:style-name="gr16" draw:text-style-name="P3" svg:width="94.33mm" svg:height="33.61mm" svg:x="277.99mm" svg:y="106.92mm" draw:caption-point-x="-6.1mm" draw:caption-point-y="15.31mm">
              <dc:creator>WV</dc:creator>
              <dc:date>2015-12-28T00:00:00</dc:date>
              <text:p text:style-name="P2"><text:span text:style-name="T12">Returns the standard deviation of a binomial distribution.</text:span></text:p>
              <text:p text:style-name="P2"><text:span text:style-name="T12"/></text:p>
              <text:p text:style-name="P2"><text:span text:style-name="T12">=BinomStDev(n,p)</text:span></text:p>
              <text:p text:style-name="P2"><text:span text:style-name="T12"/></text:p>
              <text:p text:style-name="P2"><text:span text:style-name="T12">N is the number of trials</text:span></text:p>
              <text:p text:style-name="P2"><text:span text:style-name="T12">P is the probability of success for each trial</text:span></text:p>
              <text:p text:style-name="P2"><text:span text:style-name="T12"/></text:p>
              <text:p text:style-name="P2"><text:span text:style-name="T12"/></text:p>
            </office:annotation>
            <text:p>BinomStDev (function)</text:p>
          </table:table-cell>
          <table:table-cell table:number-columns-repeated="2"/>
          <table:table-cell office:value-type="string" calcext:value-type="string">
            <office:annotation draw:style-name="gr16" draw:text-style-name="P3" svg:width="134.78mm" svg:height="33.61mm" svg:x="345.72mm" svg:y="106.92mm" draw:caption-point-x="-6.1mm" draw:caption-point-y="15.31mm">
              <dc:date>2016-01-24T00:00:00</dc:date>
              <text:p text:style-name="P2"><text:span text:style-name="T12">Returns the radius of a sphere circumscribed around a regular dodecahedron</text:span></text:p>
              <text:p text:style-name="P2"><text:span text:style-name="T12"/></text:p>
              <text:p text:style-name="P2"><text:span text:style-name="T12">=DodecR(a)</text:span></text:p>
              <text:p text:style-name="P2"><text:span text:style-name="T12"/></text:p>
              <text:p text:style-name="P2"><text:span text:style-name="T12">A is the length of an edge</text:span></text:p>
              <text:p text:style-name="P2"><text:span text:style-name="T12">The result is a real number</text:span></text:p>
            </office:annotation>
            <text:p>DodecR (function)</text:p>
          </table:table-cell>
          <table:table-cell table:number-columns-repeated="3"/>
          <table:table-cell office:value-type="string" calcext:value-type="string">
            <office:annotation draw:style-name="gr6" draw:text-style-name="P3" svg:width="139.58mm" svg:height="29.66mm" svg:x="436.03mm" svg:y="107.13mm" draw:caption-point-x="-6.1mm" draw:caption-point-y="15.1mm">
              <dc:date>2016-02-02T00:00:00</dc:date>
              <text:p text:style-name="P2"><text:span text:style-name="T12">Tests whether a matrix is positive or negative definite or semi-definite.</text:span></text:p>
              <text:p text:style-name="P2"><text:span text:style-name="T12"/></text:p>
              <text:p text:style-name="P2"><text:span text:style-name="T12">=IsDefinite(A)</text:span></text:p>
              <text:p text:style-name="P2"><text:span text:style-name="T12"/></text:p>
              <text:p text:style-name="P2"><text:span text:style-name="T12">Returns -1 if A is negative definite, -0.5 if A is negative semi-definite, 0 is A is non-definite, 0.5 is A is positive semi-definite, or 1 if A is positive definite.</text:span></text:p>
            </office:annotation>
            <text:p>IsDefinite (function)</text:p>
          </table:table-cell>
          <table:table-cell table:number-columns-repeated="5"/>
          <table:table-cell office:value-type="string" calcext:value-type="string">
            <office:annotation draw:style-name="gr6" draw:text-style-name="P3" svg:width="128.96mm" svg:height="29.66mm" svg:x="571.5mm" svg:y="106.92mm" draw:caption-point-x="-6.1mm" draw:caption-point-y="15.31mm">
              <dc:date>2016-02-06T00:00:00</dc:date>
              <text:p text:style-name="P2"><text:span text:style-name="T12">Compares the means of multiple groups using a multiple group t-test</text:span></text:p>
              <text:p text:style-name="P2"><text:span text:style-name="T12"/></text:p>
              <text:p text:style-name="P2"><text:span text:style-name="T12">=MeanComp(a,optional c)</text:span></text:p>
              <text:p text:style-name="P2"><text:span text:style-name="T12"/></text:p>
              <text:p text:style-name="P2"><text:span text:style-name="T12">A is the data matrix</text:span></text:p>
              <text:p text:style-name="P2"><text:span text:style-name="T12">If c=1, zeros are ignored (default=0)</text:span></text:p>
              <text:p text:style-name="P2"><text:span text:style-name="T12">The result is a (c+2)x4 array. C is the number of columns in a</text:span></text:p>
            </office:annotation>
            <text:p>MeanComp (function)</text:p>
          </table:table-cell>
          <table:table-cell table:number-columns-repeated="3"/>
          <table:table-cell office:value-type="string" calcext:value-type="string">
            <office:annotation draw:style-name="gr87" draw:text-style-name="P3" svg:width="126.32mm" svg:height="17.81mm" svg:x="661.81mm" svg:y="106.92mm" draw:caption-point-x="-6.1mm" draw:caption-point-y="15.31mm">
              <dc:creator>WV</dc:creator>
              <dc:date>2016-02-09T00:00:00</dc:date>
              <text:p text:style-name="P2"><text:span text:style-name="T12">Returns a with the sign of b</text:span></text:p>
              <text:p text:style-name="P2"><text:span text:style-name="T12"/></text:p>
              <text:p text:style-name="P2"><text:span text:style-name="T12">=sign1(a,b)</text:span></text:p>
            </office:annotation>
            <text:p>sign1 (function)</text:p>
          </table:table-cell>
        </table:table-row>
        <table:table-row table:style-name="ro4">
          <table:table-cell table:style-name="ce45" office:value-type="string" calcext:value-type="string" table:number-columns-spanned="2" table:number-rows-spanned="1">
            <office:annotation draw:style-name="gr87" draw:text-style-name="P3" svg:width="28.99mm" svg:height="17.81mm" svg:x="51.33mm" svg:y="112.08mm" draw:caption-point-x="-6.1mm" draw:caption-point-y="14.87mm">
              <dc:creator>WV</dc:creator>
              <dc:date>2016-02-09T00:00:00</dc:date>
              <text:p text:style-name="P2"><text:span text:style-name="T12">Functions used to calculate geometric quantities</text:span></text:p>
            </office:annotation>
            <text:p><text:a xlink:href="#DANSYS functions.O1" xlink:type="simple">Geometry functions</text:a></text:p>
          </table:table-cell>
          <table:covered-table-cell/>
          <table:table-cell table:number-columns-repeated="6"/>
          <table:table-cell office:value-type="string" calcext:value-type="string">
            <office:annotation draw:style-name="gr89" draw:text-style-name="P3" svg:width="93.42mm" svg:height="45.59mm" svg:x="209.99mm" svg:y="111.43mm" draw:caption-point-x="-6.1mm" draw:caption-point-y="15.52mm">
              <dc:creator>WV</dc:creator>
              <dc:date>2015-12-21T00:00:00</dc:date>
              <text:p text:style-name="P2"><text:span text:style-name="T12">Fills a range of cells (matrix) with an exhaustive listing of truth values for n variables.</text:span></text:p>
              <text:p text:style-name="P2"><text:span text:style-name="T12"/></text:p>
              <text:p text:style-name="P2"><text:span text:style-name="T12">=BinaryFill(n)</text:span></text:p>
              <text:p text:style-name="P2"><text:span text:style-name="T12"/></text:p>
              <text:p text:style-name="P2"><text:span text:style-name="T12">N is an integer.</text:span></text:p>
              <text:p text:style-name="P2"><text:span text:style-name="T12">The result is a 2</text:span><text:span text:style-name="T14">n</text:span><text:span text:style-name="T12">xn matrix</text:span></text:p>
              <text:p text:style-name="P2"><text:span text:style-name="T12"/></text:p>
              <text:p text:style-name="P2"><text:span text:style-name="T12">BinaryFill can be used to construct the truth value allocation portion of a truth table.</text:span></text:p>
              <text:p text:style-name="P2"><text:span text:style-name="T12"/></text:p>
            </office:annotation>
            <text:p>BinaryFill (function)</text:p>
          </table:table-cell>
          <table:table-cell table:number-columns-repeated="2"/>
          <table:table-cell office:value-type="string" calcext:value-type="string">
            <office:annotation draw:style-name="gr90" draw:text-style-name="P3" svg:width="101.15mm" svg:height="45.71mm" svg:x="277.99mm" svg:y="111.43mm" draw:caption-point-x="-6.1mm" draw:caption-point-y="15.52mm">
              <dc:creator>WV</dc:creator>
              <dc:date>2015-12-28T00:00:00</dc:date>
              <text:p text:style-name="P2"><text:span text:style-name="T12">Returns the variance of a binomial distribution.</text:span></text:p>
              <text:p text:style-name="P2"><text:span text:style-name="T12"/></text:p>
              <text:p text:style-name="P2"><text:span text:style-name="T12">=BinomVar(n,p)</text:span></text:p>
              <text:p text:style-name="P2"><text:span text:style-name="T12"/></text:p>
              <text:p text:style-name="P2"><text:span text:style-name="T12">N is the number of trials</text:span></text:p>
              <text:p text:style-name="P2"><text:span text:style-name="T12">P is the probability of success for each trial.</text:span></text:p>
              <text:p text:style-name="P2"><text:span text:style-name="T12"/></text:p>
              <text:p text:style-name="P2"><text:span text:style-name="T12"/></text:p>
            </office:annotation>
            <text:p>BinomVar (function)</text:p>
          </table:table-cell>
          <table:table-cell table:number-columns-repeated="2"/>
          <table:table-cell table:style-name="ce53" office:value-type="string" calcext:value-type="string">
            <office:annotation draw:style-name="gr6" draw:text-style-name="P3" svg:width="124.87mm" svg:height="29.66mm" svg:x="345.72mm" svg:y="111.43mm" draw:caption-point-x="-6.1mm" draw:caption-point-y="15.52mm">
              <dc:date>2016-01-24T00:00:00</dc:date>
              <text:p text:style-name="P2"><text:span text:style-name="T12">Returns the radius of a sphere inscribed in a regular dodecahedron</text:span></text:p>
              <text:p text:style-name="P2"><text:span text:style-name="T12"/></text:p>
              <text:p text:style-name="P2"><text:span text:style-name="T12">=DodecRho(a)</text:span></text:p>
              <text:p text:style-name="P2"><text:span text:style-name="T12"/></text:p>
              <text:p text:style-name="P2"><text:span text:style-name="T12">A is the length of an edge</text:span></text:p>
              <text:p text:style-name="P2"><text:span text:style-name="T12">The result is a real number</text:span></text:p>
              <text:p text:style-name="P2"><text:span text:style-name="T12"/></text:p>
            </office:annotation>
            <text:p>DodecRho (function)</text:p>
          </table:table-cell>
          <table:table-cell table:number-columns-repeated="3"/>
          <table:table-cell office:value-type="string" calcext:value-type="string">
            <office:annotation draw:style-name="gr21" draw:text-style-name="P3" svg:width="128.12mm" svg:height="21.76mm" svg:x="436.03mm" svg:y="111.87mm" draw:caption-point-x="-6.1mm" draw:caption-point-y="15.08mm">
              <dc:date>2016-02-02T00:00:00</dc:date>
              <text:p text:style-name="P2"><text:span text:style-name="T12">Tests whether a matrix is diagonal</text:span></text:p>
              <text:p text:style-name="P2"><text:span text:style-name="T12"/></text:p>
              <text:p text:style-name="P2"><text:span text:style-name="T12">=IsDiagonal(A)</text:span></text:p>
              <text:p text:style-name="P2"><text:span text:style-name="T12"/></text:p>
              <text:p text:style-name="P2"><text:span text:style-name="T12">Returns 1 if A is a diagonal matrix; otherwise, returns 0</text:span></text:p>
            </office:annotation>
            <text:p>IsDiagonal (function)</text:p>
          </table:table-cell>
          <table:table-cell table:number-columns-repeated="5"/>
          <table:table-cell office:value-type="string" calcext:value-type="string">
            <office:annotation draw:style-name="gr32" draw:text-style-name="P3" svg:width="115.95mm" svg:height="49.41mm" svg:x="571.5mm" svg:y="111.43mm" draw:caption-point-x="-6.1mm" draw:caption-point-y="15.52mm">
              <dc:creator>WV</dc:creator>
              <dc:date>2016-02-08T00:00:00</dc:date>
              <text:p text:style-name="P2"><text:span text:style-name="T12">Performs a Mann-Whitney U test.</text:span></text:p>
              <text:p text:style-name="P2"><text:span text:style-name="T12"/></text:p>
              <text:p text:style-name="P2"><text:span text:style-name="T12">=MWU(a,b,optional mode)</text:span></text:p>
              <text:p text:style-name="P2"><text:span text:style-name="T12"/></text:p>
              <text:p text:style-name="P2"><text:span text:style-name="T12">A and b are column vectors of data.</text:span></text:p>
              <text:p text:style-name="P2"><text:span text:style-name="T12">If mode=1, a one-tail test is performed</text:span></text:p>
              <text:p text:style-name="P2"><text:span text:style-name="T12">If mode=2 (default), a two-tail test is performed</text:span></text:p>
              <text:p text:style-name="P2"><text:span text:style-name="T12">This function should be used with data sets in which at least one of the samples is larger than 20 observations. If both data sets are smaller than 20 observations, the U value can b used with a table of critical values for U to obtain a more accurate result.</text:span></text:p>
              <text:p text:style-name="P2"><text:span text:style-name="T12">The result is a 5x2 array.</text:span></text:p>
            </office:annotation>
            <text:p>MWU (function)</text:p>
          </table:table-cell>
          <table:table-cell table:number-columns-repeated="4"/>
        </table:table-row>
        <table:table-row table:style-name="ro4">
          <table:table-cell table:style-name="ce45" office:value-type="string" calcext:value-type="string" table:number-columns-spanned="2" table:number-rows-spanned="1">
            <office:annotation draw:style-name="gr87" draw:text-style-name="P3" svg:width="28.99mm" svg:height="17.81mm" svg:x="51.33mm" svg:y="117.04mm" draw:caption-point-x="-6.1mm" draw:caption-point-y="14.64mm">
              <dc:creator>WV</dc:creator>
              <dc:date>2016-02-09T00:00:00</dc:date>
              <text:p text:style-name="P2"><text:span text:style-name="T12">Functions to supplement the many financial functions in Calc</text:span></text:p>
            </office:annotation>
            <text:p><text:a xlink:href="#DANSYS functions.Q1" xlink:type="simple">Financial functions</text:a></text:p>
          </table:table-cell>
          <table:covered-table-cell/>
          <table:table-cell table:number-columns-repeated="6"/>
          <table:table-cell office:value-type="string" calcext:value-type="string">
            <office:annotation draw:style-name="gr91" draw:text-style-name="P3" svg:width="80.01mm" svg:height="73.44mm" svg:x="209.99mm" svg:y="115.95mm" draw:caption-point-x="-6.1mm" draw:caption-point-y="15.73mm">
              <dc:creator>WV</dc:creator>
              <dc:date>2015-12-19T00:00:00</dc:date>
              <text:p text:style-name="P2"><text:span text:style-name="T12">Returns the binomial coefficient (</text:span><text:span text:style-name="T14">a</text:span><text:span text:style-name="T15">b</text:span><text:span text:style-name="T12">)</text:span></text:p>
              <text:p text:style-name="P2"><text:span text:style-name="T12"/></text:p>
              <text:p text:style-name="P2"><text:span text:style-name="T12">=BINOMCOEFF(a,b)</text:span></text:p>
              <text:p text:style-name="P2"><text:span text:style-name="T12"/></text:p>
              <text:p text:style-name="P2"><text:span text:style-name="T12">A and b are two integers.</text:span></text:p>
              <text:p text:style-name="P2"><text:span text:style-name="T12"/></text:p>
              <text:p text:style-name="P2"><text:span text:style-name="T12">The result is a positive integer.</text:span></text:p>
              <text:p text:style-name="P2"><text:span text:style-name="T12"/></text:p>
            </office:annotation>
            <text:p>BINOMCOEFF (function)</text:p>
          </table:table-cell>
          <table:table-cell table:number-columns-repeated="2"/>
          <table:table-cell office:value-type="string" calcext:value-type="string">
            <office:annotation draw:style-name="gr19" draw:text-style-name="P3" svg:width="97.12mm" svg:height="69.16mm" svg:x="277.99mm" svg:y="115.95mm" draw:caption-point-x="-6.1mm" draw:caption-point-y="15.73mm">
              <dc:creator>WV</dc:creator>
              <dc:date>2016-01-14T00:00:00</dc:date>
              <text:p text:style-name="P2"><text:span text:style-name="T12">Returns a table of values needed to construct a box chart or diamond chart.</text:span></text:p>
              <text:p text:style-name="P2"><text:span text:style-name="T12"/></text:p>
              <text:p text:style-name="P2"><text:span text:style-name="T12">=BoxChartTab(a,optional MedMean)</text:span></text:p>
              <text:p text:style-name="P2"><text:span text:style-name="T12"/></text:p>
              <text:p text:style-name="P2"><text:span text:style-name="T12">A is a matrix of data</text:span></text:p>
              <text:p text:style-name="P2"><text:span text:style-name="T12">The MedMean parameter determiines whether order statistics will be returned (default=0) or means and standard devaitions</text:span></text:p>
              <text:p text:style-name="P2"><text:span text:style-name="T12">The result will have the same number of columns as a.</text:span></text:p>
              <text:p text:style-name="P2"><text:span text:style-name="T12"/></text:p>
              <text:p text:style-name="P2"><text:span text:style-name="T12">The upper rows of the result contains the top outliers, the next rows contain the bottom outliers, The next two rows contain the box (or diamond) limits, the next two row contain the values for the error bars (whiskers), and the last row contains the center values. Divider rows are inserted between the groups of rows.</text:span></text:p>
            </office:annotation>
            <text:p>BoxChartTab (function)</text:p>
          </table:table-cell>
          <table:table-cell table:number-columns-repeated="2"/>
          <table:table-cell office:value-type="string" calcext:value-type="string">
            <office:annotation draw:style-name="gr2" draw:text-style-name="P3" svg:width="112.79mm" svg:height="25.71mm" svg:x="345.72mm" svg:y="115.95mm" draw:caption-point-x="-6.1mm" draw:caption-point-y="15.73mm">
              <dc:date>2016-01-24T00:00:00</dc:date>
              <text:p text:style-name="P2"><text:span text:style-name="T12">Returns the surface area of a regular dodecahedron</text:span></text:p>
              <text:p text:style-name="P2"><text:span text:style-name="T12"/></text:p>
              <text:p text:style-name="P2"><text:span text:style-name="T12">=DodecSurf(a)</text:span></text:p>
              <text:p text:style-name="P2"><text:span text:style-name="T12"/></text:p>
              <text:p text:style-name="P2"><text:span text:style-name="T12">A is the length of an edge</text:span></text:p>
              <text:p text:style-name="P2"><text:span text:style-name="T12">The result is a real number</text:span></text:p>
            </office:annotation>
            <text:p>DodecSurf (function)</text:p>
          </table:table-cell>
          <table:table-cell table:number-columns-repeated="3"/>
          <table:table-cell office:value-type="string" calcext:value-type="string">
            <office:annotation draw:style-name="gr21" draw:text-style-name="P3" svg:width="129.67mm" svg:height="21.76mm" svg:x="436.03mm" svg:y="116.39mm" draw:caption-point-x="-6.1mm" draw:caption-point-y="15.29mm">
              <dc:date>2016-02-02T00:00:00</dc:date>
              <text:p text:style-name="P2"><text:span text:style-name="T12">Tests whether two matrices are equal</text:span></text:p>
              <text:p text:style-name="P2"><text:span text:style-name="T12"/></text:p>
              <text:p text:style-name="P2"><text:span text:style-name="T12">=IsEqual(A,B)</text:span></text:p>
              <text:p text:style-name="P2"><text:span text:style-name="T12"/></text:p>
              <text:p text:style-name="P2"><text:span text:style-name="T12">Returns a 1 if matrices A and B are equal; otherwise, returns a 0</text:span></text:p>
            </office:annotation>
            <text:p>IsEqual (function)</text:p>
          </table:table-cell>
          <table:table-cell table:number-columns-repeated="5"/>
          <table:table-cell office:value-type="string" calcext:value-type="string">
            <office:annotation draw:style-name="gr43" draw:text-style-name="P3" svg:width="135.77mm" svg:height="53.36mm" svg:x="571.5mm" svg:y="115.95mm" draw:caption-point-x="-6.1mm" draw:caption-point-y="15.73mm">
              <dc:date>2016-02-06T00:00:00</dc:date>
              <text:p text:style-name="P2"><text:span text:style-name="T12">Performs the Newman-Keuls Multiple-Range test </text:span></text:p>
              <text:p text:style-name="P2"><text:span text:style-name="T12"/></text:p>
              <text:p text:style-name="P2"><text:span text:style-name="T12">=NewKeuls(a,mse,n,optional alpha)</text:span></text:p>
              <text:p text:style-name="P2"><text:span text:style-name="T12"/></text:p>
              <text:p text:style-name="P2"><text:span text:style-name="T12">A is a row vector of group means</text:span></text:p>
              <text:p text:style-name="P2"><text:span text:style-name="T12">Mse is the mean square error of the data</text:span></text:p>
              <text:p text:style-name="P2"><text:span text:style-name="T12">N is the common groyup size. If group sizes are unequal, and there are not more than twice as many in the largest group as in the smallest group, the harmonic mean of the group sizes canm <text:s/>be used. Otherwise, MeanComp, GroupComp, of Scheffe can be used.</text:span></text:p>
              <text:p text:style-name="P2"><text:span text:style-name="T12">0.9&lt;alpha&lt;0.99 (default=0.95)</text:span></text:p>
              <text:p text:style-name="P2"><text:span text:style-name="T12">The result is a two column array with four times as many rows as there are columns in the input matrix a.</text:span></text:p>
            </office:annotation>
            <text:p>NewKeuls (function)</text:p>
          </table:table-cell>
          <table:table-cell table:number-columns-repeated="4"/>
        </table:table-row>
        <table:table-row table:style-name="ro4">
          <table:table-cell table:style-name="ce45" office:value-type="string" calcext:value-type="string" table:number-columns-spanned="2" table:number-rows-spanned="1">
            <office:annotation draw:style-name="gr21" draw:text-style-name="P3" svg:width="28.99mm" svg:height="21.76mm" svg:x="51.33mm" svg:y="122mm" draw:caption-point-x="-6.1mm" draw:caption-point-y="14.41mm">
              <dc:creator>WV</dc:creator>
              <dc:date>2016-02-09T00:00:00</dc:date>
              <text:p text:style-name="P2"><text:span text:style-name="T12">Functions for working with matrices and for using the matrix registers</text:span></text:p>
            </office:annotation>
            <text:p><text:a xlink:href="#DANSYS functions.S1" xlink:type="simple">Matrix functions</text:a></text:p>
          </table:table-cell>
          <table:covered-table-cell/>
          <table:table-cell table:number-columns-repeated="6"/>
          <table:table-cell office:value-type="string" calcext:value-type="string">
            <office:annotation draw:style-name="gr92" draw:text-style-name="P3" svg:width="95.1mm" svg:height="35.46mm" svg:x="209.99mm" svg:y="120.46mm" draw:caption-point-x="-6.1mm" draw:caption-point-y="15.95mm">
              <dc:creator>WV</dc:creator>
              <dc:date>2015-12-20T00:00:00</dc:date>
              <text:p text:style-name="P2"><text:span text:style-name="T12">Returns an integer drawn at random from a binomial distribution of n trails each with a probability of success pp.</text:span></text:p>
              <text:p text:style-name="P2"><text:span text:style-name="T12"/></text:p>
              <text:p text:style-name="P2"><text:span text:style-name="T12">=BinomDev(pp,n,optional a)</text:span></text:p>
              <text:p text:style-name="P2"><text:span text:style-name="T12">Pp is a number. 0&lt;pp&lt;1</text:span></text:p>
              <text:p text:style-name="P2"><text:span text:style-name="T12">N is an integer</text:span></text:p>
              <text:p text:style-name="P2"><text:span text:style-name="T12">A is a seed value</text:span></text:p>
              <text:p text:style-name="P2"><text:span text:style-name="T12">The result is an integer</text:span></text:p>
            </office:annotation>
            <text:p>BinomDev (function)</text:p>
          </table:table-cell>
          <table:table-cell table:number-columns-repeated="2"/>
          <table:table-cell office:value-type="string" calcext:value-type="string">
            <office:annotation draw:style-name="gr93" draw:text-style-name="P3" svg:width="99.3mm" svg:height="54.14mm" svg:x="277.99mm" svg:y="120.46mm" draw:caption-point-x="-6.1mm" draw:caption-point-y="15.95mm">
              <dc:creator>WV</dc:creator>
              <dc:date>2016-01-01T00:00:00</dc:date>
              <text:p text:style-name="P2"><text:span text:style-name="T12">Returns a probability for a value in a Cauchy distribution.</text:span></text:p>
              <text:p text:style-name="P2"><text:span text:style-name="T12"/></text:p>
              <text:p text:style-name="P2"><text:span text:style-name="T12">=Cauchy(x,a,b,optional c)</text:span></text:p>
              <text:p text:style-name="P2"><text:span text:style-name="T12"/></text:p>
              <text:p text:style-name="P2"><text:span text:style-name="T12">X is the value to be evaluated</text:span></text:p>
              <text:p text:style-name="P2"><text:span text:style-name="T12">A is the location parameter (median or mode)</text:span></text:p>
              <text:p text:style-name="P2"><text:span text:style-name="T12">B is the scale parameter</text:span></text:p>
              <text:p text:style-name="P2"><text:span text:style-name="T12">If c=1, the cumulative distribution is returned.</text:span></text:p>
              <text:p text:style-name="P2"><text:span text:style-name="T12">If c=0 (default) the density function is returned.</text:span></text:p>
              <text:p text:style-name="P2"><text:span text:style-name="T12">The result is a real number</text:span></text:p>
              <text:p text:style-name="P2"><text:span text:style-name="T12"/></text:p>
              <text:p text:style-name="P2"><text:span text:style-name="T12"/></text:p>
              <text:p text:style-name="P2"><text:span text:style-name="T12"/></text:p>
            </office:annotation>
            <text:p>Cauchy (function)</text:p>
          </table:table-cell>
          <table:table-cell table:number-columns-repeated="2"/>
          <table:table-cell office:value-type="string" calcext:value-type="string">
            <office:annotation draw:style-name="gr2" draw:text-style-name="P3" svg:width="118.99mm" svg:height="25.71mm" svg:x="345.72mm" svg:y="120.46mm" draw:caption-point-x="-6.1mm" draw:caption-point-y="15.95mm">
              <dc:date>2016-01-24T00:00:00</dc:date>
              <text:p text:style-name="P2"><text:span text:style-name="T12">Returns the volume of a regular dodecahedron</text:span></text:p>
              <text:p text:style-name="P2"><text:span text:style-name="T12"/></text:p>
              <text:p text:style-name="P2"><text:span text:style-name="T12">=DodecVol(a)</text:span></text:p>
              <text:p text:style-name="P2"><text:span text:style-name="T12"/></text:p>
              <text:p text:style-name="P2"><text:span text:style-name="T12">A is the length of an edge</text:span></text:p>
              <text:p text:style-name="P2"><text:span text:style-name="T12">The result is a real number</text:span></text:p>
            </office:annotation>
            <text:p>DodecVol (function)</text:p>
          </table:table-cell>
          <table:table-cell table:number-columns-repeated="3"/>
          <table:table-cell office:value-type="string" calcext:value-type="string">
            <office:annotation draw:style-name="gr21" draw:text-style-name="P3" svg:width="135.55mm" svg:height="21.76mm" svg:x="436.03mm" svg:y="120.91mm" draw:caption-point-x="-6.1mm" draw:caption-point-y="15.5mm">
              <dc:date>2016-02-02T00:00:00</dc:date>
              <text:p text:style-name="P2"><text:span text:style-name="T12">Tests whether a matrix is an identity matrix</text:span></text:p>
              <text:p text:style-name="P2"><text:span text:style-name="T12"/></text:p>
              <text:p text:style-name="P2"><text:span text:style-name="T12">=IsIdentity(A)</text:span></text:p>
              <text:p text:style-name="P2"><text:span text:style-name="T12"/></text:p>
              <text:p text:style-name="P2"><text:span text:style-name="T12">Returns 1 if A is an identity matrix; otherwise, returns 0</text:span></text:p>
            </office:annotation>
            <text:p>IsIdentity (function)</text:p>
          </table:table-cell>
          <table:table-cell table:number-columns-repeated="5"/>
          <table:table-cell office:value-type="string" calcext:value-type="string">
            <office:annotation draw:style-name="gr18" draw:text-style-name="P3" svg:width="130.81mm" svg:height="57.31mm" svg:x="575.84mm" svg:y="121.92mm" draw:caption-point-x="-10.44mm" draw:caption-point-y="14.49mm">
              <dc:date>2016-02-06T00:00:00</dc:date>
              <text:p text:style-name="P2"><text:span text:style-name="T12">Performs a one-way analysis of variance with Levene and Bartlett tests for homogeneity of variances, the t-test for differences between means and Scheffe's test, and the orthogonal trend analysis.</text:span></text:p>
              <text:p text:style-name="P2"><text:span text:style-name="T12"/></text:p>
              <text:p text:style-name="P2"><text:span text:style-name="T12">=OneWay(x,optional z,optional alpha)</text:span></text:p>
              <text:p text:style-name="P2"><text:span text:style-name="T12"/></text:p>
              <text:p text:style-name="P2"><text:span text:style-name="T12">X is the data matrix</text:span></text:p>
              <text:p text:style-name="P2"><text:span text:style-name="T12">If z=0 (default), zero values will be ignored.</text:span></text:p>
              <text:p text:style-name="P2"><text:span text:style-name="T12">Alpha is the alpha for the group comparison tests. (Default=0.01)</text:span></text:p>
              <text:p text:style-name="P2"><text:span text:style-name="T12">The result is a 6 column matrix</text:span></text:p>
            </office:annotation>
            <text:p>OneWay (function)</text:p>
          </table:table-cell>
          <table:table-cell table:number-columns-repeated="4"/>
        </table:table-row>
        <table:table-row table:style-name="ro4">
          <table:table-cell table:style-name="ce45" office:value-type="string" calcext:value-type="string" table:number-columns-spanned="3" table:number-rows-spanned="1">
            <office:annotation draw:style-name="gr94" draw:text-style-name="P3" svg:width="28.99mm" svg:height="13.86mm" svg:x="73.99mm" svg:y="126.95mm" draw:caption-point-x="-6.1mm" draw:caption-point-y="14.19mm">
              <dc:creator>WV</dc:creator>
              <dc:date>2016-02-09T00:00:00</dc:date>
              <text:p text:style-name="P2"><text:span text:style-name="T12">An added optimization function.</text:span></text:p>
            </office:annotation>
            <text:p><text:a xlink:href="#DANSYS functions.U1" xlink:type="simple">Operations research function</text:a></text:p>
          </table:table-cell>
          <table:covered-table-cell table:number-columns-repeated="2"/>
          <table:table-cell table:number-columns-repeated="5"/>
          <table:table-cell office:value-type="string" calcext:value-type="string">
            <office:annotation draw:style-name="gr95" draw:text-style-name="P3" svg:width="99.85mm" svg:height="33.86mm" svg:x="209.99mm" svg:y="124.98mm" draw:caption-point-x="-6.1mm" draw:caption-point-y="16.16mm">
              <dc:creator>WV</dc:creator>
              <dc:date>2015-12-21T00:00:00</dc:date>
              <text:p text:style-name="P2"><text:span text:style-name="T12">Returns the bitwise NAND of two binary numbers.</text:span></text:p>
              <text:p text:style-name="P2"><text:span text:style-name="T12"/></text:p>
              <text:p text:style-name="P2"><text:span text:style-name="T12">=BNAND(a,b,n)</text:span></text:p>
              <text:p text:style-name="P2"><text:span text:style-name="T12"/></text:p>
              <text:p text:style-name="P2"><text:span text:style-name="T12">A and b are binaary number (strings)</text:span></text:p>
              <text:p text:style-name="P2"><text:span text:style-name="T12">N is the number of bits in the result.</text:span></text:p>
            </office:annotation>
            <text:p>BNAND (function)</text:p>
          </table:table-cell>
          <table:table-cell table:number-columns-repeated="2"/>
          <table:table-cell office:value-type="string" calcext:value-type="string">
            <office:annotation draw:style-name="gr96" draw:text-style-name="P3" svg:width="93.1mm" svg:height="47.82mm" svg:x="277.99mm" svg:y="124.98mm" draw:caption-point-x="-6.1mm" draw:caption-point-y="16.16mm">
              <dc:creator>WV</dc:creator>
              <dc:date>2016-01-01T00:00:00</dc:date>
              <text:p text:style-name="P2"><text:span text:style-name="T12">Returns the entropy of a Cauchy distribution.</text:span></text:p>
              <text:p text:style-name="P2"><text:span text:style-name="T12"/></text:p>
              <text:p text:style-name="P2"><text:span text:style-name="T12">=CauchyEntropy(a)</text:span></text:p>
              <text:p text:style-name="P2"><text:span text:style-name="T12"/></text:p>
              <text:p text:style-name="P2"><text:span text:style-name="T12">A is the scale parameter.</text:span></text:p>
              <text:p text:style-name="P2"><text:span text:style-name="T12">The result is a real number.</text:span></text:p>
              <text:p text:style-name="P2"><text:span text:style-name="T12"/></text:p>
              <text:p text:style-name="P2"><text:span text:style-name="T12"/></text:p>
            </office:annotation>
            <text:p>CauchyEntropy (function)</text:p>
          </table:table-cell>
          <table:table-cell table:number-columns-repeated="2"/>
          <table:table-cell office:value-type="string" calcext:value-type="string">
            <office:annotation draw:style-name="gr2" draw:text-style-name="P3" svg:width="123.01mm" svg:height="25.71mm" svg:x="345.72mm" svg:y="124.98mm" draw:caption-point-x="-6.1mm" draw:caption-point-y="16.16mm">
              <dc:date>2016-01-24T00:00:00</dc:date>
              <text:p text:style-name="P2"><text:span text:style-name="T12">Returns the volume of an ellipsoid of revolution.</text:span></text:p>
              <text:p text:style-name="P2"><text:span text:style-name="T12"/></text:p>
              <text:p text:style-name="P2"><text:span text:style-name="T12">=EllipRevVol(a,b)</text:span></text:p>
              <text:p text:style-name="P2"><text:span text:style-name="T12"/></text:p>
              <text:p text:style-name="P2"><text:span text:style-name="T12">A and b are the lengths of the semi-axes of the cross sectional ellipse</text:span></text:p>
              <text:p text:style-name="P2"><text:span text:style-name="T12">The result is a real number</text:span></text:p>
            </office:annotation>
            <text:p>EllipRevVol (function)</text:p>
          </table:table-cell>
          <table:table-cell table:number-columns-repeated="3"/>
          <table:table-cell office:value-type="string" calcext:value-type="string">
            <office:annotation draw:style-name="gr21" draw:text-style-name="P3" svg:width="138.34mm" svg:height="21.76mm" svg:x="436.03mm" svg:y="125.41mm" draw:caption-point-x="-6.1mm" draw:caption-point-y="15.73mm">
              <dc:date>2016-02-02T00:00:00</dc:date>
              <text:p text:style-name="P2"><text:span text:style-name="T12">Tests whether a matrix is normal</text:span></text:p>
              <text:p text:style-name="P2"><text:span text:style-name="T12"/></text:p>
              <text:p text:style-name="P2"><text:span text:style-name="T12">=IsNormal(A)</text:span></text:p>
              <text:p text:style-name="P2"><text:span text:style-name="T12"/></text:p>
              <text:p text:style-name="P2"><text:span text:style-name="T12">Returns 1 if A is a normal matrix; otherwise, returns 0</text:span></text:p>
            </office:annotation>
            <text:p>IsNormal (function)</text:p>
          </table:table-cell>
          <table:table-cell table:number-columns-repeated="5"/>
          <table:table-cell office:value-type="string" calcext:value-type="string">
            <office:annotation draw:style-name="gr6" draw:text-style-name="P3" svg:width="128.65mm" svg:height="29.66mm" svg:x="571.5mm" svg:y="124.98mm" draw:caption-point-x="-6.1mm" draw:caption-point-y="16.16mm">
              <dc:date>2016-02-06T00:00:00</dc:date>
              <text:p text:style-name="P2"><text:span text:style-name="T12">Performs a repeated measure analysis of variance.</text:span></text:p>
              <text:p text:style-name="P2"><text:span text:style-name="T12"/></text:p>
              <text:p text:style-name="P2"><text:span text:style-name="T12">=OneWayR(a)</text:span></text:p>
              <text:p text:style-name="P2"><text:span text:style-name="T12"/></text:p>
              <text:p text:style-name="P2"><text:span text:style-name="T12">A is the data matrix with repeated measures in columns and the cases in rows</text:span></text:p>
              <text:p text:style-name="P2"><text:span text:style-name="T12">The result is a 6x6 array</text:span></text:p>
            </office:annotation>
            <text:p>OneWayR (function)</text:p>
          </table:table-cell>
          <table:table-cell table:number-columns-repeated="4"/>
        </table:table-row>
        <table:table-row table:style-name="ro4">
          <table:table-cell table:style-name="ce45" office:value-type="string" calcext:value-type="string" table:number-columns-spanned="2" table:number-rows-spanned="1">
            <office:annotation draw:style-name="gr87" draw:text-style-name="P3" svg:width="28.99mm" svg:height="17.81mm" svg:x="51.33mm" svg:y="131.68mm" draw:caption-point-x="-6.1mm" draw:caption-point-y="14.18mm">
              <dc:creator>WV</dc:creator>
              <dc:date>2016-02-09T00:00:00</dc:date>
              <text:p text:style-name="P2"><text:span text:style-name="T12">Functions and routines to help sample data</text:span></text:p>
              <text:p text:style-name="P2"><text:span text:style-name="T12"/></text:p>
            </office:annotation>
            <text:p><text:a xlink:href="#DANSYS functions.W1" xlink:type="simple">Sampling utilities</text:a></text:p>
          </table:table-cell>
          <table:covered-table-cell/>
          <table:table-cell table:number-columns-repeated="6"/>
          <table:table-cell office:value-type="string" calcext:value-type="string">
            <office:annotation draw:style-name="gr97" draw:text-style-name="P3" svg:width="73.03mm" svg:height="38.64mm" svg:x="209.99mm" svg:y="129.49mm" draw:caption-point-x="-6.1mm" draw:caption-point-y="16.37mm">
              <dc:creator>WV</dc:creator>
              <dc:date>2015-12-21T00:00:00</dc:date>
              <text:p text:style-name="P2"><text:span text:style-name="T12">Returns the negative (2's complement) of a binary number.</text:span></text:p>
              <text:p text:style-name="P2"><text:span text:style-name="T12"/></text:p>
              <text:p text:style-name="P2"><text:span text:style-name="T12">=BNEG(a,s)</text:span></text:p>
              <text:p text:style-name="P2"><text:span text:style-name="T12"/></text:p>
              <text:p text:style-name="P2"><text:span text:style-name="T12">A is a binary number (string)</text:span></text:p>
              <text:p text:style-name="P2"><text:span text:style-name="T12">S is the number of bits in the result</text:span></text:p>
              <text:p text:style-name="P2"><text:span text:style-name="T12">The result is a binary number (sstring) with s bits.</text:span></text:p>
            </office:annotation>
            <text:p>BNEG (function)</text:p>
          </table:table-cell>
          <table:table-cell table:number-columns-repeated="2"/>
          <table:table-cell table:style-name="ce53" office:value-type="string" calcext:value-type="string">
            <office:annotation draw:style-name="gr16" draw:text-style-name="P3" svg:width="101.47mm" svg:height="33.61mm" svg:x="293.49mm" svg:y="136.12mm" draw:caption-point-x="-21.6mm" draw:caption-point-y="9.74mm">
              <dc:creator>WV</dc:creator>
              <dc:date>2016-01-03T00:00:00</dc:date>
              <text:p text:style-name="P2"><text:span text:style-name="T12">Returns the interquartile range for a Cauchy distribution.</text:span></text:p>
              <text:p text:style-name="P2"><text:span text:style-name="T12"/></text:p>
              <text:p text:style-name="P2"><text:span text:style-name="T12">=CauchyIQRange(a)</text:span></text:p>
              <text:p text:style-name="P2"><text:span text:style-name="T12"/></text:p>
              <text:p text:style-name="P2"><text:span text:style-name="T12">A is the scale parameter</text:span></text:p>
              <text:p text:style-name="P2"><text:span text:style-name="T12">The result is a real number</text:span></text:p>
              <text:p text:style-name="P2"><text:span text:style-name="T12"/></text:p>
              <text:p text:style-name="P2"><text:span text:style-name="T12"/></text:p>
            </office:annotation>
            <text:p>CauchyIQRange (function)</text:p>
          </table:table-cell>
          <table:table-cell table:number-columns-repeated="2"/>
          <table:table-cell office:value-type="string" calcext:value-type="string">
            <office:annotation draw:style-name="gr6" draw:text-style-name="P3" svg:width="117.75mm" svg:height="29.66mm" svg:x="345.72mm" svg:y="129.49mm" draw:caption-point-x="-6.1mm" draw:caption-point-y="16.37mm">
              <dc:date>2016-01-27T00:00:00</dc:date>
              <text:p text:style-name="P2"><text:span text:style-name="T12">Returns the area of an ellipse</text:span></text:p>
              <text:p text:style-name="P2"><text:span text:style-name="T12"/></text:p>
              <text:p text:style-name="P2"><text:span text:style-name="T12">=EllipseArea(a,b)</text:span></text:p>
              <text:p text:style-name="P2"><text:span text:style-name="T12"/></text:p>
              <text:p text:style-name="P2"><text:span text:style-name="T12">A is the length of the major semi-axis</text:span></text:p>
              <text:p text:style-name="P2"><text:span text:style-name="T12">B is the length of the minor semi-axis</text:span></text:p>
              <text:p text:style-name="P2"><text:span text:style-name="T12">The result is a real number</text:span></text:p>
            </office:annotation>
            <text:p>EllipseArea (function)</text:p>
          </table:table-cell>
          <table:table-cell table:number-columns-repeated="3"/>
          <table:table-cell office:value-type="string" calcext:value-type="string">
            <office:annotation draw:style-name="gr21" draw:text-style-name="P3" svg:width="133.39mm" svg:height="21.76mm" svg:x="436.03mm" svg:y="129.71mm" draw:caption-point-x="-6.1mm" draw:caption-point-y="16.15mm">
              <dc:date>2016-02-02T00:00:00</dc:date>
              <text:p text:style-name="P2"><text:span text:style-name="T12">Tests whether a matrix is orthogonal.</text:span></text:p>
              <text:p text:style-name="P2"><text:span text:style-name="T12"/></text:p>
              <text:p text:style-name="P2"><text:span text:style-name="T12">=IsOrthogonal(A)</text:span></text:p>
              <text:p text:style-name="P2"><text:span text:style-name="T12"/></text:p>
              <text:p text:style-name="P2"><text:span text:style-name="T12">Returns 1 if A is an orthogonal matrix; otherwise, returns 0</text:span></text:p>
            </office:annotation>
            <text:p>IsOrthogonal (function)</text:p>
          </table:table-cell>
          <table:table-cell table:number-columns-repeated="5"/>
          <table:table-cell office:value-type="string" calcext:value-type="string">
            <office:annotation draw:style-name="gr2" draw:text-style-name="P3" svg:width="128.96mm" svg:height="25.71mm" svg:x="571.5mm" svg:y="129.49mm" draw:caption-point-x="-6.1mm" draw:caption-point-y="16.37mm">
              <dc:creator>WV</dc:creator>
              <dc:date>2016-02-08T00:00:00</dc:date>
              <text:p text:style-name="P2"><text:span text:style-name="T12">Returns orthogonal coefficients for up to 10 groups</text:span></text:p>
              <text:p text:style-name="P2"><text:span text:style-name="T12"/></text:p>
              <text:p text:style-name="P2"><text:span text:style-name="T12">=OrthoCoeff(k)</text:span></text:p>
              <text:p text:style-name="P2"><text:span text:style-name="T12"/></text:p>
              <text:p text:style-name="P2"><text:span text:style-name="T12">K is the number of groups</text:span></text:p>
              <text:p text:style-name="P2"><text:span text:style-name="T12">The result is a matrix with k columns and up to 5 rows</text:span></text:p>
            </office:annotation>
            <text:p>OrthoCoeff (function)</text:p>
          </table:table-cell>
          <table:table-cell table:number-columns-repeated="4"/>
        </table:table-row>
        <table:table-row table:style-name="ro4">
          <table:table-cell table:style-name="ce45" office:value-type="string" calcext:value-type="string" table:number-columns-spanned="2" table:number-rows-spanned="1">
            <office:annotation draw:style-name="gr2" draw:text-style-name="P3" svg:width="28.99mm" svg:height="25.71mm" svg:x="51.33mm" svg:y="136.64mm" draw:caption-point-x="-6.1mm" draw:caption-point-y="13.95mm">
              <dc:creator>WV</dc:creator>
              <dc:date>2016-02-09T00:00:00</dc:date>
              <text:p text:style-name="P2"><text:span text:style-name="T12">Commonly used statistical procedures to describe relationships and test hypotheses.</text:span></text:p>
            </office:annotation>
            <text:p><text:a xlink:href="#DANSYS functions.Y1" xlink:type="simple">Basic statistics</text:a></text:p>
          </table:table-cell>
          <table:covered-table-cell/>
          <table:table-cell table:number-columns-repeated="6"/>
          <table:table-cell office:value-type="string" calcext:value-type="string">
            <office:annotation draw:style-name="gr98" draw:text-style-name="P3" svg:width="81.13mm" svg:height="30.67mm" svg:x="209.99mm" svg:y="134.01mm" draw:caption-point-x="-6.1mm" draw:caption-point-y="16.58mm">
              <dc:creator>WV</dc:creator>
              <dc:date>2015-12-21T00:00:00</dc:date>
              <text:p text:style-name="P2"><text:span text:style-name="T12">Returns the bitwise NOR for two binary numbers.</text:span></text:p>
              <text:p text:style-name="P2"><text:span text:style-name="T12"/></text:p>
              <text:p text:style-name="P2"><text:span text:style-name="T12">=BNOR(a,b,n)</text:span></text:p>
              <text:p text:style-name="P2"><text:span text:style-name="T12"/></text:p>
              <text:p text:style-name="P2"><text:span text:style-name="T12">A and b are two binary numbers (strings)</text:span></text:p>
              <text:p text:style-name="P2"><text:span text:style-name="T12">N is the number of bits in the result</text:span></text:p>
            </office:annotation>
            <text:p>BNOR (function)</text:p>
          </table:table-cell>
          <table:table-cell table:number-columns-repeated="2"/>
          <table:table-cell office:value-type="string" calcext:value-type="string">
            <office:annotation draw:style-name="gr99" draw:text-style-name="P3" svg:width="88.44mm" svg:height="55.04mm" svg:x="277.99mm" svg:y="134.01mm" draw:caption-point-x="-6.1mm" draw:caption-point-y="16.58mm">
              <dc:creator>WV</dc:creator>
              <dc:date>2016-01-12T00:00:00</dc:date>
              <text:p text:style-name="P2"><text:span text:style-name="T12">Returns the coefficient of concentration.</text:span></text:p>
              <text:p text:style-name="P2"><text:span text:style-name="T12"/></text:p>
              <text:p text:style-name="P2"><text:span text:style-name="T12">=COC(a,g)</text:span></text:p>
              <text:p text:style-name="P2"><text:span text:style-name="T12"/></text:p>
              <text:p text:style-name="P2"><text:span text:style-name="T12">A is a column vector containing data.</text:span></text:p>
              <text:p text:style-name="P2"><text:span text:style-name="T12">G is the percent of data considered. 0&lt;g&lt;1.</text:span></text:p>
              <text:p text:style-name="P2"><text:span text:style-name="T12">The result is a real number.</text:span></text:p>
            </office:annotation>
            <text:p>COC (function)</text:p>
          </table:table-cell>
          <table:table-cell table:number-columns-repeated="2"/>
          <table:table-cell office:value-type="string" calcext:value-type="string">
            <office:annotation draw:style-name="gr6" draw:text-style-name="P3" svg:width="111.24mm" svg:height="29.66mm" svg:x="345.72mm" svg:y="134.01mm" draw:caption-point-x="-6.1mm" draw:caption-point-y="16.58mm">
              <dc:date>2016-01-27T00:00:00</dc:date>
              <text:p text:style-name="P2"><text:span text:style-name="T12">Returns the eccentricity of an ellipse</text:span></text:p>
              <text:p text:style-name="P2"><text:span text:style-name="T12"/></text:p>
              <text:p text:style-name="P2"><text:span text:style-name="T12">=EllipseEcc(a,b)</text:span></text:p>
              <text:p text:style-name="P2"><text:span text:style-name="T12"/></text:p>
              <text:p text:style-name="P2"><text:span text:style-name="T12">A is the length of the major semi-axis</text:span></text:p>
              <text:p text:style-name="P2"><text:span text:style-name="T12">B is the length of the minor semi-axis.</text:span></text:p>
              <text:p text:style-name="P2"><text:span text:style-name="T12">The result is a real number</text:span></text:p>
            </office:annotation>
            <text:p>EllipseEcc (function)</text:p>
          </table:table-cell>
          <table:table-cell table:number-columns-repeated="3"/>
          <table:table-cell office:value-type="string" calcext:value-type="string">
            <office:annotation draw:style-name="gr6" draw:text-style-name="P3" svg:width="129.98mm" svg:height="29.66mm" svg:x="436.03mm" svg:y="134.45mm" draw:caption-point-x="-6.1mm" draw:caption-point-y="16.14mm">
              <dc:date>2016-02-02T00:00:00</dc:date>
              <text:p text:style-name="P2"><text:span text:style-name="T12">Test whether two matrices have the saame number of rows and columns</text:span></text:p>
              <text:p text:style-name="P2"><text:span text:style-name="T12"/></text:p>
              <text:p text:style-name="P2"><text:span text:style-name="T12">=IsSameShape(A,B)</text:span></text:p>
              <text:p text:style-name="P2"><text:span text:style-name="T12"/></text:p>
              <text:p text:style-name="P2"><text:span text:style-name="T12">Retuns 1 if <text:s/>A and B have the same numbers of rows and columns; otherwise, returns 0</text:span></text:p>
            </office:annotation>
            <text:p>IsSameShape (function)</text:p>
          </table:table-cell>
          <table:table-cell table:number-columns-repeated="5"/>
          <table:table-cell office:value-type="string" calcext:value-type="string">
            <office:annotation draw:style-name="gr16" draw:text-style-name="P3" svg:width="120.28mm" svg:height="33.61mm" svg:x="571.5mm" svg:y="134.01mm" draw:caption-point-x="-6.1mm" draw:caption-point-y="16.58mm">
              <dc:date>2016-02-06T00:00:00</dc:date>
              <text:p text:style-name="P2"><text:span text:style-name="T12">Returns the confidence interval of a proportion.</text:span></text:p>
              <text:p text:style-name="P2"><text:span text:style-name="T12"/></text:p>
              <text:p text:style-name="P2"><text:span text:style-name="T12">=PCONF(p,n,level)</text:span></text:p>
              <text:p text:style-name="P2"><text:span text:style-name="T12"/></text:p>
              <text:p text:style-name="P2"><text:span text:style-name="T12">P is the proportion</text:span></text:p>
              <text:p text:style-name="P2"><text:span text:style-name="T12">N is the sample size</text:span></text:p>
              <text:p text:style-name="P2"><text:span text:style-name="T12">Level is the confidence level</text:span></text:p>
              <text:p text:style-name="P2"><text:span text:style-name="T12">The result is a 1x2 matrix</text:span></text:p>
            </office:annotation>
            <text:p>PCONF (function)</text:p>
          </table:table-cell>
          <table:table-cell table:number-columns-repeated="4"/>
        </table:table-row>
        <table:table-row table:style-name="ro4">
          <table:table-cell table:style-name="ce45" office:value-type="string" calcext:value-type="string" table:number-columns-spanned="2" table:number-rows-spanned="1">
            <office:annotation draw:style-name="gr87" draw:text-style-name="P3" svg:width="28.99mm" svg:height="17.81mm" svg:x="51.33mm" svg:y="141.59mm" draw:caption-point-x="-6.1mm" draw:caption-point-y="13.73mm">
              <dc:creator>WV</dc:creator>
              <dc:date>2016-02-09T00:00:00</dc:date>
              <text:p text:style-name="P2"><text:span text:style-name="T12">Some simple time series analysis functions</text:span></text:p>
            </office:annotation>
            <text:p><text:a xlink:href="#DANSYS functions.AA1" xlink:type="simple">Time series functions</text:a></text:p>
          </table:table-cell>
          <table:covered-table-cell/>
          <table:table-cell table:number-columns-repeated="6"/>
          <table:table-cell office:value-type="string" calcext:value-type="string">
            <office:annotation draw:style-name="gr100" draw:text-style-name="P3" svg:width="92.02mm" svg:height="32.79mm" svg:x="209.99mm" svg:y="138.52mm" draw:caption-point-x="-6.1mm" draw:caption-point-y="16.8mm">
              <dc:creator>WV</dc:creator>
              <dc:date>2015-12-21T00:00:00</dc:date>
              <text:p text:style-name="P2"><text:span text:style-name="T12">Returns the NOT (1's complement) of a binary number.</text:span></text:p>
              <text:p text:style-name="P2"><text:span text:style-name="T12"/></text:p>
              <text:p text:style-name="P2"><text:span text:style-name="T12">=BNOT(a,n)</text:span></text:p>
              <text:p text:style-name="P2"><text:span text:style-name="T12"/></text:p>
              <text:p text:style-name="P2"><text:span text:style-name="T12">A is a binary number (string)</text:span></text:p>
              <text:p text:style-name="P2"><text:span text:style-name="T12">N is the number of bits in the output.</text:span></text:p>
            </office:annotation>
            <text:p>BNOT (function)</text:p>
          </table:table-cell>
          <table:table-cell table:number-columns-repeated="2"/>
          <table:table-cell office:value-type="string" calcext:value-type="string">
            <office:annotation draw:style-name="gr101" draw:text-style-name="P3" svg:width="93.09mm" svg:height="62.27mm" svg:x="277.99mm" svg:y="138.52mm" draw:caption-point-x="-6.1mm" draw:caption-point-y="16.8mm">
              <dc:creator>WV</dc:creator>
              <dc:date>2016-01-12T00:00:00</dc:date>
              <text:p text:style-name="P2"><text:span text:style-name="T12">Performs a chi square goodness of fit test</text:span></text:p>
              <text:p text:style-name="P2"><text:span text:style-name="T12"/></text:p>
              <text:p text:style-name="P2"><text:span text:style-name="T12">=CSGOF(a,b)</text:span></text:p>
              <text:p text:style-name="P2"><text:span text:style-name="T12"/></text:p>
              <text:p text:style-name="P2"><text:span text:style-name="T12">A is a column vector of observed frequencies</text:span></text:p>
              <text:p text:style-name="P2"><text:span text:style-name="T12">B is a column vector of standard (expected) frequencies.</text:span></text:p>
              <text:p text:style-name="P2"><text:span text:style-name="T12">A and b must be of equal size.</text:span></text:p>
              <text:p text:style-name="P2"><text:span text:style-name="T12">The result is a 3x2 matrix displaying the chi square value and the probability.</text:span></text:p>
            </office:annotation>
            <text:p>CSGOF (function)</text:p>
          </table:table-cell>
          <table:table-cell table:number-columns-repeated="2"/>
          <table:table-cell office:value-type="string" calcext:value-type="string">
            <office:annotation draw:style-name="gr6" draw:text-style-name="P3" svg:width="126.42mm" svg:height="29.66mm" svg:x="345.72mm" svg:y="138.52mm" draw:caption-point-x="-6.1mm" draw:caption-point-y="16.8mm">
              <dc:date>2016-01-27T00:00:00</dc:date>
              <text:p text:style-name="P2"><text:span text:style-name="T12">Returns the flatness factor of an ellipse</text:span></text:p>
              <text:p text:style-name="P2"><text:span text:style-name="T12"/></text:p>
              <text:p text:style-name="P2"><text:span text:style-name="T12">=EllipseFlat(a,b)</text:span></text:p>
              <text:p text:style-name="P2"><text:span text:style-name="T12"/></text:p>
              <text:p text:style-name="P2"><text:span text:style-name="T12">A is the length of the major semi-axis</text:span></text:p>
              <text:p text:style-name="P2"><text:span text:style-name="T12">B is the length of the minor semi-axis</text:span></text:p>
              <text:p text:style-name="P2"><text:span text:style-name="T12">The result is a real number</text:span></text:p>
            </office:annotation>
            <text:p>EllipseFlat (function)</text:p>
          </table:table-cell>
          <table:table-cell table:number-columns-repeated="3"/>
          <table:table-cell office:value-type="string" calcext:value-type="string">
            <office:annotation draw:style-name="gr21" draw:text-style-name="P3" svg:width="127.19mm" svg:height="21.76mm" svg:x="436.03mm" svg:y="138.96mm" draw:caption-point-x="-6.1mm" draw:caption-point-y="16.36mm">
              <dc:date>2016-02-02T00:00:00</dc:date>
              <text:p text:style-name="P2"><text:span text:style-name="T12">Tests whether a matrix is square</text:span></text:p>
              <text:p text:style-name="P2"><text:span text:style-name="T12"/></text:p>
              <text:p text:style-name="P2"><text:span text:style-name="T12">=IsSquare(A)</text:span></text:p>
              <text:p text:style-name="P2"><text:span text:style-name="T12"/></text:p>
              <text:p text:style-name="P2"><text:span text:style-name="T12">Returns a 1 if A is a square matrix; otherwise, returns 0</text:span></text:p>
            </office:annotation>
            <text:p>IsSquare (function)</text:p>
          </table:table-cell>
          <table:table-cell table:number-columns-repeated="5"/>
          <table:table-cell table:style-name="ce53" office:value-type="string" calcext:value-type="string">
            <office:annotation draw:style-name="gr2" draw:text-style-name="P3" svg:width="131.13mm" svg:height="25.71mm" svg:x="571.5mm" svg:y="138.52mm" draw:caption-point-x="-6.1mm" draw:caption-point-y="16.8mm">
              <dc:creator>WV</dc:creator>
              <dc:date>2016-02-08T00:00:00</dc:date>
              <text:p text:style-name="P2"><text:span text:style-name="T12">Returns a partial correlation matrix</text:span></text:p>
              <text:p text:style-name="P2"><text:span text:style-name="T12"/></text:p>
              <text:p text:style-name="P2"><text:span text:style-name="T12">=Pcorr(a)</text:span></text:p>
              <text:p text:style-name="P2"><text:span text:style-name="T12"/></text:p>
              <text:p text:style-name="P2"><text:span text:style-name="T12">A is a correlation matrix</text:span></text:p>
              <text:p text:style-name="P2"><text:span text:style-name="T12">The result is the same size as a and is also stored in MatArray3.</text:span></text:p>
            </office:annotation>
            <text:p>Pcorr (function)</text:p>
          </table:table-cell>
          <table:table-cell table:number-columns-repeated="4"/>
        </table:table-row>
        <table:table-row table:style-name="ro4">
          <table:table-cell table:style-name="ce45" office:value-type="string" calcext:value-type="string" table:number-columns-spanned="2" table:number-rows-spanned="1">
            <office:annotation draw:style-name="gr2" draw:text-style-name="P3" svg:width="28.99mm" svg:height="25.71mm" svg:x="51.33mm" svg:y="146.55mm" draw:caption-point-x="-6.1mm" draw:caption-point-y="13.49mm">
              <dc:creator>WV</dc:creator>
              <dc:date>2016-02-09T00:00:00</dc:date>
              <text:p text:style-name="P2"><text:span text:style-name="T12">Functions and routines to supplement Calc's basic programming environment.</text:span></text:p>
            </office:annotation>
            <text:p><text:a xlink:href="#DANSYS functions.AC1" xlink:type="simple">Programming</text:a></text:p>
          </table:table-cell>
          <table:covered-table-cell/>
          <table:table-cell table:number-columns-repeated="6"/>
          <table:table-cell office:value-type="string" calcext:value-type="string">
            <office:annotation draw:style-name="gr102" draw:text-style-name="P3" svg:width="84.76mm" svg:height="40.23mm" svg:x="209.99mm" svg:y="143.04mm" draw:caption-point-x="-6.1mm" draw:caption-point-y="17mm">
              <dc:creator>WV</dc:creator>
              <dc:date>2015-12-21T00:00:00</dc:date>
              <text:p text:style-name="P2"><text:span text:style-name="T12">Returns the bitwise OR of two binary numbers.</text:span></text:p>
              <text:p text:style-name="P2"><text:span text:style-name="T12"/></text:p>
              <text:p text:style-name="P2"><text:span text:style-name="T12">=BOR(a,b,n)</text:span></text:p>
              <text:p text:style-name="P2"><text:span text:style-name="T12"/></text:p>
              <text:p text:style-name="P2"><text:span text:style-name="T12">A and b are two binary numbers (strings)</text:span></text:p>
              <text:p text:style-name="P2"><text:span text:style-name="T12">N is the number of bits in the output.</text:span></text:p>
              <text:p text:style-name="P2"><text:span text:style-name="T12"/></text:p>
              <text:p text:style-name="P2"><text:span text:style-name="T12"/></text:p>
            </office:annotation>
            <text:p>BOR (function)</text:p>
          </table:table-cell>
          <table:table-cell table:number-columns-repeated="2"/>
          <table:table-cell office:value-type="string" calcext:value-type="string">
            <office:annotation draw:style-name="gr103" draw:text-style-name="P3" svg:width="89.06mm" svg:height="55.35mm" svg:x="277.99mm" svg:y="143.04mm" draw:caption-point-x="-6.1mm" draw:caption-point-y="17mm">
              <dc:creator>WV</dc:creator>
              <dc:date>2016-01-10T00:00:00</dc:date>
              <text:p text:style-name="P2"><text:span text:style-name="T12">Returns the coefficient ofvariation.</text:span></text:p>
              <text:p text:style-name="P2"><text:span text:style-name="T12"/></text:p>
              <text:p text:style-name="P2"><text:span text:style-name="T12">=CV(a,optional t)</text:span></text:p>
              <text:p text:style-name="P2"><text:span text:style-name="T12">A is a column vector of data.</text:span></text:p>
              <text:p text:style-name="P2"><text:span text:style-name="T12">T is the type of coefficient to be returned.</text:span></text:p>
              <text:p text:style-name="P2"><text:span text:style-name="T12">'</text:span><text:span text:style-name="T12"><text:tab/></text:span><text:span text:style-name="T12">1 sample estimate (default)</text:span></text:p>
              <text:p text:style-name="P2"><text:span text:style-name="T12">'</text:span><text:span text:style-name="T12"><text:tab/></text:span><text:span text:style-name="T12">2. corrected</text:span></text:p>
              <text:p text:style-name="P2"><text:span text:style-name="T12">'</text:span><text:span text:style-name="T12"><text:tab/></text:span><text:span text:style-name="T12">3. Log-normal</text:span></text:p>
              <text:p text:style-name="P2"><text:span text:style-name="T12">'</text:span><text:span text:style-name="T12"><text:tab/></text:span><text:span text:style-name="T12">4. Squared</text:span></text:p>
              <text:p text:style-name="P2"><text:span text:style-name="T12">The result is a real number.</text:span></text:p>
            </office:annotation>
            <text:p>CV (function)</text:p>
          </table:table-cell>
          <table:table-cell table:number-columns-repeated="2"/>
          <table:table-cell office:value-type="string" calcext:value-type="string">
            <office:annotation draw:style-name="gr6" draw:text-style-name="P3" svg:width="122.08mm" svg:height="29.66mm" svg:x="345.72mm" svg:y="143.04mm" draw:caption-point-x="-6.1mm" draw:caption-point-y="17mm">
              <dc:date>2016-01-27T00:00:00</dc:date>
              <text:p text:style-name="P2"><text:span text:style-name="T12">Returns the distance from the center of an ellipse to any focus.</text:span></text:p>
              <text:p text:style-name="P2"><text:span text:style-name="T12"/></text:p>
              <text:p text:style-name="P2"><text:span text:style-name="T12">=EllipseFoci(a,b)</text:span></text:p>
              <text:p text:style-name="P2"><text:span text:style-name="T12"/></text:p>
              <text:p text:style-name="P2"><text:span text:style-name="T12">A is the length of the major semi-axis</text:span></text:p>
              <text:p text:style-name="P2"><text:span text:style-name="T12">B is the length of the minor semi-axis</text:span></text:p>
              <text:p text:style-name="P2"><text:span text:style-name="T12">The result is a real number</text:span></text:p>
            </office:annotation>
            <text:p>EllipseFoci (function)</text:p>
          </table:table-cell>
          <table:table-cell table:number-columns-repeated="3"/>
          <table:table-cell office:value-type="string" calcext:value-type="string">
            <office:annotation draw:style-name="gr21" draw:text-style-name="P3" svg:width="130.6mm" svg:height="21.76mm" svg:x="436.03mm" svg:y="143.48mm" draw:caption-point-x="-6.1mm" draw:caption-point-y="16.56mm">
              <dc:date>2016-02-02T00:00:00</dc:date>
              <text:p text:style-name="P2"><text:span text:style-name="T12">Tests whether a matrix is symmetric</text:span></text:p>
              <text:p text:style-name="P2"><text:span text:style-name="T12"/></text:p>
              <text:p text:style-name="P2"><text:span text:style-name="T12">=IsSymmetric(A)</text:span></text:p>
              <text:p text:style-name="P2"><text:span text:style-name="T12"/></text:p>
              <text:p text:style-name="P2"><text:span text:style-name="T12">Returns 1 if A is a symmetric matrix; otherwise, returns 0</text:span></text:p>
            </office:annotation>
            <text:p>IsSymmetric (function)</text:p>
          </table:table-cell>
          <table:table-cell table:number-columns-repeated="5"/>
          <table:table-cell office:value-type="string" calcext:value-type="string">
            <office:annotation draw:style-name="gr16" draw:text-style-name="P3" svg:width="130.82mm" svg:height="33.61mm" svg:x="571.5mm" svg:y="143.04mm" draw:caption-point-x="-6.1mm" draw:caption-point-y="17mm">
              <dc:date>2016-02-06T00:00:00</dc:date>
              <text:p text:style-name="P2"><text:span text:style-name="T12">Returns the confidence interval of the mean of a Poisson distribution.</text:span></text:p>
              <text:p text:style-name="P2"><text:span text:style-name="T12"/></text:p>
              <text:p text:style-name="P2"><text:span text:style-name="T12">=POISMEANCONF(mean,k,alpha)</text:span></text:p>
              <text:p text:style-name="P2"><text:span text:style-name="T12"/></text:p>
              <text:p text:style-name="P2"><text:span text:style-name="T12">Mean is the observed mean</text:span></text:p>
              <text:p text:style-name="P2"><text:span text:style-name="T12">K is an observation</text:span></text:p>
              <text:p text:style-name="P2"><text:span text:style-name="T12">Alpha is 1-the desired confidence level</text:span></text:p>
              <text:p text:style-name="P2"><text:span text:style-name="T12">The result is a 1x2 matrix</text:span></text:p>
            </office:annotation>
            <text:p>POISMEANCONF (function)</text:p>
          </table:table-cell>
          <table:table-cell table:number-columns-repeated="4"/>
        </table:table-row>
        <table:table-row table:style-name="ro1">
          <table:table-cell table:number-columns-repeated="8"/>
          <table:table-cell office:value-type="string" calcext:value-type="string">
            <office:annotation draw:style-name="gr88" draw:text-style-name="P3" svg:width="88.39mm" svg:height="39.43mm" svg:x="209.99mm" svg:y="147.56mm" draw:caption-point-x="-6.1mm" draw:caption-point-y="17.21mm">
              <dc:creator>WV</dc:creator>
              <dc:date>2015-12-21T00:00:00</dc:date>
              <text:p text:style-name="P2"><text:span text:style-name="T12">Returns the bitwise Pierce arrow of two binary numbers</text:span></text:p>
              <text:p text:style-name="P2"><text:span text:style-name="T12"/></text:p>
              <text:p text:style-name="P2"><text:span text:style-name="T12">=BPIERCE(a,b,n)</text:span></text:p>
              <text:p text:style-name="P2"><text:span text:style-name="T12"/></text:p>
              <text:p text:style-name="P2"><text:span text:style-name="T12">A and b are two binary numbers (strings)</text:span></text:p>
              <text:p text:style-name="P2"><text:span text:style-name="T12">N is the number of bits in the result.</text:span></text:p>
              <text:p text:style-name="P2"><text:span text:style-name="T12">The result is a binary number (string) with n bits.</text:span></text:p>
              <text:p text:style-name="P2"><text:span text:style-name="T12"/></text:p>
            </office:annotation>
            <text:p>BPIERCE (function)</text:p>
          </table:table-cell>
          <table:table-cell table:number-columns-repeated="2"/>
          <table:table-cell office:value-type="string" calcext:value-type="string">
            <office:annotation draw:style-name="gr104" draw:text-style-name="P3" svg:width="92.16mm" svg:height="52.94mm" svg:x="277.99mm" svg:y="147.56mm" draw:caption-point-x="-6.1mm" draw:caption-point-y="17.21mm">
              <dc:creator>WV</dc:creator>
              <dc:date>2016-01-10T00:00:00</dc:date>
              <text:p text:style-name="P2"><text:span text:style-name="T12">Returns the coefficient of variation.</text:span></text:p>
              <text:p text:style-name="P2"><text:span text:style-name="T12"/></text:p>
              <text:p text:style-name="P2"><text:span text:style-name="T12">=Cvp(s,m,optional t)</text:span></text:p>
              <text:p text:style-name="P2"><text:span text:style-name="T12">S is the standard deviation of the sample</text:span></text:p>
              <text:p text:style-name="P2"><text:span text:style-name="T12">M is the mean of the sample</text:span></text:p>
              <text:p text:style-name="P2"><text:span text:style-name="T12">T is the type of coefficient to be returned.</text:span></text:p>
              <text:p text:style-name="P2"><text:span text:style-name="T12">'</text:span><text:span text:style-name="T12"><text:tab/></text:span><text:span text:style-name="T12">1 sample estimate (default)</text:span></text:p>
              <text:p text:style-name="P2"><text:span text:style-name="T12">'</text:span><text:span text:style-name="T12"><text:tab/></text:span><text:span text:style-name="T12">2. corrected</text:span></text:p>
              <text:p text:style-name="P2"><text:span text:style-name="T12">'</text:span><text:span text:style-name="T12"><text:tab/></text:span><text:span text:style-name="T12">3. Log-normal</text:span></text:p>
              <text:p text:style-name="P2"><text:span text:style-name="T12">'</text:span><text:span text:style-name="T12"><text:tab/></text:span><text:span text:style-name="T12">4. Squared</text:span></text:p>
              <text:p text:style-name="P2"><text:span text:style-name="T12">The result is a real number.</text:span></text:p>
            </office:annotation>
            <text:p>Cvp (function)</text:p>
          </table:table-cell>
          <table:table-cell table:number-columns-repeated="2"/>
          <table:table-cell office:value-type="string" calcext:value-type="string">
            <office:annotation draw:style-name="gr6" draw:text-style-name="P3" svg:width="135.09mm" svg:height="29.66mm" svg:x="345.72mm" svg:y="147.56mm" draw:caption-point-x="-6.1mm" draw:caption-point-y="17.21mm">
              <dc:date>2016-01-27T00:00:00</dc:date>
              <text:p text:style-name="P2"><text:span text:style-name="T12">Returns the length of a latus rectum of an ellipse</text:span></text:p>
              <text:p text:style-name="P2"><text:span text:style-name="T12"/></text:p>
              <text:p text:style-name="P2"><text:span text:style-name="T12">=EllipseLatRec(a,b)</text:span></text:p>
              <text:p text:style-name="P2"><text:span text:style-name="T12"/></text:p>
              <text:p text:style-name="P2"><text:span text:style-name="T12">A is the length of the major semi-axis</text:span></text:p>
              <text:p text:style-name="P2"><text:span text:style-name="T12">B is the length of the minor semi-axis</text:span></text:p>
              <text:p text:style-name="P2"><text:span text:style-name="T12">The result is a real number</text:span></text:p>
            </office:annotation>
            <text:p>EllipseLatRec (function)</text:p>
          </table:table-cell>
          <table:table-cell table:number-columns-repeated="3"/>
          <table:table-cell office:value-type="string" calcext:value-type="string">
            <office:annotation draw:style-name="gr16" draw:text-style-name="P3" svg:width="114.8mm" svg:height="33.61mm" svg:x="450.59mm" svg:y="148.3mm" draw:caption-point-x="-20.66mm" draw:caption-point-y="16.47mm">
              <dc:date>2016-01-29T00:00:00</dc:date>
              <text:p text:style-name="P2"><text:span text:style-name="T12">Returns a square matrix filled with one repeated value</text:span></text:p>
              <text:p text:style-name="P2"><text:span text:style-name="T12"/></text:p>
              <text:p text:style-name="P2"><text:span text:style-name="T12">=Jmat(a,optional z, optional b)</text:span></text:p>
              <text:p text:style-name="P2"><text:span text:style-name="T12"/></text:p>
              <text:p text:style-name="P2"><text:span text:style-name="T12">Z is the value to fill the resulting matrix with</text:span></text:p>
              <text:p text:style-name="P2"><text:span text:style-name="T12">B is a matrix. If it is specified, the resulting matrix will have the same number of rows and a will be ignored</text:span></text:p>
              <text:p text:style-name="P2"><text:span text:style-name="T12">A is an integer. If b is not specified, the result will have a rows</text:span></text:p>
            </office:annotation>
            <text:p>Jmat (function)</text:p>
          </table:table-cell>
          <table:table-cell table:number-columns-repeated="5"/>
          <table:table-cell office:value-type="string" calcext:value-type="string">
            <office:annotation draw:style-name="gr17" draw:text-style-name="P3" svg:width="129.58mm" svg:height="45.46mm" svg:x="571.5mm" svg:y="147.56mm" draw:caption-point-x="-6.1mm" draw:caption-point-y="17.21mm">
              <dc:creator>WV</dc:creator>
              <dc:date>2016-02-08T00:00:00</dc:date>
              <text:p text:style-name="P2"><text:span text:style-name="T12">Performs a test of significance of the difference between an observed proportion and an expected proportion</text:span></text:p>
              <text:p text:style-name="P2"><text:span text:style-name="T12"/></text:p>
              <text:p text:style-name="P2"><text:span text:style-name="T12">=PropTest1(p1,p2,n,optional mode)</text:span></text:p>
              <text:p text:style-name="P2"><text:span text:style-name="T12"/></text:p>
              <text:p text:style-name="P2"><text:span text:style-name="T12">P1 is the observed proportion</text:span></text:p>
              <text:p text:style-name="P2"><text:span text:style-name="T12">P2 is the expected proportion</text:span></text:p>
              <text:p text:style-name="P2"><text:span text:style-name="T12">N is the number of subjects observed</text:span></text:p>
              <text:p text:style-name="P2"><text:span text:style-name="T12">If mode=1, a one-tail test is performed</text:span></text:p>
              <text:p text:style-name="P2"><text:span text:style-name="T12">If mode=2 (default), a two-tail test is performed</text:span></text:p>
              <text:p text:style-name="P2"><text:span text:style-name="T12">The result is a 3x2 array</text:span></text:p>
            </office:annotation>
            <text:p>PropTest1 (function)</text:p>
          </table:table-cell>
          <table:table-cell table:number-columns-repeated="4"/>
        </table:table-row>
        <table:table-row table:style-name="ro1">
          <table:table-cell table:number-columns-repeated="8"/>
          <table:table-cell office:value-type="string" calcext:value-type="string">
            <office:annotation draw:style-name="gr16" draw:text-style-name="P3" svg:width="131.41mm" svg:height="33.61mm" svg:x="209.99mm" svg:y="152.07mm" draw:caption-point-x="-6.1mm" draw:caption-point-y="17.22mm">
              <dc:date>2016-02-03T00:00:00</dc:date>
              <text:p text:style-name="P2"><text:span text:style-name="T12">Returns the root of a function known to lie between two x values.</text:span></text:p>
              <text:p text:style-name="P2"><text:span text:style-name="T12"/></text:p>
              <text:p text:style-name="P2"><text:span text:style-name="T12">Basic&gt;Brent</text:span></text:p>
              <text:p text:style-name="P2"><text:span text:style-name="T12"/></text:p>
              <text:p text:style-name="P2"><text:span text:style-name="T12">The routine requests the function, The left bracket value, and the right bracket value.</text:span></text:p>
              <text:p text:style-name="P2"><text:span text:style-name="T12">The result is a real number returned to the active cell.</text:span></text:p>
              <text:p text:style-name="P2"><text:span text:style-name="T12">Brent's method is used.</text:span></text:p>
            </office:annotation>
            <text:p>Brent (routine)</text:p>
          </table:table-cell>
          <table:table-cell table:number-columns-repeated="2"/>
          <table:table-cell office:value-type="string" calcext:value-type="string">
            <office:annotation draw:style-name="gr105" draw:text-style-name="P3" svg:width="80.38mm" svg:height="54.75mm" svg:x="277.99mm" svg:y="152.07mm" draw:caption-point-x="-6.1mm" draw:caption-point-y="17.22mm">
              <dc:creator>WV</dc:creator>
              <dc:date>2016-01-14T00:00:00</dc:date>
              <text:p text:style-name="P2"><text:span text:style-name="T12">Returns the efficiency.</text:span></text:p>
              <text:p text:style-name="P2"><text:span text:style-name="T12"/></text:p>
              <text:p text:style-name="P2"><text:span text:style-name="T12">=EFFICIENCY(a,optional b)</text:span></text:p>
              <text:p text:style-name="P2"><text:span text:style-name="T12"/></text:p>
              <text:p text:style-name="P2"><text:span text:style-name="T12">A is a column vector</text:span></text:p>
              <text:p text:style-name="P2"><text:span text:style-name="T12">If b=0 (default), a contains frequencies</text:span></text:p>
              <text:p text:style-name="P2"><text:span text:style-name="T12">If b=1, a contains relative frequencies</text:span></text:p>
              <text:p text:style-name="P2"><text:span text:style-name="T12">The result is a real number.</text:span></text:p>
            </office:annotation>
            <text:p>EFFICIENCY (function)</text:p>
          </table:table-cell>
          <table:table-cell table:number-columns-repeated="2"/>
          <table:table-cell table:style-name="ce53" office:value-type="string" calcext:value-type="string">
            <office:annotation draw:style-name="gr6" draw:text-style-name="P3" svg:width="132.31mm" svg:height="29.66mm" svg:x="345.72mm" svg:y="152.07mm" draw:caption-point-x="-6.1mm" draw:caption-point-y="17.22mm">
              <dc:date>2016-01-27T00:00:00</dc:date>
              <text:p text:style-name="P2"><text:span text:style-name="T12">Returns an approximation of the circumference of an ellipse</text:span></text:p>
              <text:p text:style-name="P2"><text:span text:style-name="T12"/></text:p>
              <text:p text:style-name="P2"><text:span text:style-name="T12">=EllipsePeri(a,b)</text:span></text:p>
              <text:p text:style-name="P2"><text:span text:style-name="T12"/></text:p>
              <text:p text:style-name="P2"><text:span text:style-name="T12">A is length of the major semi-axis</text:span></text:p>
              <text:p text:style-name="P2"><text:span text:style-name="T12">B is length of the minor semi-axis</text:span></text:p>
              <text:p text:style-name="P2"><text:span text:style-name="T12">The result is a real number</text:span></text:p>
            </office:annotation>
            <text:p>EllipsePeri (function)</text:p>
          </table:table-cell>
          <table:table-cell table:number-columns-repeated="3"/>
          <table:table-cell office:value-type="string" calcext:value-type="string">
            <office:annotation draw:style-name="gr17" draw:text-style-name="P3" svg:width="129.98mm" svg:height="45.46mm" svg:x="436.03mm" svg:y="153.53mm" draw:caption-point-x="-6.1mm" draw:caption-point-y="15.76mm">
              <dc:date>2016-01-29T00:00:00</dc:date>
              <text:p text:style-name="P2"><text:span text:style-name="T12">Returns the LU decomposition of a matrix</text:span></text:p>
              <text:p text:style-name="P2"><text:span text:style-name="T12"/></text:p>
              <text:p text:style-name="P2"><text:span text:style-name="T12">=LUDecomp(optional qout, optional an)</text:span></text:p>
              <text:p text:style-name="P2"><text:span text:style-name="T12"/></text:p>
              <text:p text:style-name="P2"><text:span text:style-name="T12">If qout=0 (default) only 1 is returned but the result is stored in MatArray3</text:span></text:p>
              <text:p text:style-name="P2"><text:span text:style-name="T12">An is the nxn matrix to be decomposed</text:span></text:p>
              <text:p text:style-name="P2"><text:span text:style-name="T12">The result is an nxn matrix containing both the upper and lower triangular matrices of the decomposition.</text:span></text:p>
              <text:p text:style-name="P2"><text:span text:style-name="T12">Note that an is not directly decomposed. A row-wise permutation is proessed in order to stabilize the process.</text:span></text:p>
              <text:p text:style-name="P2"><text:span text:style-name="T12"/></text:p>
            </office:annotation>
            <text:p>LUDecomp (function)</text:p>
          </table:table-cell>
          <table:table-cell table:number-columns-repeated="5"/>
          <table:table-cell office:value-type="string" calcext:value-type="string">
            <office:annotation draw:style-name="gr8" draw:text-style-name="P3" svg:width="126.48mm" svg:height="37.56mm" svg:x="571.5mm" svg:y="152.07mm" draw:caption-point-x="-6.1mm" draw:caption-point-y="17.22mm">
              <dc:creator>WV</dc:creator>
              <dc:date>2016-02-08T00:00:00</dc:date>
              <text:p text:style-name="P2"><text:span text:style-name="T12">Performs a test of significance of the difference between two proportions.</text:span></text:p>
              <text:p text:style-name="P2"><text:span text:style-name="T12"/></text:p>
              <text:p text:style-name="P2"><text:span text:style-name="T12">=PropDiff2(p1,n1,p2,n2,optional mode)</text:span></text:p>
              <text:p text:style-name="P2"><text:span text:style-name="T12"/></text:p>
              <text:p text:style-name="P2"><text:span text:style-name="T12">P1 and p2 are the two proportions</text:span></text:p>
              <text:p text:style-name="P2"><text:span text:style-name="T12">N1 and n2 are the two sample sizes</text:span></text:p>
              <text:p text:style-name="P2"><text:span text:style-name="T12">If mode=1, a one-tail test is performed</text:span></text:p>
              <text:p text:style-name="P2"><text:span text:style-name="T12">If mode=2 (default), a two-tail test is performed.</text:span></text:p>
              <text:p text:style-name="P2"><text:span text:style-name="T12">The result is a 3x2 array.</text:span></text:p>
            </office:annotation>
            <text:p>PropTest2 (function)</text:p>
          </table:table-cell>
          <table:table-cell table:number-columns-repeated="4"/>
        </table:table-row>
        <table:table-row table:style-name="ro1">
          <table:table-cell table:number-columns-repeated="8"/>
          <table:table-cell office:value-type="string" calcext:value-type="string">
            <office:annotation draw:style-name="gr57" draw:text-style-name="P3" svg:width="78.89mm" svg:height="43.15mm" svg:x="209.99mm" svg:y="156.59mm" draw:caption-point-x="-6.1mm" draw:caption-point-y="17.21mm">
              <dc:creator>WV</dc:creator>
              <dc:date>2015-12-21T00:00:00</dc:date>
              <text:p text:style-name="P2"><text:span text:style-name="T12">Returns the bitwsie Sheffer stroke of two binary numbers.</text:span></text:p>
              <text:p text:style-name="P2"><text:span text:style-name="T12"/></text:p>
              <text:p text:style-name="P2"><text:span text:style-name="T12">=BSHEFF(a,b,n)</text:span></text:p>
              <text:p text:style-name="P2"><text:span text:style-name="T12"/></text:p>
              <text:p text:style-name="P2"><text:span text:style-name="T12">A and b are two binary numbers (strings)</text:span></text:p>
              <text:p text:style-name="P2"><text:span text:style-name="T12">N is the number of bits in the result.</text:span></text:p>
              <text:p text:style-name="P2"><text:span text:style-name="T12">The result is a binary number (string) with n bits.</text:span></text:p>
            </office:annotation>
            <text:p>BSHEFF (function)</text:p>
          </table:table-cell>
          <table:table-cell table:number-columns-repeated="2"/>
          <table:table-cell office:value-type="string" calcext:value-type="string">
            <office:annotation draw:style-name="gr47" draw:text-style-name="P3" svg:width="103.32mm" svg:height="46.91mm" svg:x="277.99mm" svg:y="156.59mm" draw:caption-point-x="-6.1mm" draw:caption-point-y="17.21mm">
              <dc:creator>WV</dc:creator>
              <dc:date>2015-12-30T00:00:00</dc:date>
              <text:p text:style-name="P2"><text:span text:style-name="T12">Returns the entropy of a data set.</text:span></text:p>
              <text:p text:style-name="P2"><text:span text:style-name="T12"/></text:p>
              <text:p text:style-name="P2"><text:span text:style-name="T12">=Entropy(a)</text:span></text:p>
              <text:p text:style-name="P2"><text:span text:style-name="T12"/></text:p>
              <text:p text:style-name="P2"><text:span text:style-name="T12">A is a column vector containing data.</text:span></text:p>
              <text:p text:style-name="P2"><text:span text:style-name="T12">The result is a real number.</text:span></text:p>
              <text:p text:style-name="P2"><text:span text:style-name="T12"/></text:p>
              <text:p text:style-name="P2"><text:span text:style-name="T12"/></text:p>
            </office:annotation>
            <text:p>Entropy (function)</text:p>
          </table:table-cell>
          <table:table-cell table:number-columns-repeated="2"/>
          <table:table-cell table:style-name="ce53" office:value-type="string" calcext:value-type="string">
            <office:annotation draw:style-name="gr2" draw:text-style-name="P3" svg:width="112.48mm" svg:height="25.71mm" svg:x="345.72mm" svg:y="156.59mm" draw:caption-point-x="-6.1mm" draw:caption-point-y="17.21mm">
              <dc:date>2016-01-24T00:00:00</dc:date>
              <text:p text:style-name="P2"><text:span text:style-name="T12">Returns the volume of an ellipsoid.</text:span></text:p>
              <text:p text:style-name="P2"><text:span text:style-name="T12"/></text:p>
              <text:p text:style-name="P2"><text:span text:style-name="T12">=EllipVol(a,b,c)</text:span></text:p>
              <text:p text:style-name="P2"><text:span text:style-name="T12"/></text:p>
              <text:p text:style-name="P2"><text:span text:style-name="T12">A, b, and c are the lengths of the semi-axes</text:span></text:p>
              <text:p text:style-name="P2"><text:span text:style-name="T12">The result is a real number</text:span></text:p>
            </office:annotation>
            <text:p>EllipVol (function)</text:p>
          </table:table-cell>
          <table:table-cell table:number-columns-repeated="3"/>
          <table:table-cell office:value-type="string" calcext:value-type="string">
            <office:annotation draw:style-name="gr6" draw:text-style-name="P3" svg:width="126.88mm" svg:height="29.66mm" svg:x="436.03mm" svg:y="156.59mm" draw:caption-point-x="-6.1mm" draw:caption-point-y="17.21mm">
              <dc:date>2016-01-31T00:00:00</dc:date>
              <text:p text:style-name="P2"><text:span text:style-name="T12">Returns the determinant of a real, square matrix stored in a MatArray</text:span></text:p>
              <text:p text:style-name="P2"><text:span text:style-name="T12"/></text:p>
              <text:p text:style-name="P2"><text:span text:style-name="T12">=MatDeterm(optional z, optional eps)</text:span></text:p>
              <text:p text:style-name="P2"><text:span text:style-name="T12"/></text:p>
              <text:p text:style-name="P2"><text:span text:style-name="T12">Z determines the MatArray used (1, 2, or 3) (default is MatArray1)</text:span></text:p>
              <text:p text:style-name="P2"><text:span text:style-name="T12">Eps is the desired precision (default=1E-10)</text:span></text:p>
              <text:p text:style-name="P2"><text:span text:style-name="T12">The result is a real number</text:span></text:p>
            </office:annotation>
            <text:p>MatDeterm (function)</text:p>
          </table:table-cell>
          <table:table-cell table:number-columns-repeated="5"/>
          <table:table-cell office:value-type="string" calcext:value-type="string">
            <office:annotation draw:style-name="gr17" draw:text-style-name="P3" svg:width="134.85mm" svg:height="45.46mm" svg:x="571.5mm" svg:y="156.59mm" draw:caption-point-x="-6.1mm" draw:caption-point-y="17.21mm">
              <dc:date>2016-02-06T00:00:00</dc:date>
              <text:p text:style-name="P2"><text:span text:style-name="T12">Returns the probability of a studentized range having a specified degrees of freedom and number of samples.</text:span></text:p>
              <text:p text:style-name="P2"><text:span text:style-name="T12"/></text:p>
              <text:p text:style-name="P2"><text:span text:style-name="T12">=PRTRNG(q,v,r)</text:span></text:p>
              <text:p text:style-name="P2"><text:span text:style-name="T12"/></text:p>
              <text:p text:style-name="P2"><text:span text:style-name="T12">Returns the probability from 0 to q of a studentized range having v degrees of freedom and r samples</text:span></text:p>
              <text:p text:style-name="P2"><text:span text:style-name="T12">The result is a real number</text:span></text:p>
            </office:annotation>
            <text:p>PRTRNG (function)</text:p>
          </table:table-cell>
          <table:table-cell table:number-columns-repeated="4"/>
        </table:table-row>
        <table:table-row table:style-name="ro1">
          <table:table-cell table:number-columns-repeated="8"/>
          <table:table-cell office:value-type="string" calcext:value-type="string">
            <office:annotation draw:style-name="gr106" draw:text-style-name="P3" svg:width="79.45mm" svg:height="40.5mm" svg:x="209.99mm" svg:y="161.1mm" draw:caption-point-x="-6.1mm" draw:caption-point-y="17.22mm">
              <dc:creator>WV</dc:creator>
              <dc:date>2015-12-21T00:00:00</dc:date>
              <text:p text:style-name="P2"><text:span text:style-name="T12">Shifts a binary number left a specified number of places.</text:span></text:p>
              <text:p text:style-name="P2"><text:span text:style-name="T12"/></text:p>
              <text:p text:style-name="P2"><text:span text:style-name="T12">=BSHFTL(a,b,s)</text:span></text:p>
              <text:p text:style-name="P2"><text:span text:style-name="T12">A is a binary number (string)</text:span></text:p>
              <text:p text:style-name="P2"><text:span text:style-name="T12">B is the number of places to the left to shift the number</text:span></text:p>
              <text:p text:style-name="P2"><text:span text:style-name="T12">S is the number of bits in the result</text:span></text:p>
              <text:p text:style-name="P2"><text:span text:style-name="T12">The result is a binary number (string) with s bits.</text:span></text:p>
            </office:annotation>
            <text:p>BSHFTL (function)</text:p>
          </table:table-cell>
          <table:table-cell table:number-columns-repeated="2"/>
          <table:table-cell office:value-type="string" calcext:value-type="string">
            <office:annotation draw:style-name="gr107" draw:text-style-name="P3" svg:width="81.93mm" svg:height="49.93mm" svg:x="277.99mm" svg:y="161.1mm" draw:caption-point-x="-6.1mm" draw:caption-point-y="17.22mm">
              <dc:creator>WV</dc:creator>
              <dc:date>2016-01-14T00:00:00</dc:date>
              <text:p text:style-name="P2"><text:span text:style-name="T12">Returns the entropy.</text:span></text:p>
              <text:p text:style-name="P2"><text:span text:style-name="T12"/></text:p>
              <text:p text:style-name="P2"><text:span text:style-name="T12">=ENTROPY2(a,optional b)</text:span></text:p>
              <text:p text:style-name="P2"><text:span text:style-name="T12"/></text:p>
              <text:p text:style-name="P2"><text:span text:style-name="T12">A is a column vector</text:span></text:p>
              <text:p text:style-name="P2"><text:span text:style-name="T12">If b=0 (default), then the input values are not relative frequencies.</text:span></text:p>
              <text:p text:style-name="P2"><text:span text:style-name="T12">If b=1, then relative frequencies are used.</text:span></text:p>
              <text:p text:style-name="P2"><text:span text:style-name="T12">The result is a real number</text:span></text:p>
            </office:annotation>
            <text:p>ENTROPY2 (function)</text:p>
          </table:table-cell>
          <table:table-cell table:number-columns-repeated="2"/>
          <table:table-cell office:value-type="string" calcext:value-type="string">
            <office:annotation draw:style-name="gr108" draw:text-style-name="P3" svg:width="87.98mm" svg:height="32.47mm" svg:x="345.72mm" svg:y="161.1mm" draw:caption-point-x="-6.1mm" draw:caption-point-y="17.22mm">
              <dc:date>2016-01-21T00:00:00</dc:date>
              <text:p text:style-name="P2"><text:span text:style-name="T12">Returns the value of e to 11 decimal places.</text:span></text:p>
              <text:p text:style-name="P2"><text:span text:style-name="T12"/></text:p>
              <text:p text:style-name="P2"><text:span text:style-name="T12">=Enum()</text:span></text:p>
              <text:p text:style-name="P2"><text:span text:style-name="T12"/></text:p>
              <text:p text:style-name="P2"><text:span text:style-name="T12">This function does not take an argument</text:span></text:p>
              <text:p text:style-name="P2"><text:span text:style-name="T12">The result is a real number</text:span></text:p>
            </office:annotation>
            <text:p>Enum (function)</text:p>
          </table:table-cell>
          <table:table-cell table:number-columns-repeated="3"/>
          <table:table-cell table:style-name="ce53" office:value-type="string" calcext:value-type="string">
            <office:annotation draw:style-name="gr8" draw:text-style-name="P3" svg:width="129.36mm" svg:height="37.56mm" svg:x="436.03mm" svg:y="161.1mm" draw:caption-point-x="-6.1mm" draw:caption-point-y="17.22mm">
              <dc:date>2016-02-01T00:00:00</dc:date>
              <text:p text:style-name="P2"><text:span text:style-name="T12">Returns derivative values of a matrix</text:span></text:p>
              <text:p text:style-name="P2"><text:span text:style-name="T12"/></text:p>
              <text:p text:style-name="P2"><text:span text:style-name="T12">=MatDiff(optional qout, optional An, optional Bn)</text:span></text:p>
              <text:p text:style-name="P2"><text:span text:style-name="T12"/></text:p>
              <text:p text:style-name="P2"><text:span text:style-name="T12">If qout=0 (default), only 1 is returned, but the result is stored in MatArray3.</text:span></text:p>
              <text:p text:style-name="P2"><text:span text:style-name="T12">Given an independent variable in a column vector An, and a matrix containing vectors (rows) as an independent variable in a matrix Bn, MatDiff differentiates the vector across rows and returns a matrix of the same size as Bn containing the derivative values.</text:span></text:p>
            </office:annotation>
            <text:p>MatDiff (function)</text:p>
          </table:table-cell>
          <table:table-cell table:number-columns-repeated="5"/>
          <table:table-cell office:value-type="string" calcext:value-type="string">
            <office:annotation draw:style-name="gr8" draw:text-style-name="P3" svg:width="137.63mm" svg:height="37.56mm" svg:x="571.5mm" svg:y="161.1mm" draw:caption-point-x="-6.1mm" draw:caption-point-y="17.22mm">
              <dc:date>2016-02-06T00:00:00</dc:date>
              <text:p text:style-name="P2"><text:span text:style-name="T12">Returns the critical value for Hartley's Fmax test.</text:span></text:p>
              <text:p text:style-name="P2"><text:span text:style-name="T12"/></text:p>
              <text:p text:style-name="P2"><text:span text:style-name="T12">=QFMax(k,df,optional alpha)</text:span></text:p>
              <text:p text:style-name="P2"><text:span text:style-name="T12"/></text:p>
              <text:p text:style-name="P2"><text:span text:style-name="T12">K is the number of groups being tested (up to 10 groups)</text:span></text:p>
              <text:p text:style-name="P2"><text:span text:style-name="T12">Df is the degrees of freedom</text:span></text:p>
              <text:p text:style-name="P2"><text:span text:style-name="T12">If alpha=0 (default), the test alpha is 0.05</text:span></text:p>
              <text:p text:style-name="P2"><text:span text:style-name="T12">If alpha=1, the test alpha is 0.01</text:span></text:p>
              <text:p text:style-name="P2"><text:span text:style-name="T12">The result is a real number.</text:span></text:p>
            </office:annotation>
            <text:p>QFMax (function)</text:p>
          </table:table-cell>
          <table:table-cell table:number-columns-repeated="4"/>
        </table:table-row>
        <table:table-row table:style-name="ro1">
          <table:table-cell table:number-columns-repeated="8"/>
          <table:table-cell office:value-type="string" calcext:value-type="string">
            <office:annotation draw:style-name="gr109" draw:text-style-name="P3" svg:width="89.23mm" svg:height="47.13mm" svg:x="209.99mm" svg:y="165.62mm" draw:caption-point-x="-6.1mm" draw:caption-point-y="17.21mm">
              <dc:creator>WV</dc:creator>
              <dc:date>2015-12-21T00:00:00</dc:date>
              <text:p text:style-name="P2"><text:span text:style-name="T12">Shifts a binary number right a specified number of places.</text:span></text:p>
              <text:p text:style-name="P2"><text:span text:style-name="T12"/></text:p>
              <text:p text:style-name="P2"><text:span text:style-name="T12">=BSHFTR(a,b,s)</text:span></text:p>
              <text:p text:style-name="P2"><text:span text:style-name="T12">A is a binary number (string)</text:span></text:p>
              <text:p text:style-name="P2"><text:span text:style-name="T12">B is the number of places to shift the number right</text:span></text:p>
              <text:p text:style-name="P2"><text:span text:style-name="T12">S is the number of bits of the result</text:span></text:p>
              <text:p text:style-name="P2"><text:span text:style-name="T12">The result is a binary number (string) with s bits.</text:span></text:p>
            </office:annotation>
            <text:p>BSHFTR (function)</text:p>
          </table:table-cell>
          <table:table-cell table:number-columns-repeated="2"/>
          <table:table-cell office:value-type="string" calcext:value-type="string">
            <office:annotation draw:style-name="gr110" draw:text-style-name="P3" svg:width="92.78mm" svg:height="104.71mm" svg:x="277.99mm" svg:y="165.62mm" draw:caption-point-x="-6.1mm" draw:caption-point-y="17.21mm">
              <dc:creator>WV</dc:creator>
              <dc:date>2016-01-12T00:00:00</dc:date>
              <text:p text:style-name="P2"><text:span text:style-name="T12">Estimates the parameters of a distribution. Can also determine a distribution type for a set of data.</text:span></text:p>
              <text:p text:style-name="P2"><text:span text:style-name="T12"/></text:p>
              <text:p text:style-name="P2"><text:span text:style-name="T12">=ESTDIST(a, optional b,optional n)</text:span></text:p>
              <text:p text:style-name="P2"><text:span text:style-name="T12"/></text:p>
              <text:p text:style-name="P2"><text:span text:style-name="T12">A is a column vector containing data.</text:span></text:p>
              <text:p text:style-name="P2"><text:span text:style-name="T12">B is the type of distribution to be fitted</text:span></text:p>
              <text:p text:style-name="P2"><text:span text:style-name="T12">'</text:span><text:span text:style-name="T12"><text:tab/></text:span><text:span text:style-name="T12">1=Normal (default)</text:span></text:p>
              <text:p text:style-name="P2"><text:span text:style-name="T12">'</text:span><text:span text:style-name="T12"><text:tab/></text:span><text:span text:style-name="T12">2=Beta</text:span></text:p>
              <text:p text:style-name="P2"><text:span text:style-name="T12">'</text:span><text:span text:style-name="T12"><text:tab/></text:span><text:span text:style-name="T12">3=Binomial</text:span></text:p>
              <text:p text:style-name="P2"><text:span text:style-name="T12">'</text:span><text:span text:style-name="T12"><text:tab/></text:span><text:span text:style-name="T12">4=Chi square</text:span></text:p>
              <text:p text:style-name="P2"><text:span text:style-name="T12">'</text:span><text:span text:style-name="T12"><text:tab/></text:span><text:span text:style-name="T12">5=Exponential</text:span></text:p>
              <text:p text:style-name="P2"><text:span text:style-name="T12">'</text:span><text:span text:style-name="T12"><text:tab/></text:span><text:span text:style-name="T12">6=Gamma</text:span></text:p>
              <text:p text:style-name="P2"><text:span text:style-name="T12">'</text:span><text:span text:style-name="T12"><text:tab/></text:span><text:span text:style-name="T12">7=Log normal</text:span></text:p>
              <text:p text:style-name="P2"><text:span text:style-name="T12">'</text:span><text:span text:style-name="T12"><text:tab/></text:span><text:span text:style-name="T12">8=Poisson</text:span></text:p>
              <text:p text:style-name="P2"><text:span text:style-name="T12">'</text:span><text:span text:style-name="T12"><text:tab/></text:span><text:span text:style-name="T12">9=Uniform</text:span></text:p>
              <text:p text:style-name="P2"><text:span text:style-name="T12">'</text:span><text:span text:style-name="T12"><text:tab/></text:span><text:span text:style-name="T12">10=Best Fit</text:span></text:p>
              <text:p text:style-name="P2"><text:span text:style-name="T12">If n is specified, it is the number of frequency bins desired; ottherwise, ESTDIST will rpovide 10 bins.</text:span></text:p>
              <text:p text:style-name="P2"><text:span text:style-name="T12"/></text:p>
              <text:p text:style-name="P2"><text:span text:style-name="T12">If b=10, the function will serach for a best fit from the distribution types above.</text:span></text:p>
              <text:p text:style-name="P2"><text:span text:style-name="T12"/></text:p>
              <text:p text:style-name="P2"><text:span text:style-name="T12">The result is a matrix containing an nx2 table of the data points entered and the estimated frequencies, and the type of distribution and its parameters.</text:span></text:p>
            </office:annotation>
            <text:p>ESTDIST (function)</text:p>
          </table:table-cell>
          <table:table-cell table:number-columns-repeated="2"/>
          <table:table-cell office:value-type="string" calcext:value-type="string">
            <office:annotation draw:style-name="gr2" draw:text-style-name="P3" svg:width="124.56mm" svg:height="25.71mm" svg:x="345.72mm" svg:y="165.62mm" draw:caption-point-x="-6.1mm" draw:caption-point-y="17.21mm">
              <dc:date>2016-01-29T00:00:00</dc:date>
              <text:p text:style-name="P2"><text:span text:style-name="T12">Converts degrees to gradians</text:span></text:p>
              <text:p text:style-name="P2"><text:span text:style-name="T12"/></text:p>
              <text:p text:style-name="P2"><text:span text:style-name="T12">=Gradians(a)</text:span></text:p>
              <text:p text:style-name="P2"><text:span text:style-name="T12"/></text:p>
              <text:p text:style-name="P2"><text:span text:style-name="T12">A is an angular measure in degrees</text:span></text:p>
              <text:p text:style-name="P2"><text:span text:style-name="T12">The result is a real number (gradians)</text:span></text:p>
            </office:annotation>
            <text:p>Gradians (function)</text:p>
          </table:table-cell>
          <table:table-cell table:number-columns-repeated="3"/>
          <table:table-cell office:value-type="string" calcext:value-type="string">
            <office:annotation draw:style-name="gr6" draw:text-style-name="P3" svg:width="129.36mm" svg:height="29.66mm" svg:x="436.03mm" svg:y="165.62mm" draw:caption-point-x="-6.1mm" draw:caption-point-y="17.21mm">
              <dc:date>2016-01-31T00:00:00</dc:date>
              <text:p text:style-name="P2"><text:span text:style-name="T12">Returns the product of one matrix and the inverse of another matrix.</text:span></text:p>
              <text:p text:style-name="P2"><text:span text:style-name="T12"/></text:p>
              <text:p text:style-name="P2"><text:span text:style-name="T12">=MatDiv(optional qout, optional An, optional Bn)</text:span></text:p>
              <text:p text:style-name="P2"><text:span text:style-name="T12"/></text:p>
              <text:p text:style-name="P2"><text:span text:style-name="T12">If qout=0 (default), only a 1 is returned, but the result is stored in MatArray3.</text:span></text:p>
              <text:p text:style-name="P2"><text:span text:style-name="T12">An is multipled by the inverse of Bn. If An is nxn and Bn is nxm, the result is an nxm matrix.</text:span></text:p>
            </office:annotation>
            <text:p>MatDiv (function)</text:p>
          </table:table-cell>
          <table:table-cell table:number-columns-repeated="5"/>
          <table:table-cell office:value-type="string" calcext:value-type="string">
            <office:annotation draw:style-name="gr8" draw:text-style-name="P3" svg:width="134.23mm" svg:height="37.56mm" svg:x="571.5mm" svg:y="165.62mm" draw:caption-point-x="-6.1mm" draw:caption-point-y="17.21mm">
              <dc:date>2016-02-06T00:00:00</dc:date>
              <text:p text:style-name="P2"><text:span text:style-name="T12">Estimate the pth quantile for a studentized range distribution </text:span></text:p>
              <text:p text:style-name="P2"><text:span text:style-name="T12"/></text:p>
              <text:p text:style-name="P2"><text:span text:style-name="T12">=QTRNG(p,v,r)</text:span></text:p>
              <text:p text:style-name="P2"><text:span text:style-name="T12"/></text:p>
              <text:p text:style-name="P2"><text:span text:style-name="T12">The pth quantile is returned (0.9&lt;p&lt;0.99)</text:span></text:p>
              <text:p text:style-name="P2"><text:span text:style-name="T12">V is the degrees of freedom</text:span></text:p>
              <text:p text:style-name="P2"><text:span text:style-name="T12">R is the number of samples</text:span></text:p>
              <text:p text:style-name="P2"><text:span text:style-name="T12">The result is a real number</text:span></text:p>
              <text:p text:style-name="P2"><text:span text:style-name="T12"/></text:p>
            </office:annotation>
            <text:p>QTRNG (function)</text:p>
          </table:table-cell>
          <table:table-cell table:number-columns-repeated="4"/>
        </table:table-row>
        <table:table-row table:style-name="ro1">
          <table:table-cell table:number-columns-repeated="8"/>
          <table:table-cell office:value-type="string" calcext:value-type="string">
            <office:annotation draw:style-name="gr111" draw:text-style-name="P3" svg:width="93.42mm" svg:height="34.65mm" svg:x="209.99mm" svg:y="170.13mm" draw:caption-point-x="-6.1mm" draw:caption-point-y="17.22mm">
              <dc:creator>WV</dc:creator>
              <dc:date>2015-12-21T00:00:00</dc:date>
              <text:p text:style-name="P2"><text:span text:style-name="T12">Returns the difference of two binary numbers.</text:span></text:p>
              <text:p text:style-name="P2"><text:span text:style-name="T12"/></text:p>
              <text:p text:style-name="P2"><text:span text:style-name="T12">=BSUB(a,b,s)</text:span></text:p>
              <text:p text:style-name="P2"><text:span text:style-name="T12"/></text:p>
              <text:p text:style-name="P2"><text:span text:style-name="T12">A and b are two binary numbers (strings)</text:span></text:p>
              <text:p text:style-name="P2"><text:span text:style-name="T12">S is the number of bits in the result</text:span></text:p>
              <text:p text:style-name="P2"><text:span text:style-name="T12">The result is a binary number (string) with s bits.</text:span></text:p>
            </office:annotation>
            <text:p>BSUB (function)</text:p>
          </table:table-cell>
          <table:table-cell table:number-columns-repeated="2"/>
          <table:table-cell office:value-type="string" calcext:value-type="string">
            <office:annotation draw:style-name="gr70" draw:text-style-name="P3" svg:width="102.09mm" svg:height="43.9mm" svg:x="277.99mm" svg:y="170.13mm" draw:caption-point-x="-6.1mm" draw:caption-point-y="17.22mm">
              <dc:creator>WV</dc:creator>
              <dc:date>2016-01-03T00:00:00</dc:date>
              <text:p text:style-name="P2"><text:span text:style-name="T12">Returns the entropy of an exponential distribution.</text:span></text:p>
              <text:p text:style-name="P2"><text:span text:style-name="T12"/></text:p>
              <text:p text:style-name="P2"><text:span text:style-name="T12">=ExponEntropy(a)</text:span></text:p>
              <text:p text:style-name="P2"><text:span text:style-name="T12"/></text:p>
              <text:p text:style-name="P2"><text:span text:style-name="T12">A is the shape parameter lambda.</text:span></text:p>
              <text:p text:style-name="P2"><text:span text:style-name="T12">The result s a real number.</text:span></text:p>
              <text:p text:style-name="P2"><text:span text:style-name="T12"/></text:p>
              <text:p text:style-name="P2"><text:span text:style-name="T12"/></text:p>
            </office:annotation>
            <text:p>ExponEntropy (function)</text:p>
          </table:table-cell>
          <table:table-cell table:number-columns-repeated="2"/>
          <table:table-cell office:value-type="string" calcext:value-type="string">
            <office:annotation draw:style-name="gr112" draw:text-style-name="P3" svg:width="92.94mm" svg:height="40.59mm" svg:x="345.72mm" svg:y="170.13mm" draw:caption-point-x="-6.1mm" draw:caption-point-y="17.22mm">
              <dc:date>2016-01-20T00:00:00</dc:date>
              <text:p text:style-name="P2"><text:span text:style-name="T12">Returns the area of a regular hexagon</text:span></text:p>
              <text:p text:style-name="P2"><text:span text:style-name="T12"/></text:p>
              <text:p text:style-name="P2"><text:span text:style-name="T12">=HexArea(a)</text:span></text:p>
              <text:p text:style-name="P2"><text:span text:style-name="T12"/></text:p>
              <text:p text:style-name="P2"><text:span text:style-name="T12">A is the length of a side</text:span></text:p>
              <text:p text:style-name="P2"><text:span text:style-name="T12">The result is a real <text:s/>number</text:span></text:p>
              <text:p text:style-name="P2"><text:span text:style-name="T12"/></text:p>
            </office:annotation>
            <text:p>HexArea (function)</text:p>
          </table:table-cell>
          <table:table-cell table:number-columns-repeated="3"/>
          <table:table-cell office:value-type="string" calcext:value-type="string">
            <office:annotation draw:style-name="gr6" draw:text-style-name="P3" svg:width="128.74mm" svg:height="29.66mm" svg:x="436.03mm" svg:y="170.13mm" draw:caption-point-x="-6.1mm" draw:caption-point-y="17.22mm">
              <dc:date>2016-01-29T00:00:00</dc:date>
              <text:p text:style-name="P2"><text:span text:style-name="T12">Returns the number of dimensions of a multidimensional matrix.</text:span></text:p>
              <text:p text:style-name="P2"><text:span text:style-name="T12"/></text:p>
              <text:p text:style-name="P2"><text:span text:style-name="T12">=MatDS(z,optional a)</text:span></text:p>
              <text:p text:style-name="P2"><text:span text:style-name="T12">Z specifies the MatArray (1, 2, or 3)</text:span></text:p>
              <text:p text:style-name="P2"><text:span text:style-name="T12">A is a matrix. If a is specified, z is ignored.</text:span></text:p>
              <text:p text:style-name="P2"><text:span text:style-name="T12"/></text:p>
            </office:annotation>
            <text:p>MatDS (function)</text:p>
          </table:table-cell>
          <table:table-cell table:number-columns-repeated="5"/>
          <table:table-cell office:value-type="string" calcext:value-type="string">
            <office:annotation draw:style-name="gr43" draw:text-style-name="P3" svg:width="127.72mm" svg:height="53.36mm" svg:x="571.5mm" svg:y="170.13mm" draw:caption-point-x="-6.1mm" draw:caption-point-y="17.22mm">
              <dc:creator>WV</dc:creator>
              <dc:date>2016-02-08T00:00:00</dc:date>
              <text:p text:style-name="P2"><text:span text:style-name="T12">Returns either a probability value or a profile for a significance test of a rho, tau, or point-biserial correlation coefficient.</text:span></text:p>
              <text:p text:style-name="P2"><text:span text:style-name="T12"/></text:p>
              <text:p text:style-name="P2"><text:span text:style-name="T12">=RhoSig(r,n,optional d,optional t)</text:span></text:p>
              <text:p text:style-name="P2"><text:span text:style-name="T12"/></text:p>
              <text:p text:style-name="P2"><text:span text:style-name="T12">R is the correlation coefficient</text:span></text:p>
              <text:p text:style-name="P2"><text:span text:style-name="T12">N is the number of data pairs</text:span></text:p>
              <text:p text:style-name="P2"><text:span text:style-name="T12">If d=0 (default), only a probability is returned (which can be used to create a matrix of probability values from a correlation matrix)</text:span></text:p>
              <text:p text:style-name="P2"><text:span text:style-name="T12">If d=1, a profile is returned.</text:span></text:p>
              <text:p text:style-name="P2"><text:span text:style-name="T12">If t=1, a one-tail test is performed</text:span></text:p>
              <text:p text:style-name="P2"><text:span text:style-name="T12">If t=2 (default), a two-tail test is performed</text:span></text:p>
              <text:p text:style-name="P2"><text:span text:style-name="T12">The result is either a single real number or a 3x2 array</text:span></text:p>
            </office:annotation>
            <text:p>RhoSig (function)</text:p>
          </table:table-cell>
          <table:table-cell table:number-columns-repeated="4"/>
        </table:table-row>
        <table:table-row table:style-name="ro1">
          <table:table-cell table:number-columns-repeated="8"/>
          <table:table-cell office:value-type="string" calcext:value-type="string">
            <office:annotation draw:style-name="gr113" draw:text-style-name="P3" svg:width="98.17mm" svg:height="49.79mm" svg:x="209.99mm" svg:y="174.65mm" draw:caption-point-x="-6.1mm" draw:caption-point-y="17.22mm">
              <dc:creator>WV</dc:creator>
              <dc:date>2015-12-21T00:00:00</dc:date>
              <text:p text:style-name="P2"><text:span text:style-name="T12">Returns the bitwise exclusive NOR of two binary numbers.</text:span></text:p>
              <text:p text:style-name="P2"><text:span text:style-name="T12"/></text:p>
              <text:p text:style-name="P2"><text:span text:style-name="T12">=BXNOR1(a,b,n)</text:span></text:p>
              <text:p text:style-name="P2"><text:span text:style-name="T12"/></text:p>
              <text:p text:style-name="P2"><text:span text:style-name="T12">A and b are two binary numbers (strings)</text:span></text:p>
              <text:p text:style-name="P2"><text:span text:style-name="T12">N is the number of bits in the result</text:span></text:p>
              <text:p text:style-name="P2"><text:span text:style-name="T12"/></text:p>
              <text:p text:style-name="P2"><text:span text:style-name="T12"/></text:p>
            </office:annotation>
            <text:p>BXNOR1 (function)</text:p>
          </table:table-cell>
          <table:table-cell table:number-columns-repeated="2"/>
          <table:table-cell office:value-type="string" calcext:value-type="string">
            <office:annotation draw:style-name="gr114" draw:text-style-name="P3" svg:width="119.45mm" svg:height="31.86mm" svg:x="277.99mm" svg:y="174.65mm" draw:caption-point-x="-6.1mm" draw:caption-point-y="17.22mm">
              <dc:creator>WV</dc:creator>
              <dc:date>2016-01-03T00:00:00</dc:date>
              <text:p text:style-name="P2"><text:span text:style-name="T12">Returns the mean of an exponential distribution.</text:span></text:p>
              <text:p text:style-name="P2"><text:span text:style-name="T12"/></text:p>
              <text:p text:style-name="P2"><text:span text:style-name="T12">=ExponMean(a)</text:span></text:p>
              <text:p text:style-name="P2"><text:span text:style-name="T12"/></text:p>
              <text:p text:style-name="P2"><text:span text:style-name="T12">A is the shape parameter lambda.</text:span></text:p>
              <text:p text:style-name="P2"><text:span text:style-name="T12">The result is a real number.</text:span></text:p>
            </office:annotation>
            <text:p>ExponMean (function)</text:p>
          </table:table-cell>
          <table:table-cell table:number-columns-repeated="2"/>
          <table:table-cell office:value-type="string" calcext:value-type="string">
            <office:annotation draw:style-name="gr70" draw:text-style-name="P3" svg:width="74.03mm" svg:height="43.9mm" svg:x="345.72mm" svg:y="174.65mm" draw:caption-point-x="-6.1mm" draw:caption-point-y="17.22mm">
              <dc:date>2016-01-20T00:00:00</dc:date>
              <text:p text:style-name="P2"><text:span text:style-name="T12">Returns the perimeter of a regular hexagon</text:span></text:p>
              <text:p text:style-name="P2"><text:span text:style-name="T12"/></text:p>
              <text:p text:style-name="P2"><text:span text:style-name="T12">=HexPeri(a)</text:span></text:p>
              <text:p text:style-name="P2"><text:span text:style-name="T12"/></text:p>
              <text:p text:style-name="P2"><text:span text:style-name="T12">A is the length of a side</text:span></text:p>
              <text:p text:style-name="P2"><text:span text:style-name="T12">The result is a real number.</text:span></text:p>
            </office:annotation>
            <text:p>HexPeri (function)</text:p>
          </table:table-cell>
          <table:table-cell table:number-columns-repeated="3"/>
          <table:table-cell office:value-type="string" calcext:value-type="string">
            <office:annotation draw:style-name="gr16" draw:text-style-name="P3" svg:width="134.63mm" svg:height="33.61mm" svg:x="436.03mm" svg:y="174.65mm" draw:caption-point-x="-6.1mm" draw:caption-point-y="17.22mm">
              <dc:date>2016-01-31T00:00:00</dc:date>
              <text:p text:style-name="P2"><text:span text:style-name="T12">Returns a matrix raised to a specified power</text:span></text:p>
              <text:p text:style-name="P2"><text:span text:style-name="T12"/></text:p>
              <text:p text:style-name="P2"><text:span text:style-name="T12">=MatPower(optional qout, optional An, optional B)</text:span></text:p>
              <text:p text:style-name="P2"><text:span text:style-name="T12"/></text:p>
              <text:p text:style-name="P2"><text:span text:style-name="T12">If qout=0 (default), only a 1 is returned, but the result is stored in MatArray3.</text:span></text:p>
              <text:p text:style-name="P2"><text:span text:style-name="T12">An is a square matrix</text:span></text:p>
              <text:p text:style-name="P2"><text:span text:style-name="T12">B is an integer</text:span></text:p>
              <text:p text:style-name="P2"><text:span text:style-name="T12">The result is a matrix of equal size as An</text:span></text:p>
            </office:annotation>
            <text:p>MatPower (function)</text:p>
          </table:table-cell>
          <table:table-cell table:number-columns-repeated="5"/>
          <table:table-cell office:value-type="string" calcext:value-type="string">
            <office:annotation draw:style-name="gr6" draw:text-style-name="P3" svg:width="130.2mm" svg:height="29.66mm" svg:x="571.5mm" svg:y="174.65mm" draw:caption-point-x="-6.1mm" draw:caption-point-y="17.22mm">
              <dc:creator>WV</dc:creator>
              <dc:date>2016-02-08T00:00:00</dc:date>
              <text:p text:style-name="P2"><text:span text:style-name="T12">Returns a coefficient of determination (R square)</text:span></text:p>
              <text:p text:style-name="P2"><text:span text:style-name="T12"/></text:p>
              <text:p text:style-name="P2"><text:span text:style-name="T12">=Rsquare(y,x)</text:span></text:p>
              <text:p text:style-name="P2"><text:span text:style-name="T12"/></text:p>
              <text:p text:style-name="P2"><text:span text:style-name="T12">Y is a column vector containing a dependent variable</text:span></text:p>
              <text:p text:style-name="P2"><text:span text:style-name="T12">X is a matrix of independent variables</text:span></text:p>
              <text:p text:style-name="P2"><text:span text:style-name="T12">The result is a real number</text:span></text:p>
            </office:annotation>
            <text:p>Rsquare (function)</text:p>
          </table:table-cell>
          <table:table-cell table:number-columns-repeated="4"/>
        </table:table-row>
        <table:table-row table:style-name="ro1">
          <table:table-cell table:number-columns-repeated="8"/>
          <table:table-cell office:value-type="string" calcext:value-type="string">
            <office:annotation draw:style-name="gr69" draw:text-style-name="P3" svg:width="101.8mm" svg:height="43.42mm" svg:x="209.99mm" svg:y="179.16mm" draw:caption-point-x="-6.1mm" draw:caption-point-y="17.22mm">
              <dc:creator>WV</dc:creator>
              <dc:date>2015-12-21T00:00:00</dc:date>
              <text:p text:style-name="P2"><text:span text:style-name="T12">Returns the bitwise exclusive OR of two binary numbers.</text:span></text:p>
              <text:p text:style-name="P2"><text:span text:style-name="T12"/></text:p>
              <text:p text:style-name="P2"><text:span text:style-name="T12">=BXOR1(a,b,n)</text:span></text:p>
              <text:p text:style-name="P2"><text:span text:style-name="T12"/></text:p>
              <text:p text:style-name="P2"><text:span text:style-name="T12">A and b are two binary number (strings).</text:span></text:p>
              <text:p text:style-name="P2"><text:span text:style-name="T12">N is the number fo bits in the result.</text:span></text:p>
              <text:p text:style-name="P2"><text:span text:style-name="T12"/></text:p>
              <text:p text:style-name="P2"><text:span text:style-name="T12"/></text:p>
            </office:annotation>
            <text:p>BXOR1 (function)</text:p>
          </table:table-cell>
          <table:table-cell table:number-columns-repeated="2"/>
          <table:table-cell office:value-type="string" calcext:value-type="string">
            <office:annotation draw:style-name="gr115" draw:text-style-name="P3" svg:width="96.82mm" svg:height="41.2mm" svg:x="277.99mm" svg:y="179.16mm" draw:caption-point-x="-6.1mm" draw:caption-point-y="17.22mm">
              <dc:creator>WV</dc:creator>
              <dc:date>2016-01-03T00:00:00</dc:date>
              <text:p text:style-name="P2"><text:span text:style-name="T12">Returns the median of an exponential distribution.</text:span></text:p>
              <text:p text:style-name="P2"><text:span text:style-name="T12"/></text:p>
              <text:p text:style-name="P2"><text:span text:style-name="T12">=ExponMedian(a)</text:span></text:p>
              <text:p text:style-name="P2"><text:span text:style-name="T12"/></text:p>
              <text:p text:style-name="P2"><text:span text:style-name="T12">A is the shape parameter lambda.</text:span></text:p>
              <text:p text:style-name="P2"><text:span text:style-name="T12">The result is a real number.</text:span></text:p>
              <text:p text:style-name="P2"><text:span text:style-name="T12"/></text:p>
              <text:p text:style-name="P2"><text:span text:style-name="T12"/></text:p>
            </office:annotation>
            <text:p>ExponMedian (function)</text:p>
          </table:table-cell>
          <table:table-cell table:number-columns-repeated="2"/>
          <table:table-cell office:value-type="string" calcext:value-type="string">
            <office:annotation draw:style-name="gr66" draw:text-style-name="P3" svg:width="88.29mm" svg:height="46.61mm" svg:x="345.72mm" svg:y="179.16mm" draw:caption-point-x="-6.1mm" draw:caption-point-y="17.22mm">
              <dc:date>2016-01-20T00:00:00</dc:date>
              <text:p text:style-name="P2"><text:span text:style-name="T12">Returns the radius of a circle circumscribed around a regular hexagon.</text:span></text:p>
              <text:p text:style-name="P2"><text:span text:style-name="T12"/></text:p>
              <text:p text:style-name="P2"><text:span text:style-name="T12">=HexR(a)</text:span></text:p>
              <text:p text:style-name="P2"><text:span text:style-name="T12"/></text:p>
              <text:p text:style-name="P2"><text:span text:style-name="T12">A is the length of a side.</text:span></text:p>
              <text:p text:style-name="P2"><text:span text:style-name="T12">The result is <text:s/>real number</text:span></text:p>
            </office:annotation>
            <text:p>HexR (function)</text:p>
          </table:table-cell>
          <table:table-cell table:number-columns-repeated="3"/>
          <table:table-cell office:value-type="string" calcext:value-type="string">
            <office:annotation draw:style-name="gr21" draw:text-style-name="P3" svg:width="126.26mm" svg:height="21.76mm" svg:x="436.03mm" svg:y="179.17mm" draw:caption-point-x="-6.1mm" draw:caption-point-y="17.21mm">
              <dc:date>2016-01-29T00:00:00</dc:date>
              <text:p text:style-name="P2"><text:span text:style-name="T12">Returns the contents of a MatArray</text:span></text:p>
              <text:p text:style-name="P2"><text:span text:style-name="T12"/></text:p>
              <text:p text:style-name="P2"><text:span text:style-name="T12">=MatRetrieve(z)</text:span></text:p>
              <text:p text:style-name="P2"><text:span text:style-name="T12">Z specifies the MatArray to display (1, 2, or 3). It can have up to 4 dimensions.</text:span></text:p>
            </office:annotation>
            <text:p>MatRetrieve (function)</text:p>
          </table:table-cell>
          <table:table-cell table:number-columns-repeated="5"/>
          <table:table-cell table:style-name="ce53" office:value-type="string" calcext:value-type="string">
            <office:annotation draw:style-name="gr9" draw:text-style-name="P3" svg:width="128.96mm" svg:height="41.51mm" svg:x="571.5mm" svg:y="179.16mm" draw:caption-point-x="-6.1mm" draw:caption-point-y="17.22mm">
              <dc:creator>WV</dc:creator>
              <dc:date>2016-02-08T00:00:00</dc:date>
              <text:p text:style-name="P2"><text:span text:style-name="T12">Performs Scheffe's test for comparing multiple groups.</text:span></text:p>
              <text:p text:style-name="P2"><text:span text:style-name="T12"/></text:p>
              <text:p text:style-name="P2"><text:span text:style-name="T12">=SCHEFFE(a,mse,n,optional alpha)</text:span></text:p>
              <text:p text:style-name="P2"><text:span text:style-name="T12"/></text:p>
              <text:p text:style-name="P2"><text:span text:style-name="T12">A is the data matrix with groups in columns</text:span></text:p>
              <text:p text:style-name="P2"><text:span text:style-name="T12">Mse is the mean square error</text:span></text:p>
              <text:p text:style-name="P2"><text:span text:style-name="T12">N is a row vector of group sizes</text:span></text:p>
              <text:p text:style-name="P2"><text:span text:style-name="T12">0.9&lt;alpha&lt;0.99 default=0.95</text:span></text:p>
              <text:p text:style-name="P2"><text:span text:style-name="T12">The result is a two-column matrix with 4 times as many rows as there are columns in the input data matrix</text:span></text:p>
            </office:annotation>
            <text:p>SCHEFFE (function)</text:p>
          </table:table-cell>
          <table:table-cell table:number-columns-repeated="4"/>
        </table:table-row>
        <table:table-row table:style-name="ro1">
          <table:table-cell table:number-columns-repeated="8"/>
          <table:table-cell office:value-type="string" calcext:value-type="string">
            <office:annotation draw:style-name="gr116" draw:text-style-name="P3" svg:width="97.89mm" svg:height="46.88mm" svg:x="209.99mm" svg:y="183.68mm" draw:caption-point-x="-6.1mm" draw:caption-point-y="17.22mm">
              <dc:creator>WV</dc:creator>
              <dc:date>2015-12-22T00:00:00</dc:date>
              <text:p text:style-name="P2"><text:span text:style-name="T12">Converts cylindrical coordinates into 3D rectilinear coordinates.</text:span></text:p>
              <text:p text:style-name="P2"><text:span text:style-name="T12"/></text:p>
              <text:p text:style-name="P2"><text:span text:style-name="T12">=C2R(a)</text:span></text:p>
              <text:p text:style-name="P2"><text:span text:style-name="T12">A is a 1x3 array of cylindrical coordinates</text:span></text:p>
              <text:p text:style-name="P2"><text:span text:style-name="T12">The result is a 1x3 array of rectilinear coordinates.</text:span></text:p>
              <text:p text:style-name="P2"><text:span text:style-name="T12"/></text:p>
              <text:p text:style-name="P2"><text:span text:style-name="T12"/></text:p>
            </office:annotation>
            <text:p>C2R (function)</text:p>
          </table:table-cell>
          <table:table-cell table:number-columns-repeated="2"/>
          <table:table-cell office:value-type="string" calcext:value-type="string">
            <office:annotation draw:style-name="gr117" draw:text-style-name="P3" svg:width="95.89mm" svg:height="43mm" svg:x="277.99mm" svg:y="183.68mm" draw:caption-point-x="-6.1mm" draw:caption-point-y="17.22mm">
              <dc:creator>WV</dc:creator>
              <dc:date>2016-01-03T00:00:00</dc:date>
              <text:p text:style-name="P2"><text:span text:style-name="T12">Returns the variance of an exponential distribution.</text:span></text:p>
              <text:p text:style-name="P2"><text:span text:style-name="T12"/></text:p>
              <text:p text:style-name="P2"><text:span text:style-name="T12">=ExponVar(a)</text:span></text:p>
              <text:p text:style-name="P2"><text:span text:style-name="T12"/></text:p>
              <text:p text:style-name="P2"><text:span text:style-name="T12">A is the shape parameter lambda.</text:span></text:p>
              <text:p text:style-name="P2"><text:span text:style-name="T12">The result is a real number.</text:span></text:p>
              <text:p text:style-name="P2"><text:span text:style-name="T12"/></text:p>
              <text:p text:style-name="P2"><text:span text:style-name="T12"/></text:p>
            </office:annotation>
            <text:p>ExponVar (function)</text:p>
          </table:table-cell>
          <table:table-cell table:number-columns-repeated="2"/>
          <table:table-cell office:value-type="string" calcext:value-type="string">
            <office:annotation draw:style-name="gr118" draw:text-style-name="P3" svg:width="73.1mm" svg:height="49.32mm" svg:x="345.72mm" svg:y="183.68mm" draw:caption-point-x="-6.1mm" draw:caption-point-y="17.22mm">
              <dc:date>2016-01-20T00:00:00</dc:date>
              <text:p text:style-name="P2"><text:span text:style-name="T12">Returns the radius of a circle inscribed in a regular hexagon.</text:span></text:p>
              <text:p text:style-name="P2"><text:span text:style-name="T12"/></text:p>
              <text:p text:style-name="P2"><text:span text:style-name="T12">=HexRho(a)</text:span></text:p>
              <text:p text:style-name="P2"><text:span text:style-name="T12"/></text:p>
              <text:p text:style-name="P2"><text:span text:style-name="T12">A is the length of a side.</text:span></text:p>
              <text:p text:style-name="P2"><text:span text:style-name="T12">The result is a real number</text:span></text:p>
              <text:p text:style-name="P2"><text:span text:style-name="T12"/></text:p>
            </office:annotation>
            <text:p>HexRho (function)</text:p>
          </table:table-cell>
          <table:table-cell table:number-columns-repeated="3"/>
          <table:table-cell office:value-type="string" calcext:value-type="string">
            <office:annotation draw:style-name="gr6" draw:text-style-name="P3" svg:width="126.26mm" svg:height="29.66mm" svg:x="436.03mm" svg:y="183.67mm" draw:caption-point-x="-6.1mm" draw:caption-point-y="17.23mm">
              <dc:date>2016-01-29T00:00:00</dc:date>
              <text:p text:style-name="P2"><text:span text:style-name="T12">Returns a matrix using the contents of matrix a.</text:span></text:p>
              <text:p text:style-name="P2"><text:span text:style-name="T12"/></text:p>
              <text:p text:style-name="P2"><text:span text:style-name="T12">=MatShape(a,z,b,optional c)</text:span></text:p>
              <text:p text:style-name="P2"><text:span text:style-name="T12"/></text:p>
              <text:p text:style-name="P2"><text:span text:style-name="T12">If c is not specified, b must be a matrix and the new matrix will have the same number of rows and columns; otherwise, b and c are the numbers of rows and columns, respectively, f the new matrix. It will be filled with the value z.</text:span></text:p>
            </office:annotation>
            <text:p>MatShape (function)</text:p>
          </table:table-cell>
          <table:table-cell table:number-columns-repeated="5"/>
          <table:table-cell office:value-type="string" calcext:value-type="string">
            <office:annotation draw:style-name="gr9" draw:text-style-name="P3" svg:width="124.62mm" svg:height="41.51mm" svg:x="571.5mm" svg:y="183.68mm" draw:caption-point-x="-6.1mm" draw:caption-point-y="17.22mm">
              <dc:creator>WV</dc:creator>
              <dc:date>2016-02-08T00:00:00</dc:date>
              <text:p text:style-name="P2"><text:span text:style-name="T12">Returns the correction for a correlation coefficient obtained as a split half reliability coefficient</text:span></text:p>
              <text:p text:style-name="P2"><text:span text:style-name="T12"/></text:p>
              <text:p text:style-name="P2"><text:span text:style-name="T12">=SHCorr(a)</text:span></text:p>
              <text:p text:style-name="P2"><text:span text:style-name="T12"/></text:p>
              <text:p text:style-name="P2"><text:span text:style-name="T12">A is an uncorrected split half correlation coefficient</text:span></text:p>
              <text:p text:style-name="P2"><text:span text:style-name="T12">The result is a real number</text:span></text:p>
            </office:annotation>
            <text:p>SHCorr (function)</text:p>
          </table:table-cell>
          <table:table-cell table:number-columns-repeated="4"/>
        </table:table-row>
        <table:table-row table:style-name="ro1">
          <table:table-cell table:style-name="ce53"/>
          <table:table-cell table:number-columns-repeated="7"/>
          <table:table-cell office:value-type="string" calcext:value-type="string">
            <office:annotation draw:style-name="gr6" draw:text-style-name="P3" svg:width="130.02mm" svg:height="29.66mm" svg:x="209.99mm" svg:y="188.2mm" draw:caption-point-x="-6.1mm" draw:caption-point-y="17.21mm">
              <dc:creator>WV</dc:creator>
              <dc:date>2015-12-22T00:00:00</dc:date>
              <text:p text:style-name="P2"><text:span text:style-name="T12">Converts cylindrical coordinates into spherical coordinates.</text:span></text:p>
              <text:p text:style-name="P2"><text:span text:style-name="T12"/></text:p>
              <text:p text:style-name="P2"><text:span text:style-name="T12">=C2S(a)</text:span></text:p>
              <text:p text:style-name="P2"><text:span text:style-name="T12">A is a 1x3 array of cylindrical coordinates</text:span></text:p>
              <text:p text:style-name="P2"><text:span text:style-name="T12">The result is a 1x3 array of spherical coordinates</text:span></text:p>
              <text:p text:style-name="P2"><text:span text:style-name="T12"/></text:p>
              <text:p text:style-name="P2"><text:span text:style-name="T12"/></text:p>
            </office:annotation>
            <text:p>C2S (function)</text:p>
          </table:table-cell>
          <table:table-cell table:number-columns-repeated="2"/>
          <table:table-cell table:style-name="ce53" office:value-type="string" calcext:value-type="string">
            <office:annotation draw:style-name="gr119" draw:text-style-name="P3" svg:width="96.51mm" svg:height="59.56mm" svg:x="277.99mm" svg:y="188.2mm" draw:caption-point-x="-6.1mm" draw:caption-point-y="17.21mm">
              <dc:creator>WV</dc:creator>
              <dc:date>2016-01-04T00:00:00</dc:date>
              <text:p text:style-name="P2"><text:span text:style-name="T12">Returns a measure of kurtosis of an F distribution.</text:span></text:p>
              <text:p text:style-name="P2"><text:span text:style-name="T12"/></text:p>
              <text:p text:style-name="P2"><text:span text:style-name="T12">=FKurt(d1,d2)</text:span></text:p>
              <text:p text:style-name="P2"><text:span text:style-name="T12"/></text:p>
              <text:p text:style-name="P2"><text:span text:style-name="T12">D1 and d2 are the numerator and denominator degrees of freedom for the f distribution.</text:span></text:p>
              <text:p text:style-name="P2"><text:span text:style-name="T12">The result is a real number.</text:span></text:p>
              <text:p text:style-name="P2"><text:span text:style-name="T12"/></text:p>
              <text:p text:style-name="P2"><text:span text:style-name="T12"/></text:p>
            </office:annotation>
            <text:p>Fkurt (function)</text:p>
          </table:table-cell>
          <table:table-cell table:number-columns-repeated="2"/>
          <table:table-cell office:value-type="string" calcext:value-type="string">
            <office:annotation draw:style-name="gr16" draw:text-style-name="P3" svg:width="133.55mm" svg:height="33.61mm" svg:x="345.72mm" svg:y="188.2mm" draw:caption-point-x="-6.1mm" draw:caption-point-y="17.21mm">
              <dc:date>2016-01-27T00:00:00</dc:date>
              <text:p text:style-name="P2"><text:span text:style-name="T12">Returns the radius of a sphere circumscribed around a regular icosahedron.</text:span></text:p>
              <text:p text:style-name="P2"><text:span text:style-name="T12"/></text:p>
              <text:p text:style-name="P2"><text:span text:style-name="T12">=IcosaR(a)</text:span></text:p>
              <text:p text:style-name="P2"><text:span text:style-name="T12"/></text:p>
              <text:p text:style-name="P2"><text:span text:style-name="T12">A is the length of an edge</text:span></text:p>
              <text:p text:style-name="P2"><text:span text:style-name="T12">The result is a real number</text:span></text:p>
            </office:annotation>
            <text:p>IcosaR (function)</text:p>
          </table:table-cell>
          <table:table-cell table:number-columns-repeated="3"/>
          <table:table-cell office:value-type="string" calcext:value-type="string">
            <office:annotation draw:style-name="gr21" draw:text-style-name="P3" svg:width="121.92mm" svg:height="21.76mm" svg:x="436.03mm" svg:y="192.15mm" draw:caption-point-x="-6.1mm" draw:caption-point-y="13.26mm">
              <dc:creator>WV</dc:creator>
              <dc:date>2016-02-17T00:00:00</dc:date>
              <text:p text:style-name="P2"><text:span text:style-name="T12">Loads the sum of MatArray1 and MatArray2 into MatArray3.</text:span></text:p>
              <text:p text:style-name="P2"><text:span text:style-name="T12"/></text:p>
              <text:p text:style-name="P2"><text:span text:style-name="T12">MatSum()</text:span></text:p>
              <text:p text:style-name="P2"><text:span text:style-name="T12">MatArray1 and MatArary2 must have the same size.</text:span></text:p>
              <text:p text:style-name="P2"><text:span text:style-name="T12">The result in MatArray3 is the same size as MatArary1 and MatArray2.</text:span></text:p>
            </office:annotation>
            <text:p>MatSum (routine)</text:p>
          </table:table-cell>
          <table:table-cell table:number-columns-repeated="5"/>
          <table:table-cell office:value-type="string" calcext:value-type="string">
            <office:annotation draw:style-name="gr16" draw:text-style-name="P3" svg:width="127.72mm" svg:height="33.61mm" svg:x="571.5mm" svg:y="188.2mm" draw:caption-point-x="-6.1mm" draw:caption-point-y="17.21mm">
              <dc:date>2016-02-06T00:00:00</dc:date>
              <text:p text:style-name="P2"><text:span text:style-name="T12">Returns the probability of a studentized range statistic</text:span></text:p>
              <text:p text:style-name="P2"><text:span text:style-name="T12"/></text:p>
              <text:p text:style-name="P2"><text:span text:style-name="T12">=SQR(r,s,df)</text:span></text:p>
              <text:p text:style-name="P2"><text:span text:style-name="T12"/></text:p>
              <text:p text:style-name="P2"><text:span text:style-name="T12">R is the studentized range statistic</text:span></text:p>
              <text:p text:style-name="P2"><text:span text:style-name="T12">S is the number of samples</text:span></text:p>
              <text:p text:style-name="P2"><text:span text:style-name="T12">Df is the degrees of freedom</text:span></text:p>
              <text:p text:style-name="P2"><text:span text:style-name="T12">The result is a real <text:s/>number</text:span></text:p>
            </office:annotation>
            <text:p>SRQ (function)</text:p>
          </table:table-cell>
          <table:table-cell table:number-columns-repeated="4"/>
        </table:table-row>
        <table:table-row table:style-name="ro1">
          <table:table-cell table:number-columns-repeated="8"/>
          <table:table-cell office:value-type="string" calcext:value-type="string">
            <office:annotation draw:style-name="gr16" draw:text-style-name="P3" svg:width="77.78mm" svg:height="33.61mm" svg:x="209.99mm" svg:y="198.68mm" draw:caption-point-x="-6.1mm" draw:caption-point-y="11.25mm">
              <dc:creator>WV</dc:creator>
              <dc:date>2015-12-20T00:00:00</dc:date>
              <text:p text:style-name="P2"><text:span text:style-name="T12">Returns the cube root of a number.</text:span></text:p>
              <text:p text:style-name="P2"><text:span text:style-name="T12"/></text:p>
              <text:p text:style-name="P2"><text:span text:style-name="T12">=CBRT(a)</text:span></text:p>
              <text:p text:style-name="P2"><text:span text:style-name="T12">A is a positive number</text:span></text:p>
              <text:p text:style-name="P2"><text:span text:style-name="T12"><text:s/></text:span><text:span text:style-name="T12">The result is a real number</text:span></text:p>
              <text:p text:style-name="P2"><text:span text:style-name="T12"/></text:p>
              <text:p text:style-name="P2"><text:span text:style-name="T12"/></text:p>
              <text:p text:style-name="P2"><text:span text:style-name="T12"/></text:p>
            </office:annotation>
            <text:p>CBRT (function)</text:p>
          </table:table-cell>
          <table:table-cell table:style-name="ce59" table:number-columns-repeated="2"/>
          <table:table-cell table:style-name="ce59" office:value-type="string" calcext:value-type="string">
            <office:annotation draw:style-name="gr120" draw:text-style-name="P3" svg:width="76.97mm" svg:height="50.83mm" svg:x="277.99mm" svg:y="192.71mm" draw:caption-point-x="-6.1mm" draw:caption-point-y="17.22mm">
              <dc:creator>WV</dc:creator>
              <dc:date>2016-01-04T00:00:00</dc:date>
              <text:p text:style-name="P2"><text:span text:style-name="T12">Returns the mean of an f distribution.</text:span></text:p>
              <text:p text:style-name="P2"><text:span text:style-name="T12"/></text:p>
              <text:p text:style-name="P2"><text:span text:style-name="T12">=FMean(d2)</text:span></text:p>
              <text:p text:style-name="P2"><text:span text:style-name="T12"/></text:p>
              <text:p text:style-name="P2"><text:span text:style-name="T12">D2 is the denominator degrees of freedom</text:span></text:p>
              <text:p text:style-name="P2"><text:span text:style-name="T12">The result is a real number.</text:span></text:p>
              <text:p text:style-name="P2"><text:span text:style-name="T12"/></text:p>
              <text:p text:style-name="P2"><text:span text:style-name="T12"/></text:p>
            </office:annotation>
            <text:p>Fmean (function)</text:p>
          </table:table-cell>
          <table:table-cell table:number-columns-repeated="2"/>
          <table:table-cell office:value-type="string" calcext:value-type="string">
            <office:annotation draw:style-name="gr6" draw:text-style-name="P3" svg:width="127.35mm" svg:height="29.66mm" svg:x="345.72mm" svg:y="192.71mm" draw:caption-point-x="-6.1mm" draw:caption-point-y="17.22mm">
              <dc:date>2016-01-27T00:00:00</dc:date>
              <text:p text:style-name="P2"><text:span text:style-name="T12">Returns the radius of a sphere inscribed in a regular icosahedron</text:span></text:p>
              <text:p text:style-name="P2"><text:span text:style-name="T12"/></text:p>
              <text:p text:style-name="P2"><text:span text:style-name="T12">=IcosaRho(a)</text:span></text:p>
              <text:p text:style-name="P2"><text:span text:style-name="T12"/></text:p>
              <text:p text:style-name="P2"><text:span text:style-name="T12">A is the length of an edge</text:span></text:p>
              <text:p text:style-name="P2"><text:span text:style-name="T12">The result is a real number</text:span></text:p>
            </office:annotation>
            <text:p>IcosaRho (function)</text:p>
          </table:table-cell>
          <table:table-cell table:number-columns-repeated="3"/>
          <table:table-cell office:value-type="string" calcext:value-type="string">
            <office:annotation draw:style-name="gr8" draw:text-style-name="P3" svg:width="131.53mm" svg:height="37.56mm" svg:x="436.03mm" svg:y="192.71mm" draw:caption-point-x="-6.1mm" draw:caption-point-y="17.22mm">
              <dc:date>2016-02-01T00:00:00</dc:date>
              <text:p text:style-name="P2"><text:span text:style-name="T12">Returns the matrix of the raw moments of a data set.</text:span></text:p>
              <text:p text:style-name="P2"><text:span text:style-name="T12"/></text:p>
              <text:p text:style-name="P2"><text:span text:style-name="T12">=MomentMat(optional qout, optional Xn)</text:span></text:p>
              <text:p text:style-name="P2"><text:span text:style-name="T12"/></text:p>
              <text:p text:style-name="P2"><text:span text:style-name="T12">If qout=0 (default), only 1 is returned, but the result is stored in MatArray3.</text:span></text:p>
              <text:p text:style-name="P2"><text:span text:style-name="T12">Xn a matrix</text:span></text:p>
              <text:p text:style-name="P2"><text:span text:style-name="T12">The result is a square matrix with the same number of rows and columns as there are columns in Xn.</text:span></text:p>
              <text:p text:style-name="P2"><text:span text:style-name="T12"/></text:p>
            </office:annotation>
            <text:p>MomentMat (function)</text:p>
          </table:table-cell>
          <table:table-cell table:number-columns-repeated="5"/>
          <table:table-cell office:value-type="string" calcext:value-type="string">
            <office:annotation draw:style-name="gr17" draw:text-style-name="P3" svg:width="127.72mm" svg:height="45.46mm" svg:x="571.5mm" svg:y="192.71mm" draw:caption-point-x="-6.1mm" draw:caption-point-y="17.22mm">
              <dc:date>2016-02-06T00:00:00</dc:date>
              <text:p text:style-name="P2"><text:span text:style-name="T12">Performs a t-test to compare a sample mean with a population mean. (one-sample t-test)</text:span></text:p>
              <text:p text:style-name="P2"><text:span text:style-name="T12"/></text:p>
              <text:p text:style-name="P2"><text:span text:style-name="T12">=TTEST1(a,popmean,alpha,mode)</text:span></text:p>
              <text:p text:style-name="P2"><text:span text:style-name="T12"/></text:p>
              <text:p text:style-name="P2"><text:span text:style-name="T12">A is a column vector containing data</text:span></text:p>
              <text:p text:style-name="P2"><text:span text:style-name="T12">Popmean is the population mean</text:span></text:p>
              <text:p text:style-name="P2"><text:span text:style-name="T12">Alpha is the desired alpha for the confidence interval</text:span></text:p>
              <text:p text:style-name="P2"><text:span text:style-name="T12">If mode=1, the values of a one-tail t-test is returned</text:span></text:p>
              <text:p text:style-name="P2"><text:span text:style-name="T12">If mode=2 (default), a two-tail t-test is returned.</text:span></text:p>
              <text:p text:style-name="P2"><text:span text:style-name="T12">The result is a 7x7 array .</text:span></text:p>
            </office:annotation>
            <text:p>TTEST1 (function)</text:p>
          </table:table-cell>
          <table:table-cell table:number-columns-repeated="4"/>
        </table:table-row>
        <table:table-row table:style-name="ro1">
          <table:table-cell table:number-columns-repeated="8"/>
          <table:table-cell office:value-type="string" calcext:value-type="string">
            <office:annotation draw:style-name="gr6" draw:text-style-name="P3" svg:width="119.94mm" svg:height="29.66mm" svg:x="209.99mm" svg:y="197.23mm" draw:caption-point-x="-6.1mm" draw:caption-point-y="17.21mm">
              <dc:date>2016-02-02T00:00:00</dc:date>
              <text:p text:style-name="P2"><text:span text:style-name="T12">Returns the cosine and sine integrals of x</text:span></text:p>
              <text:p text:style-name="P2"><text:span text:style-name="T12"/></text:p>
              <text:p text:style-name="P2"><text:span text:style-name="T12">=CiSi(x)</text:span></text:p>
              <text:p text:style-name="P2"><text:span text:style-name="T12"/></text:p>
              <text:p text:style-name="P2"><text:span text:style-name="T12">X is a real number</text:span></text:p>
              <text:p text:style-name="P2"><text:span text:style-name="T12">The result is a 1x2 real matrix containing the cosine integral (1,1) and the sine integral (1,2)</text:span></text:p>
            </office:annotation>
            <text:p>CiSi (function)</text:p>
          </table:table-cell>
          <table:table-cell table:style-name="ce59" table:number-columns-repeated="2"/>
          <table:table-cell table:style-name="ce59" office:value-type="string" calcext:value-type="string">
            <office:annotation draw:style-name="gr121" draw:text-style-name="P3" svg:width="108.6mm" svg:height="52.03mm" svg:x="277.99mm" svg:y="197.23mm" draw:caption-point-x="-6.1mm" draw:caption-point-y="17.21mm">
              <dc:creator>WV</dc:creator>
              <dc:date>2016-01-04T00:00:00</dc:date>
              <text:p text:style-name="P2"><text:span text:style-name="T12">Returns the mode of an f distribution.</text:span></text:p>
              <text:p text:style-name="P2"><text:span text:style-name="T12"/></text:p>
              <text:p text:style-name="P2"><text:span text:style-name="T12">=FMode(d1,d2)</text:span></text:p>
              <text:p text:style-name="P2"><text:span text:style-name="T12"/></text:p>
              <text:p text:style-name="P2"><text:span text:style-name="T12">D1 and d2 are the degrees of freedom of the f distribution.</text:span></text:p>
              <text:p text:style-name="P2"><text:span text:style-name="T12">The result is a real number.</text:span></text:p>
              <text:p text:style-name="P2"><text:span text:style-name="T12"/></text:p>
              <text:p text:style-name="P2"><text:span text:style-name="T12"/></text:p>
            </office:annotation>
            <text:p>Fmode (function)</text:p>
          </table:table-cell>
          <table:table-cell table:number-columns-repeated="2"/>
          <table:table-cell office:value-type="string" calcext:value-type="string">
            <office:annotation draw:style-name="gr2" draw:text-style-name="P3" svg:width="131.07mm" svg:height="25.71mm" svg:x="345.72mm" svg:y="197.23mm" draw:caption-point-x="-6.1mm" draw:caption-point-y="17.21mm">
              <dc:date>2016-01-27T00:00:00</dc:date>
              <text:p text:style-name="P2"><text:span text:style-name="T12">Returns the surface area of an icosahedron</text:span></text:p>
              <text:p text:style-name="P2"><text:span text:style-name="T12"/></text:p>
              <text:p text:style-name="P2"><text:span text:style-name="T12">=IcosaSurf(a)</text:span></text:p>
              <text:p text:style-name="P2"><text:span text:style-name="T12"/></text:p>
              <text:p text:style-name="P2"><text:span text:style-name="T12">A is the length of an edge</text:span></text:p>
              <text:p text:style-name="P2"><text:span text:style-name="T12">The result is a real number</text:span></text:p>
            </office:annotation>
            <text:p>IcosaSurf (function)</text:p>
          </table:table-cell>
          <table:table-cell table:number-columns-repeated="3"/>
          <table:table-cell office:value-type="string" calcext:value-type="string">
            <office:annotation draw:style-name="gr2" draw:text-style-name="P3" svg:width="134.01mm" svg:height="25.71mm" svg:x="436.03mm" svg:y="197.23mm" draw:caption-point-x="-6.1mm" draw:caption-point-y="17.21mm">
              <dc:date>2016-02-02T00:00:00</dc:date>
              <text:p text:style-name="P2"><text:span text:style-name="T12">Returns the rank of a matrix</text:span></text:p>
              <text:p text:style-name="P2"><text:span text:style-name="T12"/></text:p>
              <text:p text:style-name="P2"><text:span text:style-name="T12">=MRANK(A)</text:span></text:p>
              <text:p text:style-name="P2"><text:span text:style-name="T12"/></text:p>
              <text:p text:style-name="P2"><text:span text:style-name="T12">A is a matrix</text:span></text:p>
              <text:p text:style-name="P2"><text:span text:style-name="T12">The result is an integer</text:span></text:p>
            </office:annotation>
            <text:p>MRANK (function)</text:p>
          </table:table-cell>
          <table:table-cell table:number-columns-repeated="5"/>
          <table:table-cell office:value-type="string" calcext:value-type="string">
            <office:annotation draw:style-name="gr8" draw:text-style-name="P3" svg:width="127.72mm" svg:height="37.56mm" svg:x="571.5mm" svg:y="197.23mm" draw:caption-point-x="-6.1mm" draw:caption-point-y="17.21mm">
              <dc:date>2016-02-06T00:00:00</dc:date>
              <text:p text:style-name="P2"><text:span text:style-name="T12">Performs a two group t-test.</text:span></text:p>
              <text:p text:style-name="P2"><text:span text:style-name="T12"/></text:p>
              <text:p text:style-name="P2"><text:span text:style-name="T12">=TTEST2(a,b,optional alpha, optional mode)</text:span></text:p>
              <text:p text:style-name="P2"><text:span text:style-name="T12"/></text:p>
              <text:p text:style-name="P2"><text:span text:style-name="T12">A and b are two column vectors containing data</text:span></text:p>
              <text:p text:style-name="P2"><text:span text:style-name="T12">Alpha is the desired level f confidence (default=0.95)</text:span></text:p>
              <text:p text:style-name="P2"><text:span text:style-name="T12">If mode=1, a one-tail test value is returned</text:span></text:p>
              <text:p text:style-name="P2"><text:span text:style-name="T12">If mode=2 (default), a two-tail test value is returned</text:span></text:p>
              <text:p text:style-name="P2"><text:span text:style-name="T12">The result is an 8x7 array</text:span></text:p>
            </office:annotation>
            <text:p>TTEST2 (function)</text:p>
          </table:table-cell>
          <table:table-cell table:number-columns-repeated="4"/>
        </table:table-row>
        <table:table-row table:style-name="ro1">
          <table:table-cell table:number-columns-repeated="8"/>
          <table:table-cell office:value-type="string" calcext:value-type="string">
            <office:annotation draw:style-name="gr122" draw:text-style-name="P3" svg:width="104.37mm" svg:height="63.48mm" svg:x="209.99mm" svg:y="201.74mm" draw:caption-point-x="-6.1mm" draw:caption-point-y="17.22mm">
              <dc:creator>WV</dc:creator>
              <dc:date>2015-12-26T00:00:00</dc:date>
              <text:p text:style-name="P2"><text:span text:style-name="T12">Clears the cells on the Transform sheet.</text:span></text:p>
              <text:p text:style-name="P2"><text:span text:style-name="T12"/></text:p>
              <text:p text:style-name="P2"><text:span text:style-name="T12">DANSYS&gt;ClearTrans</text:span></text:p>
              <text:p text:style-name="P2"><text:span text:style-name="T12"/></text:p>
              <text:p text:style-name="P2"><text:span text:style-name="T12">His command is normally used internally by functions and routines that use the Transform sheet but it can also be used externally.</text:span></text:p>
              <text:p text:style-name="P2"><text:span text:style-name="T12"/></text:p>
              <text:p text:style-name="P2"><text:span text:style-name="T12">The transform sheet is a hidden sheet that's used by DANSYS to apply a transformation to a data set and store the result.</text:span></text:p>
              <text:p text:style-name="P2"><text:span text:style-name="T12"/></text:p>
              <text:p text:style-name="P2"><text:span text:style-name="T12"/></text:p>
            </office:annotation>
            <text:p>ClearTrans (routine)</text:p>
          </table:table-cell>
          <table:table-cell table:style-name="ce59" table:number-columns-repeated="2"/>
          <table:table-cell office:value-type="string" calcext:value-type="string">
            <office:annotation draw:style-name="gr7" draw:text-style-name="P3" svg:width="102.08mm" svg:height="116.56mm" svg:x="277.99mm" svg:y="207.71mm" draw:caption-point-x="-6.1mm" draw:caption-point-y="11.25mm">
              <dc:creator>WV</dc:creator>
              <dc:date>2015-12-28T00:00:00</dc:date>
              <text:p text:style-name="P2"><text:span text:style-name="T12">Returns a frequency table.</text:span></text:p>
              <text:p text:style-name="P2"><text:span text:style-name="T12"/></text:p>
              <text:p text:style-name="P2"><text:span text:style-name="T12">=FreqTable(a,optional type,optional u)</text:span></text:p>
              <text:p text:style-name="P2"><text:span text:style-name="T12"/></text:p>
              <text:p text:style-name="P2"><text:span text:style-name="T12">A is a column vectors containing data.</text:span></text:p>
              <text:p text:style-name="P2"><text:span text:style-name="T12">Type is the method for constructing bins (categories of frequency values) The options are:</text:span></text:p>
              <text:p text:style-name="P2"><text:span text:style-name="T12">'Type=1 (default) requests input of n2</text:span></text:p>
              <text:p text:style-name="P2"><text:span text:style-name="T12">'2 requests input of bin width (h)</text:span></text:p>
              <text:p text:style-name="P2"><text:span text:style-name="T12">'3 is square root choice n2=sqr (count)</text:span></text:p>
              <text:p text:style-name="P2"><text:span text:style-name="T12">'4 is Rice 2*cube root of count</text:span></text:p>
              <text:p text:style-name="P2"><text:span text:style-name="T12">'5 is Scott h=3.5*SD/cube root of count</text:span></text:p>
              <text:p text:style-name="P2"><text:span text:style-name="T12">'6 is Freedman-Diaconis h=2*(IQR(x)/cube root of count)</text:span></text:p>
              <text:p text:style-name="P2"><text:span text:style-name="T12">u determines if the upper class limit (u) or lower (l) is inclusive</text:span></text:p>
              <text:p text:style-name="P2"><text:span text:style-name="T12"/></text:p>
              <text:p text:style-name="P2"><text:span text:style-name="T12">The result has one more row than the number of bins, and 6 columns. The columns contain:</text:span></text:p>
              <text:p text:style-name="P2"><text:span text:style-name="T12">1. Bin frequency limits</text:span></text:p>
              <text:p text:style-name="P2"><text:span text:style-name="T12">2. Class marks (midpoint values)</text:span></text:p>
              <text:p text:style-name="P2"><text:span text:style-name="T12">3. Frequency counts for each bin</text:span></text:p>
              <text:p text:style-name="P2"><text:span text:style-name="T12">4. Relative frequencies</text:span></text:p>
              <text:p text:style-name="P2"><text:span text:style-name="T12">5. Cumulative frequencies</text:span></text:p>
              <text:p text:style-name="P2"><text:span text:style-name="T12">6. Normal reference values.</text:span></text:p>
              <text:p text:style-name="P2"><text:span text:style-name="T12"/></text:p>
              <text:p text:style-name="P2"><text:span text:style-name="T12">If type 1 or 2 is chosen, the routine requests input from the user. It is best to convert the output of this function (and all that request input) into a table of values (using = statements, copy, and paste special), otherwise, every time Calc recalculates, the routine will request input.</text:span></text:p>
            </office:annotation>
            <text:p>FreqTab (function)</text:p>
          </table:table-cell>
          <table:table-cell table:number-columns-repeated="2"/>
          <table:table-cell office:value-type="string" calcext:value-type="string">
            <office:annotation draw:style-name="gr2" draw:text-style-name="P3" svg:width="124.25mm" svg:height="25.71mm" svg:x="345.72mm" svg:y="201.74mm" draw:caption-point-x="-6.1mm" draw:caption-point-y="17.22mm">
              <dc:date>2016-01-27T00:00:00</dc:date>
              <text:p text:style-name="P2"><text:span text:style-name="T12">Returns the volume of a regular icosahedron</text:span></text:p>
              <text:p text:style-name="P2"><text:span text:style-name="T12"/></text:p>
              <text:p text:style-name="P2"><text:span text:style-name="T12">=IcosaVol(a)</text:span></text:p>
              <text:p text:style-name="P2"><text:span text:style-name="T12"/></text:p>
              <text:p text:style-name="P2"><text:span text:style-name="T12">A is the length of an edge</text:span></text:p>
              <text:p text:style-name="P2"><text:span text:style-name="T12">The result is a real number</text:span></text:p>
            </office:annotation>
            <text:p>IcosaVol (function)</text:p>
          </table:table-cell>
          <table:table-cell table:number-columns-repeated="3"/>
          <table:table-cell office:value-type="string" calcext:value-type="string">
            <office:annotation draw:style-name="gr2" draw:text-style-name="P3" svg:width="129.98mm" svg:height="25.71mm" svg:x="436.03mm" svg:y="201.74mm" draw:caption-point-x="-6.1mm" draw:caption-point-y="17.22mm">
              <dc:date>2016-01-31T00:00:00</dc:date>
              <text:p text:style-name="P2"><text:span text:style-name="T12">Returns the transpose of the matrix stored in MatArray1.</text:span></text:p>
              <text:p text:style-name="P2"><text:span text:style-name="T12"/></text:p>
              <text:p text:style-name="P2"><text:span text:style-name="T12">=ndTranspose(a,b)</text:span></text:p>
              <text:p text:style-name="P2"><text:span text:style-name="T12"/></text:p>
              <text:p text:style-name="P2"><text:span text:style-name="T12">The transpose is pivoted on dimensions a and b.</text:span></text:p>
              <text:p text:style-name="P2"><text:span text:style-name="T12">The result is stored in MatArray3</text:span></text:p>
            </office:annotation>
            <text:p>nd(transpose (function)</text:p>
          </table:table-cell>
          <table:table-cell table:number-columns-repeated="5"/>
          <table:table-cell office:value-type="string" calcext:value-type="string">
            <office:annotation draw:style-name="gr8" draw:text-style-name="P3" svg:width="129.58mm" svg:height="37.56mm" svg:x="571.5mm" svg:y="201.74mm" draw:caption-point-x="-6.1mm" draw:caption-point-y="17.22mm">
              <dc:date>2016-02-06T00:00:00</dc:date>
              <text:p text:style-name="P2"><text:span text:style-name="T12">Performs a related measures t-test</text:span></text:p>
              <text:p text:style-name="P2"><text:span text:style-name="T12"/></text:p>
              <text:p text:style-name="P2"><text:span text:style-name="T12">=TTEST3(a,b,optional alpha, optional mode)</text:span></text:p>
              <text:p text:style-name="P2"><text:span text:style-name="T12"/></text:p>
              <text:p text:style-name="P2"><text:span text:style-name="T12">A and b are two same sized column vectors containing data</text:span></text:p>
              <text:p text:style-name="P2"><text:span text:style-name="T12">Alpha is the desired alpha for confidence limits (default=0.95)</text:span></text:p>
              <text:p text:style-name="P2"><text:span text:style-name="T12">If mode=1 <text:s/>one-tail test is performed</text:span></text:p>
              <text:p text:style-name="P2"><text:span text:style-name="T12">If mode=2 (default) a two-tail test is performed)</text:span></text:p>
              <text:p text:style-name="P2"><text:span text:style-name="T12">The result is a 7x7 array</text:span></text:p>
            </office:annotation>
            <text:p>TTEST3 (function)</text:p>
          </table:table-cell>
          <table:table-cell table:number-columns-repeated="4"/>
        </table:table-row>
        <table:table-row table:style-name="ro1">
          <table:table-cell table:number-columns-repeated="8"/>
          <table:table-cell office:value-type="string" calcext:value-type="string">
            <office:annotation draw:style-name="gr123" draw:text-style-name="P3" svg:width="107.78mm" svg:height="59.25mm" svg:x="209.99mm" svg:y="206.26mm" draw:caption-point-x="-6.1mm" draw:caption-point-y="17.21mm">
              <dc:creator>WV</dc:creator>
              <dc:date>2015-12-25T00:00:00</dc:date>
              <text:p text:style-name="P2"><text:span text:style-name="T12">Returns the number fo hours, minutes, and seconds that have elapsed since midnight.</text:span></text:p>
              <text:p text:style-name="P2"><text:span text:style-name="T12"/></text:p>
              <text:p text:style-name="P2"><text:span text:style-name="T12">=CLOCK()</text:span></text:p>
              <text:p text:style-name="P2"><text:span text:style-name="T12"/></text:p>
              <text:p text:style-name="P2"><text:span text:style-name="T12">This function does not take an argument.</text:span></text:p>
              <text:p text:style-name="P2"><text:span text:style-name="T12">A string is returned displaying the time elapsed since midnight in the format:</text:span></text:p>
              <text:p text:style-name="P2"><text:span text:style-name="T12"><text:tab/></text:span><text:span text:style-name="T12"><text:tab/></text:span><text:span text:style-name="T12">HR:MN:SC</text:span></text:p>
              <text:p text:style-name="P2"><text:span text:style-name="T12">If you want the acrtual values, they can be retrieved from MatArray3 as a 1x3 matrix.</text:span></text:p>
            </office:annotation>
            <text:p>CLOCK (function)</text:p>
          </table:table-cell>
          <table:table-cell table:style-name="ce59" table:number-columns-repeated="2"/>
          <table:table-cell office:value-type="string" calcext:value-type="string">
            <office:annotation draw:style-name="gr124" draw:text-style-name="P3" svg:width="107.05mm" svg:height="49.62mm" svg:x="277.99mm" svg:y="206.26mm" draw:caption-point-x="-6.1mm" draw:caption-point-y="17.21mm">
              <dc:creator>WV</dc:creator>
              <dc:date>2016-01-04T00:00:00</dc:date>
              <text:p text:style-name="P2"><text:span text:style-name="T12">Returns a measure of the skewness of an f distribution.</text:span></text:p>
              <text:p text:style-name="P2"><text:span text:style-name="T12"/></text:p>
              <text:p text:style-name="P2"><text:span text:style-name="T12">=FSkew(d1,d2)</text:span></text:p>
              <text:p text:style-name="P2"><text:span text:style-name="T12"/></text:p>
              <text:p text:style-name="P2"><text:span text:style-name="T12">D1 and d2 are the degrees of freedom of the f distribution.</text:span></text:p>
              <text:p text:style-name="P2"><text:span text:style-name="T12">The result is a real number.</text:span></text:p>
              <text:p text:style-name="P2"><text:span text:style-name="T12"/></text:p>
              <text:p text:style-name="P2"><text:span text:style-name="T12"/></text:p>
            </office:annotation>
            <text:p>Fskew (function)</text:p>
          </table:table-cell>
          <table:table-cell table:number-columns-repeated="2"/>
          <table:table-cell office:value-type="string" calcext:value-type="string">
            <office:annotation draw:style-name="gr125" draw:text-style-name="P3" svg:width="83.02mm" svg:height="42.7mm" svg:x="345.72mm" svg:y="206.26mm" draw:caption-point-x="-6.1mm" draw:caption-point-y="17.21mm">
              <dc:date>2016-01-19T00:00:00</dc:date>
              <text:p text:style-name="P2"><text:span text:style-name="T12">Returns the area of an inscribed quadrilateral</text:span></text:p>
              <text:p text:style-name="P2"><text:span text:style-name="T12"/></text:p>
              <text:p text:style-name="P2"><text:span text:style-name="T12">=InQuadArea(a,b,c,d)</text:span></text:p>
              <text:p text:style-name="P2"><text:span text:style-name="T12"/></text:p>
              <text:p text:style-name="P2"><text:span text:style-name="T12">A, b, c, and d are the lengths of the sides.</text:span></text:p>
            </office:annotation>
            <text:p>InQuadArea (function)</text:p>
          </table:table-cell>
          <table:table-cell table:number-columns-repeated="3"/>
          <table:table-cell office:value-type="string" calcext:value-type="string">
            <office:annotation draw:style-name="gr9" draw:text-style-name="P3" svg:width="137.41mm" svg:height="41.51mm" svg:x="436.03mm" svg:y="206.26mm" draw:caption-point-x="-6.1mm" draw:caption-point-y="17.21mm">
              <dc:date>2016-01-29T00:00:00</dc:date>
              <text:p text:style-name="P2"><text:span text:style-name="T12">Loads a matrix of up to 4 dimensions into one of the MatArrays.</text:span></text:p>
              <text:p text:style-name="P2"><text:span text:style-name="T12"/></text:p>
              <text:p text:style-name="P2"><text:span text:style-name="T12">=NDMat(a,optional m)</text:span></text:p>
              <text:p text:style-name="P2"><text:span text:style-name="T12"/></text:p>
              <text:p text:style-name="P2"><text:span text:style-name="T12">The first two dimensions of a multidimensional array are in the rows and columns of cells. Within each cell, the third dimensional entries are separated by commas, and the groups are separated by slashes.</text:span></text:p>
              <text:p text:style-name="P2"><text:span text:style-name="T12">A is a multidimensional matrix.</text:span></text:p>
              <text:p text:style-name="P2"><text:span text:style-name="T12">M designates which MatArray to load a into. Default=1</text:span></text:p>
              <text:p text:style-name="P2"><text:span text:style-name="T12">The number of dimensions of a is returned.</text:span></text:p>
            </office:annotation>
            <text:p>NDMat (function)</text:p>
          </table:table-cell>
          <table:table-cell table:number-columns-repeated="5"/>
          <table:table-cell office:value-type="string" calcext:value-type="string">
            <office:annotation draw:style-name="gr32" draw:text-style-name="P3" svg:width="129.58mm" svg:height="49.41mm" svg:x="571.5mm" svg:y="206.26mm" draw:caption-point-x="-6.1mm" draw:caption-point-y="17.21mm">
              <dc:date>2016-02-06T00:00:00</dc:date>
              <text:p text:style-name="P2"><text:span text:style-name="T12">Perform Tukey's Multiple-Range test</text:span></text:p>
              <text:p text:style-name="P2"><text:span text:style-name="T12"/></text:p>
              <text:p text:style-name="P2"><text:span text:style-name="T12">=TUKEY(a,mse,n,optional apha)</text:span></text:p>
              <text:p text:style-name="P2"><text:span text:style-name="T12"/></text:p>
              <text:p text:style-name="P2"><text:span text:style-name="T12">A is the data matrix. Group are in columns</text:span></text:p>
              <text:p text:style-name="P2"><text:span text:style-name="T12">Mse is the mean square error of the data</text:span></text:p>
              <text:p text:style-name="P2"><text:span text:style-name="T12">N is the common group size. If groups are of unequal size, and there are not more than twice as many observations in the largest group as in the smallest, the harmonic mean of the group sizes can be used; otherwise, MeanComp, GroupComp, or Scheffe would be better choices.</text:span></text:p>
              <text:p text:style-name="P2"><text:span text:style-name="T12">The result is a two-column array with four times as many rows as there are columns in the input data matrix a.</text:span></text:p>
            </office:annotation>
            <text:p>TUKEY (function)</text:p>
          </table:table-cell>
          <table:table-cell table:number-columns-repeated="4"/>
        </table:table-row>
        <table:table-row table:style-name="ro1">
          <table:table-cell table:number-columns-repeated="8"/>
          <table:table-cell office:value-type="string" calcext:value-type="string">
            <office:annotation draw:style-name="gr20" draw:text-style-name="P3" svg:width="75.22mm" svg:height="61.26mm" svg:x="209.99mm" svg:y="210.77mm" draw:caption-point-x="-6.1mm" draw:caption-point-y="17.22mm">
              <dc:creator>WV</dc:creator>
              <dc:date>2015-12-27T00:00:00</dc:date>
              <text:p text:style-name="P2"><text:span text:style-name="T12">Clears the DTA global matrix.</text:span></text:p>
              <text:p text:style-name="P2"><text:span text:style-name="T12"/></text:p>
              <text:p text:style-name="P2"><text:span text:style-name="T12">=CLRData()</text:span></text:p>
              <text:p text:style-name="P2"><text:span text:style-name="T12"/></text:p>
              <text:p text:style-name="P2"><text:span text:style-name="T12">This function takes no argument.</text:span></text:p>
              <text:p text:style-name="P2"><text:span text:style-name="T12"/></text:p>
              <text:p text:style-name="P2"><text:span text:style-name="T12">The DTA matrix is used to provide LibreOffice Basic with a Data….Read statement form. In the case of LibreOffice, the statements are DATAIn and READData. The DTA matrix is reinitialized if Calc is closed. Otherwise, the last values stored there remain there until being overwritten, or until cleared.</text:span></text:p>
              <text:p text:style-name="P2"><text:span text:style-name="T12"/></text:p>
              <text:p text:style-name="P2"><text:span text:style-name="T12"/></text:p>
            </office:annotation>
            <text:p>CLRData (function)</text:p>
          </table:table-cell>
          <table:table-cell table:style-name="ce59" table:number-columns-repeated="2"/>
          <table:table-cell office:value-type="string" calcext:value-type="string">
            <office:annotation draw:style-name="gr63" draw:text-style-name="P3" svg:width="79.76mm" svg:height="38.79mm" svg:x="277.99mm" svg:y="210.77mm" draw:caption-point-x="-6.1mm" draw:caption-point-y="17.22mm">
              <dc:creator>WV</dc:creator>
              <dc:date>2016-01-04T00:00:00</dc:date>
              <text:p text:style-name="P2"><text:span text:style-name="T12">Returns the variance of an f distribution.</text:span></text:p>
              <text:p text:style-name="P2"><text:span text:style-name="T12"/></text:p>
              <text:p text:style-name="P2"><text:span text:style-name="T12">=FVar(d1,d2)</text:span></text:p>
              <text:p text:style-name="P2"><text:span text:style-name="T12"/></text:p>
              <text:p text:style-name="P2"><text:span text:style-name="T12">D1 and d2 are the degrees of freedom of the f distribution.</text:span></text:p>
              <text:p text:style-name="P2"><text:span text:style-name="T12">The result is a real number.</text:span></text:p>
              <text:p text:style-name="P2"><text:span text:style-name="T12"/></text:p>
              <text:p text:style-name="P2"><text:span text:style-name="T12"/></text:p>
            </office:annotation>
            <text:p>Fvar (function)</text:p>
          </table:table-cell>
          <table:table-cell table:number-columns-repeated="2"/>
          <table:table-cell office:value-type="string" calcext:value-type="string">
            <office:annotation draw:style-name="gr112" draw:text-style-name="P3" svg:width="88.91mm" svg:height="40.59mm" svg:x="345.72mm" svg:y="210.77mm" draw:caption-point-x="-6.1mm" draw:caption-point-y="17.22mm">
              <dc:date>2016-01-19T00:00:00</dc:date>
              <text:p text:style-name="P2"><text:span text:style-name="T12">Returns the lengths of the diagonals of an inscribed quadrilateral</text:span></text:p>
              <text:p text:style-name="P2"><text:span text:style-name="T12"/></text:p>
              <text:p text:style-name="P2"><text:span text:style-name="T12">=InQuadDia(a,b,c,d)</text:span></text:p>
              <text:p text:style-name="P2"><text:span text:style-name="T12"/></text:p>
              <text:p text:style-name="P2"><text:span text:style-name="T12">A, b, c, and d are the lengths of the sides.</text:span></text:p>
              <text:p text:style-name="P2"><text:span text:style-name="T12">The result is a 1x2 matrix containing real numbers</text:span></text:p>
            </office:annotation>
            <text:p>InQuadDia (function)</text:p>
          </table:table-cell>
          <table:table-cell table:number-columns-repeated="3"/>
          <table:table-cell office:value-type="string" calcext:value-type="string">
            <office:annotation draw:style-name="gr16" draw:text-style-name="P3" svg:width="132.77mm" svg:height="33.61mm" svg:x="436.03mm" svg:y="210.77mm" draw:caption-point-x="-6.1mm" draw:caption-point-y="17.22mm">
              <dc:date>2016-01-31T00:00:00</dc:date>
              <text:p text:style-name="P2"><text:span text:style-name="T12">Returns the product of multidimensional matrices stored in MatArray1 and MatArray2.</text:span></text:p>
              <text:p text:style-name="P2"><text:span text:style-name="T12"/></text:p>
              <text:p text:style-name="P2"><text:span text:style-name="T12">=ndMatMult(a,b)</text:span></text:p>
              <text:p text:style-name="P2"><text:span text:style-name="T12"/></text:p>
              <text:p text:style-name="P2"><text:span text:style-name="T12">The multiplication pivots on dimensions A and B.</text:span></text:p>
              <text:p text:style-name="P2"><text:span text:style-name="T12">The result is stored in MatArray3</text:span></text:p>
            </office:annotation>
            <text:p>ndMatMult (function)</text:p>
          </table:table-cell>
          <table:table-cell table:number-columns-repeated="5"/>
          <table:table-cell office:value-type="string" calcext:value-type="string">
            <office:annotation draw:style-name="gr8" draw:text-style-name="P3" svg:width="142.9mm" svg:height="37.56mm" svg:x="571.5mm" svg:y="210.77mm" draw:caption-point-x="-6.1mm" draw:caption-point-y="17.22mm">
              <dc:date>2016-02-06T00:00:00</dc:date>
              <text:p text:style-name="P2"><text:span text:style-name="T12">Performs a two-factor mixed analysis of variance with repeated measures on one factor</text:span></text:p>
              <text:p text:style-name="P2"><text:span text:style-name="T12"/></text:p>
              <text:p text:style-name="P2"><text:span text:style-name="T12">=TwoFactorMixed(a,c)</text:span></text:p>
              <text:p text:style-name="P2"><text:span text:style-name="T12"/></text:p>
              <text:p text:style-name="P2"><text:span text:style-name="T12">A is the data matrix with stacked blocks of one factor, repeated measures in the columns, and cases in the rows.</text:span></text:p>
              <text:p text:style-name="P2"><text:span text:style-name="T12">C is the number of subjects in each block (and therefore, the number of rows.</text:span></text:p>
              <text:p text:style-name="P2"><text:span text:style-name="T12">The result is a 10x6 array</text:span></text:p>
            </office:annotation>
            <text:p>TwoFactorMixed (function)</text:p>
          </table:table-cell>
          <table:table-cell table:number-columns-repeated="4"/>
        </table:table-row>
        <table:table-row table:style-name="ro1">
          <table:table-cell table:number-columns-repeated="8"/>
          <table:table-cell office:value-type="string" calcext:value-type="string">
            <office:annotation draw:style-name="gr8" draw:text-style-name="P3" svg:width="101.36mm" svg:height="37.56mm" svg:x="209.99mm" svg:y="215.29mm" draw:caption-point-x="-6.1mm" draw:caption-point-y="17.22mm">
              <dc:date>2016-01-29T00:00:00</dc:date>
              <text:p text:style-name="P2"><text:span text:style-name="T12">Returns a sorted column vector without repeated elements.</text:span></text:p>
              <text:p text:style-name="P2"><text:span text:style-name="T12"/></text:p>
              <text:p text:style-name="P2"><text:span text:style-name="T12">=COLLAPSE(A)</text:span></text:p>
              <text:p text:style-name="P2"><text:span text:style-name="T12"/></text:p>
              <text:p text:style-name="P2"><text:span text:style-name="T12">A is a sorted column vector of either numeric, non-numeric, or mixed elements.</text:span></text:p>
              <text:p text:style-name="P2"><text:span text:style-name="T12">The result is a column vector.</text:span></text:p>
              <text:p text:style-name="P2"><text:span text:style-name="T12"/></text:p>
              <text:p text:style-name="P2"><text:span text:style-name="T12"/></text:p>
            </office:annotation>
            <text:p>COLLAPSE (function)</text:p>
          </table:table-cell>
          <table:table-cell table:style-name="ce59" table:number-columns-repeated="2"/>
          <table:table-cell office:value-type="string" calcext:value-type="string">
            <office:annotation draw:style-name="gr8" draw:text-style-name="P3" svg:width="116.97mm" svg:height="37.56mm" svg:x="277.99mm" svg:y="215.29mm" draw:caption-point-x="-6.1mm" draw:caption-point-y="17.22mm">
              <dc:creator>WV</dc:creator>
              <dc:date>2016-01-04T00:00:00</dc:date>
              <text:p text:style-name="P2"><text:span text:style-name="T12">Returns an estimate of the parameters of a gamma distribution.</text:span></text:p>
              <text:p text:style-name="P2"><text:span text:style-name="T12"/></text:p>
              <text:p text:style-name="P2"><text:span text:style-name="T12">=GammaEst(x)</text:span></text:p>
              <text:p text:style-name="P2"><text:span text:style-name="T12"/></text:p>
              <text:p text:style-name="P2"><text:span text:style-name="T12">X is a column vector containing data.</text:span></text:p>
              <text:p text:style-name="P2"><text:span text:style-name="T12">The result is a 1x2 matrix containing the alpha and beta parameters.</text:span></text:p>
              <text:p text:style-name="P2"><text:span text:style-name="T12"/></text:p>
              <text:p text:style-name="P2"><text:span text:style-name="T12"/></text:p>
              <text:p text:style-name="P2"><text:span text:style-name="T12"/></text:p>
            </office:annotation>
            <text:p>GammaEst (function)</text:p>
          </table:table-cell>
          <table:table-cell table:number-columns-repeated="2"/>
          <table:table-cell office:value-type="string" calcext:value-type="string">
            <office:annotation draw:style-name="gr72" draw:text-style-name="P3" svg:width="99.76mm" svg:height="46.32mm" svg:x="345.72mm" svg:y="215.29mm" draw:caption-point-x="-6.1mm" draw:caption-point-y="17.22mm">
              <dc:date>2016-01-19T00:00:00</dc:date>
              <text:p text:style-name="P2"><text:span text:style-name="T12">Returns the radius of the circumscribed circle in a quadrilateral.</text:span></text:p>
              <text:p text:style-name="P2"><text:span text:style-name="T12"/></text:p>
              <text:p text:style-name="P2"><text:span text:style-name="T12">=InQuadRad(a,b,c,d)</text:span></text:p>
              <text:p text:style-name="P2"><text:span text:style-name="T12"/></text:p>
              <text:p text:style-name="P2"><text:span text:style-name="T12">A, b, c, and d are the lengths of the sides of the quadrilateral.</text:span></text:p>
              <text:p text:style-name="P2"><text:span text:style-name="T12">The result is a real number</text:span></text:p>
              <text:p text:style-name="P2"><text:span text:style-name="T12"/></text:p>
            </office:annotation>
            <text:p>InQuadRad (function)</text:p>
          </table:table-cell>
          <table:table-cell table:number-columns-repeated="3"/>
          <table:table-cell office:value-type="string" calcext:value-type="string">
            <office:annotation draw:style-name="gr6" draw:text-style-name="P3" svg:width="124.4mm" svg:height="29.66mm" svg:x="436.03mm" svg:y="215.29mm" draw:caption-point-x="-6.1mm" draw:caption-point-y="17.22mm">
              <dc:date>2016-01-31T00:00:00</dc:date>
              <text:p text:style-name="P2"><text:span text:style-name="T12">Returns the sum of MatArray1 and MatArray2.</text:span></text:p>
              <text:p text:style-name="P2"><text:span text:style-name="T12"/></text:p>
              <text:p text:style-name="P2"><text:span text:style-name="T12">=ndMatSum()</text:span></text:p>
              <text:p text:style-name="P2"><text:span text:style-name="T12"/></text:p>
              <text:p text:style-name="P2"><text:span text:style-name="T12">This function does not take an argument.</text:span></text:p>
              <text:p text:style-name="P2"><text:span text:style-name="T12">MatArray1 and MatArray2 must have the same number of dimensions.</text:span></text:p>
              <text:p text:style-name="P2"><text:span text:style-name="T12">The result is stored in MatArray3 and can be retrieved by MatRetrieve.</text:span></text:p>
            </office:annotation>
            <text:p>ndMatSum (function)</text:p>
          </table:table-cell>
          <table:table-cell table:number-columns-repeated="5"/>
          <table:table-cell office:value-type="string" calcext:value-type="string">
            <office:annotation draw:style-name="gr16" draw:text-style-name="P3" svg:width="128.65mm" svg:height="33.61mm" svg:x="571.5mm" svg:y="215.29mm" draw:caption-point-x="-6.1mm" draw:caption-point-y="17.22mm">
              <dc:date>2016-02-06T00:00:00</dc:date>
              <text:p text:style-name="P2"><text:span text:style-name="T12">Performs a two-way analysis of variance</text:span></text:p>
              <text:p text:style-name="P2"><text:span text:style-name="T12"/></text:p>
              <text:p text:style-name="P2"><text:span text:style-name="T12">=TwoWay(c,cn1,optional uen)</text:span></text:p>
              <text:p text:style-name="P2"><text:span text:style-name="T12"/></text:p>
              <text:p text:style-name="P2"><text:span text:style-name="T12">C is the data matrix with stacked blocks</text:span></text:p>
              <text:p text:style-name="P2"><text:span text:style-name="T12">Cn1 specifies the maximum number of rows in the blocks</text:span></text:p>
              <text:p text:style-name="P2"><text:span text:style-name="T12">If uen=1, zeros are ignored as data values. (Default=0)</text:span></text:p>
              <text:p text:style-name="P2"><text:span text:style-name="T12">The result is a 7x6 matrix</text:span></text:p>
            </office:annotation>
            <text:p>TwoWay (function)</text:p>
          </table:table-cell>
          <table:table-cell table:number-columns-repeated="4"/>
        </table:table-row>
        <table:table-row table:style-name="ro1">
          <table:table-cell table:number-columns-repeated="8"/>
          <table:table-cell office:value-type="string" calcext:value-type="string">
            <office:annotation draw:style-name="gr126" draw:text-style-name="P3" svg:width="84.76mm" svg:height="55.64mm" svg:x="209.99mm" svg:y="219.8mm" draw:caption-point-x="-6.1mm" draw:caption-point-y="17.22mm">
              <dc:creator>WV</dc:creator>
              <dc:date>2015-12-19T00:00:00</dc:date>
              <text:p text:style-name="P2"><text:span text:style-name="T12">Returns the number of combinations of n elements taken k at a time without repetitiion.</text:span></text:p>
              <text:p text:style-name="P2"><text:span text:style-name="T12"/></text:p>
              <text:p text:style-name="P2"><text:span text:style-name="T12">=Combin1(n,k)</text:span></text:p>
              <text:p text:style-name="P2"><text:span text:style-name="T12"/></text:p>
              <text:p text:style-name="P2"><text:span text:style-name="T12">N and k are integers with n&gt;k.</text:span></text:p>
              <text:p text:style-name="P2"><text:span text:style-name="T12"/></text:p>
              <text:p text:style-name="P2"><text:span text:style-name="T12">The result is an integer.</text:span></text:p>
              <text:p text:style-name="P2"><text:span text:style-name="T12"/></text:p>
              <text:p text:style-name="P2"><text:span text:style-name="T12">This is DANSYS' version of Calc's COMBIN function.</text:span></text:p>
            </office:annotation>
            <text:p>Combin1 (function)</text:p>
          </table:table-cell>
          <table:table-cell table:style-name="ce59" table:number-columns-repeated="2"/>
          <table:table-cell office:value-type="string" calcext:value-type="string">
            <office:annotation draw:style-name="gr127" draw:text-style-name="P3" svg:width="105.81mm" svg:height="51.73mm" svg:x="277.99mm" svg:y="219.8mm" draw:caption-point-x="-6.1mm" draw:caption-point-y="17.22mm">
              <dc:creator>WV</dc:creator>
              <dc:date>2016-01-04T00:00:00</dc:date>
              <text:p text:style-name="P2"><text:span text:style-name="T12">Returns a measure of kurtosis of a gamma distribution.</text:span></text:p>
              <text:p text:style-name="P2"><text:span text:style-name="T12"/></text:p>
              <text:p text:style-name="P2"><text:span text:style-name="T12">=GammaKurt(a)</text:span></text:p>
              <text:p text:style-name="P2"><text:span text:style-name="T12"/></text:p>
              <text:p text:style-name="P2"><text:span text:style-name="T12">A is the alpha parameter of the gamma distribution.</text:span></text:p>
              <text:p text:style-name="P2"><text:span text:style-name="T12">The result is a real number.</text:span></text:p>
              <text:p text:style-name="P2"><text:span text:style-name="T12"/></text:p>
              <text:p text:style-name="P2"><text:span text:style-name="T12"/></text:p>
            </office:annotation>
            <text:p>GammaKurt (function)</text:p>
          </table:table-cell>
          <table:table-cell table:number-columns-repeated="2"/>
          <table:table-cell table:style-name="ce53" office:value-type="string" calcext:value-type="string">
            <office:annotation draw:style-name="gr78" draw:text-style-name="P3" svg:width="83.65mm" svg:height="45.11mm" svg:x="345.72mm" svg:y="219.8mm" draw:caption-point-x="-6.1mm" draw:caption-point-y="17.22mm">
              <dc:date>2016-01-18T00:00:00</dc:date>
              <text:p text:style-name="P2"><text:span text:style-name="T12">Returns the length of the altitude from one of the sides of an isoceles triangle.</text:span></text:p>
              <text:p text:style-name="P2"><text:span text:style-name="T12"/></text:p>
              <text:p text:style-name="P2"><text:span text:style-name="T12">=IsoTriAlta(a,c)</text:span></text:p>
              <text:p text:style-name="P2"><text:span text:style-name="T12"/></text:p>
              <text:p text:style-name="P2"><text:span text:style-name="T12">A is the length of a side</text:span></text:p>
              <text:p text:style-name="P2"><text:span text:style-name="T12">C is the length of the base.</text:span></text:p>
              <text:p text:style-name="P2"><text:span text:style-name="T12">The result is a real number</text:span></text:p>
            </office:annotation>
            <text:p>IsoTriAlta (function)</text:p>
          </table:table-cell>
          <table:table-cell table:number-columns-repeated="3"/>
          <table:table-cell office:value-type="string" calcext:value-type="string">
            <office:annotation draw:style-name="gr8" draw:text-style-name="P3" svg:width="147.95mm" svg:height="37.56mm" svg:x="436.03mm" svg:y="219.81mm" draw:caption-point-x="-6.1mm" draw:caption-point-y="17.21mm">
              <dc:date>2016-02-01T00:00:00</dc:date>
              <text:p text:style-name="P2"><text:span text:style-name="T12">Returns a matrix composed of one matrix inserted into another</text:span></text:p>
              <text:p text:style-name="P2"><text:span text:style-name="T12"/></text:p>
              <text:p text:style-name="P2"><text:span text:style-name="T12">=NSRT(optional qout, optional m, optional p, optional an, optional bn)</text:span></text:p>
              <text:p text:style-name="P2"><text:span text:style-name="T12"/></text:p>
              <text:p text:style-name="P2"><text:span text:style-name="T12">If qout=0 (default), only 1 is returned, but the result is stored in MatArray3</text:span></text:p>
              <text:p text:style-name="P2"><text:span text:style-name="T12">If m=1, bn is inserted below row p of an. The result has he same number of columns of the input matrices and the sum of the rows.</text:span></text:p>
              <text:p text:style-name="P2"><text:span text:style-name="T12">If m=2 (default), bn is inserted to the right of column p of an. The result has the same number of rows as the input matrices, but the sum of the columns.</text:span></text:p>
            </office:annotation>
            <text:p>NSRT (function)</text:p>
          </table:table-cell>
          <table:table-cell table:number-columns-repeated="5"/>
          <table:table-cell office:value-type="string" calcext:value-type="string">
            <office:annotation draw:style-name="gr16" draw:text-style-name="P3" svg:width="127.72mm" svg:height="33.61mm" svg:x="571.5mm" svg:y="219.8mm" draw:caption-point-x="-6.1mm" draw:caption-point-y="17.22mm">
              <dc:date>2016-02-06T00:00:00</dc:date>
              <text:p text:style-name="P2"><text:span text:style-name="T12">Performs a two-way repeated measures analysis of variance</text:span></text:p>
              <text:p text:style-name="P2"><text:span text:style-name="T12"/></text:p>
              <text:p text:style-name="P2"><text:span text:style-name="T12">=TwoWayR(a,z)</text:span></text:p>
              <text:p text:style-name="P2"><text:span text:style-name="T12"/></text:p>
              <text:p text:style-name="P2"><text:span text:style-name="T12">A is the data matrix, Cases are in rows and the repeated measures are in columns, z columns for each outer factor.</text:span></text:p>
              <text:p text:style-name="P2"><text:span text:style-name="T12">Z is the number of levels of the inner factor</text:span></text:p>
              <text:p text:style-name="P2"><text:span text:style-name="T12">The result is a 10x6 array</text:span></text:p>
            </office:annotation>
            <text:p>TwoWayR (function)</text:p>
          </table:table-cell>
          <table:table-cell table:number-columns-repeated="4"/>
        </table:table-row>
        <table:table-row table:style-name="ro1">
          <table:table-cell table:number-columns-repeated="8"/>
          <table:table-cell office:value-type="string" calcext:value-type="string">
            <office:annotation draw:style-name="gr128" draw:text-style-name="P3" svg:width="105.99mm" svg:height="60.42mm" svg:x="209.99mm" svg:y="224.32mm" draw:caption-point-x="-6.1mm" draw:caption-point-y="17.22mm">
              <dc:creator>WV</dc:creator>
              <dc:date>2015-12-19T00:00:00</dc:date>
              <text:p text:style-name="P2"><text:span text:style-name="T12">Returns the number of combinations of x elements taken k at a time with repetition.</text:span></text:p>
              <text:p text:style-name="P2"><text:span text:style-name="T12"/></text:p>
              <text:p text:style-name="P2"><text:span text:style-name="T12">=Combin2(n,k)</text:span></text:p>
              <text:p text:style-name="P2"><text:span text:style-name="T12"/></text:p>
              <text:p text:style-name="P2"><text:span text:style-name="T12">N and k are integers with n&gt;k.</text:span></text:p>
              <text:p text:style-name="P2"><text:span text:style-name="T12"/></text:p>
              <text:p text:style-name="P2"><text:span text:style-name="T12">Combin2 is DANSYS' version of Calc's COMBINA function.</text:span></text:p>
            </office:annotation>
            <text:p>Combin2 (function)</text:p>
          </table:table-cell>
          <table:table-cell table:style-name="ce59" table:number-columns-repeated="2"/>
          <table:table-cell office:value-type="string" calcext:value-type="string">
            <office:annotation draw:style-name="gr8" draw:text-style-name="P3" svg:width="97.75mm" svg:height="37.56mm" svg:x="277.99mm" svg:y="224.32mm" draw:caption-point-x="-6.1mm" draw:caption-point-y="17.22mm">
              <dc:creator>WV</dc:creator>
              <dc:date>2016-01-04T00:00:00</dc:date>
              <text:p text:style-name="P2"><text:span text:style-name="T12">Returns the mean of a gamma distribution.</text:span></text:p>
              <text:p text:style-name="P2"><text:span text:style-name="T12"/></text:p>
              <text:p text:style-name="P2"><text:span text:style-name="T12">=GammaMean(a,b)</text:span></text:p>
              <text:p text:style-name="P2"><text:span text:style-name="T12"/></text:p>
              <text:p text:style-name="P2"><text:span text:style-name="T12">A and b are the alpha and beta parameters of the gamma distribution.</text:span></text:p>
              <text:p text:style-name="P2"><text:span text:style-name="T12">The result is a real number.</text:span></text:p>
              <text:p text:style-name="P2"><text:span text:style-name="T12"/></text:p>
              <text:p text:style-name="P2"><text:span text:style-name="T12"/></text:p>
            </office:annotation>
            <text:p>GammaMean (function)</text:p>
          </table:table-cell>
          <table:table-cell table:number-columns-repeated="2"/>
          <table:table-cell office:value-type="string" calcext:value-type="string">
            <office:annotation draw:style-name="gr124" draw:text-style-name="P3" svg:width="78.68mm" svg:height="49.62mm" svg:x="345.72mm" svg:y="224.32mm" draw:caption-point-x="-6.1mm" draw:caption-point-y="17.22mm">
              <dc:date>2016-01-18T00:00:00</dc:date>
              <text:p text:style-name="P2"><text:span text:style-name="T12">Returns the length of the altitude from the base of an isoceles triangle.</text:span></text:p>
              <text:p text:style-name="P2"><text:span text:style-name="T12"/></text:p>
              <text:p text:style-name="P2"><text:span text:style-name="T12">=IsoTriAltc(a,c)</text:span></text:p>
              <text:p text:style-name="P2"><text:span text:style-name="T12"/></text:p>
              <text:p text:style-name="P2"><text:span text:style-name="T12">A is the length of a side</text:span></text:p>
              <text:p text:style-name="P2"><text:span text:style-name="T12">C is the length of the base</text:span></text:p>
              <text:p text:style-name="P2"><text:span text:style-name="T12">The result is a real number</text:span></text:p>
            </office:annotation>
            <text:p>IsoTriAltc (function)</text:p>
          </table:table-cell>
          <table:table-cell table:number-columns-repeated="3"/>
          <table:table-cell office:value-type="string" calcext:value-type="string">
            <office:annotation draw:style-name="gr16" draw:text-style-name="P3" svg:width="125.33mm" svg:height="33.61mm" svg:x="436.03mm" svg:y="224.32mm" draw:caption-point-x="-6.1mm" draw:caption-point-y="17.22mm">
              <dc:date>2016-02-01T00:00:00</dc:date>
              <text:p text:style-name="P2"><text:span text:style-name="T12">Returns the predicted values of a dependent variable</text:span></text:p>
              <text:p text:style-name="P2"><text:span text:style-name="T12"/></text:p>
              <text:p text:style-name="P2"><text:span text:style-name="T12">=PredMat(optional qout, optional Xn, optional Yn)</text:span></text:p>
              <text:p text:style-name="P2"><text:span text:style-name="T12"/></text:p>
              <text:p text:style-name="P2"><text:span text:style-name="T12">If qout=0 (default), only 1 is returned, but the result is saved in MatArray3</text:span></text:p>
              <text:p text:style-name="P2"><text:span text:style-name="T12">Xn is a matrix of independent variables</text:span></text:p>
              <text:p text:style-name="P2"><text:span text:style-name="T12">Yn is a matrix of dependent variables</text:span></text:p>
              <text:p text:style-name="P2"><text:span text:style-name="T12">The result is the same size matrix as Yn</text:span></text:p>
            </office:annotation>
            <text:p>PredMat (function)</text:p>
          </table:table-cell>
          <table:table-cell table:number-columns-repeated="5"/>
          <table:table-cell table:style-name="ce53" office:value-type="string" calcext:value-type="string">
            <office:annotation draw:style-name="gr9" draw:text-style-name="P3" svg:width="126.79mm" svg:height="41.51mm" svg:x="571.5mm" svg:y="224.32mm" draw:caption-point-x="-6.1mm" draw:caption-point-y="17.22mm">
              <dc:date>2016-02-06T00:00:00</dc:date>
              <text:p text:style-name="P2"><text:span text:style-name="T12">Performs Welch's t-test of means for two samples with unequal variances and sample sizes</text:span></text:p>
              <text:p text:style-name="P2"><text:span text:style-name="T12"/></text:p>
              <text:p text:style-name="P2"><text:span text:style-name="T12">=WELCH(A,B,optional C)</text:span></text:p>
              <text:p text:style-name="P2"><text:span text:style-name="T12"/></text:p>
              <text:p text:style-name="P2"><text:span text:style-name="T12">A and B are the column vectors containing the two data sets.</text:span></text:p>
              <text:p text:style-name="P2"><text:span text:style-name="T12">If C=1, a one-tail probability is returned. </text:span></text:p>
              <text:p text:style-name="P2"><text:span text:style-name="T12">If C=2 (default), a two-tail probability is returned.</text:span></text:p>
              <text:p text:style-name="P2"><text:span text:style-name="T12">The result is a 1x3 matrix containing the t statistic, degrees of freedom, and probability.</text:span></text:p>
            </office:annotation>
            <text:p>WELCH (function)</text:p>
          </table:table-cell>
          <table:table-cell table:number-columns-repeated="4"/>
        </table:table-row>
        <table:table-row table:style-name="ro1">
          <table:table-cell table:number-columns-repeated="8"/>
          <table:table-cell office:value-type="string" calcext:value-type="string">
            <office:annotation draw:style-name="gr129" draw:text-style-name="P3" svg:width="118.57mm" svg:height="38.38mm" svg:x="209.99mm" svg:y="228.84mm" draw:caption-point-x="-6.1mm" draw:caption-point-y="17.21mm">
              <dc:creator>WV</dc:creator>
              <dc:date>2015-12-20T00:00:00</dc:date>
              <text:p text:style-name="P2"><text:span text:style-name="T12">Returns a quotient of two complex numbers.</text:span></text:p>
              <text:p text:style-name="P2"><text:span text:style-name="T12"/></text:p>
              <text:p text:style-name="P2"><text:span text:style-name="T12">=CompDiv(b,c)</text:span></text:p>
              <text:p text:style-name="P2"><text:span text:style-name="T12">B and c are complex numbers</text:span></text:p>
              <text:p text:style-name="P2"><text:span text:style-name="T12"/></text:p>
              <text:p text:style-name="P2"><text:span text:style-name="T12">This is DANSYS' version of Calc's IMDIV function. </text:span></text:p>
              <text:p text:style-name="P2"><text:span text:style-name="T12"/></text:p>
              <text:p text:style-name="P2"><text:span text:style-name="T12">Use the I format for DANSYS' complex functions.</text:span></text:p>
            </office:annotation>
            <text:p>CompDiv (function)</text:p>
          </table:table-cell>
          <table:table-cell table:style-name="ce59" table:number-columns-repeated="2"/>
          <table:table-cell office:value-type="string" calcext:value-type="string">
            <office:annotation draw:style-name="gr16" draw:text-style-name="P3" svg:width="104.26mm" svg:height="33.61mm" svg:x="277.99mm" svg:y="228.84mm" draw:caption-point-x="-6.1mm" draw:caption-point-y="17.21mm">
              <dc:creator>WV</dc:creator>
              <dc:date>2016-01-04T00:00:00</dc:date>
              <text:p text:style-name="P2"><text:span text:style-name="T12">Returns a measure of skewness for a gamma distribution.</text:span></text:p>
              <text:p text:style-name="P2"><text:span text:style-name="T12"/></text:p>
              <text:p text:style-name="P2"><text:span text:style-name="T12">=GammaSkew(a)</text:span></text:p>
              <text:p text:style-name="P2"><text:span text:style-name="T12"/></text:p>
              <text:p text:style-name="P2"><text:span text:style-name="T12">A is the alpha parameter of the gamma distribution.</text:span></text:p>
              <text:p text:style-name="P2"><text:span text:style-name="T12">The result is a real number.</text:span></text:p>
              <text:p text:style-name="P2"><text:span text:style-name="T12"/></text:p>
              <text:p text:style-name="P2"><text:span text:style-name="T12"/></text:p>
            </office:annotation>
            <text:p>GammaSkew (function)</text:p>
          </table:table-cell>
          <table:table-cell table:number-columns-repeated="2"/>
          <table:table-cell office:value-type="string" calcext:value-type="string">
            <office:annotation draw:style-name="gr130" draw:text-style-name="P3" svg:width="74.34mm" svg:height="45.41mm" svg:x="345.72mm" svg:y="228.84mm" draw:caption-point-x="-6.1mm" draw:caption-point-y="17.21mm">
              <dc:creator>WV</dc:creator>
              <dc:date>2016-01-16T00:00:00</dc:date>
              <text:p text:style-name="P2"><text:span text:style-name="T12">Returns the area of an isoceles triangle.</text:span></text:p>
              <text:p text:style-name="P2"><text:span text:style-name="T12"/></text:p>
              <text:p text:style-name="P2"><text:span text:style-name="T12">=IsoTriArea(a,c)</text:span></text:p>
              <text:p text:style-name="P2"><text:span text:style-name="T12">A is the length of a side of he triangle</text:span></text:p>
              <text:p text:style-name="P2"><text:span text:style-name="T12">C is the length of the base</text:span></text:p>
              <text:p text:style-name="P2"><text:span text:style-name="T12">The result is a real number</text:span></text:p>
            </office:annotation>
            <text:p>IsoTriArea (function)</text:p>
          </table:table-cell>
          <table:table-cell table:number-columns-repeated="3"/>
          <table:table-cell office:value-type="string" calcext:value-type="string">
            <office:annotation draw:style-name="gr16" draw:text-style-name="P3" svg:width="133.08mm" svg:height="33.61mm" svg:x="436.03mm" svg:y="228.83mm" draw:caption-point-x="-6.1mm" draw:caption-point-y="17.22mm">
              <dc:date>2016-01-29T00:00:00</dc:date>
              <text:p text:style-name="P2"><text:span text:style-name="T12">Compares two matrices and returns the elements that are not in common.</text:span></text:p>
              <text:p text:style-name="P2"><text:span text:style-name="T12"/></text:p>
              <text:p text:style-name="P2"><text:span text:style-name="T12">=Rcomp(optional qout, optional an, optional bn)</text:span></text:p>
              <text:p text:style-name="P2"><text:span text:style-name="T12"/></text:p>
              <text:p text:style-name="P2"><text:span text:style-name="T12">If qout=0 (default), only a 1 is returned, but the result is stored in MatArray3.</text:span></text:p>
              <text:p text:style-name="P2"><text:span text:style-name="T12">An and bn are two matrices</text:span></text:p>
              <text:p text:style-name="P2"><text:span text:style-name="T12">The result is a column vector containing the elements not shared by the matrices.</text:span></text:p>
            </office:annotation>
            <text:p>Rcomp (function)</text:p>
          </table:table-cell>
          <table:table-cell table:number-columns-repeated="5"/>
          <table:table-cell office:value-type="string" calcext:value-type="string">
            <office:annotation draw:style-name="gr16" draw:text-style-name="P3" svg:width="130.82mm" svg:height="33.61mm" svg:x="571.5mm" svg:y="228.84mm" draw:caption-point-x="-6.1mm" draw:caption-point-y="17.21mm">
              <dc:creator>WV</dc:creator>
              <dc:date>2016-02-08T00:00:00</dc:date>
              <text:p text:style-name="P2"><text:span text:style-name="T12">Performs the Wilcoxon sign test for differences between related measures.</text:span></text:p>
              <text:p text:style-name="P2"><text:span text:style-name="T12"/></text:p>
              <text:p text:style-name="P2"><text:span text:style-name="T12">=WST(a,b,optional mode)</text:span></text:p>
              <text:p text:style-name="P2"><text:span text:style-name="T12"/></text:p>
              <text:p text:style-name="P2"><text:span text:style-name="T12">A and b are equal sized column vectors containing paired data values.</text:span></text:p>
              <text:p text:style-name="P2"><text:span text:style-name="T12">If mode=1, a one-tail test is performed</text:span></text:p>
              <text:p text:style-name="P2"><text:span text:style-name="T12">If mode=2 (default), a two-tail test is performed</text:span></text:p>
              <text:p text:style-name="P2"><text:span text:style-name="T12">The result is a 4x2 array.</text:span></text:p>
            </office:annotation>
            <text:p>WST (function)</text:p>
          </table:table-cell>
          <table:table-cell table:number-columns-repeated="4"/>
        </table:table-row>
        <table:table-row table:style-name="ro1">
          <table:table-cell table:number-columns-repeated="8"/>
          <table:table-cell office:value-type="string" calcext:value-type="string">
            <office:annotation draw:style-name="gr9" draw:text-style-name="P3" svg:width="127.38mm" svg:height="41.51mm" svg:x="209.99mm" svg:y="233.35mm" draw:caption-point-x="-6.1mm" draw:caption-point-y="17.22mm">
              <dc:date>2016-02-03T00:00:00</dc:date>
              <text:p text:style-name="P2"><text:span text:style-name="T12">Returns the complex value of a gamma function or loggamma function of a complex number</text:span></text:p>
              <text:p text:style-name="P2"><text:span text:style-name="T12"/></text:p>
              <text:p text:style-name="P2"><text:span text:style-name="T12">=COMPGamma(x,y,optional mode)</text:span></text:p>
              <text:p text:style-name="P2"><text:span text:style-name="T12"/></text:p>
              <text:p text:style-name="P2"><text:span text:style-name="T12">X is the real part of the complex argument</text:span></text:p>
              <text:p text:style-name="P2"><text:span text:style-name="T12">Y is the imaginary part of the complex argument</text:span></text:p>
              <text:p text:style-name="P2"><text:span text:style-name="T12">If mode=1 (default), the gamma function is returned</text:span></text:p>
              <text:p text:style-name="P2"><text:span text:style-name="T12">If mode =0, the loggamma function is returned.</text:span></text:p>
              <text:p text:style-name="P2"><text:span text:style-name="T12">The result is a 1x2 matrix containing the real and imaginary parts of the result.</text:span></text:p>
            </office:annotation>
            <text:p>COMPGamma (function)</text:p>
          </table:table-cell>
          <table:table-cell table:style-name="ce59" table:number-columns-repeated="2"/>
          <table:table-cell office:value-type="string" calcext:value-type="string">
            <office:annotation draw:style-name="gr41" draw:text-style-name="P3" svg:width="107.67mm" svg:height="37.58mm" svg:x="277.99mm" svg:y="233.35mm" draw:caption-point-x="-6.1mm" draw:caption-point-y="17.22mm">
              <dc:creator>WV</dc:creator>
              <dc:date>2016-01-04T00:00:00</dc:date>
              <text:p text:style-name="P2"><text:span text:style-name="T12">Returns the variance of a gamma distribution.</text:span></text:p>
              <text:p text:style-name="P2"><text:span text:style-name="T12"/></text:p>
              <text:p text:style-name="P2"><text:span text:style-name="T12">=GammaVar(a,b)</text:span></text:p>
              <text:p text:style-name="P2"><text:span text:style-name="T12"/></text:p>
              <text:p text:style-name="P2"><text:span text:style-name="T12">A and b are the alpha and beta parameters of the gamma distribution.</text:span></text:p>
              <text:p text:style-name="P2"><text:span text:style-name="T12">The result is a real number.</text:span></text:p>
              <text:p text:style-name="P2"><text:span text:style-name="T12"/></text:p>
              <text:p text:style-name="P2"><text:span text:style-name="T12"/></text:p>
            </office:annotation>
            <text:p>GammaVar (function)</text:p>
          </table:table-cell>
          <table:table-cell table:number-columns-repeated="2"/>
          <table:table-cell office:value-type="string" calcext:value-type="string">
            <office:annotation draw:style-name="gr131" draw:text-style-name="P3" svg:width="84.58mm" svg:height="46.01mm" svg:x="345.72mm" svg:y="233.35mm" draw:caption-point-x="-6.1mm" draw:caption-point-y="17.22mm">
              <dc:date>2016-01-18T00:00:00</dc:date>
              <text:p text:style-name="P2"><text:span text:style-name="T12">Returns the radius of a circle circumscribed around an isoceles triangle.</text:span></text:p>
              <text:p text:style-name="P2"><text:span text:style-name="T12"/></text:p>
              <text:p text:style-name="P2"><text:span text:style-name="T12">=IsoTrir (a,c)</text:span></text:p>
              <text:p text:style-name="P2"><text:span text:style-name="T12"/></text:p>
              <text:p text:style-name="P2"><text:span text:style-name="T12">A is the length of a side</text:span></text:p>
              <text:p text:style-name="P2"><text:span text:style-name="T12">C is the length of the base.</text:span></text:p>
              <text:p text:style-name="P2"><text:span text:style-name="T12">The result is a real number</text:span></text:p>
            </office:annotation>
            <text:p>IsoTrir (function)</text:p>
          </table:table-cell>
          <table:table-cell table:number-columns-repeated="3"/>
          <table:table-cell office:value-type="string" calcext:value-type="string">
            <office:annotation draw:style-name="gr8" draw:text-style-name="P3" svg:width="128.74mm" svg:height="37.56mm" svg:x="436.03mm" svg:y="233.35mm" draw:caption-point-x="-6.1mm" draw:caption-point-y="17.22mm">
              <dc:date>2016-02-01T00:00:00</dc:date>
              <text:p text:style-name="P2"><text:span text:style-name="T12">Returns the F value, degrees of freedom, and probability for each dependent variable.</text:span></text:p>
              <text:p text:style-name="P2"><text:span text:style-name="T12"/></text:p>
              <text:p text:style-name="P2"><text:span text:style-name="T12">=RegFMat(optional qout, optional Xn, optional Yn)</text:span></text:p>
              <text:p text:style-name="P2"><text:span text:style-name="T12"/></text:p>
              <text:p text:style-name="P2"><text:span text:style-name="T12">If qout=0 (default), only 1 is returned, but the result is stored in MatArray3</text:span></text:p>
              <text:p text:style-name="P2"><text:span text:style-name="T12">Xn is a matrix of independent variables</text:span></text:p>
              <text:p text:style-name="P2"><text:span text:style-name="T12">Yn is a matrix of dependent variables</text:span></text:p>
              <text:p text:style-name="P2"><text:span text:style-name="T12">The result is a 4xn matrix where n is the number of dependent variables</text:span></text:p>
            </office:annotation>
            <text:p>RegFMat (function)</text:p>
          </table:table-cell>
          <table:table-cell table:number-columns-repeated="10"/>
        </table:table-row>
        <table:table-row table:style-name="ro1">
          <table:table-cell table:number-columns-repeated="8"/>
          <table:table-cell office:value-type="string" calcext:value-type="string">
            <office:annotation draw:style-name="gr132" draw:text-style-name="P3" svg:width="101.25mm" svg:height="40.78mm" svg:x="209.99mm" svg:y="237.87mm" draw:caption-point-x="-6.1mm" draw:caption-point-y="17.21mm">
              <dc:creator>WV</dc:creator>
              <dc:date>2015-12-20T00:00:00</dc:date>
              <text:p text:style-name="P2"><text:span text:style-name="T12">Returns a product of two complex numbers.</text:span></text:p>
              <text:p text:style-name="P2"><text:span text:style-name="T12"/></text:p>
              <text:p text:style-name="P2"><text:span text:style-name="T12">=CompMult(b,c)</text:span></text:p>
              <text:p text:style-name="P2"><text:span text:style-name="T12">B and c are complex numbers</text:span></text:p>
              <text:p text:style-name="P2"><text:span text:style-name="T12"/></text:p>
              <text:p text:style-name="P2"><text:span text:style-name="T12">This is DANSYS' version of Calc's IMPRODUCT function. </text:span></text:p>
              <text:p text:style-name="P2"><text:span text:style-name="T12"/></text:p>
              <text:p text:style-name="P2"><text:span text:style-name="T12">Use the I format for DANSYS' complex functions.</text:span></text:p>
            </office:annotation>
            <text:p>CompMult (function)</text:p>
          </table:table-cell>
          <table:table-cell table:style-name="ce59" table:number-columns-repeated="2"/>
          <table:table-cell office:value-type="string" calcext:value-type="string">
            <office:annotation draw:style-name="gr133" draw:text-style-name="P3" svg:width="92.48mm" svg:height="61.97mm" svg:x="277.99mm" svg:y="237.87mm" draw:caption-point-x="-6.1mm" draw:caption-point-y="17.21mm">
              <dc:creator>WV</dc:creator>
              <dc:date>2016-01-04T00:00:00</dc:date>
              <text:p text:style-name="P2"><text:span text:style-name="T12">Returns the probability of k trials before the first success in a series of trials.</text:span></text:p>
              <text:p text:style-name="P2"><text:span text:style-name="T12"/></text:p>
              <text:p text:style-name="P2"><text:span text:style-name="T12">=GeoDist(p,k,optional c)</text:span></text:p>
              <text:p text:style-name="P2"><text:span text:style-name="T12"/></text:p>
              <text:p text:style-name="P2"><text:span text:style-name="T12">P is the probability of success in one trial</text:span></text:p>
              <text:p text:style-name="P2"><text:span text:style-name="T12">K is the number of trials to evaluate</text:span></text:p>
              <text:p text:style-name="P2"><text:span text:style-name="T12">If c=0 (default) the probability density values is returned.</text:span></text:p>
              <text:p text:style-name="P2"><text:span text:style-name="T12">If c=1, the cumulative probability is returned.</text:span></text:p>
              <text:p text:style-name="P2"><text:span text:style-name="T12">The result is a real number</text:span></text:p>
              <text:p text:style-name="P2"><text:span text:style-name="T12"/></text:p>
              <text:p text:style-name="P2"><text:span text:style-name="T12"/></text:p>
            </office:annotation>
            <text:p>GeoDist (function)</text:p>
          </table:table-cell>
          <table:table-cell table:number-columns-repeated="2"/>
          <table:table-cell office:value-type="string" calcext:value-type="string">
            <office:annotation draw:style-name="gr134" draw:text-style-name="P3" svg:width="92.02mm" svg:height="35.18mm" svg:x="345.72mm" svg:y="237.87mm" draw:caption-point-x="-6.1mm" draw:caption-point-y="17.21mm">
              <dc:date>2016-01-18T00:00:00</dc:date>
              <text:p text:style-name="P2"><text:span text:style-name="T12">Returns the radius of an inscribed circle in an isoceles triangle.</text:span></text:p>
              <text:p text:style-name="P2"><text:span text:style-name="T12"/></text:p>
              <text:p text:style-name="P2"><text:span text:style-name="T12">=IsoTriRho(a,c)</text:span></text:p>
              <text:p text:style-name="P2"><text:span text:style-name="T12"/></text:p>
              <text:p text:style-name="P2"><text:span text:style-name="T12">A is the length of a side</text:span></text:p>
              <text:p text:style-name="P2"><text:span text:style-name="T12">C is the length of the base</text:span></text:p>
              <text:p text:style-name="P2"><text:span text:style-name="T12">The result is a real <text:s/>number</text:span></text:p>
            </office:annotation>
            <text:p>IsoTriRho (function)</text:p>
          </table:table-cell>
          <table:table-cell table:number-columns-repeated="3"/>
          <table:table-cell office:value-type="string" calcext:value-type="string">
            <office:annotation draw:style-name="gr9" draw:text-style-name="P3" svg:width="130.29mm" svg:height="41.51mm" svg:x="436.03mm" svg:y="237.87mm" draw:caption-point-x="-6.1mm" draw:caption-point-y="17.21mm">
              <dc:date>2016-02-01T00:00:00</dc:date>
              <text:p text:style-name="P2"><text:span text:style-name="T12">Returns a column vector of regression coefficients</text:span></text:p>
              <text:p text:style-name="P2"><text:span text:style-name="T12"/></text:p>
              <text:p text:style-name="P2"><text:span text:style-name="T12">=RegMat(optional qout, optional Xn, optional Yn)</text:span></text:p>
              <text:p text:style-name="P2"><text:span text:style-name="T12"/></text:p>
              <text:p text:style-name="P2"><text:span text:style-name="T12">If qout=0 (default), only 1 is returned, but the result is stored in MatArray3.</text:span></text:p>
              <text:p text:style-name="P2"><text:span text:style-name="T12">Xn is a matrix of independent variables</text:span></text:p>
              <text:p text:style-name="P2"><text:span text:style-name="T12">Yn is a matrix of dependent variables</text:span></text:p>
              <text:p text:style-name="P2"><text:span text:style-name="T12">The result is the matrix of regression coefficients of Yn regressed over the variables in Xn. It has the same number of rows as columns in Xn and the same number of columns as columns in Yn.</text:span></text:p>
            </office:annotation>
            <text:p>RegMat (function)</text:p>
          </table:table-cell>
          <table:table-cell table:number-columns-repeated="10"/>
        </table:table-row>
        <table:table-row table:style-name="ro1">
          <table:table-cell table:number-columns-repeated="8"/>
          <table:table-cell office:value-type="string" calcext:value-type="string">
            <office:annotation draw:style-name="gr135" draw:text-style-name="P3" svg:width="113.82mm" svg:height="53.79mm" svg:x="209.99mm" svg:y="242.38mm" draw:caption-point-x="-6.1mm" draw:caption-point-y="17.22mm">
              <dc:creator>WV</dc:creator>
              <dc:date>2015-12-20T00:00:00</dc:date>
              <text:p text:style-name="P2"><text:span text:style-name="T12">Returns the solutions for a quadratic equation with complex coefficients.</text:span></text:p>
              <text:p text:style-name="P2"><text:span text:style-name="T12"/></text:p>
              <text:p text:style-name="P2"><text:span text:style-name="T12">=CompQuad(a,b,c)</text:span></text:p>
              <text:p text:style-name="P2"><text:span text:style-name="T12">A, b, and c are complex numbers of the equation ax</text:span><text:span text:style-name="T14">2</text:span><text:span text:style-name="T12">+bx+c=0 where a, b, and c are complex numbers.</text:span></text:p>
              <text:p text:style-name="P2"><text:span text:style-name="T12"/></text:p>
              <text:p text:style-name="P2"><text:span text:style-name="T12">The output is a 1x2 matrix of complex numbers (strings)</text:span></text:p>
              <text:p text:style-name="P2"><text:span text:style-name="T12"/></text:p>
              <text:p text:style-name="P2"><text:span text:style-name="T12">DANSYS <text:s/>complex functions use the a+bi format and is compatible with the Calc complex functions.</text:span></text:p>
            </office:annotation>
            <text:p>CompQuad (function)</text:p>
          </table:table-cell>
          <table:table-cell table:style-name="ce59" table:number-columns-repeated="2"/>
          <table:table-cell office:value-type="string" calcext:value-type="string">
            <office:annotation draw:style-name="gr136" draw:text-style-name="P3" svg:width="89.38mm" svg:height="40.89mm" svg:x="277.99mm" svg:y="242.38mm" draw:caption-point-x="-6.1mm" draw:caption-point-y="17.22mm">
              <dc:creator>WV</dc:creator>
              <dc:date>2016-01-05T00:00:00</dc:date>
              <text:p text:style-name="P2"><text:span text:style-name="T12">Returns the entropy of a geometric distribution.</text:span></text:p>
              <text:p text:style-name="P2"><text:span text:style-name="T12"/></text:p>
              <text:p text:style-name="P2"><text:span text:style-name="T12">=GeoDistEntropy(p)</text:span></text:p>
              <text:p text:style-name="P2"><text:span text:style-name="T12"/></text:p>
              <text:p text:style-name="P2"><text:span text:style-name="T12">P is the probability of success</text:span></text:p>
              <text:p text:style-name="P2"><text:span text:style-name="T12">The result is a real number.</text:span></text:p>
              <text:p text:style-name="P2"><text:span text:style-name="T12"/></text:p>
              <text:p text:style-name="P2"><text:span text:style-name="T12"/></text:p>
            </office:annotation>
            <text:p>GeoDistEntropy (function)</text:p>
          </table:table-cell>
          <table:table-cell table:number-columns-repeated="2"/>
          <table:table-cell office:value-type="string" calcext:value-type="string">
            <office:annotation draw:style-name="gr137" draw:text-style-name="P3" svg:width="76.2mm" svg:height="47.21mm" svg:x="345.72mm" svg:y="242.38mm" draw:caption-point-x="-6.1mm" draw:caption-point-y="17.22mm">
              <dc:creator>WV</dc:creator>
              <dc:date>2016-01-16T00:00:00</dc:date>
              <text:p text:style-name="P2"><text:span text:style-name="T12">Returns the angle of a line to the horizontal.</text:span></text:p>
              <text:p text:style-name="P2"><text:span text:style-name="T12"/></text:p>
              <text:p text:style-name="P2"><text:span text:style-name="T12">=LineDir(arr1,arr2)</text:span></text:p>
              <text:p text:style-name="P2"><text:span text:style-name="T12"/></text:p>
              <text:p text:style-name="P2"><text:span text:style-name="T12">Arr1 is the rise of the line</text:span></text:p>
              <text:p text:style-name="P2"><text:span text:style-name="T12">Arr2 is the run of the line</text:span></text:p>
              <text:p text:style-name="P2"><text:span text:style-name="T12">The result is in radians.</text:span></text:p>
            </office:annotation>
            <text:p>LineDir (function)</text:p>
          </table:table-cell>
          <table:table-cell table:number-columns-repeated="3"/>
          <table:table-cell office:value-type="string" calcext:value-type="string">
            <office:annotation draw:style-name="gr8" draw:text-style-name="P3" svg:width="128.12mm" svg:height="37.56mm" svg:x="436.03mm" svg:y="242.38mm" draw:caption-point-x="-6.1mm" draw:caption-point-y="17.22mm">
              <dc:date>2016-02-01T00:00:00</dc:date>
              <text:p text:style-name="P2"><text:span text:style-name="T12">Returns the residuals from a regression</text:span></text:p>
              <text:p text:style-name="P2"><text:span text:style-name="T12"/></text:p>
              <text:p text:style-name="P2"><text:span text:style-name="T12">=ResidMat(optional qout, optional Xn, optional Yn)</text:span></text:p>
              <text:p text:style-name="P2"><text:span text:style-name="T12"/></text:p>
              <text:p text:style-name="P2"><text:span text:style-name="T12">If qout=0 (default) only 1 is returned, but the result is stored in MatArray3.</text:span></text:p>
              <text:p text:style-name="P2"><text:span text:style-name="T12">Xn is a matrix of independent variables</text:span></text:p>
              <text:p text:style-name="P2"><text:span text:style-name="T12">Yn is a matrix of dependent variables</text:span></text:p>
              <text:p text:style-name="P2"><text:span text:style-name="T12">The result is the differences between the observed and predicted values of the dependent variable. The matrix is the same size as Yn.</text:span></text:p>
            </office:annotation>
            <text:p>ResidMat (function)</text:p>
          </table:table-cell>
          <table:table-cell table:number-columns-repeated="10"/>
        </table:table-row>
        <table:table-row table:style-name="ro1">
          <table:table-cell table:number-columns-repeated="8"/>
          <table:table-cell office:value-type="string" calcext:value-type="string">
            <office:annotation draw:style-name="gr9" draw:text-style-name="P3" svg:width="127.07mm" svg:height="41.51mm" svg:x="209.99mm" svg:y="246.9mm" draw:caption-point-x="-6.1mm" draw:caption-point-y="17.21mm">
              <dc:date>2016-02-03T00:00:00</dc:date>
              <text:p text:style-name="P2"><text:span text:style-name="T12">Returns the value of the definite integral of a function.</text:span></text:p>
              <text:p text:style-name="P2"><text:span text:style-name="T12"/></text:p>
              <text:p text:style-name="P2"><text:span text:style-name="T12">=CompSimp(a,b,n)</text:span></text:p>
              <text:p text:style-name="P2"><text:span text:style-name="T12"/></text:p>
              <text:p text:style-name="P2"><text:span text:style-name="T12">A function must be in the first register of the function stack. It can be entered using InputFunction.</text:span></text:p>
              <text:p text:style-name="P2"><text:span text:style-name="T12">A and b are the lower and upper limits of integration.</text:span></text:p>
              <text:p text:style-name="P2"><text:span text:style-name="T12">N intervals are used.</text:span></text:p>
              <text:p text:style-name="P2"><text:span text:style-name="T12">The result is a real number</text:span></text:p>
              <text:p text:style-name="P2"><text:span text:style-name="T12"/></text:p>
            </office:annotation>
            <text:p>CompSimp (function)</text:p>
          </table:table-cell>
          <table:table-cell table:style-name="ce59" table:number-columns-repeated="2"/>
          <table:table-cell office:value-type="string" calcext:value-type="string">
            <office:annotation draw:style-name="gr8" draw:text-style-name="P3" svg:width="85.97mm" svg:height="37.56mm" svg:x="277.99mm" svg:y="246.9mm" draw:caption-point-x="-6.1mm" draw:caption-point-y="17.21mm">
              <dc:creator>WV</dc:creator>
              <dc:date>2016-01-05T00:00:00</dc:date>
              <text:p text:style-name="P2"><text:span text:style-name="T12">Returns a measure of kurtosis for a geometric distribution.</text:span></text:p>
              <text:p text:style-name="P2"><text:span text:style-name="T12"/></text:p>
              <text:p text:style-name="P2"><text:span text:style-name="T12">=GeoDistKurt(p)</text:span></text:p>
              <text:p text:style-name="P2"><text:span text:style-name="T12"/></text:p>
              <text:p text:style-name="P2"><text:span text:style-name="T12">P is the probability of success.</text:span></text:p>
              <text:p text:style-name="P2"><text:span text:style-name="T12">The result is a real number</text:span></text:p>
              <text:p text:style-name="P2"><text:span text:style-name="T12"/></text:p>
              <text:p text:style-name="P2"><text:span text:style-name="T12"/></text:p>
            </office:annotation>
            <text:p>GeoDistKurt (function)</text:p>
          </table:table-cell>
          <table:table-cell table:number-columns-repeated="2"/>
          <table:table-cell office:value-type="string" calcext:value-type="string">
            <office:annotation draw:style-name="gr138" draw:text-style-name="P3" svg:width="91.08mm" svg:height="50.57mm" svg:x="345.72mm" svg:y="248.36mm" draw:caption-point-x="-6.1mm" draw:caption-point-y="15.75mm">
              <dc:creator>WV</dc:creator>
              <dc:date>2016-01-16T00:00:00</dc:date>
              <text:p text:style-name="P2"><text:span text:style-name="T12">Returns the slope of a line.</text:span></text:p>
              <text:p text:style-name="P2"><text:span text:style-name="T12"/></text:p>
              <text:p text:style-name="P2"><text:span text:style-name="T12">=LineSlope(arr1,arr2)</text:span></text:p>
              <text:p text:style-name="P2"><text:span text:style-name="T12"/></text:p>
              <text:p text:style-name="P2"><text:span text:style-name="T12">Arr1 is the rise of the line</text:span></text:p>
              <text:p text:style-name="P2"><text:span text:style-name="T12">Arr2 is the run of the line</text:span></text:p>
              <text:p text:style-name="P2"><text:span text:style-name="T12">The result is a real number.</text:span></text:p>
            </office:annotation>
            <text:p>LineSlope (function)</text:p>
          </table:table-cell>
          <table:table-cell table:number-columns-repeated="3"/>
          <table:table-cell office:value-type="string" calcext:value-type="string">
            <office:annotation draw:style-name="gr8" draw:text-style-name="P3" svg:width="128.43mm" svg:height="37.56mm" svg:x="436.03mm" svg:y="246.9mm" draw:caption-point-x="-6.1mm" draw:caption-point-y="17.21mm">
              <dc:date>2016-02-01T00:00:00</dc:date>
              <text:p text:style-name="P2"><text:span text:style-name="T12">Returns a correlation matrix </text:span></text:p>
              <text:p text:style-name="P2"><text:span text:style-name="T12"/></text:p>
              <text:p text:style-name="P2"><text:span text:style-name="T12">=RhoMat(optional qout, optional Xn)</text:span></text:p>
              <text:p text:style-name="P2"><text:span text:style-name="T12"/></text:p>
              <text:p text:style-name="P2"><text:span text:style-name="T12">If qout=0 (default), only 1 is returned, but the result is stored in MatArray3</text:span></text:p>
              <text:p text:style-name="P2"><text:span text:style-name="T12">Xn is a data matrix</text:span></text:p>
              <text:p text:style-name="P2"><text:span text:style-name="T12">The result is a square matrix with the same number of rows and columns as there are columns in Xn</text:span></text:p>
              <text:p text:style-name="P2"><text:span text:style-name="T12">Pearson product-moment correlation coefficients are returned.</text:span></text:p>
            </office:annotation>
            <text:p>RhoMat (function)</text:p>
          </table:table-cell>
          <table:table-cell table:number-columns-repeated="10"/>
        </table:table-row>
        <table:table-row table:style-name="ro1">
          <table:table-cell table:number-columns-repeated="8"/>
          <table:table-cell office:value-type="string" calcext:value-type="string">
            <office:annotation draw:style-name="gr139" draw:text-style-name="P3" svg:width="120.49mm" svg:height="50.22mm" svg:x="209.99mm" svg:y="251.41mm" draw:caption-point-x="-6.1mm" draw:caption-point-y="17.22mm">
              <dc:creator>WV</dc:creator>
              <dc:date>2015-12-27T00:00:00</dc:date>
              <text:p text:style-name="P2"><text:span text:style-name="T12">Returns a string which compares the characters in two strings.</text:span></text:p>
              <text:p text:style-name="P2"><text:span text:style-name="T12"/></text:p>
              <text:p text:style-name="P2"><text:span text:style-name="T12">=CompStr(a,b)</text:span></text:p>
              <text:p text:style-name="P2"><text:span text:style-name="T12"/></text:p>
              <text:p text:style-name="P2"><text:span text:style-name="T12">A and b are two strings.</text:span></text:p>
              <text:p text:style-name="P2"><text:span text:style-name="T12"/></text:p>
              <text:p text:style-name="P2"><text:span text:style-name="T12">A 1 in the result indicates that tere is the same character in the same position in strings a and b. A 0 indicates that the characters in that position are different.</text:span></text:p>
            </office:annotation>
            <text:p>CompStr (function)</text:p>
          </table:table-cell>
          <table:table-cell table:number-columns-repeated="2"/>
          <table:table-cell office:value-type="string" calcext:value-type="string">
            <office:annotation draw:style-name="gr8" draw:text-style-name="P3" svg:width="107.05mm" svg:height="37.56mm" svg:x="277.99mm" svg:y="251.41mm" draw:caption-point-x="-6.1mm" draw:caption-point-y="17.22mm">
              <dc:creator>WV</dc:creator>
              <dc:date>2016-01-04T00:00:00</dc:date>
              <text:p text:style-name="P2"><text:span text:style-name="T12">Returns the mean of a geometric distribution.</text:span></text:p>
              <text:p text:style-name="P2"><text:span text:style-name="T12"/></text:p>
              <text:p text:style-name="P2"><text:span text:style-name="T12">=GeoDistMean(p)</text:span></text:p>
              <text:p text:style-name="P2"><text:span text:style-name="T12"/></text:p>
              <text:p text:style-name="P2"><text:span text:style-name="T12">P is the probability of success</text:span></text:p>
              <text:p text:style-name="P2"><text:span text:style-name="T12">The result is a real number</text:span></text:p>
              <text:p text:style-name="P2"><text:span text:style-name="T12"/></text:p>
              <text:p text:style-name="P2"><text:span text:style-name="T12"/></text:p>
              <text:p text:style-name="P2"><text:span text:style-name="T12"/></text:p>
            </office:annotation>
            <text:p>GeoDistMean (function)</text:p>
          </table:table-cell>
          <table:table-cell table:number-columns-repeated="2"/>
          <table:table-cell table:style-name="ce53" office:value-type="string" calcext:value-type="string">
            <office:annotation draw:style-name="gr16" draw:text-style-name="P3" svg:width="128.59mm" svg:height="33.61mm" svg:x="346.03mm" svg:y="254.11mm" draw:caption-point-x="-6.41mm" draw:caption-point-y="14.52mm">
              <dc:date>2016-01-27T00:00:00</dc:date>
              <text:p text:style-name="P2"><text:span text:style-name="T12">Returns the radius of a sphere circumscribed around a regular octahedron</text:span></text:p>
              <text:p text:style-name="P2"><text:span text:style-name="T12"/></text:p>
              <text:p text:style-name="P2"><text:span text:style-name="T12"><text:s/></text:span><text:span text:style-name="T12">=OctaR(a)</text:span></text:p>
              <text:p text:style-name="P2"><text:span text:style-name="T12"/></text:p>
              <text:p text:style-name="P2"><text:span text:style-name="T12">A is the length of an edge</text:span></text:p>
              <text:p text:style-name="P2"><text:span text:style-name="T12">The result is a real number</text:span></text:p>
            </office:annotation>
            <text:p>OctaR (function)</text:p>
          </table:table-cell>
          <table:table-cell table:number-columns-repeated="3"/>
          <table:table-cell office:value-type="string" calcext:value-type="string">
            <office:annotation draw:style-name="gr8" draw:text-style-name="P3" svg:width="126.88mm" svg:height="37.56mm" svg:x="436.03mm" svg:y="251.41mm" draw:caption-point-x="-6.1mm" draw:caption-point-y="17.22mm">
              <dc:date>2016-02-01T00:00:00</dc:date>
              <text:p text:style-name="P2"><text:span text:style-name="T12">Returns the coefficient of determination for each dependent variable.</text:span></text:p>
              <text:p text:style-name="P2"><text:span text:style-name="T12"/></text:p>
              <text:p text:style-name="P2"><text:span text:style-name="T12">=RSQMat(optional qout, optional Xn, optional Yn )</text:span></text:p>
              <text:p text:style-name="P2"><text:span text:style-name="T12"/></text:p>
              <text:p text:style-name="P2"><text:span text:style-name="T12">If qout=0 (default), only 1 is returned, but the result is stored in MatArray3</text:span></text:p>
              <text:p text:style-name="P2"><text:span text:style-name="T12">Xn is the matrix of independent variables</text:span></text:p>
              <text:p text:style-name="P2"><text:span text:style-name="T12">Yn is the matrix if dependent variables</text:span></text:p>
              <text:p text:style-name="P2"><text:span text:style-name="T12">The result is a row vector with the same number of columns as there are dependent variables</text:span></text:p>
            </office:annotation>
            <text:p>RSQMat (function)</text:p>
          </table:table-cell>
          <table:table-cell table:number-columns-repeated="10"/>
        </table:table-row>
        <table:table-row table:style-name="ro1">
          <table:table-cell table:number-columns-repeated="8"/>
          <table:table-cell office:value-type="string" calcext:value-type="string">
            <office:annotation draw:style-name="gr140" draw:text-style-name="P3" svg:width="135.37mm" svg:height="62.87mm" svg:x="209.99mm" svg:y="255.93mm" draw:caption-point-x="-6.1mm" draw:caption-point-y="17.22mm">
              <dc:creator>WV</dc:creator>
              <dc:date>2015-12-25T00:00:00</dc:date>
              <text:p text:style-name="P2"><text:span text:style-name="T12">Returns a concordance of a passage.</text:span></text:p>
              <text:p text:style-name="P2"><text:span text:style-name="T12"/></text:p>
              <text:p text:style-name="P2"><text:span text:style-name="T12">=CONCORD(a,optional L)</text:span></text:p>
              <text:p text:style-name="P2"><text:span text:style-name="T12">A is a string</text:span></text:p>
              <text:p text:style-name="P2"><text:span text:style-name="T12">L is the length of the excerpt displayed with each word. (default=30)</text:span></text:p>
              <text:p text:style-name="P2"><text:span text:style-name="T12"/></text:p>
              <text:p text:style-name="P2"><text:span text:style-name="T12">The result is a two column matrix containing a row for each occurrence of each word in the passage. After the matrix is displayed, it can be sorted by converting the matrix to a range of individual cells and then sorting them.</text:span></text:p>
              <text:p text:style-name="P2"><text:span text:style-name="T12"/></text:p>
              <text:p text:style-name="P2"><text:span text:style-name="T12"/></text:p>
            </office:annotation>
            <text:p>CONCORD (function)</text:p>
          </table:table-cell>
          <table:table-cell table:number-columns-repeated="2"/>
          <table:table-cell office:value-type="string" calcext:value-type="string">
            <office:annotation draw:style-name="gr117" draw:text-style-name="P3" svg:width="100.23mm" svg:height="43mm" svg:x="277.99mm" svg:y="255.93mm" draw:caption-point-x="-6.1mm" draw:caption-point-y="17.22mm">
              <dc:creator>WV</dc:creator>
              <dc:date>2016-01-04T00:00:00</dc:date>
              <text:p text:style-name="P2"><text:span text:style-name="T12">Returns the median of a geometric distribution.</text:span></text:p>
              <text:p text:style-name="P2"><text:span text:style-name="T12"/></text:p>
              <text:p text:style-name="P2"><text:span text:style-name="T12">=GeoDistMed(p)</text:span></text:p>
              <text:p text:style-name="P2"><text:span text:style-name="T12"/></text:p>
              <text:p text:style-name="P2"><text:span text:style-name="T12">P is the probability of success.</text:span></text:p>
              <text:p text:style-name="P2"><text:span text:style-name="T12">The result is a real number</text:span></text:p>
              <text:p text:style-name="P2"><text:span text:style-name="T12"/></text:p>
              <text:p text:style-name="P2"><text:span text:style-name="T12"/></text:p>
            </office:annotation>
            <text:p>GeoDistMed (function)</text:p>
          </table:table-cell>
          <table:table-cell table:number-columns-repeated="2"/>
          <table:table-cell office:value-type="string" calcext:value-type="string">
            <office:annotation draw:style-name="gr14" draw:text-style-name="P3" svg:width="84.26mm" svg:height="39.09mm" svg:x="345.72mm" svg:y="255.93mm" draw:caption-point-x="-6.1mm" draw:caption-point-y="17.22mm">
              <dc:date>2016-01-21T00:00:00</dc:date>
              <text:p text:style-name="P2"><text:span text:style-name="T12">Returns the area of a regular octagon</text:span></text:p>
              <text:p text:style-name="P2"><text:span text:style-name="T12"/></text:p>
              <text:p text:style-name="P2"><text:span text:style-name="T12">=OctArea(a)</text:span></text:p>
              <text:p text:style-name="P2"><text:span text:style-name="T12"/></text:p>
              <text:p text:style-name="P2"><text:span text:style-name="T12">A is the length of a side</text:span></text:p>
              <text:p text:style-name="P2"><text:span text:style-name="T12">The result is a real number</text:span></text:p>
            </office:annotation>
            <text:p>OctArea (function)</text:p>
          </table:table-cell>
          <table:table-cell table:number-columns-repeated="3"/>
          <table:table-cell office:value-type="string" calcext:value-type="string">
            <office:annotation draw:style-name="gr9" draw:text-style-name="P3" svg:width="118.21mm" svg:height="41.51mm" svg:x="432.62mm" svg:y="257.73mm" draw:caption-point-x="-2.69mm" draw:caption-point-y="15.42mm">
              <dc:date>2016-02-01T00:00:00</dc:date>
              <text:p text:style-name="P2"><text:span text:style-name="T12">Returns the regression sum of squares for each dependent variable</text:span></text:p>
              <text:p text:style-name="P2"><text:span text:style-name="T12"/></text:p>
              <text:p text:style-name="P2"><text:span text:style-name="T12">=RSSMat(optional qout, optional Xn, optional Yn)</text:span></text:p>
              <text:p text:style-name="P2"><text:span text:style-name="T12"/></text:p>
              <text:p text:style-name="P2"><text:span text:style-name="T12">If qout=0 (default), only 1 is returned, but the result is stored in MatArray3</text:span></text:p>
              <text:p text:style-name="P2"><text:span text:style-name="T12">Xn is a matrix of independent variables</text:span></text:p>
              <text:p text:style-name="P2"><text:span text:style-name="T12">Yn is a matrix of dependent variables</text:span></text:p>
              <text:p text:style-name="P2"><text:span text:style-name="T12">The result is a row vector with the same number of columns as there are dependent variables</text:span></text:p>
              <text:p text:style-name="P2"><text:span text:style-name="T12"/></text:p>
            </office:annotation>
            <text:p>RSSMat (function)</text:p>
          </table:table-cell>
          <table:table-cell table:number-columns-repeated="10"/>
        </table:table-row>
        <table:table-row table:style-name="ro1">
          <table:table-cell table:number-columns-repeated="8"/>
          <table:table-cell office:value-type="string" calcext:value-type="string">
            <office:annotation draw:style-name="gr141" draw:text-style-name="P3" svg:width="99.29mm" svg:height="34.93mm" svg:x="209.99mm" svg:y="260.44mm" draw:caption-point-x="-6.1mm" draw:caption-point-y="17.22mm">
              <dc:creator>WV</dc:creator>
              <dc:date>2015-12-20T00:00:00</dc:date>
              <text:p text:style-name="P2"><text:span text:style-name="T12">Cross-tabulation, the creation of a cross-table, consists of counting items belonging to the various categories of two (or more) different variables.</text:span></text:p>
              <text:p text:style-name="P2"><text:span text:style-name="T12"/></text:p>
              <text:p text:style-name="P2"><text:span text:style-name="T12">Crosstabulation is easily accomplished in Calc and DANSYS using pivot tables. (See the LibreOffice help files concerning pivot tables.)</text:span></text:p>
            </office:annotation>
            <text:p>Cross-tabulation</text:p>
          </table:table-cell>
          <table:table-cell table:number-columns-repeated="2"/>
          <table:table-cell office:value-type="string" calcext:value-type="string">
            <office:annotation draw:style-name="gr8" draw:text-style-name="P3" svg:width="94.65mm" svg:height="37.56mm" svg:x="277.99mm" svg:y="260.44mm" draw:caption-point-x="-6.1mm" draw:caption-point-y="17.22mm">
              <dc:creator>WV</dc:creator>
              <dc:date>2016-01-05T00:00:00</dc:date>
              <text:p text:style-name="P2"><text:span text:style-name="T12">Returns the qth quantile of a geometric distribution.</text:span></text:p>
              <text:p text:style-name="P2"><text:span text:style-name="T12"/></text:p>
              <text:p text:style-name="P2"><text:span text:style-name="T12">=GeoDistQ(q,p)</text:span></text:p>
              <text:p text:style-name="P2"><text:span text:style-name="T12"/></text:p>
              <text:p text:style-name="P2"><text:span text:style-name="T12">P is the probability of success</text:span></text:p>
              <text:p text:style-name="P2"><text:span text:style-name="T12">0&lt;=q&lt;=1</text:span></text:p>
              <text:p text:style-name="P2"><text:span text:style-name="T12"/></text:p>
              <text:p text:style-name="P2"><text:span text:style-name="T12"/></text:p>
              <text:p text:style-name="P2"><text:span text:style-name="T12"/></text:p>
            </office:annotation>
            <text:p>GeoDistQ (function)</text:p>
          </table:table-cell>
          <table:table-cell table:number-columns-repeated="2"/>
          <table:table-cell office:value-type="string" calcext:value-type="string">
            <office:annotation draw:style-name="gr6" draw:text-style-name="P3" svg:width="125.8mm" svg:height="29.66mm" svg:x="345.72mm" svg:y="260.44mm" draw:caption-point-x="-6.1mm" draw:caption-point-y="17.22mm">
              <dc:date>2016-01-27T00:00:00</dc:date>
              <text:p text:style-name="P2"><text:span text:style-name="T12">Returns the radius of a sphere inscribed in a regular octahedron</text:span></text:p>
              <text:p text:style-name="P2"><text:span text:style-name="T12"/></text:p>
              <text:p text:style-name="P2"><text:span text:style-name="T12">=OctaRho(a)</text:span></text:p>
              <text:p text:style-name="P2"><text:span text:style-name="T12"/></text:p>
              <text:p text:style-name="P2"><text:span text:style-name="T12">A is the length of an edge</text:span></text:p>
              <text:p text:style-name="P2"><text:span text:style-name="T12">The result is a real number</text:span></text:p>
            </office:annotation>
            <text:p>OctaRho (function)</text:p>
          </table:table-cell>
          <table:table-cell table:number-columns-repeated="3"/>
          <table:table-cell office:value-type="string" calcext:value-type="string">
            <office:annotation draw:style-name="gr16" draw:text-style-name="P3" svg:width="145.78mm" svg:height="33.61mm" svg:x="436.03mm" svg:y="260.45mm" draw:caption-point-x="-6.1mm" draw:caption-point-y="17.21mm">
              <dc:date>2016-02-02T00:00:00</dc:date>
              <text:p text:style-name="P2"><text:span text:style-name="T12">Returns the solution vector of a system of linear equations.</text:span></text:p>
              <text:p text:style-name="P2"><text:span text:style-name="T12"/></text:p>
              <text:p text:style-name="P2"><text:span text:style-name="T12">=SLE(otional qout, optional An, optional Bn)</text:span></text:p>
              <text:p text:style-name="P2"><text:span text:style-name="T12"/></text:p>
              <text:p text:style-name="P2"><text:span text:style-name="T12">If qout=0 (default) only 1 is returned, but the result is stored in MatArray3.</text:span></text:p>
              <text:p text:style-name="P2"><text:span text:style-name="T12">An is a square, full rank matrix of coefficients of the system of equations</text:span></text:p>
              <text:p text:style-name="P2"><text:span text:style-name="T12">Bn is the right hand column vector</text:span></text:p>
              <text:p text:style-name="P2"><text:span text:style-name="T12">The result is the same size as Bn</text:span></text:p>
            </office:annotation>
            <text:p>SLE (function)</text:p>
          </table:table-cell>
          <table:table-cell table:number-columns-repeated="10"/>
        </table:table-row>
        <table:table-row table:style-name="ro1">
          <table:table-cell table:number-columns-repeated="8"/>
          <table:table-cell office:value-type="string" calcext:value-type="string">
            <office:annotation draw:style-name="gr142" draw:text-style-name="P3" svg:width="113.98mm" svg:height="42.1mm" svg:x="209.99mm" svg:y="264.96mm" draw:caption-point-x="-6.1mm" draw:caption-point-y="17.22mm">
              <dc:creator>WV</dc:creator>
              <dc:date>2015-12-26T00:00:00</dc:date>
              <text:p text:style-name="P2"><text:span text:style-name="T12">Returns the number of rows and columns of the matrix stored in CrossTab.</text:span></text:p>
              <text:p text:style-name="P2"><text:span text:style-name="T12"/></text:p>
              <text:p text:style-name="P2"><text:span text:style-name="T12">=CrossTabSize()</text:span></text:p>
              <text:p text:style-name="P2"><text:span text:style-name="T12"/></text:p>
              <text:p text:style-name="P2"><text:span text:style-name="T12">This function takes no argument.</text:span></text:p>
              <text:p text:style-name="P2"><text:span text:style-name="T12">The result is a 1x2 matrix of integers</text:span></text:p>
            </office:annotation>
            <text:p>CrossTabSize (function)</text:p>
          </table:table-cell>
          <table:table-cell table:number-columns-repeated="2"/>
          <table:table-cell office:value-type="string" calcext:value-type="string">
            <office:annotation draw:style-name="gr16" draw:text-style-name="P3" svg:width="100.54mm" svg:height="33.61mm" svg:x="277.99mm" svg:y="264.96mm" draw:caption-point-x="-6.1mm" draw:caption-point-y="17.22mm">
              <dc:creator>WV</dc:creator>
              <dc:date>2016-01-05T00:00:00</dc:date>
              <text:p text:style-name="P2"><text:span text:style-name="T12">Returns a measure of skewness for a geometric distribution.</text:span></text:p>
              <text:p text:style-name="P2"><text:span text:style-name="T12"/></text:p>
              <text:p text:style-name="P2"><text:span text:style-name="T12">=GeoDistSkew(p)</text:span></text:p>
              <text:p text:style-name="P2"><text:span text:style-name="T12"/></text:p>
              <text:p text:style-name="P2"><text:span text:style-name="T12">P is the probability of success</text:span></text:p>
              <text:p text:style-name="P2"><text:span text:style-name="T12">The result is a real number</text:span></text:p>
              <text:p text:style-name="P2"><text:span text:style-name="T12"/></text:p>
              <text:p text:style-name="P2"><text:span text:style-name="T12"/></text:p>
            </office:annotation>
            <text:p>GeoDistSkew (function)</text:p>
          </table:table-cell>
          <table:table-cell table:number-columns-repeated="2"/>
          <table:table-cell office:value-type="string" calcext:value-type="string">
            <office:annotation draw:style-name="gr2" draw:text-style-name="P3" svg:width="129.21mm" svg:height="25.71mm" svg:x="345.72mm" svg:y="264.96mm" draw:caption-point-x="-6.1mm" draw:caption-point-y="17.22mm">
              <dc:date>2016-01-24T00:00:00</dc:date>
              <text:p text:style-name="P2"><text:span text:style-name="T12">Returns the surface area of a regular octahedron</text:span></text:p>
              <text:p text:style-name="P2"><text:span text:style-name="T12"/></text:p>
              <text:p text:style-name="P2"><text:span text:style-name="T12">=OctaSurf(a)</text:span></text:p>
              <text:p text:style-name="P2"><text:span text:style-name="T12"/></text:p>
              <text:p text:style-name="P2"><text:span text:style-name="T12">A is the length of an edge</text:span></text:p>
              <text:p text:style-name="P2"><text:span text:style-name="T12">The result is a real number</text:span></text:p>
            </office:annotation>
            <text:p>OctaSurf (function)</text:p>
          </table:table-cell>
          <table:table-cell table:number-columns-repeated="3"/>
          <table:table-cell table:style-name="ce53" office:value-type="string" calcext:value-type="string">
            <office:annotation draw:style-name="gr32" draw:text-style-name="P3" svg:width="127.19mm" svg:height="49.41mm" svg:x="436.03mm" svg:y="264.96mm" draw:caption-point-x="-6.1mm" draw:caption-point-y="17.22mm">
              <dc:date>2016-01-31T00:00:00</dc:date>
              <text:p text:style-name="P2"><text:span text:style-name="T12">Returns a specified subset of a matrix</text:span></text:p>
              <text:p text:style-name="P2"><text:span text:style-name="T12"/></text:p>
              <text:p text:style-name="P2"><text:span text:style-name="T12">=SubMat(a,b,c)</text:span></text:p>
              <text:p text:style-name="P2"><text:span text:style-name="T12"/></text:p>
              <text:p text:style-name="P2"><text:span text:style-name="T12">A is a matrix</text:span></text:p>
              <text:p text:style-name="P2"><text:span text:style-name="T12">B and c are strings designating the rows and columns, respectively, to be extracted from matrix a. Strings may be used such as , “1,2,5”, “1 to 5 step 2”, “&gt;3”, or “&lt;4”. If only one element is to be extracted, it must be followed by a comma (as in “3,”) If the string is anything else, all rows and/or columns will be included in the subset. B and c can also be row vectors specifying which rows or columns are to be extracted.</text:span></text:p>
              <text:p text:style-name="P2"><text:span text:style-name="T12">The result is a matrix.</text:span></text:p>
            </office:annotation>
            <text:p>SubMat (function)</text:p>
          </table:table-cell>
          <table:table-cell table:number-columns-repeated="10"/>
        </table:table-row>
        <table:table-row table:style-name="ro1">
          <table:table-cell table:number-columns-repeated="8"/>
          <table:table-cell office:value-type="string" calcext:value-type="string">
            <office:annotation draw:style-name="gr16" draw:text-style-name="P3" svg:width="133.89mm" svg:height="33.61mm" svg:x="209.99mm" svg:y="269.48mm" draw:caption-point-x="-6.1mm" draw:caption-point-y="17.21mm">
              <dc:date>2016-02-02T00:00:00</dc:date>
              <text:p text:style-name="P2"><text:span text:style-name="T12">Evaluates a cubic spline interpolation of a discrete function.</text:span></text:p>
              <text:p text:style-name="P2"><text:span text:style-name="T12"/></text:p>
              <text:p text:style-name="P2"><text:span text:style-name="T12">=CSInterpol(x,y,u)</text:span></text:p>
              <text:p text:style-name="P2"><text:span text:style-name="T12"/></text:p>
              <text:p text:style-name="P2"><text:span text:style-name="T12">X is a column vector containing the abscissas of the points</text:span></text:p>
              <text:p text:style-name="P2"><text:span text:style-name="T12">Y is a column vector containing the ordinates of the points</text:span></text:p>
              <text:p text:style-name="P2"><text:span text:style-name="T12">U is the abscissa at which to evaluate the function</text:span></text:p>
              <text:p text:style-name="P2"><text:span text:style-name="T12">The result is a real number</text:span></text:p>
            </office:annotation>
            <text:p>CSInterpol (function)</text:p>
          </table:table-cell>
          <table:table-cell table:number-columns-repeated="2"/>
          <table:table-cell table:style-name="ce53" office:value-type="string" calcext:value-type="string">
            <office:annotation draw:style-name="gr67" draw:text-style-name="P3" svg:width="101.16mm" svg:height="33.67mm" svg:x="277.99mm" svg:y="269.48mm" draw:caption-point-x="-6.1mm" draw:caption-point-y="17.21mm">
              <dc:creator>WV</dc:creator>
              <dc:date>2016-01-05T00:00:00</dc:date>
              <text:p text:style-name="P2"><text:span text:style-name="T12">Returns the variance of a geometric distribution.</text:span></text:p>
              <text:p text:style-name="P2"><text:span text:style-name="T12"/></text:p>
              <text:p text:style-name="P2"><text:span text:style-name="T12">=GeoDistVar(p)</text:span></text:p>
              <text:p text:style-name="P2"><text:span text:style-name="T12"/></text:p>
              <text:p text:style-name="P2"><text:span text:style-name="T12">P is the probability of success.</text:span></text:p>
              <text:p text:style-name="P2"><text:span text:style-name="T12">The result is a real number</text:span></text:p>
              <text:p text:style-name="P2"><text:span text:style-name="T12"/></text:p>
              <text:p text:style-name="P2"><text:span text:style-name="T12"/></text:p>
            </office:annotation>
            <text:p>GeoDistVar (function)</text:p>
          </table:table-cell>
          <table:table-cell table:number-columns-repeated="2"/>
          <table:table-cell office:value-type="string" calcext:value-type="string">
            <office:annotation draw:style-name="gr2" draw:text-style-name="P3" svg:width="134.48mm" svg:height="25.71mm" svg:x="345.72mm" svg:y="269.48mm" draw:caption-point-x="-6.1mm" draw:caption-point-y="17.21mm">
              <dc:date>2016-01-24T00:00:00</dc:date>
              <text:p text:style-name="P2"><text:span text:style-name="T12">Returns the volume of a regular octahedron</text:span></text:p>
              <text:p text:style-name="P2"><text:span text:style-name="T12"/></text:p>
              <text:p text:style-name="P2"><text:span text:style-name="T12">=OctaVol(a)</text:span></text:p>
              <text:p text:style-name="P2"><text:span text:style-name="T12"/></text:p>
              <text:p text:style-name="P2"><text:span text:style-name="T12">A is the length of an edge</text:span></text:p>
              <text:p text:style-name="P2"><text:span text:style-name="T12">The result is a real number</text:span></text:p>
            </office:annotation>
            <text:p>OctaVol (function)</text:p>
          </table:table-cell>
          <table:table-cell table:number-columns-repeated="3"/>
          <table:table-cell office:value-type="string" calcext:value-type="string">
            <office:annotation draw:style-name="gr16" draw:text-style-name="P3" svg:width="123.47mm" svg:height="33.61mm" svg:x="436.03mm" svg:y="269.47mm" draw:caption-point-x="-6.1mm" draw:caption-point-y="17.22mm">
              <dc:date>2016-01-29T00:00:00</dc:date>
              <text:p text:style-name="P2"><text:span text:style-name="T12">Returns the singular value decomposition of a matrix</text:span></text:p>
              <text:p text:style-name="P2"><text:span text:style-name="T12"/></text:p>
              <text:p text:style-name="P2"><text:span text:style-name="T12">=svdcmp(optional qout, optional an)</text:span></text:p>
              <text:p text:style-name="P2"><text:span text:style-name="T12"/></text:p>
              <text:p text:style-name="P2"><text:span text:style-name="T12">If qout =0 (default), only a 1 is returned, but the result is stored in MatArray3.</text:span></text:p>
              <text:p text:style-name="P2"><text:span text:style-name="T12">An is the mxn matrix to be decomposed. </text:span></text:p>
              <text:p text:style-name="P2"><text:span text:style-name="T12">The result is a mx(2*n+3) matrix containing a mxn matrix (U), the diagonal of W as a nx1 vector, and an nxn matrix V.</text:span></text:p>
            </office:annotation>
            <text:p>svdcmp (function)</text:p>
          </table:table-cell>
          <table:table-cell table:number-columns-repeated="10"/>
        </table:table-row>
        <table:table-row table:style-name="ro1">
          <table:table-cell table:number-columns-repeated="8"/>
          <table:table-cell office:value-type="string" calcext:value-type="string">
            <office:annotation draw:style-name="gr143" draw:text-style-name="P3" svg:width="102.92mm" svg:height="34.66mm" svg:x="209.99mm" svg:y="273.99mm" draw:caption-point-x="-6.1mm" draw:caption-point-y="17.22mm">
              <dc:creator>WV</dc:creator>
              <dc:date>2015-12-20T00:00:00</dc:date>
              <text:p text:style-name="P2"><text:span text:style-name="T12">Converts a value in degrees to a three value row vector with degree, minute, and second values.</text:span></text:p>
              <text:p text:style-name="P2"><text:span text:style-name="T12"/></text:p>
              <text:p text:style-name="P2"><text:span text:style-name="T12">=D2DMS(a)</text:span></text:p>
              <text:p text:style-name="P2"><text:span text:style-name="T12">A is a real number</text:span></text:p>
              <text:p text:style-name="P2"><text:span text:style-name="T12"/></text:p>
              <text:p text:style-name="P2"><text:span text:style-name="T12">The result is a 1x3 matrix of real numbers.</text:span></text:p>
            </office:annotation>
            <text:p>D2DMS (function)</text:p>
          </table:table-cell>
          <table:table-cell table:number-columns-repeated="2"/>
          <table:table-cell table:style-name="ce59" office:value-type="string" calcext:value-type="string">
            <office:annotation draw:style-name="gr144" draw:text-style-name="P3" svg:width="108.91mm" svg:height="68.9mm" svg:x="277.99mm" svg:y="273.99mm" draw:caption-point-x="-6.1mm" draw:caption-point-y="17.22mm">
              <dc:creator>WV</dc:creator>
              <dc:date>2016-01-03T00:00:00</dc:date>
              <text:p text:style-name="P2"><text:span text:style-name="T12">Returns the probability of x from a generalized extreme value distribution.</text:span></text:p>
              <text:p text:style-name="P2"><text:span text:style-name="T12"/></text:p>
              <text:p text:style-name="P2"><text:span text:style-name="T12">=GEV(x,m,s,z,c,y)</text:span></text:p>
              <text:p text:style-name="P2"><text:span text:style-name="T12"/></text:p>
              <text:p text:style-name="P2"><text:span text:style-name="T12">X is the value to be evaluated.</text:span></text:p>
              <text:p text:style-name="P2"><text:span text:style-name="T12">M is the mu location parameter.</text:span></text:p>
              <text:p text:style-name="P2"><text:span text:style-name="T12">S is the sigma scale parameter. s&gt;0</text:span></text:p>
              <text:p text:style-name="P2"><text:span text:style-name="T12">Z is the zeta shape parameter</text:span></text:p>
              <text:p text:style-name="P2"><text:span text:style-name="T12">If c=1, the cumulative probability is returned.</text:span></text:p>
              <text:p text:style-name="P2"><text:span text:style-name="T12">If c=0, the density function is returned.</text:span></text:p>
              <text:p text:style-name="P2"><text:span text:style-name="T12">If y=1, the maxima function is returned.</text:span></text:p>
              <text:p text:style-name="P2"><text:span text:style-name="T12">If y=0, the minima function is returned.</text:span></text:p>
              <text:p text:style-name="P2"><text:span text:style-name="T12">The result is a real number.</text:span></text:p>
              <text:p text:style-name="P2"><text:span text:style-name="T12"/></text:p>
              <text:p text:style-name="P2"><text:span text:style-name="T12"/></text:p>
            </office:annotation>
            <text:p>GEV (function)</text:p>
          </table:table-cell>
          <table:table-cell table:number-columns-repeated="2"/>
          <table:table-cell office:value-type="string" calcext:value-type="string">
            <office:annotation draw:style-name="gr145" draw:text-style-name="P3" svg:width="82.4mm" svg:height="39.69mm" svg:x="345.72mm" svg:y="273.99mm" draw:caption-point-x="-6.1mm" draw:caption-point-y="17.22mm">
              <dc:date>2016-01-21T00:00:00</dc:date>
              <text:p text:style-name="P2"><text:span text:style-name="T12">Returns the perimeter of a regular octagon</text:span></text:p>
              <text:p text:style-name="P2"><text:span text:style-name="T12"/></text:p>
              <text:p text:style-name="P2"><text:span text:style-name="T12">=OctPeri(a)</text:span></text:p>
              <text:p text:style-name="P2"><text:span text:style-name="T12"/></text:p>
              <text:p text:style-name="P2"><text:span text:style-name="T12">A is the length of a side</text:span></text:p>
              <text:p text:style-name="P2"><text:span text:style-name="T12">The result is a real number</text:span></text:p>
            </office:annotation>
            <text:p>OctPeri (function)</text:p>
          </table:table-cell>
          <table:table-cell table:number-columns-repeated="3"/>
          <table:table-cell office:value-type="string" calcext:value-type="string">
            <office:annotation draw:style-name="gr32" draw:text-style-name="P3" svg:width="126.88mm" svg:height="49.41mm" svg:x="436.03mm" svg:y="273.99mm" draw:caption-point-x="-6.1mm" draw:caption-point-y="17.22mm">
              <dc:date>2016-02-02T00:00:00</dc:date>
              <text:p text:style-name="P2"><text:span text:style-name="T12">This is a sweep operator that returns a matrix containing the results of a multiple regression.</text:span></text:p>
              <text:p text:style-name="P2"><text:span text:style-name="T12"/></text:p>
              <text:p text:style-name="P2"><text:span text:style-name="T12">=SWEEP(optional qout, optional An, optional RWS)</text:span></text:p>
              <text:p text:style-name="P2"><text:span text:style-name="T12"/></text:p>
              <text:p text:style-name="P2"><text:span text:style-name="T12">If qout=0 (default) only 1 is returned, but the result is stored in MatArray3.</text:span></text:p>
              <text:p text:style-name="P2"><text:span text:style-name="T12">An is a square matrix (usually a correlation or covariance matrix)</text:span></text:p>
              <text:p text:style-name="P2"><text:span text:style-name="T12">RWS is a string of row indexes separated by pivots. It is used to specify which rows are to be swept. If RWS is missing, all the rows except the first will be swept, indicating that the first row is the dependent variable row and all the others are independent variable rows.</text:span></text:p>
              <text:p text:style-name="P2"><text:span text:style-name="T12">The result is the same size as the input matrix</text:span></text:p>
            </office:annotation>
            <text:p>SWEEP (function)</text:p>
          </table:table-cell>
          <table:table-cell table:number-columns-repeated="10"/>
        </table:table-row>
        <table:table-row table:style-name="ro1">
          <table:table-cell table:number-columns-repeated="8"/>
          <table:table-cell office:value-type="string" calcext:value-type="string">
            <office:annotation draw:style-name="gr146" draw:text-style-name="P3" svg:width="115.49mm" svg:height="41.04mm" svg:x="209.99mm" svg:y="278.51mm" draw:caption-point-x="-6.1mm" draw:caption-point-y="17.21mm">
              <dc:creator>WV</dc:creator>
              <dc:date>2015-12-20T00:00:00</dc:date>
              <text:p text:style-name="P2"><text:span text:style-name="T12">Data is the raw results of observations. It can be numbers, text strings, documents, pictures, or any other collected artfacts.</text:span></text:p>
              <text:p text:style-name="P2"><text:span text:style-name="T12"/></text:p>
              <text:p text:style-name="P2"><text:span text:style-name="T12">Generally, data is usually organized so that each case has its own row and each variable (distinct measured quantity) has a column.</text:span></text:p>
              <text:p text:style-name="P2"><text:span text:style-name="T12"/></text:p>
              <text:p text:style-name="P2"><text:span text:style-name="T12">Numerical values and text strings are the most common forms of data but even pictures, formulas, and drawings can be anchored to cells to serve as data.</text:span></text:p>
            </office:annotation>
            <text:p>Data</text:p>
          </table:table-cell>
          <table:table-cell table:number-columns-repeated="2"/>
          <table:table-cell table:style-name="ce59" office:value-type="string" calcext:value-type="string">
            <office:annotation draw:style-name="gr35" draw:text-style-name="P3" svg:width="103.95mm" svg:height="50.53mm" svg:x="277.99mm" svg:y="278.51mm" draw:caption-point-x="-6.1mm" draw:caption-point-y="17.21mm">
              <dc:creator>WV</dc:creator>
              <dc:date>2016-01-04T00:00:00</dc:date>
              <text:p text:style-name="P2"><text:span text:style-name="T12">Returns the entropy of a generalized extreme value distribution.</text:span></text:p>
              <text:p text:style-name="P2"><text:span text:style-name="T12"/></text:p>
              <text:p text:style-name="P2"><text:span text:style-name="T12">=GEVEntropy(m,s,z)</text:span></text:p>
              <text:p text:style-name="P2"><text:span text:style-name="T12"/></text:p>
              <text:p text:style-name="P2"><text:span text:style-name="T12">M is the mu parameter</text:span></text:p>
              <text:p text:style-name="P2"><text:span text:style-name="T12">S is the sigma parameter</text:span></text:p>
              <text:p text:style-name="P2"><text:span text:style-name="T12">Z is the zeta parameter</text:span></text:p>
              <text:p text:style-name="P2"><text:span text:style-name="T12">The result is a real number.</text:span></text:p>
              <text:p text:style-name="P2"><text:span text:style-name="T12"/></text:p>
              <text:p text:style-name="P2"><text:span text:style-name="T12"/></text:p>
            </office:annotation>
            <text:p>GEVEntropy (function)</text:p>
          </table:table-cell>
          <table:table-cell table:number-columns-repeated="2"/>
          <table:table-cell office:value-type="string" calcext:value-type="string">
            <office:annotation draw:style-name="gr82" draw:text-style-name="P3" svg:width="93.56mm" svg:height="31.26mm" svg:x="345.72mm" svg:y="278.51mm" draw:caption-point-x="-6.1mm" draw:caption-point-y="17.21mm">
              <dc:date>2016-01-21T00:00:00</dc:date>
              <text:p text:style-name="P2"><text:span text:style-name="T12">Returns the radius of a circle circumscribed around a regular octagon</text:span></text:p>
              <text:p text:style-name="P2"><text:span text:style-name="T12"/></text:p>
              <text:p text:style-name="P2"><text:span text:style-name="T12">=OctR(a)</text:span></text:p>
              <text:p text:style-name="P2"><text:span text:style-name="T12"/></text:p>
              <text:p text:style-name="P2"><text:span text:style-name="T12">A is the length of a side.</text:span></text:p>
              <text:p text:style-name="P2"><text:span text:style-name="T12">The result is a real number</text:span></text:p>
            </office:annotation>
            <text:p>OctR (function)</text:p>
          </table:table-cell>
          <table:table-cell table:number-columns-repeated="3"/>
          <table:table-cell office:value-type="string" calcext:value-type="string">
            <office:annotation draw:style-name="gr6" draw:text-style-name="P3" svg:width="130.29mm" svg:height="29.66mm" svg:x="436.03mm" svg:y="278.51mm" draw:caption-point-x="-6.1mm" draw:caption-point-y="17.21mm">
              <dc:date>2016-01-29T00:00:00</dc:date>
              <text:p text:style-name="P2"><text:span text:style-name="T12">Returns a Toeplitz matrix</text:span></text:p>
              <text:p text:style-name="P2"><text:span text:style-name="T12"/></text:p>
              <text:p text:style-name="P2"><text:span text:style-name="T12">=Toeplitz(optional qout, optional xn)</text:span></text:p>
              <text:p text:style-name="P2"><text:span text:style-name="T12"/></text:p>
              <text:p text:style-name="P2"><text:span text:style-name="T12">If qout=0, only a 1 is returned, but the result is stored in MatArray3.</text:span></text:p>
              <text:p text:style-name="P2"><text:span text:style-name="T12">Xn is a xx1 column vector that specifies the Toeplitz matrix.</text:span></text:p>
              <text:p text:style-name="P2"><text:span text:style-name="T12">The result is an nxn matrix.</text:span></text:p>
            </office:annotation>
            <text:p>Toeplitz (function)</text:p>
          </table:table-cell>
          <table:table-cell table:number-columns-repeated="10"/>
        </table:table-row>
        <table:table-row table:style-name="ro1">
          <table:table-cell table:number-columns-repeated="8"/>
          <table:table-cell office:value-type="string" calcext:value-type="string">
            <office:annotation draw:style-name="gr147" draw:text-style-name="P3" svg:width="128.86mm" svg:height="84.96mm" svg:x="209.99mm" svg:y="283.02mm" draw:caption-point-x="-6.1mm" draw:caption-point-y="17.22mm">
              <dc:creator>WV</dc:creator>
              <dc:date>2015-12-27T00:00:00</dc:date>
              <text:p text:style-name="P2"><text:span text:style-name="T12">Loads the data values in a comma-separated string into the global matrix DTA(1000x1).</text:span></text:p>
              <text:p text:style-name="P2"><text:span text:style-name="T12"/></text:p>
              <text:p text:style-name="P2"><text:span text:style-name="T12">=DATAIn(a)</text:span></text:p>
              <text:p text:style-name="P2"><text:span text:style-name="T12">A is a string containing a comma-separated list of values (in quotes) such as</text:span></text:p>
              <text:p text:style-name="P2"><text:span text:style-name="T12"><text:tab/></text:span><text:span text:style-name="T12">“</text:span><text:span text:style-name="T12">123,204,3,2.7.1,5”</text:span></text:p>
              <text:p text:style-name="P2"><text:span text:style-name="T12">The top two pointers in DTA are pointer values. Position (1,1) points to the next possition after the last filled. Position (2,1) points to the position after the last read.</text:span></text:p>
              <text:p text:style-name="P2"><text:span text:style-name="T12"/></text:p>
              <text:p text:style-name="P2"><text:span text:style-name="T12">DATAIn is intended to add the Basic Data keyword to LibreOffice Basic. The corresponding Read keyword is READData.</text:span></text:p>
              <text:p text:style-name="P2"><text:span text:style-name="T12"/></text:p>
              <text:p text:style-name="P2"><text:span text:style-name="T12">A series of DATAIn statements can be used to fill successive sections of DTA as long as the number of data values does not exceed 998. DTA can be cleared using the CLRData function.</text:span></text:p>
              <text:p text:style-name="P2"><text:span text:style-name="T12"/></text:p>
              <text:p text:style-name="P2"><text:span text:style-name="T12">The DATAIn, READData, and CLRData statements can be used from a spreadsheet.</text:span></text:p>
              <text:p text:style-name="P2"><text:span text:style-name="T12"/></text:p>
              <text:p text:style-name="P2"><text:span text:style-name="T12"/></text:p>
            </office:annotation>
            <text:p>DATAIn (function)</text:p>
          </table:table-cell>
          <table:table-cell table:number-columns-repeated="2"/>
          <table:table-cell table:style-name="ce59" office:value-type="string" calcext:value-type="string">
            <office:annotation draw:style-name="gr148" draw:text-style-name="P3" svg:width="109.84mm" svg:height="57.45mm" svg:x="277.99mm" svg:y="283.02mm" draw:caption-point-x="-6.1mm" draw:caption-point-y="17.22mm">
              <dc:creator>WV</dc:creator>
              <dc:date>2016-01-04T00:00:00</dc:date>
              <text:p text:style-name="P2"><text:span text:style-name="T12">Returns a measure of kurtosis of a generalized extreme value distribution.</text:span></text:p>
              <text:p text:style-name="P2"><text:span text:style-name="T12"/></text:p>
              <text:p text:style-name="P2"><text:span text:style-name="T12">=GEVKurt(m,s,z)</text:span></text:p>
              <text:p text:style-name="P2"><text:span text:style-name="T12"/></text:p>
              <text:p text:style-name="P2"><text:span text:style-name="T12">M is the mu parameter</text:span></text:p>
              <text:p text:style-name="P2"><text:span text:style-name="T12">S is the sigma parameter</text:span></text:p>
              <text:p text:style-name="P2"><text:span text:style-name="T12">Z is the zeta parameter</text:span></text:p>
              <text:p text:style-name="P2"><text:span text:style-name="T12">The result is a real number</text:span></text:p>
              <text:p text:style-name="P2"><text:span text:style-name="T12"/></text:p>
              <text:p text:style-name="P2"><text:span text:style-name="T12"/></text:p>
              <text:p text:style-name="P2"><text:span text:style-name="T12"/></text:p>
            </office:annotation>
            <text:p>GEVKurt (function)</text:p>
          </table:table-cell>
          <table:table-cell table:number-columns-repeated="2"/>
          <table:table-cell office:value-type="string" calcext:value-type="string">
            <office:annotation draw:style-name="gr149" draw:text-style-name="P3" svg:width="94.8mm" svg:height="39.39mm" svg:x="345.72mm" svg:y="283.02mm" draw:caption-point-x="-6.1mm" draw:caption-point-y="17.22mm">
              <dc:date>2016-01-21T00:00:00</dc:date>
              <text:p text:style-name="P2"><text:span text:style-name="T12">Returns the radius of a circle inscribed in a regular octagon.</text:span></text:p>
              <text:p text:style-name="P2"><text:span text:style-name="T12"/></text:p>
              <text:p text:style-name="P2"><text:span text:style-name="T12">=OctRho(a)</text:span></text:p>
              <text:p text:style-name="P2"><text:span text:style-name="T12"/></text:p>
              <text:p text:style-name="P2"><text:span text:style-name="T12">A is the length of a side</text:span></text:p>
              <text:p text:style-name="P2"><text:span text:style-name="T12">The result is a real number</text:span></text:p>
            </office:annotation>
            <text:p>OctRho (function)</text:p>
          </table:table-cell>
          <table:table-cell table:number-columns-repeated="3"/>
          <table:table-cell office:value-type="string" calcext:value-type="string">
            <office:annotation draw:style-name="gr16" draw:text-style-name="P3" svg:width="131.84mm" svg:height="33.61mm" svg:x="436.03mm" svg:y="283.02mm" draw:caption-point-x="-6.1mm" draw:caption-point-y="17.22mm">
              <dc:date>2016-01-29T00:00:00</dc:date>
              <text:p text:style-name="P2"><text:span text:style-name="T12">Solves a Toeplitz system</text:span></text:p>
              <text:p text:style-name="P2"><text:span text:style-name="T12"/></text:p>
              <text:p text:style-name="P2"><text:span text:style-name="T12">=ToeplitzSolve(optional qout, optional rn, optional yn)</text:span></text:p>
              <text:p text:style-name="P2"><text:span text:style-name="T12"/></text:p>
              <text:p text:style-name="P2"><text:span text:style-name="T12">If qout=0 (default), only a 1 is returned, but the result is stored in MatArray3.</text:span></text:p>
              <text:p text:style-name="P2"><text:span text:style-name="T12">Rn is the (2*n-1)x1 left side column matrix that specifies the Toeplitz matrix.</text:span></text:p>
              <text:p text:style-name="P2"><text:span text:style-name="T12">Yn is the nx1 left side column vector.</text:span></text:p>
              <text:p text:style-name="P2"><text:span text:style-name="T12">The result is a nx1 solution vector.</text:span></text:p>
            </office:annotation>
            <text:p>ToeplitzSolve (function)</text:p>
          </table:table-cell>
          <table:table-cell table:number-columns-repeated="10"/>
        </table:table-row>
        <table:table-row table:style-name="ro1">
          <table:table-cell table:number-columns-repeated="8"/>
          <table:table-cell office:value-type="string" calcext:value-type="string">
            <office:annotation draw:style-name="gr150" draw:text-style-name="P3" svg:width="126.69mm" svg:height="47.53mm" svg:x="201.93mm" svg:y="289.94mm" draw:caption-point-x="1.96mm" draw:caption-point-y="14.81mm">
              <dc:creator>WV</dc:creator>
              <dc:date>2015-12-26T00:00:00</dc:date>
              <text:p text:style-name="P2"><text:span text:style-name="T12">Returns the number of rows and columns of the matrix stored in DataTab.</text:span></text:p>
              <text:p text:style-name="P2"><text:span text:style-name="T12"/></text:p>
              <text:p text:style-name="P2"><text:span text:style-name="T12">=DataTabSize()</text:span></text:p>
              <text:p text:style-name="P2"><text:span text:style-name="T12"/></text:p>
              <text:p text:style-name="P2"><text:span text:style-name="T12">This function takes no argument.</text:span></text:p>
              <text:p text:style-name="P2"><text:span text:style-name="T12">The result is a 1x2 matrix of integers</text:span></text:p>
              <text:p text:style-name="P2"><text:span text:style-name="T12"/></text:p>
              <text:p text:style-name="P2"><text:span text:style-name="T12"/></text:p>
            </office:annotation>
            <text:p>DataTabSize (function)</text:p>
          </table:table-cell>
          <table:table-cell table:number-columns-repeated="2"/>
          <table:table-cell table:style-name="ce59" office:value-type="string" calcext:value-type="string">
            <office:annotation draw:style-name="gr17" draw:text-style-name="P3" svg:width="83.49mm" svg:height="45.46mm" svg:x="277.99mm" svg:y="287.54mm" draw:caption-point-x="-6.1mm" draw:caption-point-y="17.21mm">
              <dc:creator>WV</dc:creator>
              <dc:date>2016-01-03T00:00:00</dc:date>
              <text:p text:style-name="P2"><text:span text:style-name="T12">Returns the mean of a generalized extreme value distribution.</text:span></text:p>
              <text:p text:style-name="P2"><text:span text:style-name="T12"/></text:p>
              <text:p text:style-name="P2"><text:span text:style-name="T12">=GEVMean(m,s,z)</text:span></text:p>
              <text:p text:style-name="P2"><text:span text:style-name="T12"/></text:p>
              <text:p text:style-name="P2"><text:span text:style-name="T12">M is the mu parameter</text:span></text:p>
              <text:p text:style-name="P2"><text:span text:style-name="T12">S is the sigma parameter</text:span></text:p>
              <text:p text:style-name="P2"><text:span text:style-name="T12">Z is the zeta parameter.</text:span></text:p>
              <text:p text:style-name="P2"><text:span text:style-name="T12">The result is a real number</text:span></text:p>
              <text:p text:style-name="P2"><text:span text:style-name="T12"/></text:p>
              <text:p text:style-name="P2"><text:span text:style-name="T12"/></text:p>
            </office:annotation>
            <text:p>GEVMean (function)</text:p>
          </table:table-cell>
          <table:table-cell table:number-columns-repeated="2"/>
          <table:table-cell office:value-type="string" calcext:value-type="string">
            <office:annotation draw:style-name="gr16" draw:text-style-name="P3" svg:width="129.21mm" svg:height="33.61mm" svg:x="345.72mm" svg:y="287.54mm" draw:caption-point-x="-6.1mm" draw:caption-point-y="17.21mm">
              <dc:date>2016-01-29T00:00:00</dc:date>
              <text:p text:style-name="P2"><text:span text:style-name="T12">Returns the arc length between two points on a parabola</text:span></text:p>
              <text:p text:style-name="P2"><text:span text:style-name="T12"/></text:p>
              <text:p text:style-name="P2"><text:span text:style-name="T12">=ParaArc(p1,p2,f)</text:span></text:p>
              <text:p text:style-name="P2"><text:span text:style-name="T12"/></text:p>
              <text:p text:style-name="P2"><text:span text:style-name="T12">P1 and p2 are the perpendicular distances from the points to the axis of symmetry</text:span></text:p>
              <text:p text:style-name="P2"><text:span text:style-name="T12">F is the focal length</text:span></text:p>
              <text:p text:style-name="P2"><text:span text:style-name="T12">The result is a real number</text:span></text:p>
            </office:annotation>
            <text:p>ParaArc (function)</text:p>
          </table:table-cell>
          <table:table-cell table:number-columns-repeated="3"/>
          <table:table-cell office:value-type="string" calcext:value-type="string">
            <office:annotation draw:style-name="gr6" draw:text-style-name="P3" svg:width="139.27mm" svg:height="29.66mm" svg:x="436.03mm" svg:y="287.54mm" draw:caption-point-x="-6.1mm" draw:caption-point-y="17.21mm">
              <dc:date>2016-02-02T00:00:00</dc:date>
              <text:p text:style-name="P2"><text:span text:style-name="T12">Returns the sum of the diagonal elements of a matrix</text:span></text:p>
              <text:p text:style-name="P2"><text:span text:style-name="T12"/></text:p>
              <text:p text:style-name="P2"><text:span text:style-name="T12">=TRACE(optional qout, optional An)</text:span></text:p>
              <text:p text:style-name="P2"><text:span text:style-name="T12"/></text:p>
              <text:p text:style-name="P2"><text:span text:style-name="T12">If qout=0 (default) only 1 is returned, but the result is stored in MatArray3.</text:span></text:p>
              <text:p text:style-name="P2"><text:span text:style-name="T12">An is a square matrix</text:span></text:p>
              <text:p text:style-name="P2"><text:span text:style-name="T12">The result is a real number</text:span></text:p>
            </office:annotation>
            <text:p>TRACE (function)</text:p>
          </table:table-cell>
          <table:table-cell table:number-columns-repeated="10"/>
        </table:table-row>
        <table:table-row table:style-name="ro1">
          <table:table-cell table:number-columns-repeated="8"/>
          <table:table-cell office:value-type="string" calcext:value-type="string">
            <office:annotation draw:style-name="gr151" draw:text-style-name="P3" svg:width="91.75mm" svg:height="75.3mm" svg:x="209.99mm" svg:y="292.05mm" draw:caption-point-x="-6.1mm" draw:caption-point-y="17.22mm">
              <dc:creator>WV</dc:creator>
              <dc:date>2015-12-18T00:00:00</dc:date>
              <text:p text:style-name="P2"><text:span text:style-name="T12">Converts decimal numbers to numbers in other base systems.</text:span></text:p>
              <text:p text:style-name="P2"><text:span text:style-name="T12"/></text:p>
              <text:p text:style-name="P2"><text:span text:style-name="T12">=Dec2Basen(arr1,arr2)</text:span></text:p>
              <text:p text:style-name="P2"><text:span text:style-name="T12"/></text:p>
              <text:p text:style-name="P2"><text:span text:style-name="T12">Arr1 is the decimal number to be converted</text:span></text:p>
              <text:p text:style-name="P2"><text:span text:style-name="T12">Arr2 is the base of the system to convert it to</text:span></text:p>
              <text:p text:style-name="P2"><text:span text:style-name="T12"/></text:p>
              <text:p text:style-name="P2"><text:span text:style-name="T12">The result is a string.</text:span></text:p>
              <text:p text:style-name="P2"><text:span text:style-name="T12"/></text:p>
              <text:p text:style-name="P2"><text:span text:style-name="T12">An advantage of Dec2Basen over Calc's BASE is that Dec2Basen will convert decimal fractions while Base only works with positive integers.</text:span></text:p>
            </office:annotation>
            <text:p>Dec2Basen (function)</text:p>
          </table:table-cell>
          <table:table-cell table:number-columns-repeated="2"/>
          <table:table-cell table:style-name="ce59" office:value-type="string" calcext:value-type="string">
            <office:annotation draw:style-name="gr152" draw:text-style-name="P3" svg:width="120.69mm" svg:height="56.56mm" svg:x="277.99mm" svg:y="292.05mm" draw:caption-point-x="-6.1mm" draw:caption-point-y="17.22mm">
              <dc:creator>WV</dc:creator>
              <dc:date>2016-01-03T00:00:00</dc:date>
              <text:p text:style-name="P2"><text:span text:style-name="T12">Returns the median of a generalized extreme value function.</text:span></text:p>
              <text:p text:style-name="P2"><text:span text:style-name="T12"/></text:p>
              <text:p text:style-name="P2"><text:span text:style-name="T12">=GEVMedian(m,s,z)</text:span></text:p>
              <text:p text:style-name="P2"><text:span text:style-name="T12"/></text:p>
              <text:p text:style-name="P2"><text:span text:style-name="T12">M is the mu parameter.</text:span></text:p>
              <text:p text:style-name="P2"><text:span text:style-name="T12">S is the sigma parameter</text:span></text:p>
              <text:p text:style-name="P2"><text:span text:style-name="T12">Z is the zeta parameter</text:span></text:p>
              <text:p text:style-name="P2"><text:span text:style-name="T12">The result is a real number.</text:span></text:p>
              <text:p text:style-name="P2"><text:span text:style-name="T12"/></text:p>
              <text:p text:style-name="P2"><text:span text:style-name="T12"/></text:p>
            </office:annotation>
            <text:p>GEVMedian (function)</text:p>
          </table:table-cell>
          <table:table-cell table:number-columns-repeated="2"/>
          <table:table-cell table:style-name="ce53" office:value-type="string" calcext:value-type="string">
            <office:annotation draw:style-name="gr112" draw:text-style-name="P3" svg:width="105.04mm" svg:height="40.59mm" svg:x="345.72mm" svg:y="292.05mm" draw:caption-point-x="-6.1mm" draw:caption-point-y="17.22mm">
              <dc:date>2016-01-19T00:00:00</dc:date>
              <text:p text:style-name="P2"><text:span text:style-name="T12">Returns the area of a parallelogram.</text:span></text:p>
              <text:p text:style-name="P2"><text:span text:style-name="T12"/></text:p>
              <text:p text:style-name="P2"><text:span text:style-name="T12">=ParaArea(a,h)</text:span></text:p>
              <text:p text:style-name="P2"><text:span text:style-name="T12"/></text:p>
              <text:p text:style-name="P2"><text:span text:style-name="T12">A is the length of the base</text:span></text:p>
              <text:p text:style-name="P2"><text:span text:style-name="T12">H is the height</text:span></text:p>
              <text:p text:style-name="P2"><text:span text:style-name="T12">The result is a real number</text:span></text:p>
            </office:annotation>
            <text:p>ParaArea (function)</text:p>
          </table:table-cell>
          <table:table-cell table:number-columns-repeated="3"/>
          <table:table-cell office:value-type="string" calcext:value-type="string">
            <office:annotation draw:style-name="gr8" draw:text-style-name="P3" svg:width="127.5mm" svg:height="37.56mm" svg:x="436.03mm" svg:y="292.05mm" draw:caption-point-x="-6.1mm" draw:caption-point-y="17.22mm">
              <dc:date>2016-01-29T00:00:00</dc:date>
              <text:p text:style-name="P2"><text:span text:style-name="T12">Converts a real, symmetric nxn matrix to a tridiagonal system</text:span></text:p>
              <text:p text:style-name="P2"><text:span text:style-name="T12"/></text:p>
              <text:p text:style-name="P2"><text:span text:style-name="T12">=Tridiagonal(optional qout, optional an)</text:span></text:p>
              <text:p text:style-name="P2"><text:span text:style-name="T12"/></text:p>
              <text:p text:style-name="P2"><text:span text:style-name="T12">If qout=0 (default), only a 1 is returned, but the results are stored in MatArray3.</text:span></text:p>
              <text:p text:style-name="P2"><text:span text:style-name="T12">An is an nxn real, symmetric matrix</text:span></text:p>
              <text:p text:style-name="P2"><text:span text:style-name="T12">The result is an nxn+2 matrix containing the nxn orthogonal Q matrix affecting <text:s/>the transformation, a column vector containing the diagonal elements, and a column vector containning the off-diagonal elements with the first equal to 0.</text:span></text:p>
            </office:annotation>
            <text:p>Tridiagonal (function)</text:p>
          </table:table-cell>
          <table:table-cell table:number-columns-repeated="10"/>
        </table:table-row>
        <table:table-row table:style-name="ro1">
          <table:table-cell table:number-columns-repeated="8"/>
          <table:table-cell office:value-type="string" calcext:value-type="string">
            <office:annotation draw:style-name="gr2" draw:text-style-name="P3" svg:width="130.79mm" svg:height="25.71mm" svg:x="209.99mm" svg:y="296.57mm" draw:caption-point-x="-6.1mm" draw:caption-point-y="17.22mm">
              <dc:date>2016-02-03T00:00:00</dc:date>
              <text:p text:style-name="P2"><text:span text:style-name="T12">Returns the value of the digamma function</text:span></text:p>
              <text:p text:style-name="P2"><text:span text:style-name="T12"/></text:p>
              <text:p text:style-name="P2"><text:span text:style-name="T12">=DIGAMM(x)</text:span></text:p>
              <text:p text:style-name="P2"><text:span text:style-name="T12"/></text:p>
              <text:p text:style-name="P2"><text:span text:style-name="T12">X is a onzero, positive real number</text:span></text:p>
              <text:p text:style-name="P2"><text:span text:style-name="T12">The result is a real number</text:span></text:p>
            </office:annotation>
            <text:p>DIGAMMA (function)</text:p>
          </table:table-cell>
          <table:table-cell table:number-columns-repeated="2"/>
          <table:table-cell table:style-name="ce60" office:value-type="string" calcext:value-type="string">
            <office:annotation draw:style-name="gr153" draw:text-style-name="P3" svg:width="95.58mm" svg:height="63.78mm" svg:x="283.26mm" svg:y="302.59mm" draw:caption-point-x="-11.37mm" draw:caption-point-y="11.2mm">
              <dc:creator>WV</dc:creator>
              <dc:date>2016-01-04T00:00:00</dc:date>
              <text:p text:style-name="P2"><text:span text:style-name="T12">Returns the mode of a generalized extreme value distribution.</text:span></text:p>
              <text:p text:style-name="P2"><text:span text:style-name="T12"/></text:p>
              <text:p text:style-name="P2"><text:span text:style-name="T12">=GEVMode(m,s,z)</text:span></text:p>
              <text:p text:style-name="P2"><text:span text:style-name="T12"/></text:p>
              <text:p text:style-name="P2"><text:span text:style-name="T12">M is the mu parameter</text:span></text:p>
              <text:p text:style-name="P2"><text:span text:style-name="T12">S is the sigma parameter</text:span></text:p>
              <text:p text:style-name="P2"><text:span text:style-name="T12">Z is the zeta parameter</text:span></text:p>
              <text:p text:style-name="P2"><text:span text:style-name="T12">The result is a real number</text:span></text:p>
              <text:p text:style-name="P2"><text:span text:style-name="T12"/></text:p>
              <text:p text:style-name="P2"><text:span text:style-name="T12"/></text:p>
            </office:annotation>
            <text:p>GEVMode (function)</text:p>
          </table:table-cell>
          <table:table-cell table:number-columns-repeated="2"/>
          <table:table-cell office:value-type="string" calcext:value-type="string">
            <office:annotation draw:style-name="gr154" draw:text-style-name="P3" svg:width="106.28mm" svg:height="51.74mm" svg:x="345.72mm" svg:y="296.57mm" draw:caption-point-x="-6.1mm" draw:caption-point-y="17.22mm">
              <dc:date>2016-01-19T00:00:00</dc:date>
              <text:p text:style-name="P2"><text:span text:style-name="T12">Returns the length of he major diagonal of a parallelogram.</text:span></text:p>
              <text:p text:style-name="P2"><text:span text:style-name="T12"/></text:p>
              <text:p text:style-name="P2"><text:span text:style-name="T12">=ParaDiaMaj(a,b,h)</text:span></text:p>
              <text:p text:style-name="P2"><text:span text:style-name="T12"/></text:p>
              <text:p text:style-name="P2"><text:span text:style-name="T12">A and b are the length of two adjacent sides.</text:span></text:p>
              <text:p text:style-name="P2"><text:span text:style-name="T12">H is the height</text:span></text:p>
              <text:p text:style-name="P2"><text:span text:style-name="T12">The result is a real number</text:span></text:p>
            </office:annotation>
            <text:p>ParaDiaMaj (function)</text:p>
          </table:table-cell>
          <table:table-cell table:number-columns-repeated="3"/>
          <table:table-cell office:value-type="string" calcext:value-type="string">
            <office:annotation draw:style-name="gr6" draw:text-style-name="P3" svg:width="125.64mm" svg:height="29.66mm" svg:x="436.03mm" svg:y="296.57mm" draw:caption-point-x="-6.1mm" draw:caption-point-y="17.22mm">
              <dc:date>2016-02-01T00:00:00</dc:date>
              <text:p text:style-name="P2"><text:span text:style-name="T12">Returns the total sum of squares of a dependent variable</text:span></text:p>
              <text:p text:style-name="P2"><text:span text:style-name="T12"/></text:p>
              <text:p text:style-name="P2"><text:span text:style-name="T12">=TSSMat(optional qout, optional Yn)</text:span></text:p>
              <text:p text:style-name="P2"><text:span text:style-name="T12"/></text:p>
              <text:p text:style-name="P2"><text:span text:style-name="T12">If qout=0 (default) only 1 is returned, but the result is stored in MatArray3</text:span></text:p>
              <text:p text:style-name="P2"><text:span text:style-name="T12">Yn is a matrix of dependent variables</text:span></text:p>
              <text:p text:style-name="P2"><text:span text:style-name="T12">The result is a row vector with the same number of columns and Yn</text:span></text:p>
            </office:annotation>
            <text:p>TSSMat (function)</text:p>
          </table:table-cell>
          <table:table-cell table:number-columns-repeated="10"/>
        </table:table-row>
        <table:table-row table:style-name="ro1">
          <table:table-cell table:number-columns-repeated="8"/>
          <table:table-cell office:value-type="string" calcext:value-type="string">
            <office:annotation draw:style-name="gr155" draw:text-style-name="P3" svg:width="92.3mm" svg:height="52.46mm" svg:x="209.99mm" svg:y="301.08mm" draw:caption-point-x="-6.1mm" draw:caption-point-y="17.22mm">
              <dc:creator>WV</dc:creator>
              <dc:date>2015-12-20T00:00:00</dc:date>
              <text:p text:style-name="P2"><text:span text:style-name="T12">Converts a three value row vector giving decimal, minute, and second values to degree decimal form.</text:span></text:p>
              <text:p text:style-name="P2"><text:span text:style-name="T12"/></text:p>
              <text:p text:style-name="P2"><text:span text:style-name="T12">=DMS2D(a)</text:span></text:p>
              <text:p text:style-name="P2"><text:span text:style-name="T12"/></text:p>
              <text:p text:style-name="P2"><text:span text:style-name="T12">A is a 1x3 matrix of real numbers</text:span></text:p>
              <text:p text:style-name="P2"><text:span text:style-name="T12">The result is a real number</text:span></text:p>
            </office:annotation>
            <text:p>DMS2D (function)</text:p>
          </table:table-cell>
          <table:table-cell table:number-columns-repeated="2"/>
          <table:table-cell table:style-name="ce59" office:value-type="string" calcext:value-type="string">
            <office:annotation draw:style-name="gr156" draw:text-style-name="P3" svg:width="98.37mm" svg:height="55.95mm" svg:x="277.99mm" svg:y="301.08mm" draw:caption-point-x="-6.1mm" draw:caption-point-y="17.22mm">
              <dc:creator>WV</dc:creator>
              <dc:date>2016-01-04T00:00:00</dc:date>
              <text:p text:style-name="P2"><text:span text:style-name="T12">Returns a measurement of the skewness of a generalized extreme value distribution.</text:span></text:p>
              <text:p text:style-name="P2"><text:span text:style-name="T12"/></text:p>
              <text:p text:style-name="P2"><text:span text:style-name="T12">=GEVSkew(m,s,z)</text:span></text:p>
              <text:p text:style-name="P2"><text:span text:style-name="T12"/></text:p>
              <text:p text:style-name="P2"><text:span text:style-name="T12">M is the mu parameter</text:span></text:p>
              <text:p text:style-name="P2"><text:span text:style-name="T12">S is the sigma parameter</text:span></text:p>
              <text:p text:style-name="P2"><text:span text:style-name="T12">Z is the zeta parameter</text:span></text:p>
              <text:p text:style-name="P2"><text:span text:style-name="T12">The result is a real number</text:span></text:p>
              <text:p text:style-name="P2"><text:span text:style-name="T12"/></text:p>
              <text:p text:style-name="P2"><text:span text:style-name="T12"/></text:p>
            </office:annotation>
            <text:p>GEVSkew (function)</text:p>
          </table:table-cell>
          <table:table-cell table:number-columns-repeated="2"/>
          <table:table-cell office:value-type="string" calcext:value-type="string">
            <office:annotation draw:style-name="gr157" draw:text-style-name="P3" svg:width="110.93mm" svg:height="57.15mm" svg:x="345.72mm" svg:y="301.08mm" draw:caption-point-x="-6.1mm" draw:caption-point-y="17.22mm">
              <dc:date>2016-01-19T00:00:00</dc:date>
              <text:p text:style-name="P2"><text:span text:style-name="T12">Returns the length of the minor diagonal of a parallelogram.</text:span></text:p>
              <text:p text:style-name="P2"><text:span text:style-name="T12"/></text:p>
              <text:p text:style-name="P2"><text:span text:style-name="T12">=ParaDiaMin(a,b,h)</text:span></text:p>
              <text:p text:style-name="P2"><text:span text:style-name="T12"/></text:p>
              <text:p text:style-name="P2"><text:span text:style-name="T12">A and b are the lengths of two adjacent sides.</text:span></text:p>
              <text:p text:style-name="P2"><text:span text:style-name="T12">H is the height</text:span></text:p>
              <text:p text:style-name="P2"><text:span text:style-name="T12">The result is a real number</text:span></text:p>
            </office:annotation>
            <text:p>ParaDiaMin (function)</text:p>
          </table:table-cell>
          <table:table-cell table:number-columns-repeated="3"/>
          <table:table-cell office:value-type="string" calcext:value-type="string">
            <office:annotation draw:style-name="gr16" draw:text-style-name="P3" svg:width="149.19mm" svg:height="33.61mm" svg:x="436.03mm" svg:y="301.09mm" draw:caption-point-x="-6.1mm" draw:caption-point-y="17.21mm">
              <dc:date>2016-01-29T00:00:00</dc:date>
              <text:p text:style-name="P2"><text:span text:style-name="T12">Returns a Vandermonde matrix</text:span></text:p>
              <text:p text:style-name="P2"><text:span text:style-name="T12"/></text:p>
              <text:p text:style-name="P2"><text:span text:style-name="T12">=Vandermonde(optional qout, optional an)</text:span></text:p>
              <text:p text:style-name="P2"><text:span text:style-name="T12"/></text:p>
              <text:p text:style-name="P2"><text:span text:style-name="T12">If qout=0 (default), only a 1 is returned, but the result will be stored in MatArray3)</text:span></text:p>
              <text:p text:style-name="P2"><text:span text:style-name="T12">An is an nx1 column vector of values that specifies the Vandermonde matrix.</text:span></text:p>
              <text:p text:style-name="P2"><text:span text:style-name="T12">The result is a nxn matrix.</text:span></text:p>
              <text:p text:style-name="P2"><text:span text:style-name="T12"/></text:p>
            </office:annotation>
            <text:p>Vandermonde (function)</text:p>
          </table:table-cell>
          <table:table-cell table:number-columns-repeated="10"/>
        </table:table-row>
        <table:table-row table:style-name="ro1">
          <table:table-cell table:number-columns-repeated="8"/>
          <table:table-cell office:value-type="string" calcext:value-type="string">
            <office:annotation draw:style-name="gr16" draw:text-style-name="P3" svg:width="133.58mm" svg:height="33.61mm" svg:x="209.99mm" svg:y="305.6mm" draw:caption-point-x="-6.1mm" draw:caption-point-y="17.22mm">
              <dc:date>2016-02-03T00:00:00</dc:date>
              <text:p text:style-name="P2"><text:span text:style-name="T12">Returns the derivatives of a function defined by data points at those data points.</text:span></text:p>
              <text:p text:style-name="P2"><text:span text:style-name="T12"/></text:p>
              <text:p text:style-name="P2"><text:span text:style-name="T12">=DRV(a,b)</text:span></text:p>
              <text:p text:style-name="P2"><text:span text:style-name="T12">A and b are column vectors of the x and y coordinates of the data points.</text:span></text:p>
              <text:p text:style-name="P2"><text:span text:style-name="T12">The result is a column vector with the same number of rows as a.</text:span></text:p>
            </office:annotation>
            <text:p>DRV (function)</text:p>
          </table:table-cell>
          <table:table-cell table:number-columns-repeated="2"/>
          <table:table-cell table:style-name="ce59" office:value-type="string" calcext:value-type="string">
            <office:annotation draw:style-name="gr158" draw:text-style-name="P3" svg:width="89.07mm" svg:height="58.36mm" svg:x="277.99mm" svg:y="305.6mm" draw:caption-point-x="-6.1mm" draw:caption-point-y="17.22mm">
              <dc:creator>WV</dc:creator>
              <dc:date>2016-01-04T00:00:00</dc:date>
              <text:p text:style-name="P2"><text:span text:style-name="T12">Returns the variance of a generalized extreme value distribution.</text:span></text:p>
              <text:p text:style-name="P2"><text:span text:style-name="T12"/></text:p>
              <text:p text:style-name="P2"><text:span text:style-name="T12">=GEVVar(m,s,z)</text:span></text:p>
              <text:p text:style-name="P2"><text:span text:style-name="T12"/></text:p>
              <text:p text:style-name="P2"><text:span text:style-name="T12">M is the mu parameter</text:span></text:p>
              <text:p text:style-name="P2"><text:span text:style-name="T12">S is the sigma parameter</text:span></text:p>
              <text:p text:style-name="P2"><text:span text:style-name="T12">Z is the zeta parameter</text:span></text:p>
              <text:p text:style-name="P2"><text:span text:style-name="T12">The result is a real number.</text:span></text:p>
              <text:p text:style-name="P2"><text:span text:style-name="T12"/></text:p>
              <text:p text:style-name="P2"><text:span text:style-name="T12"/></text:p>
            </office:annotation>
            <text:p>GEVVar (function)</text:p>
          </table:table-cell>
          <table:table-cell table:number-columns-repeated="2"/>
          <table:table-cell table:style-name="ce53" office:value-type="string" calcext:value-type="string">
            <office:annotation draw:style-name="gr16" draw:text-style-name="P3" svg:width="120.23mm" svg:height="33.61mm" svg:x="353.46mm" svg:y="304.4mm" draw:caption-point-x="-13.84mm" draw:caption-point-y="18.42mm">
              <dc:date>2016-01-29T00:00:00</dc:date>
              <text:p text:style-name="P2"><text:span text:style-name="T12">Returns the focal length of a parabola</text:span></text:p>
              <text:p text:style-name="P2"><text:span text:style-name="T12"/></text:p>
              <text:p text:style-name="P2"><text:span text:style-name="T12">=ParaFoc(c,d)</text:span></text:p>
              <text:p text:style-name="P2"><text:span text:style-name="T12"/></text:p>
              <text:p text:style-name="P2"><text:span text:style-name="T12">C is the length of a chord perpendicular to the axis of symmetry</text:span></text:p>
              <text:p text:style-name="P2"><text:span text:style-name="T12">D is the distance of the chord to the vertex along the axis of symmetry</text:span></text:p>
              <text:p text:style-name="P2"><text:span text:style-name="T12">The result is a real number</text:span></text:p>
              <text:p text:style-name="P2"><text:span text:style-name="T12"/></text:p>
            </office:annotation>
            <text:p>ParaFoc (function)</text:p>
          </table:table-cell>
          <table:table-cell table:number-columns-repeated="3"/>
          <table:table-cell office:value-type="string" calcext:value-type="string">
            <office:annotation draw:style-name="gr16" draw:text-style-name="P3" svg:width="127.5mm" svg:height="33.61mm" svg:x="436.03mm" svg:y="305.6mm" draw:caption-point-x="-6.1mm" draw:caption-point-y="17.22mm">
              <dc:date>2016-01-29T00:00:00</dc:date>
              <text:p text:style-name="P2"><text:span text:style-name="T12">Solves a Vandermonde system</text:span></text:p>
              <text:p text:style-name="P2"><text:span text:style-name="T12"/></text:p>
              <text:p text:style-name="P2"><text:span text:style-name="T12">=VanderSolve(optional qout, optional xn, optional qn)</text:span></text:p>
              <text:p text:style-name="P2"><text:span text:style-name="T12"/></text:p>
              <text:p text:style-name="P2"><text:span text:style-name="T12">If qout=0, only a 1 is returned, but the result is stored in MatArray3</text:span></text:p>
              <text:p text:style-name="P2"><text:span text:style-name="T12">Xn is a nx1 column vector which specifies the Vandermonde matrix'</text:span></text:p>
              <text:p text:style-name="P2"><text:span text:style-name="T12">Qn is the nx1 right hand vector.</text:span></text:p>
              <text:p text:style-name="P2"><text:span text:style-name="T12">The result is a nx1 solution vector.</text:span></text:p>
            </office:annotation>
            <text:p>VanderSolve (function)</text:p>
          </table:table-cell>
          <table:table-cell table:number-columns-repeated="10"/>
        </table:table-row>
        <table:table-row table:style-name="ro1">
          <table:table-cell table:number-columns-repeated="8"/>
          <table:table-cell office:value-type="string" calcext:value-type="string">
            <office:annotation draw:style-name="gr2" draw:text-style-name="P3" svg:width="128.93mm" svg:height="25.71mm" svg:x="209.99mm" svg:y="310.12mm" draw:caption-point-x="-6.1mm" draw:caption-point-y="17.21mm">
              <dc:date>2016-02-02T00:00:00</dc:date>
              <text:p text:style-name="P2"><text:span text:style-name="T12">Returns the exponential integral Ei(x)</text:span></text:p>
              <text:p text:style-name="P2"><text:span text:style-name="T12"/></text:p>
              <text:p text:style-name="P2"><text:span text:style-name="T12">=Ei(x)</text:span></text:p>
              <text:p text:style-name="P2"><text:span text:style-name="T12"/></text:p>
              <text:p text:style-name="P2"><text:span text:style-name="T12">X is a real, positive, nonzero number</text:span></text:p>
              <text:p text:style-name="P2"><text:span text:style-name="T12">The result is a real number</text:span></text:p>
            </office:annotation>
            <text:p>Ei (function)</text:p>
          </table:table-cell>
          <table:table-cell table:number-columns-repeated="2"/>
          <table:table-cell office:value-type="string" calcext:value-type="string">
            <office:annotation draw:style-name="gr121" draw:text-style-name="P3" svg:width="94.03mm" svg:height="52.03mm" svg:x="277.99mm" svg:y="310.12mm" draw:caption-point-x="-6.1mm" draw:caption-point-y="17.21mm">
              <dc:creator>WV</dc:creator>
              <dc:date>2016-01-05T00:00:00</dc:date>
              <text:p text:style-name="P2"><text:span text:style-name="T12">Returns the mean of grouped data.</text:span></text:p>
              <text:p text:style-name="P2"><text:span text:style-name="T12"/></text:p>
              <text:p text:style-name="P2"><text:span text:style-name="T12">=Gmean(a,f)</text:span></text:p>
              <text:p text:style-name="P2"><text:span text:style-name="T12"/></text:p>
              <text:p text:style-name="P2"><text:span text:style-name="T12">A is a column of data</text:span></text:p>
              <text:p text:style-name="P2"><text:span text:style-name="T12">F is a column of frequencies.</text:span></text:p>
              <text:p text:style-name="P2"><text:span text:style-name="T12">A and f must have the same sizes.</text:span></text:p>
              <text:p text:style-name="P2"><text:span text:style-name="T12">The result is a real number.</text:span></text:p>
              <text:p text:style-name="P2"><text:span text:style-name="T12"/></text:p>
            </office:annotation>
            <text:p>Gmean (function)</text:p>
          </table:table-cell>
          <table:table-cell table:number-columns-repeated="2"/>
          <table:table-cell office:value-type="string" calcext:value-type="string">
            <office:annotation draw:style-name="gr6" draw:text-style-name="P3" svg:width="128.59mm" svg:height="29.66mm" svg:x="345.72mm" svg:y="310.12mm" draw:caption-point-x="-6.1mm" draw:caption-point-y="17.21mm">
              <dc:date>2016-01-24T00:00:00</dc:date>
              <text:p text:style-name="P2"><text:span text:style-name="T12">Returns the volume of a paraboloid of revolution.</text:span></text:p>
              <text:p text:style-name="P2"><text:span text:style-name="T12"/></text:p>
              <text:p text:style-name="P2"><text:span text:style-name="T12">=ParaRevVol(r,h)</text:span></text:p>
              <text:p text:style-name="P2"><text:span text:style-name="T12"/></text:p>
              <text:p text:style-name="P2"><text:span text:style-name="T12">R is the radius of the face</text:span></text:p>
              <text:p text:style-name="P2"><text:span text:style-name="T12">H is the height</text:span></text:p>
              <text:p text:style-name="P2"><text:span text:style-name="T12">The result is a real number</text:span></text:p>
            </office:annotation>
            <text:p>ParaRevVol (function)</text:p>
          </table:table-cell>
          <table:table-cell table:number-columns-repeated="3"/>
          <table:table-cell table:style-name="ce53" office:value-type="string" calcext:value-type="string">
            <office:annotation draw:style-name="gr9" draw:text-style-name="P3" svg:width="139.27mm" svg:height="41.51mm" svg:x="436.03mm" svg:y="310.11mm" draw:caption-point-x="-6.1mm" draw:caption-point-y="17.22mm">
              <dc:date>2016-02-01T00:00:00</dc:date>
              <text:p text:style-name="P2"><text:span text:style-name="T12">Returns the variance of the residuals for dependent variables</text:span></text:p>
              <text:p text:style-name="P2"><text:span text:style-name="T12"/></text:p>
              <text:p text:style-name="P2"><text:span text:style-name="T12">=VarResidMat(optional qout, optional Xn, optional Yn)</text:span></text:p>
              <text:p text:style-name="P2"><text:span text:style-name="T12"/></text:p>
              <text:p text:style-name="P2"><text:span text:style-name="T12">If qout=0 (default), only 1 is returned, but the result is stored in MatArray3</text:span></text:p>
              <text:p text:style-name="P2"><text:span text:style-name="T12">Xn is an array of independent variables</text:span></text:p>
              <text:p text:style-name="P2"><text:span text:style-name="T12">Yn is an array of dependent variables</text:span></text:p>
              <text:p text:style-name="P2"><text:span text:style-name="T12">The result is a row vector with one cell more than the number of dependent variables.</text:span></text:p>
              <text:p text:style-name="P2"><text:span text:style-name="T12">Variances are returned for each dependent variable and for all the dependent variables together.</text:span></text:p>
            </office:annotation>
            <text:p>VarResidMat (function)</text:p>
          </table:table-cell>
          <table:table-cell table:number-columns-repeated="10"/>
        </table:table-row>
        <table:table-row table:style-name="ro1">
          <table:table-cell table:number-columns-repeated="8"/>
          <table:table-cell office:value-type="string" calcext:value-type="string">
            <office:annotation draw:style-name="gr6" draw:text-style-name="P3" svg:width="131.41mm" svg:height="29.66mm" svg:x="209.99mm" svg:y="314.63mm" draw:caption-point-x="-6.1mm" draw:caption-point-y="17.22mm">
              <dc:date>2016-02-03T00:00:00</dc:date>
              <text:p text:style-name="P2"><text:span text:style-name="T12">Returns the Legendre elliptic integral of the second kind, E(phi,k)</text:span></text:p>
              <text:p text:style-name="P2"><text:span text:style-name="T12"/></text:p>
              <text:p text:style-name="P2"><text:span text:style-name="T12">=elle(phi,ak)</text:span></text:p>
              <text:p text:style-name="P2"><text:span text:style-name="T12"/></text:p>
              <text:p text:style-name="P2"><text:span text:style-name="T12">0&lt;=phi&lt;=pi/2</text:span></text:p>
              <text:p text:style-name="P2"><text:span text:style-name="T12">0&lt;=k sin phi&lt;=1</text:span></text:p>
              <text:p text:style-name="P2"><text:span text:style-name="T12">The result is a real number</text:span></text:p>
            </office:annotation>
            <text:p>elle (function)</text:p>
          </table:table-cell>
          <table:table-cell table:number-columns-repeated="2"/>
          <table:table-cell office:value-type="string" calcext:value-type="string">
            <office:annotation draw:style-name="gr159" draw:text-style-name="P3" svg:width="78.21mm" svg:height="58.66mm" svg:x="277.99mm" svg:y="314.63mm" draw:caption-point-x="-6.1mm" draw:caption-point-y="17.22mm">
              <dc:creator>WV</dc:creator>
              <dc:date>2016-01-14T00:00:00</dc:date>
              <text:p text:style-name="P2"><text:span text:style-name="T12">Returns the pth percentile for grouped data.</text:span></text:p>
              <text:p text:style-name="P2"><text:span text:style-name="T12"/></text:p>
              <text:p text:style-name="P2"><text:span text:style-name="T12">=GPERCENTILE(a,b,p)</text:span></text:p>
              <text:p text:style-name="P2"><text:span text:style-name="T12"/></text:p>
              <text:p text:style-name="P2"><text:span text:style-name="T12">A is a column vector of data</text:span></text:p>
              <text:p text:style-name="P2"><text:span text:style-name="T12">B is a column vector of frequencies</text:span></text:p>
              <text:p text:style-name="P2"><text:span text:style-name="T12">P is the desired percentile 0&lt;p&lt;100</text:span></text:p>
              <text:p text:style-name="P2"><text:span text:style-name="T12">The result is a real number.</text:span></text:p>
            </office:annotation>
            <text:p>GPERCENTILE (function)</text:p>
          </table:table-cell>
          <table:table-cell table:number-columns-repeated="2"/>
          <table:table-cell table:style-name="ce53" office:value-type="string" calcext:value-type="string">
            <office:annotation draw:style-name="gr137" draw:text-style-name="P3" svg:width="88.91mm" svg:height="47.21mm" svg:x="347.27mm" svg:y="315.24mm" draw:caption-point-x="-7.65mm" draw:caption-point-y="16.61mm">
              <dc:date>2016-01-20T00:00:00</dc:date>
              <text:p text:style-name="P2"><text:span text:style-name="T12">Returns the area of a regular pentagon.</text:span></text:p>
              <text:p text:style-name="P2"><text:span text:style-name="T12"/></text:p>
              <text:p text:style-name="P2"><text:span text:style-name="T12">=PentArea(a)</text:span></text:p>
              <text:p text:style-name="P2"><text:span text:style-name="T12"/></text:p>
              <text:p text:style-name="P2"><text:span text:style-name="T12">A is the length of a side</text:span></text:p>
              <text:p text:style-name="P2"><text:span text:style-name="T12">The result is a real number</text:span></text:p>
            </office:annotation>
            <text:p>PentArea (function)</text:p>
          </table:table-cell>
          <table:table-cell table:number-columns-repeated="3"/>
          <table:table-cell office:value-type="string" calcext:value-type="string">
            <office:annotation draw:style-name="gr6" draw:text-style-name="P3" svg:width="134.32mm" svg:height="29.66mm" svg:x="436.03mm" svg:y="314.63mm" draw:caption-point-x="-6.1mm" draw:caption-point-y="17.22mm">
              <dc:date>2016-01-31T00:00:00</dc:date>
              <text:p text:style-name="P2"><text:span text:style-name="T12">Returns an array that is a vertical concatenation of two arrays.</text:span></text:p>
              <text:p text:style-name="P2"><text:span text:style-name="T12"/></text:p>
              <text:p text:style-name="P2"><text:span text:style-name="T12">=Vconcat(optional qout,optional An,optional Bn)</text:span></text:p>
              <text:p text:style-name="P2"><text:span text:style-name="T12"/></text:p>
              <text:p text:style-name="P2"><text:span text:style-name="T12">It qout=0 (default), only a 1 is returned, but the result is stored in MatArray3.</text:span></text:p>
              <text:p text:style-name="P2"><text:span text:style-name="T12">An and Bn are matrices with the same number of columns.</text:span></text:p>
              <text:p text:style-name="P2"><text:span text:style-name="T12">The result is a matrix with number of rows as An and Bn together.</text:span></text:p>
            </office:annotation>
            <text:p>Vconcat (function)</text:p>
          </table:table-cell>
          <table:table-cell table:number-columns-repeated="10"/>
        </table:table-row>
        <table:table-row table:style-name="ro1">
          <table:table-cell table:number-columns-repeated="8"/>
          <table:table-cell office:value-type="string" calcext:value-type="string">
            <office:annotation draw:style-name="gr6" draw:text-style-name="P3" svg:width="127.69mm" svg:height="29.66mm" svg:x="209.99mm" svg:y="319.15mm" draw:caption-point-x="-6.1mm" draw:caption-point-y="17.21mm">
              <dc:date>2016-02-03T00:00:00</dc:date>
              <text:p text:style-name="P2"><text:span text:style-name="T12">Returns the Legendre elliptic integral of the first kind, F(phi,k).</text:span></text:p>
              <text:p text:style-name="P2"><text:span text:style-name="T12"/></text:p>
              <text:p text:style-name="P2"><text:span text:style-name="T12">=ellf(phi,ak)</text:span></text:p>
              <text:p text:style-name="P2"><text:span text:style-name="T12"/></text:p>
              <text:p text:style-name="P2"><text:span text:style-name="T12">0&lt;=phi&lt;=pi/2</text:span></text:p>
              <text:p text:style-name="P2"><text:span text:style-name="T12">0&lt;=k <text:s/>sin phi&lt;=1</text:span></text:p>
              <text:p text:style-name="P2"><text:span text:style-name="T12">The result is a real number</text:span></text:p>
            </office:annotation>
            <text:p>ellf (function)</text:p>
          </table:table-cell>
          <table:table-cell table:number-columns-repeated="2"/>
          <table:table-cell office:value-type="string" calcext:value-type="string">
            <office:annotation draw:style-name="gr160" draw:text-style-name="P3" svg:width="100.23mm" svg:height="96.81mm" svg:x="277.99mm" svg:y="319.15mm" draw:caption-point-x="-6.1mm" draw:caption-point-y="17.21mm">
              <dc:creator>WV</dc:creator>
              <dc:date>2016-01-04T00:00:00</dc:date>
              <text:p text:style-name="P2"><text:span text:style-name="T12">Returns a three-way table for the generation of a 3D surface chart or a lookup table.</text:span></text:p>
              <text:p text:style-name="P2"><text:span text:style-name="T12"/></text:p>
              <text:p text:style-name="P2"><text:span text:style-name="T12">Statistics&gt;GraphTab3D</text:span></text:p>
              <text:p text:style-name="P2"><text:span text:style-name="T12"/></text:p>
              <text:p text:style-name="P2"><text:span text:style-name="T12">These values are prepared for a column 4 box (shape) 3D chart, Area 1 3d chart, r Line 4 3D chart.</text:span></text:p>
              <text:p text:style-name="P2"><text:span text:style-name="T12"/></text:p>
              <text:p text:style-name="P2"><text:span text:style-name="T12">X values (categories) are placed as row headers; Y values as column headers, and z values as individual cell values.</text:span></text:p>
              <text:p text:style-name="P2"><text:span text:style-name="T12"/></text:p>
              <text:p text:style-name="P2"><text:span text:style-name="T12">Data is loaded into the table from <text:s/>the active cell from a two column range. The end values must be 1E99. Column 1 is X values and column 2 is the Y values.</text:span></text:p>
              <text:p text:style-name="P2"><text:span text:style-name="T12"/></text:p>
              <text:p text:style-name="P2"><text:span text:style-name="T12">The function to be graphed is requested and loaded into the DANSYS function register 1.</text:span></text:p>
              <text:p text:style-name="P2"><text:span text:style-name="T12"/></text:p>
              <text:p text:style-name="P2"><text:span text:style-name="T12">The resulting table has one row more than the x values and one column more than the y values.</text:span></text:p>
              <text:p text:style-name="P2"><text:span text:style-name="T12"/></text:p>
              <text:p text:style-name="P2"><text:span text:style-name="T12">Select the whole table before openning the chart wizard.</text:span></text:p>
              <text:p text:style-name="P2"><text:span text:style-name="T12"/></text:p>
              <text:p text:style-name="P2"><text:span text:style-name="T12"/></text:p>
            </office:annotation>
            <text:p>GraphTab3D (routine)</text:p>
          </table:table-cell>
          <table:table-cell table:number-columns-repeated="2"/>
          <table:table-cell office:value-type="string" calcext:value-type="string">
            <office:annotation draw:style-name="gr115" draw:text-style-name="P3" svg:width="87.05mm" svg:height="41.2mm" svg:x="345.72mm" svg:y="319.15mm" draw:caption-point-x="-6.1mm" draw:caption-point-y="17.21mm">
              <dc:date>2016-01-19T00:00:00</dc:date>
              <text:p text:style-name="P2"><text:span text:style-name="T12">Returns the length of the diagonal of a regular pentagon</text:span></text:p>
              <text:p text:style-name="P2"><text:span text:style-name="T12"/></text:p>
              <text:p text:style-name="P2"><text:span text:style-name="T12">=PentDia(a)</text:span></text:p>
              <text:p text:style-name="P2"><text:span text:style-name="T12"/></text:p>
              <text:p text:style-name="P2"><text:span text:style-name="T12">A is the length of a side.</text:span></text:p>
              <text:p text:style-name="P2"><text:span text:style-name="T12">The result is a real number</text:span></text:p>
            </office:annotation>
            <text:p>PentDia (function)</text:p>
          </table:table-cell>
          <table:table-cell table:number-columns-repeated="3"/>
          <table:table-cell office:value-type="string" calcext:value-type="string">
            <office:annotation draw:style-name="gr8" draw:text-style-name="P3" svg:width="137.41mm" svg:height="37.56mm" svg:x="436.03mm" svg:y="319.15mm" draw:caption-point-x="-6.1mm" draw:caption-point-y="17.21mm">
              <dc:date>2016-01-31T00:00:00</dc:date>
              <text:p text:style-name="P2"><text:span text:style-name="T12">Returns a row or column vector containing the values specified by a list.</text:span></text:p>
              <text:p text:style-name="P2"><text:span text:style-name="T12"/></text:p>
              <text:p text:style-name="P2"><text:span text:style-name="T12">=Vec(a,b)</text:span></text:p>
              <text:p text:style-name="P2"><text:span text:style-name="T12"/></text:p>
              <text:p text:style-name="P2"><text:span text:style-name="T12">If a=1, a row vector is returned; if a=2 a column vector is returned.</text:span></text:p>
              <text:p text:style-name="P2"><text:span text:style-name="T12">B is a string of values separated by commas. R or r can be used to repeat the preceding value – 4R3 indicates that 4 is to be repeated 3 times. The repeat cannot be the last item.</text:span></text:p>
              <text:p text:style-name="P2"><text:span text:style-name="T12">The result is a row or column vector.</text:span></text:p>
            </office:annotation>
            <text:p>Vec (function)</text:p>
          </table:table-cell>
          <table:table-cell table:number-columns-repeated="10"/>
        </table:table-row>
        <table:table-row table:style-name="ro1">
          <table:table-cell table:number-columns-repeated="8"/>
          <table:table-cell office:value-type="string" calcext:value-type="string">
            <office:annotation draw:style-name="gr6" draw:text-style-name="P3" svg:width="139.46mm" svg:height="29.66mm" svg:x="209.99mm" svg:y="323.66mm" draw:caption-point-x="-6.1mm" draw:caption-point-y="17.22mm">
              <dc:date>2016-02-03T00:00:00</dc:date>
              <text:p text:style-name="P2"><text:span text:style-name="T12">Returns the Legendre elliptic integral of the third kind, PI(phi,k).</text:span></text:p>
              <text:p text:style-name="P2"><text:span text:style-name="T12"/></text:p>
              <text:p text:style-name="P2"><text:span text:style-name="T12">=ellpi(phi,en,ak)</text:span></text:p>
              <text:p text:style-name="P2"><text:span text:style-name="T12"/></text:p>
              <text:p text:style-name="P2"><text:span text:style-name="T12">0&lt;=phi&lt;=pi/2</text:span></text:p>
              <text:p text:style-name="P2"><text:span text:style-name="T12">0&lt;=k sin phi&lt;=1</text:span></text:p>
              <text:p text:style-name="P2"><text:span text:style-name="T12">The result is a real number</text:span></text:p>
            </office:annotation>
            <text:p>ellpi (function)</text:p>
          </table:table-cell>
          <table:table-cell table:number-columns-repeated="2"/>
          <table:table-cell office:value-type="string" calcext:value-type="string">
            <office:annotation draw:style-name="gr161" draw:text-style-name="P3" svg:width="85.65mm" svg:height="51.13mm" svg:x="277.99mm" svg:y="323.66mm" draw:caption-point-x="-6.1mm" draw:caption-point-y="17.22mm">
              <dc:creator>WV</dc:creator>
              <dc:date>2016-01-14T00:00:00</dc:date>
              <text:p text:style-name="P2"><text:span text:style-name="T12">Returns Hampel's m-estimator of location.</text:span></text:p>
              <text:p text:style-name="P2"><text:span text:style-name="T12"/></text:p>
              <text:p text:style-name="P2"><text:span text:style-name="T12">=HAMPEL(x,optional w,optional a,optional b,optional c)</text:span></text:p>
              <text:p text:style-name="P2"><text:span text:style-name="T12"/></text:p>
              <text:p text:style-name="P2"><text:span text:style-name="T12">X is a column vector</text:span></text:p>
              <text:p text:style-name="P2"><text:span text:style-name="T12">W is an optional column vector of weights equal in size to x</text:span></text:p>
              <text:p text:style-name="P2"><text:span text:style-name="T12">A, b, and c are weighting coefficcients (defaults: a=1.7, b=3.4, c=8.5)0&lt;a&lt;=b&lt;=c)</text:span></text:p>
              <text:p text:style-name="P2"><text:span text:style-name="T12">The result is a real number</text:span></text:p>
            </office:annotation>
            <text:p>HAMPEL (function)</text:p>
          </table:table-cell>
          <table:table-cell table:number-columns-repeated="2"/>
          <table:table-cell office:value-type="string" calcext:value-type="string">
            <office:annotation draw:style-name="gr79" draw:text-style-name="P3" svg:width="94.18mm" svg:height="35.78mm" svg:x="345.72mm" svg:y="323.66mm" draw:caption-point-x="-6.1mm" draw:caption-point-y="17.22mm">
              <dc:date>2016-01-20T00:00:00</dc:date>
              <text:p text:style-name="P2"><text:span text:style-name="T12">Returns the perimeter of a regular pentagon</text:span></text:p>
              <text:p text:style-name="P2"><text:span text:style-name="T12"/></text:p>
              <text:p text:style-name="P2"><text:span text:style-name="T12">=PentPeri(a)</text:span></text:p>
              <text:p text:style-name="P2"><text:span text:style-name="T12"/></text:p>
              <text:p text:style-name="P2"><text:span text:style-name="T12">A is the length of a side</text:span></text:p>
              <text:p text:style-name="P2"><text:span text:style-name="T12">The result is a real number</text:span></text:p>
            </office:annotation>
            <text:p>PentPeri (function)</text:p>
          </table:table-cell>
          <table:table-cell table:number-columns-repeated="3"/>
          <table:table-cell office:value-type="string" calcext:value-type="string">
            <office:annotation draw:style-name="gr21" draw:text-style-name="P3" svg:width="130.29mm" svg:height="21.76mm" svg:x="436.03mm" svg:y="323.66mm" draw:caption-point-x="-6.1mm" draw:caption-point-y="17.22mm">
              <dc:date>2016-01-31T00:00:00</dc:date>
              <text:p text:style-name="P2"><text:span text:style-name="T12">Returns the triple product of three vectors of the same size</text:span></text:p>
              <text:p text:style-name="P2"><text:span text:style-name="T12"/></text:p>
              <text:p text:style-name="P2"><text:span text:style-name="T12">=Vec3Prod(a,b,c)</text:span></text:p>
              <text:p text:style-name="P2"><text:span text:style-name="T12">A, b, and c are three vectors of equal size</text:span></text:p>
              <text:p text:style-name="P2"><text:span text:style-name="T12">The result is a vector the same size as the three input vectors</text:span></text:p>
            </office:annotation>
            <text:p>Vec3Prod (function)</text:p>
          </table:table-cell>
          <table:table-cell table:number-columns-repeated="10"/>
        </table:table-row>
        <table:table-row table:style-name="ro1">
          <table:table-cell table:number-columns-repeated="8"/>
          <table:table-cell office:value-type="string" calcext:value-type="string">
            <office:annotation draw:style-name="gr162" draw:text-style-name="P3" svg:width="111.86mm" svg:height="86.19mm" svg:x="209.99mm" svg:y="328.18mm" draw:caption-point-x="-6.1mm" draw:caption-point-y="17.21mm">
              <dc:creator>WV</dc:creator>
              <dc:date>2015-12-20T00:00:00</dc:date>
              <text:p text:style-name="P2"><text:span text:style-name="T12">DANSYS can handle equations and there are several functions that work with equations.</text:span></text:p>
              <text:p text:style-name="P2"><text:span text:style-name="T12"/></text:p>
              <text:p text:style-name="P2"><text:span text:style-name="T12">Equations are stored in a nonvolatile register of three levels. An entered equation remains in a position until another equation is placed in that position. The InputFunction commands are used to enter equations. Also, some DANSYS functions require you to enter equations.</text:span></text:p>
              <text:p text:style-name="P2"><text:span text:style-name="T12"/></text:p>
              <text:p text:style-name="P2"><text:span text:style-name="T12">Equations in DANSYS <text:s/>can contain any operators, values, or functions in Calc or DANSYS but they do not begin with an =. An equation can contain up to three variables: xx, yy, or zz. Otherwise, the format is the same as a spreadsheet formula. An example is:</text:span></text:p>
              <text:p text:style-name="P2"><text:span text:style-name="T12"/></text:p>
              <text:p text:style-name="P2"><text:span text:style-name="T12">1/xx+yy^2-sin(zz)</text:span></text:p>
            </office:annotation>
            <text:p>Entering equations</text:p>
          </table:table-cell>
          <table:table-cell table:number-columns-repeated="2"/>
          <table:table-cell office:value-type="string" calcext:value-type="string">
            <office:annotation draw:style-name="gr9" draw:text-style-name="P3" svg:width="69.53mm" svg:height="41.51mm" svg:x="277.99mm" svg:y="328.18mm" draw:caption-point-x="-6.1mm" draw:caption-point-y="17.21mm">
              <dc:creator>WV</dc:creator>
              <dc:date>2016-01-14T00:00:00</dc:date>
              <text:p text:style-name="P2"><text:span text:style-name="T12">Returns Huber's m-estimator of location</text:span></text:p>
              <text:p text:style-name="P2"><text:span text:style-name="T12"/></text:p>
              <text:p text:style-name="P2"><text:span text:style-name="T12">=HUBER(a,optional w,optional k)</text:span></text:p>
              <text:p text:style-name="P2"><text:span text:style-name="T12"/></text:p>
              <text:p text:style-name="P2"><text:span text:style-name="T12">A is a column vector.</text:span></text:p>
              <text:p text:style-name="P2"><text:span text:style-name="T12">W is a column vector of weights</text:span></text:p>
              <text:p text:style-name="P2"><text:span text:style-name="T12">K is the weighting coefficient (default=1.339) k&gt;0</text:span></text:p>
              <text:p text:style-name="P2"><text:span text:style-name="T12">The result is a real number</text:span></text:p>
              <text:p text:style-name="P2"><text:span text:style-name="T12"/></text:p>
            </office:annotation>
            <text:p>HUBER (function)</text:p>
          </table:table-cell>
          <table:table-cell table:number-columns-repeated="2"/>
          <table:table-cell office:value-type="string" calcext:value-type="string">
            <office:annotation draw:style-name="gr163" draw:text-style-name="P3" svg:width="83.64mm" svg:height="46.31mm" svg:x="345.72mm" svg:y="328.18mm" draw:caption-point-x="-6.1mm" draw:caption-point-y="17.21mm">
              <dc:date>2016-01-19T00:00:00</dc:date>
              <text:p text:style-name="P2"><text:span text:style-name="T12">Returns the radius of a circle circumscribed around a regular pentagon</text:span></text:p>
              <text:p text:style-name="P2"><text:span text:style-name="T12"/></text:p>
              <text:p text:style-name="P2"><text:span text:style-name="T12">=PentR(a)</text:span></text:p>
              <text:p text:style-name="P2"><text:span text:style-name="T12"/></text:p>
              <text:p text:style-name="P2"><text:span text:style-name="T12">A is the length of a side</text:span></text:p>
              <text:p text:style-name="P2"><text:span text:style-name="T12">The result is a real number</text:span></text:p>
            </office:annotation>
            <text:p>PentR (function)</text:p>
          </table:table-cell>
          <table:table-cell table:number-columns-repeated="3"/>
          <table:table-cell office:value-type="string" calcext:value-type="string">
            <office:annotation draw:style-name="gr16" draw:text-style-name="P3" svg:width="127.5mm" svg:height="33.61mm" svg:x="436.03mm" svg:y="328.18mm" draw:caption-point-x="-6.1mm" draw:caption-point-y="17.21mm">
              <dc:date>2016-01-31T00:00:00</dc:date>
              <text:p text:style-name="P2"><text:span text:style-name="T12">Returns the inner (scalar) product of two vectors or of two matrices of equal size.</text:span></text:p>
              <text:p text:style-name="P2"><text:span text:style-name="T12"/></text:p>
              <text:p text:style-name="P2"><text:span text:style-name="T12">=VecInProd(a,b)</text:span></text:p>
              <text:p text:style-name="P2"><text:span text:style-name="T12"/></text:p>
              <text:p text:style-name="P2"><text:span text:style-name="T12">A and b are two vectors or matrices of equal size.</text:span></text:p>
              <text:p text:style-name="P2"><text:span text:style-name="T12">The result is a real number</text:span></text:p>
            </office:annotation>
            <text:p>VecInProd (function)</text:p>
          </table:table-cell>
          <table:table-cell table:number-columns-repeated="10"/>
        </table:table-row>
        <table:table-row table:style-name="ro1">
          <table:table-cell table:number-columns-repeated="8"/>
          <table:table-cell office:value-type="string" calcext:value-type="string">
            <office:annotation draw:style-name="gr6" draw:text-style-name="P3" svg:width="121.8mm" svg:height="29.66mm" svg:x="209.99mm" svg:y="332.69mm" draw:caption-point-x="-6.1mm" draw:caption-point-y="17.22mm">
              <dc:date>2016-02-02T00:00:00</dc:date>
              <text:p text:style-name="P2"><text:span text:style-name="T12">Returns a Euler number</text:span></text:p>
              <text:p text:style-name="P2"><text:span text:style-name="T12"/></text:p>
              <text:p text:style-name="P2"><text:span text:style-name="T12">=Euler(n)</text:span></text:p>
              <text:p text:style-name="P2"><text:span text:style-name="T12"/></text:p>
              <text:p text:style-name="P2"><text:span text:style-name="T12">N is an even number, the index of the returned Euler number</text:span></text:p>
              <text:p text:style-name="P2"><text:span text:style-name="T12">The result is an integer</text:span></text:p>
              <text:p text:style-name="P2"><text:span text:style-name="T12"/></text:p>
            </office:annotation>
            <text:p>Euler (function)</text:p>
          </table:table-cell>
          <table:table-cell table:number-columns-repeated="2"/>
          <table:table-cell office:value-type="string" calcext:value-type="string">
            <office:annotation draw:style-name="gr164" draw:text-style-name="P3" svg:width="112.94mm" svg:height="67.99mm" svg:x="277.99mm" svg:y="332.69mm" draw:caption-point-x="-6.1mm" draw:caption-point-y="17.22mm">
              <dc:creator>WV</dc:creator>
              <dc:date>2016-01-12T00:00:00</dc:date>
              <text:p text:style-name="P2"><text:span text:style-name="T12">Returns the index of regressivity (price related differential) of the ratios of two sets of data.</text:span></text:p>
              <text:p text:style-name="P2"><text:span text:style-name="T12"/></text:p>
              <text:p text:style-name="P2"><text:span text:style-name="T12">=IOR(a,b,w)</text:span></text:p>
              <text:p text:style-name="P2"><text:span text:style-name="T12"/></text:p>
              <text:p text:style-name="P2"><text:span text:style-name="T12">A and b are two column vectors containing data</text:span></text:p>
              <text:p text:style-name="P2"><text:span text:style-name="T12">W is a column vector containing case weights.</text:span></text:p>
              <text:p text:style-name="P2"><text:span text:style-name="T12">A, b, and w should have the same size.</text:span></text:p>
              <text:p text:style-name="P2"><text:span text:style-name="T12">The result is a real number.</text:span></text:p>
            </office:annotation>
            <text:p>IOR (function)</text:p>
          </table:table-cell>
          <table:table-cell table:number-columns-repeated="2"/>
          <table:table-cell office:value-type="string" calcext:value-type="string">
            <office:annotation draw:style-name="gr165" draw:text-style-name="P3" svg:width="87.36mm" svg:height="34.87mm" svg:x="345.72mm" svg:y="332.69mm" draw:caption-point-x="-6.1mm" draw:caption-point-y="17.22mm">
              <dc:date>2016-01-19T00:00:00</dc:date>
              <text:p text:style-name="P2"><text:span text:style-name="T12">Returns the radius of a circle inscribed in a regular pentagon.</text:span></text:p>
              <text:p text:style-name="P2"><text:span text:style-name="T12"/></text:p>
              <text:p text:style-name="P2"><text:span text:style-name="T12">=PentRho(a)</text:span></text:p>
              <text:p text:style-name="P2"><text:span text:style-name="T12"/></text:p>
              <text:p text:style-name="P2"><text:span text:style-name="T12">A is the length of a side.</text:span></text:p>
              <text:p text:style-name="P2"><text:span text:style-name="T12">The result is a real number</text:span></text:p>
            </office:annotation>
            <text:p>PentRho (function)</text:p>
          </table:table-cell>
          <table:table-cell table:number-columns-repeated="3"/>
          <table:table-cell office:value-type="string" calcext:value-type="string">
            <office:annotation draw:style-name="gr16" draw:text-style-name="P3" svg:width="127.5mm" svg:height="33.61mm" svg:x="436.03mm" svg:y="332.69mm" draw:caption-point-x="-6.1mm" draw:caption-point-y="17.22mm">
              <dc:date>2016-01-31T00:00:00</dc:date>
              <text:p text:style-name="P2"><text:span text:style-name="T12">Returns the vector scalar product of n vectors</text:span></text:p>
              <text:p text:style-name="P2"><text:span text:style-name="T12"/></text:p>
              <text:p text:style-name="P2"><text:span text:style-name="T12">=VecScaProd(optional An, optional C)</text:span></text:p>
              <text:p text:style-name="P2"><text:span text:style-name="T12"/></text:p>
              <text:p text:style-name="P2"><text:span text:style-name="T12">An contains the vectors</text:span></text:p>
              <text:p text:style-name="P2"><text:span text:style-name="T12">If C=1 (or any other number) the vectors are in the columns; if c=0, the vectors are in rows.</text:span></text:p>
              <text:p text:style-name="P2"><text:span text:style-name="T12">The result is a real number</text:span></text:p>
            </office:annotation>
            <text:p>VecScaProd (function)</text:p>
          </table:table-cell>
          <table:table-cell table:number-columns-repeated="10"/>
        </table:table-row>
        <table:table-row table:style-name="ro1">
          <table:table-cell table:number-columns-repeated="8"/>
          <table:table-cell office:value-type="string" calcext:value-type="string">
            <office:annotation draw:style-name="gr16" draw:text-style-name="P3" svg:width="126.76mm" svg:height="33.61mm" svg:x="209.99mm" svg:y="337.21mm" draw:caption-point-x="-6.1mm" draw:caption-point-y="17.22mm">
              <dc:date>2016-02-03T00:00:00</dc:date>
              <text:p text:style-name="P2"><text:span text:style-name="T12">Returns the solution to a differential equation of the form y'=f(x,y) with the initial condition y(x0)=y0, for x=xn</text:span></text:p>
              <text:p text:style-name="P2"><text:span text:style-name="T12"/></text:p>
              <text:p text:style-name="P2"><text:span text:style-name="T12">Basic&gt;EulerRom</text:span></text:p>
              <text:p text:style-name="P2"><text:span text:style-name="T12"/></text:p>
              <text:p text:style-name="P2"><text:span text:style-name="T12">The function is saved using InputFunction.</text:span></text:p>
              <text:p text:style-name="P2"><text:span text:style-name="T12">X0,y0, and xn are requested.</text:span></text:p>
              <text:p text:style-name="P2"><text:span text:style-name="T12">The routine uses the Euler-Romberg method</text:span></text:p>
            </office:annotation>
            <text:p>EulerRom (routine)</text:p>
          </table:table-cell>
          <table:table-cell table:number-columns-repeated="2"/>
          <table:table-cell office:value-type="string" calcext:value-type="string">
            <office:annotation draw:style-name="gr166" draw:text-style-name="P3" svg:width="93.71mm" svg:height="47.81mm" svg:x="277.99mm" svg:y="337.21mm" draw:caption-point-x="-6.1mm" draw:caption-point-y="17.22mm">
              <dc:creator>WV</dc:creator>
              <dc:date>2015-12-30T00:00:00</dc:date>
              <text:p text:style-name="P2"><text:span text:style-name="T12">Returns the interquartile range of a data set.</text:span></text:p>
              <text:p text:style-name="P2"><text:span text:style-name="T12"/></text:p>
              <text:p text:style-name="P2"><text:span text:style-name="T12">=IQRange(a)</text:span></text:p>
              <text:p text:style-name="P2"><text:span text:style-name="T12"/></text:p>
              <text:p text:style-name="P2"><text:span text:style-name="T12">A is a column vector containing data.</text:span></text:p>
              <text:p text:style-name="P2"><text:span text:style-name="T12">The result is a real number.</text:span></text:p>
              <text:p text:style-name="P2"><text:span text:style-name="T12"/></text:p>
              <text:p text:style-name="P2"><text:span text:style-name="T12"/></text:p>
            </office:annotation>
            <text:p>IQRange (function)</text:p>
          </table:table-cell>
          <table:table-cell table:number-columns-repeated="2"/>
          <table:table-cell office:value-type="string" calcext:value-type="string">
            <office:annotation draw:style-name="gr114" draw:text-style-name="P3" svg:width="112.17mm" svg:height="31.86mm" svg:x="345.72mm" svg:y="337.21mm" draw:caption-point-x="-6.1mm" draw:caption-point-y="17.22mm">
              <dc:date>2016-01-21T00:00:00</dc:date>
              <text:p text:style-name="P2"><text:span text:style-name="T12">Returns the value of pi to 11 decimal places.</text:span></text:p>
              <text:p text:style-name="P2"><text:span text:style-name="T12"/></text:p>
              <text:p text:style-name="P2"><text:span text:style-name="T12">=PI()</text:span></text:p>
              <text:p text:style-name="P2"><text:span text:style-name="T12"/></text:p>
              <text:p text:style-name="P2"><text:span text:style-name="T12">This function does not take an argument</text:span></text:p>
              <text:p text:style-name="P2"><text:span text:style-name="T12">The result is a real number</text:span></text:p>
            </office:annotation>
            <text:p>PI (function)</text:p>
          </table:table-cell>
          <table:table-cell table:number-columns-repeated="14"/>
        </table:table-row>
        <table:table-row table:style-name="ro1">
          <table:table-cell table:number-columns-repeated="8"/>
          <table:table-cell office:value-type="string" calcext:value-type="string">
            <office:annotation draw:style-name="gr167" draw:text-style-name="P3" svg:width="111.81mm" svg:height="60.16mm" svg:x="209.99mm" svg:y="341.72mm" draw:caption-point-x="-6.1mm" draw:caption-point-y="17.22mm">
              <dc:creator>WV</dc:creator>
              <dc:date>2016-01-15T00:00:00</dc:date>
              <text:p text:style-name="P2"><text:span text:style-name="T12">Returns the value of a function saved in the first register of the function memory.</text:span></text:p>
              <text:p text:style-name="P2"><text:span text:style-name="T12"/></text:p>
              <text:p text:style-name="P2"><text:span text:style-name="T12">=EvalFunc(a,b,c)</text:span></text:p>
              <text:p text:style-name="P2"><text:span text:style-name="T12"/></text:p>
              <text:p text:style-name="P2"><text:span text:style-name="T12">A, b, and c are values for the three variables in the function. If the function has less than three variables, enter a 0 for the superfluous variables.</text:span></text:p>
            </office:annotation>
            <text:p>EvalFunc (function)</text:p>
          </table:table-cell>
          <table:table-cell table:number-columns-repeated="2"/>
          <table:table-cell office:value-type="string" calcext:value-type="string">
            <office:annotation draw:style-name="gr168" draw:text-style-name="P3" svg:width="102.7mm" svg:height="65.58mm" svg:x="277.99mm" svg:y="341.72mm" draw:caption-point-x="-6.1mm" draw:caption-point-y="17.22mm">
              <dc:creator>WV</dc:creator>
              <dc:date>2016-01-12T00:00:00</dc:date>
              <text:p text:style-name="P2"><text:span text:style-name="T12">Performs a Kologorov-Smirnov goodness of fit test.</text:span></text:p>
              <text:p text:style-name="P2"><text:span text:style-name="T12"/></text:p>
              <text:p text:style-name="P2"><text:span text:style-name="T12">=KSGOF(a,b)</text:span></text:p>
              <text:p text:style-name="P2"><text:span text:style-name="T12"/></text:p>
              <text:p text:style-name="P2"><text:span text:style-name="T12">A is a column of observed frequencies</text:span></text:p>
              <text:p text:style-name="P2"><text:span text:style-name="T12">B is a column of standard (expected) frequencies</text:span></text:p>
              <text:p text:style-name="P2"><text:span text:style-name="T12">A and b should have the same size.</text:span></text:p>
              <text:p text:style-name="P2"><text:span text:style-name="T12">The result is a 3x2 matrix displaying the Kolmogorov-Smirnov statistic and its probability.</text:span></text:p>
            </office:annotation>
            <text:p>KSGOF (function)</text:p>
          </table:table-cell>
          <table:table-cell table:number-columns-repeated="2"/>
          <table:table-cell office:value-type="string" calcext:value-type="string">
            <office:annotation draw:style-name="gr118" draw:text-style-name="P3" svg:width="76.51mm" svg:height="49.32mm" svg:x="345.72mm" svg:y="341.72mm" draw:caption-point-x="-6.1mm" draw:caption-point-y="17.22mm">
              <dc:creator>WV</dc:creator>
              <dc:date>2016-01-16T00:00:00</dc:date>
              <text:p text:style-name="P2"><text:span text:style-name="T12">Returns the measurement of an internal angle of a polygon.</text:span></text:p>
              <text:p text:style-name="P2"><text:span text:style-name="T12"/></text:p>
              <text:p text:style-name="P2"><text:span text:style-name="T12">=PolyIntAngles(n)</text:span></text:p>
              <text:p text:style-name="P2"><text:span text:style-name="T12"/></text:p>
              <text:p text:style-name="P2"><text:span text:style-name="T12">N is the number of sides (or vertices) of the polygon</text:span></text:p>
              <text:p text:style-name="P2"><text:span text:style-name="T12">The result is in degrees.</text:span></text:p>
            </office:annotation>
            <text:p>PolyIntAngles (function)</text:p>
          </table:table-cell>
          <table:table-cell table:number-columns-repeated="14"/>
        </table:table-row>
        <table:table-row table:style-name="ro1">
          <table:table-cell table:number-columns-repeated="8"/>
          <table:table-cell table:style-name="ce53" office:value-type="string" calcext:value-type="string">
            <office:annotation draw:style-name="gr24" draw:text-style-name="P3" svg:width="113.82mm" svg:height="26.69mm" svg:x="209.99mm" svg:y="346.24mm" draw:caption-point-x="-6.1mm" draw:caption-point-y="17.22mm">
              <dc:creator>WV</dc:creator>
              <dc:date>2015-12-20T00:00:00</dc:date>
              <text:p text:style-name="P2"><text:span text:style-name="T12">Returns an exponentially distributed, positive, random deviate of unit mean.</text:span></text:p>
              <text:p text:style-name="P2"><text:span text:style-name="T12"/></text:p>
              <text:p text:style-name="P2"><text:span text:style-name="T12">=ExpDev(optional a)</text:span></text:p>
              <text:p text:style-name="P2"><text:span text:style-name="T12">A is an optional seed.</text:span></text:p>
              <text:p text:style-name="P2"><text:span text:style-name="T12">The result is a real, positive number</text:span></text:p>
            </office:annotation>
            <text:p>ExpDev (function)</text:p>
          </table:table-cell>
          <table:table-cell table:number-columns-repeated="2"/>
          <table:table-cell office:value-type="string" calcext:value-type="string">
            <office:annotation draw:style-name="gr169" draw:text-style-name="P3" svg:width="91.23mm" svg:height="48.43mm" svg:x="277.99mm" svg:y="346.24mm" draw:caption-point-x="-6.1mm" draw:caption-point-y="17.22mm">
              <dc:creator>WV</dc:creator>
              <dc:date>2016-01-14T00:00:00</dc:date>
              <text:p text:style-name="P2"><text:span text:style-name="T12">Returns the Kolmogorov-Smirnov normality test statistic and it's probability.</text:span></text:p>
              <text:p text:style-name="P2"><text:span text:style-name="T12"/></text:p>
              <text:p text:style-name="P2"><text:span text:style-name="T12">=KSL(a,ooptional w)</text:span></text:p>
              <text:p text:style-name="P2"><text:span text:style-name="T12"/></text:p>
              <text:p text:style-name="P2"><text:span text:style-name="T12">A is a column vector</text:span></text:p>
              <text:p text:style-name="P2"><text:span text:style-name="T12">W is a column vector of weights of equal size as a</text:span></text:p>
              <text:p text:style-name="P2"><text:span text:style-name="T12">The result is a 1x2 matrix</text:span></text:p>
              <text:p text:style-name="P2"><text:span text:style-name="T12">The probabiility is determined using the distribution according to Lilliefors.</text:span></text:p>
            </office:annotation>
            <text:p>KSL (function)</text:p>
          </table:table-cell>
          <table:table-cell table:number-columns-repeated="2"/>
          <table:table-cell office:value-type="string" calcext:value-type="string">
            <office:annotation draw:style-name="gr9" draw:text-style-name="P3" svg:width="84.6mm" svg:height="41.51mm" svg:x="345.72mm" svg:y="346.24mm" draw:caption-point-x="-6.1mm" draw:caption-point-y="17.22mm">
              <dc:date>2016-01-23T00:00:00</dc:date>
              <text:p text:style-name="P2"><text:span text:style-name="T12">Returns the volume of a prismatoid</text:span></text:p>
              <text:p text:style-name="P2"><text:span text:style-name="T12"/></text:p>
              <text:p text:style-name="P2"><text:span text:style-name="T12">=PrismatoidVol(h,sb,su,sm)</text:span></text:p>
              <text:p text:style-name="P2"><text:span text:style-name="T12"/></text:p>
              <text:p text:style-name="P2"><text:span text:style-name="T12">H is the height</text:span></text:p>
              <text:p text:style-name="P2"><text:span text:style-name="T12">Sb is the area of the bottom face</text:span></text:p>
              <text:p text:style-name="P2"><text:span text:style-name="T12">Su is the area of the top face, sm is the cross sectional area halfway between the upper and lower faces.</text:span></text:p>
              <text:p text:style-name="P2"><text:span text:style-name="T12">The result is a real number</text:span></text:p>
            </office:annotation>
            <text:p>PrismatoidVol (function)</text:p>
          </table:table-cell>
          <table:table-cell table:number-columns-repeated="14"/>
        </table:table-row>
        <table:table-row table:style-name="ro1">
          <table:table-cell table:number-columns-repeated="8"/>
          <table:table-cell office:value-type="string" calcext:value-type="string">
            <office:annotation draw:style-name="gr6" draw:text-style-name="P3" svg:width="143.49mm" svg:height="29.66mm" svg:x="209.99mm" svg:y="350.76mm" draw:caption-point-x="-6.1mm" draw:caption-point-y="17.21mm">
              <dc:date>2016-02-02T00:00:00</dc:date>
              <text:p text:style-name="P2"><text:span text:style-name="T12">Returns the exponential integral En(x)</text:span></text:p>
              <text:p text:style-name="P2"><text:span text:style-name="T12"/></text:p>
              <text:p text:style-name="P2"><text:span text:style-name="T12">=ExpInt(n,x)</text:span></text:p>
              <text:p text:style-name="P2"><text:span text:style-name="T12"/></text:p>
              <text:p text:style-name="P2"><text:span text:style-name="T12">N is a real, nonzero number. If x=0, n cannot be 1</text:span></text:p>
              <text:p text:style-name="P2"><text:span text:style-name="T12">X is a real nonzero number. X can be 0 if n is not equal o 0 or 1.</text:span></text:p>
              <text:p text:style-name="P2"><text:span text:style-name="T12">The result is a real number</text:span></text:p>
            </office:annotation>
            <text:p>ExpInt (function)</text:p>
          </table:table-cell>
          <table:table-cell table:number-columns-repeated="2"/>
          <table:table-cell office:value-type="string" calcext:value-type="string">
            <office:annotation draw:style-name="gr8" draw:text-style-name="P3" svg:width="115.11mm" svg:height="37.56mm" svg:x="277.99mm" svg:y="350.76mm" draw:caption-point-x="-6.1mm" draw:caption-point-y="17.21mm">
              <dc:creator>WV</dc:creator>
              <dc:date>2015-12-30T00:00:00</dc:date>
              <text:p text:style-name="P2"><text:span text:style-name="T12">Returns a measure of kurtosis and standard error of the measure for a column vector containing data.</text:span></text:p>
              <text:p text:style-name="P2"><text:span text:style-name="T12"/></text:p>
              <text:p text:style-name="P2"><text:span text:style-name="T12">=Kurt2(a)</text:span></text:p>
              <text:p text:style-name="P2"><text:span text:style-name="T12"/></text:p>
              <text:p text:style-name="P2"><text:span text:style-name="T12">A is a column vector of data</text:span></text:p>
              <text:p text:style-name="P2"><text:span text:style-name="T12">The result is a 1x2 matrix of real numbers</text:span></text:p>
              <text:p text:style-name="P2"><text:span text:style-name="T12"/></text:p>
              <text:p text:style-name="P2"><text:span text:style-name="T12"/></text:p>
            </office:annotation>
            <text:p>Kurt2 (function)</text:p>
          </table:table-cell>
          <table:table-cell table:number-columns-repeated="2"/>
          <table:table-cell office:value-type="string" calcext:value-type="string">
            <office:annotation draw:style-name="gr117" draw:text-style-name="P3" svg:width="81.19mm" svg:height="43mm" svg:x="345.72mm" svg:y="350.76mm" draw:caption-point-x="-6.1mm" draw:caption-point-y="17.21mm">
              <dc:date>2016-01-23T00:00:00</dc:date>
              <text:p text:style-name="P2"><text:span text:style-name="T12">Returns the volume of an obliquely cut, right, three sided prism</text:span></text:p>
              <text:p text:style-name="P2"><text:span text:style-name="T12"/></text:p>
              <text:p text:style-name="P2"><text:span text:style-name="T12">=PrisObliqueVol(sb,a,b,c)</text:span></text:p>
              <text:p text:style-name="P2"><text:span text:style-name="T12"/></text:p>
              <text:p text:style-name="P2"><text:span text:style-name="T12">Sb is the base area</text:span></text:p>
              <text:p text:style-name="P2"><text:span text:style-name="T12">A, b, and c are the lengths of the three lateral edges</text:span></text:p>
              <text:p text:style-name="P2"><text:span text:style-name="T12">The result is a real number</text:span></text:p>
            </office:annotation>
            <text:p>PrisObliqueVol (function)</text:p>
          </table:table-cell>
          <table:table-cell table:number-columns-repeated="14"/>
        </table:table-row>
        <table:table-row table:style-name="ro1">
          <table:table-cell table:number-columns-repeated="8"/>
          <table:table-cell office:value-type="string" calcext:value-type="string">
            <office:annotation draw:style-name="gr18" draw:text-style-name="P3" svg:width="131.03mm" svg:height="57.31mm" svg:x="209.99mm" svg:y="355.27mm" draw:caption-point-x="-6.1mm" draw:caption-point-y="17.22mm">
              <dc:creator>WV</dc:creator>
              <dc:date>2015-12-26T00:00:00</dc:date>
              <text:p text:style-name="P2"><text:span text:style-name="T12">Fills the selected range with specified entries.</text:span></text:p>
              <text:p text:style-name="P2"><text:span text:style-name="T12"/></text:p>
              <text:p text:style-name="P2"><text:span text:style-name="T12">=FillRange(filltype,a,b)</text:span></text:p>
              <text:p text:style-name="P2"><text:span text:style-name="T12"/></text:p>
              <text:p text:style-name="P2"><text:span text:style-name="T12">Filltype is the kind of fill for the range (string)</text:span></text:p>
              <text:p text:style-name="P2"><text:span text:style-name="T12">A is the start value (integer)</text:span></text:p>
              <text:p text:style-name="P2"><text:span text:style-name="T12">B is the increment (integer)</text:span></text:p>
              <text:p text:style-name="P2"><text:span text:style-name="T12">For the random type a is the upper bound and b is the lower bound.</text:span></text:p>
              <text:p text:style-name="P2"><text:span text:style-name="T12"/></text:p>
              <text:p text:style-name="P2"><text:span text:style-name="T12">The options are “letters”, “random”, “days”, “months”, “numbers”, and “quarters”.</text:span></text:p>
              <text:p text:style-name="P2"><text:span text:style-name="T12"/></text:p>
              <text:p text:style-name="P2"><text:span text:style-name="T12"/></text:p>
              <text:p text:style-name="P2"><text:span text:style-name="T12"/></text:p>
              <text:p text:style-name="P2"><text:span text:style-name="T12"/></text:p>
            </office:annotation>
            <text:p>FillRange (function)</text:p>
          </table:table-cell>
          <table:table-cell table:number-columns-repeated="2"/>
          <table:table-cell office:value-type="string" calcext:value-type="string">
            <office:annotation draw:style-name="gr76" draw:text-style-name="P3" svg:width="104.26mm" svg:height="47.52mm" svg:x="277.99mm" svg:y="355.27mm" draw:caption-point-x="-6.1mm" draw:caption-point-y="17.22mm">
              <dc:creator>WV</dc:creator>
              <dc:date>2016-01-05T00:00:00</dc:date>
              <text:p text:style-name="P2"><text:span text:style-name="T12">Returns the Laplace distribution probability for a value.</text:span></text:p>
              <text:p text:style-name="P2"><text:span text:style-name="T12"/></text:p>
              <text:p text:style-name="P2"><text:span text:style-name="T12">=LapDist(x,m,b,optional c)</text:span></text:p>
              <text:p text:style-name="P2"><text:span text:style-name="T12">X is the value to evaluate.</text:span></text:p>
              <text:p text:style-name="P2"><text:span text:style-name="T12">M is the location parameter (mu)</text:span></text:p>
              <text:p text:style-name="P2"><text:span text:style-name="T12">B is the scale parameter, b&gt;0</text:span></text:p>
              <text:p text:style-name="P2"><text:span text:style-name="T12">If c=1, then the cumulative probability is returned.</text:span></text:p>
              <text:p text:style-name="P2"><text:span text:style-name="T12">If c=0 (default), the probability density function is returned.</text:span></text:p>
              <text:p text:style-name="P2"><text:span text:style-name="T12">The result is a real number.</text:span></text:p>
            </office:annotation>
            <text:p>LapDist (function)</text:p>
          </table:table-cell>
          <table:table-cell table:number-columns-repeated="2"/>
          <table:table-cell office:value-type="string" calcext:value-type="string">
            <office:annotation draw:style-name="gr170" draw:text-style-name="P3" svg:width="96.35mm" svg:height="35.48mm" svg:x="345.72mm" svg:y="355.27mm" draw:caption-point-x="-6.1mm" draw:caption-point-y="17.22mm">
              <dc:date>2016-01-21T00:00:00</dc:date>
              <text:p text:style-name="P2"><text:span text:style-name="T12">Returns the volume of a prism</text:span></text:p>
              <text:p text:style-name="P2"><text:span text:style-name="T12"/></text:p>
              <text:p text:style-name="P2"><text:span text:style-name="T12">=PrisVol(a,h)</text:span></text:p>
              <text:p text:style-name="P2"><text:span text:style-name="T12">A is the area of the base</text:span></text:p>
              <text:p text:style-name="P2"><text:span text:style-name="T12">H is the height</text:span></text:p>
              <text:p text:style-name="P2"><text:span text:style-name="T12">The result is a real number</text:span></text:p>
            </office:annotation>
            <text:p>PrisVol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135.12mm" svg:height="33.61mm" svg:x="209.99mm" svg:y="359.79mm" draw:caption-point-x="-6.1mm" draw:caption-point-y="17.21mm">
              <dc:date>2016-02-02T00:00:00</dc:date>
              <text:p text:style-name="P2"><text:span text:style-name="T12">Returns the Fourier coefficients for the ith harmonic of a discrete function</text:span></text:p>
              <text:p text:style-name="P2"><text:span text:style-name="T12"/></text:p>
              <text:p text:style-name="P2"><text:span text:style-name="T12">=FourierDiscrete(x,y,i)</text:span></text:p>
              <text:p text:style-name="P2"><text:span text:style-name="T12"/></text:p>
              <text:p text:style-name="P2"><text:span text:style-name="T12">X and y are column vectors containing the x and y values of the data points</text:span></text:p>
              <text:p text:style-name="P2"><text:span text:style-name="T12">I is an integer, the index of the specified harmonic</text:span></text:p>
              <text:p text:style-name="P2"><text:span text:style-name="T12">The result is a 2x2 matrix containing the Fourier coefficients</text:span></text:p>
            </office:annotation>
            <text:p>FourierDiscrete (function)</text:p>
          </table:table-cell>
          <table:table-cell table:number-columns-repeated="2"/>
          <table:table-cell office:value-type="string" calcext:value-type="string">
            <office:annotation draw:style-name="gr171" draw:text-style-name="P3" svg:width="83.8mm" svg:height="48.72mm" svg:x="277.99mm" svg:y="359.79mm" draw:caption-point-x="-6.1mm" draw:caption-point-y="17.21mm">
              <dc:creator>WV</dc:creator>
              <dc:date>2016-01-05T00:00:00</dc:date>
              <text:p text:style-name="P2"><text:span text:style-name="T12">Returns the entropy of a Laplace distribution.</text:span></text:p>
              <text:p text:style-name="P2"><text:span text:style-name="T12"/></text:p>
              <text:p text:style-name="P2"><text:span text:style-name="T12">=LapEntropy(b)</text:span></text:p>
              <text:p text:style-name="P2"><text:span text:style-name="T12"/></text:p>
              <text:p text:style-name="P2"><text:span text:style-name="T12">B is the scale parameter.</text:span></text:p>
              <text:p text:style-name="P2"><text:span text:style-name="T12">The result is a real number</text:span></text:p>
              <text:p text:style-name="P2"><text:span text:style-name="T12"/></text:p>
              <text:p text:style-name="P2"><text:span text:style-name="T12"/></text:p>
            </office:annotation>
            <text:p>LapEntropy (function)</text:p>
          </table:table-cell>
          <table:table-cell table:number-columns-repeated="2"/>
          <table:table-cell office:value-type="string" calcext:value-type="string">
            <office:annotation draw:style-name="gr41" draw:text-style-name="P3" svg:width="72.51mm" svg:height="37.58mm" svg:x="345.72mm" svg:y="359.79mm" draw:caption-point-x="-6.1mm" draw:caption-point-y="17.21mm">
              <dc:date>2016-01-23T00:00:00</dc:date>
              <text:p text:style-name="P2"><text:span text:style-name="T12">Returns the volume of a pyramid frustrum</text:span></text:p>
              <text:p text:style-name="P2"><text:span text:style-name="T12"/></text:p>
              <text:p text:style-name="P2"><text:span text:style-name="T12">=PyrFrustVol(h,su,sb)</text:span></text:p>
              <text:p text:style-name="P2"><text:span text:style-name="T12"/></text:p>
              <text:p text:style-name="P2"><text:span text:style-name="T12">H is the height</text:span></text:p>
              <text:p text:style-name="P2"><text:span text:style-name="T12">Su is the area of the top face</text:span></text:p>
              <text:p text:style-name="P2"><text:span text:style-name="T12">Sb is the area of the bottom face.</text:span></text:p>
              <text:p text:style-name="P2"><text:span text:style-name="T12">The result is a real number</text:span></text:p>
            </office:annotation>
            <text:p>PyrFrustVol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104.99mm" svg:height="33.61mm" svg:x="211.85mm" svg:y="363.4mm" draw:caption-point-x="-7.96mm" draw:caption-point-y="18.12mm">
              <dc:creator>WV</dc:creator>
              <dc:date>2015-12-25T00:00:00</dc:date>
              <text:p text:style-name="P2"><text:span text:style-name="T12">Returns the fractional factorial of a number</text:span></text:p>
              <text:p text:style-name="P2"><text:span text:style-name="T12"/></text:p>
              <text:p text:style-name="P2"><text:span text:style-name="T12">=FracFact(a)</text:span></text:p>
              <text:p text:style-name="P2"><text:span text:style-name="T12">A is a real number</text:span></text:p>
              <text:p text:style-name="P2"><text:span text:style-name="T12">The result is a real number</text:span></text:p>
              <text:p text:style-name="P2"><text:span text:style-name="T12"/></text:p>
              <text:p text:style-name="P2"><text:span text:style-name="T12"/></text:p>
              <text:p text:style-name="P2"><text:span text:style-name="T12"/></text:p>
            </office:annotation>
            <text:p>FracFact (function)</text:p>
          </table:table-cell>
          <table:table-cell table:number-columns-repeated="2"/>
          <table:table-cell office:value-type="string" calcext:value-type="string">
            <office:annotation draw:style-name="gr70" draw:text-style-name="P3" svg:width="100.85mm" svg:height="43.9mm" svg:x="277.99mm" svg:y="364.3mm" draw:caption-point-x="-6.1mm" draw:caption-point-y="17.22mm">
              <dc:creator>WV</dc:creator>
              <dc:date>2016-01-05T00:00:00</dc:date>
              <text:p text:style-name="P2"><text:span text:style-name="T12">Returns the pth quantile for a Laplace distribution.</text:span></text:p>
              <text:p text:style-name="P2"><text:span text:style-name="T12"/></text:p>
              <text:p text:style-name="P2"><text:span text:style-name="T12">=LapQuant(p)</text:span></text:p>
              <text:p text:style-name="P2"><text:span text:style-name="T12"/></text:p>
              <text:p text:style-name="P2"><text:span text:style-name="T12">0&lt;p&lt;1</text:span></text:p>
              <text:p text:style-name="P2"><text:span text:style-name="T12">The result is a real number.</text:span></text:p>
              <text:p text:style-name="P2"><text:span text:style-name="T12"/></text:p>
              <text:p text:style-name="P2"><text:span text:style-name="T12"/></text:p>
            </office:annotation>
            <text:p>LapQuant (function)</text:p>
          </table:table-cell>
          <table:table-cell table:number-columns-repeated="2"/>
          <table:table-cell office:value-type="string" calcext:value-type="string">
            <office:annotation draw:style-name="gr172" draw:text-style-name="P3" svg:width="90.79mm" svg:height="36.68mm" svg:x="350.37mm" svg:y="365.51mm" draw:caption-point-x="-10.75mm" draw:caption-point-y="16.01mm">
              <dc:date>2016-01-23T00:00:00</dc:date>
              <text:p text:style-name="P2"><text:span text:style-name="T12">Returns the volume of a pyramid.</text:span></text:p>
              <text:p text:style-name="P2"><text:span text:style-name="T12"/></text:p>
              <text:p text:style-name="P2"><text:span text:style-name="T12">=PyrVol(s,h)</text:span></text:p>
              <text:p text:style-name="P2"><text:span text:style-name="T12"/></text:p>
              <text:p text:style-name="P2"><text:span text:style-name="T12">S is the area of the base</text:span></text:p>
              <text:p text:style-name="P2"><text:span text:style-name="T12">H is the height</text:span></text:p>
              <text:p text:style-name="P2"><text:span text:style-name="T12">The result is a real number</text:span></text:p>
            </office:annotation>
            <text:p>PyrVol (function)</text:p>
          </table:table-cell>
          <table:table-cell table:number-columns-repeated="14"/>
        </table:table-row>
        <table:table-row table:style-name="ro1">
          <table:table-cell table:number-columns-repeated="8"/>
          <table:table-cell office:value-type="string" calcext:value-type="string">
            <office:annotation draw:style-name="gr173" draw:text-style-name="P3" svg:width="88.11mm" svg:height="77.83mm" svg:x="209.99mm" svg:y="374.79mm" draw:caption-point-x="-6.1mm" draw:caption-point-y="11.24mm">
              <dc:creator>WV</dc:creator>
              <dc:date>2015-12-18T00:00:00</dc:date>
              <text:p text:style-name="P2"><text:span text:style-name="T12">Opens the DANSYS function sheet which serves as the help files for DANSYS.</text:span></text:p>
              <text:p text:style-name="P2"><text:span text:style-name="T12"/></text:p>
              <text:p text:style-name="P2"><text:span text:style-name="T12">DANSYS&gt;FunctionList</text:span></text:p>
              <text:p text:style-name="P2"><text:span text:style-name="T12"/></text:p>
              <text:p text:style-name="P2"><text:span text:style-name="T12">When you click the FunctionList command, the focus will switch to the DANSYS functions sheet.</text:span></text:p>
              <text:p text:style-name="P2"><text:span text:style-name="T12"/></text:p>
              <text:p text:style-name="P2"><text:span text:style-name="T12">If you want the functions sheet to be open while you work, first select Windows&gt;New Window and, in the new window, click the FunctionList command.</text:span></text:p>
            </office:annotation>
            <text:p>FunctionList (routine)</text:p>
          </table:table-cell>
          <table:table-cell table:number-columns-repeated="2"/>
          <table:table-cell office:value-type="string" calcext:value-type="string">
            <office:annotation draw:style-name="gr174" draw:text-style-name="P3" svg:width="86.59mm" svg:height="30.05mm" svg:x="277.99mm" svg:y="368.82mm" draw:caption-point-x="-6.1mm" draw:caption-point-y="17.21mm">
              <dc:creator>WV</dc:creator>
              <dc:date>2016-01-05T00:00:00</dc:date>
              <text:p text:style-name="P2"><text:span text:style-name="T12">Returns the variance of a Laplace distribution.</text:span></text:p>
              <text:p text:style-name="P2"><text:span text:style-name="T12"/></text:p>
              <text:p text:style-name="P2"><text:span text:style-name="T12">=LapVar(b)</text:span></text:p>
              <text:p text:style-name="P2"><text:span text:style-name="T12">B is the scale parameter.</text:span></text:p>
              <text:p text:style-name="P2"><text:span text:style-name="T12">The result is a real number</text:span></text:p>
              <text:p text:style-name="P2"><text:span text:style-name="T12"/></text:p>
              <text:p text:style-name="P2"><text:span text:style-name="T12"/></text:p>
            </office:annotation>
            <text:p>LapVar (function)</text:p>
          </table:table-cell>
          <table:table-cell table:number-columns-repeated="2"/>
          <table:table-cell table:style-name="ce53" office:value-type="string" calcext:value-type="string">
            <office:annotation draw:style-name="gr175" draw:text-style-name="P3" svg:width="92.94mm" svg:height="56.29mm" svg:x="345.72mm" svg:y="374.79mm" draw:caption-point-x="-6.1mm" draw:caption-point-y="11.24mm">
              <dc:creator>WV</dc:creator>
              <dc:date>2016-01-16T00:00:00</dc:date>
              <text:p text:style-name="P2"><text:span text:style-name="T12">Returns the length of the hypotenuse of a right triangle.</text:span></text:p>
              <text:p text:style-name="P2"><text:span text:style-name="T12"/></text:p>
              <text:p text:style-name="P2"><text:span text:style-name="T12">=Pyth(arr1,arr2)</text:span></text:p>
              <text:p text:style-name="P2"><text:span text:style-name="T12"/></text:p>
              <text:p text:style-name="P2"><text:span text:style-name="T12">Arr1 and arr2 are the lengths of the non-hypotenuse legs of a right triangle.</text:span></text:p>
              <text:p text:style-name="P2"><text:span text:style-name="T12">The result is a real number.</text:span></text:p>
            </office:annotation>
            <text:p>Pyth (function)</text:p>
          </table:table-cell>
          <table:table-cell table:number-columns-repeated="14"/>
        </table:table-row>
        <table:table-row table:style-name="ro1">
          <table:table-cell table:number-columns-repeated="8"/>
          <table:table-cell office:value-type="string" calcext:value-type="string">
            <office:annotation draw:style-name="gr176" draw:text-style-name="P3" svg:width="105.71mm" svg:height="30.68mm" svg:x="209.99mm" svg:y="373.33mm" draw:caption-point-x="-6.1mm" draw:caption-point-y="17.22mm">
              <dc:creator>WV</dc:creator>
              <dc:date>2015-12-20T00:00:00</dc:date>
              <text:p text:style-name="P2"><text:span text:style-name="T12">Returns a deviate from a gamma distribution of integer order ia.</text:span></text:p>
              <text:p text:style-name="P2"><text:span text:style-name="T12"/></text:p>
              <text:p text:style-name="P2"><text:span text:style-name="T12">=GammaDev(ia,optional a)</text:span></text:p>
              <text:p text:style-name="P2"><text:span text:style-name="T12"/></text:p>
              <text:p text:style-name="P2"><text:span text:style-name="T12">Ia is an integer</text:span></text:p>
              <text:p text:style-name="P2"><text:span text:style-name="T12">A is an optional seed.</text:span></text:p>
              <text:p text:style-name="P2"><text:span text:style-name="T12">The result is a real number</text:span></text:p>
            </office:annotation>
            <text:p>GammaDev (function)</text:p>
          </table:table-cell>
          <table:table-cell table:number-columns-repeated="2"/>
          <table:table-cell table:style-name="ce59" office:value-type="string" calcext:value-type="string">
            <office:annotation draw:style-name="gr16" draw:text-style-name="P3" svg:width="92.48mm" svg:height="33.61mm" svg:x="277.99mm" svg:y="373.33mm" draw:caption-point-x="-6.1mm" draw:caption-point-y="17.22mm">
              <dc:creator>WV</dc:creator>
              <dc:date>2016-01-03T00:00:00</dc:date>
              <text:p text:style-name="P2"><text:span text:style-name="T12">Returns a common (base 10) logarithm.</text:span></text:p>
              <text:p text:style-name="P2"><text:span text:style-name="T12"/></text:p>
              <text:p text:style-name="P2"><text:span text:style-name="T12">=Log10(a)</text:span></text:p>
              <text:p text:style-name="P2"><text:span text:style-name="T12"/></text:p>
              <text:p text:style-name="P2"><text:span text:style-name="T12">A is any positive, nonzero number.</text:span></text:p>
              <text:p text:style-name="P2"><text:span text:style-name="T12">The result is a real number.</text:span></text:p>
              <text:p text:style-name="P2"><text:span text:style-name="T12"/></text:p>
              <text:p text:style-name="P2"><text:span text:style-name="T12"/></text:p>
            </office:annotation>
            <text:p>Log10 (function)</text:p>
          </table:table-cell>
          <table:table-cell table:number-columns-repeated="2"/>
          <table:table-cell office:value-type="string" calcext:value-type="string">
            <office:annotation draw:style-name="gr2" draw:text-style-name="P3" svg:width="125.8mm" svg:height="25.71mm" svg:x="345.72mm" svg:y="373.33mm" draw:caption-point-x="-6.1mm" draw:caption-point-y="17.22mm">
              <dc:date>2016-01-29T00:00:00</dc:date>
              <text:p text:style-name="P2"><text:span text:style-name="T12">Returns the quadrant of an angle</text:span></text:p>
              <text:p text:style-name="P2"><text:span text:style-name="T12"/></text:p>
              <text:p text:style-name="P2"><text:span text:style-name="T12">=Quadrant(a)</text:span></text:p>
              <text:p text:style-name="P2"><text:span text:style-name="T12"/></text:p>
              <text:p text:style-name="P2"><text:span text:style-name="T12">A is an angular measure in degrees</text:span></text:p>
              <text:p text:style-name="P2"><text:span text:style-name="T12">The result is an integer representing which quadrant contains the angle.</text:span></text:p>
            </office:annotation>
            <text:p>Quadrant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131.41mm" svg:height="33.61mm" svg:x="209.99mm" svg:y="377.85mm" draw:caption-point-x="-6.1mm" draw:caption-point-y="17.22mm">
              <dc:date>2016-02-02T00:00:00</dc:date>
              <text:p text:style-name="P2"><text:span text:style-name="T12">Returns the incomplete gamma function P(a,x)</text:span></text:p>
              <text:p text:style-name="P2"><text:span text:style-name="T12"/></text:p>
              <text:p text:style-name="P2"><text:span text:style-name="T12">=GammP(a,x)</text:span></text:p>
              <text:p text:style-name="P2"><text:span text:style-name="T12"/></text:p>
              <text:p text:style-name="P2"><text:span text:style-name="T12">A and x are real number. X must be larger than or equal to 0. a must be larger than 0.</text:span></text:p>
              <text:p text:style-name="P2"><text:span text:style-name="T12">The result is a real number</text:span></text:p>
              <text:p text:style-name="P2"><text:span text:style-name="T12"/></text:p>
            </office:annotation>
            <text:p>GammP (function)</text:p>
          </table:table-cell>
          <table:table-cell table:number-columns-repeated="2"/>
          <table:table-cell office:value-type="string" calcext:value-type="string">
            <office:annotation draw:style-name="gr37" draw:text-style-name="P3" svg:width="81.31mm" svg:height="62.57mm" svg:x="277.99mm" svg:y="377.85mm" draw:caption-point-x="-6.1mm" draw:caption-point-y="17.22mm">
              <dc:creator>WV</dc:creator>
              <dc:date>2016-01-06T00:00:00</dc:date>
              <text:p text:style-name="P2"><text:span text:style-name="T12">Returns the probability of a value from a logistic distribution.</text:span></text:p>
              <text:p text:style-name="P2"><text:span text:style-name="T12"/></text:p>
              <text:p text:style-name="P2"><text:span text:style-name="T12">=Logist(x,m,s,optional c)</text:span></text:p>
              <text:p text:style-name="P2"><text:span text:style-name="T12"/></text:p>
              <text:p text:style-name="P2"><text:span text:style-name="T12">X is the value to be evaluated</text:span></text:p>
              <text:p text:style-name="P2"><text:span text:style-name="T12">M is the mean</text:span></text:p>
              <text:p text:style-name="P2"><text:span text:style-name="T12">S is the scale parameter. s&gt;0</text:span></text:p>
              <text:p text:style-name="P2"><text:span text:style-name="T12">If c=0 (default), the probability density value is returned</text:span></text:p>
              <text:p text:style-name="P2"><text:span text:style-name="T12">If c=1, the cumulative probability is returned.</text:span></text:p>
              <text:p text:style-name="P2"><text:span text:style-name="T12">The result is a real number.</text:span></text:p>
              <text:p text:style-name="P2"><text:span text:style-name="T12"/></text:p>
              <text:p text:style-name="P2"><text:span text:style-name="T12"/></text:p>
              <text:p text:style-name="P2"><text:span text:style-name="T12"/></text:p>
            </office:annotation>
            <text:p>Logist (function)</text:p>
          </table:table-cell>
          <table:table-cell table:number-columns-repeated="2"/>
          <table:table-cell office:value-type="string" calcext:value-type="string">
            <office:annotation draw:style-name="gr177" draw:text-style-name="P3" svg:width="99.16mm" svg:height="41.5mm" svg:x="345.72mm" svg:y="377.85mm" draw:caption-point-x="-6.1mm" draw:caption-point-y="17.22mm">
              <dc:date>2016-01-23T00:00:00</dc:date>
              <text:p text:style-name="P2"><text:span text:style-name="T12">Returns the lateral surface area of a right cone</text:span></text:p>
              <text:p text:style-name="P2"><text:span text:style-name="T12"/></text:p>
              <text:p text:style-name="P2"><text:span text:style-name="T12">=RconeLatSurf(r,s)</text:span></text:p>
              <text:p text:style-name="P2"><text:span text:style-name="T12"/></text:p>
              <text:p text:style-name="P2"><text:span text:style-name="T12">R is the radius of the base</text:span></text:p>
              <text:p text:style-name="P2"><text:span text:style-name="T12">S is the slope distance</text:span></text:p>
              <text:p text:style-name="P2"><text:span text:style-name="T12">The result is a real number</text:span></text:p>
            </office:annotation>
            <text:p>RconeLatSurf (function)</text:p>
          </table:table-cell>
          <table:table-cell table:number-columns-repeated="14"/>
        </table:table-row>
        <table:table-row table:style-name="ro1">
          <table:table-cell table:number-columns-repeated="8"/>
          <table:table-cell office:value-type="string" calcext:value-type="string">
            <office:annotation draw:style-name="gr2" draw:text-style-name="P3" svg:width="144.73mm" svg:height="25.71mm" svg:x="209.99mm" svg:y="382.36mm" draw:caption-point-x="-6.1mm" draw:caption-point-y="17.22mm">
              <dc:date>2016-02-02T00:00:00</dc:date>
              <text:p text:style-name="P2"><text:span text:style-name="T12">Returns the incomplete gamma function Q(a,x)=1-P(a,x)</text:span></text:p>
              <text:p text:style-name="P2"><text:span text:style-name="T12"/></text:p>
              <text:p text:style-name="P2"><text:span text:style-name="T12">=GammQ(a,x)</text:span></text:p>
              <text:p text:style-name="P2"><text:span text:style-name="T12">A is a real positive, nonzero number</text:span></text:p>
              <text:p text:style-name="P2"><text:span text:style-name="T12">X is a real number, larger or equal to 0</text:span></text:p>
              <text:p text:style-name="P2"><text:span text:style-name="T12">The result is a real number</text:span></text:p>
            </office:annotation>
            <text:p>GammQ (function)</text:p>
          </table:table-cell>
          <table:table-cell table:number-columns-repeated="2"/>
          <table:table-cell office:value-type="string" calcext:value-type="string">
            <office:annotation draw:style-name="gr90" draw:text-style-name="P3" svg:width="83.49mm" svg:height="45.71mm" svg:x="277.06mm" svg:y="377.85mm" draw:caption-point-x="-5.17mm" draw:caption-point-y="21.73mm">
              <dc:creator>WV</dc:creator>
              <dc:date>2016-01-06T00:00:00</dc:date>
              <text:p text:style-name="P2"><text:span text:style-name="T12">Returns the entropy of a logistic function.</text:span></text:p>
              <text:p text:style-name="P2"><text:span text:style-name="T12"/></text:p>
              <text:p text:style-name="P2"><text:span text:style-name="T12">=LogistEntropy(s)</text:span></text:p>
              <text:p text:style-name="P2"><text:span text:style-name="T12"/></text:p>
              <text:p text:style-name="P2"><text:span text:style-name="T12">S is the scale parameter.</text:span></text:p>
              <text:p text:style-name="P2"><text:span text:style-name="T12">The result is a real number.</text:span></text:p>
              <text:p text:style-name="P2"><text:span text:style-name="T12"/></text:p>
              <text:p text:style-name="P2"><text:span text:style-name="T12"/></text:p>
            </office:annotation>
            <text:p>LogistEntropy (function)</text:p>
          </table:table-cell>
          <table:table-cell table:number-columns-repeated="2"/>
          <table:table-cell office:value-type="string" calcext:value-type="string">
            <office:annotation draw:style-name="gr84" draw:text-style-name="P3" svg:width="79.64mm" svg:height="38.49mm" svg:x="345.72mm" svg:y="382.36mm" draw:caption-point-x="-6.1mm" draw:caption-point-y="17.22mm">
              <dc:date>2016-01-23T00:00:00</dc:date>
              <text:p text:style-name="P2"><text:span text:style-name="T12">Returns the slope distance of a right cone</text:span></text:p>
              <text:p text:style-name="P2"><text:span text:style-name="T12"/></text:p>
              <text:p text:style-name="P2"><text:span text:style-name="T12">=RconeSlope(r,h)</text:span></text:p>
              <text:p text:style-name="P2"><text:span text:style-name="T12"/></text:p>
              <text:p text:style-name="P2"><text:span text:style-name="T12">R is the radius of the base</text:span></text:p>
              <text:p text:style-name="P2"><text:span text:style-name="T12">H is the height</text:span></text:p>
              <text:p text:style-name="P2"><text:span text:style-name="T12">The result is a real number</text:span></text:p>
            </office:annotation>
            <text:p>RconeSlope (function)</text:p>
          </table:table-cell>
          <table:table-cell table:number-columns-repeated="14"/>
        </table:table-row>
        <table:table-row table:style-name="ro1">
          <table:table-cell table:number-columns-repeated="8"/>
          <table:table-cell office:value-type="string" calcext:value-type="string">
            <office:annotation draw:style-name="gr8" draw:text-style-name="P3" svg:width="132.65mm" svg:height="37.56mm" svg:x="209.99mm" svg:y="386.88mm" draw:caption-point-x="-6.1mm" draw:caption-point-y="17.22mm">
              <dc:date>2016-02-02T00:00:00</dc:date>
              <text:p text:style-name="P2"><text:span text:style-name="T12">Returns the incomplete gamma function evaluated as its continued fraction representation.</text:span></text:p>
              <text:p text:style-name="P2"><text:span text:style-name="T12"/></text:p>
              <text:p text:style-name="P2"><text:span text:style-name="T12">=gcf(a,x)</text:span></text:p>
              <text:p text:style-name="P2"><text:span text:style-name="T12"/></text:p>
              <text:p text:style-name="P2"><text:span text:style-name="T12">A and x are real numbers</text:span></text:p>
              <text:p text:style-name="P2"><text:span text:style-name="T12">The result is a real number</text:span></text:p>
            </office:annotation>
            <text:p>gcf (function)</text:p>
          </table:table-cell>
          <table:table-cell table:number-columns-repeated="2"/>
          <table:table-cell office:value-type="string" calcext:value-type="string">
            <office:annotation draw:style-name="gr178" draw:text-style-name="P3" svg:width="95.27mm" svg:height="51.12mm" svg:x="277.99mm" svg:y="386.88mm" draw:caption-point-x="-6.1mm" draw:caption-point-y="17.22mm">
              <dc:creator>WV</dc:creator>
              <dc:date>2016-01-06T00:00:00</dc:date>
              <text:p text:style-name="P2"><text:span text:style-name="T12">Returns the pth quantile of a logistic distribution.</text:span></text:p>
              <text:p text:style-name="P2"><text:span text:style-name="T12"/></text:p>
              <text:p text:style-name="P2"><text:span text:style-name="T12">=LogistQuant(p,m,s)</text:span></text:p>
              <text:p text:style-name="P2"><text:span text:style-name="T12">P is the quantile desired. 0&lt;p&lt;1</text:span></text:p>
              <text:p text:style-name="P2"><text:span text:style-name="T12">S is the scale parameter. s&gt;0</text:span></text:p>
              <text:p text:style-name="P2"><text:span text:style-name="T12">M is the mean.</text:span></text:p>
              <text:p text:style-name="P2"><text:span text:style-name="T12">The result is a real number.</text:span></text:p>
              <text:p text:style-name="P2"><text:span text:style-name="T12"/></text:p>
              <text:p text:style-name="P2"><text:span text:style-name="T12"/></text:p>
            </office:annotation>
            <text:p>LogistQuant (function)</text:p>
          </table:table-cell>
          <table:table-cell table:number-columns-repeated="2"/>
          <table:table-cell office:value-type="string" calcext:value-type="string">
            <office:annotation draw:style-name="gr125" draw:text-style-name="P3" svg:width="85.84mm" svg:height="42.7mm" svg:x="345.72mm" svg:y="386.88mm" draw:caption-point-x="-6.1mm" draw:caption-point-y="17.22mm">
              <dc:date>2016-01-23T00:00:00</dc:date>
              <text:p text:style-name="P2"><text:span text:style-name="T12">Returns the surface area of a right cone</text:span></text:p>
              <text:p text:style-name="P2"><text:span text:style-name="T12"/></text:p>
              <text:p text:style-name="P2"><text:span text:style-name="T12">=RconeSurf(r,s)</text:span></text:p>
              <text:p text:style-name="P2"><text:span text:style-name="T12"/></text:p>
              <text:p text:style-name="P2"><text:span text:style-name="T12">R is the radius of the base</text:span></text:p>
              <text:p text:style-name="P2"><text:span text:style-name="T12">S is the slope distance</text:span></text:p>
              <text:p text:style-name="P2"><text:span text:style-name="T12">The result is a real number</text:span></text:p>
            </office:annotation>
            <text:p>RconeSurf (function)</text:p>
          </table:table-cell>
          <table:table-cell table:number-columns-repeated="14"/>
        </table:table-row>
        <table:table-row table:style-name="ro1">
          <table:table-cell table:number-columns-repeated="8"/>
          <table:table-cell office:value-type="string" calcext:value-type="string">
            <office:annotation draw:style-name="gr179" draw:text-style-name="P3" svg:width="91.47mm" svg:height="69.73mm" svg:x="209.99mm" svg:y="391.4mm" draw:caption-point-x="-6.1mm" draw:caption-point-y="17.21mm">
              <dc:creator>WV</dc:creator>
              <dc:date>2015-12-18T00:00:00</dc:date>
              <text:p text:style-name="P2"><text:span text:style-name="T12">Opens GraphCalc</text:span></text:p>
              <text:p text:style-name="P2"><text:span text:style-name="T12"/></text:p>
              <text:p text:style-name="P2"><text:span text:style-name="T12">DANSYS&gt;GoToGraphCalc</text:span></text:p>
              <text:p text:style-name="P2"><text:span text:style-name="T12"/></text:p>
              <text:p text:style-name="P2"><text:span text:style-name="T12">Clicking this command will open the GraphCalc program. It is path dependent so, on another computer, the path in the shell command in the function may need to be changed.</text:span></text:p>
              <text:p text:style-name="P2"><text:span text:style-name="T12"/></text:p>
              <text:p text:style-name="P2"><text:span text:style-name="T12">GraphCalc is a recommended auxiliary calculator program which will operate in normal, scientific, or statistics modes, is programmable and will generate graphs of functions – Cartesian, polar, or parametric; two- or three-dimensional.</text:span></text:p>
            </office:annotation>
            <text:p>GoToGraphCalc (routine)</text:p>
          </table:table-cell>
          <table:table-cell table:number-columns-repeated="2"/>
          <table:table-cell office:value-type="string" calcext:value-type="string">
            <office:annotation draw:style-name="gr16" draw:text-style-name="P3" svg:width="82.87mm" svg:height="33.61mm" svg:x="277.99mm" svg:y="391.4mm" draw:caption-point-x="-6.1mm" draw:caption-point-y="17.21mm">
              <dc:creator>WV</dc:creator>
              <dc:date>2016-01-06T00:00:00</dc:date>
              <text:p text:style-name="P2"><text:span text:style-name="T12">Returns the variance of a logistic function.</text:span></text:p>
              <text:p text:style-name="P2"><text:span text:style-name="T12"/></text:p>
              <text:p text:style-name="P2"><text:span text:style-name="T12">=LogistVar(s)</text:span></text:p>
              <text:p text:style-name="P2"><text:span text:style-name="T12"/></text:p>
              <text:p text:style-name="P2"><text:span text:style-name="T12">S is the scale parameter.</text:span></text:p>
              <text:p text:style-name="P2"><text:span text:style-name="T12">The result is a real number.</text:span></text:p>
              <text:p text:style-name="P2"><text:span text:style-name="T12"/></text:p>
              <text:p text:style-name="P2"><text:span text:style-name="T12"/></text:p>
            </office:annotation>
            <text:p>LogistVar (function)</text:p>
          </table:table-cell>
          <table:table-cell table:number-columns-repeated="2"/>
          <table:table-cell office:value-type="string" calcext:value-type="string">
            <office:annotation draw:style-name="gr9" draw:text-style-name="P3" svg:width="79.95mm" svg:height="41.51mm" svg:x="345.72mm" svg:y="391.4mm" draw:caption-point-x="-6.1mm" draw:caption-point-y="17.21mm">
              <dc:date>2016-01-23T00:00:00</dc:date>
              <text:p text:style-name="P2"><text:span text:style-name="T12">Returns the lateral surface area of a right cylinder.</text:span></text:p>
              <text:p text:style-name="P2"><text:span text:style-name="T12"/></text:p>
              <text:p text:style-name="P2"><text:span text:style-name="T12">=RcylLatSurf(r,h)</text:span></text:p>
              <text:p text:style-name="P2"><text:span text:style-name="T12"/></text:p>
              <text:p text:style-name="P2"><text:span text:style-name="T12">R is the radius of the base</text:span></text:p>
              <text:p text:style-name="P2"><text:span text:style-name="T12">H is the height</text:span></text:p>
              <text:p text:style-name="P2"><text:span text:style-name="T12">The result is a real number</text:span></text:p>
              <text:p text:style-name="P2"><text:span text:style-name="T12"/></text:p>
              <text:p text:style-name="P2"><text:span text:style-name="T12"/></text:p>
            </office:annotation>
            <text:p>RcylLatSurf (function)</text:p>
          </table:table-cell>
          <table:table-cell table:number-columns-repeated="14"/>
        </table:table-row>
        <table:table-row table:style-name="ro1">
          <table:table-cell table:number-columns-repeated="8"/>
          <table:table-cell office:value-type="string" calcext:value-type="string">
            <office:annotation draw:style-name="gr180" draw:text-style-name="P3" svg:width="95.1mm" svg:height="67.86mm" svg:x="209.99mm" svg:y="395.91mm" draw:caption-point-x="-6.1mm" draw:caption-point-y="17.22mm">
              <dc:creator>WV</dc:creator>
              <dc:date>2015-12-18T00:00:00</dc:date>
              <text:p text:style-name="P2"><text:span text:style-name="T12">Opens PAST</text:span></text:p>
              <text:p text:style-name="P2"><text:span text:style-name="T12"/></text:p>
              <text:p text:style-name="P2"><text:span text:style-name="T12">DANSYS&gt;GoToPAST</text:span></text:p>
              <text:p text:style-name="P2"><text:span text:style-name="T12"/></text:p>
              <text:p text:style-name="P2"><text:span text:style-name="T12">Clicking the GoToPAST command will open the PAST program</text:span></text:p>
              <text:p text:style-name="P2"><text:span text:style-name="T12"/></text:p>
              <text:p text:style-name="P2"><text:span text:style-name="T12">PAST is a recommended auxiliary statistics and graphing program. Data is entered in spreadsheet format and can be copied direcctly from DANSYS.</text:span></text:p>
              <text:p text:style-name="P2"><text:span text:style-name="T12"/></text:p>
            </office:annotation>
            <text:p>GoToPAST (routine)</text:p>
          </table:table-cell>
          <table:table-cell table:number-columns-repeated="2"/>
          <table:table-cell office:value-type="string" calcext:value-type="string">
            <office:annotation draw:style-name="gr178" draw:text-style-name="P3" svg:width="104.26mm" svg:height="51.12mm" svg:x="277.99mm" svg:y="395.91mm" draw:caption-point-x="-6.1mm" draw:caption-point-y="17.22mm">
              <dc:creator>WV</dc:creator>
              <dc:date>2016-01-06T00:00:00</dc:date>
              <text:p text:style-name="P2"><text:span text:style-name="T12">Returns the entropy of a lognormal distribution.</text:span></text:p>
              <text:p text:style-name="P2"><text:span text:style-name="T12"/></text:p>
              <text:p text:style-name="P2"><text:span text:style-name="T12">=LogNormEntropy(m,s)</text:span></text:p>
              <text:p text:style-name="P2"><text:span text:style-name="T12"/></text:p>
              <text:p text:style-name="P2"><text:span text:style-name="T12">M is the location parameter</text:span></text:p>
              <text:p text:style-name="P2"><text:span text:style-name="T12">S is the scale parameter</text:span></text:p>
              <text:p text:style-name="P2"><text:span text:style-name="T12">The result is a real number</text:span></text:p>
              <text:p text:style-name="P2"><text:span text:style-name="T12"/></text:p>
              <text:p text:style-name="P2"><text:span text:style-name="T12"/></text:p>
            </office:annotation>
            <text:p>LogNormEntropy (function)</text:p>
          </table:table-cell>
          <table:table-cell table:number-columns-repeated="2"/>
          <table:table-cell office:value-type="string" calcext:value-type="string">
            <office:annotation draw:style-name="gr181" draw:text-style-name="P3" svg:width="88.31mm" svg:height="39.99mm" svg:x="345.72mm" svg:y="395.91mm" draw:caption-point-x="-6.1mm" draw:caption-point-y="17.22mm">
              <dc:date>2016-01-23T00:00:00</dc:date>
              <text:p text:style-name="P2"><text:span text:style-name="T12">Returns the surface area of a right cylinder</text:span></text:p>
              <text:p text:style-name="P2"><text:span text:style-name="T12"/></text:p>
              <text:p text:style-name="P2"><text:span text:style-name="T12">=RcylSurf(r,h)</text:span></text:p>
              <text:p text:style-name="P2"><text:span text:style-name="T12"/></text:p>
              <text:p text:style-name="P2"><text:span text:style-name="T12">R is the radius of the base</text:span></text:p>
              <text:p text:style-name="P2"><text:span text:style-name="T12">H is the height</text:span></text:p>
              <text:p text:style-name="P2"><text:span text:style-name="T12">The result is a real number</text:span></text:p>
            </office:annotation>
            <text:p>RcylSurf (function)</text:p>
          </table:table-cell>
          <table:table-cell table:number-columns-repeated="14"/>
        </table:table-row>
        <table:table-row table:style-name="ro1">
          <table:table-cell table:number-columns-repeated="8"/>
          <table:table-cell office:value-type="string" calcext:value-type="string">
            <office:annotation draw:style-name="gr182" draw:text-style-name="P3" svg:width="67.44mm" svg:height="37.05mm" svg:x="209.99mm" svg:y="400.43mm" draw:caption-point-x="-6.1mm" draw:caption-point-y="17.21mm">
              <dc:creator>WV</dc:creator>
              <dc:date>2015-12-20T00:00:00</dc:date>
              <text:p text:style-name="P2"><text:span text:style-name="T12">Returns the golden ratio.</text:span></text:p>
              <text:p text:style-name="P2"><text:span text:style-name="T12"/></text:p>
              <text:p text:style-name="P2"><text:span text:style-name="T12">=GR()</text:span></text:p>
              <text:p text:style-name="P2"><text:span text:style-name="T12"/></text:p>
              <text:p text:style-name="P2"><text:span text:style-name="T12">This function does not take an argument.</text:span></text:p>
              <text:p text:style-name="P2"><text:span text:style-name="T12"/></text:p>
              <text:p text:style-name="P2"><text:span text:style-name="T12">The result is a real estimate of the constant.</text:span></text:p>
            </office:annotation>
            <text:p>GR (function)</text:p>
          </table:table-cell>
          <table:table-cell table:number-columns-repeated="2"/>
          <table:table-cell office:value-type="string" calcext:value-type="string">
            <office:annotation draw:style-name="gr183" draw:text-style-name="P3" svg:width="94.34mm" svg:height="40.29mm" svg:x="277.99mm" svg:y="400.43mm" draw:caption-point-x="-6.1mm" draw:caption-point-y="17.21mm">
              <dc:creator>WV</dc:creator>
              <dc:date>2016-01-06T00:00:00</dc:date>
              <text:p text:style-name="P2"><text:span text:style-name="T12">Returns a measure of kurtosis for a lognormal distribution.</text:span></text:p>
              <text:p text:style-name="P2"><text:span text:style-name="T12"/></text:p>
              <text:p text:style-name="P2"><text:span text:style-name="T12">=LogNormKurt(s)</text:span></text:p>
              <text:p text:style-name="P2"><text:span text:style-name="T12"/></text:p>
              <text:p text:style-name="P2"><text:span text:style-name="T12">S is the scale parameter</text:span></text:p>
              <text:p text:style-name="P2"><text:span text:style-name="T12">The result is a real number</text:span></text:p>
              <text:p text:style-name="P2"><text:span text:style-name="T12"/></text:p>
              <text:p text:style-name="P2"><text:span text:style-name="T12"/></text:p>
            </office:annotation>
            <text:p>LogNormKurt (function)</text:p>
          </table:table-cell>
          <table:table-cell table:number-columns-repeated="2"/>
          <table:table-cell office:value-type="string" calcext:value-type="string">
            <office:annotation draw:style-name="gr184" draw:text-style-name="P3" svg:width="86.15mm" svg:height="41.8mm" svg:x="345.72mm" svg:y="400.43mm" draw:caption-point-x="-6.1mm" draw:caption-point-y="17.21mm">
              <dc:date>2016-01-23T00:00:00</dc:date>
              <text:p text:style-name="P2"><text:span text:style-name="T12">Returns the length of the diagonal of a rectangular solid</text:span></text:p>
              <text:p text:style-name="P2"><text:span text:style-name="T12"/></text:p>
              <text:p text:style-name="P2"><text:span text:style-name="T12">=RecSolDia(a,b,c)</text:span></text:p>
              <text:p text:style-name="P2"><text:span text:style-name="T12"/></text:p>
              <text:p text:style-name="P2"><text:span text:style-name="T12">A is the width </text:span></text:p>
              <text:p text:style-name="P2"><text:span text:style-name="T12">B is the length</text:span></text:p>
              <text:p text:style-name="P2"><text:span text:style-name="T12">C is the height</text:span></text:p>
              <text:p text:style-name="P2"><text:span text:style-name="T12">The result is a real number</text:span></text:p>
              <text:p text:style-name="P2"><text:span text:style-name="T12"/></text:p>
            </office:annotation>
            <text:p>RecSolDia (function)</text:p>
          </table:table-cell>
          <table:table-cell table:number-columns-repeated="14"/>
        </table:table-row>
        <table:table-row table:style-name="ro1">
          <table:table-cell table:number-columns-repeated="8"/>
          <table:table-cell office:value-type="string" calcext:value-type="string">
            <office:annotation draw:style-name="gr185" draw:text-style-name="P3" svg:width="105.72mm" svg:height="85.13mm" svg:x="209.99mm" svg:y="404.94mm" draw:caption-point-x="-6.1mm" draw:caption-point-y="17.22mm">
              <dc:creator>WV</dc:creator>
              <dc:date>2015-12-20T00:00:00</dc:date>
              <text:p text:style-name="P2"><text:span text:style-name="T12">The graphing utilities in Calc are intended more for business applications than statistics and mathematics. DANSYS doesn't extend the graphic capabilities themselves but provides functions which can tabulate statistics so that presentable data graphs like histograms, boxplots and stem-and-leaf plots can be generated using the utilities that Calc already possesses.</text:span></text:p>
              <text:p text:style-name="P2"><text:span text:style-name="T12"/></text:p>
              <text:p text:style-name="P2"><text:span text:style-name="T12">For more advanced graphing, and auxiliary graphing program is recommended. PAST is very convenient because it is built around a spreadsheet so that data can be transferred easily from DANSYS <text:s/>to PAST using cut and paste or drag and drop techniques. Although PAST is overtly designed for paleontological analysis, the statistical utilities are extensive. And PAST is a free download.</text:span></text:p>
            </office:annotation>
            <text:p>Graphing</text:p>
          </table:table-cell>
          <table:table-cell table:number-columns-repeated="2"/>
          <table:table-cell office:value-type="string" calcext:value-type="string">
            <office:annotation draw:style-name="gr171" draw:text-style-name="P3" svg:width="90.93mm" svg:height="48.72mm" svg:x="277.99mm" svg:y="404.94mm" draw:caption-point-x="-6.1mm" draw:caption-point-y="17.22mm">
              <dc:creator>WV</dc:creator>
              <dc:date>2016-01-06T00:00:00</dc:date>
              <text:p text:style-name="P2"><text:span text:style-name="T12">Returns the mean of aa lognormal distribution.</text:span></text:p>
              <text:p text:style-name="P2"><text:span text:style-name="T12"/></text:p>
              <text:p text:style-name="P2"><text:span text:style-name="T12">=LogNormMean(m,s)</text:span></text:p>
              <text:p text:style-name="P2"><text:span text:style-name="T12"/></text:p>
              <text:p text:style-name="P2"><text:span text:style-name="T12">M is the location parameter.</text:span></text:p>
              <text:p text:style-name="P2"><text:span text:style-name="T12">S is the scale parameter.</text:span></text:p>
              <text:p text:style-name="P2"><text:span text:style-name="T12">The result is a real number</text:span></text:p>
              <text:p text:style-name="P2"><text:span text:style-name="T12"/></text:p>
              <text:p text:style-name="P2"><text:span text:style-name="T12"/></text:p>
            </office:annotation>
            <text:p>LogNormMean (function)</text:p>
          </table:table-cell>
          <table:table-cell table:number-columns-repeated="2"/>
          <table:table-cell office:value-type="string" calcext:value-type="string">
            <office:annotation draw:style-name="gr186" draw:text-style-name="P3" svg:width="90.17mm" svg:height="36.08mm" svg:x="345.72mm" svg:y="404.94mm" draw:caption-point-x="-6.1mm" draw:caption-point-y="17.22mm">
              <dc:date>2016-01-23T00:00:00</dc:date>
              <text:p text:style-name="P2"><text:span text:style-name="T12">Returns the surface area of a rectangular solid</text:span></text:p>
              <text:p text:style-name="P2"><text:span text:style-name="T12"/></text:p>
              <text:p text:style-name="P2"><text:span text:style-name="T12">=RecSolSurf(a,b,c)</text:span></text:p>
              <text:p text:style-name="P2"><text:span text:style-name="T12"/></text:p>
              <text:p text:style-name="P2"><text:span text:style-name="T12">A is the length</text:span></text:p>
              <text:p text:style-name="P2"><text:span text:style-name="T12">B is the width</text:span></text:p>
              <text:p text:style-name="P2"><text:span text:style-name="T12">C is the height</text:span></text:p>
              <text:p text:style-name="P2"><text:span text:style-name="T12">The result is a real number</text:span></text:p>
            </office:annotation>
            <text:p>RecSolSurf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130.17mm" svg:height="33.61mm" svg:x="209.99mm" svg:y="409.46mm" draw:caption-point-x="-6.1mm" draw:caption-point-y="17.21mm">
              <dc:date>2016-02-02T00:00:00</dc:date>
              <text:p text:style-name="P2"><text:span text:style-name="T12">Returns the incomplete gamma function evaluated by its series representation.</text:span></text:p>
              <text:p text:style-name="P2"><text:span text:style-name="T12"/></text:p>
              <text:p text:style-name="P2"><text:span text:style-name="T12">=gser(a,x)</text:span></text:p>
              <text:p text:style-name="P2"><text:span text:style-name="T12"/></text:p>
              <text:p text:style-name="P2"><text:span text:style-name="T12">A and x are real numbers</text:span></text:p>
              <text:p text:style-name="P2"><text:span text:style-name="T12">The result is a real number</text:span></text:p>
            </office:annotation>
            <text:p>gser (function)</text:p>
          </table:table-cell>
          <table:table-cell table:number-columns-repeated="2"/>
          <table:table-cell office:value-type="string" calcext:value-type="string">
            <office:annotation draw:style-name="gr187" draw:text-style-name="P3" svg:width="109.53mm" svg:height="33.06mm" svg:x="277.99mm" svg:y="409.46mm" draw:caption-point-x="-6.1mm" draw:caption-point-y="17.21mm">
              <dc:creator>WV</dc:creator>
              <dc:date>2016-01-06T00:00:00</dc:date>
              <text:p text:style-name="P2"><text:span text:style-name="T12">Returns the median of a lognormal distribution.</text:span></text:p>
              <text:p text:style-name="P2"><text:span text:style-name="T12"/></text:p>
              <text:p text:style-name="P2"><text:span text:style-name="T12">=LogNormMedian(m)</text:span></text:p>
              <text:p text:style-name="P2"><text:span text:style-name="T12"/></text:p>
              <text:p text:style-name="P2"><text:span text:style-name="T12">M is the location parameter.</text:span></text:p>
              <text:p text:style-name="P2"><text:span text:style-name="T12">The result is a real number.</text:span></text:p>
            </office:annotation>
            <text:p>LogNormMedian (function)</text:p>
          </table:table-cell>
          <table:table-cell table:number-columns-repeated="2"/>
          <table:table-cell office:value-type="string" calcext:value-type="string">
            <office:annotation draw:style-name="gr170" draw:text-style-name="P3" svg:width="87.39mm" svg:height="35.48mm" svg:x="345.72mm" svg:y="409.46mm" draw:caption-point-x="-6.1mm" draw:caption-point-y="17.21mm">
              <dc:date>2016-01-23T00:00:00</dc:date>
              <text:p text:style-name="P2"><text:span text:style-name="T12">Returns the volume of a rectangular solid</text:span></text:p>
              <text:p text:style-name="P2"><text:span text:style-name="T12"/></text:p>
              <text:p text:style-name="P2"><text:span text:style-name="T12">=RecSolVol(a,b,c)</text:span></text:p>
              <text:p text:style-name="P2"><text:span text:style-name="T12"/></text:p>
              <text:p text:style-name="P2"><text:span text:style-name="T12">A is the length</text:span></text:p>
              <text:p text:style-name="P2"><text:span text:style-name="T12">B is the width</text:span></text:p>
              <text:p text:style-name="P2"><text:span text:style-name="T12">C is the height</text:span></text:p>
              <text:p text:style-name="P2"><text:span text:style-name="T12">The result is a real number</text:span></text:p>
            </office:annotation>
            <text:p>RecSolVol (function)</text:p>
          </table:table-cell>
          <table:table-cell table:number-columns-repeated="14"/>
        </table:table-row>
        <table:table-row table:style-name="ro1">
          <table:table-cell table:number-columns-repeated="8"/>
          <table:table-cell office:value-type="string" calcext:value-type="string">
            <office:annotation draw:style-name="gr8" draw:text-style-name="P3" svg:width="127.69mm" svg:height="37.56mm" svg:x="209.99mm" svg:y="413.97mm" draw:caption-point-x="-6.1mm" draw:caption-point-y="17.22mm">
              <dc:date>2016-02-06T00:00:00</dc:date>
              <text:p text:style-name="P2"><text:span text:style-name="T12">Returns the sum of a generalized geometric series</text:span></text:p>
              <text:p text:style-name="P2"><text:span text:style-name="T12"/></text:p>
              <text:p text:style-name="P2"><text:span text:style-name="T12">=GSERIES(a,r,m,n)</text:span></text:p>
              <text:p text:style-name="P2"><text:span text:style-name="T12"/></text:p>
              <text:p text:style-name="P2"><text:span text:style-name="T12">A is the first value in the series</text:span></text:p>
              <text:p text:style-name="P2"><text:span text:style-name="T12">R is the common multiplier</text:span></text:p>
              <text:p text:style-name="P2"><text:span text:style-name="T12">M is the index of the first value</text:span></text:p>
              <text:p text:style-name="P2"><text:span text:style-name="T12">N is the index of the last value</text:span></text:p>
              <text:p text:style-name="P2"><text:span text:style-name="T12">The result is a real number</text:span></text:p>
            </office:annotation>
            <text:p>GSERIES (function)</text:p>
          </table:table-cell>
          <table:table-cell table:number-columns-repeated="2"/>
          <table:table-cell office:value-type="string" calcext:value-type="string">
            <office:annotation draw:style-name="gr184" draw:text-style-name="P3" svg:width="95.26mm" svg:height="41.8mm" svg:x="277.99mm" svg:y="413.97mm" draw:caption-point-x="-6.1mm" draw:caption-point-y="17.22mm">
              <dc:creator>WV</dc:creator>
              <dc:date>2016-01-06T00:00:00</dc:date>
              <text:p text:style-name="P2"><text:span text:style-name="T12">Returns the mode of a lognormal distribution.</text:span></text:p>
              <text:p text:style-name="P2"><text:span text:style-name="T12"/></text:p>
              <text:p text:style-name="P2"><text:span text:style-name="T12">=LogNormMode(m,s)</text:span></text:p>
              <text:p text:style-name="P2"><text:span text:style-name="T12"/></text:p>
              <text:p text:style-name="P2"><text:span text:style-name="T12">M is the location parameter</text:span></text:p>
              <text:p text:style-name="P2"><text:span text:style-name="T12">S is the scale parameter</text:span></text:p>
              <text:p text:style-name="P2"><text:span text:style-name="T12">The result is a real number.</text:span></text:p>
              <text:p text:style-name="P2"><text:span text:style-name="T12"/></text:p>
              <text:p text:style-name="P2"><text:span text:style-name="T12"/></text:p>
            </office:annotation>
            <text:p>LogNormMode (function)</text:p>
          </table:table-cell>
          <table:table-cell table:number-columns-repeated="2"/>
          <table:table-cell office:value-type="string" calcext:value-type="string">
            <office:annotation draw:style-name="gr188" draw:text-style-name="P3" svg:width="87.08mm" svg:height="50.52mm" svg:x="345.72mm" svg:y="413.97mm" draw:caption-point-x="-6.1mm" draw:caption-point-y="17.22mm">
              <dc:date>2016-01-23T00:00:00</dc:date>
              <text:p text:style-name="P2"><text:span text:style-name="T12">Returns the surface area of a regular triangular prism</text:span></text:p>
              <text:p text:style-name="P2"><text:span text:style-name="T12"/></text:p>
              <text:p text:style-name="P2"><text:span text:style-name="T12">=RegPrisSurf(a,h)</text:span></text:p>
              <text:p text:style-name="P2"><text:span text:style-name="T12"/></text:p>
              <text:p text:style-name="P2"><text:span text:style-name="T12">A is the length of a base edge</text:span></text:p>
              <text:p text:style-name="P2"><text:span text:style-name="T12">H is the height</text:span></text:p>
              <text:p text:style-name="P2"><text:span text:style-name="T12">The result is a real number</text:span></text:p>
            </office:annotation>
            <text:p>RegPrisSurf (function)</text:p>
          </table:table-cell>
          <table:table-cell table:number-columns-repeated="14"/>
        </table:table-row>
        <table:table-row table:style-name="ro1">
          <table:table-cell table:number-columns-repeated="8"/>
          <table:table-cell office:value-type="string" calcext:value-type="string">
            <office:annotation draw:style-name="gr119" draw:text-style-name="P3" svg:width="128.86mm" svg:height="59.56mm" svg:x="209.99mm" svg:y="418.49mm" draw:caption-point-x="-6.1mm" draw:caption-point-y="17.22mm">
              <dc:creator>WV</dc:creator>
              <dc:date>2015-12-26T00:00:00</dc:date>
              <text:p text:style-name="P2"><text:span text:style-name="T12">Color codes outlier values in a data set.</text:span></text:p>
              <text:p text:style-name="P2"><text:span text:style-name="T12"/></text:p>
              <text:p text:style-name="P2"><text:span text:style-name="T12">DANSYS&gt;HighlightOutlier</text:span></text:p>
              <text:p text:style-name="P2"><text:span text:style-name="T12"/></text:p>
              <text:p text:style-name="P2"><text:span text:style-name="T12">The HighlightOutlier command opens the HighlightOutlier dialog where you can enter the range of the data set and select options for highlighting. You can determine outliers using medians and interquartile ranges, or means and standard deviations; and yoou can select the number of deviations..</text:span></text:p>
              <text:p text:style-name="P2"><text:span text:style-name="T12"/></text:p>
              <text:p text:style-name="P2"><text:span text:style-name="T12">Cells containing high outliers are coded red; <text:s/>those with low outliers are coded blue.</text:span></text:p>
              <text:p text:style-name="P2"><text:span text:style-name="T12"/></text:p>
              <text:p text:style-name="P2"><text:span text:style-name="T12"/></text:p>
            </office:annotation>
            <text:p>HighlightOutlier (routine)</text:p>
          </table:table-cell>
          <table:table-cell table:number-columns-repeated="2"/>
          <table:table-cell office:value-type="string" calcext:value-type="string">
            <office:annotation draw:style-name="gr189" draw:text-style-name="P3" svg:width="87.83mm" svg:height="39.08mm" svg:x="277.99mm" svg:y="418.49mm" draw:caption-point-x="-6.1mm" draw:caption-point-y="17.22mm">
              <dc:creator>WV</dc:creator>
              <dc:date>2016-01-06T00:00:00</dc:date>
              <text:p text:style-name="P2"><text:span text:style-name="T12">Returns a measure of skewness for a lognormal distribution.</text:span></text:p>
              <text:p text:style-name="P2"><text:span text:style-name="T12"/></text:p>
              <text:p text:style-name="P2"><text:span text:style-name="T12">=LogNormSkew(s)</text:span></text:p>
              <text:p text:style-name="P2"><text:span text:style-name="T12"/></text:p>
              <text:p text:style-name="P2"><text:span text:style-name="T12">S is the scale parameter.</text:span></text:p>
              <text:p text:style-name="P2"><text:span text:style-name="T12">The result is a real number</text:span></text:p>
              <text:p text:style-name="P2"><text:span text:style-name="T12"/></text:p>
              <text:p text:style-name="P2"><text:span text:style-name="T12"/></text:p>
            </office:annotation>
            <text:p>LogNormSkew (function)</text:p>
          </table:table-cell>
          <table:table-cell table:number-columns-repeated="2"/>
          <table:table-cell table:style-name="ce53" office:value-type="string" calcext:value-type="string">
            <office:annotation draw:style-name="gr190" draw:text-style-name="P3" svg:width="93.89mm" svg:height="37.88mm" svg:x="345.72mm" svg:y="418.49mm" draw:caption-point-x="-6.1mm" draw:caption-point-y="17.22mm">
              <dc:date>2016-01-22T00:00:00</dc:date>
              <text:p text:style-name="P2"><text:span text:style-name="T12">Returns the volume of a regular triangular prism</text:span></text:p>
              <text:p text:style-name="P2"><text:span text:style-name="T12"/></text:p>
              <text:p text:style-name="P2"><text:span text:style-name="T12">=RegPrisVol(a,h)</text:span></text:p>
              <text:p text:style-name="P2"><text:span text:style-name="T12"/></text:p>
              <text:p text:style-name="P2"><text:span text:style-name="T12">A is the length of a base edge</text:span></text:p>
              <text:p text:style-name="P2"><text:span text:style-name="T12">H is the height</text:span></text:p>
              <text:p text:style-name="P2"><text:span text:style-name="T12">The result is a real number.</text:span></text:p>
            </office:annotation>
            <text:p>RegPrisVol (function)</text:p>
          </table:table-cell>
          <table:table-cell table:number-columns-repeated="14"/>
        </table:table-row>
        <table:table-row table:style-name="ro1">
          <table:table-cell table:number-columns-repeated="8"/>
          <table:table-cell table:style-name="ce59" office:value-type="string" calcext:value-type="string">
            <office:annotation draw:style-name="gr191" draw:text-style-name="P3" svg:width="80.57mm" svg:height="27.48mm" svg:x="209.99mm" svg:y="423mm" draw:caption-point-x="-6.1mm" draw:caption-point-y="17.22mm">
              <dc:creator>WV</dc:creator>
              <dc:date>2015-12-20T00:00:00</dc:date>
              <text:p text:style-name="P2"><text:span text:style-name="T12">Returns the logical value of the implication a</text:span><text:span text:style-name="T13">→b.</text:span></text:p>
              <text:p text:style-name="P2"><text:span text:style-name="T13"/></text:p>
              <text:p text:style-name="P2"><text:span text:style-name="T13">=IMPL(a,b)</text:span></text:p>
              <text:p text:style-name="P2"><text:span text:style-name="T13">A and b are logical values</text:span></text:p>
              <text:p text:style-name="P2"><text:span text:style-name="T13">The result is a logical value</text:span></text:p>
            </office:annotation>
            <text:p>IMPL (function)</text:p>
          </table:table-cell>
          <table:table-cell table:number-columns-repeated="2"/>
          <table:table-cell office:value-type="string" calcext:value-type="string">
            <office:annotation draw:style-name="gr171" draw:text-style-name="P3" svg:width="95.27mm" svg:height="48.72mm" svg:x="277.99mm" svg:y="423mm" draw:caption-point-x="-6.1mm" draw:caption-point-y="17.22mm">
              <dc:creator>WV</dc:creator>
              <dc:date>2016-01-06T00:00:00</dc:date>
              <text:p text:style-name="P2"><text:span text:style-name="T12">Returns the variance of a lognormal distribution.</text:span></text:p>
              <text:p text:style-name="P2"><text:span text:style-name="T12"/></text:p>
              <text:p text:style-name="P2"><text:span text:style-name="T12">=LogNormVar(m,s)</text:span></text:p>
              <text:p text:style-name="P2"><text:span text:style-name="T12"/></text:p>
              <text:p text:style-name="P2"><text:span text:style-name="T12">M is the location parameter</text:span></text:p>
              <text:p text:style-name="P2"><text:span text:style-name="T12">S is the scale parameter</text:span></text:p>
              <text:p text:style-name="P2"><text:span text:style-name="T12">The result is a real number.</text:span></text:p>
              <text:p text:style-name="P2"><text:span text:style-name="T12"/></text:p>
              <text:p text:style-name="P2"><text:span text:style-name="T12"/></text:p>
            </office:annotation>
            <text:p>LogNormVar (function)</text:p>
          </table:table-cell>
          <table:table-cell table:number-columns-repeated="2"/>
          <table:table-cell table:style-name="ce53" office:value-type="string" calcext:value-type="string">
            <office:annotation draw:style-name="gr163" draw:text-style-name="P3" svg:width="85.53mm" svg:height="46.31mm" svg:x="345.72mm" svg:y="423mm" draw:caption-point-x="-6.1mm" draw:caption-point-y="17.22mm">
              <dc:date>2016-01-23T00:00:00</dc:date>
              <text:p text:style-name="P2"><text:span text:style-name="T12">Returns the surface area of a regular four-sided right pyramid.</text:span></text:p>
              <text:p text:style-name="P2"><text:span text:style-name="T12"/></text:p>
              <text:p text:style-name="P2"><text:span text:style-name="T12">=RegPyrSurf(a,h)</text:span></text:p>
              <text:p text:style-name="P2"><text:span text:style-name="T12"/></text:p>
              <text:p text:style-name="P2"><text:span text:style-name="T12">A is te length of a base edge</text:span></text:p>
              <text:p text:style-name="P2"><text:span text:style-name="T12">H is the height</text:span></text:p>
              <text:p text:style-name="P2"><text:span text:style-name="T12">The result is a real number</text:span></text:p>
              <text:p text:style-name="P2"><text:span text:style-name="T12"/></text:p>
            </office:annotation>
            <text:p>RegPyrSurf (function)</text:p>
          </table:table-cell>
          <table:table-cell table:number-columns-repeated="14"/>
        </table:table-row>
        <table:table-row table:style-name="ro1">
          <table:table-cell table:number-columns-repeated="8"/>
          <table:table-cell office:value-type="string" calcext:value-type="string">
            <office:annotation draw:style-name="gr192" draw:text-style-name="P3" svg:width="90.35mm" svg:height="27.75mm" svg:x="209.99mm" svg:y="427.52mm" draw:caption-point-x="-6.1mm" draw:caption-point-y="17.22mm">
              <dc:creator>WV</dc:creator>
              <dc:date>2015-12-22T00:00:00</dc:date>
              <text:p text:style-name="P2"><text:span text:style-name="T12">Returns the three-valued implication of a and b.</text:span></text:p>
              <text:p text:style-name="P2"><text:span text:style-name="T12"/></text:p>
              <text:p text:style-name="P2"><text:span text:style-name="T12">=IMPLT(a,b)</text:span></text:p>
              <text:p text:style-name="P2"><text:span text:style-name="T12">A and b are three-valued logic values</text:span></text:p>
              <text:p text:style-name="P2"><text:span text:style-name="T12">The result is a three-valued logic value</text:span></text:p>
              <text:p text:style-name="P2"><text:span text:style-name="T12"/></text:p>
            </office:annotation>
            <text:p>IMPLT (function)</text:p>
          </table:table-cell>
          <table:table-cell table:number-columns-repeated="2"/>
          <table:table-cell office:value-type="string" calcext:value-type="string">
            <office:annotation draw:style-name="gr193" draw:text-style-name="P3" svg:width="114.8mm" svg:height="33.37mm" svg:x="277.99mm" svg:y="427.52mm" draw:caption-point-x="-6.1mm" draw:caption-point-y="17.22mm">
              <dc:creator>WV</dc:creator>
              <dc:date>2016-01-12T00:00:00</dc:date>
              <text:p text:style-name="P2"><text:span text:style-name="T12">Returns the median centered coefficient of variation.</text:span></text:p>
              <text:p text:style-name="P2"><text:span text:style-name="T12"/></text:p>
              <text:p text:style-name="P2"><text:span text:style-name="T12">=MDCCOV(a)</text:span></text:p>
              <text:p text:style-name="P2"><text:span text:style-name="T12"/></text:p>
              <text:p text:style-name="P2"><text:span text:style-name="T12">A is a column vector containing data.</text:span></text:p>
              <text:p text:style-name="P2"><text:span text:style-name="T12">The result is a real number</text:span></text:p>
            </office:annotation>
            <text:p>MDCCOV (function)</text:p>
          </table:table-cell>
          <table:table-cell table:number-columns-repeated="2"/>
          <table:table-cell office:value-type="string" calcext:value-type="string">
            <office:annotation draw:style-name="gr115" draw:text-style-name="P3" svg:width="111.86mm" svg:height="41.2mm" svg:x="345.72mm" svg:y="427.52mm" draw:caption-point-x="-6.1mm" draw:caption-point-y="17.22mm">
              <dc:date>2016-01-23T00:00:00</dc:date>
              <text:p text:style-name="P2"><text:span text:style-name="T12">Returns the volume of a regular four-sided right pyramid</text:span></text:p>
              <text:p text:style-name="P2"><text:span text:style-name="T12"/></text:p>
              <text:p text:style-name="P2"><text:span text:style-name="T12">=RegPyrVol(a,h)</text:span></text:p>
              <text:p text:style-name="P2"><text:span text:style-name="T12"/></text:p>
              <text:p text:style-name="P2"><text:span text:style-name="T12">A is the length of one base edge</text:span></text:p>
              <text:p text:style-name="P2"><text:span text:style-name="T12">H is the height</text:span></text:p>
              <text:p text:style-name="P2"><text:span text:style-name="T12">The result is a real number</text:span></text:p>
            </office:annotation>
            <text:p>RegPyrVol (function)</text:p>
          </table:table-cell>
          <table:table-cell table:number-columns-repeated="14"/>
        </table:table-row>
        <table:table-row table:style-name="ro1">
          <table:table-cell table:number-columns-repeated="8"/>
          <table:table-cell table:style-name="ce53" office:value-type="string" calcext:value-type="string">
            <office:annotation draw:style-name="gr19" draw:text-style-name="P3" svg:width="129.48mm" svg:height="69.16mm" svg:x="214.33mm" svg:y="432.64mm" draw:caption-point-x="-10.44mm" draw:caption-point-y="16.61mm">
              <dc:creator>WV</dc:creator>
              <dc:date>2015-12-26T00:00:00</dc:date>
              <text:p text:style-name="P2"><text:span text:style-name="T12">Provides methods for replacing missing values in a data set.</text:span></text:p>
              <text:p text:style-name="P2"><text:span text:style-name="T12"/></text:p>
              <text:p text:style-name="P2"><text:span text:style-name="T12">DANSYS&gt;Impute</text:span></text:p>
              <text:p text:style-name="P2"><text:span text:style-name="T12"/></text:p>
              <text:p text:style-name="P2"><text:span text:style-name="T12">Selecting the Impute command opens the Impute dialog. Enter the range of the data set and select the method. If the method is interpolation, the column index of the dependent variable should be entered.</text:span></text:p>
              <text:p text:style-name="P2"><text:span text:style-name="T12"/></text:p>
              <text:p text:style-name="P2"><text:span text:style-name="T12">The methods of imputation are:</text:span></text:p>
              <text:p text:style-name="P2"><text:span text:style-name="T12"><text:tab/></text:span><text:span text:style-name="T12">'1 - Average</text:span></text:p>
              <text:p text:style-name="P2"><text:span text:style-name="T12"><text:tab/></text:span><text:span text:style-name="T12">'2 - Median</text:span></text:p>
              <text:p text:style-name="P2"><text:span text:style-name="T12"><text:tab/></text:span><text:span text:style-name="T12">'3 - Mode</text:span></text:p>
              <text:p text:style-name="P2"><text:span text:style-name="T12"><text:tab/></text:span><text:span text:style-name="T12">'4 - Interpolation</text:span></text:p>
              <text:p text:style-name="P2"><text:span text:style-name="T12"><text:tab/></text:span><text:span text:style-name="T12">'5 - 0</text:span></text:p>
              <text:p text:style-name="P2"><text:span text:style-name="T12">If no method is selected, the missing data will be replaced by 1's</text:span></text:p>
              <text:p text:style-name="P2"><text:span text:style-name="T12"/></text:p>
              <text:p text:style-name="P2"><text:span text:style-name="T12"/></text:p>
            </office:annotation>
            <text:p>Impute (routine)</text:p>
          </table:table-cell>
          <table:table-cell table:number-columns-repeated="2"/>
          <table:table-cell office:value-type="string" calcext:value-type="string">
            <office:annotation draw:style-name="gr16" draw:text-style-name="P3" svg:width="81.93mm" svg:height="33.61mm" svg:x="277.99mm" svg:y="432.04mm" draw:caption-point-x="-6.1mm" draw:caption-point-y="17.21mm">
              <dc:creator>WV</dc:creator>
              <dc:date>2015-12-29T00:00:00</dc:date>
              <text:p text:style-name="P2"><text:span text:style-name="T12">Returns an estimate of the mean.</text:span></text:p>
              <text:p text:style-name="P2"><text:span text:style-name="T12"/></text:p>
              <text:p text:style-name="P2"><text:span text:style-name="T12">=Mean3(min,mode,max)</text:span></text:p>
              <text:p text:style-name="P2"><text:span text:style-name="T12">Min is the minimum value in the data set</text:span></text:p>
              <text:p text:style-name="P2"><text:span text:style-name="T12">Mode is the mode</text:span></text:p>
              <text:p text:style-name="P2"><text:span text:style-name="T12">Max is the maximum value</text:span></text:p>
              <text:p text:style-name="P2"><text:span text:style-name="T12"/></text:p>
              <text:p text:style-name="P2"><text:span text:style-name="T12"/></text:p>
            </office:annotation>
            <text:p>Mean3 (function)</text:p>
          </table:table-cell>
          <table:table-cell table:number-columns-repeated="2"/>
          <table:table-cell office:value-type="string" calcext:value-type="string">
            <office:annotation draw:style-name="gr149" draw:text-style-name="P3" svg:width="90.77mm" svg:height="39.39mm" svg:x="345.72mm" svg:y="432.04mm" draw:caption-point-x="-6.1mm" draw:caption-point-y="17.21mm">
              <dc:date>2016-01-19T00:00:00</dc:date>
              <text:p text:style-name="P2"><text:span text:style-name="T12">Returns the altitude of an equilateral triangle.</text:span></text:p>
              <text:p text:style-name="P2"><text:span text:style-name="T12"/></text:p>
              <text:p text:style-name="P2"><text:span text:style-name="T12">=RegTriAlt(a)</text:span></text:p>
              <text:p text:style-name="P2"><text:span text:style-name="T12"/></text:p>
              <text:p text:style-name="P2"><text:span text:style-name="T12">A is the length of a side.</text:span></text:p>
              <text:p text:style-name="P2"><text:span text:style-name="T12">The result is a real number</text:span></text:p>
            </office:annotation>
            <text:p>RegTriAlt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130.48mm" svg:height="33.61mm" svg:x="209.99mm" svg:y="436.55mm" draw:caption-point-x="-6.1mm" draw:caption-point-y="17.22mm">
              <dc:date>2016-02-03T00:00:00</dc:date>
              <text:p text:style-name="P2"><text:span text:style-name="T12">Stores the derivatives of a function defined by data points in TransMat3.</text:span></text:p>
              <text:p text:style-name="P2"><text:span text:style-name="T12"/></text:p>
              <text:p text:style-name="P2"><text:span text:style-name="T12">=InDiff()</text:span></text:p>
              <text:p text:style-name="P2"><text:span text:style-name="T12"/></text:p>
              <text:p text:style-name="P2"><text:span text:style-name="T12">This function takes no argument</text:span></text:p>
              <text:p text:style-name="P2"><text:span text:style-name="T12">The x values of the data points are stored in TransMat1.</text:span></text:p>
              <text:p text:style-name="P2"><text:span text:style-name="T12">The y values of the data points are stored in TransMat2.</text:span></text:p>
              <text:p text:style-name="P2"><text:span text:style-name="T12">The result is stored in TranMat3.</text:span></text:p>
            </office:annotation>
            <text:p>InDiff (function)</text:p>
          </table:table-cell>
          <table:table-cell table:number-columns-repeated="2"/>
          <table:table-cell office:value-type="string" calcext:value-type="string">
            <office:annotation draw:style-name="gr172" draw:text-style-name="P3" svg:width="85.65mm" svg:height="36.68mm" svg:x="277.99mm" svg:y="436.55mm" draw:caption-point-x="-6.1mm" draw:caption-point-y="17.22mm">
              <dc:creator>WV</dc:creator>
              <dc:date>2016-01-08T00:00:00</dc:date>
              <text:p text:style-name="P2"><text:span text:style-name="T12">Returns the mid-interquartile.</text:span></text:p>
              <text:p text:style-name="P2"><text:span text:style-name="T12"/></text:p>
              <text:p text:style-name="P2"><text:span text:style-name="T12">=MidIQ(a)</text:span></text:p>
              <text:p text:style-name="P2"><text:span text:style-name="T12"/></text:p>
              <text:p text:style-name="P2"><text:span text:style-name="T12">A is a column vector containing data.</text:span></text:p>
              <text:p text:style-name="P2"><text:span text:style-name="T12">The result is a real number.</text:span></text:p>
              <text:p text:style-name="P2"><text:span text:style-name="T12"/></text:p>
              <text:p text:style-name="P2"><text:span text:style-name="T12"/></text:p>
            </office:annotation>
            <text:p>MidIQ (function)</text:p>
          </table:table-cell>
          <table:table-cell table:number-columns-repeated="2"/>
          <table:table-cell office:value-type="string" calcext:value-type="string">
            <office:annotation draw:style-name="gr63" draw:text-style-name="P3" svg:width="95.11mm" svg:height="38.79mm" svg:x="345.72mm" svg:y="436.55mm" draw:caption-point-x="-6.1mm" draw:caption-point-y="17.22mm">
              <dc:date>2016-01-19T00:00:00</dc:date>
              <text:p text:style-name="P2"><text:span text:style-name="T12">Returns the area of an equilateral triangle</text:span></text:p>
              <text:p text:style-name="P2"><text:span text:style-name="T12"/></text:p>
              <text:p text:style-name="P2"><text:span text:style-name="T12">=RegTriArea(a)</text:span></text:p>
              <text:p text:style-name="P2"><text:span text:style-name="T12"/></text:p>
              <text:p text:style-name="P2"><text:span text:style-name="T12">A is the length of a side</text:span></text:p>
              <text:p text:style-name="P2"><text:span text:style-name="T12">The result is a real number</text:span></text:p>
            </office:annotation>
            <text:p>RegTriArea (function)</text:p>
          </table:table-cell>
          <table:table-cell table:number-columns-repeated="14"/>
        </table:table-row>
        <table:table-row table:style-name="ro1">
          <table:table-cell table:number-columns-repeated="8"/>
          <table:table-cell office:value-type="string" calcext:value-type="string">
            <office:annotation draw:style-name="gr8" draw:text-style-name="P3" svg:width="128mm" svg:height="37.56mm" svg:x="209.99mm" svg:y="441.07mm" draw:caption-point-x="-6.1mm" draw:caption-point-y="17.21mm">
              <dc:date>2016-02-03T00:00:00</dc:date>
              <text:p text:style-name="P2"><text:span text:style-name="T12">Returns the definite integral of a function defined by data points</text:span></text:p>
              <text:p text:style-name="P2"><text:span text:style-name="T12"/></text:p>
              <text:p text:style-name="P2"><text:span text:style-name="T12">=InInt()</text:span></text:p>
              <text:p text:style-name="P2"><text:span text:style-name="T12"/></text:p>
              <text:p text:style-name="P2"><text:span text:style-name="T12">The columns of x and y values for the data points are saved in TransMat1 and TransMat2 prior to execution. </text:span></text:p>
              <text:p text:style-name="P2"><text:span text:style-name="T12">The result is a real number</text:span></text:p>
              <text:p text:style-name="P2"><text:span text:style-name="T12">Modified Composite Simpson's rule is used. If the intervals between the x values are not equal, the average interval is used.</text:span></text:p>
            </office:annotation>
            <text:p>InInt (function)</text:p>
          </table:table-cell>
          <table:table-cell table:number-columns-repeated="2"/>
          <table:table-cell table:style-name="ce53" office:value-type="string" calcext:value-type="string">
            <office:annotation draw:style-name="gr194" draw:text-style-name="P3" svg:width="111.08mm" svg:height="59.27mm" svg:x="277.99mm" svg:y="441.37mm" draw:caption-point-x="-6.1mm" draw:caption-point-y="16.91mm">
              <dc:creator>WV</dc:creator>
              <dc:date>2016-01-07T00:00:00</dc:date>
              <text:p text:style-name="P2"><text:span text:style-name="T12">Returns the probability of a value from a Pareto distribution.</text:span></text:p>
              <text:p text:style-name="P2"><text:span text:style-name="T12"/></text:p>
              <text:p text:style-name="P2"><text:span text:style-name="T12">=ParetoDist(x,xm,a,optional c)</text:span></text:p>
              <text:p text:style-name="P2"><text:span text:style-name="T12"/></text:p>
              <text:p text:style-name="P2"><text:span text:style-name="T12">X is the value to be evaluated</text:span></text:p>
              <text:p text:style-name="P2"><text:span text:style-name="T12">Xm is the scale parameter</text:span></text:p>
              <text:p text:style-name="P2"><text:span text:style-name="T12">A is the shape parameter</text:span></text:p>
              <text:p text:style-name="P2"><text:span text:style-name="T12">If c=1, a cumulative probability is returned.</text:span></text:p>
              <text:p text:style-name="P2"><text:span text:style-name="T12">If c=0 (default), a probability density function is returned.</text:span></text:p>
              <text:p text:style-name="P2"><text:span text:style-name="T12">The result is a real number</text:span></text:p>
              <text:p text:style-name="P2"><text:span text:style-name="T12"/></text:p>
              <text:p text:style-name="P2"><text:span text:style-name="T12"/></text:p>
            </office:annotation>
            <text:p>ParetoDist (function)</text:p>
          </table:table-cell>
          <table:table-cell table:number-columns-repeated="2"/>
          <table:table-cell office:value-type="string" calcext:value-type="string">
            <office:annotation draw:style-name="gr67" draw:text-style-name="P3" svg:width="101mm" svg:height="33.67mm" svg:x="345.72mm" svg:y="441.07mm" draw:caption-point-x="-6.1mm" draw:caption-point-y="17.21mm">
              <dc:date>2016-01-19T00:00:00</dc:date>
              <text:p text:style-name="P2"><text:span text:style-name="T12">Returns the radius of a circumscribed circle around an equilateral triangle.</text:span></text:p>
              <text:p text:style-name="P2"><text:span text:style-name="T12"/></text:p>
              <text:p text:style-name="P2"><text:span text:style-name="T12">=RegTriCirc(a)</text:span></text:p>
              <text:p text:style-name="P2"><text:span text:style-name="T12"/></text:p>
              <text:p text:style-name="P2"><text:span text:style-name="T12">A is the length of a side.</text:span></text:p>
              <text:p text:style-name="P2"><text:span text:style-name="T12">The result is a real number.</text:span></text:p>
            </office:annotation>
            <text:p>RegTriCirc (function)</text:p>
          </table:table-cell>
          <table:table-cell table:number-columns-repeated="14"/>
        </table:table-row>
        <table:table-row table:style-name="ro1">
          <table:table-cell table:number-columns-repeated="8"/>
          <table:table-cell office:value-type="string" calcext:value-type="string">
            <office:annotation draw:style-name="gr195" draw:text-style-name="P3" svg:width="104.68mm" svg:height="38.19mm" svg:x="209.99mm" svg:y="445.58mm" draw:caption-point-x="-6.1mm" draw:caption-point-y="17.22mm">
              <dc:creator>WV</dc:creator>
              <dc:date>2016-01-15T00:00:00</dc:date>
              <text:p text:style-name="P2"><text:span text:style-name="T12">Opens a dialog that allows you to enter a function into the first place in the DANSYS function registers.</text:span></text:p>
              <text:p text:style-name="P2"><text:span text:style-name="T12"/></text:p>
              <text:p text:style-name="P2"><text:span text:style-name="T12">DANSYS&gt;InputFunction</text:span></text:p>
              <text:p text:style-name="P2"><text:span text:style-name="T12"/></text:p>
              <text:p text:style-name="P2"><text:span text:style-name="T12">The dialog provides instructions for entering the function in the correct format.</text:span></text:p>
            </office:annotation>
            <text:p>InputFunction (routine)</text:p>
          </table:table-cell>
          <table:table-cell table:number-columns-repeated="2"/>
          <table:table-cell office:value-type="string" calcext:value-type="string">
            <office:annotation draw:style-name="gr131" draw:text-style-name="P3" svg:width="91.54mm" svg:height="46.01mm" svg:x="277.99mm" svg:y="445.58mm" draw:caption-point-x="-6.1mm" draw:caption-point-y="17.22mm">
              <dc:creator>WV</dc:creator>
              <dc:date>2016-01-07T00:00:00</dc:date>
              <text:p text:style-name="P2"><text:span text:style-name="T12">Returns the entropy of a Pareto distribution.</text:span></text:p>
              <text:p text:style-name="P2"><text:span text:style-name="T12"/></text:p>
              <text:p text:style-name="P2"><text:span text:style-name="T12">=ParetoEntropy(xm,a)</text:span></text:p>
              <text:p text:style-name="P2"><text:span text:style-name="T12"/></text:p>
              <text:p text:style-name="P2"><text:span text:style-name="T12">Xm <text:s/>is the scale parameter.</text:span></text:p>
              <text:p text:style-name="P2"><text:span text:style-name="T12">A is the shape parameter</text:span></text:p>
              <text:p text:style-name="P2"><text:span text:style-name="T12">The result is a real number</text:span></text:p>
              <text:p text:style-name="P2"><text:span text:style-name="T12"/></text:p>
              <text:p text:style-name="P2"><text:span text:style-name="T12"/></text:p>
              <text:p text:style-name="P2"><text:span text:style-name="T12"/></text:p>
            </office:annotation>
            <text:p>ParetoEntropy (function)</text:p>
          </table:table-cell>
          <table:table-cell table:number-columns-repeated="2"/>
          <table:table-cell table:style-name="ce53" office:value-type="string" calcext:value-type="string">
            <office:annotation draw:style-name="gr196" draw:text-style-name="P3" svg:width="88.29mm" svg:height="44.81mm" svg:x="345.72mm" svg:y="445.58mm" draw:caption-point-x="-6.1mm" draw:caption-point-y="17.22mm">
              <dc:date>2016-01-19T00:00:00</dc:date>
              <text:p text:style-name="P2"><text:span text:style-name="T12">Returns the radius of an inscribed circle in an equilateral triangle.</text:span></text:p>
              <text:p text:style-name="P2"><text:span text:style-name="T12"/></text:p>
              <text:p text:style-name="P2"><text:span text:style-name="T12">=RegTriRho(a)</text:span></text:p>
              <text:p text:style-name="P2"><text:span text:style-name="T12"/></text:p>
              <text:p text:style-name="P2"><text:span text:style-name="T12">A is the length of a side</text:span></text:p>
              <text:p text:style-name="P2"><text:span text:style-name="T12">The result is a real <text:s/>number</text:span></text:p>
            </office:annotation>
            <text:p>RegTriRho (function)</text:p>
          </table:table-cell>
          <table:table-cell table:number-columns-repeated="14"/>
        </table:table-row>
        <table:table-row table:style-name="ro1">
          <table:table-cell table:number-columns-repeated="8"/>
          <table:table-cell office:value-type="string" calcext:value-type="string">
            <office:annotation draw:style-name="gr156" draw:text-style-name="P3" svg:width="91.03mm" svg:height="55.95mm" svg:x="209.99mm" svg:y="450.1mm" draw:caption-point-x="-6.1mm" draw:caption-point-y="17.21mm">
              <dc:creator>WV</dc:creator>
              <dc:date>2016-01-15T00:00:00</dc:date>
              <text:p text:style-name="P2"><text:span text:style-name="T12">Enters two functions into the first two positions on the DANSYS function registers.</text:span></text:p>
              <text:p text:style-name="P2"><text:span text:style-name="T12"/></text:p>
              <text:p text:style-name="P2"><text:span text:style-name="T12">DANSYS&gt;InputFunction2</text:span></text:p>
              <text:p text:style-name="P2"><text:span text:style-name="T12"/></text:p>
              <text:p text:style-name="P2"><text:span text:style-name="T12">Two dialogs open with instructions for entering the functions.</text:span></text:p>
              <text:p text:style-name="P2"><text:span text:style-name="T12"/></text:p>
              <text:p text:style-name="P2"><text:span text:style-name="T12"/></text:p>
            </office:annotation>
            <text:p>InputFunction2 (routine)</text:p>
          </table:table-cell>
          <table:table-cell table:number-columns-repeated="2"/>
          <table:table-cell office:value-type="string" calcext:value-type="string">
            <office:annotation draw:style-name="gr197" draw:text-style-name="P3" svg:width="96.81mm" svg:height="44.51mm" svg:x="277.99mm" svg:y="450.1mm" draw:caption-point-x="-6.1mm" draw:caption-point-y="17.21mm">
              <dc:creator>WV</dc:creator>
              <dc:date>2016-01-07T00:00:00</dc:date>
              <text:p text:style-name="P2"><text:span text:style-name="T12">Returns a measure of the kurtosis of a Pareto distribution.</text:span></text:p>
              <text:p text:style-name="P2"><text:span text:style-name="T12"/></text:p>
              <text:p text:style-name="P2"><text:span text:style-name="T12">=ParetoKurt(a)</text:span></text:p>
              <text:p text:style-name="P2"><text:span text:style-name="T12"/></text:p>
              <text:p text:style-name="P2"><text:span text:style-name="T12">A is the shape parameter</text:span></text:p>
              <text:p text:style-name="P2"><text:span text:style-name="T12">The result is a real number</text:span></text:p>
              <text:p text:style-name="P2"><text:span text:style-name="T12"/></text:p>
              <text:p text:style-name="P2"><text:span text:style-name="T12"/></text:p>
            </office:annotation>
            <text:p>ParetoKurt (function)</text:p>
          </table:table-cell>
          <table:table-cell table:number-columns-repeated="2"/>
          <table:table-cell office:value-type="string" calcext:value-type="string">
            <office:annotation draw:style-name="gr198" draw:text-style-name="P3" svg:width="86.12mm" svg:height="42.4mm" svg:x="345.72mm" svg:y="450.1mm" draw:caption-point-x="-6.1mm" draw:caption-point-y="17.21mm">
              <dc:creator>WV</dc:creator>
              <dc:date>2016-01-16T00:00:00</dc:date>
              <text:p text:style-name="P2"><text:span text:style-name="T12">Returns the altitude of a right triangle from the hypotenuse</text:span></text:p>
              <text:p text:style-name="P2"><text:span text:style-name="T12"/></text:p>
              <text:p text:style-name="P2"><text:span text:style-name="T12">=RtriAlt(a,b,c)</text:span></text:p>
              <text:p text:style-name="P2"><text:span text:style-name="T12"/></text:p>
              <text:p text:style-name="P2"><text:span text:style-name="T12">A and b are the lengths of the legs of the triangle</text:span></text:p>
              <text:p text:style-name="P2"><text:span text:style-name="T12">C is the length of the hypotenuse</text:span></text:p>
              <text:p text:style-name="P2"><text:span text:style-name="T12">The result is a real number</text:span></text:p>
            </office:annotation>
            <text:p>RtriAlt (function)</text:p>
          </table:table-cell>
          <table:table-cell table:number-columns-repeated="14"/>
        </table:table-row>
        <table:table-row table:style-name="ro1">
          <table:table-cell table:number-columns-repeated="8"/>
          <table:table-cell office:value-type="string" calcext:value-type="string">
            <office:annotation draw:style-name="gr154" draw:text-style-name="P3" svg:width="91.96mm" svg:height="51.74mm" svg:x="209.99mm" svg:y="454.61mm" draw:caption-point-x="-6.1mm" draw:caption-point-y="17.22mm">
              <dc:creator>WV</dc:creator>
              <dc:date>2016-01-15T00:00:00</dc:date>
              <text:p text:style-name="P2"><text:span text:style-name="T12">Enters three functions into the three positions on the DANSYS function registers.</text:span></text:p>
              <text:p text:style-name="P2"><text:span text:style-name="T12"/></text:p>
              <text:p text:style-name="P2"><text:span text:style-name="T12">DANSYS&gt;InputFunction3</text:span></text:p>
              <text:p text:style-name="P2"><text:span text:style-name="T12"/></text:p>
              <text:p text:style-name="P2"><text:span text:style-name="T12">Three dialogs open with instructions for entering the functions.</text:span></text:p>
            </office:annotation>
            <text:p>InputFunction3 (routine)</text:p>
          </table:table-cell>
          <table:table-cell table:number-columns-repeated="2"/>
          <table:table-cell office:value-type="string" calcext:value-type="string">
            <office:annotation draw:style-name="gr199" draw:text-style-name="P3" svg:width="111.08mm" svg:height="60.77mm" svg:x="277.99mm" svg:y="454.61mm" draw:caption-point-x="-6.1mm" draw:caption-point-y="17.22mm">
              <dc:creator>WV</dc:creator>
              <dc:date>2016-01-07T00:00:00</dc:date>
              <text:p text:style-name="P2"><text:span text:style-name="T12">Returns the mean of a Pareto distribution.</text:span></text:p>
              <text:p text:style-name="P2"><text:span text:style-name="T12"/></text:p>
              <text:p text:style-name="P2"><text:span text:style-name="T12">=ParetoMean(xm,a)</text:span></text:p>
              <text:p text:style-name="P2"><text:span text:style-name="T12"/></text:p>
              <text:p text:style-name="P2"><text:span text:style-name="T12">Xm <text:s/>is athe scale parameter</text:span></text:p>
              <text:p text:style-name="P2"><text:span text:style-name="T12">A is the shape parameter.</text:span></text:p>
              <text:p text:style-name="P2"><text:span text:style-name="T12">The result is a real number</text:span></text:p>
              <text:p text:style-name="P2"><text:span text:style-name="T12"/></text:p>
              <text:p text:style-name="P2"><text:span text:style-name="T12"/></text:p>
            </office:annotation>
            <text:p>ParetoMean (function)</text:p>
          </table:table-cell>
          <table:table-cell table:number-columns-repeated="2"/>
          <table:table-cell office:value-type="string" calcext:value-type="string">
            <office:annotation draw:style-name="gr76" draw:text-style-name="P3" svg:width="83.33mm" svg:height="47.52mm" svg:x="345.72mm" svg:y="454.61mm" draw:caption-point-x="-6.1mm" draw:caption-point-y="17.22mm">
              <dc:creator>WV</dc:creator>
              <dc:date>2016-01-16T00:00:00</dc:date>
              <text:p text:style-name="P2"><text:span text:style-name="T12">Returns the area of a right triangle.</text:span></text:p>
              <text:p text:style-name="P2"><text:span text:style-name="T12"/></text:p>
              <text:p text:style-name="P2"><text:span text:style-name="T12">=RtriArea(a,b)</text:span></text:p>
              <text:p text:style-name="P2"><text:span text:style-name="T12"/></text:p>
              <text:p text:style-name="P2"><text:span text:style-name="T12">A and b are the lengths of two legs (non-hypotenuse sides) of the triangle.</text:span></text:p>
              <text:p text:style-name="P2"><text:span text:style-name="T12">The result is a real number</text:span></text:p>
            </office:annotation>
            <text:p>RtriArea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136.98mm" svg:height="33.61mm" svg:x="209.99mm" svg:y="459.13mm" draw:caption-point-x="-6.1mm" draw:caption-point-y="17.22mm">
              <dc:date>2016-02-02T00:00:00</dc:date>
              <text:p text:style-name="P2"><text:span text:style-name="T12">Integrates a real function of one to three variables.</text:span></text:p>
              <text:p text:style-name="P2"><text:span text:style-name="T12"/></text:p>
              <text:p text:style-name="P2"><text:span text:style-name="T12">Basic&gt;Integrate</text:span></text:p>
              <text:p text:style-name="P2"><text:span text:style-name="T12"/></text:p>
              <text:p text:style-name="P2"><text:span text:style-name="T12">The routine requests the function, how many Gauss points (from 2 to 10), the minimum and maximum values of x, the minimum and maximum values of y, and the minimum and maximum values of z</text:span></text:p>
              <text:p text:style-name="P2"><text:span text:style-name="T12">The real number result is placed in the active cell.</text:span></text:p>
            </office:annotation>
            <text:p>Integrate (routine)</text:p>
          </table:table-cell>
          <table:table-cell table:number-columns-repeated="2"/>
          <table:table-cell office:value-type="string" calcext:value-type="string">
            <office:annotation draw:style-name="gr45" draw:text-style-name="P3" svg:width="98.36mm" svg:height="43.31mm" svg:x="277.99mm" svg:y="459.13mm" draw:caption-point-x="-6.1mm" draw:caption-point-y="17.22mm">
              <dc:creator>WV</dc:creator>
              <dc:date>2016-01-07T00:00:00</dc:date>
              <text:p text:style-name="P2"><text:span text:style-name="T12">Returns the median of a Pareto distribution.</text:span></text:p>
              <text:p text:style-name="P2"><text:span text:style-name="T12"/></text:p>
              <text:p text:style-name="P2"><text:span text:style-name="T12">=ParetoMedian(xm,a)</text:span></text:p>
              <text:p text:style-name="P2"><text:span text:style-name="T12"/></text:p>
              <text:p text:style-name="P2"><text:span text:style-name="T12">Xm <text:s/>is the scale parameter</text:span></text:p>
              <text:p text:style-name="P2"><text:span text:style-name="T12">A is the shape parameter</text:span></text:p>
              <text:p text:style-name="P2"><text:span text:style-name="T12">The result is a real number.</text:span></text:p>
              <text:p text:style-name="P2"><text:span text:style-name="T12"/></text:p>
            </office:annotation>
            <text:p>ParetoMedian (function)</text:p>
          </table:table-cell>
          <table:table-cell table:number-columns-repeated="2"/>
          <table:table-cell office:value-type="string" calcext:value-type="string">
            <office:annotation draw:style-name="gr200" draw:text-style-name="P3" svg:width="86.43mm" svg:height="56.54mm" svg:x="345.72mm" svg:y="459.13mm" draw:caption-point-x="-6.1mm" draw:caption-point-y="17.22mm">
              <dc:creator>WV</dc:creator>
              <dc:date>2016-01-16T00:00:00</dc:date>
              <text:p text:style-name="P2"><text:span text:style-name="T12">Returns the radius of the circumscribed circle around a right triangle.</text:span></text:p>
              <text:p text:style-name="P2"><text:span text:style-name="T12"/></text:p>
              <text:p text:style-name="P2"><text:span text:style-name="T12">=Rtrir(c)</text:span></text:p>
              <text:p text:style-name="P2"><text:span text:style-name="T12"/></text:p>
              <text:p text:style-name="P2"><text:span text:style-name="T12">C is the length of the hypotenuse of the triangle.</text:span></text:p>
              <text:p text:style-name="P2"><text:span text:style-name="T12">The result is a real number</text:span></text:p>
            </office:annotation>
            <text:p>Rtrir (function)</text:p>
          </table:table-cell>
          <table:table-cell table:number-columns-repeated="14"/>
        </table:table-row>
        <table:table-row table:style-name="ro1">
          <table:table-cell table:number-columns-repeated="8"/>
          <table:table-cell office:value-type="string" calcext:value-type="string">
            <office:annotation draw:style-name="gr201" draw:text-style-name="P3" svg:width="126.45mm" svg:height="81.01mm" svg:x="209.99mm" svg:y="463.64mm" draw:caption-point-x="-6.1mm" draw:caption-point-y="17.22mm">
              <dc:date>2016-02-03T00:00:00</dc:date>
              <text:p text:style-name="P2"><text:span text:style-name="T12">Returns the improper integral of a function.</text:span></text:p>
              <text:p text:style-name="P2"><text:span text:style-name="T12"/></text:p>
              <text:p text:style-name="P2"><text:span text:style-name="T12">Basic&gt;Integrator</text:span></text:p>
              <text:p text:style-name="P2"><text:span text:style-name="T12"/></text:p>
              <text:p text:style-name="P2"><text:span text:style-name="T12">Uses the double exponentiation method, Integrator requires an input matrix with the following items:</text:span></text:p>
              <text:p text:style-name="P2"><text:span text:style-name="T12"><text:tab/></text:span><text:span text:style-name="T12">Function</text:span></text:p>
              <text:p text:style-name="P2"><text:span text:style-name="T12"><text:tab/></text:span><text:span text:style-name="T12">Neg: if 1, then negative infinity is indicated</text:span></text:p>
              <text:p text:style-name="P2"><text:span text:style-name="T12"><text:tab/></text:span><text:span text:style-name="T12">Osc: if 1, the function is oscillatory</text:span></text:p>
              <text:p text:style-name="P2"><text:span text:style-name="T12"><text:tab/></text:span><text:span text:style-name="T12">Eps: relative error</text:span></text:p>
              <text:p text:style-name="P2"><text:span text:style-name="T12"><text:tab/></text:span><text:span text:style-name="T12">Left bound value (“#” if negative infinity)</text:span></text:p>
              <text:p text:style-name="P2"><text:span text:style-name="T12"><text:tab/></text:span><text:span text:style-name="T12">Right bound value (“#” if infinity)</text:span></text:p>
              <text:p text:style-name="P2"><text:span text:style-name="T12">Before starting the routine, select the top cell in the input range</text:span></text:p>
              <text:p text:style-name="P2"><text:span text:style-name="T12">If the function is oscillatory, one last item should be appended below the right bound: the frequency of oscillation.</text:span></text:p>
              <text:p text:style-name="P2"><text:span text:style-name="T12"/></text:p>
              <text:p text:style-name="P2"><text:span text:style-name="T12">The return matrix is 1x2 containing the integral estimate and the estimate of absolute error.</text:span></text:p>
              <text:p text:style-name="P2"><text:span text:style-name="T12">For normal termination, ERR is &gt;=0. If ERR&lt;0, convergence error is detected</text:span></text:p>
              <text:p text:style-name="P2"><text:span text:style-name="T12"/></text:p>
            </office:annotation>
            <text:p>Integrator (routine)</text:p>
          </table:table-cell>
          <table:table-cell table:number-columns-repeated="2"/>
          <table:table-cell office:value-type="string" calcext:value-type="string">
            <office:annotation draw:style-name="gr202" draw:text-style-name="P3" svg:width="108.91mm" svg:height="46.62mm" svg:x="277.99mm" svg:y="463.64mm" draw:caption-point-x="-6.1mm" draw:caption-point-y="17.22mm">
              <dc:creator>WV</dc:creator>
              <dc:date>2016-01-07T00:00:00</dc:date>
              <text:p text:style-name="P2"><text:span text:style-name="T12">Returns a measure of the skewness of a Pareto distribution.</text:span></text:p>
              <text:p text:style-name="P2"><text:span text:style-name="T12"/></text:p>
              <text:p text:style-name="P2"><text:span text:style-name="T12">=ParetoSkew(a)</text:span></text:p>
              <text:p text:style-name="P2"><text:span text:style-name="T12"/></text:p>
              <text:p text:style-name="P2"><text:span text:style-name="T12">A is the shape parameter.</text:span></text:p>
              <text:p text:style-name="P2"><text:span text:style-name="T12">The result is a real number.</text:span></text:p>
              <text:p text:style-name="P2"><text:span text:style-name="T12"/></text:p>
              <text:p text:style-name="P2"><text:span text:style-name="T12"/></text:p>
            </office:annotation>
            <text:p>ParetoSkew (function)</text:p>
          </table:table-cell>
          <table:table-cell table:number-columns-repeated="2"/>
          <table:table-cell office:value-type="string" calcext:value-type="string">
            <office:annotation draw:style-name="gr171" draw:text-style-name="P3" svg:width="89.22mm" svg:height="48.72mm" svg:x="345.72mm" svg:y="463.64mm" draw:caption-point-x="-6.1mm" draw:caption-point-y="17.22mm">
              <dc:creator>WV</dc:creator>
              <dc:date>2016-01-16T00:00:00</dc:date>
              <text:p text:style-name="P2"><text:span text:style-name="T12">Returns the radius of the inscribed circle in a right triangle.</text:span></text:p>
              <text:p text:style-name="P2"><text:span text:style-name="T12"/></text:p>
              <text:p text:style-name="P2"><text:span text:style-name="T12">=RtriRho(a,b,c)</text:span></text:p>
              <text:p text:style-name="P2"><text:span text:style-name="T12">A and b are the lengths of the legs of the triangle</text:span></text:p>
              <text:p text:style-name="P2"><text:span text:style-name="T12">C is the length of the hypotenuse.</text:span></text:p>
              <text:p text:style-name="P2"><text:span text:style-name="T12">The result is a real number</text:span></text:p>
            </office:annotation>
            <text:p>RtriRho (function)</text:p>
          </table:table-cell>
          <table:table-cell table:number-columns-repeated="14"/>
        </table:table-row>
        <table:table-row table:style-name="ro1">
          <table:table-cell table:number-columns-repeated="8"/>
          <table:table-cell office:value-type="string" calcext:value-type="string">
            <office:annotation draw:style-name="gr203" draw:text-style-name="P3" svg:width="95.1mm" svg:height="39.71mm" svg:x="209.99mm" svg:y="468.16mm" draw:caption-point-x="-6.1mm" draw:caption-point-y="17.22mm">
              <dc:creator>WV</dc:creator>
              <dc:date>2015-12-19T00:00:00</dc:date>
              <text:p text:style-name="P2"><text:span text:style-name="T12">Tests an integer to determine if it is a prime number.</text:span></text:p>
              <text:p text:style-name="P2"><text:span text:style-name="T12"/></text:p>
              <text:p text:style-name="P2"><text:span text:style-name="T12">=IsPrime(n)</text:span></text:p>
              <text:p text:style-name="P2"><text:span text:style-name="T12"/></text:p>
              <text:p text:style-name="P2"><text:span text:style-name="T12">N is an integer</text:span></text:p>
              <text:p text:style-name="P2"><text:span text:style-name="T12"/></text:p>
              <text:p text:style-name="P2"><text:span text:style-name="T12">If n is a prime, a Boolean value, True, is returned; otherwise, False is returned.</text:span></text:p>
            </office:annotation>
            <text:p>IsPrime (function)</text:p>
          </table:table-cell>
          <table:table-cell table:number-columns-repeated="2"/>
          <table:table-cell office:value-type="string" calcext:value-type="string">
            <office:annotation draw:style-name="gr198" draw:text-style-name="P3" svg:width="96.19mm" svg:height="42.4mm" svg:x="277.99mm" svg:y="468.16mm" draw:caption-point-x="-6.1mm" draw:caption-point-y="17.22mm">
              <dc:creator>WV</dc:creator>
              <dc:date>2016-01-07T00:00:00</dc:date>
              <text:p text:style-name="P2"><text:span text:style-name="T12">Returns the variance of a Pareto distribution.</text:span></text:p>
              <text:p text:style-name="P2"><text:span text:style-name="T12"/></text:p>
              <text:p text:style-name="P2"><text:span text:style-name="T12">=ParetoVar(xm,a)</text:span></text:p>
              <text:p text:style-name="P2"><text:span text:style-name="T12"/></text:p>
              <text:p text:style-name="P2"><text:span text:style-name="T12">Xm <text:s/>is the scale parameter</text:span></text:p>
              <text:p text:style-name="P2"><text:span text:style-name="T12">A is the shape parameter</text:span></text:p>
              <text:p text:style-name="P2"><text:span text:style-name="T12">The result is a real number.</text:span></text:p>
              <text:p text:style-name="P2"><text:span text:style-name="T12"/></text:p>
              <text:p text:style-name="P2"><text:span text:style-name="T12"/></text:p>
            </office:annotation>
            <text:p>ParetoVar (function)</text:p>
          </table:table-cell>
          <table:table-cell table:number-columns-repeated="2"/>
          <table:table-cell office:value-type="string" calcext:value-type="string">
            <office:annotation draw:style-name="gr204" draw:text-style-name="P3" svg:width="96.97mm" svg:height="35.47mm" svg:x="345.72mm" svg:y="468.16mm" draw:caption-point-x="-6.1mm" draw:caption-point-y="17.22mm">
              <dc:date>2016-01-21T00:00:00</dc:date>
              <text:p text:style-name="P2"><text:span text:style-name="T12">Returns the area of the sector of a circle</text:span></text:p>
              <text:p text:style-name="P2"><text:span text:style-name="T12"/></text:p>
              <text:p text:style-name="P2"><text:span text:style-name="T12">=SecArea(a,r)</text:span></text:p>
              <text:p text:style-name="P2"><text:span text:style-name="T12"/></text:p>
              <text:p text:style-name="P2"><text:span text:style-name="T12">A is the measure of the central angle in degrees.</text:span></text:p>
              <text:p text:style-name="P2"><text:span text:style-name="T12">R is the radius of the circle</text:span></text:p>
              <text:p text:style-name="P2"><text:span text:style-name="T12">The result is a real number</text:span></text:p>
            </office:annotation>
            <text:p>SecArea (function)</text:p>
          </table:table-cell>
          <table:table-cell table:number-columns-repeated="14"/>
        </table:table-row>
        <table:table-row table:style-name="ro1">
          <table:table-cell table:number-columns-repeated="8"/>
          <table:table-cell office:value-type="string" calcext:value-type="string">
            <office:annotation draw:style-name="gr205" draw:text-style-name="P3" svg:width="120.49mm" svg:height="67.09mm" svg:x="209.99mm" svg:y="472.68mm" draw:caption-point-x="-6.1mm" draw:caption-point-y="17.21mm">
              <dc:creator>WV</dc:creator>
              <dc:date>2015-12-26T00:00:00</dc:date>
              <text:p text:style-name="P2"><text:span text:style-name="T12">Allows for iteration of a formula on a spreadsheet.</text:span></text:p>
              <text:p text:style-name="P2"><text:span text:style-name="T12"/></text:p>
              <text:p text:style-name="P2"><text:span text:style-name="T12">Basic&gt;Interate1</text:span></text:p>
              <text:p text:style-name="P2"><text:span text:style-name="T12"/></text:p>
              <text:p text:style-name="P2"><text:span text:style-name="T12">The function to be iteraties must be saved using the InputFunction command. Iterate1 expects three values in a column vector beginning at the active cell on the spreadsheet: a start value, a maximum onvergence value (the difference between the last x value and current x value to stop iteration), and the maximum allowable number of iterations.</text:span></text:p>
              <text:p text:style-name="P2"><text:span text:style-name="T12"/></text:p>
              <text:p text:style-name="P2"><text:span text:style-name="T12">The output values are the end value, convergence, and number of iterations performed.</text:span></text:p>
              <text:p text:style-name="P2"><text:span text:style-name="T12"/></text:p>
              <text:p text:style-name="P2"><text:span text:style-name="T12"/></text:p>
            </office:annotation>
            <text:p>Iterate1 (routine)</text:p>
          </table:table-cell>
          <table:table-cell table:number-columns-repeated="2"/>
          <table:table-cell table:style-name="ce53" office:value-type="string" calcext:value-type="string">
            <office:annotation draw:style-name="gr115" draw:text-style-name="P3" svg:width="74.18mm" svg:height="41.2mm" svg:x="277.99mm" svg:y="472.68mm" draw:caption-point-x="-6.1mm" draw:caption-point-y="17.21mm">
              <dc:creator>WV</dc:creator>
              <dc:date>2016-01-10T00:00:00</dc:date>
              <text:p text:style-name="P2"><text:span text:style-name="T12">Returns the 10 to 90 percentile range.</text:span></text:p>
              <text:p text:style-name="P2"><text:span text:style-name="T12"/></text:p>
              <text:p text:style-name="P2"><text:span text:style-name="T12">=PercRange(a)</text:span></text:p>
              <text:p text:style-name="P2"><text:span text:style-name="T12"/></text:p>
              <text:p text:style-name="P2"><text:span text:style-name="T12">A is a column vector containing data.</text:span></text:p>
              <text:p text:style-name="P2"><text:span text:style-name="T12">The result is a real number.</text:span></text:p>
            </office:annotation>
            <text:p>PercRange (function)</text:p>
          </table:table-cell>
          <table:table-cell table:number-columns-repeated="2"/>
          <table:table-cell office:value-type="string" calcext:value-type="string">
            <office:annotation draw:style-name="gr16" draw:text-style-name="P3" svg:width="127.66mm" svg:height="33.61mm" svg:x="345.72mm" svg:y="472.68mm" draw:caption-point-x="-6.1mm" draw:caption-point-y="17.21mm">
              <dc:date>2016-01-29T00:00:00</dc:date>
              <text:p text:style-name="P2"><text:span text:style-name="T12">Returns the horizontal distance</text:span></text:p>
              <text:p text:style-name="P2"><text:span text:style-name="T12"/></text:p>
              <text:p text:style-name="P2"><text:span text:style-name="T12">=SlopeCorr(s,a,optional t)</text:span></text:p>
              <text:p text:style-name="P2"><text:span text:style-name="T12"/></text:p>
              <text:p text:style-name="P2"><text:span text:style-name="T12">S is the slope distance</text:span></text:p>
              <text:p text:style-name="P2"><text:span text:style-name="T12">If t=”v” (default), a is a vertical angle (radians)</text:span></text:p>
              <text:p text:style-name="P2"><text:span text:style-name="T12">If t=”z”, a is a zenith angle (radians)</text:span></text:p>
              <text:p text:style-name="P2"><text:span text:style-name="T12">The result is a real number</text:span></text:p>
            </office:annotation>
            <text:p>SlopeCorr (function)</text:p>
          </table:table-cell>
          <table:table-cell table:number-columns-repeated="14"/>
        </table:table-row>
        <table:table-row table:style-name="ro1">
          <table:table-cell table:number-columns-repeated="8"/>
          <table:table-cell office:value-type="string" calcext:value-type="string">
            <office:annotation draw:style-name="gr206" draw:text-style-name="P3" svg:width="110.26mm" svg:height="65.21mm" svg:x="209.99mm" svg:y="477.19mm" draw:caption-point-x="-6.1mm" draw:caption-point-y="17.22mm">
              <dc:creator>WV</dc:creator>
              <dc:date>2015-12-26T00:00:00</dc:date>
              <text:p text:style-name="P2"><text:span text:style-name="T12">Allows for the iteration of up to three functions on a spreadsheet.</text:span></text:p>
              <text:p text:style-name="P2"><text:span text:style-name="T12"/></text:p>
              <text:p text:style-name="P2"><text:span text:style-name="T12">Basic&gt;Iterate2</text:span></text:p>
              <text:p text:style-name="P2"><text:span text:style-name="T12"/></text:p>
              <text:p text:style-name="P2"><text:span text:style-name="T12">The functions to be iterated must be saved using the InputFunction commands.</text:span></text:p>
              <text:p text:style-name="P2"><text:span text:style-name="T12"/></text:p>
              <text:p text:style-name="P2"><text:span text:style-name="T12">Iterate2 expects five values in a column vector beginning at the current active cell: three start values, a amximum convergence value (the maximum difference between the three variables to stop iterations), and the maximum number of iterations.</text:span></text:p>
              <text:p text:style-name="P2"><text:span text:style-name="T12"/></text:p>
              <text:p text:style-name="P2"><text:span text:style-name="T12">The result is up to five values: the end values, the final convergence, and the number of iterations performed.</text:span></text:p>
              <text:p text:style-name="P2"><text:span text:style-name="T12"/></text:p>
              <text:p text:style-name="P2"><text:span text:style-name="T12"/></text:p>
            </office:annotation>
            <text:p>Iterate2 (routine)</text:p>
          </table:table-cell>
          <table:table-cell table:number-columns-repeated="2"/>
          <table:table-cell office:value-type="string" calcext:value-type="string">
            <office:annotation draw:style-name="gr120" draw:text-style-name="P3" svg:width="119.45mm" svg:height="50.83mm" svg:x="277.99mm" svg:y="477.19mm" draw:caption-point-x="-6.1mm" draw:caption-point-y="17.22mm">
              <dc:creator>WV</dc:creator>
              <dc:date>2015-12-29T00:00:00</dc:date>
              <text:p text:style-name="P2"><text:span text:style-name="T12">Returns the confidence interval of the mean for a Poisson distribution.</text:span></text:p>
              <text:p text:style-name="P2"><text:span text:style-name="T12"/></text:p>
              <text:p text:style-name="P2"><text:span text:style-name="T12">=PoisConf(n,a)</text:span></text:p>
              <text:p text:style-name="P2"><text:span text:style-name="T12"/></text:p>
              <text:p text:style-name="P2"><text:span text:style-name="T12">N is the mean</text:span></text:p>
              <text:p text:style-name="P2"><text:span text:style-name="T12">A is the desired alpha level</text:span></text:p>
              <text:p text:style-name="P2"><text:span text:style-name="T12">The confidence level is 1-alpha.</text:span></text:p>
              <text:p text:style-name="P2"><text:span text:style-name="T12">The result is a 1x2 matrix containing both limits of the interval.</text:span></text:p>
              <text:p text:style-name="P2"><text:span text:style-name="T12"/></text:p>
            </office:annotation>
            <text:p>PoisConf (function)</text:p>
          </table:table-cell>
          <table:table-cell table:number-columns-repeated="2"/>
          <table:table-cell table:style-name="ce53" office:value-type="string" calcext:value-type="string">
            <office:annotation draw:style-name="gr2" draw:text-style-name="P3" svg:width="106.59mm" svg:height="25.71mm" svg:x="345.72mm" svg:y="477.19mm" draw:caption-point-x="-6.1mm" draw:caption-point-y="17.22mm">
              <dc:date>2016-01-23T00:00:00</dc:date>
              <text:p text:style-name="P2"><text:span text:style-name="T12">Returns the volume of a sphere.</text:span></text:p>
              <text:p text:style-name="P2"><text:span text:style-name="T12"/></text:p>
              <text:p text:style-name="P2"><text:span text:style-name="T12">=SphereVol(r)</text:span></text:p>
              <text:p text:style-name="P2"><text:span text:style-name="T12"/></text:p>
              <text:p text:style-name="P2"><text:span text:style-name="T12">R is the radius of the sphere</text:span></text:p>
              <text:p text:style-name="P2"><text:span text:style-name="T12">The result is a real number</text:span></text:p>
            </office:annotation>
            <text:p>SphereVol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116.85mm" svg:height="33.61mm" svg:x="209.99mm" svg:y="481.71mm" draw:caption-point-x="-6.1mm" draw:caption-point-y="17.21mm">
              <dc:date>2016-02-03T00:00:00</dc:date>
              <text:p text:style-name="P2"><text:span text:style-name="T12">Returns the Jacobian elliptic functions sn(u,k), cn(u,k), and dn(u,k)</text:span></text:p>
              <text:p text:style-name="P2"><text:span text:style-name="T12"/></text:p>
              <text:p text:style-name="P2"><text:span text:style-name="T12">=Jef(uu,emmc)</text:span></text:p>
              <text:p text:style-name="P2"><text:span text:style-name="T12"/></text:p>
              <text:p text:style-name="P2"><text:span text:style-name="T12">Uu is the u parameter</text:span></text:p>
              <text:p text:style-name="P2"><text:span text:style-name="T12">emmc=k^2</text:span></text:p>
              <text:p text:style-name="P2"><text:span text:style-name="T12">The result is a 1xx3 matrix containing sn (1,1), cn (1,2), and dn (1,3)</text:span></text:p>
              <text:p text:style-name="P2"><text:span text:style-name="T12"/></text:p>
            </office:annotation>
            <text:p>Jef (function)</text:p>
          </table:table-cell>
          <table:table-cell table:number-columns-repeated="2"/>
          <table:table-cell office:value-type="string" calcext:value-type="string">
            <office:annotation draw:style-name="gr6" draw:text-style-name="P3" svg:width="97.43mm" svg:height="29.66mm" svg:x="277.99mm" svg:y="481.71mm" draw:caption-point-x="-6.1mm" draw:caption-point-y="17.21mm">
              <dc:creator>WV</dc:creator>
              <dc:date>2015-12-28T00:00:00</dc:date>
              <text:p text:style-name="P2"><text:span text:style-name="T12">Returns the coefficient of variation of a Poisson distribution.</text:span></text:p>
              <text:p text:style-name="P2"><text:span text:style-name="T12"/></text:p>
              <text:p text:style-name="P2"><text:span text:style-name="T12">=PoisCV(n)</text:span></text:p>
              <text:p text:style-name="P2"><text:span text:style-name="T12"/></text:p>
              <text:p text:style-name="P2"><text:span text:style-name="T12">N is the mean</text:span></text:p>
              <text:p text:style-name="P2"><text:span text:style-name="T12"/></text:p>
              <text:p text:style-name="P2"><text:span text:style-name="T12"/></text:p>
            </office:annotation>
            <text:p>PoisCV (function)</text:p>
          </table:table-cell>
          <table:table-cell table:number-columns-repeated="2"/>
          <table:table-cell office:value-type="string" calcext:value-type="string">
            <office:annotation draw:style-name="gr6" draw:text-style-name="P3" svg:width="126.42mm" svg:height="29.66mm" svg:x="345.72mm" svg:y="481.71mm" draw:caption-point-x="-6.1mm" draw:caption-point-y="17.21mm">
              <dc:date>2016-01-29T00:00:00</dc:date>
              <text:p text:style-name="P2"><text:span text:style-name="T12">Returns the area of a spherical polygon</text:span></text:p>
              <text:p text:style-name="P2"><text:span text:style-name="T12"/></text:p>
              <text:p text:style-name="P2"><text:span text:style-name="T12">=SphericalArea(r,a)</text:span></text:p>
              <text:p text:style-name="P2"><text:span text:style-name="T12"/></text:p>
              <text:p text:style-name="P2"><text:span text:style-name="T12">R is the radius of the sphere</text:span></text:p>
              <text:p text:style-name="P2"><text:span text:style-name="T12">A is a range containing the radian measures of the interior angles</text:span></text:p>
              <text:p text:style-name="P2"><text:span text:style-name="T12">The result is a real number</text:span></text:p>
            </office:annotation>
            <text:p>SphericalArea (function)</text:p>
          </table:table-cell>
          <table:table-cell table:number-columns-repeated="14"/>
        </table:table-row>
        <table:table-row table:style-name="ro1">
          <table:table-cell table:number-columns-repeated="8"/>
          <table:table-cell office:value-type="string" calcext:value-type="string">
            <office:annotation draw:style-name="gr6" draw:text-style-name="P3" svg:width="119.56mm" svg:height="29.66mm" svg:x="209.99mm" svg:y="486.22mm" draw:caption-point-x="-6.1mm" draw:caption-point-y="17.22mm">
              <dc:creator>WV</dc:creator>
              <dc:date>2015-12-25T00:00:00</dc:date>
              <text:p text:style-name="P2"><text:span text:style-name="T12">Returns the number of letters and digits contained in a passage.</text:span></text:p>
              <text:p text:style-name="P2"><text:span text:style-name="T12"/></text:p>
              <text:p text:style-name="P2"><text:span text:style-name="T12">=LETTERS(a)</text:span></text:p>
              <text:p text:style-name="P2"><text:span text:style-name="T12">A is a string</text:span></text:p>
              <text:p text:style-name="P2"><text:span text:style-name="T12">The result is an integer</text:span></text:p>
              <text:p text:style-name="P2"><text:span text:style-name="T12"/></text:p>
              <text:p text:style-name="P2"><text:span text:style-name="T12"/></text:p>
            </office:annotation>
            <text:p>LETTERS (function)</text:p>
          </table:table-cell>
          <table:table-cell table:number-columns-repeated="2"/>
          <table:table-cell office:value-type="string" calcext:value-type="string">
            <office:annotation draw:style-name="gr197" draw:text-style-name="P3" svg:width="102.7mm" svg:height="44.51mm" svg:x="277.99mm" svg:y="486.22mm" draw:caption-point-x="-6.1mm" draw:caption-point-y="17.22mm">
              <dc:creator>WV</dc:creator>
              <dc:date>2015-12-29T00:00:00</dc:date>
              <text:p text:style-name="P2"><text:span text:style-name="T12">Returns a measure of kurtosis of a Poisson distribution.</text:span></text:p>
              <text:p text:style-name="P2"><text:span text:style-name="T12"/></text:p>
              <text:p text:style-name="P2"><text:span text:style-name="T12">=PoisKurt(n)</text:span></text:p>
              <text:p text:style-name="P2"><text:span text:style-name="T12"/></text:p>
              <text:p text:style-name="P2"><text:span text:style-name="T12">N is the mean.</text:span></text:p>
              <text:p text:style-name="P2"><text:span text:style-name="T12">The result is a real number.</text:span></text:p>
            </office:annotation>
            <text:p>PoisKurt (function)</text:p>
          </table:table-cell>
          <table:table-cell table:number-columns-repeated="2"/>
          <table:table-cell office:value-type="string" calcext:value-type="string">
            <office:annotation draw:style-name="gr8" draw:text-style-name="P3" svg:width="129.52mm" svg:height="37.56mm" svg:x="345.72mm" svg:y="486.22mm" draw:caption-point-x="-6.1mm" draw:caption-point-y="17.22mm">
              <dc:date>2016-01-29T00:00:00</dc:date>
              <text:p text:style-name="P2"><text:span text:style-name="T12">Returns the central angle measure of the distance between two points on a sphere</text:span></text:p>
              <text:p text:style-name="P2"><text:span text:style-name="T12"/></text:p>
              <text:p text:style-name="P2"><text:span text:style-name="T12">=SphericalCA(p1,l1,p2,l2)</text:span></text:p>
              <text:p text:style-name="P2"><text:span text:style-name="T12"/></text:p>
              <text:p text:style-name="P2"><text:span text:style-name="T12">P1 and p2 are the latitudes of the points (in radians)</text:span></text:p>
              <text:p text:style-name="P2"><text:span text:style-name="T12">L1 and l2 are the longitudes f the points (in radians)</text:span></text:p>
              <text:p text:style-name="P2"><text:span text:style-name="T12">The result is a real number (radians)</text:span></text:p>
            </office:annotation>
            <text:p>SphericalCA (function)</text:p>
          </table:table-cell>
          <table:table-cell table:number-columns-repeated="14"/>
        </table:table-row>
        <table:table-row table:style-name="ro1">
          <table:table-cell table:number-columns-repeated="8"/>
          <table:table-cell office:value-type="string" calcext:value-type="string">
            <office:annotation draw:style-name="gr18" draw:text-style-name="P3" svg:width="95.37mm" svg:height="57.31mm" svg:x="209.99mm" svg:y="490.74mm" draw:caption-point-x="-6.1mm" draw:caption-point-y="17.21mm">
              <dc:creator>WV</dc:creator>
              <dc:date>2015-12-28T00:00:00</dc:date>
              <text:p text:style-name="P2"><text:span text:style-name="T12">Returns the Levenshtein minimal edit distance for two strings.</text:span></text:p>
              <text:p text:style-name="P2"><text:span text:style-name="T12"/></text:p>
              <text:p text:style-name="P2"><text:span text:style-name="T12">=Levenshtein(a,b)</text:span></text:p>
              <text:p text:style-name="P2"><text:span text:style-name="T12">A and b are two strings</text:span></text:p>
              <text:p text:style-name="P2"><text:span text:style-name="T12"/></text:p>
              <text:p text:style-name="P2"><text:span text:style-name="T12">The result is an integer</text:span></text:p>
              <text:p text:style-name="P2"><text:span text:style-name="T12"/></text:p>
              <text:p text:style-name="P2"><text:span text:style-name="T12">The Levenshtein function provides a measure of dissimilarity between two strings. <text:s/>It is the least number of edits that are required to change one string ito the other.</text:span></text:p>
              <text:p text:style-name="P2"><text:span text:style-name="T12"/></text:p>
              <text:p text:style-name="P2"><text:span text:style-name="T12"/></text:p>
              <text:p text:style-name="P2"><text:span text:style-name="T12"/></text:p>
            </office:annotation>
            <text:p>Levenshtein (function)</text:p>
          </table:table-cell>
          <table:table-cell table:number-columns-repeated="2"/>
          <table:table-cell office:value-type="string" calcext:value-type="string">
            <office:annotation draw:style-name="gr8" draw:text-style-name="P3" svg:width="79.45mm" svg:height="37.56mm" svg:x="277.99mm" svg:y="490.74mm" draw:caption-point-x="-6.1mm" draw:caption-point-y="17.21mm">
              <dc:creator>WV</dc:creator>
              <dc:date>2015-12-28T00:00:00</dc:date>
              <text:p text:style-name="P2"><text:span text:style-name="T12">Returns the mean deviation for a Poisson distribution.</text:span></text:p>
              <text:p text:style-name="P2"><text:span text:style-name="T12"/></text:p>
              <text:p text:style-name="P2"><text:span text:style-name="T12">=PoisMD(n)</text:span></text:p>
              <text:p text:style-name="P2"><text:span text:style-name="T12"/></text:p>
              <text:p text:style-name="P2"><text:span text:style-name="T12">N is the mean.</text:span></text:p>
              <text:p text:style-name="P2"><text:span text:style-name="T12">The result is a real number.</text:span></text:p>
              <text:p text:style-name="P2"><text:span text:style-name="T12"/></text:p>
              <text:p text:style-name="P2"><text:span text:style-name="T12"/></text:p>
            </office:annotation>
            <text:p>PoisMD (function)</text:p>
          </table:table-cell>
          <table:table-cell table:number-columns-repeated="2"/>
          <table:table-cell office:value-type="string" calcext:value-type="string">
            <office:annotation draw:style-name="gr6" draw:text-style-name="P3" svg:width="129.52mm" svg:height="29.66mm" svg:x="346.65mm" svg:y="494.05mm" draw:caption-point-x="-7.03mm" draw:caption-point-y="13.9mm">
              <dc:date>2016-01-29T00:00:00</dc:date>
              <text:p text:style-name="P2"><text:span text:style-name="T12">Returns the angular length of a side of a spherical triangle</text:span></text:p>
              <text:p text:style-name="P2"><text:span text:style-name="T12"/></text:p>
              <text:p text:style-name="P2"><text:span text:style-name="T12">=SphericalCos(aa,b,c)</text:span></text:p>
              <text:p text:style-name="P2"><text:span text:style-name="T12"/></text:p>
              <text:p text:style-name="P2"><text:span text:style-name="T12">Aa is the radian measure of the opposite angle</text:span></text:p>
              <text:p text:style-name="P2"><text:span text:style-name="T12">B and c are the angular length (in radians) of the other two sides</text:span></text:p>
              <text:p text:style-name="P2"><text:span text:style-name="T12">The result is a real number (radians)</text:span></text:p>
            </office:annotation>
            <text:p>SphericalCos (function)</text:p>
          </table:table-cell>
          <table:table-cell table:number-columns-repeated="14"/>
        </table:table-row>
        <table:table-row table:style-name="ro1">
          <table:table-cell table:number-columns-repeated="8"/>
          <table:table-cell office:value-type="string" calcext:value-type="string">
            <office:annotation draw:style-name="gr207" draw:text-style-name="P3" svg:width="120.49mm" svg:height="51.43mm" svg:x="209.99mm" svg:y="495.25mm" draw:caption-point-x="-6.1mm" draw:caption-point-y="17.22mm">
              <dc:creator>WV</dc:creator>
              <dc:date>2015-12-26T00:00:00</dc:date>
              <text:p text:style-name="P2"><text:span text:style-name="T12">Transfers the contents of a range of cells to the global matrix, CrossTab.</text:span></text:p>
              <text:p text:style-name="P2"><text:span text:style-name="T12"/></text:p>
              <text:p text:style-name="P2"><text:span text:style-name="T12">=LoadCrossTab(optional arr)</text:span></text:p>
              <text:p text:style-name="P2"><text:span text:style-name="T12">Arr is a string type reference (in quotes) to a range of cells</text:span></text:p>
              <text:p text:style-name="P2"><text:span text:style-name="T12">If arr isn't specified, the data is taken from the upper left range of the Data sheet.</text:span></text:p>
              <text:p text:style-name="P2"><text:span text:style-name="T12"/></text:p>
              <text:p text:style-name="P2"><text:span text:style-name="T12">CrossTab is an internal matrix used to store cross tabulated data.</text:span></text:p>
              <text:p text:style-name="P2"><text:span text:style-name="T12"/></text:p>
              <text:p text:style-name="P2"><text:span text:style-name="T12"/></text:p>
            </office:annotation>
            <text:p>LoadCrossTab (function)</text:p>
          </table:table-cell>
          <table:table-cell table:number-columns-repeated="2"/>
          <table:table-cell table:style-name="ce53" office:value-type="string" calcext:value-type="string">
            <office:annotation draw:style-name="gr208" draw:text-style-name="P3" svg:width="112.32mm" svg:height="29.16mm" svg:x="277.99mm" svg:y="495.25mm" draw:caption-point-x="-6.1mm" draw:caption-point-y="17.22mm">
              <dc:creator>WV</dc:creator>
              <dc:date>2015-12-29T00:00:00</dc:date>
              <text:p text:style-name="P2"><text:span text:style-name="T12">Returns an estimate of the median of a Poisson distribution.</text:span></text:p>
              <text:p text:style-name="P2"><text:span text:style-name="T12"/></text:p>
              <text:p text:style-name="P2"><text:span text:style-name="T12">=PoisMed(n)</text:span></text:p>
              <text:p text:style-name="P2"><text:span text:style-name="T12">N is the mean.</text:span></text:p>
              <text:p text:style-name="P2"><text:span text:style-name="T12">The result is a real number</text:span></text:p>
            </office:annotation>
            <text:p>PoisMed (function)</text:p>
          </table:table-cell>
          <table:table-cell table:number-columns-repeated="2"/>
          <table:table-cell office:value-type="string" calcext:value-type="string">
            <office:annotation draw:style-name="gr8" draw:text-style-name="P3" svg:width="131.07mm" svg:height="37.56mm" svg:x="345.72mm" svg:y="495.25mm" draw:caption-point-x="-6.1mm" draw:caption-point-y="17.22mm">
              <dc:date>2016-01-29T00:00:00</dc:date>
              <text:p text:style-name="P2"><text:span text:style-name="T12">Returns the arc length of the segment of the great circle between two points on a sphere</text:span></text:p>
              <text:p text:style-name="P2"><text:span text:style-name="T12"/></text:p>
              <text:p text:style-name="P2"><text:span text:style-name="T12">=SphericalDist(r,p1,p2)</text:span></text:p>
              <text:p text:style-name="P2"><text:span text:style-name="T12"/></text:p>
              <text:p text:style-name="P2"><text:span text:style-name="T12">R is the radius of the sphere</text:span></text:p>
              <text:p text:style-name="P2"><text:span text:style-name="T12">P1 and p2 are the latitudes of the points</text:span></text:p>
              <text:p text:style-name="P2"><text:span text:style-name="T12">The result is a real number</text:span></text:p>
            </office:annotation>
            <text:p>SphericalDist (function)</text:p>
          </table:table-cell>
          <table:table-cell table:number-columns-repeated="14"/>
        </table:table-row>
        <table:table-row table:style-name="ro1">
          <table:table-cell table:number-columns-repeated="8"/>
          <table:table-cell office:value-type="string" calcext:value-type="string">
            <office:annotation draw:style-name="gr17" draw:text-style-name="P3" svg:width="127mm" svg:height="45.46mm" svg:x="209.99mm" svg:y="499.77mm" draw:caption-point-x="-6.1mm" draw:caption-point-y="17.22mm">
              <dc:creator>WV</dc:creator>
              <dc:date>2015-12-26T00:00:00</dc:date>
              <text:p text:style-name="P2"><text:span text:style-name="T12">Transfers the contents of a range of cells into the global array, DataTab.</text:span></text:p>
              <text:p text:style-name="P2"><text:span text:style-name="T12"/></text:p>
              <text:p text:style-name="P2"><text:span text:style-name="T12">=LoadDataTab(optional arr)</text:span></text:p>
              <text:p text:style-name="P2"><text:span text:style-name="T12"/></text:p>
              <text:p text:style-name="P2"><text:span text:style-name="T12">Arr is a reference to a range of cells (string). If arr is missing, the data is taken from the upper left corner of the “Data” sheet. If arr is missing, the array cannot contain a zero.</text:span></text:p>
              <text:p text:style-name="P2"><text:span text:style-name="T12"/></text:p>
              <text:p text:style-name="P2"><text:span text:style-name="T12">DataTab is an internal array used to store data sets.</text:span></text:p>
              <text:p text:style-name="P2"><text:span text:style-name="T12"/></text:p>
              <text:p text:style-name="P2"><text:span text:style-name="T12"/></text:p>
            </office:annotation>
            <text:p>LoadDataTab (function)</text:p>
          </table:table-cell>
          <table:table-cell table:number-columns-repeated="2"/>
          <table:table-cell office:value-type="string" calcext:value-type="string">
            <office:annotation draw:style-name="gr209" draw:text-style-name="P3" svg:width="110.77mm" svg:height="44.2mm" svg:x="277.99mm" svg:y="499.77mm" draw:caption-point-x="-6.1mm" draw:caption-point-y="17.22mm">
              <dc:creator>WV</dc:creator>
              <dc:date>2015-12-28T00:00:00</dc:date>
              <text:p text:style-name="P2"><text:span text:style-name="T12">Returns the mode of a Poisson distribution.</text:span></text:p>
              <text:p text:style-name="P2"><text:span text:style-name="T12"/></text:p>
              <text:p text:style-name="P2"><text:span text:style-name="T12">=PoisMode(n)</text:span></text:p>
              <text:p text:style-name="P2"><text:span text:style-name="T12"/></text:p>
              <text:p text:style-name="P2"><text:span text:style-name="T12">N is the mean.</text:span></text:p>
              <text:p text:style-name="P2"><text:span text:style-name="T12">The result is an integer</text:span></text:p>
              <text:p text:style-name="P2"><text:span text:style-name="T12"/></text:p>
              <text:p text:style-name="P2"><text:span text:style-name="T12"/></text:p>
            </office:annotation>
            <text:p>PoisMode (function)</text:p>
          </table:table-cell>
          <table:table-cell table:number-columns-repeated="2"/>
          <table:table-cell office:value-type="string" calcext:value-type="string">
            <office:annotation draw:style-name="gr16" draw:text-style-name="P3" svg:width="140.67mm" svg:height="33.61mm" svg:x="345.72mm" svg:y="499.77mm" draw:caption-point-x="-6.1mm" draw:caption-point-y="17.22mm">
              <dc:date>2016-01-29T00:00:00</dc:date>
              <text:p text:style-name="P2"><text:span text:style-name="T12">Returns the radian measure of a spherical angle in a triangle on a sphere</text:span></text:p>
              <text:p text:style-name="P2"><text:span text:style-name="T12"/></text:p>
              <text:p text:style-name="P2"><text:span text:style-name="T12">=SphericalSine(a.b.bb)</text:span></text:p>
              <text:p text:style-name="P2"><text:span text:style-name="T12"/></text:p>
              <text:p text:style-name="P2"><text:span text:style-name="T12">Bb is the radian measure of another angle</text:span></text:p>
              <text:p text:style-name="P2"><text:span text:style-name="T12">A is the angular length (in radians) of the opposite side</text:span></text:p>
              <text:p text:style-name="P2"><text:span text:style-name="T12">B is the angular length (in radians) of he side opposite the other angle</text:span></text:p>
              <text:p text:style-name="P2"><text:span text:style-name="T12">The result is a real number (radians)</text:span></text:p>
            </office:annotation>
            <text:p>SphericalSine (function)</text:p>
          </table:table-cell>
          <table:table-cell table:number-columns-repeated="14"/>
        </table:table-row>
        <table:table-row table:style-name="ro1">
          <table:table-cell table:number-columns-repeated="8"/>
          <table:table-cell table:style-name="ce59" office:value-type="string" calcext:value-type="string">
            <office:annotation draw:style-name="gr210" draw:text-style-name="P3" svg:width="83.36mm" svg:height="50.86mm" svg:x="209.99mm" svg:y="504.28mm" draw:caption-point-x="-6.1mm" draw:caption-point-y="17.22mm">
              <dc:creator>WV</dc:creator>
              <dc:date>2015-12-20T00:00:00</dc:date>
              <text:p text:style-name="P2"><text:span text:style-name="T12">Returns the binary logarithm (base 2) of a number</text:span></text:p>
              <text:p text:style-name="P2"><text:span text:style-name="T12"/></text:p>
              <text:p text:style-name="P2"><text:span text:style-name="T12">=Log2(n)</text:span></text:p>
              <text:p text:style-name="P2"><text:span text:style-name="T12"/></text:p>
              <text:p text:style-name="P2"><text:span text:style-name="T12">N is a positive, nonzero number.</text:span></text:p>
              <text:p text:style-name="P2"><text:span text:style-name="T12">The result is a positive, real number.</text:span></text:p>
            </office:annotation>
            <text:p>Log2 (function)</text:p>
          </table:table-cell>
          <table:table-cell table:number-columns-repeated="2"/>
          <table:table-cell office:value-type="string" calcext:value-type="string">
            <office:annotation draw:style-name="gr181" draw:text-style-name="P3" svg:width="90.92mm" svg:height="39.99mm" svg:x="277.99mm" svg:y="504.28mm" draw:caption-point-x="-6.1mm" draw:caption-point-y="17.22mm">
              <dc:creator>WV</dc:creator>
              <dc:date>2015-12-29T00:00:00</dc:date>
              <text:p text:style-name="P2"><text:span text:style-name="T12">Returns a measure of skewness of a Poisson distribution.</text:span></text:p>
              <text:p text:style-name="P2"><text:span text:style-name="T12"/></text:p>
              <text:p text:style-name="P2"><text:span text:style-name="T12">=PoisSkew(n)</text:span></text:p>
              <text:p text:style-name="P2"><text:span text:style-name="T12"/></text:p>
              <text:p text:style-name="P2"><text:span text:style-name="T12">N is the mean</text:span></text:p>
              <text:p text:style-name="P2"><text:span text:style-name="T12">The result is a real number.</text:span></text:p>
            </office:annotation>
            <text:p>PoisSkew (function)</text:p>
          </table:table-cell>
          <table:table-cell table:number-columns-repeated="2"/>
          <table:table-cell office:value-type="string" calcext:value-type="string">
            <office:annotation draw:style-name="gr6" draw:text-style-name="P3" svg:width="130.76mm" svg:height="29.66mm" svg:x="345.72mm" svg:y="504.28mm" draw:caption-point-x="-6.1mm" draw:caption-point-y="17.22mm">
              <dc:date>2016-01-29T00:00:00</dc:date>
              <text:p text:style-name="P2"><text:span text:style-name="T12">Returns the length of a side of a triangle on a sphere</text:span></text:p>
              <text:p text:style-name="P2"><text:span text:style-name="T12"/></text:p>
              <text:p text:style-name="P2"><text:span text:style-name="T12">=SphericalTriSide(a,b,c)</text:span></text:p>
              <text:p text:style-name="P2"><text:span text:style-name="T12"/></text:p>
              <text:p text:style-name="P2"><text:span text:style-name="T12">A is the radian measure of the opposite angle</text:span></text:p>
              <text:p text:style-name="P2"><text:span text:style-name="T12">B and c are the radian measures of the other two angles</text:span></text:p>
              <text:p text:style-name="P2"><text:span text:style-name="T12">The result is a real number</text:span></text:p>
            </office:annotation>
            <text:p>SphericalTriSide (function)</text:p>
          </table:table-cell>
          <table:table-cell table:number-columns-repeated="14"/>
        </table:table-row>
        <table:table-row table:style-name="ro1">
          <table:table-cell table:number-columns-repeated="8"/>
          <table:table-cell office:value-type="string" calcext:value-type="string">
            <office:annotation draw:style-name="gr118" draw:text-style-name="P3" svg:width="88.55mm" svg:height="49.32mm" svg:x="209.99mm" svg:y="508.8mm" draw:caption-point-x="-6.1mm" draw:caption-point-y="17.22mm">
              <dc:creator>WV</dc:creator>
              <dc:date>2015-12-25T00:00:00</dc:date>
              <text:p text:style-name="P2"><text:span text:style-name="T12">Returns the number of letters per sentence in a passage.</text:span></text:p>
              <text:p text:style-name="P2"><text:span text:style-name="T12"/></text:p>
              <text:p text:style-name="P2"><text:span text:style-name="T12">=LPS(a)</text:span></text:p>
              <text:p text:style-name="P2"><text:span text:style-name="T12">A is a string</text:span></text:p>
              <text:p text:style-name="P2"><text:span text:style-name="T12">He result is a real number.</text:span></text:p>
              <text:p text:style-name="P2"><text:span text:style-name="T12"/></text:p>
              <text:p text:style-name="P2"><text:span text:style-name="T12"/></text:p>
            </office:annotation>
            <text:p>LPS (function)</text:p>
          </table:table-cell>
          <table:table-cell table:number-columns-repeated="2"/>
          <table:table-cell office:value-type="string" calcext:value-type="string">
            <office:annotation draw:style-name="gr55" draw:text-style-name="P3" svg:width="112.63mm" svg:height="100.76mm" svg:x="277.99mm" svg:y="508.8mm" draw:caption-point-x="-6.1mm" draw:caption-point-y="17.22mm">
              <dc:creator>WV</dc:creator>
              <dc:date>2015-12-30T00:00:00</dc:date>
              <text:p text:style-name="P2"><text:span text:style-name="T12">Returns a profile of 13 statistics (and standard errors) for a data set.</text:span></text:p>
              <text:p text:style-name="P2"><text:span text:style-name="T12"/></text:p>
              <text:p text:style-name="P2"><text:span text:style-name="T12">=Profile13(a)</text:span></text:p>
              <text:p text:style-name="P2"><text:span text:style-name="T12"/></text:p>
              <text:p text:style-name="P2"><text:span text:style-name="T12">A is a column vector containing data.</text:span></text:p>
              <text:p text:style-name="P2"><text:span text:style-name="T12">The result is a 14x3 matrix</text:span></text:p>
              <text:p text:style-name="P2"><text:span text:style-name="T12"/></text:p>
              <text:p text:style-name="P2"><text:span text:style-name="T12">The statistics returned are:</text:span></text:p>
              <text:p text:style-name="P2"><text:span text:style-name="T12"><text:tab/></text:span><text:span text:style-name="T12">Count</text:span></text:p>
              <text:p text:style-name="P2"><text:span text:style-name="T12"><text:tab/></text:span><text:span text:style-name="T12">Mean and standard error of the mean</text:span></text:p>
              <text:p text:style-name="P2"><text:span text:style-name="T12"><text:tab/></text:span><text:span text:style-name="T12">Variance</text:span></text:p>
              <text:p text:style-name="P2"><text:span text:style-name="T12"><text:tab/></text:span><text:span text:style-name="T12">Standard deviation</text:span></text:p>
              <text:p text:style-name="P2"><text:span text:style-name="T12"><text:tab/></text:span><text:span text:style-name="T12">Minimum</text:span></text:p>
              <text:p text:style-name="P2"><text:span text:style-name="T12"><text:tab/></text:span><text:span text:style-name="T12">Maximum</text:span></text:p>
              <text:p text:style-name="P2"><text:span text:style-name="T12"><text:tab/></text:span><text:span text:style-name="T12">Sum</text:span></text:p>
              <text:p text:style-name="P2"><text:span text:style-name="T12"><text:tab/></text:span><text:span text:style-name="T12">Skewness and standard error of skewness</text:span></text:p>
              <text:p text:style-name="P2"><text:span text:style-name="T12"><text:tab/></text:span><text:span text:style-name="T12">Kurtosis and standard error of kurtosis</text:span></text:p>
              <text:p text:style-name="P2"><text:span text:style-name="T12"><text:tab/></text:span><text:span text:style-name="T12">Median</text:span></text:p>
              <text:p text:style-name="P2"><text:span text:style-name="T12"><text:tab/></text:span><text:span text:style-name="T12">Mode</text:span></text:p>
              <text:p text:style-name="P2"><text:span text:style-name="T12"><text:tab/></text:span><text:span text:style-name="T12">Interquartile range, and</text:span></text:p>
              <text:p text:style-name="P2"><text:span text:style-name="T12"><text:tab/></text:span><text:span text:style-name="T12">Entropy</text:span></text:p>
              <text:p text:style-name="P2"><text:span text:style-name="T12"/></text:p>
              <text:p text:style-name="P2"><text:span text:style-name="T12"/></text:p>
              <text:p text:style-name="P2"><text:span text:style-name="T12"/></text:p>
              <text:p text:style-name="P2"><text:span text:style-name="T12"/></text:p>
            </office:annotation>
            <text:p>Profile13 (function)</text:p>
          </table:table-cell>
          <table:table-cell table:number-columns-repeated="2"/>
          <table:table-cell office:value-type="string" calcext:value-type="string">
            <office:annotation draw:style-name="gr16" draw:text-style-name="P3" svg:width="118.68mm" svg:height="33.61mm" svg:x="345.72mm" svg:y="508.8mm" draw:caption-point-x="-6.1mm" draw:caption-point-y="17.22mm">
              <dc:date>2016-01-23T00:00:00</dc:date>
              <text:p text:style-name="P2"><text:span text:style-name="T12">Returns the surface area of a spherical sector</text:span></text:p>
              <text:p text:style-name="P2"><text:span text:style-name="T12"/></text:p>
              <text:p text:style-name="P2"><text:span text:style-name="T12">=SphSecSurf(r,rs,h)</text:span></text:p>
              <text:p text:style-name="P2"><text:span text:style-name="T12"/></text:p>
              <text:p text:style-name="P2"><text:span text:style-name="T12">R is the radius of the sphere</text:span></text:p>
              <text:p text:style-name="P2"><text:span text:style-name="T12">Rs is the radius of the sector</text:span></text:p>
              <text:p text:style-name="P2"><text:span text:style-name="T12">H is the height</text:span></text:p>
              <text:p text:style-name="P2"><text:span text:style-name="T12">The result is a real number</text:span></text:p>
            </office:annotation>
            <text:p>SphSecSurf (function)</text:p>
          </table:table-cell>
          <table:table-cell table:number-columns-repeated="14"/>
        </table:table-row>
        <table:table-row table:style-name="ro1">
          <table:table-cell table:number-columns-repeated="8"/>
          <table:table-cell office:value-type="string" calcext:value-type="string">
            <office:annotation draw:style-name="gr6" draw:text-style-name="P3" svg:width="94.13mm" svg:height="29.66mm" svg:x="209.99mm" svg:y="513.32mm" draw:caption-point-x="-6.1mm" draw:caption-point-y="17.21mm">
              <dc:creator>WV</dc:creator>
              <dc:date>2015-12-25T00:00:00</dc:date>
              <text:p text:style-name="P2"><text:span text:style-name="T12">Returns the number of letters per word in a passage.</text:span></text:p>
              <text:p text:style-name="P2"><text:span text:style-name="T12"/></text:p>
              <text:p text:style-name="P2"><text:span text:style-name="T12">=LPW(a)</text:span></text:p>
              <text:p text:style-name="P2"><text:span text:style-name="T12">A is a string</text:span></text:p>
              <text:p text:style-name="P2"><text:span text:style-name="T12">The result is a real number</text:span></text:p>
              <text:p text:style-name="P2"><text:span text:style-name="T12"/></text:p>
              <text:p text:style-name="P2"><text:span text:style-name="T12"/></text:p>
            </office:annotation>
            <text:p>LPW (function)</text:p>
          </table:table-cell>
          <table:table-cell table:number-columns-repeated="2"/>
          <table:table-cell office:value-type="string" calcext:value-type="string">
            <office:annotation draw:style-name="gr211" draw:text-style-name="P3" svg:width="132.47mm" svg:height="81.27mm" svg:x="277.99mm" svg:y="513.32mm" draw:caption-point-x="-6.1mm" draw:caption-point-y="17.21mm">
              <dc:creator>WV</dc:creator>
              <dc:date>2015-12-30T00:00:00</dc:date>
              <text:p text:style-name="P2"><text:span text:style-name="T12">Returns an 8 value profile of statistics for a data set.</text:span></text:p>
              <text:p text:style-name="P2"><text:span text:style-name="T12"/></text:p>
              <text:p text:style-name="P2"><text:span text:style-name="T12">=Profile8(a)</text:span></text:p>
              <text:p text:style-name="P2"><text:span text:style-name="T12"/></text:p>
              <text:p text:style-name="P2"><text:span text:style-name="T12">A is a matrix containing a data set.</text:span></text:p>
              <text:p text:style-name="P2"><text:span text:style-name="T12">The result has 8 rows and one more column than a.</text:span></text:p>
              <text:p text:style-name="P2"><text:span text:style-name="T12"/></text:p>
              <text:p text:style-name="P2"><text:span text:style-name="T12">Profile8 will generate a column of statistics for each column of data in a. The displayed statistics are:</text:span></text:p>
              <text:p text:style-name="P2"><text:span text:style-name="T12"><text:tab/></text:span><text:span text:style-name="T12">The number of values in the data set</text:span></text:p>
              <text:p text:style-name="P2"><text:span text:style-name="T12"><text:tab/></text:span><text:span text:style-name="T12">The mean</text:span></text:p>
              <text:p text:style-name="P2"><text:span text:style-name="T12"><text:tab/></text:span><text:span text:style-name="T12">The standard deviation</text:span></text:p>
              <text:p text:style-name="P2"><text:span text:style-name="T12"><text:tab/></text:span><text:span text:style-name="T12">The minimum</text:span></text:p>
              <text:p text:style-name="P2"><text:span text:style-name="T12"><text:tab/></text:span><text:span text:style-name="T12">The 1</text:span><text:span text:style-name="T14">st</text:span><text:span text:style-name="T12"> quartile</text:span></text:p>
              <text:p text:style-name="P2"><text:span text:style-name="T12"><text:tab/></text:span><text:span text:style-name="T12">The median</text:span></text:p>
              <text:p text:style-name="P2"><text:span text:style-name="T12"><text:tab/></text:span><text:span text:style-name="T12">The 3</text:span><text:span text:style-name="T14">rd</text:span><text:span text:style-name="T12"> quartile, and</text:span></text:p>
              <text:p text:style-name="P2"><text:span text:style-name="T12"><text:tab/></text:span><text:span text:style-name="T12">The maximum</text:span></text:p>
              <text:p text:style-name="P2"><text:span text:style-name="T12"/></text:p>
              <text:p text:style-name="P2"><text:span text:style-name="T12"/></text:p>
              <text:p text:style-name="P2"><text:span text:style-name="T12"/></text:p>
            </office:annotation>
            <text:p>Profile8 (function)</text:p>
          </table:table-cell>
          <table:table-cell table:number-columns-repeated="2"/>
          <table:table-cell office:value-type="string" calcext:value-type="string">
            <office:annotation draw:style-name="gr16" draw:text-style-name="P3" svg:width="116.51mm" svg:height="33.61mm" svg:x="345.72mm" svg:y="513.32mm" draw:caption-point-x="-6.1mm" draw:caption-point-y="17.21mm">
              <dc:date>2016-01-23T00:00:00</dc:date>
              <text:p text:style-name="P2"><text:span text:style-name="T12">Returns the volume of a spherical sector</text:span></text:p>
              <text:p text:style-name="P2"><text:span text:style-name="T12"/></text:p>
              <text:p text:style-name="P2"><text:span text:style-name="T12">=SphSecVol(r,h)</text:span></text:p>
              <text:p text:style-name="P2"><text:span text:style-name="T12"/></text:p>
              <text:p text:style-name="P2"><text:span text:style-name="T12">R is the radius of the sphere</text:span></text:p>
              <text:p text:style-name="P2"><text:span text:style-name="T12">H is the height</text:span></text:p>
              <text:p text:style-name="P2"><text:span text:style-name="T12">The result is a real number</text:span></text:p>
              <text:p text:style-name="P2"><text:span text:style-name="T12"/></text:p>
            </office:annotation>
            <text:p>SphSecVol (function)</text:p>
          </table:table-cell>
          <table:table-cell table:number-columns-repeated="14"/>
        </table:table-row>
        <table:table-row table:style-name="ro1">
          <table:table-cell table:number-columns-repeated="8"/>
          <table:table-cell office:value-type="string" calcext:value-type="string">
            <office:annotation draw:style-name="gr212" draw:text-style-name="P3" svg:width="97.85mm" svg:height="28.25mm" svg:x="209.99mm" svg:y="517.83mm" draw:caption-point-x="-6.1mm" draw:caption-point-y="17.22mm">
              <dc:creator>WV</dc:creator>
              <dc:date>2015-12-28T00:00:00</dc:date>
              <text:p text:style-name="P2"><text:span text:style-name="T12">Moves the contents of MatArray3 into MatArray1.</text:span></text:p>
              <text:p text:style-name="P2"><text:span text:style-name="T12"/></text:p>
              <text:p text:style-name="P2"><text:span text:style-name="T12">=Mat321()</text:span></text:p>
              <text:p text:style-name="P2"><text:span text:style-name="T12"/></text:p>
              <text:p text:style-name="P2"><text:span text:style-name="T12">This function does not take an argument.</text:span></text:p>
            </office:annotation>
            <text:p>Mat321 (function)</text:p>
          </table:table-cell>
          <table:table-cell table:number-columns-repeated="2"/>
          <table:table-cell table:style-name="ce59" office:value-type="string" calcext:value-type="string">
            <office:annotation draw:style-name="gr46" draw:text-style-name="P3" svg:width="97.13mm" svg:height="77.06mm" svg:x="277.99mm" svg:y="517.83mm" draw:caption-point-x="-6.1mm" draw:caption-point-y="17.22mm">
              <dc:creator>WV</dc:creator>
              <dc:date>2016-01-04T00:00:00</dc:date>
              <text:p text:style-name="P2"><text:span text:style-name="T12">Returns a profile of descriptive statistics for grouped data.</text:span></text:p>
              <text:p text:style-name="P2"><text:span text:style-name="T12"/></text:p>
              <text:p text:style-name="P2"><text:span text:style-name="T12">=ProfileG(a,b)</text:span></text:p>
              <text:p text:style-name="P2"><text:span text:style-name="T12"/></text:p>
              <text:p text:style-name="P2"><text:span text:style-name="T12">A is a column vector containing data.</text:span></text:p>
              <text:p text:style-name="P2"><text:span text:style-name="T12">B is a column vector containing the frequencies of the data values in a.</text:span></text:p>
              <text:p text:style-name="P2"><text:span text:style-name="T12">The result is a 8x3 matrix containing the following statistics:</text:span></text:p>
              <text:p text:style-name="P2"><text:span text:style-name="T12"><text:tab/></text:span><text:span text:style-name="T12">Standard error of the mean</text:span></text:p>
              <text:p text:style-name="P2"><text:span text:style-name="T12"><text:tab/></text:span><text:span text:style-name="T12">Count</text:span></text:p>
              <text:p text:style-name="P2"><text:span text:style-name="T12"><text:tab/></text:span><text:span text:style-name="T12">Sum</text:span></text:p>
              <text:p text:style-name="P2"><text:span text:style-name="T12"><text:tab/></text:span><text:span text:style-name="T12">Mean</text:span></text:p>
              <text:p text:style-name="P2"><text:span text:style-name="T12"><text:tab/></text:span><text:span text:style-name="T12">Median</text:span></text:p>
              <text:p text:style-name="P2"><text:span text:style-name="T12"><text:tab/></text:span><text:span text:style-name="T12">Mode</text:span></text:p>
              <text:p text:style-name="P2"><text:span text:style-name="T12"><text:tab/></text:span><text:span text:style-name="T12">Standard deviation, and </text:span></text:p>
              <text:p text:style-name="P2"><text:span text:style-name="T12"><text:tab/></text:span><text:span text:style-name="T12">Range</text:span></text:p>
              <text:p text:style-name="P2"><text:span text:style-name="T12"/></text:p>
              <text:p text:style-name="P2"><text:span text:style-name="T12"/></text:p>
              <text:p text:style-name="P2"><text:span text:style-name="T12"/></text:p>
            </office:annotation>
            <text:p>ProfileG (function)</text:p>
          </table:table-cell>
          <table:table-cell table:number-columns-repeated="2"/>
          <table:table-cell office:value-type="string" calcext:value-type="string">
            <office:annotation draw:style-name="gr6" draw:text-style-name="P3" svg:width="109.69mm" svg:height="29.66mm" svg:x="345.72mm" svg:y="517.83mm" draw:caption-point-x="-6.1mm" draw:caption-point-y="17.22mm">
              <dc:date>2016-01-23T00:00:00</dc:date>
              <text:p text:style-name="P2"><text:span text:style-name="T12">Returns the lateral area of a spherical segment</text:span></text:p>
              <text:p text:style-name="P2"><text:span text:style-name="T12"/></text:p>
              <text:p text:style-name="P2"><text:span text:style-name="T12">=SphSegLatArea(rb,h)</text:span></text:p>
              <text:p text:style-name="P2"><text:span text:style-name="T12"/></text:p>
              <text:p text:style-name="P2"><text:span text:style-name="T12">Rb is the radius of the base</text:span></text:p>
              <text:p text:style-name="P2"><text:span text:style-name="T12">H is the height</text:span></text:p>
              <text:p text:style-name="P2"><text:span text:style-name="T12">The result is a real number</text:span></text:p>
            </office:annotation>
            <text:p>SphSegLatArea (function)</text:p>
          </table:table-cell>
          <table:table-cell table:number-columns-repeated="14"/>
        </table:table-row>
        <table:table-row table:style-name="ro1">
          <table:table-cell table:style-name="ce54"/>
          <table:table-cell table:number-columns-repeated="7"/>
          <table:table-cell office:value-type="string" calcext:value-type="string">
            <office:annotation draw:style-name="gr93" draw:text-style-name="P3" svg:width="109.02mm" svg:height="54.14mm" svg:x="209.99mm" svg:y="522.35mm" draw:caption-point-x="-6.1mm" draw:caption-point-y="17.21mm">
              <dc:creator>WV</dc:creator>
              <dc:date>2015-12-28T00:00:00</dc:date>
              <text:p text:style-name="P2"><text:span text:style-name="T12">Exchanges MatArray1 and MatArray2.</text:span></text:p>
              <text:p text:style-name="P2"><text:span text:style-name="T12"/></text:p>
              <text:p text:style-name="P2"><text:span text:style-name="T12">=MatXChng()</text:span></text:p>
              <text:p text:style-name="P2"><text:span text:style-name="T12"/></text:p>
              <text:p text:style-name="P2"><text:span text:style-name="T12">This function does not take an argument.</text:span></text:p>
              <text:p text:style-name="P2"><text:span text:style-name="T12"/></text:p>
              <text:p text:style-name="P2"><text:span text:style-name="T12">The three MatArray global matrices are intended to form a three level register stack of matrices that serve much as the three level register stack in a calculatoris used to manipulate values in memory. Many of the DANSYS matrix formulas use this register to move around matrices in memory and perform matrix calculations. They also provide access to the matrix registers from a spreadsheet.</text:span></text:p>
            </office:annotation>
            <text:p>MatXChng (function)</text:p>
          </table:table-cell>
          <table:table-cell table:number-columns-repeated="2"/>
          <table:table-cell office:value-type="string" calcext:value-type="string">
            <office:annotation draw:style-name="gr161" draw:text-style-name="P3" svg:width="82.24mm" svg:height="51.13mm" svg:x="277.99mm" svg:y="522.35mm" draw:caption-point-x="-6.1mm" draw:caption-point-y="17.21mm">
              <dc:creator>WV</dc:creator>
              <dc:date>2016-01-10T00:00:00</dc:date>
              <text:p text:style-name="P2"><text:span text:style-name="T12">Returns the pooled variance.</text:span></text:p>
              <text:p text:style-name="P2"><text:span text:style-name="T12"/></text:p>
              <text:p text:style-name="P2"><text:span text:style-name="T12">=Pvar(a,b)</text:span></text:p>
              <text:p text:style-name="P2"><text:span text:style-name="T12"/></text:p>
              <text:p text:style-name="P2"><text:span text:style-name="T12">A is a column vector of group variances</text:span></text:p>
              <text:p text:style-name="P2"><text:span text:style-name="T12">B is a column vector of numbers of cases in each group.</text:span></text:p>
              <text:p text:style-name="P2"><text:span text:style-name="T12">The result is a real number.</text:span></text:p>
              <text:p text:style-name="P2"><text:span text:style-name="T12"/></text:p>
              <text:p text:style-name="P2"><text:span text:style-name="T12"/></text:p>
            </office:annotation>
            <text:p>Pvar (function)</text:p>
          </table:table-cell>
          <table:table-cell table:number-columns-repeated="2"/>
          <table:table-cell office:value-type="string" calcext:value-type="string">
            <office:annotation draw:style-name="gr6" draw:text-style-name="P3" svg:width="117.44mm" svg:height="29.66mm" svg:x="345.72mm" svg:y="522.35mm" draw:caption-point-x="-6.1mm" draw:caption-point-y="17.21mm">
              <dc:date>2016-01-23T00:00:00</dc:date>
              <text:p text:style-name="P2"><text:span text:style-name="T12">Returns the surface area of a spherical segment</text:span></text:p>
              <text:p text:style-name="P2"><text:span text:style-name="T12"/></text:p>
              <text:p text:style-name="P2"><text:span text:style-name="T12">=SphSegSurf(rb,h)</text:span></text:p>
              <text:p text:style-name="P2"><text:span text:style-name="T12"/></text:p>
              <text:p text:style-name="P2"><text:span text:style-name="T12">Rb is the radius of the base</text:span></text:p>
              <text:p text:style-name="P2"><text:span text:style-name="T12">H is the height</text:span></text:p>
              <text:p text:style-name="P2"><text:span text:style-name="T12">The result is a real number</text:span></text:p>
            </office:annotation>
            <text:p>SphSegSurf (function)</text:p>
          </table:table-cell>
          <table:table-cell table:number-columns-repeated="14"/>
        </table:table-row>
        <table:table-row table:style-name="ro1">
          <table:table-cell table:number-columns-repeated="8"/>
          <table:table-cell office:value-type="string" calcext:value-type="string">
            <office:annotation draw:style-name="gr213" draw:text-style-name="P3" svg:width="75.22mm" svg:height="56.86mm" svg:x="209.99mm" svg:y="526.86mm" draw:caption-point-x="-6.1mm" draw:caption-point-y="17.22mm">
              <dc:creator>WV</dc:creator>
              <dc:date>2016-01-15T00:00:00</dc:date>
              <text:p text:style-name="P2"><text:span text:style-name="T12">Returns the value of a function in the DANSYS function registers.</text:span></text:p>
              <text:p text:style-name="P2"><text:span text:style-name="T12"/></text:p>
              <text:p text:style-name="P2"><text:span text:style-name="T12">=MevalFunc(n,a,b,c)</text:span></text:p>
              <text:p text:style-name="P2"><text:span text:style-name="T12">N is 1, 2, or 3 and designates which function to evaluate.</text:span></text:p>
              <text:p text:style-name="P2"><text:span text:style-name="T12">A, b, and c are values for the variables in the function. If there are less than 3 variables, enter 0 for the superfluous variables.</text:span></text:p>
              <text:p text:style-name="P2"><text:span text:style-name="T12"/></text:p>
              <text:p text:style-name="P2"><text:span text:style-name="T12"/></text:p>
            </office:annotation>
            <text:p>MevalFunc (function)</text:p>
          </table:table-cell>
          <table:table-cell table:number-columns-repeated="2"/>
          <table:table-cell office:value-type="string" calcext:value-type="string">
            <office:annotation draw:style-name="gr214" draw:text-style-name="P3" svg:width="82.86mm" svg:height="36.37mm" svg:x="277.99mm" svg:y="526.86mm" draw:caption-point-x="-6.1mm" draw:caption-point-y="17.22mm">
              <dc:creator>WV</dc:creator>
              <dc:date>2016-01-08T00:00:00</dc:date>
              <text:p text:style-name="P2"><text:span text:style-name="T12">Returns the range</text:span></text:p>
              <text:p text:style-name="P2"><text:span text:style-name="T12"/></text:p>
              <text:p text:style-name="P2"><text:span text:style-name="T12">=Range(a)</text:span></text:p>
              <text:p text:style-name="P2"><text:span text:style-name="T12"/></text:p>
              <text:p text:style-name="P2"><text:span text:style-name="T12">A is a column vector of data.</text:span></text:p>
              <text:p text:style-name="P2"><text:span text:style-name="T12">The result is a real number.</text:span></text:p>
              <text:p text:style-name="P2"><text:span text:style-name="T12"/></text:p>
              <text:p text:style-name="P2"><text:span text:style-name="T12"/></text:p>
            </office:annotation>
            <text:p>Range (function)</text:p>
          </table:table-cell>
          <table:table-cell table:number-columns-repeated="2"/>
          <table:table-cell office:value-type="string" calcext:value-type="string">
            <office:annotation draw:style-name="gr6" draw:text-style-name="P3" svg:width="105.35mm" svg:height="29.66mm" svg:x="345.72mm" svg:y="526.86mm" draw:caption-point-x="-6.1mm" draw:caption-point-y="17.22mm">
              <dc:date>2016-01-23T00:00:00</dc:date>
              <text:p text:style-name="P2"><text:span text:style-name="T12">Returns the volume of a spherical segment</text:span></text:p>
              <text:p text:style-name="P2"><text:span text:style-name="T12"/></text:p>
              <text:p text:style-name="P2"><text:span text:style-name="T12">=SphSegVol(rb,h)</text:span></text:p>
              <text:p text:style-name="P2"><text:span text:style-name="T12"/></text:p>
              <text:p text:style-name="P2"><text:span text:style-name="T12">Rb is the radius of the base</text:span></text:p>
              <text:p text:style-name="P2"><text:span text:style-name="T12">H is the height</text:span></text:p>
              <text:p text:style-name="P2"><text:span text:style-name="T12">The result is a real number</text:span></text:p>
            </office:annotation>
            <text:p>SphSegVol (function)</text:p>
          </table:table-cell>
          <table:table-cell table:number-columns-repeated="14"/>
        </table:table-row>
        <table:table-row table:style-name="ro1">
          <table:table-cell table:number-columns-repeated="8"/>
          <table:table-cell table:style-name="ce53" office:value-type="string" calcext:value-type="string">
            <office:annotation draw:style-name="gr16" draw:text-style-name="P3" svg:width="127.38mm" svg:height="33.61mm" svg:x="209.99mm" svg:y="531.38mm" draw:caption-point-x="-6.1mm" draw:caption-point-y="17.21mm">
              <dc:date>2016-02-03T00:00:00</dc:date>
              <text:p text:style-name="P2"><text:span text:style-name="T12">Integrates a function defined by data points.</text:span></text:p>
              <text:p text:style-name="P2"><text:span text:style-name="T12"/></text:p>
              <text:p text:style-name="P2"><text:span text:style-name="T12">=ModSimp(x,y)</text:span></text:p>
              <text:p text:style-name="P2"><text:span text:style-name="T12">X and y are the coordinates of the data points.</text:span></text:p>
              <text:p text:style-name="P2"><text:span text:style-name="T12">If the intervals of x are not equal, the averages of the intervals will be used as the intervals. The Modified Simpson's rule is used.</text:span></text:p>
              <text:p text:style-name="P2"><text:span text:style-name="T12">The result is a column vectors with the same number of rows as the input column vectors, containing the cumulative areas under the curve.</text:span></text:p>
            </office:annotation>
            <text:p>ModSimp (function)</text:p>
          </table:table-cell>
          <table:table-cell table:number-columns-repeated="2"/>
          <table:table-cell office:value-type="string" calcext:value-type="string">
            <office:annotation draw:style-name="gr147" draw:text-style-name="P3" svg:width="86.89mm" svg:height="84.96mm" svg:x="277.99mm" svg:y="531.38mm" draw:caption-point-x="-6.1mm" draw:caption-point-y="17.21mm">
              <dc:creator>WV</dc:creator>
              <dc:date>2016-01-14T00:00:00</dc:date>
              <text:p text:style-name="P2"><text:span text:style-name="T12">Returns the rankits for a column of data.</text:span></text:p>
              <text:p text:style-name="P2"><text:span text:style-name="T12"/></text:p>
              <text:p text:style-name="P2"><text:span text:style-name="T12">=Rankits(a,optional b,ooptional c,optional d)</text:span></text:p>
              <text:p text:style-name="P2"><text:span text:style-name="T12"/></text:p>
              <text:p text:style-name="P2"><text:span text:style-name="T12">A is a column vector</text:span></text:p>
              <text:p text:style-name="P2"><text:span text:style-name="T12">B is the distribution type to determine the rankits</text:span></text:p>
              <text:p text:style-name="P2"><text:span text:style-name="T12">'</text:span><text:span text:style-name="T12"><text:tab/></text:span><text:span text:style-name="T12">1. Normal (default)</text:span></text:p>
              <text:p text:style-name="P2"><text:span text:style-name="T12">'</text:span><text:span text:style-name="T12"><text:tab/></text:span><text:span text:style-name="T12">2. Beta (REQUIRES C AND D)</text:span></text:p>
              <text:p text:style-name="P2"><text:span text:style-name="T12">'</text:span><text:span text:style-name="T12"><text:tab/></text:span><text:span text:style-name="T12">3. Chi square (requires c)</text:span></text:p>
              <text:p text:style-name="P2"><text:span text:style-name="T12">'</text:span><text:span text:style-name="T12"><text:tab/></text:span><text:span text:style-name="T12">4. Gamma (requires c and d)</text:span></text:p>
              <text:p text:style-name="P2"><text:span text:style-name="T12">'</text:span><text:span text:style-name="T12"><text:tab/></text:span><text:span text:style-name="T12">5. Lognormal</text:span></text:p>
              <text:p text:style-name="P2"><text:span text:style-name="T12">'</text:span><text:span text:style-name="T12"><text:tab/></text:span><text:span text:style-name="T12">6. Exponential (requires c)</text:span></text:p>
              <text:p text:style-name="P2"><text:span text:style-name="T12">'</text:span><text:span text:style-name="T12"><text:tab/></text:span><text:span text:style-name="T12">7. Poisson (requires c)</text:span></text:p>
              <text:p text:style-name="P2"><text:span text:style-name="T12">'</text:span><text:span text:style-name="T12"><text:tab/></text:span><text:span text:style-name="T12">8. Geometric (requires c)</text:span></text:p>
              <text:p text:style-name="P2"><text:span text:style-name="T12">'</text:span><text:span text:style-name="T12"><text:tab/></text:span><text:span text:style-name="T12">9. Logistic (requires c and d)</text:span></text:p>
              <text:p text:style-name="P2"><text:span text:style-name="T12">'</text:span><text:span text:style-name="T12"><text:tab/></text:span><text:span text:style-name="T12">10. Weibull (requires c and d)</text:span></text:p>
              <text:p text:style-name="P2"><text:span text:style-name="T12">'</text:span><text:span text:style-name="T12"><text:tab/></text:span><text:span text:style-name="T12">11. Binomial </text:span></text:p>
              <text:p text:style-name="P2"><text:span text:style-name="T12">C and d are the parameters of the distribution if needed.</text:span></text:p>
              <text:p text:style-name="P2"><text:span text:style-name="T12">The result is a column vector the same size as a.</text:span></text:p>
              <text:p text:style-name="P2"><text:span text:style-name="T12"/></text:p>
            </office:annotation>
            <text:p>Rankits (function)</text:p>
          </table:table-cell>
          <table:table-cell table:number-columns-repeated="2"/>
          <table:table-cell office:value-type="string" calcext:value-type="string">
            <office:annotation draw:style-name="gr6" draw:text-style-name="P3" svg:width="123.94mm" svg:height="29.66mm" svg:x="345.72mm" svg:y="531.38mm" draw:caption-point-x="-6.1mm" draw:caption-point-y="17.21mm">
              <dc:date>2016-01-23T00:00:00</dc:date>
              <text:p text:style-name="P2"><text:span text:style-name="T12">Returns the volume of a spherical wedge</text:span></text:p>
              <text:p text:style-name="P2"><text:span text:style-name="T12"/></text:p>
              <text:p text:style-name="P2"><text:span text:style-name="T12">=SphWedgeVol(r,a)</text:span></text:p>
              <text:p text:style-name="P2"><text:span text:style-name="T12"/></text:p>
              <text:p text:style-name="P2"><text:span text:style-name="T12">R is the radius of the sphere</text:span></text:p>
              <text:p text:style-name="P2"><text:span text:style-name="T12">A is the angle (in degrees) formed by the boundary planes</text:span></text:p>
              <text:p text:style-name="P2"><text:span text:style-name="T12">The result is a real number</text:span></text:p>
            </office:annotation>
            <text:p>SphWedgeVol (function)</text:p>
          </table:table-cell>
          <table:table-cell table:number-columns-repeated="14"/>
        </table:table-row>
        <table:table-row table:style-name="ro1">
          <table:table-cell table:number-columns-repeated="8"/>
          <table:table-cell table:style-name="ce59" office:value-type="string" calcext:value-type="string">
            <office:annotation draw:style-name="gr215" draw:text-style-name="P3" svg:width="114.1mm" svg:height="132.36mm" svg:x="209.99mm" svg:y="535.89mm" draw:caption-point-x="-6.1mm" draw:caption-point-y="17.22mm">
              <dc:creator>WV</dc:creator>
              <dc:date>2015-12-20T00:00:00</dc:date>
              <text:p text:style-name="P2"><text:span text:style-name="T12">Returns machine-specific parameters affecting floating point arithmetic.</text:span></text:p>
              <text:p text:style-name="P2"><text:span text:style-name="T12"/></text:p>
              <text:p text:style-name="P2"><text:span text:style-name="T12">=MPARA()</text:span></text:p>
              <text:p text:style-name="P2"><text:span text:style-name="T12"/></text:p>
              <text:p text:style-name="P2"><text:span text:style-name="T12">This function does not take an argument.</text:span></text:p>
              <text:p text:style-name="P2"><text:span text:style-name="T12">The result is a 13x2 matrix containing the following information:</text:span></text:p>
              <text:p text:style-name="P2"><text:span text:style-name="T12"/></text:p>
              <text:p text:style-name="P2"><text:span text:style-name="T12">ibeta the Floating point radix,</text:span></text:p>
              <text:p text:style-name="P2"><text:span text:style-name="T12">'it - the number of base radix digits in the mantissa,</text:span></text:p>
              <text:p text:style-name="P2"><text:span text:style-name="T12">'machep - exponent of smallest power of radix that, when added to 1 gives</text:span></text:p>
              <text:p text:style-name="P2"><text:span text:style-name="T12">'something different from 1,</text:span></text:p>
              <text:p text:style-name="P2"><text:span text:style-name="T12">'eps - floating point precision,</text:span></text:p>
              <text:p text:style-name="P2"><text:span text:style-name="T12">'negep - exponent of smallest power of radix that, when subtracted from 1 gives</text:span></text:p>
              <text:p text:style-name="P2"><text:span text:style-name="T12">'something different from 1,</text:span></text:p>
              <text:p text:style-name="P2"><text:span text:style-name="T12">'epsneg - radix^negep</text:span></text:p>
              <text:p text:style-name="P2"><text:span text:style-name="T12">'iexp - bits in exponent</text:span></text:p>
              <text:p text:style-name="P2"><text:span text:style-name="T12">'mimexp - smallest power of ibeta so that there are no leading zeros in the </text:span></text:p>
              <text:p text:style-name="P2"><text:span text:style-name="T12">'mantissa</text:span></text:p>
              <text:p text:style-name="P2"><text:span text:style-name="T12">'xmin - smallest useable floating value</text:span></text:p>
              <text:p text:style-name="P2"><text:span text:style-name="T12">'maxexp - smallest power of ibeta that causes overflow</text:span></text:p>
              <text:p text:style-name="P2"><text:span text:style-name="T12">'xmax - largest useable floating value</text:span></text:p>
              <text:p text:style-name="P2"><text:span text:style-name="T12">'irnd - rounding and overflow:</text:span></text:p>
              <text:p text:style-name="P2"><text:span text:style-name="T12"><text:tab/></text:span><text:span text:style-name="T12">'2 or 5: IEEE standard</text:span></text:p>
              <text:p text:style-name="P2"><text:span text:style-name="T12"><text:tab/></text:span><text:span text:style-name="T12">'1 or 4: rounding but not IEEE standard</text:span></text:p>
              <text:p text:style-name="P2"><text:span text:style-name="T12"><text:tab/></text:span><text:span text:style-name="T12">'0 or 3: uses truncation</text:span></text:p>
              <text:p text:style-name="P2"><text:span text:style-name="T12"><text:tab/></text:span><text:span text:style-name="T12">'0, 1, 2: underflows values below xmin to zero</text:span></text:p>
              <text:p text:style-name="P2"><text:span text:style-name="T12"><text:tab/></text:span><text:span text:style-name="T12">'3,4, or 5: IEEE standard. Gradual loss of precision</text:span></text:p>
              <text:p text:style-name="P2"><text:span text:style-name="T12">'ngrd - number of guard digits</text:span></text:p>
              <text:p text:style-name="P2"><text:span text:style-name="T12"/></text:p>
              <text:p text:style-name="P2"><text:span text:style-name="T12"/></text:p>
            </office:annotation>
            <text:p>MPARA (function)</text:p>
          </table:table-cell>
          <table:table-cell table:number-columns-repeated="2"/>
          <table:table-cell table:style-name="ce53" office:value-type="string" calcext:value-type="string">
            <office:annotation draw:style-name="gr216" draw:text-style-name="P3" svg:width="112.63mm" svg:height="65.27mm" svg:x="277.99mm" svg:y="535.89mm" draw:caption-point-x="-6.1mm" draw:caption-point-y="17.22mm">
              <dc:creator>WV</dc:creator>
              <dc:date>2016-01-08T00:00:00</dc:date>
              <text:p text:style-name="P2"><text:span text:style-name="T12">Returns the probability of a value from a Rayleigh distribution.</text:span></text:p>
              <text:p text:style-name="P2"><text:span text:style-name="T12"/></text:p>
              <text:p text:style-name="P2"><text:span text:style-name="T12">=RayleightDist(x,s,optional c)</text:span></text:p>
              <text:p text:style-name="P2"><text:span text:style-name="T12">X is the value to be evaluated</text:span></text:p>
              <text:p text:style-name="P2"><text:span text:style-name="T12">S is the location parameter (mode)</text:span></text:p>
              <text:p text:style-name="P2"><text:span text:style-name="T12">If c=0 (default), the density value is returned.</text:span></text:p>
              <text:p text:style-name="P2"><text:span text:style-name="T12">If c=1, the cumulative value is returned</text:span></text:p>
              <text:p text:style-name="P2"><text:span text:style-name="T12">The result is a real number.</text:span></text:p>
              <text:p text:style-name="P2"><text:span text:style-name="T12"/></text:p>
              <text:p text:style-name="P2"><text:span text:style-name="T12"/></text:p>
            </office:annotation>
            <text:p>RayleighDist (function)</text:p>
          </table:table-cell>
          <table:table-cell table:number-columns-repeated="2"/>
          <table:table-cell office:value-type="string" calcext:value-type="string">
            <office:annotation draw:style-name="gr6" draw:text-style-name="P3" svg:width="102.57mm" svg:height="29.66mm" svg:x="345.72mm" svg:y="535.89mm" draw:caption-point-x="-6.1mm" draw:caption-point-y="17.22mm">
              <dc:date>2016-01-23T00:00:00</dc:date>
              <text:p text:style-name="P2"><text:span text:style-name="T12">Returns the lateral area of a spherical zone</text:span></text:p>
              <text:p text:style-name="P2"><text:span text:style-name="T12"/></text:p>
              <text:p text:style-name="P2"><text:span text:style-name="T12">=SphZoneLatArea(r,h)</text:span></text:p>
              <text:p text:style-name="P2"><text:span text:style-name="T12"/></text:p>
              <text:p text:style-name="P2"><text:span text:style-name="T12">R is the radius of the sphere</text:span></text:p>
              <text:p text:style-name="P2"><text:span text:style-name="T12">H is the distance between the centers of the faces</text:span></text:p>
              <text:p text:style-name="P2"><text:span text:style-name="T12">The result is a real number</text:span></text:p>
            </office:annotation>
            <text:p>SphZoneLatArea (function)</text:p>
          </table:table-cell>
          <table:table-cell table:number-columns-repeated="14"/>
        </table:table-row>
        <table:table-row table:style-name="ro1">
          <table:table-cell table:number-columns-repeated="8"/>
          <table:table-cell table:style-name="ce59" office:value-type="string" calcext:value-type="string">
            <office:annotation draw:style-name="gr217" draw:text-style-name="P3" svg:width="84.48mm" svg:height="43.68mm" svg:x="209.99mm" svg:y="540.41mm" draw:caption-point-x="-6.1mm" draw:caption-point-y="17.22mm">
              <dc:creator>WV</dc:creator>
              <dc:date>2015-12-20T00:00:00</dc:date>
              <text:p text:style-name="P2"><text:span text:style-name="T12">Returns the Not AND function of two logical values.</text:span></text:p>
              <text:p text:style-name="P2"><text:span text:style-name="T12"/></text:p>
              <text:p text:style-name="P2"><text:span text:style-name="T12">=NAND(a,b)</text:span></text:p>
              <text:p text:style-name="P2"><text:span text:style-name="T12">A and b are two logical values</text:span></text:p>
              <text:p text:style-name="P2"><text:span text:style-name="T12">The result is a logical value.</text:span></text:p>
            </office:annotation>
            <text:p>NAND (function)</text:p>
          </table:table-cell>
          <table:table-cell table:number-columns-repeated="2"/>
          <table:table-cell office:value-type="string" calcext:value-type="string">
            <office:annotation draw:style-name="gr53" draw:text-style-name="P3" svg:width="87.51mm" svg:height="49.92mm" svg:x="277.99mm" svg:y="540.41mm" draw:caption-point-x="-6.1mm" draw:caption-point-y="17.22mm">
              <dc:creator>WV</dc:creator>
              <dc:date>2016-01-08T00:00:00</dc:date>
              <text:p text:style-name="P2"><text:span text:style-name="T12">Returns a measure of kurtosis of a Rayleigh distribution.</text:span></text:p>
              <text:p text:style-name="P2"><text:span text:style-name="T12"/></text:p>
              <text:p text:style-name="P2"><text:span text:style-name="T12">=Rayleigh(s)</text:span></text:p>
              <text:p text:style-name="P2"><text:span text:style-name="T12"/></text:p>
              <text:p text:style-name="P2"><text:span text:style-name="T12">S is the location parameter (mode)</text:span></text:p>
              <text:p text:style-name="P2"><text:span text:style-name="T12">The result is a real number.</text:span></text:p>
              <text:p text:style-name="P2"><text:span text:style-name="T12"/></text:p>
              <text:p text:style-name="P2"><text:span text:style-name="T12"/></text:p>
            </office:annotation>
            <text:p>RayleighKurt (function)</text:p>
          </table:table-cell>
          <table:table-cell table:number-columns-repeated="2"/>
          <table:table-cell office:value-type="string" calcext:value-type="string">
            <office:annotation draw:style-name="gr8" draw:text-style-name="P3" svg:width="112.17mm" svg:height="37.56mm" svg:x="345.72mm" svg:y="540.41mm" draw:caption-point-x="-6.1mm" draw:caption-point-y="17.22mm">
              <dc:date>2016-01-23T00:00:00</dc:date>
              <text:p text:style-name="P2"><text:span text:style-name="T12">Returns the surface area of a spherical zone</text:span></text:p>
              <text:p text:style-name="P2"><text:span text:style-name="T12"/></text:p>
              <text:p text:style-name="P2"><text:span text:style-name="T12">=SphZoneSurf(r,h,rb,ru)</text:span></text:p>
              <text:p text:style-name="P2"><text:span text:style-name="T12"/></text:p>
              <text:p text:style-name="P2"><text:span text:style-name="T12">R is the radius of the sphere</text:span></text:p>
              <text:p text:style-name="P2"><text:span text:style-name="T12">H is the distance between the centers of the faces </text:span></text:p>
              <text:p text:style-name="P2"><text:span text:style-name="T12">Rb is the radius of the lower face</text:span></text:p>
              <text:p text:style-name="P2"><text:span text:style-name="T12">Ru is the radius of the upper face</text:span></text:p>
              <text:p text:style-name="P2"><text:span text:style-name="T12">The result is a real number</text:span></text:p>
            </office:annotation>
            <text:p>SphZoneSurf (function)</text:p>
          </table:table-cell>
          <table:table-cell table:number-columns-repeated="14"/>
        </table:table-row>
        <table:table-row table:style-name="ro1">
          <table:table-cell table:number-columns-repeated="8"/>
          <table:table-cell office:value-type="string" calcext:value-type="string">
            <office:annotation draw:style-name="gr218" draw:text-style-name="P3" svg:width="88.39mm" svg:height="25.63mm" svg:x="209.99mm" svg:y="544.92mm" draw:caption-point-x="-6.1mm" draw:caption-point-y="17.22mm">
              <dc:creator>WV</dc:creator>
              <dc:date>2015-12-22T00:00:00</dc:date>
              <text:p text:style-name="P2"><text:span text:style-name="T12">Returns the three-valued NAND of two logic values.</text:span></text:p>
              <text:p text:style-name="P2"><text:span text:style-name="T12"/></text:p>
              <text:p text:style-name="P2"><text:span text:style-name="T12">=NANDT(a,b)</text:span></text:p>
              <text:p text:style-name="P2"><text:span text:style-name="T12">A and b are three-valued logic values.</text:span></text:p>
              <text:p text:style-name="P2"><text:span text:style-name="T12">The result is a three-valued logic value.</text:span></text:p>
            </office:annotation>
            <text:p>NANDT (function)</text:p>
          </table:table-cell>
          <table:table-cell table:number-columns-repeated="2"/>
          <table:table-cell office:value-type="string" calcext:value-type="string">
            <office:annotation draw:style-name="gr219" draw:text-style-name="P3" svg:width="105.81mm" svg:height="53.23mm" svg:x="277.99mm" svg:y="544.92mm" draw:caption-point-x="-6.1mm" draw:caption-point-y="17.22mm">
              <dc:creator>WV</dc:creator>
              <dc:date>2016-01-08T00:00:00</dc:date>
              <text:p text:style-name="P2"><text:span text:style-name="T12">Returns the mean of aa Rayleigh distribution.</text:span></text:p>
              <text:p text:style-name="P2"><text:span text:style-name="T12"/></text:p>
              <text:p text:style-name="P2"><text:span text:style-name="T12">=RayleighMean(s)</text:span></text:p>
              <text:p text:style-name="P2"><text:span text:style-name="T12"/></text:p>
              <text:p text:style-name="P2"><text:span text:style-name="T12">S is the location parameter (mode)</text:span></text:p>
              <text:p text:style-name="P2"><text:span text:style-name="T12">The result is a real number.</text:span></text:p>
            </office:annotation>
            <text:p>RayleighMean (function)</text:p>
          </table:table-cell>
          <table:table-cell table:number-columns-repeated="2"/>
          <table:table-cell office:value-type="string" calcext:value-type="string">
            <office:annotation draw:style-name="gr16" draw:text-style-name="P3" svg:width="116.2mm" svg:height="33.61mm" svg:x="345.72mm" svg:y="544.92mm" draw:caption-point-x="-6.1mm" draw:caption-point-y="17.22mm">
              <dc:date>2016-01-23T00:00:00</dc:date>
              <text:p text:style-name="P2"><text:span text:style-name="T12">Returns the volume of a spherical zone</text:span></text:p>
              <text:p text:style-name="P2"><text:span text:style-name="T12"/></text:p>
              <text:p text:style-name="P2"><text:span text:style-name="T12">=SphZoneVol(h,rb,ru)</text:span></text:p>
              <text:p text:style-name="P2"><text:span text:style-name="T12"/></text:p>
              <text:p text:style-name="P2"><text:span text:style-name="T12">H is the distance between the centers of the faces</text:span></text:p>
              <text:p text:style-name="P2"><text:span text:style-name="T12">Rb is the radius of the lower face</text:span></text:p>
              <text:p text:style-name="P2"><text:span text:style-name="T12">Ru is the radius of the upper face</text:span></text:p>
              <text:p text:style-name="P2"><text:span text:style-name="T12">The result is a real number</text:span></text:p>
            </office:annotation>
            <text:p>SphZoneVol (function)</text:p>
          </table:table-cell>
          <table:table-cell table:number-columns-repeated="14"/>
        </table:table-row>
        <table:table-row table:style-name="ro1">
          <table:table-cell table:number-columns-repeated="8"/>
          <table:table-cell office:value-type="string" calcext:value-type="string">
            <office:annotation draw:style-name="gr9" draw:text-style-name="P3" svg:width="128.31mm" svg:height="41.51mm" svg:x="209.99mm" svg:y="549.44mm" draw:caption-point-x="-6.1mm" draw:caption-point-y="17.22mm">
              <dc:date>2016-02-02T00:00:00</dc:date>
              <text:p text:style-name="P2"><text:span text:style-name="T12">Returns the value of the nth derivative of a function at a point.</text:span></text:p>
              <text:p text:style-name="P2"><text:span text:style-name="T12"/></text:p>
              <text:p text:style-name="P2"><text:span text:style-name="T12">Basic&gt;nDeriv</text:span></text:p>
              <text:p text:style-name="P2"><text:span text:style-name="T12"/></text:p>
              <text:p text:style-name="P2"><text:span text:style-name="T12">This function requests the function to differentiate, the x value of the point, the order of the derivative (between 0 and 6), and the increment step size.</text:span></text:p>
              <text:p text:style-name="P2"><text:span text:style-name="T12">For a polynomial function, the step size should not be too small. Here h=1 gives the same result as h=0.01.</text:span></text:p>
              <text:p text:style-name="P2"><text:span text:style-name="T12">The result is a real number placed in the active cell</text:span></text:p>
              <text:p text:style-name="P2"><text:span text:style-name="T12"/></text:p>
            </office:annotation>
            <text:p>nDeriv (routine)</text:p>
          </table:table-cell>
          <table:table-cell table:number-columns-repeated="2"/>
          <table:table-cell office:value-type="string" calcext:value-type="string">
            <office:annotation draw:style-name="gr184" draw:text-style-name="P3" svg:width="89.37mm" svg:height="41.8mm" svg:x="277.99mm" svg:y="549.44mm" draw:caption-point-x="-6.1mm" draw:caption-point-y="17.22mm">
              <dc:creator>WV</dc:creator>
              <dc:date>2016-01-08T00:00:00</dc:date>
              <text:p text:style-name="P2"><text:span text:style-name="T12">Returns the median of a Rayleigh distribution.</text:span></text:p>
              <text:p text:style-name="P2"><text:span text:style-name="T12"/></text:p>
              <text:p text:style-name="P2"><text:span text:style-name="T12">=RayleighMedian(s)</text:span></text:p>
              <text:p text:style-name="P2"><text:span text:style-name="T12"/></text:p>
              <text:p text:style-name="P2"><text:span text:style-name="T12">S is the location parameter (mode)</text:span></text:p>
              <text:p text:style-name="P2"><text:span text:style-name="T12">The result is a real number.</text:span></text:p>
              <text:p text:style-name="P2"><text:span text:style-name="T12"/></text:p>
              <text:p text:style-name="P2"><text:span text:style-name="T12"/></text:p>
            </office:annotation>
            <text:p>RayleighMedian (function)</text:p>
          </table:table-cell>
          <table:table-cell table:number-columns-repeated="2"/>
          <table:table-cell office:value-type="string" calcext:value-type="string">
            <office:annotation draw:style-name="gr220" draw:text-style-name="P3" svg:width="83.64mm" svg:height="28.86mm" svg:x="345.72mm" svg:y="549.44mm" draw:caption-point-x="-6.1mm" draw:caption-point-y="17.22mm">
              <dc:date>2016-01-19T00:00:00</dc:date>
              <text:p text:style-name="P2"><text:span text:style-name="T12">Returns the area of a square</text:span></text:p>
              <text:p text:style-name="P2"><text:span text:style-name="T12"/></text:p>
              <text:p text:style-name="P2"><text:span text:style-name="T12">=SquArea(a)</text:span></text:p>
              <text:p text:style-name="P2"><text:span text:style-name="T12"/></text:p>
              <text:p text:style-name="P2"><text:span text:style-name="T12">A is the length of a side.</text:span></text:p>
              <text:p text:style-name="P2"><text:span text:style-name="T12">The result is a real number</text:span></text:p>
            </office:annotation>
            <text:p>SquArea (function)</text:p>
          </table:table-cell>
          <table:table-cell table:number-columns-repeated="14"/>
        </table:table-row>
        <table:table-row table:style-name="ro1">
          <table:table-cell table:number-columns-repeated="8"/>
          <table:table-cell table:style-name="ce59" office:value-type="string" calcext:value-type="string">
            <office:annotation draw:style-name="gr92" draw:text-style-name="P3" svg:width="80.29mm" svg:height="35.46mm" svg:x="209.99mm" svg:y="553.96mm" draw:caption-point-x="-6.1mm" draw:caption-point-y="17.21mm">
              <dc:creator>WV</dc:creator>
              <dc:date>2015-12-20T00:00:00</dc:date>
              <text:p text:style-name="P2"><text:span text:style-name="T12">Returns the n-ple factorial of a.</text:span></text:p>
              <text:p text:style-name="P2"><text:span text:style-name="T12"/></text:p>
              <text:p text:style-name="P2"><text:span text:style-name="T12">=NFACT(a)</text:span></text:p>
              <text:p text:style-name="P2"><text:span text:style-name="T12">A is an integer</text:span></text:p>
              <text:p text:style-name="P2"><text:span text:style-name="T12"/></text:p>
              <text:p text:style-name="P2"><text:span text:style-name="T12">The result is an integer: a*a-1*….*n.</text:span></text:p>
            </office:annotation>
            <text:p>NFACT (function)</text:p>
          </table:table-cell>
          <table:table-cell table:number-columns-repeated="2"/>
          <table:table-cell office:value-type="string" calcext:value-type="string">
            <office:annotation draw:style-name="gr157" draw:text-style-name="P3" svg:width="98.36mm" svg:height="57.15mm" svg:x="277.99mm" svg:y="553.96mm" draw:caption-point-x="-6.1mm" draw:caption-point-y="17.21mm">
              <dc:creator>WV</dc:creator>
              <dc:date>2016-01-08T00:00:00</dc:date>
              <text:p text:style-name="P2"><text:span text:style-name="T12">Returns the qth quantile of a Rayleigh distribution.</text:span></text:p>
              <text:p text:style-name="P2"><text:span text:style-name="T12"/></text:p>
              <text:p text:style-name="P2"><text:span text:style-name="T12">=RayleighQuant(s,q)</text:span></text:p>
              <text:p text:style-name="P2"><text:span text:style-name="T12"/></text:p>
              <text:p text:style-name="P2"><text:span text:style-name="T12">S is the location parameter (mode)</text:span></text:p>
              <text:p text:style-name="P2"><text:span text:style-name="T12">Q is the quantile to be returned 0&lt;q&lt;1</text:span></text:p>
              <text:p text:style-name="P2"><text:span text:style-name="T12">The result is a real number.</text:span></text:p>
              <text:p text:style-name="P2"><text:span text:style-name="T12"/></text:p>
              <text:p text:style-name="P2"><text:span text:style-name="T12"/></text:p>
            </office:annotation>
            <text:p>RayleighQuant (function)</text:p>
          </table:table-cell>
          <table:table-cell table:number-columns-repeated="2"/>
          <table:table-cell office:value-type="string" calcext:value-type="string">
            <office:annotation draw:style-name="gr221" draw:text-style-name="P3" svg:width="56.98mm" svg:height="32.76mm" svg:x="345.72mm" svg:y="553.96mm" draw:caption-point-x="-6.1mm" draw:caption-point-y="17.21mm">
              <dc:date>2016-01-19T00:00:00</dc:date>
              <text:p text:style-name="P2"><text:span text:style-name="T12">Returns the perimeter of a square.</text:span></text:p>
              <text:p text:style-name="P2"><text:span text:style-name="T12"/></text:p>
              <text:p text:style-name="P2"><text:span text:style-name="T12">=SquPeri(a)</text:span></text:p>
              <text:p text:style-name="P2"><text:span text:style-name="T12"/></text:p>
              <text:p text:style-name="P2"><text:span text:style-name="T12">A is the length of a side</text:span></text:p>
              <text:p text:style-name="P2"><text:span text:style-name="T12">The result is a real number</text:span></text:p>
            </office:annotation>
            <text:p>SquPeri (function)</text:p>
          </table:table-cell>
          <table:table-cell table:number-columns-repeated="14"/>
        </table:table-row>
        <table:table-row table:style-name="ro1">
          <table:table-cell table:number-columns-repeated="8"/>
          <table:table-cell office:value-type="string" calcext:value-type="string">
            <office:annotation draw:style-name="gr222" draw:text-style-name="P3" svg:width="81.69mm" svg:height="43.69mm" svg:x="209.99mm" svg:y="558.47mm" draw:caption-point-x="-6.1mm" draw:caption-point-y="17.22mm">
              <dc:creator>WV</dc:creator>
              <dc:date>2015-12-20T00:00:00</dc:date>
              <text:p text:style-name="P2"><text:span text:style-name="T12">Returns the Not OR of two logical values.</text:span></text:p>
              <text:p text:style-name="P2"><text:span text:style-name="T12"/></text:p>
              <text:p text:style-name="P2"><text:span text:style-name="T12">=NOR(a,b)</text:span></text:p>
              <text:p text:style-name="P2"><text:span text:style-name="T12">A and b are logical values.</text:span></text:p>
              <text:p text:style-name="P2"><text:span text:style-name="T12">The result is a logical value.</text:span></text:p>
            </office:annotation>
            <text:p>NOR (function)</text:p>
          </table:table-cell>
          <table:table-cell table:number-columns-repeated="2"/>
          <table:table-cell office:value-type="string" calcext:value-type="string">
            <office:annotation draw:style-name="gr223" draw:text-style-name="P3" svg:width="117.28mm" svg:height="51.42mm" svg:x="277.99mm" svg:y="558.47mm" draw:caption-point-x="-6.1mm" draw:caption-point-y="17.22mm">
              <dc:creator>WV</dc:creator>
              <dc:date>2016-01-08T00:00:00</dc:date>
              <text:p text:style-name="P2"><text:span text:style-name="T12">Returns a measure of the skewness of a Rayleigh distribution.</text:span></text:p>
              <text:p text:style-name="P2"><text:span text:style-name="T12"/></text:p>
              <text:p text:style-name="P2"><text:span text:style-name="T12">=RayleighSkew(s)</text:span></text:p>
              <text:p text:style-name="P2"><text:span text:style-name="T12"/></text:p>
              <text:p text:style-name="P2"><text:span text:style-name="T12">S is the location parameter (mode)</text:span></text:p>
              <text:p text:style-name="P2"><text:span text:style-name="T12">The result is a real number.</text:span></text:p>
              <text:p text:style-name="P2"><text:span text:style-name="T12"/></text:p>
              <text:p text:style-name="P2"><text:span text:style-name="T12"/></text:p>
            </office:annotation>
            <text:p>RayleighSkew (function)</text:p>
          </table:table-cell>
          <table:table-cell table:number-columns-repeated="2"/>
          <table:table-cell office:value-type="string" calcext:value-type="string">
            <office:annotation draw:style-name="gr170" draw:text-style-name="P3" svg:width="105.04mm" svg:height="35.48mm" svg:x="345.72mm" svg:y="558.47mm" draw:caption-point-x="-6.1mm" draw:caption-point-y="17.22mm">
              <dc:date>2016-01-19T00:00:00</dc:date>
              <text:p text:style-name="P2"><text:span text:style-name="T12">Returns the radius of a circle circumscribed around a square</text:span></text:p>
              <text:p text:style-name="P2"><text:span text:style-name="T12"/></text:p>
              <text:p text:style-name="P2"><text:span text:style-name="T12">=SquR(a)</text:span></text:p>
              <text:p text:style-name="P2"><text:span text:style-name="T12"/></text:p>
              <text:p text:style-name="P2"><text:span text:style-name="T12">A is the length of a side.</text:span></text:p>
              <text:p text:style-name="P2"><text:span text:style-name="T12">The result is a real number</text:span></text:p>
            </office:annotation>
            <text:p>SquR (function)</text:p>
          </table:table-cell>
          <table:table-cell table:number-columns-repeated="14"/>
        </table:table-row>
        <table:table-row table:style-name="ro1">
          <table:table-cell table:number-columns-repeated="8"/>
          <table:table-cell office:value-type="string" calcext:value-type="string">
            <office:annotation draw:style-name="gr60" draw:text-style-name="P3" svg:width="116.05mm" svg:height="30.15mm" svg:x="209.99mm" svg:y="562.99mm" draw:caption-point-x="-6.1mm" draw:caption-point-y="17.21mm">
              <dc:creator>WV</dc:creator>
              <dc:date>2015-12-20T00:00:00</dc:date>
              <text:p text:style-name="P2"><text:span text:style-name="T12">Returns a normally distributed deviate with zero mean and unit standard deviation.</text:span></text:p>
              <text:p text:style-name="P2"><text:span text:style-name="T12"/></text:p>
              <text:p text:style-name="P2"><text:span text:style-name="T12">=NormDev(optional a)</text:span></text:p>
              <text:p text:style-name="P2"><text:span text:style-name="T12"/></text:p>
              <text:p text:style-name="P2"><text:span text:style-name="T12">A is an optional seed.</text:span></text:p>
              <text:p text:style-name="P2"><text:span text:style-name="T12">The result is a real number</text:span></text:p>
            </office:annotation>
            <text:p>NormDev (function)</text:p>
          </table:table-cell>
          <table:table-cell table:number-columns-repeated="2"/>
          <table:table-cell office:value-type="string" calcext:value-type="string">
            <office:annotation draw:style-name="gr190" draw:text-style-name="P3" svg:width="94.33mm" svg:height="37.88mm" svg:x="277.99mm" svg:y="562.99mm" draw:caption-point-x="-6.1mm" draw:caption-point-y="17.21mm">
              <dc:creator>WV</dc:creator>
              <dc:date>2016-01-08T00:00:00</dc:date>
              <text:p text:style-name="P2"><text:span text:style-name="T12">Returns the variance of a Rayleigh distribution.</text:span></text:p>
              <text:p text:style-name="P2"><text:span text:style-name="T12"/></text:p>
              <text:p text:style-name="P2"><text:span text:style-name="T12">=RayleighVar(s)</text:span></text:p>
              <text:p text:style-name="P2"><text:span text:style-name="T12"/></text:p>
              <text:p text:style-name="P2"><text:span text:style-name="T12">S is the location parameter (mode)</text:span></text:p>
              <text:p text:style-name="P2"><text:span text:style-name="T12">The result is a real number.</text:span></text:p>
              <text:p text:style-name="P2"><text:span text:style-name="T12"/></text:p>
              <text:p text:style-name="P2"><text:span text:style-name="T12"/></text:p>
            </office:annotation>
            <text:p>RayleighVar (function)</text:p>
          </table:table-cell>
          <table:table-cell table:number-columns-repeated="2"/>
          <table:table-cell office:value-type="string" calcext:value-type="string">
            <office:annotation draw:style-name="gr224" draw:text-style-name="P3" svg:width="78.06mm" svg:height="41.19mm" svg:x="345.72mm" svg:y="562.99mm" draw:caption-point-x="-6.1mm" draw:caption-point-y="17.21mm">
              <dc:date>2016-01-19T00:00:00</dc:date>
              <text:p text:style-name="P2"><text:span text:style-name="T12">Returns the radius of a circle inscribed in a square</text:span></text:p>
              <text:p text:style-name="P2"><text:span text:style-name="T12"/></text:p>
              <text:p text:style-name="P2"><text:span text:style-name="T12">=SquRho(a)</text:span></text:p>
              <text:p text:style-name="P2"><text:span text:style-name="T12"/></text:p>
              <text:p text:style-name="P2"><text:span text:style-name="T12">A is the length of a side</text:span></text:p>
              <text:p text:style-name="P2"><text:span text:style-name="T12">The result is a real number</text:span></text:p>
            </office:annotation>
            <text:p>SquRho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106.55mm" svg:height="33.61mm" svg:x="209.99mm" svg:y="567.5mm" draw:caption-point-x="-6.1mm" draw:caption-point-y="17.22mm">
              <dc:creator>WV</dc:creator>
              <dc:date>2015-12-22T00:00:00</dc:date>
              <text:p text:style-name="P2"><text:span text:style-name="T12">Returns the three-valued NOT of a.</text:span></text:p>
              <text:p text:style-name="P2"><text:span text:style-name="T12"/></text:p>
              <text:p text:style-name="P2"><text:span text:style-name="T12">=NOTT(a)</text:span></text:p>
              <text:p text:style-name="P2"><text:span text:style-name="T12"/></text:p>
              <text:p text:style-name="P2"><text:span text:style-name="T12">A is a three-valued logic value</text:span></text:p>
              <text:p text:style-name="P2"><text:span text:style-name="T12">The result is a three-valued logic value</text:span></text:p>
              <text:p text:style-name="P2"><text:span text:style-name="T12"/></text:p>
              <text:p text:style-name="P2"><text:span text:style-name="T12"/></text:p>
            </office:annotation>
            <text:p>NOTT (function)</text:p>
          </table:table-cell>
          <table:table-cell table:number-columns-repeated="2"/>
          <table:table-cell table:style-name="ce53" office:value-type="string" calcext:value-type="string">
            <office:annotation draw:style-name="gr225" draw:text-style-name="P3" svg:width="93.71mm" svg:height="57.75mm" svg:x="277.99mm" svg:y="567.5mm" draw:caption-point-x="-6.1mm" draw:caption-point-y="17.22mm">
              <dc:creator>WV</dc:creator>
              <dc:date>2016-01-14T00:00:00</dc:date>
              <text:p text:style-name="P2"><text:span text:style-name="T12">Returns the relative composition of a matrix.</text:span></text:p>
              <text:p text:style-name="P2"><text:span text:style-name="T12"/></text:p>
              <text:p text:style-name="P2"><text:span text:style-name="T12">=RelComp(a,optional Op123)</text:span></text:p>
              <text:p text:style-name="P2"><text:span text:style-name="T12"/></text:p>
              <text:p text:style-name="P2"><text:span text:style-name="T12">A is a matrix </text:span></text:p>
              <text:p text:style-name="P2"><text:span text:style-name="T12">Op123 determines how the composition will be calculated.</text:span></text:p>
              <text:p text:style-name="P2"><text:span text:style-name="T12">If Op123=1 (default), the relative composition across columns is calculated.</text:span></text:p>
              <text:p text:style-name="P2"><text:span text:style-name="T12">If Op123=2, the relative composition across rows is calculated</text:span></text:p>
              <text:p text:style-name="P2"><text:span text:style-name="T12">If Op123=3, the relative composition across the whole matrix is calculated.</text:span></text:p>
              <text:p text:style-name="P2"><text:span text:style-name="T12">The result is athe same size as a.</text:span></text:p>
            </office:annotation>
            <text:p>RelComp (function)</text:p>
          </table:table-cell>
          <table:table-cell table:number-columns-repeated="2"/>
          <table:table-cell office:value-type="string" calcext:value-type="string">
            <office:annotation draw:style-name="gr16" draw:text-style-name="P3" svg:width="132.31mm" svg:height="33.61mm" svg:x="345.72mm" svg:y="567.5mm" draw:caption-point-x="-6.1mm" draw:caption-point-y="17.22mm">
              <dc:date>2016-01-24T00:00:00</dc:date>
              <text:p text:style-name="P2"><text:span text:style-name="T12">Returns the radius of a sphere circumscribed around a regular tetrahedron</text:span></text:p>
              <text:p text:style-name="P2"><text:span text:style-name="T12"/></text:p>
              <text:p text:style-name="P2"><text:span text:style-name="T12">=TetraR(a)</text:span></text:p>
              <text:p text:style-name="P2"><text:span text:style-name="T12"/></text:p>
              <text:p text:style-name="P2"><text:span text:style-name="T12">A is the length of an edge</text:span></text:p>
              <text:p text:style-name="P2"><text:span text:style-name="T12">The result is a real number</text:span></text:p>
            </office:annotation>
            <text:p>TetraR (function)</text:p>
          </table:table-cell>
          <table:table-cell table:number-columns-repeated="14"/>
        </table:table-row>
        <table:table-row table:style-name="ro1">
          <table:table-cell table:style-name="ce54"/>
          <table:table-cell table:number-columns-repeated="7"/>
          <table:table-cell table:style-name="ce59" office:value-type="string" calcext:value-type="string">
            <office:annotation draw:style-name="gr226" draw:text-style-name="P3" svg:width="104.88mm" svg:height="27.74mm" svg:x="209.99mm" svg:y="572.02mm" draw:caption-point-x="-6.1mm" draw:caption-point-y="17.21mm">
              <dc:creator>WV</dc:creator>
              <dc:date>2015-12-20T00:00:00</dc:date>
              <text:p text:style-name="P2"><text:span text:style-name="T12">Returns the logical OR of two logical values.</text:span></text:p>
              <text:p text:style-name="P2"><text:span text:style-name="T12"/></text:p>
              <text:p text:style-name="P2"><text:span text:style-name="T12">=OR1(a,b)</text:span></text:p>
              <text:p text:style-name="P2"><text:span text:style-name="T12">A and b are logical values</text:span></text:p>
              <text:p text:style-name="P2"><text:span text:style-name="T12">The result is a logical value</text:span></text:p>
            </office:annotation>
            <text:p>OR1 (function)</text:p>
          </table:table-cell>
          <table:table-cell table:number-columns-repeated="2"/>
          <table:table-cell table:style-name="ce53" office:value-type="string" calcext:value-type="string">
            <office:annotation draw:style-name="gr16" draw:text-style-name="P3" svg:width="100.54mm" svg:height="33.61mm" svg:x="277.99mm" svg:y="572.02mm" draw:caption-point-x="-6.1mm" draw:caption-point-y="17.21mm">
              <dc:creator>WV</dc:creator>
              <dc:date>2016-01-06T00:00:00</dc:date>
              <text:p text:style-name="P2"><text:span text:style-name="T12">Returns the root-mean-square.</text:span></text:p>
              <text:p text:style-name="P2"><text:span text:style-name="T12"/></text:p>
              <text:p text:style-name="P2"><text:span text:style-name="T12">=RMS(a)</text:span></text:p>
              <text:p text:style-name="P2"><text:span text:style-name="T12"/></text:p>
              <text:p text:style-name="P2"><text:span text:style-name="T12">A is a matrix of data</text:span></text:p>
              <text:p text:style-name="P2"><text:span text:style-name="T12">The result is a real number.</text:span></text:p>
              <text:p text:style-name="P2"><text:span text:style-name="T12"/></text:p>
              <text:p text:style-name="P2"><text:span text:style-name="T12"/></text:p>
            </office:annotation>
            <text:p>RMS (function)</text:p>
          </table:table-cell>
          <table:table-cell table:number-columns-repeated="2"/>
          <table:table-cell office:value-type="string" calcext:value-type="string">
            <office:annotation draw:style-name="gr6" draw:text-style-name="P3" svg:width="122.39mm" svg:height="29.66mm" svg:x="345.72mm" svg:y="572.02mm" draw:caption-point-x="-6.1mm" draw:caption-point-y="17.21mm">
              <dc:date>2016-01-24T00:00:00</dc:date>
              <text:p text:style-name="P2"><text:span text:style-name="T12">Returns the radius of a sphere inscribed in a regular tetrahedron</text:span></text:p>
              <text:p text:style-name="P2"><text:span text:style-name="T12"/></text:p>
              <text:p text:style-name="P2"><text:span text:style-name="T12">=TetraRho(a)</text:span></text:p>
              <text:p text:style-name="P2"><text:span text:style-name="T12"/></text:p>
              <text:p text:style-name="P2"><text:span text:style-name="T12">A is the length of an edge</text:span></text:p>
              <text:p text:style-name="P2"><text:span text:style-name="T12">The result is a real number</text:span></text:p>
            </office:annotation>
            <text:p>TetraRho (function)</text:p>
          </table:table-cell>
          <table:table-cell table:number-columns-repeated="14"/>
        </table:table-row>
        <table:table-row table:style-name="ro1">
          <table:table-cell table:number-columns-repeated="8"/>
          <table:table-cell office:value-type="string" calcext:value-type="string">
            <office:annotation draw:style-name="gr227" draw:text-style-name="P3" svg:width="104.6mm" svg:height="41.29mm" svg:x="209.99mm" svg:y="576.53mm" draw:caption-point-x="-6.1mm" draw:caption-point-y="17.22mm">
              <dc:creator>WV</dc:creator>
              <dc:date>2015-12-22T00:00:00</dc:date>
              <text:p text:style-name="P2"><text:span text:style-name="T12">Returns the three-valued OR of two logical values.</text:span></text:p>
              <text:p text:style-name="P2"><text:span text:style-name="T12"/></text:p>
              <text:p text:style-name="P2"><text:span text:style-name="T12">=ORT(a,b)</text:span></text:p>
              <text:p text:style-name="P2"><text:span text:style-name="T12"/></text:p>
              <text:p text:style-name="P2"><text:span text:style-name="T12">A and b are three-valued logical values</text:span></text:p>
              <text:p text:style-name="P2"><text:span text:style-name="T12">The result is a three-valued logical value.</text:span></text:p>
              <text:p text:style-name="P2"><text:span text:style-name="T12"/></text:p>
              <text:p text:style-name="P2"><text:span text:style-name="T12"/></text:p>
              <text:p text:style-name="P2"><text:span text:style-name="T12"/></text:p>
            </office:annotation>
            <text:p>ORT (function)</text:p>
          </table:table-cell>
          <table:table-cell table:number-columns-repeated="2"/>
          <table:table-cell office:value-type="string" calcext:value-type="string">
            <office:annotation draw:style-name="gr228" draw:text-style-name="P3" svg:width="105.81mm" svg:height="108.66mm" svg:x="277.99mm" svg:y="576.53mm" draw:caption-point-x="-6.1mm" draw:caption-point-y="17.22mm">
              <dc:creator>WV</dc:creator>
              <dc:date>2016-01-12T00:00:00</dc:date>
              <text:p text:style-name="P2"><text:span text:style-name="T12">Returns a statistical profile for <text:s/>the ratio of two variables.</text:span></text:p>
              <text:p text:style-name="P2"><text:span text:style-name="T12"/></text:p>
              <text:p text:style-name="P2"><text:span text:style-name="T12">=Rprofile(a,b,optional w,optional g,optional alpha)</text:span></text:p>
              <text:p text:style-name="P2"><text:span text:style-name="T12"/></text:p>
              <text:p text:style-name="P2"><text:span text:style-name="T12">A and b are two column vectors of data</text:span></text:p>
              <text:p text:style-name="P2"><text:span text:style-name="T12">W is an optional column vector of case weights</text:span></text:p>
              <text:p text:style-name="P2"><text:span text:style-name="T12">G is the proportion used for the calculation of the coefficient of concentration (default=0.9)</text:span></text:p>
              <text:p text:style-name="P2"><text:span text:style-name="T12">Alpha is used in the calculation of confidence intervals (default=0.95)</text:span></text:p>
              <text:p text:style-name="P2"><text:span text:style-name="T12"/></text:p>
              <text:p text:style-name="P2"><text:span text:style-name="T12">The values returned are:</text:span></text:p>
              <text:p text:style-name="P2"><text:span text:style-name="T12"><text:tab/></text:span><text:span text:style-name="T12">Minimum ratio</text:span></text:p>
              <text:p text:style-name="P2"><text:span text:style-name="T12"><text:tab/></text:span><text:span text:style-name="T12">Maximum ratio</text:span></text:p>
              <text:p text:style-name="P2"><text:span text:style-name="T12"><text:tab/></text:span><text:span text:style-name="T12">Range</text:span></text:p>
              <text:p text:style-name="P2"><text:span text:style-name="T12"><text:tab/></text:span><text:span text:style-name="T12">Median</text:span></text:p>
              <text:p text:style-name="P2"><text:span text:style-name="T12"><text:tab/></text:span><text:span text:style-name="T12">Average absolute devaition</text:span></text:p>
              <text:p text:style-name="P2"><text:span text:style-name="T12"><text:tab/></text:span><text:span text:style-name="T12">Coefficient of dispersion</text:span></text:p>
              <text:p text:style-name="P2"><text:span text:style-name="T12"><text:tab/></text:span><text:span text:style-name="T12">Coefficient of concentration</text:span></text:p>
              <text:p text:style-name="P2"><text:span text:style-name="T12"><text:tab/></text:span><text:span text:style-name="T12">Mean</text:span></text:p>
              <text:p text:style-name="P2"><text:span text:style-name="T12"><text:tab/></text:span><text:span text:style-name="T12">Standard deviation</text:span></text:p>
              <text:p text:style-name="P2"><text:span text:style-name="T12"><text:tab/></text:span><text:span text:style-name="T12">Coefficent of variation</text:span></text:p>
              <text:p text:style-name="P2"><text:span text:style-name="T12"><text:tab/></text:span><text:span text:style-name="T12">Weighted mean</text:span></text:p>
              <text:p text:style-name="P2"><text:span text:style-name="T12"><text:tab/></text:span><text:span text:style-name="T12">Index of regressivity</text:span></text:p>
              <text:p text:style-name="P2"><text:span text:style-name="T12"><text:tab/></text:span><text:span text:style-name="T12">And confidence intervals of the mean, median, and weighted mean.</text:span></text:p>
              <text:p text:style-name="P2"><text:span text:style-name="T12"/></text:p>
            </office:annotation>
            <text:p>Rprofile (function)</text:p>
          </table:table-cell>
          <table:table-cell table:number-columns-repeated="2"/>
          <table:table-cell office:value-type="string" calcext:value-type="string">
            <office:annotation draw:style-name="gr2" draw:text-style-name="P3" svg:width="130.14mm" svg:height="25.71mm" svg:x="345.72mm" svg:y="576.53mm" draw:caption-point-x="-6.1mm" draw:caption-point-y="17.22mm">
              <dc:date>2016-01-24T00:00:00</dc:date>
              <text:p text:style-name="P2"><text:span text:style-name="T12">Returns the surface area of a regular tetrahedron</text:span></text:p>
              <text:p text:style-name="P2"><text:span text:style-name="T12"/></text:p>
              <text:p text:style-name="P2"><text:span text:style-name="T12">=TetraSurf(a)</text:span></text:p>
              <text:p text:style-name="P2"><text:span text:style-name="T12"/></text:p>
              <text:p text:style-name="P2"><text:span text:style-name="T12">A is the length of an edge</text:span></text:p>
              <text:p text:style-name="P2"><text:span text:style-name="T12">The result is a real number</text:span></text:p>
            </office:annotation>
            <text:p>TetraSurf (function)</text:p>
          </table:table-cell>
          <table:table-cell table:number-columns-repeated="14"/>
        </table:table-row>
        <table:table-row table:style-name="ro1">
          <table:table-cell table:number-columns-repeated="8"/>
          <table:table-cell office:value-type="string" calcext:value-type="string">
            <office:annotation draw:style-name="gr229" draw:text-style-name="P3" svg:width="77.5mm" svg:height="44.49mm" svg:x="209.99mm" svg:y="581.05mm" draw:caption-point-x="-6.1mm" draw:caption-point-y="17.22mm">
              <dc:creator>WV</dc:creator>
              <dc:date>2015-12-20T00:00:00</dc:date>
              <text:p text:style-name="P2"><text:span text:style-name="T12">Converts polar coordinates to rectangular coordinates.</text:span></text:p>
              <text:p text:style-name="P2"><text:span text:style-name="T12"/></text:p>
              <text:p text:style-name="P2"><text:span text:style-name="T12">=P2R(a)</text:span></text:p>
              <text:p text:style-name="P2"><text:span text:style-name="T12">A is a 1x2 matrix of real numbers</text:span></text:p>
              <text:p text:style-name="P2"><text:span text:style-name="T12"/></text:p>
              <text:p text:style-name="P2"><text:span text:style-name="T12">The output is a 1x2 matrix of real values.</text:span></text:p>
            </office:annotation>
            <text:p>P2R (function)</text:p>
          </table:table-cell>
          <table:table-cell table:number-columns-repeated="2"/>
          <table:table-cell office:value-type="string" calcext:value-type="string">
            <office:annotation draw:style-name="gr178" draw:text-style-name="P3" svg:width="96.5mm" svg:height="51.12mm" svg:x="277.99mm" svg:y="581.05mm" draw:caption-point-x="-6.1mm" draw:caption-point-y="17.22mm">
              <dc:creator>WV</dc:creator>
              <dc:date>2016-01-11T00:00:00</dc:date>
              <text:p text:style-name="P2"><text:span text:style-name="T12">Returns the standard error of the difference between two means.</text:span></text:p>
              <text:p text:style-name="P2"><text:span text:style-name="T12"/></text:p>
              <text:p text:style-name="P2"><text:span text:style-name="T12">=SEDM(s1,s2,n1,n2)</text:span></text:p>
              <text:p text:style-name="P2"><text:span text:style-name="T12">S1 and s2 are the standard deviations of the two samples</text:span></text:p>
              <text:p text:style-name="P2"><text:span text:style-name="T12">N1 and n2 are the sizes of the two samples.</text:span></text:p>
              <text:p text:style-name="P2"><text:span text:style-name="T12">The result is a real number.</text:span></text:p>
            </office:annotation>
            <text:p>SEDM (function)</text:p>
          </table:table-cell>
          <table:table-cell table:number-columns-repeated="2"/>
          <table:table-cell office:value-type="string" calcext:value-type="string">
            <office:annotation draw:style-name="gr2" draw:text-style-name="P3" svg:width="132.62mm" svg:height="25.71mm" svg:x="345.72mm" svg:y="581.05mm" draw:caption-point-x="-6.1mm" draw:caption-point-y="17.22mm">
              <dc:date>2016-01-24T00:00:00</dc:date>
              <text:p text:style-name="P2"><text:span text:style-name="T12">Returns the volume of a regular tetrahedron</text:span></text:p>
              <text:p text:style-name="P2"><text:span text:style-name="T12"/></text:p>
              <text:p text:style-name="P2"><text:span text:style-name="T12">=TetraVol(a)</text:span></text:p>
              <text:p text:style-name="P2"><text:span text:style-name="T12"/></text:p>
              <text:p text:style-name="P2"><text:span text:style-name="T12">A is the length of an edge</text:span></text:p>
              <text:p text:style-name="P2"><text:span text:style-name="T12">The result is a real number</text:span></text:p>
            </office:annotation>
            <text:p>TetraVol (function)</text:p>
          </table:table-cell>
          <table:table-cell table:number-columns-repeated="14"/>
        </table:table-row>
        <table:table-row table:style-name="ro1">
          <table:table-cell table:number-columns-repeated="8"/>
          <table:table-cell table:style-name="ce59" office:value-type="string" calcext:value-type="string">
            <office:annotation draw:style-name="gr230" draw:text-style-name="P3" svg:width="91.75mm" svg:height="46.08mm" svg:x="209.99mm" svg:y="585.56mm" draw:caption-point-x="-6.1mm" draw:caption-point-y="17.22mm">
              <dc:creator>WV</dc:creator>
              <dc:date>2015-12-20T00:00:00</dc:date>
              <text:p text:style-name="P2"><text:span text:style-name="T12">Returns the Bayesian probability that a is true given b.</text:span></text:p>
              <text:p text:style-name="P2"><text:span text:style-name="T12"/></text:p>
              <text:p text:style-name="P2"><text:span text:style-name="T12">=Pbayes(a,b,ba)</text:span></text:p>
              <text:p text:style-name="P2"><text:span text:style-name="T12">A is the probability of a</text:span></text:p>
              <text:p text:style-name="P2"><text:span text:style-name="T12">B is the probabilitty of b</text:span></text:p>
              <text:p text:style-name="P2"><text:span text:style-name="T12">Ba is the conditional probability that b is true given a</text:span></text:p>
              <text:p text:style-name="P2"><text:span text:style-name="T12">The result is a real number</text:span></text:p>
            </office:annotation>
            <text:p>Pbayes (function)</text:p>
          </table:table-cell>
          <table:table-cell table:number-columns-repeated="2"/>
          <table:table-cell office:value-type="string" calcext:value-type="string">
            <office:annotation draw:style-name="gr231" draw:text-style-name="P3" svg:width="89.06mm" svg:height="43.6mm" svg:x="277.99mm" svg:y="585.56mm" draw:caption-point-x="-6.1mm" draw:caption-point-y="17.22mm">
              <dc:creator>WV</dc:creator>
              <dc:date>2016-01-11T00:00:00</dc:date>
              <text:p text:style-name="P2"><text:span text:style-name="T12">Returns the standard error of the difference between two proportions.</text:span></text:p>
              <text:p text:style-name="P2"><text:span text:style-name="T12"/></text:p>
              <text:p text:style-name="P2"><text:span text:style-name="T12">=SEDP(p1,p2,n1,n2)</text:span></text:p>
              <text:p text:style-name="P2"><text:span text:style-name="T12"/></text:p>
              <text:p text:style-name="P2"><text:span text:style-name="T12">P1 and p2 are two proportions</text:span></text:p>
              <text:p text:style-name="P2"><text:span text:style-name="T12">N1 and n2 are two sample sizes.</text:span></text:p>
              <text:p text:style-name="P2"><text:span text:style-name="T12">The result is a real number.</text:span></text:p>
            </office:annotation>
            <text:p>SEDP (function)</text:p>
          </table:table-cell>
          <table:table-cell table:number-columns-repeated="2"/>
          <table:table-cell office:value-type="string" calcext:value-type="string">
            <office:annotation draw:style-name="gr16" draw:text-style-name="P3" svg:width="132.62mm" svg:height="33.61mm" svg:x="345.72mm" svg:y="585.56mm" draw:caption-point-x="-6.1mm" draw:caption-point-y="17.22mm">
              <dc:date>2016-01-24T00:00:00</dc:date>
              <text:p text:style-name="P2"><text:span text:style-name="T12">Returns the surface area of a torus</text:span></text:p>
              <text:p text:style-name="P2"><text:span text:style-name="T12"/></text:p>
              <text:p text:style-name="P2"><text:span text:style-name="T12">=TorusSurf(t,r)</text:span></text:p>
              <text:p text:style-name="P2"><text:span text:style-name="T12"/></text:p>
              <text:p text:style-name="P2"><text:span text:style-name="T12">T is the thickness of the ring</text:span></text:p>
              <text:p text:style-name="P2"><text:span text:style-name="T12">R is the distance of the center of the cross sectional circle of the torus from the center of the ring</text:span></text:p>
              <text:p text:style-name="P2"><text:span text:style-name="T12">The result is a real number</text:span></text:p>
            </office:annotation>
            <text:p>TorusSurf (function)</text:p>
          </table:table-cell>
          <table:table-cell table:number-columns-repeated="14"/>
        </table:table-row>
        <table:table-row table:style-name="ro1">
          <table:table-cell table:number-columns-repeated="8"/>
          <table:table-cell table:style-name="ce59" office:value-type="string" calcext:value-type="string">
            <office:annotation draw:style-name="gr232" draw:text-style-name="P3" svg:width="83.36mm" svg:height="26.43mm" svg:x="209.99mm" svg:y="590.08mm" draw:caption-point-x="-6.1mm" draw:caption-point-y="17.22mm">
              <dc:creator>WV</dc:creator>
              <dc:date>2015-12-20T00:00:00</dc:date>
              <text:p text:style-name="P2"><text:span text:style-name="T12">Returns the conditional probability of a given b.</text:span></text:p>
              <text:p text:style-name="P2"><text:span text:style-name="T12"/></text:p>
              <text:p text:style-name="P2"><text:span text:style-name="T12">=Pcond(ab,b)</text:span></text:p>
              <text:p text:style-name="P2"><text:span text:style-name="T12">Ab is the joint probability of a and b.</text:span></text:p>
              <text:p text:style-name="P2"><text:span text:style-name="T12">B is the probability of b.</text:span></text:p>
              <text:p text:style-name="P2"><text:span text:style-name="T12">The result is a real number</text:span></text:p>
            </office:annotation>
            <text:p>Pcond (function)</text:p>
          </table:table-cell>
          <table:table-cell table:number-columns-repeated="2"/>
          <table:table-cell office:value-type="string" calcext:value-type="string">
            <office:annotation draw:style-name="gr74" draw:text-style-name="P3" svg:width="77.9mm" svg:height="36.38mm" svg:x="277.99mm" svg:y="590.08mm" draw:caption-point-x="-6.1mm" draw:caption-point-y="17.22mm">
              <dc:creator>WV</dc:creator>
              <dc:date>2016-01-11T00:00:00</dc:date>
              <text:p text:style-name="P2"><text:span text:style-name="T12">Returns the standard error of a median.</text:span></text:p>
              <text:p text:style-name="P2"><text:span text:style-name="T12"/></text:p>
              <text:p text:style-name="P2"><text:span text:style-name="T12">=SEMed(s,n)</text:span></text:p>
              <text:p text:style-name="P2"><text:span text:style-name="T12"/></text:p>
              <text:p text:style-name="P2"><text:span text:style-name="T12">S is a median</text:span></text:p>
              <text:p text:style-name="P2"><text:span text:style-name="T12">N is the sample size.</text:span></text:p>
              <text:p text:style-name="P2"><text:span text:style-name="T12">The result is a real number.</text:span></text:p>
            </office:annotation>
            <text:p>SEMed (function)</text:p>
          </table:table-cell>
          <table:table-cell table:number-columns-repeated="2"/>
          <table:table-cell office:value-type="string" calcext:value-type="string">
            <office:annotation draw:style-name="gr16" draw:text-style-name="P3" svg:width="110.93mm" svg:height="33.61mm" svg:x="345.72mm" svg:y="590.08mm" draw:caption-point-x="-6.1mm" draw:caption-point-y="17.22mm">
              <dc:date>2016-01-24T00:00:00</dc:date>
              <text:p text:style-name="P2"><text:span text:style-name="T12">Returns the volume of a torus</text:span></text:p>
              <text:p text:style-name="P2"><text:span text:style-name="T12"/></text:p>
              <text:p text:style-name="P2"><text:span text:style-name="T12">=TorusVol(t,r)</text:span></text:p>
              <text:p text:style-name="P2"><text:span text:style-name="T12"/></text:p>
              <text:p text:style-name="P2"><text:span text:style-name="T12">T is the thickness of the ring</text:span></text:p>
              <text:p text:style-name="P2"><text:span text:style-name="T12">R is the distance of the center of the circular cross section of the torus from the center of the ring</text:span></text:p>
              <text:p text:style-name="P2"><text:span text:style-name="T12">The result is a real number</text:span></text:p>
            </office:annotation>
            <text:p>TorusVol (function)</text:p>
          </table:table-cell>
          <table:table-cell table:number-columns-repeated="14"/>
        </table:table-row>
        <table:table-row table:style-name="ro1">
          <table:table-cell table:number-columns-repeated="8"/>
          <table:table-cell office:value-type="string" calcext:value-type="string">
            <office:annotation draw:style-name="gr192" draw:text-style-name="P3" svg:width="83.64mm" svg:height="27.75mm" svg:x="209.99mm" svg:y="594.6mm" draw:caption-point-x="-6.1mm" draw:caption-point-y="17.21mm">
              <dc:creator>WV</dc:creator>
              <dc:date>2015-12-19T00:00:00</dc:date>
              <text:p text:style-name="P2"><text:span text:style-name="T12">Returns the percent increase from a to b</text:span></text:p>
              <text:p text:style-name="P2"><text:span text:style-name="T12"/></text:p>
              <text:p text:style-name="P2"><text:span text:style-name="T12">=PerInc(a,b)</text:span></text:p>
              <text:p text:style-name="P2"><text:span text:style-name="T12"/></text:p>
              <text:p text:style-name="P2"><text:span text:style-name="T12">A and b are real numbers. A is nonzero.</text:span></text:p>
            </office:annotation>
            <text:p>PerInc (function)</text:p>
          </table:table-cell>
          <table:table-cell table:number-columns-repeated="2"/>
          <table:table-cell office:value-type="string" calcext:value-type="string">
            <office:annotation draw:style-name="gr145" draw:text-style-name="P3" svg:width="93.09mm" svg:height="39.69mm" svg:x="277.99mm" svg:y="594.6mm" draw:caption-point-x="-6.1mm" draw:caption-point-y="17.21mm">
              <dc:creator>WV</dc:creator>
              <dc:date>2016-01-08T00:00:00</dc:date>
              <text:p text:style-name="P2"><text:span text:style-name="T12">Returns the semi-interquartile range.</text:span></text:p>
              <text:p text:style-name="P2"><text:span text:style-name="T12"/></text:p>
              <text:p text:style-name="P2"><text:span text:style-name="T12">=SemiIQRange(a)</text:span></text:p>
              <text:p text:style-name="P2"><text:span text:style-name="T12"/></text:p>
              <text:p text:style-name="P2"><text:span text:style-name="T12">A is a column vector containing data</text:span></text:p>
              <text:p text:style-name="P2"><text:span text:style-name="T12">The result is a real number</text:span></text:p>
              <text:p text:style-name="P2"><text:span text:style-name="T12"/></text:p>
              <text:p text:style-name="P2"><text:span text:style-name="T12"/></text:p>
            </office:annotation>
            <text:p>SemiIQRange (function)</text:p>
          </table:table-cell>
          <table:table-cell table:number-columns-repeated="2"/>
          <table:table-cell office:value-type="string" calcext:value-type="string">
            <office:annotation draw:style-name="gr16" draw:text-style-name="P3" svg:width="130.76mm" svg:height="33.61mm" svg:x="345.72mm" svg:y="594.6mm" draw:caption-point-x="-6.1mm" draw:caption-point-y="17.21mm">
              <dc:date>2016-01-24T00:00:00</dc:date>
              <text:p text:style-name="P2"><text:span text:style-name="T12">Returns the volume of a truncated paraboloid of revolution</text:span></text:p>
              <text:p text:style-name="P2"><text:span text:style-name="T12"/></text:p>
              <text:p text:style-name="P2"><text:span text:style-name="T12">=TparaRevVol(rb,ru,h)</text:span></text:p>
              <text:p text:style-name="P2"><text:span text:style-name="T12"/></text:p>
              <text:p text:style-name="P2"><text:span text:style-name="T12">Rb is the radius of the bottom face</text:span></text:p>
              <text:p text:style-name="P2"><text:span text:style-name="T12">Ru is the radius of the upper face</text:span></text:p>
              <text:p text:style-name="P2"><text:span text:style-name="T12">H is the height</text:span></text:p>
              <text:p text:style-name="P2"><text:span text:style-name="T12">The result is a real number</text:span></text:p>
            </office:annotation>
            <text:p>TparaRevVol (function)</text:p>
          </table:table-cell>
          <table:table-cell table:number-columns-repeated="14"/>
        </table:table-row>
        <table:table-row table:style-name="ro1">
          <table:table-cell table:number-columns-repeated="8"/>
          <table:table-cell office:value-type="string" calcext:value-type="string">
            <office:annotation draw:style-name="gr233" draw:text-style-name="P3" svg:width="93.98mm" svg:height="48.47mm" svg:x="209.99mm" svg:y="599.11mm" draw:caption-point-x="-6.1mm" draw:caption-point-y="17.22mm">
              <dc:creator>WV</dc:creator>
              <dc:date>2015-12-19T00:00:00</dc:date>
              <text:p text:style-name="P2"><text:span text:style-name="T12">Returns the number of permutations given n elements. A1,a2,…,ak are indistinguishable <text:s/>within each group.</text:span></text:p>
              <text:p text:style-name="P2"><text:span text:style-name="T12"/></text:p>
              <text:p text:style-name="P2"><text:span text:style-name="T12">=Perm1(n;a)</text:span></text:p>
              <text:p text:style-name="P2"><text:span text:style-name="T12"/></text:p>
              <text:p text:style-name="P2"><text:span text:style-name="T12">N is an integer</text:span></text:p>
              <text:p text:style-name="P2"><text:span text:style-name="T12">A is an array of the numbers of elements in each subset a1 to ak.</text:span></text:p>
              <text:p text:style-name="P2"><text:span text:style-name="T12"/></text:p>
              <text:p text:style-name="P2"><text:span text:style-name="T12">The result is an integer.</text:span></text:p>
            </office:annotation>
            <text:p>Perm1 (function)</text:p>
          </table:table-cell>
          <table:table-cell table:number-columns-repeated="2"/>
          <table:table-cell office:value-type="string" calcext:value-type="string">
            <office:annotation draw:style-name="gr114" draw:text-style-name="P3" svg:width="103.01mm" svg:height="31.86mm" svg:x="277.99mm" svg:y="599.11mm" draw:caption-point-x="-6.1mm" draw:caption-point-y="17.22mm">
              <dc:creator>WV</dc:creator>
              <dc:date>2016-01-11T00:00:00</dc:date>
              <text:p text:style-name="P2"><text:span text:style-name="T12">Returns the standard errorof a sample proportion.</text:span></text:p>
              <text:p text:style-name="P2"><text:span text:style-name="T12"/></text:p>
              <text:p text:style-name="P2"><text:span text:style-name="T12">=SEProp(p,n)</text:span></text:p>
              <text:p text:style-name="P2"><text:span text:style-name="T12"/></text:p>
              <text:p text:style-name="P2"><text:span text:style-name="T12">P is a proportion</text:span></text:p>
              <text:p text:style-name="P2"><text:span text:style-name="T12">N is the sample size</text:span></text:p>
              <text:p text:style-name="P2"><text:span text:style-name="T12">The result is a real number.</text:span></text:p>
            </office:annotation>
            <text:p>SEProp (function)</text:p>
          </table:table-cell>
          <table:table-cell table:number-columns-repeated="2"/>
          <table:table-cell office:value-type="string" calcext:value-type="string">
            <office:annotation draw:style-name="gr17" draw:text-style-name="P3" svg:width="128.28mm" svg:height="45.46mm" svg:x="345.72mm" svg:y="599.11mm" draw:caption-point-x="-6.1mm" draw:caption-point-y="17.22mm">
              <dc:date>2016-01-29T00:00:00</dc:date>
              <text:p text:style-name="P2"><text:span text:style-name="T12">Returns a rotated or translated point's new coordinates</text:span></text:p>
              <text:p text:style-name="P2"><text:span text:style-name="T12"/></text:p>
              <text:p text:style-name="P2"><text:span text:style-name="T12">=TRANSLATE(A,B)</text:span></text:p>
              <text:p text:style-name="P2"><text:span text:style-name="T12"/></text:p>
              <text:p text:style-name="P2"><text:span text:style-name="T12">A is a 3x4 matrix containing the parallel displacement in the x, y, and z directions in the first column, the x axis angular displacement in the x, y, and z directions in the second column, the y axis displacement in the x, y, and z directions in the third column, and the z axis displacement in the x, y, and z directions in the fourth column. Angular displacement should be in radians.</text:span></text:p>
              <text:p text:style-name="P2"><text:span text:style-name="T12">B is a 1x3 vector containing the x, y, and z coordinates of the point.</text:span></text:p>
              <text:p text:style-name="P2"><text:span text:style-name="T12">The result is a 1x3 row vector containingthe point's new x, y, and z coordinates.</text:span></text:p>
            </office:annotation>
            <text:p>TRANSLATE (function)</text:p>
          </table:table-cell>
          <table:table-cell table:number-columns-repeated="14"/>
        </table:table-row>
        <table:table-row table:style-name="ro1">
          <table:table-cell table:number-columns-repeated="8"/>
          <table:table-cell office:value-type="string" calcext:value-type="string">
            <office:annotation draw:style-name="gr16" draw:text-style-name="P3" svg:width="76.94mm" svg:height="33.61mm" svg:x="209.99mm" svg:y="603.63mm" draw:caption-point-x="-6.1mm" draw:caption-point-y="17.21mm">
              <dc:creator>WV</dc:creator>
              <dc:date>2015-12-19T00:00:00</dc:date>
              <text:p text:style-name="P2"><text:span text:style-name="T12">Returns the number of n elements taken k at a time without repetition.</text:span></text:p>
              <text:p text:style-name="P2"><text:span text:style-name="T12"/></text:p>
              <text:p text:style-name="P2"><text:span text:style-name="T12">=Perm2(n,k)</text:span></text:p>
              <text:p text:style-name="P2"><text:span text:style-name="T12"/></text:p>
              <text:p text:style-name="P2"><text:span text:style-name="T12">Perm2 is DANSYS' version of Calc's PERMUT.</text:span></text:p>
              <text:p text:style-name="P2"><text:span text:style-name="T12"/></text:p>
              <text:p text:style-name="P2"><text:span text:style-name="T12"/></text:p>
            </office:annotation>
            <text:p>Perm2 (function)</text:p>
          </table:table-cell>
          <table:table-cell table:number-columns-repeated="2"/>
          <table:table-cell office:value-type="string" calcext:value-type="string">
            <office:annotation draw:style-name="gr107" draw:text-style-name="P3" svg:width="100.22mm" svg:height="49.93mm" svg:x="277.99mm" svg:y="603.63mm" draw:caption-point-x="-6.1mm" draw:caption-point-y="17.21mm">
              <dc:creator>WV</dc:creator>
              <dc:date>2016-01-14T00:00:00</dc:date>
              <text:p text:style-name="P2"><text:span text:style-name="T12">Returns the Simpson Index .</text:span></text:p>
              <text:p text:style-name="P2"><text:span text:style-name="T12"/></text:p>
              <text:p text:style-name="P2"><text:span text:style-name="T12">=SimpsonIndex(a,optional b,optional c)</text:span></text:p>
              <text:p text:style-name="P2"><text:span text:style-name="T12"/></text:p>
              <text:p text:style-name="P2"><text:span text:style-name="T12">A is a column vector</text:span></text:p>
              <text:p text:style-name="P2"><text:span text:style-name="T12">If b=0 (default), a contains frequencies</text:span></text:p>
              <text:p text:style-name="P2"><text:span text:style-name="T12">If b=1, a contains relative frequencies</text:span></text:p>
              <text:p text:style-name="P2"><text:span text:style-name="T12">If c=0 (default), the Simpson index is returned</text:span></text:p>
              <text:p text:style-name="P2"><text:span text:style-name="T12">If c=1, the inverse Simpson index is returned</text:span></text:p>
              <text:p text:style-name="P2"><text:span text:style-name="T12">If c=2, the Gini-Simpson index is returned.</text:span></text:p>
              <text:p text:style-name="P2"><text:span text:style-name="T12">The result is a real number.</text:span></text:p>
            </office:annotation>
            <text:p>SimpsonIndex (function)</text:p>
          </table:table-cell>
          <table:table-cell table:number-columns-repeated="2"/>
          <table:table-cell office:value-type="string" calcext:value-type="string">
            <office:annotation draw:style-name="gr234" draw:text-style-name="P3" svg:width="95.11mm" svg:height="48.42mm" svg:x="345.72mm" svg:y="603.63mm" draw:caption-point-x="-6.1mm" draw:caption-point-y="17.21mm">
              <dc:date>2016-01-19T00:00:00</dc:date>
              <text:p text:style-name="P2"><text:span text:style-name="T12">Returns the altitude of a trapezoid</text:span></text:p>
              <text:p text:style-name="P2"><text:span text:style-name="T12"/></text:p>
              <text:p text:style-name="P2"><text:span text:style-name="T12">=TrapAlt(a,b,c,d)</text:span></text:p>
              <text:p text:style-name="P2"><text:span text:style-name="T12"/></text:p>
              <text:p text:style-name="P2"><text:span text:style-name="T12">A, b, c, and d are the lengths of the sides</text:span></text:p>
              <text:p text:style-name="P2"><text:span text:style-name="T12">The result is a real number</text:span></text:p>
            </office:annotation>
            <text:p>TrapAlt (function)</text:p>
          </table:table-cell>
          <table:table-cell table:number-columns-repeated="14"/>
        </table:table-row>
        <table:table-row table:style-name="ro1">
          <table:table-cell table:number-columns-repeated="8"/>
          <table:table-cell office:value-type="string" calcext:value-type="string">
            <office:annotation draw:style-name="gr235" draw:text-style-name="P3" svg:width="77.22mm" svg:height="41.3mm" svg:x="209.99mm" svg:y="608.14mm" draw:caption-point-x="-6.1mm" draw:caption-point-y="17.22mm">
              <dc:creator>WV</dc:creator>
              <dc:date>2015-12-19T00:00:00</dc:date>
              <text:p text:style-name="P2"><text:span text:style-name="T12">Returns the number of n elements taken k at a time with repetition.</text:span></text:p>
              <text:p text:style-name="P2"><text:span text:style-name="T12"/></text:p>
              <text:p text:style-name="P2"><text:span text:style-name="T12">=Perm3(n,k)</text:span></text:p>
              <text:p text:style-name="P2"><text:span text:style-name="T12"/></text:p>
              <text:p text:style-name="P2"><text:span text:style-name="T12">Perm3 is DANSYS' version of Calc's PERMUTATIONA.</text:span></text:p>
              <text:p text:style-name="P2"><text:span text:style-name="T12"/></text:p>
            </office:annotation>
            <text:p>Perm3 (function)</text:p>
          </table:table-cell>
          <table:table-cell table:number-columns-repeated="2"/>
          <table:table-cell office:value-type="string" calcext:value-type="string">
            <office:annotation draw:style-name="gr166" draw:text-style-name="P3" svg:width="107.36mm" svg:height="47.81mm" svg:x="277.99mm" svg:y="608.14mm" draw:caption-point-x="-6.1mm" draw:caption-point-y="17.22mm">
              <dc:creator>WV</dc:creator>
              <dc:date>2015-12-30T00:00:00</dc:date>
              <text:p text:style-name="P2"><text:span text:style-name="T12">Returns a measure of skewness and the standard error of the measure for a column vector containing data.</text:span></text:p>
              <text:p text:style-name="P2"><text:span text:style-name="T12"/></text:p>
              <text:p text:style-name="P2"><text:span text:style-name="T12">=Skew2(a)</text:span></text:p>
              <text:p text:style-name="P2"><text:span text:style-name="T12"/></text:p>
              <text:p text:style-name="P2"><text:span text:style-name="T12">A is a column vector containing data.</text:span></text:p>
              <text:p text:style-name="P2"><text:span text:style-name="T12">The result is a 1x2 matrix of real numbers.</text:span></text:p>
              <text:p text:style-name="P2"><text:span text:style-name="T12"/></text:p>
              <text:p text:style-name="P2"><text:span text:style-name="T12"/></text:p>
            </office:annotation>
            <text:p>Skew2 (function)</text:p>
          </table:table-cell>
          <table:table-cell table:number-columns-repeated="2"/>
          <table:table-cell office:value-type="string" calcext:value-type="string">
            <office:annotation draw:style-name="gr236" draw:text-style-name="P3" svg:width="94.8mm" svg:height="39.4mm" svg:x="345.72mm" svg:y="608.14mm" draw:caption-point-x="-6.1mm" draw:caption-point-y="17.22mm">
              <dc:date>2016-01-19T00:00:00</dc:date>
              <text:p text:style-name="P2"><text:span text:style-name="T12">Returns the area of a trapezoid</text:span></text:p>
              <text:p text:style-name="P2"><text:span text:style-name="T12"/></text:p>
              <text:p text:style-name="P2"><text:span text:style-name="T12">=TrapArea(a,b,h)</text:span></text:p>
              <text:p text:style-name="P2"><text:span text:style-name="T12"/></text:p>
              <text:p text:style-name="P2"><text:span text:style-name="T12">A and b are two adjacent sides</text:span></text:p>
              <text:p text:style-name="P2"><text:span text:style-name="T12">H is the height</text:span></text:p>
              <text:p text:style-name="P2"><text:span text:style-name="T12">The result is a real number</text:span></text:p>
            </office:annotation>
            <text:p>TrapArea (function)</text:p>
          </table:table-cell>
          <table:table-cell table:number-columns-repeated="14"/>
        </table:table-row>
        <table:table-row table:style-name="ro1">
          <table:table-cell table:number-columns-repeated="8"/>
          <table:table-cell office:value-type="string" calcext:value-type="string">
            <office:annotation draw:style-name="gr237" draw:text-style-name="P3" svg:width="82.53mm" svg:height="35.19mm" svg:x="209.99mm" svg:y="612.66mm" draw:caption-point-x="-6.1mm" draw:caption-point-y="17.21mm">
              <dc:creator>WV</dc:creator>
              <dc:date>2015-12-19T00:00:00</dc:date>
              <text:p text:style-name="P2"><text:span text:style-name="T12">Returns the number of permutations of n elements.</text:span></text:p>
              <text:p text:style-name="P2"><text:span text:style-name="T12"/></text:p>
              <text:p text:style-name="P2"><text:span text:style-name="T12">=Perm4(n)</text:span></text:p>
              <text:p text:style-name="P2"><text:span text:style-name="T12"/></text:p>
              <text:p text:style-name="P2"><text:span text:style-name="T12">N is an integer</text:span></text:p>
              <text:p text:style-name="P2"><text:span text:style-name="T12"/></text:p>
              <text:p text:style-name="P2"><text:span text:style-name="T12">The result is an integer.</text:span></text:p>
            </office:annotation>
            <text:p>Perm4 (function)</text:p>
          </table:table-cell>
          <table:table-cell table:number-columns-repeated="2"/>
          <table:table-cell office:value-type="string" calcext:value-type="string">
            <office:annotation draw:style-name="gr181" draw:text-style-name="P3" svg:width="109.22mm" svg:height="39.99mm" svg:x="277.99mm" svg:y="612.66mm" draw:caption-point-x="-6.1mm" draw:caption-point-y="17.21mm">
              <dc:creator>WV</dc:creator>
              <dc:date>2015-12-29T00:00:00</dc:date>
              <text:p text:style-name="P2"><text:span text:style-name="T12">Returns an estimate of the standard deviation.</text:span></text:p>
              <text:p text:style-name="P2"><text:span text:style-name="T12"/></text:p>
              <text:p text:style-name="P2"><text:span text:style-name="T12">=StDev3(min,mode,max)</text:span></text:p>
              <text:p text:style-name="P2"><text:span text:style-name="T12">Min is the minimum value of the data set</text:span></text:p>
              <text:p text:style-name="P2"><text:span text:style-name="T12">Mode is the mode</text:span></text:p>
              <text:p text:style-name="P2"><text:span text:style-name="T12">Max is the maximum value.</text:span></text:p>
            </office:annotation>
            <text:p>StDev3 (function)</text:p>
          </table:table-cell>
          <table:table-cell table:number-columns-repeated="2"/>
          <table:table-cell office:value-type="string" calcext:value-type="string">
            <office:annotation draw:style-name="gr6" draw:text-style-name="P3" svg:width="125.49mm" svg:height="29.66mm" svg:x="345.72mm" svg:y="612.66mm" draw:caption-point-x="-6.1mm" draw:caption-point-y="17.21mm">
              <dc:date>2016-01-27T00:00:00</dc:date>
              <text:p text:style-name="P2"><text:span text:style-name="T12">Returns the altitude of a triangle</text:span></text:p>
              <text:p text:style-name="P2"><text:span text:style-name="T12"/></text:p>
              <text:p text:style-name="P2"><text:span text:style-name="T12">=TriAlt(b,ca)</text:span></text:p>
              <text:p text:style-name="P2"><text:span text:style-name="T12"/></text:p>
              <text:p text:style-name="P2"><text:span text:style-name="T12">B is the length of one non-base side</text:span></text:p>
              <text:p text:style-name="P2"><text:span text:style-name="T12">Ca is the radians measure of the angle opposite the other non-base side</text:span></text:p>
              <text:p text:style-name="P2"><text:span text:style-name="T12">The result is a rela number</text:span></text:p>
            </office:annotation>
            <text:p>TriAlt (function)</text:p>
          </table:table-cell>
          <table:table-cell table:number-columns-repeated="14"/>
        </table:table-row>
        <table:table-row table:style-name="ro1">
          <table:table-cell table:number-columns-repeated="8"/>
          <table:table-cell office:value-type="string" calcext:value-type="string">
            <office:annotation draw:style-name="gr238" draw:text-style-name="P3" svg:width="116.89mm" svg:height="36.52mm" svg:x="209.99mm" svg:y="617.17mm" draw:caption-point-x="-6.1mm" draw:caption-point-y="17.22mm">
              <dc:creator>WV</dc:creator>
              <dc:date>2015-12-20T00:00:00</dc:date>
              <text:p text:style-name="P2"><text:span text:style-name="T12">Returns the value of a physical constant.</text:span></text:p>
              <text:p text:style-name="P2"><text:span text:style-name="T12"/></text:p>
              <text:p text:style-name="P2"><text:span text:style-name="T12">Basic&gt;PhysicalConst</text:span></text:p>
              <text:p text:style-name="P2"><text:span text:style-name="T12"/></text:p>
              <text:p text:style-name="P2"><text:span text:style-name="T12">Clicking the PhysicalConst command opens a list from which you can select a commonly used physical constant. The value of the constant will be entered into the currenly active cell. In addition, a message box will display the units of the constant.</text:span></text:p>
            </office:annotation>
            <text:p>PhysicalConst (routine)</text:p>
          </table:table-cell>
          <table:table-cell table:number-columns-repeated="2"/>
          <table:table-cell table:style-name="ce59" office:value-type="string" calcext:value-type="string">
            <office:annotation draw:style-name="gr19" draw:text-style-name="P3" svg:width="111.08mm" svg:height="69.16mm" svg:x="277.99mm" svg:y="617.17mm" draw:caption-point-x="-6.1mm" draw:caption-point-y="17.22mm">
              <dc:creator>WV</dc:creator>
              <dc:date>2016-01-03T00:00:00</dc:date>
              <text:p text:style-name="P2"><text:span text:style-name="T12">Returns a stem and leaf diagram.</text:span></text:p>
              <text:p text:style-name="P2"><text:span text:style-name="T12"/></text:p>
              <text:p text:style-name="P2"><text:span text:style-name="T12">=StemLeaf(a,St1,Sub1,ctype)</text:span></text:p>
              <text:p text:style-name="P2"><text:span text:style-name="T12"/></text:p>
              <text:p text:style-name="P2"><text:span text:style-name="T12">A is a column vector containing data</text:span></text:p>
              <text:p text:style-name="P2"><text:span text:style-name="T12">St1 is the number of digits to be displayed in the stem.</text:span></text:p>
              <text:p text:style-name="P2"><text:span text:style-name="T12">Sub1 is the number of subdivisions for the last digit.</text:span></text:p>
              <text:p text:style-name="P2"><text:span text:style-name="T12">Ctype is the type of frequency table to be displayed with the diagram:</text:span></text:p>
              <text:p text:style-name="P2"><text:span text:style-name="T12">'</text:span><text:span text:style-name="T12"><text:tab/></text:span><text:span text:style-name="T12">1. Frequencies</text:span></text:p>
              <text:p text:style-name="P2"><text:span text:style-name="T12">'</text:span><text:span text:style-name="T12"><text:tab/></text:span><text:span text:style-name="T12">2. Relative frequencies</text:span></text:p>
              <text:p text:style-name="P2"><text:span text:style-name="T12">'</text:span><text:span text:style-name="T12"><text:tab/></text:span><text:span text:style-name="T12">3. Cumulative frequencies</text:span></text:p>
              <text:p text:style-name="P2"><text:span text:style-name="T12">'</text:span><text:span text:style-name="T12"><text:tab/></text:span><text:span text:style-name="T12">4. Relative cumulative frequencies</text:span></text:p>
              <text:p text:style-name="P2"><text:span text:style-name="T12">'</text:span><text:span text:style-name="T12"><text:tab/></text:span><text:span text:style-name="T12">5. Median centered cumulative frequencies</text:span></text:p>
              <text:p text:style-name="P2"><text:span text:style-name="T12">The result is a string array with the same number of rows as there are frequency categories (bins).</text:span></text:p>
              <text:p text:style-name="P2"><text:span text:style-name="T12"/></text:p>
              <text:p text:style-name="P2"><text:span text:style-name="T12"/></text:p>
            </office:annotation>
            <text:p>StemLeaf (function)</text:p>
          </table:table-cell>
          <table:table-cell table:number-columns-repeated="2"/>
          <table:table-cell office:value-type="string" calcext:value-type="string">
            <office:annotation draw:style-name="gr16" draw:text-style-name="P3" svg:width="136.33mm" svg:height="33.61mm" svg:x="345.72mm" svg:y="617.17mm" draw:caption-point-x="-6.1mm" draw:caption-point-y="17.22mm">
              <dc:date>2016-01-27T00:00:00</dc:date>
              <text:p text:style-name="P2"><text:span text:style-name="T12">Returns the radians measure of an angle of a triangle</text:span></text:p>
              <text:p text:style-name="P2"><text:span text:style-name="T12"/></text:p>
              <text:p text:style-name="P2"><text:span text:style-name="T12">=TriAn(a,b,ba)</text:span></text:p>
              <text:p text:style-name="P2"><text:span text:style-name="T12"/></text:p>
              <text:p text:style-name="P2"><text:span text:style-name="T12">A is the length of the opposite side</text:span></text:p>
              <text:p text:style-name="P2"><text:span text:style-name="T12">B is the length of another side</text:span></text:p>
              <text:p text:style-name="P2"><text:span text:style-name="T12">Ba is the radian measure of the angle opposite to side b</text:span></text:p>
              <text:p text:style-name="P2"><text:span text:style-name="T12">The result is a real number (radians)</text:span></text:p>
            </office:annotation>
            <text:p>TriAn (function)</text:p>
          </table:table-cell>
          <table:table-cell table:number-columns-repeated="14"/>
        </table:table-row>
        <table:table-row table:style-name="ro1">
          <table:table-cell table:number-columns-repeated="8"/>
          <table:table-cell office:value-type="string" calcext:value-type="string">
            <office:annotation draw:style-name="gr111" draw:text-style-name="P3" svg:width="90.35mm" svg:height="34.65mm" svg:x="209.99mm" svg:y="621.69mm" draw:caption-point-x="-6.1mm" draw:caption-point-y="17.22mm">
              <dc:creator>WV</dc:creator>
              <dc:date>2015-12-21T00:00:00</dc:date>
              <text:p text:style-name="P2"><text:span text:style-name="T12">Returns the Pierce arrow (NOR) of two logical values.</text:span></text:p>
              <text:p text:style-name="P2"><text:span text:style-name="T12"/></text:p>
              <text:p text:style-name="P2"><text:span text:style-name="T12">=PIERCE(a,b)</text:span></text:p>
              <text:p text:style-name="P2"><text:span text:style-name="T12">A and b are logical values</text:span></text:p>
              <text:p text:style-name="P2"><text:span text:style-name="T12">The result is a logical value</text:span></text:p>
            </office:annotation>
            <text:p>PIERCE (function)</text:p>
          </table:table-cell>
          <table:table-cell table:number-columns-repeated="2"/>
          <table:table-cell office:value-type="string" calcext:value-type="string">
            <office:annotation draw:style-name="gr121" draw:text-style-name="P3" svg:width="92.47mm" svg:height="52.03mm" svg:x="277.99mm" svg:y="621.69mm" draw:caption-point-x="-6.1mm" draw:caption-point-y="17.22mm">
              <dc:creator>WV</dc:creator>
              <dc:date>2015-12-28T00:00:00</dc:date>
              <text:p text:style-name="P2"><text:span text:style-name="T12">Returns the standard error of the mean.</text:span></text:p>
              <text:p text:style-name="P2"><text:span text:style-name="T12"/></text:p>
              <text:p text:style-name="P2"><text:span text:style-name="T12">=StErr(sd,n)</text:span></text:p>
              <text:p text:style-name="P2"><text:span text:style-name="T12"/></text:p>
              <text:p text:style-name="P2"><text:span text:style-name="T12">Sd is the standard deviation of the population (or sample, for an estimate).</text:span></text:p>
              <text:p text:style-name="P2"><text:span text:style-name="T12">N is the sample size</text:span></text:p>
            </office:annotation>
            <text:p>StErr (function)</text:p>
          </table:table-cell>
          <table:table-cell table:number-columns-repeated="2"/>
          <table:table-cell office:value-type="string" calcext:value-type="string">
            <office:annotation draw:style-name="gr239" draw:text-style-name="P3" svg:width="87.06mm" svg:height="37.29mm" svg:x="345.72mm" svg:y="621.69mm" draw:caption-point-x="-6.1mm" draw:caption-point-y="17.22mm">
              <dc:date>2016-01-18T00:00:00</dc:date>
              <text:p text:style-name="P2"><text:span text:style-name="T12">Returns the area of a triangle.</text:span></text:p>
              <text:p text:style-name="P2"><text:span text:style-name="T12"/></text:p>
              <text:p text:style-name="P2"><text:span text:style-name="T12">=TriArea(a,h)</text:span></text:p>
              <text:p text:style-name="P2"><text:span text:style-name="T12"/></text:p>
              <text:p text:style-name="P2"><text:span text:style-name="T12">A is the length of the base</text:span></text:p>
              <text:p text:style-name="P2"><text:span text:style-name="T12">H is the height</text:span></text:p>
              <text:p text:style-name="P2"><text:span text:style-name="T12">The result is a real number</text:span></text:p>
            </office:annotation>
            <text:p>TriArea (function)</text:p>
          </table:table-cell>
          <table:table-cell table:number-columns-repeated="14"/>
        </table:table-row>
        <table:table-row table:style-name="ro1">
          <table:table-cell table:number-columns-repeated="8"/>
          <table:table-cell office:value-type="string" calcext:value-type="string">
            <office:annotation draw:style-name="gr240" draw:text-style-name="P3" svg:width="98.45mm" svg:height="40.77mm" svg:x="209.99mm" svg:y="626.2mm" draw:caption-point-x="-6.1mm" draw:caption-point-y="17.22mm">
              <dc:creator>WV</dc:creator>
              <dc:date>2015-12-22T00:00:00</dc:date>
              <text:p text:style-name="P2"><text:span text:style-name="T12">Returns the three-valued Pierce arrow for two logic values.</text:span></text:p>
              <text:p text:style-name="P2"><text:span text:style-name="T12"/></text:p>
              <text:p text:style-name="P2"><text:span text:style-name="T12">=PierceT(a,b)</text:span></text:p>
              <text:p text:style-name="P2"><text:span text:style-name="T12">A and b are three-valued logic values.</text:span></text:p>
              <text:p text:style-name="P2"><text:span text:style-name="T12">The result is a three-valued logic value.</text:span></text:p>
              <text:p text:style-name="P2"><text:span text:style-name="T12"/></text:p>
              <text:p text:style-name="P2"><text:span text:style-name="T12"/></text:p>
            </office:annotation>
            <text:p>PierceT (function)</text:p>
          </table:table-cell>
          <table:table-cell table:number-columns-repeated="2"/>
          <table:table-cell office:value-type="string" calcext:value-type="string">
            <office:annotation draw:style-name="gr8" draw:text-style-name="P3" svg:width="122.24mm" svg:height="37.56mm" svg:x="277.99mm" svg:y="626.2mm" draw:caption-point-x="-6.1mm" draw:caption-point-y="17.22mm">
              <dc:creator>WV</dc:creator>
              <dc:date>2015-12-30T00:00:00</dc:date>
              <text:p text:style-name="P2"><text:span text:style-name="T12">Returns the standard error of the mean for a column vector of data.</text:span></text:p>
              <text:p text:style-name="P2"><text:span text:style-name="T12"/></text:p>
              <text:p text:style-name="P2"><text:span text:style-name="T12">=StErr2(a)</text:span></text:p>
              <text:p text:style-name="P2"><text:span text:style-name="T12"/></text:p>
              <text:p text:style-name="P2"><text:span text:style-name="T12">A is a column vector containing data.</text:span></text:p>
              <text:p text:style-name="P2"><text:span text:style-name="T12">The result is a real number</text:span></text:p>
              <text:p text:style-name="P2"><text:span text:style-name="T12"/></text:p>
              <text:p text:style-name="P2"><text:span text:style-name="T12"/></text:p>
              <text:p text:style-name="P2"><text:span text:style-name="T12"/></text:p>
            </office:annotation>
            <text:p>StErr2 (function)</text:p>
          </table:table-cell>
          <table:table-cell table:number-columns-repeated="2"/>
          <table:table-cell office:value-type="string" calcext:value-type="string">
            <office:annotation draw:style-name="gr241" draw:text-style-name="P3" svg:width="95.12mm" svg:height="38.48mm" svg:x="345.72mm" svg:y="626.2mm" draw:caption-point-x="-6.1mm" draw:caption-point-y="17.22mm">
              <dc:date>2016-01-18T00:00:00</dc:date>
              <text:p text:style-name="P2"><text:span text:style-name="T12">Returns the area of a triangle.</text:span></text:p>
              <text:p text:style-name="P2"><text:span text:style-name="T12"/></text:p>
              <text:p text:style-name="P2"><text:span text:style-name="T12">=TriArea2(a,b,c)</text:span></text:p>
              <text:p text:style-name="P2"><text:span text:style-name="T12"/></text:p>
              <text:p text:style-name="P2"><text:span text:style-name="T12">A, b, and c are the length of the sides.</text:span></text:p>
              <text:p text:style-name="P2"><text:span text:style-name="T12">The result is a real number.</text:span></text:p>
            </office:annotation>
            <text:p>TriArea2 (function)</text:p>
          </table:table-cell>
          <table:table-cell table:number-columns-repeated="14"/>
        </table:table-row>
        <table:table-row table:style-name="ro1">
          <table:table-cell table:style-name="ce54"/>
          <table:table-cell table:number-columns-repeated="7"/>
          <table:table-cell office:value-type="string" calcext:value-type="string">
            <office:annotation draw:style-name="gr8" draw:text-style-name="P3" svg:width="116.46mm" svg:height="37.56mm" svg:x="209.99mm" svg:y="630.72mm" draw:caption-point-x="-6.1mm" draw:caption-point-y="17.22mm">
              <dc:creator>WV</dc:creator>
              <dc:date>2015-12-26T00:00:00</dc:date>
              <text:p text:style-name="P2"><text:span text:style-name="T12">Sorts an array into ascending numerical order.</text:span></text:p>
              <text:p text:style-name="P2"><text:span text:style-name="T12"/></text:p>
              <text:p text:style-name="P2"><text:span text:style-name="T12">=piksrt(a)</text:span></text:p>
              <text:p text:style-name="P2"><text:span text:style-name="T12"/></text:p>
              <text:p text:style-name="P2"><text:span text:style-name="T12">A is a reference to a range of cells</text:span></text:p>
              <text:p text:style-name="P2"><text:span text:style-name="T12"/></text:p>
              <text:p text:style-name="P2"><text:span text:style-name="T12">Piksrt uses straight insertion.</text:span></text:p>
              <text:p text:style-name="P2"><text:span text:style-name="T12"/></text:p>
              <text:p text:style-name="P2"><text:span text:style-name="T12"/></text:p>
            </office:annotation>
            <text:p>piksrt (function)</text:p>
          </table:table-cell>
          <table:table-cell table:number-columns-repeated="2"/>
          <table:table-cell office:value-type="string" calcext:value-type="string">
            <office:annotation draw:style-name="gr242" draw:text-style-name="P3" svg:width="97.12mm" svg:height="61.07mm" svg:x="277.99mm" svg:y="630.72mm" draw:caption-point-x="-6.1mm" draw:caption-point-y="17.22mm">
              <dc:creator>WV</dc:creator>
              <dc:date>2016-01-14T00:00:00</dc:date>
              <text:p text:style-name="P2"><text:span text:style-name="T12">Returns the Shapiro-Wilks test of normality.</text:span></text:p>
              <text:p text:style-name="P2"><text:span text:style-name="T12"/></text:p>
              <text:p text:style-name="P2"><text:span text:style-name="T12">=SW(y,optional w)</text:span></text:p>
              <text:p text:style-name="P2"><text:span text:style-name="T12"/></text:p>
              <text:p text:style-name="P2"><text:span text:style-name="T12">Y is a column vector</text:span></text:p>
              <text:p text:style-name="P2"><text:span text:style-name="T12">W is a column vector of weights the same size as y</text:span></text:p>
              <text:p text:style-name="P2"><text:span text:style-name="T12">The result is a 1x2 matrix containing the statistic and its probability.</text:span></text:p>
              <text:p text:style-name="P2"><text:span text:style-name="T12"/></text:p>
              <text:p text:style-name="P2"><text:span text:style-name="T12">For n&lt;=3, the original statistic is used. For n&gt;3, Royton's normalization of the statistic distribution is used. For fractional weights, only up to n=50 are calculated. For unweighted data with integer weights, up to n=5000 is calculated.</text:span></text:p>
            </office:annotation>
            <text:p>SW (function)</text:p>
          </table:table-cell>
          <table:table-cell table:number-columns-repeated="2"/>
          <table:table-cell office:value-type="string" calcext:value-type="string">
            <office:annotation draw:style-name="gr243" draw:text-style-name="P3" svg:width="86.75mm" svg:height="55.65mm" svg:x="345.72mm" svg:y="630.72mm" draw:caption-point-x="-6.1mm" draw:caption-point-y="17.22mm">
              <dc:date>2016-01-18T00:00:00</dc:date>
              <text:p text:style-name="P2"><text:span text:style-name="T12">Returns the length of the bisector of the interior angle of a triangle.</text:span></text:p>
              <text:p text:style-name="P2"><text:span text:style-name="T12"/></text:p>
              <text:p text:style-name="P2"><text:span text:style-name="T12">=TriBisIn(a,b,c)</text:span></text:p>
              <text:p text:style-name="P2"><text:span text:style-name="T12"/></text:p>
              <text:p text:style-name="P2"><text:span text:style-name="T12">The bisector is of the angle opposite side a.</text:span></text:p>
              <text:p text:style-name="P2"><text:span text:style-name="T12">A, b, and c are the lengths of the sides of the triangle.</text:span></text:p>
              <text:p text:style-name="P2"><text:span text:style-name="T12">The result is a real number.</text:span></text:p>
            </office:annotation>
            <text:p>TriBisIn (function)</text:p>
          </table:table-cell>
          <table:table-cell table:number-columns-repeated="14"/>
        </table:table-row>
        <table:table-row table:style-name="ro1">
          <table:table-cell table:number-columns-repeated="8"/>
          <table:table-cell office:value-type="string" calcext:value-type="string">
            <office:annotation draw:style-name="gr176" draw:text-style-name="P3" svg:width="87mm" svg:height="30.68mm" svg:x="209.99mm" svg:y="635.24mm" draw:caption-point-x="-6.1mm" draw:caption-point-y="17.21mm">
              <dc:creator>WV</dc:creator>
              <dc:date>2015-12-20T00:00:00</dc:date>
              <text:p text:style-name="P2"><text:span text:style-name="T12">Returns an integer value draw at random from a Poisson distribution of mean xm.</text:span></text:p>
              <text:p text:style-name="P2"><text:span text:style-name="T12"/></text:p>
              <text:p text:style-name="P2"><text:span text:style-name="T12">=PoisDev(xm,optional a)</text:span></text:p>
              <text:p text:style-name="P2"><text:span text:style-name="T12">Xm is a number</text:span></text:p>
              <text:p text:style-name="P2"><text:span text:style-name="T12">A is an optional seed</text:span></text:p>
              <text:p text:style-name="P2"><text:span text:style-name="T12">The result is an integer</text:span></text:p>
            </office:annotation>
            <text:p>PoisDev (function)</text:p>
          </table:table-cell>
          <table:table-cell table:number-columns-repeated="2"/>
          <table:table-cell office:value-type="string" calcext:value-type="string">
            <office:annotation draw:style-name="gr244" draw:text-style-name="P3" svg:width="75.73mm" svg:height="44.82mm" svg:x="277.99mm" svg:y="635.24mm" draw:caption-point-x="-6.1mm" draw:caption-point-y="17.21mm">
              <dc:creator>WV</dc:creator>
              <dc:date>2016-01-14T00:00:00</dc:date>
              <text:p text:style-name="P2"><text:span text:style-name="T12">Returns Tukey's Biweight, an m-estimator of location.</text:span></text:p>
              <text:p text:style-name="P2"><text:span text:style-name="T12"/></text:p>
              <text:p text:style-name="P2"><text:span text:style-name="T12">=Tbiweight(x,optional w,optional c)</text:span></text:p>
              <text:p text:style-name="P2"><text:span text:style-name="T12"/></text:p>
              <text:p text:style-name="P2"><text:span text:style-name="T12">X is a column vector</text:span></text:p>
              <text:p text:style-name="P2"><text:span text:style-name="T12">W is a column vector of weights</text:span></text:p>
              <text:p text:style-name="P2"><text:span text:style-name="T12">C is the weighting parameter (default=4.685)</text:span></text:p>
              <text:p text:style-name="P2"><text:span text:style-name="T12">The result is a real number</text:span></text:p>
            </office:annotation>
            <text:p>Tbiweight (function)</text:p>
          </table:table-cell>
          <table:table-cell table:number-columns-repeated="2"/>
          <table:table-cell office:value-type="string" calcext:value-type="string">
            <office:annotation draw:style-name="gr207" draw:text-style-name="P3" svg:width="88.3mm" svg:height="51.43mm" svg:x="345.72mm" svg:y="635.24mm" draw:caption-point-x="-6.1mm" draw:caption-point-y="17.21mm">
              <dc:date>2016-01-18T00:00:00</dc:date>
              <text:p text:style-name="P2"><text:span text:style-name="T12">Returns the length of the median to a side of a triangle.</text:span></text:p>
              <text:p text:style-name="P2"><text:span text:style-name="T12"/></text:p>
              <text:p text:style-name="P2"><text:span text:style-name="T12">=TriMedian(a,b,c)</text:span></text:p>
              <text:p text:style-name="P2"><text:span text:style-name="T12"/></text:p>
              <text:p text:style-name="P2"><text:span text:style-name="T12">The median is to side a.</text:span></text:p>
              <text:p text:style-name="P2"><text:span text:style-name="T12">A, b, and c are the lengths of the sides of the triangle.</text:span></text:p>
              <text:p text:style-name="P2"><text:span text:style-name="T12">The result is a real number.</text:span></text:p>
            </office:annotation>
            <text:p>TriMedian (function)</text:p>
          </table:table-cell>
          <table:table-cell table:number-columns-repeated="14"/>
        </table:table-row>
        <table:table-row table:style-name="ro1">
          <table:table-cell table:number-columns-repeated="8"/>
          <table:table-cell table:style-name="ce53" office:value-type="string" calcext:value-type="string">
            <office:annotation draw:style-name="gr9" draw:text-style-name="P3" svg:width="129.24mm" svg:height="41.51mm" svg:x="209.99mm" svg:y="639.75mm" draw:caption-point-x="-6.1mm" draw:caption-point-y="17.22mm">
              <dc:date>2016-02-02T00:00:00</dc:date>
              <text:p text:style-name="P2"><text:span text:style-name="T12">Performs a polynomial interpolation to estimate a corresponding y value given an x value from a series.</text:span></text:p>
              <text:p text:style-name="P2"><text:span text:style-name="T12"/></text:p>
              <text:p text:style-name="P2"><text:span text:style-name="T12">=PolInt(xa,ya,x)</text:span></text:p>
              <text:p text:style-name="P2"><text:span text:style-name="T12"/></text:p>
              <text:p text:style-name="P2"><text:span text:style-name="T12">Xa is a column vector of x values</text:span></text:p>
              <text:p text:style-name="P2"><text:span text:style-name="T12">Ya is a column vector of corresponding y values</text:span></text:p>
              <text:p text:style-name="P2"><text:span text:style-name="T12">X is a single x value to calculate a corresponding y value for.</text:span></text:p>
              <text:p text:style-name="P2"><text:span text:style-name="T12">The result is a real number</text:span></text:p>
              <text:p text:style-name="P2"><text:span text:style-name="T12"/></text:p>
            </office:annotation>
            <text:p>PolInt (function)</text:p>
          </table:table-cell>
          <table:table-cell table:number-columns-repeated="2"/>
          <table:table-cell office:value-type="string" calcext:value-type="string">
            <office:annotation draw:style-name="gr245" draw:text-style-name="P3" svg:width="75.42mm" svg:height="43.91mm" svg:x="277.99mm" svg:y="639.75mm" draw:caption-point-x="-6.1mm" draw:caption-point-y="17.22mm">
              <dc:creator>WV</dc:creator>
              <dc:date>2016-01-14T00:00:00</dc:date>
              <text:p text:style-name="P2"><text:span text:style-name="T12">Retruns Tukey's Hinges.</text:span></text:p>
              <text:p text:style-name="P2"><text:span text:style-name="T12"/></text:p>
              <text:p text:style-name="P2"><text:span text:style-name="T12">=Thinges(a,optional w)</text:span></text:p>
              <text:p text:style-name="P2"><text:span text:style-name="T12"/></text:p>
              <text:p text:style-name="P2"><text:span text:style-name="T12">A is a column vector.</text:span></text:p>
              <text:p text:style-name="P2"><text:span text:style-name="T12">W is a column vector of weights</text:span></text:p>
              <text:p text:style-name="P2"><text:span text:style-name="T12">The result is a 1x3 matrix of real values.</text:span></text:p>
            </office:annotation>
            <text:p>Thinges (function)</text:p>
          </table:table-cell>
          <table:table-cell table:number-columns-repeated="2"/>
          <table:table-cell office:value-type="string" calcext:value-type="string">
            <office:annotation draw:style-name="gr195" draw:text-style-name="P3" svg:width="71.55mm" svg:height="38.19mm" svg:x="345.72mm" svg:y="639.75mm" draw:caption-point-x="-6.1mm" draw:caption-point-y="17.22mm">
              <dc:date>2016-01-19T00:00:00</dc:date>
              <text:p text:style-name="P2"><text:span text:style-name="T12">Returns the perimeter of a triangle</text:span></text:p>
              <text:p text:style-name="P2"><text:span text:style-name="T12"/></text:p>
              <text:p text:style-name="P2"><text:span text:style-name="T12">=TriPeri(a,b,c)</text:span></text:p>
              <text:p text:style-name="P2"><text:span text:style-name="T12"/></text:p>
              <text:p text:style-name="P2"><text:span text:style-name="T12">A, b, and c are the lengths of the sides.</text:span></text:p>
              <text:p text:style-name="P2"><text:span text:style-name="T12">The result is a real number</text:span></text:p>
            </office:annotation>
            <text:p>TriPeri (function)</text:p>
          </table:table-cell>
          <table:table-cell table:number-columns-repeated="14"/>
        </table:table-row>
        <table:table-row table:style-name="ro1">
          <table:table-cell table:number-columns-repeated="8"/>
          <table:table-cell office:value-type="string" calcext:value-type="string">
            <office:annotation draw:style-name="gr8" draw:text-style-name="P3" svg:width="135.74mm" svg:height="37.56mm" svg:x="209.99mm" svg:y="644.27mm" draw:caption-point-x="-6.1mm" draw:caption-point-y="17.21mm">
              <dc:date>2016-02-03T00:00:00</dc:date>
              <text:p text:style-name="P2"><text:span text:style-name="T12">Returns the value of a polynomial</text:span></text:p>
              <text:p text:style-name="P2"><text:span text:style-name="T12"/></text:p>
              <text:p text:style-name="P2"><text:span text:style-name="T12">=Poly(a,b,optional c)</text:span></text:p>
              <text:p text:style-name="P2"><text:span text:style-name="T12"/></text:p>
              <text:p text:style-name="P2"><text:span text:style-name="T12">A is a vector of coefficients</text:span></text:p>
              <text:p text:style-name="P2"><text:span text:style-name="T12">B is the value of the variable</text:span></text:p>
              <text:p text:style-name="P2"><text:span text:style-name="T12">C is the order of the polynomial (default is the number of cells in a). c must be smaller than or equal to the number of cells in a.</text:span></text:p>
              <text:p text:style-name="P2"><text:span text:style-name="T12">Thee result is a real number</text:span></text:p>
            </office:annotation>
            <text:p>Poly (function)</text:p>
          </table:table-cell>
          <table:table-cell table:number-columns-repeated="2"/>
          <table:table-cell office:value-type="string" calcext:value-type="string">
            <office:annotation draw:style-name="gr105" draw:text-style-name="P3" svg:width="100.84mm" svg:height="54.75mm" svg:x="277.99mm" svg:y="644.27mm" draw:caption-point-x="-6.1mm" draw:caption-point-y="17.21mm">
              <dc:creator>WV</dc:creator>
              <dc:date>2016-01-10T00:00:00</dc:date>
              <text:p text:style-name="P2"><text:span text:style-name="T12">Returns the probability of a value in a uniform distribution.</text:span></text:p>
              <text:p text:style-name="P2"><text:span text:style-name="T12"/></text:p>
              <text:p text:style-name="P2"><text:span text:style-name="T12">=UniDist(x,a,b,optional c)</text:span></text:p>
              <text:p text:style-name="P2"><text:span text:style-name="T12">X is the value to be evaluated.</text:span></text:p>
              <text:p text:style-name="P2"><text:span text:style-name="T12">A is a shape parameter</text:span></text:p>
              <text:p text:style-name="P2"><text:span text:style-name="T12">B is a shape parameter.</text:span></text:p>
              <text:p text:style-name="P2"><text:span text:style-name="T12">-infinity&lt;a&lt;b&lt;infinity</text:span></text:p>
              <text:p text:style-name="P2"><text:span text:style-name="T12">If c=0 (default), x is ignored and the density value is returned.</text:span></text:p>
              <text:p text:style-name="P2"><text:span text:style-name="T12">If c=1 then the cumulative distribution is returned.</text:span></text:p>
              <text:p text:style-name="P2"><text:span text:style-name="T12">The result is a real number.</text:span></text:p>
            </office:annotation>
            <text:p>UniDist (function)</text:p>
          </table:table-cell>
          <table:table-cell table:number-columns-repeated="2"/>
          <table:table-cell office:value-type="string" calcext:value-type="string">
            <office:annotation draw:style-name="gr246" draw:text-style-name="P3" svg:width="84.58mm" svg:height="36.98mm" svg:x="345.72mm" svg:y="644.27mm" draw:caption-point-x="-6.1mm" draw:caption-point-y="17.21mm">
              <dc:date>2016-01-18T00:00:00</dc:date>
              <text:p text:style-name="P2"><text:span text:style-name="T12">Returns the radius of a circle circumscribed around a triangle</text:span></text:p>
              <text:p text:style-name="P2"><text:span text:style-name="T12"/></text:p>
              <text:p text:style-name="P2"><text:span text:style-name="T12">=TriR(a,b,c,h)</text:span></text:p>
              <text:p text:style-name="P2"><text:span text:style-name="T12">A and b are the lengths of the sides</text:span></text:p>
              <text:p text:style-name="P2"><text:span text:style-name="T12">C is the length of the base</text:span></text:p>
              <text:p text:style-name="P2"><text:span text:style-name="T12">H is the altitude from the base</text:span></text:p>
              <text:p text:style-name="P2"><text:span text:style-name="T12">The result is a real number.</text:span></text:p>
            </office:annotation>
            <text:p>TriR (function)</text:p>
          </table:table-cell>
          <table:table-cell table:number-columns-repeated="14"/>
        </table:table-row>
        <table:table-row table:style-name="ro1">
          <table:table-cell table:number-columns-repeated="8"/>
          <table:table-cell office:value-type="string" calcext:value-type="string">
            <office:annotation draw:style-name="gr8" draw:text-style-name="P3" svg:width="127.69mm" svg:height="37.56mm" svg:x="209.99mm" svg:y="648.78mm" draw:caption-point-x="-6.1mm" draw:caption-point-y="17.22mm">
              <dc:creator>WV</dc:creator>
              <dc:date>2017-07-14T00:00:00</dc:date>
              <text:p text:style-name="P2"><text:span text:style-name="T12">Returns the coefficients of the quotient and remainder polynomials of a polynomial division</text:span></text:p>
              <text:p text:style-name="P2"><text:span text:style-name="T12"/></text:p>
              <text:p text:style-name="P2"><text:span text:style-name="T12">=PolyDiv(u,v)</text:span></text:p>
              <text:p text:style-name="P2"><text:span text:style-name="T12"/></text:p>
              <text:p text:style-name="P2"><text:span text:style-name="T12">U(1,n) are the coefficients of the numerator polynomial</text:span></text:p>
              <text:p text:style-name="P2"><text:span text:style-name="T12">V(1,nv) are the coefficients of the denominator polynomial</text:span></text:p>
              <text:p text:style-name="P2"><text:span text:style-name="T12">The result is a 2xn matrix containing the coefficients of the quotient in row 1 and the coefficients of the remainder in row 2</text:span></text:p>
            </office:annotation>
            <text:p>PolyDiv (function)</text:p>
          </table:table-cell>
          <table:table-cell table:number-columns-repeated="2"/>
          <table:table-cell office:value-type="string" calcext:value-type="string">
            <office:annotation draw:style-name="gr247" draw:text-style-name="P3" svg:width="90.92mm" svg:height="49.02mm" svg:x="277.99mm" svg:y="648.78mm" draw:caption-point-x="-6.1mm" draw:caption-point-y="17.22mm">
              <dc:creator>WV</dc:creator>
              <dc:date>2016-01-11T00:00:00</dc:date>
              <text:p text:style-name="P2"><text:span text:style-name="T12">Returns the entropy of a uniform distribution.</text:span></text:p>
              <text:p text:style-name="P2"><text:span text:style-name="T12"/></text:p>
              <text:p text:style-name="P2"><text:span text:style-name="T12">=UniEntropy(a,b)</text:span></text:p>
              <text:p text:style-name="P2"><text:span text:style-name="T12"/></text:p>
              <text:p text:style-name="P2"><text:span text:style-name="T12">A and b are shape parameters.</text:span></text:p>
              <text:p text:style-name="P2"><text:span text:style-name="T12">-infinity&lt;a&lt;b&lt;infinity</text:span></text:p>
              <text:p text:style-name="P2"><text:span text:style-name="T12">The result is a real number.</text:span></text:p>
            </office:annotation>
            <text:p>UniEntropy (function)</text:p>
          </table:table-cell>
          <table:table-cell table:number-columns-repeated="2"/>
          <table:table-cell office:value-type="string" calcext:value-type="string">
            <office:annotation draw:style-name="gr172" draw:text-style-name="P3" svg:width="77.13mm" svg:height="36.68mm" svg:x="345.72mm" svg:y="648.78mm" draw:caption-point-x="-6.1mm" draw:caption-point-y="17.22mm">
              <dc:date>2016-01-18T00:00:00</dc:date>
              <text:p text:style-name="P2"><text:span text:style-name="T12">Returns the radius of a circle inscribed in a triangle.</text:span></text:p>
              <text:p text:style-name="P2"><text:span text:style-name="T12"/></text:p>
              <text:p text:style-name="P2"><text:span text:style-name="T12">=TriRho(a,b,c)</text:span></text:p>
              <text:p text:style-name="P2"><text:span text:style-name="T12"/></text:p>
              <text:p text:style-name="P2"><text:span text:style-name="T12">A, b, and c are the lengths of the sides.</text:span></text:p>
              <text:p text:style-name="P2"><text:span text:style-name="T12">The result is a real number.</text:span></text:p>
            </office:annotation>
            <text:p>TriRho (function)</text:p>
          </table:table-cell>
          <table:table-cell table:number-columns-repeated="14"/>
        </table:table-row>
        <table:table-row table:style-name="ro1">
          <table:table-cell table:number-columns-repeated="8"/>
          <table:table-cell office:value-type="string" calcext:value-type="string">
            <office:annotation draw:style-name="gr248" draw:text-style-name="P3" svg:width="100.97mm" svg:height="55.37mm" svg:x="209.99mm" svg:y="653.3mm" draw:caption-point-x="-6.1mm" draw:caption-point-y="17.21mm">
              <dc:creator>WV</dc:creator>
              <dc:date>2015-12-19T00:00:00</dc:date>
              <text:p text:style-name="P2"><text:span text:style-name="T12">Returns the prime factors of an integer.</text:span></text:p>
              <text:p text:style-name="P2"><text:span text:style-name="T12"/></text:p>
              <text:p text:style-name="P2"><text:span text:style-name="T12">=PrimeFact(n)</text:span></text:p>
              <text:p text:style-name="P2"><text:span text:style-name="T12"/></text:p>
              <text:p text:style-name="P2"><text:span text:style-name="T12">N is an integer.</text:span></text:p>
              <text:p text:style-name="P2"><text:span text:style-name="T12"/></text:p>
              <text:p text:style-name="P2"><text:span text:style-name="T12">PrimeFact also gives a message of how many factors there are in case you need to reselect the output range. This is a matrix function and the size of the displayed matrix is dependent on how many factors are found by the function.</text:span></text:p>
            </office:annotation>
            <text:p>PrimeFact (function)</text:p>
          </table:table-cell>
          <table:table-cell table:number-columns-repeated="2"/>
          <table:table-cell table:style-name="ce61" office:value-type="string" calcext:value-type="string">
            <office:annotation draw:style-name="gr41" draw:text-style-name="P3" svg:width="101.15mm" svg:height="37.58mm" svg:x="277.99mm" svg:y="653.3mm" draw:caption-point-x="-6.1mm" draw:caption-point-y="17.21mm">
              <dc:creator>WV</dc:creator>
              <dc:date>2016-01-11T00:00:00</dc:date>
              <text:p text:style-name="P2"><text:span text:style-name="T12">Returns the mean of a uniform distribution.</text:span></text:p>
              <text:p text:style-name="P2"><text:span text:style-name="T12"/></text:p>
              <text:p text:style-name="P2"><text:span text:style-name="T12">=UniMean(a,b)</text:span></text:p>
              <text:p text:style-name="P2"><text:span text:style-name="T12"/></text:p>
              <text:p text:style-name="P2"><text:span text:style-name="T12">A and b are shape paremeters</text:span></text:p>
              <text:p text:style-name="P2"><text:span text:style-name="T12">-infinity&lt;a&lt;b&lt;infinity</text:span></text:p>
              <text:p text:style-name="P2"><text:span text:style-name="T12">The result is a real number.</text:span></text:p>
              <text:p text:style-name="P2"><text:span text:style-name="T12"/></text:p>
            </office:annotation>
            <text:p>UniMean (function)</text:p>
          </table:table-cell>
          <table:table-cell table:number-columns-repeated="2"/>
          <table:table-cell office:value-type="string" calcext:value-type="string">
            <office:annotation draw:style-name="gr6" draw:text-style-name="P3" svg:width="127.35mm" svg:height="29.66mm" svg:x="345.72mm" svg:y="653.3mm" draw:caption-point-x="-6.1mm" draw:caption-point-y="17.21mm">
              <dc:date>2016-01-27T00:00:00</dc:date>
              <text:p text:style-name="P2"><text:span text:style-name="T12">Returns the length of a side of a triangle</text:span></text:p>
              <text:p text:style-name="P2"><text:span text:style-name="T12"/></text:p>
              <text:p text:style-name="P2"><text:span text:style-name="T12">=TriSide(b,c,aa)</text:span></text:p>
              <text:p text:style-name="P2"><text:span text:style-name="T12"/></text:p>
              <text:p text:style-name="P2"><text:span text:style-name="T12">B and c are the lengths of the two other sides</text:span></text:p>
              <text:p text:style-name="P2"><text:span text:style-name="T12">Aa <text:s/>is the radians measure of the opposite angle</text:span></text:p>
              <text:p text:style-name="P2"><text:span text:style-name="T12">The result is a real number</text:span></text:p>
            </office:annotation>
            <text:p>TriSide (function)</text:p>
          </table:table-cell>
          <table:table-cell table:number-columns-repeated="14"/>
        </table:table-row>
        <table:table-row table:style-name="ro1">
          <table:table-cell table:number-columns-repeated="8"/>
          <table:table-cell office:value-type="string" calcext:value-type="string">
            <office:annotation draw:style-name="gr249" draw:text-style-name="P3" svg:width="97.61mm" svg:height="32.54mm" svg:x="209.99mm" svg:y="657.81mm" draw:caption-point-x="-6.1mm" draw:caption-point-y="17.22mm">
              <dc:creator>WV</dc:creator>
              <dc:date>2015-12-24T00:00:00</dc:date>
              <text:p text:style-name="P2"><text:span text:style-name="T12">Returns the conjugate of a quaternion.</text:span></text:p>
              <text:p text:style-name="P2"><text:span text:style-name="T12"/></text:p>
              <text:p text:style-name="P2"><text:span text:style-name="T12">=QCONJ(a)</text:span></text:p>
              <text:p text:style-name="P2"><text:span text:style-name="T12">A <text:s/>is a 1x4 matrix.</text:span></text:p>
              <text:p text:style-name="P2"><text:span text:style-name="T12">DANSYS represents quaternions as 1x4 row vectors</text:span></text:p>
              <text:p text:style-name="P2"><text:span text:style-name="T12">The result is also a 1x4 matrix</text:span></text:p>
            </office:annotation>
            <text:p>QCONJ (function)</text:p>
          </table:table-cell>
          <table:table-cell table:number-columns-repeated="2"/>
          <table:table-cell office:value-type="string" calcext:value-type="string">
            <office:annotation draw:style-name="gr195" draw:text-style-name="P3" svg:width="91.54mm" svg:height="38.19mm" svg:x="277.99mm" svg:y="657.81mm" draw:caption-point-x="-6.1mm" draw:caption-point-y="17.22mm">
              <dc:creator>WV</dc:creator>
              <dc:date>2016-01-11T00:00:00</dc:date>
              <text:p text:style-name="P2"><text:span text:style-name="T12">Returns the variance of a uniform distribution.</text:span></text:p>
              <text:p text:style-name="P2"><text:span text:style-name="T12"/></text:p>
              <text:p text:style-name="P2"><text:span text:style-name="T12">=UniVar(a,b)</text:span></text:p>
              <text:p text:style-name="P2"><text:span text:style-name="T12"/></text:p>
              <text:p text:style-name="P2"><text:span text:style-name="T12">A and b are shape parameters.</text:span></text:p>
              <text:p text:style-name="P2"><text:span text:style-name="T12">-infinity&lt;a&lt;b&lt;infinity</text:span></text:p>
              <text:p text:style-name="P2"><text:span text:style-name="T12">The result is a real number.</text:span></text:p>
            </office:annotation>
            <text:p>UniVar (function)</text:p>
          </table:table-cell>
          <table:table-cell table:number-columns-repeated="17"/>
        </table:table-row>
        <table:table-row table:style-name="ro1">
          <table:table-cell table:number-columns-repeated="8"/>
          <table:table-cell office:value-type="string" calcext:value-type="string">
            <office:annotation draw:style-name="gr250" draw:text-style-name="P3" svg:width="89.79mm" svg:height="41.58mm" svg:x="209.99mm" svg:y="662.33mm" draw:caption-point-x="-6.1mm" draw:caption-point-y="17.22mm">
              <dc:creator>WV</dc:creator>
              <dc:date>2015-12-24T00:00:00</dc:date>
              <text:p text:style-name="P2"><text:span text:style-name="T12">Returns the distance between two quaternions.</text:span></text:p>
              <text:p text:style-name="P2"><text:span text:style-name="T12"/></text:p>
              <text:p text:style-name="P2"><text:span text:style-name="T12">=QDIST(a,b)</text:span></text:p>
              <text:p text:style-name="P2"><text:span text:style-name="T12"/></text:p>
              <text:p text:style-name="P2"><text:span text:style-name="T12">A and b are two 1x4 matrices.</text:span></text:p>
              <text:p text:style-name="P2"><text:span text:style-name="T12">DANSYS represents quaternions as 1x4 row vectors</text:span></text:p>
              <text:p text:style-name="P2"><text:span text:style-name="T12">The result is a real number.</text:span></text:p>
            </office:annotation>
            <text:p>QDIST (function)</text:p>
          </table:table-cell>
          <table:table-cell table:number-columns-repeated="2"/>
          <table:table-cell office:value-type="string" calcext:value-type="string">
            <office:annotation draw:style-name="gr161" draw:text-style-name="P3" svg:width="76.04mm" svg:height="51.13mm" svg:x="277.99mm" svg:y="662.33mm" draw:caption-point-x="-6.1mm" draw:caption-point-y="17.22mm">
              <dc:creator>WV</dc:creator>
              <dc:date>2016-01-14T00:00:00</dc:date>
              <text:p text:style-name="P2"><text:span text:style-name="T12">Returns the weighted mean of a column vector.</text:span></text:p>
              <text:p text:style-name="P2"><text:span text:style-name="T12"/></text:p>
              <text:p text:style-name="P2"><text:span text:style-name="T12">=WAVERAGE(a,optional w,optional p)</text:span></text:p>
              <text:p text:style-name="P2"><text:span text:style-name="T12"/></text:p>
              <text:p text:style-name="P2"><text:span text:style-name="T12">A is a column vector</text:span></text:p>
              <text:p text:style-name="P2"><text:span text:style-name="T12">W is an optional vector of weights of same size as a</text:span></text:p>
              <text:p text:style-name="P2"><text:span text:style-name="T12">P is the desired percentile (default=0.5)</text:span></text:p>
              <text:p text:style-name="P2"><text:span text:style-name="T12">The result is a real number.</text:span></text:p>
              <text:p text:style-name="P2"><text:span text:style-name="T12"/></text:p>
            </office:annotation>
            <text:p>WAVERAGE (function)</text:p>
          </table:table-cell>
          <table:table-cell table:number-columns-repeated="17"/>
        </table:table-row>
        <table:table-row table:style-name="ro1">
          <table:table-cell table:number-columns-repeated="8"/>
          <table:table-cell office:value-type="string" calcext:value-type="string">
            <office:annotation draw:style-name="gr251" draw:text-style-name="P3" svg:width="107.78mm" svg:height="42.71mm" svg:x="209.99mm" svg:y="666.84mm" draw:caption-point-x="-6.1mm" draw:caption-point-y="17.22mm">
              <dc:creator>WV</dc:creator>
              <dc:date>2015-12-25T00:00:00</dc:date>
              <text:p text:style-name="P2"><text:span text:style-name="T12">Returns the exponential of a quaternion</text:span></text:p>
              <text:p text:style-name="P2"><text:span text:style-name="T12"/></text:p>
              <text:p text:style-name="P2"><text:span text:style-name="T12">=QEXP(a)</text:span></text:p>
              <text:p text:style-name="P2"><text:span text:style-name="T12"/></text:p>
              <text:p text:style-name="P2"><text:span text:style-name="T12">A is a 1x4 matrix representing a quaternion</text:span></text:p>
              <text:p text:style-name="P2"><text:span text:style-name="T12">The result is a 1x4 matrix.</text:span></text:p>
              <text:p text:style-name="P2"><text:span text:style-name="T12">DANSYS represents quaternions as 1x4 matrices.</text:span></text:p>
            </office:annotation>
            <text:p>QEXP (function)</text:p>
          </table:table-cell>
          <table:table-cell table:number-columns-repeated="2"/>
          <table:table-cell office:value-type="string" calcext:value-type="string">
            <office:annotation draw:style-name="gr243" draw:text-style-name="P3" svg:width="98.67mm" svg:height="55.65mm" svg:x="277.99mm" svg:y="666.84mm" draw:caption-point-x="-6.1mm" draw:caption-point-y="17.22mm">
              <dc:creator>WV</dc:creator>
              <dc:date>2016-01-11T00:00:00</dc:date>
              <text:p text:style-name="P2"><text:span text:style-name="T12">Returns the mean of a Weibull distribution.</text:span></text:p>
              <text:p text:style-name="P2"><text:span text:style-name="T12"/></text:p>
              <text:p text:style-name="P2"><text:span text:style-name="T12">=WeibullMean(l,k)</text:span></text:p>
              <text:p text:style-name="P2"><text:span text:style-name="T12"/></text:p>
              <text:p text:style-name="P2"><text:span text:style-name="T12">L is the scale parameter</text:span></text:p>
              <text:p text:style-name="P2"><text:span text:style-name="T12">K is the shape parameter.</text:span></text:p>
              <text:p text:style-name="P2"><text:span text:style-name="T12">The result is a real number.</text:span></text:p>
            </office:annotation>
            <text:p>WeibullMean (function)</text:p>
          </table:table-cell>
          <table:table-cell table:number-columns-repeated="17"/>
        </table:table-row>
        <table:table-row table:style-name="ro1">
          <table:table-cell table:number-columns-repeated="8"/>
          <table:table-cell office:value-type="string" calcext:value-type="string">
            <office:annotation draw:style-name="gr252" draw:text-style-name="P3" svg:width="81.41mm" svg:height="39.45mm" svg:x="209.99mm" svg:y="671.36mm" draw:caption-point-x="-6.1mm" draw:caption-point-y="17.22mm">
              <dc:creator>WV</dc:creator>
              <dc:date>2015-12-24T00:00:00</dc:date>
              <text:p text:style-name="P2"><text:span text:style-name="T12">Returns the miaginary (vector) part of a quaternion.</text:span></text:p>
              <text:p text:style-name="P2"><text:span text:style-name="T12"/></text:p>
              <text:p text:style-name="P2"><text:span text:style-name="T12">=QIMAG(a)</text:span></text:p>
              <text:p text:style-name="P2"><text:span text:style-name="T12">A is a 1x4 matrix.</text:span></text:p>
              <text:p text:style-name="P2"><text:span text:style-name="T12">DANSYS represents quaternions as 1x4 row vectors</text:span></text:p>
              <text:p text:style-name="P2"><text:span text:style-name="T12">The result is also a 1x4 matrix</text:span></text:p>
            </office:annotation>
            <text:p>QIMAG (function)</text:p>
          </table:table-cell>
          <table:table-cell table:number-columns-repeated="2"/>
          <table:table-cell office:value-type="string" calcext:value-type="string">
            <office:annotation draw:style-name="gr171" draw:text-style-name="P3" svg:width="78.83mm" svg:height="48.72mm" svg:x="277.99mm" svg:y="671.36mm" draw:caption-point-x="-6.1mm" draw:caption-point-y="17.22mm">
              <dc:creator>WV</dc:creator>
              <dc:date>2016-01-11T00:00:00</dc:date>
              <text:p text:style-name="P2"><text:span text:style-name="T12">Returns the median of a Weibull distribution.</text:span></text:p>
              <text:p text:style-name="P2"><text:span text:style-name="T12"/></text:p>
              <text:p text:style-name="P2"><text:span text:style-name="T12">=WeibullMedian(l,k)</text:span></text:p>
              <text:p text:style-name="P2"><text:span text:style-name="T12"/></text:p>
              <text:p text:style-name="P2"><text:span text:style-name="T12">L is athe scale parameter</text:span></text:p>
              <text:p text:style-name="P2"><text:span text:style-name="T12">K is the shape parameter.</text:span></text:p>
              <text:p text:style-name="P2"><text:span text:style-name="T12">The result is a real number.</text:span></text:p>
            </office:annotation>
            <text:p>WeibullMedian (function)</text:p>
          </table:table-cell>
          <table:table-cell table:number-columns-repeated="17"/>
        </table:table-row>
        <table:table-row table:style-name="ro1">
          <table:table-cell table:number-columns-repeated="8"/>
          <table:table-cell office:value-type="string" calcext:value-type="string">
            <office:annotation draw:style-name="gr238" draw:text-style-name="P3" svg:width="80.29mm" svg:height="36.52mm" svg:x="209.99mm" svg:y="675.88mm" draw:caption-point-x="-6.1mm" draw:caption-point-y="17.21mm">
              <dc:creator>WV</dc:creator>
              <dc:date>2015-12-24T00:00:00</dc:date>
              <text:p text:style-name="P2"><text:span text:style-name="T12">Returns the inverse (reciprocal) of a quaternion.</text:span></text:p>
              <text:p text:style-name="P2"><text:span text:style-name="T12"/></text:p>
              <text:p text:style-name="P2"><text:span text:style-name="T12">=QINV(a)</text:span></text:p>
              <text:p text:style-name="P2"><text:span text:style-name="T12"/></text:p>
              <text:p text:style-name="P2"><text:span text:style-name="T12">A is a 1x4 matrix..</text:span></text:p>
              <text:p text:style-name="P2"><text:span text:style-name="T12">DANSYS represents quaternions as 1x4 row vectors</text:span></text:p>
              <text:p text:style-name="P2"><text:span text:style-name="T12">The result is also a 1x4 matrix</text:span></text:p>
            </office:annotation>
            <text:p>QINV (function)</text:p>
          </table:table-cell>
          <table:table-cell table:number-columns-repeated="2"/>
          <table:table-cell table:style-name="ce53" office:value-type="string" calcext:value-type="string">
            <office:annotation draw:style-name="gr253" draw:text-style-name="P3" svg:width="97.12mm" svg:height="35.79mm" svg:x="277.99mm" svg:y="675.88mm" draw:caption-point-x="-6.1mm" draw:caption-point-y="17.21mm">
              <dc:creator>WV</dc:creator>
              <dc:date>2016-01-12T00:00:00</dc:date>
              <text:p text:style-name="P2"><text:span text:style-name="T12">Returns the mode of a Weibull distribution.</text:span></text:p>
              <text:p text:style-name="P2"><text:span text:style-name="T12"/></text:p>
              <text:p text:style-name="P2"><text:span text:style-name="T12">=WeibullMode(l,k)</text:span></text:p>
              <text:p text:style-name="P2"><text:span text:style-name="T12"/></text:p>
              <text:p text:style-name="P2"><text:span text:style-name="T12">L is the scale parameter</text:span></text:p>
              <text:p text:style-name="P2"><text:span text:style-name="T12">K is the shape parameter</text:span></text:p>
              <text:p text:style-name="P2"><text:span text:style-name="T12">The result is a real number.</text:span></text:p>
            </office:annotation>
            <text:p>WeibullMode (function)</text:p>
          </table:table-cell>
          <table:table-cell table:number-columns-repeated="17"/>
        </table:table-row>
        <table:table-row table:style-name="ro1">
          <table:table-cell table:number-columns-repeated="8"/>
          <table:table-cell office:value-type="string" calcext:value-type="string">
            <office:annotation draw:style-name="gr254" draw:text-style-name="P3" svg:width="94.26mm" svg:height="32.01mm" svg:x="209.99mm" svg:y="680.39mm" draw:caption-point-x="-6.1mm" draw:caption-point-y="17.22mm">
              <dc:creator>WV</dc:creator>
              <dc:date>2015-12-24T00:00:00</dc:date>
              <text:p text:style-name="P2"><text:span text:style-name="T12">Returns the quotient of a/b.</text:span></text:p>
              <text:p text:style-name="P2"><text:span text:style-name="T12"/></text:p>
              <text:p text:style-name="P2"><text:span text:style-name="T12">=QLEFTDIV(a,b)</text:span></text:p>
              <text:p text:style-name="P2"><text:span text:style-name="T12">A and b are two 1x4 matrices.</text:span></text:p>
              <text:p text:style-name="P2"><text:span text:style-name="T12">DANSYS represents quaternions as 1x4 row vectors</text:span></text:p>
              <text:p text:style-name="P2"><text:span text:style-name="T12">The result is also a 1x4 matrix</text:span></text:p>
            </office:annotation>
            <text:p>QLEFTDIV (function)</text:p>
          </table:table-cell>
          <table:table-cell table:number-columns-repeated="2"/>
          <table:table-cell office:value-type="string" calcext:value-type="string">
            <office:annotation draw:style-name="gr131" draw:text-style-name="P3" svg:width="98.05mm" svg:height="46.01mm" svg:x="277.99mm" svg:y="680.39mm" draw:caption-point-x="-6.1mm" draw:caption-point-y="17.22mm">
              <dc:creator>WV</dc:creator>
              <dc:date>2016-01-12T00:00:00</dc:date>
              <text:p text:style-name="P2"><text:span text:style-name="T12">Returns the quantile, p, of a Weibull distribution.</text:span></text:p>
              <text:p text:style-name="P2"><text:span text:style-name="T12"/></text:p>
              <text:p text:style-name="P2"><text:span text:style-name="T12">=WeibullQuant(p,k,l)</text:span></text:p>
              <text:p text:style-name="P2"><text:span text:style-name="T12"/></text:p>
              <text:p text:style-name="P2"><text:span text:style-name="T12">P is the desired quantile. 0&lt;p&lt;1</text:span></text:p>
              <text:p text:style-name="P2"><text:span text:style-name="T12">K is the shape parameter</text:span></text:p>
              <text:p text:style-name="P2"><text:span text:style-name="T12">L is the scale parameter</text:span></text:p>
              <text:p text:style-name="P2"><text:span text:style-name="T12">The result is a real number.</text:span></text:p>
            </office:annotation>
            <text:p>WeibullQuant (function)</text:p>
          </table:table-cell>
          <table:table-cell table:number-columns-repeated="17"/>
        </table:table-row>
        <table:table-row table:style-name="ro1">
          <table:table-cell table:number-columns-repeated="8"/>
          <table:table-cell office:value-type="string" calcext:value-type="string">
            <office:annotation draw:style-name="gr145" draw:text-style-name="P3" svg:width="91.65mm" svg:height="39.69mm" svg:x="209.99mm" svg:y="684.91mm" draw:caption-point-x="-6.1mm" draw:caption-point-y="17.21mm">
              <dc:creator>WV</dc:creator>
              <dc:date>2015-12-25T00:00:00</dc:date>
              <text:p text:style-name="P2"><text:span text:style-name="T12">Returns the natural logarithm of a quaternion</text:span></text:p>
              <text:p text:style-name="P2"><text:span text:style-name="T12"/></text:p>
              <text:p text:style-name="P2"><text:span text:style-name="T12">=QLOG(a)</text:span></text:p>
              <text:p text:style-name="P2"><text:span text:style-name="T12"/></text:p>
              <text:p text:style-name="P2"><text:span text:style-name="T12">A is a 1x4 matrix representing a quaternion</text:span></text:p>
              <text:p text:style-name="P2"><text:span text:style-name="T12">The result is a 1x4 matrix.</text:span></text:p>
              <text:p text:style-name="P2"><text:span text:style-name="T12">DANSYS represents quaternions as 1x4 matrices.</text:span></text:p>
            </office:annotation>
            <text:p>QLOG (function)</text:p>
          </table:table-cell>
          <table:table-cell table:number-columns-repeated="2"/>
          <table:table-cell office:value-type="string" calcext:value-type="string">
            <office:annotation draw:style-name="gr195" draw:text-style-name="P3" svg:width="101.15mm" svg:height="38.19mm" svg:x="277.99mm" svg:y="684.91mm" draw:caption-point-x="-6.1mm" draw:caption-point-y="17.21mm">
              <dc:creator>WV</dc:creator>
              <dc:date>2016-01-12T00:00:00</dc:date>
              <text:p text:style-name="P2"><text:span text:style-name="T12">Returns the variance of a Weibull distribution.</text:span></text:p>
              <text:p text:style-name="P2"><text:span text:style-name="T12"/></text:p>
              <text:p text:style-name="P2"><text:span text:style-name="T12">=WeibullVar(k,l)</text:span></text:p>
              <text:p text:style-name="P2"><text:span text:style-name="T12"/></text:p>
              <text:p text:style-name="P2"><text:span text:style-name="T12">K is the shape parameter</text:span></text:p>
              <text:p text:style-name="P2"><text:span text:style-name="T12">L is the scale parameter</text:span></text:p>
              <text:p text:style-name="P2"><text:span text:style-name="T12">The result is a real number.</text:span></text:p>
            </office:annotation>
            <text:p>WeibullVar (function)</text:p>
          </table:table-cell>
          <table:table-cell table:number-columns-repeated="17"/>
        </table:table-row>
        <table:table-row table:style-name="ro1">
          <table:table-cell table:number-columns-repeated="8"/>
          <table:table-cell office:value-type="string" calcext:value-type="string">
            <office:annotation draw:style-name="gr255" draw:text-style-name="P3" svg:width="106.55mm" svg:height="28.82mm" svg:x="209.99mm" svg:y="689.42mm" draw:caption-point-x="-6.1mm" draw:caption-point-y="17.22mm">
              <dc:creator>WV</dc:creator>
              <dc:date>2015-12-24T00:00:00</dc:date>
              <text:p text:style-name="P2"><text:span text:style-name="T12">Returns the Hamiltonian product of two quaternions</text:span></text:p>
              <text:p text:style-name="P2"><text:span text:style-name="T12"/></text:p>
              <text:p text:style-name="P2"><text:span text:style-name="T12">=QMULT(a,b)</text:span></text:p>
              <text:p text:style-name="P2"><text:span text:style-name="T12">A and b are two 1x4 matrices.</text:span></text:p>
              <text:p text:style-name="P2"><text:span text:style-name="T12">DANSYS represents quaternions as 1x4 row vectors</text:span></text:p>
              <text:p text:style-name="P2"><text:span text:style-name="T12">The result is also a 1x4 matrix</text:span></text:p>
            </office:annotation>
            <text:p>QMULT (function)</text:p>
          </table:table-cell>
          <table:table-cell table:number-columns-repeated="2"/>
          <table:table-cell office:value-type="string" calcext:value-type="string">
            <office:annotation draw:style-name="gr256" draw:text-style-name="P3" svg:width="108.29mm" svg:height="88.91mm" svg:x="277.99mm" svg:y="689.42mm" draw:caption-point-x="-6.1mm" draw:caption-point-y="17.22mm">
              <dc:creator>WV</dc:creator>
              <dc:date>2016-01-01T00:00:00</dc:date>
              <text:p text:style-name="P2"><text:span text:style-name="T12">Returns a descriptive profile for weighted data.</text:span></text:p>
              <text:p text:style-name="P2"><text:span text:style-name="T12"/></text:p>
              <text:p text:style-name="P2"><text:span text:style-name="T12">=Wprofile(a,w)</text:span></text:p>
              <text:p text:style-name="P2"><text:span text:style-name="T12">A is a column vector of data values.</text:span></text:p>
              <text:p text:style-name="P2"><text:span text:style-name="T12">W is a column vector of equal size as a containing weights for the data values.</text:span></text:p>
              <text:p text:style-name="P2"><text:span text:style-name="T12">The result is a 9x3 matrix</text:span></text:p>
              <text:p text:style-name="P2"><text:span text:style-name="T12"/></text:p>
              <text:p text:style-name="P2"><text:span text:style-name="T12">Wprofile can be used for both weighted and grouped data. The statistics returned are:</text:span></text:p>
              <text:p text:style-name="P2"><text:span text:style-name="T12"><text:tab/></text:span><text:span text:style-name="T12">Mean</text:span></text:p>
              <text:p text:style-name="P2"><text:span text:style-name="T12"><text:tab/></text:span><text:span text:style-name="T12">Variance</text:span></text:p>
              <text:p text:style-name="P2"><text:span text:style-name="T12"><text:tab/></text:span><text:span text:style-name="T12">Standard deviation</text:span></text:p>
              <text:p text:style-name="P2"><text:span text:style-name="T12"><text:tab/></text:span><text:span text:style-name="T12">Standard error of the mean</text:span></text:p>
              <text:p text:style-name="P2"><text:span text:style-name="T12"><text:tab/></text:span><text:span text:style-name="T12">Minimum</text:span></text:p>
              <text:p text:style-name="P2"><text:span text:style-name="T12"><text:tab/></text:span><text:span text:style-name="T12">Maximum</text:span></text:p>
              <text:p text:style-name="P2"><text:span text:style-name="T12"><text:tab/></text:span><text:span text:style-name="T12">Sum</text:span></text:p>
              <text:p text:style-name="P2"><text:span text:style-name="T12"><text:tab/></text:span><text:span text:style-name="T12">Skewness</text:span></text:p>
              <text:p text:style-name="P2"><text:span text:style-name="T12"><text:tab/></text:span><text:span text:style-name="T12">Standard error of skewness</text:span></text:p>
              <text:p text:style-name="P2"><text:span text:style-name="T12"><text:tab/></text:span><text:span text:style-name="T12">Kurtosis, and</text:span></text:p>
              <text:p text:style-name="P2"><text:span text:style-name="T12"><text:tab/></text:span><text:span text:style-name="T12">Standard error of kurtosis</text:span></text:p>
              <text:p text:style-name="P2"><text:span text:style-name="T12"/></text:p>
            </office:annotation>
            <text:p>Wprofile (function)</text:p>
          </table:table-cell>
          <table:table-cell table:number-columns-repeated="17"/>
        </table:table-row>
        <table:table-row table:style-name="ro1">
          <table:table-cell table:number-columns-repeated="8"/>
          <table:table-cell office:value-type="string" calcext:value-type="string">
            <office:annotation draw:style-name="gr257" draw:text-style-name="P3" svg:width="75.26mm" svg:height="38.12mm" svg:x="209.99mm" svg:y="693.94mm" draw:caption-point-x="-6.1mm" draw:caption-point-y="17.21mm">
              <dc:creator>WV</dc:creator>
              <dc:date>2015-12-24T00:00:00</dc:date>
              <text:p text:style-name="P2"><text:span text:style-name="T12">Returns the norm of a quaternion.</text:span></text:p>
              <text:p text:style-name="P2"><text:span text:style-name="T12"/></text:p>
              <text:p text:style-name="P2"><text:span text:style-name="T12">=QNORM(a)</text:span></text:p>
              <text:p text:style-name="P2"><text:span text:style-name="T12"/></text:p>
              <text:p text:style-name="P2"><text:span text:style-name="T12">A is a 1x4 matrix.</text:span></text:p>
              <text:p text:style-name="P2"><text:span text:style-name="T12">DANSYS represents quaternions as 1x4 row vectors</text:span></text:p>
              <text:p text:style-name="P2"><text:span text:style-name="T12">The result is a real number.</text:span></text:p>
            </office:annotation>
            <text:p>QNORM (function)</text:p>
          </table:table-cell>
          <table:table-cell table:number-columns-repeated="2"/>
          <table:table-cell office:value-type="string" calcext:value-type="string">
            <office:annotation draw:style-name="gr258" draw:text-style-name="P3" svg:width="88.13mm" svg:height="53.83mm" svg:x="277.99mm" svg:y="693.94mm" draw:caption-point-x="-6.1mm" draw:caption-point-y="17.21mm">
              <dc:creator>WV</dc:creator>
              <dc:date>2016-01-11T00:00:00</dc:date>
              <text:p text:style-name="P2"><text:span text:style-name="T12">Returns the z score of a value.</text:span></text:p>
              <text:p text:style-name="P2"><text:span text:style-name="T12"/></text:p>
              <text:p text:style-name="P2"><text:span text:style-name="T12">=Zscore(a,x)</text:span></text:p>
              <text:p text:style-name="P2"><text:span text:style-name="T12"/></text:p>
              <text:p text:style-name="P2"><text:span text:style-name="T12">A is a column vector of data.</text:span></text:p>
              <text:p text:style-name="P2"><text:span text:style-name="T12">X is a value from the data.</text:span></text:p>
              <text:p text:style-name="P2"><text:span text:style-name="T12">The result is a real number.</text:span></text:p>
            </office:annotation>
            <text:p>Zscore (function)</text:p>
          </table:table-cell>
          <table:table-cell table:number-columns-repeated="17"/>
        </table:table-row>
        <table:table-row table:style-name="ro1">
          <table:table-cell table:number-columns-repeated="8"/>
          <table:table-cell office:value-type="string" calcext:value-type="string">
            <office:annotation draw:style-name="gr234" draw:text-style-name="P3" svg:width="130.1mm" svg:height="48.42mm" svg:x="209.99mm" svg:y="698.45mm" draw:caption-point-x="-6.1mm" draw:caption-point-y="17.22mm">
              <dc:creator>WV</dc:creator>
              <dc:date>2015-12-25T00:00:00</dc:date>
              <text:p text:style-name="P2"><text:span text:style-name="T12">Returns the polar form of a quaternion</text:span></text:p>
              <text:p text:style-name="P2"><text:span text:style-name="T12"/></text:p>
              <text:p text:style-name="P2"><text:span text:style-name="T12">=QPOLAR(a)</text:span></text:p>
              <text:p text:style-name="P2"><text:span text:style-name="T12"/></text:p>
              <text:p text:style-name="P2"><text:span text:style-name="T12">A is a 1x4 matrix representing a quaternion</text:span></text:p>
              <text:p text:style-name="P2"><text:span text:style-name="T12">The result is a 1x4 matrix.</text:span></text:p>
              <text:p text:style-name="P2"><text:span text:style-name="T12">DANSYS represents quaternions as 1x4 matrices.</text:span></text:p>
              <text:p text:style-name="P2"><text:span text:style-name="T12">In the polar form, the first element is the angle and the last three elements represent the unit vector.</text:span></text:p>
            </office:annotation>
            <text:p>QPOLAR (function)</text:p>
          </table:table-cell>
          <table:table-cell table:number-columns-repeated="20"/>
        </table:table-row>
        <table:table-row table:style-name="ro1">
          <table:table-cell table:number-columns-repeated="8"/>
          <table:table-cell office:value-type="string" calcext:value-type="string">
            <office:annotation draw:style-name="gr90" draw:text-style-name="P3" svg:width="138.47mm" svg:height="45.71mm" svg:x="209.99mm" svg:y="702.97mm" draw:caption-point-x="-6.1mm" draw:caption-point-y="17.22mm">
              <dc:creator>WV</dc:creator>
              <dc:date>2015-12-25T00:00:00</dc:date>
              <text:p text:style-name="P2"><text:span text:style-name="T12">Returns the result of a quaternion to a specified power.</text:span></text:p>
              <text:p text:style-name="P2"><text:span text:style-name="T12"/></text:p>
              <text:p text:style-name="P2"><text:span text:style-name="T12">=QPOWER(a,b)</text:span></text:p>
              <text:p text:style-name="P2"><text:span text:style-name="T12">A is a 1x4 matrix</text:span></text:p>
              <text:p text:style-name="P2"><text:span text:style-name="T12">DANSYS represents quaternions as 1x4 matrices</text:span></text:p>
              <text:p text:style-name="P2"><text:span text:style-name="T12">B is an integer</text:span></text:p>
              <text:p text:style-name="P2"><text:span text:style-name="T12">The result is a 1x4 matrix.</text:span></text:p>
              <text:p text:style-name="P2"><text:span text:style-name="T12"/></text:p>
              <text:p text:style-name="P2"><text:span text:style-name="T12"/></text:p>
            </office:annotation>
            <text:p>QPOWER (function)</text:p>
          </table:table-cell>
          <table:table-cell table:number-columns-repeated="20"/>
        </table:table-row>
        <table:table-row table:style-name="ro1">
          <table:table-cell table:number-columns-repeated="8"/>
          <table:table-cell office:value-type="string" calcext:value-type="string">
            <office:annotation draw:style-name="gr259" draw:text-style-name="P3" svg:width="95.94mm" svg:height="42.9mm" svg:x="209.99mm" svg:y="707.48mm" draw:caption-point-x="-6.1mm" draw:caption-point-y="17.22mm">
              <dc:creator>WV</dc:creator>
              <dc:date>2015-12-24T00:00:00</dc:date>
              <text:p text:style-name="P2"><text:span text:style-name="T12">Returns the real (scalar) part of a quaternion.</text:span></text:p>
              <text:p text:style-name="P2"><text:span text:style-name="T12"/></text:p>
              <text:p text:style-name="P2"><text:span text:style-name="T12">=QREAL(a)</text:span></text:p>
              <text:p text:style-name="P2"><text:span text:style-name="T12"/></text:p>
              <text:p text:style-name="P2"><text:span text:style-name="T12">A is a 1x4 matrix.</text:span></text:p>
              <text:p text:style-name="P2"><text:span text:style-name="T12">DANSYS represents quaternions as 1x4 row vectors</text:span></text:p>
              <text:p text:style-name="P2"><text:span text:style-name="T12">The result is also a 1x4 matrix</text:span></text:p>
            </office:annotation>
            <text:p>QREAL (function)</text:p>
          </table:table-cell>
          <table:table-cell table:number-columns-repeated="20"/>
        </table:table-row>
        <table:table-row table:style-name="ro1">
          <table:table-cell table:number-columns-repeated="8"/>
          <table:table-cell office:value-type="string" calcext:value-type="string">
            <office:annotation draw:style-name="gr260" draw:text-style-name="P3" svg:width="103.76mm" svg:height="34.13mm" svg:x="209.99mm" svg:y="712mm" draw:caption-point-x="-6.1mm" draw:caption-point-y="17.22mm">
              <dc:creator>WV</dc:creator>
              <dc:date>2015-12-24T00:00:00</dc:date>
              <text:p text:style-name="P2"><text:span text:style-name="T12">Returns the quotient of b/a.</text:span></text:p>
              <text:p text:style-name="P2"><text:span text:style-name="T12"/></text:p>
              <text:p text:style-name="P2"><text:span text:style-name="T12">=QRIGHTDIV(a,b)</text:span></text:p>
              <text:p text:style-name="P2"><text:span text:style-name="T12">A and b are two 1x4 matrices.</text:span></text:p>
              <text:p text:style-name="P2"><text:span text:style-name="T12">DANSYS represents quaternions as 1x4 row vectors</text:span></text:p>
              <text:p text:style-name="P2"><text:span text:style-name="T12">The result is also a 1x4 matrix</text:span></text:p>
            </office:annotation>
            <text:p>QRIGHTDIV (function)</text:p>
          </table:table-cell>
          <table:table-cell table:number-columns-repeated="20"/>
        </table:table-row>
        <table:table-row table:style-name="ro1">
          <table:table-cell table:number-columns-repeated="8"/>
          <table:table-cell office:value-type="string" calcext:value-type="string">
            <office:annotation draw:style-name="gr261" draw:text-style-name="P3" svg:width="72.47mm" svg:height="55.38mm" svg:x="209.99mm" svg:y="716.52mm" draw:caption-point-x="-6.1mm" draw:caption-point-y="17.21mm">
              <dc:creator>WV</dc:creator>
              <dc:date>2015-12-19T00:00:00</dc:date>
              <text:p text:style-name="P2"><text:span text:style-name="T12">Solves a quadratic equation.</text:span></text:p>
              <text:p text:style-name="P2"><text:span text:style-name="T12"/></text:p>
              <text:p text:style-name="P2"><text:span text:style-name="T12">=Quadratic(a,b,c)</text:span></text:p>
              <text:p text:style-name="P2"><text:span text:style-name="T12"/></text:p>
              <text:p text:style-name="P2"><text:span text:style-name="T12">The three arguments are the coefficients of the quadratic equation ax</text:span><text:span text:style-name="T14">2</text:span><text:span text:style-name="T12">+bx+c=0</text:span></text:p>
              <text:p text:style-name="P2"><text:span text:style-name="T12"/></text:p>
              <text:p text:style-name="P2"><text:span text:style-name="T12">The result is a 1x2 array. If the results are real, real numbers are returned. If a result is complex, a complex number (string) is returned.</text:span></text:p>
              <text:p text:style-name="P2"><text:span text:style-name="T12"/></text:p>
              <text:p text:style-name="P2"><text:span text:style-name="T12">Quadratic uses the quadratic formula.</text:span></text:p>
            </office:annotation>
            <text:p>Quadratic (function)</text:p>
          </table:table-cell>
          <table:table-cell table:number-columns-repeated="20"/>
        </table:table-row>
        <table:table-row table:style-name="ro1">
          <table:table-cell table:number-columns-repeated="8"/>
          <table:table-cell office:value-type="string" calcext:value-type="string">
            <office:annotation draw:style-name="gr262" draw:text-style-name="P3" svg:width="94.54mm" svg:height="37.85mm" svg:x="209.99mm" svg:y="721.03mm" draw:caption-point-x="-6.1mm" draw:caption-point-y="17.22mm">
              <dc:creator>WV</dc:creator>
              <dc:date>2015-12-24T00:00:00</dc:date>
              <text:p text:style-name="P2"><text:span text:style-name="T12">Returns the unit quaternion for a quaternion.</text:span></text:p>
              <text:p text:style-name="P2"><text:span text:style-name="T12"/></text:p>
              <text:p text:style-name="P2"><text:span text:style-name="T12">=QUNIT(a)</text:span></text:p>
              <text:p text:style-name="P2"><text:span text:style-name="T12"/></text:p>
              <text:p text:style-name="P2"><text:span text:style-name="T12">A is a 1x4 matrix.</text:span></text:p>
              <text:p text:style-name="P2"><text:span text:style-name="T12">DANSYS represents quaternions as 1x4 row vectors</text:span></text:p>
              <text:p text:style-name="P2"><text:span text:style-name="T12">The result is also a 1x4 matrix</text:span></text:p>
            </office:annotation>
            <text:p>QUNIT (function)</text:p>
          </table:table-cell>
          <table:table-cell table:number-columns-repeated="20"/>
        </table:table-row>
        <table:table-row table:style-name="ro1">
          <table:table-cell table:number-columns-repeated="8"/>
          <table:table-cell office:value-type="string" calcext:value-type="string">
            <office:annotation draw:style-name="gr263" draw:text-style-name="P3" svg:width="89.79mm" svg:height="46.36mm" svg:x="209.99mm" svg:y="725.55mm" draw:caption-point-x="-6.1mm" draw:caption-point-y="17.21mm">
              <dc:creator>WV</dc:creator>
              <dc:date>2015-12-22T00:00:00</dc:date>
              <text:p text:style-name="P2"><text:span text:style-name="T12">Converts 3D rectilinear coordinates into cylindrical coordinates. </text:span></text:p>
              <text:p text:style-name="P2"><text:span text:style-name="T12"/></text:p>
              <text:p text:style-name="P2"><text:span text:style-name="T12">=R2C(a)</text:span></text:p>
              <text:p text:style-name="P2"><text:span text:style-name="T12"/></text:p>
              <text:p text:style-name="P2"><text:span text:style-name="T12">A is a 1x3 matrix of rectilinear coordinates.</text:span></text:p>
              <text:p text:style-name="P2"><text:span text:style-name="T12">The result is a 1x3 matrix of cylindrical coordinates.</text:span></text:p>
            </office:annotation>
            <text:p>R2C (function)</text:p>
          </table:table-cell>
          <table:table-cell table:number-columns-repeated="20"/>
        </table:table-row>
        <table:table-row table:style-name="ro1">
          <table:table-cell table:number-columns-repeated="8"/>
          <table:table-cell office:value-type="string" calcext:value-type="string">
            <office:annotation draw:style-name="gr264" draw:text-style-name="P3" svg:width="77.22mm" svg:height="50.33mm" svg:x="209.99mm" svg:y="730.06mm" draw:caption-point-x="-6.1mm" draw:caption-point-y="17.22mm">
              <dc:creator>WV</dc:creator>
              <dc:date>2015-12-20T00:00:00</dc:date>
              <text:p text:style-name="P2"><text:span text:style-name="T12">Converts rectangular coordinates to polar coordinates.</text:span></text:p>
              <text:p text:style-name="P2"><text:span text:style-name="T12"/></text:p>
              <text:p text:style-name="P2"><text:span text:style-name="T12">=R2P(a)</text:span></text:p>
              <text:p text:style-name="P2"><text:span text:style-name="T12"/></text:p>
              <text:p text:style-name="P2"><text:span text:style-name="T12">A is a 1x2 matrix of real numbers</text:span></text:p>
              <text:p text:style-name="P2"><text:span text:style-name="T12"/></text:p>
              <text:p text:style-name="P2"><text:span text:style-name="T12">The output is a 1x2 matrix of real numbers.</text:span></text:p>
              <text:p text:style-name="P2"><text:span text:style-name="T12"/></text:p>
            </office:annotation>
            <text:p>R2P (function)</text:p>
          </table:table-cell>
          <table:table-cell table:number-columns-repeated="20"/>
        </table:table-row>
        <table:table-row table:style-name="ro1">
          <table:table-cell table:number-columns-repeated="8"/>
          <table:table-cell office:value-type="string" calcext:value-type="string">
            <office:annotation draw:style-name="gr8" draw:text-style-name="P3" svg:width="97.33mm" svg:height="37.56mm" svg:x="209.99mm" svg:y="734.58mm" draw:caption-point-x="-6.1mm" draw:caption-point-y="17.21mm">
              <dc:creator>WV</dc:creator>
              <dc:date>2015-12-22T00:00:00</dc:date>
              <text:p text:style-name="P2"><text:span text:style-name="T12">Converts 3D rectilinear coordinates into spherical coordinates.</text:span></text:p>
              <text:p text:style-name="P2"><text:span text:style-name="T12"/></text:p>
              <text:p text:style-name="P2"><text:span text:style-name="T12">=R2S(a)</text:span></text:p>
              <text:p text:style-name="P2"><text:span text:style-name="T12"/></text:p>
              <text:p text:style-name="P2"><text:span text:style-name="T12">A is a 1x3 array of rectilinear coordinates</text:span></text:p>
              <text:p text:style-name="P2"><text:span text:style-name="T12">The result is a 1x3 array of spherical coordinates</text:span></text:p>
              <text:p text:style-name="P2"><text:span text:style-name="T12"/></text:p>
              <text:p text:style-name="P2"><text:span text:style-name="T12"/></text:p>
            </office:annotation>
            <text:p>R2S (function)</text:p>
          </table:table-cell>
          <table:table-cell table:number-columns-repeated="20"/>
        </table:table-row>
        <table:table-row table:style-name="ro1">
          <table:table-cell table:number-columns-repeated="8"/>
          <table:table-cell office:value-type="string" calcext:value-type="string">
            <office:annotation draw:style-name="gr2" draw:text-style-name="P3" svg:width="93.2mm" svg:height="25.71mm" svg:x="209.99mm" svg:y="739.09mm" draw:caption-point-x="-6.1mm" draw:caption-point-y="17.22mm">
              <dc:creator>WV</dc:creator>
              <dc:date>2015-12-27T00:00:00</dc:date>
              <text:p text:style-name="P2"><text:span text:style-name="T12">Returns a random character. (small case letter)</text:span></text:p>
              <text:p text:style-name="P2"><text:span text:style-name="T12"/></text:p>
              <text:p text:style-name="P2"><text:span text:style-name="T12">=RANDC()</text:span></text:p>
              <text:p text:style-name="P2"><text:span text:style-name="T12">This function does not take an argument.</text:span></text:p>
              <text:p text:style-name="P2"><text:span text:style-name="T12"/></text:p>
              <text:p text:style-name="P2"><text:span text:style-name="T12"/></text:p>
            </office:annotation>
            <text:p>RANDC (function)</text:p>
          </table:table-cell>
          <table:table-cell table:number-columns-repeated="20"/>
        </table:table-row>
        <table:table-row table:style-name="ro1">
          <table:table-cell table:number-columns-repeated="8"/>
          <table:table-cell office:value-type="string" calcext:value-type="string">
            <office:annotation draw:style-name="gr50" draw:text-style-name="P3" svg:width="114.29mm" svg:height="43.3mm" svg:x="223.94mm" svg:y="752.95mm" draw:caption-point-x="-20.05mm" draw:caption-point-y="7.88mm">
              <dc:creator>WV</dc:creator>
              <dc:date>2015-12-29T00:00:00</dc:date>
              <text:p text:style-name="P2"><text:span text:style-name="T12">Returns a random permutation of a string.</text:span></text:p>
              <text:p text:style-name="P2"><text:span text:style-name="T12"/></text:p>
              <text:p text:style-name="P2"><text:span text:style-name="T12">=RandPerm(a)</text:span></text:p>
              <text:p text:style-name="P2"><text:span text:style-name="T12"/></text:p>
              <text:p text:style-name="P2"><text:span text:style-name="T12">A is a string</text:span></text:p>
              <text:p text:style-name="P2"><text:span text:style-name="T12">The result is a string with the same length as a but the characters are in random order.</text:span></text:p>
              <text:p text:style-name="P2"><text:span text:style-name="T12"/></text:p>
              <text:p text:style-name="P2"><text:span text:style-name="T12"/></text:p>
              <text:p text:style-name="P2"><text:span text:style-name="T12"/></text:p>
            </office:annotation>
            <text:p>RandPerm (function)</text:p>
          </table:table-cell>
          <table:table-cell table:number-columns-repeated="20"/>
        </table:table-row>
        <table:table-row table:style-name="ro1">
          <table:table-cell table:number-columns-repeated="8"/>
          <table:table-cell table:style-name="ce53" office:value-type="string" calcext:value-type="string">
            <office:annotation draw:style-name="gr6" draw:text-style-name="P3" svg:width="129.55mm" svg:height="29.66mm" svg:x="209.99mm" svg:y="748.12mm" draw:caption-point-x="-6.1mm" draw:caption-point-y="17.22mm">
              <dc:date>2016-02-03T00:00:00</dc:date>
              <text:p text:style-name="P2"><text:span text:style-name="T12">Returns Carlson's degenerate elliptic integral, Rc(x,y)</text:span></text:p>
              <text:p text:style-name="P2"><text:span text:style-name="T12"/></text:p>
              <text:p text:style-name="P2"><text:span text:style-name="T12">=Rc(x,y)</text:span></text:p>
              <text:p text:style-name="P2"><text:span text:style-name="T12"/></text:p>
              <text:p text:style-name="P2"><text:span text:style-name="T12">X is a nonnegative real number</text:span></text:p>
              <text:p text:style-name="P2"><text:span text:style-name="T12">Y is a nonzero real number. If y is negative, Cauchy's principal value is returned.</text:span></text:p>
              <text:p text:style-name="P2"><text:span text:style-name="T12">The result is a real number.</text:span></text:p>
            </office:annotation>
            <text:p>Rc (function)</text:p>
          </table:table-cell>
          <table:table-cell table:number-columns-repeated="20"/>
        </table:table-row>
        <table:table-row table:style-name="ro1">
          <table:table-cell table:number-columns-repeated="8"/>
          <table:table-cell office:value-type="string" calcext:value-type="string">
            <office:annotation draw:style-name="gr6" draw:text-style-name="P3" svg:width="136.67mm" svg:height="29.66mm" svg:x="209.99mm" svg:y="752.64mm" draw:caption-point-x="-6.1mm" draw:caption-point-y="17.22mm">
              <dc:date>2016-02-02T00:00:00</dc:date>
              <text:p text:style-name="P2"><text:span text:style-name="T12">Returns Carlson's elliptic integral of the second kind, Rd(x,y,z)</text:span></text:p>
              <text:p text:style-name="P2"><text:span text:style-name="T12"/></text:p>
              <text:p text:style-name="P2"><text:span text:style-name="T12">=Rd(x,y,z)</text:span></text:p>
              <text:p text:style-name="P2"><text:span text:style-name="T12"/></text:p>
              <text:p text:style-name="P2"><text:span text:style-name="T12">X and y must be nonnegative and at most one can be zero. Z must be positive</text:span></text:p>
              <text:p text:style-name="P2"><text:span text:style-name="T12">The result is a real number</text:span></text:p>
            </office:annotation>
            <text:p>Rd (function)</text:p>
          </table:table-cell>
          <table:table-cell table:number-columns-repeated="20"/>
        </table:table-row>
        <table:table-row table:style-name="ro1">
          <table:table-cell table:number-columns-repeated="8"/>
          <table:table-cell office:value-type="string" calcext:value-type="string">
            <office:annotation draw:style-name="gr16" draw:text-style-name="P3" svg:width="130.41mm" svg:height="33.61mm" svg:x="209.99mm" svg:y="757.16mm" draw:caption-point-x="-6.1mm" draw:caption-point-y="17.21mm">
              <dc:creator>WV</dc:creator>
              <dc:date>2015-12-25T00:00:00</dc:date>
              <text:p text:style-name="P2"><text:span text:style-name="T12">Returns the automated readability index and the Coleman-Liau index for a passage.</text:span></text:p>
              <text:p text:style-name="P2"><text:span text:style-name="T12"/></text:p>
              <text:p text:style-name="P2"><text:span text:style-name="T12">=READABILITY(a)</text:span></text:p>
              <text:p text:style-name="P2"><text:span text:style-name="T12">A is a string</text:span></text:p>
              <text:p text:style-name="P2"><text:span text:style-name="T12">The result is a 1x2 matrix of real numbers.</text:span></text:p>
              <text:p text:style-name="P2"><text:span text:style-name="T12"/></text:p>
              <text:p text:style-name="P2"><text:span text:style-name="T12"/></text:p>
            </office:annotation>
            <text:p>READABILITY (function)</text:p>
          </table:table-cell>
          <table:table-cell table:number-columns-repeated="20"/>
        </table:table-row>
        <table:table-row table:style-name="ro1">
          <table:table-cell table:number-columns-repeated="8"/>
          <table:table-cell office:value-type="string" calcext:value-type="string">
            <office:annotation draw:style-name="gr168" draw:text-style-name="P3" svg:width="99.4mm" svg:height="65.58mm" svg:x="209.99mm" svg:y="761.67mm" draw:caption-point-x="-6.1mm" draw:caption-point-y="17.22mm">
              <dc:creator>WV</dc:creator>
              <dc:date>2015-12-27T00:00:00</dc:date>
              <text:p text:style-name="P2"><text:span text:style-name="T12">Returns the next unread value in the DTA matrix.</text:span></text:p>
              <text:p text:style-name="P2"><text:span text:style-name="T12"/></text:p>
              <text:p text:style-name="P2"><text:span text:style-name="T12">=READData()</text:span></text:p>
              <text:p text:style-name="P2"><text:span text:style-name="T12"/></text:p>
              <text:p text:style-name="P2"><text:span text:style-name="T12">This function does not take an argument.</text:span></text:p>
              <text:p text:style-name="P2"><text:span text:style-name="T12">READData fills the gap left by the missing READ statement in LibreOffice Basic. It reads values loaded into DTA using the DATAIn function. It will continuing reading values until the last. After 998 values, it will return to the first value and start over</text:span></text:p>
              <text:p text:style-name="P2"><text:span text:style-name="T12"/></text:p>
              <text:p text:style-name="P2"><text:span text:style-name="T12"/></text:p>
            </office:annotation>
            <text:p>READData (function)</text:p>
          </table:table-cell>
          <table:table-cell table:number-columns-repeated="20"/>
        </table:table-row>
        <table:table-row table:style-name="ro1">
          <table:table-cell table:number-columns-repeated="8"/>
          <table:table-cell office:value-type="string" calcext:value-type="string">
            <office:annotation draw:style-name="gr265" draw:text-style-name="P3" svg:width="91.96mm" svg:height="59.26mm" svg:x="209.99mm" svg:y="766.19mm" draw:caption-point-x="-6.1mm" draw:caption-point-y="17.21mm">
              <dc:creator>WV</dc:creator>
              <dc:date>2015-12-26T00:00:00</dc:date>
              <text:p text:style-name="P2"><text:span text:style-name="T12">Converts four integers into a text style address reference.</text:span></text:p>
              <text:p text:style-name="P2"><text:span text:style-name="T12"/></text:p>
              <text:p text:style-name="P2"><text:span text:style-name="T12">=RefDecoder(c1,r1,c2,r2)</text:span></text:p>
              <text:p text:style-name="P2"><text:span text:style-name="T12">C1 is the column position of the upper-left cell in the range</text:span></text:p>
              <text:p text:style-name="P2"><text:span text:style-name="T12">R1 is the row position of the upper-left cell in the range</text:span></text:p>
              <text:p text:style-name="P2"><text:span text:style-name="T12">C2 is the column position of the lower-right cell in the range</text:span></text:p>
              <text:p text:style-name="P2"><text:span text:style-name="T12">R2 is the row position of the lower-right cell in the range</text:span></text:p>
              <text:p text:style-name="P2"><text:span text:style-name="T12">The result is a text string of the form “A3:D15”</text:span></text:p>
              <text:p text:style-name="P2"><text:span text:style-name="T12"/></text:p>
            </office:annotation>
            <text:p>RefDecoder (function)</text:p>
          </table:table-cell>
          <table:table-cell table:number-columns-repeated="20"/>
        </table:table-row>
        <table:table-row table:style-name="ro1">
          <table:table-cell table:number-columns-repeated="8"/>
          <table:table-cell office:value-type="string" calcext:value-type="string">
            <office:annotation draw:style-name="gr16" draw:text-style-name="P3" svg:width="131.03mm" svg:height="33.61mm" svg:x="209.99mm" svg:y="770.7mm" draw:caption-point-x="-6.1mm" draw:caption-point-y="17.22mm">
              <dc:creator>WV</dc:creator>
              <dc:date>2015-12-26T00:00:00</dc:date>
              <text:p text:style-name="P2"><text:span text:style-name="T12">Converts a text-type range address into the number positions of the upper-left and lower-right cells of the range.</text:span></text:p>
              <text:p text:style-name="P2"><text:span text:style-name="T12"/></text:p>
              <text:p text:style-name="P2"><text:span text:style-name="T12">=RefIncoder(arr)</text:span></text:p>
              <text:p text:style-name="P2"><text:span text:style-name="T12">Arr is a text string (in quotes)</text:span></text:p>
              <text:p text:style-name="P2"><text:span text:style-name="T12">The result is a 1x4 matrix.</text:span></text:p>
              <text:p text:style-name="P2"><text:span text:style-name="T12"/></text:p>
              <text:p text:style-name="P2"><text:span text:style-name="T12"/></text:p>
            </office:annotation>
            <text:p>RefIncoder (function)</text:p>
          </table:table-cell>
          <table:table-cell table:number-columns-repeated="20"/>
        </table:table-row>
        <table:table-row table:style-name="ro1">
          <table:table-cell table:number-columns-repeated="8"/>
          <table:table-cell office:value-type="string" calcext:value-type="string">
            <office:annotation draw:style-name="gr266" draw:text-style-name="P3" svg:width="114.94mm" svg:height="37.32mm" svg:x="209.99mm" svg:y="775.22mm" draw:caption-point-x="-6.1mm" draw:caption-point-y="17.21mm">
              <dc:creator>WV</dc:creator>
              <dc:date>2015-12-20T00:00:00</dc:date>
              <text:p text:style-name="P2"><text:span text:style-name="T12">There is a set of 150 registers in DANSYS <text:s/>that can be used like the registers of a calculator. Values can be entered into them; they can be switched around, and simple calculations can be performed within the registers. There is also a programming language, similar to assembly language, that can be used to provide branching and looping structures on spreadsheets. See the commands on the Registers menu for more information.</text:span></text:p>
            </office:annotation>
            <text:p>Registers</text:p>
          </table:table-cell>
          <table:table-cell table:number-columns-repeated="20"/>
        </table:table-row>
        <table:table-row table:style-name="ro1">
          <table:table-cell table:number-columns-repeated="8"/>
          <table:table-cell office:value-type="string" calcext:value-type="string">
            <office:annotation draw:style-name="gr6" draw:text-style-name="P3" svg:width="133.89mm" svg:height="29.66mm" svg:x="209.99mm" svg:y="779.73mm" draw:caption-point-x="-6.1mm" draw:caption-point-y="17.22mm">
              <dc:date>2016-02-02T00:00:00</dc:date>
              <text:p text:style-name="P2"><text:span text:style-name="T12">Returns Carlson's elliptic integral of the first kind, Rf(x,y,z)</text:span></text:p>
              <text:p text:style-name="P2"><text:span text:style-name="T12"/></text:p>
              <text:p text:style-name="P2"><text:span text:style-name="T12">=Rf(x,y,z)</text:span></text:p>
              <text:p text:style-name="P2"><text:span text:style-name="T12"/></text:p>
              <text:p text:style-name="P2"><text:span text:style-name="T12">X, y, and z must all be nonnegative. At most one can be zero</text:span></text:p>
              <text:p text:style-name="P2"><text:span text:style-name="T12">The result is a real number</text:span></text:p>
            </office:annotation>
            <text:p>Rf (function)</text:p>
          </table:table-cell>
          <table:table-cell table:number-columns-repeated="20"/>
        </table:table-row>
        <table:table-row table:style-name="ro1">
          <table:table-cell table:number-columns-repeated="8"/>
          <table:table-cell office:value-type="string" calcext:value-type="string">
            <office:annotation draw:style-name="gr6" draw:text-style-name="P3" svg:width="130.79mm" svg:height="29.66mm" svg:x="208.75mm" svg:y="784.25mm" draw:caption-point-x="-4.86mm" draw:caption-point-y="17.22mm">
              <dc:date>2016-02-02T00:00:00</dc:date>
              <text:p text:style-name="P2"><text:span text:style-name="T12">Returns Carlson's elliptic integral of the third kind, Rj(x,y,z,p)</text:span></text:p>
              <text:p text:style-name="P2"><text:span text:style-name="T12"/></text:p>
              <text:p text:style-name="P2"><text:span text:style-name="T12">=Rj(x,y,z,p)</text:span></text:p>
              <text:p text:style-name="P2"><text:span text:style-name="T12"/></text:p>
              <text:p text:style-name="P2"><text:span text:style-name="T12">X, y, and z must be nonnegative and at most one can be zero.</text:span></text:p>
              <text:p text:style-name="P2"><text:span text:style-name="T12">If p is negative, the Cauchy principal value is returned.</text:span></text:p>
              <text:p text:style-name="P2"><text:span text:style-name="T12">The result is a real number</text:span></text:p>
            </office:annotation>
            <text:p>Rj (function)</text:p>
          </table:table-cell>
          <table:table-cell table:number-columns-repeated="20"/>
        </table:table-row>
        <table:table-row table:style-name="ro1">
          <table:table-cell table:number-columns-repeated="8"/>
          <table:table-cell office:value-type="string" calcext:value-type="string">
            <office:annotation draw:style-name="gr16" draw:text-style-name="P3" svg:width="136.36mm" svg:height="33.61mm" svg:x="209.99mm" svg:y="788.76mm" draw:caption-point-x="-6.1mm" draw:caption-point-y="17.22mm">
              <dc:date>2016-02-03T00:00:00</dc:date>
              <text:p text:style-name="P2"><text:span text:style-name="T12">Returns the root of a function that is known to lie between two limits.</text:span></text:p>
              <text:p text:style-name="P2"><text:span text:style-name="T12"/></text:p>
              <text:p text:style-name="P2"><text:span text:style-name="T12">Basic&gt;RtBis</text:span></text:p>
              <text:p text:style-name="P2"><text:span text:style-name="T12"/></text:p>
              <text:p text:style-name="P2"><text:span text:style-name="T12">The routine requests the function, the left bracket value, the right bracket vaue, and the desired accuracy.</text:span></text:p>
              <text:p text:style-name="P2"><text:span text:style-name="T12">The result is a real number returned to the active cell</text:span></text:p>
              <text:p text:style-name="P2"><text:span text:style-name="T12">Root bisection is used.</text:span></text:p>
            </office:annotation>
            <text:p>RtBis (routine)</text:p>
          </table:table-cell>
          <table:table-cell table:number-columns-repeated="20"/>
        </table:table-row>
        <table:table-row table:style-name="ro1">
          <table:table-cell table:number-columns-repeated="8"/>
          <table:table-cell office:value-type="string" calcext:value-type="string">
            <office:annotation draw:style-name="gr8" draw:text-style-name="P3" svg:width="128mm" svg:height="37.56mm" svg:x="209.99mm" svg:y="793.28mm" draw:caption-point-x="-6.1mm" draw:caption-point-y="17.22mm">
              <dc:date>2016-02-02T00:00:00</dc:date>
              <text:p text:style-name="P2"><text:span text:style-name="T12">Solves a differential equation with one variable of order 1 (of type y'=f(x,y)) from x=a to b.</text:span></text:p>
              <text:p text:style-name="P2"><text:span text:style-name="T12"/></text:p>
              <text:p text:style-name="P2"><text:span text:style-name="T12">Basic&gt;RungeKutta4</text:span></text:p>
              <text:p text:style-name="P2"><text:span text:style-name="T12"/></text:p>
              <text:p text:style-name="P2"><text:span text:style-name="T12">This routine requests the function to integrate, the beginning and end values of x, the beginning value of y, the number of points to calculate, and the number of intermediate points. The requested points are output in a column vector from the active cell.</text:span></text:p>
            </office:annotation>
            <text:p>RungeKutta4 (routine)</text:p>
          </table:table-cell>
          <table:table-cell table:number-columns-repeated="20"/>
        </table:table-row>
        <table:table-row table:style-name="ro1">
          <table:table-cell table:number-columns-repeated="8"/>
          <table:table-cell office:value-type="string" calcext:value-type="string">
            <office:annotation draw:style-name="gr267" draw:text-style-name="P3" svg:width="123.35mm" svg:height="73.11mm" svg:x="209.99mm" svg:y="797.8mm" draw:caption-point-x="-6.1mm" draw:caption-point-y="17.21mm">
              <dc:date>2016-02-03T00:00:00</dc:date>
              <text:p text:style-name="P2"><text:span text:style-name="T12">Returns a matrix of M points in 2 columns as solutions of a differential equation of specified order.</text:span></text:p>
              <text:p text:style-name="P2"><text:span text:style-name="T12"/></text:p>
              <text:p text:style-name="P2"><text:span text:style-name="T12">Basic&gt;RungeKutta4N</text:span></text:p>
              <text:p text:style-name="P2"><text:span text:style-name="T12"/></text:p>
              <text:p text:style-name="P2"><text:span text:style-name="T12">The right side function must be stored using InputFunction prior to running the procedure. Enter y' as xx and y as yy.</text:span></text:p>
              <text:p text:style-name="P2"><text:span text:style-name="T12">The following values are requested:</text:span></text:p>
              <text:p text:style-name="P2"><text:span text:style-name="T12"><text:tab/></text:span><text:span text:style-name="T12">Order of the equation</text:span></text:p>
              <text:p text:style-name="P2"><text:span text:style-name="T12"><text:tab/></text:span><text:span text:style-name="T12">The initial value of x</text:span></text:p>
              <text:p text:style-name="P2"><text:span text:style-name="T12"><text:tab/></text:span><text:span text:style-name="T12">The end value of x</text:span></text:p>
              <text:p text:style-name="P2"><text:span text:style-name="T12"><text:tab/></text:span><text:span text:style-name="T12">The values of yi at x0</text:span></text:p>
              <text:p text:style-name="P2"><text:span text:style-name="T12"><text:tab/></text:span><text:span text:style-name="T12">The number of points to calculate</text:span></text:p>
              <text:p text:style-name="P2"><text:span text:style-name="T12"><text:tab/></text:span><text:span text:style-name="T12">The number of subdivisions</text:span></text:p>
              <text:p text:style-name="P2"><text:span text:style-name="T12">The result is a two column matrix of x and y values beginning at the active cell.</text:span></text:p>
              <text:p text:style-name="P2"><text:span text:style-name="T12"/></text:p>
              <text:p text:style-name="P2"><text:span text:style-name="T12"/></text:p>
            </office:annotation>
            <text:p>RungeKutta4N (routine)</text:p>
          </table:table-cell>
          <table:table-cell table:number-columns-repeated="20"/>
        </table:table-row>
        <table:table-row table:style-name="ro1">
          <table:table-cell table:number-columns-repeated="8"/>
          <table:table-cell office:value-type="string" calcext:value-type="string">
            <office:annotation draw:style-name="gr268" draw:text-style-name="P3" svg:width="100.69mm" svg:height="50.34mm" svg:x="209.99mm" svg:y="802.31mm" draw:caption-point-x="-6.1mm" draw:caption-point-y="17.22mm">
              <dc:creator>WV</dc:creator>
              <dc:date>2015-12-22T00:00:00</dc:date>
              <text:p text:style-name="P2"><text:span text:style-name="T12">Converts spherical coordinates into cylindrical coordinates.</text:span></text:p>
              <text:p text:style-name="P2"><text:span text:style-name="T12"/></text:p>
              <text:p text:style-name="P2"><text:span text:style-name="T12">=S2C(a)</text:span></text:p>
              <text:p text:style-name="P2"><text:span text:style-name="T12"/></text:p>
              <text:p text:style-name="P2"><text:span text:style-name="T12">A is a 1x3 array of spherical coordinates.</text:span></text:p>
              <text:p text:style-name="P2"><text:span text:style-name="T12">The result is a 1x3 array of cylindrical coordinates.</text:span></text:p>
              <text:p text:style-name="P2"><text:span text:style-name="T12"/></text:p>
              <text:p text:style-name="P2"><text:span text:style-name="T12"/></text:p>
            </office:annotation>
            <text:p>S2C (function)</text:p>
          </table:table-cell>
          <table:table-cell table:number-columns-repeated="20"/>
        </table:table-row>
        <table:table-row table:style-name="ro1">
          <table:table-cell table:number-columns-repeated="8"/>
          <table:table-cell office:value-type="string" calcext:value-type="string">
            <office:annotation draw:style-name="gr16" draw:text-style-name="P3" svg:width="116.61mm" svg:height="33.61mm" svg:x="209.99mm" svg:y="806.83mm" draw:caption-point-x="-6.1mm" draw:caption-point-y="17.21mm">
              <dc:creator>WV</dc:creator>
              <dc:date>2015-12-22T00:00:00</dc:date>
              <text:p text:style-name="P2"><text:span text:style-name="T12">Converts spherical coordinates to 3D rectilinear coordinates.</text:span></text:p>
              <text:p text:style-name="P2"><text:span text:style-name="T12"/></text:p>
              <text:p text:style-name="P2"><text:span text:style-name="T12">=S2R(a)</text:span></text:p>
              <text:p text:style-name="P2"><text:span text:style-name="T12"/></text:p>
              <text:p text:style-name="P2"><text:span text:style-name="T12">A is a 1x3 array of spherical coordinates</text:span></text:p>
              <text:p text:style-name="P2"><text:span text:style-name="T12">The result is a 1x3 array of rectilinear coordinates</text:span></text:p>
              <text:p text:style-name="P2"><text:span text:style-name="T12"/></text:p>
              <text:p text:style-name="P2"><text:span text:style-name="T12"/></text:p>
            </office:annotation>
            <text:p>S2R (function)</text:p>
          </table:table-cell>
          <table:table-cell table:number-columns-repeated="20"/>
        </table:table-row>
        <table:table-row table:style-name="ro1">
          <table:table-cell table:number-columns-repeated="8"/>
          <table:table-cell office:value-type="string" calcext:value-type="string">
            <office:annotation draw:style-name="gr269" draw:text-style-name="P3" svg:width="107.67mm" svg:height="33.6mm" svg:x="209.99mm" svg:y="811.34mm" draw:caption-point-x="-6.1mm" draw:caption-point-y="17.22mm">
              <dc:creator>WV</dc:creator>
              <dc:date>2015-12-22T00:00:00</dc:date>
              <text:p text:style-name="P2"><text:span text:style-name="T12">A seed number can be supplied for most of the random number generators supplied by Calc and DANSYS. It is optional. If a seed is used, the same seed will always produce the same sequence of random numbers. If a seed is not supplied, a new seed will be generated internally each time the random number generator is invoked and a different sequence will be generated each time.</text:span></text:p>
            </office:annotation>
            <text:p>Seed numbers</text:p>
          </table:table-cell>
          <table:table-cell table:number-columns-repeated="20"/>
        </table:table-row>
        <table:table-row table:style-name="ro1">
          <table:table-cell table:number-columns-repeated="8"/>
          <table:table-cell office:value-type="string" calcext:value-type="string">
            <office:annotation draw:style-name="gr155" draw:text-style-name="P3" svg:width="74.98mm" svg:height="52.46mm" svg:x="209.99mm" svg:y="815.86mm" draw:caption-point-x="-6.1mm" draw:caption-point-y="17.21mm">
              <dc:creator>WV</dc:creator>
              <dc:date>2015-12-20T00:00:00</dc:date>
              <text:p text:style-name="P2"><text:span text:style-name="T12">Selects the range containing the current active cell.</text:span></text:p>
              <text:p text:style-name="P2"><text:span text:style-name="T12"/></text:p>
              <text:p text:style-name="P2"><text:span text:style-name="T12">DANSYS&gt;SelectCurrentRange</text:span></text:p>
              <text:p text:style-name="P2"><text:span text:style-name="T12"/></text:p>
              <text:p text:style-name="P2"><text:span text:style-name="T12">When this command is clicked, the continuous range containing the currently active cell is selected and highlighted.</text:span></text:p>
              <text:p text:style-name="P2"><text:span text:style-name="T12"/></text:p>
              <text:p text:style-name="P2"><text:span text:style-name="T12"/></text:p>
              <text:p text:style-name="P2"><text:span text:style-name="T12"/></text:p>
              <text:p text:style-name="P2"><text:span text:style-name="T12"/></text:p>
            </office:annotation>
            <text:p>SelectCurrentRange (routine)</text:p>
          </table:table-cell>
          <table:table-cell table:number-columns-repeated="20"/>
        </table:table-row>
        <table:table-row table:style-name="ro1">
          <table:table-cell table:number-columns-repeated="8"/>
          <table:table-cell office:value-type="string" calcext:value-type="string">
            <office:annotation draw:style-name="gr137" draw:text-style-name="P3" svg:width="122.66mm" svg:height="47.21mm" svg:x="209.99mm" svg:y="820.37mm" draw:caption-point-x="-6.1mm" draw:caption-point-y="17.22mm">
              <dc:creator>WV</dc:creator>
              <dc:date>2015-12-25T00:00:00</dc:date>
              <text:p text:style-name="P2"><text:span text:style-name="T12">Returns the number of sentences (delimited by , ? or !) in a passage</text:span></text:p>
              <text:p text:style-name="P2"><text:span text:style-name="T12"/></text:p>
              <text:p text:style-name="P2"><text:span text:style-name="T12">=SENTENCES(a)</text:span></text:p>
              <text:p text:style-name="P2"><text:span text:style-name="T12">A is a string</text:span></text:p>
              <text:p text:style-name="P2"><text:span text:style-name="T12">The result is an integer</text:span></text:p>
              <text:p text:style-name="P2"><text:span text:style-name="T12"/></text:p>
              <text:p text:style-name="P2"><text:span text:style-name="T12"/></text:p>
            </office:annotation>
            <text:p>SENTENCES (function)</text:p>
          </table:table-cell>
          <table:table-cell table:number-columns-repeated="20"/>
        </table:table-row>
        <table:table-row table:style-name="ro1">
          <table:table-cell table:number-columns-repeated="8"/>
          <table:table-cell office:value-type="string" calcext:value-type="string">
            <office:annotation draw:style-name="gr270" draw:text-style-name="P3" svg:width="90.1mm" svg:height="35.77mm" svg:x="209.99mm" svg:y="824.89mm" draw:caption-point-x="-6.1mm" draw:caption-point-y="17.22mm">
              <dc:creator>WV</dc:creator>
              <dc:date>2015-12-25T00:00:00</dc:date>
              <text:p text:style-name="P2"><text:span text:style-name="T12">Converts a file system file name to a URL.</text:span></text:p>
              <text:p text:style-name="P2"><text:span text:style-name="T12"/></text:p>
              <text:p text:style-name="P2"><text:span text:style-name="T12">=SFN2URL(a)</text:span></text:p>
              <text:p text:style-name="P2"><text:span text:style-name="T12">A is a string (in quotes) specifying a system file name (file path).</text:span></text:p>
              <text:p text:style-name="P2"><text:span text:style-name="T12">The result is a string.</text:span></text:p>
              <text:p text:style-name="P2"><text:span text:style-name="T12"/></text:p>
              <text:p text:style-name="P2"><text:span text:style-name="T12"/></text:p>
            </office:annotation>
            <text:p>SFN2URL (function)</text:p>
          </table:table-cell>
          <table:table-cell table:number-columns-repeated="20"/>
        </table:table-row>
        <table:table-row table:style-name="ro1">
          <table:table-cell table:number-columns-repeated="8"/>
          <table:table-cell office:value-type="string" calcext:value-type="string">
            <office:annotation draw:style-name="gr71" draw:text-style-name="P3" svg:width="90.63mm" svg:height="39.44mm" svg:x="209.99mm" svg:y="829.4mm" draw:caption-point-x="-6.1mm" draw:caption-point-y="17.22mm">
              <dc:creator>WV</dc:creator>
              <dc:date>2015-12-21T00:00:00</dc:date>
              <text:p text:style-name="P2"><text:span text:style-name="T12">Returns the Sheffer stroke (NAND) of two logical values.</text:span></text:p>
              <text:p text:style-name="P2"><text:span text:style-name="T12"/></text:p>
              <text:p text:style-name="P2"><text:span text:style-name="T12">=SHEFF(a,b)</text:span></text:p>
              <text:p text:style-name="P2"><text:span text:style-name="T12"/></text:p>
              <text:p text:style-name="P2"><text:span text:style-name="T12">A and b are logical values</text:span></text:p>
              <text:p text:style-name="P2"><text:span text:style-name="T12">The result is a logical value.</text:span></text:p>
              <text:p text:style-name="P2"><text:span text:style-name="T12"/></text:p>
              <text:p text:style-name="P2"><text:span text:style-name="T12"/></text:p>
            </office:annotation>
            <text:p>SHEFF (function)</text:p>
          </table:table-cell>
          <table:table-cell table:number-columns-repeated="20"/>
        </table:table-row>
        <table:table-row table:style-name="ro1">
          <table:table-cell table:number-columns-repeated="8"/>
          <table:table-cell office:value-type="string" calcext:value-type="string">
            <office:annotation draw:style-name="gr271" draw:text-style-name="P3" svg:width="87.28mm" svg:height="35.99mm" svg:x="209.99mm" svg:y="833.92mm" draw:caption-point-x="-6.1mm" draw:caption-point-y="17.22mm">
              <dc:creator>WV</dc:creator>
              <dc:date>2015-12-22T00:00:00</dc:date>
              <text:p text:style-name="P2"><text:span text:style-name="T12">Returns the three-valued Sheffer stroke of two three-valued logic values.</text:span></text:p>
              <text:p text:style-name="P2"><text:span text:style-name="T12"/></text:p>
              <text:p text:style-name="P2"><text:span text:style-name="T12">=SheffT(a,b)</text:span></text:p>
              <text:p text:style-name="P2"><text:span text:style-name="T12"/></text:p>
              <text:p text:style-name="P2"><text:span text:style-name="T12">A and b are three-valued logic values.</text:span></text:p>
              <text:p text:style-name="P2"><text:span text:style-name="T12">The result is a three-valued logic value</text:span></text:p>
              <text:p text:style-name="P2"><text:span text:style-name="T12"/></text:p>
            </office:annotation>
            <text:p>SheffT (function)</text:p>
          </table:table-cell>
          <table:table-cell table:number-columns-repeated="20"/>
        </table:table-row>
        <table:table-row table:style-name="ro1">
          <table:table-cell table:number-columns-repeated="8"/>
          <table:table-cell office:value-type="string" calcext:value-type="string">
            <office:annotation draw:style-name="gr19" draw:text-style-name="P3" svg:width="113.98mm" svg:height="69.16mm" svg:x="209.99mm" svg:y="838.44mm" draw:caption-point-x="-6.1mm" draw:caption-point-y="17.21mm">
              <dc:creator>WV</dc:creator>
              <dc:date>2015-12-25T00:00:00</dc:date>
              <text:p text:style-name="P2"><text:span text:style-name="T12">Opens an application according to the path provided.</text:span></text:p>
              <text:p text:style-name="P2"><text:span text:style-name="T12"/></text:p>
              <text:p text:style-name="P2"><text:span text:style-name="T12">=SHLL(PATH,optional STL,optional P,optional B)</text:span></text:p>
              <text:p text:style-name="P2"><text:span text:style-name="T12"/></text:p>
              <text:p text:style-name="P2"><text:span text:style-name="T12">PATH is a string (in quotes) that describes the path to the application.</text:span></text:p>
              <text:p text:style-name="P2"><text:span text:style-name="T12">STL is the window style:</text:span></text:p>
              <text:p text:style-name="P2"><text:span text:style-name="T12">'</text:span><text:span text:style-name="T12"><text:tab/></text:span><text:span text:style-name="T12">0. The focus is on the hidden program window</text:span></text:p>
              <text:p text:style-name="P2"><text:span text:style-name="T12">'</text:span><text:span text:style-name="T12"><text:tab/></text:span><text:span text:style-name="T12">1. The focus is on the program window in standard size (default)</text:span></text:p>
              <text:p text:style-name="P2"><text:span text:style-name="T12">'</text:span><text:span text:style-name="T12"><text:tab/></text:span><text:span text:style-name="T12">2. The focus is on the minimized program window</text:span></text:p>
              <text:p text:style-name="P2"><text:span text:style-name="T12">'</text:span><text:span text:style-name="T12"><text:tab/></text:span><text:span text:style-name="T12">3. The focus is on he maximized program window</text:span></text:p>
              <text:p text:style-name="P2"><text:span text:style-name="T12">'</text:span><text:span text:style-name="T12"><text:tab/></text:span><text:span text:style-name="T12">4. Standard size program window without focus</text:span></text:p>
              <text:p text:style-name="P2"><text:span text:style-name="T12">'</text:span><text:span text:style-name="T12"><text:tab/></text:span><text:span text:style-name="T12">6. minimized program window, focus remains on active window</text:span></text:p>
              <text:p text:style-name="P2"><text:span text:style-name="T12">'</text:span><text:span text:style-name="T12"><text:tab/></text:span><text:span text:style-name="T12">10. Full screen display</text:span></text:p>
              <text:p text:style-name="P2"><text:span text:style-name="T12">P is a string specifying a acommand line to be passed to the application.</text:span></text:p>
              <text:p text:style-name="P2"><text:span text:style-name="T12">If B=TRUE, then LibreOffice will wait until the Shell process is complete before continuing; otherwise, the shell returns directly.</text:span></text:p>
            </office:annotation>
            <text:p>SHLL (function)</text:p>
          </table:table-cell>
          <table:table-cell table:number-columns-repeated="20"/>
        </table:table-row>
        <table:table-row table:style-name="ro1">
          <table:table-cell table:number-columns-repeated="8"/>
          <table:table-cell office:value-type="string" calcext:value-type="string">
            <office:annotation draw:style-name="gr41" draw:text-style-name="P3" svg:width="122.35mm" svg:height="37.58mm" svg:x="209.99mm" svg:y="842.95mm" draw:caption-point-x="-6.1mm" draw:caption-point-y="17.22mm">
              <dc:creator>WV</dc:creator>
              <dc:date>2015-12-26T00:00:00</dc:date>
              <text:p text:style-name="P2"><text:span text:style-name="T12">Transfers data from MatArray1 into a spreadsheet matrix.</text:span></text:p>
              <text:p text:style-name="P2"><text:span text:style-name="T12"/></text:p>
              <text:p text:style-name="P2"><text:span text:style-name="T12">=ShowArray1()</text:span></text:p>
              <text:p text:style-name="P2"><text:span text:style-name="T12"/></text:p>
              <text:p text:style-name="P2"><text:span text:style-name="T12">This function does not take an argument.</text:span></text:p>
              <text:p text:style-name="P2"><text:span text:style-name="T12"/></text:p>
              <text:p text:style-name="P2"><text:span text:style-name="T12">Thee result is a matrix with the same size as MatArray1</text:span></text:p>
              <text:p text:style-name="P2"><text:span text:style-name="T12"/></text:p>
              <text:p text:style-name="P2"><text:span text:style-name="T12"/></text:p>
            </office:annotation>
            <text:p>ShowArray1 (function)</text:p>
          </table:table-cell>
          <table:table-cell table:number-columns-repeated="20"/>
        </table:table-row>
        <table:table-row table:style-name="ro1">
          <table:table-cell table:number-columns-repeated="8"/>
          <table:table-cell office:value-type="string" calcext:value-type="string">
            <office:annotation draw:style-name="gr272" draw:text-style-name="P3" svg:width="129.79mm" svg:height="43.01mm" svg:x="209.99mm" svg:y="847.47mm" draw:caption-point-x="-6.1mm" draw:caption-point-y="17.21mm">
              <dc:creator>WV</dc:creator>
              <dc:date>2015-12-26T00:00:00</dc:date>
              <text:p text:style-name="P2"><text:span text:style-name="T12">Transfers data from MatArray1 into a spreadsheet matrix.</text:span></text:p>
              <text:p text:style-name="P2"><text:span text:style-name="T12"/></text:p>
              <text:p text:style-name="P2"><text:span text:style-name="T12">=ShowArray2()</text:span></text:p>
              <text:p text:style-name="P2"><text:span text:style-name="T12"/></text:p>
              <text:p text:style-name="P2"><text:span text:style-name="T12">This function does not take an argument.</text:span></text:p>
              <text:p text:style-name="P2"><text:span text:style-name="T12"/></text:p>
              <text:p text:style-name="P2"><text:span text:style-name="T12">Thee result is a matrix with the same size as MatArray2</text:span></text:p>
            </office:annotation>
            <text:p>ShowArray2 (function)</text:p>
          </table:table-cell>
          <table:table-cell table:number-columns-repeated="20"/>
        </table:table-row>
        <table:table-row table:style-name="ro1">
          <table:table-cell table:number-columns-repeated="8"/>
          <table:table-cell office:value-type="string" calcext:value-type="string">
            <office:annotation draw:style-name="gr6" draw:text-style-name="P3" svg:width="129.48mm" svg:height="29.66mm" svg:x="209.99mm" svg:y="851.98mm" draw:caption-point-x="-6.1mm" draw:caption-point-y="17.22mm">
              <dc:creator>WV</dc:creator>
              <dc:date>2015-12-26T00:00:00</dc:date>
              <text:p text:style-name="P2"><text:span text:style-name="T12">Transfers data from MatArray1 into a spreadsheet matrix.</text:span></text:p>
              <text:p text:style-name="P2"><text:span text:style-name="T12"/></text:p>
              <text:p text:style-name="P2"><text:span text:style-name="T12">=ShowArray3()</text:span></text:p>
              <text:p text:style-name="P2"><text:span text:style-name="T12"/></text:p>
              <text:p text:style-name="P2"><text:span text:style-name="T12">This function does not take an argument.</text:span></text:p>
              <text:p text:style-name="P2"><text:span text:style-name="T12"/></text:p>
              <text:p text:style-name="P2"><text:span text:style-name="T12">Thee result is a matrix with the same size as MatArray3</text:span></text:p>
            </office:annotation>
            <text:p>ShowArray3 (function)</text:p>
          </table:table-cell>
          <table:table-cell table:number-columns-repeated="20"/>
        </table:table-row>
        <table:table-row table:style-name="ro1">
          <table:table-cell table:number-columns-repeated="8"/>
          <table:table-cell office:value-type="string" calcext:value-type="string">
            <office:annotation draw:style-name="gr193" draw:text-style-name="P3" svg:width="116.15mm" svg:height="33.37mm" svg:x="209.99mm" svg:y="856.5mm" draw:caption-point-x="-6.1mm" draw:caption-point-y="17.21mm">
              <dc:creator>WV</dc:creator>
              <dc:date>2015-12-26T00:00:00</dc:date>
              <text:p text:style-name="P2"><text:span text:style-name="T12">Transfers contents of CrossTab to a spreadsheet range.</text:span></text:p>
              <text:p text:style-name="P2"><text:span text:style-name="T12"/></text:p>
              <text:p text:style-name="P2"><text:span text:style-name="T12">=ShowCrossTab()</text:span></text:p>
              <text:p text:style-name="P2"><text:span text:style-name="T12">This function does not take an argument.</text:span></text:p>
              <text:p text:style-name="P2"><text:span text:style-name="T12">The result is a matrix the same size as CrossTab</text:span></text:p>
            </office:annotation>
            <text:p>ShowCrossTab (function)</text:p>
          </table:table-cell>
          <table:table-cell table:number-columns-repeated="20"/>
        </table:table-row>
        <table:table-row table:style-name="ro1">
          <table:table-cell table:number-columns-repeated="8"/>
          <table:table-cell office:value-type="string" calcext:value-type="string">
            <office:annotation draw:style-name="gr273" draw:text-style-name="P3" svg:width="116.46mm" svg:height="32.17mm" svg:x="209.99mm" svg:y="861.01mm" draw:caption-point-x="-6.1mm" draw:caption-point-y="17.22mm">
              <dc:creator>WV</dc:creator>
              <dc:date>2015-12-26T00:00:00</dc:date>
              <text:p text:style-name="P2"><text:span text:style-name="T12">Transfers contents of DataTab to a spreadsheet range.</text:span></text:p>
              <text:p text:style-name="P2"><text:span text:style-name="T12"/></text:p>
              <text:p text:style-name="P2"><text:span text:style-name="T12">=ShowData()</text:span></text:p>
              <text:p text:style-name="P2"><text:span text:style-name="T12">This function does not take an argument.</text:span></text:p>
              <text:p text:style-name="P2"><text:span text:style-name="T12">The result is a matrix the same size as DataTab</text:span></text:p>
              <text:p text:style-name="P2"><text:span text:style-name="T12"/></text:p>
              <text:p text:style-name="P2"><text:span text:style-name="T12"/></text:p>
            </office:annotation>
            <text:p>ShowData (function)</text:p>
          </table:table-cell>
          <table:table-cell table:number-columns-repeated="20"/>
        </table:table-row>
        <table:table-row table:style-name="ro1">
          <table:table-cell table:number-columns-repeated="8"/>
          <table:table-cell office:value-type="string" calcext:value-type="string">
            <office:annotation draw:style-name="gr2" draw:text-style-name="P3" svg:width="128.62mm" svg:height="25.71mm" svg:x="209.99mm" svg:y="865.53mm" draw:caption-point-x="-6.1mm" draw:caption-point-y="17.22mm">
              <dc:date>2016-02-03T00:00:00</dc:date>
              <text:p text:style-name="P2"><text:span text:style-name="T12">Returns the value of one number with the sign of another.</text:span></text:p>
              <text:p text:style-name="P2"><text:span text:style-name="T12"/></text:p>
              <text:p text:style-name="P2"><text:span text:style-name="T12">=sign1(a,b)</text:span></text:p>
              <text:p text:style-name="P2"><text:span text:style-name="T12"/></text:p>
              <text:p text:style-name="P2"><text:span text:style-name="T12">The result is the absolute value of a with the sign of b.</text:span></text:p>
            </office:annotation>
            <text:p>sign1 (function)</text:p>
          </table:table-cell>
          <table:table-cell table:number-columns-repeated="20"/>
        </table:table-row>
        <table:table-row table:style-name="ro1">
          <table:table-cell table:number-columns-repeated="8"/>
          <table:table-cell table:style-name="ce60" office:value-type="string" calcext:value-type="string">
            <office:annotation draw:style-name="gr274" draw:text-style-name="P3" svg:width="131.7mm" svg:height="39.17mm" svg:x="209.99mm" svg:y="870.04mm" draw:caption-point-x="-6.1mm" draw:caption-point-y="17.22mm">
              <dc:creator>WV</dc:creator>
              <dc:date>2015-12-20T00:00:00</dc:date>
              <text:p text:style-name="P2"><text:span text:style-name="T12">Sorts an array into ascending numerical order.</text:span></text:p>
              <text:p text:style-name="P2"><text:span text:style-name="T12"/></text:p>
              <text:p text:style-name="P2"><text:span text:style-name="T12">=Sorter(arr)</text:span></text:p>
              <text:p text:style-name="P2"><text:span text:style-name="T12"/></text:p>
              <text:p text:style-name="P2"><text:span text:style-name="T12">Arr is a numerical column vector.</text:span></text:p>
              <text:p text:style-name="P2"><text:span text:style-name="T12">The result is the same size as arr.</text:span></text:p>
              <text:p text:style-name="P2"><text:span text:style-name="T12"/></text:p>
              <text:p text:style-name="P2"><text:span text:style-name="T12">This function uses a Quicksort algorithm.</text:span></text:p>
            </office:annotation>
            <text:p>Sorter (function)</text:p>
          </table:table-cell>
          <table:table-cell table:number-columns-repeated="20"/>
        </table:table-row>
        <table:table-row table:style-name="ro1">
          <table:table-cell table:number-columns-repeated="8"/>
          <table:table-cell table:style-name="ce59" office:value-type="string" calcext:value-type="string">
            <office:annotation draw:style-name="gr274" draw:text-style-name="P3" svg:width="131.42mm" svg:height="39.17mm" svg:x="209.99mm" svg:y="874.56mm" draw:caption-point-x="-6.1mm" draw:caption-point-y="17.22mm">
              <dc:creator>WV</dc:creator>
              <dc:date>2015-12-20T00:00:00</dc:date>
              <text:p text:style-name="P2"><text:span text:style-name="T12">Sorts a 2D array into ascending numerical order.</text:span></text:p>
              <text:p text:style-name="P2"><text:span text:style-name="T12"/></text:p>
              <text:p text:style-name="P2"><text:span text:style-name="T12">=Sorter2d(arr,c)</text:span></text:p>
              <text:p text:style-name="P2"><text:span text:style-name="T12">Arr is a matrix</text:span></text:p>
              <text:p text:style-name="P2"><text:span text:style-name="T12">C is the index of the column to sort the array by. This column should have numerical contents.</text:span></text:p>
              <text:p text:style-name="P2"><text:span text:style-name="T12"/></text:p>
              <text:p text:style-name="P2"><text:span text:style-name="T12">Sorter2d uses a Quicksort algorithm.</text:span></text:p>
            </office:annotation>
            <text:p>Sorter2d (function)</text:p>
          </table:table-cell>
          <table:table-cell table:number-columns-repeated="20"/>
        </table:table-row>
        <table:table-row table:style-name="ro1">
          <table:table-cell table:number-columns-repeated="8"/>
          <table:table-cell office:value-type="string" calcext:value-type="string">
            <office:annotation draw:style-name="gr6" draw:text-style-name="P3" svg:width="129.24mm" svg:height="29.66mm" svg:x="209.99mm" svg:y="879.08mm" draw:caption-point-x="-6.1mm" draw:caption-point-y="17.21mm">
              <dc:date>2016-02-02T00:00:00</dc:date>
              <text:p text:style-name="P2"><text:span text:style-name="T12">Sorts the characters in a string.</text:span></text:p>
              <text:p text:style-name="P2"><text:span text:style-name="T12"/></text:p>
              <text:p text:style-name="P2"><text:span text:style-name="T12">=SortString(A, optional c)</text:span></text:p>
              <text:p text:style-name="P2"><text:span text:style-name="T12"/></text:p>
              <text:p text:style-name="P2"><text:span text:style-name="T12">A is a string</text:span></text:p>
              <text:p text:style-name="P2"><text:span text:style-name="T12">If c=0 (default), the string is just sorted in ascending order</text:span></text:p>
              <text:p text:style-name="P2"><text:span text:style-name="T12">If c=1, the string is sorted and repeated characters are removed.</text:span></text:p>
            </office:annotation>
            <text:p>SortString (function)</text:p>
          </table:table-cell>
          <table:table-cell table:number-columns-repeated="20"/>
        </table:table-row>
        <table:table-row table:style-name="ro1">
          <table:table-cell table:number-columns-repeated="8"/>
          <table:table-cell office:value-type="string" calcext:value-type="string">
            <office:annotation draw:style-name="gr264" draw:text-style-name="P3" svg:width="108.79mm" svg:height="50.33mm" svg:x="209.99mm" svg:y="883.59mm" draw:caption-point-x="-6.1mm" draw:caption-point-y="17.22mm">
              <dc:creator>WV</dc:creator>
              <dc:date>2015-12-20T00:00:00</dc:date>
              <text:p text:style-name="P2"><text:span text:style-name="T12">Most internal variables last only as long as a calculation is taking place. Global variables used by DANSYS <text:s/>will survive until Calc is closed or the values are overwritten. That includes internal matrix variables.</text:span></text:p>
              <text:p text:style-name="P2"><text:span text:style-name="T12"/></text:p>
              <text:p text:style-name="P2"><text:span text:style-name="T12">Some values are stored in nonvolatile locations. They only go away when they are replaced by other values. These non-volatile values are actually stored on hidden sheets in the DANSYS document. They include equations and registers.</text:span></text:p>
              <text:p text:style-name="P2"><text:span text:style-name="T12"/></text:p>
              <text:p text:style-name="P2"><text:span text:style-name="T12">Of course, content in cells are also not volatile.</text:span></text:p>
            </office:annotation>
            <text:p>Storing variables</text:p>
          </table:table-cell>
          <table:table-cell table:number-columns-repeated="20"/>
        </table:table-row>
        <table:table-row table:style-name="ro1">
          <table:table-cell table:number-columns-repeated="8"/>
          <table:table-cell office:value-type="string" calcext:value-type="string">
            <office:annotation draw:style-name="gr18" draw:text-style-name="P3" svg:width="116.77mm" svg:height="57.31mm" svg:x="209.99mm" svg:y="888.11mm" draw:caption-point-x="-6.1mm" draw:caption-point-y="17.21mm">
              <dc:creator>WV</dc:creator>
              <dc:date>2015-12-27T00:00:00</dc:date>
              <text:p text:style-name="P2"><text:span text:style-name="T12">Iterates a function and sums each step.</text:span></text:p>
              <text:p text:style-name="P2"><text:span text:style-name="T12"/></text:p>
              <text:p text:style-name="P2"><text:span text:style-name="T12">Basic&gt;SumIterate</text:span></text:p>
              <text:p text:style-name="P2"><text:span text:style-name="T12"/></text:p>
              <text:p text:style-name="P2"><text:span text:style-name="T12">The current cell should be the first in a column containing a start value for the variable, the maximum convergence for the function, and the maximum number of iterations.</text:span></text:p>
              <text:p text:style-name="P2"><text:span text:style-name="T12"/></text:p>
              <text:p text:style-name="P2"><text:span text:style-name="T12">The function should be loaded into the function registers using InputFunction prior to running SimIterate. The result is the final sum, the convergence, and the number of iterations to reach convergence (or the maximum number).</text:span></text:p>
              <text:p text:style-name="P2"><text:span text:style-name="T12"/></text:p>
              <text:p text:style-name="P2"><text:span text:style-name="T12"/></text:p>
            </office:annotation>
            <text:p>SumIterate (routine)</text:p>
          </table:table-cell>
          <table:table-cell table:number-columns-repeated="20"/>
        </table:table-row>
        <table:table-row table:style-name="ro1">
          <table:table-cell table:number-columns-repeated="8"/>
          <table:table-cell office:value-type="string" calcext:value-type="string">
            <office:annotation draw:style-name="gr275" draw:text-style-name="P3" svg:width="100.13mm" svg:height="51.92mm" svg:x="209.99mm" svg:y="892.62mm" draw:caption-point-x="-6.1mm" draw:caption-point-y="17.22mm">
              <dc:creator>WV</dc:creator>
              <dc:date>2015-12-20T00:00:00</dc:date>
              <text:p text:style-name="P2"><text:span text:style-name="T12">Values are usually tabulated so that individual cases are recorded in rows and variables are recorded in columns.</text:span></text:p>
              <text:p text:style-name="P2"><text:span text:style-name="T12"/></text:p>
              <text:p text:style-name="P2"><text:span text:style-name="T12">Most functions in DANSYS <text:s/>assume this order. Vector functions may follow a different organization as vectors are often presented as row vectors.</text:span></text:p>
              <text:p text:style-name="P2"><text:span text:style-name="T12"/></text:p>
              <text:p text:style-name="P2"><text:span text:style-name="T12">A column vector is a matrix consisting of one column. A row vector is a matrix consisting of one row. Marginal totals are common vectors. Usually the row totals constitute a column vector, and the column totals constitute a row vector.</text:span></text:p>
            </office:annotation>
            <text:p>Tabulation</text:p>
          </table:table-cell>
          <table:table-cell table:number-columns-repeated="20"/>
        </table:table-row>
        <table:table-row table:style-name="ro1">
          <table:table-cell table:number-columns-repeated="8"/>
          <table:table-cell office:value-type="string" calcext:value-type="string">
            <office:annotation draw:style-name="gr276" draw:text-style-name="P3" svg:width="112.74mm" svg:height="81.23mm" svg:x="209.99mm" svg:y="897.14mm" draw:caption-point-x="-6.1mm" draw:caption-point-y="17.21mm">
              <dc:creator>WV</dc:creator>
              <dc:date>2016-02-25T00:00:00</dc:date>
              <text:p text:style-name="P2"><text:span text:style-name="T12">Converts a three column range into a three-way table. </text:span></text:p>
              <text:p text:style-name="P2"><text:span text:style-name="T12"/></text:p>
              <text:p text:style-name="P2"><text:span text:style-name="T12">=TABULIZER(a,nx,ny)</text:span></text:p>
              <text:p text:style-name="P2"><text:span text:style-name="T12"/></text:p>
              <text:p text:style-name="P2"><text:span text:style-name="T12">A is a three column data table. Column one contains one independent variable (x) values, column 2 contains a second independent variable (y) values, and column 3 contains a dependent variable (z) values.</text:span></text:p>
              <text:p text:style-name="P2"><text:span text:style-name="T12">Nx is the number of x categories desired</text:span></text:p>
              <text:p text:style-name="P2"><text:span text:style-name="T12">Ny is the number of y categories desired</text:span></text:p>
              <text:p text:style-name="P2"><text:span text:style-name="T12"/></text:p>
              <text:p text:style-name="P2"><text:span text:style-name="T12">The result is a (nx+1)x(ny+1) matrix displaying the x category values down the ledt side and the y category values across the top with the z values relating to the x value row and y value column.</text:span></text:p>
              <text:p text:style-name="P2"><text:span text:style-name="T12"/></text:p>
              <text:p text:style-name="P2"><text:span text:style-name="T12">The TABULIZER results can be used to convert a 3 variable data set ito a table that can be used to generate a 3D chart, or it can be used to create a cross reference table (like a multiplication table)</text:span></text:p>
              <text:p text:style-name="P2"><text:span text:style-name="T12"/></text:p>
              <text:p text:style-name="P2"><text:span text:style-name="T12">To create a three way table from a function, use the GraphTab3D function.</text:span></text:p>
            </office:annotation>
            <text:p>TABULIZER (function)</text:p>
          </table:table-cell>
          <table:table-cell table:number-columns-repeated="20"/>
        </table:table-row>
        <table:table-row table:style-name="ro1">
          <table:table-cell table:number-columns-repeated="8"/>
          <table:table-cell office:value-type="string" calcext:value-type="string">
            <office:annotation draw:style-name="gr16" draw:text-style-name="P3" svg:width="120.49mm" svg:height="33.61mm" svg:x="209.99mm" svg:y="901.65mm" draw:caption-point-x="-6.1mm" draw:caption-point-y="17.22mm">
              <dc:creator>WV</dc:creator>
              <dc:date>2015-12-25T00:00:00</dc:date>
              <text:p text:style-name="P2"><text:span text:style-name="T12">Makes a repeated sound.</text:span></text:p>
              <text:p text:style-name="P2"><text:span text:style-name="T12"/></text:p>
              <text:p text:style-name="P2"><text:span text:style-name="T12">=TONE(a)</text:span></text:p>
              <text:p text:style-name="P2"><text:span text:style-name="T12">A specifies the time period that DANSYS will repeat the sound.</text:span></text:p>
              <text:p text:style-name="P2"><text:span text:style-name="T12">The sound is not programmable and is fixed by the system beep of your computer.</text:span></text:p>
              <text:p text:style-name="P2"><text:span text:style-name="T12"/></text:p>
              <text:p text:style-name="P2"><text:span text:style-name="T12"/></text:p>
            </office:annotation>
            <text:p>TONE (function)</text:p>
          </table:table-cell>
          <table:table-cell table:number-columns-repeated="20"/>
        </table:table-row>
        <table:table-row table:style-name="ro1">
          <table:table-cell table:number-columns-repeated="8"/>
          <table:table-cell office:value-type="string" calcext:value-type="string">
            <office:annotation draw:style-name="gr8" draw:text-style-name="P3" svg:width="132.03mm" svg:height="37.56mm" svg:x="209.99mm" svg:y="906.17mm" draw:caption-point-x="-6.1mm" draw:caption-point-y="17.22mm">
              <dc:date>2016-02-03T00:00:00</dc:date>
              <text:p text:style-name="P2"><text:span text:style-name="T12">Returns the definite integral of a function</text:span></text:p>
              <text:p text:style-name="P2"><text:span text:style-name="T12"/></text:p>
              <text:p text:style-name="P2"><text:span text:style-name="T12">Basic&gt;TrapInt</text:span></text:p>
              <text:p text:style-name="P2"><text:span text:style-name="T12"/></text:p>
              <text:p text:style-name="P2"><text:span text:style-name="T12">The function must first be saved in the first register of the function stack using InputFunction. This routine requests the left and right boundary values and the level of precision desired.</text:span></text:p>
              <text:p text:style-name="P2"><text:span text:style-name="T12"/></text:p>
              <text:p text:style-name="P2"><text:span text:style-name="T12">The result is returned as a real number to the active cell</text:span></text:p>
            </office:annotation>
            <text:p>TrapInt (routine)</text:p>
          </table:table-cell>
          <table:table-cell table:number-columns-repeated="20"/>
        </table:table-row>
        <table:table-row table:style-name="ro1">
          <table:table-cell table:number-columns-repeated="8"/>
          <table:table-cell office:value-type="string" calcext:value-type="string">
            <office:annotation draw:style-name="gr9" draw:text-style-name="P3" svg:width="96.5mm" svg:height="41.51mm" svg:x="209.99mm" svg:y="910.68mm" draw:caption-point-x="-6.1mm" draw:caption-point-y="17.22mm">
              <dc:creator>WV</dc:creator>
              <dc:date>2015-12-22T00:00:00</dc:date>
              <text:p text:style-name="P2"><text:span text:style-name="T12">Returns a random uniform deviate.</text:span></text:p>
              <text:p text:style-name="P2"><text:span text:style-name="T12"/></text:p>
              <text:p text:style-name="P2"><text:span text:style-name="T12">=UniDev(optional a)</text:span></text:p>
              <text:p text:style-name="P2"><text:span text:style-name="T12">A is an optional seed number.</text:span></text:p>
              <text:p text:style-name="P2"><text:span text:style-name="T12"/></text:p>
              <text:p text:style-name="P2"><text:span text:style-name="T12">Calc's RAND generally performs better than UniDev, which tends to select numbers at the start and end of the interval from 0 to 1 less often than other values.</text:span></text:p>
              <text:p text:style-name="P2"><text:span text:style-name="T12"/></text:p>
              <text:p text:style-name="P2"><text:span text:style-name="T12"/></text:p>
            </office:annotation>
            <text:p>UniDev (function)</text:p>
          </table:table-cell>
          <table:table-cell table:number-columns-repeated="20"/>
        </table:table-row>
        <table:table-row table:style-name="ro1">
          <table:table-cell table:number-columns-repeated="8"/>
          <table:table-cell office:value-type="string" calcext:value-type="string">
            <office:annotation draw:style-name="gr6" draw:text-style-name="P3" svg:width="113.54mm" svg:height="29.66mm" svg:x="209.99mm" svg:y="915.2mm" draw:caption-point-x="-6.1mm" draw:caption-point-y="17.22mm">
              <dc:creator>WV</dc:creator>
              <dc:date>2015-12-22T00:00:00</dc:date>
              <text:p text:style-name="P2"><text:span text:style-name="T12">Tests a three-valued logic variable to check if it is “Undefined”.</text:span></text:p>
              <text:p text:style-name="P2"><text:span text:style-name="T12"/></text:p>
              <text:p text:style-name="P2"><text:span text:style-name="T12">=UNT(a)</text:span></text:p>
              <text:p text:style-name="P2"><text:span text:style-name="T12">A is a three-valued logic value</text:span></text:p>
              <text:p text:style-name="P2"><text:span text:style-name="T12">If a is undefined, “T” is returned; otherwise, “F” is returned.</text:span></text:p>
              <text:p text:style-name="P2"><text:span text:style-name="T12"/></text:p>
              <text:p text:style-name="P2"><text:span text:style-name="T12"/></text:p>
            </office:annotation>
            <text:p>UNT (function)</text:p>
          </table:table-cell>
          <table:table-cell table:number-columns-repeated="20"/>
        </table:table-row>
        <table:table-row table:style-name="ro1">
          <table:table-cell table:number-columns-repeated="8"/>
          <table:table-cell office:value-type="string" calcext:value-type="string">
            <office:annotation draw:style-name="gr277" draw:text-style-name="P3" svg:width="119.56mm" svg:height="24.93mm" svg:x="209.99mm" svg:y="919.72mm" draw:caption-point-x="-6.1mm" draw:caption-point-y="17.21mm">
              <dc:creator>WV</dc:creator>
              <dc:date>2015-12-25T00:00:00</dc:date>
              <text:p text:style-name="P2"><text:span text:style-name="T12">Converts a file URL to a system file name.</text:span></text:p>
              <text:p text:style-name="P2"><text:span text:style-name="T12"/></text:p>
              <text:p text:style-name="P2"><text:span text:style-name="T12">=URL2SFN(a)</text:span></text:p>
              <text:p text:style-name="P2"><text:span text:style-name="T12">A is a string (in quotes) specifying a file path is URL format.</text:span></text:p>
              <text:p text:style-name="P2"><text:span text:style-name="T12">The result is a string.</text:span></text:p>
            </office:annotation>
            <text:p>URL2SFN (function)</text:p>
          </table:table-cell>
          <table:table-cell table:number-columns-repeated="20"/>
        </table:table-row>
        <table:table-row table:style-name="ro1">
          <table:table-cell table:number-columns-repeated="8"/>
          <table:table-cell office:value-type="string" calcext:value-type="string">
            <office:annotation draw:style-name="gr6" draw:text-style-name="P3" svg:width="124.21mm" svg:height="29.66mm" svg:x="209.99mm" svg:y="924.23mm" draw:caption-point-x="-6.1mm" draw:caption-point-y="17.22mm">
              <dc:creator>WV</dc:creator>
              <dc:date>2015-12-26T00:00:00</dc:date>
              <text:p text:style-name="P2"><text:span text:style-name="T12">Converts a number into a letter or letter couplet.</text:span></text:p>
              <text:p text:style-name="P2"><text:span text:style-name="T12"/></text:p>
              <text:p text:style-name="P2"><text:span text:style-name="T12">=ValueAlpha(arr)</text:span></text:p>
              <text:p text:style-name="P2"><text:span text:style-name="T12">Arr is an integer</text:span></text:p>
              <text:p text:style-name="P2"><text:span text:style-name="T12">The result is a string consisting of one or two capital letters.</text:span></text:p>
              <text:p text:style-name="P2"><text:span text:style-name="T12"/></text:p>
              <text:p text:style-name="P2"><text:span text:style-name="T12"/></text:p>
            </office:annotation>
            <text:p>ValueAlpha (function)</text:p>
          </table:table-cell>
          <table:table-cell table:number-columns-repeated="20"/>
        </table:table-row>
        <table:table-row table:style-name="ro1">
          <table:table-cell table:number-columns-repeated="8"/>
          <table:table-cell office:value-type="string" calcext:value-type="string">
            <office:annotation draw:style-name="gr22" draw:text-style-name="P3" svg:width="123.32mm" svg:height="112.61mm" svg:x="209.99mm" svg:y="928.75mm" draw:caption-point-x="-6.1mm" draw:caption-point-y="17.21mm">
              <dc:creator>WV</dc:creator>
              <dc:date>2015-12-20T00:00:00</dc:date>
              <text:p text:style-name="P2"><text:span text:style-name="T12">DANSYS handles a variety of different kinds of variables. Formatting can be used to modify how the contents of a cell is displayed.Data&gt;Validity can be used to limit cell contents to, say, integers.</text:span></text:p>
              <text:p text:style-name="P2"><text:span text:style-name="T12"/></text:p>
              <text:p text:style-name="P2"><text:span text:style-name="T12">Numbers are generally saved as real numbers with 16 to 18 digit precision.</text:span></text:p>
              <text:p text:style-name="P2"><text:span text:style-name="T12"/></text:p>
              <text:p text:style-name="P2"><text:span text:style-name="T12">Fractions can be entered by typing the whole number, a space, and then the fraction. If there is no whole part, a space is followed by the fraction. Any cell can be formatted to show fractional parts of numbers as fractions instead of decimals.</text:span></text:p>
              <text:p text:style-name="P2"><text:span text:style-name="T12"/></text:p>
              <text:p text:style-name="P2"><text:span text:style-name="T12">Complex numbers and quaternions are represented as strings in the forms of “a+bi” and “a+bi+cj+dk” (The signs can be positive or negative).</text:span></text:p>
              <text:p text:style-name="P2"><text:span text:style-name="T12"/></text:p>
              <text:p text:style-name="P2"><text:span text:style-name="T12">Numbers in base systems other than 10 (decimal) are represented as strings.</text:span></text:p>
              <text:p text:style-name="P2"><text:span text:style-name="T12"/></text:p>
              <text:p text:style-name="P2"><text:span text:style-name="T12">The contents of a cell can be changed manually or by changing input to the formula in the cell, therefore, all cell contents can be conceived of as variables, including text strings. Strings cannot exceed 64 kilobytes in size.</text:span></text:p>
              <text:p text:style-name="P2"><text:span text:style-name="T12"/></text:p>
              <text:p text:style-name="P2"><text:span text:style-name="T12">Formulas are also available as cell contents. The difference between a function and a formula is that a function is a called routine that takes data as arguments and returns calculated values to the cell it occupies. A formula is a statement beginning with = and containing a number of values, functions, operators, and parentheses to nest calculations. A formula can have no more than 512 characters.</text:span></text:p>
              <text:p text:style-name="P2"><text:span text:style-name="T12"/></text:p>
              <text:p text:style-name="P2"><text:span text:style-name="T12"/></text:p>
            </office:annotation>
            <text:p>Variables</text:p>
          </table:table-cell>
          <table:table-cell table:number-columns-repeated="20"/>
        </table:table-row>
        <table:table-row table:style-name="ro1">
          <table:table-cell table:number-columns-repeated="8"/>
          <table:table-cell office:value-type="string" calcext:value-type="string">
            <office:annotation draw:style-name="gr278" draw:text-style-name="P3" svg:width="97.54mm" svg:height="27.95mm" svg:x="209.99mm" svg:y="933.26mm" draw:caption-point-x="-6.1mm" draw:caption-point-y="17.22mm">
              <dc:creator>WV</dc:creator>
              <dc:date>2015-12-25T00:00:00</dc:date>
              <text:p text:style-name="P2"><text:span text:style-name="T12">Returns the number of words (delimited by spaces) in a passage.</text:span></text:p>
              <text:p text:style-name="P2"><text:span text:style-name="T12"/></text:p>
              <text:p text:style-name="P2"><text:span text:style-name="T12">=WORDS(a)</text:span></text:p>
              <text:p text:style-name="P2"><text:span text:style-name="T12">A is a string</text:span></text:p>
              <text:p text:style-name="P2"><text:span text:style-name="T12">The result is an integer</text:span></text:p>
            </office:annotation>
            <text:p>WORDS (function)</text:p>
          </table:table-cell>
          <table:table-cell table:number-columns-repeated="20"/>
        </table:table-row>
        <table:table-row table:style-name="ro1">
          <table:table-cell table:number-columns-repeated="8"/>
          <table:table-cell office:value-type="string" calcext:value-type="string">
            <office:annotation draw:style-name="gr209" draw:text-style-name="P3" svg:width="111.19mm" svg:height="44.2mm" svg:x="209.99mm" svg:y="937.78mm" draw:caption-point-x="-6.1mm" draw:caption-point-y="17.21mm">
              <dc:creator>WV</dc:creator>
              <dc:date>2015-12-25T00:00:00</dc:date>
              <text:p text:style-name="P2"><text:span text:style-name="T12">Returns the number of words per sentence in a passage.</text:span></text:p>
              <text:p text:style-name="P2"><text:span text:style-name="T12"/></text:p>
              <text:p text:style-name="P2"><text:span text:style-name="T12">=WPS(a)</text:span></text:p>
              <text:p text:style-name="P2"><text:span text:style-name="T12">A is a string</text:span></text:p>
              <text:p text:style-name="P2"><text:span text:style-name="T12">He result is a real number</text:span></text:p>
              <text:p text:style-name="P2"><text:span text:style-name="T12"/></text:p>
              <text:p text:style-name="P2"><text:span text:style-name="T12"/></text:p>
            </office:annotation>
            <text:p>WPS (function)</text:p>
          </table:table-cell>
          <table:table-cell table:number-columns-repeated="20"/>
        </table:table-row>
        <table:table-row table:style-name="ro1">
          <table:table-cell table:number-columns-repeated="8"/>
          <table:table-cell table:style-name="ce59" office:value-type="string" calcext:value-type="string">
            <office:annotation draw:style-name="gr6" draw:text-style-name="P3" svg:width="81.97mm" svg:height="29.66mm" svg:x="209.99mm" svg:y="942.29mm" draw:caption-point-x="-6.1mm" draw:caption-point-y="17.22mm">
              <dc:creator>WV</dc:creator>
              <dc:date>2015-12-20T00:00:00</dc:date>
              <text:p text:style-name="P2"><text:span text:style-name="T12">Returns the exclusive NOR of two logical values.</text:span></text:p>
              <text:p text:style-name="P2"><text:span text:style-name="T12"/></text:p>
              <text:p text:style-name="P2"><text:span text:style-name="T12">=XNOR(a,b)</text:span></text:p>
              <text:p text:style-name="P2"><text:span text:style-name="T12">A and b are two logical values</text:span></text:p>
              <text:p text:style-name="P2"><text:span text:style-name="T12">The result is a logical value</text:span></text:p>
              <text:p text:style-name="P2"><text:span text:style-name="T12"/></text:p>
              <text:p text:style-name="P2"><text:span text:style-name="T12"/></text:p>
            </office:annotation>
            <text:p>XNOR (function)</text:p>
          </table:table-cell>
          <table:table-cell table:number-columns-repeated="20"/>
        </table:table-row>
        <table:table-row table:style-name="ro1">
          <table:table-cell table:number-columns-repeated="8"/>
          <table:table-cell office:value-type="string" calcext:value-type="string">
            <office:annotation draw:style-name="gr279" draw:text-style-name="P3" svg:width="104.32mm" svg:height="38.91mm" svg:x="209.99mm" svg:y="946.81mm" draw:caption-point-x="-6.1mm" draw:caption-point-y="17.22mm">
              <dc:creator>WV</dc:creator>
              <dc:date>2015-12-22T00:00:00</dc:date>
              <text:p text:style-name="P2"><text:span text:style-name="T12">Returns the three-valued exclusive NOR of two logic values</text:span></text:p>
              <text:p text:style-name="P2"><text:span text:style-name="T12"/></text:p>
              <text:p text:style-name="P2"><text:span text:style-name="T12">=XNORT(a,b)</text:span></text:p>
              <text:p text:style-name="P2"><text:span text:style-name="T12">A and b are three-valued logic values</text:span></text:p>
              <text:p text:style-name="P2"><text:span text:style-name="T12">The result is a three valued logic value</text:span></text:p>
              <text:p text:style-name="P2"><text:span text:style-name="T12"/></text:p>
              <text:p text:style-name="P2"><text:span text:style-name="T12"/></text:p>
            </office:annotation>
            <text:p>XNORT (function)</text:p>
          </table:table-cell>
          <table:table-cell table:number-columns-repeated="20"/>
        </table:table-row>
        <table:table-row table:style-name="ro1">
          <table:table-cell table:number-columns-repeated="8"/>
          <table:table-cell table:style-name="ce59" office:value-type="string" calcext:value-type="string">
            <office:annotation draw:style-name="gr6" draw:text-style-name="P3" svg:width="77.22mm" svg:height="29.66mm" svg:x="209.99mm" svg:y="951.32mm" draw:caption-point-x="-6.1mm" draw:caption-point-y="17.22mm">
              <dc:creator>WV</dc:creator>
              <dc:date>2015-12-20T00:00:00</dc:date>
              <text:p text:style-name="P2"><text:span text:style-name="T12">Returns the exclusive OR of two logical values.</text:span></text:p>
              <text:p text:style-name="P2"><text:span text:style-name="T12"/></text:p>
              <text:p text:style-name="P2"><text:span text:style-name="T12">=XOR1(a,b)</text:span></text:p>
              <text:p text:style-name="P2"><text:span text:style-name="T12">A and b are two logical values</text:span></text:p>
              <text:p text:style-name="P2"><text:span text:style-name="T12">The result is a logical value</text:span></text:p>
              <text:p text:style-name="P2"><text:span text:style-name="T12"/></text:p>
              <text:p text:style-name="P2"><text:span text:style-name="T12"/></text:p>
            </office:annotation>
            <text:p>XOR1 (function)</text:p>
          </table:table-cell>
          <table:table-cell table:number-columns-repeated="20"/>
        </table:table-row>
        <table:table-row table:style-name="ro1">
          <table:table-cell table:number-columns-repeated="8"/>
          <table:table-cell office:value-type="string" calcext:value-type="string">
            <office:annotation draw:style-name="gr280" draw:text-style-name="P3" svg:width="102.08mm" svg:height="37.31mm" svg:x="209.99mm" svg:y="955.84mm" draw:caption-point-x="-6.1mm" draw:caption-point-y="17.22mm">
              <dc:creator>WV</dc:creator>
              <dc:date>2015-12-22T00:00:00</dc:date>
              <text:p text:style-name="P2"><text:span text:style-name="T12">Returns the three-valued exclusive OR of two logic values</text:span></text:p>
              <text:p text:style-name="P2"><text:span text:style-name="T12"/></text:p>
              <text:p text:style-name="P2"><text:span text:style-name="T12">=XORT(a,b)</text:span></text:p>
              <text:p text:style-name="P2"><text:span text:style-name="T12"/></text:p>
              <text:p text:style-name="P2"><text:span text:style-name="T12">A and b are three-valued logic values</text:span></text:p>
              <text:p text:style-name="P2"><text:span text:style-name="T12">The result is a three valued logic value</text:span></text:p>
              <text:p text:style-name="P2"><text:span text:style-name="T12"/></text:p>
              <text:p text:style-name="P2"><text:span text:style-name="T12"/></text:p>
            </office:annotation>
            <text:p>XORT (function)</text:p>
          </table:table-cell>
          <table:table-cell table:number-columns-repeated="20"/>
        </table:table-row>
        <table:table-row table:style-name="ro1" table:number-rows-repeated="294">
          <table:table-cell table:number-columns-repeated="29"/>
        </table:table-row>
        <table:table-row table:style-name="ro9">
          <table:table-cell table:number-columns-repeated="29"/>
        </table:table-row>
        <table:table-row table:style-name="ro1" table:number-rows-repeated="42">
          <table:table-cell table:number-columns-repeated="29"/>
        </table:table-row>
        <table:table-row table:style-name="ro1">
          <table:table-cell table:number-columns-repeated="2"/>
          <table:table-cell table:style-name="ce57"/>
          <table:table-cell table:number-columns-repeated="26"/>
        </table:table-row>
        <table:table-row table:style-name="ro1" table:number-rows-repeated="19">
          <table:table-cell table:number-columns-repeated="29"/>
        </table:table-row>
        <table:table-row table:style-name="ro1">
          <table:table-cell table:number-columns-repeated="2"/>
          <table:table-cell table:style-name="ce58"/>
          <table:table-cell table:number-columns-repeated="26"/>
        </table:table-row>
      </table:table>
      <table:table table:name="Licenses" table:style-name="ta1">
        <table:table-column table:style-name="co1" table:number-columns-repeated="7" table:default-cell-style-name="Default"/>
        <table:table-row table:style-name="ro8">
          <table:table-cell office:value-type="string" calcext:value-type="string">
            <text:p>DANSYS is <text:span text:style-name="T19">© 2015</text:span></text:p>
          </table:table-cell>
          <table:table-cell table:number-columns-repeated="6"/>
        </table:table-row>
        <table:table-row table:style-name="ro1">
          <table:table-cell table:number-columns-repeated="7"/>
        </table:table-row>
        <table:table-row table:style-name="ro1">
          <table:table-cell office:value-type="string" calcext:value-type="string">
            <text:p>DANSYS and DANSYSX are free software: you can redistribute it and/or modify</text:p>
          </table:table-cell>
          <table:table-cell table:number-columns-repeated="6"/>
        </table:table-row>
        <table:table-row table:style-name="ro1">
          <table:table-cell office:value-type="string" calcext:value-type="string">
            <text:p><text:s text:c="4"/>it under the terms of the GNU General Public License as published by</text:p>
          </table:table-cell>
          <table:table-cell table:number-columns-repeated="6"/>
        </table:table-row>
        <table:table-row table:style-name="ro1">
          <table:table-cell office:value-type="string" calcext:value-type="string">
            <text:p><text:s text:c="4"/>the Free Software Foundation, either version 3 of the License, or</text:p>
          </table:table-cell>
          <table:table-cell table:number-columns-repeated="6"/>
        </table:table-row>
        <table:table-row table:style-name="ro1">
          <table:table-cell office:value-type="string" calcext:value-type="string">
            <text:p><text:s text:c="4"/>(at your option) any later version.</text:p>
          </table:table-cell>
          <table:table-cell table:number-columns-repeated="6"/>
        </table:table-row>
        <table:table-row table:style-name="ro1">
          <table:table-cell table:number-columns-repeated="7"/>
        </table:table-row>
        <table:table-row table:style-name="ro1">
          <table:table-cell office:value-type="string" calcext:value-type="string">
            <text:p><text:s text:c="4"/>This program is distributed in the hope that it will be useful,</text:p>
          </table:table-cell>
          <table:table-cell table:number-columns-repeated="6"/>
        </table:table-row>
        <table:table-row table:style-name="ro1">
          <table:table-cell office:value-type="string" calcext:value-type="string">
            <text:p><text:s text:c="4"/>but WITHOUT ANY WARRANTY; without even the implied warranty of</text:p>
          </table:table-cell>
          <table:table-cell table:number-columns-repeated="6"/>
        </table:table-row>
        <table:table-row table:style-name="ro1">
          <table:table-cell office:value-type="string" calcext:value-type="string">
            <text:p><text:s text:c="4"/>MERCHANTABILITY or FITNESS FOR A PARTICULAR PURPOSE. <text:s/>See the</text:p>
          </table:table-cell>
          <table:table-cell table:number-columns-repeated="6"/>
        </table:table-row>
        <table:table-row table:style-name="ro1">
          <table:table-cell office:value-type="string" calcext:value-type="string">
            <text:p><text:s text:c="4"/>GNU General Public License for more details.</text:p>
          </table:table-cell>
          <table:table-cell table:number-columns-repeated="6"/>
        </table:table-row>
        <table:table-row table:style-name="ro1">
          <table:table-cell table:number-columns-repeated="7"/>
        </table:table-row>
        <table:table-row table:style-name="ro1">
          <table:table-cell office:value-type="string" calcext:value-type="string">
            <text:p><text:s text:c="4"/>You should have received a copy of the GNU General Public License</text:p>
          </table:table-cell>
          <table:table-cell table:number-columns-repeated="6"/>
        </table:table-row>
        <table:table-row table:style-name="ro1">
          <table:table-cell office:value-type="string" calcext:value-type="string">
            <text:p><text:s text:c="4"/>along with this program. <text:s/>If not, see &lt;http://www.gnu.org/licenses/&gt;.</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text:s text:c="20"/>GNU GENERAL PUBLIC LICENSE</text:p>
          </table:table-cell>
          <table:table-cell table:number-columns-repeated="6"/>
        </table:table-row>
        <table:table-row table:style-name="ro1">
          <table:table-cell office:value-type="string" calcext:value-type="string">
            <text:p><text:s text:c="23"/>Version 3, 29 June 2007</text:p>
          </table:table-cell>
          <table:table-cell table:number-columns-repeated="6"/>
        </table:table-row>
        <table:table-row table:style-name="ro1">
          <table:table-cell table:number-columns-repeated="7"/>
        </table:table-row>
        <table:table-row table:style-name="ro1">
          <table:table-cell office:value-type="string" calcext:value-type="string">
            <text:p><text:s/>Copyright (C) 2007 Free Software Foundation, Inc. &lt;http://fsf.org/&gt;</text:p>
          </table:table-cell>
          <table:table-cell table:number-columns-repeated="6"/>
        </table:table-row>
        <table:table-row table:style-name="ro1">
          <table:table-cell office:value-type="string" calcext:value-type="string">
            <text:p><text:s/>Everyone is permitted to copy and distribute verbatim copies</text:p>
          </table:table-cell>
          <table:table-cell table:number-columns-repeated="6"/>
        </table:table-row>
        <table:table-row table:style-name="ro1">
          <table:table-cell office:value-type="string" calcext:value-type="string">
            <text:p><text:s/>of this license document, but changing it is not allowed.</text:p>
          </table:table-cell>
          <table:table-cell table:number-columns-repeated="6"/>
        </table:table-row>
        <table:table-row table:style-name="ro1">
          <table:table-cell table:number-columns-repeated="7"/>
        </table:table-row>
        <table:table-row table:style-name="ro1">
          <table:table-cell office:value-type="string" calcext:value-type="string">
            <text:p><text:s text:c="28"/>Preambl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GNU General Public License is a free, copyleft license for</text:p>
          </table:table-cell>
          <table:table-cell table:number-columns-repeated="6"/>
        </table:table-row>
        <table:table-row table:style-name="ro1">
          <table:table-cell office:value-type="string" calcext:value-type="string">
            <text:p>software and other kinds of works.</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licenses for most software and other practical works are designed</text:p>
          </table:table-cell>
          <table:table-cell table:number-columns-repeated="6"/>
        </table:table-row>
        <table:table-row table:style-name="ro1">
          <table:table-cell office:value-type="string" calcext:value-type="string">
            <text:p>to take away your freedom to share and change the works. <text:s/>By contrast,</text:p>
          </table:table-cell>
          <table:table-cell table:number-columns-repeated="6"/>
        </table:table-row>
        <table:table-row table:style-name="ro1">
          <table:table-cell office:value-type="string" calcext:value-type="string">
            <text:p>the GNU General Public License is intended to guarantee your freedom to</text:p>
          </table:table-cell>
          <table:table-cell table:number-columns-repeated="6"/>
        </table:table-row>
        <table:table-row table:style-name="ro1">
          <table:table-cell office:value-type="string" calcext:value-type="string">
            <text:p>share and change all versions of a program--to make sure it remains free</text:p>
          </table:table-cell>
          <table:table-cell table:number-columns-repeated="6"/>
        </table:table-row>
        <table:table-row table:style-name="ro1">
          <table:table-cell office:value-type="string" calcext:value-type="string">
            <text:p>software for all its users. <text:s/>We, the Free Software Foundation, use the</text:p>
          </table:table-cell>
          <table:table-cell table:number-columns-repeated="6"/>
        </table:table-row>
        <table:table-row table:style-name="ro1">
          <table:table-cell office:value-type="string" calcext:value-type="string">
            <text:p>GNU General Public License for most of our software; it applies also to</text:p>
          </table:table-cell>
          <table:table-cell table:number-columns-repeated="6"/>
        </table:table-row>
        <table:table-row table:style-name="ro1">
          <table:table-cell office:value-type="string" calcext:value-type="string">
            <text:p>any other work released this way by its authors. <text:s/>You can apply it to</text:p>
          </table:table-cell>
          <table:table-cell table:number-columns-repeated="6"/>
        </table:table-row>
        <table:table-row table:style-name="ro1">
          <table:table-cell office:value-type="string" calcext:value-type="string">
            <text:p>your programs, too.</text:p>
          </table:table-cell>
          <table:table-cell table:number-columns-repeated="6"/>
        </table:table-row>
        <table:table-row table:style-name="ro1">
          <table:table-cell table:number-columns-repeated="7"/>
        </table:table-row>
        <table:table-row table:style-name="ro1">
          <table:table-cell office:value-type="string" calcext:value-type="string">
            <text:p><text:s text:c="2"/>When we speak of free software, we are referring to freedom, not</text:p>
          </table:table-cell>
          <table:table-cell table:number-columns-repeated="6"/>
        </table:table-row>
        <table:table-row table:style-name="ro1">
          <table:table-cell office:value-type="string" calcext:value-type="string">
            <text:p>price. <text:s/>Our General Public Licenses are designed to make sure that you</text:p>
          </table:table-cell>
          <table:table-cell table:number-columns-repeated="6"/>
        </table:table-row>
        <table:table-row table:style-name="ro1">
          <table:table-cell office:value-type="string" calcext:value-type="string">
            <text:p>have the freedom to distribute copies of free software (and charge for</text:p>
          </table:table-cell>
          <table:table-cell table:number-columns-repeated="6"/>
        </table:table-row>
        <table:table-row table:style-name="ro1">
          <table:table-cell office:value-type="string" calcext:value-type="string">
            <text:p>them if you wish), that you receive source code or can get it if you</text:p>
          </table:table-cell>
          <table:table-cell table:number-columns-repeated="6"/>
        </table:table-row>
        <table:table-row table:style-name="ro1">
          <table:table-cell office:value-type="string" calcext:value-type="string">
            <text:p>want it, that you can change the software or use pieces of it in new</text:p>
          </table:table-cell>
          <table:table-cell table:number-columns-repeated="6"/>
        </table:table-row>
        <table:table-row table:style-name="ro1">
          <table:table-cell office:value-type="string" calcext:value-type="string">
            <text:p>free programs, and that you know you can do these things.</text:p>
          </table:table-cell>
          <table:table-cell table:number-columns-repeated="6"/>
        </table:table-row>
        <table:table-row table:style-name="ro1">
          <table:table-cell table:number-columns-repeated="7"/>
        </table:table-row>
        <table:table-row table:style-name="ro1">
          <table:table-cell office:value-type="string" calcext:value-type="string">
            <text:p><text:s text:c="2"/>To protect your rights, we need to prevent others from denying you</text:p>
          </table:table-cell>
          <table:table-cell table:number-columns-repeated="6"/>
        </table:table-row>
        <table:table-row table:style-name="ro1">
          <table:table-cell office:value-type="string" calcext:value-type="string">
            <text:p>these rights or asking you to surrender the rights. <text:s/>Therefore, you have</text:p>
          </table:table-cell>
          <table:table-cell table:number-columns-repeated="6"/>
        </table:table-row>
        <table:table-row table:style-name="ro1">
          <table:table-cell office:value-type="string" calcext:value-type="string">
            <text:p>certain responsibilities if you distribute copies of the software, or if</text:p>
          </table:table-cell>
          <table:table-cell table:number-columns-repeated="6"/>
        </table:table-row>
        <table:table-row table:style-name="ro1">
          <table:table-cell office:value-type="string" calcext:value-type="string">
            <text:p>you modify it: responsibilities to respect the freedom of others.</text:p>
          </table:table-cell>
          <table:table-cell table:number-columns-repeated="6"/>
        </table:table-row>
        <table:table-row table:style-name="ro1">
          <table:table-cell table:number-columns-repeated="7"/>
        </table:table-row>
        <table:table-row table:style-name="ro1">
          <table:table-cell office:value-type="string" calcext:value-type="string">
            <text:p><text:s text:c="2"/>For example, if you distribute copies of such a program, whether</text:p>
          </table:table-cell>
          <table:table-cell table:number-columns-repeated="6"/>
        </table:table-row>
        <table:table-row table:style-name="ro1">
          <table:table-cell office:value-type="string" calcext:value-type="string">
            <text:p>gratis or for a fee, you must pass on to the recipients the same</text:p>
          </table:table-cell>
          <table:table-cell table:number-columns-repeated="6"/>
        </table:table-row>
        <table:table-row table:style-name="ro1">
          <table:table-cell office:value-type="string" calcext:value-type="string">
            <text:p>freedoms that you received. <text:s/>You must make sure that they, too, receive</text:p>
          </table:table-cell>
          <table:table-cell table:number-columns-repeated="6"/>
        </table:table-row>
        <table:table-row table:style-name="ro1">
          <table:table-cell office:value-type="string" calcext:value-type="string">
            <text:p>or can get the source code. <text:s/>And you must show them these terms so they</text:p>
          </table:table-cell>
          <table:table-cell table:number-columns-repeated="6"/>
        </table:table-row>
        <table:table-row table:style-name="ro1">
          <table:table-cell office:value-type="string" calcext:value-type="string">
            <text:p>know their rights.</text:p>
          </table:table-cell>
          <table:table-cell table:number-columns-repeated="6"/>
        </table:table-row>
        <table:table-row table:style-name="ro1">
          <table:table-cell table:number-columns-repeated="7"/>
        </table:table-row>
        <table:table-row table:style-name="ro1">
          <table:table-cell office:value-type="string" calcext:value-type="string">
            <text:p><text:s text:c="2"/>Developers that use the GNU GPL protect your rights with two steps:</text:p>
          </table:table-cell>
          <table:table-cell table:number-columns-repeated="6"/>
        </table:table-row>
        <table:table-row table:style-name="ro1">
          <table:table-cell office:value-type="string" calcext:value-type="string">
            <text:p>(1) assert copyright on the software, and (2) offer you this License</text:p>
          </table:table-cell>
          <table:table-cell table:number-columns-repeated="6"/>
        </table:table-row>
        <table:table-row table:style-name="ro1">
          <table:table-cell office:value-type="string" calcext:value-type="string">
            <text:p>giving you legal permission to copy, distribute and/or modify it.</text:p>
          </table:table-cell>
          <table:table-cell table:number-columns-repeated="6"/>
        </table:table-row>
        <table:table-row table:style-name="ro1">
          <table:table-cell table:number-columns-repeated="7"/>
        </table:table-row>
        <table:table-row table:style-name="ro1">
          <table:table-cell office:value-type="string" calcext:value-type="string">
            <text:p><text:s text:c="2"/>For the developers' and authors' protection, the GPL clearly explains</text:p>
          </table:table-cell>
          <table:table-cell table:number-columns-repeated="6"/>
        </table:table-row>
        <table:table-row table:style-name="ro1">
          <table:table-cell office:value-type="string" calcext:value-type="string">
            <text:p>that there is no warranty for this free software. <text:s/>For both users' and</text:p>
          </table:table-cell>
          <table:table-cell table:number-columns-repeated="6"/>
        </table:table-row>
        <table:table-row table:style-name="ro1">
          <table:table-cell office:value-type="string" calcext:value-type="string">
            <text:p>authors' sake, the GPL requires that modified versions be marked as</text:p>
          </table:table-cell>
          <table:table-cell table:number-columns-repeated="6"/>
        </table:table-row>
        <table:table-row table:style-name="ro1">
          <table:table-cell office:value-type="string" calcext:value-type="string">
            <text:p>changed, so that their problems will not be attributed erroneously to</text:p>
          </table:table-cell>
          <table:table-cell table:number-columns-repeated="6"/>
        </table:table-row>
        <table:table-row table:style-name="ro1">
          <table:table-cell office:value-type="string" calcext:value-type="string">
            <text:p>authors of previous versions.</text:p>
          </table:table-cell>
          <table:table-cell table:number-columns-repeated="6"/>
        </table:table-row>
        <table:table-row table:style-name="ro1">
          <table:table-cell table:number-columns-repeated="7"/>
        </table:table-row>
        <table:table-row table:style-name="ro1">
          <table:table-cell office:value-type="string" calcext:value-type="string">
            <text:p><text:s text:c="2"/>Some devices are designed to deny users access to install or run</text:p>
          </table:table-cell>
          <table:table-cell table:number-columns-repeated="6"/>
        </table:table-row>
        <table:table-row table:style-name="ro1">
          <table:table-cell office:value-type="string" calcext:value-type="string">
            <text:p>modified versions of the software inside them, although the manufacturer</text:p>
          </table:table-cell>
          <table:table-cell table:number-columns-repeated="6"/>
        </table:table-row>
        <table:table-row table:style-name="ro1">
          <table:table-cell office:value-type="string" calcext:value-type="string">
            <text:p>can do so. <text:s/>This is fundamentally incompatible with the aim of</text:p>
          </table:table-cell>
          <table:table-cell table:number-columns-repeated="6"/>
        </table:table-row>
        <table:table-row table:style-name="ro1">
          <table:table-cell office:value-type="string" calcext:value-type="string">
            <text:p>protecting users' freedom to change the software. <text:s/>The systematic</text:p>
          </table:table-cell>
          <table:table-cell table:number-columns-repeated="6"/>
        </table:table-row>
        <table:table-row table:style-name="ro1">
          <table:table-cell office:value-type="string" calcext:value-type="string">
            <text:p>pattern of such abuse occurs in the area of products for individuals to</text:p>
          </table:table-cell>
          <table:table-cell table:number-columns-repeated="6"/>
        </table:table-row>
        <table:table-row table:style-name="ro1">
          <table:table-cell office:value-type="string" calcext:value-type="string">
            <text:p>use, which is precisely where it is most unacceptable. <text:s/>Therefore, we</text:p>
          </table:table-cell>
          <table:table-cell table:number-columns-repeated="6"/>
        </table:table-row>
        <table:table-row table:style-name="ro1">
          <table:table-cell office:value-type="string" calcext:value-type="string">
            <text:p>have designed this version of the GPL to prohibit the practice for those</text:p>
          </table:table-cell>
          <table:table-cell table:number-columns-repeated="6"/>
        </table:table-row>
        <table:table-row table:style-name="ro1">
          <table:table-cell office:value-type="string" calcext:value-type="string">
            <text:p>products. <text:s/>If such problems arise substantially in other domains, we</text:p>
          </table:table-cell>
          <table:table-cell table:number-columns-repeated="6"/>
        </table:table-row>
        <table:table-row table:style-name="ro1">
          <table:table-cell office:value-type="string" calcext:value-type="string">
            <text:p>stand ready to extend this provision to those domains in future versions</text:p>
          </table:table-cell>
          <table:table-cell table:number-columns-repeated="6"/>
        </table:table-row>
        <table:table-row table:style-name="ro1">
          <table:table-cell office:value-type="string" calcext:value-type="string">
            <text:p>of the GPL, as needed to protect the freedom of users.</text:p>
          </table:table-cell>
          <table:table-cell table:number-columns-repeated="6"/>
        </table:table-row>
        <table:table-row table:style-name="ro1">
          <table:table-cell table:number-columns-repeated="7"/>
        </table:table-row>
        <table:table-row table:style-name="ro1">
          <table:table-cell office:value-type="string" calcext:value-type="string">
            <text:p><text:s text:c="2"/>Finally, every program is threatened constantly by software patents.</text:p>
          </table:table-cell>
          <table:table-cell table:number-columns-repeated="6"/>
        </table:table-row>
        <table:table-row table:style-name="ro1">
          <table:table-cell office:value-type="string" calcext:value-type="string">
            <text:p>States should not allow patents to restrict development and use of</text:p>
          </table:table-cell>
          <table:table-cell table:number-columns-repeated="6"/>
        </table:table-row>
        <table:table-row table:style-name="ro1">
          <table:table-cell office:value-type="string" calcext:value-type="string">
            <text:p>software on general-purpose computers, but in those that do, we wish to</text:p>
          </table:table-cell>
          <table:table-cell table:number-columns-repeated="6"/>
        </table:table-row>
        <table:table-row table:style-name="ro1">
          <table:table-cell office:value-type="string" calcext:value-type="string">
            <text:p>avoid the special danger that patents applied to a free program could</text:p>
          </table:table-cell>
          <table:table-cell table:number-columns-repeated="6"/>
        </table:table-row>
        <table:table-row table:style-name="ro1">
          <table:table-cell office:value-type="string" calcext:value-type="string">
            <text:p>make it effectively proprietary. <text:s/>To prevent this, the GPL assures that</text:p>
          </table:table-cell>
          <table:table-cell table:number-columns-repeated="6"/>
        </table:table-row>
        <table:table-row table:style-name="ro1">
          <table:table-cell office:value-type="string" calcext:value-type="string">
            <text:p>patents cannot be used to render the program non-fre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precise terms and conditions for copying, distribution and</text:p>
          </table:table-cell>
          <table:table-cell table:number-columns-repeated="6"/>
        </table:table-row>
        <table:table-row table:style-name="ro1">
          <table:table-cell office:value-type="string" calcext:value-type="string">
            <text:p>modification follow.</text:p>
          </table:table-cell>
          <table:table-cell table:number-columns-repeated="6"/>
        </table:table-row>
        <table:table-row table:style-name="ro1">
          <table:table-cell table:number-columns-repeated="7"/>
        </table:table-row>
        <table:table-row table:style-name="ro1">
          <table:table-cell office:value-type="string" calcext:value-type="string">
            <text:p><text:s text:c="23"/>TERMS AND CONDITIONS</text:p>
          </table:table-cell>
          <table:table-cell table:number-columns-repeated="6"/>
        </table:table-row>
        <table:table-row table:style-name="ro1">
          <table:table-cell table:number-columns-repeated="7"/>
        </table:table-row>
        <table:table-row table:style-name="ro1">
          <table:table-cell office:value-type="string" calcext:value-type="string">
            <text:p><text:s text:c="2"/>0. Definitions.</text:p>
          </table:table-cell>
          <table:table-cell table:number-columns-repeated="6"/>
        </table:table-row>
        <table:table-row table:style-name="ro1">
          <table:table-cell table:number-columns-repeated="7"/>
        </table:table-row>
        <table:table-row table:style-name="ro1">
          <table:table-cell office:value-type="string" calcext:value-type="string">
            <text:p>This License" refers to version 3 of the GNU General Public License.</text:p>
            <text:p/>
            <text:p>  "Copyright" also means copyright-like laws that apply to other kinds of</text:p>
            <text:p>works, such as semiconductor masks.</text:p>
            <text:p/>
            <text:p>  "The Program" refers to any copyrightable work licensed under this</text:p>
            <text:p>License.  Each licensee is addressed as "you".  "Licensees" and</text:p>
            <text:p>"recipients" may be individuals or organizations.</text:p>
            <text:p/>
            <text:p>  To "modify" a work means to copy from or adapt all or part of the work</text:p>
            <text:p>in a fashion requiring copyright permission, other than the making of an</text:p>
            <text:p>exact copy.  The resulting work is called a "modified version" of the</text:p>
            <text:p>earlier work or a work "based on" the earlier work.</text:p>
            <text:p/>
            <text:p>  A "covered work" means either the unmodified Program or a work based</text:p>
            <text:p>on the Program.</text:p>
            <text:p/>
            <text:p>  To "propagate" a work means to do anything with it that, without</text:p>
            <text:p>permission, would make you directly or secondarily liable for</text:p>
            <text:p>infringement under applicable copyright law, except executing it on a</text:p>
            <text:p>computer or modifying a private copy.  Propagation includes copying,</text:p>
            <text:p>distribution (with or without modification), making available to the</text:p>
            <text:p>public, and in some countries other activities as well.</text:p>
            <text:p/>
            <text:p>  To "convey" a work means any kind of propagation that enables other</text:p>
            <text:p>parties to make or receive copies.  Mere interaction with a user through</text:p>
            <text:p>a computer network, with no transfer of a copy, is not conveying.</text:p>
            <text:p/>
            <text:p>  An interactive user interface displays "Appropriate Legal Notices</text:p>
          </table:table-cell>
          <table:table-cell table:number-columns-repeated="6"/>
        </table:table-row>
        <table:table-row table:style-name="ro1">
          <table:table-cell office:value-type="string" calcext:value-type="string">
            <text:p>to the extent that it includes a convenient and prominently visible</text:p>
          </table:table-cell>
          <table:table-cell table:number-columns-repeated="6"/>
        </table:table-row>
        <table:table-row table:style-name="ro1">
          <table:table-cell office:value-type="string" calcext:value-type="string">
            <text:p>feature that (1) displays an appropriate copyright notice, and (2)</text:p>
          </table:table-cell>
          <table:table-cell table:number-columns-repeated="6"/>
        </table:table-row>
        <table:table-row table:style-name="ro1">
          <table:table-cell office:value-type="string" calcext:value-type="string">
            <text:p>tells the user that there is no warranty for the work (except to the</text:p>
          </table:table-cell>
          <table:table-cell table:number-columns-repeated="6"/>
        </table:table-row>
        <table:table-row table:style-name="ro1">
          <table:table-cell office:value-type="string" calcext:value-type="string">
            <text:p>extent that warranties are provided), that licensees may convey the</text:p>
          </table:table-cell>
          <table:table-cell table:number-columns-repeated="6"/>
        </table:table-row>
        <table:table-row table:style-name="ro1">
          <table:table-cell office:value-type="string" calcext:value-type="string">
            <text:p>work under this License, and how to view a copy of this License. <text:s/>If</text:p>
          </table:table-cell>
          <table:table-cell table:number-columns-repeated="6"/>
        </table:table-row>
        <table:table-row table:style-name="ro1">
          <table:table-cell office:value-type="string" calcext:value-type="string">
            <text:p>the interface presents a list of user commands or options, such as a</text:p>
          </table:table-cell>
          <table:table-cell table:number-columns-repeated="6"/>
        </table:table-row>
        <table:table-row table:style-name="ro1">
          <table:table-cell office:value-type="string" calcext:value-type="string">
            <text:p>menu, a prominent item in the list meets this criterion.</text:p>
          </table:table-cell>
          <table:table-cell table:number-columns-repeated="6"/>
        </table:table-row>
        <table:table-row table:style-name="ro1">
          <table:table-cell table:number-columns-repeated="7"/>
        </table:table-row>
        <table:table-row table:style-name="ro1">
          <table:table-cell office:value-type="string" calcext:value-type="string">
            <text:p><text:s text:c="2"/>1. Source Cod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source code" for a work means the preferred form of the work</text:p>
          </table:table-cell>
          <table:table-cell table:number-columns-repeated="6"/>
        </table:table-row>
        <table:table-row table:style-name="ro1">
          <table:table-cell office:value-type="string" calcext:value-type="string">
            <text:p>for making modifications to it. <text:s/>"Object code" means any non-source</text:p>
          </table:table-cell>
          <table:table-cell table:number-columns-repeated="6"/>
        </table:table-row>
        <table:table-row table:style-name="ro1">
          <table:table-cell office:value-type="string" calcext:value-type="string">
            <text:p>form of a work.</text:p>
          </table:table-cell>
          <table:table-cell table:number-columns-repeated="6"/>
        </table:table-row>
        <table:table-row table:style-name="ro1">
          <table:table-cell table:number-columns-repeated="7"/>
        </table:table-row>
        <table:table-row table:style-name="ro1">
          <table:table-cell office:value-type="string" calcext:value-type="string">
            <text:p><text:s text:c="2"/>A "Standard Interface" means an interface that either is an official</text:p>
          </table:table-cell>
          <table:table-cell table:number-columns-repeated="6"/>
        </table:table-row>
        <table:table-row table:style-name="ro1">
          <table:table-cell office:value-type="string" calcext:value-type="string">
            <text:p>standard defined by a recognized standards body, or, in the case of</text:p>
          </table:table-cell>
          <table:table-cell table:number-columns-repeated="6"/>
        </table:table-row>
        <table:table-row table:style-name="ro1">
          <table:table-cell office:value-type="string" calcext:value-type="string">
            <text:p>interfaces specified for a particular programming language, one that</text:p>
          </table:table-cell>
          <table:table-cell table:number-columns-repeated="6"/>
        </table:table-row>
        <table:table-row table:style-name="ro1">
          <table:table-cell office:value-type="string" calcext:value-type="string">
            <text:p>is widely used among developers working in that languag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System Libraries" of an executable work include anything, other</text:p>
          </table:table-cell>
          <table:table-cell table:number-columns-repeated="6"/>
        </table:table-row>
        <table:table-row table:style-name="ro1">
          <table:table-cell office:value-type="string" calcext:value-type="string">
            <text:p>than the work as a whole, that (a) is included in the normal form of</text:p>
          </table:table-cell>
          <table:table-cell table:number-columns-repeated="6"/>
        </table:table-row>
        <table:table-row table:style-name="ro1">
          <table:table-cell office:value-type="string" calcext:value-type="string">
            <text:p>packaging a Major Component, but which is not part of that Major</text:p>
          </table:table-cell>
          <table:table-cell table:number-columns-repeated="6"/>
        </table:table-row>
        <table:table-row table:style-name="ro1">
          <table:table-cell office:value-type="string" calcext:value-type="string">
            <text:p>Component, and (b) serves only to enable use of the work with that</text:p>
          </table:table-cell>
          <table:table-cell table:number-columns-repeated="6"/>
        </table:table-row>
        <table:table-row table:style-name="ro1">
          <table:table-cell office:value-type="string" calcext:value-type="string">
            <text:p>Major Component, or to implement a Standard Interface for which an</text:p>
          </table:table-cell>
          <table:table-cell table:number-columns-repeated="6"/>
        </table:table-row>
        <table:table-row table:style-name="ro1">
          <table:table-cell office:value-type="string" calcext:value-type="string">
            <text:p>implementation is available to the public in source code form. <text:s/>A</text:p>
          </table:table-cell>
          <table:table-cell table:number-columns-repeated="6"/>
        </table:table-row>
        <table:table-row table:style-name="ro1">
          <table:table-cell office:value-type="string" calcext:value-type="string">
            <text:p>Major Component", in this context, means a major essential component</text:p>
            <text:p>(kernel, window system, and so on) of the specific operating system</text:p>
            <text:p>(if any) on which the executable work runs, or a compiler used to</text:p>
            <text:p>produce the work, or an object code interpreter used to run it.</text:p>
            <text:p/>
            <text:p>  The "Corresponding Source" for a work in object code form means all</text:p>
            <text:p>the source code needed to generate, install, and (for an executable</text:p>
            <text:p>work) run the object code and to modify the work, including scripts to</text:p>
            <text:p>control those activities.  However, it does not include the work's</text:p>
            <text:p>System Libraries, or general-purpose tools or generally available free</text:p>
            <text:p>programs which are used unmodified in performing those activities but</text:p>
            <text:p>which are not part of the work.  For example, Corresponding Source</text:p>
            <text:p>includes interface definition files associated with source files for</text:p>
            <text:p>the work, and the source code for shared libraries and dynamically</text:p>
            <text:p>linked subprograms that the work is specifically designed to require,</text:p>
            <text:p>such as by intimate data communication or control flow between those</text:p>
            <text:p>subprograms and other parts of the work.</text:p>
            <text:p/>
            <text:p>  The Corresponding Source need not include anything that users</text:p>
            <text:p>can regenerate automatically from other parts of the Corresponding</text:p>
            <text:p>Source.</text:p>
            <text:p/>
            <text:p>  The Corresponding Source for a work in source code form is that</text:p>
            <text:p>same work.</text:p>
            <text:p/>
            <text:p>  2. Basic Permissions.</text:p>
            <text:p/>
            <text:p>  All rights granted under this License are granted for the term of</text:p>
            <text:p>copyright on the Program, and are irrevocable provided the stated</text:p>
            <text:p>conditions are met.  This License explicitly affirms your unlimited</text:p>
            <text:p>permission to run the unmodified Program.  The output from running a</text:p>
            <text:p>covered work is covered by this License only if the output, given its</text:p>
            <text:p>content, constitutes a covered work.  This License acknowledges your</text:p>
            <text:p>rights of fair use or other equivalent, as provided by copyright law.</text:p>
            <text:p/>
            <text:p>  You may make, run and propagate covered works that you do not</text:p>
            <text:p>convey, without conditions so long as your license otherwise remains</text:p>
            <text:p>in force.  You may convey covered works to others for the sole purpose</text:p>
            <text:p>of having them make modifications exclusively for you, or provide you</text:p>
            <text:p>with facilities for running those works, provided that you comply with</text:p>
            <text:p>the terms of this License in conveying all material for which you do</text:p>
            <text:p>not control copyright.  Those thus making or running the covered works</text:p>
            <text:p>for you must do so exclusively on your behalf, under your direction</text:p>
            <text:p>and control, on terms that prohibit them from making any copies of</text:p>
            <text:p>your copyrighted material outside their relationship with you.</text:p>
            <text:p/>
            <text:p>  Conveying under any other circumstances is permitted solely under</text:p>
            <text:p>the conditions stated below.  Sublicensing is not allowed; section 10</text:p>
            <text:p>makes it unnecessary.</text:p>
            <text:p/>
            <text:p>  3. Protecting Users' Legal Rights From Anti-Circumvention Law.</text:p>
            <text:p/>
            <text:p>  No covered work shall be deemed part of an effective technological</text:p>
            <text:p>measure under any applicable law fulfilling obligations under article</text:p>
            <text:p>11 of the WIPO copyright treaty adopted on 20 December 1996, or</text:p>
            <text:p>similar laws prohibiting or restricting circumvention of such</text:p>
            <text:p>measures.</text:p>
            <text:p/>
            <text:p>  When you convey a covered work, you waive any legal power to forbid</text:p>
            <text:p>circumvention of technological measures to the extent such circumvention</text:p>
            <text:p>is effected by exercising rights under this License with respect to</text:p>
            <text:p>the covered work, and you disclaim any intention to limit operation or</text:p>
            <text:p>modification of the work as a means of enforcing, against the work's</text:p>
            <text:p>users, your or third parties' legal rights to forbid circumvention of</text:p>
            <text:p>technological measures.</text:p>
            <text:p/>
            <text:p>  4. Conveying Verbatim Copies.</text:p>
            <text:p/>
            <text:p>  You may convey verbatim copies of the Program's source code as you</text:p>
            <text:p>receive it, in any medium, provided that you conspicuously and</text:p>
            <text:p>appropriately publish on each copy an appropriate copyright notice;</text:p>
            <text:p>keep intact all notices stating that this License and any</text:p>
            <text:p>non-permissive terms added in accord with section 7 apply to the code;</text:p>
            <text:p>keep intact all notices of the absence of any warranty; and give all</text:p>
            <text:p>recipients a copy of this License along with the Program.</text:p>
            <text:p/>
            <text:p>  You may charge any price or no price for each copy that you convey,</text:p>
            <text:p>and you may offer support or warranty protection for a fee.</text:p>
            <text:p/>
            <text:p>  5. Conveying Modified Source Versions.</text:p>
            <text:p/>
            <text:p>  You may convey a work based on the Program, or the modifications to</text:p>
            <text:p>produce it from the Program, in the form of source code under the</text:p>
            <text:p>terms of section 4, provided that you also meet all of these conditions:</text:p>
            <text:p/>
            <text:p>    a) The work must carry prominent notices stating that you modified</text:p>
            <text:p>    it, and giving a relevant date.</text:p>
            <text:p/>
            <text:p>    b) The work must carry prominent notices stating that it is</text:p>
            <text:p>    released under this License and any conditions added under section</text:p>
            <text:p>    7.  This requirement modifies the requirement in section 4 to</text:p>
            <text:p>    "keep intact all notices".</text:p>
            <text:p/>
            <text:p>    c) You must license the entire work, as a whole, under this</text:p>
            <text:p>    License to anyone who comes into possession of a copy.  This</text:p>
            <text:p>    License will therefore apply, along with any applicable section 7</text:p>
            <text:p>    additional terms, to the whole of the work, and all its parts,</text:p>
            <text:p>    regardless of how they are packaged.  This License gives no</text:p>
            <text:p>    permission to license the work in any other way, but it does not</text:p>
            <text:p>    invalidate such permission if you have separately received it.</text:p>
            <text:p/>
            <text:p>    d) If the work has interactive user interfaces, each must display</text:p>
            <text:p>    Appropriate Legal Notices; however, if the Program has interactive</text:p>
            <text:p>    interfaces that do not display Appropriate Legal Notices, your</text:p>
            <text:p>    work need not make them do so.</text:p>
            <text:p/>
            <text:p>  A compilation of a covered work with other separate and independent</text:p>
            <text:p>works, which are not by their nature extensions of the covered work,</text:p>
            <text:p>and which are not combined with it such as to form a larger program,</text:p>
            <text:p>in or on a volume of a storage or distribution medium, is called an</text:p>
            <text:p>"aggregate" if the compilation and its resulting copyright are not</text:p>
            <text:p>used to limit the access or legal rights of the compilation's users</text:p>
            <text:p>beyond what the individual works permit.  Inclusion of a covered work</text:p>
            <text:p>in an aggregate does not cause this License to apply to the other</text:p>
            <text:p>parts of the aggregate.</text:p>
            <text:p/>
            <text:p>  6. Conveying Non-Source Forms.</text:p>
            <text:p/>
            <text:p>  You may convey a covered work in object code form under the terms</text:p>
            <text:p>of sections 4 and 5, provided that you also convey the</text:p>
            <text:p>machine-readable Corresponding Source under the terms of this License,</text:p>
            <text:p>in one of these ways:</text:p>
            <text:p/>
            <text:p>    a) Convey the object code in, or embodied in, a physical product</text:p>
            <text:p>    (including a physical distribution medium), accompanied by the</text:p>
            <text:p>    Corresponding Source fixed on a durable physical medium</text:p>
            <text:p>    customarily used for software interchange.</text:p>
            <text:p/>
            <text:p>    b) Convey the object code in, or embodied in, a physical product</text:p>
            <text:p>    (including a physical distribution medium), accompanied by a</text:p>
            <text:p>    written offer, valid for at least three years and valid for as</text:p>
            <text:p>    long as you offer spare parts or customer support for that product</text:p>
            <text:p>    model, to give anyone who possesses the object code either (1) a</text:p>
            <text:p>    copy of the Corresponding Source for all the software in the</text:p>
            <text:p>    product that is covered by this License, on a durable physical</text:p>
            <text:p>    medium customarily used for software interchange, for a price no</text:p>
            <text:p>    more than your reasonable cost of physically performing this</text:p>
            <text:p>    conveying of source, or (2) access to copy the</text:p>
            <text:p>    Corresponding Source from a network server at no charge.</text:p>
            <text:p/>
            <text:p>    c) Convey individual copies of the object code with a copy of the</text:p>
            <text:p>    written offer to provide the Corresponding Source.  This</text:p>
            <text:p>    alternative is allowed only occasionally and noncommercially, and</text:p>
            <text:p>    only if you received the object code with such an offer, in accord</text:p>
            <text:p>    with subsection 6b.</text:p>
            <text:p/>
            <text:p>    d) Convey the object code by offering access from a designated</text:p>
            <text:p>    place (gratis or for a charge), and offer equivalent access to the</text:p>
            <text:p>    Corresponding Source in the same way through the same place at no</text:p>
            <text:p>    further charge.  You need not require recipients to copy the</text:p>
            <text:p>    Corresponding Source along with the object code.  If the place to</text:p>
            <text:p>    copy the object code is a network server, the Corresponding Source</text:p>
            <text:p>    may be on a different server (operated by you or a third party)</text:p>
            <text:p>    that supports equivalent copying facilities, provided you maintain</text:p>
            <text:p>    clear directions next to the object code saying where to find the</text:p>
            <text:p>    Corresponding Source.  Regardless of what server hosts the</text:p>
            <text:p>    Corresponding Source, you remain obligated to ensure that it is</text:p>
            <text:p>    available for as long as needed to satisfy these requirements.</text:p>
            <text:p/>
            <text:p>    e) Convey the object code using peer-to-peer transmission, provided</text:p>
            <text:p>    you inform other peers where the object code and Corresponding</text:p>
            <text:p>    Source of the work are being offered to the general public at no</text:p>
            <text:p>    charge under subsection 6d.</text:p>
            <text:p/>
            <text:p>  A separable portion of the object code, whose source code is excluded</text:p>
            <text:p>from the Corresponding Source as a System Library, need not be</text:p>
            <text:p>included in conveying the object code work.</text:p>
            <text:p/>
            <text:p>  A "User Product" is either (1) a "consumer product", which means any</text:p>
            <text:p>tangible personal property which is normally used for personal, family,</text:p>
            <text:p>or household purposes, or (2) anything designed or sold for incorporation</text:p>
            <text:p>into a dwelling.  In determining whether a product is a consumer product,</text:p>
            <text:p>doubtful cases shall be resolved in favor of coverage.  For a particular</text:p>
            <text:p>product received by a particular user, "normally used" refers to a</text:p>
            <text:p>typical or common use of that class of product, regardless of the status</text:p>
            <text:p>of the particular user or of the way in which the particular user</text:p>
            <text:p>actually uses, or expects or is expected to use, the product.  A product</text:p>
            <text:p>is a consumer product regardless of whether the product has substantial</text:p>
            <text:p>commercial, industrial or non-consumer uses, unless such uses represent</text:p>
            <text:p>the only significant mode of use of the product.</text:p>
            <text:p/>
            <text:p>  "Installation Information" for a User Product means any methods,</text:p>
            <text:p>procedures, authorization keys, or other information required to install</text:p>
            <text:p>and execute modified versions of a covered work in that User Product from</text:p>
            <text:p>a modified version of its Corresponding Source.  The information must</text:p>
            <text:p>suffice to ensure that the continued functioning of the modified object</text:p>
            <text:p>code is in no case prevented or interfered with solely because</text:p>
            <text:p>modification has been made.</text:p>
            <text:p/>
            <text:p>  If you convey an object code work under this section in, or with, or</text:p>
            <text:p>specifically for use in, a User Product, and the conveying occurs as</text:p>
            <text:p>part of a transaction in which the right of possession and use of the</text:p>
            <text:p>User Product is transferred to the recipient in perpetuity or for a</text:p>
            <text:p>fixed term (regardless of how the transaction is characterized), the</text:p>
            <text:p>Corresponding Source conveyed under this section must be accompanied</text:p>
            <text:p>by the Installation Information.  But this requirement does not apply</text:p>
            <text:p>if neither you nor any third party retains the ability to install</text:p>
            <text:p>modified object code on the User Product (for example, the work has</text:p>
            <text:p>been installed in ROM).</text:p>
            <text:p/>
            <text:p>  The requirement to provide Installation Information does not include a</text:p>
            <text:p>requirement to continue to provide support service, warranty, or updates</text:p>
            <text:p>for a work that has been modified or installed by the recipient, or for</text:p>
            <text:p>the User Product in which it has been modified or installed.  Access to a</text:p>
            <text:p>network may be denied when the modification itself materially and</text:p>
            <text:p>adversely affects the operation of the network or violates the rules and</text:p>
            <text:p>protocols for communication across the network.</text:p>
            <text:p/>
            <text:p>  Corresponding Source conveyed, and Installation Information provided,</text:p>
            <text:p>in accord with this section must be in a format that is publicly</text:p>
            <text:p>documented (and with an implementation available to the public in</text:p>
            <text:p>source code form), and must require no special password or key for</text:p>
            <text:p>unpacking, reading or copying.</text:p>
            <text:p/>
            <text:p>  7. Additional Terms.</text:p>
            <text:p/>
            <text:p>  "Additional permissions" are terms that supplement the terms of this</text:p>
            <text:p>License by making exceptions from one or more of its conditions.</text:p>
            <text:p>Additional permissions that are applicable to the entire Program shall</text:p>
            <text:p>be treated as though they were included in this License, to the extent</text:p>
            <text:p>that they are valid under applicable law.  If additional permissions</text:p>
            <text:p>apply only to part of the Program, that part may be used separately</text:p>
            <text:p>under those permissions, but the entire Program remains governed by</text:p>
            <text:p>this License without regard to the additional permissions.</text:p>
            <text:p/>
            <text:p>  When you convey a copy of a covered work, you may at your option</text:p>
            <text:p>remove any additional permissions from that copy, or from any part of</text:p>
            <text:p>it.  (Additional permissions may be written to require their own</text:p>
            <text:p>removal in certain cases when you modify the work.)  You may place</text:p>
            <text:p>additional permissions on material, added by you to a covered work,</text:p>
            <text:p>for which you have or can give appropriate copyright permission.</text:p>
            <text:p/>
            <text:p>  Notwithstanding any other provision of this License, for material you</text:p>
            <text:p>add to a covered work, you may (if authorized by the copyright holders of</text:p>
            <text:p>that material) supplement the terms of this License with terms:</text:p>
            <text:p/>
            <text:p>    a) Disclaiming warranty or limiting liability differently from the</text:p>
            <text:p>    terms of sections 15 and 16 of this License; or</text:p>
            <text:p/>
            <text:p>    b) Requiring preservation of specified reasonable legal notices or</text:p>
            <text:p>    author attributions in that material or in the Appropriate Legal</text:p>
            <text:p>    Notices displayed by works containing it; or</text:p>
            <text:p/>
            <text:p>    c) Prohibiting misrepresentation of the origin of that material, or</text:p>
            <text:p>    requiring that modified versions of such material be marked in</text:p>
            <text:p>    reasonable ways as different from the original version; or</text:p>
            <text:p/>
            <text:p>    d) Limiting the use for publicity purposes of names of licensors or</text:p>
            <text:p>    authors of the material; or</text:p>
            <text:p/>
            <text:p>    e) Declining to grant rights under trademark law for use of some</text:p>
            <text:p>    trade names, trademarks, or service marks; or</text:p>
            <text:p/>
            <text:p>    f) Requiring indemnification of licensors and authors of that</text:p>
            <text:p>    material by anyone who conveys the material (or modified versions of</text:p>
            <text:p>    it) with contractual assumptions of liability to the recipient, for</text:p>
            <text:p>    any liability that these contractual assumptions directly impose on</text:p>
            <text:p>    those licensors and authors.</text:p>
            <text:p/>
            <text:p>  All other non-permissive additional terms are considered "further</text:p>
            <text:p>restrictions" within the meaning of section 10.  If the Program as you</text:p>
            <text:p>received it, or any part of it, contains a notice stating that it is</text:p>
            <text:p>governed by this License along with a term that is a further</text:p>
            <text:p>restriction, you may remove that term.  If a license document contains</text:p>
            <text:p>a further restriction but permits relicensing or conveying under this</text:p>
            <text:p>License, you may add to a covered work material governed by the terms</text:p>
            <text:p>of that license document, provided that the further restriction does</text:p>
            <text:p>not survive such relicensing or conveying.</text:p>
            <text:p/>
            <text:p>  If you add terms to a covered work in accord with this section, you</text:p>
            <text:p>must place, in the relevant source files, a statement of the</text:p>
            <text:p>additional terms that apply to those files, or a notice indicating</text:p>
            <text:p>where to find the applicable terms.</text:p>
            <text:p/>
            <text:p>  Additional terms, permissive or non-permissive, may be stated in the</text:p>
            <text:p>form of a separately written license, or stated as exceptions;</text:p>
            <text:p>the above requirements apply either way.</text:p>
            <text:p/>
            <text:p>  8. Termination.</text:p>
            <text:p/>
            <text:p>  You may not propagate or modify a covered work except as expressly</text:p>
            <text:p>provided under this License.  Any attempt otherwise to propagate or</text:p>
            <text:p>modify it is void, and will automatically terminate your rights under</text:p>
            <text:p>this License (including any patent licenses granted under the third</text:p>
            <text:p>paragraph of section 11).</text:p>
            <text:p/>
            <text:p>  However, if you cease all violation of this License, then your</text:p>
            <text:p>license from a particular copyright holder is reinstated (a)</text:p>
            <text:p>provisionally, unless and until the copyright holder explicitly and</text:p>
            <text:p>finally terminates your license, and (b) permanently, if the copyright</text:p>
            <text:p>holder fails to notify you of the violation by some reasonable means</text:p>
            <text:p>prior to 60 days after the cessation.</text:p>
            <text:p/>
            <text:p>  Moreover, your license from a particular copyright holder is</text:p>
            <text:p>reinstated permanently if the copyright holder notifies you of the</text:p>
            <text:p>violation by some reasonable means, this is the first time you have</text:p>
            <text:p>received notice of violation of this License (for any work) from that</text:p>
            <text:p>copyright holder, and you cure the violation prior to 30 days after</text:p>
            <text:p>your receipt of the notice.</text:p>
            <text:p/>
            <text:p>  Termination of your rights under this section does not terminate the</text:p>
            <text:p>licenses of parties who have received copies or rights from you under</text:p>
            <text:p>this License.  If your rights have been terminated and not permanently</text:p>
            <text:p>reinstated, you do not qualify to receive new licenses for the same</text:p>
            <text:p>material under section 10.</text:p>
            <text:p/>
            <text:p>  9. Acceptance Not Required for Having Copies.</text:p>
            <text:p/>
            <text:p>  You are not required to accept this License in order to receive or</text:p>
            <text:p>run a copy of the Program.  Ancillary propagation of a covered work</text:p>
            <text:p>occurring solely as a consequence of using peer-to-peer transmission</text:p>
            <text:p>to receive a copy likewise does not require acceptance.  However,</text:p>
            <text:p>nothing other than this License grants you permission to propagate or</text:p>
            <text:p>modify any covered work.  These actions infringe copyright if you do</text:p>
            <text:p>not accept this License.  Therefore, by modifying or propagating a</text:p>
            <text:p>covered work, you indicate your acceptance of this License to do so.</text:p>
            <text:p/>
            <text:p>  10. Automatic Licensing of Downstream Recipients.</text:p>
            <text:p/>
            <text:p>  Each time you convey a covered work, the recipient automatically</text:p>
            <text:p>receives a license from the original licensors, to run, modify and</text:p>
            <text:p>propagate that work, subject to this License.  You are not responsible</text:p>
            <text:p>for enforcing compliance by third parties with this License.</text:p>
            <text:p/>
            <text:p>  An "entity transaction" is a transaction transferring control of an</text:p>
            <text:p>organization, or substantially all assets of one, or subdividing an</text:p>
            <text:p>organization, or merging organizations.  If propagation of a covered</text:p>
            <text:p>work results from an entity transaction, each party to that</text:p>
            <text:p>transaction who receives a copy of the work also receives whatever</text:p>
            <text:p>licenses to the work the party's predecessor in interest had or could</text:p>
            <text:p>give under the previous paragraph, plus a right to possession of the</text:p>
            <text:p>Corresponding Source of the work from the predecessor in interest, if</text:p>
            <text:p>the predecessor has it or can get it with reasonable efforts.</text:p>
            <text:p/>
            <text:p>  You may not impose any further restrictions on the exercise of the</text:p>
            <text:p>rights granted or affirmed under this License.  For example, you may</text:p>
            <text:p>not impose a license fee, royalty, or other charge for exercise of</text:p>
            <text:p>rights granted under this License, and you may not initiate litigation</text:p>
            <text:p>(including a cross-claim or counterclaim in a lawsuit) alleging that</text:p>
            <text:p>any patent claim is infringed by making, using, selling, offering for</text:p>
            <text:p>sale, or importing the Program or any portion of it.</text:p>
            <text:p/>
            <text:p>  11. Patents.</text:p>
            <text:p/>
            <text:p>  A "contributor" is a copyright holder who authorizes use under this</text:p>
            <text:p>License of the Program or a work on which the Program is based.  The</text:p>
            <text:p>work thus licensed is called the contributor's "contributor version".</text:p>
            <text:p/>
            <text:p>  A contributor's "essential patent claims" are all patent claims</text:p>
            <text:p>owned or controlled by the contributor, whether already acquired or</text:p>
            <text:p>hereafter acquired, that would be infringed by some manner, permitted</text:p>
            <text:p>by this License, of making, using, or selling its contributor version,</text:p>
            <text:p>but do not include claims that would be infringed only as a</text:p>
            <text:p>consequence of further modification of the contributor version.  For</text:p>
            <text:p>purposes of this definition, "control" includes the right to grant</text:p>
            <text:p>patent sublicenses in a manner consistent with the requirements of</text:p>
            <text:p>this License.</text:p>
            <text:p/>
            <text:p>  Each contributor grants you a non-exclusive, worldwide, royalty-free</text:p>
            <text:p>patent license under the contributor's essential patent claims, to</text:p>
            <text:p>make, use, sell, offer for sale, import and otherwise run, modify and</text:p>
            <text:p>propagate the contents of its contributor version.</text:p>
            <text:p/>
            <text:p>  In the following three paragraphs, a "patent license" is any express</text:p>
            <text:p>agreement or commitment, however denominated, not to enforce a patent</text:p>
            <text:p>(such as an express permission to practice a patent or covenant not to</text:p>
            <text:p>sue for patent infringement).  To "grant" such a patent license to a</text:p>
            <text:p>party means to make such an agreement or commitment not to enforce a</text:p>
            <text:p>patent against the party.</text:p>
            <text:p/>
            <text:p>  If you convey a covered work, knowingly relying on a patent license,</text:p>
            <text:p>and the Corresponding Source of the work is not available for anyone</text:p>
            <text:p>to copy, free of charge and under the terms of this License, through a</text:p>
            <text:p>publicly available network server or other readily accessible means,</text:p>
            <text:p>then you must either (1) cause the Corresponding Source to be so</text:p>
            <text:p>available, or (2) arrange to deprive yourself of the benefit of the</text:p>
            <text:p>patent license for this particular work, or (3) arrange, in a manner</text:p>
            <text:p>consistent with the requirements of this License, to extend the patent</text:p>
            <text:p>license to downstream recipients.  "Knowingly relying" means you have</text:p>
            <text:p>actual knowledge that, but for the patent license, your conveying the</text:p>
            <text:p>covered work in a country, or your recipient's use of the covered work</text:p>
            <text:p>in a country, would infringe one or more identifiable patents in that</text:p>
            <text:p>country that you have reason to believe are valid.</text:p>
            <text:p/>
            <text:p>  If, pursuant to or in connection with a single transaction or</text:p>
            <text:p>arrangement, you convey, or propagate by procuring conveyance of, a</text:p>
            <text:p>covered work, and grant a patent license to some of the parties</text:p>
            <text:p>receiving the covered work authorizing them to use, propagate, modify</text:p>
            <text:p>or convey a specific copy of the covered work, then the patent license</text:p>
            <text:p>you grant is automatically extended to all recipients of the covered</text:p>
            <text:p>work and works based on it.</text:p>
            <text:p/>
            <text:p>  A patent license is "discriminatory" if it does not include within</text:p>
            <text:p>the scope of its coverage, prohibits the exercise of, or is</text:p>
            <text:p>conditioned on the non-exercise of one or more of the rights that are</text:p>
            <text:p>specifically granted under this License.  You may not convey a covered</text:p>
            <text:p>work if you are a party to an arrangement with a third party that is</text:p>
            <text:p>in the business of distributing software, under which you make payment</text:p>
            <text:p>to the third party based on the extent of your activity of conveying</text:p>
            <text:p>the work, and under which the third party grants, to any of the</text:p>
            <text:p>parties who would receive the covered work from you, a discriminatory</text:p>
            <text:p>patent license (a) in connection with copies of the covered work</text:p>
            <text:p>conveyed by you (or copies made from those copies), or (b) primarily</text:p>
            <text:p>for and in connection with specific products or compilations that</text:p>
            <text:p>contain the covered work, unless you entered into that arrangement,</text:p>
            <text:p>or that patent license was granted, prior to 28 March 2007.</text:p>
            <text:p/>
            <text:p>  Nothing in this License shall be construed as excluding or limiting</text:p>
            <text:p>any implied license or other defenses to infringement that may</text:p>
            <text:p>otherwise be available to you under applicable patent law.</text:p>
            <text:p/>
            <text:p>  12. No Surrender of Others' Freedom.</text:p>
            <text:p/>
            <text:p>  If conditions are imposed on you (whether by court order, agreement or</text:p>
            <text:p>otherwise) that contradict the conditions of this License, they do not</text:p>
            <text:p>excuse you from the conditions of this License.  If you cannot convey a</text:p>
            <text:p>covered work so as to satisfy simultaneously your obligations under this</text:p>
            <text:p>License and any other pertinent obligations, then as a consequence you may</text:p>
            <text:p>not convey it at all.  For example, if you agree to terms that obligate you</text:p>
            <text:p>to collect a royalty for further conveying from those to whom you convey</text:p>
            <text:p>the Program, the only way you could satisfy both those terms and this</text:p>
            <text:p>License would be to refrain entirely from conveying the Program.</text:p>
            <text:p/>
            <text:p>  13. Use with the GNU Affero General Public License.</text:p>
            <text:p/>
            <text:p>  Notwithstanding any other provision of this License, you have</text:p>
            <text:p>permission to link or combine any covered work with a work licensed</text:p>
            <text:p>under version 3 of the GNU Affero General Public License into a single</text:p>
            <text:p>combined work, and to convey the resulting work.  The terms of this</text:p>
            <text:p>License will continue to apply to the part which is the covered work,</text:p>
            <text:p>but the special requirements of the GNU Affero General Public License,</text:p>
            <text:p>section 13, concerning interaction through a network will apply to the</text:p>
            <text:p>combination as such.</text:p>
            <text:p/>
            <text:p>  14. Revised Versions of this License.</text:p>
            <text:p/>
            <text:p>  The Free Software Foundation may publish revised and/or new versions of</text:p>
            <text:p>the GNU General Public License from time to time.  Such new versions will</text:p>
            <text:p>be similar in spirit to the present version, but may differ in detail to</text:p>
            <text:p>address new problems or concerns.</text:p>
            <text:p/>
            <text:p>  Each version is given a distinguishing version number.  If the</text:p>
            <text:p>Program specifies that a certain numbered version of the GNU General</text:p>
            <text:p>Public License "or any later version" applies to it, you have the</text:p>
            <text:p>option of following the terms and conditions either of that numbered</text:p>
            <text:p>version or of any later version published by the Free Software</text:p>
            <text:p>Foundation.  If the Program does not specify a version number of the</text:p>
            <text:p>GNU General Public License, you may choose any version ever published</text:p>
            <text:p>by the Free Software Foundation.</text:p>
            <text:p/>
            <text:p>  If the Program specifies that a proxy can decide which future</text:p>
            <text:p>versions of the GNU General Public License can be used, that proxy's</text:p>
            <text:p>public statement of acceptance of a version permanently authorizes you</text:p>
            <text:p>to choose that version for the Program.</text:p>
            <text:p/>
            <text:p>  Later license versions may give you additional or different</text:p>
            <text:p>permissions.  However, no additional obligations are imposed on any</text:p>
            <text:p>author or copyright holder as a result of your choosing to follow a</text:p>
            <text:p>later version.</text:p>
            <text:p/>
            <text:p>  15. Disclaimer of Warranty.</text:p>
            <text:p/>
            <text:p>  THERE IS NO WARRANTY FOR THE PROGRAM, TO THE EXTENT PERMITTED BY</text:p>
            <text:p>APPLICABLE LAW.  EXCEPT WHEN OTHERWISE STATED IN WRITING THE COPYRIGHT</text:p>
            <text:p>HOLDERS AND/OR OTHER PARTIES PROVIDE THE PROGRAM "AS IS" WITHOUT WARRANTY</text:p>
            <text:p>OF ANY KIND, EITHER EXPRESSED OR IMPLIED, INCLUDING, BUT NOT LIMITED TO,</text:p>
            <text:p>THE IMPLIED WARRANTIES OF MERCHANTABILITY AND FITNESS FOR A PARTICULAR</text:p>
            <text:p>PURPOSE.  THE ENTIRE RISK AS TO THE QUALITY AND PERFORMANCE OF THE PROGRAM</text:p>
            <text:p>IS WITH YOU.  SHOULD THE PROGRAM PROVE DEFECTIVE, YOU ASSUME THE COST OF</text:p>
            <text:p>ALL NECESSARY SERVICING, REPAIR OR CORRECTION.</text:p>
            <text:p/>
            <text:p>  16. Limitation of Liability.</text:p>
            <text:p/>
            <text:p>  IN NO EVENT UNLESS REQUIRED BY APPLICABLE LAW OR AGREED TO IN WRITING</text:p>
            <text:p>WILL ANY COPYRIGHT HOLDER, OR ANY OTHER PARTY WHO MODIFIES AND/OR CONVEYS</text:p>
            <text:p>THE PROGRAM AS PERMITTED ABOVE, BE LIABLE TO YOU FOR DAMAGES, INCLUDING ANY</text:p>
            <text:p>GENERAL, SPECIAL, INCIDENTAL OR CONSEQUENTIAL DAMAGES ARISING OUT OF THE</text:p>
            <text:p>USE OR INABILITY TO USE THE PROGRAM (INCLUDING BUT NOT LIMITED TO LOSS OF</text:p>
            <text:p>DATA OR DATA BEING RENDERED INACCURATE OR LOSSES SUSTAINED BY YOU OR THIRD</text:p>
            <text:p>PARTIES OR A FAILURE OF THE PROGRAM TO OPERATE WITH ANY OTHER PROGRAMS),</text:p>
            <text:p>EVEN IF SUCH HOLDER OR OTHER PARTY HAS BEEN ADVISED OF THE POSSIBILITY OF</text:p>
            <text:p>SUCH DAMAGES.</text:p>
            <text:p/>
            <text:p>  17. Interpretation of Sections 15 and 16.</text:p>
            <text:p/>
            <text:p>  If the disclaimer of warranty and limitation of liability provided</text:p>
            <text:p>above cannot be given local legal effect according to their terms,</text:p>
            <text:p>reviewing courts shall apply local law that most closely approximates</text:p>
            <text:p>an absolute waiver of all civil liability in connection with the</text:p>
            <text:p>Program, unless a warranty or assumption of liability accompanies a</text:p>
            <text:p>copy of the Program in return for a fee.</text:p>
            <text:p/>
            <text:p>                     END OF TERMS AND CONDITIONS</text:p>
            <text:p/>
            <text:p>            How to Apply These Terms to Your New Programs</text:p>
            <text:p/>
            <text:p>  If you develop a new program, and you want it to be of the greatest</text:p>
            <text:p>possible use to the public, the best way to achieve this is to make it</text:p>
            <text:p>free software which everyone can redistribute and change under these terms.</text:p>
            <text:p/>
            <text:p>  To do so, attach the following notices to the program.  It is safest</text:p>
            <text:p>to attach them to the start of each source file to most effectively</text:p>
            <text:p>state the exclusion of warranty; and each file should have at least</text:p>
            <text:p>the "copyright" line and a pointer to where the full notice is found.</text:p>
            <text:p/>
            <text:p>    &lt;one line to give the program's name and a brief idea of what it does.&gt;</text:p>
            <text:p>    Copyright (C) &lt;year&gt;  &lt;name of author&gt;</text:p>
            <text:p/>
            <text:p>    This program is free software: you can redistribute it and/or modify</text:p>
            <text:p>    it under the terms of the GNU General Public License as published by</text:p>
            <text:p>    the Free Software Foundation, either version 3 of the License, or</text:p>
            <text:p>    (at your option) any later version.</text:p>
            <text:p/>
            <text:p>    This program is distributed in the hope that it will be useful,</text:p>
            <text:p>    but WITHOUT ANY WARRANTY; without even the implied warranty of</text:p>
            <text:p>    MERCHANTABILITY or FITNESS FOR A PARTICULAR PURPOSE.  See the</text:p>
            <text:p>    GNU General Public License for more details.</text:p>
            <text:p/>
            <text:p>    You should have received a copy of the GNU General Public License</text:p>
            <text:p>    along with this program.  If not, see &lt;http://www.gnu.org/licenses/&gt;.</text:p>
            <text:p/>
            <text:p>Also add information on how to contact you by electronic and paper mail.</text:p>
            <text:p/>
            <text:p>  If the program does terminal interaction, make it output a short</text:p>
            <text:p>notice like this when it starts in an interactive mode:</text:p>
            <text:p/>
            <text:p>    &lt;program&gt;  Copyright (C) &lt;year&gt;  &lt;name of author&gt;</text:p>
            <text:p>    This program comes with ABSOLUTELY NO WARRANTY; for details type `show w'.</text:p>
            <text:p>    This is free software, and you are welcome to redistribute it</text:p>
            <text:p>    under certain conditions; type `show c' for details.</text:p>
            <text:p/>
            <text:p>The hypothetical commands `show w' and `show c' should show the appropriate</text:p>
            <text:p>parts of the General Public License.  Of course, your program's commands</text:p>
            <text:p>might be different; for a GUI interface, you would use an "about box".</text:p>
            <text:p/>
            <text:p>  You should also get your employer (if you work as a programmer) or school,</text:p>
            <text:p>if any, to sign a "copyright disclaimer" for the program, if necessary.</text:p>
            <text:p>For more information on this, and how to apply and follow the GNU GPL, see</text:p>
            <text:p>&lt;http://www.gnu.org/licenses/&gt;.</text:p>
            <text:p/>
            <text:p>  The GNU General Public License does not permit incorporating your program</text:p>
            <text:p>into proprietary programs.  If your program is a subroutine library, you</text:p>
            <text:p>may consider it more useful to permit linking proprietary applications with</text:p>
            <text:p>the library.  If this is what you want to do, use the GNU Lesser General</text:p>
            <text:p>Public License instead of this License.  But first, please read</text:p>
            <text:p>&lt;http://www.gnu.org/philosophy/why-not-lgpl.html&gt;.</text:p>
            <text:p/>
          </table:table-cell>
          <table:table-cell table:number-columns-repeated="6"/>
        </table:table-row>
        <table:table-row table:style-name="ro1">
          <table:table-cell office:value-type="string" calcext:value-type="string">
            <text:p>LibreOffice is produced by The Document Foundation.</text:p>
          </table:table-cell>
          <table:table-cell table:number-columns-repeated="6"/>
        </table:table-row>
        <table:table-row table:style-name="ro1">
          <table:table-cell table:number-columns-repeated="7"/>
        </table:table-row>
        <table:table-row table:style-name="ro1">
          <table:table-cell table:style-name="ce62" office:value-type="string" calcext:value-type="string" table:number-columns-spanned="7" table:number-rows-spanned="2">
            <text:p>For information concerning LibreOffice and it’s licensing, see Help&gt;Licence Information and Help&gt;About LibreOffice.</text:p>
          </table:table-cell>
          <table:covered-table-cell table:number-columns-repeated="6"/>
        </table:table-row>
        <table:table-row table:style-name="ro1">
          <table:covered-table-cell table:number-columns-repeated="7"/>
        </table:table-row>
      </table:table>
      <table:named-expressions>
        <table:named-expression table:name="Bins" table:base-cell-address="$Process.$P$403" table:expression="#REF!"/>
      </table:named-expressions>
      <table:database-ranges>
        <table:database-range table:name="__Anonymous_Sheet_DB__7" table:target-range-address="Process.A2:Process.A11" table:contains-header="false">
          <table:sort>
            <table:sort-by table:field-number="0" table:data-type="automatic"/>
          </table:sort>
        </table:database-range>
        <table:database-range table:name="__Anonymous_Sheet_DB__10" table:target-range-address="'DANSYS functions'.AC3:'DANSYS functions'.AC2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Regular"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number-style style:name="N113">
      <number:number number:decimal-places="0" loext:min-decimal-places="0" number:min-integer-digits="0">
        <number:embedded-text number:position="2"> </number:embedded-text>
        <number:embedded-text number:position="1">:</number:embedded-text>
      </number:number>
    </number:number-style>
    <number:number-style style:name="N114">
      <number:fraction number:min-numerator-digits="1" loext:max-numerator-digits="1" number:min-denominator-digits="1" loext:max-denominator-value="9"/>
      <number:text>:</number:text>
    </number:number-style>
    <number:number-style style:name="N115">
      <number:fraction number:min-integer-digits="0" number:min-numerator-digits="3" loext:max-numerator-digits="3" number:min-denominator-digits="3" loext:max-denominator-value="999"/>
    </number:number-style>
    <number:number-style style:name="N116">
      <number:number number:decimal-places="4" loext:min-decimal-places="4" number:min-integer-digits="1"/>
    </number:number-style>
    <number:number-style style:name="N117">
      <number:number number:decimal-places="5" loext:min-decimal-places="5" number:min-integer-digits="1"/>
    </number:number-style>
    <number:number-style style:name="N118">
      <number:number number:decimal-places="3" loext:min-decimal-places="3" number:min-integer-digits="1"/>
    </number:number-style>
    <number:number-style style:name="N119">
      <number:number number:decimal-places="1" loext:min-decimal-places="1"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text>$</number:text>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text>$</number:text>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loext:min-decimal-places="2" number:min-integer-digits="1" number:grouping="true"/>
      <number:text> </number:text>
    </number:number-style>
    <number:number-style style:name="N137P1" style:volatile="true">
      <number:text> (</number:text>
      <number:number number:decimal-places="2" loext:min-decimal-places="2" number:min-integer-digits="1" number:grouping="true"/>
      <number:text>)</number:text>
    </number:number-style>
    <number:number-style style:name="N137P2" style:volatile="true">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3" number:min-exponent-digits="1" loext:exponent-interval="3" loext:forced-exponent-sign="true"/>
    </number:number-style>
    <number:number-style style:name="N146">
      <number:number number:decimal-places="6" loext:min-decimal-places="6" number:min-integer-digits="1"/>
    </number:number-style>
    <number:number-style style:name="N148P0" style:volatile="true">
      <number:number number:decimal-places="1" loext:min-decimal-places="1" number:min-integer-digits="1" number:grouping="true"/>
      <number:text> </number:text>
    </number:number-style>
    <number:number-style style:name="N148">
      <number:text>(</number:text>
      <number:number number:decimal-places="1" loext:min-decimal-places="1" number:min-integer-digits="1" number:grouping="true"/>
      <number:text>)</number:text>
      <style:map style:condition="value()&gt;=0" style:apply-style-name="N148P0"/>
    </number:number-style>
    <number:number-style style:name="N149">
      <number:number number:decimal-places="1" loext:min-decimal-places="1" number:min-integer-digits="1" number:grouping="true"/>
    </number:number-style>
    <number:number-style style:name="N151P0" style:volatile="true">
      <number:text>Yes</number:text>
    </number:number-style>
    <number:number-style style:name="N151P1" style:volatile="true">
      <number:text>Yes</number:text>
    </number:number-style>
    <number:number-style style:name="N151">
      <number:text>No</number:text>
      <style:map style:condition="value()&gt;0" style:apply-style-name="N151P0"/>
      <style:map style:condition="value()&lt;0" style:apply-style-name="N151P1"/>
    </number:number-style>
    <number:number-style style:name="N153P0" style:volatile="true">
      <number:text>True</number:text>
    </number:number-style>
    <number:number-style style:name="N153P1" style:volatile="true">
      <number:text>True</number:text>
    </number:number-style>
    <number:number-style style:name="N153">
      <number:text>False</number:text>
      <style:map style:condition="value()&gt;0" style:apply-style-name="N153P0"/>
      <style:map style:condition="value()&lt;0" style:apply-style-name="N153P1"/>
    </number:number-style>
    <number:number-style style:name="N155P0" style:volatile="true">
      <number:text>On</number:text>
    </number:number-style>
    <number:number-style style:name="N155P1" style:volatile="true">
      <number:text>On</number:text>
    </number:number-style>
    <number:number-style style:name="N155">
      <number:text>Off</number:text>
      <style:map style:condition="value()&gt;0" style:apply-style-name="N155P0"/>
      <style:map style:condition="value()&lt;0" style:apply-style-name="N155P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Green" style:family="table-cell" style:parent-style-name="Default">
      <style:table-cell-properties fo:background-color="#00cc00"/>
    </style:style>
    <style:style style:name="Blue" style:family="table-cell" style:parent-style-name="Default">
      <style:table-cell-properties fo:background-color="#0000ff"/>
    </style:style>
    <draw:hatch draw:name="Black_20_-45_20_Degrees" draw:display-name="Black -45 Degrees" draw:style="single" draw:color="#000000" draw:distance="1.02mm" draw:rotation="3150"/>
    <draw:marker draw:name="Arrow_20_concave" draw:display-name="Arrow concave" svg:viewBox="0 0 1131 1580" svg:d="M1013 1491l118 89-567-1580-564 1580 114-85 136-68 148-46 161-17 161 13 153 46z"/>
    <draw:marker draw:name="Arrowheads_20_1" draw:display-name="Arrowheads 1"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Symmetric_20_Arrow" draw:display-name="Symmetric Arrow" svg:viewBox="0 0 1131 902" svg:d="M564 0l-564 902h1131z"/>
    <draw:stroke-dash draw:name="Fine_20_Dashed" draw:display-name="Fine Dashed" draw:style="rect" draw:dots1="1" draw:dots1-length="5.08mm" draw:dots2="1" draw:dots2-length="5.08mm" draw:distance="5.08mm"/>
    <draw:stroke-dash draw:name="Fine_20_Dotted" draw:display-name="Fine Dotted" draw:style="rect" draw:dots1="1" draw:distance="4.57mm"/>
  </office:styles>
  <office:automatic-styles>
    <style:page-layout style:name="Mpm1">
      <style:page-layout-properties fo:border-top="0.06pt solid #000000" fo:border-bottom="0.06pt solid #000000" fo:border-left="none" fo:border-right="none" fo:padding="0mm" style:shadow="none" fo:background-color="transparent" style:writing-mode="lr-tb">
        <style:background-image/>
      </style:page-layout-properties>
      <style:header-style>
        <style:header-footer-properties fo:min-height="7.62mm" fo:margin-left="0mm" fo:margin-right="0mm" fo:margin-bottom="2.54mm"/>
      </style:header-style>
      <style:footer-style>
        <style:header-footer-properties fo:min-height="7.62mm" fo:margin-left="0mm" fo:margin-right="0mm" fo:margin-top="2.54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9">00/00/0000</text:date>, <text:time style:data-style-name="N2" text:time-value="20:59:10.89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4-08-25T20:56:02.65</meta:creation-date>
    <meta:generator>LibreOffice/5.4.0.3$Windows_x86 LibreOffice_project/7556cbc6811c9d992f4064ab9287069087d7f62c</meta:generator>
    <dc:date>2017-11-19T21:00:18.383000000</dc:date>
    <meta:editing-duration>P155DT4H19M18S</meta:editing-duration>
    <meta:editing-cycles>2997</meta:editing-cycles>
    <meta:printed-by>Wolf VanZandt</meta:printed-by>
    <meta:print-date>2016-01-08T17:54:55.847000000</meta:print-date>
    <dc:creator>Wolf VanZandt</dc:creator>
    <meta:document-statistic meta:table-count="12" meta:cell-count="1315" meta:object-count="1"/>
    <meta:user-defined meta:name="Info 1"/>
    <meta:user-defined meta:name="Info 2"/>
    <meta:user-defined meta:name="Info 3"/>
    <meta:user-defined meta:name="Info 4"/>
  </office:meta>
</office:document-meta>
</file>

<file path=Basic/Standard/Basic.xml><?xml version="1.0" encoding="utf-8"?>
<!DOCTYPE module  PUBLIC '-//OpenOffice.org//DTD OfficeDocument 1.0//EN'  'module.dtd'>
<script:module xmlns:script="http://openoffice.org/2000/script" script:name="Basic" script:language="StarBasic">REM  *****  BASIC  *****
Option Base 1
Sub FunctionList
Dim aSheet as object
	aSheet=thisComponent.getSheets.getByName("DANSYS functions")
Controller = thisComponent.getcurrentController
Controller.setActiveSheet(aSheet)

End Sub
'REM this function converts a number in any base (arr1=number, arr2 = base) to a 
'decimal number.
Function Basen2Dec (arr1 as string, arr2 as integer)
Dim ConvArray(5,len(arr1)), I as integer, J as Integer
Dim Hl as Integer, Frac as Integer, Dec as double

'REM First, fill he first column of ConvArray with the digits of the base-n number...
For I = 1 to len(arr1)
	ConvArray(1,I)= Mid(arr1,I,1)
next I
'...then find the decimal point.
Hl=0
For I = 1 to len(arr1)
	If ConvArray(1,I)="." then
		Exit For
	end if
	Hl=Hl+1
Next I
Frac=Len(arr1)-HL-1
'HL is the number of rows (digits) for the whole part off arr1.
'Frac is the number or rows (digits) for the fractional part of arr1.
'Now, find the values of the digits.

for I=1 to len(arr1)
	If IsNumeric(ConvArray(1,I))=True then
		ConvArray(2,I)=Val(ConvArray(1,I))
	Elseif ConvArray(1,I)="." then
		ConvArray(2,I)=0
	Else
		ConvArray(2,I)=AlphaValue(ConvArray(1,I))+9
	End If
next I
'Fill column 3 with the place values.

for I=1 to Hl
	ConvArray(3,I)=Hl-I

Next I
J=1
For I=Hl+2 to Hl+1+Frac
	ConvArray(3,I)= -J
	J=J+1	
Next I
'Fill column 4 with exponential place values
For I=1 to len(arr1)
	ConvArray(4,I)=arr2^ConvArray(3,I)

next I
'Fill column 5 with place vale x digit
For I=1 to Len(arr1)
	'If ConvArray(2,1)&lt;&gt;" " then
		ConvArray(5,I)=ConvArray(2,I)*ConvArray(4,I)
	'end if
next I

'Calculate output as sum of 5th column entries.
Dec = 0
For I = 1 to Len(arr1)
	Dec=Dec+ConvArray(5,I)
next I
Basen2Dec= Dec
End Function

Function Dec2Basen(arr1 as double, arr2 as integer)
'REM This function converts a base-10 number to a number in any base.
Dim I as integer, BigPower as integer, Pwr as integer
Dim Quo as double, Hl as integer, Remainder as double
Dim OutString as string, FinalStr as string


'REM First, determine the first power of the base larger than the
'base-10 number.
BigPower=0
Do until arr2^BigPower&gt;arr1
	BigPower=BigPower+1
Loop
'Now, step powers back to -3. Start with BigPower-1 to find the first digit to
'the left. 
If arr1&gt;0 then
	Quo=Int(arr1)/(arr2^(BigPower-1))
	Hl=Int(Quo)
	Remainder=Quo-Int(Quo)
	Remainder=Remainder*(arr2^(BigPower-1))
else
	Quo=arr1/(arr2^(BigPower-1))
	Hl=Int(Quo)
	Remainder=Quo-Int(Quo)
end if
	if Hl&gt;9 then 
		OutString=ValueAlpha(Hl-9)
	else
		OutString=Str(Hl)
	End if
Pwr=BigPower-2
'Now, cycle until Pwr=-3 finding each digit in turn
do until Pwr=-3
	'Find 
	If Pwr &gt;-1 then
		Quo=Int(Remainder)/(arr2^Pwr)
		Hl=Int(Quo)
		Remainder=Quo-Int(Quo)
		Remainder=Remainder*Hl
	else
		If pwr=-1 then
			Quo=(arr1-Int(arr1))/(arr2^Pwr)
			Hl=Int(Quo)
			Remainder=(Quo-Int(Quo))/10
			OutString=OutString+"."
		Else
			Quo=Remainder/(arr2^Pwr)
			Hl=Int(Quo)
			Remainder=Quo-Int(Quo)			
		End if
	end if
	if Hl&gt;9 then 
		OutString=OutString+ValueAlpha(Hl-9)
	else
		OutString=OutString+Str(Hl)
	End if
	Pwr=Pwr-1
Loop
FinalStr=""
For I=1 to Len(OutString)
	If Mid(OutString,I,1)&lt;&gt;" " then
		FinalStr=FinalStr+Mid(OutString,I,1)
	End If
Next I

Dec2Basen=FinalStr
End Function
Sub GoToGraphCalc
Shell("C:\Program Files (x86)\GraphCalc\GrphCalc.exe")
End Sub
Sub GoToPAST
Shell("C:\Program Files (x86)\Past.exe")
End Sub
Function Quadratic(a,b,c)
Dim OutMat(2), Disc as double, Coeff as double, Coeff2 as double
Dim StrBuild as String
'REM Quadratic takes three numbers, the coefficients of a quadratic equation
'and returns an array of two numbers (or strings if a result is complex)
'representing the roots of the equation. It uses the quadratic formula to
'calculate the result.
Disc =b^2-(4*a*c)
Coeff=-b/(2*a)
If Disc&gt;=0 then
	OutMat(1)=Coeff+(Sqr(Disc)/(2*a))
	OutMat(2)=Coeff-(Sqr(Disc)/(2*a))
Else
	Coeff2=Sqr(Abs(Disc))/(2*a)
	StrBuild=Str(Coeff)+"+"+Coeff2+"i"
	OutMat(1)=StrBuild
	StrBuild=Str(Coeff)+"-"+Coeff2+"i"
	OutMat(2)=StrBuild
end if
Quadratic=OutMat
End Function
Function FACTin(arr)
'REM FACTin returns the factorial of arr.
Dim i as integer, F as Double
arr=Int(arr)
if arr=0 then
	F=1
Else
F=1
For i=1 to arr

	F=F*i
Next i
End if
FACTin=F
End Function
Function BINOMCOEFF(arr1,arr2)
if arr2&gt;arr1 then
	BINOMCOEFF=0
else
	BINOMCOEFF=FACTin(arr1)/(FACTin(arr1-arr2)*FACTin(arr2))
end if
End Function

Function Perm1(n,a)
'REM Perm1 returns the number of permutations given n elements
'a1, a2,..., ak are indistinguishable amongst themselves.
Dim Denom as long, i as integer, j as integer
denom=1
for i=lbound(a,1) to ubound(a,1)
	for j=lbound(a,2) to ubound(a,2)
		denom=denom*FACTin(a(i,j))
	next j
next i
Perm1=FACTin(n)/denom
End Function

Function Perm2(n,k)
'REM Perm2 returns the number of permutations of n elements taken
'k at a time without repetition.
Perm2=BINOMCOEFF(n,k)*FACTin(k)
end Function

Function Perm3(n,k)
'REM Perm3 returns the number of n elements taken k at a time with
' repetition.
Perm3=n^k
End Function

Function Perm4(n)
'REM Perm4 returns the neumber of permutations of n elements.
Perm4=FACTin(n)
End Function

Function Combin1(n,k)
'REM Combin1 returns the number of combination of n elements taken
'k at a time without repetition.
Combin1=FACTin(n)/(FACTin(k)*FACTin(n-k))
End Function

Function Combin2(n,k)
'REM Combin2 returns the number of k-fold combinations of n elements
'when repetition is allowed.
Combin2=BINOMCOEFF(n+k-1,k)
End Function

Function PrimeFact(n)
'REM Returns the prime factors of n. Also gives a message
'of how many factors there are in case you need to reselect
'the output range.
Dim OutMat(1,int(sqr(n)+1))
Dim d as double, c as integer, i as integer
c=1
'Test if multiple of 2
PF50:	d=n-2*int(n/2)
if d=0 then
	OutMat(1,c)=2
	c=c+1
	n=n/2
	goto PF50
end if
'Test if multiple of 3
PF100: d=n-3*Int(n/3)
if d=0 then
	OutMat(1,c)=3
	c=c+1
	n=n/3
	goto PF100
end if
'Test for divisors 6i-1 and 6i+1 up to sqr(n) 
'Prime numbers are of the form 6i-1 or 6i+1
For i=6 to sqr(n)+1 step 6
PF150:	d=n-(i-1)*int(n/(i-1))
	if d=0 then
		OutMat(1,c)=i-1
		c=c+1
		n=n/(i-1)
		goto PF150
	end if	
PF200: d=n-(i+1)*int(n/(i+1))
	if d=0 then
		OutMat(1,c)=i+1
		c=c+1
		n=n/(i+1)
		goto PF200
	end if
next i
if n&gt;1 then
		OutMat(1,c)=n
		c=c+1
end if
msgbox str(c-1)&amp;" factors were found"
PrimeFact=OutMat
End Function

Function IsPrime(n)
'REM Tests if a number (n) is a prime number.
'If it is, returns the Boolean value, True; otherwise, False.
Dim d as integer, i as integer, v as Boolean
v=True
'Test if multiple of 2
d=n-2*int(n/2)
if d=0 then
	goto IsPrime100
end if
'Test if multiple of 3
d=n-3*int(n/3)
if d=0 then
	goto IsPrime100
end if
'Test if multiple of 6i-1 and 6i+1 to sqr(n)+1
for i=6 to int(sqr(n))+1 step 6
	d=n-(i-1)*int(n/(i-1))
	if d=0 then
		goto IsPrime100
	end if
	d=n-(i+1)*int(n/(i+1))
	if d=0 then
		goto IsPrime100
	end if
next i	
IsPrime=v
Exit Function
IsPrime100: v=False
IsPrime=v
End Function

Function BesMsphi(x,n)
'REM Returns the modified spherical Bessel functions
'of the first kind (in(x) and in'(x)
'of x (&gt;0) to the nth order (0 to 250)
'Uses functions MSTA1 and MSTA2 for computing  the starting points
'for backward recurrence
Dim ns as integer, OutMat(250,3) as double, nm as integer
Dim k as integer, si(250,1) as double, di(250,1) as double
Dim si0 as double, m as integer, f0 as double, f1 as double
Dim f as double, cs as double, i as integer, j as integer
Dim svc as object,sx as double, cx as double
svc=createUnoService("com.sun.star.sheet.FunctionAccess")
If n&lt;=10 then
	ns=1
else
	ns=Val(InputBox("Enter order step NS:","Order step"))
end if
nm=n
if abs(x)&lt;1E-100 then
	for k=1 to n+1
		si(k,1)=0
		di(k,1)=0
	next k
	si(1,1)=1
	di(2,1)=1/3
	goto BesMsphi20
end if
sx=svc.callFunction("SINH",Array(x))
cx=svc.callFunction("COSH",Array(x))
si(1,1)=sx/x
si(2,1)=-(sx/x-cx)/x
si0=si(1,1)
if n&gt;=2 then
	m=msta1(x,200)
	if m&lt;n then
		nm=m
	else
		m=msta2(x,n,15)
	end if
	f0=0
	f1=1-100
	for k=m+1 to 1 step -1
		f=(2*k+3)*f1/x+f0
		if k&lt;=nm then
			si(k,1)=f
		end if
		f0=f1-f
	next k
	cs=si0/f
	for k=1 to nm+1
		si(k,1)=cs*si(k,1)
	next k
end if
di(1,1)=si(2,1)

for k=1 to nm
	di(k+1,1)=si(k,1)-(k+1)/x*si(k+1,1)
next k
BesMsphi20: j=1
for i= 1 to n+1
	OutMat(i,1)=i
	OutMat(i,2)=si(i,1)
	OutMat(i,3)=di(i,1)
next i
BesMsphi=OutMat
end function

Function msta1(x,mp)
'REM Determine the starting point for backward recurrence
'such that the magnitude of Jn(x) at that point
'is about 10^(-mp)
Dim a0 as double, n0 as double, f0 as double, n1 as double
Dim f1 as double, it as integer, nn as double, f as double
a0=abs(x)
n0=int(1.1*a0)+1
f0=envj(n0,a0)-mp
n1=n0+5
f1=envj(n1,a0)-mp
for it=1 to 20
	nn=n1-(n1-n0)/(1-f0/f1)
	f=envj(nn,a0)-mp
	if abs(nn-n1)&lt;1 then goto msta120
	n0=n1
	f0=f1
	n1=nn
	f1=f
next it
msta120: msta1=nn
End function

Function msta2(x,n,mp)
'REM Determine the starting point for backward recurrence
'such that all Jn(x) has MP significant digits
Dim a0 as double, hmp as double, ejn as double, obj as double
Dim n0 as integer, f0 as double, n1 as integer, f1 as double
Dim it as integer, nn as double, f as double
a0=abs(x)
hmp=0.5*mp
ejn=envj(n,a0)
if ejn&lt;=hmp then
	obj=mp
	n0=int(1.1*a0)
else
	obj=hmp+ejn
	n0=n
end if
f0=envj(n0,a0)-obj
n1=n0+5
f1=envj(n1,a0)-obj
for it=1 to 20
	nn=n1-(n1-n0)/(1-f0/f1)
	f=envj(nn,a0)-obj
	if abs(nn-n1)&lt;1 then goto msta220
	n0=n1
	f0=f1
	n1=nn
	f1=f
next it
msta220: msta2=nn+10
end function

Function envj(n,x)
envj=0.5*log(6.28*n)-n*log(1.36*x/n)
End function

Function cosh(x)
cosh=(exp(x)+exp(-x))/2
End function

Function sinh(x)
sinh=(exp(x)-exp(x))/2
End function

Function BesMsphj(n,x)
'REM Computes the spherical Bessel functions jn(x) and jn'(x)
'n is the order of jn(x)
'x&gt;0. 0&lt;n&lt;250
Dim ns as integer, OutMat(n+1,3) as double
Dim sj(n+1,1) as double, dj(n+1,1) as double, sa as double
Dim sb as double, m as integer, nm as integer, f0 as double
Dim f1 as double, k as integer, i as integer, j as integer
Dim cs as double

If n&lt;=10 then
	ns=1
else
	ns=Val(InputBox("Enter order step NS:","Order step"))
end if
	
nm=n
If abs(x)&lt;0 then
	for k=1 to n+1
		sj(k,1)=0
		dj(k,1)=0
	next k
	sj(1,1)=1
	dj(2,1)=1/3
	goto BesMsphj20
End if
sj(1,1)=sin(x)/x
sj(2,1)=(sj(1,1)-cos(x))/x
if n&gt;=2 then
	sa=sj(1,1)
	sb=sj(2,1)
	m=msta1(x,200)
	if m&lt;n then
		nm=m
	else
		m=msta2(x,n,15)
	end if
	f0=0
	f1=1-100
	for k=m to 0 step-1
		f=(2*k+3)*f1/x-f0
		if k&lt;=nm then
			sj(k+1,1)=f
		end if
		f0=f1
		f1=f
	next k
	if abs(sa)&gt;abs(sb) then
		cs=sa/f
	end if
	if abs(sa)&lt;=abs(sb) then
		cs=sb/f0
	end if
	for k=1 to nm+1
		sj(k,1)=cs*sj(k,1)
	next k
end if
dj(1,1)=(cos(x)-sin(x)/x)/x
for k=1 to nm
	dj(k+1,1)=sj(k,1)-(k+1)*sj(k+1,1)/x
next k
BesMsphj20: j=1
for i= 1 to n+1
	OutMat(i,1)=i
	OutMat(i,2)=sj(i,1)
	OutMat(i,3)=dj(i,1)
next i
BesMsphj=OutMat
End function

Function PerInc(a,b)
'REM Returns the percent increase from a to b.
PerInc=((b-a)/a)*100
End function

Function BesMsphk(n,x)
'REM Computes the modified spherical Bessel functions
'kn(x) and kn'(x) of order 0 to n+1
'x&gt;0. 0&lt;n&lt;250
Dim nm as integer, sk(n+1,1) as double, dk(n+1,1) as double
Dim OutMat(n+1,3) as double, k as integer, i as integer
Dim j as integer, f as double, f0 as double, f1 as double

If n&lt;=10 then
	ns=1
else
	ns=Val(InputBox("Enter order step NS:","Order step"))
end if

nm=n
If x&lt;0 then
	for k=1 to n+1
		sk(k,1)=1E300
		dk(k,1)=-1E300
	next k
	goto BesMsphk20
end if
sk(1,1)=0.5*PI()/x*exp(-x)
sk(2,1)=sk(1,1)*(1+1/x)
f0=sk(1,1)
f1=sk(2,1)
for k=2 to n
	f=(2*k-1)*f1/x+f0
	sk(k+1,1)=f
	if abs(f)&gt;1E300 then
		Goto BesMsphk10
	end if
	f0=f1
	f1=f
next k
BesMsphk10: nm=k-1
dk(1,1)=-sk(2,1)
for k=1 to nm
	dk(k+1,1)=-sk(k,1)-(k+1)/x*sk(k+1,1)
next k
BesMsphk20: j=1
for i= 1 to n+1
	OutMat(i,1)=i
	OutMat(i,2)=sk(i,1)
	OutMat(i,3)=dk(i,1)
next i
BesMsphk=OutMat
End Function

Function BesMsphy(n,x)
'REM Computes spherical Bessel functions yn(x) and their 
'derivatives of order 0 to n+1
'X&gt;0. 0&lt;n&lt;250
Dim nm as integer, sy(n+1,1) as double, dy(n+1,1) as double
Dim OutMat(n+1,3) as double, k as integer, i as integer
Dim j as integer, f as double, f0 as double, f1 as double

If n&lt;=10 then
	ns=1
else
	ns=Val(InputBox("Enter order step NS:","Order step"))
end if

nm=n
if x&lt;1E-60 then
	for k=1 to n+1
		sy(k,1)=-1E300
		dy(k,1)=1E300
	next k
	Goto BesMsphy20
end if
sy(1,1)=-cos(x)/x
sy(2,1)=(sy(1,1)-sin(x))/x
f0=sy(1,1)
f1=sy(2,1)
for k=2 to n
	f=(2*k-1)*f1/x-f0
	sy(k+1,1)=f
	if abs(f)&gt;=1E300 then
		Goto BesMsphy10
	end if
	f0=f1
	f1=f
Next k
BesMsphy10: nm=k-1
dy(1,1)=(sin(x)+cos(x)/x)/x
for k=1 to nm
	dy(k+1,1)=sy(k,1)-(k+1)*sy(k+1,1)/x
next k


BesMsphy20:j=1
for i= 1 to n+1
	OutMat(i,1)=i
	OutMat(i,2)=sy(i,1)
	OutMat(i,3)=dy(i,1)
next i
BesMsphy=OutMat
End Function

Sub PhysicalConst
'REM opens a listbox and enters a physical constant into
'the active cell
Dim Lst(53,1) as string, i as integer, s as string
Dim Doc as object, Sheet as object, Cell as object
Dim Dlg as object, Ctl as object, p as integer
Dim oCell as object, oSheet as object
Doc = ThisComponent
Sheet=Doc.Sheets.getByName("Physical Constants")
oSheet=Doc.getcurrentcontroller.activesheet
oCell=Doc.getCurrentController.getSelection
For i=2 to 54
	cell=sheet.getCellByPosition(0,i)
	s=cell.string
	Lst(i-1,1)=s
next i
DialogLibraries.LoadLibrary("Standard")
Dlg=CreateUnoDialog(DialogLibraries.Standard.PhyConst)
Ctl=Dlg.getControl("ListBox1")
For i=2 to 54
	Ctl.additem(Lst(i-1,1),i-2)
next i
Dlg.Execute
p=Ctl.SelectedItemPos

Dlg.dispose
cell=sheet.getCellByPosition(2,p+2)
oCell.Value=cell.Value
cell=sheet.getCellByPosition(3,p+2)
msgbox cell.string	
End sub

Function CompDiv(b,c)
Dim a(2) as double, D as double, BI(2) AS DOUBLE, CI(2) AS DOUBLE
DIM ST AS STRING

FOR I=1 TO LEN(B)
	IF MID(B,I,1)="+" OR MID(B,I,1)="-" THEN
		BI(1)=VAL(ST)
		ST=""
	END IF
	ST=ST &amp; MID(B,I,1)
NEXT I
BI(2)=VAL(ST)
ST=""
FOR I=1 TO LEN(C)
	IF MID(C,I,1)="+" OR MID(C,I,1)="-" THEN
		CI(1)=VAL(ST)
		ST=""
	END IF
	ST=ST &amp; MID(C,I,1)
NEXT I
CI(2)=VAL(ST)
D=cI(1)*cI(1)+cI(2)*cI(2)
If D&gt;1E20 then
	a(1)=0
	a(2)=0
	CompDiv=STR(A(1)) &amp; "+" &amp; STR(A(2)) &amp; "i"
	Exit function
end if
If D&lt;9.999999999999999E-21 then
	Exit function
end if
a(1)=(bI(1)*cI(1)+bI(2)*cI(2))/D
a(2)=(bI(2)*cI(1)-bI(1)*cI(2))/D
IF A(2)&gt;0 THEN
CompDiv=FORMAT(A(1),"0.##") &amp; "+" &amp; FORMAT(A(2),"0.##") &amp; "i"
ELSE
CompDiv=FORMAT(A(1),"0.##") &amp; "-" &amp; FORMAT(A(2),"0.##") &amp; "i"
END IF
End function

Function CompMult(b,c)
Dim a(2) as double, BI(2) AS DOUBLE, CI(2) AS DOUBLE
DIM ST AS STRING

FOR I=1 TO LEN(B)
	IF MID(B,I,1)="+" OR MID(B,I,1)="-" THEN
		BI(1)=VAL(ST)
		ST=""
	END IF
	ST=ST &amp; MID(B,I,1)
NEXT I
BI(2)=VAL(ST)
ST=""
FOR I=1 TO LEN(C)
	IF MID(C,I,1)="+" OR MID(C,I,1)="-" THEN
		CI(1)=VAL(ST)
		ST=""
	END IF
	ST=ST &amp; MID(C,I,1)
NEXT I
CI(2)=VAL(ST)
a(1)=bI(1)*cI(1)-bI(2)*cI(2)
a(2)=bI(1)*cI(2)+bI(2)*cI(1)
IF A(2)&gt;0 THEN
CompMult=FORMAT(A(1),"0.##") &amp; "+" &amp; FORMAT(A(2),"0.##") &amp; "i"
ELSE
CompMult=FORMAT(A(1),"0.##") &amp; "-" &amp; FORMAT(A(2),"0.##") &amp; "i"
END IF
End function

Function CompQuad(a,b,c)
'REM Finds the roots of a complex quadratic equation
'Output is 2x2. Row one is first solution. Row two is second solution
'Column 1 is reals, column 2 is imaginaries.
Dim u(2) as double, v(2) as double, w(2) as double
Dim r as double, s1(2) as double, s2(2) as double
Dim OutMat(1,2) as STRING,BI(1,2) AS DOUBLE, CI(1,2) AS DOUBLE
DIM ST AS STRING, AI(1,2) AS DOUBLE

FOR I=1 TO LEN(A)
	IF MID(A,I,1)="+" OR MID(A,I,1)="-" THEN
		AI(1,1)=VAL(ST)
		ST=""
	END IF
	ST=ST &amp; MID(A,I,1)
NEXT I
AI(1,2)=VAL(ST)
ST=""
FOR I=1 TO LEN(B)
	IF MID(B,I,1)="+" OR MID(B,I,1)="-" THEN
		BI(1,1)=VAL(ST)
		ST=""
	END IF
	ST=ST &amp; MID(B,I,1)
NEXT I
BI(1,2)=VAL(ST)
ST=""
FOR I=1 TO LEN(C)
	IF MID(C,I,1)="+" OR MID(C,I,1)="-" THEN
		CI(1,1)=VAL(ST)
		ST=""
	END IF
	ST=ST &amp; MID(C,I,1)
NEXT I
CI(1,2)=VAL(ST)

  u(1) = bI(1,1) * bI(1,1) - bI(1,2) * bI(1,2) - 4 * aI(1,1) * cI(1,1) + 4 * aI(1,2) * cI(1,2)
  u(2) = 2 * bI(1,1) * bI(1,2) - 4 * aI(1,1) * cI(1,2) - 4 * aI(1,2) * cI(1,1)
  r = SQR(u(1) * u(1) + u(2) * u(2))
  v(1) = SQR((r + u(1)) / 2)
  v(2) = SQR((r - u(1)) / 2)
  IF u(2) &lt; 0 THEN 
  	v(2) = -v(2)
  end if
  w(1) = (-bI(1,1) - v(1)) / 2
  w(2) = (-bI(1,2) - v(2)) / 2
  u(1) = (-bI(1,1) + v(1)) / 2
  u(2) = (-bI(1,2) + v(2)) / 2
  r = aI(1,1) * aI(1,1) + aI(1,2) * aI(1,2)
  s1(1) = (aI(1,1) * w(1) + aI(1,2) * w(2)) / r
  s1(2) = (aI(1,1) * w(2) - aI(1,2) * w(1)) / r
  s2(1) = (aI(1,1) * u(1) + aI(1,2) * u(2)) / r
  s2(2) = (aI(1,1) * u(2) - aI(1,2) * u(1)) / r
IF S1(2)&gt;0 THEN
OUTMAT(1,1)=FORMAT(S1(1),"0.##") &amp; "+" &amp; FORMAT(S1(2),"0.##") &amp; "i"
ELSE
OUTMAT(1,1)=FORMAT(S1(1),"0.##") &amp; "-" &amp; FORMAT(S1(2),"0.##") &amp; "i"
END IF
IF S1(2)&gt;0 THEN
OUTMAT(1,2)=FORMAT(S2(1),"0.##") &amp; "+" &amp; FORMAT(S2(2),"0.##") &amp; "i"
ELSE
OUTMAT(1,2)=FORMAT(S2(1),"0.##") &amp; "-" &amp; FORMAT(S2(2),"0.##") &amp; "i"
END IF
 CompQuad=OutMat
 End function
 
Function CurrentOffset(a,b) as object
Dim Doc as object, oSheet as object, oCell as object
Dim CellC as integer, CellR as integer, OffCell as object
Doc=ThisComponent
oSheet=Doc.getcurrentcontroller.activesheet
oCell=Doc.getCurrentController.getSelection
CellC=oCell.CellAddress.Column
CellR=oCell.CellAddress.Row
OffCell=oSheet.getCellByPosition(CellC+a,CellR+b)
CurrentOffset=OffCell
End function

Function CBRT(a)
CBRT=a^(1/3)
End function

Function DMS2D(a)
'REM Converts a three value row vector giving decimal, minute,
' and second values to degree decimal form.
DMS2D=a(1,1)+a(1,2)/60+a(1,3)/(60*60)
End Function

Function D2DMS(arr)
'REM Converts a decimal degree value to a three value row vector with
'degree, minute, and second values.
Dim D(1,3) as double
D(1,1)=int(arr)
d(1,2)=int(60*(arr-int(arr)))
d(1,3)=60*(60*(arr-int(arr))-int(60*(arr-int(arr))))
D2DMS=d
End function

Function P2R(a)
'REM Converts polar coordinates (1x2) to rectangular coordinates (1x2).
Dim OutMat(1,2) as double
OutMat(1,1)=a(1,1)*cos(a(1,2))
OutMat(1,2)=a(1,1)*sin(a(1,2))
P2R=OutMat
End function

Function R2P(a)
'REM Converts rectangular coordinates (1x2) to polar coordinates (1x2).
Dim OutMat(1,2) as double
OutMat(1,1)=sqr(a(1,1)^2+a(1,2)^2)
OutMat(1,2)=atn(a(1,2)/a(1,1))
R2P=OutMat
end function

Sub CurrentRange(optional sel as boolean)
'REM defines the range containing the active cell,
'saving the position in RangeAddr. If select is true or 1,
'the range is selected; otherwise (default), it is not.
Dim aSheet as Object, aCell as object, n1 as integer, m1 as integer
Dim I as Integer, J as Integer,oSel as object, addr as object
Dim LastRow as Integer, LastColumn as Integer, LastColumn1 as Integer
Dim InRange as object, LastStr as String, Numb as String, Stri as String
Dim Numbr as Integer, Strin as Integer, n2 as integer, m2 as integer
Dim oDoc as object, eflag as boolean, svc as object, aCells as object
'REM If the argument is missing.....
oDoc=ThisComponent
 oSel=oDoc.getCurrentSelection
 addr=oSel.getRangeAddress()
 m1=addr.StartRow
 n1=addr.StartColumn
	aSheet = thisComponent.CurrentController.ActiveSheet
n2=0
m2=0
If IsMissing(sel) then
	sel=False
end if
eflag=False
do 
	n1=n1-1
	aCell=aSheet.getCellByPosition(n1,m1)
	Select Case aCell.Type
	Case com.sun.star.table.CellContentType."VALUE"
		eflag=False
	case com.sun.star.table.CellContentType."TEXT"
		eflag=False
	case com.sun.star.table.CellContentType."FORMULA"
		eflag=False	
	case com.sun.star.table.CellContentType."EMPTY"
		eflag=True			
	end select

loop until n1=0 or eflag=True
if eflag=True then
	n1=n1+1
end if



eflag=False
do 
	m1=m1-1
	aCell=aSheet.getCellByPosition(n1,m1)
	Select Case aCell.Type
	Case com.sun.star.table.CellContentType."VALUE"
		eflag=False
	case com.sun.star.table.CellContentType."TEXT"
		eflag=False
	case com.sun.star.table.CellContentType."FORMULA"
		eflag=False	
	case com.sun.star.table.CellContentType."EMPTY"
		eflag=True			
	end select

loop until m1=0 or eflag=True
if eflag=True then
	m1=m1+1
end if



n2=n1
m2=m1
eflag=False
do 
	m2=m2+1
	aCell=aSheet.getCellByPosition(n2,m2)
	Select Case aCell.Type
	Case com.sun.star.table.CellContentType."VALUE"
		eflag=False
	case com.sun.star.table.CellContentType."TEXT"
		eflag=False
	case com.sun.star.table.CellContentType."FORMULA"
		eflag=False	
	case com.sun.star.table.CellContentType."EMPTY"
		eflag=True			
	end select

loop until m2=0 or eflag=True
if eflag=True then
	m2=m2-1
end if

eflag=False
do 
	n2=n2+1
	aCell=aSheet.getCellByPosition(n2,m2)
	Select Case aCell.Type
	Case com.sun.star.table.CellContentType."VALUE"
		eflag=False
	case com.sun.star.table.CellContentType."TEXT"
		eflag=False
	case com.sun.star.table.CellContentType."FORMULA"
		eflag=False	
	case com.sun.star.table.CellContentType."EMPTY"
		eflag=True			
	end select

loop until n2=0 or eflag=True
if eflag=True then
	n2=n2-1
end if
RangeAddr(1,1)=n1
RangeAddr(1,2)=m1
RangeAddr(1,3)=n2
RangeAddr(1,4)=m2
if sel=True then
	aCells=aSheet.getCellRangeByPosition(n1,m1,n2,m2)
	ThisComponent.Currentcontroller.select(aCells)
End if
end sub
	
sub SelectCurrentRange
CurrentRange(True)
end sub

Function ExpDev(optional a)
'REM Returns an exponentially distributed, positive, random deviate 
'of unit mean, using a as the seed. 
DIM dum as double
ExpDev1:	if ismissing(a) then
	dum=rnd()
else
	dum=rnd(a)
end if
if dum=0 then goto ExpDev1
ExpDev=-log(dum)
end function

Function NormDev(optional a)
'REM Returns a normally distributed deviate with zero mean and unit  variance,
'using a as seed.
DIM iset as integer, fac as double, gset as double, rsq as double
DIM v1 as double, v2 as double

iset=0 
if a&lt;0 then iset=0
if iset=0 then
NormDev1:	if ismissing(a) then
		v1=2*rnd()-1
		v2=2*rnd()-1
	else
		v1=2*rnd(a)-1
		v2=2*rnd(a)-1
	end if
	rsq=v1^2+v2^2
	if rsq&gt;=1 or rsq=0 then goto NormDev1
	fac=sqr(-2*log(rsq)/rsq)
	gset=v1*fac
	NormDev=v2*fac
	iset=1
else
	NormDev=gset
	iset=0
end if
end function

Function GammaDev(ia as integer,optional a)
'REM Returns a deviate distributed as a gamma distribution of integer
'order ia, i.e., time to the iath event in a Poisson process
'of unit mean.
DIM j as integer, am as double, e as double, s as double
DIM v1 as double, v2 as double, x as double, y as double
DIM r1 as double
if ia&lt;1 then
	msgbox "ia must be greater than 1"
	exit function
end if
if ia&lt;6 then
	x=1
	For j=1 to ia
		if ismissing(a) then
			x=x*rnd()
		else
			x=x*rnd(a)
		end if
	next j
	x=-log(x)
else
GammaDev1:	if ismissing(a) then
		v1=rnd()
	else
		v1=rnd(a)
	end if
	if ismissing(a) then
		v2=2*rnd()-1
	else
		v2=2*rnd(a)-1
	end if
	if v1^2+v2^2&gt;1 then goto GammaDev1
	y=v2/v1
	am=ia-1
	s=sqr(2*am+1)
	x=s*y+am
	if x&lt;=0 then goto GammaDev1
	e=(1+y^2)+exp(am*log(x/am)-s*y)
	if ismissing(a) then
		r1=rnd()
	else
		r1=rnd(a)
	end if
	if r1&gt;e then goto GammaDev1
end if
GammaDev=x
end function

Function PoisDev(xm,optional a)
'REM Returns an integer value that is a random deviate
'drawn froma Poisson distribution of mean xm.
DIM alxm as double, em as double, oldm as double, sq as double
DIM t as double, y as double, svc as object, gln as double
DIM r1 as double
svc=createUnoService("com.sun.star.sheet.FunctionAccess")
oldm=-1
if xm&lt;12 then
	if xm&lt;&gt;oldm then
		oldm=xm
		g=exp(-xm)
	end if
	em=-1
	t=1
PoisDev2:	em=em+1
	if ismissing(a) then
		t=t*rnd()
	else
		t=t*rnd(a)
	end if
	if t&gt;g then goto PoisDev2
else
	if xm&lt;&gt;oldm then
		oldm=xm
		sq=sqr(2*rm)
		alxm=log(xm)
		gln=svc.callFunction("GAMMALN",Array(xm+1))
		g=xm*alxm-gln
	end if
PoisDev1:	if ismissing(a) then
		y=tan(pi()*rnd())
	else
		y=tan(pi()*rnd(a))
	end if
	em=sq*y+xm
	if em&lt;0 then goto PoisDev1
	em=int(em)
	gln=svc.callFunction("GAMMALN",Array(xm+1))	
	t=0.9*(1+y^2)*exp(em*alxm-gln-g)
	If ismissing(a) then
		r1=rnd()
	else
		r1=rnd(a)
	end if
	if r1&gt;t then goto PoisDev1
end if
PoisDev=em
end function

Function BinomDev(pp,n as integer,optional a)
'REM Returns an integer value that is a random deviate drawn
'from a binomial distribution of n trials each of probability pp.
DIM r1 as double, gln as double, svc as object
DIM j as integer, nold as integer, am as double, em as double
DIM en as double, g as double, oldg as double, p as double
DIM pc as double, pclog as double, plog as double, pold as double
DIM sq as double, t as double, y as double, bnldev as double
DIM gln1 as double
svc=createUnoService("com.sun.star.sheet.FunctionAccess")
nold=-1
pold=-1
if pp&lt;=0.5 then
	p=pp
else
	p=1-pp
end if
am=n*p
if n&lt;25 then
	bnldev=0
	for j=1 to n
		if ismissing(a) then
			r1=rnd()
		else 
			r1=rnd(a)
		end if
		if r1&lt;p then bnldev=bnldev+1
	next j
elseif am&lt;1 then
	g=exp(-am)
	t=1
	for j=0 to n
		if ismissing(a) then
			r1=rnd()
		else 
			r1=rnd(a)
		end if
		t=t*r1
		if t&lt;g then goto BinomDev1
	next j
	j=n
BinomDev1:	bnldev=j
else
	if n&lt;&gt;nold then
		en=n
		gln=svc.callFunction("GAMMALN",Array(en+1))
		oldg=gln
		nold=n
	end if
	if p&lt;&gt;pold then
		pc=1-p
		plog=log(p)
		pclog=log(pc)
		pold=p
	end if
	sq=sqr(2*am*pc)
BinomDev2:	if ismissing(a) then
		r1=rnd()
	else
		r1=rnd(a)
	end if
	y=tan(pi()*r1)
	em=sq*y+am
	if em&lt;0 or em&gt;=en+1 then goto BinomDev2
	em=int(em)
	gln=svc.callFunction("GAMMALN",Array(em+1))
	gln1=svc.callFunction("GAMMALN",Array(en-em+1))
	t=1.2*sq*(1+y^2)*exp(oldg-gln-gln1+em*plog+(en-em)*pclog)
	if ismissing(a) then
		r1=rnd()
	else
		r1=rnd(a)
	end if
	if r1&gt;t then goto BinomDev2
	bnldev=em
end if
if p&lt;&gt;pp then bnldev=n-bnldev
BinomDev=bnldev
end function

Function GR()
GR=(1+sqr(5))/2
End function			

Function PCond(AB,B)
PCond=AB/B
End function 

Function PBayes(a,b,ba)
'REM Returns the Bayesian probability that b is true given a with a=P(A)
'b=P(B), and ba=P(B|A)
PBayes=ba*a/b
end function

Function NFACT(a,n)
'Returns the n-ple factorial of a
DIM nf as integer
nf=a-n
do
	a=a*nf
	nf=nf-n
loop until nf&lt;2
NFACT=a
End function

Function MPARA()
'REM Returns machine-specific parameters affecting 
'floating-point arithmetic. ibeta the Floating point radix,
'it - the number of base radix digits in the mantissa,
'machep - exponent of smallest power of radix that, when added to 1 gives
'something different from 1,
'eps - floating point precision,
'negep - exponent of smallest power of radix that, when subtracted from 1 gives
'something different from 1,
'epsneg - radix^negep
'iexp - bits in exponent
'mimexp - smallest power of ibeta so that there are no leading zeros in the 
'mantissa
'xmin - smallest useable floating value
'maxexp - smallest power of ibeta that causes overflow
'xmax - largest useable floating value
'irnd - rounding and overflow:
	'2 or 5: IEEE standard
	'1 or 4: rounding but not IEEE standard
	'0 or 3: uses truncation
	'0, 1, 2: underflows values below xmin to zero
	'3,4, or 5: IEEE standard. Gradual loss of precision
'ngrd - number of guard digits
DIM ibeta as integer, iexp as integer, irnd as integer, it as integer
DIM machep as integer, maxexp as integer, minexp as integer
DIM negep as integer, ngrd as integer, eps as double, epsneg as double
DIM xmax as double, xmin as double, i as integer, itemp as integer
DIM iz as integer, j as integer, k as integer, mx as integer
DIM nxres as integer, a as double, b as double, beta as double
DIM betah as double, betain as double, one as double, t as double
DIM temp as double, temp1 as double, tempa as double, two as double
DIM y as double, z as double, zero as double
DIM OutMat(13,2), p as integer
p=1
one=1
two=one+one
zero=one-one
a=one
MPARA1: p=p
	a=a+a
	temp=a+one
	temp1=temp-a
	if temp1-one=0 then goto MPARA1
	b=one
MPARA2: p=p
	b=b+b
	temp=a+b
	itemp=int(temp-a)
	if itemp=0 then goto MPARA2
ibeta=itemp
beta=ibeta
it=0
b=one
MPARA3: p=p
	it=it+1
	b=b*beta
	temp=b+one
	temp1=temp-b
	if temp1-one=0 then goto MPARA3
irnd=o
betah=beta/two
temp=a+betah
if temp-a&lt;&gt;0 then irnd=1
tempa=a+beta
temp=tempa+betah
if irnd=0 and temp-tempa&lt;&gt;0 then irnd=2
negep=it+3
betain=one/beta
a=one
for i=1 to negep
	a=a*betain
next i
b=a
MPARA4: p=p
	temp=one-a
	if temp-one&lt;&gt;0 then goto MPARA5
	a=a*beta
	negep=negep-1
goto MPARA4
MPARA5:	negep=-negep
epsneg=a
machep=-it-3
a=b
MPARA6:	p=p
	temp=one+a
	if temp-one&lt;&gt;0 then goto MPARA7
	a=a*beta
	machep=machep+1
goto MPARA6
MPARA7:	eps=a
ngrd=0
temp=one+eps
if irnd=0 and temp+one-one&lt;&gt;0 then ngrd=1
i=0
k=1
z=betain
t=one+eps
nxres=0
MPARA8: p=p
	y=z
	z=y*y
	a=z*one
	temp=z*t
	if a+a=0 or abs(z)&gt;=y then goto MPARA9
	temp1=temp*betain
	if temp1*beta=z then goto MPARA9
	i=i+i
	k=k+k
goto MPARA8
MPARA9: if ibeta&lt;&gt;10 then
	iexp=i+i
	mx=k+k
else
	iexp=2
	iz=ibeta
MPARA10:	if k&gt;=iz then
		iz=iz*ibeta
		iexp=iexp+1
		goto MPARA10
	end if
	mx=iz+iz-i
end if
MPARA20:	xmin=y
y=y*betain
a=y*one
temp=y*t
if a+a&lt;&gt;0 and abs(y)&lt;smin then
	k=k+1
	temp1=temp*betain
	if temp1*beta&lt;&gt;y or temp=y then
		goto MPARA20
	else
		nxres=3
		xmin=y
	end if
end if
minexp=-k
if mx&lt;=k+k-3 and ibeta&lt;&gt;10 then
	mx=mx+mx
	iexp=iexp+1
end if
maxexp=mx+nxres
if irnd&gt;=2 then maxexp=maxexp-2
i=maxexp+minexp
if ibeta=2 and i=0 then maxexp=maxexp-1
if i&gt;20 then maxexp=maxexp-1
if a&lt;&gt;y then maxexp=maxexp-2
xmax=xmax/(beta*beta*beta*xmin)
i=maxexp+minexp+3
for j=1 to i
	if ibeta=2 then xmax=xmax+xmax
	if ibeta&lt;&gt;2 then xmax=xmax*beta
next j
OutMat(1,1)="ibeta"
OutMat(1,2)=ibeta
OutMat(2,1)="it"
OutMat(2,2)=it
OutMat(3,1)="machep"
OutMat(3,2)=machep
OutMat(4,1)="eps"
OutMat(4,2)=eps
OutMat(5,1)="negep"
OutMat(5,2)=negep
OutMat(6,1)="epsneg"
OutMat(6,2)=epsneg
OutMat(7,1)="iexp"
OutMat(7,2)=iexp
OutMat(8,1)="minexp"
OutMat(8,2)=minexp
OutMat(9,1)="xmin"
OutMat(9,2)=xmin
OutMat(10,1)="maxexp"
OutMat(10,2)=maxexp
OutMat(11,1)="xmax"
OutMat(11,2)=xmax
OutMat(12,1)="irnd"
OutMat(12,2)=irnd
OutMat(13,1)="ngrd"
OutMat(13,2)=ngrd
MPARA=OutMat

End function

Function Sorter(arr)
'Sorts an array into ascending numerical order using a Quicksort
'algorithm.
DIM n as integer, M as integer, NSTACK as integer
n=ubound(arr,1)
M=7
NSTACK=50
DIM i as integer, ir as integer, j as integer, jstack as integer
DIM k as integer, l as integer, istack(NSTACK) as integer
DIM a as double, temp as double, p as integer
jstack=0
l=1
ir=n
Sorter1:	if ir-l&lt;M then
	for j=l+1 to ir
		a=arr(j,1)
		for i=j-1 to l step -1
			if arr(i,1)&lt;=a then goto Sorter2
			arr(i+1,1)=arr(i,1)
		next i
		i=l-1
Sorter2:	arr(i+1,1)=a
	next j
	if jstack=0 then 
		Sorter=arr
		exit Function
	end if
	ir=istack(jstack)
	l=istack(jstack-1)
	jstack=jstack-2
else
	k=(l+ir)/2
	temp=arr(k,1)
	arr(k,1)=arr(l+1,1)
	arr(l+1,1)=temp
	if arr(l,1)&gt;arr(ir,1) then
		temp=arr(l,1)
		arr(l,1)=arr(ir,1)
		arr(ir,1)=temp
	end if
	if arr(l+1,1)&gt;arr(ir,1) then
		temp=arr(l+1,1)
		arr(l+1,1)=arr(ir,1)
		arr(ir,1)=temp
	end if
	if arr(l,1)&gt;arr(l+1,1) then
		temp=arr(l,1)
		arr(l,1)=arr(l+1,1)
		arr(l+1,1)=temp
	end if
	i=l+1
	j=ir
	a=arr(l+1,1)
Sorter3:	p=p
		i=i+1
		if arr(i,1)&lt;a then goto Sorter3
Sorter4:	p=p
		j=j-1
		if arr(j,1)&gt;a then goto Sorter4
	if j&lt;i then goto Sorter5
	temp=arr(i,1)
	arr(i,1)=arr(j,1)
	arr(j,1)=temp
	goto Sorter3
Sorter5:	arr(l+1,1)=arr(j,1)
	arr(j,1)=a
	jstack=jstack+2
	if jstack&gt;NSTACK then
		msgbox "NSTACK too small"
		exit Function
	end if
	if ir-i+1 &gt;=j-1 then
		istack(jstack)=ir
		istack(jstack-1)=i
		ir=j-1
	else
		istack(jstack)=j-1
		istack(jstack-1)=l
		l=i
	end if
end if
goto Sorter1
end function

Function Sorter2d(arr,c)
'Sorts an 2D array into ascending numerical order using a Quicksort
'algorithm. c is the column to sort by.
DIM n as integer, M as integer, NSTACK as integer,cs as integer
n=ubound(arr,1)
cs=ubound(arr,2)
M=7
NSTACK=50
DIM i as integer, ir as integer, j as integer, jstack as integer
DIM k as integer, l as integer, istack(NSTACK) as integer
DIM a as double, temp as double, p as integer,mi as integer
DIM ai(cs) as double, tempi(cs) as double
n=ubound(arr,1)
cs=ubound(arr,2)
jstack=0
l=1
ir=n
Sorter21:	if ir-l&lt;M then
	for j=l+1 to ir
		for mi=1 to cs
			ai(mi)=arr(j,mi)
		next mi
		for i=j-1 to l step -1
			if arr(i,c)&lt;=ai(c) then goto Sorter22
			for mi=1 to cs
				arr(i+1,mi)=arr(i,mi)
			next mi
		next i
		i=l-1
Sorter22:	for mi=1 to cs
			arr(i+1,mi)=ai(mi)
		next mi
	next j
	if jstack=0 then 
		Sorter2d=arr
		exit Function
	end if
	ir=istack(jstack)
	l=istack(jstack-1)
	jstack=jstack-2
else
	k=(l+ir)/2
	for mi=1 to cs
		temp(mi)=arr(k,mi)
		arr(k,mi)=arr(l+1,mi)
		arr(l+1,mi)=temp(mi)
	next mi
	if arr(l,c)&gt;arr(ir,c) then
		for mi=1 to cs
			temp(mi)=arr(l,mi)
			arr(l,mi)=arr(ir,mi)
			arr(ir,mi)=temp(mi)
		next mi
	end if
	if arr(l+1,c)&gt;arr(ir,c) then
		for mi=1 to cs
			temp(mi)=arr(l+1,mi)
			arr(l+1,mi)=arr(ir,mi)
			arr(ir,mi)=temp(mi)
		next mi
	end if
	if arr(l,c)&gt;arr(l+1,c) then
		for mi=1 to cs
			temp(mi)=arr(l,mi)
			arr(l,mi)=arr(l+1,mi)
			arr(l+1,mi)=temp(mi)
		next mi
	end if
	i=l+1
	j=ir
	for mi=1 to cs
		ai(mi)=arr(l+1,mi)
	next mi
Sorter23:	p=p
		i=i+1
		if arr(i,c)&lt;ai(c) then goto Sorter23
Sorter24:	p=p
		j=j-1
		if arr(j,c)&gt;ai(c) then goto Sorter24
	if j&lt;i then goto Sorter25
	for mi=1 to cs
		temp(mi)=arr(i,mi)
		arr(i,mi)=arr(j,mi)
		arr(j,mi)=temp(mi)
	next mi
	goto Sorter23
Sorter25:	For  mi=1 to cs
		arr(l+1,mi)=arr(j,mi)
		arr(j,mi)=ai(mi)
	next mi
	jstack=jstack+2
	if jstack&gt;NSTACK then
		msgbox "NSTACK too small"
		exit Function
	end if
	if ir-i+1 &gt;=j-1 then
		istack(jstack)=ir
		istack(jstack-1)=i
		ir=j-1
	else
		istack(jstack)=j-1
		istack(jstack-1)=l
		l=i
	end if
end if
goto Sorter21
end function

Function Log2(n)
'REM Returns the logarithm of n with base 2.
Log2=Log(n)/Log(2)
End function

Function AND1(a as Boolean,b as Boolean)
'Returns the exclusive OR of a and b.
If a = TRUE then
	If b = TRUE then
		AND1=TRUE
	else
		AND1=FALSE
	end if
else
	if b=TRUE then
		AND1=FALSE
	else
		AND1=FALSE
	end if
end if
end function

Function OR1(a as Boolean,b as Boolean)
'Returns the exclusive OR of a and b.
If a = TRUE then
	If b = TRUE then
		OR1=TRUE
	else
		OR1=TRUE
	end if
else
	if b=TRUE then
		OR1=TRUE
	else
		OR1=FALSE
	end if
end if
end function

Function NOT1(a)
If a = TRUE then
	NOT1=FALSE
else
	NOT1=TRUE
end if
end function

Function IMPL(a,b) as Boolean
'Returns the truth value of the iplication a→b

if a = TRUE or a=1 then
	if b = TRUE or b=1 then
		IMPL=TRUE
	else
		IMPL=FALSE
	end if
else
	if b=TRUE or b=1 then
		IMPL=TRUE
	else
		IMPL=TRUE
	end if
end if
end function

Function XOR1(a as Boolean,b as Boolean)
'Returns the exclusive OR of a and b.
If a = TRUE then
	If b = TRUE then
		XOR1=FALSE
	else
		XOR1=TRUE
	end if
else
	if b=TRUE then
		XOR1=TRUE
	else
		XOR1=FALSE
	end if
end if
end function

Function XNOR(a as Boolean,b as Boolean)
'Returns the exclusive OR of a and b.
If a = TRUE then
	If b = TRUE then
		XNOR=TRUE
	else
		XNOR=FALSE
	end if
else
	if b=TRUE then
		XNOR=FALSE
	else
		XNOR=TRUE
	end if
end if
end function

Function NAND(a as Boolean,b as Boolean)
'Returns the exclusive OR of a and b.
If a = TRUE then
	If b = TRUE then
		NAND=FALSE
	else
		NAND=TRUE
	end if
else
	if b=TRUE then
		NAND=TRUE
	else
		NAND=TRUE
	end if
end if
end function

Function NOR(a as Boolean,b as Boolean)
'Returns the exclusive OR of a and b.
If a = TRUE then
	If b = TRUE then
		NOR=FALSE
	else
		NOR=FALSE
	end if
else
	if b=TRUE then
		NOR=FALSE
	else
		NOR=TRUE
	end if
end if
end function

Function BICOND(a as Boolean,b as Boolean)
'Returns the exclusive OR of a and b.
If a = TRUE then
	If b = TRUE then
		BICOND=TRUE
	else
		BICOND=FALSE
	end if
else
	if b=TRUE then
		BICOND=FALSE
	else
		BICOND=TRUE
	end if
end if
end function

Function SHEFF(a as Boolean,b as Boolean)
'Returns the exclusive OR of a and b.
If a = TRUE then
	If b = TRUE then
		SHEFF=FALSE
	else
		SHEFF=TRUE
	end if
else
	if b=TRUE then
		SHEFF=TRUE
	else
		SHEFF=TRUE
	end if
end if
end function		

Function PIERCE(a as Boolean,b as Boolean)
'Returns the exclusive OR of a and b.
If a = TRUE then
	If b = TRUE then
		PIERCE=FALSE
	else
		PIERCE=FALSE
	end if
else
	if b=TRUE then
		PIERCE=FALSE
	else
		PIERCE=TRUE
	end if
end if
end function

Function BinaryFill(a)
'REM Fills a range of cells with an exhaustive listing of truth
'values for a variables (columns. The output requires 2^aXa cells.
DIM c as integer
c=a
DIM OutMat(2^a,a), svc as object, n as string
DIM i as integer, j as integer
svc=createUnoService("com.sun.star.sheet.FunctionAccess")
for i=0 to 2^c-1
	n=svc.callFunction("DEC2BIN",Array(i,c))
'	n=str(c)
	For j=1 to c
		OutMat(i+1,j)=mid(n,j,1)
	next j
next i
BinaryFill=OutMat
End function

Function Max1(a,b)
If a&gt;b then
	Max1=a
else
	Max1=b
end if
end function

Function Min1(a,b)
If a&lt;b then
	Min1=a
else
	Min1=b
end if
end function


Function BAND(a,b,n)
'REM Returns the AND of two n bit word, a and b
DIM CalcMat(3,n), i as integer, j as integer
DIM LogStr as string
n=n-1
LogStr=""
for i=1 to 3
	for j=1 to n
		CalcMat(i,j)=0
	next j
next i
For i=Len(a) to 1 step -1
	CalcMat(1,n-i+1)=mid(a,len(a)-i+1,1)
next i
For i=Len(b) to 1 step -1
	CalcMat(2,n-i+1)=mid(b,len(b)-i+1,1)
next i

For i=n to 1 step -1
	CalcMat(3,i)=AND1(CalcMat(1,i),CalcMat(2,i))
	if CalcMat(3,i)=True then
		CalcMat(3,i)="1"
	else
		CalcMat(3,i)="0"
	end if
	LogStr= CalcMat(3,i) &amp; LogStr
Next i
BAND=LogStr

End function

Function BNOT(a,n)
'REM Returns the AND of two n bit word, a and b
DIM CalcMat(2,n), i as integer, j as integer
DIM LogStr as string
n=n-1
LogStr=""
for i=1 to 2
	for j=1 to n
		CalcMat(i,j)=0
	next j
next i
For i=Len(a) to 1 step -1
	CalcMat(1,n-i+1)=mid(a,len(a)-i+1,1)
next i

For i=n to 1 step -1
'	CalcMat(2,i)=NOT1(CalcMat(1,i))
	if CalcMat(1,i)="1" then
		CalcMat(2,i)="0"
	else
		CalcMat(2,i)="1"
	end if
	LogStr= CalcMat(2,i) &amp; LogStr
Next i
BNOT=LogStr

End function		

Function BOR(a,b,n)
'REM Returns the AND of two n bit word, a and b
DIM CalcMat(3,n), i as integer, j as integer
DIM LogStr as string
n=n-1
LogStr=""
for i=1 to 3
	for j=1 to n
		CalcMat(i,j)=0
	next j
next i
For i=Len(a) to 1 step -1
	CalcMat(1,n-i+1)=mid(a,len(a)-i+1,1)
next i
For i=Len(b) to 1 step -1
	CalcMat(2,n-i+1)=mid(b,len(b)-i+1,1)
next i

For i=n to 1 step -1
	CalcMat(3,i)=OR1(CalcMat(1,i),CalcMat(2,i))
	if CalcMat(3,i)=True then
		CalcMat(3,i)="1"
	else
		CalcMat(3,i)="0"
	end if
	LogStr= CalcMat(3,i) &amp; LogStr
Next i
BOR=LogStr

End function

Function BIMPL(a,b,n)
'REM Returns the AND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IMPL(CalcMat(1,i),CalcMat(2,i))
	if CalcMat(3,i)=True then
		CalcMat(3,i)="1"
	else
		CalcMat(3,i)="0"
	end if
	LogStr= CalcMat(3,i) &amp; LogStr
Next i
BIMPL=LogStr

End function

Function BXOR1(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XOR1(CalcMat(1,i),CalcMat(2,i))
	if CalcMat(3,i)=True then
		CalcMat(3,i)="1"
	else
		CalcMat(3,i)="0"
	end if
	LogStr= CalcMat(3,i) &amp; LogStr
Next i
BXOR1=LogStr

End function

Function BXNOR1(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XNOR(CalcMat(1,i),CalcMat(2,i))
	if CalcMat(3,i)=True then
		CalcMat(3,i)="1"
	else
		CalcMat(3,i)="0"
	end if
	LogStr= CalcMat(3,i) &amp; LogStr
Next i
BXNOR1=LogStr

End function

Function BNAND(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NAND(CalcMat(1,i),CalcMat(2,i))
	if CalcMat(3,i)=True then
		CalcMat(3,i)="1"
	else
		CalcMat(3,i)="0"
	end if
	LogStr= CalcMat(3,i) &amp; LogStr
Next i
BNAND=LogStr

End function

Function BNOR(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NOR(CalcMat(1,i),CalcMat(2,i))
	if CalcMat(3,i)=True then
		CalcMat(3,i)="1"
	else
		CalcMat(3,i)="0"
	end if
	LogStr= CalcMat(3,i) &amp; LogStr
Next i
BNOR=LogStr

End function

Function BBIC(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BIC(CalcMat(1,i),CalcMat(2,i))
	if CalcMat(3,i)=True then
		CalcMat(3,i)="1"
	else
		CalcMat(3,i)="0"
	end if
	LogStr= CalcMat(3,i) &amp; LogStr
Next i
BBIC=LogStr

End function

Function BSHEFF(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SHEFF(CalcMat(1,i),CalcMat(2,i))
	if CalcMat(3,i)=True then
		CalcMat(3,i)="1"
	else
		CalcMat(3,i)="0"
	end if
	LogStr= CalcMat(3,i) &amp; LogStr
Next i
BSHEFF=LogStr

End function

Function BPIERCE(a,b,n)
'REM Returns the XOR of two n bit word, a and b
DIM CalcMat(3,n), i as integer, j as integer
DIM LogStr as string
n=n-1
LogStr=""
for i=1 to 3
	for j=1 to n
		CalcMat(i,j)=0
	next j
next i
For i=Len(a) to 1 step -1
	CalcMat(1,n-i+1)=Val(mid(a,len(a)-i+1,1))
next i
For i=Len(b) to 1 step -1
	CalcMat(2,n-i+1)=val(mid(b,len(b)-i+1,1))
next i
For i=n to 1 step -1
	CalcMat(3,i)=PIERCE(CalcMat(1,i),CalcMat(2,i))
	if CalcMat(3,i)=True then
		CalcMat(3,i)="1"
	else
		CalcMat(3,i)="0"
	end if
	LogStr= CalcMat(3,i) &amp; LogStr
Next i
BPIERCE=LogStr

End function
Function BADD(a,b,s,optional c) as string
'REM Returns the sum of two binary numbers (strings).
'If c is 1 or missing, then carry is used; otherwise, there is no carry.
's is the size of the bytes used
dim t as integer, r as integer
t=s
if ismissing(c) then c=1
DIM CalcMat(4,s) as integer, OutStr as string, i as integer, j as integer
for i=1 to ubound(CalcMat,1)
	for j=1 to ubound(CalcMat,2)
		CalcMat(i,j)=0
	next j
next i
j=t
For i=len(a)to 1 step -1
		CalcMat(1,j)=val(mid(a,i,1))
		j=j-1
next i
j=t
For i=len(b) to 1 step -1
		CalcMat(2,j)=val(mid(b,i,1))
		j=j-1
next i
for i=t to 1 step -1
	r=CalcMat(1,i)+CalcMat(2,i)+CalcMat(3,i)
	if r=0 then
		CalcMat(4,i)=0
	elseif r=1 then
		CalcMat(4,i)=1
	elseif r=2 then
		CalcMat(4,i)=0
		if c=0 then
			CalcMat(3,i)=0
		else
			if i&gt;1 then
				CalcMat(3,i-1)=1
			end if
		end if
	else
		CalcMat(4,i)=1
		if c=0 then
			CalcMat(3,i)=0
		else
			if i&gt;1 then
				CalcMat(3,i-1)=1
			end if
		end if	
	end if
next i	
OutStr=""
for i=1 to t
	OutStr=OutStr &amp; Right(Str(CalcMat(4,i)),1)
next i
BADD=OutStr	
end function

Function BNEG(a,s)
'REM Returns the 2s complement of a
's is the length of the byte used
DIM t as integer, r as integer
t=s
DIM CalcMat(2,s), i as integer, j as integer, OutStr as string
For i=1 to 2
	For j=1 to s
		CalcMat(i,j)=0
	next j
next i
r=t
for i=len(a) to 1 step -1
	CalcMat(1,r)=val(mid(a,i,1))
	r=r-1
next i
for i=1 to t
	If CalcMat(1,i)=1 then
		CalcMat(1,i)=0
	else
		CalcMat(1,i)=1
	end if
next i
CalcMat(2,t)=1
for i=t to 1 step -1
	If CalcMat(1,i)+CalcMat(2,i)=0 then
		CalcMat(1,i)=0
	elseif 	CalcMat(1,i)+CalcMat(2,i)=1 then
		CalcMat(1,i)=1
	else
		CalcMat(1,i)=0
		if i&gt;1 then
			CalcMat(2,i-1)=1
		end if
	end if
next i
OutStr=""
for i=1 to t
	OutStr=OutStr &amp; Right(Str(CalcMat(1,i)),1)
next i			


BNEG=OutStr
End function

Function BSUB(a,b,s)
'REM Returns the difference of a and b with b&lt;a.
's is the length of the byte used
DIM t as integer, r as integer
t=s
DIM CalcMat(4,s), i as integer, j as integer, OutStr as string
For i=1 to 2
	For j=1 to s
		CalcMat(i,j)=0
	next j
next i
r=t
for i=len(b) to 1 step -1
	CalcMat(1,r)=val(mid(b,i,1))
	r=r-1
next i
for i=1 to t
	If CalcMat(1,i)=1 then
		CalcMat(1,i)=0
	else
		CalcMat(1,i)=1
	end if
next i
CalcMat(2,t)=1
for i=t to 1 step -1
	If CalcMat(1,i)+CalcMat(2,i)=0 then
		CalcMat(1,i)=0
	elseif 	CalcMat(1,i)+CalcMat(2,i)=1 then
		CalcMat(1,i)=1
	else
		CalcMat(1,i)=0
		if i&gt;1 then
			CalcMat(2,i-1)=1
		end if
	end if
next i
j=t
For i=len(a) to 1 step -1
		CalcMat(2,j)=val(mid(a,i,1))
		j=j-1
next i
for i=t to 1 step -1
	r=CalcMat(1,i)+CalcMat(2,i)+CalcMat(3,i)
	if r=0 then
		CalcMat(4,i)=0
	elseif r=1 then
		CalcMat(4,i)=1
	elseif r=2 then
		CalcMat(4,i)=0
			if i&gt;1 then
				CalcMat(3,i-1)=1
			end if
	else
		CalcMat(4,i)=1

			if i&gt;1 then
				CalcMat(3,i-1)=1
			end if	
	end if
next i
OutStr=""
for i=1 to t
	OutStr=OutStr &amp; Right(Str(CalcMat(4,i)),1)
next i			


BSUB=OutStr
End function

Function BSHFTR(a,b,s)
'REM Shifts a right b places. s is sie of the byte.
DIM OutStr as string, i as integer, r as integer
OutStr=""
For i=1 to s
	OutStr=OutStr &amp; "0"
next i
r=s
For i=len(a)-b to 1 step-1
	mid(OutStr,r,1)=mid(a,i,1)
	r=r-1
next i

BSHFTR=OutStr
End function

Function BSHFTL(a,b,s)
'REM Shifts a right b places. s is size of the byte.
DIM OutStr as string, i as integer, r as integer
OutStr=""
For i=1 to s
	OutStr=OutStr &amp; "0"
next i
r=len(a)
For i=s-b to 1 step-1
	mid(OutStr,i,1)=mid(a,r,1)
	r=r-1
next i

BSHFTL=OutStr
End function	

Function BCSHFTR(a,b,s)
'REM Shifts a right b places. s is sie of the byte.
DIM OutStr as string, i as integer, r as integer, t as integer, c as integer
OutStr=""
For i=1 to s
	OutStr=OutStr &amp; "0"
next i
r=s
t=s
c=b+1 
For i=len(a) to 1 step-1
	if i&gt;len(a)-b then
		mid(OutStr,c,1)=mid(a,i,1)
		c=c-1
	else
		mid(OutStr,t,1)=mid(a,i,1)
		t=t-1
	end if
	r=r-1
next i

BCSHFTR=OutStr
End function

Function BCSHFTL(a,b,s)
'REM Shifts a left b places. s is sie of the byte.
DIM OutStr as string, i as integer, r as integer, t as integer
OutStr=""
For i=1 to s
	OutStr=OutStr &amp; "0"
next i
r=s
t=s
r=len(a)
For i=s-b-1 to 1 step-1
	mid(OutStr,i,1)=mid(a,r,1)
	r=r-1
next i
r=b
For i=1 to b
	mid(OutStr,s-r,1)=mid(a,i,1)
	r=r-1
next i

BCSHFTL=OutStr
End function

Function ANDT(a as String,b as String)
REM Returns the three valued AND of a and b 
If a="T" or a="True" or a=TRUE or a=1 or a="1" then 
	a="T"
Elseif a="F" or a="False" or a=FALSE or a=0 or a="0" then
	a="F"
Else
	a="U"
End if

If b="T" or b="True" or b=TRUE or b=1 or b="1" then 
	b="T"
Elseif b="F" or b="False" or b=FALSE or b=0 or b="0" then
	b="F"
Else
	b="U"
End if

If a="T" then
	if b="T" then
		ANDT="T"
	elseif b="U" then
		ANDT="U"
	else
		ANDT="F"
	end if
elseif a="U" then
	if b="T" then
		ANDT="U"
	elseif b="U" then
		ANDT="U"
	else
		ANDT="F"
	end if	
else
	if b="T" then
		ANDT="F"
	elseif b="U" then
		ANDT="F"
	else
		ANDT="F"
	end if	
end if
End function

Function ORT(a,b)
'REM Returns the three valued OR of a and b 
If a="T" or a="True" or a=TRUE or a=1 or a="1" then 
	a="T"
Elseif a="F" or a="False" or a=FALSE or a=0 or a="0" then
	a="F"
Else
	a="U"
End if

If b="T" or b="True" or b=TRUE or b=1 or b="1" then 
	b="T"
Elseif b="F" or b="False" or b=FALSE or b=0 or b="0" then
	b="F"
Else
	b="U"
End if

If a="T" then
	if b="T" then
		ORT="T"
	elseif b="U" then
		ORT="T"
	else
		ORT="T"
	end if
elseif a="U" then
	if b="T" then
		ORT="T"
	elseif b="U" then
		ORT="U"
	else
		ORT="U"
	end if	
else
	if b="T" then
		ORT="T"
	elseif b="U" then
		ORT="U"
	else
		ORT="F"
	end if	
end if
End function

Function NOTT(a)
'REM Returns the three valued NOT of a 
If a="T" or a="True" or a=TRUE or a=1 or a="1" then 
	a="T"
Elseif a="F" or a="False" or a=FALSE or a=0 or a="0" then
	a="F"
Else
	a="U"
End if

If a="T" then
	NOTT="F"
elseif a="U" then
	NOTT="U"	
else
	NOTT="T"
End if
End function

Function XORT(a,b)
'REM Returns the three valued XOR of a and b 
If a="T" or a="True" or a=TRUE or a=1 or a="1" then 
	a="T"
Elseif a="F" or a="False" or a=FALSE or a=0 or a="0" then
	a="F"
Else
	a="U"
End if

If b="T" or b="True" or b=TRUE or b=1 or b="1" then 
	b="T"
Elseif b="F" or b="False" or b=FALSE or b=0 or b="0" then
	b="F"
Else
	b="U"
End if

If a="T" then
	if b="T" then
		XORT="F"
	elseif b="U" then
		XORT="U"
	else
		XORT="T"
	end if
elseif a="U" then
	if b="T" then
		XORT="U"
	elseif b="U" then
		XORT="U"
	else
		XORT="U"
	end if	
else
	if b="T" then
		XORT="F"
	elseif b="U" then
		XORT="U"
	else
		XORT="F"
	end if	
End if
End function

Function UNT(a)
'REM Returns the three valued IsUndefined of a 
If a="T" or a="True" or a=TRUE or a=1 or a="1" then 
	a="T"
Elseif a="F" or a="False" or a=FALSE or a=0 or a="0" then
	a="F"
Else
	a="U"
End if

If a="T" then
	UNT="F"
elseif a="U" then
	UNT="T"	
else
	UNT="F"
End if
End function

Function IMPLT(a,b)
'REM Returns the three valued implication of a and b
IMPLT=ORT(NOTT(a),b)
End function

Function XNORT(a,b)
'REM Returns the three valued XNOR of a and b
XNORT=ORT(ANDT(a,b),ANDT(NOTT(a),NOTT(b)))
End function

Function BICT(a,b)
'REM Returns the three valued biconditional of a and b 
If a="T" or a="True" or a=TRUE or a=1 or a="1" then 
	a="T"
Elseif a="F" or a="False" or a=FALSE or a=0 or a="0" then
	a="F"
Else
	a="U"
End if

If b="T" or b="True" or b=TRUE or b=1 or b="1" then 
	b="T"
Elseif b="F" or b="False" or b=FALSE or b=0 or b="0" then
	b="F"
Else
	b="U"
End if

If a="T" then
	if b="T" then
		BICT="T"
	elseif b="U" then
		BICT="U"
	else
		BICT="F"
	end if
elseif a="U" then
	if b="T" then
		BICT="U"
	elseif b="U" then
		BICT="T"
	else
		BICT="U"
	end if	
else
	if b="T" then
		BICT="F"
	elseif b="U" then
		BICT="U"
	else
		BICT="T"
	end if	
end if
End function

Function NANDT(a,b)
'REM Returns the three valued NAND of a and b
NANDT=NOTT(ANDT(a,b))
End function

Function SheffT(a,b)
'REM Returns the three valued Sheffer Stoke of a and b
SheffT=NANDT(a,b)
End function

Function PierceT(a,b)
'REM Returns the three valued Pierce arrow of a and b
PierceT=NOTT(ORT(a,b))
End function

Function UniDev(optional a)
'REM Returns a uniform deviate. A is an optional (integer) seed.
DIM IA as long,IM as long, IQ as long, IR as long, MASK as long
DIM AM as double, k as long
if ismissing(a) then a=int(rnd()*100)
IA=16807
IM=2147483647
AM=1/IM
IQ=127773
IR=2836
MASK=123459876
a=a xor MASK
k=a/IQ
a=IA*(a-k*IQ)-IR*k
if a&lt;0 then a=a+IM
UniDev=(AM*a*1000)-int(AM*a*1000)
a=a xor MASK
End function

Function R2C(a)
'Returns a 1x3 array of cylindrical coordinate given a 1x3 array
'of rectangular coordinates.
DIM OutMat(1,3) as double,svc as object
svc=createUnoService("com.sun.star.sheet.FunctionAccess")
OutMat(1,1)=sqr(a(1,1)^2+a(1,2)^2)
if a(1,1) and a(1,2)=0 then
	OutMat(1,2)=0
elseif a(1,1)&gt;=0 then
	OutMat(1,2)=atan(a(1,2)/a(1,1))
elseif a(1,1)&lt;0 then
	OutMat(1,2)=-svc.callFunction("ASIN",Array(a(1,2)/OutMat(1,1)))+pi()
end if
OutMat(1,3)=a(1,3)
End Function

Function C2R(a)
'Returns a 1x3 array of rectangular coordinate given a 1x3 array
'of cylindrical coordinates.
DIM OutMat(1,3) as double
OutMat(1,1)=a(1,1)*cos(a(1,2))
OutMat(1,2)=a(1,1)*sin(a(1,2))
OutMat(1,3)=a(1,3)
End Function

Function S2C(a)
'Returns a 1x3 array of cylindrical coordinate given a 1x3 array
'of spherical coordinates. 2nd input element is elevation.
DIM OutMat(1,3) as double
OutMat(1,1)=a(1,1)*cos(a(1,2))
OutMat(1,2)=a(1,2)
OutMat(1,3)=a(1,1)*sin(a(1,2))
End Function

Function C2S(a)
'Returns a 1x3 array of spherical coordinate given a 1x3 array
'of cylindrical coordinates. 2nd output element is elevation.
DIM OutMat(1,3) as double
OutMat(1,1)=sqr(a(1,1)^2+a(1,2)^2)
OutMat(1,2)=atan(a(1,2)/a(1,1))
OutMat(1,3)=a(1,3)
End Function

Function R2S(a)
'REM Returns a 1x3 array of spherical coordinates given a 1x3 array
'of rectangular coordinates.
DIM OutMat(1,3) as double,svc as object
svc=createUnoService("com.sun.star.sheet.FunctionAccess")
OutMat(1,1)=sqr(a(1,1)^2+a(1,2)^2+a(1,3)^2)
OutMat(1,2)=svc.callFunction("ACOS",Array(a(1,3)/sqr(a(1,1)^2+a(1,2)^2+a(1,3)^2)))
OutMat(1,3)=atn(a(1,2)/a(1,1))
R2S=OutMat
End function

Function S2R(a)
'REM Returns a 1x3 arrayof rectangular coordinates given a 1x3 array
'of sperical coordinates.
DIM OutMat(1,3) as double
OutMat(1,1)=a(1,1)*sin(a(1,2))*cos(a(1,3))
OutMat(1,2)=a(1,1)*sin(a(1,2))*sin(a(1,3))
OutMat(1,3)=a(1,1)*cos(a(1,2))
S2R=OutMat
End function

FUNCTION ROUND1(A,N)
'INTERNAL FUNCTION FOR ROUNDING NUMBERS. N IS THE NUMBER OF DECIMALS TO ROUND TO.
DIM B AS DOUBLE, C AS DOUBLE
A=A*10^(N+2)
A=INT(A)
A=A/10^(N+2)
A=A*10^(N+1)
B=A-INT(A)
B=B*10
A=INT(A)
A=A/10
C=A-INT(A)
C=C*10
A=INT(A)
'A=A/10^N
IF C&gt;5 THEN
	A=A+1
ELSEIF C=5 THEN
	IF B&gt;5 THEN
		A=A+1
	ELSEIF B=5 THEN
		IF RND()&gt;=0.5 THEN
			A=A+1
		ELSE
			A=A
		END IF
	ELSE
		A=A
	END IF
ELSE
	A=A
END IF
A=A/10^N
ROUND1=A
END FUNCTION

FUNCTION QMULT(A,B)
'REM Returns the Hamilton product of two quaternions entered
'as two 4 element row vectors A and B.
DIM OUTMAT(1,4) AS DOUBLE
OUTMAT(1,1)=A(1,1)*B(1,1)-A(1,2)*B(1,2)-A(1,3)*B(1,3)-A(1,4)*B(1,4)
OUTMAT(1,2)=A(1,1)*B(1,2)+A(1,2)*B(1,1)+A(1,3)*B(1,4)-A(1,4)*B(1,3)
OUTMAT(1,3)=A(1,1)*B(1,3)-A(1,2)*B(1,4)+A(1,3)*B(1,1)+A(1,4)*B(1,2)
OUTMAT(1,4)=A(1,1)*B(1,4)+A(1,2)*B(1,3)-A(1,3)*B(1,2)+A(1,4)*B(1,1)
QMULT=OUTMAT
END FUNCTION


FUNCTION QCONJ(A)
'REM Returns the conjugate of the quaternion entered as the
'4 element row vector A.
DIM OUTMAT(1,4) AS DOUBLE
OUTMAT(1,1)=A(1,1)
OUTMAT(1,2)=-A(1,2)
OUTMAT(1,3)=-A(1,3)
OUTMAT(1,4)=-A(1,4)
QCONJ=OUTMAT
END FUNCTION

FUNCTION QREAL(A)
'REM Returns the real (scalar) part of the quaternion entered as
'the 4 element row vector A
DIM OUTMAT(1,4) AS DOUBLE
OUTMAT(1,1)=A(1,1)+A(1,1)/2
OUTMAT(1,2)=A(1,2)-A(1,2)/2
OUTMAT(1,3)=A(1,3)-A(1,3)/2
OUTMAT(1,4)=A(1,4)-A(1,4)/2
QREAL=OUTMAT
END FUNCTION

FUNCTION QIMAG(A)
'REM Returns the imaginary (vectro) part of the quaternion entered as
'the 4 element row vector A
DIM OUTMAT(1,4) AS DOUBLE
OUTMAT(1,1)=A(1,1)-A(1,1)/2
OUTMAT(1,2)=A(1,2)+A(1,2)/2
OUTMAT(1,3)=A(1,3)+A(1,3)/2
OUTMAT(1,4)=A(1,4)+A(1,4)/2
QIMAG=OUTMAT
END FUNCTION

FUNCTION QNORM(A)
'REM Returns the norm of the quaternion entered as the
'4 element row vector A.
QNORM=SQR(A(1,1)^2+A(1,2)^2+A(1,3)^2+A(1,4)^2)
END FUNCTION

FUNCTION QDIST(A,B)
'REM Returns the distance between two quaternions entered as the
'4 element row vectors A and B
QDIST=SQR((A(1,1)-B(1,1))^2+(A(1,2)-B(1,2))^2+(A(1,3)-B(1,3))^2+(A(1,4)-B(1,4))^2)
END FUNCTION

FUNCTION QUNIT(A)
'REM Returns the unit quaternion for the quaternion entered as the
'4 element row vector A.
DIM NRM AS DOUBLE, OUTMAT(1,4) AS DOUBLE
NRM=SQR(A(1,1)^2+A(1,2)^2+A(1,3)^2+A(1,4)^2)
OUTMAT(1,1)=A(1,1)/NRM
OUTMAT(1,2)=A(1,2)/NRM
OUTMAT(1,3)=A(1,3)/NRM
OUTMAT(1,4)=A(1,4)/NRM
QUNIT=OUTMAT
END FUNCTION

FUNCTION QINV(A)
'REM Returns the inverse (reciprocal) for the quaternion entered as the
'4 element row vector A.
DIM NRM AS DOUBLE, OUTMAT(1,4) AS DOUBLE
NRM=SQR(A(1,1)^2+A(1,2)^2+A(1,3)^2+A(1,4)^2)
OUTMAT(1,1)=A(1,1)/NRM^2
OUTMAT(1,2)=-A(1,2)/NRM^2
OUTMAT(1,3)=-A(1,3)/NRM^2
OUTMAT(1,4)=-A(1,4)/NRM^2
QINV=OUTMAT	
END FUNCTION

FUNCTION QLEFTDIV(A,B)
'REM Returns the quotient of A/B for the quaternions entered as the
'4 element row vectors A and B. Note that the first vector is divided
'by the second. For the reverse case, use QRIGHTDIV.
DIM NRM AS DOUBLE, OUTMAT(1,4) AS DOUBLE
NRM=SQR(B(1,1)^2+B(1,2)^2+B(1,3)^2+B(1,4)^2)
OUTMAT(1,1)=B(1,1)/NRM^2
OUTMAT(1,2)=-B(1,2)/NRM^2
OUTMAT(1,3)=-B(1,3)/NRM^2
OUTMAT(1,4)=-B(1,4)/NRM^2
OUTMAT(1,1)=A(1,1)*OUTMAT(1,1)-A(1,2)*OUTMAT(1,2)-A(1,3)*OUTMAT(1,3)-A(1,4)*OUTMAT(1,4)
OUTMAT(1,2)=A(1,1)*OUTMAT(1,2)+A(1,2)*OUTMAT(1,1)+A(1,3)*OUTMAT(1,4)-A(1,4)*OUTMAT(1,3)
OUTMAT(1,3)=A(1,1)*OUTMAT(1,3)-A(1,2)*OUTMAT(1,4)+A(1,3)*OUTMAT(1,1)+A(1,4)*OUTMAT(1,2)
OUTMAT(1,4)=A(1,1)*OUTMAT(1,4)+A(1,2)*OUTMAT(1,3)-A(1,3)*OUTMAT(1,2)+A(1,4)*OUTMAT(1,1)
QLEFTDIV=OUTMAT
END FUNCTION

FUNCTION QRIGHTDIV(A,B)
'REM Returns the quotient of B/A for the quaternions entered as the
'4 element row vectors A and B. Note that the second vector is divided
'by the firsst. For the reverse case, use QLEFTDIV.
DIM NRM AS DOUBLE, OUTMAT(1,4) AS DOUBLE
NRM=SQR(A(1,1)^2+A(1,2)^2+A(1,3)^2+A(1,4)^2)
OUTMAT(1,1)=A(1,1)/NRM^2
OUTMAT(1,2)=-A(1,2)/NRM^2
OUTMAT(1,3)=-A(1,3)/NRM^2
OUTMAT(1,4)=-A(1,4)/NRM^2
OUTMAT(1,1)=B(1,1)*OUTMAT(1,1)-B(1,2)*OUTMAT(1,2)-B(1,3)*OUTMAT(1,3)-B(1,4)*OUTMAT(1,4)
OUTMAT(1,2)=B(1,1)*OUTMAT(1,2)+B(1,2)*OUTMAT(1,1)+B(1,3)*OUTMAT(1,4)-B(1,4)*OUTMAT(1,3)
OUTMAT(1,3)=B(1,1)*OUTMAT(1,3)-B(1,2)*OUTMAT(1,4)+B(1,3)*OUTMAT(1,1)+B(1,4)*OUTMAT(1,2)
OUTMAT(1,4)=B(1,1)*OUTMAT(1,4)+B(1,2)*OUTMAT(1,3)-B(1,3)*OUTMAT(1,2)+B(1,4)*OUTMAT(1,1)
QRIGHTDIV=OUTMAT
END FUNCTION

FUNCTION QEXP(A)
'REM Returns the exponential of the quaternion entered as the
'4 element row vector A
DIM NRM AS DOUBLE, CNRM AS DOUBLE, SNRM AS DOUBLE, OUTMAT(1,4) AS DOUBLE
NRM=SQR(0+A(1,2)^2+A(1,3)^2+A(1,4)^2)
CNRM=COS(NRM)
SNRM=SIN(NRM)
OUTMAT(1,1)=0*EXP(A(1,1))
OUTMAT(1,2)=(A(1,2)*SNRM/NRM+CNRM)*EXP(A(1,1))
OUTMAT(1,3)=(A(1,3)*SNRM/NRM+CNRM)*EXP(A(1,1))
OUTMAT(1,4)=(A(1,4)*SNRM/NRM+CNRM)*EXP(A(1,1))
QEXP=OUTMAT
END FUNCTION

FUNCTION QLOG(A)
'REM Returns the NATURAL LOGARITHM of the quaternion entered as the
'4 element row vector A
DIM NRM AS DOUBLE, LNRM AS DOUBLE, AC AS DOUBLE, SVC AS OBJECT
DIM OUTMAT(1,4) AS DOUBLE, NRMV AS DOUBLE
svc=createUnoService("com.sun.star.sheet.FunctionAccess")
NRM=SQR(A(1,1)^2+A(1,2)^2+A(1,3)^2+A(1,4)^2)
NRMV=SQR(0+A(1,2)^2+A(1,3)^2+A(1,4)^2)
LNRM=LOG(NRM)
AC=SVC.CALLFUNCTION("ACOS",ARRAY(A(1,1)/NRM))
OUTMAT(1,1)=LOG(NRM)
OUTMAT(1,2)=LOG(NRM)+A(1,2)*AC/NRMV
OUTMAT(1,3)=LOG(NRM)+A(1,3)*AC/NRMV
OUTMAT(1,4)=LOG(NRM)+A(1,4)*AC/NRMV
QLOG=OUTMAT
END FUNCTION

FUNCTION QPOLAR(A)
'REM Returns the polar form of the quaternion entered as the
'4 element row vector A. The first element is the angle.
'The last three elements is the unit vector.
DIM AC AS DOUBLE, NMR AS DOUBLE, OUTMAT(1,4) AS DOUBLE, SVC AS OBJECT
svc=createUnoService("com.sun.star.sheet.FunctionAccess")
NRM=SQR(A(1,1)^2+A(1,2)^2+A(1,3)^2+A(1,4)^2)
AC=SVC.CALLFUNCTION("ACOS",ARRAY(A(1,1)/NRM))
OUTMAT(1,1)=AC
OUTMAT(1,2)=A(1,2)/(NRM*SIN(AC))
OUTMAT(1,3)=A(1,3)/(NRM*SIN(AC))
OUTMAT(1,4)=A(1,4)/(NRM*SIN(AC))
QPOLAR=OUTMAT
END FUNCTION

FUNCTION QPOWER(A,B)
'REM Returns the power of the quaternion A to the B power.
DIM AC AS DOUBLE, NMR AS DOUBLE, OUTMAT(1,4) AS DOUBLE, SVC AS OBJECT
svc=createUnoService("com.sun.star.sheet.FunctionAccess")
NRM=SQR(A(1,1)^2+A(1,2)^2+A(1,3)^2+A(1,4)^2)
AC=SVC.CALLFUNCTION("ACOS",ARRAY(A(1,1)/NRM))
OUTMAT(1,2)=A(1,2)/(NRM*SIN(AC))
OUTMAT(1,3)=A(1,3)/(NRM*SIN(AC))
OUTMAT(1,4)=A(1,4)/(NRM*SIN(AC))
OUTMAT(1,1)=(OUTMAT(1,1)*SIN(AC*B)+COS(AC*B))*NRM^B
OUTMAT(1,2)=(OUTMAT(1,2)*SIN(AC*B)+COS(AC*B))*NRM^B
OUTMAT(1,3)=(OUTMAT(1,3)*SIN(AC*B)+COS(AC*B))*NRM^B
OUTMAT(1,4)=(OUTMAT(1,4)*SIN(AC*B)+COS(AC*B))*NRM^B
QPOWER=OUTMAT
END FUNCTION

FUNCTION TONE(A)
'REM Makes a repeated sounds
DIM I AS INTEGER, J AS INTEGER, X AS INTEGER, K AS INTEGER
X=0
FOR I=1 TO A
FOR J=1 TO 10000
FOR K=1 TO 10
X=X+1
NEXT K
X=0
NEXT J
	BEEP

NEXT I
END FUNCTION

FUNCTION SHLL(PATH AS STRING,optional STL AS INTEGER,OPTIONAL P AS STRING, OPTIONAL B AS BOOLEAN)
'REM Opens an application according to the path provided in PATH.
'STL is thhe window style
'	0. The focus is on the hidden program window
'	1. The focus is on the program window in standard size (default)
'	2. The focus is on the minimized program window
'	3. The focus is on he maximized program window
'	4. Standard size program window without focus
'	6. minimized program window, focus remains on active window
'	10. Full screen display
'P is a string specifying a command line to be passed to the program
'B=TRUE means that OpenOffice iis to wait until the shell process
'is complete; otherwise, the shell returns directly.


IF ISMISSING(STL) THEN STL=1
IF ISMISSING(P) THEN P=""
IF ISMISSING(B) THEN B=false
SHELL(PATH,STL,P,B)
END FUNCTION



FUNCTION URL2SFN(A as string)
'REM Converts a file URL to a system file name
URL2SFN=ConvertFromURL(A)
END FUNCTION

FUNCTION SFN2URL(A as string)
'REM Converts a system file name to a URL
SFN2URL=ConvertToURL(A)
END FUNCTION

FUNCTION CLOCK()
'REM Returns the number of minutes and second that have elapsed
'since midnight.
Dim lSec as long,lMin as long,lHour as long
REDIM MatArray3(1-1,3-1)
lSec = Timer
lMin = lSec / 60
lSec = lSec Mod 60
lHour = lMin / 60
lMin = lMin Mod 60
CLOCK = Right("00" &amp; lHour , 2) &amp; ":"&amp; Right("00" &amp; lMin , 2) &amp; ":" &amp; Right("00" &amp; lSec , 2)
MatArray3(1,1)=lHour
MatArray3(1,2)=lMin
MatArray3(1,3)=lSec
end FUNCTION

SUB ANIMATE()
'REM transfers sections of a data series two rows below the data.
'CYCLE is the number of cycles to display.
'SPEED is the delay between frames
'Select a section to be transfered and ANIMATE will proceed horizontally
'transfering consecutive segments of the same size.
DIM I AS INTEGER, J AS INTEGER, K AS INTEGER, oDoc as object
dim oSheet as object, oSel as object, addr as object
dim m1 as integer, m2 as integer, n1 as integer, n2 as integer
DIM nwFrame as object, oView as object, L AS INTEGER
DIM M AS INTEGER, N AS INTEGER, WNDW() AS DOUBLE
DIM NF AS INTEGER, MF AS INTEGER, O AS INTEGER, P AS INTEGER
DIM oCell AS OBJECT, Q AS INTEGER, R AS INTEGER, S AS INTEGER
DIM T AS INTEGER




CYCLE=VAL(INPUTBOX("Enter the number of cycles to display."))
SPEED=VAL(INPUTBOX("Enter a number to specify the speed of animatiion."))
 oDoc=ThisComponent
 oView=ThisComponent.getCurrentController()
 oSheet=oView.getActiveSheet()
 oSel=oDoc.getCurrentSelection

 addr=oSel.getRangeAddress()
 m1=addr.StartRow
 m2=addr.EndRow
 n1=addr.StartColumn
 n2=addr.EndColumn
 m=m2-m1+1
 n=n2-n1+1
nwFrame=oSheet.getCellByPosition(n1,m2+3)
MF=M
NF=N
REDIM WNDW(MF-1,NF-1)
Q=0
R=0
for i=1 to CYCLE
Q=0
R=0
	DO
		FOR J=1 TO 100
			FOR K=1 TO 100
				FOR L=1 TO 10*SPEED
				NEXT L
			NEXT K
		NEXT J
		S=1
		T=1
		FOR O=M1 TO M+M1-1
			FOR P=N1 TO N+N1-1
				oCell=oSheet.getCellByPosition(P+R,O)
				WNDW(T,S)=oCell.VALUE
				S=S+1
				IF S&gt;UBOUND(WNDW,2) THEN
					S=1
					T=T+1
				END IF
				NWFRAME=oSheet.getCellByPosition(n1+p,m2-3+O)
				NWFRAME.VALUE=oCell.VALUE
			NEXT P
		NEXT O
		R=N+R
		S=1
		T=1
	LOOP WHILE ISANYNONZERO(WNDW)=1
		P=0
NEXT I
END SUB

FUNCTION FracFact(a)
'REM Returns the fractional factorial of a
DIM K AS INTEGER, FF AS DOUBLE, I AS INTEGER, A1 AS DOUBLE

K= INT(A)+1
FF=1
A1=A
FOR I=1 TO K
	FF=FF*A1
	A1=A1-1
NEXT I
FF=FF*SQR(PI())
FracFact=FF
END FUNCTION
	
FUNCTION WORDS(A)
'REM Returns the number of words (delimited by spaces)
'in a passage contained in cell A)

DIM I AS LONG, N AS LONG

N=1

FOR I=1 TO LEN(A)
	IF MID(A,I,1)=" " THEN
		IF MID(A,I+1,1)=" " THEN GOTO WRD10
		N=N+1
	END IF
WRD10:
NEXT I
WORDS=N
END FUNCTION

FUNCTION SENTENCES(A)
'REM Returns the number of sentences (delimited by , ? or !)
'in a passage contained in cell A)
'Note that abbreviations ad other uses of sentence end markers
'can throw off the count.

DIM I AS LONG, N AS LONG

N=0

FOR I=1 TO LEN(A)
	IF MID(A,I,1)="." OR MID(A,I,1)="?" OR  MID(A,I,1)="!" THEN
		N=N+1
	END IF
NEXT I
SENTENCES=N
END FUNCTION

FUNCTION LETTERS(A)
'REM Returns the number of letters and digits
'in a passage contained in cell A


DIM I AS LONG, N AS LONG

N=0

FOR I=1 TO LEN(A)
	IF (ASC(MID(A,I,1))&gt;=48 and ASC(MID(A,I,1))&lt;=57) OR (ASC(MID(A,I,1))&gt;=65 AND ASC(MID(A,I,1))&lt;=90) OR  (ASC(MID(A,I,1))&gt;=97 AND ASC(MID(A,I,1))&lt;=122) THEN
		N=N+1
	END IF
NEXT I
LETTERS=N
END FUNCTION

FUNCTION WPS(A)
'Returns the words per sentence of the passage in cell A.

WPS=WORDS(A)/SENTENCES(A)
END FUNCTION

FUNCTION LPW(A)
'Returns the number of characters per word for tthe passage
'in cell A.
LPW=LETTERS(A)/WORDS(A)
END FUNCTION

FUNCTION LPS(A)
'Returns the number of characters per sentence for the passage
'in cell A.
LPS=LETTERS(A)/SENTENCES(A)
END FUNCTION

FUNCTION READABILITY(A)
'Returns the automated readability index and the Coleman-Liau index.
DIM OUTMAT(1,2)
OUTMAT(1,1)=4.71*LETTERS(A)/WORDS(A)+0.5*WORDS(A)/SENTENCES(A)-21.43
OUTMAT(1,2)=5.88*LETTERS(A)/WORDS(A)-29.6*SENTENCES(A)/WORDS(A)-15.8
READABILITY=OUTMAT
END FUNCTION

FUNCTION CONCORD(A,OPTIONAL L)
'Returns a concordance of the passage contained in cell A.
'L is the length of the excerpt displayed with each words.
DIM I AS INTEGER, ST AS STRING, N AS LONG, OUTMAT(WORDS(A),2)


IF ISMISSING(L) THEN L=30
N=1
ST=""
FOR I=1 TO LEN(A)
	IF MID(A,I,1)=" " THEN
		OUTMAT(N,1)=ST
		IF I&lt;INT(L/2)+1 THEN
			OUTMAT(N,2)=MID(A,1,L)
		ELSE
			OUTMAT(N,2)=MID(A,I-INT(L/2),L)
		END IF
		N=N+1
		ST=""
		GOTO CC10
	END IF
	ST=ST &amp; MID(A,I,1)
CC10:
NEXT I
CONCORD=OUTMAT
END FUNCTION
	
FUNCTION RANDC()
'Returns a random letter
DIM NUM AS INTEGER
NUM=INT(RND*26)+1
IF NUM=27 THEN NUM=26
RANDC=CHR(NUM+96)


END FUNCTION

FUNCTION CompStr(a,b)
'Returns a string of 1s and 0s where a 1 indicates that strings a and b
'have a common character in that place.
DIM LA AS LONG,LB AS LONG, LMIN AS LONG, STR AS STRING
DIM I AS LONG, LMAX AS LONG
LA=LEN(a)
LB=LEN(b)
IF LA&gt;LB THEN
	LMIN=LB
ELSE 
	LMIN=LA
END IF
IF LA&lt;LB THEN
	LMAX=LB
ELSE 
	LMAX=LA
END IF
STR=""
FOR I=1 TO LMIN
	IF MID(a,I,1)=MID(b,I,1) THEN
		STR=STR &amp; "1"
	ELSE
		STR=STR &amp; "0"
	END IF
NEXT I
FOR I=LMIN+1 TO LMAX
	STR=STR &amp; "0"
NEXT I
CompStr=STR
END FUNCTION

FUNCTION Levenshtein(A AS STRING,B AS STRING) AS INTEGER
'Returns the Levenshtein minimal edit distance for two strings.

DIM I AS INTEGER, J AS INTEGER, COST AS INTEGER, D() AS INTEGER
DIM MIN1 AS INTEGER, MIN2 AS INTEGER, MIN3 AS INTEGER, SVC AS OBJECT

svc=createUnoService("com.sun.star.sheet.FunctionAccess")
IF LEN(A)=0 THEN
	Levenshtein=LEN(B)
	EXIT FUNCTION
END IF
IF LEN(B)=0 THEN
	Levenshtein=LEN(A)
	EXIT FUNCTION
END IF
REDIM D(LEN(A)-1,LEN(B)-1)

FOR I=1 TO LEN(A)
	D(I,1)=I
NEXT I

FOR J=1 TO LEN(B)
	D(1,J)=J
NEXT J

FOR I=2 TO LEN(A)
	FOR J=2 TO LEN(B)
		IF MID(A,I,1)=MID(B,J,1) THEN
			COST=0
		ELSE
			COST=1
		END IF
		
		MIN1=(D(I-1,J)+1)
		MIN2=(D(I,J-1)+1)
		MIN3=(D(I-1,J-1)+COST)
		D(I,J)=SVC.CALLFUNCTION("MIN",ARRAY(MIN1,MIN2,MIN3))
	NEXT J
NEXT I
Levenshtein=D(LEN(A),LEN(B))
END FUNCTION

FUNCTION RandPerm(A)
'Returns a random permutation of a string.

DIM I AS INTEGER, ST1 AS STRING, ST2 AS STRING, STOUT AS STRING
DIM R AS INTEGER, N AS INTEGER

ST1=""
ST2=""
STOUT=""
ST1=A
N=LEN(A)
FOR I=1 TO LEN(A)
	R=INT(LEN(ST1)*RND()+1)
	STOUT=STOUT &amp; MID(ST1,R,1)
	ST2=MID(ST1,1,R-1) &amp; MID(ST1,R+1,LEN(ST1)-R+1)
	ST1=ST2
	N=N-1
NEXT I
RandPerm=STOUT
END FUNCTION

FUNCTION ASERIES(N,A,B)
'Returns the sum of an arithmetic sequence with n items. The first item is
'a and the second is b.
ASERIES=(N*(A+B))/2
END FUNCTION

FUNCTION SortString(A AS STRING,OPTIONAL C)
'Sorts the characters in a string. If c=0 (default),
'repeated characters are left in eh string.
'If c=1, repeated characters are removed.
DIM A1(LEN(A)-1) AS INTEGER, I AS INTEGER, J AS INTEGER
DIM OUTSTR AS STRING, N AS INTEGER, B AS INTEGER, A2(LEN(A)-1) AS INTEGER
ON ERROR GOTO SS10
FOR I=1 TO LEN(A)
	A1(I)=ASC(MID(A,I,1))
NEXT I
IF ISMISSING(C) THEN C=0
n=LEN(A)

for j=2 to n
	B=A1(j)
	for i=j-1 to 1 step -1
		if A1(i)&lt;=B then goto SS5
		A1(i+1)=A1(i)
	next i
	i=0
SS5:	A1(i+1)=B
next j
N=1
IF C=1 THEN
	A2(1)=A1(1)
	FOR I=2 TO UBOUND(A1,1)
		IF A1(I)&lt;&gt;A1(I-1) THEN
			N=N+1
			A2(N)=A1(I)
		END IF
	NEXT I
	FOR I=1 TO UBOUND(A1,1)
		A1(I)=A2(I)
	NEXT I
END IF
OUTSTR=""
FOR I=1 TO UBOUND(A1,1)		
	OUTSTR=OUTSTR &amp; CHR(A1(I))
NEXT I
SS10:

SortString=OUTSTR
END FUNCTION

FUNCTION GSERIES(A,R,M,N)
'Returns the sum of a generalized geometric series.
'A is the first value in the series.
'R is the common multiplier
'M is the index of the first term in the series
'N is the indexx of the last term in the series
GSERIES=(A*(R^M-R^(N+1)))/(1-R)
END FUNCTION

</script:module>
</file>

<file path=Basic/Standard/Data.xml><?xml version="1.0" encoding="utf-8"?>
<!DOCTYPE module  PUBLIC '-//OpenOffice.org//DTD OfficeDocument 1.0//EN'  'module.dtd'>
<script:module xmlns:script="http://openoffice.org/2000/script" script:name="Data" script:language="StarBasic">REM  *****  BASIC  *****
Option Base 1

Function LoadDataTab(Optional InVar)
'REM This program transfers the contents of a range of cells into a
'a global array called DataTab. If the optional argument is missing,
'the data is taken from the upper-left corner of the spreadsheet named
'"Data". The argument is a cell range address in the form of a string (e.g., "B3:D8",
'The program requires a global variable named "DataTab" and a subroutine called
'quotes required). RefIncoder, which further requires a subroutine called "AlphaValue",
'which parses the argument. NOTE: If the argument is missing, the array on "Data"
'cannot contain a 0.
Dim aSheet as Object, aCell as object
Dim I as Integer, J as Integer
Dim LastRow as Integer, LastColumn as Integer, LastColumn1 as Integer
Dim InRange as object, LastStr as String, Numb as String, Stri as String
Dim Numbr as Integer, Strin as Integer
'REM If the argument is missing.....
If IsMissing(InVar) then
	'Get the sheet, "Data", and the cell, "A1".
	aSheet=thisComponent.getSheets.getByName("Data")
	aCell=aSheet.getCellByPosition(1,1)

		'REM Find the lower-left cell of the used range in the upper-left
		'corner of sheet "data".
		LastRow=1
		LastColumn=1
		LastColumn1=0
				'REM Search for the last cell that does not contain a 0.
				while (aCell.Value=0)=false 
					LastColumn=LastColumn+1
					aCell=aSheet.getCellByPosition(LastColumn,LastRow)
					if LastColumn1&lt;LastColumn then  LastColumn1=LastColumn
					if aCell.Value=0 then
						LastColumn=1
						LastRow=LastRow+1
						aCell=aSheet.getCellByPosition(LastColumn,LastRow)
					end if
				wend
	'REM Adjust the values of the LastRow and LastColumn. (The search algorithm
	'overshoots the row and column address by 1 each.				
	LastRow=LastRow-1
	LastColumn=LastColumn1-1

	'REM Redimension the global array to the same dimensions as the spreadsheet
	'array. NOTE: Although the Base for arrays has been set to 1, the Base for
	'spreadsheet addresses is still 0.
	redim DataTab(LastColumn-1,LastRow-1)
	'REM Load DataTab with the values from the spreadsheet. NOTE: the routine
	'expects the first row and column to contain headings.
	for J=1 To LastRow
		For I = 1 to LastColumn
			DataTab(I,J)=aSheet.getCellByPosition(I,J).Value
		Next I
	Next J
'REM If the range address is supplied.....	
Else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DataTab(RefIncoderMat(3,1)-RefIncoderMat(1,1),RefIncoderMat(4,1)-RefIncoderMat(2,1))
	'REM Cycle through the arrays and transfer the values from the spreadsheet
	'array to the global array.
	
	For I=RefIncoderMat(1,1) to RefIncoderMat(3,1)
		For J=RefIncoderMat(2,1) to RefIncoderMat(4,1)
			aCell=InRange.getCellByPosition(I-1,J-1)
			DataTab(I,J)=aCell.Value
		Next J
	Next I
End If	
LoadDataTab=1				
End Function
Function AlphaValue(InText as String)
'REM THis function will take a letter or letter couplet (such as used to designate
'columns in Calc), and return the corresponding number (e.g., A=1, B=2, etc.)
Dim OneLet as String, TwoLet as String
Dim AV as integer
Dim I as Integer
'REM Each letter is coded by subtracting 64 from the ASCII value (65 is the ASCII code
'for A.
For I=1 to Len(InText)
	'REM If there is only one letter, the value is simply the ASCII code minus 64.
	If I=1 then 
		OneLet=Left(InText,1)
		AV=Asc(OneLet)-64
	else
	'REM If there are two letters, the value is the value of the first muultiplied
	'by 26 added to the value of the second.
		TwoLet = Right(InText,2)
		AV=(AV*26)+Asc(TwoLet)-64
	end if
Next
AlphaValue=AV
End Function

Function ValueAlpha(InVal as Integer)
'REM THis function will take a number and return a corresponding letter
'or letter couplet
Dim OneNum as Integer, TwoNum as Integer, Numb as Double
Dim VA as String, Diff as double
Dim I as Integer

Numb=InVal/26
'REM The left number of the whole part of Numb
OneNum=Int(Numb)
'REM The right number if the fractional part of Numb
Diff=(Numb-OneNum)
'REM At multiples of 26, OneNum must be adjusted back.
If Diff=0 then
	OneNum=OneNum-1
End If
	If Diff=0 then
		TwoNum=26
	Else
		'REM INT shows roundoff errors, so CINT is used.
		TwoNum=CINT(Diff*26)
	end If

'REM THe following puts together the output
If OneNum=0 then
	VA=Chr(TwoNum+64)
else
	VA = Chr(OneNum+64)+Chr(TwoNum+64)
End If


ValueAlpha=VA
End Function
	
Function RefIncoder(InVar)
'REM RefIncoder is used to change a text-type range address into the numerical
'positions of the upper-left and lower-right cells of the range.
Dim I as Integer, J as Integer
Dim LastRow as Integer, LastColumn as Integer, LastColumn1 as Integer
Dim InRange as object, LastStr as String, Numb as String, Stri as String
Dim Numbr as Integer, Strin as Integer, OutVal(4,1) as Integer
Dim LeftSide as string, LeftNumb as String, LeftStri as string
Dim LeftNumbr as Integer, LeftStrin as Integer
	'REM The first task is to parse the part of the range address to the left of 
	'the : from the part to the right.
	LastStr=InVar
	LeftSide=""
	For I=1 to Len(InVar)
		If Mid(LastStr,I,1)=":" then
			Exit For
		Else
			LeftSide=LeftSide+Mid(LastStr,I,1)
		End If
	Next
	For I= 1 to Len(InVar)
		
		If Left(LastStr,1) =":" then
			LastStr=Right(LastStr,Len(LastStr)-1)
			GoTo 1
		Else 
			LastStr=Right(LastStr,Len(LastStr)-1)
		End If
	Next 
1	Numb=""
	Stri=""
	LeftNumb=""
	LeftStri=""
	'REM Then the left side column letter and row number are separated......
	For I=1 to Len(LeftSide)
		If IsNumeric(Mid(LeftSide,I,1)) Then
			LeftNumb=LeftNumb+Mid(LeftSide,I,1)
		Else
			LeftStri=LeftStri+Mid(LeftSide,I,1)
		End If
	Next
	'REM......then the right side.
	For I = 1 to Len(LastStr)
		If IsNumeric(Mid(LastStr,I,1)) Then
			Numb=Numb+Mid(LastStr,I,1)
		else 
			Stri=Stri+Mid(LastStr,I,1)
		End If
	Next
'REM The number (row) portions (still in string form) and converted to integers using the
'VAL function and the letter (column) portions are converted to numbers using the
'AlphaValue function. THen they are loaded into the output array.
Numbr=Val(Numb)
Strin=AlphaValue(Stri)
LeftNumbr=Val(LeftNumb)
LeftStrin=AlphaValue(LeftStri)
RefIncoderMat(1,1)=LeftStrin
RefIncoderMat(2,1)=LeftNumbr
RefIncoderMat(3,1)=Strin
RefIncoderMat(4,1)=Numbr


RefIncoder=RefIncoderMat
		
End Function

Function RefDecoder(c1 as Integer,r1 as Integer,c2 as Integer,r2 as Integer)
'REM RefDecoder takes four integer inputs - the column and row position of the
'upper-left cell and the position of the lower right cell of a range -
'and returns the range address as a string of the format: A3:D15.
Dim RangeAdd as String,VA1 as String, VA2 as String
Dim LTS1 as String, LTS2 as String
'REM RefDecoder simply builds up a string using the ValueAlpha and Str functions.
'The Str function result has to be trimmed because a space is included before
'string representations for positive numbers (instead of a minus).
VA1=ValueAlpha(c1)
VA2=ValueAlpha(c2)
LTS1=LTrim(Str(r1))
LTS2=LTrim(Str(r2))
RangeAdd=VA1+LTS1+Chr(58)+VA2+LTS2
RefDecoder=RangeAdd
End Function

Function LoadCrossTab(Optional InVar)
'REM LoadCrossTab is used to transfer spreadsheet values to the global CrossTab
'array. It is almost identical to LoadDataTab above (which see).
Dim aSheet as Object, aCell as object
Dim I as Integer, J as Integer
Dim LastRow as Integer, LastColumn as Integer, LastColumn1 as Integer
Dim InRange as object, LastStr as String, Numb as String, Stri as String
Dim Numbr as Integer, Strin as Integer

If IsMissing(InVar) then
	aSheet=thisComponent.getSheets.getByName("Data")
	aCell=aSheet.getCellByPosition(1,1)


		LastRow=1
		LastColumn=1
		LastColumn1=0

				while (aCell.Value=0)=false 
					LastColumn=LastColumn+1
					aCell=aSheet.getCellByPosition(LastColumn,LastRow)
					if LastColumn1&lt;LastColumn then  LastColumn1=LastColumn
					if aCell.Value=0 then
						LastColumn=1
						LastRow=LastRow+1
						aCell=aSheet.getCellByPosition(LastColumn,LastRow)
					end if
				wend
					
	LastRow=LastRow-1
	LastColumn=LastColumn1-1
if LastColumn-1&lt;0 then exit function
if LastRow-1&lt;0 then exit function
	redim CrossTab(LastColumn-1,LastRow-1)

	for J=1 To LastRow
		For I = 1 to LastColumn
			CrossTab(I,J)=aSheet.getCellByPosition(I,J).Value
		Next I
	Next J
Else
	aSheet = thisComponent.CurrentController.ActiveSheet
	InRange=aSheet.getCellRangeByName(InVar)
RefIncoder(InVar)

	ReDim CrossTab(RefIncoderMat(3,1)-RefIncoderMat(1,1),RefIncoderMat(4,1)-RefIncoderMat(2,1))
	For I=RefIncoderMat(1,1) to RefIncoderMat(3,1)
		For J=RefIncoderMat(2,1) to RefIncoderMat(4,1)
			aCell=InRange.getCellByPosition(I-1,J-1)
			CrossTab(I,J)=aCell.Value
		Next J
	Next I

End If					
End Function

Function ShowData()
'REM ShowData is used to transfer data values from the global DataTab array to a 
'spreadsheet range. The internal array, Stack, is dimensioned to have the same
'size as the DataTab array.
Dim Stack(Ubound(DataTab,2)-1,UBound(DataTab,1)-1)
Dim I as integer, J as integer
'REM Values are simply transfered, one at a time, from DataTab to Stack.
For I=1 to UBound(DataTab,1)
	For J=1 to Ubound(DataTab,2)
		Stack(J,I)=DataTab(I,J)
	Next J
Next I
'REM Stack is outputted as an array.
ShowData=Stack
End Function

Function ShowCrossTab()
'REM ShowCrossTab is almost identical to ShowData above (which see)
Dim Stack(Ubound(CrossTab,2)-1,UBound(CrossTab,1)-1)
Dim I as integer, J as integer
For I=1 to UBound(CrossTab,1)
	For J=1 to Ubound(CrossTab,2)
		Stack(J,I)=CrossTab(I,J)
	Next J
Next I
ShowCrossTab=Stack
End Function

Function DataTabSize()
Dim SizeArray(1,2)
SizeArray(1,1)=UBound(DataTab,1)
SizeArray(1,2)=UBound(DataTab,2)
DataTabSize=SizeArray
End Function
Function CrossTabSize()
Dim SizeArray(1,2)
SizeArray(1,1)=UBound(CrossTab,1)
SizeArray(1,2)=UBound(CrossTab,2)
CrossTabSize=SizeArray
End Function

Sub Impute
'Impute provides methods for replacing missing values in a data set
'REM Dimension variables
Dim Dlg As Object, Dataset as String, MethodFlg as Integer
Dim RelVar as Integer, Ctrl as object, RangeLimits() as integer
Dim I as integer, J as integer, K as Integer, L as Integer
Dim aSheet as Object, aCell as object, InRange as Object
Dim ImpVal as Double, RngItem as Object, bCell as Object
Dim TransSheet as Object, bRange as Object, RngAdd as String
Dim svc as object, Slp as Double, Intcpt as Double
Dim RngAdd1 as String, M as Integer


'REM Use Impute dialog to input range and imputation method.
DialogLibraries.LoadLibrary("Standard")
Dlg = CreateUnoDialog(DialogLibraries.Standard.Impute)
Dlg.Execute()
Dataset= Dlg.getControl("TextField1").Text
If Dlg.getControl("OptionButton1").State=True Then
	MethodFlg=1
Elseif Dlg.getControl("OptionButton2").State=True Then
	MethodFlg=2
Elseif Dlg.getcontrol("OptionButton3").State=True Then
	MethodFlg=3
Elseif Dlg.getcontrol("OptionButton4").State=True Then
	MethodFlg=4
Else
	MethodFlg=5
End If	
RelVar=Dlg.getControl("NumericField1").Value

'REM MethhodFlg:
	'1 - Average
	'2 - Median
	'3 - Mode
	'4 - Interpolation
	'5 - 0

If Dlg.Execute()=0 then
	Exit sub
End If
Dlg.dispose()


'Rem Determine location of range using RefIncoder.
RefIncoder(DataSet)

'REM Cycle through range. If value is 0 then use selected method of imputation to replace
'the value.
aSheet = thisComponent.CurrentController.ActiveSheet
TransSheet=thisComponent.Sheets.getByName("Transform")
InRange=aSheet.getCellRangeByName(DataSet)
bRange=TransSheet.getCellRangeByPosition(0,0,0,RefIncoderMat(4,1)-1)

For I=1 to RefIncoderMat(3,1)-RefIncoderMat(1,1)+1
	For J=1 to RefIncoderMat(4,1)-RefIncoderMat(2,1)+1
		aCell=InRange.getCellByPosition(I-1,J-1)

		If aCell.Value=0 then
'Method one replaces the missing value by the column average.		
			If MethodFlg=1 Then
			L=0
				For K=1 to RefIncoderMat(4,1)-RefIncoderMat(2,1)-1

				If InRange.getCellByPosition(I-1,K-1).Value&lt;&gt;0  Then
					bCell=bRange.getCellByPosition(0,L)
					bCell.Value=InRange.getCellByPosition(I-1,k-1).Value
					L=L+1
				End If
				Next k

				M=0
				For K=0 to RefIncoderMat(2,1)-RefIncoderMat(4,1)
					M=M+1
					If bRange.getCellByPosition(0,M).Value=0 then
						Exit For
					End If
				Next k

				RngAdd=ValueAlpha(1)+LTrim(Str(1))+":"+ValueAlpha(1)+LTrim(Str(L))
'The FunctionAccess service allows the use of spreadsheet functions in a Basic prpogram.
				svc=createUnoService("com.sun.star.sheet.FunctionAccess")
				InRange.getCellByPosition(I-1,J-1).Value=svc.callFunction("Average",Array(TransSheet.getCellRangeByName(RngAdd)))	
			End If
'Method 2 replaces missing values with column medians.			
			If MethodFlg=2 Then
			L=0
					
				For K=1 to RefIncoderMat(4,1)-RefIncoderMat(2,1)-1
				If InRange.getCellByPosition(I-1,K-1).Value&lt;&gt;0  Then
					bCell=bRange.getCellByPosition(0,L)
					bCell.Value=InRange.getCellByPosition(I-1,k-1).Value
					L=L+1

				End If
				Next k

				M=0
				For K=0 to RefIncoderMat(2,1)-RefIncoderMat(4,1)
					M=M+1
					If bRange.getCellByPosition(0,L).Value=0 then
						Exit For
					End If
				Next k

				RngAdd=ValueAlpha(1)+LTrim(Str(1))+":"+ValueAlpha(1)+LTrim(Str(L))

				svc=createUnoService("com.sun.star.sheet.FunctionAccess")

				InRange.getCellByPosition(I-1,J-1).Value=svc.callFunction("Median",Array(TransSheet.getCellRangeByName(RngAdd)))	
			End If
'Method 3 replaces missing values with column modes. NOTE: If there is no column mode, an error will be generated.			
			If MethodFlg=3 Then
			L=0
				For K=1 to RefIncoderMat(4,1)-RefIncoderMat(2,1)-1
				'msgbox k
				'msgbox I
				If InRange.getCellByPosition(I-1,K-1).Value&lt;&gt;0  Then
					bCell=bRange.getCellByPosition(0,L)
					bCell.Value=InRange.getCellByPosition(I-1,k-1).Value
					L=L+1
				End If
				Next k

				M=0
				For K=0 to RefIncoderMat(2,1)-RefIncoderMat(4,1)
					M=M+1
					If bRange.getCellByPosition(0,M).Value=0 then
						Exit For
					End If
				Next k

				RngAdd=ValueAlpha(1)+LTrim(Str(1))+":"+ValueAlpha(1)+LTrim(Str(L))

				svc=createUnoService("com.sun.star.sheet.FunctionAccess")
				InRange.getCellByPosition(I-1,J-1).Value=svc.callFunction("Mode",Array(TransSheet.getCellRangeByName(RngAdd)))	
			End If
'Method 4 replaces missing values with interpolated or extrapolated values usinng a specified column as the independent variable.
			If MethodFlg=4 Then
			bRange=TransSheet.getCellRangeByPosition(0,0,1,RefIncoderMat(4,1)-1)
			L=0
				For K=1 to RefIncoderMat(4,1)-RefIncoderMat(2,1)-1

				If InRange.getCellByPosition(I-1,K-1).Value&lt;&gt;0  Then
					bCell=bRange.getCellByPosition(0,L)
					bCell.Value=InRange.getCellByPosition(RelVar-1,K-1).Value
					bCell=bRange.getCellByPosition(1,L)
					bCell.Value=InRange.getCellByPosition(I-1,k-1).Value
					L=L+1
				End If
				Next k

				M=0
				For K=0 to RefIncoderMat(2,1)-RefIncoderMat(4,1)
					M=M+1
					If bRange.getCellByPosition(0,M).Value=0 then
						Exit For
					End If
				Next k

				RngAdd=ValueAlpha(1)+LTrim(Str(1))+":"+ValueAlpha(1)+LTrim(Str(L))
				RngAdd1=ValueAlpha(2)+LTrim(Str(1))+":"+ValueAlpha(2)+LTrim(Str(L))

				svc=createUnoService("com.sun.star.sheet.FunctionAccess")
				Slp=svc.callFunction("Slope",Array(TransSheet.getCellRangeByName(RngAdd),TransSheet.getCellRangeByName(RngAdd1)))	
				Intcpt=svc.callFunction("Intercept",Array(TransSheet.getCellRangeByName(RngAdd),TransSheet.getCellRangeByName(RngAdd1)))	
				InRange.getCellByPosition(I-1,J-1).Value=Slp*InRange.getCellByPosition(RelVar,K-1).Value+Intcpt
			End if
'If no other method is chosen, missing values will be replaced by 1s.			
			If MethodFlg=0 then
										L=0
				For K=1 to RefIncoderMat(4,1)-RefIncoderMat(2,1)-1

				If InRange.getCellByPosition(I-1,K-1).Value&lt;&gt;0  Then
					bCell=bRange.getCellByPosition(0,L)
					bCell.Value=InRange.getCellByPosition(I-1,k-1).Value
					L=L+1
				End If
				Next k

				M=0
				For K=0 to RefIncoderMat(2,1)-RefIncoderMat(4,1)
					M=M+1
					If bRange.getCellByPosition(0,M).Value=0 then
						Exit For
					End If
				Next k


				InRange.getCellByPosition(I-1,J-1).Value=1	
			End If		
		End If
	Next J
Next I

		
'REM close the sub.
End Sub

Sub HighlightOutlier
'Impute provides methods for replacing missing values in a data set
'REM Dimension variables
Dim Dlg As Object, Dataset as String, MethodFlg as Integer
Dim RelVar as Integer, Ctrl as object, RangeLimits() as integer
Dim I as integer, J as integer, K as Integer, L as Integer
Dim aSheet as Object, aCell as object, InRange as Object
Dim ImpVal as Double, RngItem as Object, bCell as Object
Dim TransSheet as Object, bRange as Object, RngAdd as String
Dim svc as object, Slp as Double, Intcpt as Double
Dim RngAdd1 as String, Center As Double, Spread as Double
Dim Q1 as double, Q2 as Double, CO1 as double, CO2 as double


'REM Use HighlightOutliers dialog to input range and Outlier highlighting method.
DialogLibraries.LoadLibrary("Standard")
Dlg = CreateUnoDialog(DialogLibraries.Standard.HighlightOutliers)
Dlg.Execute()
Dataset= Dlg.getControl("TextField1").Text

If Dlg.getControl("ListBox1").SelectedItem="Median" Then
	MethodFlg=1
Else
	MethodFlg=2
End If
		
RelVar=Dlg.getControl("NumericField1").Value

'REM MethodFlg:
	'1 - Median
	'2 - Mead

If Dlg.Execute()=0 then
	Exit sub
End If
Dlg.dispose()

'Rem Determine location of range using RefIncoder.
RefIncoder(DataSet)


'REM Cycle through range. If value is &lt;&gt; Center+RelVar*Spread then use selected method of
' calculation to highlight the cell.
aSheet = thisComponent.CurrentController.ActiveSheet
TransSheet=thisComponent.Sheets.getByName("Transform")
InRange=aSheet.getCellRangeByName(DataSet)
bRange=TransSheet.getCellRangeByPosition(0,0,0,RefIncoderMat(4,1)-1)

For I=1 to RefIncoderMat(3,1)-RefIncoderMat(1,1)+1


		
'Method one highlights cells with contents &lt;&gt; RelVar*semi-interquartile range+Median		
		If MethodFlg=1 Then
			L=0
			'REM Set up array on Transfer sheet
			For J=1 to RefIncoderMat(4,1)-RefIncoderMat(2,1)-1

					bCell=bRange.getCellByPosition(0,J-1)
					bCell.Value=InRange.getCellByPosition(I-1,J-1).Value
					L=L+1
			Next J
			
			RngAdd=ValueAlpha(1)+LTrim(Str(1))+":"+ValueAlpha(1)+LTrim(Str(L))
'The FunctionAccess service allows the use of spreadsheet functions in a Basic prpogram.
				svc=createUnoService("com.sun.star.sheet.FunctionAccess")
				Center=svc.callFunction("Median",Array(TransSheet.getCellRangeByName(RngAdd)))		
				svc=createUnoService("com.sun.star.sheet.FunctionAccess")
				Q1=svc.callFunction("Quartile",Array(TransSheet.getCellRangeByName(RngAdd),1))
				svc=createUnoService("com.sun.star.sheet.FunctionAccess")
				Q2=svc.callFunction("Quartile",Array(TransSheet.getCellRangeByName(RngAdd),3))
				Spread=Q2-Center
				CO1=Center-Spread*RelVar
				CO2=Center+Spread*RelVar
			For J=1 to RefIncoderMat(4,1)-RefIncoderMat(2,1)-1
			'If cell contents is less than cutoff value, color cell blue.
					bCell=bRange.getCellByPosition(0,J-1)
					If bCell.Value&lt;CO1 then
						aCell=InRange.getCellByPosition(I-1,J-1)
						aCell.CellBackColor=RGB(0,255,255)
					end If
					'If cell contexts is above cutoff value, color cell red.
					If bCell.Value&gt;CO2 then
						aCell=InRange.getCellByPosition(I-1,J-1)
						aCell.CellBackColor=RGB(255,51,51)
					End If					
					
			Next J
		Else ' For all other cases, use mean and standard deviation.
			L=0
			For J=1 to RefIncoderMat(4,1)-RefIncoderMat(2,1)-1

					bCell=bRange.getCellByPosition(0,J-1)
					bCell.Value=InRange.getCellByPosition(I-1,J-1).Value
					L=L+1
			Next J

			RngAdd=ValueAlpha(1)+LTrim(Str(1))+":"+ValueAlpha(1)+LTrim(Str(L))
'The FunctionAccess service allows the use of spreadsheet functions in a Basic prpogram.
				svc=createUnoService("com.sun.star.sheet.FunctionAccess")
				Center=svc.callFunction("AVERAGE",Array(TransSheet.getCellRangeByName(RngAdd)))		
				svc=createUnoService("com.sun.star.sheet.FunctionAccess")
				Spread=svc.callFunction("STDEV",Array(TransSheet.getCellRangeByName(RngAdd)))
				CO1=Center-Spread*RelVar
				CO2=Center+Spread*RelVar
			For J=1 to RefIncoderMat(4,1)-RefIncoderMat(2,1)-1

					bCell=bRange.getCellByPosition(0,J-1)
					If bCell.Value&lt;CO1 then
						aCell=InRange.getCellByPosition(I-1,J-1)
						aCell.CellBackColor=RGB(0,255,255)
					end If
					If bCell.Value&gt;CO2 then
						aCell=InRange.getCellByPosition(I-1,J-1)
						aCell.CellBackColor=RGB(255,51,51)
					End If					
					
			Next J		
		End If
			
	Next I	
End Sub

Sub ClearTrans()
'REM THis routine clears the Transform Sheet
Dim TransSheet as Object
Dim CellRange As Object
Dim Flags As Long
TransSheet=thisComponent.Sheets.getByName("Transform")

CellRange = TransSheet.getCellRangeByName("A1:AMJ65536")

Flags = com.sun.star.sheet.CellFlags.VALUE + _
      com.sun.star.sheet.CellFlags.DATETIME + _
      com.sun.star.sheet.CellFlags.STRING + _
      com.sun.star.sheet.CellFlags.FORMULA            

CellRange.clearContents(Flags)
End Sub

Function LoadLabeledDataTab(Optional InVar)
'REM This program transfers the contents of a range of cells into a
'a global array called DataTab. If the optional argument is missing,
'the data is taken from the upper-left corner of the spreadsheet named
'"Data". The argument is a cell range address in the form of a string (e.g., "B3:D8",
'The program requires a global variable named "DataTab" and a subroutine called
'quotes required). RefIncoder, which further requires a subroutine called "AlphaValue",
'which parses the argument. NOTE: If the argument is missing, the array on "Data"
'cannot contain a 0.
Dim aSheet as Object, aCell as object
Dim I as Integer, J as Integer
Dim LastRow as Integer, LastColumn as Integer, LastColumn1 as Integer
Dim InRange as object, LastStr as String, Numb as String, Stri as String
Dim Numbr as Integer, Strin as Integer
'REM If the argument is missing.....
If IsMissing(InVar) then
	'Get the sheet, "Data", and the cell, "A1".
	aSheet=thisComponent.getSheets.getByName("Data")
	aCell=aSheet.getCellByPosition(1,1)

		'REM Find the lower-left cell of the used range in the upper-left
		'corner of sheet "data".
		LastRow=1
		LastColumn=1
		LastColumn1=0
				'REM Search for the last cell that does not contain a 0.
				while (aCell.Value=0)=false 
					LastColumn=LastColumn+1
					aCell=aSheet.getCellByPosition(LastColumn,LastRow)
					if LastColumn1&lt;LastColumn then  LastColumn1=LastColumn
					if aCell.Value=0 then
						LastColumn=1
						LastRow=LastRow+1
						aCell=aSheet.getCellByPosition(LastColumn,LastRow)
					end if
				wend
	'REM Adjust the values of the LastRow and LastColumn. (The search algorithm
	'overshoots the row and column address by 1 each.				
	LastRow=LastRow-1
	LastColumn=LastColumn1-1

	'REM Redimension the global arrays to the same dimensions as the spreadsheet
	'array. NOTE: Although the Base for arrays has been set to 1, the Base for
	'spreadsheet addresses is still 0.
	redim DataTab(LastColumn-1,LastRow-1)
	redim RowList(1,LastRow-1) as String
	redim ColumnList(LastColumn-1,1) as String
	'REM Load DataTab with the values from the spreadsheet. NOTE: the routine
	'expects the first row and column to contain headings.
	for J=1 To LastRow
		RowList(1,J)=aSheet.getCellByPosition(0,J).String
		For I = 1 to LastColumn
			DataTab(I,J)=aSheet.getCellByPosition(I,J).Value
			ColumnList(I,1)=aSheet.getCellByPosition(I,0).String
		Next I
	Next J
'REM If the range address is supplied.....	
Else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DataTab(RefIncoderMat(3,1)-RefIncoderMat(1,1),RefIncoderMat(4,1)-RefIncoderMat(2,1))
	redim RowList(1,RefIncoderMat(4,1)-RefIncoderMat(2,1)) as String
	redim ColumnList(RefIncoderMat(3,1)-RefIncoderMat(1,1),1) as String
	'REM Cycle through the arrays and transfer the values from the spreadsheet
	'array to the global array.
	For I=RefIncoderMat(1,1) to RefIncoderMat(3,1)
	ColumnList(I,1)=aSheet.getCellByPosition(I,0).String
		For J=RefIncoderMat(2,1) to RefIncoderMat(4,1)
			aCell=InRange.getCellByPosition(I-1,J-1)
			DataTab(I,J)=aCell.Value
			RowList(1,J)=aSheet.getCellByPosition(0,J).String
		Next J
	Next I
End If					
End Function

Function Weights(InVar as String)
'REM This program transfers the contents of a spreadhseet array into a global array 
'used to storing data weights.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WeightsMat(RefIncoderMat(3,1)-RefIncoderMat(1,1),RefIncoderMat(4,1)-RefIncoderMat(2,1))
	'REM Cycle through the arrays and transfer the values from the spreadsheet
	'array to the global array.

	For I=RefIncoderMat(1,1) to RefIncoderMat(3,1)
		For J=RefIncoderMat(2,1) to RefIncoderMat(4,1)

			aCell=aSheet.getCellByPosition(I-1,J-1)
			WeightsMat(I-RefIncoderMat(1,1)+1,J-RefIncoderMat(2,1)+1)=aCell.Value
		Next J
	Next I
					
End Function

Function Array1(InVar as String)
'REM This program transfers the contents of a spreadhseet array into a global array 
'used to storing data weights.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1(RefIncoderMat(3,1)-RefIncoderMat(1,1),RefIncoderMat(4,1)-RefIncoderMat(2,1))
	'REM Cycle through the arrays and transfer the values from the spreadsheet
	'array to the global array.

	For I=RefIncoderMat(1,1) to RefIncoderMat(3,1)
		For J=RefIncoderMat(2,1) to RefIncoderMat(4,1)

			aCell=aSheet.getCellByPosition(I-1,J-1)
			MatArray1(I-RefIncoderMat(1,1)+1,J-RefIncoderMat(2,1)+1)=aCell.Value

		Next J
	Next I
					
End Function
Function Array2(InVar as String)
'REM This program transfers the contents of a spreadhseet array into a global array 
'used to storing data weights.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2(RefIncoderMat(3,1)-RefIncoderMat(1,1),RefIncoderMat(4,1)-RefIncoderMat(2,1))
	'REM Cycle through the arrays and transfer the values from the spreadsheet
	'array to the global array.

	For I=RefIncoderMat(1,1) to RefIncoderMat(3,1)
		For J=RefIncoderMat(2,1) to RefIncoderMat(4,1)

			aCell=aSheet.getCellByPosition(I-1,J-1)
			MatArray2(I-RefIncoderMat(1,1)+1,J-RefIncoderMat(2,1)+1)=aCell.Value
		Next J
	Next I
					
End Function
Function Array3(InVar as String)
'REM This program transfers the contents of a spreadhseet array into a global array 
'used to storing data weights.
Dim aSheet as Object, aCell as object
Dim I as Integer, J as Integer
Dim LastRow as Integer, LastColumn as Integer, LastColumn1 as Integer
Dim InRange as object, LastStr as String, Numb as String, Stri as String
Dim Numbr as Integer, Strin as Integer
	'REM You can use the string InVar to specify the specified range (getCellRangeByName
	'uses a string to specify a range), but you can't use the string to cycle
	'through the individual cells. That's why you need........
	aSheet = thisComponent.CurrentController.ActiveSheet
	InRange=aSheet.getCellRangeByName(InVar)
'.....the RefIncoder subroutine which takes a string-type reference and returns a
'four cell array containing the numerical starting and end cells of a range.
RefIncoder(InVar)
	'REM Redimension the global DataTab array to the same size as the spreadsheet
	'range.

	ReDim MatArray3(RefIncoderMat(3,1)-RefIncoderMat(1,1),RefIncoderMat(4,1)-RefIncoderMat(2,1))
	'REM Cycle through the arrays and transfer the values from the spreadsheet
	'array to the global array.

	For I=RefIncoderMat(1,1) to RefIncoderMat(3,1)
		For J=RefIncoderMat(2,1) to RefIncoderMat(4,1)

			aCell=aSheet.getCellByPosition(I-1,J-1)
			MatArray3(I-RefIncoderMat(1,1)+1,J-RefIncoderMat(2,1)+1)=aCell.Value
		Next J
	Next I
					
End Function
Function ShowArray1()
'REM ShowData is used to transfer data values from the global DataTab array to a 
'spreadsheet range. The internal array, Stack, is dimensioned to have the same
'size as the DataTab array.
Dim Stack(Ubound(MatArray1,2),UBound(MatArray1,1))
Dim I as integer, J as integer
'REM Values are simply transfered, one at a time, from DataTab to Stack.
For I=1 to UBound(MatArray1,1)
	For J=1 to Ubound(MatArray1,2)
		Stack(J,I)=MatArray1(I,J)
	Next J
Next I
'REM Stack is outputted as an array.
ShowArray1=Stack
End Function
Function ShowArray2()
'REM ShowData is used to transfer data values from the global DataTab array to a 
'spreadsheet range. The internal array, Stack, is dimensioned to have the same
'size as the DataTab array.
Dim Stack(Ubound(MatArray2,2),UBound(MatArray2,1))
Dim I as integer, J as integer
'REM Values are simply transfered, one at a time, from DataTab to Stack.
For I=1 to UBound(MatArray2,1)
	For J=1 to Ubound(MatArray2,2)
		Stack(J,I)=MatArray2(I,J)
	Next J
Next I
'REM Stack is outputted as an array.
ShowArray2=Stack
End Function
Function ShowArray3()
'REM ShowData is used to transfer data values from the global DataTab array to a 
'spreadsheet range. The internal array, Stack, is dimensioned to have the same
'size as the DataTab array.
Dim Stack(Ubound(MatArray3,2),UBound(MatArray3,1))
Dim I as integer, J as integer
'REM Values are simply transfered, one at a time, from DataTab to Stack.
For I=1 to UBound(MatArray3,1)
	For J=1 to Ubound(MatArray3,2)
		Stack(J,I)=MatArray3(I,J)
	Next J
Next I
'REM Stack is outputted as an array.
ShowArray3=Stack
End Function

Function FillRange(filltype as string,a,b)
'REM Fills the selected ranges with entries starting at the ath
' in increments of b. FillType is a word describing the fill.
'Options are letters, random, days, months, numbers, and quarters.
Dim oDoc as object, oSheet as object, oSel as object,addr as object
Dim m1 as integer, m2 as integer, n1 as integer, n2 as integer
Dim m as integer, n as integer, i as integer, j as integer
Dim r as integer, oCell as object, s as integer, g as integer
Dim c as integer, InMat(1)


 oDoc=ThisComponent
 oSheet=oDoc.getCurrentController()
 oSel=oDoc.getCurrentSelection
 addr=oSel.getRangeAddress()
 m1=addr.StartRow
 m2=addr.EndRow
 n1=addr.StartColumn
 n2=addr.EndColumn
 m=m2-m1
 n=n2-n1
Dim OutMat(m,n)
 m=m2-m1+1
 n=n2-n1+1
Select case filltype
	Case "letters"
 		r=a
 		for i=1 to m
 			for j=1 to n
 				OutMat(i,j)=chr(96+r)
 				r=r+b
 				if r&gt;26 then
 					r=r-26
 				end if
	 		next j
 		next i
	Case "random"
		For i=1 to m
			for j=1 to n
				OutMat(i,j)=rnd()*(b-a)+a
			next j
		next i
	Case "days"
		Redim InMat(7)
			InMat(1)="Sunday"
			InMat(2)="Monday"
			InMat(3)="Tuesday"
			InMat(4)="Wednesday"
			InMat(5)="Thursday"
			InMat(6)="Friday"
			InMat(7)="Saturday"
			r=a
		For i=1 to m
			For j=1 to n
				OutMat(i,j)=InMat(r)
				r=r+b
				if r&gt;7 then
					r=r-7
				end if
			next j
		next i
	Case "months"
		Redim InMat(12)
			InMat(1)="January"
			InMat(2)="February"
			InMat(3)="March"
			InMat(4)="April"
			InMat(5)="May"
			InMat(6)="June"
			InMat(7)="July"
			InMat(8)="August"
			InMat(9)="September"
			InMat(10)="October"
			InMat(11)="November"
			InMat(12)="December"
			r=a
		For i=1 to m
			For j=1 to n
				OutMat(i,j)=InMat(r)
				r=r+b
				if r&gt;12 then
					r=r-12
				end if
			next j
		next i		
	Case "numbers"
		r=a
		For i=1 to m
			For j=1 to n
				OutMat(i,j)=r
				r=r+b
			next j
		next i
	Case "quarters"
		Redim InMat(4)
			InMat(1)="1st"
			InMat(2)="2nd"
			InMat(3)="3rd"
			InMat(4)="4th"
			r=a
		For i=1 to m
			For j=1 to n
				OutMat(i,j)=InMat(r)
				r=r+b
				if r&gt;4 then
					r=r-4
				end if
			next j
		next i		
	
 		
 		
 		
 		 
End Select 
 FillRange=OutMat
RF10:  end function



Function piksrt(arr)
'Sorts an array arr(n) into ascending numerical order, by straight
'insertion.
DIM n as integer, i as integer, j as integer, a as double
n=ubound(arr,1)
REDIM MatArray3(ubound(arr,1)-1,1-1)
for j=2 to n
	a=arr(j,1)
	for i=j-1 to 1 step -1
		if arr(i,1)&lt;=a then goto piksrt10
		arr(i+1,1)=arr(i,1)
	next i
	i=0
piksrt10:	arr(i+1,1)=a
next j
for i=1 to ubound(a,1)
	MatArray3(i,1)=arr(i,1)
next i
piksrt=arr
end function

SUB Iterate1()
'REM Allows for iteration of a function on a spreadsheet. 
'The function to be iterated must be saved using the InputFunction command.
'Iterate1 expects three values in a column vector beginning at the current
'selection on the spreadsheet: a start value, a maximum convergence
'value (the difference between last x value and current x value to stop
'iteraation), and the maximum number of iterations.
DIM WORK(3,3), I AS INTEGER, oDoc as object, oSheet as object, oSel as object
DIM ADDR AS OBJECT, m1 as INTEGER, n1 AS INTEGER, oCell as object, oView as object
DIM X1 AS DOUBLE, X2 AS DOUBLE, CNT AS INTEGER, CONV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Run the iteration
X1=WORK(1,1)
FOR I=1 to WORK(3,1)
	X2=EvalFunc(X1,0,0)
	IF ABS(X1-X2)&lt;=WORK(2,1) THEN
		WORK(1,3)=X2
		WORK(2,3)=ABS(X1-X2)
		WORK(3,3)=I
		GOTO I11
	END IF
	X1=X2
NEXT I
'Output the values
I11: WORK(1,2)="End value"
WORK(2,2)="Convergence"
WORK(3,2)="Iterations"
oCell=oSheet.getCellByPosition(n1,m1)
oCell.Value=WORK(1,1)
oCell=oSheet.getCellByPosition(n1,m1+1)
oCell.Value=WORK(2,1)
oCell=oSheet.getCellByPosition(n1,m1+2)
oCell.Value=WORK(3,1)
oCell=oSheet.getCellByPosition(n1+1,m1)
oCell.String=WORK(1,2)
oCell=oSheet.getCellByPosition(n1+1,m1+1)
oCell.String=WORK(2,2)
oCell=oSheet.getCellByPosition(n1+1,m1+2)
oCell.String=WORK(3,2)
oCell=oSheet.getCellByPosition(n1+2,m1)
oCell.String=WORK(1,3)
oCell=oSheet.getCellByPosition(n1+2,m1+1)
oCell.String=WORK(2,3)
oCell=oSheet.getCellByPosition(n1+2,m1+2)
oCell.String=WORK(3,3)
End Sub

SUB Iterate2()
'REM Allows for iteration of up to three functions on a spreadsheet. 
'The functions to be iterated must be saved using the InputFunction commands.
'Iterate2 expects five values in a column vector beginning at the current
'selection on the spreadsheet: three start values, a maximum convergence
'value (the maximum difference between the three variables to stop
'iteraation), and the maximum number of iterations.
'All three functions must be loaded but two of the functions may be the same.
DIM WORK(5,5), I AS INTEGER, oDoc as object, oSheet as object, oSel as object
DIM ADDR AS OBJECT, m1 as INTEGER, n1 AS INTEGER, oCell as object, oView as object
DIM X1 AS DOUBLE, X2 AS DOUBLE, CNT AS INTEGER, CONV AS DOUBLE
DIM X3 AS DOUBLE, X4 AS DOUBLE, X5 AS DOUBLE, X6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oCell=oSheet.getCellByPosition(n1,m1+3)
 WORK(4,1)=oCell.Value

 oCell=oSheet.getCellByPosition(n1,m1+4)
 WORK(5,1)=oCell.Value 

'Run the iteration
X1=WORK(1,1)
X2=WORK(2,1)
X3=WORK(3,1)

FOR I=1 to WORK(5,1)

	X4=EvalFunc(X1,0,0)
	X5=EvalFunc(X2,0,0)
	X6=EvalFunc(X3,0,0)
	IF ABS(X4-X5)&lt;=WORK(2,1) AND ABS(X4-X6)&lt;=WORK(2,1) AND ABS(X5-X6)&lt;=WORK(2,1) THEN
		WORK(1,3)=X4
		WORK(1,4)=X5
		WORK(1,5)=X6
		IF ABS(X4-X5)&gt;ABS(X5-X6) AND ABS(X4-X5)&gt;ABS(X4-X6) THEN
			WORK(2,3)=ABS(X4-X5)
		ELSEIF ABS(X5-X6)&gt;ABS(X4-X5) AND ABS(X5-X6)&gt;ABS(X4-X6) THEN
			WORK(2,3)=ABS(X5-X6)
		ELSE
			WORK(2,3)=ABS(X4-X6)
		END IF
		WORK(3,3)=I
		GOTO I21
	END IF
	X1=X4
	X2=X5
	X3=X6
NEXT I
'Output the values
I21: WORK(1,2)="End values"
WORK(2,2)="Convergence"
WORK(3,2)="Iterations"
oCell=oSheet.getCellByPosition(n1,m1)
oCell.Value=WORK(1,1)
oCell=oSheet.getCellByPosition(n1,m1+1)
oCell.Value=WORK(2,1)
oCell=oSheet.getCellByPosition(n1,m1+2)
oCell.Value=WORK(3,1)
oCell=oSheet.getCellByPosition(n1,m1+3)
oCell.Value=WORK(4,1)
oCell=oSheet.getCellByPosition(n1,m1+4)
oCell.Value=WORK(5,1)



oCell=oSheet.getCellByPosition(n1+1,m1)
oCell.String=WORK(1,2)
oCell=oSheet.getCellByPosition(n1+1,m1+1)
oCell.String=WORK(2,2)
oCell=oSheet.getCellByPosition(n1+1,m1+2)
oCell.String=WORK(3,2)
oCell=oSheet.getCellByPosition(n1+2,m1)
oCell.Value=WORK(1,3)
oCell=oSheet.getCellByPosition(n1+3,m1)
oCell.Value=WORK(1,4)
oCell=oSheet.getCellByPosition(n1+4,m1)
oCell.Value=WORK(1,5)


oCell=oSheet.getCellByPosition(n1+2,m1+1)
oCell.Value=WORK(2,3)
oCell=oSheet.getCellByPosition(n1+2,m1+2)
oCell.Value=WORK(3,3)
End Sub

SUB SumIterate()
'REM Iterates a function and sums each step.
'The seleted cell should be the first in a column of three cells containing the start value,
'the maximum convergence for the function, and the maximum number
'of iterations.
DIM WORK(3,3), I AS INTEGER, oDoc as object, oSheet as object, oSel as object
DIM ADDR AS OBJECT, m1 as INTEGER, n1 AS INTEGER, oCell as object, oView as object
DIM X1 AS DOUBLE, X2 AS DOUBLE, CNT AS INTEGER, CONV AS DOUBLE
DIM SUM AS DOUBLE


'Pick up the ititialization values. These will be replaced by the same values
'plus a column of labels and a column with the end value, the convergence
'value, and the number of iterations run.
 oDoc=ThisComponent
 oView=oDoc.getCurrentController()
 oSheet=oView.getActiveSheet
 oSel=oDoc.getCurrentSelection
 addr=oSel.getRangeAddress()
 m1=addr.StartRow
 n1=addr.StartColumn
 oCell=oSheet.getCellByPosition(n1,m1)
 WORK(1,1)=oCell.Value
 oCell=oSheet.getCellByPosition(n1,m1+1)
 WORK(2,1)=oCell.Value
 oCell=oSheet.getCellByPosition(n1,m1+2)
 WORK(3,1)=oCell.Value 
 
'Run the iteration
SUM=0
X1=WORK(1,1)
FOR I=1 to WORK(3,1)
	X2=EvalFunc(X1,0,0)
	SUM=SUM+X2
	IF ABS(X1-X2)&lt;=WORK(2,1) THEN
		WORK(1,3)=SUM
		WORK(2,3)=ABS(X1-X2)
		WORK(3,3)=I
		GOTO I11
	END IF
	X1=X2
NEXT I
'Output the values
I11: WORK(1,2)="End value"
WORK(2,2)="Convergence"
WORK(3,2)="Iterations"
oCell=oSheet.getCellByPosition(n1,m1)
oCell.Value=WORK(1,1)
oCell=oSheet.getCellByPosition(n1,m1+1)
oCell.Value=WORK(2,1)
oCell=oSheet.getCellByPosition(n1,m1+2)
oCell.Value=WORK(3,1)
oCell=oSheet.getCellByPosition(n1+1,m1)
oCell.String=WORK(1,2)
oCell=oSheet.getCellByPosition(n1+1,m1+1)
oCell.String=WORK(2,2)
oCell=oSheet.getCellByPosition(n1+1,m1+2)
oCell.String=WORK(3,2)
oCell=oSheet.getCellByPosition(n1+2,m1)
oCell.String=WORK(1,3)
oCell=oSheet.getCellByPosition(n1+2,m1+1)
oCell.String=WORK(2,3)
oCell=oSheet.getCellByPosition(n1+2,m1+2)
oCell.String=WORK(3,3)
End Sub

FUNCTION CLRData()
'Clears global matrix DTA
DTA(1,1)=3
DTA(2,1)=3
for i=3 to 1000
	DTA(I,1)=0
NEXT I
CLRData=1
END FUNCTION

FUNCTION DATAIn(A)
'Saves the data values in the string A in the global matrix DTA(1000,1).
'The top two positione in the matrix are pointers.
'Position (1,1) points to the next position after the last position
'containing data. Position (2,1) points to the place after the
'last position read. Values in A are separated by commas.
DIM I AS LONG, ST AS STRING, N AS LONG

N=DTA(1,1)
FOR I=1 TO LEN(A)
	IF MID(A,I,1)="," THEN
		IF ST&lt;&gt;"0" AND VAL(ST)&lt;&gt;0 THEN
			DTA(N,1)=VAL(ST)
			N=N+1
			ST=""
			GOTO DI10
		ELSE
			DTA(N,1)=ST
		END IF
	END IF
	ST=ST &amp; MID(A,I,1)
DI10:
NEXT I
IF ST&lt;&gt;"0" AND VAL(ST)&lt;&gt;0 THEN
	DTA(N,1)=VAL(ST)
ELSE
	DTA(N,1)=ST
END IF
DTA(1,1)=N+1
DATAIn=1
END FUNCTION	

FUNCTION READData()
'Returns the value in the cell of DTA pointed to by DTA(2,1)
READData=DTA(DTA(2,1),1)
DTA(2,1)=DTA(2,1)+1
IF DTA(2,1)&gt;1000 THEN DTA(2,1)=3
END FUNCTION

FUNCTION TABULIZER(A,NX,NY)
'Returns a three-way table with NX x categories, and NY
'y categories.
DIM INT(UBOUND(A,1)-1,3)
DIM I AS INTEGER, J AS INTEGER, K AS INTEGER
DIM HX AS DOUBLE, HY AS DOUBLE, MAXX AS DOUBLE
DIM MINX AS DOUBLE, RNGX AS DOUBLE, MAXY AS DOUBLE
DIM MINY AS DOUBLE, RNGY AS DOUBLE, NX1 AS INTEGER
DIM NY1 AS INTEGER, N AS INTEGER, X AS DOUBLE, Y AS DOUBLE
NX1=NX
NY1=NY
DIM OUTMAT(NX1,NY1)

MINY=A(1,2)
MAXY=A(1,2)
MINX=A(1,1)
MAXX=A(1,1)
FOR I=1 TO UBOUND(A,1)
	INT(I,3)=A(I,3)
	IF A(I,1)&lt;MINX THEN
		MINX=A(I,1)
	END IF
	IF A(I,1)&gt;MAXX THEN
		MAXX=A(I,1)
	END IF
	IF A(I,2)&lt;MINY THEN
		MINY=A(I,2)
	END IF
	IF A(I,2)&gt;MAXY THEN
		MAXY=A(I,2)
	END IF
NEXT I
RNGX=MAXX-MINX
RNGY=MAXY-MINY
HX=RNGX/NX
HY=RNGY/NY
N=UBOUND(A,1)

FOR I=1 TO N
	X=MINX
	Y=MINY
	FOR J=1 TO NX
		IF A(I,1)&gt;=X AND A(I,1)&lt;X+HX THEN
			INT(I,1)=J
		END IF
		IF ISEMPTY(INT(I,1)) THEN INT(I,1)=1
		X=X+HX
	NEXT J
	FOR J=1 TO NY
		IF A(I,2)&gt;=Y AND A(I,2)&lt;Y+HY THEN
			INT(I,2)=J
		END IF
		IF ISEMPTY(INT(I,2)) THEN INT(I,2)=1
		Y=Y+HY
	NEXT J
NEXT I
OUTMAT(1,2)=MINX

FOR I=2 TO NX
	OUTMAT(1,I+1)=OUTMAT(1,I)+HX
NEXT I

OUTMAT(2,1)=MINY
FOR I=2 TO NY
	OUTMAT(I+1,1)=OUTMAT(I,1)+HY
NEXT I

FOR I=1 TO N
	OUTMAT(INT(I,1)+1,INT(I,2)+1)=INT(I,3)
NEXT I






TABULIZER=OUTMAT
END FUNCTION
	
FUNCTION MatXChng()
'Exchanges MatArray1 and MatArray2
DIM B(UBOUND(MatArray1,1)-1,UBOUND(MatArray1,2)-1)
DIM I AS INTEGER, J AS INTEGER

FOR I=1 TO UBOUND(MatArray1,1)
	FOR J=1 TO UBOUND(MatArray1,2)
		B(I,J)=MatArray1(I,J)
	NEXT J
NEXT I
REDIM MatArray1(UBOUND(MatArray2,1)-1,UBOUND(MatArray2,2)-1)
FOR I=1 TO UBOUND(MatArray2,1)
	FOR J=1 TO UBOUND(MatArray2,2)
		MatArray1(I,J)=MatArray2(I,J)
	NEXT J
NEXT I
REDIM MatArray2(UBOUND(B,1)-1,UBOUND(B,2)-1)
FOR I=1 TO UBOUND(B,1)
	FOR J=1 TO UBOUND(B,2)
		MatArray2(I,J)=B(I,J)
	NEXT J
NEXT I
END FUNCTION

FUNCTION Mat321()
'Moves the contents of MatArray3 into MatArray1.
DIM I AS INTEGER, J AS INTEGER

REDIM MatArray1(UBOUND(MatArray3,1)-1,UBOUND(MatArray3,2)-1)
FOR I=1 TO UBOUND(MatArray3,1)
	FOR J=1 TO UBOUND(MatArray3,2)
		MatArray1(I,J)=MatArray3(I,J)
	NEXT J
NEXT I
END FUNCTION

FUNCTION COLLAPSE(A)
'Returns a sorted matrix without repeated elements
DIM B(UBOUND(A,1)), I AS INTEGER, N AS INTEGER, C()

N=2
B(1)=A(1,1)
FOR I=2 TO UBOUND(A,1)
	IF A(I,1)&lt;&gt;A(I-1,1) THEN
		B(N)=A(I,1)
		N=N+1
	END IF
NEXT I
N=N-1
REDIM C(N-1,1-1)
FOR I=1 TO N
	C(I,1)=B(I) 
NEXT I
COLLAPSE=C
END FUNCTION

	
</script:module>
</file>

<file path=Basic/Standard/Descriptive.xml><?xml version="1.0" encoding="utf-8"?>
<!DOCTYPE module  PUBLIC '-//OpenOffice.org//DTD OfficeDocument 1.0//EN'  'module.dtd'>
<script:module xmlns:script="http://openoffice.org/2000/script" script:name="Descriptive" script:language="StarBasic">REM  *****  BASIC  *****
Option Base 1


Function FreqTab(arr,optional type1,optional u)
'REM Returns a frequency table for the data in arr,
'with n2 bins. Type1 determines method of bin definition.
'Type=1 (default) requests input of n2
'2 requests input of bin width (h)
'3 is square root choice n2=sqr (count)
'4 is Rice 2*cube root of count
'5 is Scott h=3.5*SD/cube root of count
'6 is Freedman-Diaconis h=2*(IQR(x)/cube root of count)
'u determines if the upper class limit (u) or lower (l) is inclusive
DIM i as integer, j as integer, k as integer, l as integer
DIM h as double, MaxX as double, MinX as double, svc as object
DIM sd as double, iqr as double, rng as double, h1 as double
Dim h2 as double, bl as string, cm as double, ave as double
DIM nd as double
svc=createUnoService("com.sun.star.sheet.FunctionAccess")
if ismissing(u) then u="u"
'Determine total count
n1=ubound(arr,1)
MaxX=svc.callFunction("MAX",Array(arr))
MinX=svc.callFunction("MIN",Array(arr))
sd=svc.callFunction("STDEV",Array(arr))
ave=svc.callFunction("AVERAGE",Array(arr))
iqr=svc.callFunction("QUARTILE",Array(arr,3))-svc.callFunction("QUARTILE",Array(arr,1))
'Determine number of bins (n2)
Select Case Type1
	Case 1
		n2=val(inputbox("Input number of bins","FreqTab"))
		h=(MaxX-MinX)/n2
	Case 2
		h=val(inputbox("Input bin width","FreqTab"))
		n2=int((MaxX-MinX)/h)+1
	Case 3
		n2=int(sqr(n1))+1
		h=(MaxX-MinX)/n2
	Case 4
		n2=int(2*n1^(1/3))+1
		h=(MaxX-MinX)/n2
	Case 5
		h=(3.5*sd)/n1^(1/3)
		n2=int((MaxX-MinX)/h)+1
	Case 6
		h=(2*iqr)/n1^(1/3)
		n2=int((MaxX-MinX)/h)+1		
	
End Select
DIM OutMat(n2+1,6)
for i=1 to n2+1
	For j=1 to 6
		OutMat(i,j)=0
	next j
next i
'Determine range
rng=MaxX-MinX
OutMat(1,1)="Bins"
OutMat(1,2)="Class mark"
OutMat(1,3)="Frequency"
OutMat(1,4)="Rel. freq."
OutMat(1,5)="Cum. freq."
OutMat(1,6)="Norm. ref."
for i=1 to n2
	'Determine class intervals and enter bin labels
	h1=MinX+i*h-h
	h2=MinX+i*h
	if i=1 then
		bl="&lt;" &amp; str(h2)
	else
		bl=str(h1) &amp; " to " &amp; str(h2)
	end if
	OutMat(i+1,1)=bl
	
	'Determine class marks and enter them
	OutMat(i+1,2)=(h2+h1)/2
	
	'Count valuess into bins. For 1 to n... Next iterate through each bin and
	'advance count in bin if value is there.
	if u="l" then
		for j=1 to n1
			if arr(j,1)&gt;=h1 and arr(j,1)&lt;h2 then
				OutMat(i+1,3)=OutMat(i+1,3)+1
			end if
		next j
	else
		for j=1 to n1
			if arr(j,1)&gt;h1 and arr(j,1)&lt;=h2 then
				OutMat(i+1,3)=OutMat(i+1,3)+1
			end if
		next j
	end if

	'Relative frequencies from frequencies over total count
	OutMat(i+1,4)=(OutMat(i+1,3)/n1)*100
	'Cumulative frequencies from frequency counts
	if i=1 then 
		OutMat(i+1,5)=OutMat(i+1,3)
	else
		OutMat(i+1,5)=OutMat(i+1,3)+OutMat(i,5)
	end if
	'Normal reference frequencies

	if i=1 then
		OutMat(i+1,6)=svc.callFunction("NORMDIST",Array(OutMat(i+1,2),ave,sd,0))*n1
	else
		OutMat(i+1,6)=(svc.callFunction("NORMDIST",Array(OutMat(i+1,2),ave,sd,0)))*n1'-svc.callFunction("NORMDIST",Array(OutMat(i,2)*2,ave,sd,1)))*n1
	end if
Next i	
FreqTab=OutMat
End function
 
Function BinomMean(n,p)
'REM returns the mean of a binomial distribution given the number of trials, n
'and the probability of success, p.
BinomMean=n*p
End function

Function BinomVar(n,p)
'REM Returns the variance of a binomial distribution given
'the number of trials, n, and the probability of success, p
BinomVar=n*p*(1-p)
End function
Function BinomStDev(n,p)
'REM Returns the standard deviation of a binomial distribution given
'the number of trials, n, and the probability of success, p.
BinomStDev=sqr(n*p*(1-p))
End function
Function BINOMSkew(n,p)
'REM Returns a measure of skewness for a binomial distribution given
'the number of trials (n) and the probability of success, p.
BINOMSkew=(1-2*p)/sqr(n*p*(1-p))
End function
Function BINOMKurt(n,p)
'REM Returns a measure of kurtosis for a binomial distribution given
'the number of trials (n) and the probability of success, p.
BINOMKurt=(1-6*p*(1-p))/(n*p*(1-p))
end function

Function StErr(sd,n)
'REM Returns the standard error of the mean given the population
'(or sample estimate) standard deviation, and the sample size.
StErr=sd/sqr(n)
end function

Function PoisCV(mean)
'REM Returns the coefficient of variation of a Poisson Distribution
'with the given mean.
PoisCV=1/sqr(mean)
end function

Function PoisMD(mean)
'REM Returns the mean deviation for a Poisson distribution
'given the mean.
DIM svc as object, fl as integer
svc=createUnoService("com.sun.star.sheet.FunctionAccess")
fl=svc.callFunction("FLOOR",Array(mean,1))
PoisMD=2*Enum^(-mean)*(mean^(fl+1))/FACTin(fl)
End function

Function PoisMode(mean)
'REM Returns the mode of a Poisson distribution
'given the mean
DIM svc as object, fl as integer
svc=createUnoService("com.sun.star.sheet.FunctionAccess")
fl=svc.callFunction("FLOOR",Array(mean,1))
PoisMode=fl
End function

Function PoisMed(mean)
'REM Returns an approximation to the median of a
'Poisson distribution given he mean.
DIM svc as object, fl as integer, f as double
f=mean+(1/3)-(0.02/mean)
svc=createUnoService("com.sun.star.sheet.FunctionAccess")
fl=svc.callFunction("FLOOR",Array(f,1))
PoisMed=fl
end function

Function PoisSkew(mean)
'REM Returns the skewness measure of a Poisson distribution
'given the mean
PoisSkew=1/sqr(mean)
end function

Function PoisKurt(mean)
'REM Returns the kurtosis measure of a Poisson distribution
'given the mean
PoisKurt=1/mean
End function

Function PoisConf(n,alpha)
'REM Given an observation, n, and the mean of a Poisson distribution
'returns a confidence interval for the mean with confidence
'level 1-alpha.
Dim svc as object, l as double, u as double, c as double
Dim OutMat(1,2) as double
svc=createUnoService("com.sun.star.sheet.FunctionAccess")
l=0.5*svc.callFunction("CHISQINV",Array(alpha/2,2*n))
u=0.5*svc.callFunction("CHISQINV",Array(1-alpha/2,2*n+2))
OutMat(1,1)=l
OutMat(1,2)=u
PoisConf=OutMat
End function

Function Mean3(min,mode,max)
'REM Returns an estimate for the mean given
'the data minimum, mode (or typical value), and maximum.
Mean3=(min+4*mode+max)/6
End function

Function StDev3(min,mode,max)
'REM Returns an estimate for the standard deviation given
'the data minimum, mode (or typical value), and maximum.
StDev3=(max-min)/6
End function

Function BetaShape(min,mode,max)
'REM Returns an estimate for the standard two shape parameters
'of a beta function given
'the data minimum, mode (or typical value), and maximum.
Dim mn as double, SD as double, Outmat(1,2) as double
mn=(min+4*mode+max)/6
SD=(max-min)/6
OutMat(1,1)=((mn-min)/(max-min))*(((mn-min)*(max-mn)/SD^2)-1)
OutMat(1,2)=((max-mn)/(mn-min))*OutMat(1,1)
BetaShape=OutMat
End function

Function BetaMean(a,b)
'REM Returns the mean of a beta distribution given
'the two shape parameters: alpha (a) and beta (b).
BetaMean=a/(a+b)
End function

Function BetaMed(a,b)
'REM Returns an estimate of the median of a beta distribution given
'the two shape parameters: alpha (a) and beta (b). a,b&gt;1
BetaMed=(a-1/3)/(a+b-2/3)
End function


Function BetaMode(a,b)
'REM Returns an estimate of the median of a beta distribution given
'the two shape parameters: alpha (a) and beta (b). a,b&gt;1
BetaMode=(a-1)/(a+b-2)
End function

Function BetaVar(a,b)
'REM Returns the variance of a beta distribution given
'the two shape parameters: alpha (a) and beta (b).
BetaVar=(a*b)/((a+b)^2*(a+b+1))
End function

Function BetaSkew(a,b)
'REM Returns a measure of the skewness of a beta distribution given
'the two shape parameters: alpha (a) and beta (b).
BetaSkew=(2*(b-a)*sqr(a+b+1))/((a+b+2)*sqr(a*b))
End function

Function BetaKurt(a,b)
'REM Returns a measure of the kurtosis of a beta distribution given
'the two shape parameters: alpha (a) and beta (b).
BetaKurt=(6*((a-b)^2*(a+b+1)-a*b*(a+b+2)))/(a*b*(a+b+2)*(a+b+3))
End function

Function Profile8(a)
'REM Returns an 8 value profile for data set a ccntaining labels and values
'for the count, mean, standard deviation, minimum, 1st quartile,
'median, third quartile, and maximum
Dim n1 as integer, n2 as integer, i as integer, j as integer
n1=ubound(a,1)
n2=ubound(a,2)
DIM svc as object, OutMat(8,n2+1), b(n1,1)
n1=ubound(a,1)
n2=ubound(a,2)
svc=createUnoService("com.sun.star.sheet.FunctionAccess")
OutMat(1,1)="N"

OutMat(2,1)="MEAN"

OutMat(3,1)="SD"

OutMat(4,1)="MIN"

OutMat(5,1)="1ST QUARTILE"

OutMat(6,1)="MEDIAN"

OutMat(7,1)="3RD QUARTILE"

OutMat(8,1)="MAX"
for i=1 to n2
	for j=1 to n1
		b(j,1)=a(j,i)
	next j
	OutMat(1,i+1)=svc.callFunction("COUNT",Array(b))
	OutMat(2,i+1)=svc.callFunction("AVERAGE",Array(b))
	OutMat(3,i+1)=svc.callFunction("STDEV",Array(b))
	OutMat(4,i+1)=svc.callFunction("MIN",Array(b))
	OutMat(5,i+1)=svc.callFunction("QUARTILE",Array(b,1))
	OutMat(6,i+1)=svc.callFunction("MEDIAN",Array(b))
	OutMat(7,i+1)=svc.callFunction("QUARTILE",Array(b,3))
	OutMat(8,i+1)=svc.callFunction("MAX",Array(b))
Next i
Profile8=OutMat
End Function

Function StErr2(a)
'REM Returns the standard error of the mean for a column vector
'of data.
DIM svc as object, sd as double,n as integer
svc=createUnoService("com.sun.star.sheet.FunctionAccess")
sd=svc.callFunction("STDEV",Array(a))
n=svc.callFunction("COUNT",Array(a))
StErr2=sd/sqr(n)
End function

Function Skew2(a)
'REM Returns both the skewness and the standard error of skewness
'of a column vector of data.
DIM svc as object, OutMat(1,2) as double,n as integer
svc=createUnoService("com.sun.star.sheet.FunctionAccess")
OutMat(1,1)=svc.callFunction("SKEW",Array(a))
n=svc.callFunction("COUNT",Array(a))
OutMat(1,2)=(6*n*(n-1))/((n-2)*(n+1)*(n+3))
Skew2=OutMat
End function

Function Kurt2(a)
'REM Returns both the kurtosis and the standard error of kurtosis
'of a column vector of data.
DIM svc as object, OutMat(1,2) as double,n as integer
svc=createUnoService("com.sun.star.sheet.FunctionAccess")
OutMat(1,1)=svc.callFunction("KURT",Array(a))
n=svc.callFunction("COUNT",Array(a))
OutMat(1,2)=(24*n*(n-1)^2)/((n-3)*(n-2)*(n+3)*(n+5))
Kurt2=OutMat
End function

Function IQRange(a)
'REM Returns the interquartile range of a column vector of data
DIM svc as object, Q1 as double, Q2 as double
svc=createUnoService("com.sun.star.sheet.FunctionAccess")
	Q1=svc.callFunction("QUARTILE",Array(a,1))
	Q2=svc.callFunction("QUARTILE",Array(a,3))
	IQRange=Q1-Q2
End function

Function Entropy(a)
'REM Returns the entropy of a column vector of data
DIM svc as object, sd as double
svc=createUnoService("com.sun.star.sheet.FunctionAccess")
	sd=svc.callFunction("STDEV",Array(a))
	Entropy=0.5*log(2*pi()*enum*sd)
End function

Function Profile13(a)
'REM Returns a 12 value profile for data set a ccntaining labels and values
'for the count, mean and standard error, variance, standard deviation,
'minimum, maximum, sum, skewness and stndard error of skewness,
'kurtosis and standard error of kurtosis, median, mode, interquartile
'range, and entropy
DIM svc as object, OutMat(14,3), n1 as integer, flg as integer
DIM i as integer, j as integer
flg=0
svc=createUnoService("com.sun.star.sheet.FunctionAccess")
OutMat(1,3)="Standard Error"
OutMat(2,1)="N"

OutMat(3,1)="MEAN"

OutMat(4,1)="VARIANCE"

OutMat(5,1)="SD"

OutMat(6,1)="MIN"

OutMat(7,1)="MAX"

OutMat(8,1)="SUM"

OutMat(9,1)="SKEW"
OutMat(10,1)="KURT"
OutMat(11,1)="MEDIAN"
OutMat(12,1)="MODE"
OutMat(13,1)="IQRANGE"
OutMat(14,1)="ENTROPY"

	OutMat(2,2)=svc.callFunction("COUNT",Array(a))
	n1=OutMat(2,2)
	OutMat(3,2)=svc.callFunction("AVERAGE",Array(a))
	OutMat(3,3)=StErr2(a)
	OutMat(4,2)=svc.callFunction("VAR",Array(a))
	OutMat(5,2)=svc.callFunction("STDEV",Array(a))
	OutMat(6,2)=svc.callFunction("MIN",Array(a))
	OutMat(7,2)=svc.callFunction("MAX",Array(a))
	OutMat(8,2)=svc.callFunction("SUM",Array(a))
	OutMat(9,2)=svc.callFunction("SKEW",Array(a))
	OutMat(9,3)=(6*n1*(n1-1))/((n1-2)*(n1+1)*(n1+3))
	OutMat(10,2)=svc.callFunction("KURT",Array(a))
	OutMat(10,3)=(24*n1*(n1-1)^2)/((n1-3)*(n1-2)*(n1+3)*(n1+5))
	OutMat(11,2)=svc.callFunction("MEDIAN",Array(a))
	for i=1 to n1
		for j=i+1 to n1
			if a(j,1)=a(i,1) then flg=1
		next j
	next i
	if flg=0 then
		OutMat(12,2)="None"
	else
		OutMat(12,2)=svc.callFunction("MODE",Array(a))
	end if
	OutMat(13,2)=IQRange(a)
	OutMat(14,2)=ENTROPY(a)

Profile13=OutMat
End Function

Function BBinom(k,n,a,b)
'REM Returns the beta binomial distribution for k with n experiments
'with two options of probability a and b.
BBinom=BINOMCOEFF(n,k)*BetaF(k+a,n-k+b)/BetaF(a,b)
End function

Function BBinomMean(n,a,b)
'REM Returns the mean of a beta binomial distribution given
'the number of experiments (n) and the shape parameters (a,b)
BBinomMean=n*a/(a+b)
End function

Function BBinomVar(n,a,b)
'REM Returns the variance of a beta binomial distribution given
'the number of experiments (n) and the shape parameters (a,b)
BBinomVar=(n*a*b*(a+b+n))/((a+b)^2*(a+b+1))
End function

Function BBinomSkew(n,a,b)
'REM Returns the skewness of a beta binomial distribution given
'the number of experiments (n) and the shape parameters (a,b)
BBinomSkew=sqr((1+a+b)/(n*a*b*(n+a+b)))*((a+b+2*n)*(b-a))/(a+b+2)
End function

Function BBinomKurt(n,a,b)
'REM Returns the kurtosis of a beta binomial distribution given
'the number of experiments (n) and the shape parameters (a,b)
Dim c as double
c=(a+b)^2*(1+a+b)
c=c/(n*a*b*(a+b+2)*(a+b+3)*(a+b+n))
BBinomKurt=c*((a+b)*(a+b-1+6*n)+3*a*b*(n-2)+6*n^2-(3*a*b*n*(6-n))/(a+b)-(18*a*b*n^2)/(a+b)^2)
End function

Function BBinomPara(n,m,p1,p2)
'REM Returns an estimate of the shape parameters of a beta binomial distribution given
'the observed mean (m), and the onserved proportion of hits (p1)
'and misses (p2). N is the number of independent trials.
DIM n0 as double, OutMat(1,2) as double
n0=p1/p2
OutMat(1,1)=(n-1)*n0*m/(n*m-(n-m)*n0)
OutMat(1,2)=(n-1)*(n-m)*n0/(n*m-(n-m)*n0)
BBinomPara=OutMat
End function

Function WProfile(a,w)
'REM Returns a descriptives profile for a column vector of data,a,
'with a column vector of weights, w. It can be used for both weighted
'and grouped data. the values returned are:
'mean, variance, standard deviation, standard error, minimum,
'maximum, sum, skewness, standard error of skewness,
'kurtosis and standard error of kurtosis
Dim n as integer
n=ubound(a,1)
Dim w1(n+1) as double, m(n+1) as double, v(n+1) as double, m4(n+1) as double
Dim m3(n+1) as double, m2(n+1) as double, mn as double
Dim s2 as double, s as double, se as double, svc as object
Dim sm as double, sk as double, ske as double, krt as double
Dim krte as double, i as integer, j as integer
Dim OutMat(9,3)
svc=createUnoService("com.sun.star.sheet.FunctionAccess")
OutMat(1,2)="Statistic"
OutMat(1,3)="Standard error"
OutMat(2,1)="Mean"
OutMat(3,1)="Variance"
OutMat(4,1)="StDev"
OutMat(5,1)="Minimum"
OutMat(6,1)="Maximum"
OutMat(7,1)="Sum"
OutMat(8,1)="Skew"
OutMat(9,1)="Kurtosis"
n=ubound(a,1)
w1(1)=0
m(1)=0
v(1)=0
m4(1)=0
m3(1)=0
m2(1)=0

for i=2 to n+1
	for j=2 to i
		w1(i)=w1(i)+w(j-1,1)
		m(i)=m(i)+a(i-1,1)
	next j
	m(i)=m(i)/(i-1)
	v(i)=(w(i-1,1)/w1(i))*(a(i-1,1)-m(i-1))
	m4(i)=m4(i-1)-4*v(i)*m3(i-1)+6*v(i)^2*m2(i-1)+((w1(i)^2-3*w(i-1,1)*w1(i-1)^2)/w(i-1,1)^3)*v(i)^4*w1(i-1)*w1(i)
	m3(i)=m3(i-1)-3*v(i)*m2(i-1)+w1(i)*(w1(i-1)/w(i-1,1)^2)*(w1(i)-2*w(i-1,1))*v(i)^3
	m2(i)=m2(i-1)+(w1(i)*w1(i-1)/w(i-1,1))*v(i)^2
	m(i)=m(i-1)+v(i)
Next i
OutMat(2,2)=m(n+1)
OutMat(3,2)=abs(m2(n+1)/(w1(n+1)-1))
OutMat(4,2)=sqr(OutMat(3,2))
OutMat(2,3)=OutMat(4,2)/sqr(w1(n+1))
OutMat(5,2)=svc.callFunction("MIN",Array(a))
OutMat(6,2)=svc.callFunction("MAX",Array(a))
OutMat(7,2)=m(n+1)*w1(n+1)
If w1(n+1)&lt;=2 or OutMat(3,2)&lt;1E-20 then 
	OutMat(8,2)=""
	OutMat(8,3)=""
	OutMat(9,2)=""
	OutMat(9,3)=""
else
	OutMat(8,2)=(w1(n+1)*m3(n+1))/((w1(n+1)-1)*(w1(n+1)-2)*OutMat(4,2)^3)
	OutMat(8,3)=sqr((6*w1(n+1)*(w1(n+1)-1))/((w1(n+1)-2)*(W1(n+1)+1)*(w1(n+1)+3)))
'	OutMat(9,2)=(w1(n+1)*(w1(n+1)+1)*m4(n+1)-3*m2(n+1)*m2(n+1)*(w1(n+1)-1))/ _
'		((w1(n+1)-1)*(w1(n+1)-2)*(w1(n+1)-3)*OutMat(3,2)^2)
	OutMat(9,2)=(24*w1(n+1)*(w1(n+1)-1)^2)/((w1(n+1)-3)*(w1(n+1)-2)*(w1(n+1)+3)*(w1(n+1)+5))
	OutMat(9,3)=sqr((4*(w1(n+1)-1)*OutMat(8,3)^2)/((w1(n+1)-3)*(w1(n+1)+5)))
End if
WProfile=OutMat



end function
Function Cauchy(x,a,b, optional c)
'REM Returns the Cauchy distribution for a value (x) given
' a location parameter (median, mode) (a) and a scale parameter (b).
'If c is 1, a cumulative distributio will be returned.
if ismissing(c) then c=0


if c=1 then
	Cauchy=(1/pi())*atn((x-a)/b)+0.5
else
	Cauchy=1/(pi()*b*((x-a)/b)^2)
end if
end function

Function CauchyEntropy(a)
'REM Returns the entropy of a Cauchy distribution given the
'scale parameter, a.
CauchyEntropy=log(a)+log(4*pi())
end function

Function CauchyIQRange(a)
'REM Returns the interquartile range of a Cauchy function with
'scale parameter, a.
CauchyIQRange=2*a
end function

Function ExponMean(a)
'REM Returns the mean of an exponential distribution given the shape
'parameter lambda.
ExponMean=1/a
end function

Function ExponMedian(a)
'REM Returns the meadian of an exponential distributiion given the shape
'parameter lambda
ExponMedian=(1/a)*log(2)
End function

Function ExponVar(a)
'REM Returns the variance of an exponential distribution given the shape
'parameter lambda
ExponVar(a)=1/a^2
End function

Function ExponEntropy(a)
'REM Returns the entropy of an exponential distribution given
'the shape parameter lambda
ExponEntropy=1-log(a)
End function

Function StemLeaf(a,St1,Sub1,ctype)

'REM Returns a stem and leaf diagram as an array.
'St is the number of digits in the stem
'Sub is the number of subdivisions for the last digit
'ctype is type of frequency table displayed
'	1. Frequencies
'	2. Relative frequencies
'	3. Cumulative frequencies
'	4. Relative cumulative frequencies
'	5. Median centered cumulative frequencies
DIM svc as object, mn as double, mx as double, rng as double, md as double
DIM i as integer, j as integer, cn as integer, pd as integer
DIM StrMat(ubound(a,1)-1) as string, bins as integer
DIM k as integer, l as integer, flg as integer,ttl as integer

svc=createUnoService("com.sun.star.sheet.FunctionAccess")
'Sort a and determine minimum, maximum, range, and median
a=piksrt(a)
mn=svc.callFunction("MIN", Array(a))

rng=mx-mn
md=svc.callFunction("MEDIAN",Array(a))

'Condition numbers. If log10(mn)&lt;0 then multiple data by abs(log10(mn)
if log10(mn)&lt;0 then
	cn=int(abs(log10(mn))+1)
	for i=1 to ubound(a,1)
		a(i,1)=a(i,1)*10^cn
	next i
end if
'Determine number of whole number digits for maximum value to use
'for padding smaller numbers when coding as strings.
mx=svc.callFunction("MAX",Array(a))
pd=int(log10(mx))-1
'msgbox pd
'Code number, trimminng to st1+1 and padding small numbers
for i=1 to ubound(a,1)
	if int(log10(a(i,1)))&lt;pd then
		StrMat(i)=LTrim(str(a(i,1)))
		for j=int(log10(a(i,1))) to pd
			StrMat(i)="0" &amp; StrMat(i)
		next j
		StrMat(i)=Left(StrMat(i),st1+1)
	else
		StrMat(i)=LTrim(str(a(i,1)))
		StrMat(i)=Left(StrMat(i),st1+1)
	end if
next i
'Determine number of groups and set up matrices: StrMat
'DgrMat, and OutMat
mn=val(StrMat(1))

mx=val(StrMat(ubound(StrMat,1)-1))

for i=1 to ubound(StrMat,1)
	if val(StrMat(i))&lt;mn then mn=val(StrMat(i))
	if val(StrMat(i))&gt;mx then mx=val(StrMat(i))
next i
rng=mx-mn
bins=int(rng*Sub1)
DIM DgrMat(bins-1,3-1)
for i=1 to bins
	DgrMat(i,1)=0
	DgrMat(i,2)=""
	DgrMat(i,3)=""
next i
'For each element of StrMat, determine which group it should go into
'and load the stem and leaf into the DgrMat. 
mn=val(StrMat(1))

mx=val(StrMat(ubound(StrMat,1)-1))
rng=int(rng)
flg=0
for i=1 to ubound(StrMat,1)
	For j=1 to bins
		if (Val(StrMat(i))&gt;=int(mn)+j*rng/(bins-1)-(rng/(bins-1))) and _
			(Val(StrMat(i))&lt;int(mn)+j*rng/(bins-1)) then				
				DgrMat(j,2)=left(StrMat(i),st1)
			if val(StrMat(i))=int(val(StrMat(i))) then
				DgrMat(j,3)=DgrMat(j,3) &amp; "0"
			else
				DgrMat(j,3)=DgrMat(j,3) &amp; right(StrMat(i),1)
			end if
		end if
	next j
next i
'Count the leaves in each row (using Len) and load into column 1 of DgrMat
ttl=0
for i=1 to bins
	DgrMat(i,1)=Len(DgrMat(i,3))
	ttl=DgrMat(i,1)+ttl
next i
j=0
for i=1 to bins
	j=DgrMat(i,1)+j
	if j&gt;ttl/2 then
		DgrMat(i,2)=DgrMat(i,2) &amp; "*"
		exit for
	end if
next i
'At the median group, 
'put the stem in paremtheses.

'Process column 1 according to ctype
if ctype=2 then
	for i=1 to bins
		DgrMat(i,1)=DgrMat(i,1)/ttl
	next i
end if
if ctype=3 then
	for i=2 to bins
		DgrMat(i,1)=DgrMat(i,1)+DgrMat(i-1,1)
	next i
end if
if ctype=4 then
	for i=2 to bins
		DgrMat(i,1)=DgrMat(i,1)+DgrMat(i-1,1)
	next i
	for i=1 to bins
		DgrMat(i,1)=DgrMat(i,1)/ttl
	next i
end if	
if ctype=5 then
	for i=2 to bins
		DgrMat(i,1)=DgrMat(i,1)+DgrMat(i-1,1)
		if DgrMat(i,1)&gt;ttl/2 then exit for
	next i	
	for i=bins-1 to 1 step -1
		DgrMat(i,1)=DgrMat(i,1)+DgrMat(i+1,1)
		if DgrMat(i,1)&gt;ttl/2 then exit for
	next i
end if
StemLeaf=DgrMat
End Function

Function Log10(a)
'For internal use. Returns the Log10 of a.
Log10=log(a)/log(10)
end function

Function GEV(x,m,s,z,c,y)
'REM Returns the generalized extreme value distribution for x, given
'm is mu location parameter
's is sigma scale parameter&gt;0
'z is zeta shape parameter
'c=1 for cumulative, c=0 for density function
'y=1 for maxima function, y=0 for minima function
DIM pdf as double, t as double

if y=0 then x=-x
if z=0 then
	t=enum()^(-(x-m)/s)
else
	t=(((x-m)/s)*z)^(-1/z)
	t=1-t
end if
if c=1 then
	pdf=enum()^(-t)
else
	pdf=(1/s)*t^(z+1)*enum()^(-t)
end if

if y=0 then 
	GEV=1-pdf
else
	GEV=pdf
End if
End function

Function GEVMean(m,s,z)
'REM Returns the mean of a generalized extreme value distribution with
'parameters mu, sigma, and zeta
DIM svc as object, g as double
svc=createUnoService("com.sun.star.sheet.FunctionAccess")
If z&lt;&gt;0 and z&lt;1 then
	g=svc.callFunction("GAMMA",Array(1-z))
	GEVMean=m+s*(g-1)/z
elseif z=0 then
	GEVMean=m+s*0.5772156649
else
	GEVMean="Infinite"
end if
end function

Function GEVMedian(m,s,z)
'REM Returns the median of a generalized extreme value distribution with
'parameters mu, sigma, and zeta.
if z &lt;&gt;0 then
	GEVMedian=m+s*((log(2))^(-z)-1)/z
else
	GEVMedian=m-s*log(log(2))
end if
End function

Function GEVMode(m,s,z)
'REM Returns the mode of a generalized extreme value distribution with
'parameters mu, sigma, and zeta.
If z&lt;&gt;0 then
	GEVMode=m+s*((1+z)^(-z)-1)/z
else
	GEVMode=m
end if
end function

Function GEVVar(m,s,z)
'REM Returns the variance of a generalized extreme value distribution with
'parameters mu, sigma, and zeta.
DIM svc as object, g1 as double, g2 as double
svc=createUnoService("com.sun.star.sheet.FunctionAccess")
if z&lt;&gt;0 and z&lt;0.5 then
	g1=svc.callFunction("GAMMA",Array(1-z))
	g2=svc.callFunction("GAMMA",Array(1-2*z))
	GEVVar=(s^2/z^2)*(g2-g1^2)
elseif z=0 then
	GEVVar=s^2*pi()^2/6
else
	GEVVar="Infinite"
end if
end function

Function GEVSkew(m,s,z)
'REM Returns the skewness of a generalized extreme value distribution with
'parameters mu, sigma, and zeta.
DIM svc as object, g1 as double, g2 as double, g3 as double
DIM zeta as double
svc=createUnoService("com.sun.star.sheet.FunctionAccess")
	g1=svc.callFunction("GAMMA",Array(1-z))
	g2=svc.callFunction("GAMMA",Array(1-2*z))
	g3=svc.callFunction("GAMMA",Array(1-3*z))
	zeta=(1/1^3)+(1/2^3)+(1/3^3)+(1/5^3)+(1/6^3)+(1/7^3)+(1/8^3)+(1/9^3)+(1/10^3)
If z&gt;0 then
	GEVSkew=(g3-3*g1*g2+2*g1^3)/((g2-g1^2)^(3/2))
elseif z&lt;0 then
	GEVSkew=-((g3-3*g1*g2+2*g1^3)/(g2-g1^2)^(3/2))
else
	GEVSkew=(12*sqr(6)*zeta)/pi()^3
end if 
End function

Function GEVKurt(m,s,z)
'REM Returns the kurtosis of a generalized extreme value distribution with
'parameters mu, sigma, and zeta.
DIM svc as object, g1 as double, g2 as double, g3 as double
DIM g4 as double

svc=createUnoService("com.sun.star.sheet.FunctionAccess")
	g1=svc.callFunction("GAMMA",Array(1-z))
	g2=svc.callFunction("GAMMA",Array(1-2*z))
	g3=svc.callFunction("GAMMA",Array(1-3*z))
	g4=svc.callFunction("GAMMA",Array(1-4*z))
if z&lt;&gt;0 and z&lt;0.25 then
	GEVKurt=((g4-4*g1*g3+6*g2*g1^2-3*g1^4)/(g2-g1^2)^2)-3
elseif z=0 then
	GEVKurt=12/5
else
	GEVKurt="Infinite"
end if 
end function

Function GEVEntropy(m,s,z)
'REM Returns the entropy of a generalized extreme value distribution with
'parameters mu, sigma, and zeta.
GEVEntropy=log(s)+0.5772156649*z+(0.5772156649+1)
End function

Function ProfileG(a,b)
'REM Returns a profile of descriptive statistics for grouped data
'given 2 column vectors: one for data (a) and one for frequencies (b).
DIM n2 as integer, i as integer, fm as double, c as integer
DIM xmed as double, mmed as double, lmed as double
DIM fcum as integer, xmod as double, mmod as double, lmod as integer
DIM fmod as integer, fmod0 as integer, fmod1 as integer
DIM cmed as double, cmod as double, fx2 as double, mn as double
DIM m1 as double, x1 as double, xn as double, imod as integer
DIM OutMat(8,3)
fm=0
f=0
fm2=0
imod=1
for i=1 to ubound(a,1)
	fm=fm+b(i,1)*a(i,1)
	f=f+b(i,1)
	fm2=fm2+b(i,1)*a(i,1)^2
	if b(i,1)&gt;b(imod,1) then
		imod=i
	end if
next i
n2=int(f/2)
fcum=0
for i=1 to ubound(a,1)
	if fcum&lt;n2 then
		fcum=fcum+b(i,1)
		if fcum&gt;n2 or fcum=n2 then
			fcum=fcum-b(i,1)
			mmed=a(i,1)
			fmed=b(i,1)
			xmed=((mmed-a(i-1,1)+b(i+1,1)*mmed-b(i+1,1)*a(i-1,1))/(b(i-1,1)+b(i+1,1)))
		end if
	end if	
	if i=1 then
		m1=a(i,1)
		x1=((m1-a(i+1,1)+b(i+1,1)*m1)/b(i+1,1))
	end if
	if i=imod then
		mmod=a(i,1)
		fmod=b(i,1)
		xmod=((mmod-a(i-1,1)+b(i+1,1)*mmod-b(i+1,1)*a(i-1,1))/(b(i-1,1)+b(i+1,1)))
	end if
	if i=ubound(a,1) then
		mn=a(i,1)
		xn=(mn/b(i-1,1))
	end if	
next i
OutMat(1,1)="Statistics"
OutMat(1,3)="Standard Error"
OutMat(2,1)="Count"
OutMat(3,1)="Sum"
OutMat(4,1)="Mean"
OutMat(5,1)="Median"
OutMat(6,1)="Mode"
OutMat(7,1)="SD"
OutMat(8,1)="Range"
OutMat(2,2)=f
OutMat(3,2)=fm
OutMat(4,2)=fm/f
OutMat(5,2)=abs((xmed-mmed)+2*xmed*(f/2-fcum)/fmed)
OutMat(6,2)=abs((xmod-mmod)+2*xmod*((fmod-b(imod-1,1))/((fmod-b(imod-1,1))*(fmod-b(imod+1,1)))))
OutMat(7,2)=sqr(fm2/f)
OutMat(8,2)=mn-m1+x1+xn
OutMat(4,3)=OutMat(7,2)/sqr(f)
ProfileG=OutMat
End function

Function FMean(d2)
'REM Returns the mean of an F distribution with a degrees of freedom
'd2 given
FMean=d2/(d2+2)
end function

Function FMode(d1,d2)
'REM Returns the mode of an f distribution given the degrees of
'freedom d1 and d2.
FMode=((d1-2)/d1)*(d2/(d2+2))
end function

Function FVar(d1,d2)
'REM Returns the variaance of an F distribution given
'the degrees of freedom d1 and d2.
FVar=(2*d2^2*(d1+d2-2))/(d1*(d2-2)^2*(d2-4))
End function

Function FSkew(d1,d2)
'REM Returns a measure of skewness for an F distribution given
'the degrees of freedom d1 and d2.
FSkew=((2*d1+d2-2)*sqr(8*(d2-4)))/((d2-6)*sqr(d1*(d1+d2-2)))
End function

Function FKurt(d1,d2)
'REM Returns a measure of the kurtosis of an F distribution given
'the degrees of freedom d1 and d2.
FKurt=12*((d1*(5*d2-22)*(d1+d2-2)+(d2-4)*(d2-2)^2)/(d1*(d2-6)*(d2-8)*(d1+d2-2)))
end function

Function GammaEst(x)
'REM Estimates the parameters of a gamma distribution (alpha and beta) 
'given the values using a maximum likelihood procedure.
DIM sx as double, slnx as double, s as double, k as double
DIM theta as double, r as double, OutMat(1,2) as double, n as integer
DIM i as integer
n=ubound(x,1)
sx=0
slnx=0
for i=1 to n
	sx=sx+x(i,1)
	slnx=slnx+ln(x(i,1))
next i
s=ln(sx/n)-slnx/n
k=(3-s+sqr((s-3)^2+24*s))/(12*s)
theta=sx/(k*n)
r=theta
OutMat(1,1)=k
OutMat(1,2)=r
GammaEst=OutMat
End function
Function GammaMean(a,b)
'REM returns the mean of a gamma distribution with parameters a and b.
GammaMean=a*b
End function

Function GammaVar(a,b)
'REM Returns the variance of a gamma function with parameters a and b.
GammaVar=a*b^2
End function

Function GammaSkew(a)
'REM Returns a measure of skewness for aa gamma function with
'shape parameter a
GammaSkew=2/sqr(a)
End function

Function GammaKurt(a)
'REM Returns a measure of kurtosis for aa gamma function with
'shape parameter a
GammaKurt=6/a
End function

Sub GraphTab3D
'REM Returns a table for the generation of a 3D surface chart.
'The values are prepared for a Column 4 box (shape) 3D chart,
'area 1 3D, or Line 4 3D.
'End values in x and y lists must be 1E99 to mark end cell.
DIM i as integer, j as integer, k as integer, l as integer
Dim oDoc as object, oSheet as object, oCell as object, oSel as object
DIM addr as object, m as integer, n as integer, Xcnt as integer
DIM Ycnt as integer, cc as double


oDoc=ThisComponent
oSheet=oDoc.getCurrentController.ActiveSheet
oSel=oDoc.getCurrentSelection
addr=oSel.getRangeAddress()
m=addr.StartRow
n=addr.StartColumn


'Load data starting at active cell into Xvec and Yvec
	'Count values to end cell (designated "n") and dimension
	'Xvec, Yvec, and GTab
	i=0
	Do until cc=1E99
		oCell=oSheet.getCellByPosition(n,m+i)
		cc=oCell.Value
		i=i+1
	loop
	Xcnt=i-1
	i=0
	cc=0
	Do until cc=1E99
		oCell=oSheet.getCellByPosition(n+1,m+i)
		cc=oCell.Value
		i=i+1
	loop
	Ycnt=i-1
	DIM Xvec(Xcnt) as double, Yvec(Ycnt) as double, GTab(XCnt,YCnt)
	'Load data into Xvec and Yvec
	for i=1 to Xcnt-1
		oCell=oSheet.getCellByPosition(n,m+i-1)
		Xvec(i)=oCell.Value
	next i
	for i=1 to Ycnt-1
		oCell=oSheet.getCellByPosition(n+1,m+i-1)
		Yvec(i)=oCell.Value
	next i	
'Request function and load it ont function sheet
InputFunction


'Fill GTba table using EvalFunction
for i=1 to XCnt-2
	for j=1 to YCnt-2
		oCell=oSheet.getCellByPosition(n+j+1,m+i-1)
		oCell.Value=EvalFunc(Xvec(i),Yvec(j),0)
	next j
next i
	


End sub

Function GeoDist(p,k, optional c)
'Retuns the probability of k trials before the first success given a
'probability of success on one trial of p. k is the vatiate in a
'geometric distribution. c designates a probability density (0 or default)
'or cumulative (1)
if ismissing(c) then c=0
if c=1 then
	GeoDist=1-(1-p)^k
else
	GeoDist=p*(1-p)^(k-1)
end if
End function

Function GeoDistMean(p)
'Returns the mean of a geometric distribution with probability of
'success equal to p
GeoDistMean=1/p
end function

Function GeoDistMed(p)
'Returns the median of a geometric distribution with probabilitty
'of success, p.
GeoDistMed=int(-1/(log(1-p)/log(2)))+1
end function

Function GeoDistVar(p)
'Returns the variance of a geometric distribution with probabilitty
'of success, p.
GeoDistVar=(1-p)/p^2
end function

Function GeoDistSkew(p)
'Returns a measure of the skewness of a geometric distribution with probabilitty
'of success, p.
GeoDistSkew=(2-p)/sqr(1-p)
end function

Function GeoDistKurt(p)
'Returns a measure of the kurtosis of a geometric distribution with probabilitty
'of success, p.
GeoDistKurt=6+(p^2/(1-p))
End function

Function GeoDistEntropy(p)
'Returns the entropy of a geometric distribution with probabilitty
'of success, p.
GeoDistEntropy=(-(1-p)*(log(1-p)/log(2))-p*(log(p)/log(2)))/p
End function

Function GeoDistQ(q,p)
'Returns the qth quantile of a geometric distribution with probabilitty
'of success, p.
GeoDistQ=int(log((4-q)/4)/log(1-p))+1
end function

Function GMean(a,f)
'Returns the mean of grouped data given the data (a)
'and the frequencies (f).a and f must have the same size
DIM bsum as double, fsum as double
DIM i as integer, j as integer
bsum=0
fsum=0
for i=1 to ubound(a,1)
	for j=1 to ubound(a,2)
		bsum=a(i,j)*f(i,j)+bsum
		fsum=fsum+f(i,j)
	next j
next i
GMean=bsum/fsum
End function

Function LapDist(x,m,b,optional c)
'REM Returns the Laplace distribution probability for a variate,x ,
'given the location parameter (mean) m. the scale parameter b&gt;0,
'and an optional indicator c which, if equal to 1 returns the 
'cumulative probability; otherwise, returns the probability
'density function.
if ismissing(c) then c=0
if c=1 then
	if x&lt;m then
		LapDist=0.5*exp((x-m)/b)
	else
		LapDist=1-0.5*exp(-(x-m)/b)
	end if
else
	LapDist=(1/(2*b))*exp(-abs(x-m)/b)
end if
end function

Function LapVar(b)
'Returns the variance of a Laplace distribution given the scale
'parameter b.
LapVar=2*b^2
end function

Function LapEntropy(b)
'Returns the entropy of a Laplace distribution given the scale
'parameter b.
LapEntropy=1+log(2*b)
end function

Function LapQuant(p)
'REM Returns the pth quantile for a Laplace distribution
if p&lt;0 or p&gt;=1 then
	msgbox "P must be between 0 and 1."
	Exit function
end if
if p&gt;=0 and p&lt;=0.5 then
	LapQuant=log(2*p)
else
	LapQuant=-log(2*(1-p))
end if
end function

Function RMS(a)
'REM Returns the root mean square of a set of values
DIM n as integer, i as integer, s as double
n=ubound(a,1)
s=0
for i=1 to ubound(a,1)
	s=s+a(i,1)^2
next i
RMS=sqr(s/n)
end function

Function Logist(x,m,s,optional c)
'REM Returns the logistic distribution for x with with mean m
'a dn scale parameter s&gt;0. If c=0 or default, pdf is returned.
'If c=1, cumulative distribution is returned.
If ismissing(c) then c=0
if s&lt;=0 then
	msgbox "S must be greater than 0"
	exit function
end if
if c=1 then
	Logist=1/(1+exp(-(x-m)/s))^2
else
	Logist=exp(-(x-m)/s)/(s*(a+exp(-(x-m)/s)^2))
end if
End function

Function LogistVar(s)
'REM Returns tha variance of a logistic function with
'scale parameter of s.
if s&lt;=0 then
	msgbox "S must be greater than 0"
	exit function
end if
LogistVar=(s^2*pi()^2)/3
End function

Function LogistEntropy(s)
'REM Returns tha entropy of a logistic function with
'scale parameter of s.
if s&lt;=0 then
	msgbox "S must be greater than 0"
	exit function
end if
LogistEntropy=log(s)+2
End function

Function LogistQuant(p,m,s)
'REM Returns tha pth quantile of a logistic function with
'scale parameter of s and mean of m.
if s&lt;=0 then
	msgbox "S must be greater than 0"
	exit function
end if
LogistQuant=m+s*log(p/(1-p))
End function

Function LogNormMean(m,s)
'REM Returns the mean of a lognormal distribution given its lctaion
'and scale parameters
LogNormMean=exp((m+s^2)/2)
End function

Function LogNormMedian(m)
'REM Returns the median of a lognormal distribution given its lctaion
parameter
LogNormMedian=exp(m)
End function

Function LogNormMode(m,s)
'REM Returns the mode of a lognormal distribution given its lctaion
'and scale parameters
LogNormMode=exp(m-s^2)
End function

Function LogNormVar(m,s)
'REM Returns the variance of a lognormal distribution given its lctaion
'and scale parameters
LogNormVar=(exp(s^2)-1)*exp(2*m+s^2)
end function

Function LogNormSkew(s)
'REM Returns a measure of skewness of a lognormal distribution given its
'scale parameter
LogNormSkew=(exp(s^2)+2)*sqr(exp(s^2)-1)
End function

Function LogNormKurt(s)
'REM Returns a measure of kurtosis of a lognormal distribution given its
'scale parameter
LogNormKurt=exp(4*s^2)+2*exp(3*s^2)+3*exp(2*s^2)-6
end function

Function LogNormEntropy(m,s)
'REM Returns the entropy of a lognormal distribution given its lctaion
'and scale parameters
LogNormEntropy=0.5+0.5*log(2*pi()*s^2)+m
End function

Function ParetoDist(x,xm,a, optional c)
'REM Returns the probability to x in a pareto distribution given
'the scale parameter xm, and the shape parameter a.
'c=1 (default 0) indicates the cumulative distribution
'x must be equal to or larger than xm
if x&lt;xm then
	msgbox "x must be equal to or larger than xm"
	exit function
end if
if ismissing(c) then c=0
if c=1 then
	ParetoDist=1-(xm/x)^a 
else
	ParetoDist=(a*xm^a)/x^(a+1)
end if
end function

Function ParetoMean(xm,a)
'REM Returns the mean for the pareto distribution  with scale parameter
'xm and shape parameter a.
if a&lt;=1 then
	ParetoMean="Infinity"
else
	ParetoMean=(a*xm)/(a-1)
end if
End function

Function ParetoMedian(xm,a)
'REM Returns the median for the pareto distribution  with scale parameter
'xm and shape parameter a.
ParetoMedian=xm*2^(1/a)
End function

Function ParetoVar(xm,a)
'REM Returns the variance for the pareto distribution  with scale parameter
'xm and shape parameter a.
If a&lt;=2 and a&gt;1 then
	ParetoVar="Infinity"
elseif a&gt;2 then
	ParetoVar=(xm^2*a)/((a-1)^2*(a-2))
else
	msgbox "a must be greater than 1 for ParetoVar"
	exit function
End if
End function

Function ParetoSkew(a)
'REM Returns a measure of skewness for the pareto distribution  with
'shape parameter a.
if a&lt;=3 then
	msgbox "a must be greater than 3 for ParetoSkew"
	exit function
end if
ParetoSkew=((2*(1+a))/(a-3))*sqr((a-2)/a)
End function

Function ParetoKurt(a)
'REM Returns a measure of kurtosis for the pareto distribution  with
'shape parameter a.
if a&lt;=4 then
	msgbox "a must be greater than 4 for ParetoKurt"
	exit function
end if
ParetoKurt=(6*(a^3+a^2-6*a-2))/(a*(a-3)*(a-4))
end function

Function ParetoEntropy(xm,a)
'REM Returns a measure of entropy for the pareto distribution  with
'scale parameter xm and shape parameter a.
ParetoEntropy=log(xm/a)+1/a+1
end function

Function ArcsineDist(x,optional c,optional a,optional b)
'REM Returns the probability of a value,x, in an arcsine distribution
'given the shape parameters -infinity&lt;a&lt;b&lt;infinity (default: a=0
'b=1). If c=1 (default c=0) then the cumulative probability is returned.
'x must be between a and b.
DIM svc as object, asn as double
svc=createUnoService("com.sun.star.sheet.FunctionAccess")

if ismissing(c) then c=0
if ismissing(a) then a=0
if ismissing(b) then b=0
if x&lt;a or x&gt;b then
	msgbox "x must be between a and b"
	exit function
end if
if c=1 then
	asn=svc.callFunction("ASIN",Array(sqr((x-a)/(b-a))))
	ArcsineDist=(2/pi())*asn
else
	ArcsineDist=1/(pi()*sqr((x-a)*(b-x)))
end if
end function

function ArcsineMean(optional a, optional b)
'REM returns the mean (and the median) of the arcsine distribution
'given the parameters -infinity&lt;a&lt;b&lt;infinity. Defaults are (a=0, b=1)
if ismissing(a) then a=0
if ismissing(b) then b=1
ArcsineMean=(a+b)/2
End function

function ArcsineVar(optional a, optional b)
'REM returns the variance of the arcsine distribution
'given the parameters -infinity&lt;a&lt;b&lt;infinity. Defaults are (a=0, b=1)
if ismissing(a) then a=0
if ismissing(b) then b=1
ArcsineVar=(1/8)*(b-a)^2
end function

Function RayleighDist(x,s,optional c)
'REM Returns the value of a Rayleigh distribuution at x given
'the location parameter, s (mode) If c=0 (default, the density value
'is returned; if 1, the cumulative value is returned.
if ismissing(c) then c=0
if c=1 then
	RayleighDist=1-exp(-x^2/(2*s^2))
else
	RayleighDist=(x/s^2)*exp(-x^2/(2*s^2))
end if
end function

function RayleighQuant(s,q)
'REM Returns the qth quahtile of the Rayleigh distribution
'with location parameter s (mode)
RayleighQuant=s*sqr(-log((1-q)^2))
End function

function RayleighMean(s)
'REM Returns the mean of the Rayleigh distribution
'with location parameter (mode), s.
RayleighMean=s*sqr(pi()/2)
End function

Function RayleighMedian(s)
'REM Returns the median of the Rayleigh distribution
'with location parameter (mode), s.
RayleighMedian=s*sqr(log(4))
End function

Function RayleighVar(s)
'REM Returns the variance of the Rayleigh distribution
'with location parameter (mode), s.
RayleighVar=s^2*(4-pi())/2
End function

Function RayleighSkew(s)
'REM Returns a measure of skewness of the Rayleigh distribution
'with location parameter (mode), s.
RayleighSkew=(2*sqr(pi())*(pi()-3))/((4-pi())^(3/2))
End function

Function RayleighKurt(s)
'REM Returns a measure of kurtosis of the Rayleigh distribution
'with location parameter (mode), s.
RayleighKurt=-(6*pi()^2-24*pi()+16)/(4-pi())^2
End function

Function Range(a)
'REM Returns the range for a set of data (column vector)
dim svc as object, m1 as double, m2 as double
svc=createUnoService("com.sun.star.sheet.FunctionAccess")
m1=svc.callFunction("MIN",Array(a))
m2=svc.callFunction("MAX",Array(a))
Range=m2-m1
end function

Function SemiIQRange(a)
'REM Returns the semi-interquartile range of a.
DIM svc as object, Q1 as double, Q2 as double
svc=createUnoService("com.sun.star.sheet.FunctionAccess")
	Q1=svc.callFunction("QUARTILE",Array(a,1))
	Q2=svc.callFunction("QUARTILE",Array(a,3))
	SemiIQRange=(Q2-Q1)/2
End function

Function MidIQ(a)
'REM Returns the mid-interquartile of a.
DIM svc as object, Q1 as double, Q2 as double
svc=createUnoService("com.sun.star.sheet.FunctionAccess")
	Q1=svc.callFunction("QUARTILE",Array(a,1))
	Q2=svc.callFunction("QUARTILE",Array(a,3))
	MidIQ=(Q2+Q1)/2
End function

Function PercRange(a)
'REM Returns the 10-90 perentile range of a.
DIM svc as object, Q1 as double, Q2 as double
svc=createUnoService("com.sun.star.sheet.FunctionAccess")
	Q1=svc.callFunction("PERCENTILE",Array(a,0.1))
	Q2=svc.callFunction("PERCENTILE",Array(a,0.9))
	PercRange=(Q2-Q1)
End function

Function PVar(a,b)
'REM Returns the pooled variances given a column vector of the
'variances of each group, a, and the number of cases in each group, b.
DIM i as integer, nt as integer, k as integer, sp as double
k=ubound(a,1)
sp=0
nt=0
for i=1 to k
	nt=nt+b(i,1)
next i
for i=1 to k
	sp=sp+(b(i,1)-1)*a(i,1)
next i
sp=sp/(nt-k)
PVar=sp
end function

Function CV(a,optional t)
'REM Returns the coefficient of variation of the array, a.
't specifies the type as
'	1 sample estimate (default)
'	2. corrected
'	3. Log-normal
'	4. Squared
DIM svc as object, s as double, m as double
svc=createUnoService("com.sun.star.sheet.FunctionAccess")
if ismissing(t) then t=1
s=svc.callFunction("STDEV",Array(a))
m=svc.callFunction("AVERAGE",Array(a))
if t=2 then
	CV=(1+(1/(4*n)))*(s/m)
elseif t=3 then
	CV=sqr(exp(log(s))^2-1)
elseif t=4 then 
	CV=(s/m)^2
else
	CV=s/m
end if
end function

Function CVp(s,m,optional t)
'REM Returns the coefficient of variation given the standard deviation
'and the mean of data.
't specifies the type as
'	1 sample estimate (default)
'	2. corrected
'	3. Log-normal
'	4. Squared
if ismissing(t) then t=1
if t=2 then
	CVp=(1+(1/(4*n)))*(s/m)
elseif t=3 then
	CVp=sqr(exp(log(s))^2-1)
elseif t=4 then 
	CVp=(s/m)^2
else
	CVp=s/m
end if
end function

Function AST(a)
'REM Returns the arcsine transform of a
DIM svc as object, s as double
If a&lt;0 or a&gt;1 then
	msgbox "a must be between 0 and 1"
	Exit function
End if
svc=createUnoService("com.sun.star.sheet.FunctionAccess")
s=svc.callFunction("ASIN",Array(sqr(a)))
AST=s
End function

Function ArfDist(x,k,n)
'REM Returns the probability of the number of x zero values among k
'random variables, if the sum of the variables is n. x&lt;k
DIM s as double, i as integer
if x&gt;k then
	msgbox "x must be less than k"
	exit function
end if
s=0
for i=1 to x
	s=s+(-1)^i*BINOMCOEFF(x,i)*((x-i)/k)^n
next i
ArfDist=abs(BINOMCOEFF(k,m)*s)
end function

Function ArfMean(k,n)
'REM Returns the mean number of x zero values among k random variables
'if the size of the sample drawn is n.
ArfMean=k*(1-((k-1)/k)^n)
End function

Function ArfVar(k,n)
'REM Returns the variance of x zero values among k random variables
'if the size of the sample drawn is n.
ArfVar=k*(k-1)*(k-2)^n*k^(-n)*(-c)^2*(k-1)^(2*n)*k^(-2*n)
End function

Function ASTInv(a)
'REM Returns the inverse of the arcsine traansform.
ASTInv=(sin(a))^2
End function

Function UniDist(x,a,b,optional c)
'REM Returns the probability of x in a uniform distribution with
'shape parameters -infinity&lt;a&lt;b&lt;infinity
'If c=0 (default), x is ignored and the pdf value is returned.
'c=1 returns the cumulative probability.
Dim p as double
if ismissing(c) then c=0
if c=1 then
	if x&lt;a then
		p=0
	elseif x&gt;=a and x&lt;b then
		p=(x-a)/(b-a)
	else
		p=1
	end if
else
	if x&gt;a and x&lt;b then
		p=1/(b-a)
	else
		p=0
	end if
end if
UniDist=p
end function

Function UniMean(a,b)
'REM Returns the mean of a uniform distribution with
'hape parameters a and b
UniMean=0.5*(a+b)
End function

Function UniVar(a,b)
'REM Returns the variance of a uniform distribution with
'hape parameters a and b
UniVar=(1/12)*(b-a)^2
End function

Function UniEntropy(a,b)
'REM Returns the entropy of a uniform distribution with
'hape parameters a and b
UniEntropy=log(b-a)
End function
		
Function ZScore(a,x)
'REM Returns the z score of x from the data in column vector a	
DIM SVC AS OBJECT, AV AS DOUBLE, SD AS DOUBLE
svc=createUnoService("com.sun.star.sheet.FunctionAccess")
AV=SVC.CALLFUNCTION("AVERAGE",ARRAY(a))
SD=SVC.CALLFUNCTION("STDEV",ARRAY(a))
ZScore=(x-AV)/SD
end function

FUNCTION SEProp(P,N)
'REM Returns the standard error of a sample proportion, GIVEN
'the proportion and the size of the sample (n)
SEProp=SQR(P*(1-P)/N)
END FUNCTION

FUNCTION SEDM(S1,S2,N1,N2)
'REM Returns the standard error of the difference between two means
'given the standard deviations and sample sizes of the two samples.
SEDM=SQR((S1^2/N1)+(S2^2/N2))
END FUNCTION

FUNCTION SEDP(P1,P2,N1,N2)
'REM Returns the standard error of the difference between two proportions
'given the proportions from and sizes of the two samples.
SEDP=SQR((P1*(1-P1)/N1)+(P2*(1-P2)/N2))
END FUNCTION

FUNCTION SEMed(S,N)
'REM Returns the standard error of a median from a sample given
'the standard deviation and the size of the sample.
SEMed=1.253*S/SQR(N)
END FUNCTION

FUNCTION WeibullMean(L,K)
'REM Returns the mean of a Weibull distribution with scale parameter L
'and shape parameter K
DIM SVC AS OBJECT
svc=createUnoService("com.sun.star.sheet.FunctionAccess")
WeibullMean=L*SVC.CALLFUNCTION("GAMMA",ARRAY(1+1/K))
END FUNCTION

FUNCTION WeibullMedian(L,K)
'REM Returns the median of a Weibull distribution with scale parameter L
'and shape parameter K
WeibullMedian=L*(LOG(2))^(1/K)
END FUNCTION

FUNCTION WeibullMode(L,K)
'REM Returns the MODE of a Weibull distribution with scale parameter L
'and shape parameter K
IF K&gt;1 THEN
	WeibullMode=L*((K-1)/K)^(1/K)
ELSE
	WeibullMode=0
END IF
END FUNCTION

FUNCTION WeibullVar(K,L)
'REM Returns the variance of a Weibull distribution with scale parameter L
'and shape parameter K
DIM SVC AS OBJECT, V1 AS DOUBLE, V2 AS DOUBLE
svc=createUnoService("com.sun.star.sheet.FunctionAccess")
V1=SVC.CALLFUNCTION("GAMMA",ARRAY(1+2/K))
V2=SVC.CALLFUNCTION("GAMMA",ARRAY(1+1/K))
WeibullVar=L^2*(V1-V2)^2
END FUNCTION

FUNCTION WeibullQuant(P,K,L)
'REM Returns the quantile, p, of the Weibull distribution with
'parameters K and L when 0&lt;=P&lt;1
WeibullQuant=L*(-LOG(1-P))^(1/K)
END FUNCTION

FUNCTION RProfile(A,B,optional w,optional g, optional alpha)
'REM Returns a profile for the ratio of two variables, including
'minimum and maximum ratios, range, median, average absolute deviation,
'coefficient of dispersion, coefficient of concentration, mean,
'standard deviation, coefficient of variation, weighted mean,
'index of regressivity, confidence intervals of the median,
'confidence interval of the mean and weighted mean.
'A column of case weights may be provided. If not, case weights are
'all 1. A&lt;B&lt; and w must be column vectors of equal size.
'g is the proportion used for the calculation of coefficient
'of concentration.(default=0.9), Alpha is use in the calculation
'of confidence intervals (default=0.95)
IF ISMISSING(g) THEN G=0.9
IF ISMISSING(alpha) THEN alpha=0.95
DIM N AS INTEGER, N1 AS INTEGER, I AS INTEGER, J AS INTEGER

N=UBOUND(A,1)
N1=N
DIM R(UBOUND(A,1),0), SVC AS OBJECT, MN AS DOUBLE, MX AS DOUBLE
DIM RNG AS DOUBLE, MD AS DOUBLE, AAD AS DOUBLE, SM AS DOUBLE
DIM SM2 AS DOUBLE, RA AS DOUBLE, COD AS DOUBLE, COC AS DOUBLE
DIM N2 AS INTEGER, F AS DOUBLE,AV AS DOUBLE,SD AS DOUBLE
DIM COF AS DOUBLE, WM AS DOUBLE, IOR AS DOUBLE, RN AS DOUBLE
DIM DFCL1 AS DOUBLE, DFCL2 AS DOUBLE, KP AS DOUBLE
DIM MCL1 AS DOUBLE, MCL2 AS DOUBLE, T AS DOUBLE,F2 AS DOUBLE
DIM VA AS DOUBLE,VS AS DOUBLE,CVAS AS DOUBLE,VAS AS DOUBLE
DIM AVA AS DOUBLE, AVB AS DOUBLE,WMCL1 AS DOUBLE,WMCL2 AS DOUBLE
DIM OUTMAT(14,6)

IF ISMISSING(W) THEN
	REDIM W(N1,1)
	IF UBOUND(A,1)&lt;&gt; UBOUND(B,1) AND UBOUND(A,1)&lt;&gt;UBOUND(w,1) THEN
		MSGBOX "Input matrices must have equal size."
		EXIT FUNCTION
	END IF	
END IF

svc=createUnoService("com.sun.star.sheet.FunctionAccess")
'Condition matrices and calculate ratios.
FOR I=1 TO N
	IF A(I,1)&lt;=0 THEN 
		MSGBOX "Numerators must be greater than zero."
		EXIT FUNCTION
	END IF
	IF B(I,1)&lt;=0 THEN
		MSGBOX "Denominators must be greater than zero."
		EXIT FUNCTION
	END IF
	W(I,1)=INT(W(I,1))
	IF W(I,1)=0 THEN W(I,1)=1
	R(I,1)=A(I,1)/B(I,1)
NEXT I

'Minimum ratio
MN=1e10
FOR I=1 TO N

	IF R(I,1)&lt;MN THEN MN=R(I,1)
NEXT I

'maximum ratio
MX=SVC.CALLFUNCTION("MAX",ARRAY(R))

'Range of ratios
RNG=MX-MN

'Median of ratios
MD=SVC.CALLFUNCTION("MEDIAN",ARRAY(R))

'Average absolute deviation
RA=SVC.CALLFUNCTION("AVERAGE",ARRAY(R))
SM=0
SM2=0
FOR I=1 TO N
	SM=SM+w(I,1)*ABS(R(I,1)-RA)
	SM2=SM2+W(I,1)
NEXT I
AAD=SM/SM2

'Coefficient of dispersion
COD=100*AAD/MD

'Coefficient of concentration
N2=0
FOR I=1 TO N
	IF R(I,1)&gt;(1-G)*MD AND R(I,1)&lt;(1+G)*MD THEN
		N2=N2+1
	END IF
NEXT I
COC=100*N2/N

'mean
F=0
SM=0
FOR I=1 TO N
	F=F+w(I,1)
	SM=SM+w(I,1)*R(I,1)
NEXT I
AV=SM/F

'standard deviation
SM=0
FOR I=1 TO N
	SM=SM+w(I,1)*(R(I,1)-AV)^2
NEXT I
SD=SQR((1/(F-1))*SM)

'coefficient of variation
COF=100*SD/AV

'weighted mean
SM=0
SM2=0
FOR I=1 TO N
	SM=SM+w(I,1)*A(I,1)
	SM2=SM2+w(I,1)*B(I,1)
NEXT I
WM=SM/SM2
'index of regressivity
IOR=AV/WM

'confidence intervals for the median
	'distribution free
	SM=0
	RN=1
	DO 
		FOR K=RN TO N-RN
			SM=SM+COMBIN1(N,K)
			IF ALPHA&lt;(1/(2^N))*SM-1 THEN EXIT FOR
		NEXT K
		RN=RN+1
	LOOP UNTIL K=N-RN OR ALPHA&lt;(1/(2^N))*SM-1
	DFCL1=SVC.CALLFUNCTION("PERCENTILE",ARRAY(R,K/N))
	DFCL2=SVC.CALLFUNCTION("PERCENTILE",ARRAY(R,(N-K+1)/N))
'confidence limit for the mean
F2=0
FOR I=1 TO N
	F2=F2+w(I,1)^2
NEXT I
F2=SQR(F2)
T=SVC.CALLFUNCTION("TINV",ARRAY(ALPHA/2,F-1))
MCL1=AV-T*SD*F2
MCL2=AV+T*SD*F2

	

'confidence interval for the weighted mean
AVA=SVC.CALLFUNCTION("AVERAGE",ARRAY(A))
AVB=SVC.CALLFUNCTION("AVERAGE",ARRAY(B))
SM=0
FOR I=1 TO N
	SM=SM+w(I,1)*(A(I,1)-AVA)^2
NEXT I
VA=(1/(F-1))*SM*F2/F^2
SM=0
FOR I=1 TO N
	SM=SM+w(I,1)*(B(I,1)-AVB)^2
NEXT I
VS=(1/(F-1))*SM*F2/F^2
SM=0
FOR I=1 TO N
	SM=SM+w(I,1)*(B(I,1)-AVB)*(A(I,1)-AVA)
NEXT I
CVAS=(1/(F-1))*SM*F2/F^2
VAS=(VA/AVB^2)-(2*AVA*CVAS/AVB^3)+(AVA^2*VS/AVB^4)
WMCL1=WM-T*SQR(VAS)*F2/F
WMCL2=WM+T*SQR(VAS)*F2/F

'Set up OUTMAT
OUTMAT(1,1)="Ratio Profile"
OUTMAT(2,1)="Minimum"
OUTMAT(2,2)=MN
OUTMAT(2,4)="Mean"
OUTMAT(2,5)=AV
OUTMAT(3,1)="Maximum"
OUTMAT(3,2)=MX
OUTMAT(3,4)="Confidence limits for the mean"
OUTMAT(4,1)="Range"
OUTMAT(4,2)=RNG
OUTMAT(4,5)=MCL1
OUTMAT(4,6)=MCL2
OUTMAT(5,1)="Median"
OUTMAT(5,2)=MD
OUTMAT(5,4)="Standard deviation"
OUTMAT(6,1)="Confidence limits for the median"
OUTMAT(6,5)=SD
OUTMAT(7,1)="distribution free"
OUTMAT(7,4)="Coefficient of variation"
OUTMAT(8,2)=DFCL1
OUTMAT(8,3)=DFCL2
OUTMAT(8,5)=COF
OUTMAT(9,1)="Average absolute deviation"
OUTMAT(9,4)="Weighted mean"
OUTMAT(9,5)=WM
OUTMAT(10,2)=AAD
OUTMAT(10,4)="Confidence limits for the weighted mean"
OUTMAT(11,1)="Coefficient of dispersion"
OUTMAT(11,5)=WMCL1
OUTMAT(11,6)=WMCL2
OUTMAT(12,2)=COD
OUTMAT(12,4)="Index of regressivity"
OUTMAT(12,5)=IOR
OUTMAT(13,1)="Coefficient of concentration"
OUTMAT(14,2)=COC

'Output results
RProfile=OUTMAT

END FUNCTION

Function MDCCOV(A)
'REM Returns the median centered coefficient of variation for the 
'data in column vector A.
DIM SVC AS OBJECT, I AS INTEGER, SM AS DOUBLE, MD AS DOUBLE
DIM RMSD AS DOUBLE

svc=createUnoService("com.sun.star.sheet.FunctionAccess")
MD=SVC.CALLFUNCTION("MEDIAN",ARRAY(A))
SM=0
FOR I=1 TO UBOUND(A,1)
	SM=SM+(A(I,1)-MD)^2
NEXT I
RMSD=SQR(SM/UBOUND(A,1))
MDCCOV=100*RMSD/MD

END FUNCTION

FUNCTION IOR(A,B,w)
'REM Returns the index of regressivity (Price Related Differential)
'of the ratios of two column vectors. All input vectors
'must have the same size.
DIM R(UBOUND(A,1)),I AS INTEGER, M AS DOUBLE, SM AS DOUBLE
DIM F as integer, wm as double, n as integer, SM2 AS DOUBLE
N=UBOUND(A,1)
F=0
FOR I=1 TO N
	R(I)=A(I,1)/B(I,1)
NEXT I
FOR I=1 TO N
	F=F+w(I,1)
NEXT I
SM=0
FOR I=1 TO N
	SM=SM+w(I,1)*R(I)
NEXT I
M=SM/F
SM=0
SM2=0
FOR I=1 TO N
	SM=SM+w(I,1)*A(I,1)
	SM2=SM2+w(I,1)*B(I,1)
NEXT I
WM=SM/SM2
IOR=M/WM
end function

FUNCTION COC(A,g)
'REM Returns the coefficient of concentration for the data in 
'column vector A, given a percentage of the data, 0&lt;g&lt;1
DIM MD AS DOUBLE, SVC AS OBJECT, P as double, P2 AS DOUBLE
DIM N AS INTEGER, SM AS INTEGER
svc=createUnoService("com.sun.star.sheet.FunctionAccess")
MD=SVC.CALLFUNCTION("MEDIAN",ARRAY(A))
P=(1-G)*MD
P2=(1+G)*MD
N=UBOUND(A,1)
SM=0
FOR I=1 TO N
	IF A(I,1)&gt;P AND A(I,1)&lt;P2 THEN SM=SM+1
NEXT I
COC=100*SM/N
END FUNCTION

FUNCTION ESTDIST(A,OPTIONAL B, OPTIONAL N)
'REM Estimates the parameters of a distribution from the data
'in column vector A. If n is the number of bins in A, a nx2
'matrix is returned containing the original frequencies in column 1 
'and the estimated frequencies in column 2. The distribution
'parameters are also returned and the hi square fit.
'B is the type of distribution fitted to the input frequencies.
'Default is 1= Normal. The specified values are:
'	1=Normal
'	2=Beta
'	3=Binomial
'	4=Chi square
'	5=Exponential
'	6=Gamma
'	7=Log normal
'	8=Poisson
'	9=Uniform
'	10=Best Fit
'Selection 10 will try all 9 distributions and choose the best
'chi-square fit.
DIM I AS INTEGER, J AS INTEGER, OUTMAT(), OUTMAT2()
DIM SVC AS OBJECT, N1 AS INTEGER, N2 AS INTEGER, N3 AS INTEGER
DIM MaxX AS DOUBLE, MinX AS DOUBLE, rng AS DOUBLE
DIM h AS DOUBLE,h1 AS DOUBLE,h2 AS DOUBLE, B1 AS STRING
DIM PR1 AS DOUBLE, PR2 AS DOUBLE, C1 AS DOUBLE, C2 AS DOUBLE
DIM V AS DOUBLE, OE AS DOUBLE, CS AS DOUBLE, P AS DOUBLE
DIM M AS DOUBLE, SD AS DOUBLE, S AS DOUBLE, L AS INTEGER
DIM C3 AS DOUBLE, FLG AS INTEGER

svc=createUnoService("com.sun.star.sheet.FunctionAccess")
L=0
FLG=0
N1=0
N2=UBOUND(A,1)
P=10
IF ISMISSING(N) THEN N=10
IF N&gt;6 THEN
	N3=N
	REDIM OUTMAT(N3+1,4),OUTMAT2(N3+1,4)
ELSE
	REDIM OUTMAT(7,4),OUTMAT2(7,4)
END IF
IF ISMISSING(B) THEN B=1


MaxX=SVC.CALLFUNCTION("MAX",ARRAY(A))
MinX=SVC.CALLFUNCTION("MIN",ARRAY(A))
'SET UP FREQUENCY TABLE FOR A

rng=MaxX-MinX
h=(MaxX-MinX)/N
for i=1 to N
	'Determine class intervals and enter bin labels
	h1=MinX+i*h-h
	h2=MinX+i*h
	'Count valuess into bins. For 1 to n... Next iterate through each bin and
	'advance count in bin if value is there.
		for j=1 to n2
			if A(j,1)&gt;=h1 and A(j,1)&lt;h2 then
				OutMat(i+1,1)=OutMat(i+1,1)+1
			end if
		next j
Next i	
'For each case (B), set up distribution estimate counts
'and OUTMAT
IF B=10 THEN 
	B=1
	FLG=1
END IF
ED10:	SELECT CASE B
	CASE 1
		OUTMAT(1,1)="Normal"
		C1=0
		PR1=SVC.CALLFUNCTION("AVERAGE",ARRAY(A))
		PR2=SVC.CALLFUNCTION("STDEV",ARRAY(A))
		FOR I=1 TO N
			C2=SVC.CALLFUNCTION("NORMDIST",ARRAY(MinX+I*h,PR1,PR2,1))
			OUTMAT(I+1,2)=C2-C1
			C1=C2
			OUTMAT(I+1,2)=OUTMAT(I+1,2)*n2
		NEXT I
		OUTMAT(2,3)="Mean"
		OUTMAT(3,3)=PR1
		OUTMAT(4,3)="Standard deviation"
		OUTMAT(5,3)=PR2
		OUTMAT(6,3)="Χ²"
		OUTMAT(6,4)="Prob"
		CS=0
		FOR I=1 TO N
			IF OUTMAT(I+1,2)&lt;&gt;0 THEN
				OE=(OUTMAT(I+1,1)-OUTMAT(I+1,2))^2
				OE=OE/OUTMAT(I+1,2)
				CS=CS+OE		
			END IF
		NEXT I		
		OUTMAT(7,3)=CS
		OUTMAT(7,4)=SVC.CALLFUNCTION("CHISQDIST",ARRAY(CS,N-1))
	CASE 2
		OUTMAT(1,1)="Beta"
		C1=0
		M=SVC.CALLFUNCTION("AVERAGE",ARRAY(A))
		SD=SVC.CALLFUNCTION("STDEV",ARRAY(A))
		PR1=M*((M*(1-M))/SD^2)-1
		PR2=(1-M)*((M*(1-M))/SD^2)-1
		FOR I=1 TO N
			IF MinX&lt;0 OR MaxX&gt;1 THEN
				MSGBOX "For the Beta distribution, the data values must be between 0 and 1."
				GOTO ED20
			end if
		
			C2=SVC.CALLFUNCTION("BETADIST",ARRAY(MinX+I*h,PR1,PR2,MinX,MaxX,1))
			OUTMAT(I+1,2)=C2-C1
			C1=C2
			OUTMAT(I+1,2)=OUTMAT(I+1,2)*n2
		NEXT I
		OUTMAT(2,3)="Alpha"
		OUTMAT(3,3)=PR1
		OUTMAT(4,3)="Beta"
		OUTMAT(5,3)=PR2
		OUTMAT(6,3)="Χ²"
		OUTMAT(6,4)="Prob"
		CS=0
		FOR I=1 TO N
			IF OUTMAT(I+1,2)&lt;&gt;0 THEN
				OE=(OUTMAT(I+1,1)-OUTMAT(I+1,2))^2
				OE=OE/OUTMAT(I+1,2)
				CS=CS+OE		
			END IF
		NEXT I	
		OUTMAT(7,3)=CS
		OUTMAT(7,4)=SVC.CALLFUNCTION("CHISQDIST",ARRAY(CS,N-1))
	CASE 3
		OUTMAT(1,1)="Binomial"
		C1=0
		M=SVC.CALLFUNCTION("AVERAGE",ARRAY(A))
		SD=SVC.CALLFUNCTION("STDEV",ARRAY(A))
		PR2=abs(M^2/(M-SD^2))
		PR1=INT(ABS(1-(SD^2/M)))

		FOR I=1 TO N
			IF PR2&lt;0 OR PR2&gt;1 THEN
				MSGBOX "Probability of success is outside of range"
				GOTO ED20
			end if
			if INT(MinX+I*h)&gt;PR1 then PR1=INT(MinX+I*h)
			C2=SVC.CALLFUNCTION("BINOMDIST",ARRAY(INT(MinX+I*h),PR1,PR2,1))
			OUTMAT(I+1,2)=C2-C1
			C1=C2
			OUTMAT(I+1,2)=OUTMAT(I+1,2)*n2
		NEXT I
		OUTMAT(2,3)="Trials"
		OUTMAT(3,3)=PR1
		OUTMAT(4,3)="Prob. of success"
		OUTMAT(5,3)=PR2
		OUTMAT(6,3)="Χ²"
		OUTMAT(6,4)="Prob"
		CS=0
		FOR I=1 TO N
			IF OUTMAT(I+1,2)&lt;&gt;0 THEN
				OE=(OUTMAT(I+1,1)-OUTMAT(I+1,2))^2
				OE=OE/OUTMAT(I+1,2)
				CS=CS+OE		
			END IF
		NEXT I		
		OUTMAT(7,3)=CS
		OUTMAT(7,4)=SVC.CALLFUNCTION("CHISQDIST",ARRAY(CS,N-1))
	CASE 4
		OUTMAT(1,1)="Chi Square"
		C1=0
		M=SVC.CALLFUNCTION("AVERAGE",ARRAY(A))
		SD=SVC.CALLFUNCTION("STDEV",ARRAY(A))
		PR1=INT(M)+1

		FOR I=1 TO N
			C2=SVC.CALLFUNCTION("CHISQDIST",ARRAY(MinX+I*h,PR1,1))
			OUTMAT(I+1,2)=C2-C1
			C1=C2
			OUTMAT(I+1,2)=OUTMAT(I+1,2)*n2
		NEXT I
		OUTMAT(2,3)="Degrees of freedom"
		OUTMAT(3,3)=PR1
		OUTMAT(6,3)="Χ²"
		OUTMAT(6,4)="Prob"
		CS=0
		FOR I=1 TO N
			IF OUTMAT(I+1,2)&lt;&gt;0 THEN
				OE=(OUTMAT(I+1,1)-OUTMAT(I+1,2))^2
				OE=OE/OUTMAT(I+1,2)
				CS=CS+OE		
			END IF
		NEXT I	
		OUTMAT(7,3)=CS
		OUTMAT(7,4)=SVC.CALLFUNCTION("CHISQDIST",ARRAY(CS,N-1))
	CASE 5
		OUTMAT(1,1)="Exponential"
		C1=0
		M=SVC.CALLFUNCTION("AVERAGE",ARRAY(A))
		SD=SVC.CALLFUNCTION("STDEV",ARRAY(A))
		PR1=1/M

		FOR I=1 TO N
			C2=SVC.CALLFUNCTION("EXPONDIST",ARRAY(MinX+I*h,PR1,1))
			OUTMAT(I+1,2)=C2-C1
			C1=C2
			OUTMAT(I+1,2)=OUTMAT(I+1,2)*n2
		NEXT I
		OUTMAT(2,3)="Rate"
		OUTMAT(3,3)=PR1
		OUTMAT(6,3)="Χ²"
		OUTMAT(6,4)="Prob"
		CS=0
		FOR I=1 TO N
			IF OUTMAT(I+1,2)&lt;&gt;0 THEN
				OE=(OUTMAT(I+1,1)-OUTMAT(I+1,2))^2
				OE=OE/OUTMAT(I+1,2)
				CS=CS+OE		
			END IF
		NEXT I		
		OUTMAT(7,3)=CS
		OUTMAT(7,4)=SVC.CALLFUNCTION("CHISQDIST",ARRAY(CS,N-1))		
	CASE 6
		OUTMAT(1,1)="Gamma"
		C1=0
		C2=0
		FOR I=1 TO N2
			IF A(I,1)&lt;&gt;0 THEN
			C1=C1+A(I,1)
			C2=C2+LOG(A(I,1))
			END IF
		NEXT I
		C1=C1/N2
		C2=C2/N2
		S=LOG(C1)-C2
		PR1=ABS((3-S+SQR((S-3)^2+24*S))/(12*S))
		PR2=(1/PR1)*C1
		PR2=ABS(1/PR2)

		C1=0
		C3=0
		FOR I=1 TO N
			C2=SVC.CALLFUNCTION("GAMMADIST",ARRAY(MinX+I*h,PR1,PR2,1))
			OUTMAT(I+1,2)=C2-C1
			C1=C2
			OUTMAT(I+1,2)=OUTMAT(I+1,2)*n2
			C3=OUTMAT(I+1,2)+C3
		NEXT I
		FOR I=1 TO N
			OUTMAT(I+1,2)=OUTMAT(I+1,2)*N2/C3
		NEXT I
		OUTMAT(2,3)="Alpha"
		OUTMAT(3,3)=PR1
		OUTMAT(4,3)="Beta"
		OUTMAT(5,3)=PR2
		OUTMAT(6,3)="Χ²"
		OUTMAT(6,4)="Prob"
		CS=0
		FOR I=1 TO N
			IF OUTMAT(I+1,2)&lt;&gt;0 THEN
				OE=(OUTMAT(I+1,1)-OUTMAT(I+1,2))^2
				OE=OE/OUTMAT(I+1,2)
				CS=CS+OE		
			END IF
		NEXT I		
		
		OUTMAT(7,3)=CS
		OUTMAT(7,4)=SVC.CALLFUNCTION("CHISQDIST",ARRAY(CS,N-1))
	CASE 7
		OUTMAT(1,1)="Lognormal"
		C1=0

		FOR I=1 TO N2
		IF A(I,1)&lt;&gt;0 THEN
			C1=C2+LOG(A(I,1))
		END IF
		NEXT I
		C1=C1/N2
		PR1=C1
		C1=0
		FOR I=1 TO N2
		IF A(I,1)&lt;&gt;0 THEN
			C1=C1+(LOG(A(I,1))-PR1)^2
		END IF
		NEXT I
		PR2=C1/N2
		
		C1=0
		C2=0
		C3=0
		FOR I=1 TO N
			C2=SVC.CALLFUNCTION("LOGNORMDIST",ARRAY(MinX+I*h,PR1,PR2,1))
			OUTMAT(I+1,2)=C2-C1
			C1=C2
			OUTMAT(I+1,2)=OUTMAT(I+1,2)*n2
			C3=C3+OUTMAT(I+1,2)
		NEXT I
		'MSGBOX C2
		FOR I=1 TO N
			OUTMAT(I+1,2)=OUTMAT(I+1,2)*N2/C3
		NEXT I

		OUTMAT(2,3)="Location"
		OUTMAT(3,3)=PR1
		OUTMAT(4,3)="Scale"
		OUTMAT(5,3)=PR2
		OUTMAT(6,3)="Χ²"
		OUTMAT(6,4)="Prob"
		CS=0
		FOR I=1 TO N
			IF OUTMAT(I+1,2)&lt;&gt;0 THEN
				OE=(OUTMAT(I+1,1)-OUTMAT(I+1,2))^2
				OE=OE/OUTMAT(I+1,2)
				CS=CS+OE		
			END IF
		NEXT I		
		
		OUTMAT(7,3)=CS
		OUTMAT(7,4)=SVC.CALLFUNCTION("CHISQDIST",ARRAY(CS,N-1))
	CASE 8
		OUTMAT(1,1)="Poisson"
		PR1=SVC.CALLFUNCTION("AVERAGE",ARRAY(A))
		C1=0
		FOR I=1 TO N
			C2=SVC.CALLFUNCTION("POISSON",ARRAY(MinX+I*h,PR1,1))
			OUTMAT(I+1,2)=C2-C1
			C1=C2
			OUTMAT(I+1,2)=OUTMAT(I+1,2)*n2
		NEXT I
		OUTMAT(2,3)="Location"
		OUTMAT(3,3)=PR1
		OUTMAT(6,3)="Χ²"
		OUTMAT(6,4)="Prob"
		CS=0
		FOR I=1 TO N
			IF OUTMAT(I+1,2)&lt;&gt;0 THEN
				OE=(OUTMAT(I+1,1)-OUTMAT(I+1,2))^2
				OE=OE/OUTMAT(I+1,2)
				CS=CS+OE		
			END IF
		NEXT I		
		
		OUTMAT(7,3)=CS
		OUTMAT(7,4)=SVC.CALLFUNCTION("CHISQDIST",ARRAY(CS,N-1))
	CASE 9
		OUTMAT(1,1)="Uniform"
		PR1=MinX
		PR2=MaxX
		
		C1=0
		FOR I=1 TO N
			C2=((MinX+I*h)-MinX)/(MaxX-MinX)
			OUTMAT(I+1,2)=C2-C1
			C1=C2
			OUTMAT(I+1,2)=OUTMAT(I+1,2)*n2
		NEXT I
		OUTMAT(2,3)="Minimum"
		OUTMAT(3,3)=PR1
		OUTMAT(4,3)="Maximum"
		OUTMAT(5,3)=PR2
		OUTMAT(6,3)="Χ²"
		OUTMAT(6,4)="Prob"
		CS=0
		FOR I=1 TO N
			IF OUTMAT(I+1,2)&lt;&gt;0 THEN
				OE=(OUTMAT(I+1,1)-OUTMAT(I+1,2))^2
				OE=OE/OUTMAT(I+1,2)
				CS=CS+OE		
			END IF
		NEXT I		
		
		OUTMAT(7,3)=CS
		OUTMAT(7,4)=SVC.CALLFUNCTION("CHISQDIST",ARRAY(CS,N-1))							
			
END SELECT
IF B=10 THEN
	ESTDIST=OUTMAT2
	EXIT FUNCTION
END IF
ED20:	IF FLG=1 THEN
	IF OUTMAT(7,4)&lt;P THEN
		P=OUTMAT(7,4)
		FOR I=1 TO UBOUND(OUTMAT,1)
			FOR J=1 TO UBOUND(OUTMAT,2)
				OUTMAT2(I,J)=OUTMAT(I,J)
			NEXT J
		NEXT I
	END IF
	B=B+1
	GOTO ED10
END IF

ESTDIST=OUTMAT
END FUNCTION

FUNCTION CSGOF(A,B)
'REM Compares two distribution frequencies and returns a test
'statistic of similarity (chi square goodness of fit).
'A is the column vector of observed frequencies. 
'B is the column vector of standard (expected) frequencies.
'A AND B MUST BE OF EQUAL SIZE.
DIM N AS INTEGER, CS AS DOUBLE, OE AS DOUBLE, OUTMAT(3,2)
DIM SVC AS OBJECT
svc=createUnoService("com.sun.star.sheet.FunctionAccess")
N=UBOUND(A,1)
		CS=0
		FOR I=1 TO N
			IF A(I,1)&lt;&gt;0 AND B(I,1)&lt;&gt;0 THEN
				OE=(A(I,1)-B(I,1))^2
				OE=OE/B(I,1)
				CS=CS+OE		
			END IF
		NEXT I		
		OUTMAT(1,1)="Chi Square Goodness of Fit"
		OUTMAT(2,1)="Χ²"
		OUTMAT(2,2)=CS
		OUTMAT(3,1)="Prob"
		OUTMAT(3,2)=SVC.CALLFUNCTION("CHISQDIST",ARRAY(CS,N-1))
		CSGOF=OUTMAT
END FUNCTION	

FUNCTION KSGOF(A,B)
'REM Performs the Kolmogorov-Smirnov goodness of fit test on
'two frequency distributions A and B. A and B should be same size.
'Small values of Prob show that the cumulative distribution
'function of A is significantly different from that of B.
DIM N AS INTEGER,A1(UBOUND(A,1),1) AS DOUBLE, B1(UBOUND(B,1),1) AS DOUBLE
DIM D AS DOUBLE, EPS1 AS DOUBLE, EPS2 AS DOUBLE, A2 AS DOUBLE
DIM FAC AS DOUBLE,PROBKS AS DOUBLE, TERMBF AS DOUBLE, TERM AS DOUBLE
DIM I AS INTEGER, J AS INTEGER,OUTMAT(3,2)
N=UBOUND(A,1)
A1(1,1)=A(1,1)
B1(1,1)=B(1,1)
FOR I=2 TO N
	A1(I,1)=A1(I-1,1)+A(I,1)
	B1(I,1)=B1(I-1,1)+B(I,1)
NEXT I
D=-1E10
FOR I=1 TO N
	IF D&lt;ABS(A1(I,1)-B1(I,1)) THEN D=ABS(A1(I,1)-B(I,1))
NEXT I
EPS1=0.001
EPS2=1e-8
A2=-2*D^2
FAC=2
PROBKS=0
TERMBF=0
FOR J=1 TO 100
	TERM=FAC*EXP(A2*J^2)
	PROBKS=PROBKS+TERM
	IF ABS(TERM)&lt;EPS1*TERMBF OR ABS(TERM)&lt;EPS2*PROBKS THEN
		GOTO KSGOF10
	END IF
	FAC=-FAC
	TERMBF=ABS(TERM)
NEXT J
PROBSK=1

KSGOF10:	MSGBOX PROBKS
	OUTMAT(1,1)="Kolmogorov-Smirnov Goodness of Fit"
OUTMAT(2,1)="D"
OUTMAT(2,2)=D
OUTMAT(3,1)="Prob"
OUTMAT(3,2)=PROBKS
KSGOF=OUTMAT
END FUNCTION

FUNCTION RelComp(A, OPTIONAL Op123)
'REM By default, returns the relative composition across collumns of each
'row. If Op123=2, it returns the relative composition across rows or columns. 
'If Op123=3, it returns the relative composition of cells across the 
'whole matrix. The returned matrix is the same size as A.)
DIM TOT AS DOUBLE, CM(UBOUND(A,2)) AS DOUBLE, RM(UBOUND(A,1)) AS DOUBLE
DIM OUTMAT(UBOUND(A,1),UBOUND(A,2)) AS DOUBLE
DIM I AS INTEGER, J AS INTEGER
IF ISMISSING(Op123) THEN Op123=1
TOT=0
FOR I=1 TO UBOUND(A,1)
	FOR J=1 TO UBOUND(A,2)
		CM(J)=0
		RM(I)=0
	NEXT J
NEXT I
FOR I=1 TO UBOUND(A,1)
	FOR J=1 TO UBOUND(A,2)
		TOT=TOT+A(I,J)
		CM(J)=CM(J)+A(I,J)
		RM(I)=RM(I)+A(I,J)
	NEXT J
NEXT I
FOR I=1 TO UBOUND(A,1)
	FOR J=1 TO UBOUND(A,2)
		IF Op123=3 THEN 
			OUTMAT(I,J)=A(I,J)/TOT
		ELSEIF Op123=2 THEN
			OUTMAT(I,J)=A(I,J)/CM(J)
		ELSE
			OUTMAT(I,J)=A(I,J)/RM(I)
		END IF
	NEXT J
NEXT I
RelComp=OUTMAT
END FUNCTION

FUNCTION WAVERAGE(A,optional W,optional p)
'REM Returns the weighted mean of the column vector A.
'W is an optional column vector of weights of same size as A.
'p is the desired percentile; default is 50th percentile.
DIM I AS INTEGER, J AS INTEGER
DIM G1 AS DOUBLE, K1 AS INTEGER, CC(UBOUND(A,1),UBOUND(A,2)) AS DOUBLE
DIM W1 AS DOUBLE, GP1 AS DOUBLE, TC1 AS DOUBLE, TC2 AS DOUBLE
DIM WT(UBOUND(A,1)-1, UBOUND(A,2)-1)

if ismissing(W) then
	FOR I=1 TO UBOUND(A,1)
		FOR J=1 TO UBOUND(A,2)
			WT(I,J)=1
			CC(I,J)=0
		NEXT J
	NEXT I
ELSE
	FOR I=1 TO UBOUND(A,1)
		WT(I,1)=W(I,1)
		CC(I,1)=0
	NEXT I
END IF
IF ISMISSING(P) THEN P=0.5

'CALCULATE CC (CUMULATIVE CASE WEIGHTS)

CC(1,1)=WT(1,1)
FOR I= 2 TO UBOUND(WT,1)
	CC(I,1)=CC(I-1,1)+WT(I,1)

NEXT I
		
'TC1=W1P
W1=CC(UBOUND(WT,1),1)
TC1=P*W1

'FIND K1 AND K2. K1 IS THE ORDER OF THE CC JUST BEFORE TC1.
'K2 IS THE ORDER OF CC JUST AFTER TC.
FOR I=1 TO UBOUND(CC,1)
	IF CC(I,1)&gt;=TC1 THEN
		K1=I-1
		K2=I+1
		GOTO W10
	END IF
NEXT I

'CALCULATE GP1 AND G1. GP1=TC1-CC(K1), G1=GP1/C(K2)

W10: GP1=TC1-CC(K1,1)
G1=GP1/WT(K2,1)
'IF GP1&gt;=1 THEN X=A(K1+1)
'IF GP1&lt;1 AND W(K1+1)&gt;=1 THEN X=(1-GP1)A(K1)+GP1A(K1+1)
'IF GP1&lt;1 AND W(K1+1)&lt;1 THEN X=(1-G1)A(K1)+G1A(K1+1)
IF GP1&gt;=1 THEN
	X=A(K1+1,1)
ELSE
	IF W(K1+1,1)&gt;=1 THEN
		X=(1-GP1)*A(K1,1)+GP1*A(K1+1,1)
	ELSE
		X=(1-G1)*A(K1,1)+G1*A(K1+1,1)
	END IF
END IF	
	
'OUTPUT X
WAVERAGE=X
END FUNCTION
		
Function Rankits(a,optional b,optional c, optional d)
'REM Returns the rankits for the data in column vector a.
'If b is missing, normal quantiles are returned but normalized
'vlaues from other distributions are available:
'	1. Normal
'	2. Beta (REQUIRES C AND D)
'	3. Chi square (requires c)
'	4. Gamma (requires c and d)
'	5. Lognormal
'	6. Exponential (requires c)
'	7. Poisson (requires c)
'	8. Geometric (requires c)
'	9. Logistic (requires c and d)
'	10. Weibull (requires c and d)
'	11. Binomial 
DIM N AS INTEGER, F AS DOUBLE, P AS DOUBLE, OUTMAT(UBOUND(a,1),1) AS DOUBLE
DIM I AS INTEGER, J AS DOUBLE, SVC AS OBJECT
SVC=createUnoService("com.sun.star.sheet.FunctionAccess")
IF ISMISSING(b) THEN b=1
N=UBOUND(a,1)
IF N&lt;=10 THEN
	J=3/8
ELSE
	J=0.5
END IF
FOR I=1 TO N
	P=(I-J)/(N+1-2*J)
	SELECT CASE b
		CASE 1
			OUTMAT(I,1)=SVC.CALLFUNCTION("NORMSINV",ARRAY(P))
		CASE 2
			OUTMAT(I,1)=SVC.CALLFUNCTION("BETAINV",ARRAY(P,c,d))
		CASE 3
			OUTMAT(I,1)=SVC.CALLFUNCTION("CHISQINV",ARRAY(P,c))	
		CASE 4
			OUTMAT(I,1)=SVC.CALLFUNCTION("GAMMAINV",ARRAY(P,c,d))
		CASE 5
			OUTMAT(I,1)=SVC.CALLFUNCTION("LOGINV",ARRAY(P,0,1))
		CASE 6
			OUTMAT(I,1)=-log(1-P)/c	
		CASE 7
			F=SVC.CALLFUNCTION("NORMSINV",ARRAY(P))
			OUTMAT(I,1)=c+F*SQR(c)+F^2/6
		CASE 8
			OUTMAT(I,1)=GeoDistQ(P,c)	
		CASE 9
			OUTMAT(I,1)=LogistQuant(P,c,d)	
		CASE 10
			OUTMAT(I,1)=WeibullQuant(P,c,d)	
		CASE 11
			F=SVC.CALLFUNCTION("NORMSINV",ARRAY(P))	
			OUTMAT(I,1)=c*d+sqr(ABS((F*(c*d*(1-d)+(1-2*d)*f^2/6)))+(1-2*d)*F^2/6)
	END SELECT
NEXT I
Rankits=OUTMAT
END FUNCTION												

FUNCTION HUBER(A, optional W,optional K)
'REM Returns Hubers m-estimator of location

DIM MedY AS DOUBLE, MY(UBOUND(A,1),1), B AS DOUBLE
DIM SVC AS OBJECT, S AS DOUBLE, T2 AS DOUBLE
DIM I AS INTEGER, J AS INTEGER, N AS INTEGER, T AS DOUBLE
DIM WT(UBOUND(A,1),1), E AS DOUBLE, L AS INTEGER
DIM SUM1 AS DOUBLE, SUM2 AS DOUBLE

N=UBOUND(A,1)
E=0.005
svc=createUnoService("com.sun.star.sheet.FunctionAccess")
if ismissing(W) then
	FOR I=1 TO UBOUND(A,1)
			WT(I,1)=1
	NEXT I
ELSE
	FOR I=1 TO UBOUND(A,1)
		WT(I,1)=W(I,1)
	NEXT I
END IF
IF ISMISSING(K) THEN K=1.339
IF K&lt;=0 THEN
	MSGBOX "K MUST BE GREATER THAN 0"
	EXIT FUNCTION
END IF
for j=2 to n
	B=A(j,1)
	for i=j-1 to 1 step -1
		if A(i,1)&lt;=B then goto huber5
		A(i+1,1)=A(i,1)
	next i
	i=0
huber5:	A(i+1,1)=B
next j
	

'MYi=ABS(Yi-MEDIAN OF Y)
MedY=SVC.CALLFUNCTION("MEDIAN",ARRAY(A))
FOR I=1 TO N
	MY(I,1)=ABS(A(I,1)-MedY)
NEXT I

'S=MEDIAN OF MYi
for j=2 to n
	B=MY(j,1)
	for i=j-1 to 1 step -1
		if MY(i,1)&lt;=B then goto huber10
		MY(i+1,1)=MY(i,1)
	next i
	i=0
huber10:	MY(i+1,1)=B
next j
IF INT(N/2)&lt;&gt;N/2 THEN
	S=MY(INT(N/2)+1,1)
ELSE
	S=MY((2*INT(N/2)+1)/2,1)
END IF

'Ui IS EQUAL TO(Yi-T)/S

'OmUi = 1 IF ABS(Ui)&lt;=K;  sign(Ui)*K/Ui IF ABS(Ui)&gt;K

'lOOP UNTIL ABS(Tk+1-Tk)&lt;=E[(Tk+1+Tk)/2], WHERE e=0.005
'OR NUMBER OF ITERATIONS &gt;30

'Tk+1=sum(CiYiOmUi)/SUM(CiOmUi)
T2=MedY
DO 
	T=T2
	FOR I=1 TO N
		if ABS((A(I,1)-T)/S)&lt;=K THEN
			OmUi=1
		ELSE
			OmUi=sgn((A(I,1)-T)/S)*K/((A(I,1)-T)/S)
		END IF
		SUM1=SUM1+WT(I,1)*A(I,1)*OmUi
		SUM2=SUM2+WT(I,1)*OmUi
	NEXT I
	T2=SUM1/SUM2


L=L+1
LOOP UNTIL ABS(T2-T)&lt;=E*(T2+T)/2 OR L&gt;30
HUBER=T
END FUNCTION

FUNCTION HAMPEL(X,optional W,optional a,optional b,optional c)
'REM Returns Hampel's m-estimator of location.

DIM MedY AS DOUBLE, MY(UBOUND(X,1),1), D AS DOUBLE
DIM SVC AS OBJECT, S AS DOUBLE, T2 AS DOUBLE
DIM I AS INTEGER, J AS INTEGER, N AS INTEGER, T AS DOUBLE
DIM WT(UBOUND(X,1),1), E AS DOUBLE, L AS INTEGER
DIM SUM1 AS DOUBLE, SUM2 AS DOUBLE

N=UBOUND(X,1)
IF ISMISSING(a) THEN a=1.7
IF ISMISSING(b) THEN b=3.4
IF ISMISSING(c) THEN c=8.5
svc=createUnoService("com.sun.star.sheet.FunctionAccess")
if ismissing(W) then
	FOR I=1 TO UBOUND(X,1)
			WT(I,1)=1
	NEXT I
ELSE
	FOR I=1 TO UBOUND(X,1)
		WT(I,1)=W(I,1)
	NEXT I
END IF

IF a&lt;=0 THEN
	MSGBOX "a MUST BE GREATER THAN 0"
	EXIT FUNCTION
END IF
IF b&lt;a THEN
	MSGBOX "b MUST BE GREATER THAN OR EQUAL TO a"
	EXIT FUNCTION
END IF
IF c&lt;b THEN
	MSGBOX "c MUST BE GREATER THAN OR EQUAL TO b"
	EXIT FUNCTION
END IF 
for j=2 to n
	D=X(j,1)
	for i=j-1 to 1 step -1
		if X(i,1)&lt;=D then goto hampel5
		X(i+1,1)=X(i,1)
	next i
	i=0
hampel5:	X(i+1,1)=D
next j
	

'MYi=ABS(Yi-MEDIAN OF Y)
MedY=SVC.CALLFUNCTION("MEDIAN",ARRAY(X))
FOR I=1 TO N
	MY(I,1)=ABS(X(I,1)-MedY)
NEXT I

'S=MEDIAN OF MYi
for j=2 to n
	D=MY(j,1)
	for i=j-1 to 1 step -1
		if MY(i,1)&lt;=D then goto hampel10
		MY(i+1,1)=MY(i,1)
	next i
	i=0
hampel10:	MY(i+1,1)=D
next j
IF INT(N/2)&lt;&gt;N/2 THEN
	S=MY(INT(N/2)+1,1)
ELSE
	S=MY((2*INT(N/2)+1)/2,1)
END IF

'Ui IS EQUAL TO(Yi-T)/S

'OmUi = 1 IF ABS(Ui)&lt;=K;  sign(Ui)*K/Ui IF ABS(Ui)&gt;K

'lOOP UNTIL ABS(Tk+1-Tk)&lt;=E[(Tk+1+Tk)/2], WHERE e=0.005
'OR NUMBER OF ITERATIONS &gt;30

'Tk+1=sum(CiYiOmUi)/SUM(CiOmUi)
T2=MedY
DO 
	T=T2
	FOR I=1 TO N
		if ABS((X(I,1)-T)/S)&lt;=a THEN
			OmUi=1
		ELSEIF ABS((X(I,1)-T)/S)&gt;a AND ABS((X(I,1)-T)/S)&lt;=b THEN
			OmUi=sgn((X(I,1)-T)/S)*a/((X(I,1)-T)/S)
		ELSEIF ABS((X(I,1)-T)/S)&gt;b AND ABS((X(I,1)-T)/S)&lt;=c THEN
			OmUi=sgn((X(I,1)-T)/S)*(a/((X(I,1)-T)/S))*((c-ABS((X(I,1)-T)/S))/(c_b))
		ELSE
			OmUi=0
		END IF
		SUM1=SUM1+WT(I,1)*X(I,1)*OmUi
		SUM2=SUM2+WT(I,1)*OmUi
	NEXT I
	T2=SUM1/SUM2


L=L+1
LOOP UNTIL ABS(T2-T)&lt;=E*(T2+T)/2 OR L&gt;30
HAMPEL=T
END FUNCTION

FUNCTION ANDREW(X,optional W,optional a)
'REM Returns Andrew's Wave m-estimator of location.

DIM MedY AS DOUBLE, MY(UBOUND(X,1),1), D AS DOUBLE
DIM SVC AS OBJECT, S AS DOUBLE, T2 AS DOUBLE
DIM I AS INTEGER, J AS INTEGER, N AS INTEGER, T AS DOUBLE
DIM WT(UBOUND(X,1),1), E AS DOUBLE, L AS INTEGER
DIM SUM1 AS DOUBLE, SUM2 AS DOUBLE

N=UBOUND(X,1)
IF ISMISSING(a) THEN a=1.34

svc=createUnoService("com.sun.star.sheet.FunctionAccess")
if ismissing(W) then
	FOR I=1 TO UBOUND(X,1)
			WT(I,1)=1
	NEXT I
ELSE
	FOR I=1 TO UBOUND(X,1)
		WT(I,1)=W(I,1)
	NEXT I
END IF

IF a&lt;=0 THEN
	MSGBOX "a MUST BE GREATER THAN 0"
	EXIT FUNCTION
END IF

for j=2 to n
	D=X(j,1)
	for i=j-1 to 1 step -1
		if X(i,1)&lt;=D then goto andrew5
		X(i+1,1)=X(i,1)
	next i
	i=0
andrew5:	X(i+1,1)=D
next j
	

'MYi=ABS(Yi-MEDIAN OF Y)
MedY=SVC.CALLFUNCTION("MEDIAN",ARRAY(X))
FOR I=1 TO N
	MY(I,1)=ABS(X(I,1)-MedY)
NEXT I

'S=MEDIAN OF MYi
for j=2 to n
	D=MY(j,1)
	for i=j-1 to 1 step -1
		if MY(i,1)&lt;=D then goto andrew10
		MY(i+1,1)=MY(i,1)
	next i
	i=0
andrew10:	MY(i+1,1)=D
next j
IF INT(N/2)&lt;&gt;N/2 THEN
	S=MY(INT(N/2)+1,1)
ELSE
	S=MY((2*INT(N/2)+1)/2,1)
END IF

'Ui IS EQUAL TO(Yi-T)/S

'OmUi = 1 IF ABS(Ui)&lt;=K;  sign(Ui)*K/Ui IF ABS(Ui)&gt;K

'lOOP UNTIL ABS(Tk+1-Tk)&lt;=E[(Tk+1+Tk)/2], WHERE e=0.005
'OR NUMBER OF ITERATIONS &gt;30

'Tk+1=sum(CiYiOmUi)/SUM(CiOmUi)
T2=MedY
DO 
	T=T2
	FOR I=1 TO N
		if ABS((X(I,1)-T)/S)=0 then
			OmUi=0
		Elseif ABS((X(I,1)-T)/S)&lt;=a THEN
			OmUi=(a/(pi()*(x(i,1)-T)/S))*SIN(PI()*((X(I,1)-T)/S)/a)
		ELSE
			OmUi=0
		END IF
		SUM1=SUM1+WT(I,1)*X(I,1)*OmUi
		SUM2=SUM2+WT(I,1)*OmUi
	NEXT I
	T2=SUM1/SUM2


L=L+1
LOOP UNTIL ABS(T2-T)&lt;=E*(T2+T)/2 OR L&gt;30
ANDREW=T
END FUNCTION

FUNCTION TBiweight(X, optional W,optional C)
'REM Returns Tukey's Biweight m-estomator of location for the data
'stored in column vector A. C is the optional parameter (default=4.685)

DIM MedY AS DOUBLE, MY(UBOUND(X,1),1), D AS DOUBLE
DIM SVC AS OBJECT, S AS DOUBLE, T2 AS DOUBLE
DIM I AS INTEGER, J AS INTEGER, N AS INTEGER, T AS DOUBLE
DIM WT(UBOUND(X,1),1), E AS DOUBLE, L AS INTEGER
DIM SUM1 AS DOUBLE, SUM2 AS DOUBLE

N=UBOUND(X,1)
IF ISMISSING(c) THEN c=4.685

svc=createUnoService("com.sun.star.sheet.FunctionAccess")
if ismissing(W) then
	FOR I=1 TO UBOUND(X,1)
			WT(I,1)=1
	NEXT I
ELSE
	FOR I=1 TO UBOUND(X,1)
		WT(I,1)=W(I,1)
	NEXT I
END IF

for j=2 to n
	D=X(j,1)
	for i=j-1 to 1 step -1
		if X(i,1)&lt;=D then goto TB5
		X(i+1,1)=X(i,1)
	next i
	i=0
TB5:	X(i+1,1)=D
next j
	

'MYi=ABS(Yi-MEDIAN OF Y)
MedY=SVC.CALLFUNCTION("MEDIAN",ARRAY(X))
FOR I=1 TO N
	MY(I,1)=ABS(X(I,1)-MedY)
NEXT I

'S=MEDIAN OF MYi
for j=2 to n
	D=MY(j,1)
	for i=j-1 to 1 step -1
		if MY(i,1)&lt;=D then goto TB10
		MY(i+1,1)=MY(i,1)
	next i
	i=0
TB10:	MY(i+1,1)=D
next j
IF INT(N/2)&lt;&gt;N/2 THEN
	S=MY(INT(N/2)+1,1)
ELSE
	S=MY((2*INT(N/2)+1)/2,1)
END IF

'Ui IS EQUAL TO(Yi-T)/S

'OmUi = 1 IF ABS(Ui)&lt;=K;  sign(Ui)*K/Ui IF ABS(Ui)&gt;K

'lOOP UNTIL ABS(Tk+1-Tk)&lt;=E[(Tk+1+Tk)/2], WHERE e=0.005
'OR NUMBER OF ITERATIONS &gt;30

'Tk+1=sum(CiYiOmUi)/SUM(CiOmUi)
T2=MedY
DO 
	T=T2
	FOR I=1 TO N
		if ABS((X(I,1)-T)/S)&lt;=C THEN
			OmUi=(1-(((x(i,1)-T)/S)^2)/C^2)^2
		ELSE
			OmUi=0
		END IF
		SUM1=SUM1+WT(I,1)*X(I,1)*OmUi
		SUM2=SUM2+WT(I,1)*OmUi
	NEXT I
	T2=SUM1/SUM2


L=L+1
LOOP UNTIL ABS(T2-T)&lt;=E*(T2+T)/2 OR L&gt;30
TBiweight=T
END FUNCTION

FUNCTION THinges(A, OPTIONAL W)
'REM Return's Tukey's Hinges for the data contained in the column vector A.
'The output is a 1x3 matrix.



DIM SVC AS OBJECT, Q(3) AS DOUBLE
DIM N AS INTEGER, B AS DOUBLE,CC(UBOUND(A,1)-1,1)
DIM I AS INTEGER, J AS INTEGER, CSTAR AS DOUBLE, WT(UBOUND(A,1)-1,1)
DIM D AS DOUBLE, W1 AS DOUBLE, L(3) AS DOUBLE, AS1(3) AS DOUBLE
DIM A1(3) AS DOUBLE, CCH(3) AS DOUBLE, H(3) AS DOUBLE
DIM TH(1,3) AS DOUBLE, X AS INTEGER

if ismissing(W) then
	FOR I=1 TO UBOUND(A,1)-1
			WT(I,1)=1
	NEXT I
ELSE
	FOR I=1 TO UBOUND(A,1)-1
		WT(I,1)=W(I,1)
	NEXT I
END IF
N=UBOUND(A,1)-1
svc=createUnoService("com.sun.star.sheet.FunctionAccess")
Q(1)=SVC.CALLFUNCTION("QUARTILE",ARRAY(A,1))
Q(2)=SVC.CALLFUNCTION("QUARTILE",ARRAY(A,2))
Q(3)=SVC.CALLFUNCTION("QUARTILE",ARRAY(A,3))

for j=2 to n
	B=WT(j,1)
	for i=j-1 to 1 step -1
		if WT(i,1)&lt;=B then goto TH5
		WT(i+1,1)=WT(i,1)
	next i
	i=0
TH5:	WT(i+1,1)=B
next j
for j=2 to n
	B=A(j,1)
	for i=j-1 to 1 step -1
		if A(i,1)&lt;=B then goto TH10
		A(i+1,1)=A(i,1)
	next i
	i=0
TH10:	A(i+1,1)=B
next j
CC(1,1)=WT(1,1)
FOR I=2 TO N
	CC(I,1)=CC(I-1,1)+WT(I,1)
NEXT I
B=1E100
FOR I=1 TO UBOUND(WT,1)-1
	IF WT(I,1)&lt;B THEN B=WT(I,1)
NEXT I
CSTAR=B

W1=CC(UBOUND(CC,1)-1,1)

IF CSTAR&gt;=1 THEN
	D=(W1+3)/2
	D=INT(D)
	D=D/2
	L(1)=D
	L(2)=(W1/2)+0.5
	L(3)=W1+1-D
ELSE
	D=INT(((W1/CSTAR)+3)/2)/2
	L(1)=D*CSTAR
	L(2)=(W1/2)+(CSTAR/2)
	L(3)=W1+CSTAR-D*CSTAR
END IF
FOR I=1 TO 3
	FOR J=1 TO N-1
		IF CC(J+1,1)&gt;L(I) THEN
			H(I)=J
			EXIT FOR
		END IF
	NEXT J
NEXT I
FOR I=1 TO 3
	AS1(I)=L(I)-CC(H(I),1)
	A1(I)=AS1(I)/CC(H(I)+1,1)
NEXT I
FOR I=1 TO 3
	IF AS1(I)&lt;1 AND WT(H(I)+1,1)&gt;=1 THEN
		Q(I)=(1-AS1(I))*A(H(I),1)+AS1(I)*A(H(I)+1,1) 
	ELSEIF AS1(I)&lt;1 AND WT(H(I)+1,1)&lt;1 THEN
		Q(I)=(1-A1(I))*A(H(I),1)+A1(I)*A(H(I)+1,1)
	ELSE
		Q(I)=A(H(I)+1,1)
	END IF	
NEXT I	

FOR I=1 TO 3
	TH(1,I)=Q(I)
NEXT I
THinges=TH


END FUNCTION

FUNCTION SW(Y,optional W)
'REM Returns the Shapiro-Wilks text ofr normality, given
'a column vector of values (y) and an optional column vector
'of the same size of weights (w). For n&lt;=3, the original
'statistic distribution is used. For &gt;3, Royton's normalization
'of the statistic distribution is used. For fractional weights
'(which are restricted to integers) only n's up to 50 are calculated.
'For unweighted of integer weight samples, up to n=5000 is
'calculated.
DIM FLG AS INTEGER, WT(UBOUND(Y,1)-1,1) AS DOUBLE, B AS DOUBLE
DIM N AS INTEGER, W1 AS INTEGER, OUTMAT(1,2) AS DOUBLE, A() AS DOUBLE
DIM X() AS DOUBLE, W2 AS INTEGER, I AS INTEGER, J AS INTEGER
DIM K AS INTEGER, XT AS DOUBLE, XBAR AS DOUBLE, N2 AS INTEGER
DIM SVC AS OBJECT, LAMBDA AS DOUBLE, WA(3) AS DOUBLE, WB(4) AS DOUBLE
DIM WC(4) AS DOUBLE, WD(6) AS DOUBLE, WE(6) AS DOUBLE, WF(7) AS DOUBLE
DIM C1(5,3) AS DOUBLE, C2(5,3) AS DOUBLE, C(5) AS DOUBLE, UNL(3) AS DOUBLE
DIM UNH(3) AS DOUBLE, NC1(3) AS INTEGER, NC2(3) AS INTEGER
DIM UPPER AS BOOLEAN, PI6 AS DOUBLE, STQR AS DOUBLE, ZERO AS DOUBLE
DIM ONE AS DOUBLE, ONEPT4 AS DOUBLE, THREE AS DOUBLE, FIVE AS DOUBLE
DIM IFAULT AS INTEGER, PW AS DOUBLE, AN AS INTEGER
DIM TQR AS DOUBLE, M() AS DOUBLE, M1 AS DOUBLE, SUM AS DOUBLE
DIM U AS DOUBLE, E AS DOUBLE, SSQ AS DOUBLE, AL AS DOUBLE, YBAR AS DOUBLE
DIM SDY AS DOUBLE, Y1 AS DOUBLE, Z AS DOUBLE, EPS AS DOUBLE
DIM WW AS DOUBLE, UN AS DOUBLE, N3 AS INTEGER, NC AS INTEGER
DIM EU3 AS DOUBLE, WZ AS DOUBLE, MU AS DOUBLE, SD AS DOUBLE
DIM Z7 AS DOUBLE, Q AS DOUBLE

EPS=0.0001
WA(1)=0.118898
WA(2)=0.133414
WA(3)=0.327907
WB(1)=-0.37542
WB(2)=-0.492145
WB(3)=-1.124332
WB(4)=-0.199422
WC(1)=-3.15805
WC(2)=0.729399
WC(3)=3.01855
WC(4)=1.558776
WD(1)=0.480385
WD(2)=0.318828
WD(3)=0.0
WD(4)=-0.241665
WD(5)=0.00879701
WD(6)=0.002989646
WE(1)=-1.91487
WE(2)=-1.37888
WE(3)=-0.04183209
WE(4)=0.1066339
WE(5)=-0.03513666
WE(6)=-0.01504614
WF(1)=-3.73538
WF(2)=-1.015807
WF(3)=-0.331885
WF(4)=0.1773538
WF(5)=-0.01638782
WF(6)=-0.03215018
WF(7)=0.003852646
C1(1,1)=-1.26233
C1(2,1)=1.87969
C1(3,1)=0.0649583
C1(4,1)=-0.0475604
C1(5,1)=-0.0139682
C1(1,2)=-2.28135
C1(2,2)=2.26186
C1(3,2)=0.0
C1(4,2)=0.0
C1(5,2)=-0.00865763
C1(1,3)=-3.30623
C1(2,3)=2.76287
C1(3,3)=-0.83484
C1(4,3)=1.20857
C1(5,3)=-0.507590
C2(1,1)=-0.287696
C2(2,1)=1.78953
C2(3,1)=-0.180114
C2(4,1)=0.0
C2(5,1)=0.0
C2(1,2)=-1.63638
C2(2,2)=5.60924
C2(3,2)=-3.63738
C2(4,2)=1.08439
C2(5,2)=0.0
C2(1,3)=-5.991908
C2(2,3)=21.04575
C2(3,3)=-24.58061
C2(4,3)=13.78661
C2(5,3)=-2.835295
UNL(1)=-3.8
UNL(2)=-3.0
UNL(3)=-1.0
UNH(1)=8.6
UNH(2)=5.8
UNH(3)=5.4
NC1(1)=5
NC1(2)=5
NC1(3)=5
NC2(1)=3
NC2(2)=4
NC2(3)=5
N=UBOUND(Y,1)
PI6=1.90985932
STQR=1.04710755
UPPER=TRUE
ZERO=0.0
TQR=0.75
ONE=1.0
ONEPT4=1.4
THREE=3.0
FIVE=5.0
IFAULT=1
PW=ONE
WZ=ONE
AN=N
N=UBOUND(Y,1)
IF N&lt;=2 THEN
	IFAULT=3
	MSGBOX "THERE MUST BE MORE THAN TWO DATA POINTS."
	EXIT FUNCTION
END IF
N2=INT(N/2)
IF N&gt;5000 THEN
	MSGBOX "SHAPIRO-WILKS IS INEFFECTIVE FOR MORE THAN 5000 DATA POINTS."
	EXIT FUNCTION
END IF


svc=createUnoService("com.sun.star.sheet.FunctionAccess")

FLG=0		'WHEN FLG=1, REPORT RESULTS TO N=5000; OTHERWISE, N=50

if ismissing(W) then
	FOR I=1 TO UBOUND(Y,1)
			WT(I,1)=1
	NEXT I
	FLG=1
ELSE
	FOR I=1 TO UBOUND(Y,1)
		WT(I,1)=W(I,1)
	NEXT I
END IF	


'SORT Y AND WT

for j=2 to n
	B=Y(j,1)
	Q=WT(J,1)
	for i=j-1 to 1 step -1
		if Y(i,1)&lt;=B then goto SW10
		Y(i+1,1)=Y(i,1)
		WT(I+1,1)=WT(I,1)
	next i
	i=0
SW10:	Y(i+1,1)=B
WT(I+1,1)=Q
next j
W1=0

FOR I=1 TO N

	WT(I,1)=ROUND1(WT(I,1),0)
	W1=W1+WT(I,1)
NEXT I

IF W1=N OR FLG=1 THEN
	IF W1&gt;5000 THEN
		MSGBOX "Shapiro-Wilks is calculated only up to n=5000"
		exit function
	END IF
ELSEIF W1&gt;50 AND FLG=0 THEN
		MSGBOX "Shapiro-Wilks is only calculated for n&lt;50 when noninteger weights are used."
		EXIT FUNCTION
end if

W2=W1	
'EXPAND THE ORIGINAL SERIES TO W1 VALUES (X)
REDIM X(W2), A(W2), A2(W2), M(W2)
N=W1
K=1
XT=0
FOR I=1 TO N
	FOR J=1 TO WT(I,1)
		X(K)=Y(I,1)
		XT=XT+X(K)
		K=K+1
	NEXT J
NEXT I

'DETEREMINE MEAN OF X
XBAR=XT/W1
'DETERMINE THE COEFFICIENTS A(N)
FOR I=1 TO N
	M(I)=SVC.CALLFUNCTION("NORMSINV",ARRAY((I-0.375)/(N+0.25)))
NEXT I
M1=0
FOR I=1 TO N
	M1=M1+M(I)^2
NEXT I
U=1/SQR(N)

A(N)=-2.706056*U^5+4.434685*U^4-2.071190*U^3-0.147981*U^2+0.221157*U+M(N)*M1^(-0.5)
A(N-1)=-3.582633*U^5+5.682633*U^4-1.752461*U^3-0.293762*U^2+0.042981*U+M(N-1)*M1^(-0.5)
A(2)=-A(N-1)
A(1)=-A(N)

E=ABS((M1-2*M(N)^2-2*M(N-1)^2)/(1-2*A(N)^2-2*A(N-1)^2))

FOR I=3 TO N-2
	A(I)=M(I)/SQR(E)
NEXT I

'CALCULATE W
WZ=ZERO
AN=N
I=N
FOR J=1 TO N
	WZ=WZ+A(J)*X(J)
NEXT J
SSQ=ZERO
FOR I=1 TO N
	SSQ=SSQ+(X(I)-XBAR)^2
NEXT I
WZ=WZ*WZ/SSQ

IF WZ&lt;ONE THEN GOTO SW20
WZ=ONE
GOTO SW1000
'GET SIGNIFICANCE LEVEL
SW20: IF N&lt;=6 THEN GOTO SW100
'N BETWEEN 7 AND 5000....TRANSFORMW TO Y, GET MEAN AND SD,
'STANDARDIZE AND GET SIGNIFICANCE LEVEL

MU=0.0038915*(LOG(N))^3-0.083751*(LOG(N))^2-0.31082*LOG(N)-1.5861
SD=EXP(0.0030302*(LOG(N))^2-0.082676*LOG(N)-0.4803)
Z7=(LOG(1-WZ)-MU)/SD
PW=SVC.CALLFUNCTION("NORMSDIST",ARRAY(Z7))
PW=1-PW
GOTO SW1000















SW100:	IF WZ&lt;=EPS THEN GOTO SW160
WW=WZ
IF N=3 THEN GOTO SW150
UN=LOG((WZ-EPS)/(ONE-WZ))
N3=N-3
IF UN&lt;UNL(N3) THEN GOTO SW160
IF UN&gt;ONEPT4 THEN GOTO SW120
NC=NC1(N3)
FOR I=1 TO NC
	C(I)=C1(I,N3)
NEXT I
EU3=EXP(POLY(C,UN,NC))
GOTO SW140
SW120:	IF UN&gt;UNH(N3) THEN GOTO SW1000
NC=NC2(N3)
FOR I=1 TO NC
	C(I)=C2(I,N3)
NEXT I
UN=LOG(UN)
EU3=EXP(EXP(POLY(C,UN,NC)))
SW140:	WW=(EU3+TQR)/(ONE+EU3)
SW150:	PW=PI6*(ATN(SQR(WW/(1.0-WW)))-STQR)
GOTO SW1000
SW160:	PW=ZERO
	
	
	
	
	


SW1000:	OUTMAT(1,1)=WZ
OUTMAT(1,2)=PW
SW=OUTMAT
END FUNCTION

FUNCTION KSL(A,OPTIONAL W)
'REM Returns the Kolmogorov-Smirnov normality test statistic
'for the data in column vector A, along with the probability
'according to Lilliefors.
DIM I AS INTEGER, J AS INTEGER, SN() AS DOUBLE, X() AS DOUBLE
DIM Z() AS DOUBLE, F() AS DOUBLE, W2 AS INTEGER
DIM DIFF() AS DOUBLE,M AS DOUBLE, SD AS DOUBLE
DIM SVC AS OBJECT,N AS INTEGER, DN AS DOUBLE, DNA AS DOUBLE
DIM B AS DOUBLE, Q AS DOUBLE, W1 AS INTEGER, WT(UBOUND(A,1)-1,1) AS DOUBLE
DIM OUTMAT(1,2) AS DOUBLE, P AS DOUBLE, B0 AS DOUBLE, B1 AS DOUBLE
DIM B2 AS DOUBLE, AA AS DOUBLE

svc=createUnoService("com.sun.star.sheet.FunctionAccess")
B2=0.08861783849346
B1=1.30748185078790
B0=0.37872256037043
if ismissing(W) then
	FOR I=1 TO UBOUND(A,1)
			WT(I,1)=1
	NEXT I
ELSE
	FOR I=1 TO UBOUND(A,1)
		WT(I,1)=W(I,1)
	NEXT I
END IF	

N=UBOUND(A,1)
'SORT A AND WT

for j=2 to n
	B=A(j,1)
	Q=WT(J,1)
	for i=j-1 to 1 step -1
		if A(i,1)&lt;=B then goto SW10
		A(i+1,1)=A(i,1)
		WT(I+1,1)=WT(I,1)
	next i
	i=0
SW10:	A(i+1,1)=B
WT(I+1,1)=Q
next j
W1=0

FOR I=1 TO N

	WT(I,1)=ROUND1(WT(I,1),0)
	W1=W1+WT(I,1)
NEXT I


W2=W1	
'EXPAND THE ORIGINAL SERIES TO W1 VALUES (X)
REDIM X(W2-1,0),SN(W2-1),Z(W2-1), F(W2-1), DIFF(W2-1)
N=W1
K=1
XT=0
FOR I=1 TO N
	FOR J=1 TO WT(I,1)
		X(K,1)=A(I,1)
		XT=XT+X(K,1)
		K=K+1
	NEXT J
NEXT I
M=XT/N
SD=SVC.CALLFUNCTION("STDEV",ARRAY(X))
FOR I=1 TO N
	SN(I)=I/N
NEXT I
FOR I=1 TO N
	Z(I)=SVC.CALLFUNCTION("STANDARDIZE",ARRAY(X(I,1),M,SD))
	F(I)=SVC.CALLFUNCTION("NORMSDIST",ARRAY(Z(I)))
	DIFF(I)=ABS(F(I)-SN(I))
NEXT I
DN=-1
FOR I=1 TO N
	IF DIFF(I)&gt;DN THEN DN=DIFF(I)
NEXT I
OUTMAT(1,1)=DN
AA=-(B1+N)+SQR((B1+N)^2-4*B2*(B0-(1/DN^2)))
AA=AA/2*B2
P=-.37782822932809+1.67819837908004*AA-3.02959249450445*AA^2+2.80015798142101*AA^3-1.39874347510845*AA^4+0.40466213484419*AA^5-0.06353440854207*AA^6+0.00287462087623*AA^7+0.00069650013110*AA^8-0.00011872227037*AA^9+0.00000575586834*AA^10
OUTMAT(1,2)=ABS(P)
KSL=OUTMAT
END FUNCTION

FUNCTION ENTROPY2(A,optional B)
'REM Returns the entropy of a data set. If B is 0 (default) then
'the input values are not relative frequencies. If B=1, relative
'frequencies are input
DIM N AS INTEGER, SUM AS DOUBLE, H AS DOUBLE



N=UBOUND(A,1)
IF ISMISSING(B) THEN B=0
IF B=0 THEN
	SUM=0
	FOR I=1 TO N
		SUM=SUM+A(I,1)
	NEXT I
	FOR I=1 TO N
		A(I,1)=A(I,1)/SUM
	NEXT I
END IF
H=0
FOR I=1 TO N
	IF A(I,1)&lt;&gt;0 THEN
		H=H+A(I,1)*LOG(A(I,1))
	END IF
NEXT I
H=-H
ENTROPY2=H
END FUNCTION

FUNCTION SimpsonIndex(A,optional B, optional C)
'RM Returns the Simpson Index of the frequencies (B=0, default)
'or relative frequencies (B=1) of a data set.
'If C=1 (default=0) the inverse Simpson index is returned.
'If C=2 the Gini-Simpson index is returned.
DIM N AS INTEGER, SUM AS DOUBLE, H AS DOUBLE



N=UBOUND(A,1)
IF ISMISSING(B) THEN B=0
IF ISMISSING(C) THEN C=0
IF B=0 THEN
	SUM=0
	FOR I=1 TO N
		SUM=SUM+A(I,1)
	NEXT I
	FOR I=1 TO N
		A(I,1)=A(I,1)/SUM
	NEXT I
END IF
H=0
FOR I=1 TO N
	IF A(I,1)&lt;&gt;0 THEN
		H=H+A(I,1)^2
	END IF
NEXT I
IF C=1 THEN H=1/H
IF C=2 THEN H=1-H
SimpsonIndex=H
END FUNCTION

FUNCTION EFFICIENCY(A,optional B)
'REM Returns the efficiency of a set of data from the frequencies (B=0, default)
'or the relative frequencies (B=1)

DIM N AS INTEGER, SUM AS DOUBLE, H AS DOUBLE



N=UBOUND(A,1)
IF ISMISSING(B) THEN B=0
IF B=0 THEN
	SUM=0
	FOR I=1 TO N
		SUM=SUM+A(I,1)
	NEXT I
	FOR I=1 TO N
		A(I,1)=A(I,1)/SUM
	NEXT I
END IF
H=0
FOR I=1 TO N
	H=H+(A(I,1)*LOG(A(I,1)))/LOG(N)
NEXT I
H=-H
EFFICIENCY=H
END FUNCTION

FUNCTION GPERCENTILE(A,B,p)
'REM Returns the pth percentile for grouped data given a column vector
'of bin marks (midpoints) A, and a column vector of weights (frequencies)
'b.

DIM K AS INTEGER, CC(UBOUND(A,1)-1,1) AS DOUBLE, R AS DOUBLE
DIM I AS INTEGER, L AS INTEGER, W AS INTEGER, WP AS DOUBLE
DIM T AS INTEGER, G AS DOUBLE

K=UBOUND(A,1)
P=P/100
FOR L=1 TO K
	CC(L,1)=0
NEXT L
CC(1,1)=B(1,1)
FOR L=2 TO K
	FOR I=1 TO L
		CC(L,1)=B(I,1)+CC(L,1)
	NEXT I
NEXT L
W=CC(UBOUND(CC,1),1)
WP=W*P
FOR I=K TO 1 STEP -1
	IF CC(I,1)&lt;=WP THEN
		T=I+1
		EXIT FOR
	END IF
NEXT I
IF WP&lt;CC(1,1) THEN
	MSGBOX "Percentile may be undefined since the lower bound of the first bin is unknown."
end if
IF WP&gt;CC(K,1) THEN
	MSGBOX "Percentile may be undefined since the UPPER bound of the TOP bin is unknown."	
END IF
IF WP=CC(K,1) THEN
	G=A(K,1)
ELSE
	R=(WP-CC(T-1,1))/(CC(T,1)-CC(T-1,1))
	G=(1-R)*A(T-1,1)+R*A(T,1)
END IF



GPERCENTILE=G
END FUNCTION

FUNCTION BoxChartTab(a,optional MedMean)
'REM Returns a table of values needed to prepare a box chart for
'a matrix of data a. The optional MedMean parameter allows you to choose
'whether to use the standard order statistics (default=0) or
'means and standard deviations (1)

DIM J AS INTEGER, I AS INTEGER, CVEC(UBOUND(A,1)-1,1-1) AS DOUBLE
DIM N AS INTEGER, B AS DOUBLE, M(UBOUND(A,2)-1,1-1) AS DOUBLE
DIM SD(UBOUND(A,2)-1,1-1) AS DOUBLE, Q1(UBOUND(A,2)-1,1-1) AS DOUBLE
DIM Q3(UBOUND(A,2)-1,1-1) AS DOUBLE,IQM(UBOUND(A,2)-1,1-1) AS DOUBLE
DIM IQP(UBOUND(A,2)-1,1-1) AS DOUBLE, SVC AS OBJECT, K AS INTEGER
DIM TOP(UBOUND(A,1)-1,UBOUND(A,2-1)) AS DOUBLE, OUTMAT()
DIM BOTTOM(UBOUND(A,1)-1,UBOUND(A,2-1)) AS DOUBLE, KT AS INTEGER
DIM KB AS INTEGER, KC AS INTEGER, SDT AS DOUBLE


N=UBOUND(A,1)
IF ISMISSING(MedMean) THEN MedMean=0
if MedMean&gt;1 then MedMean=1
svc=createUnoService("com.sun.star.sheet.FunctionAccess")
KT=0
KB=0
KC=0
'cycle through the columns
FOR J=1 TO UBOUND(A,2)
'sort a column vactor
	FOR I=1 TO N
		CVEC(I,1)=A(I,J)
	NEXT I
	for K=2 to n
		B=CVec(j,1)
		for i=j-1 to 1 step -1
			if CVec(i,1)&lt;=B then goto BP10
			CVec(i+1,1)=CVec(i,1)
		next i
		i=0
	BP10:	CVec(i+1,1)=B
	next K	
'determine the median (mean), IQ range (standard deviation,
'1st quartile(1 sd below the mean), 3rd quartile (1 sd above the mean,
'1 IQ distance below the median (2 sd below the mean),
'1 IQ distance above the median (2 sd above the mean)
	IF MedMean=0 THEN
		M(J,1)=SVC.CALLFUNCTION("MEDIAN",ARRAY(CVec))
	ELSE
		M(J,1)=SVC.CALLFUNCTION("AVERAGE",ARRAY(CVec))
	END IF
	IF MedMean=0 THEN
		Q1(J,1)=SVC.CALLFUNCTION("QUARTILE",ARRAY(CVec,1))
	ELSE
		Q1(J,1)=M(J,1)-SVC.CALLFUNCTION("STDEV",ARRAY(CVec))
	END IF
	IF MedMean=0 THEN
		Q3(J,1)=SVC.CALLFUNCTION("QUARTILE",ARRAY(CVec,3))
	ELSE
		Q3(J,1)=M(J,1)+SVC.CALLFUNCTION("STDEV",ARRAY(CVec))
	END IF	
	IF MedMean=0 THEN
		SD(J,1)=Q3(J,1)-Q1(J,1)
		SDT=SD(J,1)
	ELSE
		SD(J,1)=SVC.CALLFUNCTION("STDEV",ARRAY(CVec))
		SDT=2*SD(J,1)
	END IF	
	
	IF MedMean=0 THEN
		IQM(J,1)=Q1(J,1)-(M(J,1)-SD(J,1))
	ELSE
		IQM(J,1)=Q1(J,1)-(M(J,1)-2*SD(J,1))
	END IF	
	IF MedMean=0 THEN
		IQP(J,1)=M(J,1)+SD(J,1)-Q3(J,1)
	ELSE
		IQP(J,1)=M(J,1)+2*SD(J,1)-Q3(J,1)
	END IF		
'Sort out top outliers into the top matrix. Keep track of number of outliers
'and check for maximum number
	KC=0
	FOR K=1 TO N  'N TO 1 STEP -1
		IF A(K,J)&gt;M(J,1)+SDT THEN
			KC=KC+1
			TOP(KC,J)=A(K,J)
		ELSE
			EXIT FOR
		END IF
	NEXT K
	IF KT&lt;KC THEN KT=KC
'Sort out bottom outliers into the bottom matrix. Keep track of number of outliers
'and check for maximum number
	KC=0
	FOR K=1 TO N
		IF A(K,J)&lt;M(J,1)-SDT THEN
			KC=KC+1
			BOTTOM(KC,J)=A(I,J)
		ELSE
			EXIT FOR
		END IF
	NEXT K
	IF KB&lt;KC THEN KB=KC
NEXT J
'OUTMAT has the same number of columns as A, but rows equal the maximum
'number of outliers among the columns, plus the maximum number of bottom
'outliers, plus 2 rows for box limits, plus 2 rows for error bars,
'plus one row for middle values, plus 4 divider rows = outliers + 9
REDIM OUTMAT(KT+KB+8,UBOUND(A,2)-1)
FOR J=1 TO UBOUND(A,2)
	FOR I=1 TO KT
		OUTMAT(I,J)=TOP(I,J)
	NEXT I
NEXT J
FOR J=1 TO UBOUND(A,2)
	OUTMAT(KT+1,J)="-"
NEXT J
FOR J=1 TO UBOUND(A,2)
	FOR I=1 TO KB
		OUTMAT(KT+1+I,J)=BOTTOM(I,J)
	NEXT I
NEXT J
FOR J=1 TO UBOUND(A,2)
	OUTMAT(KT+2+KB,J)="-"
NEXT J
FOR J=1 TO UBOUND(A,2)
	OUTMAT(KT+3+KB,J)=Q3(J,1)
	OUTMAT(KT+4+KB,J)=Q1(J,1)
NEXT J
FOR J=1 TO UBOUND(A,2)
	OUTMAT(KT+5+KB,J)="-"
NEXT J
FOR J=1 TO UBOUND(A,2)
	OUTMAT(KT+6+KB,J)=IQP(J,1)
	OUTMAT(KT+7+KB,J)=IQM(J,1)
NEXT J
FOR J=1 TO UBOUND(A,2)
	OUTMAT(KT+8+KB,J)="-"
NEXT J
FOR J=1 TO UBOUND(A,2)
	OUTMAT(KT+9+KB,J)=M(J,1)
NEXT J
'Load OUTMAT





BoxChartTab=OUTMAT

END FUNCTION
</script:module>
</file>

<file path=Basic/Standard/Financial.xml><?xml version="1.0" encoding="utf-8"?>
<!DOCTYPE module  PUBLIC '-//OpenOffice.org//DTD OfficeDocument 1.0//EN'  'module.dtd'>
<script:module xmlns:script="http://openoffice.org/2000/script" script:name="Financial" script:language="StarBasic">REM  *****  BASIC  *****
Option Base 1
FUNCTION CONVEXITY(TS,YTM,Y)
'REM Returns the convexity of a bond in years given a 2 column
'matrix containing the period in which a cash flow is received
'in the first column and the present value of the cash flow in
'the second column. YTM is the yield to maturity, and Y is the
'number of cash flow periods per year.
DIM N AS INTEGER, PT AS DOUBLE, I AS INTEGER, SUM AS DOUBLE
SUM=0
PT=0
N=UBOUND(TS,1)
FOR I=1 TO N
	PT=PT+TS(I,2)
NEXT I
FOR I=1 TO N
	SUM=SUM+(TS(I,1)*(TS(I,1)+1)*TS(I,2))/(Y*PT)
NEXT I
CONVEXITY=(1/(1+(YTM/Y))^2)*SUM
END FUNCTION

FUNCTION FORRATES(TIMES,RATES)
'REM Returns a column vector of forward rates given two column vectors
'or time in consistent units (TIMES) and corresponding per period spot rates.

DIM OUTMAT(UBOUND(TIMES,1)-1,1), I AS INTEGER


OUTMAT(1,1)=RATES(1,1)
FOR I=2 TO UBOUND(TIMES,1)
	OUTMAT(I,1)=(((1+RATES(I,1))^TIMES(I,1))/((1+RATES(I-1,1))^(TIMES(I-1,1))))^(1/(TIMES(I,1)-TIMES(I-1,1)))-1
NEXT I
FORRATES=OUTMAT
END FUNCTION
</script:module>
</file>

<file path=Basic/Standard/FuncIn.xml><?xml version="1.0" encoding="utf-8"?>
<!DOCTYPE module  PUBLIC '-//OpenOffice.org//DTD OfficeDocument 1.0//EN'  'module.dtd'>
<script:module xmlns:script="http://openoffice.org/2000/script" script:name="FuncIn" script:language="StarBasic">REM  *****  BASIC  *****
Option base 1


Sub FunctionIn(f as string)
'REM enters a user formula into FunctionIn.A1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End sub
	
Function EvalFunc(a,b,c)
Dim Doc as object, oSheet as object, oCell1 as object
Dim oCell2 as object, oCell3 as object, oCell as object
Doc = ThisComponent
oSheet=Doc.Sheets.getByName("FunctionIn")
oCell=oSheet.getCellByPosition(0,0)
oCell1=oSheet.getCellByPosition(1,0)
oCell2=oSheet.getCellByPosition(2,0)
oCell3=oSheet.getCellByPosition(3,0)
oCell1.Value=a
oCell2.Value=b
oCell3.Value=c
EvalFunc=oCell.Value
End function

Sub InputFunction
DIM f as string
f=inputbox("Enter the function. Use xx,yy,and zz as variables.","InputFunction")
FunctionIn(f)
End sub

Sub FunctionIn2(f as string,g as string)
'REM enters a user formula into FunctionIn.A1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oCell=oSheet.getCellByPosition(0,1)
for i=1 to len(g)-1
	c=mid(g,i,2)
	if c="xx" then
		mid(g,i,2,"B2")
	end if
	if c="yy" then
		mid(g,i,2,"C2")
	end if
	if c="zz" then
		mid(g,i,2,"D2")
	end if
next i
g="=" &amp; g
oCell.Formula=g
End sub

Sub FunctionIn3(f as string,g as string,h as string)
'REM enters a user formula into FunctionIn.A1
Dim i as integer, c as string, Doc as object
Dim oSheet as object, oCell as object
Doc = ThisComponent
oSheet=Doc.Sheets.getByName("FunctionIn")
oCell=oSheet.getCellByPosition(0,0)
for i=1 to len(f)-1
	c=mid(f,i,2)
	if c="xx" then
		mid(f,i,2,"B1")
	end if
	if c="yy" then
		mid(f,i,2,"C1")
	end if
	if c="zz" then
		mid(f,i,2,"D1")
	end if
next i
f="=" &amp; f
oCell.Formula=f
oCell=oSheet.getCellByPosition(0,1)
for i=1 to len(g)-1
	c=mid(g,i,2)
	if c="xx" then
		mid(g,i,2,"B2")
	end if
	if c="yy" then
		mid(g,i,2,"C2")
	end if
	if c="zz" then
		mid(g,i,2,"D2")
	end if
next i
g="=" &amp; g
oCell.Formula=g
oCell=oSheet.getCellByPosition(0,2)
for i=1 to len(h)-1
	c=mid(h,i,2)
	if c="xx" then
		mid(h,i,2,"B3")
	end if
	if c="yy" then
		mid(h,i,2,"C3")
	end if
	if c="zz" then
		mid(h,i,2,"D3")
	end if
next i
h="=" &amp; h
oCell.Formula=h
End sub

Function MEvalFunc(n,a,b,c)
Dim Doc as object, oSheet as object, oCell1 as object
Dim oCell2 as object, oCell3 as object, oCell as object
Doc = ThisComponent
oSheet=Doc.Sheets.getByName("FunctionIn")
oCell=oSheet.getCellByPosition(0,n-1)
oCell1=oSheet.getCellByPosition(1,n-1)
oCell2=oSheet.getCellByPosition(2,n-1)
oCell3=oSheet.getCellByPosition(3,n-1)
oCell1.Value=a
oCell2.Value=b
oCell3.Value=c
EvalFunc=oCell.Value
End function

Sub InputFunction2
DIM f as string
f=inputbox("Enter the function. Use xx,yy,and zz as variables.","InputFunction")
g=inputbox("Enter the function. Use xx,yy,and zz as variables.","InputFunction")
FunctionIn2(f,g)
End sub

Sub InputFunction3
DIM f as string
f=inputbox("Enter the function. Use xx,yy,and zz as variables.","InputFunction")
g=inputbox("Enter the function. Use xx,yy,and zz as variables.","InputFunction")
h=inputbox("Enter the function. Use xx,yy,and zz as variables.","InputFunction")
FunctionIn3(f,g,h)
End sub
</script:module>
</file>

<file path=Basic/Standard/Geometry.xml><?xml version="1.0" encoding="utf-8"?>
<!DOCTYPE module  PUBLIC '-//OpenOffice.org//DTD OfficeDocument 1.0//EN'  'module.dtd'>
<script:module xmlns:script="http://openoffice.org/2000/script" script:name="Geometry" script:language="StarBasic">REM  *****  BASIC  *****
Option Base 1
Function Pyth(arr1,arr2)
'REM Pyth calculates the hypotenuse of a right triangle given the other two sides.
pyth=sqr(arr1^2+arr2^2)

End Function
Function LineSlope(arr1,arr2)
'REM LineSlope calculates the slope of a line given the rise (arr1) and the run(arr2).
LineSlope=arr1/arr2
End Function
Function LineDir(arr1,arr2)
'REM LineDir gives the angle (in radians) of a line to the horizontal given the
'rise (arr1) and the run (arr2)
LineDir=atn(arr1/arr2)
End Function
Function Angle(arr1,arr2)
'REM Angle determines the radian angle measure between two lines with slopes arr1,
'and arr2.
if 1+arr1*arr2=0 then
	angle=3.14159265359/2
else
	Angle=atn((arr1-arr2)/(1+arr1*arr2))
end if
End function

Function PolyIntAngles(n)
PolyIntAngles=(n-2)*180
End Function

Function RTriArea(a,b)
'REM RTriArea returns the area of a right triangle given the
'lengths of the two non-hypotenuse sides.
RTriArea=(a*b)/2
End Function

Function RTriAlt(a,b,c)
'Rem RTriAlt returns the altitude of a right triangle from
'the hypotenuse given the lengths of the sides (the 
'hypotenuse being c).
RTriAlt=(a*b)/c
End Function

Function RTrir(c)
'REM RTrir returns the length of the radius of the circumscribed
'circle for a right triangle given the length of the hypotenuse.
RTrir=c/2
End Function

Function RTriRho(a,b,c)
'REM RTriRho returns the radius of the circle inscribed in a right
'triangle given the side lengths (c=hypotenuse).
RTriRho=(a+b-c)/2
End Function

Function IsoTriArea(a,c)
'REM IsoTriArea returns the area of an isoceles triangle given
'the length of aa side and the base (in that order.)
IsoTriArea=(c/4)*Sqr(4*a^2-c^2)
End Function

Function IsoTriAlta(a,c)
'REM IsoTriAlta returns the length of the altitude of an isoceles
'triangle from one of the sides gicen the length of a side
'and the base.
IsoTriAlta=(2*IsoTriArea(a,c))/a
End Function

Function IsoTriAltc(a,c)
'REM IsoTriAlta returns the length of the altitude of an isoceles
'triangle from the base gicen the length of a side and the base.
IsoTriAltc=0.5*sqr(4*a^2-c^2)
End Function

Function IsoTriRho(a,c)
'IsoTriRho returns the radius of the innscribed circle in an
'isoceles triangle given the length of a side and the base
'(in that order).
IsoTriRho=(c*(2*a-c))/(4*IsoTriAltc(a,c))
End Function

Function IsoTrir(a,c)
'IsoTrir returns the radius of the circumscribed circle around
'and isoceles triangle given the length of a side and the
'base (in that order).
IsoTrir=a^2/(2*IsoTriAltc(a,c))
End Function

Function TriArea(a,h)
'REM Returns the area of a triangle given the lengths of the
'base and the height.
TriArea=0.5*a*h
End Function

Function TriR(a,b,c,h)
'Rem Returns the radius of the circumscribed circle around a
'triangle given the lengths of the sides and the altitude
'(a=base)
TriR=(a*b*c)/(4*TriArea(a,h))
End Function

Function TriArea2(a,b,c)
'REM Returns the area of a triangle given the lengths of its
'sides.
TriArea2=0.25*sqr(4*a^2*b^2-(a^2+b^2-c^2)^2)
End Function

Function TriRho(a,b,c)
'Rem TriRho returns the radius of the inscribed circle in a
'triangle given the lengths of the sides.
TriRho=(2*TriArea2(a,b,c))/(a+b+c)
End Function

Function TriMedian(a,b,c)
'REM TriMedian returns the median to side a given the lengths
'of the sides of a triangle.
TriMedian=sqr(0.5*(b^2+c^2-0.5*a^2))
End Function

Function TriBisIn(a,b,c)
'REM TriBisIn returns the length of the bisector of the interior angle alpha
'given the lengths of the sides of the triangle.
TriBisIn=(1/(b+c))*sqr(b*c*(a+b+c)*(b+c-a))
End Function

Function ParaArea(a,h)
'REM ParaArea returns the area of a parallelogram with length
'of base, a, and altitude, h.
ParaArea=a*h
End Function

Function ParaDiaMaj(a,b,h)
'REM ParaDiaMaj returns the length of the major diagonal of a parallelogram
'given the length of two adjacent sides, a and b, and the
'altitude, h.
ParaDiaMaj=sqr(a^2+b^2+2*a*sqr(b^2-h^2))
End Function

Function ParaDiaMin(a,b,h)
'REM ParaDiaMin returns the length of the minor diagonal of a parallelogram
'given the length of two adjacent sides, a and b, and the
'altitude, h.
ParaDiaMin=sqr(a^2+b^2-2*a*sqr(b^2-h^2))
End Function

Function TrapArea(a,b,h)
'REM TrapArea returns the area of a trapezoid given the lengths
'Of two adjacent sides, a and b, and the altitude, h.
TrapArea=((a+b)*h)/2
End Function

Function TrapAlt(a,b,c,d)
'REM TrapAlt returns the altitude of a trapezoid given the lengths
'of the sides a,b,c, and d.
Dim s as double
s=(a+b+c+d)/2
TrapAlt=(2/(a-b))*sqr(s*(s-a+b)*(s-c)*(s-d))
End Function

Function InQuadArea(a,b,c,d)
'REM InQuadArea returns the area of an inscribed quadrilateral
'given the lengths of the sides, a,b,c,d
Dim s as Double
s=(a+b+c+d)/2
InQuadArea=sqr((s-a)*(s-b)*(s-c)*(s-d))
End Function

Function InQuadRad(a,b,c,d)
'REM InQuadRad returns the radius of the circumscribed
'circle of an inscribed quadrilateral given the lengths
'of the sides, a,b,c, and d, of the quadrilateral.
InQuadRad=1/(4*InQuadArea(a,b,c,d))*sqr((a*b+c*d)*(a*c+b*d)*(a*d+b*c))
End Function

Function InQuadDia(a,b,c,d)
'REM InQuadDia returns a two place matrix containing the lengths
'of the dagonals of an inscribed quadrilateral given
'the side lengths, a, b, c, and d.
DIM Dia(1,2) as double
Dia(1,2)=sqr(((a*b+c*d)*(a*c+b*d))/(a*d+b*c))
Dia(1,1)=(a*c+b*d)/Dia(1,2)
InQuadDia=Dia
End Function

Function RegTriAlt(a)
'REM Returns the altitude of an equilateral (regular) triangle
'given the length of a side, a.
RegTriAlt=0.5*a*sqr(3)
End Function

Function RegTriCirc(a)
'REM Returns the radius of the circumscribed circle around
'an equilateral (regular) triangle given the length of a side, a.
RegTriCirc=(a/3)*sqr(3)
End Function

Function RegTriRho(a)
'REM Returns the radius of the inscribed circle around
'an equilateral (regular) triangle given the length of a side, a.
RegTriRho=(a/6)*sqr(3)
End Function

Function RegTriArea(a)
'REM Returns the area of an equilateral triangle given
'the length of a side, a.
RegTriArea=(a^2/4)*sqr(3)
End Function

Function TriPeri(a,b,c)
'REM Returns the perimeter of a triangle given the lengths
'of the sides, a, b, and c.
TriPeri=a+b+c
End Function

Function SquR(a)
'REM Returns the radius of a circumscribed circle around
'a square given the length of a side
SquR=(a/2)*sqr(2)
End Function

Function SquRho(a)
'REM Returns the radius of an inscribed circle in
'a square given the length of a side.
SquRho=a/2
End Function

Function SquArea(a)
'REM Returns the area of a square given the length of a side.
SquArea=a^2
End Function

Function SquPeri(a)
'REM Returns the perimeter of a square given the length of a side.
SquPeri=4*a
End Function

Function PentR(a)
'REM Returns the radius of a circumscribed circle around
'a regular pentagon given the length of a side
PentR=0.1*a*sqr(50+10*sqr(5))
End Function

Function PentRho(a)
'REM Returns the radius of an inscribed circle in
'a regular pentagon given the length of one side.
PentRho=0.1*a*sqr(25+10*sqr(5))
End Function

Function PentDia(a)
'REM Returns the length of the diagonal of a regular
'pentagon given the length of a side.
PentDia=0.5*a*(sqr(5)+1)
End Function

Function PentArea(a)
'REM Returns the area of a regular pentagon given
'the length of a side.
PentArea=0.25*a^2*sqr(25+10*sqr(5))
End Function

Function PentPeri(a)
'REM Returns the perimeter of a regular pentagon given
'the length of a side.
PentPeri=5*a
End Function

Function HexR(a)
'REM Returns the radius of the circumscribed circle around
'a regular hexagon given the length of a side.
HexR=a
End Function

Function HexRho(a)
'REM Returns the radius of an inscribed circle in
'a regular hexagon given the length of a side.
HexRho=0.5*a*sqr(3)
End Function

Function HexArea(a)
'REM Returns the area of a regular hexagon given
'the length of a side.
HexArea=0.5*3*a^2*sqr(3)
End Function

Function HexPeri(a)
'REM Returns the perimeter of a regular hexagon given
'the length of a side.
HexPeri=6*a
End Function

Function OctR(a)
'REM Returns the radius of the circumscribed circle around
'a regular octagon given the length of a side.
OctR=0.5*a*sqr(4+2*sqr(2))
End Function

Function OctRho(a)
'REM Returns the radius of the inscribed circle in
'a regular octagon given the length of a side.
OctRho=0.5*a*(sqr(2)+1)
End Function

Function OctArea(a)
'REM Returns the area of a regular octagon 
'given the length of aa side.
OctArea=2*a^2*(sqr(2)+1)
End Function

Function OctPeri(a)
'REM Returns the perimeter of a regular octagon
'given the length of a side.
OctPeri=8*a
End Function

Function DecR(a)
'REM Returns the radius of the circumscribed circle around
'a regular decagon given the length of a side.
DecR=0.5*a*(sqr(5)+1)
End Function

Function DecRho(a)
'REM Returns the radius of the inscribed circle in
'a regular decagon given the length of a side.
DecRho=0.5*a*sqr(5+2*sqr(5))
End Function

Function DecArea(a)
'REM Returns the area of a regular decagon given
'the length of a side.
DecArea=0.5*5*a^2*sqr(5+2*sqr(5))
End Function

Function DecPeri(a)
'REM Returns the perimeter of a regular decagon given
'the length of a side.
DecPeri=10*a
End Function

Function CircPeri(d)
'REM Returns the circumference (perimeter) of a circle
'given the length of the diameter.
CircPeri=PI()*d
End Function

Function PI()
'REM Returns the value of pi.
PI=3.14159265359
End Function

Function Enum()
'REM Returns the value of E.
Enum=2.71828182846
End Function

Function CircArea(d)
'REM Returns the area of a circle given the
'length of its diameter.
CircArea=(0.5*d)^2*PI()
End Function

Function Arc(a,r)
'REM Returns the length of an arc given the central angle (a, in
'degrees) and the length of the radius, r.
Arc=((PI()*r)/180)*a
End Function

Function SecArea(a,r)
'REM Returns the are of a sector given the central angle (a, in
'degrees) and the length of the radius, r.
SecArea=((PI()*r^2)/360)*a
End Function

Function PrisVol(a,h)
'REM Returns the volume of a prism or cylinder given
'the area of the base, a, and the hieght, h.
PrismVol=a*h
End Function

Function RegPrisVol(a,h)
'REM Returns the volume of a regular triangular prism given
'the legth of a base edge, a, and the height, h.
RegPrisVol=0.25*a^2*h*sqr(3)
End Function

Function RegPrisSurf(a,h)
'Rem Returns the surface area of a regular triangular prism
'given the length of a base edge, a, and the height.
RegPrisSurf=a*(0.5*a*sqr(3)+3*h)
End Function

Function RecSolVol(a,b,c)
'REM Returns the volume of a rectangular solid given
'the lengths of the length (a), width (b), and height (c).
RecSolVol=a*b*c
End Function

Function RecSolSurf(a,b,c)
'REM Returns the surface area of a rectangular solid given
'the lengths of the length (a), width (b), and height (c).
RecSolSurf=2*(a*b+b*c+c*a)
End Function

Function RecSolDia(a,b,c)
'REM Returns the diagonal of a rectangular solid given
'the lengths of the length (a), width (b), and height (c).
RecSolDia=sqr(a^2+b^2+c^2)
End Function

Function CylVol(r,h)
'REM Returns the volume of a general (not necessarily right)
'cylinder given the radius of the base (r) and the height (h).
CylVol=PI()*r^2*h
End Function

Function RCylLatSurf(r,h)
'REM Returns the lateral surface area of a right
'cylinder given the radius of the base (r) and the height (h).
RCylLatSurf=2*PI()*r*h
End Function

Function RCylSurf(r,h)
'REM Returns the surface area of a right
'cylinder given the radius of the base (r) and the height (h).
RCylSurf=2*PI()*r*(h+r)
End Function

Function PyrVol(s,h)
'REM Returns the volume of a pyramid given the
'area of the base (s) and the height (h).
PyrVol=s*(h/3)
End Function

Function RegPyrVol(a,h)
'REM Returns the volume of a regular four-sided right pyramid
'given the length of one base edge (a) and the height (h).
RegPyrVol=(a^2/3)*h
End Function

Function RegPyrSurf(a,h)
'REM Returns the surface area of a regular four-sided right pyramid
'given the length of one base edge (a) and the height (h).
RegPyrSurf=a^2+2*a*sqr(h^2+(a^2/4))
End Function

Function PyrFrustVol(h,su,sb)
'REM Returns the volume of a pyramid frustrum given
'the areas of the base (sb) and the top (su) and the height.
PyrFrustVol=(h/3)*(sb+sqr(sb*su)+su)
End function

Function ConeVol(r,h)
'REM Returns the volume of a general circular cone given
'the radius of the base (r) and the height (h).
ConeVol=(1/3)*PI()*r^2*h
End Function

Function RConeLatSurf(r,s)
'REM Returns the lateral surface area of a right cone given
'the radius of the base (r) and the distance up the slope (s).
RConeLatSurf=PI()*r*s
End Function

Function RConeSurf(r,s)
'REM Returns the surface area of a right cone given
'the radius of the base (r) and the distance up the slope (s).
RConeSurf=PI()*r*(s+r)
End Function

Function RConeSlope(r,h)
'REM Returns the distance up the sloping side of a right cone given
'the radius of the base (r) and the height (h).
RConeSlope=sqr(r^2+h^2)
End Function

Function ConeFrustVol(h,rb,ru)
'REM Returns the volume of the frustrum of a cone given
'the height (h) and the radii of the base (rb) and the upper
'surface (ru).
ConeFrustVol=((PI()*h)/3)*(rb^2+rb*ru+ru^2)
End Function

Function ConeFrustLatSurf(rb,ru,s)
'REM Returns the lateral surface area of a right cone frustrum
'given the radii of the base (rb) and the upper surface (ru),
'and the distance up the sloping side.
ConeFrustLatSurf=(rb+ru)*PI()*s
End Function

Function PrismatoidVol(h,sb,su,sm)
'REM Returns the volume of a prismatoid given the height (h)
'the areas of the bottom surface (su) and the lower surface (sb),
'and the cross sectional area halfway better the upper and lower
'surfaces (sm).
PrismatoidVol=(h/6)*(sb+su+4*sm)
End Function

Function PrisObliqueVol(sb,a,b,c)
'REM Returns the volume of an obliquely-cut right three-sided prism
'given the base area (sb) and the length of the three lateral edges.
'a, b, and c.
PrisObliqueVol=sb*((a+b+c)/3)
End Function

Function SphereVol(r)
'REM Returns the volume of a sphere given it's radius, r.
SphereVol=(4/3)*PI()*r^3
End Function

Function SphZoneVol(h,rb,ru)
'REM Returns the volume of a spherical zone between two parallel
'planes given the radius of the upper (ru) and lower (rb) faces
'and the distance between the centers of the faces (h).
SphZoneVol=((PI()*h)/3)*(3*rb^2+3*ru^2+h^2)
End Function

Function SphZoneSurf(r,h,rb,ru)
'REM Returns the surface area of a spherical zone between two parallel
'planes given the radius of the upper (ru) and lower (rb) faces,
'the distance between the centers of the faces (h), and
'the radius of the sphere (r).
SphZoneSurf=PI()*(rb^2+2*r*h+ru^2)
End Function

Function SphZoneLatArea(r,h)
'REM Returns the lateral area of a spherical zone between two parallel
'planes given the distance between the centers of the faces (h)
'and the radius of the sphere (r).
SphZoneLatArea=2*PI()*r*h
End Function

Function SphSegVol(rb,h)
'REM Returns the volume of a spherical segment given the
'base radius (rb) and the height (h).
SphSegVol=((PI()*h)/6)*(3*rb^2+h^2)
End Function

Function SphSegSurf(rb,h)
'REM Returns the surface area of a spherical segment given the
'base radius (rb) and the height (h).
SphSegSurf=PI()*(2*rb^2+h^2)
End Function

Function SphSegLatArea(rb,h)
'REM Returns the lateral area of a spherical segment given the
'base radius (rb) and the height (h).
SphSegLatArea=PI()*(rb^2+h^2)
End Function

Function SphSecVol(r,h)
'REM Returns the volume of a spherical sector given
'The radius (slant height) of the sphere (r) and the height (h).
SphSecVol=(2/3)*PI()*r^2*h
End Function

Function SphSecSurf(r,rs,h)
'REM Returns the volume of a spherical sector given
'The radius (slant height) of the sphere (r)
'the radius of the sector (rs), and the height (h).
SphSecSurf=PI()*r*(rs+2*h)
End Function

Function SphWedgeVol(r,a)
'REM Returns the volume of a spherical wedge given
'the radius of the sphere and the angle (in degrees)
'formed by the boundary planes.
SphWedgeVol=PI()*r^3*(a/270)
End Function

Function EllipVol(a,b,c)
'REM Returns the volume of an ellipsoid given
'the lengths of the semi-axes (a, b, and c)
EllipVol=(4/3)*PI()*a*b*c
End Function

Function EllipRevVol(a,b)
'REM Returns the volume of an ellipsoid of revolution given
'the lengths of the semi-axes (a= half the axis of rotation)
'and b)
EllipRevVol=(4/3)*PI()*a*b^2
End Function

Function ParaRevVol(r,h)
'REM Returns the volume of a paraboloid of revolution given
'the radius (r) and height (h).
ParaRevVol=0.5*PI()*r^2*h
End Function

Function TParaRevVol(rb,ru,h)
'REM Returns the volume of a truncated paraboloid of revolution given
'the radius of the bottome (rb) and upper (ru) faces,
' and height (h).
TParaRevVol=0.5*PI()*(rb^2+ru^2)*h
End Function

Function TorusVol(t,r)
'REM Returns the volume of a torus given
'the thickness of the ring (t), and the distance of
'its center from the center of the ring
TorusVol=2*PI()^2*(0.5*t)^2*r
End Function

Function TorusSurf(t,r)
'REM Returns the surface area of a torus given
'the thickness of the ring (t), and the distance of
'its center from the center of the ring.
TorusSurf=4*PI()^2*0.5*t*r
End Function

Function TetraVol(a)
'REM Returns the volume of a regular tetrahedron given the length
'of an edge (a).
TetraVol=(a^3/12)*sqr(2)
End Function

Function DodecVol(a)
'REM Returns the volume of a regular dodecahedron given
'the length of an edge (a).
DodecVol=(a^3/4)*(15+7*sqr(5))
End Function

Function DodecSurf(a)
'REM Returns the surface area of a regular dodecahedron given
'the length of an edge (a).
DodecSurf=3*a^2*sqr(5*(5+2*sqr(5)))
End Function

Function DodecR(a)
'REM Returns the radius of a circumscribed sphere around a regular dodecahedron given
'the length of an edge (a).
DodecR=(a/4)*sqr(3)*(1+sqr(5))
End Function

Function DodecRho(a)
'REM Returns the radius of a inscribed sphere in a regular dodecahedron given
'the length of an edge (a).
DodecRho=(a/4)*sqr((50+22*sqr(5))/5)
End Function
Function TetraSurf(a)
'REM Returns the surface area of a regular tetrahedron given the length
'of an edge (a).
TetraSurf=a^2*sqr(3)
End Function

Function TetraR(a)
'REM Returns the radius of a circumscribed sphere around a 
'regular tetrahedron given the length of an edge (a)
TetraR=(a/4)*sqr(6)
End Function

Function TetraRho(a)
'REM Returns the radius of a inscribed sphere in a 
'regular tetrahedron given the length of an edge (a)
TetraRho=(a/12)*sqr(6)
End Function

Function CubeVol(a)
'REM Returns the volume of a cube given
'the length of an edge.
CubeVol=a^3
End Function

Function CubeSurf(a)
'REM Returns the surface area of a cube given
'the length of an edge.
CubeSurf=6*a^2
End Function

Function CubeR(a)
'REM Returns the radius of the circumscribed sphere around a cube given
'the length of an edge.
CubeR=(a/2)*sqr(3)
End Function

Function CubeRho(a)
'REM Returns the radius of the inscribed sphere in a cube given
'the length of an edge.
CubeRho=a/2
End Function

Function OctaVol(a)
'REM Returns the volume of a regular octahedron given
'the length of an edge
OctaVol=(a^3/3)*sqr(2)
End Function

Function OctaSurf(a)
'REM Returns the surface area of a regular octahedron given
'the length of an edge
OctaSurf=2*a^2*sqr(3)
End Function

Function OctaR(a)
'REM Returns the radius of the circumscribed sphere around
'a regular octahedron given the length of an edge
OctaR=(a/2)*sqr(2)
End Function

Function OctaRho(a)
'REM Returns the radius of the inscribed sphere in
'a regular octahedron given the length of an edge
OctaRho=(a/6)*sqr(6)
End Function

Function IcosaVol(a)
'REM Returns the volume of a regular icosahedron given
'the length of an edge (a)
IcosaVol=((5*a^3)/12)*(3+sqr(5))
End Function

Function IcosaSurf(a)
'REM Returns the surface area of a regular icosahedron given
'the length of an edge (a)
IcosaSurf=5*a^2*sqr(3)
End Function

Function IcosaR(a)
'REM Returns the radius of a circumscribed sphere arouund a regular icosahedron given
'the length of an edge (a)
IcosaR=(a/4)*sqr(2*(5+sqr(5)))
End Function

Function IcosaRho(a)
'REM Returns the radius of a inscribed sphere in a regular icosahedron given
'the length of an edge (a)
IcosaRho=(a/2)*sqr((7+3*sqr(5))/6)
End Function

Function EllipseFoci(a,b)
'REM Returns the distance from the center of an ellipse
'to any focus given the lengths of the semiaxes (a-major
'and b-minor).
EllipseFoci=sqr(a^2-b^2)
End function

Function EllipseEcc(a,b)
'REM Returns the eccentricity of an ellipse
'to any focus given the lengths of the semiaxes (a-major
'and b-minor).
EllipseEcc=sqr(1-(b/a)^2)
End Function

Function EllipseFlat(a,b)
'REM Returns the flatness factor of an ellipse
'to any focus given the lengths of the semiaxes (a-major
'and b-minor).
EllipseFlat=1-(b/a)
End Function

Function EllipseArea(a,b)
'REM Returns the flatness factor of an ellipse
'to any focus given the lengths of the semiaxes (a-major
'and b-minor).
EllipseArea=PI()*a*b
End Function

Function EllipsePeri(a,b)
'REM Returns an approximation of the circumference of an ellipse
'to any focus given the lengths of the semiaxes (a-major
'and b-minor).
EllipsePeri=PI()*(3*(a+b)-sqr(10*a*b+3*(a^2+b^2)))
End Function

Function EllipseLatRec(a,b)
'REM Returns the length of a latus rectum of an ellipse
'to any focus given the lengths of the semiaxes (a-major
'and b-minor).
EllipseLatRec=(2*b^2)/a
End Function

Function ASN(a)
'REM Returns the arcsin of a (an radians) using a series expansion
Dim e as double,asa1 as double, asa2 as double, n as integer
Dim t as integer
If a&gt;1 and a&lt;-1 then
	Msgbox "Value of a must be between 1 and -1"
	Exit Function
End If
e=10000
n=0
asa1=0
asa2=0
'Iterate until the new iteration is less than 0.0001 different
'than old iteration.
Do until e&lt;0.00000001
	asa2=asa1+(BINOMCOEFF(2*n,n)*a^(2*n+1))/(4^n*(2*n+1))
	e=asa2-asa1
	'msgbox (e,1)
	if t=2 then exit do
	asa1=asa2
	n=n+1
Loop
ASN=asa2
End Function

Function ACO(a)
'Returns the arcosine of a (radians)
If a&gt;1 and a&lt;-1 then
	Msgbox "Value of a must be between 1 and -1"
	Exit Function
End If
ACO=(PI()/2)-ASN(a)
End Function

Function ACT(a)
'Returns the arcotangent of a (radians)
dim svc as object
svc=createUnoService("com.sun.star.sheet.FunctionAccess")
ACT=(PI()/2)-svc.callFunction("ATAN",Array(a))
End Function

Function ASEC(a)
'Returns the arcsecant of a (radians)
dim svc as object
If a&lt;3 and a&gt;0 then
	Msgbox "The value of a must be more than 3 or less than 0"
	exit function
end if
svc=createUnoService("com.sun.star.sheet.FunctionAccess")
ASEC=svc.callFunction("ACOS",Array(1/a))
End Function

Function ACSC(a)
'Returns the arcosecant of a (radians)
DIM svc as object
If a&lt;3 and a&gt;=0 then
	Msgbox "The value of a must be more than 3 or less than 0"
	exit function
end if
svc=createUnoService("com.sun.star.sheet.FunctionAccess")
ACSC=svc.callFunction("ASIN",Array(1/a))
End Function
	

Function TriAn(a,b,ba)
'REM Returns the measure (radians) of an angle in a triangle
'given the length of the opposite side (a), and the length
'of another side (b) and the measure (radians) of the angle
'opposite to it (ba).
'Uses the sine theorem
DIM Asn as double,svc as object
svc=createUnoService("com.sun.star.sheet.FunctionAccess")
asn=svc.callFunction("ASIN",Array((a*Sin(ba))/b))
TriAn=ASN
End Function

Function TriSide(b,c,aa)
'REM Returns the length of a side of a triangle given
'The lengths of the other two sides (b and c) and
'the radians measure of the opposite angle.
'Uses the cosine theorem.
TriSide=sqr(b^2+c^2-2*b*c*Cos(aa))
End Function

Function TriAlt(b,ca)
'REM Returns the altitude of a triangle given
'the length of one non-base side and the measure (radians)
'of the angle opposite the other non-base side.
TriAlt=b*Sin(ca)
End Function

Function ParaFoc(c,d)
'REM Returns the focal length of a parabola given
'the length of a chord perpendicular to the axis of symmetry (c)
'and the distance of the chord from the vertex along the axis
'of symmetry (d).
ParaFoc=c^2/(16*d)
End Function

Function ParaArc(p1,p2,f)
'REM Returns the arc length between two points on a parabola given
'The perpendicular distances from the points to the axis of symmetry
'(p1 and p2) and the focal length (f)
Dim h as double, q as double, s1 as double, s2 as double
h=p1/2
q=sqr(f^2+h^2)
s1=((h*q)/f)+f*Log((h+q)/f)
h=p2/2
q=sqr(f^2+h^2)
s2=((h*q)/f)+f*Log((h+q)/f)
ParaArc=Abs(s1-s2)
End Function

Function SphericalCA(p1,l1,p2,l2)
'REM Returns the central angle measure of the distance between
'two points on a sphere given their latitudes (p1 and p2) and
'longitude (l1 and l2)
DIM dl as double
dl=abs(l1-l2)
SphericalCA=ACO(Sin(p1)*Sin(p2)+Cos(p1)*Cos(p2)*Cos(d1))
End Function

Function SphericalDist(r,p1,p2)
'REM Returns the arc length of the segment of the great circle
'between two points given their latitudes (p1 and p2) and
'the radius of the sphere (r).
DIM dp as double
dp=abs(p1-p2)
SphericalDist=r*dp
End Function

Function SphericalTriSide(a,b,c)
'REM Returns the length of a side of a triangle on a sphere given
'the measure (radians) of the opposite angle (a), and the other
'two angles (b and c).
DIM s as double, r as double
s=0.5*(a+b+c)
r=sqr(-cos(s)/(cos(s-a)*cos(s-b)*cos(s-c)))
SphericalTriSide=2*atn(r*cos(s-a))
End Function

Function SphericalCos(aa,b,c)
'REM Returns the angular length (radians) of a side of a spherical
'triangle given the angular lengths of the other two sides (b and c)
'and the radian measure of the opposite angle (aa)
'Uses the spherical cosine rule.
Dim svc as object
svc=createUnoService("com.sun.star.sheet.FunctionAccess")

SphericalCos=svc.callFunction("ACOS",Array((Cos(b)*Cos(c)+Sin(b)*Sin(c)*Cos(aa))))
End Function

Function SphericalSine(a,b,bb)
'REM Returns the radian measure of a spherical angle in a 
'triangle given the radian measure of another angle (bb)
'and the angular length of the opposite side (a) and
'the side opposite the other angle(b)
'Uses the spherical sine rule.
SphericalSine=ASN((Sin(a)*Sin(bb))/Sin(b))
End Function

Function SphericalArea(r,a)
'REM Returns the area of a spherical polygon given
'the radian measures of the interior angles (as a range a)
'and the radius of the sphere.
DIM i as integer, j as integer, RSum as double
RSum=0
For i=1 to UBound(a,1)
	for j=1 to UBound(a,2)
		RSum=RSum+a(i,j)
	next j
next i
SphericalArea=r^2*(RSum-PI())
End Function

Sub Survey
'REM Opens lss workbook
Dim Doc As Object
Dim Url As String
Dim Dummy()
Url="file:///C:/Users/Wolf/Desktop/Utility/DANSYS2/lss-open-office-1.4.ods"
Doc = StarDesktop.loadComponentFromURL(Url, "_blank", 0, Dummy)
End Sub

Function SlopeCorr(s,a,optional t)
'REM calculates the horizontal distance given a slope distance
'and either a vertical (type="v") or zenith (type = "z")
'angle. If the type argument is not specified, then "v"
'is assumed.
If IsMissing(t) then
	t="v"
end if
If t="z" then
	SlopeCorr=s*sin(a)
else
	SlopeCorr=s*cos(a)
end if
End Function

Function ChainTempCorr(l,t,optional s,optional c)
'REM Corrects a chain measurement for expansion/contraction given
'the distance measure (l), the temperature (t),
'standard temperature (default=68 F.) and the 
'coefficient of thermal expansion (default=0.00000645/F.)
If IsMissing(s) then
	s=68
end if
If IsMissing(c) then
	c=0.00000645
End If
ChainTempCorr=c*l*(t-s)
End Function

Function ChainTensCorr(t,s,l,a,optional m)
'REM Corrects a chain measurement for tension given
'the measurement (l), the applied tension in pounds (t),
'the tension for which the chain (tape) was standardized,
'the cross sectional area of the chain (a),
'and the modulus of elasticity of the chain (tape)
'(m), (default=30*10^6)
If IsMissing(m) then
	m=30E6
end if
ChainTensCorr=((t-s)*l)/(a*m)
end function

Function ChainSagCorr(w,l,t)
'REM Corrects a distance measurement for sag given
'the weight of the chain per foot, the distance measured (l),
'and the applied tension in pounds (t)
ChainSagCorr=(w^2*l^2)/(24*t^2)
end function

Function Gradians(a)
'REM Returns the number of gradians given 
'the number of degrees.
'Converts degrees into gradians.
Gradians=a*(10/9)
End function

Function Degrees2(a)
'REM Returns the number of degrees given
'the number of gradians.
'Converts gradians to degrees
Degrees2=a*(9/10)
End function

Function Quadrant(a)
'REM returns the quadrant of an angle
Dim sn as integer
sn=sgn(a)
If abs(a)&gt;360 then
	a=(a/360-int(a/360))*360
end if
a=abs(a)
if sn&gt;0 then
	if a&lt;90 and a&gt;=0 then
		Quadrant=1
	elseif a&lt;180 and a&gt;=90 then
		Quadrant=2
	elseif a&lt;270 and a&gt;=180 then
		Quadrant=3
	else 
		Quadrant=4
	End if
else
	if a&lt;90 and a&gt;0 then
		Quadrant=4
	elseif a&lt;180 and a&gt;90 then
		Quadrant=3
	elseif a&lt;270 and a&gt;180 then
		Quadrant=2
	else 
		Quadrant=1
	End if
end if
End function

	FUNCTION TRANSLATE(A,B)
'REM Returns a rotated and/or parallel translated point's new
'coordinates in a 1x3 row vector. A is a 3x4 matrix containing the 
'parallel displacement in the x, y, and z directions in the first column,
'the x axis angular displacement in the x, y, and z direction in the
'second column, the y axis displacements in the third column,
'and the z axis displacements in the fourth column.
'Angular displacements should be in radians.
'B Is the 1x3 vector containing the points x, y, and z coordinates.
DIM OUTMAT(1,3),A1(3,4) AS DOUBLE
FOR I=1 TO UBOUND(A,1)
	FOR J=1 TO UBOUND(A,2)
		IF I=1 THEN
			A1(I,J)=A(I,J)
		ELSE
			A1(I,J)=COS(A(I,J))
		END IF
	NEXT J
NEXT I		

OUTMAT(1,1)=A(1,2)*(A(1,1)-B(1,1))+A(1,3)*(A(2,1)-B(1,2))+A(1,4)*(A(3,1)-B(1,3))
OUTMAT(1,2)=A(2,2)*(A(1,1)-B(1,1))+A(2,3)*(A(2,1)-B(1,2))+A(2,4)*(A(3,1)-B(1,3))
OUTMAT(1,3)=A(3,2)*(A(1,1)-B(1,1))+A(3,3)*(A(2,1)-B(1,2))+A(3,4)*(A(3,1)-B(1,3))
TRANSLATE=OUTMAT
END FUNCTION

FUNCTION ConvexHull(X,Y)
'REM Finds the vertices (in clockwise order) of a polygon cotaining
'all the points (x,y). Returns the points of the convex hull.
'There is a limit of 100 points imposed by the size of the NEXT array.
'Returns the points in a two column list.

DIM N AS INTEGER, VERTEX(UBOUND(X,1)-1) AS INTEGER, NVERT AS INTEGER
DIM IWK(UBOUND(X,1)-1) AS INTEGER, NXT(100) AS INTEGER, I AS INTEGER
DIM I1 AS INTEGER, I2 AS INTEGER, J AS INTEGER, JP1 AS INTEGER
DIM JP2 AS INTEGER, I2SAVE AS INTEGER, I3 AS INTEGER, I2NEXT AS INTEGER
DIM XMAX AS DOUBLE, XMIN AS DOUBLE, YMAX AS DOUBLE, YMIN AS DOUBLE
DIM DIST AS DOUBLE, DMAX AS DOUBLE, DMIN AS DOUBLE, X1 AS DOUBLE
DIM Y1 AS DOUBLE, DX AS DOUBLE, DY AS DOUBLE, X2 AS DOUBLE, Y2 AS DOUBLE
DIM DX1 AS DOUBLE, DX2 AS DOUBLE, DMAX1 AS DOUBLE, DMAX2 AS DOUBLE
DIM DY1 AS DOUBLE, DY2 AS DOUBLE, TEMP AS DOUBLE, ZERO AS DOUBLE
DIM V AS INTEGER, OUTMAX AS DOUBLE

N=UBOUND(X,1)
ZERO=0.0
IF N&lt;2 THEN
	MSGBOX "There must be at least 2 points"
	EXIT FUNCTION
END IF
'CHOOSE THE POINTS WITH THE SMALLEST AND LARGEST X VALUES AS THE
'FIRST TWO VERTICES OF THE POLYGON.

IF X(1,1)&gt;X(N,1) THEN
	VERTEX(1)=N
	VERTEX(2)=1
	XMIN=X(N,1)
	XMAX=X(1,1)
ELSE
	VERTEX(1)=1
	VERTEX(2)=N
	XMIN=X(1,1)
	XMAX=X(N,1)
END IF

FOR I=2 TO N-1
	TEMP=X(I,1)
	IF TEMP&lt;XMIN THEN
		VERTEX(1)=I
		XMIN=TEMP
	ELSEIF TEMP&gt;XMAX THEN
		VERTEX(2)=I
		XMAX=TEMP
	END IF
NEXT I

'SPECIAL CASE, XMAX=XMIN

IF XMAX=XMIN THEN
	IF Y(1,1)&gt;Y(N,1) THEN
		VERTEX(1)=N
		VERTEX(2)=1
		YMIN=Y(N,1)
		YMAX=Y(1,1)
	ELSE
		VERTEX(1)=1
		VERTEX(2)=N
		YMIN=Y(1,1)
		YMAX=Y(N,1)
	END IF
	
	FOR I=2 TO N-1
		TEMP=Y(I,1)
		IF TEMP&lt;YMIN THEN
			VERTEX(1)=I
			YMIN=TEMP
		ELSEIF TEMP&gt;YMAX THEN
			VERTEX(2)=I
			YMAX=TEMP
		END IF
	NEXT I
		
	NVERT=2
	IF YMAX=YMIN THEN NVERT=1
	GOTO CH1000
END IF	

'SET UP TWO LISTS OF POINTS; ABOVE AND BELOW THE LINE JOINING THE
'FIRST TWO VERTICES. NEXT(I) HOLDS THE POINTER TO THE POINT FURTHEST
'FROM THE LINE JOINING THE VERTEX(I) TO VERTEX(I+1) ON THE LEFT.
I1=VERTEX(1)
I2=VERTEX(2)
IWK(I1)=-1
IWK(I2)=-1
DX=XMAX-XMIN
Y1=Y(I1,1)
DY=Y(I2,1)-Y1
DMAX=ZERO
DMIN=ZERO
NXT(1)=-1
NXT(2)=-1

FOR I=1 TO N
	IF I=VERTEX(1) OR I=VERTEX(2) THEN GOTO CH10
	DIST=(Y(I,1)-Y1)*DX-(X(I,1)-XMIN)*DY
	IF DIST&gt;ZERO THEN
		IWK(I1)=I
		I1=I
		IF DIST&gt;DMAX THEN
			NXT (1)=I
			DMAX=DIST
		END IF
	ELSEIF DIST&lt;ZERO THEN
		IWK(I2)=I
		I2=I
		IF DIST&lt;DMIN THEN
			NXT(2)=I
			DMIN=DIST
		END IF
	END IF
CH10:	NEXT I

'ENDS OF LISTS ARE INDICATED BY POINTERS TO -VE POSITIONS
IWK(I1)=-1
IWK(I2)=-1
NVERT=2
J=1

'START OF MAIN PROCEDURE
'INTRODUCE NEW VERTEX BETWEEN VERTICES J AND J+1, IF ONE HAS BEEN FOUND.
'OTHERWISE INCREASE J. iF NO MORE VERTICES, THEN EXIT
CH40:	IF NXT(J)&lt;0 THEN
IF J=NVERT THEN GOTO CH1000
	J=J+1
	GOTO CH40
END IF

JP1=J+1
FOR I=NVERT TO JP1 STEP -1
	VERTEX(I+1)=VERTEX(I)
	NXT(I+1)=NXT(I)
NEXT I
JP2=JP1+1
NVERT=NVERT+1
IF JP2&gt;NVERT THEN JP2=1
I1=VERTEX(J)
I2=NXT(J)
I3=VERTEX(JP2)
VERTEX(JP1)=I2

'PROCESS LIST OF POINTS ASSOCIATED WITH VERTEX J.
'NEW LIST AT VERTEX J INCLUDES THE POINTS TO THE LEFT OF THE LINE JOINING
'IT TO THE NEW VERTEX J+1. 
'SIMILARLY, FOR THE LIST AT THE NEW VERTEX
'POINTS ON OR TO THE RIGHT OF THESE LINES ARE DROPPED.

X1=X(I1,1)
X2=X(I2,1)
Y1=Y(I1,1)
Y2=Y(I2,1)
DX1=X2-X1
DX2=X(I3,1)-X2
DY1=Y2-Y1
DY2=Y(I3,1)-Y2
DMAX1=ZERO
DMAX2=ZERO
NXT(J)=-1
NXT(JP1)=-1
I2SAVE=I2
I2NEXT=IWK(I2)
I=IWK(I1)
IWK(I1)=-1
IWK(I2)=-1

CH60:	IF I&lt;&gt;I2SAVE THEN
	DIST=(Y(I,1)-Y1)*DX1-(X(I,1)-X1)*DY1
	IF DIST&gt;ZERO THEN
		IWK(I1)=I
		I1=I
		IF DIST&gt;DMAX1 THEN
			NXT(J)=I
			DMAX1=DIST
		END IF
	ELSE
		DIST=(Y(I,1)-Y2)*DX2-(X(I,1)-X2)*DY2
		IF DIST&gt;ZERO THEN
			IWK(I2)=I
			I2=I
			IF DIST&gt;DMAX2 THEN
				NXT(JP1)=I
				DMAX2=DIST
			END IF
		END IF
	END IF
	I=IWK(I)
ELSE
	I=I2NEXT
END IF

'GET NEXT POINT FROM OLD LIST AT VERTEX J

IF I&gt;0 THEN GOTO CH60

'END LIST WITH -VE VALUES

IWK(I1)=-1
IWK(I2)=-1

GOTO CH40

CH1000:
J=0
FOR I=1 TO N
	IF VERTEX(I)&lt;&gt;0 THEN J=J+1
NEXT I
REDIM OUTMAT(J-1,2)
FOR I=1 TO J
	OUTMAT(I,1)=X(VERTEX(I),1)
	OUTMAT(I,2)=Y(VERTEX(I),1)
NEXT I
ConvexHull=OUTMAT

END FUNCTION

</script:module>
</file>

<file path=Basic/Standard/Matrix.xml><?xml version="1.0" encoding="utf-8"?>
<!DOCTYPE module  PUBLIC '-//OpenOffice.org//DTD OfficeDocument 1.0//EN'  'module.dtd'>
<script:module xmlns:script="http://openoffice.org/2000/script" script:name="Matrix" script:language="StarBasic">REM  *****  BASIC  *****
Option base 1
Function Gaussj(optional qout,optional an,optional bN)
'REM performs a Gauss Jordan elimination on a system of equations
'with coefficient matrix a and left hand matrix  b. a is an nxn
'matrix and b is a nxm matrix with m vectors. Returns an nxn+m+1
'matrix with an nxn matrix inverse of a and an nxm matrix of 
'solution vectors.
IF ISMISSING(qout) THEN qout=0
DIM A(),B(), i as integer, j as integer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Dim n as integer, m as integer, icol as integer
Dim irow as integer, k as integer, l as integer
n=ubound(a,1)
m=ubound(b,2)
'The integer arrays ipiv, indxr, and indxc are used for bookkeeping
'on the pivoting.
Dim ll as integer, indxc(n) as integer, indxr(n) as integer
Dim r as integer, s as integer
n=ubound(a,1)
Dim ipiv(n) as integer
Dim big as double, dum as double, pivinv as double
n=ubound(a,1)
Dim OutMat(n,n+m+1) as double
REDIM MatArray3(n,n+m+1)
n=ubound(a,1)
For j=1 to n
	ipiv(j)=0
next j
'This is the main loop over the columns to be reduced
For i=1 to n
big=0
	'This is the outer loop of the search for a pivot element
	For j=1 to n
		if ipiv(j)&lt;&gt;1 then
			For k=1 to n
				if ipiv(k)=0 then
					if abs(a(j,k))&gt;=big then
						big=abs(a(j,k))
						irow=j
						icol=k
					end if
				end if
			next k
		end if
	next j
	ipiv(icol)=ipiv(icol)+1
	'We now have the pivot element, so we interchange rows, if needed
	'to put the pivot element on the diagonal. The columns are not
	'physically interchanged, onlly relabeled; indxc, the column
	'of the ith pivot element, is the ith column that is reduced
	'while indxr(i) is the row in which that pivot element was originally
	'located. If indxr(i) is not equal to indxc(i) there is an
	'implied column interchange. With this form of bookkeeping
	'the solution bs will end up in the correct order, and the
	'inverse matrix will be scrambled by columns.
	if irow&lt;&gt;icol then
		for l=1 to n
			dum=a(irow,l)
			a(irow,l)=a(icol,l)
			a(icol,l)=dum
		next l
		for l=1 to m
			dum=b(irow,l)
			b(irow,l)=b(icol,l)
			b(icol,l)=dum
		next l
	end if
	indxr(i)=irow
	indxc(i)=icol
	'We are now ready to pivot row by the pivot element.
	'located at irow and icol.

	if a(icol,icol)=0 then
		msgbox "singular matrix in Gaussj"
		exit function
	end if
	pivinv=1/a(icol,icol)
	a(icol,icol)=1
	for l=1 to n
		a(icol,l)=a(icol,l)*pivinv
	next l
	For l=1 to m
		b(icol,l)=b(icol,l)*pivinv
	next l
	'Next, we reduce the rows....
	For ll=1 to n
		'except for the pivot one.
		if ll&lt;&gt;icol then
			dum=a(ll,icol)
			a(ll,icol)=0
			for l=1 to n
				a(ll,l)=a(ll,l)-a(icol,l)*dum
			next l
			for l=1 to m
				b(ll,l)=b(ll,l)-b(icol,l)*dum
			next l
		end if
	next ll
next i
'This is the end of the main loop over columns of the reduction.
'It only remains to unscramble the solution in view of the
'column interchanges. We do this by interchanging pairs of
'columns in the reverse order that the permutation was
'built up
For l=n to 1 step -1
	if indxr(l)&lt;&gt;indxc(l) then
		For k=1 to n
			dum=a(k,indxr(l))
			a(k,indxr(l))=a(k,indxc(l))
			a(k,indxc(l))=dum
		next k
	end if
next l
'And we are done.
For i=1 to n
	For j=1 to n
		OutMat(i,j)=a(i,j)
		MatArray3(i,j)=a(i,j)
	next j
next i
For i=1 to n
	For j=1 to m
		OutMat(i,j+n+1)=b(i,j)
		MatArray3(i,j+n+1)=b(i,j)
	Next j
Next i
IF qout=0 THEN
Gaussj=1
else
Gaussj=OutMat
end if

End Function

Function LUDecomp(optional qout,optional an)
'REM Returns the LU decomposition of a(n,n) as an nxn matrix,
'Note: This function does not decompose a, but a rowwise
'permutation of a in order to stabilize the procedure.
Dim n as integer, a()
n=ubound(an,1)
Dim Tiny as double, i as integer, imax as integer, j as integer
Dim k as integer, aamax as double, dum as double, num as double
Dim sum as double, vv(n) as double, d as double, indx(n)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UBOUND(A,1)-1,UBOUND(A,2)-1)
Tiny=1E-20
'vv stores the implicit scaling of each row.
'Loop over rows to get the implicit scaling information
n=ubound(a,1)
d=1
For i=1 to n
	aamax=0
	for j=1 to n
		if abs(a(i,j))&gt;aamax then
			aamax=abs(a(i,j))
		end if
	next j
	'No nonzero largest element
	if aamax=0 then
		msgbox "singular matrix"
		exit function
	end if
	vv(i)=1/aamax      'Save the scaling
next i
'This is the loop over columns of Crout's method
for j=1 to n
	'This is equation except for i=j
	for i=1 to j-1
		sum=a(i,j)
		for k=1 to i-1
			sum=sum-a(i,k)*a(k,j)
		next k
		a(i,j)=sum
	next i
	aamax=0      'Initialize for the search for largest pivot element.
	'This is i=j and i=j+1....N
	For i=j to n
		sum=a(i,j)
		for k=1 to j-1
			sum=sum-a(i,k)*a(k,j)
		next k
		a(i,j)=sum
		dum=vv(i)*abs(sum)    'Figure of merit for the pivot
		if dum&gt;=aamax then    'Is it better than the best so far?
			imax=i
			aamax=dum
		end if
	Next i
	'Do we need to interchange rows?
	if j&lt;&gt;imax then
		For k=1 to n        'Yes, do so
			dum=a(imax,k)
			a(imax,k)=a(j,k)
			a(j,k)=dum
		next k
		d=-d
		vv(imax)=vv(j)      'Also interchange the scale factor
	end if
	indx(j)=imax
	'If the pivot element is zero the matrix is singular
	'(at least to the precision of the algorithm). For some
	'applications on singular matrices, it is desirable
	'to substitute Tiny for zero.
'	If a(j,j)=0 then
'		a(j,j)=Tiny
'	end if
	if j&lt;&gt;n then     'Now, finally divide by the pivot element
		dum=1/a(j,j)
		for i=j+1 to n
			a(i,j)=a(i,j)*dum
		next i
	end if
'Go back for the next column in the reduction
Next j
FOR I=1 TO UBOUND(A,1)
	FOR J=1 TO UBOUND(A,2)
		MatArray3(I,J)=A(I,J)
	NEXT J
NEXT I
IF qout=0 then
	LUDecomp=1
else
	LUDecomp=a
END IF

End function
				
Function svdcmp(optional qout,optional an)
'REM Given a matrix (mxn), returns the singular value decomposition
'as three matrices - U (mxn), the diagonal of W as a vector (n),
'and U(nxn). a=U*V*(transpose)V
IF ISMISSING(qout) THEN qout=0
Dim m as integer, n as integer
m=ubound(an,1)
n=ubound(an,2)
Dim v(n,n) as double, w(n) as double, rv1(n) as double
Dim OutMat(m,2*n+3) as double,a()
m=ubound(an,1)
n=ubound(an,2)

Dim i as integer, its as integer, j as integer, jj as integer
Dim k as integer, l as integer, nm as integer, anorm as double
Dim c as double, f as double, g as double, h as double, s as double
Dim scale as double, x as double, y as double, z as double, t as integer


IF ISMISSING(An) THEN
	REDIM A(UBOUND(MatArray1,1)-1,UBOUND(MatArray1,2)-1)
	FOR I=1 TO UBOUND(MatArray1,1)
		FOR J=1 TO UBOUND(MatArray1,2)
			A(I,J)=MatArray1(I,J)
		NEXT J
	NEXT I
ELSE
	REDIM A(UBOUND(An,1)-1,UBOUND(An,2)-1)
	FOR I=1 TO UBOUND(An,1)
		FOR J=1 TO UBOUND(An,2)
			A(I,J)=An(I,J)
		NEXT J
	NEXT I
END IF	
'Householder reduction to bidiagonal form
g=0.0
scale=0.0
anorm=0.0
for i=1 to n
	l=i+1
	rv1(i)=scale*g
	g=0.0
	s=0.0
	scale=0.0
	if i&lt;=m then
		for k=i to m
			scale=scale+abs(a(k,i))
		next k
		if scale&lt;&gt;0.0 then
			for k=i to m
				a(k,i)=a(k,i)/scale
				s=s+a(k,i)*a(k,i)
			next k
			f=a(i,i)
			g=-(sqr(s)*sgn(f))
			h=f*g-s
			a(i,i)=f-g
			for j=l to n
				s=0.0
				for k=i to m
					s=s+a(k,i)*a(k,j)
				next k
				f=s/h
				for k=i to m
					a(k,j)=a(k,j)+f*a(k,i)
				next k
			next j
			for k=i to m
				a(k,i)=scale*a(k,i)
			next k
		end if
	end if
	w(i)=scale*g
	g=0.0
	s=0.0
	scale=0.0
	if i&lt;=m And i&lt;&gt;n then
		For k=l to n
			scale=scale+abs(a(i,k))
		next k
		if scale&lt;&gt;0.0 then
			for k=l to n
				a(i,k)=a(i,k)/scale
				s=s+a(i,k)*a(i,k)
			next k
			f=a(i,l)
			g=-(sqr(s)*sgn(f))
			h=f*g-s
			a(i,l)=f-g
			for k=l to n
				rv1(k)=a(i,k)/h
			next k
			for j=l to m
				s=0.0
				for k=l to n
					s=s+a(j,k)*a(i,k)
				next k
				for k=l to n
					a(j,k)=a(j,k)+s*rv1(k)
				next k
			next j
			for k=l to n
				a(i,k)=scale*a(i,k)
			next k
		end if
	end if
	if anorm&lt;abs(w(i))+abs(rv1(i)) then
		anorm=abs(w(i))+abs(rv1(i))
	end if
next i
'Accumulation of right-hand transformations
for i=n to 1 step -1
	if i&lt;n then
		if g&lt;&gt;0.0 then
			for j=l to n    'Double division to avoid possible underflow
				v(j,i)=(a(i,j)/a(i,l))/g
			next j
			for j=l to n
				s=0.0
				for k=l to n
					s=s+a(i,k)*v(k,j)
				next k
				for k=l to n
					v(k,j)=v(k,j)+s*v(k,i)
				next k
			next j
		end if
		for j=l to n
			v(i,j)=0.0
			v(j,i)=0.0
		next j
	end if
	v(i,i)=1.0
	g=rv1(i)
	l=i
next i
if m&lt;n then
	t=m
else
	t=n
end if
for i=t to 1 step -1
	l=i+1
	g=w(i)
	for j=l to n
		a(i,j)=0.0
	next j
	if g&lt;&gt;0.0 then
		g=1.0/g
		for j=l to n
			s=0.0
			for k=l to m
				s=s+a(k,i)*a(k,j)
			next k
			f=(s/a(i,i))*g
			for k=i to m
				a(k,j)=a(k,j)+f*a(k,i)
			next k
		next j
		for j=i to m
			a(j,i)=a(j,i)*g
		next j
	else
		for j=i to m
			a(j,i)=0.0
		next j
	end if
	a(i,i)=a(i,i)+1.0
next i
'Diagonalization of the bidiagonal form. Loop over singular values
'and over allowed iterations.
for k=n to 1 step -1
	for its=1 to 30
		'Test for splitting
		for l=k to 1 step -1
			nm=l-1
			if abs(rv1(l))+anorm = anorm then
				goto mark2
			end if
			if abs(w(nm))+anorm = anorm then
				goto mark1
			end if
		next l
mark1:		c=0.0			'Cancelation of rv1(l), if l&gt;1
		s=1.0
		for i=l to k
			f=s*rv1(i)
			rv1(i)=c*rv1(i)
			if abs(f)+anorm = anorm then
				goto mark2
			end if
			g=w(i)
			h=pyth(f,g)
			w(i)=h
			h=1.0/h
			c=g*h
			s=-(f*h)
			for j=1 to m
				y=a(j,nm)
				z=a(j,i)
				a(j,nm)=(y*c)+(z*s)
				a(j,i)=-(y*s)+(z*c)
			next j
		next i
mark2:		z=w(k)
		if l=k then				'Convergence
			if z&lt;0.0 then		'Singular value is made nonnegative
				w(k)=-z
				for j=1 to n
					v(j,k)=-v(j,k)
				next j
			end if
			goto mark3
		end if
		if its=30 then
			msgbox "no convergence"
			exit function
		end if
		'Shift from bottom 2-by-2 minor
		x=w(l)
		nm=k-1
		y=w(nm)
		g=rv1(nm)
		h=rv1(k)
		f=((y-z)*(y+z)+(g-h)*(g+h))/(2.0*h*y)
		g=pyth(f,1.0)
		f=((x-z)*(x+z)+h*((y/(f+(g*sgn(f))))-h))/x
		c=1.0
		s=1.0
		for j=l to nm
			i=j+1
			g=rv1(i)
			y=w(i)
			h=s*g
			g=c*g
			z=pyth(f,h)
			rv1(j)=z
			c=f/z
			s=h/z
			f=(x*c)+(g*s)
			g=-(x*s)+(g*c)
			h=y*s
			y=y*c
			for jj=1 to n
				x=v(jj,j)
				z=v(jj,i)
				v(jj,j)=(x*c)+(z*s)
				v(jj,i)=-(x*s)+(z*c)
			next jj
			z=pyth(f,h)
			w(j)=z			'Rotation can be arbitrary if z=0
			if z&lt;&gt;0.0 then
				z=1.0/z
				c=f*z
				s=h*z
			end if
			f=(c*g)+(s*y)
			x=-(s*g)+(c*y)
			for jj=1 to m
				y=a(jj,j)
				z=a(jj,i)
				a(jj,j)=(y*c)+(z*s)
				a(jj,i)=-(y*s)+(z*c)
			next jj
		next j
		rv1(l)=0.0
		rv1(k)=f
		w(k)=x
	next its
mark3:	t=1
next k
For i=1 to m
	for j=1 to n
		OutMat(i,j)=a(i,j)
	next j
next i
For i=1 to n
	OutMat(i,n+2)=w(i)
next i
for i=1 to n
	for j=1 to n
		OutMat(i,j+n+3)=v(i,j)
	next j
next i
REDIM MatArray3(UBOUND(OutMat,1)-1,UBOUND(OutMat,2)-1)
FOR I=1 TO UBOUND(OutMat,1)
	FOR J=1 TO UBOUND(OutMat,2)
		MatArray3(i,j)=OutMat(i,j)
	NEXT J
NEXT I
IF qout=0 THEN
	svdcmp=1
ELSE
	svdcmp=OutMat		
END IF
end function

Function Vandermonde(optional qout,optional an)
'REM Returns a Vandermonde matrix specified by a column vector of values a.
Dim n as integer, i as integer, j as integer, k as integer,a()
n=ubound(an,1)
Dim v(n,n) as double
n=ubound(an,1)

IF ISMISSING(An) THEN
	REDIM A(UBOUND(MatArray1,1)-1,UBOUND(MatArray1,2)-1)
	FOR I=1 TO UBOUND(MatArray1,1)
		FOR J=1 TO UBOUND(MatArray1,2)
			A(I,J)=MatArray1(I,J)
		NEXT J
	NEXT I
ELSE
	REDIM A(UBOUND(An,1)-1,UBOUND(An,2)-1)
	FOR I=1 TO UBOUND(An,1)
		FOR J=1 TO UBOUND(An,2)
			A(I,J)=An(I,J)
		NEXT J
	NEXT I
END IF	
for i=1 to n
k=0
	for j=1 to n
		v(i,j)=a(i,1)^k
		k=k+1
	next j
next i
REDIM MatArray3(UBOUND(v,1)-1,UBOUND(v,2)-1)
FOR I=1 TO UBOUND(v,1)
	FOR J=1 TO UBOUND(v,2)
		MatArray3(I,J)=v(I,J)
	NEXT J
NEXT I
IF qout=0 THEN
	Vandermonde=1
ELSE
	Vandermonde=v
END IF
End function

Function VanderSolve(optional qout,optional xn,optional qn)
'REM Solves the Vandermonde system given the column vector x,
'which specifies the Vandermonde matrix, and the right hand
'column vector q. The output is a column solution vector
'of the same size as x and q.
Dim n as integer,x(),q()
n=ubound(xn,1)
Dim w(n,1) as double, b as double, s as double, t as double
n=ubound(xn,1)
Dim xx as double, c(n) as double
Dim i as integer, j as integer, k as integer

IF ISMISSING(xn) THEN
	REDIM x(UBOUND(MatArray1,1)-1,UBOUND(MatArray1,2)-1)
	FOR I=1 TO UBOUND(MatArray1,1)
		FOR J=1 TO UBOUND(MatArray1,2)
			x(I,J)=MatArray1(I,J)
		NEXT J
	NEXT I
ELSE
	REDIM x(UBOUND(xn,1)-1,UBOUND(xn,2)-1)
	FOR I=1 TO UBOUND(xn,1)
		FOR J=1 TO UBOUND(xn,2)
			x(I,J)=xn(I,J)
		NEXT J
	NEXT I
END IF	

IF ISMISSING(qn) THEN
	REDIM q(UBOUND(MatArray1,1)-1,UBOUND(MatArray1,2)-1)
	FOR I=1 TO UBOUND(MatArray1,1)
		FOR J=1 TO UBOUND(MatArray1,2)
			q(I,J)=MatArray1(I,J)
		NEXT J
	NEXT I
ELSE
	REDIM q(UBOUND(qn,1)-1,UBOUND(qn,2)-1)
	FOR I=1 TO UBOUND(qn,1)
		FOR J=1 TO UBOUND(qn,2)
			q(I,J)=qn(I,J)
		NEXT J
	NEXT I
END IF	
n=ubound(xn,1)
if n=1 then
	w(1,1)=q(1,1)
else
	'Initialize the array
	for i=1 to n
		c(i)=0.0
	next i
	'Coefficients of the master polynomial are found by recursion.
	c(n)=-x(1,1)
	for i=2 to n
		xx=-x(i,1)
		for j=n+1-i to n-1
			c(j)=c(j)+xx*c(j+1)
		next j
		c(n)=c(n)+xx
	next i
	'Each subfactor in turn....
	For i=1 to n
		xx=x(i,1)
		t=1.0
		b=1.0
		s=q(n,1)
		For k=n to 2 step -1	'is synthetically divided,
			b=c(k)+xx*b
			s=s+q(k-1,1)*b		'matrix multiplied by the right side
			t=xx*t+b
		next k
		w(i,1)=s/t			'and supplied with a denominator.
	next i
end if
REDIM MatArray3(UBOUND(w,1)-1,UBOUND(w,2)-1)
FOR I=1 TO UBOUND(w,1)
	FOR J=1 TO UBOUND(w,2)
		MatArray3(I,J)=w(I,J)
	NEXT J
NEXT I
IF qout=0 THEN
	VanderSolve=1
ELSE
	VanderSolve=w
END IF
End function

Function Toeplitz(optional qout, optional xn)
'REM returns the Toeplitz matrix specified by the column matrix x.
Dim n as integer, m as integer, x(), i as integer, j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m=ubound(xn,1)
n=(m+1)/2
if m/2=int(m/2) then
	msgbox "input column must have an odd number of elements."
	exit function
end if
Dim OutMat(n-1,n-1) as double
Redim MatArray3(n-1,n-1)
	
m=ubound(x,1)
n=(m+1)/2
For i=1 to n
	For j=1 to n
		OutMat(i,j)=x(m-n+1+i-j,1)
		MatArray3(i,j)=x(m-n+1+i-j,1)
	next j
next i
If qout=0 then
	Toeplitz=1
else
	Toeplitz=OutMat
end if
End function

Function ToeplitzSolve(optional qout,optional rn,optional yn)
'REM Solves the Toeplitz system where r is the 2*n-1x1 left side
'column vector which specifies the Toeplitz matrix, and
'y is the nx1 left side column vector. The solution vector, x, is
'returned.
DIM r(),y(), I AS INTEGER, J AS INTEGER
IF ISMISSING(qout) THEN qout=0

IF ISMISSING(rn) THEN
	REDIM r(UBOUND(MatArray1,1)-1,UBOUND(MatArray1,2)-1)
	FOR I=1 TO UBOUND(MatArray1,1)
		FOR J=1 TO UBOUND(MatArray1,2)
			r(I,J)=MatArray1(I,J)
		NEXT J
	NEXT I
ELSE
	REDIM r(UBOUND(rn,1)-1,UBOUND(rn,2)-1)
	FOR I=1 TO UBOUND(rn,1)
		FOR J=1 TO UBOUND(rn,2)
			r(I,J)=rn(I,J)
		NEXT J
	NEXT I
END IF	


IF ISMISSING(yn) THEN
	REDIM y(UBOUND(MatArray1,1)-1,UBOUND(MatArray1,2)-1)
	FOR I=1 TO UBOUND(MatArray1,1)
		FOR J=1 TO UBOUND(MatArray1,2)
			y(I,J)=MatArray1(I,J)
		NEXT J
	NEXT I
ELSE
	REDIM y(UBOUND(yn,1)-1,UBOUND(yn,2)-1)
	FOR I=1 TO UBOUND(yn,1)
		FOR J=1 TO UBOUND(yn,2)
			y(I,J)=yn(I,J)
		NEXT J
	NEXT I
END IF	
Dim n as integer
n=ubound(yn,1)
Redim MatArray3(n-1,1-1)
Dim x(n-1,1-1) as double, g(n-1,1-1) as double, h(n-1,1-1) as double
Dim k as integer, m as integer, m1 as integer
Dim m2 as integer, pp as double, pt1 as double, pt2 as double
Dim qq as double, qt1 as double, qt2 as double, sd as double
Dim sgd as double, sgn1 as double, shn as double, sxn as double
n=ubound(yn,1)

if r(n,1)=0 then
	msgbox "singular principle minor"
	exit function
end if
x(1,1)=y(1,1)/r(n,1)			'Initialize the recursion
if n=1 then
	for i=1 to ubound(x,1)
		for j=1 to ubound(x,2)
			MatArray3(i,j)=x(i,j)
		next j
	next i
	if qout=0 then
		ToeplitzSolve=1
		exit function
	else
		ToeplitzSolve=x
		exit function
	end if
end if
g(1,1)=r(n-1,1)/r(n,1)
h(1,1)=r(n+1,1)/r(n,1)
For m=1 to n				'Main loop over the recursion
	m1=m+1
	sxn=-y(m1,1)		'Compute the numerator and denominator for x.
	sd=-r(n,1)
	for j=1 to m
		sxn=sxn+r(n+m1-j,1)*x(j,1)
		sd=sd+r(n+m1-j,1)*g(m-j+1,1)
	next j
	if sd=0 then
		msgbox "singular principle minor"
		exit function
	end if
	x(m1,1)=sxn/sd
	For j=1 to m
		x(j,1)=x(j,1)-x(m1,1)*g(m-j+1,1)
	next j
	if m1=n then
	for i=1 to ubound(x,1)
		for j=1 to ubound(x,2)
			MatArray3(i,j)=x(i,j)
		next j
	next i
	if qout=0 then
		ToeplitzSolve=1
		exit function
	else
		ToeplitzSolve=x
		exit function
	end if
	end if
	sgn1=-r(n-m1,1)			'Compute numerator and denominator for g and h
	shn=-r(n+m1,1)
	sgd=-r(n,1)
	for j=1 to m
		sgn1=sgn1+r(n+j-m1,1)*g(j,1)
		shn=shn+r(n+m1-j,1)*h(j,1)
		sgd=sgd+r(n+j-m1,1)*h(m-j+1,1)
	next j
	if sd=0 Or sgd=0 then
		msgbox "singular principle minor"
		exit function
	end if
	g(m1,1)=sgn1/sgd	
	h(m1,1)=shn/sd
	k=m
	m2=(m+1)/2
	pp=g(m1,1)
	qq=h(m1,1)
	for j=1 to m2
		pt1=g(j,1)
		pt2=g(k,1)
		qt1=h(j,1)
		qt2=h(k,1)
		g(j,1)=pt1-pp*qt2
		g(k,1)=pt2-pp*qt1
		h(j,1)=qt1-qq*pt2
		h(k,1)=qt2-qq*pt1
		k=k-1
	next j
next m						'Back for another recurrence
End function
		
Function Cholesky(optional qout, optional an)
'REM Given a positive definite symmetric matrix (a(n,n)), returns
'its Cholesky decomposition as a nxn+2 matrix. Only the upper
'triangle of a need be given, it is returned as the upper
'triangle of the matrix. The Cholesky factor is returned
'in the lower triangle, except for its diagonal elements
'which are returned in the last column.
Dim n as integer, a(),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OutMat(n-1,n+1) as double
Dim k as integer
Dim sum as double, p(n-1) as double
Redim MatArray3(n-1,n+1)	
n=ubound(a,1)
For i=1 to n
	For j=i to n
		sum=a(i,j)
		for k=i-1 to 1 step -1
			sum=sum-a(i,k)*a(j,k)
		next k
		if i=j then
			if sum &lt;=0 then		'a, with rounding errors is not
				msgbox "Cholesky failed"	'positive definite
				exit function
			end if
			p(i)=sqr(sum)
		else
			a(j,i)=sum/p(i)
		end if
	next j
next i
For i=1 to n
	for j=1 to n
		OutMat(i,j)=a(i,j)
	next j
next i
For i=1 to n
	OutMat(i,n+2)=p(i)
next i
for i=1 to ubound(OutMat,1)
	for j=1 to ubound(OutMat,2)
		MatArray3(i,j)=OutMat(i,j)
	next j
next i
if qout=0 then 
	Cholesky=1
else
	Cholesky=OutMat
end if
End function

Function RComp(optional qout,optional an,optional bn)
dim a(),b(),i as integer, j as integer, c()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if ubound(a,1)*ubound(a,2)&gt;ubound(b,1)*ubound(b,2) then
	redim C(ubound(a,1)*ubound(a,2)-1,1-1)
else
	redim C(ubound(b,1)*ubound(b,2)-1,1-1)	
end if
Dim k as integer, l as integer
Dim f as integer, p as integer
redim MatArray3(ubound(c,1)-1,ubound(c,2)-1)
p=1
for i=1 to ubound(b,1)
	for j=1 to ubound(b,2)
		f=1
		For k=1 to ubound(a,1)
			For l=1 to ubound(a,2)
				if a(k,l)=b(i,j) then
					f=0
				end if
			next l
		next k
		if f=1 then
			c(p,1)=b(i,j)
			MatArray3(p,1)=b(i,j)
			p=p+1
		end if
	next j
next i
if qout=0 then
	RComp=1
else
	RComp=c
end if
End function
				
Function Intersect(optional qout,optional an,optional bn)
Dim C(), i as integer, j as integer, k as integer, l as integer
Dim f as integer, p as integer, a(), 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if ubound(a,1)*ubound(a,2)&gt;ubound(b,1)*ubound(b,2) then
	redim C(ubound(a,1)*ubound(a,2)-1,1-1)
else
	redim C(ubound(b,1)*ubound(b,2)-1,1-1)	
end if
redim MatArray3(ubound(c,1)-1,ubound(c,2)-1)
p=1
for i=1 to ubound(b,1)
	for j=1 to ubound(b,2)
		f=1
		For k=1 to ubound(a,1)
			For l=1 to ubound(a,2)
				if a(k,l)=b(i,j) then
					f=0
				end if
			next l
		next k
		if f=0 then
			c(p,1)=b(i,j)
			MatArray3(p,1)=b(i,j)
			p=p+1
		end if
	next j
next i
if qout=0 then
	Intersect=1
else
	Intersect=c
end if
End function

Function Eigen(optional qout, optional an,optional w)
'REM Computes all eigenvalues and eigenvectors of a real, symmetric matrix a
'(nxn). w specifies whether the results should be sorted (1)
'or not (0 default).
if ismissing(w) then 
	w=0
end if
DIM n as integer, nrot as integer, NMAX as integer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d(n-1) as double, v(n-1,n-1) as double, OutMat(n-1,n) as double
redim MatArray3(n-1,n)
NMAX=500
DIM ip as integer, iq as integer, k as integer
DIM c as double, g as double, h as double, s as double, sm as double
DIM t as double, tau as double, theta as double, tresh as double
DIM b(500) as double, z(500) as double
n=ubound(a,1)
'Initialize the identity matrix
For ip=1 to n
	for iq=1 to n
		v(ip,iq)=0
	next iq
	v(ip,ip)=1
next ip
For ip=1 to n
	b(ip)=a(ip,ip)				'Initialize b and d to the diagonal of a
	d(ip)=b(ip)
	z(ip)=0						'This vector will accumulate terms of the
Next ip							'form tapq
nrot=0
For i=1 to 50
	sm=0
	For ip=1 to n-1				'Sum off-diagonal elements
		For iq=ip+1 to n
			sm=sm+abs(a(ip,iq))
		next iq
	next ip
	if sm=0 then 
		goto Eigen100	'The normal return, which relies on quadratic
	end if
	if i&lt;4 then					'convergence to machine overflow
		tresh=0.2*sm/n^2		'...on the first three sweeps.
	else
		tresh=0					'...thereafter.
	end if
	for ip=1 to n-1
		for iq=ip+1 to n
			g=100*abs(a(ip,iq))
			'After 4 sweeps, skip the rotation if the off-diagonal
			'element is small.
			if i&gt;4 and abs(d(ip))+g=abs(d(ip)) and abs(d(iq))+g=abs(d(iq)) then
				a(ip,iq)=0
			elseif abs(a(ip,iq))&gt;tresh then
				h=d(iq)-d(ip)
				if abs(h)+g=abs(h) then
					t=a(ip,iq)/h			't=1/(2 theta)
				else
					theta=0.5*h/a(ip,iq)
					t=1/(abs(theta)+sqr(1+theta^2))
					if theta&lt;0 then
						t=-t
					end if
				end if
				c=1/sqr(1+t^2)
				s=t*c
				tau=s/(1+c)
				h=t*a(ip,iq)
				z(ip)=z(ip)-h
				z(iq)=z(iq)+h
				d(ip)=d(ip)-h
				d(iq)=d(iq)+h
				a(ip,iq)=0
				for j=1 to ip-1				'Case of rotations 1&lt;=j&lt;p
					g=a(j,ip)
					h=a(j,iq)
					a(j,ip)=g-s*(h+g*tau)
					a(j,iq)=h+s*(g-h*tau)
				next j
				For j=ip+1 to iq-1			'Case of rotations p&lt;j&lt;q
					g=a(ip,j)
					h=a(j,iq)
					a(ip,j)=g-s*(h+g*tau)
					a(j,iq)=h+s*(g-h*tau)
				next j
				For j=iq+1 to n				'Case of rotations q&lt;j&lt;=n
					g=a(ip,j)
					h=a(iq,j)
					a(ip,j)=g-s*(h+g*tau)
					a(iq,j)=h+s*(g-h*tau)
				next j
				For j=1 to n
					g=v(j,ip)
					h=v(j,iq)
					v(j,ip)=g-s*(h+g*tau)
					v(j,iq)=h+s*(g-h*tau)
				next j
				nrot=nrot+1
			end if
		next iq
	next ip
	for ip=1 to n
		b(ip)=b(ip)+z(ip)
		d(ip)=b(ip)					'Update d with sum of tapq
		z(ip)=0
	next ip
next i
msgbox "Too many iterations in Eigen."

Eigen100: i=i
'Sort if requested
if w=1 then
	for i=1 to n-1
		k=i
		p=d(i)
		for j=i+1 to n
			if d(j)&gt;=p then
				k=j
				p=d(j)
			end if
		next j
		if k&lt;&gt;i then
			d(k)=d(i)
			d(i)=p
			for j=1 to n
				p=v(j,i)
				v(j,i)=v(j,k)
				v(j,k)=p
			next j
		end if
	next i
end if

'Transfer v and d to OutMat and return
For i=1 to n
	For j=1 to n
		OutMat(i,j)=v(i,j)
		MatArray3(i,j)=v(i,j)
	next j
	OutMat(i,n+1)=d(i)
	MatArray3(i,n+1)=d(i)
next i
If qout=0 then
	Eigen=1
else
	Eigen=OutMat
end if
End function

Function Tridiagonal(optional qout,optional an)
'REM householder reduction of a real, symmetric, nxn matrix (a).
'On output, a is replaced by the orthogonal matrix Q effecting the
'transformation. d returns the diagonal elements of the tridiagonal
'matrix, and e the off-diagonal elements, with e(1)=0.
'Output is a nxn+2 matrix containing Q,d, and e.
DIM n as integer,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d(n-1) as double, e(n-1) as double, OutMat(n-1,n+1) as double
Redim MatArray3(n-1,n+1)
DIM  k as integer, l as integer
DIM f as double, g as double, h as double, hh as double
DIM scale as double
n=ubound(a,1)
For i=n to  2 step -1
	l=i-1
	h=0
	scale=0
	if l&gt;1 then
		for k=1 to l
			scale=scale+abs(a(i,k))
		next k
		if scale=0 then				'Skip transformation
			e(i)=a(i,l)
		else
			For k=l to i
				a(i,k)=a(i,k)/scale	'Use scales as for transformation
				h=h+a(i,k)^2
			next k
			f=a(i,l)
			g=-sign1(sqr(h),f)
			e(i)=scale*g
			h=h-f*g
			a(i,l)=f-g				'Stroe u in ith row of a
			f=0
			for j=1 to l
				a(j,i)=a(i,j)/h		'Store u/H in ith column of a
				g=0
				for k=1 to j
					g=g+a(j,k)*a(i,k)
				next k
				For k=j+1 to l
					g=g+a(k,j)*a(i,k)
				next k
				e(j)=g/h			'Form element p in temporarily unused
				f=f+e(j)*a(i,j)			'element of e
			next j
			hh=f/(h+h)				'Form K
			for j=i to l			'Form q and store in e overwriting p
				f=a(i,j)
				g=e(j)-hh*f
				e(j)=g
				for k=1 to j		'Reduce a
					a(j,k)=a(j,k)-f*e(k)-g*a(i,k)
				next k
			next j
		end if
	else
		e(i)=a(i,l)
	end if
	d(i)=h
next i
d(1)=0
e(1)=0
For i=1 to n			'Begin accumlation of transformation matrices
	l=i-1
	if d(i)&lt;&gt;0 then		'This blocj skipped when i=1
		for j=1 to l
			g=0
			for k=1 to l	'Use u and u/H stored in a to form P*Q
				g=g+a(i,k)*a(k,j)
			next k
			for k=1 to l
				a(k,j)=a(k,j)-g*a(k,i)
			next k
		next j
	end if
	d(i)=a(i,i)				'Reset row and column of a to indentity matrix
	a(i,i)=1					'next iteration
	for j=1 to l
		a(i,j)=0
		a(j,i)=0
	next j
next i
For i=1 to n
	for j=1 to n
		OutMat(i,j)=a(i,j)
		MatArray3(i,j)=a(i,j)	
	next j
	OutMat(i,n+1)=d(i)
	MatArray3(i,n+1)=d(i)
	OutMat(i,n+2)=e(i)
	MatArray3(i,n+2)=e(i)
next i
If qout=0 then
	Tridiagonal=1
else
	Tridiagonal=OutMat
End if
End function

Function Hessenberg(optional qout,optional an)
'REM Reduces a general matrix to balanced Hessenberg Form.
'The first part balances the matrix by replacing it with a balanced
'matrix with identical eigenvalues.
DIM n as integer, RADIX as double, SQRDX as double
DIM i as integer, j as integer, last as integer, a()
n=ubound(a,1)
RADIX=2
SQRDX=RADIX^2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 as double, f as double, g as double, r as double, s as double
Dim m as integer, x as double, y as double
redim MatArray3(ubound(a,1)-1,ubound(a,2)-1)
n=ubound(a,1)
Hess1: x=x
	last=1
	for i=1 to n			'Calculate row and column norms
		c=0
		r=0
		For j=1 to n
			if j&lt;&gt;i then
				c=c+abs(a(j,i))
				r=r+abs(a(i,j))
			end if
		next j
		if c&lt;&gt;0 and r&lt;&gt;0 then
			g=r/RADIX
			f=1
			s=c+r
Hess2:		if c&lt;g then
				f=f*RADIX
				c=c*SQRDX
				goto Hess2
			end if
			g=r*RADIX
Hess3:		if c&gt;g then
				f=f/RADIX
				c=c/SQRDX
				goto Hess3
			End if
			if (c+r)/f&lt;0.95*s then
				last=0
				g=1/f
				for j=1 to n			'Apply similarity transformation
					a(i,j)=a(i,j)*g
				next j
				For j=1 to n
					a(j,i)=a(j,i)*f
				next j
			end if
		end if
	next i
if last=0 then goto Hess1
'Reduction to Hessenberg form by elimination method. a isreplaced by
'an upper Hessenberg matrix with identical eigenvalues. On output,
'the hessenberg matrix is in elements a(i,j) with i&lt;= j+1.
'Elements with i&gt;j+1 are zero.
For m=2 to n-1
	x=0
	i=m
	for j=m to n				'Find the pivot
		if abs(a(j,m-1))&gt;abs(x) then
			x=a(j,m-1)
			i=j
		end if
	next j
	if i&lt;&gt;m then				'Interchange rows and columns
		For j=m-1 to n
			y=a(i,j)
			a(i,j)=a(m,j)
			a(m,j)=y
		next j
		For j=1 to n
			y=a(j,i)
			a(j,i)=a(j,m)
			a(j,m)=y
		next j
	end if
	if x&lt;&gt;0 then				'Carry out the elimination
		For i=m+1 to n
			y=a(i,m-1)
			if y&lt;&gt;0 then
				y=y/x
				a(i,m-1)=y
				For j=m to n
					a(i,j)=a(i,j)-y*a(m,j)
				next j
				For j=1 to n
					a(j,m)=a(j,m)+y*a(j,i)
				next j
			end if
		Next i
	end if
Next m
For j=1 to n
	for i=j+2 to n
		a(i,j)=0
	next i
next j
for i=1 to ubound(a,1)
	for j=1 to ubound(a,2)
		MatArray3(i,j)=a(i,j)
	next j
next i
if qout=0 then
	Hessenberg=1
else
	Hessenberg=a
end if
End function

Function hqr(optional qout,optional an)
'REM Finds all eigenvalues of an upper Hessenberg matrix, a
'a can be the matrix returned by Hessenberg. Both real and imaginary
'parts are returned. The imaginary numbers can be conditioned
'for further use with COMPLEX
DIM n as integer, a()
DIM i as integer, its as integer, j as integer, k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n=ubound(a,1)
DIM wi(n-1) as double, wr(n-1) as double, OutMat(n-1,2-1) as double
Redim MatArray3(n-1,2-1)
n=ubound(a,1)

DIM l as integer, m as integer, nn as integer, anorm as double
DIM p as double, q as double, r as double, s as double
DIM t as double, u as double, v as double, w as double
DIM x as double, y as double, z as double, max as integer
anorm=0					'Compute matrix norm for possible use
For i=1 to n				'in locating single subdiagonal
if i-1&lt;=1 then				'element
	max=1
else
	max=i-1
end if					
	For j=max to n
		anorm=anorm+abs(a(i,j))
	next j
next i
nn=n
t=0							'Changes only on an exceptional shift
HQR1:	if nn&gt;=1 then		'Begin search for next eigenvalue
	its=0
HQR2:	For l=nn to 2 step -1	'Begin iteration: look for small
		s=abs(a(l-1,l-1))+abs(a(l,l))	'subdiagonal element
		if s=0 then s=anorm
		if abs(a(l,l-1))+s=s then
			a(l,l-1)=0
			goto HQR3
		end if
	next l
	l=1
HQR3:	x=a(nn,nn)
	If l=nn then				'One root found
		wr(nn)=x+t
		wi(nn)=0
		nn=nn-1
	else
		y=a(nn-1,nn-1)
		w=a(nn,nn-1)*a(nn-1,nn)
		if l=nn-1 then			'Two roots found.....
			p=0.5*(y-x)
			q=p^2+w
			z=sqr(abs(q))
			x=x+t
			if q&gt;=0 then		'...a real pair.
				z=p+sign1(z,p)
				wr(nn)=x+z
				wr(nn-1)=wr(nn)
				if z&lt;&gt;0 then wr(nn)=x-w/z
				wi(nn)=0
				wi(nn-1)=0
			else				'...a complex pair.
				wr(nn)=x+p
				wr(nn-1)=wr(nn)
				wi(nn)=z
				wi(nn-1)=-z
			end if
			nn=nn-2
		else					'No roots found. Continue iteration.
			if its=30 then msgbox "Too many iterations."
			if its=10 or its =20 then	'Form exceptional shift
				t=t+x
				for i=1 to nn
					a(i,i)=a(i,i)-x
				next i
				s=abs(a(nn,nn-1))+abs(a(nn-1,nn-2))
				x=0.75*s
				y=x
				w=-0.4375*s^2
			end if
			its=its+1
			for m=nn-2 to 1 step -1		'Form shift and then look for 2
				z=a(m,m)					'consecutive small subdiagonal
				r=x-z						'elements
				s=y-z
				p=(r*s-w)/a(m+1,m)+a(m,m+1)
				q=a(m+1,m+1)-z-r-s
				r=a(m+2,m+1)
				s=abs(p)+abs(q)+abs(r)	'Scale to prevent over- or underflow
				p=p/s
				q=q/s
				r=r/s
				if m=1 then goto HQR4
				u=abs(a(m,m-1))*(abs(q)+abs(r))
				v=abs(p)*(abs(a(m-1,m-1))+abs(z)+abs(a(m+1,m+1)))
				if u+v=v then goto HQR4
			next m
HQR4:		For i=m+2 to nn
				a(i,i-2)=0			
				if i&lt;&gt;m+2 then a(i,i-3)=0
			next i
			for k=m to nn-1			'Double QR step on rows 1 to nn and
				if k&lt;&gt;m then			'columns n to nn
					p=a(k,k-1)		'Begin setup of Hessenberg matrix
					q=a(k+1,k-1)
					r=0
					if k&lt;&gt;nn-1 then r=a(k+2,k-1)
					x=abs(p)+abs(q)+abs(r)
					if x&lt;&gt;0 then
						p=p/x		'Scale to prevent over- or underflow
						q=q/x
						r=r/x
					end if
				end if
				s=sign1(sqr(p^2+q^2+r^2),p)
				if s&lt;&gt;0 then
					if k=m then
						if l&lt;&gt;m then a(k,k-1)=-a(k,k-1)
					else
						a(k,k-1)=-s*x
					end if
					p=p+s
					x=p/s
					y=q/s
					z=r/s
					q=q/p
					r=r/p
					For j=k to nn				'Row modification
						p=a(k,j)+q*a(k+1,j)
						if k&lt;&gt;nn-1 then
							p=p+r*a(k+2,j)
							a(k+2,j)=a(k+2,j)-p*z
						end if
						a(k+1,j)=a(k+1,j)-p*y
						a(k,j)=a(k,j)-p*x
					next j
					if nn&lt;=k+3 then
						max=nn
					else
						max=k+3
					end if
					for i=l to max				'Column modification
						p=x*a(i,k)+y*a(i,k+1)
						if k&lt;&gt;nn-1 then
							p=p+z*a(i,k+2)
							a(i,k+2)=a(i,k+2)-p*r
						end if
						a(i,k+1)=a(i,k+1)-p*q
						a(i,k)=a(i,k)-p
					next i
				end if
			Next k
			goto HQR2					'For next iteration on current eigenvalue
		end if
	end if
goto HQR1 								'For next eignevalue
End if
For i=1 to n
	OutMat(i,1)=wr(i)
	MatArray3(i,1)=wr(i)
	OutMat(i,2)=wi(i)
	MatArray3(i,2)=wi(i)
Next i
hqr=OutMat
End function
				
sub MatInv(a,optional z)
'REM Saves the matrix inverse of a in MatArray1 (or MatArray2 or
'MatArray3 if z is 2 or 3.
if ismissing(z) then z=1
DIM n as integer, n1 as integer, i as integer, j as integer, k as integer
n=ubound(a,1)
n1=n

DIM c(n1,n1) as double, l(n1,n1) as double, u(n1,n1) as double
DIM b(n1) as double, d(n1) as double, x(n1) as double, coeff as double
if z=3 then
	REDIM MatArray3(ubound(a,1)-1,ubound(a,1)-1)
elseif z=2 then
	REDIM MatArray2(ubound(a,1)-1,ubound(a,1)-1)
else
	REDIM MatArray1(ubound(a,1)-1,ubound(a,1)-1)
end if


for i=1 to n
	for j=1 to n
		l(i,j)=0
		u(i,j)=0
	next j
	b(i)=0
next i

For k=1 to n-1
	for i=k+1 to n
		coeff=a(i,k)/a(k,k)
		l(i,k)=coeff
		for j=k+1 to n
			a(i,j)=a(i,j)-coeff*a(k,j)
		next j
	next i
next k

For i=1 to n
	l(i,i)=1
next i
For j=1 to n
	for i=1 to j
		u(i,j)=a(i,j)
	next i
next j

For k=1 to n
	b(k)=1
	d(1)=b(1)
	for i=2 to n
		d(i)=b(i)
		for j=1 to i-1
			d(i)=d(i)-l(i,j)*d(j)
		next j
	next i
	x(n)=d(n)/u(n,n)
	for i=n-1 to 1 step -1
		x(i)=d(i)
		for j=n to i+1 step -1
			x(i)=x(i)-u(i,j)*x(j)
		next j
		x(i)=x(i)/u(i,i)
	next i
	
	for i=1 to n
		c(i,k)=x(i)
	Next i
	b(k)=0
next k
if z=3 then 
	for i=1 to n
		for j=1 to n
			MatArray3(i,j)=c(i,j)
		next j
	next i
elseif z=2 then
	for i=1 to n
		for j=1 to n
			MatArray2(i,j)=c(i,j)
		next j
	next i
else
	for i=1 to n
		for j=1 to n
			MatArray1(i,j)=c(i,j)
		next j
	next i
end if

end sub

Sub MatMult(optional an,optional bn,optional z)
'REM Saves the product of two matrices in MatArray1 (if z=2, saves in
'MatArray2. If z=3 saves in MatArray3)
DIM A(), B(), I AS INTEGER, J AS INTEGER
if ismissing(z) then z=3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ra as integer, nca as integer, nra1 as integer, nca1 as integer
DIM nrb as integer, ncb as integer, nrb1 as integer, ncb1 as integer
nra=ubound(a,1)
nra1=nra
nca=ubound(a,2)
nca1=nca
nrb=ubound(b,1)
nrb1=nrb
ncb=ubound(b,2)
ncb1=ncb

if nca&lt;&gt;nrb then
	msgbox "the number of columns of matrix a must equal the number of rows of matrix b."
	exit sub
end if
DIM k as integer
if z=3 then
	redim MatArray3(nra1-1,ncb1-1)
elseif z=2 then
	redim MatArray2(nra1-1,ncb1-1)
else
	redim MatArray1(nra1-1,ncb1-1)
end if
for i=1 to nra
	for j=1 to ncb
		if z=3 then 
			MatArray3(i,j)=0
		elseif z=2 then
			MatArray2(i,j)=0
		else
			MatArray1(i,j)=0
		end if
	next j
next i
for i=1 to nra
	for j=1 to ncb
		for k=1 to nca
			if z=3 then
				MatArray3(i,j)=MatArray3(i,j)+a(i,k)*b(k,j)
			elseif z=2 then
				MatArray2(i,j)=MatArray2(i,j)+a(i,k)*b(k,j)
			else
				MatArray1(i,j)=MatArray1(i,j)+a(i,k)*b(k,j)
			end if
		next k
	next j
next i
end sub

Sub MatZero(optional z)
'REM Fills MatArrayz with zeros
Dim i as integer, j as integer
if ismissing(z) then z=1
If z=3 then
	for i=1 to ubound(MatArray3,1)
		for j=1 to ubound(MatArray3,2)
			MatArray3(i,j)=0
		next j
	next i
elseif z=2 then
	for i=1 to ubound(MatArray2,1)
		for j=1 to ubound(MatArray2,2)
			MatArray2(i,j)=0
		next j
	next i
else
	for i=1 to ubound(MatArray1,1)
		for j=1 to ubound(MatArray1,2)
			MatArray1(i,j)=0
		next j
	next i
end if
end sub

sub MatUnit(optional z)
'REM Fills MatArrayz with zero except for 1s on the diagonal
Dim i as integer, j as integer
if ismissing(z) then z=1
If z=3 then
	for i=1 to ubound(MatArray3,1)
		for j=1 to ubound(MatArray3,2)
			if i=j then
				MatArray3(i,j)=1
			else
				MatArray3(i,j)=0
			end if
		next j
	next i
elseif z=2 then
	for i=1 to ubound(MatArray2,1)
		for j=1 to ubound(MatArray2,2)
			if i=j then
				MatArray2(i,j)=1
			else
				MatArray2(i,j)=0
			end if
		next j
	next i
else
	for i=1 to ubound(MatArray1,1)
		for j=1 to ubound(MatArray1,2)
			if i=j then
				MatArray1(i,j)=1
			else
				MatArray1(i,j)=0
			end if
		next j
	next i
end if
end sub

Sub MatIn(a,optional z)
'REM loads array a into MatArrayz
Dim i as integer, j as integer
if ismissing(z) then z=1
if z=3 then
	redim MatArray3(ubound(a,1)-1,ubound(a,2)-1)
	for i=1 to ubound(a,1)
		for j=1 to ubound(a,2)
			MatArray3(i,j)=a(i,j)
		next j
	next i
elseif z=2 then
	redim MatArray2(ubound(a,1)-1,ubound(a,2)-1)
	for i=1 to ubound(a,1)
		for j=1 to ubound(a,2)
			MatArray2(i,j)=a(i,j)
		next j
	next i
else
	redim MatArray1(ubound(a,1)-1,ubound(a,2)-1)
	for i=1 to ubound(a,1)
		for j=1 to ubound(a,2)
			MatArray1(i,j)=a(i,j)
		next j
	next i
end if
end sub

sub MatTrans(optional an, optional z)
'Rem loads the transpose of array a into MatArrayz
DIM i as integer, j as integer, a()
if ismissing(z) then z=3
IF ISMISSING(An) THEN
	REDIM A(UBOUND(MatArray1,1)-1,UBOUND(MatArray1,2)-1)
	FOR I=1 TO UBOUND(MatArray1,1)
		FOR J=1 TO UBOUND(MatArray1,2)
			A(I,J)=MatArray1(I,J)
		NEXT J
	NEXT I
ELSE
	REDIM A(UBOUND(An,1)-1,UBOUND(An,2)-1)
	FOR I=1 TO UBOUND(An,1)
		FOR J=1 TO UBOUND(An,2)
			A(I,J)=An(I,J)
		NEXT J
	NEXT I
END IF	
if z=3 then
	Redim MatArray3(ubound(a,2)-1,ubound(a,1)-1)
	for i=1 to ubound(a,1)
		for j=1 to ubound(a,2)
			MatArray3(j,i)=a(i,j)
		next j
	next i
elseif z=2 then
	Redim MatArray2(ubound(a,2)-1,ubound(a,1)-1)
	for i=1 to ubound(a,1)
		for j=1 to ubound(a,2)
			MatArray2(j,i)=a(i,j)
		next j
	next i
else
	Redim MatArray1(ubound(a,2)-1,ubound(a,1)-1)
	for i=1 to ubound(a,1)
		for j=1 to ubound(a,2)
			MatArray1(j,i)=a(i,j)
		next j
	next i
end if
end sub

sub MatDiag(a,optional z)
'REM loads the diagonal of the square array into MatArrayz
DIM i as integer, j as integer
if ismissing(z) then z=1
if z=3 then
	redim MatArray3(ubound(a,1),1)
	for i=1 to ubound(a,1)
		for j=1 to ubound(a,2)
			if i=j then
				MatArray3(i,1)=a(i,j)
			end if
		next j
	next i
elseif z=2 then
	redim MatArray2(ubound(a,1),1)
	for i=1 to ubound(a,1)
		for j=1 to ubound(a,2)
			if i=j then
				MatArray2(i,1)=a(i,j)
			end if
		next j
	next i
else
	redim MatArray1(ubound(a,1),1)
	for i=1 to ubound(a,1)
		for j=1 to ubound(a,2)
			if i=j then
				MatArray1(i,1)=a(i,j)
			end if
		next j
	next i
end if
end sub

Function NDMat(a, optional m)
'Loads a matrix of up to 4 dimensions into one of the global matrices.
'Default is MatArray1. The number of dimensions is returned.
DIM I AS INTEGER, DS AS INTEGER, B AS INTEGER, C AS INTEGER
DIM D AS INTEGER, E AS INTEGER, T AS INTEGER, B1 AS INTEGER
DIM C1 AS INTEGER, J AS INTEGER, K AS INTEGER, L AS INTEGER
DIM P AS STRING, N AS INTEGER, S AS INTEGER
IF ISMISSING(m) THEN m=1
B=UBOUND(a,1)
C=UBOUND(a,2)
B1=B
C1=C
DS=2
T=0
FOR I=1  TO LEN(a(1,1))
	IF MID(a(1,1),I,1)="," THEN
		DS=3
		EXIT FOR
	END IF
NEXT I
FOR I=1  TO LEN(a(1,1))
	IF MID(a(1,1),I,1)="/" THEN
		DS=4
		EXIT FOR
	END IF
NEXT I

IF DS=2 THEN
	IF m=2 THEN 
		REDIM MatArray2(B1-1,C1-1)
	ELSEIF m=3 THEN 
		REDIM MatArray3(B1-1,C1-1)
	ELSE 
		REDIM MatArray1(B1-1,C1-1)
	END IF
	IF m=2 THEN
		FOR I=1 TO UBOUND(a,1)
			FOR J=1 TO UBOUND(a,2)
				MatArray2(I,J)=a(I,J)
			NEXT J
		NEXT I
	ELSEIF m=3 THEN
		FOR I=1 TO UBOUND(a,1)
			FOR J=1 TO UBOUND(a,2)
				MatArray3(I,J)=a(I,J)
			NEXT J
		NEXT I
	ELSE
		FOR I=1 TO UBOUND(a,1)
			FOR J=1 TO UBOUND(a,2)
				MatArray1(I,J)=a(I,J)
			NEXT J
		NEXT I
	END IF
ELSEIF DS=3 THEN
		FOR I=1 TO LEN(a(1,1))
		IF MID(a(1,1),I,1)="," THEN
			T=T+1
		END IF
	NEXT I
	D=T
	IF m=2 THEN 
		REDIM MatArray2(B1-1,C1-1,D)
	ELSEIF m=3 THEN 
		REDIM MatArray3(B1-1,C1-1,D)
	ELSE 
		REDIM MatArray1(B1-1,C1-1,D)
	END IF
	IF m=2 THEN
		FOR I=1 TO B
			FOR J=1 TO C
			T=1
			P=""
			FOR L=1 TO LEN(a(I,J))
				IF MID(a(I,J),L,1)="," THEN
					MatArray2(I,J,T)=P
					P=""
					T=T+1
				ELSE	
					P=P &amp; MID(a(I,J),L,1)
				END IF
			NEXT L
			MatArray2(I,J,D)=P
			P=""			
			NEXT J
		NEXT I
	ELSEIF m=3 THEN
		FOR I=1 TO B
			FOR J=1 TO C
			T=1
			P=""
			FOR L=1 TO LEN(a(I,J))
				IF MID(a(I,J),L,1)="," THEN
					MatArray3(I,J,T)=P
					P=""
					T=T+1
				ELSE	
					P=P &amp; MID(a(I,J),L,1)
				END IF
			NEXT L
			MatArray3(I,J,D)=P
			P=""			
			NEXT J
		NEXT I
	ELSE
		FOR I=1 TO B
			FOR J=1 TO C
			T=1
			P=""
			FOR L=1 TO LEN(a(I,J))
				IF MID(a(I,J),L,1)="," THEN
					MatArray1(I,J,T)=P
					P=""
					T=T+1
				ELSE	
					P=P &amp; MID(a(I,J),L,1)
				END IF
			NEXT L
			MatArray1(I,J,D)=P
			P=""			
			NEXT J
		NEXT I	
	END IF
ELSEIF DS=4 THEN
	FOR I=1 TO LEN(a(1,1))
		IF MID(a(1,1),I,1)="/" THEN
			T=T+1
		END IF
	NEXT I
	E=T
	T=0
	FOR I=1 TO LEN(a(1,1))
		IF MID(a(1,1),I,1)="," THEN
			T=T+1
		END IF
		IF MID(a(1,1),I,1)="/" THEN
			EXIT FOR
		end if
	NEXT I
	D=T
		IF m=2 THEN 
		REDIM MatArray2(B1-1,C1-1,D,E)
	ELSEIF m=3 THEN 
		REDIM MatArray3(B1-1,C1-1,D,E)
	ELSE 
		REDIM MatArray1(B1-1,C1-1,D,E)
	END IF
	IF m=2 THEN
		P=""
		T=0
		S=1
		FOR I=1 TO B
			FOR J=1 TO C
			K=1
			L=1
				FOR N=1 TO LEN(a(I,J))
					IF MID(a(I,J),N,1)="," THEN
						MatArray2(I,J,K,L)=P
						K=K+1
						P=""
					ELSEIF MID(a(I,J),N,1)="/" THEN
						MatArray2(I,J,K,L)=P
						L=L+1 
						K=1
						P=""
					ELSE
						P=P &amp; MID(a(I,J),N,1)
					END IF
				NEXT N	
				MatArray2(I,J,D,E)=P
				P=""		
			NEXT J
		NEXT I
	ELSEIF m=3 THEN
		P=""
		T=0
		S=1
		FOR I=1 TO B
			FOR J=1 TO C
			K=1
			L=1
				FOR N=1 TO LEN(a(I,J))
					IF MID(a(I,J),N,1)="," THEN
						MatArray3(I,J,K,L)=P
						K=K+1
						P=""
					ELSEIF MID(a(I,J),N,1)="/" THEN
						MatArray3(I,J,K,L)=P
						L=L+1 
						K=1
						P=""
					ELSE
						P=P &amp; MID(a(I,J),N,1)
					END IF
				NEXT N	
				MatArray3(I,J,D,E)=P
				P=""		
			NEXT J
		NEXT I
	ELSE
		P=""
		T=0
		S=1
		FOR I=1 TO B
			FOR J=1 TO C
			K=1
			L=1
				FOR N=1 TO LEN(a(I,J))
					IF MID(a(I,J),N,1)="," THEN
						MatArray1(I,J,K,L)=P
						K=K+1
						P=""
					ELSEIF MID(a(I,J),N,1)="/" THEN
						MatArray1(I,J,K,L)=P
						L=L+1 
						K=1
						P=""
					ELSE
						P=P &amp; MID(a(I,J),N,1)
					END IF
				NEXT N	
				MatArray1(I,J,D,E)=P
				P=""		
			NEXT J
		NEXT I	
	END IF	
END IF

NDMat=DS




end function

Function MatDS(z,optional a)
'REM Returns the number of dimensions of one of the global matrices
'(specified by z), or input matrix, a. If a is input, then
'z is ignored.
DIM DS AS INTEGER, DUMMY AS INTEGER

ON ERROR GOTO MDS100
DS=0
IF ISMISSING(a)=FALSE THEN
	DS=2
	T=0
	FOR I=1  TO LEN(a(1,1))
		IF MID(a(1,1),I,1)="," THEN
			DS=3
			EXIT FOR
		END IF
	NEXT I
	FOR I=1  TO LEN(a(1,1))
		IF MID(a(1,1),I,1)="/" THEN
			DS=4
			EXIT FOR
		END IF
	NEXT I
ELSEIF Z=3 THEN
	DUMMY=UBOUND(MatArray3,1)
		DS=1
	DUMMY=UBOUND(MatArray3,2)
		DS=2
	DUMMY=UBOUND(MatArray3,3)
		DS=3
	DUMMY=UBOUND(MatArray3,4)
		DS=4
ELSEIF Z=2 THEN
	DUMMY=UBOUND(MatArray2,1)
		DS=1
	DUMMY=UBOUND(MatArray2,2)
		DS=2
	DUMMY=UBOUND(MatArray2,3)
		DS=3
	DUMMY=UBOUND(MatArray2,4)
		DS=4			
ELSE
	DUMMY=UBOUND(MatArray1,1)
		DS=1
	DUMMY=UBOUND(MatArray1,2)
		DS=2
	DUMMY=UBOUND(MatArray1,3)
		DS=3
	DUMMY=UBOUND(MatArray1,4)
		DS=4				
END IF

MDS100: MatDS=DS
ON ERROR GOTO 0
END FUNCTION

FUNCTION MatRetrieve(z)
'REM Moves the contents of MatArrayn (up to 4 dimensions) to a 
'range of cells.
DIM OUTMAT(), DS AS INTEGER, I AS INTEGER, J AS INTEGER
DIM K AS INTEGER, L AS INTEGER, CellStr as string
CellStr=""
IF Z=1 THEN
	DS=MatDS(1)
	IF DS=0 THEN
		REDIM OUTMAT(1,1)
		OUTMAT(1,1)=0
	ELSEIF DS=1 THEN
		REDIM OUTMAT(UBOUND(MatArray1,1))
		FOR I=1 TO UBOUND(MatArray1,1)
			OUTMAT(I)=MatArray1(I)
		NEXT I
	ELSEIF DS=2 THEN
		REDIM OUTMAT(UBOUND(MatArray1,1),UBOUND(MatArray1,2))
		FOR I=1 TO UBOUND(MatArray1,1)
			FOR J=1 TO UBOUND(MatArray1,2)
				OUTMAT(I,J)=MatArray1(I,J)
			NEXT J
		NEXT I
	ELSEIF DS=3 THEN
		REDIM OUTMAT(UBOUND(MatArray1,1),UBOUND(MatArray1,2))
		FOR I=1 TO UBOUND(MatArray1,1)
			FOR J=1 TO UBOUND(MatArray1,2)
			CellStr=""
				FOR K=1 TO UBOUND(MatArray1,3)
					CellStr=CellStr &amp; LTrim(Str(MatArray1(I,J,K))) &amp; ","
				NEXT K
				CellStr=MID(CellStr,1,len(CellStr)-1)
				OUTMAT(I,J)=CellStr
			NEXT J
		NEXT I	
	ELSEIF DS=4 THEN
		REDIM OUTMAT(UBOUND(MatArray1,1),UBOUND(MatArray1,2))
		FOR I=1 TO UBOUND(MatArray1,1)
			FOR J=1 TO UBOUND(MatArray1,2)
			CellStr=""
				FOR K=1 TO UBOUND(MatArray1,3)
					FOR L=1 TO UBOUND(MatArray1,4)
						CellStr=CellStr &amp; LTrim(Str(MatArray1(I,J,K,L))) &amp; ","
					NEXT L
					CellStr=MID(CellStr,1,len(CellStr)-1)
					CellStr=CellStr &amp; "/"
				NEXT K
				CellStr=MID(CellStr,1,len(CellStr)-1)
				OUTMAT(I,J)=CellStr				
			NEXT J
		NEXT I	
	END IF
ELSEIF Z=2 THEN
	DS=MatDS(1)
	IF DS=0 THEN
		REDIM OUTMAT(1,1)
		OUTMAT(1,1)=0	
	ELSEIF DS=1 THEN
		REDIM OUTMAT(UBOUND(MatArray2,1))
		FOR I=1 TO UBOUND(MatArray2,1)
			OUTMAT(I)=MatArray2(I)
		NEXT I
	ELSEIF DS=2 THEN
		REDIM OUTMAT(UBOUND(MatArray2,1),UBOUND(MatArray2,2))
		FOR I=1 TO UBOUND(MatArray2,1)
			FOR J=1 TO UBOUND(MatArray2,2)
				OUTMAT(I,J)=MatArray2(I,J)
			NEXT J
		NEXT I
	ELSEIF DS=3 THEN
		REDIM OUTMAT(UBOUND(MatArray2,1),UBOUND(MatArray2,2))
		FOR I=1 TO UBOUND(MatArray2,1)
			FOR J=1 TO UBOUND(MatArray2,2)
			CellStr=""
				FOR K=1 TO UBOUND(MatArray2,3)
					CellStr=CellStr &amp; LTrim(Str(MatArray2(I,J,K))) &amp; ","
				NEXT K
				CellStr=MID(CellStr,1,len(CellStr)-1)
				OUTMAT(I,J)=CellStr
			NEXT J
		NEXT I		
	ELSEIF DS=4 THEN
		REDIM OUTMAT(UBOUND(MatArray2,1),UBOUND(MatArray2,2))
		FOR I=1 TO UBOUND(MatArray2,1)
			FOR J=1 TO UBOUND(MatArray2,2)
			CellStr=""
				FOR K=1 TO UBOUND(MatArray2,3)
					FOR L=1 TO UBOUND(MatArray2,4)
						CellStr=CellStr &amp; LTrim(Str(MatArray2(I,J,K))) &amp; ","
					NEXT L
					CellStr=MID(CellStr,1,len(CellStr)-1)
					CellStr=CellStr &amp; "/"
				NEXT K
				CellStr=MID(CellStr,1,len(CellStr)-1)
				OUTMAT(I,J)=CellStr				
			NEXT J
		NEXT I	
	END IF
ELSEIF Z=3 THEN
	DS=MatDS(1)
	IF DS=0 THEN
		REDIM OUTMAT(1,1)
		OUTMAT(1,1)=0	
	ELSEIF DS=1 THEN
		REDIM OUTMAT(UBOUND(MatArray3,1))
		FOR I=1 TO UBOUND(MatArray3,1)
			OUTMAT(I)=MatArray3(I)
		NEXT I
	ELSEIF DS=2 THEN
		REDIM OUTMAT(UBOUND(MatArray3,1),UBOUND(MatArray3,2))
		FOR I=1 TO UBOUND(MatArray3,1)
			FOR J=1 TO UBOUND(MatArray3,2)
				OUTMAT(I,J)=MatArray3(I,J)
			NEXT J
		NEXT I
	ELSEIF DS=3 THEN
		REDIM OUTMAT(UBOUND(MatArray3,1),UBOUND(MatArray3,2))
		FOR I=1 TO UBOUND(MatArray3,1)
			FOR J=1 TO UBOUND(MatArray3,2)
			CellStr=""
				FOR K=1 TO UBOUND(MatArray3,3)
					CellStr=CellStr &amp; LTrim(Str(MatArray3(I,J,K,1))) &amp; ","
				NEXT K
				CellStr=MID(CellStr,1,len(CellStr)-1)
				OUTMAT(I,J)=CellStr
			NEXT J
		NEXT I		
	ELSEIF DS=4 THEN
		REDIM OUTMAT(UBOUND(MatArray3,1),UBOUND(MatArray3,2))
		FOR I=1 TO UBOUND(MatArray3,1)
			FOR J=1 TO UBOUND(MatArray3,2)
			CellStr=""
				FOR K=1 TO UBOUND(MatArray3,3)
					FOR L=1 TO UBOUND(MatArray3,4)
						CellStr=CellStr &amp; LTrim(Str(MatArray3(I,J,K,L))) &amp; ","
					NEXT L
					CellStr=MID(CellStr,1,len(CellStr)-1)
					CellStr=CellStr &amp; "/"
				NEXT K
				CellStr=MID(CellStr,1,len(CellStr)-1)
				OUTMAT(I,J)=CellStr				
			NEXT J
		NEXT I	
	END IF	
END IF
MatRetrieve=OUTMAT
END FUNCTION

FUNCTION IMat(A, OPTIONAL B)
'REM CREATES AXA UNIT MATRIX, OR ONE WITH THE NUMBER OF ROWS AS
'THE MATRIX B. IF B IS SPECIFIED, THEN A IS IGNORED
DIM CR AS INTEGER, C() AS INTEGER
DIM I AS INTEGER, J AS INTEGER
CR=A
IF ISMISSING(B)=FALSE THEN
	CR=UBOUND(B,1)
	A=CR
END IF
REDIM C(CR-1,CR-1),MatArray3(CR-1,CR-1)
FOR I=1 TO A
	FOR J=1 TO A
		IF I=J THEN
			C(I,J)=1
			MatArray3(i,j)=1
		ELSE
			C(I,J)=0
			MatArray3(i,j)=0
		END IF
	NEXT J
NEXT I
IMat=C
END FUNCTION

FUNCTION JMat(A, OPTIONAL Z, OPTIONAL b)
'REM CREATES AXA MATRIX, OR ONE WITH THE NUMBER OF ROWS AS
'THE MATRIX B. THE CREATED MATRIX IF FILLED WITH VALUE Z (DEFAULT=0)
'IF B IS SPECIFIED, THEN A IS IGNORED
DIM CR AS INTEGER, C() AS INTEGER
DIM I AS INTEGER, J AS INTEGER
CR=A
IF ISMISSING(Z) THEN Z=0
IF ISMISSING(B)=FALSE THEN
	CR=UBOUND(B,1)
	A=CR
END IF
REDIM C(CR-1,CR-1), MatArray3(CR-1,CR-1)
FOR I=1 TO A
	FOR J=1 TO A
		C(I,J)=Z
		MatArray3(i,j)=Z
	NEXT J
NEXT I
JMat=C
END FUNCTION

FUNCTION MatShape(A,Z,B,OPTIONAL C)
'REM RETURNS A MATRIX USING THE CONTENTS OF MATRIX A.
'IF C IS NOT SPECIFIED, B MUST BE A MATRIX; OTHERWISE,
'B AND C ARE THE NUMBERS OF ROWS AND COLUMNS, RESPECTIVELY
'OF THE NEW MATRIX. Z IS A PAD VALUE.
DIM NR AS INTEGER, NC AS INTEGER, I AS INTEGER, J AS INTEGER
DIM K AS INTEGER, L AS INTEGER, D() AS DOUBLE,NR1 AS INTEGER
DIM NC1 AS INTEGER
IF ISMISSING(C) THEN
	NR=UBOUND(B,1)
	NC=UBOUND(B,2)
ELSE
	NR=B
	NC=C
END IF
NR1=NR
NC1=NC
REDIM D(NR1-1,NC1-1), MatArray3(NR1-1,NC1-1)
K=1
L=1
FOR I=1 TO NR
	FOR J=1 TO NC
		IF K&gt;UBOUND(A,1) THEN
			D(I,J)=Z
			MatArray3(i,j)=Z
		ELSE
			D(I,J)=A(K,L)
			MatArray3(i,j)=A(k,l)
		END IF
		L=L+1
		IF L&gt;UBOUND(A,2) THEN
			K=K+1
			L=1
		END IF
	NEXT J
NEXT I
MatShape=D
END FUNCTION
			
FUNCTION SubMat(a,b,c)
'REM Returns a subset of the matrix a given specification for which
'rows and columns to extract in b and c, repectively.
'Strings may be used such as "1 to 5 step 2", "&gt;3" or "&lt;4"
'A string such as "1,3,7" is also acceptible. If only one lement is selected
'it must be followed by a comma.
'If the string is anything else, all rows and/or caolumns are included.
'b and c can also be row vectors specifying which rows or columns to be 
'extracted.
DIM RMAT(UBOUND(A,1)) AS INTEGER, CMAT(UBOUND(A,2)) AS INTEGER, ST AS STRING
DIM FLG AS INTEGER, D AS INTEGER, E AS INTEGER, F AS INTEGER
DIM I AS INTEGER, J AS INTEGER, FLG2 AS INTEGER, G AS INTEGER
DIM OUTMAT() AS DOUBLE, NR AS INTEGER, NC AS INTEGER, K AS INTEGER
DIM L AS INTEGER, M AS INTEGER, N AS INTEGER
FLG=5
FLG2=0
IF ISARRAY(B) THEN
	FLG=6
	FOR I=1 TO UBOUND(B,2)
		RMAT(I)=B(1,I)
	NEXT I
ELSE
	FOR I=1 TO LEN(B)
		IF MID(B,I,1)="T" OR MID(B,I,1)="t" THEN 
			FLG=1
		ELSEIF MID(B,I,1)="&gt;" OR MID(B,I,1)="&gt;" THEN
			FLG=2
		ELSEIF MID(B,I,1)="&lt;" OR MID(B,I,1)="&lt;" THEN
			FLG=3
		ELSEIF MID(B,I,1)="," OR MID(B,I,1)="," THEN
			FLG=4
		END IF
	NEXT I
END IF
IF FLG=1 THEN
	FLG2=0
	ST=""
	J=1
	FOR I=1 TO LEN(B)
		ST=ST &amp; MID(B,I,1)

		IF MID(B,I,1)="o" OR MID(B,I,1)="O" THEN
			D=VAL(ST)
			ST=""
			J=2
		END IF
		IF MID(B,I,1)="s" OR MID(B,I,1)="S" THEN
			E=VAL(ST)
			ST=""
			FLG2=1
		END IF
		IF MID(B,I,1)="E" OR MID(B,I,1)="e" OR MID(B,I,1)="P" OR MID(B,I,1)="p" THEN
			ST=""
		END IF
		IF I=LEN(B) THEN
			F=VAL(ST)
		END IF
	NEXT I


	IF FLG2=0 THEN
		E=F
		F=1
	END IF
	J=1
	FOR I=D TO E STEP F
		RMAT(J)=I
		J=J+1		
	NEXT I
ELSEIF FLG=2 THEN
	ST=""
	FOR I=1 TO LEN(B)
		IF MID(B,I,1)&lt;&gt;"&gt;" THEN
		ST=ST &amp; MID(B,I,1)
		END IF
	NEXT I
	D=VAL(ST)
	J=1
	FOR I=D TO UBOUND(A,1)	
		RMAT(J)=I
		J=J+1
	NEXT I
ELSEIF FLG=3 THEN
	ST=""
	FOR I=1 TO LEN(B)
		IF MID(B,I,1)&lt;&gt;"&lt;" THEN
		ST=ST &amp; MID(B,I,1)
		END IF
	NEXT I
	D=VAL(ST)-1
	J=1
	FOR I=1 TO D	
		RMAT(J)=I

		J=J+1
	NEXT I	
ELSEIF FLG=4 THEN
	J=1
	FOR I=1 TO LEN(B)
		ST=ST &amp; MID(B,I,1)
		IF MID(B,I,1)="," THEN
				RMAT(J)=VAL(ST)
				ST=""
				J=J+1
		ELSEIF I=LEN(B) THEN
			RMAT(J)=VAL(ST)

		END IF
	NEXT I
ELSEIF FLG=5 THEN
	FOR I=1 TO UBOUND(A,1)
		RMAT(I)=I
	NEXT I	
END IF
		
		
FLG=5
FLG2=0

IF ISARRAY(C) THEN
	FLG=6
	FOR I=1 TO UBOUND(C,2)
		CMAT(I)=C(1,I)
	NEXT I
ELSE
	FOR I=1 TO LEN(C)
		IF MID(C,I,1)="T" OR MID(C,I,1)="t" THEN 
			FLG=1
		ELSEIF MID(C,I,1)="&gt;" OR MID(C,I,1)="&gt;" THEN
			FLG=2
		ELSEIF MID(C,I,1)="&lt;" OR MID(C,I,1)="&lt;" THEN
			FLG=3
		ELSEIF MID(C,I,1)="," OR MID(C,I,1)="," THEN
			FLG=4
		END IF
	NEXT I
END IF
IF FLG=1 THEN
	FLG2=0
	ST=""
	J=1
	FOR I=1 TO LEN(C)
		ST=ST &amp; MID(C,I,1)

		IF MID(C,I,1)="o" OR MID(C,I,1)="O" THEN
			D=VAL(ST)
			ST=""
			J=2
		END IF
		IF MID(C,I,1)="s" OR MID(C,I,1)="S" THEN
			E=VAL(ST)
			ST=""
			FLG2=1
		END IF
		IF MID(C,I,1)="E" OR MID(C,I,1)="e" OR MID(C,I,1)="P" OR MID(C,I,1)="p" THEN
			ST=""
		END IF
		IF I=LEN(C) THEN
			F=VAL(ST)
		END IF
	NEXT I


	IF FLG2=0 THEN
		E=F
		F=1
	END IF
	J=1
	FOR I=D TO E STEP F
		CMAT(J)=I
		J=J+1		
	NEXT I
ELSEIF FLG=2 THEN
	ST=""
	FOR I=1 TO LEN(C)
		IF MID(C,I,1)&lt;&gt;"&gt;" THEN
		ST=ST &amp; MID(C,I,1)
		END IF
	NEXT I
	D=VAL(ST)
	J=1
	FOR I=D TO UBOUND(A,2)	
		CMAT(J)=I
		J=J+1
	NEXT I
ELSEIF FLG=3 THEN
	ST=""
	FOR I=1 TO LEN(C)
		IF MID(C,I,1)&lt;&gt;"&lt;" THEN
		ST=ST &amp; MID(C,I,1)
		END IF
	NEXT I
	D=VAL(ST)-1
	J=1
	FOR I=1 TO D	
		CMAT(J)=I
		J=J+1
	NEXT I	
ELSEIF FLG=4 THEN
J=1
ST=""
	FOR I=1 TO LEN(C)
		ST=ST &amp; MID(C,I,1)
		IF MID(C,I,1)="," THEN
				CMAT(J)=VAL(ST)
				ST=""
				J=J+1
		ELSEIF I=LEN(C) THEN
			CMAT(J)=VAL(ST)
		END IF
	NEXT I
ELSEIF FLG=5 THEN
	FOR I=1 TO UBOUND(A,2)
		CMAT(I)=I
	NEXT I			
END IF

C=ubound(RMAT,1)
D=UBOUND(CMAT,1)
NR=0
FOR I=1 TO C
	IF RMAT(I)=0 THEN
		GOTO SM10
	END IF
	NR=NR+1
NEXT I

SM10:	NC=0

FOR I=1 TO D
	IF CMAT(I)=0 THEN
		GOTO SM20
	END IF
	NC=NC+1
NEXT I

SM20: REDIM OUTMAT(NR-1,NC-1),MatArray3(NR-1,NC-1)
FLG=0
FLG2=0
M=1
N=1
FOR I=1 TO UBOUND(A,1)
	FOR J=1 TO UBOUND(A,2)
		FOR K=1 TO NR
			IF RMAT(K)=I THEN
				FLG=1
			END IF
		NEXT K
		FOR L=1 TO NC
			IF CMAT(L)=J THEN
				FLG2=1
			END IF
		NEXT L		
		IF FLG=1 AND FLG2=1 THEN
			OUTMAT(M,N)=A(I,J)
			N=N+1
			IF N&gt;UBOUND(OUTMAT,2) THEN
			N=1
				M=M+1
			END IF
		END IF
		FLG=0
		FLG2=0
	NEXT J
NEXT I
FOR I=1 TO UBOUND(OUTMAT,1)
	FOR J=1 TO UBOUND(OUTMAT,2)
		MatArray3(I,J)=OUTMAT(I,J)
	NEXT J
NEXT I
SubMat=OUTMAT
END FUNCTION

Function Vec(a,b)
'REM Returns a row (if a=1) or column (if a=2) vector containing
'the values specified by the string in b - values separated by commas.
'R or r can be used to repeat a value. 4R3 indicates that 4 is to be
'repeated 3 times. tHE REPEAT CANNOT BE THE LAST ITEM.
DIM SZ AS INTEGER, I AS INTEGER, J AS INTEGER, ST AS STRING
dim sz1 as integer, OUTMAT() AS DOUBLE, HOLD AS DOUBLE
DIM FLG AS INTEGER, K AS INTEGER, X AS INTEGER

SZ=1
FOR I=1 TO LEN(B)
	IF MID(B,I,1)="," THEN SZ=SZ+1
	IF MID(B,I,1)="r" OR MID(B,I,1)="R" THEN
		ST=""
		J=I+1
		DO UNTIL MID(B,J,1)=","
			ST=ST &amp; MID(B,J,1)
			J=J+1
		LOOP
		SZ=SZ+VAL(ST)-1
	END IF
NEXT I
SZ1=SZ
IF A=1 THEN
	REDIM OUTMAT(1,SZ1-1)
	FLG=0
	J=1
	ST=""
	FOR I=1 TO LEN(B)
		ST=ST &amp; MID(B,I,1)
		IF MID(B,I,1)="," THEN
			IF FLG=0 THEN
				OUTMAT(1,J)=VAL(ST)
				ST=""
				J=J+1
			ELSE
				FOR K=1 TO VAL(ST)
					OUTMAT(1,J)=HOLD
					J=J+1
				NEXT K
				FLG=0
			END IF
		END IF
		IF MID(B,I,1)="R" OR MID(B,I,1)="r" THEN
			HOLD=VAL(ST)
			FLG=1
			ST=""
		END IF
	NEXT I
		ST=""
	FOR I=LEN(B) TO 1 STEP -1
		IF MID(B,I,1)="," THEN
			OUTMAT(1,UBOUND(OUTMAT,2))=VAL(ST)
			GOTO VEC10
		END IF
		ST=MID(B,I,1) &amp; ST
	NEXT I
VEC10: X=X
	OUTMAT(1,J)=VAL(ST)
ELSE
	REDIM OUTMAT(SZ1-1,1-1), MatArray3(SZ1-1,1-1)
	FLG=0
	J=1
	ST=""
	FOR I=1 TO LEN(B)
		ST=ST &amp; MID(B,I,1)
		IF MID(B,I,1)="," THEN
			IF FLG=0 THEN
				OUTMAT(J,1)=VAL(ST)
				ST=""
				J=J+1
			ELSE
				FOR K=1 TO VAL(ST)
					OUTMAT(J,1)=HOLD
					J=J+1
				NEXT K
				FLG=0
			END IF
		END IF
		IF MID(B,I,1)="R" OR MID(B,I,1)="r" THEN
			HOLD=VAL(ST)
			FLG=1
			ST=""
		END IF
	NEXT I
	ST=""
	FOR I=LEN(B) TO 1 STEP -1
		IF MID(B,I,1)="," THEN
			OUTMAT(UBOUND(OUTMAT,1),1)=VAL(ST)
			GOTO VEC20
		END IF
		ST=MID(B,I,1) &amp; ST
	NEXT I
VEC20: X=X
END IF
FOR I=1 TO UBOUND(OUTMAT,1)
	MatArray3(I,1)=OUTMAT(I,1)
NEXT I
Vec=OUTMAT
END FUNCTION

FUNCTION ndMatSum()
'REM ndMatSum adds MatArray1 and MatArray2 elementwise. It does not
'require an argument. MatArray1 and MatArray2 must have the same
'dimensions.
DIM I AS INTEGER, J AS INTEGER, K AS INTEGER, L AS INTEGER
DIM DM AS INTEGER
DM=MatDS(1)
IF DM=1 THEN
	REDIM MatArray3(UBOUND(MatArray1,1))
	FOR I=1 TO UBOUND(MatArray1,1)
		MatArray3(I)=MatArray1(I)+MatArray2(I)
	NEXT I
ELSEIF DM=2 THEN
	REDIM MatArray3(UBOUND(MatArray1,1),UBOUND(MatArray1,2))
	FOR I=1 TO UBOUND(MatArray1,1)
		FOR J=1 TO UBOUND(MatArray1,2)
			MatArray3(I,J)=MatArray1(I,J)+MatArray2(I,J)
		NEXT J
	NEXT I
ELSEIF DM=3 THEN
	REDIM MatArray3(UBOUND(MatArray1,1),UBOUND(MatArray1,2),UBOUND(MatArray1,3))
	FOR I=1 TO UBOUND(MatArray1,1)
		FOR J=1 TO UBOUND(MatArray1,2)
			FOR K=1 TO UBOUND(MatArray1,3)
				MatArray3(I,J,K)=MatArray1(I,J,K)+MatArray2(I,J,K)
			NEXT K
		NEXT J
	NEXT I
ELSEIF DM=4 THEN
	REDIM MatArray3(UBOUND(MatArray1,1),UBOUND(MatArray1,2),UBOUND(MatArray1,3),UBOUND(MatArray1,4))
	FOR I=1 TO UBOUND(MatArray1,1)
		FOR J=1 TO UBOUND(MatArray1,2)
			FOR K=1 TO UBOUND(MatArray1,3)
				FOR L=1 TO UBOUND(MatArray,4)
					MatArray3(I,J,K,L)=MatArray1(I,J,K,L)+MatArray2(I,J,K,L)
				NEXT L
			NEXT K
		NEXT J
	NEXT I		
END IF	
END FUNCTION

FUNCTION VConcat(optional qout, optional An,optional Bn)
'REM Returns an array which is the vertical concatenation of arrays
'A and B. A and B must have the same number of columns.
DIM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1,1)-1,UBOUND(MatArray1,2)-1)
	FOR I=1 TO UBOUND(MatArray1,1)
		FOR J=1 TO UBOUND(MatArray1,2)
			B(I,J)=MatArray1(I,J)
		NEXT J
	NEXT I
ELSE
	REDIM B(UBOUND(Bn,1)-1,UBOUND(Bn,2)-1)
	FOR I=1 TO UBOUND(Bn,1)
		FOR J=1 TO UBOUND(Bn,2)
			B(I,J)=Bn(I,J)
		NEXT J
	NEXT I
END IF	

DIM OUTMAT(UBOUND(A,1)+UBOUND(B,1)-1,UBOUND(A,2)-1)
REDIM MatArray3(UBOUND(A,1)+UBOUND(B,1)-1,UBOUND(A,2)-1)

FOR I=1 TO UBOUND(A,1)
	FOR J=1 TO UBOUND(A,2)
		OUTMAT(I,J)=A(I,J)
		MatArray(I,J)=A(I,J)
	NEXT J
NEXT I
FOR I=1 TO UBOUND(B,1)
	FOR J=1 TO UBOUND(B,2)
		OUTMAT(I+UBOUND(A,1),J)=B(I,J)
		MatArray3(I+UBOUND(A,1),J)=B(I,J)
	NEXT J
NEXT I
IF qout=0 THEN
VConcat=1
ELSE
VConcat=OUTMAT
END IF

END FUNCTION

FUNCTION DProd(optional qout,optional An,optional Bn)
'REM Returns the direct product of two matrices, A and B.
'If a is nxm and B is oxp then the result is noxmp.
DIM I AS INTEGER, J AS INTEGER, K AS INTEGER, L AS INTEGER
DIM P AS INTEGER, Q AS INTEGER, M AS INTEGER, N AS INTEGER
DIM O AS INTEGER, R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OUTMAT(UBOUND(A,1)*UBOUND(B,1)-1,UBOUND(A,2)*UBOUND(B,2)-1) AS DOUBLE
REDIM MatArray3(UBOUND(A,1)*UBOUND(B,1)-1,UBOUND(A,2)*UBOUND(B,2)-1)
M=UBOUND(A,1)*UBOUND(B,1)
N=UBOUND(A,2)*UBOUND(B,2)
O=1
P=1
FOR I=0 TO UBOUND(A,1)-1
	FOR J=0 TO UBOUND(A,2)-1
		FOR K=0 TO UBOUND(B,1)-1
			FOR L=0 TO UBOUND(B,2)-1

				OUTMAT(I*UBOUND(B,1)+O,J*UBOUND(B,2)+P)=A(I+1,J+1)*B(K+1,L+1)
				MatArray3(I*UBOUND(B,1)+O,J*UBOUND(B,2)+P)=A(I+1,J+1)*B(K+1,L+1)
				P=P+1
				IF P&gt;UBOUND(B,2) THEN
					P=1
					O=O+1
					IF O&gt;UBOUND(B,1) THEN
						P=1
						O=1
					END IF
				END IF
			NEXT L
		NEXT K
	NEXT J
NEXT I
DProd=OUTMAT

END FUNCTION

FUNCTION MatDiv(optional qout,optional An,optional Bn)
'REM Divides matrix A by matrix B (by multiplying A by the inverse
'of B) and returns the nxm matrix (where n is the number of rows
'of A and the number of columns of B).
DIM I AS INTEGER, J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MatInv(B,2)
MatIn(A)
MatMult(MatArray1,MatArray2,3)
IF qout=0 THEN
	MatDiv=1
ELSE
	MatDiv=MatArray3
END IF
END FUNCTION

SUB ndMatUp(optional z)
'REM Reconfigures the MatArray designated by z into a 4 dimensional
'array.
DIM D AS INTEGER,M(), I AS INTEGER, J AS INTEGER, K AS INTEGER
DIM L AS INTEGER, TEMP()
IF ISMISSING(Z) THEN Z=1

IF Z=3 THEN
	D=MatDS(Z)
	IF D=0 THEN
		REDIM MatArray3(1,1,1,1)
		MatArray3(1,1,1,1)=0
	ELSEIF D=1 THEN
		REDIM TEMP(UBOUND(MatArray3,1),1,1,1)
		FOR I=1 TO UBOUND(MatArray3,1)
			TEMP(I,1,1,1)=MatArray3(I,1,1,1)
		NEXT I
		REDIM  MatArray3(UBOUND(TEMP,1),UBOUND(TEMP,2),UBOUND(TEMP,3),UBOUND(TEMP,4))
		FOR I=1 TO UBOUND(TEMP,1)
			MatArray3(I,1,1,1)=TEMP(I,1,1,1)
		NEXT I		
	ELSEIF D=2 THEN
		REDIM TEMP(UBOUND(MatArray3,1),UBOUND(MatArray3,2),1,1)
		FOR I=1 TO UBOUND(MatArray3,1)
			FOR J=1 TO UBOUND(MatArray3,2)
				TEMP(I,J,1,1)=MatArray3(I,J,1,1)
			NEXT J
		NEXT I
		REDIM  MatArray3(UBOUND(TEMP,1),UBOUND(TEMP,2),UBOUND(TEMP,3),UBOUND(TEMP,4))
		FOR I=1 TO UBOUND(TEMP,1)
			FOR J=1 TO UBOUND(TEMP,2)
				MatArray3(I,J,1,1)=TEMP(I,J,1,1)
			NEXT J
		NEXT I			
	ELSEIF D=3 THEN
		REDIM TEMP(UBOUND(MatArray3,1),UBOUND(MatArray3,2),UBOUND(MatArray3,3),1)
		FOR I=1 TO UBOUND(MatArray3,1)
			FOR J=1 TO UBOUND(MatArray3,2)
				FOR K=1 TO UBOUND(MatArray3,3)
					TEMP(I,J,K,1)=MatArray3(I,J,K,1)
				NEXT K
			NEXT J
		NEXT I
		REDIM  MatArray3(UBOUND(TEMP,1),UBOUND(TEMP,2),UBOUND(TEMP,3),UBOUND(TEMP,4))
		FOR I=1 TO UBOUND(TEMP,1)
			FOR J=1 TO UBOUND(TEMP,2)
				FOR K=1 TO UBOUND(TEMP,3)
					MatArray3(I,J,K,1)=TEMP(I,J,K,1)
				NEXT K
			NEXT J
		NEXT I		
	END IF
ELSEIF Z=2 THEN
	D=MatDS(Z)
	IF D=0 THEN
		REDIM MatArray2(1,1,1,1)
		MatArray2(1,1,1,1)=0
	ELSEIF D=1 THEN
		REDIM TEMP(UBOUND(MatArray2,1),1,1,1)
		FOR I=1 TO UBOUND(MatArray2,1)
			TEMP(I,1,1,1)=MatArray2(I,1,1,1)
		NEXT I
		REDIM  MatArray2(UBOUND(TEMP,1),UBOUND(TEMP,2),UBOUND(TEMP,3),UBOUND(TEMP,4))
		FOR I=1 TO UBOUND(TEMP,1)
			MatArray2(I,1,1,1)=TEMP(I,1,1,1)
		NEXT I		
	ELSEIF D=2 THEN
		REDIM TEMP(UBOUND(MatArray2,1),UBOUND(MatArray2,2),1,1)
		FOR I=1 TO UBOUND(MatArray2,1)
			FOR J=1 TO UBOUND(MatArray2,2)
				TEMP(I,J,1,1)=MatArray2(I,J,1,1)
			NEXT J
		NEXT I
		REDIM  MatArray2(UBOUND(TEMP,1),UBOUND(TEMP,2),UBOUND(TEMP,3),UBOUND(TEMP,4))
		FOR I=1 TO UBOUND(TEMP,1)
			FOR J=1 TO UBOUND(TEMP,2)
				MatArray2(I,J,1,1)=TEMP(I,J,1,1)
			NEXT J
		NEXT I			
	ELSEIF D=3 THEN
		REDIM TEMP(UBOUND(MatArray2,1),UBOUND(MatArray2,2),UBOUND(MatArray2,3),1)
		FOR I=1 TO UBOUND(MatArray2,1)
			FOR J=1 TO UBOUND(MatArray2,2)
				FOR K=1 TO UBOUND(MatArray2,3)
					TEMP(I,J,K,1)=MatArray2(I,J,K,1)
				NEXT K
			NEXT J
		NEXT I
		REDIM  MatArray2(UBOUND(TEMP,1),UBOUND(TEMP,2),UBOUND(TEMP,3),UBOUND(TEMP,4))
		FOR I=1 TO UBOUND(TEMP,1)
			FOR J=1 TO UBOUND(TEMP,2)
				FOR K=1 TO UBOUND(TEMP,3)
					MatArray2(I,J,K,1)=TEMP(I,J,K,1)
				NEXT K
			NEXT J
		NEXT I		
	END IF
ELSE
	D=MatDS(Z)
	IF D=0 THEN
		REDIM MatArray1(1,1,1,1)
		MatArray1(1,1,1,1)=0
	ELSEIF D=1 THEN
		REDIM TEMP(UBOUND(MatArray1,1),1,1,1)
		FOR I=1 TO UBOUND(MatArray1,1)
			TEMP(I,1,1,1)=MatArray1(I,1,1,1)
		NEXT I
		REDIM  MatArray1(UBOUND(TEMP,1),UBOUND(TEMP,2),UBOUND(TEMP,3),UBOUND(TEMP,4))
		FOR I=1 TO UBOUND(TEMP,1)
			MatArray1(I,1,1,1)=TEMP(I,1,1,1)
		NEXT I		
	ELSEIF D=2 THEN
		REDIM TEMP(UBOUND(MatArray1,1),UBOUND(MatArray1,2),1,1)
		FOR I=1 TO UBOUND(MatArray1,1)
			FOR J=1 TO UBOUND(MatArray1,2)
				TEMP(I,J,1,1)=MatArray1(I,J,1,1)
			NEXT J
		NEXT I
		REDIM  MatArray1(UBOUND(TEMP,1),UBOUND(TEMP,2),UBOUND(TEMP,3),UBOUND(TEMP,4))
		FOR I=1 TO UBOUND(TEMP,1)
			FOR J=1 TO UBOUND(TEMP,2)
				MatArray1(I,J,1,1)=TEMP(I,J,1,1)
			NEXT J
		NEXT I			
	ELSEIF D=3 THEN
		REDIM TEMP(UBOUND(MatArray1,1),UBOUND(MatArray1,2),UBOUND(MatArray1,3),1)
		FOR I=1 TO UBOUND(MatArray1,1)
			FOR J=1 TO UBOUND(MatArray1,2)
				FOR K=1 TO UBOUND(MatArray1,3)
					TEMP(I,J,K,1)=MatArray1(I,J,K,1)
				NEXT K
			NEXT J
		NEXT I
		REDIM  MatArray1(UBOUND(TEMP,1),UBOUND(TEMP,2),UBOUND(TEMP,3),UBOUND(TEMP,4))
		FOR I=1 TO UBOUND(TEMP,1)
			FOR J=1 TO UBOUND(TEMP,2)
				FOR K=1 TO UBOUND(TEMP,3)
					MatArray1(I,J,K,1)=TEMP(I,J,K,1)
				NEXT K
			NEXT J
		NEXT I		
	END IF
END IF

END SUB

FUNCTION ndMatMult(A,B)
'REM Multiplies MatArray1 and MatArray2 and stores the result in
'MatArray3. The multiplication pivots on dimensions A and B.
DIM i AS INTEGER, J AS INTEGER, K AS INTEGER, L AS INTEGER
DIM SZ(4) AS INTEGER, SM AS DOUBLE, X AS INTEGER, SZ1(4) AS INTEGER
DIM SZ2(4) AS INTEGER, M AS INTEGER

IF MatDS(1)&lt;4 THEN ndMatUp(1)
IF MatDS(2)&lt;4 THEN ndMatUp(2)

'Determine if MatArray1 and MatArray2 are compatible.
IF UBOUND(MatArray1,B)&lt;&gt;UBOUND(MatArray2,A) THEN
	MSGBOX "The number of elements in the second dimension being multiplied in the first multidimensional array must equal the number of elements in the first dimension being multiplied in the second multidimensional array"
	EXIT FUNCTION
END IF
FOR I=1 TO 4
	IF I&lt;&gt;A AND I&lt;&gt;B THEN
		IF UBOUND(MatArray1,I)&lt;&gt;UBOUND(MatArray2,I) THEN
			MSGBOX "The number of elements in each dimension not being multiplied in the first multidimensional array must equal the number of elements in the same dimesnion not being multiplied in the second multidimensional array."
			EXIT FUNCTION
		END IF
	END IF
NEXT I

'Dimension MatArray3
FOR I=1 TO 4
	IF I=A THEN 
		SZ(I)=UBOUND(MatArray1,A)-1
	ELSEIF I=B THEN
		SZ(I)=UBOUND(MatArray2,B)-1
	ELSE
		SZ(I)=UBOUND(MatArray1,I)-1
	END IF
NEXT I
REDIM MatArray3(SZ(1),SZ(2),SZ(3),SZ(4))
'Perform the multiplication

FOR I=1 TO UBOUND(MatArray3,1)
	FOR J=1 TO UBOUND(MatArray3,2)
		FOR K=1 TO UBOUND(MatArray3,3)
			FOR L=1 TO UBOUND(MatArray3,4)
				FOR X=1 TO UBOUND(MatArray1,B)
					SZ1(1)=I
					SZ2(1)=I
					SZ1(2)=J
					SZ2(2)=J
					SZ1(3)=K
					SZ2(3)=K
					SZ1(4)=L
					SZ2(4)=L
					FOR M=1 TO 4
						IF M=A THEN SZ2(M)=X
						IF M=B THEN SZ1(M)=X
					NEXT M
					MatArray3(I,J,K,L)=MatArray3(I,J,K,L)+MatArray1(SZ1(1),SZ1(2),SZ1(3),SZ1(4))*MatArray2(SZ2(1),SZ2(2),SZ2(3),SZ2(4))
				NEXT X
			NEXT L
		NEXT K
	NEXT J
NEXT I

END FUNCTION

Function MatPower(optional qout,optional An,optional B)
'Returns the power B os a square matrix A. The result is a matrix of the
'same size as A. the result is also saved in global MatArray3. 
DIM I AS INTEGER, J AS INTEGER, K AS INTEGER,A()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 THEN B=OutMat2(1,1)
REDIM MatArray1(UBOUND(A,1),UBOUND(A,2)),MatArray2(UBOUND(A,1),UBOUND(A,2))
REDIM MatArray3(UBOUND(A,1),UBOUND(A,2))
FOR I=1 TO UBOUND(A,1)
	FOR J=1 TO UBOUND(A,2)
		MatArray1(I,J)=A(I,J)
		MatArray2(I,J)=A(I,J)
	NEXT J
NEXT I
FOR I=1 TO B-1
	MatMult(MatArray1,MatArray2,3)
	FOR J=1 TO UBOUND(A,1)
		FOR K=1 TO UBOUND(A,2)
			MatArray1(J,K)=MatArray3(J,K)
		NEXT K
	NEXT J
NEXT I
IF qout=0 THEN
MatPower=1
ELSE
MatPower=MatArray3
END IF
END FUNCTION

FUNCTION ndTranspose(A,B)
'REM forms the transpose of MatArray1 on dimensions A and B and 
'stores the result in MatArray3.
DIM I AS INTEGER, J AS INTEGER, K AS INTEGER, L AS INTEGER
DIM M(4) AS INTEGER
IF MatDS(1)&lt;4 THEN ndMatUp(1)
FOR I=1 TO 4
	IF I=A THEN 
		M(I)=UBOUND(MatArray1,B)
	ELSEIF I=B THEN 
		M(I)=UBOUND(MatArray1,A)
	ELSE
		M(I)=UBOUND(MatArray1,I)
	END IF
NEXT I
REDIM MatArray3(M(1),M(2),M(3),M(4))
IF (A=1 AND B=2) OR (A=2 AND B=1) THEN
	FOR I=1 TO UBOUND(MatArray1,1)
		FOR J=1 TO UBOUND(MatArray1,2)
			FOR K=1 TO UBOUND(MatArray1,3)
				FOR L=1 TO UBOUND(MatArray1,4)
					MatArray3(J,I,K,L)=MatArray1(I,J,K,L)
				NEXT L
			NEXT K
		NEXT J
	NEXT I
ELSEIF (A=1 AND B=3) OR (A=3 AND B=1) THEN
	FOR I=1 TO UBOUND(MatArray1,1)
		FOR J=1 TO UBOUND(MatArray1,2)
			FOR K=1 TO UBOUND(MatArray1,3)
				FOR L=1 TO UBOUND(MatArray1,4)
					MatArray3(K,J,I,L)=MatArray1(I,J,K,L)
				NEXT L
			NEXT K
		NEXT J
	NEXT I
ELSEIF (A=1 AND B=4) OR (A=4 AND B=1) THEN
	FOR I=1 TO UBOUND(MatArray1,1)
		FOR J=1 TO UBOUND(MatArray1,2)
			FOR K=1 TO UBOUND(MatArray1,3)
				FOR L=1 TO UBOUND(MatArray1,4)
					MatArray3(L,J,K,I)=MatArray1(I,J,K,L)
				NEXT L
			NEXT K
		NEXT J
	NEXT I
ELSEIF (A=2 AND B=3) OR (A=3 AND B=2) THEN
	FOR I=1 TO UBOUND(MatArray1,1)
		FOR J=1 TO UBOUND(MatArray1,2)
			FOR K=1 TO UBOUND(MatArray1,3)
				FOR L=1 TO UBOUND(MatArray1,4)
					MatArray3(I,K,J,L)=MatArray1(I,J,K,L)
				NEXT L
			NEXT K
		NEXT J
	NEXT I
ELSEIF (A=2 AND B=4) OR (A=4 AND B=2) THEN
	FOR I=1 TO UBOUND(MatArray1,1)
		FOR J=1 TO UBOUND(MatArray1,2)
			FOR K=1 TO UBOUND(MatArray1,3)
				FOR L=1 TO UBOUND(MatArray1,4)
					MatArray3(I,L,K,J)=MatArray1(I,J,K,L)
				NEXT L
			NEXT K
		NEXT J
	NEXT I	
ELSEIF (A=3 AND B=4) OR (A=4 AND B=3) THEN
	FOR I=1 TO UBOUND(MatArray1,1)
		FOR J=1 TO UBOUND(MatArray1,2)
			FOR K=1 TO UBOUND(MatArray1,3)
				FOR L=1 TO UBOUND(MatArray1,4)
					MatArray3(I,J,L,K)=MatArray1(I,J,K,L)
				NEXT L
			NEXT K
		NEXT J
	NEXT I						
END IF		
END FUNCTION

FUNCTION VecInProd(A,B)
'REM Returns the inner product (scalar product) of two vectors (A and B).
'(or two matrices of equal size).
DIM I AS INTEGER, J AS INTEGER,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C(UBOUND(A,1),UBOUND(A,2))
DIM SC AS DOUBLE
SC=0
FOR I=1 TO UBOUND(A,1)
	FOR J=1 TO UBOUND(A,2)
		C(I,J)=0
	NEXT J
NEXT I
FOR I=1 TO UBOUND(A,1)
	FOR J=1 TO UBOUND(A,2)
		C(I,J)=A(I,J)*B(I,J)
		SC=SC+C(I,J)
	NEXT J
NEXT I
VecInProd=SC
END FUNCTION

FUNCTION IsAllNonzero(A)
'REM Returns 1 if there is no zero in A; otherwise, returns 0.
DIM I AS INTEGER, J AS INTEGER, FLG AS INTEGER
if IsArray(A) then
FLG=1
FOR I=1 TO UBOUND(A,1)
	FOR J=1 TO UBOUND(A,2)
		IF A(I,J)=0 THEN
			FLG=0
		END IF
	NEXT J
NEXT I
IsAllNonzero=FLG
ELSE
	IF a=o then 
		IsAllNonzero=0
	else
		IsAllNonzero=1
	end if
end if
END FUNCTION

FUNCTION IsAnyNonzero(A)
'REM Returns 1 if there is a nonzero in A; otherwise, returns 0.
DIM I AS INTEGER, J AS INTEGER, FLG AS INTEGER
if IsArray(A) then
FLG=0
FOR I=1 TO UBOUND(A,1)
	FOR J=1 TO UBOUND(A,2)
		IF A(I,J)&lt;&gt;0 THEN
			FLG=1
		END IF
	NEXT J
NEXT I
IsAnyNonzero=FLG
ELSE
	IF a=o then 
		IsAnyNonzero=0
	else
		IsAnyNonzero=1
	end if
end if
END FUNCTION

FUNCTION MatDeterm(optional z, optional eps)
'REM Returns the determinant of the real, square matrix stored
'in a MatArray specified by z. Gauss method with full pivoting
'is used. eps is desired precision.
DIM A() AS DOUBLE, I AS INTEGER, J AS INTEGER, D0 AS DOUBLE
DIM N AS INTEGER, IT AS INTEGER, C() AS DOUBLE, K AS INTEGER
DIM PO AS DOUBLE, LO AS INTEGER, KO AS INTEGER, T0 AS DOUBLE
DIM L AS INTEGER


IF ISMISSING(z) THEN z=1
IF ISMISSING(eps) THEN eps=1E-10
IF z=3 then
	REDIM A(UBOUND(MatArray3,1)-1,UBOUND(MatArray3,2)-1)
	FOR I=1 TO UBOUND(A,1)-1
		FOR J=1 TO UBOUND(A,2)-1
			A(I,J)=MatArray3(I,J)
		NEXT J
	NEXT I
ELSEIF z=2 then
	REDIM A(UBOUND(MatArray2,1)-1,UBOUND(MatArray2,2)-1)
	FOR I=1 TO UBOUND(A,1)-1
		FOR J=1 TO UBOUND(A,2)-1
			A(I,J)=MatArray2(I,J)
		NEXT J
	NEXT I
ELSE
	REDIM A(UBOUND(MatArray1,1)-1,UBOUND(MatArray1,2)-1)
	FOR I=1 TO UBOUND(A,1)-1
		FOR J=1 TO UBOUND(A,2)-1
			A(I,J)=MatArray1(I,J)
		NEXT J
	NEXT I			
END IF
'Fisrt triangualrize matrix A

N=UBOUND(A,1)-1
REDIM C(UBOUND(A,1)-1,UBOUND(A,2)-1),KP(UBOUND(A,1)-1), LP(UBOUND(A,1)-1)

FOR I=1 TO N
	FOR J=1 TO N
		C(I,J)=A(I,J)
	NEXT J
NEXT I
IT=1
K=1
D1010: PO=C(K,K)
LO=K
KO=K
FOR I=K TO N
	FOR J=K TO N
		IF ABS(C(I,J))&gt;ABS(PO) THEN
			PO=C(I,J)
			LO=I
			KO=J
		END IF
	NEXT J
NEXT I
LP(K)=LO
KP(K)=KO
IF ABS(PO)&lt;EPS THEN
	IT=0
ELSE
	IF LO&lt;&gt;K THEN
		FOR J=K TO N
			T0=C(K,J)
			C(K,J)=C(LO,J)
			C(LO,J)=T0
		NEXT J
	END IF
	IF KO&lt;&gt;K THEN
		FOR I=1 TO N
			T0=C(I,K)
			C(I,K)=C(I,KO)
			C(I,KO)=T0
		NEXT I
	END IF
	FOR I=K+1 TO N
		C(I,K)=C(I,K)/PO
		FOR J=K+1 TO N
			C(I,J)=C(I,J)-C(I,K)*C(K,J)
		NEXT J
	NEXT I
	K=K+1
END IF
IF IT=1 AND K&lt;N THEN GOTO D1010
IF IT=1 AND ABS(C(N,N))&lt;EPS THEN IT=0

'CALCULATE THE DETERMINANT
IF IT=0 THEN
	D0=0
ELSE
	D0=1
	FOR K=1 TO N
		D0=D0*C(K,K)
	NEXT K
	L=0
	FOR K=1 TO N-1
		IF LP(K)&lt;&gt;K THEN L=L+1
		IF KP(K)&lt;&gt;K THEN L=L+1
	NEXT K
	IF L MOD 2 &lt;&gt; 0 THEN D0=-D0
END IF

MatDeterm=D0





END FUNCTION

FUNCTION CProd(optional qout,optional An,optional C)
'REM Returns the cross product of n vectors of n+1 dimensions.
'The vectors are in an input nxn+1 matrix, one vector per row,
'unless c=1, which specifies that the vectors are in columns.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W() AS DOUBLE,  K AS INTEGER
DIM D AS DOUBLE, OUTMAT(1,UBOUND(A,2)) AS DOUBLE
DIM S(UBOUND(A,1)-1,UBOUND(A,2)-2), L AS INTEGER, M AS INTEGER
DIM O AS INTEGER, P AS INTEGER, SVC AS OBJECT
REDIM MatArray3(1,UBOUND(A,2))
svc=createUnoService("com.sun.star.sheet.FunctionAccess")
IF ISMISSING(C) THEN C=0
IF C=1 THEN
	REDIM W(UBOUND(A,2)-1,UBOUND(A,1)-1)
	FOR I=1 TO UBOUND(A,1)-1
		FOR J=1 TO UBOUND(A,2)-1
			W(J,I)=A(I,J)
		NEXT J
	NEXT I
ELSE
	REDIM W(UBOUND(A,1)-1,UBOUND(A,2)-1)
	FOR I=1 TO UBOUND(A,1)
		FOR J=1 TO UBOUND(A,2)
			W(I,J)=A(I,J)
		NEXT J
	NEXT I	
END IF

FOR K=1 TO UBOUND(W,2)
	L=1
	M=1
	FOR I=1 TO UBOUND(W,1)
		FOR J=1 TO UBOUND(W,2)
			IF J&lt;&gt;K THEN
				S(L,M)=W(I,J)

				M=M+1
				IF M&gt;UBOUND(S,2) THEN
					M=1
					L=L+1
				END IF
				
			END IF
		NEXT J
	NEXT I
	REDIM MatArray1(UBOUND(S,1),UBOUND(S,2))
	'MSGBOX UBOUND(MatArray1,1)
	'MSGBOX UBOUND(MatArray1,2)
	FOR O=1 TO UBOUND(S,1)
		FOR P=1 TO UBOUND(S,2)
			MatArray1(O,P)=S(O,P)

		NEXT P
	NEXT O
	D=MatDeterm()
'MSGBOX MatDeterm
	OUTMAT(1,K)=D
	MatArray3(1,K)=D
DP10:	NEXT K
IF qout=0 THEN
CProd=1
ELSE
CProd=OUTMAT
END IF

END FUNCTION

Function BTranspose(optional qout,optional An,optional B,optional C)
'REM Retruns the block transpose of A with block sizes of BxC.
'If A doesn't divide evenly into the specified blocks,
'zeros will pad the rest of the matrix.
DIM I AS INTEGER, J AS INTEGER, K AS INTEGER, L AS INTEGER
DIM M AS INTEGER, N AS INTEGER, O AS INTEGER, P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 THEN B=MatArray2(1,1)
IF ISMISSING(C) THEN C=MatArray3(1,2)

DIM OUTMAT() AS DOUBLE, NC AS INTEGER, NR AS INTEGER
DIM BC AS INTEGER, BR AS INTEGER, DC AS DOUBLE, DR AS DOUBLE
DIM SR AS INTEGER, SC AS INTEGER

NC=UBOUND(A,2)
NR=UBOUND(A,1)
DC=NC/C

IF INT(DC)&lt;&gt;DC THEN
	BC=INT(DC)+1
	SC=NC+1
ELSE
	BC=DC
	SC=NC
END IF

DR=NR/B

IF INT(DR)&lt;&gt;DR THEN
	BR=INT(DR)+1
	SR=NR+1
ELSE
	BR=DR
	SR=NR
END IF
'NC is number of columns in A
'NR is number of rows in A
'BR is number of blocks in a row of A
'BC is number of blocks in a column of A
'Result is BC*NR x BR*NC
REDIM OUTMAT((BC-1)*(SC-1),(BR-1)*(SR-1)),MatArray3((BC-1)*(SC-1),(BR-1)*(SR-1))
FOR I=1 TO UBOUND(OUTMAT,1)
	FOR J=1 TO UBOUND(OUTMAT,2)
		OUTMAT(I,J)=0
	NEXT J
NEXT I

M=1
N=1
O=0
P=0

FOR I=1 TO BR
	FOR J=1 TO BC
		FOR K=1 TO B
			FOR L=1 TO C
			M=J
			N=I
			IF I*B-(B-1)+(K-1)&gt;UBOUND(A,1) OR J*C-(C-1)+(L-1)&gt;UBOUND(A,2) THEN
				OUTMAT(M*B-(B-1)+(K-1),N*C-(C-1)+(L-1))=0
			ELSE
				OUTMAT(M*B-(B-1)+(K-1),N*C-(C-1)+(L-1))=A(I*B-(B-1)+(K-1),J*C-(C-1)+(L-1))
			END IF	
			NEXT L
		NEXT K
	NEXT J
NEXT I
FOR I=1 TO UBOUND(OUTMAT,1)
	FOR J=1 TO UBOUND(OUTMAT,2)
		MatArray3(I,J)=OUTMAT(I,J)
	NEXT J
NEXT I
IF qout=0 THEN
BTranspose=1
ELSE
BTranspose=OUTMAT
END IF
END FUNCTION

FUNCTION VecScaProd(optional An,optional C)
'REM Returns the vector scalar product of n vectors. For n vectors
'each vector must have n dimensions. The vectors are entered in a 
'square array A. If C=1 (OR ANY OTHER NUMBER then the vectors
' are in the columns.
'If C=0, then the vectors are in the rows.
DIM I AS INTEGER, J AS INTEGER,A()


IF ISMISSING(An) THEN
	REDIM A(UBOUND(MatArray1,1)-1,UBOUND(MatArray1,2)-1)
	FOR I=1 TO UBOUND(MatArray1,1)
		FOR J=1 TO UBOUND(MatArray1,2)
			A(I,J)=MatArray1(I,J)
		NEXT J
	NEXT I
ELSE
	REDIM A(UBOUND(An,1)-1,UBOUND(An,2)-1)
	FOR I=1 TO UBOUND(An,1)
		FOR J=1 TO UBOUND(An,2)
			A(I,J)=An(I,J)
		NEXT J
	NEXT I
END IF	
REDIM MatArray1(UBOUND(A,1),UBOUND(A,2))
IF ISMISSING(C) THEN C=1
iF C=0 THEN
	FOR I=1 TO UBOUND(A,1)
		FOR J=1 TO UBOUND(A,2)
			MatArray1(I,J)=A(I,J)
		NEXT J
	NEXT I
ELSE
	FOR I=1 TO UBOUND(A,1)
		FOR J=1 TO UBOUND(A,2)
			MatArray1(I,J)=A(J,I)
		NEXT J
	NEXT I
END IF
VecScaProd=MatDeterm()
END FUNCTION

FUNCTION Vec3Prod(A,B,C)
'REM Returns the triple vector product of three vectors of same size. The
'result has the same size as each of the input vectors.
'AX(BXC)=B(A.C)-C(A.B)
DIM BAC(UBOUND(A,1),UBOUND(A,2)) AS DOUBLE, CAB(UBOUND(A,1),UBOUND(A,2) )AS DOUBLE
DIM ABC(UBOUND(A,1),UBOUND(A,2)) AS DOUBLE
DIM AC AS DOUBLE, AB AS DOUBLE
DIM I AS INTEGER, J AS INTEGER
AC=0
AB=0
FOR I=1 TO UBOUND(A,1)
	FOR J=1 TO UBOUND(A,2)
		AC=AC+A(I,J)*C(I,J)
		AB=AB+A(I,J)*B(I,J)
	NEXT J
NEXT I
FOR I=1 TO UBOUND(A,1)
	FOR J=1 TO UBOUND(A,2)
		BAC(I,J)=B(I,J)*AC
		CAB(I,J)=C(I,J)*AB
	NEXT J
NEXT I
FOR I=1 TO UBOUND(A,1)
	FOR J=1 TO UBOUND(A,2)
		ABC(I,J)=BAC(I,J)-CAB(I,J)
	NEXT J
NEXT I
Vec3Prod=ABC
END FUNCTION

FUNCTION CUSUM(OPTIONAL qout,OPTIONAL AN,OPTIONAL B)
'REM Returns a matrix the same size as A containing the cumulative
'sums of the values in A. B is an ooptional parameter that specifies
'whether the values are summed in the rows (1), columns (2), or both
'rows and columns (0=dwefault)
DIM I AS INTEGER, J AS INTEGER,A()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UBOUND(A,1)-1,UBOUND(A,2)-1)

IF ISMISSING(B) THEN B=0
IF B=2 THEN
	FOR J=1 TO UBOUND(A,2)
		FOR I=2 TO UBOUND(A,1)
			A(I,J)=A(I,J)+A(I-1,J)
		NEXT I
	NEXT J
ELSEIF B=1 THEN
	FOR I=1 TO UBOUND(A,1)
		FOR J=2 TO UBOUND(A,2)
			A(I,J)=A(I,J)+A(I,J-1)
		NEXT J
	NEXT I
ELSE
	FOR J=1 TO UBOUND(A,2)
		FOR I=2 TO UBOUND(A,1)
			A(I,J)=A(I,J)+A(I-1,J)
		NEXT I
	NEXT J
	FOR I=1 TO UBOUND(A,1)
		FOR J=2 TO UBOUND(A,2)
			A(I,J)=A(I,J)+A(I,J-1)
		NEXT J
	NEXT I	
END IF
FOR I=1 TO UBOUND(A,1)
	FOR J=1 TO UBOUND(A,2)
		MatArray3(I,J)=A(I,J)
	NEXT J
NEXT I

IF qout=0 THEN
CUSUM=1 
ELSE
CUSUM=A
END IF
END FUNCTION

FUNCTION DESIGN(OPTIONAL qout,OPTIONAL AN)
'REM Returns a design matrix for the elements contained
'in column vector A.
DIM N AS INTEGER, N1 AS INTEGER,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NT AS INTEGER, CNT2 AS INTEGER, OUTMAT() AS INTEGER
DIM C(UBOUND(A,1)-1,UBOUND(A,2)-1), D() AS INTEGER, M AS INTEGER

N=UBOUND(A,1)
N1=N
FOR I=1 TO N
	C(I,1)=A(I,1)
NEXT I
for j=2 to n
	B=C(j,1)
	for i=j-1 to 1 step -1
		if C(i,1)&lt;=B then goto DESIGN10
		C(i+1,1)=C(i,1)
	next i
	i=0
DESIGN10:	C(i+1,1)=B
next j
CNT=1
FOR I=2 TO N
	IF C(I,1)&lt;&gt;C(I-1,1) THEN CNT=CNT+1
NEXT I
CNT2=CNT
REDIM OUTMAT(N1-1,CNT2-1), D(CNT2-1,1),MatArray3(N1-1,CNT2-1)
D(1,1)=C(1,1)
M=2
FOR I=2 TO N
	IF C(I,1)&lt;&gt;C(I-1,1) THEN
		D(M,1)=C(I,1)
		M=M+1
	END IF
NEXT I
FOR I=1 TO N
	FOR J=1 TO CNT
		IF A(I,1)=D(J,1) THEN
			OUTMAT(I,J)=1
			MatArray3(I,J)=1
			EXIT FOR
		END IF
	NEXT J
NEXT I
IF qout=0 THEN
DESIGN=1
ELSE
DESIGN=OUTMAT
END IF


END FUNCTION

FUNCTION DESIGNF(optional qout,optional An)
'REM Returns a full rank design matrix for the elements contained
'in column vector A.
DIM N AS INTEGER, N1 AS INTEGER, I AS INTEGER, J AS INTEGER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CNT AS INTEGER, CNT2 AS INTEGER, OUTMAT() AS INTEGER
DIM C(UBOUND(A,1)-1,UBOUND(A,2)-1), D() AS INTEGER, M AS INTEGER
DIM E() AS INTEGER

N=UBOUND(A,1)
N1=N
FOR I=1 TO N
	C(I,1)=A(I,1)
NEXT I
for j=2 to n
	B=C(j,1)
	for i=j-1 to 1 step -1
		if C(i,1)&lt;=B then goto DESIGN10
		C(i+1,1)=C(i,1)
	next i
	i=0
DESIGN10:	C(i+1,1)=B
next j
CNT=1
FOR I=2 TO N
	IF C(I,1)&lt;&gt;C(I-1,1) THEN CNT=CNT+1
NEXT I
CNT2=CNT
REDIM E(N1-1,CNT2-1), D(CNT2-1,1), OUTMAT(N1-1,CNT2-2),MatArray3(N1-1,CNT2-2)
D(1,1)=C(1,1)
M=2
FOR I=2 TO N
	IF C(I,1)&lt;&gt;C(I-1,1) THEN
		D(M,1)=C(I,1)
		M=M+1
	END IF
NEXT I
FOR I=1 TO N
	FOR J=1 TO CNT
		IF A(I,1)=D(J,1) THEN
			E(I,J)=1
			EXIT FOR
		END IF
	NEXT J
NEXT I
FOR I=1 TO UBOUND(OUTMAT,2)
	FOR J=1 TO N
		OUTMAT(J,I)=E(J,I)-E(J,UBOUND(E,2))
		MatArray3(J,I)=E(J,I)-E(J,UBOUND(E,2))
	NEXT J
NEXT I

IF qout=0 THEN
DESIGNF=1
ELSE
DESIGNF=OUTMAT
END IF

END FUNCTION

FUNCTION MatDiff(OPTIONAL qout,OPTIONAL AN,OPTIONAL BN)
'REM Given an independent variable in a column vector A and a matrix
'containing vectors (rows) as an independent variable in a matrix B,
'MatDiff will differentiate the vector across the rows and return
'a matrix of the same size as B containing the derivative values.
DIM I AS INTEGER, J AS INTEGER,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OUTMAT(UBOUND(B,1)-1,UBOUND(B,2)-1),N AS INTEGER
REDIM MatArray3(UBOUND(B,1)-1,UBOUND(B,2)-1)




REDIM TransMat1(UBOUND(A,1)-1,1), TransMat2(UBOUND(A,1)-1,1), TransMat3(UBOUND(A,1)-1,1)
N=UBOUND(A,1)
FOR I=1 TO N
	TransMat1(I,1)=A(I,1)
NEXT I
FOR J=1 TO UBOUND(B,2)
	FOR I=1 TO N
		TransMat2(I,1)=B(I,J)
	NEXT I
	InDiff()
	FOR I=1 TO N
		OUTMAT(I,J)=TransMat3(I,1)
		MatArray3(I,J)=TransMat3(I,1)
	NEXT I
NEXT J
IF qout=0 THEN
MatDiff=1
ELSE
MatDiff=OUTMAT
END IF



END FUNCTION

FUNCTION DIAG(optional qout,optional An)
'Returns a matrix with zeros off-diagonal and the elements of An
'on the diagonal.
DIM I AS INTEGER, J AS INTEGER, OUTMAT(), A()
DIM K AS INTEGER, L AS INTEGER
IF ISMISSING(qout) THEN qout=1
IF ISMISSING(An) THEN
	REDIM A(UBOUND(MatArray1,1)-1,UBOUND(MatArray1,2)-1)
	FOR I=1 TO UBOUND(MatArray1,1)
		FOR J=1 TO UBOUND(MatArray1,2)
			A(I,J)=MatArray1(I,J)
		NEXT J
	NEXT I
ELSE
	REDIM A(UBOUND(An,1)-1,UBOUND(An,2)-1)
	FOR I=1 TO UBOUND(An,1)
		FOR J=1 TO UBOUND(An,2)
			A(I,J)=An(I,J)
		NEXT J
	NEXT I
END IF	

REDIM OUTMAT(UBOUND(A,1)*UBOUND(A,2)-1,UBOUND(A,1)*UBOUND(A,2)-1)
REDIM MatArray3(UBOUND(A,1)*UBOUND(A,2)-1,UBOUND(A,1)*UBOUND(A,2)-1)
K=1
L=1
FOR I=1 TO UBOUND(A,1)*UBOUND(A,2)
	FOR J=1 to UBOUND(A,1)*UBOUND(A,2)
		IF I=J THEN
			OUTMAT(I,J)=A(K,L)
			MatArray3(I,J)=A(K,L)
			L=L+1
			IF L&gt;UBOUND(A,2) THEN
				L=1
				K=K+1
			END IF
		ELSE
			OUTMAT(I,J)=0
			MatArray3(I,J)=0
		END IF
	NEXT J
NEXT I
IF qout=0 THEN
DIAG=1
ELSE
DIAG=OUTMAT
END IF
END FUNCTION

FUNCTION MomentMat(OPTIONAL qout,optional Xn)
'Returns the matrix of the raw moments of the data in Xn
DIM X(), I AS INTEGER, J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MatTrans(X,1)
MatIn(X,2)
MatMult()
IF qout=1 THEN
	MomentMat=MatArray3
ELSE
	MomentMat=1
END IF
END FUNCTION

FUNCTION CovMat(optional qout, optional Xn)
'Returns the covariance matrix of X.
'If qout=0 (default), the output is a scalar designating completion.
'The Output goes only to MatArray3.
DIM I AS INTEGER, J AS INTEGER, X(), DUMMY AS INTEGER
DIM AVE(), N AS LONG, MM(), CV1(),CV2(), SVC AS OBJECT
DIM K AS INTEGER


svc=createUnoService("com.sun.star.sheet.FunctionAccess")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FOR K=1 TO NR
				CV1(K,1)=X(K,I)
			NEXT K
			MatArray3(I,J)=SVC.CALLFUNCTION("VARP",ARRAY(CV1))
		ELSE
			FOR K=1 TO NR
				CV1(K,1)=X(K,I)
				CV2(K,1)=X(K,J)
			NEXT K
			MatArray3(I,J)=SVC.CALLFUNCTION("COVAR",ARRAY(CV1,CV2))
		END IF
	NEXT J
NEXT I

IF qout=0 THEN
	CovMat=1
ELSE
	CovMat=MatArray3
END IF
END FUNCTION

FUNCTION CorrMat(optional qout,optional Xn)
'Returns the correlation matrix of Xn.
'If qout=0 (default) the output is stored in MatArray3,
'but is not displayed.
DIM I AS INTEGER, J AS INTEGER, X(), DUMMY AS INTEGER
DIM AVE(), N AS LONG, MM(), CV1(),CV2(), SVC AS OBJECT
DIM K AS INTEGER


svc=createUnoService("com.sun.star.sheet.FunctionAccess")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MatArray3(I,J)=1
		ELSE
			FOR K=1 TO NR
				CV1(K,1)=X(K,I)
				CV2(K,1)=X(K,J)
			NEXT K
			MatArray3(I,J)=SVC.CALLFUNCTION("CORREL",ARRAY(CV1,CV2))
		END IF
	NEXT J
NEXT I

IF qout=0 THEN
	CorrMat=1
ELSE
	CorrMat=MatArray3
END IF
END FUNCTION

FUNCTION RegMat(optional qout,optional Xn,optional Yn)
DIM I AS INTEGER, J AS INTEGER,X(),Y()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MomentMat(0,X)
MatInv(MatArray3,1)
MatTrans(X,2)
MatMult(MatArray1,MatArray2,3)
MatIn(MatArray3,1)
MatIn(Y,2)
MatMult(MatArray1,MatArray2,3)
IF qout=0 THEN
	RegMat=1
ELSE
	RegMat=MatArray3
END IF
END FUNCTION

FUNCTION PredMat(optional qout,optional Xn,optional Yn)
'Returns a matrix of predicted Y (dependent variable) values
'given a matrix of independent variable values.
DIM X(),Y(), DUMMY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RegMat(0,X,Y)
Mat321()
MatXChng()
MatIn(X,1)
MatMult(MatArray1,MatArray2,3)
IF qout=0 THEN
	PredMat=1
ELSE
	PredMat=MatArray3
END IF
END FUNCTION

FUNCTION ResidMat(optional qout,optional Xn,optional Yn)
'Returns a matrix of residuals for the dependent variable Yn.

DIM DUMMY AS INTEGER, I AS INTEGER, J AS INTEGER,X(),Y()

IF ISMISSING(qout) THEN qout=0
IF ISMISSING(Xn) THEN
	REDIM X(UBOUND(MatArray1,1)-1,UBOUND(MatArray1,2)-1)
	FOR I=1 TO UBOUND(MatArray1,1)
		FOR J=1 TO UBOUND(MatArray1,2)
			X(I,J)=MatArray1(I,J)
		NEXT J
	NEXT I
ELSE
	REDIM X(UBOUND(Xn,1)-1,UBOUND(Xn,2)-1)
	FOR I=1 TO UBOUND(Xn,1)
		FOR J=1 TO UBOUND(Xn,2)
			X(I,J)=Xn(I,J)
		NEXT J
	NEXT I
END IF	

IF ISMISSING(Yn) THEN
	REDIM Y(UBOUND(MatArray2,1)-1,UBOUND(MatArray2,2)-1)
	FOR I=1 TO UBOUND(MatArray2,1)
		FOR J=1 TO UBOUND(MatArray2,2)
			Y(I,J)=MatArray2(I,J)
		NEXT J
	NEXT I
ELSE
	REDIM Y(UBOUND(Yn,1)-1,UBOUND(Yn,2)-1)
	FOR I=1 TO UBOUND(Yn,1)
		FOR J=1 TO UBOUND(Yn,2)
			Y(I,J)=Yn(I,J)
		NEXT J
	NEXT I
END IF	
DUMMY=PredMat(0,X,Y)
FOR I=1 TO UBOUND(Y,1)
	FOR J=1 TO UBOUND(Y,2)
		MatArray3(I,J)=Y(I,J)-MatArray3(I,J)
	NEXT J
NEXT I

IF qout=0 THEN
	ResidMat=1
ELSE
	ResidMat=MatArray3
END IF
END FUNCTION

FUNCTION TSSMat(optional qout,optional Yn)
'Returns the total sum of squares of the dependent variable.
'If qout=0, 1 is output on completion, and the result is stored
'in MatArray3; otherwise, the result is stored and displayed.
DIM Y(), I AS INTEGER, J AS INTEGER, NC AS INTEGER, NR AS LONG
DIM YBAR() AS DOUBLE, GT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NC=UBOUND(Y,2)
NR=UBOUND(Y,1)
GT=0
REDIM YBAR(1-1,UBOUND(Y,2)-1),MatArray3(1-1,UBOUND(Y,2))
FOR J=1 TO NC
	FOR I=1 TO NR
		YBAR(1,J)=YBAR(1,J)+Y(I,J)
		GT=GT+Y(I,J)
	NEXT I
NEXT J
FOR I=1 TO NC
	YBAR(1,I)=YBAR(1,I)/NR
NEXT I
GT=GT/(NC*NR)
FOR J=1 TO NC
	FOR I=1 TO NR
		MatArray3(1,J)=MatArray3(1,J)+(Y(I,J)-YBAR(1,J))^2
		MatArray3(1,NC+1)=MatArray3(1,NC+1)+(Y(I,J)-GT)^2
	NEXT I
NEXT J
IF qout=0 THEN
	TSSMat=1
ELSE
	TSSMat=MatArray3
END IF
END FUNCTION

FUNCTION ESSMat(optional qout,optional Yn,optional Xn)
'Returns the error sum of squares of a dependent variable
'If qout=0, 1 is output on completion, and the result is stored
'in MatArray3; otherwise, the result is stored and displayed.
DIM Y(), I AS INTEGER, J AS INTEGER, NC AS INTEGER, NR AS LONG
DIM DUMMY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NC=UBOUND(Y,2)
NR=UBOUND(Y,1)
DUMMY=PredMat(0,X,Y)
Mat321()
REDIM MatArray3(1-1,UBOUND(Y,2))
FOR J=1 TO NC
	FOR I=1 TO NR
		MatArray3(1,J)=MatArray3(1,J)+(Y(I,J)-MatArray1(I,J))^2
		MatArray3(1,NC+1)=MatArray3(1,NC+1)+(Y(I,J)-MatArray1(I,J))^2
	NEXT I
NEXT J
IF qout=0 THEN
	ESSMat=1
ELSE
	ESSMat=MatArray3
END IF
END FUNCTION
	
FUNCTION VarResidMat(optional qout,optional Xn,optional Yn)
'Returns the variance of the residuals for each dependent variable
'and for all dependent variables together
DIM I AS LONG, X(), Y(), N AS LONG, K AS INTEGER, DUMMY AS INTEGER
DIM SUM AS DOUBLE, SUM2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DIM ResMat(1-1,UBOUND(Y,2))
IF ISMISSING(Xn) THEN
	REDIM X(UBOUND(MatArray1,1)-1,UBOUND(MatArray1,2)-1)
	FOR I=1 TO UBOUND(MatArray1,1)
		FOR J=1 TO UBOUND(MatArray1,2)
			X(I,J)=MatArray1(I,J)
		NEXT J
	NEXT I
ELSE
	REDIM X(UBOUND(Xn,1)-1,UBOUND(Xn,2)-1)
	FOR I=1 TO UBOUND(Xn,1)
		FOR J=1 TO UBOUND(Xn,2)
			X(I,J)=Xn(I,J)
		NEXT J
	NEXT I
END IF
N=UBOUND(X,1)
K=UBOUND(X,2)
DUMMY=ResidMat(0,X,Y)
SUM=0
SUM2=0
FOR J=1 TO UBOUND(MatArray3,2)
	FOR I=1 TO N
		SUM=SUM+MatArray3(I,J)^2
		SUM2=SUM2+MatArray3(I,J)^2
	NEXT I
	ResMat(1,J)=SUM/(N-K-1)
	SUM=0
NEXT J
ResMat(1,UBOUND(ResMat,2))=SUM2/((N*UBOUND(MatArray3,2)-1)-K-1)
REDIM MatArray3(1-1,UBOUND(Y,2))
IF qout=0 THEN
	VarResidMat=1
	FOR I=1 TO UBOUND(MatArray3,2)
		MatArray3(1,I)=ResMat(1,I)
	next i
ELSE
	FOR I=1 TO UBOUND(MatArray3,2)
		MatArray3(1,I)=ResMat(1,I)
	next i
	VarResidMat=MatArray3
END IF
END FUNCTION

FUNCTION RSQMat(optional qout,optional Xn,optional Yn)
'Returns the coefficient of determination for each dependent variable.


DIM I AS LONG, J AS INTEGER, DUMMY AS INTEGER, K AS INTEGER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ESS(1-1,K), TSS(1-1,K)
K=UBOUND(Yn,2)
DUMMY=ESSMat(0,Y,X)
FOR I=1 TO K
	ESS(1,I)=MatArray3(1,I)
NEXT I
DUMMY=TSSMat(0,Y)
FOR I=1 TO K
	TSS(1,I)=MatArray3(1,I)
NEXT I
FOR I=1 TO K
	TSS(1,I)=1-ESS(1,I)/TSS(1,I)
NEXT I
IF 	qout=0 THEN
	RSQMat=I
	FOR I=1 TO K
		MatArray3(1,I)=TSS(1,I)
	NEXT I
ELSE
	FOR I=1 TO K+1
		MatArray3(1,I)=TSS(1,I)
	NEXT I
	RSQMat=MatArray3
END IF
END FUNCTION

FUNCTION RSSMat(optional qout, optional Xn, optional Yn)
'Returns the regression sum of squares for each dependent variable.

DIM I AS LONG, J AS INTEGER, DUMMY AS INTEGER, K AS INTEGER
DIM SUM AS DOUBLE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RSS(1-1,K)
K=UBOUND(Y,2)
N=UBOUND(Y,1)
SUM=0
FOR J=1 TO K
	RSS(1,J)=0
	FOR I=1 TO N
		RSS(1,J)=RSS(1,J)+Y(I,J)
	NEXT I
	RSS(1,J)=0
NEXT J
FOR I=1 TO K
	RSS(1,I)=RSS(1,I)/N
NEXT I
DUMMY=ResidMat(0,X,Y)
SUM=0
FOR J=1 TO K
	FOR I=1 TO N
		SUM=SUM+(MatArray3(1,j)-RSS(1,j))^2
	NEXT I
	RSS(1,J)=SUM
	MatArray3(1,j)=SUM
	SUM=0
NEXT J

IF qout=0 THEN
	RSSMat=1
ELSE
	RSSMat=MatArray3
END IF
END FUNCTION

FUNCTION RegFMat(optional qout, optional Xn,optional Yn)
'Returns the F value, degrees of freedom, and probability for each dependent variable.
'This function assumes that there is no constant term in the regression
'equation.
DIM I AS LONG, J AS INTEGER, DUMMY AS INTEGER, K AS INTEGER
DIM SUM AS DOUBLE, K1 AS INTEGER, SVC AS OBJECT

svc=createUnoService("com.sun.star.sheet.FunctionAccess")
IF ISMISSING(qout) THEN qout=0
IF ISMISSING(Yn) THEN
	REDIM Y(UBOUND(MatArray2,1)-1,UBOUND(MatArray2,2)-1)
	FOR I=1 TO UBOUND(MatArray2,1)
		FOR J=1 TO UBOUND(MatArray2,2)
			Y(I,J)=MatArray2(I,J)
		NEXT J
	NEXT I
ELSE
	REDIM Y(UBOUND(Yn,1)-1,UBOUND(Yn,2)-1)
	FOR I=1 TO UBOUND(Yn,1)
		FOR J=1 TO UBOUND(Yn,2)
			Y(I,J)=Yn(I,J)
		NEXT J
	NEXT I
END IF
IF ISMISSING(Xn) THEN
	REDIM X(UBOUND(MatArray1,1)-1,UBOUND(MatArray1,2)-1)
	FOR I=1 TO UBOUND(MatArray1,1)
		FOR J=1 TO UBOUND(MatArray1,2)
			X(I,J)=MatArray1(I,J)
		NEXT J
	NEXT I
ELSE
	REDIM X(UBOUND(Xn,1)-1,UBOUND(Xn,2)-1)
	FOR I=1 TO UBOUND(Xn,1)
		FOR J=1 TO UBOUND(Xn,2)
			X(I,J)=Xn(I,J)
		NEXT J
	NEXT I
END IF
K=UBOUND(Yn,2)

DIM ASS(1-1,K)
K=UBOUND(Y,2)
N=UBOUND(Y,1)

DUMMY=RSSMat(0,X,Y)
FOR I=1 TO K
	ASS(1,I)=MatArray3(1,I)
NEXT I
DUMMY=ESSMat(0,Y,X)
FOR I=1 TO K
	ASS(1,I)=(ASS(1,I)/MatArray3(1,I))/((N-K-1)/K)
NEXT I
K1=K
REDIM MatArray3(4-1,K1-1)
FOR I=1 TO K
	MatArray3(1,I)=ASS(1,I)
	MatArray3(2,I)=N-K-1
	MatArray3(3,I)=K
	MatArray3(4,i)=SVC.CALLFUNCTION("FDIST",ARRAY(MatArray3(1,I),N-K-1,K))
NEXT I

IF qout=0 THEN
	RegFMat=1
ELSE
	RegFMat=MatArray3
END IF
END FUNCTION

FUNCTION RhoMat(optional qout,optional Xn)
'Returns the correlation matrix of Xn.
'If qout=0 (default) the output is stored in MatArray3,
'but is not displayed.
DIM I AS INTEGER, J AS INTEGER, X(), DUMMY AS INTEGER
DIM AVE(), N AS LONG, MM(), CV1(),CV2()
DIM K AS INTEGER



IF ISMISSING(qout) THEN qout=0
IF ISMISSING(Xn) THEN
	REDIM X(UBOUND(MatArray1,1)-1,UBOUND(MatArray1,2)-1)
	FOR I=1 TO UBOUND(MatArray1,1)
		FOR J=1 TO UBOUND(MatArray1,2)
			X(I,J)=MatArray1(I,J)
		NEXT J
	NEXT I
ELSE
	REDIM X(UBOUND(Xn,1)-1,UBOUND(Xn,2)-1)
	FOR I=1 TO UBOUND(Xn,1)
		FOR J=1 TO UBOUND(Xn,2)
			X(I,J)=Xn(I,J)
		NEXT J
	NEXT I
END IF	
NR=UBOUND(X,1)
NC=UBOUND(X,2)
REDIM CV1(UBOUND(X,1)-1,1-1), CV2(UBOUND(X,1)-1,1-1), MatArray3(UBOUND(X,2)-1,UBOUND(X,2)-1)
NR=UBOUND(X,1)
NC=UBOUND(X,2)
FOR I=1 TO NC
	FOR J=1 TO NC
		IF I=J THEN
			MatArray3(I,J)=1
		ELSE
			FOR K=1 TO NR
				CV1(K,1)=X(K,I)
				CV2(K,1)=X(K,J)
			NEXT K
			MatArray3(I,J)=CorrRho(CV1,CV2)
		END IF
	NEXT J
NEXT I

IF qout=0 THEN
	RhoMat=1
ELSE
	RhoMat=MatArray3
END IF
END FUNCTION

FUNCTION GINV(optional qout,optional An)
'Returns the inverse of the general matrix An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NR AS INTEGER, NC AS INTEGER, U(UBOUND(A,2)-1,UBOUND(A,2)-1)
DIM AFLAG(UBOUND(A,2)-1), ATEMP(UBOUND(A,2)-1), FAC AS DOUBLE
DIM TOL AS DOUBLE, JM1 AS INTEGER, K AS INTEGER, DOT1 AS DOUBLE
DIM L AS INTEGER, DOT AS DOUBLE, DOT2 AS DOUBLE
NR=UBOUND(A,1)
NC=UBOUND(A,2)
FOR I=1 TO NC
	FOR J=1 TO NC
		U(I,J)=0.0
	NEXT J
	U(I,I)=1.0
NEXT I
		DOT=0.0
		FOR I=1 TO NR
			DOT=DOT+A(I,1)*A(I,1)
		NEXT I
FAC=DOT

FAC=1.0/SQR(FAC)
FOR I=1 TO NR
	A(I,1)=A(I,1)*FAC
NEXT I
FOR I=1 TO NC
	U(I,1)=U(I,1)*FAC
NEXT I
AFLAG(1)=1.0
N=27
TOL=(10*0.5^N)^2
FOR J=2 TO NC
		DOT=0.0
		FOR I=1 TO NR
			DOT=DOT+A(I,J)*A(I,J)
		NEXT I
	DOT1=DOT
	JM1=J-1
	FOR L=1 TO 2
		FOR K=1 TO JM1
			DOT=0.0
			FOR I=1 TO NR
				DOT=DOT+A(I,J)*A(I,K)
			NEXT I
			ATEMP(K)=DOT
		NEXT K
		FOR K=1 TO JM1
			FOR I=1 TO NR
				A(I,J)=A(I,J)-ATEMP(K)*A(I,K)*AFLAG(K)
			NEXT I
			FOR I=1 TO NC
				U(I,J)=U(I,J)-ATEMP(K)*U(I,K)
			NEXT I
		NEXT K
	NEXT L
		DOT=0.0
		FOR I=1 TO NR
			DOT=DOT+A(I,J)*A(I,J)
		NEXT I
	DOT2=DOT
	IF DOT2/DOT1-TOL&lt;=0 THEN
		GOTO GV55
	ELSE
		GOTO GV70
	END IF
GV55:	FOR I=1 TO JM1
	ATEMP(I)=0.0
	FOR K=1 TO I
		ATEMP(I)=ATEMP(I)+U(K,I)*U(K,J)
	NEXT K
	NEXT I
	FOR I=1 TO NR
		A(I,J)=0.0
		FOR K=1 TO JM1
			A(I,J)=A(I,J)-A(I,K)*ATEMP(K)*AFLAG(K)
		NEXT K
	NEXT I
	AFLAG(J)=0.0
		DOT=0.0
		FOR I=1 TO NC
			DOT=DOT+U(I,J)*U(I,J)
		NEXT I	
	FAC=DOT
	FAC=1.0/SQR(FAC)
	GOTO GV75
GV70:	AFLAG(J)=1.0
	FAC=1.0/SQR(DOT2)
GV75:	FOR I=1 TO NR
		A(I,J)=A(I,J)*FAC
	NEXT I
	FOR I=1 TO NC
		U(I,J)=U(I,J)*FAC
	NEXT I
NEXT J
FOR J=1 TO NC
	FOR I=1 TO NR
		FAC=0.0
		FOR K=J TO NC
			FAC=FAC+A(I,K)*U(J,K)
		NEXT K
		A(I,J)=FAC
	NEXT I
NEXT J
MatTrans(A,3)
IF qout=0 THEN
	GINV=1
ELSE
	GINV=MatArray3
END IF
END FUNCTION
	

















FUNCTION GEIGEN(optional qout,optional AN, optional mode)
'Returns the real or complex eigenvalues and/or
'eigenvectors of the input matrix, a.
'If qout is 0 (or missing), the result is not displayed but
'is stored in MatArray3. If qout=1, the result is displayed.
'If mode=0, only the eigenvalues are returned, otherwise
'both eigenvalues and eigenvectors are returned.
'If the number of rows&lt;number of columns, the transpose
'of AN is used.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qout) THEN qout=0
IF ISMISSING(mode) THEN mode=1

DIM NM AS INTEGER, N AS INTEGER, LOW AS INTEGER, K AS INTEGER
DIM L AS INTEGER, M AS INTEGER, JJ AS INTEGER, IGH AS INTEGER
DIM IEXC AS INTEGER, C AS DOUBLE
DIM F AS DOUBLE, G AS DOUBLE, R AS DOUBLE, S AS DOUBLE
DIM B2 AS DOUBLE, RADIX AS DOUBLE, NOCONV AS BOOLEAN 
DIM LA AS INTEGER, KP1 AS INTEGER, NM1 AS INTEGER, MP1 AS INTEGER
DIM X AS DOUBLE, Y AS DOUBLE, INT() AS INTEGER
DIM EN AS INTEGER, LL AS INTEGER, MM AS INTEGER, NA AS INTEGER
DIM ITN AS INTEGER, ITS AS INTEGER, MP2 AS INTEGER, ENM2 AS INTEGER
DIM P AS DOUBLE, Q AS DOUBLE, T AS DOUBLE, W AS DOUBLE, ZZ AS DOUBLE
DIM NORM AS DOUBLE, TST1 AS DOUBLE, TST2 AS DOUBLE, NOTLAS AS BOOLEAN
DIM IERR AS INTEGER, KL AS INTEGER, MP AS INTEGER, Z1 AS DOUBLE
DIM Z2 AS DOUBLE



NM=UBOUND(A,1)
N=UBOUND(A,2)

IF N&gt;NM THEN
	MatTrans(A,3)
	REDIM A(UBOUND(MatArray3,1)-1,UBOUND(MatArray3,2)-1)
	for i=1 to ubound(MatArray3,1)
		FOR J=1 TO UBOUND(MatArray3,2)
			A(I,J)=MatArray3(I,J)
		NEXT J
	NEXT I
	N=K
	N=NM
	NM=K
END IF

DIM  SCALE(UBOUND(A,2)-1) AS DOUBLE, H(UBOUND(A,1)-1,UBOUND(A,2)-1) AS DOUBLE
DIM WR(UBOUND(A,2)-1) AS DOUBLE, WI(UBOUND(A,2)-1) AS DOUBLE
DIM Z(UBOUND(A,1)-1,UBOUND(A,2)-1), OUTMAT(UBOUND(A,1)-1,UBOUND(A,2)+1)
REDIM MatArray3(UBOUND(A,1)-1,UBOUND(A,2)+1)
'Balance the input matrix
RADIX=16.0
B2=RADIX*RADIX
K=1
L=N
GOTO BAL100

BAL20:	SCALE(M)=J
IF J=M THEN GOTO BAL50
FOR I=1 TO L
	F=A(I,J)
	A(I,J)=A(I,M)
	A(I,M)=F
NEXT I
FOR I=K TO N
	F=A(J,I)
	A(J,I)=A(M,I)
	A(M,I)=F
NEXT I

BAL50:	IF IEXC=1 THEN
			GOTO BAL80
		ELSEIF IEXC=2 THEN
			GOTO BAL130
		END IF
		
BAL80:	IF L=1 THEN GOTO BAL280
L=L-1
BAL100:	FOR JJ=1 TO L
	J=L+1-JJ
	FOR I=1 TO L
		IF I=J THEN GOTO BAL110
		IF A(J,I)&lt;&gt;0.0 THEN GOTO BAL120
BAL110:	NEXT I
	M=L
	IEXC=1
	GOTO BAL20
BAL120:	NEXT JJ
GOTO BAL140	
BAL130:	K=K+1
BAL140:	FOR J=K TO L
	FOR I=K TO L
		IF I=J THEN GOTO BAL150
		IF A(I,J)&lt;&gt;0.0 THEN GOTO BAL170
BAL150:	NEXT I
	M=K
	IEXC=2
	GOTO BAL20
BAL170:	NEXT J

FOR I=K TO L
	SCALE(I)=1.0
NEXT I

BAL190:	NOCONV=FALSE
FOR I=K TO L
	C=0.0
	R=0.0
	FOR J=K TO L
		IF J=I THEN GOTO BAL200
		C=C+ABS(A(J,I))
		R=R+ABS(A(I,J))
BAL200:	NEXT J

	IF C=0.0 OR R=0.0 THEN GOTO BAL270
	G=R/RADIX
	F=1.0
	S=C+R
BAL210:	IF C&gt;=G THEN GOTO BAL220
	F=F*RADIX
	C=C*B2
	GOTO BAL210
BAL220:	G=R*RADIX
BAL230:	IF C&lt;G THEN GOTO BAL240
	F=F/RADIX
	C=C/B2
	GOTO BAL230

BAL240:	IF (C+R)/F&gt;=0.95*S THEN GOTO BAL270
	G=1.0/F
	SCALE(I)=SCALE(I)*F
	NOCONV=TRUE
	FOR J=K TO N
		A(I,J)=A(I,J)*G
	NEXT J
	FOR J=1 TO L
		A(J,I)=A(J,I)*F
	NEXT J

BAL270:	NEXT I
IF NOCONV THEN GOTO BAL190
BAL280:	LOW=K
IGH=L
K=IGH
REDIM INT(K-1)


'Reduce a to upper Heissenberg form

LA=IGH-1
KP1=LOW+1

IF LA&lt;KP1 THEN GOTO ELMHES200
FOR M=KP1 TO LA
	MM1=M-1
	X=0.0
	I=M
	FOR J=M TO IGH
		IF ABS(A(J,MM1))&lt;=ABS(X) THEN GOTO ELMHES100
		X=A(J,MM1)
		I=J
ELMHES100:	NEXT J
	INT(M)=I
	IF I=M THEN GOTO ELMHES130
	FOR J=MM1 TO N
		Y=A(I,J)
		A(I,J)=A(M,J)
		A(M,J)=Y
	NEXT J
	FOR J=1 TO IGH
		Y=A(J,I)
		A(J,I)=A(J,M)
		A(J,M)=Y
	NEXT J
ELMHES130:	IF X=0.0 THEN GOTO ELMHES180
	MP1=M+1
	FOR I=MP1 TO IGH
		Y=A(I,MM1)
		IF Y=0.0 THEN GOTO ELMHES160
		Y=Y/X
		A(I,MM1)=Y
		FOR J=M TO N
			A(I,J)=A(I,J)-Y*A(M,J)
		NEXT J
		FOR J=1 TO IGH
			A(J,M)=A(J,M)+Y*A(J,I)
		NEXT J
ELMHES160:	NEXT I				
ELMHES180:	NEXT M
ELMHES200:

IF mode=1 THEN GOTO GE20

'Find eigenvalues only
FOR I=1 TO UBOUND(A,1)
	FOR J=1 TO UBOUND(A,2)
		H(I,J)=A(I,J)
	NEXT J
NEXT I
NORM=0.0
K=1

FOR I=1 TO N
	FOR J=K TO N
		NORM=NORM+ABS(H(I,J))
	NEXT J
	K=I
	IF I&gt;=LOW AND I&lt;=IGH THEN GOTO HQ50
	WR(I)=H(I,I)
	WI(I)=0.0
HQ50:	NEXT I
EN=IGH
T=0.0
ITN=30*N
HQ60:	IF EN&lt;LOW THEN GOTO HQ1001
ITS=0
NA=EN-1
ENM2=NA-1
HQ70:	FOR LL=LOW TO EN
	L=EN+LOW-LL
	IF L=LOW THEN GOTO HQ100
	S=ABS(H(L-1,L-1))+ABS(H(L,L))
	IF S=0.0 THEN S=NORM
	TST1=S
	TST2=TST1+ABS(H(L,L-1))
	IF TST2=TST1 THEN GOTO HQ100
NEXT LL
HQ100:	X=H(EN,EN)
IF L=EN THEN GOTO HQ270
Y=H(NA,NA)
W=H(EN,NA)*H(NA,EN)
IF L=NA THEN GOTO HQ280
IF ITN=0 THEN GOTO HQ1000
IF ITS&lt;&gt;10 AND ITS&lt;&gt;20 THEN GOTO HQ130
T=T+X
FOR I=LOW TO EN
	H(I,I)=H(I,I)-X
NEXT I
S=ABS(H(EN,NA))+ABS(H(NA,ENM2))
X=0.75*S
Y=X
W=-0.4375*S*S
HQ130:	ITS=ITS+1
ITN=ITN-1

FOR MM=1 TO ENM2
	M=ENM2+1-MM
	ZZ=H(M,M)
	R=X-ZZ
	S=Y-ZZ
	P=(R*S-W)/H(M+1,M)+H(M,M+1)
	Q=H(M+1,M+1)-ZZ-R-S
	R=H(M+2,M+1)
	S=ABS(P)+ABS(Q)+ABS(R)
	P=P/S
	Q=Q/S
	R=R/S
	IF M=L THEN GOTO HQ150
	TST1=ABS(P)*(ABS(H(M-1,M-1))+ABS(ZZ)+ABS(H(M+1,M+1)))
	TST2=TST1+ABS(H(M,M-1))*(ABS(Q)+ABS(R))
	IF TST2=TST1 THEN GOTO HQ150
NEXT MM
HQ150:	MP2=M+2
FOR I=MP2 TO EN
	H(I,I-2)=0.0
	IF I=MP2 THEN GOTO HQ160
	H(I,I-3)=0.0
HQ160:	NEXT I

FOR K=M TO NA
	NOTLAS=(K&lt;&gt;NA)
	IF K=M THEN GOTO HQ170
	P=H(K,K-1)
	Q=H(K+1,K-1)
	R=0.0
	IF NOTLAS THEN R=H(K+2,K-1)
	X=ABS(P)+ABS(Q)+ABS(R)
	P=P/X
	Q=Q/X
	R=R/X
HQ170:	S=SIGN1(SQR(P*P+Q*Q+R*R),P)
	IF K=M THEN GOTO HQ180
	H(K,K-1)=-S*X
	GOTO  HQ190
HQ180:	IF L&lt;&gt;M THEN H(K,K-1)=-H(K,K-1)
HQ190:	P=P+S
	X=P/S
	Y=Q/S
	ZZ=R/S
	Q=Q/P
	R=R/P
	IF NOTLAS THEN GOTO HQ225
	FOR J=K TO EN
		P=H(K,J)+Q*H(K+1,J)
		H(K,J)=H(K,J)-P*X
		H(K+1,J)=H(K+1,J)-P*Y
	NEXT J
	IF EN&lt;K+3 THEN 
		J=EN
	ELSE
		J=K+3
	END IF
	FOR I=L TO J
		P=X*H(I,K)+Y*H(I,K+1)
		H(I,K)=H(I,K)-P
		H(I,K+1)=H(I,K+1)-P*Q
	NEXT I
	GOTO HQ255
HQ225:	FOR J=K TO EN
		P=H(K,J)+Q*H(K+1,J)+R*H(K+2,J)
		H(K,J)=H(K,J)-P*X
		H(K+1,J)=H(K+1,J)-P*Y
		H(K+2,J)=H(K+2,J)-P*ZZ
	NEXT J
	IF EN&lt;K+3 THEN
		J=EN
	ELSE
		J=K+3
	END IF
	FOR I=L TO J
		P=X*H(I,K)+Y*H(I,K+1)+ZZ*H(I,K+2)
		H(I,K)=H(I,K)-P
		H(I,K+1)=H(I,K+1)-P*Q
		H(I,K+2)=H(I,K+2)-P*R
	NEXT I
HQ255:
HQ260:	NEXT K
GOTO HQ70

HQ270:	WR(EN)=X+T
WI(EN)=0.0
EN=NA
GOTO HQ60
HQ280:	P=(Y-X)/2.0
Q=P*P+W
ZZ=SQR(ABS(Q))
X=X+T
IF Q&lt;0.0 THEN GOTO HQ320
ZZ=P+SIGN1(ZZ,P)
WR(NA)=X+ZZ
WR(EN)=WR(NA)
IF ZZ&lt;&gt;0.0 THEN WR(EN)=X-W/ZZ
WI(NA)=0.0
WI(EN)=0.0
GOTO HQ330
HQ320:	WR(NA)=X+P
WR(EN)=X+P
WI(NA)=ZZ
WI(EN)=-ZZ

HQ330:	EN=ENM2
GOTO HQ60
HQ1000:	IERR=EN
HQ1001: GOTO GE50






'Collect stabillized elementary similarity transformations

GE20:	FOR J=1 TO N
	FOR I=1 TO N
		Z(I,J)=0.0
	NEXT I
	Z(J,J)=1.0
NEXT J

KL=IGH-LOW-1
IF KL&lt;1 THEN GOTO ET200

FOR MM=1 TO KL
	MP=IGH-MM
	MP1=MP+1
	FOR I=MP1 TO IGH
		Z(I,MP)=A(I,MP-1)
	NEXT I
	I=INT(MP)
	IF I=MP THEN GOTO ET140
	FOR J=MP TO IGH
		Z(MP,J)=Z(I,J)
		Z(I,J)=0.0
	NEXT J
	Z(I,MP)=1.0
ET140:	NEXT MM
ET200:	FOR I=1 TO UBOUND(A,1)
	FOR J=1 TO UBOUND(A,2)
		H(I,J)=A(I,J)
	NEXT J
NEXT I
IERR=0
NORM=0.0
K=1
FOR I=1 TO N
	FOR J=K TO N
		NORM=NORM+ABS(H(I,J))
	NEXT J
	K=I
	IF I&gt;=LOW AND I&lt;=IGH THEN GOTO HHQ50
	WR(I)=H(I,I)
	WI(I)=0.0
HHQ50:	NEXT I
EN=IGH
T=0.0
ITN=30*N
HHQ60:	IF EN&lt;LOW THEN GOTO HHQ340
ITS=0
NA=EN-1
ENM2=NA-1
HHQ70:	FOR LL=LOW TO EN
	L=EN+LOW-LL
	IF L=LOW THEN GOTO HHQ100
	S=ABS(H(L-1,L-1))+ABS(H(L,L))
	IF S=0.0 THEN S=NORM
	TST1=S
	TST2=TST1+ABS(H(L,L-1))
	IF TST2=TST1 THEN GOTO HHQ100
NEXT LL
HHQ100:	X=H(EN,EN)

IF L=EN THEN GOTO HHQ270
Y=H(NA,NA)
W=H(EN,NA)*H(NA,EN)
IF L=NA THEN GOTO HHQ280
IF ITN=0 THEN GOTO HHQ1000
IF ITS&lt;&gt;10 AND ITS&lt;&gt;20 THEN GOTO HHQ130
T=T+X
FOR I=LOW TO EN
	H(I,I)=H(I,I)-X
NEXT I
S=ABS(H(EN,NA))+ABS(H(NA,ENM2))
X=0.75*S
Y=X
W=-0.4375*S*S
HHQ130:	ITS=ITS+1
ITN=ITN-1
FOR MM=L TO ENM2
	M=ENM2+L-MM
	ZZ=H(M,M)
	R=X-ZZ
	S=Y-ZZ
	P=(R*S-W)/H(M+1,M)+H(M,M+1)
	Q=H(M+1,M+1)-ZZ-R-S
	R=H(M+2,M+1)
	S=ABS(P)+ABS(Q)+ABS(R)
	P=P/S
	Q=Q/S
	R=R/S
	IF M=L THEN GOTO HHQ150
	TST1=ABS(P)*ABS(H(M-1,M-1))+ABS(ZZ)+ABS(H(M+1,M+1))
	TST2=TST1+ABS(H(M,M-1))*(ABS(Q)+ABS(R))
	IF TST2=TST1 THEN GOTO HHQ150
NEXT MM
HHQ150:	MP2=M+2
FOR I=MP2 TO EN
	H(I,I-2)=0.0
	IF I=MP2 THEN GOTO HHQ160
	H(I,I-3)=0.0
HHQ160:	NEXT I
FOR K=M TO NA
	NOTLAS=(K&lt;&gt;NA)
	IF K=M THEN GOTO HHQ170
	P=H(K,K-1)
	Q=H(K+1,K-1)
	R=0.0
	IF NOTLAS THEN R=H(K+2,K-1)
	X=ABS(P)+ABS(Q)+ABS(R)
	IF X=0.0 THEN GOTO HHQ260
	P=P/X
	Q=Q/X
	R=R/X
HHQ170:	S=SIGN1(SQR(P*P+Q*Q+R*R),P)
	IF K=M THEN GOTO HHQ180
	H(K,K-1)=-S*X
	GOTO HHQ190
HHQ180:	IF L&lt;&gt;M THEN H(K,K-1)=-H(K,K-1)
HHQ190:	P=P+S
	X=P/S
	Y=Q/S
	ZZ=R/S
	Q=Q/P
	R=R/P
	IF NOTLAS THEN GOTO HHQ225
	FOR J=K TO N
		P=H(K,J)+Q*H(K+1,J)
		H(K,J)=H(K,J)-P*X
		H(K+1,J)=H(K+1,J)-P*Y
	NEXT J
	IF EN&lt;K+3 THEN
		J=EN
	ELSE
		J=K+3
	END IF
	FOR I=1 TO J
		P=X*H(I,K)+Y*H(I,K+1)
		H(I,K)=H(I,K)-P
		H(I,K+1)=H(I,K+1)-P*Q
	NEXT I
	FOR I=LOW TO IGH
		P=X*Z(I,K)+Y*Z(I,K+1)
		Z(I,K)=Z(I,K)-P
		Z(I,K+1)=Z(I,K+1)-P*Q
	NEXT I
	GOTO HHQ255
HHQ225:	FOR J=K TO N
		P=H(K,J)+Q*H(K+1,J)+R*H(K+2,J)
		H(K,J)=H(K,J)-P*X
		H(K+1,J)=H(K+1,J)-P*Y
		H(K+2,J)=H(K+2,J)-P*ZZ
	NEXT J
	IF EN&lt;K+3 THEN
		J=EN
	ELSE
		J=K+3
	END IF
	FOR I=1 TO J
		P=X*H(I,K)+Y*H(I,K+1)+ZZ*H(I,K+2)
		H(I,K)=H(I,K)-P
		H(I,K+1)=H(I,K+1)-P*Q
		H(I,K+2)=H(I,K+2)-P*R
	NEXT I
	FOR I=LOW TO IGH
		P=X*Z(I,K)+Y*Z(I,K+1)+ZZ*Z(I,K+2)
		Z(I,K)=Z(I,K)-P
		Z(I,K+1)=Z(I,K+1)-P*Q
		Z(I,K+2)=Z(I,K+2)-P*R
	NEXT I
HHQ255:
HHQ260: NEXT K
GOTO HHQ70

HHQ270:	H(EN,EN)=X+T
WR(EN)=H(EN,EN)
WI(EN)=0.0
EN=NA
GOTO HHQ60
HHQ280:	P=(Y-X)/2.0
Q=P*P+W
ZZ=SQR(ABS(Q))
H(EN,EN)=X+T
X=H(EN,EN)
H(NA,NA)=Y+T
IF Q&lt;0.0 THEN GOTO HHQ320
ZZ=P+SIGN1(ZZ,P)
WR(NA)=X+ZZ
WR(EN)=WR(NA)
IF ZZ&lt;&gt;0.0 THEN WR(EN)=X-W/ZZ
WI(NA)=0.0
WI(EN)=0.0
X=H(EN,NA)
S=ABS(X)+ABS(ZZ)
P=X/S
Q=ZZ/S
R=SQR(P*P+Q*Q)
P=P/R
Q=Q/R
FOR J=NA TO N
	ZZ=H(NA,J)
	H(NA,J)=Q*ZZ+P*H(EN,J)
	H(EN,J)=Q*H(EN,J)-P*ZZ
NEXT J
FOR I=1 TO EN
	ZZ=H(I,NA)
	H(I,NA)=Q*ZZ+P*H(I,EN)
	H(I,EN)=Q*H(I,EN)-P*ZZ
NEXT I
FOR I=LOW TO IGH
	ZZ=Z(I,NA)
	Z(I,NA)=Q*ZZ+P*Z(I,EN)
	Z(I,EN)=Q*Z(I,EN)-P*ZZ
NEXT I

GOTO HHQ330
HHQ320:	WR(NA)=X+P
WR(EN)=X+P
WI(NA)=ZZ
WI(EN)=-ZZ
HHQ330:	EN=ENM2
GOTO HHQ60
HHQ340:	IF NORM=0.0 THEN GOTO HHQ1001
FOR NN=1 TO N
	EN=N+1-NN
	P=WR(EN)
	Q=WI(EN)
	NA=EN-1
	IF Q&lt;0 THEN
		GOTO HHQ710
	ELSEIF Q=0 THEN
		GOTO HHQ600
	ELSE
		GOTO HHQ800
	END IF
HHQ600:	M=EN
	H(EN,EN)=1.0
	IF NA=0 THEN GOTO HHQ800
	FOR II=1 TO NA
		I=EN-II
		W=H(I,I)-P
		R=0.0
		FOR J=M TO EN
			R=R+H(I,J)*H(J,EN)
HHQ610:	NEXT J
			IF WI(I)&gt;=0.0 THEN GOTO HHQ630
			ZZ=W
			S=R
			GOTO HHQ700
HHQ630:		M=I
			IF WI(I)&lt;&gt;0.0 THEN GOTO HHQ640	
			T=W
			IF T&lt;&gt;0.0 THEN GOTO HHQ635
			TST1=NORM
			T=TST1
HHQ632:		T=0.01*T
			TST2=NORM+T
			IF TST2&gt;TST1 THEN GOTO HHQ632
HHQ635:		H(I,EN)=-R/T
			GOTO HHQ680
HHQ640:		X=H(I,I+1)
			Y=H(I+1,I)									
			Q=(WR(I)-P)*(WR(I)-P)+WI(I)*WI(I)
			T=(X*S-ZZ*R)/Q
			H(I,EN)=T
			IF ABS(X)&lt;=ABS(ZZ) THEN GOTO HHQ650
			H(I+1,EN)=(-R-W*T)/X
			GOTO HHQ680
HHQ650:		H(I+1,EN)=(-S-Y*T)/ZZ

HHQ680:		T=ABS(H(I,EN))
			IF T=0.0 THEN GOTO HHQ700
			TST1=T
			TST2=TST1+1.0/TST1
			IF TST2&gt;TST1 THEN GOTO HHQ700
			FOR J=I TO EN
				H(J,EN)=H(J,EN)/T
			NEXT J
HHQ700:		NEXT II	
		GOTO HHQ800
HHQ710:	M=NA
		IF ABS(H(EN,NA))&lt;=ABS(H(NA,EN)) THEN GOTO HHQ720
		H(NA,NA)=Q/H(EN,NA)
		H(NA,EN)=-(H(EN,EN)-P)/H(EN,NA)
		GOTO HHQ730
HHQ720:	H(NA,NA)=(-H(NA,NA)*Q)/((H(NA,NA)-P)^2+Q^2)
		H(NA,EN)=(-H(NA,EN)*(H(NA,NA)-P))/((H(NA,NA)-P)^2+Q^2)	
HHQ730:	H(EN,NA)=0.0
		H(EN,EN)=1.0
		ENM2=NA-1
		IF ENM2=0 THEN GOTO HHQ800
		FOR II=1 TO ENM2
			I=NA-II
			W=H(I,I)-P
			RA=0.0
			SA=0.0
			FOR J=M TO EN
				RA=RA+H(I,J)*H(J,NA)
				SA=SA+H(I,J)*H(J,EN)
			NEXT J		
			IF WI(I)&gt;=0.0 THEN GOTO HHQ770
			ZZ=W
			R=RA
			S=SA
			GOTO HHQ795
HHQ770:		M=I
			IF WI(I)&lt;&gt;0.0 THEN GOTO HHQ780
			H(I,NA)=(-RA*W-SA*Q)/(W^2+Q^2)
			H(I,EN)=(-SA*W+RA*Q)/(W^2+Q^2)
			GOTO HHQ790
HHQ780:		X=H(I,I+1)
			Y=H(I+1,I)
			VR=(WR(I)-P)*(WR(I)-P)+WI(I)*WI(I)-Q*Q
			VI=(WR(I)-P)*2.0*Q
			IF VR&lt;&gt;0.0 OR VI&lt;&gt;0.0 THEN GOTO HHQ784
			TST1=NORM*(ABS(W)+ABS(Q)+ABS(X)+ABS(Y)+ABS(ZZ))
			VR=TST1
HHQ783:		VR=0.01*VR
			TST2=TST1+VR
			IF TST2&gt;TST1 THEN GOTO HHQ783
HHQ784:		Z1=X*R-ZZ*RA+Q*SA
			Z2=X*S-ZZ*SA-Q*RA
			H(I,NA)=(Z1*VR+Z2*VI)/(VR^2+VI^2)
			H(I,EN)=(Z2*VR-Z1*VI)/(VR^2+VI^2)
			IF ABS(X)&lt;=ABS(ZZ)+ABS(Q) THEN GOTO HHQ785
			H(I+1,NA)=(-RA-W*H(I,NA)+Q*H(I,EN))/X
			H(I+1,EN)=(-SA-W*H(I,EN)-Q*H(I,NA))/X
			GOTO HHQ790
HHQ785:		Z1=-R-Y*H(I,NA)
			Z2=-S-Y*H(I,EN)
			H(I+1,NA)=(Z1*ZZ+Z2*Q)/(ZZ^2+Q^2)
			H(I+1,EN)=(Z2*ZZ-Z1*Q)/(ZZ^2+Q^2)
HHQ790:		IF ABS(H(I,NA))&gt;ABS(H(I,EN)) THEN
				T=ABS(H(I,NA))
			ELSE
				T=ABS(H(I,EN))
			END IF
			IF T=0.0 THEN GOTO HHQ795
			TST1=T
			TST2=TST1+1.0/TST1
			IF TST2&gt;TST1 THEN GOTO HHQ795
			FOR J=I TO EN
				H(J,NA)=H(J,NA)/T
				H(J,EN)=H(J,EN)/T
			NEXT J
HHQ795:	NEXT II	
HHQ800: NEXT NN
FOR I=1 TO N
	IF I&gt;=LOW AND I&lt;=IGH THEN GOTO HHQ840
	FOR J=I TO N
		Z(I,J)=H(I,J)
	NEXT J
HHQ840:	NEXT I
FOR JJ=LOW TO N
	J=N+LOW-JJ
	IF J&lt;IGH THEN
		M=J
	ELSE
		M=IGH
	END IF
	FOR I=LOW TO IGH
		ZZ=0.0
		FOR K=LOW TO M
			ZZ=ZZ+Z(I,K)*H(K,J)
		NEXT K
		Z(I,J)=ZZ
	NEXT I
NEXT JJ
GOTO HHQ1001
HHQ1000: IERR=EN
HHQ1001:
IF IERR &lt;&gt; 0 THEN 
	MSGBOX "ERROR CODE:" &amp; STR(IERR)
	EXIT FUNCTION
END IF
			
'Back transfOrm to get eigenvectors
IF M=0 THEN GOTO BB200
IF IGH=LOW THEN GOTO BB120
FOR I=LOW TO IGH
	S=SCALE(I)
	FOR J=1 TO M
		Z(I,J)=Z(I,J)*S
	NEXT J
NEXT I
BB120:	FOR II=1 TO N
	I=II
	IF I&gt;=LOW AND I&lt;=IGH THEN GOTO BB140
	IF I&lt;LOW THEN I=LOW-II
	K=SCALE(I)
	IF K=I THEN GOTO BB140
	FOR J=1 TO M
		S=Z(I,J)
		Z(I,J)=Z(K,J)
		Z(K,J)=S
	NEXT J
BB140:	NEXT II
BB200:




GE50:
IF mode=1 THEN
	FOR I=1 TO UBOUND(Z,1)
		OUTMAT(I,1)=WR(I)
		MatArray3(I,1)=WR(I)
		OUTMAT(I,2)=WI(I)
		MatArray3(I,2)=WI(I)
		FOR J=1 TO UBOUND(Z,2)
			OUTMAT(I,J+2)=Z(I,J)
			MatArray3(I,J+2)=Z(I,J)
		NEXT J
	NEXT I
ELSEIF mode=0 THEN
	REDIM OUTMAT(NM,2), MatArray3(NM,2)
	FOR I=1 TO  UBOUND(WR,1)
		OUTMAT(I,1)=WR(I)
		MatArray3(I,1)=WR(I)
		OUTMAT(I,2)=WI(I)
		MatArray3(I,2)=WI(I)
	NEXT I
END IF
IF qout=0 THEN
	GEIGEN=1
ELSE
	GEIGEN=OUTMAT
END IF
END FUNCTION

FUNCTION HANKEL(optional qout, optional an)
'Returns a Hankel matrix. If the input matrix is
'pxnp, the output matrix is npxnp.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DIM OUTMAT(UBOUND(A,2)-1,UBOUND(A,2)-1), K AS INTEGER, L AS INTEGER

IF UBOUND(A,2)/UBOUND(A,1)&lt;&gt;INT(UBOUND(A,2)/UBOUND(A,1)) THEN
MSGBOX UBOUND(A,2)/UBOUND(A,1)
MSGBOX INT(UBOUND(A,2)/UBOUND(A,1))
	MSGBOX "The number of columns must be a multiple of the number of rows."
	EXIT FUNCTION
END IF
FOR I=1 TO UBOUND(A,2)
	FOR J=1 TO UBOUND(A,2)
		OUTMAT(I,J)=0
	NEXT J
NEXT I
L=UBOUND(A,2)/UBOUND(A,1)
FOR K=0 TO L-1
	FOR I=1 TO UBOUND(A,1)
		FOR J=1 TO UBOUND(A,2)-K*UBOUND(A,1)
			OUTMAT(I+K*UBOUND(A,1),J)=A(I,J+K*UBOUND(A,1))
		NEXT J
	NEXT I
NEXT K
REDIM MatArray3(UBOUND(OUTMAT,1)-1,UBOUND(OUTMAT,2)-1)
FOR I=1 TO UBOUND(OUTMAT,1)
	FOR J=1 TO UBOUND(OUTMAT,2)
		MatArray3(I,J)=OUTMAT(I,J)
	NEXT J
NEXT I
IF 	qout=0 THEN
	HANKEL=1
ELSE
	HANKEL=OUTMAT
END IF
END FUNCTION

FUNCTION HDP(optional qout, optional An,optional Bn)
'Returns a matrix of the direct products of row vectors of two matrices
'with the same number of rows.

DIM I AS INTEGER, J AS INTEGER, K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C1 AS INTEGER,NC2 AS INTEGER, NR AS INTEGER, OUTMAT(UBOUND(A,1)-1,UBOUND(A,2)*UBOUND(B,2)-1)
DIM N AS INTEGER
N=1
NC1=UBOUND(A,2)
NC2=UBOUND(B,2)
NR=UBOUND(A,1)
IF UBOUND(A,1)&lt;&gt;UBOUND(B,1) THEN
	MSGBOX "The two input matrices must have the same number of columns"
	EXIT FUNCTION
END IF
FOR K=1 TO NR
	FOR I=1 TO NC1
		FOR J=1 TO NC2
			OUTMAT(K,N)=B(K,J)*A(K,I)
			N=N+1
			IF N&gt;NC1*NC2 THEN
				N=1
			END IF
		NEXT J
	NEXT I
NEXT K
IF qout=0 THEN
	HDP=1
ELSE
	HDP=OUTMAT
END IF


END FUNCTION

FUNCTION NSRT(optional qout,optional m,optional p,optional an,optional bn)
'Returns a matrix conposed of bn inserted into an below row p or
'to the right of column p according to whether m=1 (row insertion)
'or m=2 (default=column insertion).

DIM I AS INTEGER, J AS INTEGER, A(),B()
IF ISMISSING(qout) THEN qout=0
IF ISMISSING(m) THEN M=2
IF ISMISSING(p) THEN p=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DIM NR1 AS INTEGER, NR2 AS INTEGER, NC1 AS INTEGER, NC2 AS INTEGER
DIM N AS INTEGER
NR1=UBOUND(A,1)
NR2=UBOUND(B,1)
NC1=UBOUND(A,2)
NC2=UBOUND(B,2)
IF M=1 THEN
	REDIM MatArray3(UBOUND(A,1)+UBOUND(B,1)-1,UBOUND(A,2)-1)
	N=NR1+NR2
	IF NC1&lt;&gt;NC2 THEN
		MSGBOX "For row insertion, the input matrices must have the same number of columns."
		EXIT FUNCTION
	END IF
	FOR J=1 TO NC1
		FOR I=1 TO N
			IF I&lt;=P THEN
				MatArray3(I,J)=A(I,J)
			ELSEIF I&gt;P AND I&lt;=P+NR2 THEN
				MatArray3(I,J)=B(I-P,J)
			ELSE
				MatArray3(I,J)=A(I-(P+NR2),J)
			END IF
		NEXT I
	NEXT J
ELSE
	REDIM MatArray3(UBOUND(A,1)-1,UBOUND(A,2)+UBOUND(B,2)-1)
	N=NC1+NC2
	IF NR1&lt;&gt;NR2 THEN
		MSGBOX "For column insertion, the input matrices must have the same number of rows."
		EXIT FUNCTION
	END IF
	FOR I=1 TO NR1
		FOR J=1 TO N
			IF J&lt;=P THEN
				MatArray3(I,J)=A(I,J)
			ELSEIF J&gt;P AND J&lt;=P+NC2 THEN
				MatArray3(I,J)=B(I,J-P)
			ELSE
				MatArray3(I,J)=A(I,J-(P+NC2))
			END IF
		NEXT J
	NEXT I
END IF
IF qout=0 THEN
	NSRT=1
ELSE
	NSRT=MatArray3
END IF
END FUNCTION

FUNCTION ILEAF(optional qout,optional m,optional An,optional Bn)
'Interleafs matrix An with Bn. If m=1 (default), the rows are alternated.
'If m=2, the columns are alternated. 
'The two matrices must have the same size.

DIM I AS INTEGER, J AS INTEGER, A(), B()
IF ISMISSING(m) THEN m=1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Bn) THEN
	REDIM B(UBOUND(MatArray2,1)-1,UBOUND(MatArray2,2)-1)
	FOR I=1 TO UBOUND(MatArray2,1)
		FOR J=1 TO UBOUND(MatArray2,2)
			B(I,J)=MatArray2(I,J)
		NEXT J
	NEXT I
ELSE
	REDIM B(UBOUND(Bn,1)-1,UBOUND(Bn,2)-1)
	FOR I=1 TO UBOUND(Bn,1)
		FOR J=1 TO UBOUND(Bn,2)
			B(I,J)=Bn(I,J)
		NEXT J
	NEXT I
END IF
IF UBOUND(A,1)&lt;&gt;UBOUND(B,1) OR UBOUND(A,2)&lt;&gt;UBOUND(B,2) THEN
	MSGBOX "The input matrices must be the same size."
	EXIT FUNCTION
END IF
DIM NR AS INTEGER, NC AS INTEGER, N AS INTEGER
NR=UBOUND(A,1)
NC=UBOUND(A,2)

IF M=1 THEN
	N=1
	REDIM MatArray3(2*UBOUND(A,1)-1,UBOUND(A,2)-1)
	FOR I=1 TO NR
		FOR J=1 TO NC
			MatArray3(N,J)=A(I,J)
			MatArray3(N+1,J)=B(I,J)
		NEXT J
		N=N+2
	NEXT I

ELSEIF M=2 THEN
	N=1
	REDIM MatArray3(UBOUND(A,1)-1,2*UBOUND(A,2)-1)
	FOR J=1 TO NC
		FOR I=1 TO NR
			MatArray3(I,N)=A(I,J)
			MatArray3(I,N+1)=B(I,J)
		NEXT I
		N=N+2
	NEXT J
END IF
IF qout=0 THEN
	ILEAF=1
ELSE
	ILEAF=MatArray3
END IF
END FUNCTION

FUNCTION SWEEP(OPTIONAL qout,OPTIONAL An,OPTIONAL RWS AS STRING)
'Sweeps the matrix An using the rows listed in
'RWS as pivots and returns the result.
'RWS is a string of values separated by commas.


DIM I AS INTEGER, J AS INTEGER, A(),RWMAT()
DIM N AS INTEGER, ST AS STRING,RS(), G()
DIM K AS INTEGER, PIV AS DOUBLE

IF ISMISSING(qout) THEN qout=0

IF ISMISSING(An) THEN
	REDIM A(UBOUND(MatArray1,1)-1,UBOUND(MatArray1,2)-1),G(UBOUND(MatArray1,1)-1,UBOUND(MatArray1,2)-1)
	FOR I=1 TO UBOUND(MatArray1,1)
		FOR J=1 TO UBOUND(MatArray1,2)
			A(I,J)=MatArray1(I,J)
		NEXT J
	NEXT I
ELSE
	REDIM A(UBOUND(An,1)-1,UBOUND(An,2)-1),G(UBOUND(An,1)-1,UBOUND(An,2)-1)
	FOR I=1 TO UBOUND(An,1)
		FOR J=1 TO UBOUND(An,2)
			A(I,J)=An(I,J)
		NEXT J
	NEXT I
END IF	
IF ISMISSING(RWS) THEN
	REDIM RWMAT(UBOUND(A,1)-2,1)
	FOR I=2 TO UBOUND(A,1)
		RWMAT(I-1,1)=I
	NEXT I
ELSE
	N=1
	FOR I=1 TO LEN(RWS)
		IF MID(RWS,I,1)="," THEN
			N=N+1
		END IF
	NEXT I
	REDIM RWMAT(N-1,1)
	N=1
	ST=""
	FOR I=1 TO LEN(RWS)
		IF MID(RWS,I,1)="," THEN
			RWMAT(N,1)=VAL(ST)
			ST=""
			N=N+1
			GOTO SWP10
		END IF
		ST=ST &amp; MID(RWS,I,1)
SWP10:
	NEXT I
	RWMAT(N,1)=VAL(ST)
END IF
	
'Sweep procedure
FOR K=1 TO UBOUND(RWMAT,1)
	PIV=1/A(RWMAT(K,1),RWMAT(K,1))
	FOR I=1 TO UBOUND(A,1)
		FOR J=1 TO UBOUND(A,1)
			G(I,J)=A(I,J)-A(I,RWMAT(K,1))*A(RWMAT(K,1),J)*PIV
		NEXT J
	NEXT I
	FOR J=1 TO UBOUND(A,1)
		G(RWMAT(K,1),J)=A(RWMAT(K,1),J)*PIV
	NEXT J
	FOR I=1 TO UBOUND(A,1)
		G(I,RWMAT(K,1))=-A(I,RWMAT(K,1))*PIV
	NEXT I
	G(RWMAT(K,1),RWMAT(K,1))=PIV
	FOR I=1 TO UBOUND(A,1)
		FOR J=1 TO UBOUND(A,2)
			A(I,J)=G(I,J)
		NEXT J
	NEXT I
NEXT K
	
IF qout=0 THEN 
	SWEEP=1
ELSE	
	SWEEP=G
END IF
END FUNCTION











FUNCTION SLE(optional qout, optional An, optional Bn)
'Returns the solution of a system of linear equations given
'a square, full rank matrix of left hand coefficients (An), and
' a column vector of right hand values (Bn). The result is the same
'size as Bn.
DIM I AS INTEGER, J AS INTEGER, A(),B()

IF ISMISSING(qout) THEN qout=0

IF ISMISSING(An) THEN
	REDIM A(UBOUND(MatArray1,1)-1,UBOUND(MatArray1,2)-1)
	FOR I=1 TO UBOUND(MatArray1,1)
		FOR J=1 TO UBOUND(MatArray1,2)
			A(I,J)=MatArray1(I,J)
		NEXT J
	NEXT I
ELSE
	REDIM A(UBOUND(An,1)-1,UBOUND(An,2)-1)
	FOR I=1 TO UBOUND(An,1)
		FOR J=1 TO UBOUND(An,2)
			A(I,J)=An(I,J)
		NEXT J
	NEXT I
END IF


IF ISMISSING(An) THEN
	REDIM B(UBOUND(MatArray2,1)-1,UBOUND(MatArray2,2)-1)
	FOR I=1 TO UBOUND(MatArray2,1)
		FOR J=1 TO UBOUND(MatArray2,2)
			B(I,J)=MatArray2(I,J)
		NEXT J
	NEXT I
ELSE
	REDIM B(UBOUND(Bn,1)-1,UBOUND(Bn,2)-1)
	FOR I=1 TO UBOUND(Bn,1)
		FOR J=1 TO UBOUND(Bn,2)
			B(I,J)=Bn(I,J)
		NEXT J
	NEXT I
END IF

MatIn(B,2)
MatInv(A,1)
MatMult
IF qout=0 THEN
	SLE=1
ELSE
	SLE=MatArray3
END IF
END FUNCTION

FUNCTION TRACE(OPTIONAL qout,OPTIONAL An)
'Returns the trace of matrix An.

DIM I AS INTEGER, J AS INTEGER, A()

IF ISMISSING(qout) THEN qout=0

IF ISMISSING(An) THEN
	REDIM A(UBOUND(MatArray1,1)-1,UBOUND(MatArray1,2)-1)
	FOR I=1 TO UBOUND(MatArray1,1)
		FOR J=1 TO UBOUND(MatArray1,2)
			A(I,J)=MatArray1(I,J)
		NEXT J
	NEXT I
ELSE
	REDIM A(UBOUND(An,1)-1,UBOUND(An,2)-1)
	FOR I=1 TO UBOUND(An,1)
		FOR J=1 TO UBOUND(An,2)
			A(I,J)=An(I,J)
		NEXT J
	NEXT I
END IF	

REDIM  MatArray3(1-1,1-1)
MatArray3(1,1)=0
FOR I=1 TO UBOUND(A,1)
	MatArray3(1,1)=MatArray3(1,1)+A(I,I)
NEXT I

IF qout=0 THEN
	TRACE=1
ELSE
	TRACE=MatArray3(1,1)
END IF
END FUNCTION

FUNCTION MRANK(A)
'Returns the rank of a matrix
DIM F(UBOUND(A,1)-1,1-1), I AS INTEGER, J AS INTEGER, K AS INTEGER
DIM N AS INTEGER, O AS INTEGER, C AS INTEGER
DIM B AS DOUBLE, FLG AS INTEGER, D AS DOUBLE
N=UBOUND(A,1)
C=UBOUND(A,2)
FOR I=1 TO N
	F(I,1)=0
NEXT I
F(1,1)=1

FOR I=1 TO N
IF F(I,1)=0 THEN F(I,1)=I
	FOR J=I+1 TO N
		IF F(J,1)=0 THEN
			FLG=1
			IF A(I,1)=0 THEN
				B=0
			ELSE
				B=A(J,1)/A(I,1)			
			END IF
			FOR K=2 TO C
				IF A(J,K)&lt;&gt;A(I,K)*B THEN
					FLG=0
				END IF
			NEXT K
		END IF
		IF FLG=1 THEN F(J,1)=I		
	NEXT J
NEXT I

for j=2 to n
	D=F(j,1)
	for i=j-1 to 1 step -1
		if F(i,1)&lt;=D then goto RNK10
		F(i+1,1)=F(i,1)
	next i
	i=0
RNK10:	F(i+1,1)=D
next j
D=1
FOR I=2 TO N
	IF F(I,1)&lt;&gt;F(I-1,1) THEN
		D=D+1
	END IF
NEXT I


MRANK=D
END FUNCTION
		
FUNCTION IsDiagonal(A)
'Returns 1 if A is a diagonnla matrix; otherwise, returns 0

DIM I AS INTEGER, J AS INTEGER, F AS INTEGER, N AS INTEGER
DIM F2 AS INTEGER
N=UBOUND(A,1)
F=1
IF UBOUND(A,2)&lt;&gt;N THEN F=0
fOR I=1 TO N
	FOR J=1 TO N
		IF I&lt;&gt;J THEN
			IF A(I,J)&lt;&gt;0 THEN F=0
		END IF
	NEXT J
NEXT I
F2=0
fOR I=1 TO N
	FOR J=1 TO N
		IF I=J THEN
			IF A(I,J)&lt;&gt;0 THEN 
				F2=1
				GOTO ID10
			END IF
		END IF
	NEXT J
NEXT I
ID10:	IF F2=0 THEN F=0
IsDiagonal=F
END FUNCTION
		
FUNCTION IsSymmetric(A)
'Returns a 1 if a is a symmetric matrix; otherwise, returns 0.
DIM F AS INTEGER, I AS INTEGER, J AS INTEGER, N AS INTEGER
F=1
N=UBOUND(A,1)
IF UBOUND(A,1)&lt;&gt;UBOUND(A,2) THEN 
	F=0
	GOTO IS10
END IF
FOR I=1 TO N
	FOR J=1 TO N
		IF A(I,J)&lt;&gt;A(J,I) THEN
			F=0
		END IF
	NEXT J
NEXT I
IS10:
IsSymmetric=F
End Function
	
FUNCTION IsDefinite(An)
'Returns a value that tells whether An is negative definite (-1), negative semidefinite (-0.5)
'nondefinite (0), positive semi-definite (0.5) or positive definite (1)	
DIM I AS INTEGER, J AS INTEGER, N AS INTEGER, M AS INTEGER
DIM DUMMY AS INTEGER, D AS DOUBLE, ND AS INTEGER, NG AS INTEGER
DIM ZR AS INTEGER, PS AS INTEGER

DUMMY=GEIGEN(0,An,0)
N=UBOUND(MatArray3,1)
ND=0
NG=0
ZR=0
PS=0
FOR I=1 TO N
	IF MatArray3(I,2)&lt;&gt;0 THEN
		ND=1
	ELSEIF MatArray3(I,1)&lt;0 THEN
		NG=1
	ELSEIF MatArray3(I,1)=0 THEN
		ZR=1
	ELSE
		PS=1
	END IF
NEXT I

IF ND=1 THEN
	IsDefinite=0
	GOTO ID10
ELSEIF NG=1 AND ZR&lt;&gt;1 AND ND=0 THEN
	IsDefinite=-1
	GOTO ID10	
ELSEIF NG=1 AND ZR=1 AND ND=0 THEN
	IsDefinite=-0.5
	GOTO ID10	
ELSEIF NG=0 AND PS=0 AND ZR=1 AND ND=0 THEN
	IsDefinite=0
	GOTO ID10	
ELSEIF PS=1 AND ZR=1 AND ND=0 THEN
	IsDefinite=0.5
	GOTO ID10	
ELSEIF PS=1 AND ZR=0 AND ND=0 THEN
	IsDefinite=1
	GOTO ID10	
END IF
IsDefinite=0
ID10:
END FUNCTION

FUNCTION IsOrthogonal(a)
'Returns 1 if a is an orthogonal matrix; otherwise, returns 0

DIM F AS INTEGER, NR AS INTEGER, NC AS INTEGER, I AS INTEGER, J AS INTEGER
NR=UBOUND(A,1)
NC=UBOUND(A,2)
IF NR&lt;&gt;NC THEN
	F=0
	GOTO IO10
ELSE
	MatIn(a,2)
	MatTrans(a,1)
	MatMult()
END IF
F=1
FOR I=1 TO UBOUND(MatArray3,1)
	FOR J=1 TO UBOUND(MatArray3,2)	
		IF I=J THEN
			IF MatArray3(I,J)&lt;1-1E-5 OR MatArray3(I,J)&gt;1+1E-5 THEN F=0
		ELSE
			IF MatArray3(I,J)&lt;-1E-5 OR MatArray3(I,J)&gt;1E-5 THEN F=0	
		END IF
	NEXT J
NEXT I
MatXChng()
MatMult()
FOR I=1 TO UBOUND(MatArray3,1)
	FOR J=1 TO UBOUND(MatArray3,2)	
		IF I=J THEN
			IF MatArray3(I,J)&lt;1-1E-5 OR MatArray3(I,J)&gt;1+1E-5 THEN F=0
		ELSE
			IF MatArray3(I,J)&lt;-1E-5 OR MatArray3(I,J)&gt;1E-5 THEN F=0	
		END IF
	NEXT J
NEXT I	
IO10:
IsOrthogonal=F
END FUNCTION		

FUNCTION IsIdentity(a)
'Returns 1 if a is an identity matrix; otherwise, returns 0.
DIM NR AS INTEGER, NC AS INTEGER, I AS INTEGER, J AS INTEGER
DIM F AS INTEGER
F=1
NR=UBOUND(A,1)
NC=UBOUND(A,2)
IF NC&lt;&gt;NR THEN 
	F=0 
	GOTO II10
END IF
FOR I=1 TO NR
	FOR J=1 TO NC
		IF I=J THEN
			IF A(I,J)&lt;1-1E-5 OR A(I,J)&gt;1+1E-5 THEN F=0
		ELSE
			IF A(I,J)&lt;-1E-5 OR A(I,J)&gt;1E-5 THEN F=0	
		END IF
	NEXT J
NEXT I					



II10:
IsIdentity=F
END FUNCTION

FUNCTION IsNormal(A)
'Returns a 1 if A is a nromal matrix; otherwise, returns a 0.
DIM B(), I AS INTEGER, J AS INTEGER, F AS INTEGER, NC AS INTEGER
DIM NR AS INTEGER

F=1
NR=UBOUND(A,1)
NC=UBOUND(A,2)
IF NR&lt;&gt;NC THEN
	F=0 
	GOTO IN10
END IF
MatIn(A,1)
MatTrans(A,2)
MatMult()
REDIM B(UBOUND(MatArray3,1)-1,UBOUND(MatArray3,2)-1)
FOR I=1 TO UBOUND(MatArray3,1)
	FOR J=1 TO UBOUND(MatArray3,2)
		B(I,J)=MatArray3(I,J)
	NEXT J
NEXT I
MatXChng()
MatMult()
FOR I=1 TO UBOUND(MatArray3,1)
	FOR J=1 TO UBOUND(MatArray3,2)
		IF B(I,J)&lt;&gt;MatArray3(I,J) THEN F=0
	NEXT J
NEXT I
IN10:
IsNormal=F
END FUNCTION

FUNCTION IsSquare(A)
'Returns a 1 if A is square; otherwise, returns a 0.
F=1
IF UBOUND(A,1)&lt;&gt;UBOUND(A,2) THEN F=0
IsSquare=F
END FUNCTION

FUNCTION IsEqual(A,B)
'Returns a 1 if all elements of A and B are the same; otherwise
'returns a 0.
DIM I AS INTEGER, J AS INTEGER, NR AS INTEGER, NC AS INTEGER
DIM F AS INTEGER
F=1
IF UBOUND(A,1)&lt;&gt;UBOUND(B,1) AND UBOUND(A,2)&lt;&gt;UBOUND(B,2) THEN F=0
NR=UBOUND(A,1)
NC=UBOUND(A,2)
FOR I=1 TO NR
	FOR J=1 TO NC
		IF A(I,J)&lt;&gt;B(I,J) THEN F=0
	NEXT J
NEXT I
IsEqual=F
END FUNCTION
					
FUNCTION IsSameShape(A,B)
'Returns 1 if A and B have the same numbers of rows and columns;
'otherwise, returns 0.
DIM F AS INTEGER
F=1
IF UBOUND(A,1)&lt;&gt;UBOUND(B,1) OR UBOUND(A,2)&lt;&gt;UBOUND(B,2) THEN F=0
IsSameShape=F
END FUNCTION		
		
SUB MatSum()
'Adds MatArray1 and MatArray2
DIM I AS INTEGER, J AS INTEGER, NR AS INTEGER, NC AS INTEGER
REDIM MatArray3(UBOUND(MatArray1,1)-1,UBOUND(MatArray1,2)-1)
NR=UBOUND(MatArray1,1)
NC=UBOUND(MatArray1,2)
FOR I=1 TO NR
	FOR J=1 TO NC
		MatArray3(I,J)=MatArray1(I,J)+MatArray2(I,J)
	NEXT J
NEXT I
END SUB

FUNCTION DotProd(a,b)
'Returns the dot product of two vectors. The vectors must be the same length.
DIM SUM AS DOUBLE, I AS INTEGER, N AS INTEGER
IF UBOUND(A,1)&gt;UBOUND(A,2) THEN
	N=UBOUND(A,1)
ELSE
	N=UBOUND(A,2)
END IF
SUM=0
IF UBOUND(A,1)&gt;UBOUND(A,2) THEN
	IF UBOUND(B,1)&gt;UBOUND(B,2) THEN
		FOR I=1 TO N
			SUM=SUM+A(I,1)*B(I,1)
		NEXT I
	ELSE
		FOR I=1 TO N
			SUM=SUM+A(I,1)*B(1,I)
		NEXT I		
	END IF
ELSE
	IF UBOUND(B,1)&gt;UBOUND(B,2) THEN
		FOR I=1 TO N
			SUM=SUM+A(1,I)*B(I,1)
		NEXT I
	ELSE
		FOR I=1 TO N
			SUM=SUM+A(1,I)*B(1,I)
		NEXT I		
	END IF
END IF
DotProd=SUM
END FUNCTION

</script:module>
</file>

<file path=Basic/Standard/Numerical.xml><?xml version="1.0" encoding="utf-8"?>
<!DOCTYPE module  PUBLIC '-//OpenOffice.org//DTD OfficeDocument 1.0//EN'  'module.dtd'>
<script:module xmlns:script="http://openoffice.org/2000/script" script:name="Numerical" script:language="StarBasic">REM  *****  BASIC  *****
Option base 1

Function PolInt(xa,ya,x)
'REM Given a column vector of x values (xa(n,1)) and a 
'column vector of y values (ya(n,1)), and a single x value (x)
'Will perform a polynomial interpolation to estimate the 
'corresponding y value and an estimate of error.
Dim n as integer, m as integer, ns as integer, i as integer, j as integer
n=ubound(xa,1)
Dim OutMat(1,2) as double
Dim y as double, dy as double, c(n,1) as double, d(n,1) as double
Dim den as double, dif as double, dift as double, ho as double
Dim hp as double, w as double
n=ubound(xa,1)
ns=1
dif=abs(x-xa(1,1))
for i=1 to n
	dift=abs(x-xa(i,1))
	if dift&lt;dif then
		ns=i				'Index of nearest table entry
			dif=dift
	end if
	c(i,1)=ya(i,1)			'Inintialize the c's and d's
	d(i,1)=ya(i,1)
next i
y=ya(ns,1)					'First approximation of y
ns=ns-1
for  m=1 to n-1
	for i=1 to n-m
		ho=xa(i,1)-x
			hp=xa(i+m,1)-x
		w=c(i+1,1)-d(i,1)
		den=ho-hp
			if den=0 then
				msgbox "Error: two indentical abcissas"
				exit function
			end if
			den=w/den
			d(i,1)=hp*den		'Update te c's and d's
			c(i,1)=ho*den	
	next i
	if (2*ns)&lt;(n-m) then
		dy=c(ns+1,1)
	else
		dy=d(ns,1)
		ns=ns-1
	end if
	y=y+dy
next m
Outmat(1,1)=y
OutMat(1,2)=dy
PolInt=OutMat	


End Function

Sub RungeKutta4
'REM Solves a differential equation with 1 variable of
'order 1 (of type y'=f(x,y)) from x= a to b
Dim fp as string, x1 as double, xf as double, yi as double
Dim m as integer, fi as integer, fpy as double
Dim Doc as object, oSheet as object, oCell as object
fp=inputbox("Enter function to integrate","RungeKutta4")
xi=Val(inputbox("Enter beginning value of variable x.","RungeKutta4"))
xf=Val(inputbox("Enter end value of variable x.","RungeKutta4"))
yi=Val(inputbox("Enter beginning value of y at x=xi.","RungeKutta4"))
m=Val(inputbox("Enter the number of points to calculate.","RungeKutta4"))
fi=Val(inputbox("Enter the number of intermediate points.","RungeKutta4"))
FunctionIn(fp)
Dim h as double, y as double, t(m+1) as double
DIM oSel as object, addr as object, m1 as integer, n1 as integer
Doc = ThisComponent
 oSheet=oDoc.getCurrentController()
 oSel=oDoc.getCurrentSelection
 addr=oSel.getRangeAddress()
 m1=addr.StartRow
 n1=addr.StartColumn
If fi&lt;1 then
	exit sub
end if
h=(xf-xi)/fi/(m-1)
y=yi
t(1)=yi
for i=1 to m
	ni=(i-1)*fi-1
	for j=1 to fi
		x=xi+h*(ni+j)
		xx=x
		yy=y
		zz=0
		fpy=EvalFunc(xx,yy,zz)
		a=h*fpy
		xx=x+h/2
		yy=y+a/2
		zz=0
		fpy=EvalFunc(xx,yy,zz)
		b=h*fpy
		yy=y+b/2
		fpy=EvalFunc(xx,yy,zz)
		c=h*fpy
		x=x+h
		xx=x
		yy=y+c
		fpy=EvalFunc(xx,yy,zz)
		d=h*fpy
		y=y+(a+b+b+c+c+d)/6
	next j
	t(i+1)=y
next i
for i=1 to m
	oCell=oSheet.getCellByPosition(m1,n1)
	oCell.Value=t(i)
next i
end sub

Sub nDeriv
'REM Returns the values of the nth derivitave
'of function f(x) at point x with increment step
'h. Note that for polynomial functions h should
'not be too small. Here h=1 gives the same
'results as h=0.01
Dim x as double, n as integer, h as double, fp as string
Dim itable(5,7) as integer, d as double, xx as double, yy as double
Dim zz as double,f as double, fa as double, fb as double
Dim fc as double

fp=inputbox("Enter function to differentiate.","nth derivative")
FunctionIn(fp)
x=Val(inputbox("Enter value of x", "nth derivative"))
n=Val(inputbox("Enter order of derivative (1&lt;=n&lt;=5).", "nth derivative"))
If n&lt;1 or n&gt;5 then
	msgbox "n must be between 1 and 5."
	exit sub
End if
h=Val(inputbox("Enter increment step.", "nth derivative"))
Doc = ThisComponent
oSheet=Doc.getcurrentcontroller.activesheet
oCell=Doc.getCurrentController.getSelection
itable(1,1)=3
itable(1,2)=45
itable(1,3)=-9
itable(1,4)=1
itable(1,5)=0
itable(1,6)=0
itable(1,7)=60
itable(2,1)=3
itable(2,2)=270
itable(2,3)=-27
itable(2,4)=2
itable(2,5)=0
itable(2,6)=0
itable(2,7)=180
itable(3,1)=4
itable(3,2)=-488
itable(3,3)=338
itable(3,4)=-72
itable(3,5)=7
itable(3,6)=0
itable(3,7)=240
itable(4,1)=4
itable(4,2)=-1952
itable(4,3)=676
itable(4,4)=-96
itable(4,5)=5
itable(4,6)=0
itable(4,7)=240
itable(5,1)=5
itable(5,2)=1938
itable(5,3)=-1872
itable(5,4)=783
itable(5,5)=-152
itable(5,6)=13
itable(5,7)=288

xx=x
yy=0
zz=0
fa=EvalFunc(xx,yy,zz)
d=0
for i=1 to itable(n,1)
	xx=x-i*h
	fb=EvalFunc(xx,yy,zz)
	xx=x+i*h
	fc=EvalFunc(xx,yy,zz)
	If (n MOD 2)&lt;&gt;0 then
		d=d+itable(n,i+1)*(fc-fb)
	Else
		d=d+itable(n,i+1)*((fc-fa)+(fb-fa))
	end if
next i
d=d/itable(n,7)
For i=1 to n
	d=d/h
next i
oCell.value=d
End sub

Sub Integrate
'REM Integration by Gauss method of a real function
'f=f(x), f=f(x,y) or f=f(x,y,z). The integral is
'calculated using from 2 to 10 Gauss points.
Dim x as double, n as integer, n1 as integer, n2 as integer
Dim H(10) as double, A(10) as double, i as integer, j as integer
Dim k as integer, x1 as double, x2 as double
Dim y1 as double, y2 as double, z1 as double
Dim xi9 as double, a1 as double, b1 as double
Dim a2 as double, b2 as double, y as double
Dim a3 as double, b3 as double, z as double
Dim f as double, xf as integer, yf as integer, zf as integer

fp=inputbox("Enter function to integrate.","Integration")
FunctionIn(fp)
fx=0
fy=0
fz=0
for i= 1 to len(fp)
	if mid(fp,i,1)="x" then
		fx=1
	end if
	if mid(fp,i,1)="y" then
		fy=1
	end if
	if mid(fp,i,1)="z" then
		fz=1
	end if
next i
n2=fx+fy+fz
Doc = ThisComponent
oSheet=Doc.getcurrentcontroller.activesheet
oCell=Doc.getCurrentController.getSelection
n=val(inputbox("How many Gauss points (2 to 10)?","Integrate"))
n1=n-1
On n1 Goto In380, In410, In460, In510, In580, In650, In740, In830, In940
In380: A(1)=-.57735026919
	H(1)=1
	Goto In1040
In410: A(1)=-0.774596669241
	A(2)=0
	H(1)=0.555555555556
	H(2)=0.888888888889
	Goto In1040
In460: A(1)=-0.8611363115939999
	A(2)=-0.339981043585
	H(1)=0.347854845137
	H(2)=0.652145154863
	Goto In1040
In510: A(1)=-0.906179845939
	A(2)=-0.538469310106
	A(3)=1E-12
	H(1)=0.236926885056
	H(2)=0.478628670499
	H(3)=0.568888888889
	Goto In1040
In580: A(1)=-0.9324695142029999
	A(2)=-0.661209386466
	A(3)=-0.238619186083
	H(1)=0.171324492379
	H(2)=0.360761573048
	H(3)=0.467913934573
	Goto In1040
In650: A(1)=-0.949107912343
	A(2)=-0.741531185599
	A(3)=-0.405845151377
	A(4)=0
	H(1)=0.129484966169
	H(2)=0.279705391489
	H(3)=0.381830050505
	H(4)=0.417959183673
	Goto In1040
In740: A(1)=-0.960289856497
	A(2)=-0.796666477414
	A(3)=-0.525532409916
	A(4)=-0.183434642496
	H(1)=0.10122853629
	H(2)=0.222381034453
	H(3)=0.313706645878
	H(4)=0.362683783378
	Goto In1040
In830: A(1)=-0.968160239508
	A(2)=-0.836031107327
	A(3)=-0.6133714327000001
	A(4)=-0.324253423404
	A(5)=0
	H(1)=0.0812743883616
	H(2)=0.180648160695
	H(3)=0.260610696403
	H(4)=0.31234707704
	H(5)=0.330239355001
	Goto In1040
In940: A(1)=-0.973906528517
	A(2)=-0.865063366689
	A(3)=-0.679409568299
	A(4)=-0.433395394129
	A(5)=-0.148874338982
	H(1)=0.0666713443087
	H(2)=0.149451349151
	H(3)=0.219086362516
	H(4)=0.26926671931
	H(5)=0.295524224715
In1040: For i=1 to int(n/2)
	j=n+1-i
	A(j)=-A(i)
	H(j)=H(i)
next i
x1=val(inputbox("Minimum value of x.","Integrate"))
x2=val(inputbox("Maximum value of x.","Integrate"))
if n2-1=0 then
	goto IN1280
end if
y1=val(inputbox("Minimum value of y.","Integrate"))
y2=val(inputbox("Maximum value of y.","Integrate"))
if n2-2=0 then
	goto IN1280
end if
z1=val(inputbox("Minimum value of z.","Integrate"))
z2=val(inputbox("Maximum value of z.","Integrate"))
In1280: xi9=0
for i=1 to n
	if n2-1=0 then
		goto In1340
	end if
	for j=1 to n
		if n2-2=0 then
			goto In1340
		end if
		for k=1 to n
In1340:		a1=-(x1-x2)/2
			b1=(x1+x2)/2
			x=a1*A(i)+b1
			if n2-1=0 then
				y=0
				z=0
				goto In1450
			end if
			a2=-(y1-y2)/2
			b2=(y1+y2)/2
			y=a2*A(j)+b2
			if n2-2=0 then
				z=0
				goto In1450
			end if
			a3=-(z1-z2)/2
			b3=(z1+z2)/2
			z=a3*A(j)+b3
In1450:		f=EvalFunc(x,y,z)
			on n2 goto In1470, In1490, In1510
In1470:		xi9=xi9+f*H(i)*a1
			goto In1540
In1490:		xi9=xi9+f*H(i)*H(j)*a1*a2
			goto In1530
In1510:		xi9=xi9+f*H(i)*H(j)*H(k)*a1*a2*a3
		next k
In1530:	next j
In1540: next i
oCell.value=xi9
end sub

Function CSInterpol(x,y,u)
'REM evaluates a cubic spline interpolation of a discrete function 
'given in n points x(i), y(i), for abscissa u.
Dim n as integer, v as double
n=ubound(x,1)
Dim b(n) as double, c(n) as double, d(n) as double
Dim i as integer, j as integer, k as integer, dx as double
Dim nm1 as integer, t as double, l as integer
n=ubound(x,1)
'Calculate the coefficients b, c, and d of a cubic spline
'to best approximate a discrete function given by n
'points (x,y).
nm1=n-1

if (n&lt;2) then
	msgbox "Provide more than 1 point."
	exit function
end if
if n&lt;3 then
	goto CS50
end if

'Build the tridiagonal system
'B (diagonal), d (upper diagonal), c (second member)
 d(1)=x(2,1)-x(1,1)
 c(2)=(y(2,1)-y(1,1))/d(1)
 for i=2 to n-1
 	d(i)=x(i+1,1)-x(i,1)
 	b(i)=2*(d(i-1)+d(i))
 	c(i+1)=(y(i+1,1)-y(i,1))/d(i)
 	c(i)=c(i+1)-c(i)
 next i
 
 'Conditions at limits
 'Third dirivative obtained by divided differences.
 
 b(1)=-d(1)
 b(n)=-d(n-1)
 c(1)=0
 c(n)=0
 if n=3 then
 	goto CS15
 end if
 c(1)=c(3)/(x(4,1)-x(2,1))-c(2)/(x(3,1)-x(1,1))
 c(n)=c(n-1)/(x(n,1)-x(n-2,1))-c(n-2)/(x(n-1,1)-x(n-3,1))
 c(1)=c(1)*d(1)*d(1)/(x(4,1)-x(1,1))
 c(n)=-c(n)*d(n-1)*d(n-1)/(x(n,1)-x(n-3,1))
 
 'Forward elimination
 
 CS15: For i=2 to n-1
 	t=d(i-1)/b(i-1)
 	b(i)=b(i)-t*d(i-1)
 	c(i)=c(i)-t*c(i-1)
 next i
 
 'Back substitution
 c(n)=c(n)/b(n)
 for l=1 to n-1
 	i=n-l
 	c(i)=(c(i)-d(i)*c(i+1))/b(i)
 next l
 
 'Coefficients of 3rd degree polynomial
 
 b(n)=(y(n,1)-y(nm1,1))/d(nm1)+d(nm1)*(c(nm1)+2*c(n))
 for i=1 to n-1
 	b(i)=(y(i+1,1)-y(i,1))/d(i)-d(i)*(c(i+1)+2*c(i))
 	d(i)=(c(i+1)-c(i))/d(i)
 	c(i)=3*c(i)
 next i
 c(n)=3*c(n)
 d(n)=d(nm1)
 
 'Case n=2
 
 CS50:	B(1)=(y(2,1)-y(1,1))/(x(2,1)-x(1,1))
 c(1)=0
 d(1)=0
 b(2)=b(1)
 c(2)=0
 d(2)=0
 
 'Evaluate the spline
 
 i=1
 
 'Binary search
 if i&gt;=n then
 	i=1
 end if
 if u&lt;x(i,1) then
 	goto CS10
 end if
 if u&lt;=x(i+1,1) then
 	goto CS30
 end if
 CS10: i=1
 j=n+1
 CS20:	k=(i+j)/2
 if u&lt;x(k,1) then j=k
 if u&gt;=x(k,1) then i=k
 if j&gt;i+1 then goto CS20
 
 'Spline evaluation
 CS30:	dx=u-x(i,1)
 v=y(i,1)+dx*(b(i)+dx*(c(i)+dx*d(i)))
 CSInterpol=v
 End function
 
 Function Bernoulli(optional a as boolean)
 'REM Fills a selection with the first n Bernoulli numbers.
 
 if ismissing(a) then
 	a=0
 end if
 Dim oDoc as object, oSheet as object, oSel as object, addr as object
 Dim m1 as integer, m2 as integer, n1 as integer, n2 as integer
 Dim m as integer, n as integer, i as integer, j as integer
 Dim s as double, k as integer, l as integer, p as integer, r as double
 
 oDoc=ThisComponent
 oSheet=oDoc.getCurrentController()
 oSel=oDoc.getCurrentSelection
 addr=oSel.getRangeAddress()
 m1=addr.StartRow
 m2=addr.EndRow
 n1=addr.StartColumn
 n2=addr.EndColumn
 p=m2-m1+1
 q=n2-n1+1

 Dim OutMat(p,q) as double, BN(p*q) as double
 p=m2-m1+1
 q=n2-n1+1
 n=p*q
BN(1)=1
If n&gt;1 then
BN(2)=-0.5
if n&gt;2 then
for m=2 to n
	s=-(1/(m+1)-0.5)
	for k=2 to m-1
		r=1
		for j=2 to k
			r=r*(j+m-k)/j
		next j
		s=s-r*bn(k+1)
	next k
	bn(m+1)=s
next m
if a = 0 then
if n&gt;3 then
for m=3 to n step 2'
	bn(m+1)=0
next m
end if
end if
end if
end if

r=1
For i=1 to p
	for j=1 to q
		if bn(r)=0 then
			r=r+1
			if r&gt;n then
				Goto B10
			end if
		end if
		OutMat(i,j)=bn(r)
		r=r+1
	next j
next i

B10: Bernoulli=OutMat
end function

Function Euler(n)
'Computes the Euler number En. n is an even number
Dim m as integer
m=n
Dim En(m+1) as double, s as double, k as integer
Dim r as double, j as integer
if n/2&lt;&gt;int(n/2) then
msgbox n
	msgbox "argument must be an even number."
	Exit function
end if
en(1)=1
For m=1 to n/2
	s=1
	for k=1 to m-1
		r=1
		for j=1 to 2*k
			r=r*(2*m-2*k+j)/j
		next j
		s=s+r*en(2*k+1)
	next k
	en(2*m+1)=-s
next m
Euler=en(n+1)
end function

Function CiSi(x)
'REM returns the cosine and sine integrals of x.
Dim OutMat(1,2) as double, BJ(100) as double, p2 as double
Dim el as double, eps as double, x2 as double, ci as double
Dim si as double, xr as double, k as integer, m as integer
Dim xa1 as double, xa0 as double, xa as double, xs as double
Dim xg1 as double, xg2 as double, xcs as double, xss as double
Dim xf as double, xg as double
p2=1.570796326794897
el=0.5772156649015329
eps=0.000000000000001
x2=x*x
if x=0 then
	ci=-10000000000000000
	si=0
elseif x&lt;=16 then
	xr=-0.25*x2
	ci=el+log(x)+xr
	for k=2 to 40
		xr=-0.5*xr*(k-1)/(k*k*(2*k-1))*x2
		ci=ci+xr
		if abs(xr)&lt;abs(ci)*eps then
			goto cisi15
		end if
	next k
cisi15:	xr=x
	si=x
	for k=1 to 40
		xr=-0.5*xr*(2*k-1)/k/(4*k*k+4*k+1)*x2
		si=si+xr
		if abs(xr)&lt;abs(si)*eps then
			goto cisi20
		end if
	next k
elseif x&lt;=32 then
	m=int(47.2+0.82*x)
	xa1=0
	xa0=0.000000000000001
	for k=m to 1 step -1
		xa=4*k*xa0/x-xa1
		bj(k)=xa
		xa1=xa0
		xa0=xa
	next k
	xs=bj(1)
	for k=3 to m step 2
		xs=xs+2*bj(k)
	next k
	bj(1)=bj(1)/xs
	for k=2 to m
		bj(k)=bj(k)/xs
	next k
	xr=1
	xg1=bj(1)
	for k=2 to m
		xr=0.25*xr*(2*k-3)^2/((k-1)*(2*k-1)^2)*x
		xg1=xg1+bj(k)*xr
	next k
	xr=1
	xg2=bj(1)
	for k=2 to m
		xr=0.25*xr*(2*k-5)^2/((k-1)*(2*k-3)^2)*x
		xg2=xg2+bj(k)*xr
	next k
	xcs=cos(x/2)
	xss=sin(x/2)
	ci=el+log(x)-x*xss*xg1+2*xcs*xg2-2*xcs*xcs
	si=x*xcs*xg1+2*xss*xg2-sin(x)
else
	xr=1
	xf=1
	for k=1 to 9
		xr=-2*xr*k*(2*k-1)/x2
		xf=xf+xr
	next k
	xr=1/x
	xg=xr
	for k=1 to 8
		xr=-2*xr*(2*k+1)*k/x2
		xg=xg+xr
	next k
	ci=xf*sin(x)/x-xg*cos(x)/x
	si=p2-xf*cos(x)/x-xg*sin(x)/x
end if
cisi20: OutMat(1,1)=ci
OutMat(1,2)=si
CiSi=OutMat		
		
End function

Function FourierDiscrete(x,y,i)
'REM Returns the fourier coefficients a and b for the ith 
'harmonic, given n points of a discrete function.
'F(x)=a0+Sum(an cos(2n pi/T x)+bn sin(2n pi/T x))
Dim T as double, xi as double, om as double, a as double
Dim b as double, ii as integer, wa as double, wb as double
Dim wc as double, wd as double, wg as double, wh as double
Dim n as integer, wl as double, wm as double, wn as double
Dim wp as double, npoints as integer, wi as double
Dim OutMat(1,2) as double
npoints=ubound(x,1)
n=i
T=x(npoints,1)-x(1,1)
xi=(x(npoints,1)+x(1,1))/2
om=2*pi()*n/T
a=0
b=0
for ii=1 to npoints-1
	wa=x(ii,1)
	wb=x(ii+1,1)
	wc=y(ii,1)
	wd=y(ii+1,1)
	if wa&lt;&gt;wb then
		wg=(wd-wc)/(wb-wa)
		wh=om*(wa-xi)
		wi=om*(wb-xi)
		if n=0 then
			a=a+(wb-wa)*(wc+wg/2*(wb-wa))
		else
			w1=cos(wh)
			wm=sin(wh)
			wn=cos(wi)
			wp=sin(wi)
			a=a+wg/om*(wn-wl)+wd*wp-wc*wm
			b=b+wg/om*(wp-wm)-wd*wn+wc*wl
		end if
	end if
next ii
a=a/T
b=b/T
if n&lt;&gt;0 then
	a=a*2/om
	b=b*2/om
end if
OutMat(1,1)=a
OutMat(1,2)=b
FourierDiscrete=OutMat

end function
Function PolyDiv(u,v)
'REM Given the n coefficients of a polynomial in u(n,1) 
'and the nv coefficients of another polynomial in v(nv,1)
'this function divides the polynomial u by polynomial v.
'A 2xn array returns the coefficients of a quotient polynomial
'in row 1 and a remainder polynomial in row 2.
Dim j as integer, k as integer, n as integer, nv as integer
n=ubound(u,2)
nv=ubound(v,2)
Dim r(n) as double, q(n) as double, OutMat(2,n) as double
n=ubound(u,2)
nv=ubound(v,2)
for j=1 to n
	r(j)=u(1,j)
	q(j)=0
next j
for k=n-nv to 0 step -1
	q(k+1)=r(nv+k)/v(1,nv)
	for j=nv+k-1 to k+1 step -1
		r(j)=r(j)-q(k+1)*v(1,j-k)
	next j
next k
for j=nv to n
	r(j)=0
next j
for i=n to 1 step -1
	OutMat(1,i)=q(i)
	OutMat(2,i)=r(i)
next i
PolyDiv=OutMat


end function

Function BetaF(z,w)
'REM Returns the value of the beta function B(z,w)
Dim svc as object, x as double
svc=createUnoService("com.sun.star.sheet.FunctionAccess")

BetaF=exp(svc.callFunction("GAMMALN",Array(z))+svc.callFunction("GAMMALN",Array(w))-svc.callFunction("GAMMALN",Array(z+w)))
End function

Function gser(a,x)
'REM Returns the incomplete gamma function P(a,x)
'evaluated by its series representation gamser.
Dim gamser as double, EPS as double, ITMAX as integer, n as integer
Dim ap as double, del as double, sum as double, gln as double
Dim svc as object
ITMAX=100
EPS=3E-7
svc=createUnoService("com.sun.star.sheet.FunctionAccess")
gln=svc.callFunction("GAMMALN",Array(a))
if x&lt;=0 then
	if x&lt;0 then
		msgbox "x&lt;0 in gser"
	end if
	gamser=0
	gser=gamser
	exit function
end if
ap=a
sum=1/a
del=sum
for n=1 to ITMAX
	ap=ap+1
	del=del*x/ap
	sum=sum+del
	if abs(del)&lt;abs(sum)+EPS then
		goto gser1
	end if
next n
msgbox "a too large, ITMAX too small in gser"
gser1:	gamser=sum*exp(-x+a*log(x)-gln)
gser=gamser
end function

Function gcf(a,x)
'REM Returns the incomplete gamma function Q(a,x)
'evaluated as its continued fractional representation.
Dim ITMAX as integer, EPS as double, FPMIN as double
Dim i as integer, an as double, b as double, c as double
Dim d as double, del as double, h as double, gammln as double
Dim svc as object
ITMAX=100
EPS=3E-7
FPMIN=1E-30
svc=createUnoService("com.sun.star.sheet.FunctionAccess")
gln=svc.callFunction("GAMMALN",Array(a))
b=x+1-a
c=1/FPMIN
d=1/b
h=d
for i=1 to ITMAX
	an=-i*(i-a)
	b=b+2
	d=an*d+b
	if abs(d)&lt;FPMIN then
		d=FPMIN
	end if
	c=b+an/c
	if abs(c)&lt;FPMIN then
		c=FPMIN
	end if
	d=1/d
	del=d*c
	h=h*del
	if abs(del-1)&lt;EPS then goto gcf1
next i
msgbox "a too large, ITMAX too small in gcf"
gcf1:	gammcf=exp(-x+a*log(x)-gln)*h
gcf=gammcf

end function	

Function GammP(a,x)
'REM returns the incomplete gamma function P(a,x)
If x&lt;0 or a&lt;=0 then
	msgbox "x must be larger than or equal to 0 and a must be larger than 0."
	exit function
end if
if x&lt;a+1 then
	GammP=gser(a,x)
else
	Gammp=1-gcf(a,x)
end if
end function

Function GammQ(a,x)
'REM Returns the incomplete gamma function Q(a,x)=1-P(a,x)
If x&lt;0 or a&lt;=0 then
	msgbox "x must be larger than or equal to 0 and a must be larger than 0."
	exit function
end if
if x&lt;a+1 then
	GammQ=1-gser(a,x)
else
	GammQ=gcf(a,x)
end if
end function

Function ExpInt(n,x)
'REM Evaluates the exponential integral En(x)
DIM MAXIT as integer, EPS as double, FPMIN1 as double, EULER as double
DIM i as integer, ii as integer, nm1 as integer, a as double
DIM b as double, c as double, d as double, del as double
DIM fact as double, h as double, psi as double, expnt as double
MAXIT=100
EPS=1E-7
FPMIN1=1E-30
EULER=0.5772156649
nmi=n-1
if n&lt;0 or x&lt;0 or (x=0 and(n=0 or n=1)) then
	msgbox "Inappropriate arguments"
elseif n=0 then
	ExpInt=exp(-x)/x
elseif x=0 then
	ExpInt=1/nm1
elseif x&gt;1 then
	b=x+n

	c=1/FPMIN1
	d=1/b
	h=d
	for i=1 to MAXIT
		a=-i*(nm1+i)
		b=b+2
		d=1/(a*d+b)
		c=b+a/c
		del=c*d
		h=h*del
		if abs(del-1)&lt;EPS then
			ExpInt=h*exp(-x)
			exit function
		end if
	next i
	msgbox "Continued fraction failed in ExpInt"
else
	if nm1&lt;&gt;0 then
		expnt=1/nm1
	else
		expnt=-log(x)-EULER
	end if
	fact=1
	for i=1 to MAXIT
		fact=-fact*x/i
		if i&lt;&gt;nm1 then
			del=-fact/(i-nm1)
		else
			psi=-EULER
			for ii=1 to nm1
				psi=psi+1/ii
			next ii
			del=fact*(-log(x)+psi)
		end if
		expnt=expnt+del
		if abs(del)&lt;abs(expnt)*EPS then
			ExpInt=expnt
			exit function
		end if
	next i
	msgbox "Series failed in ExpInt"
end if
end function 

Function Ei(x)
'REM Returns the exponential integral Ei(x) for x&gt;0
DIM MAXIT as integer, EPS as double, EULER as double
DIM FPMIN as double, k as integer, fact as double, prev as double
DIM sum as double, term as double
EPS=6E-8
EULER=0.5772156649
MAXIT=100
FPMIN=1E-30
if x&lt;=0 then
	msgbox "X must be larger than 0"
end if
if x&lt;FPMIN then
	ei=log(x)+EULER
elseif x&lt;=-log(EPS) then
	sum=0
	fact=1
	for k=1 to MAXIT
		fact=fact*x/k
		term=fact/k
		sum=sum+term
		if term&lt;EPS*sum then goto Ei1
	next k
	msgbox "Series failed in Ei"
Ei1:	Ei=sum+log(x)+EULER
else
	sum=0
	term=1
	for k=1 to MAXIT
		prev=term
		term=term*k/x
		if term&lt;EPS then goto Ei2
		if term&lt;prev then
			sum=sum+term
		else
			sum=sum-prev
			goto Ei2
		end if
	next k
Ei2:	Ei=exp(x)*(1+sum)/x
end if
end function

Function Rf(x,y,z)
'REM Returns Carlton's elliptic integral of the first kind, Rf(x,y,z)
'x,y,z must all be nonnegative, and at most one can be zero.
DIM ERRTOL as double, TINY as double, BIG as double, THIRD as double
DIM c1 as double, c2 as double, c3 as double, c4 as double
DIM alamb as double, ave as double, delx as double, dely as double
DIM delz as double, e2 as double, e3 as double, sqrtx as double
DIM sqrty as double, sqrtz as double, xt as double, yt as double
DIM zt as double
ERRTOL=0.08
TINY=1.5E-38
BIG=3E37
THIRD=1/3
c1=1/24
c2=0.1
c3=3/44
c4=1/14
if x&lt;0 or y&lt;0 or z&lt;0 then
	msgbox "arguments must be nonnegative"
	exit function
end if
if x+y&lt;TINY or x+z&lt;TINY or y+z&lt;TINY then
	msgbox "No more than one argument can equal 0"
	exit function
end if
if x&gt;BIG or y&gt;BIG or z&gt;BIG then
	msgbox "Overflow"
	exit function
end if
xt=x
yt=y
zt=z
Rf1: x=x
	sqrtx=sqr(xt)
	sqrty=sqr(yt)
	sqrtz=sqr(zt)
	alamb=sqrtx*(sqrty+sqrtz)+sqrty*sqrtz
	xt=0.25*(xt+alamb)
	yt=0.25*(yt+alamb)
	zt=0.25*(zt+alamb)
	ave=THIRD*(xt+yt+zt)
	delx=(ave-xt)/ave
	dely=(ave-yt)/ave
	delz=(ave-zt)/ave
if abs(delx)&gt;ERRTOL or abs(dely)&gt;ERRTOL or abs(delz)&gt;ERRTOL then GOTO Rf1
e2=delx*dely-delz^2
e3=delx*dely*delz
Rf=(1+(c1*e2-c2-c3*e3)*e2+c4*e3)/sqr(ave)
end function

Function Rd(x,y,z)
'REM Returns Carlson's elliptic integral of the second kind RD(x,y,z)
'x and y must be nonnegative and at most one can be zero.
'z must be positive.
DIM ERRTOL as double, TINY as double, BIG as double, c1 as double
DIM c2 as double, c3 as double, c4 as double, c5 as double
DIM c6 as double, alamb as double, ave as double, delx as double
DIM dely as double, delz as double, ea as double, eb as double
DIM ec as double, ed as double, ee as double, fac as double
DIM sqrtx as double, sqrty as double, sqrtz as double, sum as double
DIM xt as double, yt as double, zt as double
ERRTOL=0.05
TINY=1E-25
BIG=4.5E21
c1=3/14
c2=1/6
c3=9/22
c4=3/26
c5=0.25*c3
c6=1.5*c4
if x&lt;0 or y&lt;0 then 
	msgbox "x and y must be nonnegative"
	exit function
end if
if x+y&lt;TINY or z&lt;TINY then
	msgbox "Both x and y cannot be 0. z cannot be 0"
	exit function
end if
if x&gt;BIG or y&gt;BIG or z&gt;BIG then
	msgbox "Overflow"
	exit function
end if
xt=x
yt=y
zt=z
sum=0
fac=1
Rd1: x=x
	sqrtx=sqr(xt)
	sqrty=sqr(yt)
	sqrtz=sqr(zt)
	alamb=sqrtx*(sqrty+sqrtz)+sqrty*sqrtz
	sum=sum+fac/(sqrtz*(zt+alamb))
	fac=0.25*fac
	xt=0.25*(xt+alamb)
	yt=0.25*(yt+alamb)
	zt=0.25*(zt+alamb)
	ave=0.2*(xt+yt+3*zt)
	delx=(ave-xt)/ave
	dely=(ave-yt)/ave
	delz=(ave-zt)/ave
if abs(delx)&gt;ERRTOL or abs(dely)&gt;ERRTOL or abs(delz)&gt;ERRTOL then goto Rd1
ea=delx*dely
eb=delz*delz
ec=ea-eb
ed=ea-6*eb
ee=ed+ec+ec
Rd=3*sum+fac*(1+ed*(-c1+c5*ed-c6*delz*ee)+delz*(c2*ee+delz*(-c3*ec+delz*c4*ea)))/(ave*sqr(ave))
end function

Function Rj(x,y,z,p)
'REM returns Carlson's elliptic integral of the third kind.
'x, y, and z must be nonnegative and at most one can be zero.
'If p&lt;0, the Cauchy principal value is returned.
DIM ERRTOL as double, TINY as double, Big as double, c1 as double
DIM c2 as double, c3 as double, c4 as double, c5 as double, c6 as double
DIM c7 as double, c8 as double, a as double, alamb as double
DIM alpha as double, ave as double, b as double, beta as double
DIM delp as double, delx as double, dely as double, delz as double
DIM ea as double, eb as double, ec as double, ed as double, ee as double
DIM fac as double, pt as double, rcx as double, rho as double
DIM sqrtx as double, sqrty as double, sqrtz as double, sum as double
DIM tau as double, xt as double, yt as double, zt as double
DIM rc as double, rf as double, svc as object, Rj1 as double
ERRTOL=0.05
TINY=2.5E-13
BIG=9E11
c1=3/14
c2=1/3
c3=3/22
c4=3/26
c5=0.75*c3
c6=1.5*c4
c7=0.5*c2
c8=c3+c3
svc=createUnoService("com.sun.star.sheet.FunctionAccess")
if x&lt;0 or y&lt;0 or z&lt;0 then
	msgbox "x, y, and z must be nonnegative"
	exit function
end if
if x+y&lt;TINY or x+z&lt;TINY or y+z&lt;TINY or abs(p)&lt;TINY then
	msgbox "Only one argument can be 0. p cannot be 0."
	Exit function
end if
if x&gt;BIG or y&gt;BIG or z&gt;BIG or abs(p)&gt;BIG then
	msgbox "Overflow"
	Exit function
end if
sum=0
fac=1
if p&gt;0 then
	xt=x
	yt=y
	zt=z
	pt=p
else
	xt=svc.callFunction("MIN",Array(x,y,z))
	zt=svc.callFunction("MAX",Array(x,y,z))
	yt=x+y+z-xt-zt
	a=1/(yt-p)
	b=a*(zt-yt)*(yt-xt)
	pt=yt+b
	rho=xt*zt/yt
	tau=p*pt/yt
	rcx=Rc(rho,tau)
end if
Rj1: x=x
	sqrtx=sqr(xt)
	sqrty=sqr(yt)
	sqrtz=sqr(zt)
	alamb=sqrtx*(sqrty+sqrtz)+sqrty*sqrtz
	alpha=(pt*(sqrtx+sqrty+sqrtz)+sqrtx*sqrty*sqrtz)^2
	beta=pt*(pt+alamb)^2
	sum=sum+fac*rc(alpha,beta)
	fac=0.25*fac
	xt=0.25*(xt+alamb)
	yt=0.25*(yt+alamb)
	zt=0.25*(zt+alamb)
	pt=0.25*(pt+alamb)
	ave=0.2*(xt+yt+zt+pt+pt)
	delx=(ave-xt)/ave
	dely=(ave-yt)/ave
	delz=(ave-zt)/ave
	delp=(ave-pt)/ave
	if svc.callFunction("MAX",Array(abs(delx),abs(dely),abs(delz),abs(delp)))&gt;ERRTOL then goto Rj1
	ea=delx*(dely+delz)+dely*delz
	eb=delx*dely*delz
	ec=delp^2
	ed=ea-3*ec
	ee=eb+2*delp*(ea-ec)

	Rj1=3*sum+fac*(1+ed*(-c1+c5*ed-c6*ee)+eb*(c7+delp*(-c8+delp*c4))+delp*ea*(c2-delp*c3)-c2*delp*ec)/(ave*sqr(ave))
	
	if p&lt;0 then Rj1=a*(b*Rj1+3*(rcx-Rf(xt,yt,zt)))
	Rj=Rj1
end function

Function Rc(x,y)
'REM Returns Carlson's degenerate elliptic integral, Rc(x,y).
'x must be nonnegative and y must be nonzero.
'If y&lt;0, the Cauchy principal value is returned.
DIM ERRTOL as double, TINY as double, SQRTNY as double, BIG as double
DIM TNBC as double, COMP1 as double, COMP2 as double, THIRD as double
DIM c1 as double, c2 as double,c3 as double, c4 as double, alamb as double
DIM ave as double, s as double, w as double, xt as double, yt as double
ERRTOL=0.04
TINY=1.69E-38
SQRTNY=1.3E-19
BIG=3E37
TNBC=TINY*BIG
COMP1=2.236/SQRTNY
COMP2=TNBC*TNBC/25
THIRD=1/3
c1=0.3
c2=1/7
c3=0.375
c4=9/22
if x&lt;0 or y=0 then
	msgbox "x must be nonnegative and y must be nonzero"
	exit function
end if
if x+abs(y)&lt;TINY then
	msgbox "y must be nonzero"
	exit function
end if
if x+abs(y)&gt;BIG then
	msgbox "Overflow"
	exit function
end if
if y&lt;-COMP1 and x&gt;0 and x&lt;COMP2 then
	msgbox "invalid arguments in Rc"
	exit function
end if
if y&gt;0 then
	xt=x
	yt=y
	w=1
else
	xt=x-y
	yt=-y
	w=sqr(x)/sqr(xt)
end if
Rc1: x=x
	alamb=2*sqr(xt)*sqr(yt)+yt
	xt=0.25*(xt+alamb)
	yt=0.25*(yt+alamb)
	ave=THIRD*(xt+yt+yt)
	s=(yt-ave)/ave	
if abs(s)&gt;ERRTOL then goto Rc1
Rc=w*(1+s*s*(c1+s*(c2+s*(c3+s*c4))))/sqr(ave)
End function

Function ellf(phi,ak)
'REM Returns the Legendre elliptic integral of the first kind
'F(phi,k) evaluated using Carlson's function RF.
'The argument ranges are 0&lt;=phi&lt;=pi/2.
'0&lt;=k sin phi&lt;=1
DIM s as double
s=sin(phi)
ellf=s*Rf(cos(phi)^2,(1-s*ak)*(1+s*ak),1)
end function

Function elle(phi,ak)
'REM Returns the Legendre elliptic integral of the second kind
'E(phi,k) evaluated using Carlson's functions Rd and Rf.
'The argument ranges are 0&lt;=phi&lt;=pi/2.
'0&lt;=k sin phi&lt;=1
DIM cc as double, q as double, s as double
s=sin(phi)
cc=cos(phi)^2
q=(1-s*ak)*(1+s*ak)
elle=s*(Rf(cc,q,1)-((s*ak)^2)*Rd(cc,q,1)/3)
end function

Function ellpi(phi,en,ak)
'REM Returns the Legendre elliptic integral of the third kind
'PI(phi,k) evaluated using Carlson's functions Rj and Rf.
'The argument ranges are 0&lt;=phi&lt;=pi/2.
'0&lt;=k sin phi&lt;=1
DIM cc as double, enss as double, q as double, s as double

s=sin(phi)
enss=en*s*s
cc=cos(phi)^2
q=(1-s*ak)*(1+s*ak)
ellpi=s*(Rf(cc,q,1)-enss*Rj(cc,q,1,1+enss)/3)
end function

Function Jef(uu,emmc)
'REM Returns the Jacobian elliptic functions sn(u,k), cn(u,k)
'and dn(u,k). Here uu=u and emmc=k^2
DIM cn as double, dn as double, sn as double, ca as double
DIM i as integer, ii as integer, l as integer, a as double
DIM b as double, c as double, d as double, emc as double
DIM u as double, em(13) as double, en(13) as double
DIM bo as boolean, OutMat(1,3) as double, svc as object
svc=createUnoService("com.sun.star.sheet.FunctionAccess")
ca=0.0003
emc=-emmc
u=uu
if emc&lt;&gt;0 then
	bo=emc&lt;0
	if bo then
		d=1-emc
		emc=-emc/d
		d=sqr(d)
		u=d*u
	end if
	a=1
	dn=1
	for i=1 to 13
		l=i
		em(i)=a
		emc=sqr(emc)
		en(i)=emc
		c=0.5*(a+emc)
		if abs(a-emc)&lt;=ca*a then goto Jef1
		emc=a*emc
		a=c
	next i
Jef1:	u=c*u
	sn=sin(u)
	cn=cos(u)
	if sn=0 then goto Jef2
	a=cn/sn
	c=a*c
	for ii=l to 1 step -1
		b=em(ii)
		a=c*a
		c=dn*c
		dn=(en(ii)+a)/(b+a)
		a=c/b
	next ii
	a=1/sqr(c^2+1)
	if sn&lt;0 then
		sn=-a
	else
		sn=a
	end if
	cn=c*sn
Jef2:	if bo then
		a=dn
		dn=cn
		cn=a
		sn=sn/d
	end if
else
	cn=1/svc.callFunction("COSH",Array(u))
	dn=cn
	sn=svc.callFunction("TANH",Array(u))
end if
OutMat(1,1)=sn
OutMat(1,2)=cn
OutMat(1,3)=dn
Jef=OutMat
end function

Sub RtBis
'REM Returns the root of a function known to lie between x1 and x2,
'to an accuracy of +-xacc.
DIM JMAX as integer, bis as double, f as string, fnct as double
DIM j as integer, dx as double, f1 as double, fmid as double
DIM xmid as double, oDoc as object, aSheet as object, oCell as object
DIM x1 as double, x2 as double, xacc as double, x1s as string
Dim x2s as string
JMAX=40
Doc = ThisComponent
aSheet=Doc.getcurrentcontroller.activesheet
oCell=Doc.getCurrentController.getSelection
f=InputBox("Enter the function. Enter the variable as XX.","RtBis")
FunctionIn(f)
x1s=InputBox("Enter left bracket","RtBis")
x1=val(x1s)
x2s=InputBox("Enter right bracket","RtBis")
x2=val(x2s)
xacc=Val(InputBox("Enter required accuracy","RtBis"))
fmid=EvalFunc(x2,0,0)
f1=EvalFunc(x1,0,0)
if f1*fmid&gt;=0 then
	msgbox "Root must be bracketed in RtBis"
	exit sub
end if
if f1&lt;0 then
	bis=x1
	dx=x2-x1
else
	bis=x2
	dx=x1-x2
end if
for j=1 to JMAX
	dx=dx*0.5
	xmid=bis+dx
	fmid=EvalFunc(xmid,0,0)
	if fmid&lt;=0 then bis=xmid
	if abs(dx)&lt;xacc or fmid=0 then
		oCell.Value=bis
		exit sub
	end if
next j
msgbox "Too many bisections. Choose other brackets."
end sub

Sub Brent
'REM Uses Brent's method to find the root 
'of a function known to lie between x1 and x2.
'The root will be refined to an accuracy of tol.
DIM ITMAX as integer, zbrent as double, f as string, func as double
DIM oDoc as object, aSheet as object, oCell as object
DIM x1 as double, x2 as double, tol as double
DIM EPS as double, iter as integer, a as double, b as double
DIM c as double, d as double, e as double, fa as double, fb as double
DIM fc as double, p as double, q as double, r as double
DIM s as double, toli as double, xm as double, sn as double
ITMAX=100
EPS=3E-8
Doc = ThisComponent
aSheet=Doc.getcurrentcontroller.activesheet
oCell=Doc.getCurrentController.getSelection
f=InputBox("Enter the function. Enter the variable as XX.","Brent")
FunctionIn(f)
x1=val(inputbox("Enter left bracket value","Brent"))
x2=val(inputbox("Enter right bracket value","Brent"))
a=x1
b=x2
fa=EvalFunc(a,0,0)
fb=EvalFunc(b,0,0)
if (fa&gt;0 and fb&gt;0) or (fb&lt;0 and fc&lt;0) then
	msgbox "Root must be bracketed"
	exit sub
end if
c=b
fc=fb
for iter=1 to ITMAX
	if (fb&gt;0 and fc&gt;0) or (fb&lt;0 and fc&lt;0) then
		c=a
		fc=fa
		d=b-a
		e=d
	end if
	if abs(fc)&lt;abs(fb) then
		a=b
		b=c
		c=a
		fa=fb
		fb=fc
		fc=fa
	end if
	toli=2*EPS*abs(b)+0.5*tol
	xm=0.5*(c-b)
	if abs(xm)&lt;=toli or fb=0 then
		zbrent=b
		oCell.value=zbrent
		exit sub
	end if
	if abs(e)&gt;=toli and abs(fa)&gt;abs(fb) then
		s=fb/fa
		if a=c then
			p=2*xm*s
			q=1-s
		else
			q=fa/fc
			r=fb/fc
			p=s*(2*xm*q*(q-r)-(b-a)*(r-1))
			q=(q-1)*(r-1)*(s-1)
		end if
		if p&gt;0 then q=-q
		p=abs(p)
		if 2*p&lt;3*xm*q-abs(toli*q) or 2*p&lt;abs(e*q) then
			e=d
			d=p/q
		else
			d=xm
			e=d
		end if
	else
		d=xm
		e=d
	end if
	a=b
	fa=fb
	if abs(d)&gt;toli then
		b=b+d
	else
		b=b+sign1(toli,xm)
	end if
	fb=EvalFunc(b,0,0)
Next ITER
msgbox "Brent exceeding  maximum iterations"
zbrent=b
oCell.value=zbrent
end sub

Function sign1(a,b)
'REM Returns a with the sign of b.
DIM sn as integer
sn=sgn(b)
sign1=a*sn
end function

Function BetaI(a,b,x)
'REM Returns the incomplete beta function Ix(a,b)
DIM bt as double, betacf as double, gamlnab as double, gamlna as double
DIM svc as object, gamlnb as double
svc=createUnoService("com.sun.star.sheet.FunctionAccess")
if x&lt;0 or x&gt;1 then 
	msgbox "x must be between 0 and 1"
	Exit function
end if
if x=0 or x=1 then
	bt=0
else
	gamlnab=svc.callFunction("GAMMALN",Array(a+b))	
	gamlna=svc.callFunction("GAMMALN",Array(a))
	gamlnb=svc.callFunction("GAMMALN",Array(b))
	bt=exp(gamlnab-gamlna-gamlnb+a*log(x)+b*log(1-x))
end if
if x&lt;(a+1)/(a+b+2) then

	BetaI=bt*betacf1(a,b,x)/a
	exit function
else
	BetaI=1-bt*betacf1(b,a,1-x)/b
	exit function
end if
end function

Function betacf1(a,b,x)
'REM Used by BetaI. Evaluates continued fraction for incomplete
'beta function by modified Lentz's method.
DIM MAXIT as integer, EPS as double, FPMIN as double, m as integer
DIM m2 as integer, aa as double, c as double, d as double
DIM del as double, h as double, qab as double, qam as double
DIM qap as double
MAXIT=100
EPS=3E-7
FPMIN=1E-30
qab=a+b
qap=a+1
qam=a-1
c=1
d=1-qab*x/qap
if abs(d)&lt;FPMIN then d=FPMIN
d=1/d
h=d
For m=1 to MAXIT
	m2=2*m
	aa=m*(b-m)*x/((qam+m2)*(a+m2))
	d=1+aa*d
	if abs(d)&lt;FPMIN then d=FPMIN
	c=1+aa/c
	if abs(c)&lt;FPMIN then c=FPMIN
	d=1/d
	h=h*d*c
	aa=-(a+m)*(qab+m)*x/((a+m2)*(qap+m2))
	d=1+aa*d
	if abs(d)&lt;FPMIN then d=FPMIN
	c=1+aa/c
	if abs(c)&lt;FPMIN then c=FPMIN
	d=1/d
	del=d*c
	h=h*del
	if abs(del-1)&lt;EPS then goto BETACF1
next m
msgbox "a or b is too big or MAXIT too small in betacf"
BETACF1:	betacf1=h
end function

Function CompSimp(A,B,N)
'REM Returns the result of intergrating the function on memory
'using Composite Simpson's rule with a lower limit of integration a,
'an upper limit of integration b, and n intervals.
'If n is odd, add 1 to make it even.
DIM S AS DOUBLE, F1 AS dOUBLE, INTEGRAL AS DOUBLE, F2 AS DOUBLE
DIM H AS DOUBLE, X AS DOUBLE, NINT AS INTEGER, I AS INTEGER
DIM F3 AS DOUBLE
IF (INT(N/2)*2&lt;&gt;N) THEN N=N+1
'Loop over n intervals
S=0
H=(B-A)/N
FOR I=2 TO N-2 STEP 2
	X=A+I*H
	F1=EvalFunc(X,0,0)
	F2=EvalFunc(x+H,0,0)
	S=S+2*F1+4*F2
NEXT I
F1=EvalFunc(A,0,0)
F2=EvalFunc(B,0,0)
F3=EvalFunc(A+H,0,0)
CompSimp=(S+F1+F2+4*F3)*H/3
END FUNCTION

FUNCTION ModSimp(X,Y)
'REM Integrates a function defined by two columns of data:
'X, a column if ndependent values, and Y, a coulmn of dependent values.
'Not: if the intervals of X are not equal, the average of the intervals is used.
'The Modified Composite Simpson's rule is used.
DIM N AS INTEGER, H AS DOUBLE, AREA(UBOUND(X,1),1)
DIM I AS INTEGER, J AS INTEGER, FAC AS DOUBLE, TERM1 AS DOUBLE
DIM TERM2 AS DOUBLE, K AS INTEGER, TERM3 AS DOUBLE, TERM4 AS DOUBLE
DIM TERM5 AS DOUBLE
H=0
N=UBOUND(X,1)
FOR I=2 TO N

	H=H+ABS(X(I,1)-X(I-1,1))
NEXT I
H=H/(N-1)

FAC=H/3
TERM1=1.25*Y(1,1)
TERM2=-0.25*Y(1,1)
K=1
FOR I=3 TO N STEP 2
	J=I-1
	TERM3=2*Y(J,1)
	TERM4=1.25*Y(I,1)
	TERM5=-0.25*Y(I,1)
	AREA(J,1)=AREA(K,1)+FAC*(TERM1+TERM3+TERM5)
	AREA(I,1)=AREA(J,1)+FAC*(TERM2+TERM3+TERM4)
	TERM1=TERM4
	TERM2=TERM5
	K=I
NEXT I
IF 2*(N/2)=N THEN
	AREA(N,1)=AREA(K,1)+FAC*(-0.25*Y(J,1)+2*Y(K,1)+1.25*Y(N,1))
END IF
ModSimp=AREA(N,1)
END FUNCTION

SUB TrapInt()
'REM Returns the integral of a function saved by InputFunction
'from a to b to a precision specified by the user.
'Integration uses the trapezoidal rule.
DIM JMAX AS INTEGER, A AS DOUBLE, B AS DOUBLE, S AS DOUBLE
DIM EPS AS DOUBLE, I AS INTEGER, J AS INTEGER, OLDS AS DOUBLE
DIM N AS INTEGER, IT AS INTEGER, DEL AS DOUBLE, SUM AS DOUBLE
DIM TNM AS DOUBLE, X AS DOUBLE, aDoc as object, aSheet as object
DIM oCell as object

A=VAL(INPUTBOX("Input the left bound value"))
B=VAL(INPUTBOX("Input the right bound value"))
EPS=VAL(INPUTBOX("Input the level of precision"))
JMAX=20
OLDS=-1E30
aDoc = ThisComponent
aSheet=aDoc.getcurrentcontroller.activesheet
oCell=aDoc.getCurrentController.getSelection
FOR J=1 TO JMAX
	IF J=1 THEN
		S=0.5*(B-A)*(EvalFunc(A,0,0)+EvalFunc(B,0,0))
	ELSE
		IT=2^(J-2)
		TNM=IT
		DEL=(B-A)/TNM
		X=A+0.5*DEL
		SUM=0
		FOR I=1 TO IT
			SUM=SUM+EvalFunc(X,0,0)
			X=X+DEL
		NEXT I
		S=0.5*(A+(B-A)*SUM/TNM)
	END IF
	IF J&gt;5 THEN
		IF ABS(S-OLDS)&lt;EPS*ABS(OLDS) OR (S=0 AND OLDS=0) THEN
			oCell.VALUE=S
			EXIT SUB
		END IF	
	END IF
	OLDS=S
NEXT J
MSGBOX "Too many iterations"
END SUB

SUB INTEGRATOR()
'REM Integrates the improper integral of the function saved in DANSYS
'using InputFunction using the double exponentiation method
'If both left and right limits are specified, f(x) is determined
'between the limits. If only one limit is specified, the other limit
'is assumed to be infinity
'Requires an input matrix with function, 
'neg (if 1 then negative infinity is indicated), 
'osc (if 1, function is oscillatory
'eps (relative error requested
'a is left bound
'b is right bound
'If bound is not specified, then enter #
' The return matrix is 1x2: intrgral estimate, and estimate of absolute
'error
'For normal termination ERR is &gt;=0
'If ERR&lt;0, convergence error is detected
'If the function is oscillatory, one last value should be appended
'below the left bound - the frequency of oscillation.
DIM FLG AS INTEGER, I AS DOUBLE, ERR AS DOUBLE, func AS STRING
DIM NEGINF AS INTEGER, OSC AS INTEGER, EPS AS DOUBLE,A AS DOUBLE
DIM B AS DOUBLE, oDoc AS OBJECT, oSheet AS OBJECT, oSel AS OBJECT
DIM addr AS OBJECT, m1 AS INTEGER, n1 AS INTEGER, F AS DOUBLE
DIM MMAX AS INTEGER, EFS AS DOUBLE, HOFF AS DOUBLE, M AS INTEGER
DIM PI2 AS DOUBLE, EPSLN AS DOUBLE, EPSH AS DOUBLE, H0 AS DOUBLE
DIM EHP AS DOUBLE, EHM AS DOUBLE, EPST AS DOUBLE, BA AS DOUBLE
DIM IR AS DOUBLE, H AS DOUBLE, IBACK AS DOUBLE, IRBACK AS DOUBLE, T AS DOUBLE
DIM EP AS DOUBLE, EM AS DOUBLE, XW AS DOUBLE, XA AS DOUBLE, WG AS DOUBLE
DIM FA AS DOUBLE, FB AS DOUBLE, ERRT AS DOUBLE, ERRH AS DOUBLE, ERRD AS DOUBLE
DIM MAXIT AS INTEGER, Z AS INTEGER, PI4 AS DOUBLE, XP AS DOUBLE
DIM XM AS DOUBLE, FP AS DOUBLE, FM AS DOUBLE, omega AS DOUBLE
DIM LMAX AS INTEGER, ENOFF AS DOUBLE, PQOFF AS DOUBLE, N AS INTEGER
DIM L AS INTEGER, K AS INTEGER, FRQ4 AS DOUBLE, PER2 AS DOUBLE
DIM PP AS DOUBLE,PQ AS DOUBLE, TK AS DOUBLE, TN AS DOUBLE
dim I2 as double, TRIP AS INTEGER
On Error Resume Next
MAXIT=100
I=0
ERR=0
A=0
B=0


 oDoc=ThisComponent
oSheet=oDoc.getcurrentcontroller.activesheet
 oSel=oDoc.getCurrentSelection
 addr=oSel.getRangeAddress()
 m1=addr.StartRow
 n1=addr.StartColumn

'Load inputs
NEGINF=0
oCell=oSheet.getCellByPosition(n1,m1)
func=oCell.String
FUNCTIONIN(func)
oCell=oSheet.getCellByPosition(n1,m1+1)
NEGINF=oCell.Value
oCell=oSheet.getCellByPosition(n1,m1+2)
OSC=oCell.Value
oCell=oSheet.getCellByPosition(n1,m1+3)
EPS=oCell.Value
oCell=oSheet.getCellByPosition(n1,m1+4)
TRIP=0
IF oCell.String="#" then
	NEGINF=1
	IF OSC=0 THEN
		FLG=2
	ELSE
		FLG=3
	END IF	
ELSE
	A=oCell.Value
END IF
oCell=oSheet.getCellByPosition(n1,m1+5)
IF oCell.String="#" then
	IF NEGINF=1 THEN TRIP=1
	NEGINF=0
	IF OSC=0 THEN
		FLG=2
	ELSE
		FLG=3
	END IF
ELSE
	B=oCell.Value
END IF	


IF NEGINF=0 AND (FLG&lt;&gt;2 AND FLG&lt;&gt;3) THEN FLG=1
IF TRIP=1  THEN FLG=4
MSGBOX A
MSGBOX B
MSGBOX FLG
INT5:	IF FLG=1 THEN
'This section determines the inegral if both left and right 
'bounds are finite and specified.
MMAX=256
EFS=0.1
HOFF=8.5
PI2=2*ATN(1)
EPSLN=1-LOG(EFS*EPS)
EPSH=SQR(EFS*EPS)
H0=HOFF/EPSLN
EHP=EXP(H0)
EHM=1/EHP
EPST=EXP(-EHM*EPSLN)
BA=B-A
IR=EVALFUNC((A+B)*0.5,0,0)*(BA*0.25)
I=IR*(2*PI2)
ERR=ABS(I)*EPST
H=2*H0
M=1
Z=1
INT10:	IBACK=I
	IRBACK=IR
	T=H*0.5
	INT20:	EM=EXP(T)
		EP=PI2*EM
		EM=PI2/EM
		INT30:	XW=1/(1+EXP(EP-EM))
			XA=BA*XW
			WG=XA*(1-XW)
			FA=EVALFUNC(A+XA,0,0)*WG
			FB=EVALFUNC(B-XA,0,0)*WG
			IR=IR+(FA+FB)
			I=I+(FA+FB)*(EP+EM)
			ERRT=(ABS(FA)+ABS(FB))*(EP+EM)
			IF M=1 THEN ERR=ERR+ERRT*EPST
			EP=EP*EHP
			EM=EM*EHM
		IF ERRT&gt;ERR OR XW&gt;EPSH THEN GOTO INT30
		T=T+H
	IF T&lt;H0 THEN GOTO INT20
	IF M=1 THEN
		ERRH=(ERR/EPST)*EPSH*H0
		ERRD=1+2*ERRH
	ELSE
		ERRD=H*(ABS(I-2*IBACK)+4*ABS(IR-2*IRBACK))
	END IF
	H=H*0.5
	M=M*2
IF ERRD&gt;ERRH AND M&lt;MMAX THEN GOTO INT10
I=I*H
IF ERRD&gt;ERRH THEN
	ERR=-ERRD*M
ELSE
	ERR=ERRH*EPSH*M/(2*EFS)
END IF

ELSEIF FLG=2 THEN
	MMAX=256
	EFS=0.1
	HOFF=11
	PI4=ATN(1)
	EPSLN=1-LOG(EFS*EPS)
	EPSH=SQR(EFS*EPS)
	H0=HOFF/EPSLN
	EHP=EXP(H0)
	EHM=1/EHP
	EPST=EXP(-EHM*EPSLN)
	IF NEGINF=1 THEN
		IR=EVALFUNC(-(B+1),0,0)
	ELSE
		IR=EVALFUNC(A+1,0,0)
	END IF
	I=IR*(2*PI4)
	ERR=ABS(I)*EPST
	H=2*H0
	M=1
	INT110:	IBACK=I
		IRBACK=IR
		T=H*0.5
		INT120:	EM=EXP(T)
			EP=PI4*EM
			EM=PI4/EM
			INT130:	XP=EXP(EP-EM)
			XM=1/XP
			IF NEGINF=1 THEN
				FP=EVALFUNC(-(B+XP),0,0)*XP
			ELSE
				FP=EVALFUNC(A+XP,0,0)*XP
			END IF
			IF NEGINF=1 THEN
				FM=EVALFUNC(-(B+XM),0,0)*XM
			ELSE
				FM=EVALFUNC(A+XM,0,0)*XM
			END IF
			IR=IR+(FP+FM)
			I=I+(FP+FM)*(EP+EM)
			ERRT=(ABS(FP)+ABS(FM))*(EP+EM)
			IF M=1 THEN ERR=ERR+ERRT*EPST
			EP=EP*EHP
			EM=EM*EHM
		IF ERRT&gt;ERR OR XM&gt;EPSH THEN GOTO INT130
		T=T+H
	IF T&lt;H0 THEN GOTO INT120
	IF M=1 THEN
		ERRH=(ERR/EPST)*EPSH*H0
		ERRD=1+2*ERRH
	ELSE
		ERRD=H*(ABS(I-2*IBACK)+4*ABS(IR-2*IRBACK))
	END IF
	H=H*0.5
	M=M*2
IF ERRD&gt;ERRH AND M&lt;MMAX THEN GOTO INT110
I=I*H
IF ERRD&gt;ERRH THEN
	ERR=-ERRD*M
ELSE
	ERR=ERRH*EPSH*M/(2*EFS)
END IF
IF TRIP=1 THEN 
	TRIP=0
	GOTO INT7
ELSEIF TRIP=2 THEN
	GOTO INT8	
END IF
ELSEIF FLG=3 THEN
oCell=oSheet.getCellByPosition(n1,m1+4)
omega=oCell.Value
MMAX=256
LMAX=5
EFS=0.1
ENOFF=0.4
PQOFF=2.9
PPOFF=-0.72
PI4=ATN(1)
EPSLN=1-LOG(EFS*EPS)
EPSH=SQR(EFS*EPS)
N=INT(ENOFF*EPSLN)
FRQ4=ABS(OMEGA)/(2*PI4)
PER2=4*PI4/ABS(OMEGA)
PQ=PQOFF/EPSLN
PP=PPOFF-LOG(PQ*PQ*FRQ4)
EHP=EXP(2*PQ)
EHM=1/EHP
XW=EXP(PP-1*PI4)
IF NEGINF=1 THEN
	I=EVALFUNC(-(A+SQR(XW*(PER2*0.5))),0,0)
ELSE
	I=EVALFUNC(A+SQR(XW*(PER2*0.5)),0,0)
END IF
IR=I*XW
I=I*(PER2*0.5)
ERR=ABS(I)
H=2
M=1
INT210:	IBACK=I
	IRBACK=IR
	T=H*0.5
	INT220:	EM=EXP(2*PQ*T)
		EP=PI4*EM
		EM=PI4/EM
		TK=T
		INT230:	XW=EXP(PP-EP-EM)
			WG=SQR(FRQ4*XW+TK*TK)
			XA=XW/(TK+WG)
			WG=(PQ*XW*(EP-EM)+XA)/WG
			IF NEGINF=1 THEN
				FM=EVALFUNC(-(A+XA),0,0)
			ELSE
				FM=EVALFUNC(A+XA,0,0)
			END IF
			IF NEGINF=1 THEN
				FP=EVALFUNC(-(A+XA+PER2*TK),0,0)
			ELSE
				FP=EVALFUNC(A+XA+PER2*TK,0,0)
			END IF
			IR=IR+(FP+FM)*XW
			FM=FM*WG
			FP=FP*(PER2-WG)
			I=I+(FP+FM)
			IF M=1 THEN ERR=ERR+(ABS(FP)+ABS(FM))
			EP=EP*EHP
			EM=EM*EHM
			TK=TK+1
		IF EP&lt;EPSLN THEN GOTO INT230
		IF M=1 THEN
			ERRH=ERR*EPSH
			ERR=ERR*EPS
		END IF
		TN=TK
		DO WHILE ABS(FM)&gt;ERR
			XW=EXP(PP-EP-EM)
			XA=XW/TK*0.5
			WG=XA*(1/TK+2*PQ*(EP-EM))
			IF NEGINT=1 THEN
				FM=EVALFUNC(-(A+XA),0,0)
			ELSE
				FM=EVALFUNC(A+XA,0,0)
			END IF
			IR=IR+FM*XW
			FM=FM*WG
			I=I+FM
			EP=EP*EHP
			EM=EM*EHM
			TK=TK+1
		LOOP
		IF NEGINT=1 THEN
			FM=EVALFUNC(-(A+PER2*TN),0,0)
		ELSE
			FM=EVALFUNC(A+PER2*TN,0,0)
		END IF
		EM=PER2*FM
		I=I+EM
		IF ABS(FP)&gt;ERR OR ABS(EM)&gt;ERR THEN
			L=0
			INT240:	L=L+1
			TN=TN+N
			EM=FM
			IF NEGINT=1 THEN
				EVALFUNC(-(A+PER2*TN),0,0)
			ELSE
				EVALFUNC(A+PER2*TN,0,0)
			END IF
					XA=FM
					EP=FM
					EM=EM+FM
					XW=1
					WG=1
					FOR K=1 TO N-1
						XW=XW*(N+1-K)/K
						WG=WG+XW
						IF NEGINT=1 THEN
							FP=EVALFUNC(-(A+PER2*(TN-K)),0,0)
						ELSE
							FP=EVALFUNC(A+PER2*(TN-K),0,0)
						END IF
						XA=XA+FP
						EP=EP+FP*WG
						EM=EM+FP*WG
					NEXT K
					WG=PER2*N/(WG*N+XW)
					EM=WG*ABS(EM)
					IF EM&lt;=ERR OR L&gt;=LMAX THEN GOTO INT250
					I=I+PER2*WA
				GOTO INT240
				INT250:	I=I+WG*EP
					IF EM&gt;ERR THEN ERR=EM
				END IF
				T=T+H
			IF T&lt;L THEN GOTO INT220
			IF M=1 THEN
				ERRD=1+2*ERRH
			ELSE
				ERRD=H*(ABS(I-2*IBACK)+PQ*ABS(IR-2*IRBACK))
			END IF
			H=H*0.5
			M=M*2
		IF ERRD&gt;ERRH AND M&lt;MMAX THEN GOTO INT210
		I=I*H
		IF ERRD&gt;ERRH THEN
			ERR=-ERRD
		ELSE
			ERR=ERR*(M*0.5)
		END IF
		IF TRIP=1 THEN
			TRIP=0
			GOTO INT7
		ELSEIF TRIP=2 THEN
			GOTO INT8	
		END IF

ELSEIF FLG=4 THEN	
	A=0
	NEGINF=0
	IF OSC=0 THEN
		FLG=2
	ELSE
		FLG=3
	END IF
	GOTO INT5

INT7:	I2=I
MSGBOX I
	B=0
	NEGINF=1
	IF OSC=0 THEN
		FLG=2
	ELSE
		FLG=3
	END IF
	TRIP=2
	GOTO INT5
	
INT8: MSGBOX I
	I=I+I2



END IF
oCell=oSheet.getCellByPosition(n1+1,m1)
oCell.String="Est. Int"
oCell=oSheet.getCellByPosition(n1+2,m1)
oCell.Value=I
oCell=oSheet.getCellByPosition(n1+1,m1+1)
oCell.String="Est. Error"
oCell=oSheet.getCellByPosition(n1+2,m1+1)
oCell.Value=ERR
END SUB

SUB EulerRom()
'REM Returns the solution to a differential equation of the form y'=f(x,y) with the initial
'condition y(x0)=y0, for x=xn. f(x,y) is saved using InputFunction.
'X0, Y0, and Xn are requested. Uses the Euler-Romberg method.
DIM Doc AS OBJECT, aSheet AS OBJECT, oCell AS OBJECT, X0 AS DOUBLE
DIM XN AS DOUBLE, Y0 AS DOUBLE, NMAX AS INTEGER, H AS DOUBLE
DIM ER AS DOUBLE, LA AS INTEGER, NC AS INTEGER 
DIM X() AS DOUBLE, Y() AS DOUBLE, T() AS DOUBLE, N AS INTEGER
DIM XC AS DOUBLE, YC AS DOUBLE, XX AS DOUBLE, YY AS DOUBLE
DIM L AS INTEGER, LM AS INTEGER, ET AS DOUBLE, I AS INTEGER
DIM J AS INTEGER, M AS INTEGER, K AS INTEGER, MM AS INTEGER
DIM EF AS DOUBLE, F AS DOUBLE, NT AS INTEGER

Doc = ThisComponent
aSheet=Doc.getcurrentcontroller.activesheet
oCell=Doc.getCurrentController.getSelection

NMAX=100
H=0.1
ER=0.000001
LA=10
NC=VAL(INPUTBOX("INPUT THE END VALUE OF X"))*10+1
NT=NC
MSGBOX NC
REDIM X(NC+1), Y(NC+1),T(2*(NC+1))
X(1)=VAL(INPUTBOX("INPUT INITIAL VALUE OF X"))
Y(1)=VAL(INPUTBOX("INPUT INITIAL VALUE OF Y"))

FOR N=1 TO NC+1
	XC=X(N)
	YC=Y(N)
	XX=XC
	YY=YC
	F=EVALFUNC(XX,YY,0)
	T(1)=Y(N)+H*F
	L=1
	LM=2
	ET=1
	WHILE L&lt;LA AND ET&gt;=ER
		XC=X(N)
		YC=Y(N)
		FOR J=1 TO LM
			XC=XC+H/LM
			XX=XC
			YY=YC
			F=EVALFUNC(XX,YY,0)
			YC=YC+H/LM*F
		NEXT J
		T(L+1)=YC
		M=1
		K=L
		MM=2
		ET=1
		IF K&gt;1 THEN
			WHILE ET&gt;=ER AND K&gt;1
				T(K)=(MM*T(K+1)-T(K))/(MM-1)
				ET=ABS(T(K)-T(K-1))
				M=M+1
				K=K-1
				MM=MM*2
			WEND
		END IF
		IF K=1 THEN
			L=L+1
			LM=LM*2
		END IF
	WEND
	X(N+1)=X(N)+H
	Y(N+1)=T(K)
	XX=X(N+1)
NEXT N
oCell.Value=Y(NC)





END SUB

SUB ADAMBASH()
'REM Calculates the value of the dependent variable in a first
'order differential equation using Adam-Bashforth.
'Reuqests initial values of independent and dependent variables,
'and the end value of the independent variable (x).
'Also asks for the integration step size.
'The right side equation should be saved using InputFunction
'before running the procedure.
DIM H AS DOUBLE, B(5) AS DOUBLE, X(5) AS DOUBLE, Y(5) AS DOUBLE
DIM X1 AS DOUBLE, K AS INTEGER, XX AS DOUBLE, YY AS DOUBLE
DIM Doc AS OBJECT, aSheet AS OBJECT, oCell AS OBJECT, F AS DOUBLE
DIM C1 AS DOUBLE, C2 AS DOUBLE, C3 AS DOUBLE, C4 AS DOUBLE
Doc = ThisComponent
aSheet=Doc.getcurrentcontroller.activesheet
oCell=Doc.getCurrentController.getSelection
H=VAL(INPUTBOX("Enter the integration step size"))
X(1)=VAL(INPUTBOX("Enter the initial value of the independent variable"))
X1=VAL(INPUTBOX("Enter the final value of the independent variable"))
Y(1)=VAL(INPUTBOX("Enter the initial value of the dependent variable"))
'USE RUNGE KUTTA TO BEGIN
FOR K=1 TO 2
	GOSUB AB1000
	XX=X(K)
NEXT K
'MAIN INTEGRATION LOOP
WHILE X(3)&lt;X1
	FOR I=2 TO 4
		XX=X(5-I)
		YY=Y(5-I)
		F=EVALFUNC(XX,YY,0)
		B(I)=F
	NEXT I
	X(4)=X(3)+H
	Y(4)=Y(3)+H*(23*B(2)-16*B(3)+5*B(4))/12
	XX=X(4)
	FOR K=1 TO 3
		X(K)=X(K+1)
		Y(K)=Y(K+1)
	NEXT K
WEND
oCell.Value=Y(4)
EXIT SUB

AB1000: XX=X(K)
YY=Y(K)
C1=EVALFUNC(XX,YY,0)
XX=X(K)+H/2
YY=Y(K)+H/2*C1
C2=EVALFUNC(XX,YY,0)
XX=X(K)+H/2
YY=Y(K)+H/2*C2
C3=EVALFUNC(XX,YY,0)
XX=X(K)+H
YY=Y(K)+H*C3
C4=EVALFUNC(XX,YY,0)
X(K+1)=X(K)+H
Y(K+1)=Y(K)+H*(C1+2*C2+2*C3+C4)/6
RETURN
END SUB

FUNCTION POLY(A,B, OPTIONAL C)
'REM Returns the value of a polynomial with the coefficints in vector A
'and the variable value of B. C is an optional number of rder of polynomial.
DIM I AS INTEGER, SUM AS DOUBLE
IF ISMISSING(C) THEN
	IF UBOUND(A,1)&gt;1 THEN C=UBOUND(A,1)
END IF
IF UBOUND(A,1)&gt;1 THEN
	SUM=0
	FOR I=1 TO C
		SUM=SUM+A(I,1)*B^(I-1)
	NEXT I
ELSE
	SUM=0
	FOR I=1 TO C
		SUM=SUM+A(1,I)*B^(I-1)
	NEXT I	
END IF
POLY=SUM
END FUNCTION

SUB RungeKutta4N()
'REM Returns a matrix of M points in 2 columns: X and Y as solutions 
'of a differential equation of order IORDER. The right side function 
'must be stored prior with InputFunction. The initial value of x, XI
'end value of x, XF, the initial values of y(1) and y'(1)  and number
'of subdivisions IFI must also be specified. N can be up to 3
'For the funcction, enter y' as xx and y as yy
DIM M AS INTEGER, IORDER AS INTEGER, XI AS DOUBLE, XF AS DOUBLE
DIM IFI AS INTEGER, YI(11) AS DOUBLE, T(51) AS DOUBLE, TA(11) AS DOUBLE
DIM TB(11) AS DOUBLE, TC(11) AS DOUBLE, TD(11) AS DOUBLE, Y(11) AS DOUBLE
DIM Z(11) AS DOUBLE, H AS DOUBLE, X AS DOUBLE, A AS DOUBLE, B AS DOUBLE
DIM C AS DOUBLE, D AS DOUBLE, I AS INTEGER, J AS INTEGER, K AS INTEGER
DIM N1 AS INTEGER, N2 AS INTEGER, NI AS INTEGER,STR1 AS STRING
DIM oDoc as object, oSheet as object, oSel as object, addr as object
DIM M1 AS INTEGER

 oDoc=ThisComponent
oSheet=oDoc.getcurrentcontroller.activesheet
 oSel=oDoc.getCurrentSelection
 addr=oSel.getRangeAddress()
 m1=addr.StartRow
 n1=addr.StartColumn
 IORDER=VAL(INPUTBOX("Enter the order of the equation"))
 XI=VAL(INPUTBOX("Enter the initial value of x"))
 XF=VAL(INPUTBOX("Enter the end value of x"))
 FOR I=0 TO IORDER-1
 	YI(I+1)=VAL(INPUTBOX("Enter the value of y " &amp; FORMAT(I,"#") &amp; " at x0"))
 NEXT I
 M=VAL(INPUTBOX("Enter the number of points"))
 IFI=VAL(INPUTBOX("Enter the number of subdivisions"))
 
 N=IORDER
 IF IFI&lt;1 THEN
 	MSGBOX "The number of subdivisions must be an integer larger than 0."
 	exit sub
 END IF
 H=(XF-XI)/IFI/(M-1)
 N1=N-1
 N2=N-2
 T(2)=YI(1)
 FOR K=1 TO N
 	Y(K)=YI(K)
 	Z(K)=YI(K)
 NEXT K
 FOR I=1 TO M
 	NI=I*IFI
 	FOR J=1 TO IFI
 	FOR K=1 TO N
 		Y(K)=Z(K)
 	NEXT K
 	IF ABS(Y(1))&lt;1e-12 THEN Y(1)=1E-12
 	IF N=1 THEN
 		FP=EVALFUNC(Y(1),0,0)
 	ELSEIF N=2 THEN
 		FP=EVALFUNC(Y(2),Y(1),0)
 	ELSEIF N=3 THEN
 		FP=EVALFUNC(y(3),Y(2),Y(1))
 	END IF
 	A=H*FP
 	FOR K=1 TO N1
 		TA(K)=H*Y(K+1)
 		Y(K)=Z(K)+TA(K)/2
 	NEXT K
 	Y(N)=Z(N)+A/2
 	X=X+H/2
 	IF ABS(Y(1))&lt;1e-12 THEN Y(1)=1E-12
 	IF N=1 THEN
 		FP=EVALFUNC(Y(1),0,0)
 	ELSEIF N=2 THEN
 		FP=EVALFUNC(Y(2),Y(1),0)
 	ELSEIF N=3 THEN
 		FP=EVALFUNC(y(3),Y(2),Y(1))
 	END IF 	
 	B=H*FP
 	FOR K=1 TO N1
 		TB(K)=H*Y(K+1)
 		Y(K)=Z(K)+TB(K)/2
 	NEXT K
 	Y(N)=Z(N)+B/2
 	 	IF ABS(Y(1))&lt;1e-12 THEN Y(1)=1E-12
 	IF N=1 THEN
 		FP=EVALFUNC(Y(1),0,0)
 	ELSEIF N=2 THEN
 		FP=EVALFUNC(Y(2),Y(1),0)
 	ELSEIF N=3 THEN
 		FP=EVALFUNC(y(3),Y(2),Y(1))
 	END IF
 	C=H*FP
 	FOR K=1 TO N1
 		TC(K)=H*Y(K+1)
 		Y(K)=Z(K)+TC(K)
 	NEXT K
 	Y(N)=Z(N)+C
 	X=X+H/2
 	 IF ABS(Y(1))&lt;1e-12 THEN Y(1)=1E-12
 	IF N=1 THEN
 		FP=EVALFUNC(Y(1),0,0)
 	ELSEIF N=2 THEN
 		FP=EVALFUNC(Y(2),Y(1),0)
 	ELSEIF N=3 THEN
 		FP=EVALFUNC(y(3),Y(2),Y(1))
 	END IF 	
 	D=H*FP
 	FOR K=1 TO N1
 		Z(K)=Z(K)+(TA(K)+2*TB(K)+2*TC(K)+H*Y(K+1))/6
 	NEXT K
 	Z(N)=Z(N)+(A+B+B+C+C+D)/6
 NEXT J
 T(I+1)=Z(1)
 NEXT I
 H=(XF-XI)/(M-1)
 X=XI-H
 T(1)=YI(1)
 FOR I=1 TO M
 	X=X+H
 	oCell=oSheet.getCellByPosition(n1,m1+I-1)
 	oCell.Value=X
 	oCell=oSheet.getCellByPosition(n1+1,m1+I-1)
 	oCell.Value=T(I)
 NEXT I
  	
 END SUB
 
 FUNCTION DRV(A,B)
 'REM Returns the derivative of a function defined by the data points
 'in column vectors A (x) and B (y). The result is a matrix of same
 'size as A.
 DIM D(UBOUND(A,1)-1,1-1) AS DOUBLE, DD AS DOUBLE, R1 AS DOUBLE, R2 AS DOUBLE
 DIM R3 AS DOUBLE, R4 AS DOUBLE, S1 AS DOUBLE, S2 AS DOUBLE
 DIM A1 AS DOUBLE, B1 AS DOUBLE, C1 AS DOUBLE, I AS INTEGER, N AS INTEGER
 DIM X(UBOUND(A,1)-1,1-1) AS DOUBLE, Y(UBOUND(A,1)-1,1-1) AS DOUBLE
 N=UBOUND(A,1)
 FOR I=1 TO N
 	X(I,1)=A(I,1)
 	Y(I,1)=B(I,1)
 NEXT I
 
 FOR I=2 TO N-1
 	S1=(X(I-1,1)-X(I,1))*(X(I,1)^2-X(I+1,1)^2)
 	S2=(X(I,1)-X(I+1,1))*(X(I-1,1)^2-X(I,1)^2)
 	R1=(Y(I-1,1)-Y(I,1))*(X(I,1)-X(I+1,1))
 	R2=(Y(I,1)-Y(I+1,1))*(X(I-1,1)-X(I,1))
 	R3=(Y(I-1,1)-Y(I,1))*(X(I,1)^2-X(I+1,1)^2)
 	R4=(Y(I,1)-Y(I+1,1))*(X(I-1,1)^2-X(I,1)^2)
 	A1=(R1-R2)/(S2-S1)
 	B1=(R3-R4)/(S1-S2)
 	C1=Y(I,1)-A1*X(I,1)^2-B1*X(I,1)
 	D(I,1)=2*A1*X(I,1)+B1
 	IF I=2 THEN D(I-1,1)=2*A1*X(I-1,1)+B1
 	IF I=N-1 THEN D(I-1,1)=2*A1*X(I+1,1)+B1
 NEXT I
 D(N,1)=2*A1*X(N,1)+B1
 DRV=D
 
 END FUNCTION	
 
  FUNCTION InDiff()
 'REM Returns the derivative of a function defined by the data points
 'in column vectors TransMat1 (x) and TransMat2 (y). The result is a matrix of same
 'size as A saved in TransMat3
 DIM D(UBOUND(TransMat1,1)-1,1-1) AS DOUBLE, DD AS DOUBLE, R1 AS DOUBLE, R2 AS DOUBLE
 DIM R3 AS DOUBLE, R4 AS DOUBLE, S1 AS DOUBLE, S2 AS DOUBLE
 DIM A1 AS DOUBLE, B1 AS DOUBLE, C1 AS DOUBLE, I AS INTEGER, N AS INTEGER
 DIM X(UBOUND(TransMat1,1)-1,1-1) AS DOUBLE, Y(UBOUND(TransMat1,1)-1,1-1) AS DOUBLE
 N=UBOUND(TransMat1,1)
 FOR I=1 TO N
 	X(I,1)=TransMat1(I,1)
 	Y(I,1)=TransMat2(I,1)
 NEXT I
 
 FOR I=2 TO N-1
 	S1=(X(I-1,1)-X(I,1))*(X(I,1)^2-X(I+1,1)^2)
 	S2=(X(I,1)-X(I+1,1))*(X(I-1,1)^2-X(I,1)^2)
 	R1=(Y(I-1,1)-Y(I,1))*(X(I,1)-X(I+1,1))
 	R2=(Y(I,1)-Y(I+1,1))*(X(I-1,1)-X(I,1))
 	R3=(Y(I-1,1)-Y(I,1))*(X(I,1)^2-X(I+1,1)^2)
 	R4=(Y(I,1)-Y(I+1,1))*(X(I-1,1)^2-X(I,1)^2)
 	A1=(R1-R2)/(S2-S1)
 	B1=(R3-R4)/(S1-S2)
 	C1=Y(I,1)-A1*X(I,1)^2-B1*X(I,1)
 	D(I,1)=2*A1*X(I,1)+B1
 	IF I=2 THEN D(I-1,1)=2*A1*X(I-1,1)+B1
 	IF I=N-1 THEN D(I-1,1)=2*A1*X(I+1,1)+B1
 NEXT I
 D(N,1)=2*A1*X(N,1)+B1
 REDIM TransMat3(UBOUND(TransMat1,1),1-1)
 FOR I=1 TO N
 	TransMat3(I,1)=D(I,1)
 NEXT I
 
 END FUNCTION
 
 FUNCTION COMPGamma(X,Y,OPTIONAL MODE)
 'REM Returns a 1x2 vector containing the complex result of
 'the gamma function (Mode=1, default) or the loggamma function
 '(Mode=0) of the complex number entered as X (the real part)\
 'and Y (the imagiinary part).
 DIM OUTMAT(1,2) AS DOUBLE, SVC AS OBJECT, A(10) AS DOUBLE
 DIM SNH AS DOUBLE, CSH AS DOUBLE, G0 AS DOUBLE, GR1 AS DOUBLE
 DIM GI1 AS DOUBLE, SR AS DOUBLE, SI AS DOUBLE, T AS DOUBLE
 DIM TH AS DOUBLE, TH1 AS DOUBLE, TH2 AS DOUBLE, X1 AS DOUBLE
 DIM Y1 AS DOUBLE, Z1 AS DOUBLE, Z2 AS DOUBLE, J AS INTEGER
 DIM K AS INTEGER, NA AS INTEGER, XO AS DOUBLE, GR AS DOUBLE
 DIM GI AS DOUBLE, XX AS DOUBLE
 
 IF ISMISSING(MODE) THEN MODE=0
 svc=createUnoService("com.sun.star.sheet.FunctionAccess")
 
 A(1)=8.333333333333333E-2
 A(2)=-2.777777777777778E-3
 A(3)=7.936507936507937E-4
 A(4)=-5.952380952380952E-4
 A(5)=8.417508417508418E-4
 A(6)=-1.917526917526918E-3
 A(7)=6.41025641025641E-3
 A(8)=-2.955065359477124E-2
 A(9)=0.1796443723688307
 A(10)=-1.3924322169059
 IF Y=0 AND X=INT(X) AND X&lt;=0 THEN
 	GR=1E30
 	GI=0
 	OUTMAT(1,1)=GR
 	OUTMAT(1,2)=GI
 	COMPGamma=OUTMAT
 	EXIT FUNCTION
 ELSEIF X&lt;0 THEN
 	X1=X
 	Y1=Y
 	X=-X
 	Y=-Y
 END IF
 X0=X
 IF X&lt;=7 THEN
 	NA=INT(7-X)
 	X0=X+NA
 END IF
 Z1=SQR(X0*X0+Y*Y)
 TH=SVC.CALLFUNCTION ("ATAN",ARRAY(Y/X0))
 GR=(X0-0.5)*LOG(Z1)-TH*Y-X0+0.5*LOG(2*PI())
 GI=TH*(X0-0.5)+Y*LOG(Z1)-Y
 FOR K=1 TO 10
 	T=Z1^(1-2*K)
 	GR=GR+A(K)*T*COS((2*K-1)*TH)
 	GI=GI-A(K)*T*SIN((2*K-1)*TH)
 NEXT K
 IF X&lt;=7 THEN
 	GR1=0
 	GI1=0
 	FOR J=0 TO NA-1
 		GR1=GR1+0.5*LOG((X+J)^2+Y*Y)
 		GI1=GI1+SVC.CALLFUNCTION("ATAN",ARRAY(Y/(X+J)))
 	NEXT J
 	GR=GR-GR1
 	GI=GI-GI1
 END IF
 IF X1&lt;0 THEN
 	Z1=SQR(X*X+Y*Y)
 	TH1=SVC.CALLFUNCTION("ATAN",ARRAY(Y/X))
 	XX=PI()*Y
 	SNH=SVC.CALLFUNCTION("SINH",ARRAY(XX))
 	CSH=SVC.CALLFUNCTION("COSH",ARRAY(XX))
 	SR=-SIN(PI()*X)*CSH
 	SI=-COS(PI()*X)*SNH
 	Z2=SQR(SR*SR+SI*SI)
 	TH2=SVC.CALLFUNCTION("ATAN",ARRAY(SI/SR))
 	IF SR&lt;0 THEN TH2=PI()+TH2
 	GR=LOG(PI()/(Z1*Z2))-GR
 	GI=-TH1-TH2-GI
 	X=X1
 	Y=Y1
 END IF
 IF MODE=1 THEN
 	G0=EXP(GR)
 	GR=G0*COS(GI)
 	GI=G0*SIN(GI)
 END IF
 OUTMAT(1,1)=GR
 OUTMAT(1,2)=GI
 COMPGamma=OUTMAT
 END FUNCTION
 		
FUNCTION InInt()
'REM Integrates a function defined by two columns of data:
'stored in TransMat1 (x) and TransMat2 (y) by modified Simpson's rule
'Note: if the intervals of X are not equal, the average of the intervals is used.
'The Modified Composite Simpson's rule is used.
DIM N AS INTEGER, H AS DOUBLE, AREA(UBOUND(X,1),1)
DIM I AS INTEGER, J AS INTEGER, FAC AS DOUBLE, TERM1 AS DOUBLE
DIM TERM2 AS DOUBLE, K AS INTEGER, TERM3 AS DOUBLE, TERM4 AS DOUBLE
DIM TERM5 AS DOUBLE
H=0
N=UBOUND(TransMat1,1)
FOR I=2 TO N

	H=H+ABS(TransMat1(I,1)-TransMat1(I-1,1))
NEXT I
H=H/(N-1)

FAC=H/3
TERM1=1.25*TransMat2(1,1)
TERM2=-0.25*TransMat2(1,1)
K=1
FOR I=3 TO N STEP 2
	J=I-1
	TERM3=2*TransMat2(J,1)
	TERM4=1.25*TransMat2(I,1)
	TERM5=-0.25*TransMat2(I,1)
	AREA(J,1)=AREA(K,1)+FAC*(TERM1+TERM3+TERM5)
	AREA(I,1)=AREA(J,1)+FAC*(TERM2+TERM3+TERM4)
	TERM1=TERM4
	TERM2=TERM5
	K=I
NEXT I
IF 2*(N/2)=N THEN
	AREA(N,1)=AREA(K,1)+FAC*(-0.25*TransMat2(J,1)+2*TransMat2(K,1)+1.25*TransMat2(N,1))
END IF
InInt=AREA(N,1)
END FUNCTION 		

FUNCTION AIRY(X)
'Returns the Airy functions and their derivatives as a 1x4 matrix:
'Ai/Bi/Ai'/Bi'
DIM XA AS DOUBLE, PIR AS DOUBLE, C1 AS DOUBLE, C2 AS DOUBLE, SR3 AS DOUBLE
DIM Z AS DOUBLE, XQ AS DOUBLE, OUTMAT(1-1,4-1) AS DOUBLE, VJ1 AS DOUBLE
DIM VJ2 AS DOUBLE, VY1 AS DOUBLE, VY2 AS DOUBLE, VI1 AS DOUBLE, VI2 AS DOUBLE
DIM VK1 AS DOUBLE, VK2 AS DOUBLE, RP2 AS DOUBLE, GP1 AS DOUBLE, GP2 AS DOUBLE
DIM GN1 AS DOUBLE, GN2 AS DOUBLE, VV0 AS DOUBLE, UU0 AS DOUBLE, X2 AS DOUBLE
DIM K0 AS INTEGER, L AS INTEGER, VL AS DOUBLE, VJL AS DOUBLE, R AS DOUBLE
DIM A0 AS DOUBLE, VV AS DOUBLE, PX AS DOUBLE, RP AS DOUBLE, K AS INTEGER
DIM QX AS DOUBLE, RQ AS DOUBLE, XK AS DOUBLE, CK AS DOUBLE
DIM SK AS DOUBLE, VIL AS DOUBLE, VSL AS DOUBLE, SUM AS DOUBLE
XA=ABS(X)
PIR=0.318309886183891
C1=0.355028053887817
C2=0.258819403792807
SR3=1.732050807568877
Z=XA^1.5/1.5
XQ=SQR(XA)
IF X=0.0 THEN
	VJ1=0.0
	VJ2=0.0
	VY1=-1.0E100
	VY2=1.0E100
	VI1=0.0
	VI2=0.0
	VK1=-1.0E100
	VK2=-1.0E100
	GOTO AIRY100
END IF
RP2=0.63661977236758
GP1=0.892979511569249
GP2=0.902745292950934
GN1=1.3541179394264
GN2=2.678938534707747
VV0=0.444444444444444
UU0=1.1547005383793
X2=Z*Z
K0=12
IF Z&gt;=35.0 THEN K0=10
IF Z&gt;=50.0 THEN K0=8
IF Z&lt;=12.0 THEN
	FOR L=1 TO 2
		VL=L/3.0
		VJL=1.0
		R=1.0
		FOR K=1 TO 40
			R=-0.25*R*X2/(K*(K+VL))
			VJL=VJL+R
			IF ABS(R)&lt;1.0E-15 THEN GOTO AIRY20
		NEXT K
AIRY20:	A0=(0.5*Z)^VL
		IF L=1 THEN VJ1=A0/GP1*VJL
		IF L=2 THEN VJ2=A0/GP2*VJL		
	NEXT L
ELSE
	FOR L=1 TO 2
		VV=VV0*L*L
		PX=1.0
		RP=1.0
		FOR K=1 TO K0
			RP=-0.78125E-2*RP*(VV-(4.0*K-3.0)^2.0)*(VV-(4.0*K-1.0)^2.0)/ _
				(K*(2.0*K-1.0)*X2)
			PX=PX+RP
		NEXT K
		QX=1.0
		RQ=1.0
		FOR K=1 TO K0
			RQ=-0.7812E-2*RQ*(VV-(4.0*K-1.0)^2.0)*(VV-(4.0*K+1.0)^2.0)/ _
				(K*(2.0*K+1.0)*X2)
			QX=QX+RQ
		NEXT K
		QX=0.125*(VV-1.0)*QX/Z
		XK=Z-(0.5*L/3.0+0.25)*PI()
		A0=SQR(RP2/Z)
		CK=COS(XK)
		SK=SIN(XK)
		IF L=1 THEN
			VJ1=A0*(PX*CK-QX*SK)
			VY1=A0*(PX*SK+QX*CK)
		ELSEIF L=2 THEN
			VJ2=A0*(PX*CK-QX*SK)
			VY2=A0*(PX*SK+QX*CK)
		END IF
	NEXT L
END IF
IF Z&lt;=12.0 THEN
	FOR L=1 TO 2
		VL=L/3.0
		VJL=1.0
		R=1.0
		FOR K=1 TO 40
			R=-0.25*R*X2/(K*(K-VL))
			VJL=VJL+R
			IF ABS(R)&lt;1.0E-15 THEN GOTO AIRY50
		NEXT K
AIRY50:	B0=(2.0/Z)^VL
		IF L=1 THEN UJ1=B0*VJL/GN1
		IF L=2 THEN UJ2=B0*VJL/GN2
	NEXT L
	PV1=PI()/3.0
	PV2=PI()/1.5
	VY1=UU0*(VJ1*COS(PV1)-UJ1)
	VY2=UU0*(VJ2*COS(PV2)-UJ2)
END IF
IF Z&lt;=18.0 THEN
	FOR L=1 TO 2
		VL=L/3.0
		VIL=1.0
		R=1.0
		FOR K=1 TO 40
			R=0.25*R*X2/(K*(K+VL))
			VIL=VIL+R
			IF ABS(R)&lt;1.0E-15 THEN GOTO AIRY65
		NEXT K
AIRY65:	A0=(0.5*Z)^VL
		IF L=1 THEN VI1=A0/GP1*VIL
		IF L=2 THEN VI2=A0/GP2*VIL
	NEXT L
ELSE
	C0=EXP(Z)/SQR(2.0*PI()*Z)
	FOR L= 1 TO 2
		VV=VV0*L*L
		VSL=1.0
		R=1.0
		FOR K=1 TO K0
			R=-0.125*R*(VV-(2.0*K-1.0)^2.0)/(K*Z)
			VSL=VSL+R
		NEXT K
		IF L=1 THEN VI1=C0*VSL
		IF L=2 THEN VI2=C0*VSL
	NEXT L
END IF
IF Z&lt;=9.0 THEN
	FOR L=1 TO 2
		VL=L/3.0
		IF L=1 THEN GN=GN1
		IF L=2 THEN GN=GN2
		A0=(2.0/Z)^VL/GN
		SUM=1.0
		R=1.0
		FOR K=1 TO 60
			R=0.25*R*X2/(K*(K-VL))
			SUM=SUM+R
			IF ABS(R)&lt;1.0E-15 THEN GOTO AIRY90
		NEXT K
AIRY90:		IF L=1 THEN VK1=0.5*UU0*PI()*(SUM*A0-VI1)
		IF L=2 THEN VK2=0.5*UU0*PI()*(SUM*A0-VI2)
	NEXT L
ELSE
	C0=EXP(-Z)*SQR(0.5*PI()/Z)
	FOR L=1 TO 2
		VV=VV0*L*L
		SUM=1.0
		R=1.0
		FOR K=1 TO K0
			R=0.125*R*(VV-(2.0*K-1.0)^2.0)/(K*Z)
			SUM=SUM+R
		NEXT K
		IF L=1 THEN VK1=C0*SUM
		IF L=2 THEN VK2=C0*SUM
	NEXT L
END IF

AIRY100:
IF X=0.0 THEN
	OUTMAT(1,1)=C1
	OUTMAT(1,2)=SR3*C1
	OUTMAT(1,3)=-C2
	OUTMAT(1,4)=SR3*C2
ELSEIF X&gt;0.0 THEN
	OUTMAT(1,1)=PIR*XQ/SR3*VK1
	OUTMAT(1,2)=XQ*(PIR*VK1+2.0/SR3*VI1)
	OUTMAT(1,3)=-XA/SR3*PIR*VK2
	OUTMAT(1,4)=XA*(PIR*VK2+2.0/SR3*VI2)
ELSEIF X&lt;0.0 THEN
	OUTMAT(1,1)=0.5*XQ*(VJ1-VY1/SR3)
	OUTMAT(1,2)=-0.5*XQ*(VJ1/SR3+VY1)
	OUTMAT(1,3)=0.5*XA*(VJ2+VY2/SR3)
	OUTMAT(1,4)=0.5*XA*(VJ2/SR3-VY2)
END IF
		



AIRY=OUTMAT

END FUNCTION

FUNCTION DIGAMMA(X)
'Returns the value of the digamma function.

DIM EM AS DOUBLE, DIGAMA AS DOUBLE, R AS DOUBLE, X2 AS DOUBLE

EM=0.57721566490153286060
IF X&lt;=0 THEN
	MSGBOX "X must be nonzero, positive"
	EXIT FUNCTION
END IF
X2=X
DIGAMA=0.0
IF X2&lt;=0.00002 THEN
	DIGAMA=-EM-1.0/X2
	DIGAMMA=DIGAMA
	EXIT FUNCTION
END IF
DG10:
IF X2&lt;8.5 THEN
	DIGAMA=DIGAMA-1.0/X2
	X2=X2+1.0
	GOTO DG10
END IF
R=1.0/X2
DIGAMA=DIGAMA+LOG(X2)-0.5*R
R=R*R
DIGAMA=DIGAMA-R*(1.0/12.0-R*(1.0/120.0-R*1.0/252.0))
DIGAMMA=DIGAMA
END FUNCTION
</script:module>
</file>

<file path=Basic/Standard/OpResearch.xml><?xml version="1.0" encoding="utf-8"?>
<!DOCTYPE module  PUBLIC '-//OpenOffice.org//DTD OfficeDocument 1.0//EN'  'module.dtd'>
<script:module xmlns:script="http://openoffice.org/2000/script" script:name="OpResearch" script:language="StarBasic">REM  *****  BASIC  *****
Option Base 1
Function Assignment(x)
'REM returns the optimal assignments in an assignment problem.
'The input matrix has units to be assigned on the rows and
'destinations on the columns. The numbers of rows and columns
'must be the same.
'Also returns the total cost of the assignments
DIM N AS INTEGER, N1 AS INTEGER
N=UBOUND(x,1)
N1=N
DIM A(N1,N1+1) AS DOUBLE, C(N1) AS INTEGER, CH(N1) AS DOUBLE
DIM LC(N1) AS INTEGER, LR(N1) AS INTEGER, LZ(N1) AS INTEGER
DIM NZ(N1) AS DOUBLE, RH(N1+1) AS INTEGER, SLC(N1) AS INTEGER
DIM SLR(N1) AS INTEGER, U(N1+1) AS INTEGER, Q AS DOUBLE, R AS INTEGER
DIM S AS DOUBLE, T AS DOUBLE, MAXNUM AS DOUBLE, NP1 AS INTEGER
DIM I AS INTEGER, J AS DOUBLE, L AS DOUBLE, LJ AS INTEGER
DIM KSLC AS INTEGER, KSLR AS INTEGER, H AS DOUBLE, NM AS DOUBLE
DIM LM AS INTEGER, M AS DOUBLE, NL AS DOUBLE
DIM OUTMAT(N1+2,3)
'Initialiation
	MAXNUM=1E14
	NP1=N+1
	FOR J=1 TO N
		C(J)=0
		LZ(J)=0
		NZ(J)=0
		U(J)=0
AS10: NEXT J
	U(NP1)=0
	T=0
	FOR I=1 TO N
		FOR J=1 TO N
			A(I,J)=x(I,J)
		NEXT J
	NEXT I
'Reduction of the initial cost matrix
	FOR J=1 TO N
		S=A(1,J)
		FOR L=2 TO N
			IF A(L,J)&lt;S THEN S=A(L,J)
AS20:	NEXT L
		T=T+S	
		FOR I=1 TO N
			A(I,J)=A(I,J)-S
AS30:	NEXT I
AS40: NEXT J
	FOR I=1 TO N
		Q=A(I,1)
		FOR L=2 TO N
			IF A(I,L)&lt;Q THEN Q=A(I,L)
AS50:	NEXT L
		T=T+Q
		L=NP1
		FOR J=1 TO N
			A(I,J)=A(I,J)-Q
			IF A(I,J)&lt;&gt;0 THEN GOTO AS60
			A(I,L)=-J
			L=J
AS60:	NEXT J
AS70: NEXT I
'Choice of the initial solution
	K=NP1
	FOR I=1 TO N
		LJ=NP1
		J=-A(I,NP1)
AS80:	IF C(J)=0 THEN GOTO AS130
		LJ=J
		J=-A(I,J)
		IF J&lt;&gt;0 THEN GOTO AS80
		LJ=NP1
		J=-A(I,NP1)
AS90:	R=C(J)
		LM=LZ(R)
		M=NZ(R)
AS100:	IF M=0 THEN GOTO AS110
		IF C(M)=0 THEN GOTO AS120
		LM=M
		M=-A(R,M)
		GGTO AS100
AS110:	LJ=J
		J=-A(I,J)
		IF J&lt;&gt;0 THEN GOTO AS90
		U(K)=I
		K=I
		GOTO AS140
AS120:	NZ(R)=-A(R,M)
		LZ(R)=J
		A(R,LM)=-J
		A(R,J)=A(R,M)
		A(R,M)=0
		C(M)=R
AS130:	C(J)=I
		A(I,LJ)=A(I,J)
		NZ(I)=-A(I,J)
		LZ(I)=LJ
		A(I,J)=0
AS140: NEXT I
'Research new assignment
AS150:	IF U(NP1)=0 THEN
			OUTMAT(1,1)="Job"
			OUTMAT(1,2)="Assignment"
			OUTMAT(1,3)="Cost of the optimum assignment"
			OUTMAT(2,3)=T
			FOR I=1 TO N
				OUTMAT(I+2,1)=I
				OUTMAT(I+2,2)=C(I)
			NEXT I
			GOTO AS400
		END IF
		FOR I=1 TO N
			CH(I)=0
			LC(I)=0
			LR(I)=0
			RH(I)=0
AS160:	NEXT I
		RH(NP1)=-1
		KSLC=0
		KSLR=1
		R=U(NP1)
		LR(R)=-1
		SLR(1)=R
		IF A(R,NP1)=0 THEN GOTO AS220
AS170:	L=-A(R,NP1)
		IF A(R,L)=0 THEN GOTO AS180
		IF RH(R)&lt;&gt;0 THEN GOTO AS180
		RH(R)=RH(NP1)
		CH(R)=-A(R,L)
		RH(NP1)=R
AS180:	IF LC(L)=0 THEN GOTO AS200
		IF RH(R)=0 THEN GOTO AS210
AS190:	L=CH(R)
		CH(R)=-A(R,L)
		IF A(R,L)&lt;&gt;0 THEN GOTO AS180
		RH(NP1)=RH(R)
		RH(R)=0
		GOTO AS180
AS200:	LC(L)=R
		IF C(L)=0 THEN GOTO AS360
		KSLC=KSLC+1
		SLC(KSLC)=L
		R=C(L)
		LR(R)=L
		KSLR=KSLR+1
		SLR(KSLR)=R
		IF A(R,NP1)&lt;&gt;0 THEN GOTO AS170
AS210:	IF RH(NP1)&gt;0 THEN GOTO AS350
'Reduction of the current cost matrix
AS220:	H=MAXNUM
		FOR J=1 TO N
			IF LC(J)&lt;&gt;0 THEN GOTO AS240
			FOR K=1 TO KSLR
				I=SLR(K)
				IF A(I,J)&lt;H THEN H=A(I,J)
AS230:		NEXT K
AS240:	NEXT J
		T=T+H
		FOR J=1 TO N
			IF LC(J)&lt;&gt;0 THEN GOTO AS290
			FOR K=1 TO KSLR
				I=SLR(K)
				A(I,J)=A(I,J)-H
				IF A(I,J)&lt;&gt;0 THEN GOTO AS280
				IF RH(I)&lt;&gt;0 THEN GOTO AS250
				RH(I)=RH(NP1)
				CH(I)=J
				RH(NP1)=I
AS250:			L=NP1
AS260:			NL=-A(I,L)
				IF NL=0 THEN GOTO AS270
				L=NL
				GOTO AS260
AS270:			A(I,L)=-J
AS280:		NEXT K
AS290:	NEXT J
		IF KSLC=0 THEN GOTO AS350
		FOR I=1 TO N
			IF LR(I)&lt;&gt;0 THEN GOTO AS340
			FOR K=1 TO KSLC
				J=SLC(K)
				IF A(I,J)&gt;0 THEN GOTO AS320
				L=NP1
AS300:			NL=-A(I,L)
				IF NL=J THEN GOTO AS310
				L=NL
				GOTO AS300
AS310:			A(I,L)=A(I,J)
				A(I,J)=H
				GOTO AS330
AS320:			A(I,J)=A(I,J)+H
AS330:		NEXT K
AS340:	NEXT I
AS350:	R=RH(NP1)
		GOTO AS190
'Assignment of a new row
AS360:	C(L)=R
		M=NP1
AS370:	NM=-A(R,M)
		IF NM=L THEN GOTO AS380
		M=NM
		GOTO AS370
AS380:	A(R,M)=A(R,L)
		A(R,L)=0
		IF LR(R)&lt;0 THEN GOTO AS390
		L=LR(R)
		A(R,L)=A(R,NP1)
		A(R,NP1)=-1
		R=LC(L)
		GOTO AS360
AS390:	U(NP1)=U(R)
		U(R)=0
		GOTO AS150
AS400: Assignment=OUTMAT
End Function
</script:module>
</file>

<file path=Basic/Standard/RegisterStack.xml><?xml version="1.0" encoding="utf-8"?>
<!DOCTYPE module  PUBLIC '-//OpenOffice.org//DTD OfficeDocument 1.0//EN'  'module.dtd'>
<script:module xmlns:script="http://openoffice.org/2000/script" script:name="RegisterStack" script:language="StarBasic">REM  *****  BASIC  *****

Sub RegIn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v= oCell.value
For i=14 to 1 step -1
	Cell=Sheet.getCellByPosition(0,i)
	cell2=Sheet.getCellByPosition(0,i-1)
	cell.value=cell2.value
next i
cell=Sheet.getCellByPosition(0,0)
cell.value=v
End Sub

Sub RegOut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 Cell.value
oCell.Value=v

End Sub

Sub RegR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 Cell.value
oCell.Value=v
For i=0 to 13
	Cell=Sheet.getCellByPosition(0,i)
	cell2=Sheet.getCellByPosition(0,i+1)
	cell.value=cell2.value
next i
cell=sheet.getCellByPosition(0,14)
cell.value=0
end sub

Sub RegAdd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1=oCell.Value
v2=Cell.Value
v=v1+v2
Cell.Value=v
End Sub

Sub RegSub
Dim Doc as object, sheet as object, cell as object, cell2 as object
Dim i as integer, aSheet as object,oCell as object, v as double
Dim v2 as double, v1 as double

Doc = ThisComponent
Sheet=Doc.Sheets.getByName("Registers")
aSheet=Doc.getcurrentcontroller.activesheet
oCell=Doc.getCurrentController.getSelection
cell=Sheet.getCellByPosition(0,0)

v1=oCell.Value
v2=Cell.Value
v=v2-v1
Cell.Value=v
End Sub

Sub Kin
Dim Doc as object, sheet as object, cell as object, cell2 as object
Dim i as integer, aSheet as object,oCell as object, v as double
Dim v2 as double, v1 as double, p as integer

p=InputBox("Position","Stack")
p=p-1

Doc = ThisComponent
Sheet=Doc.Sheets.getByName("Registers")
aSheet=Doc.getcurrentcontroller.activesheet
oCell=Doc.getCurrentController.getSelection
cell=Sheet.getCellByPosition(0,p)
cell.value=oCell.value
End Sub

Sub Kout
Dim Doc as object, sheet as object, cell as object, cell2 as object
Dim i as integer, aSheet as object,oCell as object, v as double
Dim v2 as double, v1 as double, p as integer

p=InputBox("Position","Stack")
p=p-1

Doc = ThisComponent
Sheet=Doc.Sheets.getByName("Registers")
aSheet=Doc.getcurrentcontroller.activesheet
oCell=Doc.getCurrentController.getSelection
cell=Sheet.getCellByPosition(0,p)
oCell.value=Cell.value
End Sub

Sub X2Y
Dim Doc as object, sheet as object, cell as object, cell2 as object
Dim i as integer, aSheet as object,oCell as object, v as double
Dim v2 as double, v1 as double, p as integer

Doc = ThisComponent
Sheet=Doc.Sheets.getByName("Registers")
cell=Sheet.getCellByPosition(0,0)
cell2=Sheet.getCellByPosition(0,1)
v=cell.value
cell.value=cell2.value
cell2.value=v
End Sub

</script:module>
</file>

<file path=Basic/Standard/Sample.xml><?xml version="1.0" encoding="utf-8"?>
<!DOCTYPE module  PUBLIC '-//OpenOffice.org//DTD OfficeDocument 1.0//EN'  'module.dtd'>
<script:module xmlns:script="http://openoffice.org/2000/script" script:name="Sample" script:language="StarBasic">REM  *****  BASIC  *****
Option base 1
Sub Shuffle
'REM This routine places DataTab in random order
'DataTab can be recalled to a selected range using =ShowData()
Dim i as integer, j as integer, k as integer, l as integer
Dim Dummy as integer, RR as integer
Dim nRows as integer, nCols as integer

'First, load DataTab
Dummy=LoadDataTab()

'Then set up the transfer row vector....
Dim RowVec(1,ubound(DataTab,2)) as double
nCols=ubound(DataTab,1)
nRows=ubound(DataTab,2)

'Randomize int(pi()*10^4)
'and use it to shift whole rows out of place into randomly selected positions
for i=1 to nRows
	RR=int(nRows*rnd())+1
	If RR&gt;nRows then
		RR=nRows
	end if
	msgbox nRows
	msgbox RR
	for j=1 to nCols
		RowVec(1,j)=DataTab(j,1)
		DataTab(j,1)=DataTab(j,RR)
		DataTab(j,RR)=RowVec(1,j)
	next j
next i

		

End Sub

Sub Draw
'REM Draw selects n2 individuals out of n1 with equal probability
'Inclusion probability of ith element is n2/n1 if w/o replacement
'1-(1-1/n1)n2 for w/replacement
'Sampling weight of ith element is n1/n2.
'Sample from ToSample to Data
'f is sample fraction if&lt;1; otherwise, number drawn.
DIM f as double, n1 as integer, n2 as integer, w as double
Dim aDoc as object, Sheet1 as object, Sheet2 as object
Dim oCell1 as object, oCell2 as object, oView as object
Dim o as integer, p as integer, rFlag as boolean
Dim Trans(), i as integer, j as integer, k as integer
Dim U as double, t as variant, Hit() as integer

f=Val(InputBox("Enter sample fraction or number of individauls to draw","Draww"))

'Select and identify the end cells of the database.
CurrentRange(False)
Redim Trans(1,RangeAddr(1,3)-RangeAddr(1,1))

'Set up initial point for loading the sample set on Data sheet
'starting at A1
aDoc = ThisComponent
oView=ThisComponent.getCurrentController()
Sheet1=oView.getActiveSheet()
Sheet2=aDoc.getSheets.getByName("Data")
'oCell1=Sheet1.getCellByPosition(0,0)
'oCell2=Sheet2.getCellByPosition(0,0)

'Keep track of next position with (o,p)
'Initialize o,p
o=0
p=0

rFlag=Val(InputBox("If sampling is to be with replacement, enter 1; otherwise, enter 0","Draw"))
	'If f&lt;=1 then n=round(f*N), if f&gt;1 then n=f
	n1=RangeAddr(1,4)-RangeAddr(1,2)+1
	if f&lt;=0 then
		msgbox "Sample fraction must be between 0 and 1; number of individuals must be an integer greater than 1"
		exit sub
	elseif f&lt;=1 then 
		n2=int((INT(f*100)/100)*n1)
	else
		n2=int(f)
	end if

'If without replacement.....
if rFlag=0 then



	
	'Set k=0 and i=0 and start data scan
	i=0
	'For k=1 to N
	for k=1 to n1

		'Get a population unit and set k=k+1. If no more
		'population units, then terminate

		'Test if kth unit should be drawn. Generate a uniform
		'random number (0,1) U
		U=rnd()
		'if (n-i)/(N-k+1)&gt;U select kth unit and set i=i+1
		if (n2-i)/(n1-k+1)&gt;U then

			for j=0 to ubound(Trans,2)-1
				oCell1=Sheet1.getCellByPosition(j,k)
				Select Case oCell1.Type 
					Case com.sun.star.table.CellContentType.EMPTY 
				   		Trans(1,j+1)=0
					Case com.sun.star.table.CellContentType.VALUE
				   		Trans(1,j+1)=oCell1.Value
					Case com.sun.star.table.CellContentType.TEXT
				   		Trans(1,j+1)=oCell1.String
				End Select
			next j
			for j=0 to ubound(Trans,2)-1
				oCell2=Sheet2.getCellByPosition(j,i)
				if IsNumeric(Trans(1,j+1)) then
					oCell2.Value=Trans(1,j+1)
				else
					oCell2.String=Trans(1,j+1)
				end if
			next j
			i=i+1
		end if

		'if i=n, terminate. Otherwise....
		if i=n2 then exit sub
	'next k
	Next k
'If with replacement then......
else
	'set i=0 and initialize all hit counts to zero

	'Hit count matrix is 1xN
	Redim Hit(1,n1)
	for j=1 to n1
		Hit(1,j)=0
	next j
	'Fr i=1 to N
	For i=1 to n1
		'Generate an integer k between 1 and N uniformly
		k=int(Rnd()*n1)
		'Increase hit count of kth population unit by 1
		if k=0 then
			Hit(1,1)=Hit(1,1)+1
		else
			Hit(1,k)=Hit(1,k)+1
		end if
		'If i=n, then terminate, otherwise,....
		if i=n2 then goto Draw1
		
	'next i
	Next i
	'select all units with hit counts greater than one.
Draw1:	t=0
	For i=1 to n1
		if Hit(1,i)&gt;0 then
			for j=0 to ubound(Trans,2)-1
				oCell1=Sheet1.getCellByPosition(j,i)
				Select Case oCell1.Type 
					Case com.sun.star.table.CellContentType.EMPTY 
				   		Trans(1,j+1)=0
					Case com.sun.star.table.CellContentType.VALUE
				   		Trans(1,j+1)=oCell1.Value
					Case com.sun.star.table.CellContentType.Text
				   		Trans(1,j+1)=oCell1.String
				End Select
			next j
			for j=0 to ubound(Trans,2)-1
				oCell2=Sheet2.getCellByPosition(j,t)
				if IsNumeric(Trans(1,j+1)) then
					oCell2.Value=Trans(1,j+1)
				else
					oCell2.String=Trans(1,j+1)
				end if
			next j
			t=t+1
		end if
	Next i		
end if
End sub

Function SSProp(a,p,q,e)
'REM Returns the minimum sample size given the specified alpha (a)
'observed proportion (p,q), and specified precision of estimate (e)
Dim svc as object, z as double
svc=createUnoService("com.sun.star.sheet.FunctionAccess")
z=svc.callFunction("NORMSINV",Array(a/2))
SSProp=z^2*((p*q)/e^2)
End function

Function SSMeanR(a,s,e,m)
'REM Returns the minimum sample size with relative error given the specified alphs (a)
'observed standard deviation (s), specified precision of estimate (e),
'and observed mean.
Dim svc as object, z as double
svc=createUnoService("com.sun.star.sheet.FunctionAccess")
z=svc.callFunction("NORMSINV",Array(a/2))
SSMeanR=(z^2*s^2)/(e^2*m^2)
end function

Function SSMeanA(a,s,e)
'REM Returns the minimum sample size with absolute error given the specified alphs (a)
'observed standard deviation (s), and specified precision of estimate (e)
Dim svc as object, z as double
svc=createUnoService("com.sun.star.sheet.FunctionAccess")
z=svc.callFunction("NORMSINV",Array(a/2))
SSMeanA=(z^2*s^2)/e^2
End function

Sub SysDraw
'REM This routine selects n2 distinct units out of n1 population units.
'If the selection interval is not an integer, an exact fractional
'selection interval is used. Inclusion probability of a unit is n2/n1.
'Sampling weight is n1/n2.
DIM f as double, n1 as integer, n2 as integer, w as double
Dim aDoc as object, Sheet1 as object, Sheet2 as object
Dim oCell1 as object, oCell2 as object, oView as object
Dim o as integer, p as integer, rFlag as boolean
Dim Trans(), i as integer, j as integer, k as integer
Dim U as double, t as variant, Hit() as integer

f=Val(InputBox("Enter sample fraction or number of individauls to draw","Draww"))

'Select and identify the end cells of the database.
CurrentRange(False)
Redim Trans(1,RangeAddr(1,3)-RangeAddr(1,1))

'Set up initial point for loading the sample set on Data sheet
'starting at A1
aDoc = ThisComponent
oView=ThisComponent.getCurrentController()
Sheet1=oView.getActiveSheet()
Sheet2=aDoc.getSheets.getByName("Data")
'Draw a uniform (0,1) random number U
U=rnd()
n1=RangeAddr(1,4)-RangeAddr(1,2)+1
If f&lt;=1 then
	n2=f*n1
elseif f&lt;n1 then
	n2=f
else
	n2=n1
end if

'Population units with indices {i: i=trunc((U+k)*n1/n2)+1,k=0,...n-1)
'are included in the sample.
	'Hit count matrix is 1xN
	Redim Hit(1,n1)
	for j=1 to n1
		Hit(1,j)=0
	next j
	For k=0 to n1-1
		'Generate an integer k between 1 and N uniformly
		i=int((U+k)*n1/n2)+1
		'Increase hit count of kth population unit by 1
		if i&gt;n1 then goto SysDraw1
		Hit(1,i+1)=Hit(1,i+1)+1
		'msgbox Hit(1,i+1)
		'If i=n, then terminate, otherwise,....

		
	'next k
	Next k
	'select all units with hit counts greater than one.
SysDraw1:	t=0
	For i=1 to n1
		if Hit(1,i)&gt;0 then
			for j=0 to ubound(Trans,2)-1
				oCell1=Sheet1.getCellByPosition(j,i)
				Select Case oCell1.Type 
					Case com.sun.star.table.CellContentType.EMPTY 
				   		Trans(1,j+1)=0
					Case com.sun.star.table.CellContentType.VALUE
				   		Trans(1,j+1)=oCell1.Value
					Case com.sun.star.table.CellContentType.TEXT
				   		Trans(1,j+1)=oCell1.String
				End Select
			next j
			for j=0 to ubound(Trans,2)-1
				oCell2=Sheet2.getCellByPosition(j,t)
				if IsNumeric(Trans(1,j+1)) then
					oCell2.Value=Trans(1,j+1)
				else
					oCell2.String=Trans(1,j+1)
				end if
			next j
			t=t+1
		end if
	Next i

End sub

FUNCTION PropStrat(ai,n,s)
'Returns a matrix of recommended samaple strata sizes.
'A column vector of population sizes for the strata (ai),
'the total population size, and the desired sample size
'are input.
DIM OUTMAT(UBOUND(ai,1)-1,1-1), I AS INTEGER
FOR I=1 TO UBOUND(ai,1)
	OUTMAT(I,1)=(ai(I,1)/n)*s
NEXT I
PropStrat=OUTMAT
END FUNCTION

FUNCTION OptStrat(AI,N,SD,C)
'Returns the optimal allocation for sample strata given the 
'strata population sizes (ai), the total sample size desired (n),
'the standard deviations for each stratum (sd),
'and the cost per individual for sampling from each stratum (c).
'ai, sd, and c are column vectors of same size.

DIM SUM AS DOUBLE, I AS INTEGER, OUTMAT(UBOUND(AI,1)-1,1-1), SA AS DOUBLE

SUM=0
FOR I=1 TO UBOUND(AI,1)
	SUM=SUM+(AI(I,1)*SD(I,1)/SQR(C(I,1)))
NEXT I
FOR I=1 TO UBOUND(AI,1)
	OUTMAT(I,1)=N*(AI(I,1)*SD(I,1)/SQR(C(I,1)))/SUM
NEXT I
OptStrat=OUTMAT
END FUNCTION

FUNCTION NeyStrat(AI,SD,N)
'Returns the Neyman allocation for stratified samples given
'the population size of each stratum (AI), the standard deviation 
'of each stratum (SD), and the total desired sample size (N).

DIM SUM AS DOUBLE, I AS INTEGER, OUTMAT(UBOUND(AI,1)-1,1-1) AS DOUBLE

SUM=0
FOR I=1 TO UBOUND(AI,1)
	SUM=SUM+AI(I,1)*SD(I,1)
NEXT I
FOR I=1 TO UBOUND(AI,1)
	OUTMAT(I,1)=N*AI(I,1)*SD(I,1)/SUM
NEXT I
NeyStrat=OUTMAT
END FUNCTION

</script:module>
</file>

<file path=Basic/Standard/Statistics.xml><?xml version="1.0" encoding="utf-8"?>
<!DOCTYPE module  PUBLIC '-//OpenOffice.org//DTD OfficeDocument 1.0//EN'  'module.dtd'>
<script:module xmlns:script="http://openoffice.org/2000/script" script:name="Statistics" script:language="StarBasic">REM  *****  BASIC  *****
Option Base 1

Function ANCOVA(cn1,c, optional uen)
'REM Pefrorms a one- or two-way analysis of covariance 
'cn1 is the number of observations per cell.
'c is the data matrix with paired x (covariate) and y criterion
'scores. Treatment 1 observations is in columns
'Treatment 2 observations are in stacks of rows.
'cn1 is needed to determine how the row stacks are to be divided.
'It is the maximum number per cell.
'Output is the ANCOVA table, the homogeneity of regressions table,
'and the adjusted means table
'If uen=1 then zeros in the data matrix are not considered.
'Cells can have uneven numbers but, for two-way analyses
'they must be proportional between the treatments.

'Determine the numbers of rows, columns, and levels of data.
if ismissing(uen) then uen=0
DIM rs as integer, cs as integer, ls as integer, na as integer
DIM rs1 as integer, cs1 as integer, ls1 as integer, nb as integer
DIM cs2 as integer
ls=cn1
ls1=ls
cs=ubound(c,2)/2
cs1=cs
na=cs
rs=ubound(c,1)/cn1
rs1=rs
nb=rs
nl=cn1
if cs1&gt;6 then
	cs2=cs1
else
	cs2=6
end if
'Dimension variables

DIM x(rs1,cs1,ls1) as double, n(rs1,cs1) as integer, sn(rs1,cs1) as double
DIM scx(rs1,cs1) as double, scy(rs1,cs1) as double, bn(rs1) as double
DIM an(cs1) as double, n1(rs1) as integer, n2(cs1) as integer
DIM sbx(rs1) as double, sby(rs1) as double, sax(cs1) as double
DIM say(cs1) as double, xrm(rs1) as double, xclm(rs1,cs1) as double
DIM xcm(cs1) as double, yrm(rs1) as double, yclm(rs1,cs1) as double
DIM ycm(cs1) as double, yrm1(rs1) as double, yclm1(rs1,cs1) as double
DIM ycm1(cs1) as double, y(rs1,cs1,ls1) as double
DIM OutMat(19+rs1,cs2+1), my(rs1,cs1) as double, mx(rs1,cs1) as double
DIM zx(rs1,cs1,ls1) as double, zy(rs1,cs1,ls1) as double
DIM mzx as double, mzy as double, mzxy as double
DIM mzijx(rs1,cs1) as double, mzijy(rs1,cs1) as double
DIM numx as double, numy as double, numxy as double
DIM dx as double, dy as double, dxy as double
DIM wx as double, wy as double, wxy as double
DIM  wfx as double, wfy as double, wfxy as double
DIM wpx as double, wpy as double, wpxy as double
DIM rssx(rs1,cs1) as double, rsp(rs1,cs1) as double, rq(rs1,cs1) as double
DIM tsq as double, rwg as double, rwb as double
DIM sscx(rs1,cs1) as double, sscy(rs1,cs1) as double, sscxy(rs1,cs1) as double
DIM svc as object
svc=createUnoService("com.sun.star.sheet.FunctionAccess")

'Initialize
DIM ax as double, ay as double, clx as double, cly as double
DIM by as double, bx as double, nt as integer, tx as double
DIM ty as double, txs as double, tys as double, txy as double
DIM bxy as double, clxy as double, axy as double, i as integer
DIM j as integer, k as integer, rwdf as integer, rbdf as integer
DIM wwdf as integer, wbdf as integer 

ax=0
ay=0
clx=0
cly=0
by=0
bx=0
nt=0
tx=0
ty=0
txs=0
tys=0
txy=0
bxy=0
clxy=0
axy=0
for i=1 to nb
	for j=1 to na
		sscx(i,j)=0
		sscy(i,j)=0
		sscxy(i,j)=0
	next j
next i
for i=1 to nb
	sbx(i)=0
	sby(i)=0
	n1(i)=0
	for j=1 to na
		scx(i,j)=0
		scy(i,j)=0
		n(i,j)=0
	next j
next i
for j=1 to na
	n2(j)=0
	sax(j)=0
	say(j)=0
next j
'Compute row and column ns and total n.
for i=0 to rs-1
	for j=0 to cs-1
		if uen=0 then
			n(i+1,j+1)=cn1
		else
			for k=1 to cn1
				if c(i*cn1+k,j*2+1)&lt;&gt;0 then
					n(i+1,j+1)=n(i+1,j+1)+1
				end if
			next k
		end if
	next j
next i
	
for i=1 to nb
	for j=1 to na
		nt=nt+n(i,j)
		n1(i)=n1(i)+n(i,j)
		n2(j)=n2(j)+n(i,j)
	next j
next i
'Convert all n values to float.
tn=nt
for j=1 to na
	an(j)=n2(j)
next j
for i=1 to nb
	bn(i)=n1(i)
	for j=1 to na
		sn(i,j)=n(i,j)
	next j
next i
if uen=1 then
	for i=0 to nb-1
		for j=0 to na-1
			nl=n(i+1,j+1)
			for k=1 to nl
				x(i+1,j+1,k)=c(nl*i+k,j*2+1)
				y(i+1,j+1,k)=c(nl*i+k,j*2+2)
			next k
		next j
	next i
else
	for i=0 to nb-1
		for j=0 to na-1
			for k=1 to nl
				x(i+1,j+1,k)=c(nl*i+k,j*2+1)
				y(i+1,j+1,k)=c(nl*i+k,j*2+2)
			next k
		next j
	next i
end if	
	
'Calculate the basic sums, squares, and products
For i=1 to nb
	for j=1 to na
		nl=n(i,j)
		for k=1 to nl
			tx=tx+x(i,j,k)
			ty=ty+y(i,j,k)
			txs=txs+x(i,j,k)^2
			tys=tys+y(i,j,k)^2
			txy=txy+x(i,j,k)*y(i,j,k)
			sbx(i)=sbx(i)+x(i,j,k)
			sby(i)=sby(i)+y(i,j,k)
			sax(j)=sax(j)+x(i,j,k)
			say(j)=say(j)+y(i,j,k)
			scx(i,j)=scx(i,j)+x(i,j,k)
			scy(i,j)=scy(i,j)+y(i,j,k)
			sscx(i,j)=sscx(i,j)+x(i,j,k)^2
			sscy(i,j)=sscy(i,j)+y(i,j,k)^2
			sscxy(i,j)=sscxy(i,j)+x(i,j,k)*y(i,j,k)
		next k
	next j
next i

'Calculate the group means and mean absolute deviations
For i=1 to nb
	for j=1 to na
		mx(i,j)=scx(i,j)/n(i,j)
		my(i,j)=scy(i,j)/n(i,j)
	next j
next i
For i=1 to nb
	for j=1 to na
		for k=1 to nl
			zx(i,j,k)=abs(x(i,j,k)-mx(i,j))
			zy(i,j,k)=abs(y(i,j,k)-my(i,j))
		next k
	next j
next i
For i=1 to mb
	for j=1 to na
		mzijy(i,j)=0
		mzijx(i,j)=0
	next j
next i
mzxy=0
for i=1 to nb
	for j=1 to na
		for k=1 to nl
			mzijx(i,j)=mzx(i,j)+zx(i,j,k)
			mzijy(i,j)=mzy(i,j)+zy(i,j,k)
			mzxy=mzxy+zx(i,j,k)+zy(i,j,k)
			mzx=mzx+zx(i,j,k)
			mzy=mzy+zy(i,j,k)
		next k
		mzijx(i,j)=mzijx(i,j)/n(i,j)
		mzijy(i,j)=mzijy(i,j)/n(i,j)
	next j
next i
mzxy=mzxy/(nt*2)
mzx=mzx/nt
mzy=mzy/nt
'Calculate other sums, squares, and products
For i=1 to nb
	bx=bx+sbx(i)^2/bn(i)
	by=by+sby(i)^2/bn(i)
	bxy=bxy+sbx(i)*sby(i)/bn(i)
	for j=1 to na
		clx=clx+scx(i,j)^2/sn(i,j)
		cly=cly+scy(i,j)^2/sn(i,j)
		clxy=clxy+scx(i,j)*scy(i,j)/sn(i,j)
	next j
next i
for j=1 to na
	ax=ax+sax(j)^2/an(j)
	ay=ay+say(j)^2/an(j)
	axy=axy+sax(j)*say(j)/an(j)
next j
'Calculate sums of squares
	'msgbox tx
	'msgbox ty
cx=tx^2/tn
cy=ty^2/tn
	'msgbox txs
	'msgbox cx
	'msgbox tys
	'msgbox cy
stx=txs-cx
sty=tys-cy
cxy=tx*ty/tn
ttxy=txy-cxy
sax1=ax-cx
say1=ay-cy
sbx1=bx-cx
sby1=by-cy
sabx=clx-cx-sax1-sbx1
saby=cly-cy-say1-sby1
sxe=txs-clx
sye=tys-cly
saxy=axy-cxy
sbxy=bxy-cxy
sabxy=clxy-cxy-saxy-sbxy
sxye=txy-clxy

'Calculte the correlations between x and y
rt=ttxy/sqr(stx*sty)
rw=sxye/sqr(sxe*sye)

'Calculate adjusted y sums of squares
eya=sye-(sxye^2/sxe)
ya=(say1+sye)-((saxy+sxye)^2/(sax1+sxe))-eya
yb=(sby1+sye)-((sbxy+sxye)^2/(sbx1+sxe))-eya
yab=(saby+sye)-((sabxy+sxye)^2/(sabx+sxe))-eya

'Calculate dfs and adjusted df errors
ndt=nt-1
nda=na-1
nde=nt-na*nb
ndye=nde-1
ndyt=ndt-1
rwdf=nt-2*(na*nb)
rbdf=(na*nb)-1
wwdf=rbdf
wbdf=nt-(na*nb)

'Calculate mean squares on y scores and on adjusted y scores
dna=nda
dnye=ndye
sma=ya/dna
smye=eya/dnye

'Calculate regression squares
rsq=0
for i=1 to nb
	for j=1 to na
		rssx(i,j)=sscx(i,j)-scx(i,j)^2/n(i,j)
		rsp(i,j)=sscxy(i,j)-(scx(i,j)*scy(i,j))/n(i,j)
		rq(i,j)=rsp(i,j)^2/rssx(i,j)
		rsq=rsq+rq(i,j)
	next j
next i
rwg=sye-rsq
rbg=eya-rwg
rwg=rwg/rwdf
rbg=rbg/rbdf
'Calculate the F ratios
if nb=1 then goto ANCOVA35
ndb=nb-1
ndab=nda*ndb
dnb=ndb
dnab=ndab
smb=yb/dnb
smab=yab/dnab
ANCOVA35:	fa=sma/smye
fb=smb/smye
fab=smab/smye
fr=rbg/rwg
numx=0
numy=0
for i=1 to nb
	for j=1 to na
		numx=numx+n(i,j)*abs((mzijx(i,j)-mzx))^2
		numy=numy+n(i,j)*abs((mzijy(i,j)-mzy))^2
		numxy=numxy+n(i,j)*abs((mzijx(i,j)+mzijy(i,j)-mzx-mzy))^2
	next j
next i
dx=0
dy=0
dxy=0
for i=1 to nb
	for j=1 to na
		nl=n(i,j)
		for k=1 to nl
			dx=dx+abs(zx(i,j,k)-mzijx(i,j))^2
			dy=dy+abs(zy(i,j,k)-mzijy(i,j))^2
			dxy=dxy+abs(zx(i,j,k)+zy(i,j,k)-mzijx(i,j)-mzijy(i,j))^2
		next k
	next j
next i
wfx=((nt-(na*nb))/((na*nb)-1))*numx/dx
wfy=((nt-(na*nb))/((na*nb)-1))*numy/dy
wfxy=((2*nt-(na*nb))/((na*nb)-1))*numxy/dxy

'Calculate probabilities
wpx=svc.callFunction("FDIST",Array(wfx,wwdf,wbdf))
wpy=svc.callFunction("FDIST",Array(wfy,wwdf,wbdf))
wpxy=svc.callFunction("FDIST",Array(wfxy,wwdf,wbdf))
pr=svc.callFunction("FDIST",Array(fr,rwdf,rbdf))
pa=svc.callFunction("FDIST",Array(fa,dna,dnye))
if nb=1 then goto ANCOVA40
pb=svc.callFunction("FDIST",Array(fb,dnb,dnye))
pab=svc.callFunction("FDIST",Array(fab,dnab,dnye))
ANCOVA40:	'Calculate bw, sm, x means, y means, and adjusted y  means.
bw=sxye/sxe
xm=tx/tn
For i=1 to nb
	xrm(i)=sbx(i)/bn(i)
	for j=1 to na
		xclm(i,j)=scx(i,j)/sn(i,j)
	next j
next i
For j=1 to na
	xcm(j)=sax(j)/an(j)
next j
For i=1 to nb
	yrm(i)=sby(i)/bn(i)
	For j=1 to  na
		yclm(i,j)=scy(i,j)/sn(i,j)
	next j
next i
for j=1 to  na
	ycm(j)=say(j)/an(j)
next j
for i=1 to nb
	yrm1(i)=yrm(i)-bw*(xrm(i)-xm)
	for j=1 to na
		yclm1(i,j)=yclm(i,j)-bw*(xclm(i,j)-xm)
	next j
next i
for j=1 to  na
	ycm1(j)=ycm(j)-bw*(xcm(j)-xm)
next j
OutMat(1,1)="ANCOVA"
OutMat(2,1)="Correlation between x and y"
OutMat(3,1)="Within group"
OutMat(3,2)=rw
OutMat(4,1)="Between group"
OutMat(4,2)=rt
OutMat(5,1)="Source"
OutMat(5,2)="SS"
OutMat(5,3)="DF"
OutMat(5,4)="MS"
OutMat(5,5)="F"
OutMat(5,6)="P"
if nb=1 then
	OutMat(6,1)="A"
	OutMat(6,2)=ya
	OutMat(6,3)=nda
	OutMat(6,4)=sma
	OutMat(6,5)=fa
	OutMat(6,6)=pa
	OutMat(7,1)="Error"
	OutMat(7,2)=eya
	OutMat(7,3)=ndye
	OutMat(7,4)=smye
else
	OutMat(6,1)="A"
	OutMat(6,2)=ya
	OutMat(6,3)=nda
	OutMat(6,4)=sma
	OutMat(6,5)=fa
	OutMat(6,6)=pa
	OutMat(7,1)="B"
	OutMat(7,2)=yb
	OutMat(7,3)=ndb
	OutMat(7,4)=smb
	OutMat(7,5)=fb
	OutMat(7,6)=pb		
	OutMat(8,1)="AB"
	OutMat(8,2)=yab
	OutMat(8,3)=ndab
	OutMat(8,4)=smab
	OutMat(8,5)=fab
	OutMat(8,6)=pab
	OutMat(9,1)="Error"
	OutMat(9,2)=eya
	OutMat(9,3)=ndye
	OutMat(9,4)=smye
end if
OutMat(10,1)="Homogeneity of regression"
OutMat(11,1)="F"
OutMat(11,2)="P"
OutMat(12,1)=fr
OutMat(12,2)=pr
OutMat(13,1)="Levene Test"
OutMat(14,1)="Source"
OutMat(14,2)="W"
OutMat(14,3)="P"
OutMat(15,1)="x"
OutMat(15,2)=wfx
OutMat(15,3)=wpx
OutMat(16,1)="y"
OutMat(16,2)=wfy
OutMat(16,3)=wpy
OutMat(17,1)="xy"
OutMat(17,2)=wfxy
OutMat(17,3)=wpxy
OutMat(18,1)="Adjusted Means"
For j=1 to na
	OutMat(19,j+1)=ycm1(j)
next j
For i=1 to nb
	OutMat(19+i,1)=yrm1(i)
Next i
For i=1 to nb
	For j=1 to na
		OutMat(19+i,j+1)=yclm1(i,j)
	next j
next i
ANCOVA=OutMat



End Function


Function OneWay(x, optional z, optional alpha)
'REM Returns the ANOVA table for a completely randomized design
'(One-Way ANOVA). It also returns the Levene and Bartlett tests for 
'homogeneity of variances, the t-test for differences between
'means and Scheffe's test, and the orthogonal trend analysis.
'If any value is zero, enter z=1 and all group sizes must be equal.
DIM nt as integer, nr as integer, nc as integer, nt1 as integer
DIM nr1 as integer, nc1 as integer
if ismissing(z) then z=0
if ismissing(alpha) then alpha=0.01
nr=ubound(x,1)
nc=ubound(x,2)
nr1=nr
nc1=nc
DIM sr(nr1) as double, mr(nr1) as double, nx(nc1) as integer
DIM xx(nr1,nc1) as double, ssx as double, rs as double
DIM msx as double, sst as double, ssm as double, ssb as double
DIM ssw as double, dft as integer, dfb as integer, dfw as integer
DIM msb as double, msw as double, fx as double, px as double
DIM i as integer, j as integer, zflg as integer
DIM zij(nr1,nc1) as double,zj(nc1) as double,z as double
Dim num as double, denom as double, w as double, pw as double
DIM sc(nc1) as double, ssc(nc1) as double, sd(nc1) as double
DIM pv as double, chi2 as double, crit as double, cdif as double
DIM tcomp as double, fcomp as double, sed as double, k as integer
DIM OutMat(11+2*(Combin1(nc1,2)+1),6) 
DIM svc as object, sigstr as string, asi as double, ssd as double
svc=createUnoService("com.sun.star.sheet.FunctionAccess")
OutMat(1,1)="One-Way ANOVA"
OutMat(2,1)="Source"
OutMat(2,2)="SS"
OutMat(2,3)="df"
OutMat(2,4)="ms"
OutMat(2,5)="F"
OutMat(2,6)="p"
OutMat(3,1)="Total"
OutMat(4,1)="   Between groups"
OutMat(5,1)="   Within grups"
OutMat(6,1)="Levene Test"
OutMat(7,1)="W"
OutMat(7,2)="p"
nt=0
for i=1 to nc
	if z=1 then
		nx(i)=0
	else
		nx(i)=nr
	end if
	sr(i)=0
next i
num=0
denom=0
ssx=0
sm=0
if z=0 then
	nt=nc*nr
else
	For i=1 to nr
		For j=1 to nc
			if x(i,j)&lt;&gt;0 then
				nx(j)=nx(j)+1
			end if
		if x(i,j)&lt;&gt;0 then
			nt=nt+1
		end if
		next j
	next i
end if
for i=1 to nr
	for j=1 to nc
		sr(j)=sr(j)+x(i,j)
	next j
next i
for i=1 to nc
	mr(i)=sr(i)/nx(i)
next i
for i=1 to nr
	for j=1 to nc
		xx(i,j)=x(i,j)^2
		ssx=ssx+xx(i,j)
	next j
next i
for i=1 to nc
	rs=rs+sr(i)
next i
msx=rs^2/nt
sst=ssx-msx
for i=1 to nc
	sm=sm+sr(i)^2/nx(i)
next i
ssb=sm-msx
ssw=sst-ssb
dft=nt-1
dfb=nc-1
dfw=dft-dfb
msb=ssb/dfb
msw=ssw/dfw
fx=msb/msw
px=svc.callFunction("FDIST",Array(fx,dfb,dfw))
OutMat(3,2)=sst
OutMat(3,3)=dft
OutMat(4,2)=ssb
OutMat(4,3)=dfb
OutMat(4,4)=msb
OutMat(4,5)=fx
OutMat(4,6)=px
OutMat(5,2)=ssw
OutMat(5,3)=dfw
OutMat(5,4)=msw
'Levene's test
for i=1 to nr
	for j=1 to nc
		zij(i,j)=abs(x(i,j)-mr(j))
	next j
next i
z=0
for i=1 to nc
	zj(i)=0
next i
for j=1 to nc
	for i=1 to nx(j)
		z=z+(zij(i,j))
		zj(j)=zj(j)+zij(i,j)
	next i
	zj(j)=zj(j)/nx(j)
next j
z=z/nt
for i=1 to nc
	num=num+nx(i)*(zj(i)-z)^2
next i
for j=1 to nc
	for i=1 to nx(j)
		denom=denom+(zij(i,j)-zj(j))^2
	next i
next j
w=((nt-nc)/(nc-1))*num/denom
pw=svc.callFunction("FDIST",Array(w,nc-1,nt-nc))
OutMat(8,1)=w
OutMat(8,2)=pw
'Pooled variances
for i=1 to nc
	ssc(i)=0
next i
For i=1 to nc
	sc(i)=sr(i)^2
	for j=1 to nx(i)
		ssc(i)=ssc(i)+xx(j,i)
	next j
next i
for i=1 to nc
	sd(i)=(ssc(i)-sc(i)/nx(i))/(nx(i)-1)
next i

pv=0
for i=1 to nc
	pv=pv+(nx(i)-1)*sd(i)
next i
pv=pv/(nt-nc)

'Bartlett's test
num=0
denom=0
for i=1 to nc
	num=num+(nx(i)-1)*log(sd(i))
next i
num=(nt-nc)*log(pv)-num
for i=1 to nc
	denom=denom+i/(nx(i)-1)
next i
denom=1+(1/(3*(nc-1)))*(denom-(1/(nt-nc)))
chi2=num/denom
crit=svc.callFunction("CHISQINV",Array(1-alpha,nc-1))
OutMat(9,1)="Bartlett's test"
OutMat(10,1)="Chi square"
OutMat(10,2)="Crit. val."
OutMat(11,1)=chi2
OutMat(11,2)=crit
if chi2&gt;crit then
	OutMat(11,3)="sig."
else
	OutMat(11,3)="insig."
end if

'Differences between means tests (t and Scheffe)
OutMat(12,1)="Comparisons of group means"
OutMat(13,1)="t-test"
OutMat(13,4)="Scheffe's test"
tcomp=svc.callFunction("TINV",Array(alpha,dfw))
fcomp=svc.callFunction("FINV",Array(alpha,dfb,dfw))
k=14
For i=1 to nc
	for j=i+1 to nc
		sed=sqr(msw*(1/nx(i)+1/nx(j)))
		cdif=tcomp*sed
		if abs(mr(i)-mr(j))&gt;cdif then
			sigstr="sig."
		else
			sigstr="insig."
		end if
		OutMat(k,1)="Group" &amp; str(i) &amp; " vs. Group" &amp; str(j) &amp; " (crit. diff. =" &amp; str(cdif) &amp; ")"
		OutMat(k+1,1)="    Mean diff.=" &amp; str(abs(mr(i)-mr(j))) &amp; " " &amp; sigstr
		cdif=sqr(fcomp*(nc-1))*sed
		if abs(mr(i)-mr(j))&gt;cdif then
			sigstr="sig."
		else
			sigstr="insig."
		end if
		OutMat(k,4)="Group" &amp; str(i) &amp; " vs. Group" &amp; str(j) &amp; " (crit. diff. =" &amp; str(cdif) &amp; ")"
		OutMat(k+1,4)="    Mean diff.=" &amp; str(abs(mr(i)-mr(j))) &amp; " " &amp; sigstr		
		k=k+2
	next j
next i
'Orthagonal contrasts

OutMat(k,1)="Orthagonal components"
k=k+1
OutMat(k,1)="Source"
OutMat(k,2)="SS"
OutMat(k,3)="df"
OutMat(k,4)="ms"
OutMat(k,5)="F"
OutMat(k,6)="p"
Select case nc
	case 2
		asi=sr(1)*-1+sr(2)*1
		asi=asi^2
		ssd=-1^2+1^2
		ssd=ssd*nr
		OutMat(k,2)=asi/ssd
		OutMat(k,1)="Linear"
		OutMat(k,4)=OutMat(k,2)
		OutMat(k,3)=1
		OutMat(k,5)=OutMat(k,2)/msw
		OutMat(k,6)=svc.callFunction("FDIST",Array(OutMat(k,5),1,dfw))
		k=k+1
	case 3
		asi=sr(1)*-1+sr(2)*0+sr(3)*1
		asi=asi^2
		ssd=-1^2+1^2
		ssd=ssd*nr
		OutMat(k,2)=asi/ssd
		OutMat(k,1)="Linear"
		OutMat(k,4)=OutMat(k,2)
		OutMat(k,3)=1
		OutMat(k,5)=OutMat(k,2)/msw
		OutMat(k,6)=svc.callFunction("FDIST",Array(OutMat(k,5),1,dfw))		
		k=k+1
		asi=sr(1)*1+sr(2)*(-2)+sr(3)*1
		asi=asi^2
		ssd=-1^2+(-2)^2+1^2
		ssd=ssd*nr
		OutMat(k,2)=asi/ssd
		OutMat(k,1)="Quadratic"
		OutMat(k,4)=OutMat(k,2)
		OutMat(k,3)=1
		OutMat(k,5)=OutMat(k,2)/msw
		OutMat(k,6)=svc.callFunction("FDIST",Array(OutMat(k,5),1,dfw))		
		k=k+1		
	case 4
		asi=sr(1)*-3+sr(2)*-1+sr(3)*1+sr(4)*3
		asi=asi^2
		ssd=-3^2+-1^2+1^2+3^2
		ssd=ssd*nr
		OutMat(k,2)=asi/ssd
		OutMat(k,1)="Linear"
		OutMat(k,4)=OutMat(k,2)
		OutMat(k,3)=1
		OutMat(k,5)=OutMat(k,2)/msw
		OutMat(k,6)=svc.callFunction("FDIST",Array(OutMat(k,5),1,dfw))		
		k=k+1
		asi=sr(1)*1+sr(2)*-1+sr(3)*-1+sr(4)*1
		asi=asi^2
		ssd=1^2+-1^2+-1^2+1^2
		ssd=ssd*nr
		OutMat(k,2)=asi/ssd
		OutMat(k,1)="Quadratic"
		OutMat(k,4)=OutMat(k,2)
		OutMat(k,3)=1
		OutMat(k,5)=OutMat(k,2)/msw
		OutMat(k,6)=svc.callFunction("FDIST",Array(OutMat(k,5),1,dfw))		
		k=k+1	
		asi=sr(1)*-1+sr(2)*3+sr(3)*-3+sr(4)*1
		asi=asi^2
		ssd=-1^2+3^2+-3^2+1^2
		ssd=ssd*nr
		OutMat(k,2)=asi/ssd
		OutMat(k,1)="Cubic"
		OutMat(k,4)=OutMat(k,2)
		OutMat(k,3)=1
		OutMat(k,5)=OutMat(k,2)/msw
		OutMat(k,6)=svc.callFunction("FDIST",Array(OutMat(k,5),1,dfw))		
		k=k+1
	case 5
		asi=sr(1)*-2+sr(2)*-1+sr(3)*0+sr(4)*1+sr(5)*2
		asi=asi^2
		ssd=-2^2+-1^2+0^2+1^2+2^2
		ssd=ssd*nr
		OutMat(k,2)=asi/ssd
		OutMat(k,1)="Linear"
		OutMat(k,4)=OutMat(k,2)
		OutMat(k,3)=1
		OutMat(k,5)=OutMat(k,2)/msw
		OutMat(k,6)=svc.callFunction("FDIST",Array(OutMat(k,5),1,dfw))		
		k=k+1
		asi=sr(1)*2+sr(2)*-1+sr(3)*-2+sr(4)*-1+sr(5)*2
		asi=asi^2
		ssd=2^2+-1^2+-2^2+-1^2+2^2
		ssd=ssd*nr
		OutMat(k,2)=asi/ssd
		OutMat(k,1)="Quadratic"
		OutMat(k,4)=OutMat(k,2)
		OutMat(k,3)=1
		OutMat(k,5)=OutMat(k,2)/msw
		OutMat(k,6)=svc.callFunction("FDIST",Array(OutMat(k,5),1,dfw))		
		k=k+1	
		asi=sr(1)*-1+sr(2)*2+sr(3)*0+sr(4)*-2+sr(5)*1
		asi=asi^2
		ssd=-1^2+2^2+0^2+-2^2+1^2
		ssd=ssd*nr
		OutMat(k,2)=asi/ssd
		OutMat(k,1)="Cubic"
		OutMat(k,4)=OutMat(k,2)
		OutMat(k,3)=1
		OutMat(k,5)=OutMat(k,2)/msw
		OutMat(k,6)=svc.callFunction("FDIST",Array(OutMat(k,5),1,dfw))		
		k=k+1
		asi=sr(1)*1+sr(2)*-4+sr(3)*6+sr(4)*-4+sr(5)*1
		asi=asi^2
		ssd=1^2+-4^2+6^2+-4^2+1^2
		ssd=ssd*nr
		OutMat(k,2)=asi/ssd
		OutMat(k,1)="Quartic"
		OutMat(k,4)=OutMat(k,2)
		OutMat(k,3)=1
		OutMat(k,5)=OutMat(k,2)/msw
		OutMat(k,6)=svc.callFunction("FDIST",Array(OutMat(k,5),1,dfw))		
		k=k+1
	case 6
		asi=sr(1)*-5+sr(2)*-3+sr(3)*-1+sr(4)*1+sr(5)*3+sr(6)*5
		asi=asi^2
		ssd=-5^2+-3^2+-1^2+1^2+3^2+5^2
		ssd=ssd*nr
		OutMat(k,2)=asi/ssd
		OutMat(k,1)="Linear"
		OutMat(k,4)=OutMat(k,2)
		OutMat(k,3)=1
		OutMat(k,5)=OutMat(k,2)/msw
		OutMat(k,6)=svc.callFunction("FDIST",Array(OutMat(k,5),1,dfw))		
		k=k+1
		asi=sr(1)*5+sr(2)*-1+rs(3)*-4+sr(4)*-4+sr(5)*-1+sr(6)*5
		asi=asi^2
		ssd=5^2+-1^2+-4^2+-4^2+-1^2+5^2
		ssd=ssd*nr
		OutMat(k,2)=asi/ssd
		OutMat(k,1)="Quadratic"
		OutMat(k,4)=OutMat(k,2)
		OutMat(k,3)=1
		OutMat(k,5)=OutMat(k,2)/msw
		OutMat(k,6)=svc.callFunction("FDIST",Array(OutMat(k,5),1,dfw))		
		k=k+1	
		asi=sr(1)*-5+sr(2)*7+sr(3)*4+sr(4)*-4+sr(5)*-7+sr(6)*5
		asi=asi^2
		ssd=-5^2+7^2+4^2+-4^2+-7^2+5^2
		ssd=ssd*nr
		OutMat(k,2)=asi/ssd
		OutMat(k,1)="Cubic"
		OutMat(k,4)=OutMat(k,2)
		OutMat(k,3)=1
		OutMat(k,5)=OutMat(k,2)/msw
		OutMat(k,6)=svc.callFunction("FDIST",Array(OutMat(k,5),1,dfw))		
		k=k+1
		asi=sr(1)*1+sr(2)*-3+sr(3)*2+sr(4)*2+sr(5)*-3+sr(6)*1
		asi=asi^2
		ssd=1^2+-3^2+2^2+2^2+-3^2+1^2
		ssd=ssd*nr
		OutMat(k,2)=asi/ssd
		OutMat(k,1)="Quartic"
		OutMat(k,4)=OutMat(k,2)
		OutMat(k,3)=1
		OutMat(k,5)=OutMat(k,2)/msw
		OutMat(k,6)=svc.callFunction("FDIST",Array(OutMat(k,5),1,dfw))		
		k=k+1
	case 7
		asi=sr(1)*-3+sr(2)*-2+sr(3)*-1+sr(4)*0+sr(5)*1+sr(6)*2+sr(7)*3
		asi=asi^2
		ssd=-3^2+-2^2+-1^2+0^2+1^2+2^2+3^2
		ssd=ssd*nr
		OutMat(k,2)=asi/ssd
		OutMat(k,1)="Linear"
		OutMat(k,4)=OutMat(k,2)
		OutMat(k,3)=1
		OutMat(k,5)=OutMat(k,2)/msw
		OutMat(k,6)=svc.callFunction("FDIST",Array(OutMat(k,5),1,dfw))		
		k=k+1
		asi=sr(1)*5+sr(2)*0+sr(3)*-3+sr(4)*-4+sr(5)*-3+sr(6)*0+sr(7)*5
		asi=asi^2
		ssd=5^2+0^2+-3^2+-4^2+-3^2+0^2+5^2
		ssd=ssd*nr
		OutMat(k,2)=asi/ssd
		OutMat(k,1)="Quadratic"
		OutMat(k,4)=OutMat(k,2)
		OutMat(k,3)=1
		OutMat(k,5)=OutMat(k,2)/msw
		OutMat(k,6)=svc.callFunction("FDIST",Array(OutMat(k,5),1,dfw))		
		k=k+1	
		asi=sr(1)*-1+sr(2)*1+sr(3)*1+sr(4)*0+sr(5)*-1+sr(6)*-1+sr(7)*1
		asi=asi^2
		ssd=-1^2+1^2+1^2+0^2+-1^2+-1^2+1^2
		ssd=ssd*nr
		OutMat(k,2)=asi/ssd
		OutMat(k,1)="Cubic"
		OutMat(k,4)=OutMat(k,2)
		OutMat(k,3)=1
		OutMat(k,5)=OutMat(k,2)/msw
		OutMat(k,6)=svc.callFunction("FDIST",Array(OutMat(k,5),1,dfw))		
		k=k+1
		asi=sr(1)*3+sr(2)*-7+sr(3)*1+sr(4)*6+sr(5)*1+sr(6)*-7+sr(7)*3
		asi=asi^2
		ssd=3^2+-7^2+1^2+6^2+1^2+-7^2+3^2
		ssd=ssd*nr
		OutMat(k,2)=asi/ssd
		OutMat(k,1)="Quartic"
		OutMat(k,4)=OutMat(k,2)
		OutMat(k,3)=1
		OutMat(k,5)=OutMat(k,2)/msw
		OutMat(k,6)=svc.callFunction("FDIST",Array(OutMat(k,5),1,dfw))		
		k=k+1
	case 8
		asi=sr(1)*-7+sr(2)*-5+sr(3)*-3+sr(4)*-1+sr(5)*1+sr(6)*3+sr(7)*5+sr(8)*7
		asi=asi^2
		ssd=-7^2+-5^2+-3^2+-1^2+1^2+3^2+5^2+7^2
		ssd=ssd*nr
		OutMat(k,2)=asi/ssd
		OutMat(k,1)="Linear"
		OutMat(k,4)=OutMat(k,2)
		OutMat(k,3)=1
		OutMat(k,5)=OutMat(k,2)/msw
		OutMat(k,6)=svc.callFunction("FDIST",Array(OutMat(k,5),1,dfw))		
		k=k+1
		asi=sr(1)*7+sr(2)*1+sr(3)*-3+sr(4)*-5+sr(5)*-5+sr(6)*-3+sr(7)*1+sr(8)*7
		asi=asi^2
		ssd=7^2+1^2+-3^2+-5^2+-5^2+-3^2+1^2+7^2
		ssd=ssd*nr
		OutMat(k,2)=asi/ssd
		OutMat(k,1)="Quadratic"
		OutMat(k,4)=OutMat(k,2)
		OutMat(k,3)=1
		OutMat(k,5)=OutMat(k,2)/msw
		OutMat(k,6)=svc.callFunction("FDIST",Array(OutMat(k,5),1,dfw))		
		k=k+1	
		asi=sr(1)*-7+sr(2)*5+sr(3)*7+sr(4)*3+sr(5)*-3+sr(6)*-7+sr(7)*-5+sr(8)*7
		asi=asi^2
		ssd=-7^2+5^2+7^2+3^2+-3^2+-7^2+-5^2+7^2
		ssd=ssd*nr
		OutMat(k,2)=asi/ssd
		OutMat(k,1)="Cubic"
		OutMat(k,4)=OutMat(k,2)
		OutMat(k,3)=1
		OutMat(k,5)=OutMat(k,2)/msw
		OutMat(k,6)=svc.callFunction("FDIST",Array(OutMat(k,5),1,dfw))		
		k=k+1
		asi=sr(1)*7+sr(2)*-13+sr(3)*-3+sr(4)*9+sr(5)*9+sr(6)*-3+sr(7)*-13+sr(8)*7
		asi=asi^2
		ssd=7^2+-13^2+-3^2+9^2+9^2+-3^2+-13^2+7^2
		ssd=ssd*nr
		OutMat(k,2)=asi/ssd
		OutMat(k,1)="Quartic"
		OutMat(k,4)=OutMat(k,2)
		OutMat(k,3)=1
		OutMat(k,5)=OutMat(k,2)/msw
		OutMat(k,6)=svc.callFunction("FDIST",Array(OutMat(k,5),1,dfw))		
		k=k+1
		asi=sr(1)*-7+sr(2)*23+sr(3)*17+sr(4)*-15+sr(5)*15+sr(6)*17+sr(7)*-23+sr(8)*7
		asi=asi^2
		ssd=-7^2+23^2+17^2+-15^2+15^2+17^2+-23^2+7^2
		ssd=ssd*nr
		OutMat(k,2)=asi/ssd
		OutMat(k,1)="Quintic"
		OutMat(k,4)=OutMat(k,2)
		OutMat(k,3)=1
		OutMat(k,5)=OutMat(k,2)/msw
		OutMat(k,6)=svc.callFunction("FDIST",Array(OutMat(k,5),1,dfw))		
		k=k+1
	case 9
		asi=sr(1)*-4+sr(2)*-3+sr(3)*-2+sr(4)*-1+sr(5)*0+sr(6)*1+sr(7)*2+sr(8)*3+sr(9)*4
		asi=asi^2
		ssd=-4^2+-3^2+-2^2+-1^2+0^2+1^2+2^2+3^2+4^2
		ssd=ssd*nr
		OutMat(k,2)=asi/ssd
		OutMat(k,1)="Linear"
		OutMat(k,4)=OutMat(k,2)
		OutMat(k,3)=1
		OutMat(k,5)=OutMat(k,2)/msw
		OutMat(k,6)=svc.callFunction("FDIST",Array(OutMat(k,5),1,dfw))		
		k=k+1
		asi=sr(1)*28+sr(2)*7+sr(3)*-8+sr(4)*-17+sr(5)*-20+sr(6)*-17+sr(7)*-8+sr(8)*7+sr(9)*28
		asi=asi^2
		ssd=28^2+7^2+-8^2+-17^2+-20^2+-17^2+-8^2+7^2+28^2
		ssd=ssd*nr
		OutMat(k,2)=asi/ssd
		OutMat(k,1)="Quadratic"
		OutMat(k,4)=OutMat(k,2)
		OutMat(k,3)=1
		OutMat(k,5)=OutMat(k,2)/msw
		OutMat(k,6)=svc.callFunction("FDIST",Array(OutMat(k,5),1,dfw))		
		k=k+1	
		asi=sr(1)*-14+sr(2)*7+sr(3)*13+sr(4)*9+sr(5)*0+sr(6)*-9+sr(7)*-13+sr(8)*-7+sr(9)*14
		asi=asi^2
		ssd=-14^2+7^2+13^2+9^2+0^2+-9^2+-13^2+-7^2+14^2
		ssd=ssd*nr
		OutMat(k,2)=asi/ssd
		OutMat(k,1)="Cubic"
		OutMat(k,4)=OutMat(k,2)
		OutMat(k,3)=1
		OutMat(k,5)=OutMat(k,2)/msw
		OutMat(k,6)=svc.callFunction("FDIST",Array(OutMat(k,5),1,dfw))		
		k=k+1
		asi=sr(1)*14+sr(2)*-21+sr(3)*-11+sr(4)*9+sr(5)*18+sr(6)*9+sr(7)*-11+sr(8)*-21+sr(9)*14
		asi=asi^2
		ssd=14^2+-21^2+-11^2+9^2+18^2+9^2+-11^2+-21^2+14^2
		ssd=ssd*nr
		OutMat(k,2)=asi/ssd
		OutMat(k,1)="Quartic"
		OutMat(k,4)=OutMat(k,2)
		OutMat(k,3)=1
		OutMat(k,5)=OutMat(k,2)/msw
		OutMat(k,6)=svc.callFunction("FDIST",Array(OutMat(k,5),1,dfw))		
		k=k+1
		asi=sr(1)*-4+sr(2)*11+sr(3)*-4+sr(4)*-9+sr(5)*0+sr(6)*9+sr(7)*4+sr(8)*-11+sr(9)*4
		asi=asi^2
		ssd=-4^2+11^2+-4^2+-9^2+0^2+9^2+4^2+-11^2+4^2
		ssd=ssd*nr
		OutMat(k,2)=asi/ssd
		OutMat(k,1)="Quintic"
		OutMat(k,4)=OutMat(k,2)
		OutMat(k,3)=1
		OutMat(k,5)=OutMat(k,2)/msw
		OutMat(k,6)=svc.callFunction("FDIST",Array(OutMat(k,5),1,dfw))		
		k=k+1
	case 10
		asi=sr(1)*-9+sr(2)*-7+sr(3)*-5+sr(4)*-3+sr(5)*-1+sr(6)*1+sr(7)*3+sr(8)*5+sr(9)*7+sr(10)*9
		asi=asi^2
		ssd=-9^2+-7^2+-5^2+-3^2+-1^2+1^2+3^2+5^2+7^2+9^2
		ssd=ssd*nr
		OutMat(k,2)=asi/ssd
		OutMat(k,1)="Linear"
		OutMat(k,4)=OutMat(k,2)
		OutMat(k,3)=1
		OutMat(k,5)=OutMat(k,2)/msw
		OutMat(k,6)=svc.callFunction("FDIST",Array(OutMat(k,5),1,dfw))		
		k=k+1
		asi=sr(1)*6+sr(2)*2+sr(3)*-1+sr(4)*-3+sr(5)*-4+sr(6)*-4+sr(7)*-3+sr(8)*-1+sr(9)*2+sr(10)*6
		asi=asi^2
		ssd=6^2+2^2+-1^2+-3^2+-4^2+-4^2+-3^2+-1^2+2^2+6^2
		ssd=ssd*nr
		OutMat(k,2)=asi/ssd
		OutMat(k,1)="Quadratic"
		OutMat(k,4)=OutMat(k,2)
		OutMat(k,3)=1
		OutMat(k,5)=OutMat(k,2)/msw
		OutMat(k,6)=svc.callFunction("FDIST",Array(OutMat(k,5),1,dfw))		
		k=k+1	
		asi=sr(1)*-42+sr(2)*14+sr(3)*35+sr(4)*31+sr(5)*12+sr(6)*-12+sr(7)*-31+sr(8)*-35+sr(9)*-14+sr(10)*42
		asi=asi^2
		ssd=-42^2+14^2+35^2+31^2+12^2+-12^2+-31^2+-35^2+-14^2+42^2
		ssd=ssd*nr
		OutMat(k,2)=asi/ssd
		OutMat(k,1)="Cubic"
		OutMat(k,4)=OutMat(k,2)
		OutMat(k,3)=1
		OutMat(k,5)=OutMat(k,2)/msw
		OutMat(k,6)=svc.callFunction("FDIST",Array(OutMat(k,5),1,dfw))		
		k=k+1
		asi=sr(1)*18+sr(2)*-22+sr(3)*-17+sr(4)*3+sr(5)*18+sr(6)*18+sr(7)*3+sr(8)*-17+sr(9)*-22+sr(10)*18
		asi=asi^2
		ssd=18^2+-22^2+-17^2+3^2+18^2+18^2+3^2+-17^2+-22^2+18^2
		ssd=ssd*nr
		OutMat(k,2)=asi/ssd
		OutMat(k,1)="Quartic"
		OutMat(k,4)=OutMat(k,2)
		OutMat(k,3)=1
		OutMat(k,5)=OutMat(k,2)/msw
		OutMat(k,6)=svc.callFunction("FDIST",Array(OutMat(k,5),1,dfw))		
		k=k+1
		asi=sr(1)*-6+sr(2)*14+sr(3)*-1+sr()*-11+sr(5)*-6+sr(6)*6+sr(7)*11+sr(8)*1+sr(9)*-1+sr(10)*6
		asi=asi^2
		ssd=-6^2+14^2+-1^2+-11^2+-6^2+6^2+11^2+1^2+-1^2+6^2
		ssd=ssd*nr
		OutMat(k,2)=asi/ssd
		OutMat(k,1)="Quintic"
		OutMat(k,4)=OutMat(k,2)
		OutMat(k,3)=1
		OutMat(k,5)=OutMat(k,2)/msw
		OutMat(k,6)=svc.callFunction("FDIST",Array(OutMat(k,5),1,dfw))		
		k=k+1

End Select
OneWay=OutMat

End function

Function TwoWay(c,cn1,optional uen)
'Returns a two-way ANOVA profile for data set c with a maximum
'group size of cn1. If uen is 1 (default=0) then zeros are ignored
'as data values.
if ismissing(uen) then uen=0
DIM rs as integer, cs as integer, ls as integer, na as integer
DIM rs1 as integer, cs1 as integer, ls1 as integer, nb as integer
DIM cs2 as integer, nl as integer
ls=cn1
ls1=ls
cs=ubound(c,2)
cs1=cs
na=cs
rs=ubound(c,1)/cn1
rs1=rs
nb=rs
nl=cn1
if cs1&gt;6 then
	cs2=cs1
else
	cs2=6
end if
DIM n1(rs1) as integer, n(rs1,cs1) as integer, n2(cs1) as integer
DIM nt as integer, tn as integer, an(cs1) as integer, bn(rs1) as integer
DIM sn(rs1,cs1) as integer, x(rs1,cs1,ls1) as double, sr(rs1,cs1) as double
DIM  xx(rs1,cs1,ls1) as double, sxx as double, sg as double
DIM ct as double, sst as double, csm(cs1) as double, css as double
DIM rsm(rs1) as double, rss as double, iss as double, ess as double
DIM dft as integer, dnb as integer, dna as integer, dnab as integer
DIM dnye as integer, msc as double, msr as double, msi as double
DIM mse as double, fa as double, fb as double, fab as double
DIM pb as double, pa as double, pab as double, nv as integer
DIM svc as object, OutMat(7,6)
svc=createUnoService("com.sun.star.sheet.FunctionAccess")

for i=1 to nb
	n1(i)=0
	for j=1 to na
		n(i,j)=0
	next j
next i
for j=1 to na
	n2(j)=0
next j
'Compute row and column ns and total n.
for i=0 to rs-1
	for j=0 to cs-1
		if uen=0 then
			n(i+1,j+1)=cn1
		else
			for k=1 to cn1
				if c(i*cn1+k,j+1)&lt;&gt;0 then
					n(i+1,j+1)=n(i+1,j+1)+1
				end if
			next k
		end if
	next j
next i
	
for i=1 to nb
	for j=1 to na
		nt=nt+n(i,j)
		n1(i)=n1(i)+n(i,j)
		n2(j)=n2(j)+n(i,j)
	next j
next i
'Convert all n values to float.
tn=nt
for j=1 to na
	an(j)=n2(j)
next j
for i=1 to nb
	bn(i)=n1(i)
	for j=1 to na
		sn(i,j)=n(i,j)
	next j
next i
if uen=1 then
	for i=0 to nb-1
		for j=0 to na-1
			nl=n(i+1,j+1)
			for k=1 to nl
				x(i+1,j+1,k)=c(nl*i+k,j+1)
			next k
		next j
	next i
else
	for i=0 to nb-1
		for j=0 to na-1
			for k=1 to nl
				x(i+1,j+1,k)=c(nl*i+k,j+1)
			next k
		next j
	next i
end if
for i=1 to na
	rsm(i)=0
	for j=1 to nb
		sr(i,j)=0
		csm(j)=0
	next j
next i
sxx=o
sg=0
css=0
rss=0
iss=0
ess=0
for i=1 to na
	for j=1 to nb
		for k=1 to n(i,j)
			sr(i,j)=sr(i,j)+x(i,j,k)
			xx(i,j,k)=x(i,j,k)^2
			sxx=sxx+xx(i,j,k)
		next k
	next j
next i
for i=1 to na
	for j=1 to nb
		sg=sg+sr(i,j)
	next j
next i
ct=sg^2/nt
sst=sxx-ct
for j=1 to nb
	for i=1 to na
		csm(j)=sr(i,j)+csm(j)
	next i
next j
for j=1 to nb
	css=csm(j)^2/n2(j)+css
next j
css=css-ct	
for i=1 to na
	for j=1 to nb
		rsm(i)=sr(i,j)+rsm(i)
	next j
next i
for j=1 to na
	rss=rsm(j)^2/n1(j)+rss
next j
rss=rss-ct
for i=1 to na
	for j=1 to nb
		iss=iss+sr(i,j)^2/sn(i,j)
	next j
next i
iss=iss-ct-css-rss
ess=sst-rss-css-iss
dnt=nt-1
dnb=nb-1
dna=na-1
dnab=dna*dnb
dnye=dnt-dna-dnb-dnab
msc=css/dnb
msr=rss/dna
msi=iss/dnab
mse=ess/dnye
fb=msc/mse
fa=msr/mse
fab=msi/mse
pb=svc.callFunction("FDIST",Array(fb,dnb,dnye))
pa=svc.callFunction("FDIST",Array(fa,dna,dnye))
pab=svc.callFunction("FDIST",Array(fab,dnab,dnye))
OutMat(1,1)="Two-Way ANOVA"
OutMat(2,1)="Source"
OutMat(2,2)="SS"
OutMat(2,3)="df"
OutMat(2,4)="ms"
OutMat(2,5)="F"
OutMat(2,6)="p"
OutMat(3,1)="Total"
OutMat(3,2)=sst
OutMat(3,3)=dnt
OutMat(4,1)="  Column factor"
OutMat(4,2)=css
OutMat(4,3)=dnb
OutMat(4,4)=msc
OutMat(4,5)=fb
OutMat(4,6)=pb
OutMat(5,1)="  Row factor"
OutMat(5,2)=rss
OutMat(5,3)=dna
OutMat(5,4)=msr
OutMat(5,5)=fa
OutMat(5,6)=pa
OutMat(6,1)="  Interaction"
OutMat(6,2)=iss
OutMat(6,3)=dnab
OutMat(6,4)=msi
OutMat(6,5)=fab
OutMat(6,6)=pab
OutMat(7,1)="    Error"
OutMat(7,2)=ess
OutMat(7,3)=dnye
OutMat(7,4)=mse
TwoWay=OutMat
End function

Function OneWayR(a)
'REM Performs a repeated measures ANOVA on the data in a.
DIM nr as integer, nc as integer, nt as integer, nr1 as integer
DIM nc1 as integer
nr=ubound(a,1)
nc=ubound(a,2)
nr1=nr
nc1=nc
DIM x(nr1,nc1) as double, cs(nc1) as double, xx(nr1,nc1) as double
DIM sxx as double, sg as double, ct as double, sst as double
DIM rs(nr1) as double, rss as double, sss as double, tss as double
DIM sstot as double, sse as double, dftot as integer, dfs as integer
DIM dft as integer, dfe as integer, mst as double, mse as double
DIM ft as double, pt as double, OutMat(6,6)
DIM svc as object, i as integer, j as integer
svc=createUnoService("com.sun.star.sheet.FunctionAccess")
nt=nr*nc
sxx=0
sg=0
rss=0
tss=0
for i=1 to nr
	for j=1 to nc
		cs(j)=0
		rs(i)=0
		x(i,j)=a(i,j)
		xx(i,j)=x(i,j)^2
	next j
next i
for i=1 to nr
	for j=1 to nc
		cs(j)=cs(j)+x(i,j)
		rs(i)=rs(i)+x(i,j)
		sxx=sxx+xx(i,j)
	next j
next i
For i=1 to nc
	sg=sg+cs(i)
next i
ct=sg^2/nt
sst=sxx-ct
For i=1 to nr
	rss=rs(i)^2+rss
next i
rss=rss/nc
sss=rss-ct
for i=1 to nc
	tss=tss+cs(i)^2
next i
tss=tss/nr
sstot=tss-ct
sse=sst-sss-sstot
dftot=nt-1
dfs=nr-1
dft=nc-1
dfe=dftot-dfs-dft
mst=sstot/dft
mse=sse/dfe
ft=mst/mse
pt=svc.callFunction("FDIST",Array(ft,dft,dfe))
OutMat(1,1)="Repeat Measures OneWay ANOVA"
OutMat(2,1)="Source"
OutMat(2,2)="SS"
OutMat(2,3)="df"
OutMat(2,4)="ms"
OutMat(2,5)="F"
OutMat(2,6)="p"
OutMat(3,1)="Total"
OutMat(3,2)=sst
OutMat(3,3)=dftot
OutMat(4,1)="  Subject"
OutMat(4,2)=sss
OutMat(4,3)=dfs  
OutMat(5,1)="    R. measures"
OutMat(5,2)=sstot
OutMat(5,3)=dft
OutMat(5,4)=mst
OutMat(5,5)=ft
OutMat(5,6)=pt
OutMat(6,1)="    Error"
OutMat(6,2)=sse
OutMat(6,3)=dfe
OutMat(6,4)=mse
OneWayR=OutMat

End function

Function TwoWayR(a,z)
'REM Performs a repeated measures ANOVA with one factor nested in
'another. A is the data matrix and z is the number of levels of
'the inner nested factor.
DIM nr as integer, nr1 as integer, nc as integer, nc1 as integer
DIM nin as integer, nout as integer, nt as integer,nin1 as integer
DIM nout1 as integer
nr=ubound(a,1)
nc=ubound(a,2)
nin=z
nout=nc/z
nc1=nc
nr1=nr
nt=nc*nr
nin1=nin
nout1=nout
DIM i as integer, j as integer, k as integer
DIM x(nr1,nc1) as double, cs(nc1) as double, xx(nr1,nc1) as double
DIM sxx as double, sg as double, ct as double, sst as double
DIM rs(nr1) as double, rss as double, sss as double, ts(nout1) as double
DIM ssr as double, ls(nin1) as double, lss as double, iss as double
DIM erss as double, sser as double, edss as double, ssed as double
DIM dft as integer, dfs as integer, dfr as integer, dfer as integer
DIM dfd as integer, dfed as integer, dfi as integer, dfei as integer
DIM msr as double, msd as double, msi as double, msre as double
DIM msde as double, msie as double, fr as double, fd as double
DIM fi as double, pr as double, pd as double, pi as double
DIM svc as object, OutMat(10,6)
DIM cnt as integer, b as double
svc=createUnoService("com.sun.star.sheet.FunctionAccess")

sxx=0
rss=0
sg=0
lss=0
iss=0
erss=0
edss=0
for i=1 to nr
	for j=1 to nc
		cs(j)=0
		rs(i)=0
	next j
next i
for i=1 to nout
	ts(i)=0
next i
for i=1 to nin
	ls(i)=0
next i
for i=1 to nr
	for j=1 to nc
		x(i,j)=a(i,j)
		xx(i,j)=x(i,j)^2
	next j
next i
for i=1 to nr
	for j=1 to nc
		cs(j)=cs(j)+x(i,j)
		rs(i)=rs(i)+x(i,j)
	next j
next i
for i=1 to nr
	for j=1 to nc
		sxx=sxx+xx(i,j)
	next j
next i
for i=1 to nc
	sg=sg+cs(i)
next i
ct=sg^2/nt
sst=sxx-ct
for i=1 to nr
	rss=rss+rs(i)^2
next i
rss=rss/nc
sss=rss-ct
cnt=1
j=1
for i=1 to nc
	ts(j)=ts(j)+cs(i)
	cnt=cnt+1
	if cnt&gt;nin then
		j=j+1
		cnt=0
	end if
next i
for i=1 to nout
	ssr=ssr+ts(i)^2/(nin*nr)
next i
ssr=ssr-ct
j=1
for i=1 to nc
	ls(j)=ls(j)+cs(i)
	j=j+1
	if j&gt;nin then
		j=1	
	end if
next i
for i=1 to nout
	lss=lss+ls(i)^2/(nout*nr)
next i
lss=lss-ct
for i=1 to nc
	iss=iss+cs(i)^2/nr
next i
iss=iss-ct-ssr-lss
cnt=1
b=0
for i=1 to nr
	for j=1 to nc
		b=b+x(i,j)
		cnt=cnt+1
		if cnt&gt;nin then
			cnt=1
			erss=erss+b^2
			b=0
		end if
	next j
next i
erss=erss/nin
sser=erss-ct-sss-ssr
cnt=0
b=0
for i=1 to nr
	for j=1 to nin
		for k=0 to nout-1
			b=b+x(i,j+k*nin)
		next k
		edss=edss+b^2
		b=0
	next j
next i
edss=edss/nout
ssed=edss-ct-sss-lss
ssei=sst-sss-ssr-lss-iss-sser-ssed
dft=(nc*nr)-1
dfs=nr-1
dfr=nout-1
dfer=dfs*dfr
dfd=nin-1
dfed=dfs*dfd
dfi=dfr*dfd
dfei=dfs*dfr*dfd
msr=ssr/dfr
msd=lss/dfd
msi=iss/dfi
msre=sser/dfer
msde=ssed/dfed
msie=ssei/dfei
fr=msr/msre
fd=msd/msde
fi=msi/msie
pr=svc.callFunction("FDIST",Array(fr,dfr,dfer))
pd=svc.callFunction("FDIST",Array(fd,dfd,dfed))
pi=svc.callFunction("FDIST",Array(fi,dfi,dfei))
OutMat(1,1)="Two-way repeated measures"
OutMat(2,1)="Source"
OutMat(2,2)="SS"
OutMat(2,3)="df"
OutMat(2,4)="ms"
OutMat(2,5)="F"
OutMat(2,6)="p"
OutMat(3,1)="Total"
OutMat(3,2)=sst
OutMat(3,3)=dft
OutMat(4,1)="  Subjects"
OutMat(4,2)=sss
OutMat(4,3)=dfs
OutMat(5,1)="    Outer factor"
OutMat(5,2)=ssr
OutMat(5,3)=dfr
OutMat(5,4)=msr
OutMat(5,5)=fr
OutMat(5,6)=pr
OutMat(6,1)="    Inner factor"
OutMat(6,2)=lss
OutMat(6,3)=dfd
OutMat(6,4)=msd
OutMat(6,5)=fd
OutMat(6,6)=pd
OutMat(7,1)="    Interaction"
OutMat(7,2)=iss
OutMat(7,3)=dfi
OutMat(7,4)=msi
OutMat(7,5)=fi
OutMat(7,6)=pi
OutMat(8,1)="      Error outer"
OutMat(8,2)=sser
OutMat(8,3)=dfer
OutMat(8,4)=msre
OutMat(9,1)="      Error inner"
OutMat(9,2)=ssed
OutMat(9,3)=dfed
OutMat(9,4)=msde
OutMat(10,1)="      Error interaction"
OutMat(10,2)=ssei
OutMat(10,3)=dfei
OutMat(10,4)=msie
TwoWayR=OutMat



End function

Function TwoFactorMixed(a,c)
'REM Performs a two factor mixed ANOVA with repeated meassures on one
'factor. a is the data array and c is the number of subject in 
'each group.
DIM nr as integer, nc as integer, ng as integer, nt as integer
DIM nr1 as integer, nc1 as integer, ng1 as integer, nt1 as integer
nr=c
nc=ubound(a,2)
ng=ubound(a,1)/c
nr1=nr
nc1=nc
ng1=ng
nt=nr*nc*ng
nt1=nt
DIM x(nr1,nc1,ng1) as double, xx(nr1,nc1,ng1) as double
DIM str(ng1,nc1) as double, sg(ng1) as double, sc(nr1*ng1) as double
DIM ssgr as double, sgr as double, ct as double, sst as double
DIM ssb as double, ssc as double, sseb as double, ssw as double
DIM sstr as double, sstr1 as double, sstrc as double, ssew as double
DIM dft as integer, dfb as integer, dfc as integer, dfeb as integer
DIM dfw as integer, dftr as integer, dftrc as integer, dfew as integer
DIM msc as double, mseb as double, mstr as double, mstrc as double
DIM msew as double, fc as double, ftr as double, ftrc as double
DIM  pc as double, ptr as double, ptrc as double
DIM i as integer, j as integer, k as integer
DIM svc as object, OutMat(10,6)
svc=createUnoService("com.sun.star.sheet.FunctionAccess")
for i=1 to nc
	for j=1 to ng
		str(i,j)=0
	next j
next i
for i=1 to ng
	sg(i)=0
next i
for i=1 to nc
	sc(i)=0
next i
ssgr=0
sgr=0
ssb=0
ssc=0
sstr1=0
sstr=0
sstrc=0
for k=0 to ng-1
	for i=1 to nr
		for j=1 to nc
			x(i,j,k+1)=a(k*nr+i,j)
			xx(i,j,k+1)=a(k*nr+i,j)^2
		next j
	next i
next k
for k=1 to ng
	for i=1 to nr
		for j=1 to nc
			str(j,k)=x(i,j,k)+str(j,k)
		next j
	next i
next k
for i=1 to ng
	for j=1 to nc
		sg(i)=sg(i)+str(j,i)
	next j
next i
for i=1 to ubound(a,1)
	for j=1 to nc
		sc(i)=sc(i)+a(i,j)
	next j
next i
for k=1 to ng
	for i=1 to nr
		for j=1 to nc
			ssgr=ssgr+xx(i,j,k)
			sgr=sgr+x(i,j,k)
		next j
	next i
next k
ct=sgr^2/nt
sst=ssgr-ct
for i=1 to ubound(a,1)
	ssb=ssb+sc(i)^2
next i
ssb=ssb/nc-ct
for i=1 to ng
	ssc=ssc+sg(i)^2/(nc*nr)
next i
ssc=ssc-ct
sseb=ssb-ssc
ssw=sst-ssb
for k=1 to ng
	for j=1 to nc
		sstr1=sstr1+str(k,j)
	next j
	sstr=sstr+sstr1^2/(ng*nr)
	sstr1=0
next k
sstr=sstr-ct
for k=1 to  ng
	for j=1 to nc
		sstrc=sstrc+str(k,j)^2/nr
	next j
next k
sstrc=sstrc-ct-ssc-sstr
ssew=ssw-sstr-sstrc
dft=nt-1
dfb=nr*ng-1
dfc=ng-1
dfeb=dfb-dfc
dfw=dft-dfb
dftr=nc-1
dftrc=dftr*dfc
dfew=dfw-dftr-dftrc
msc=ssc/dfc
mseb=sseb/dfeb
mstr=sstr/dftr
mstrc=sstrc/dftrc
msew=ssew/dfew
fc=msc/mseb
ftr=mstr/msew
ftrc=mstrc/msew
pc=svc.callFunction("FDIST",Array(fc,dfc,dfeb))
ptr=svc.callFunction("FDIST",Array(ftr,dftr,dfew))
ptrc=svc.callFunction("FDIST",Array(ftrc,dftrc,dfew))
OutMat(1,1)="Two Factor Mixed Design"
OutMat(2,1)="Source"
OutMat(2,2)="SS"
OutMat(2,3)="df"
OutMat(2,4)="ms"
OutMat(2,5)="F"
OutMat(2,6)="p"
OutMat(3,1)="Total"
OutMat(3,2)=sst
OutMat(3,3)=dft
OutMat(4,1)="  Between subjects"
OutMat(4,2)=ssb
OutMat(4,3)=dfb
OutMat(5,1)="    Conditions"
OutMat(5,2)=ssc
OutMat(5,3)=dfc
OutMat(5,4)=msc
OutMat(5,5)=fc
OutMat(5,6)=pc
OutMat(6,1)="    Error b"
OutMat(6,2)=sseb
OutMat(6,3)=dfeb
OutMat(6,4)=mseb
OutMat(7,1)="  Within subjects"
OutMat(7,2)=ssw
OutMat(7,3)=dfw
OutMat(8,1)="    Trials"
OutMat(8,2)=sstr
OutMat(8,3)=dftr
OutMat(8,4)=mstr
OutMat(8,5)=ftr
OutMat(8,6)=ptr
OutMat(9,1)="    Trials x conditions"
OutMat(9,2)=sstrc
OutMat(9,3)=dftrc
OutMat(9,4)=mstrc
OutMat(9,5)=ftrc
OutMat(9,6)=ptrc
OutMat(10,1)="      Error w"
OutMat(10,2)=ssew
OutMat(10,3)=dfew
OutMat(10,4)=msew


TwoFactorMixed=OutMat
end function


Function LatinSQ(a,b,c)
'REM performs a simple Latin square ANOVA given the data array (a),
'a design (order) array (b), and the number of subjects per group (c)
DIM nc as integer, nc1 as integer, nr as integer, nr1 as integer
DIM ns as integer, ns1 as integer, nt as integer, nt1 as integer
DIM ng as integer, ng1 as integer
nc=ubound(a,2)
ns=ubound(a,1)
nt=ns*nc
nr=c
ng=ns/c
nc1=nc
nr1=nr
ns1=ns
nt1=nt
ng1=ng
DIM x(nr1,nc1,ng1) as double, xx(nr1,nc1,ng1) as double,str(ng1,nc1) as double
DIM sg(ng1) as double, sc(ns1) as double, ssgr as double
DIM sgr as double, ct as double, sst as double, ssb as double
DIM ssg as double, sseb as double, ssw as double, sss1 as double
DIM  sss as double, sso1(ng1) as double, sso as double, ssow as double
DIM ssew as double, dft as integer, dfs as integer, dfg as double
DIM dfeb as integer, dfw as integer, dfc as integer, dfo as integer
DIM sfsow as integer, dfew as integer, msg as double, mseb as double
DIM mss as double, mso as double, msow as double, msew as double
DIM fg as double, fw as double, fo as double, fi as double
DIM pg as double, pw as double, po as double, pi as double
DIM i as integer, j as integer, k as integer, svc as object
DIM OutMat(11,6)
svc=createUnoService("com.sun.star.sheet.FunctionAccess")
for i=1 to ng
	for j=1 to nc
		str(i,j)=0
	next j
next i
for i=1 to ng
	sg(i)=0
next i
for i=1 to ns
	sc(i)=0
next i
ssgr=0
sgr=0
ssb=0
ssg=0
sss1=0
sss=0
sso=0
ssow=0
for k=0 to ng-1
	for i=1 to nr
		for j=1 to nc
			x(i,j,k+1)=a(k*nr+i,j)
			xx(i,j,k+1)=a(k*nr+i,j)^2
		next j
	next i
next k
for k=1 to ng
	for i=1 to nr
		for j=1 to nc
			str(j,k)=x(i,j,k)+str(j,k)
		next j
	next i
next k
for i=1 to ng
	for j=1 to nc
		sg(i)=sg(i)+str(j,i)
	next j
next i
for i=1 to ns
	for j=1 to nc
		sc(i)=sc(i)+a(i,j)
	next j
next i
for k=1 to ng
	for i=1 to nr
		for j=1 to nc
			ssgr=ssgr+xx(i,j,k)
			sgr=sgr+x(i,j,k)
		next j
	next i
next k
ct=sgr^2/nt
sst=ssgr-ct
for i=1 to ubound(a,1)
	ssb=ssb+sc(i)^2
next i
ssb=ssb/nc-ct
for i=1 to ng
	ssg=ssg+sg(i)^2/(nc*nr)
next i
ssg=ssg-ct
sseb=ssb-ssg
ssw=sst-ssb
for k=1 to ng
	for j=1 to nc
		sss1=sss1+str(k,j)
	next j
	sss=sss+sss1^2/(ng*nr)
	sss1=0
next k
sss=sss-ct
for i=1 to ng
	for j=1 to ng
		sso1(b(i,j))=sso1(b(i,j))+str(i,j)
	next j
next i
for i=1 to ng
	sso=sso1(i)^2/(ng*nr)+sso
next i
sso=sso-ct
for i=1 to ng
	for j=1 to ng
		ssow=ssow+str(i,j)^2/nr
	next j
next i
ssow=ssow-ct
ssow=ssow-ssg-sss-sso
ssew=ssw-sss-sso-ssow
dft=(ns*nc)-1
dfs=ns-1
dfg=ng-1
dfeb=dfs-dfg
dfw=dft-dfs
dfc=nc-1
dfo=ng-1
dfsow=(ng-2)*(ng-1)
dfew=dfw-dfc-dfo-dfsow
msg=ssg/dfg
mseb=sseb/dfeb
mss=sss/dfc
mso=sso/dfo
msow=ssow/dfsow
msew=ssew/dfew
fg=msg/mseb
fw=mss/msew
fo=mso/msew
fi=msow/msew
pg=svc.callFunction("FDIST",Array(fg,dfg,dfeb))
pw=svc.callFunction("FDIST",Array(fw,dfc,dfew))
po=svc.callFunction("FDIST",Array(fo,dfo,dfeb))
pi=svc.callFunction("FDIST",Array(fi,dfsow,dfeb))
OutMat(1,1)="Simple Latin Square ANOVA"
OutMat(2,1)="Source"
OutMat(2,2)="SS"
OutMat(2,3)="df"
OutMat(2,4)="ms"
OutMat(2,5)="F"
OutMat(2,6)="p"
OutMat(3,1)="Total"
OutMat(3,2)=sst
OutMat(3,3)=dft
OutMat(4,1)="  Between subjects"
OutMat(4,2)=ssb
OutMat(4,3)=dfs
OutMat(5,1)="    Groups"
OutMat(5,2)=ssg
OutMat(5,3)=dfg
OutMat(5,4)=msg
OutMat(5,5)=fg
OutMat(5,6)=pg
OutMat(6,1)="      Error: between"
OutMat(6,2)=sseb
OutMat(6,3)=dfeb
OutMat(6,4)=mseb
OutMat(7,1)="  Within subjects"
OutMat(7,2)=ssw
OutMat(7,3)=dfw
OutMat(8,1)="    Groups"
OutMat(8,2)=sss
OutMat(8,3)=dfc
OutMat(8,4)=mss
OutMat(8,5)=fw
OutMat(8,6)=pw
OutMat(9,1)="    Order"
OutMat(9,2)=sso
OutMat(9,3)=dfo
OutMat(9,4)=mso
OutMat(9,5)=fo
OutMat(9,6)=po
OutMat(10,1)="    Group x Order"
OutMat(10,2)=ssow
OutMat(10,3)=dfsow
OutMat(10,4)=msow
OutMat(10,5)=fi
OutMat(10,6)=pi
OutMat(11,1)="      Error: within"
OutMat(11,2)=ssew
OutMat(11,3)=dfew
OutMat(11,4)=msew


LatinSQ=OutMat
End function


Function GroupComp(a)
'REM compares the proportions in an array of counts.
'Columns are groups. Rows are categories.
'Null hypothesis is that the proportion of cases in the categories
'in the ith group is the same as the overall proportion.
DIM g as integer, c as integer, i as integer, j as integer
DIM n as integer, g1 as integer, c1 as integer
g=ubound(a,2)
c=ubound(a,1)
g1=g
c1=c
DIM ni(g1) as integer, pj(c1) as double, OutMat(g1+2,3)
DIM svc as object, x2(g1) as double, p(g1) as double, df as integer
svc=createUnoService("com.sun.star.sheet.FunctionAccess")
for i=1 to g
	ni(i)=0
	for j=1 to c
		ni(i)=ni(i)+a(j,i)
	next j
next i
n=0
For i=1 to g
	n=n+ni(i)
next i
for i=1 to c
	pj(i)=0
	for j=1 to g
		pj(i)=pj(i)+a(i,j)
	next j
	pj(i)=pj(i)/n
next i
for i=1 to g
	x2(i)=0
	for j=1 to c
		x2(i)=x2(i)+(a(j,i)-ni(i)*pj(j))^2/(ni(i)*pj(j))
	next j
next i
for i=1 to g
	p(i)=svc.callFunction("CHISQDIST",Array(x2(i),c-1))
next i
OutMat(1,1)="Group Comparisons"
OutMat(2,1)="Group"
OutMat(2,2)="Chi Square"
OutMat(2,3)="Probability"
for i=1 to g
	OutMat(i+2,1)=i
	OutMat(i+2,2)=x2(i)
	OutMat(i+2,3)=p(i)
next i
GroupComp=OutMat
end function
		

Function MeanComp(a,optional c)
'REM Compares the means of multiple groups of data contained in a.
'A t test is used. The null hypothesis is that the mean in the ith group
'is the same as the overall mean. If c=1 then zeros are ignored.
if ismissing(c) then c=0
DIM g as integer, i as integer, j as integer, g1 as integer, r as integer
DIM r1 as integer, gm as double
r=ubound(a,1)
g=ubound(a,2)
r1=r
g1=g
DIM ar(r1,1) as double, m(g1) as double, s(g1) as double, n(g1,1) as integer
DIM svc as object, OutMat(g1+2,4), ss(g1), nt as integer
DIM t(g1,1) as double, p(g1) as double, mg as double, tg as double
DIM ng as integer
svc=createUnoService("com.sun.star.sheet.FunctionAccess")
gm=0
nt=0
mg=0
for i=1 to g
	n(i,1)=0
next i
for i=1 to g
	m(i)=0
	s(i)=0
next i
For i=1 to r
	for j=1 to g
		gm=gm+a(i,j)
		if c=1 then
			n(j,1)=n(j,1)+1
		else
			n(j,1)=r
		end if
	next j
next i
if c=1 then
	for j=1 to g
		for i=1 to r
			if a(i,j)&lt;&gt;0 then
				m(j)=m(j)+a(i,j)
				s(j)=s(j)+a(i,j)
				ss(j)=ss(j)+a(i,j)^2
				nt=nt+1
			end if
		next i
		m(j)=m(j)/n(j,1)
		s(j)=s(j)^2/n(j,1)
		s(j)=ss(j)-s(j)
		s(j)=s(j)/(n(j,1)-1)
		s(j)=sqr(s(j))		
	next j
else
	nt=r*g
	for j=1 to g
		for i=1 to r
			ar(i,1)=a(i,j)
			n(j,1)=n(j,1)+1
		next i
		m(j)=svc.callFunction("AVERAGE",Array(ar))
		s(j)=svc.callFunction("STDEV",Array(ar))
	next j
End if
mg=gm/nt
for i=1 to g
	t(i,1)=(m(i)-mg)/(s(i)/sqr(n(i,1)))
	t(i,1)=abs(t(i,1))
	tg=t(i,1)
	ng=n(i,1)
	p(i)=svc.callFunction("TDIST",Array(tg,ng,1))
next i
OutMat(1,1)="Comparison of Means"
OutMat(2,1)="Group"
OutMat(2,2)="t"
OutMat(2,3)="p"
for i=1 to g
	OutMat(i+2,1)=i
	OutMat(i+2,2)=m(i)
	OutMat(i+2,3)=t(i,1)
	OutMat(i+2,4)=p(i)
next i
MeanComp=OutMat
End function

FUNCTION BRANKS(A)
'REM Given a matrix with two column vectors, returns the tied ranks
'for he two columns plus a column with tthe bivariate ranks of
'the paired ranks in a third column.
DIM I AS INTEGER, J AS INTEGER, OUTMAT(UBOUND(A,1),3) AS DOUBLE
DIM SUM AS DOUBLE,UX AS DOUBLE, UY AS DOUBLE, K AS INTEGER
FOR I=1 TO UBOUND(A,1)
	FOR J=1 TO 2
	SUM=0
		FOR K=1 TO UBOUND(A,1)
			'IF K&lt;&gt;I THEN
				IF A(I,J)-A(K,J)&gt;0 THEN
					UX=1
				ELSEIF A(I,J)-A(K,J)=0 THEN
					UX=0.5
				ELSE
					UX=0
				END IF
			'END IF
			SUM=SUM+UX
		NEXT K
		OUTMAT(I,J)=0.5+SUM
	NEXT J
NEXT I
FOR I=1 TO UBOUND(A,1)
	SUM=0
	FOR J=1 TO UBOUND(A,1)
				IF A(I,1)-A(J,1)&gt;0 THEN
					UX=1
				ELSEIF A(I,1)-A(J,1)=0 THEN
					UX=0.5
				ELSE
					UX=0
				END IF
				IF A(I,2)-A(J,2)&gt;0 THEN
					UY=1
				ELSEIF A(I,2)-A(J,2)=0 THEN
					UY=0.5
				ELSE
					UY=0
				END IF
			SUM=SUM+UX*UY
	NEXT J
	OUTMAT(I,3)=(3/4)+SUM
NEXT I

BRANKS=OUTMAT
END FUNCTION				
FUNCTION WELCH(A,B,OPTIONAL C)
'REM Returns Welch's T Test of means for two samples with
'unequal variances and sample sizes. The t statistic,
'degrees of freedom, and probability are returned.
'If C=1, a one-tail probability is returned, If c=2 (default)
'a two-tail probability is returned.
DIM M1 AS DOUBLE, M2 AS DOUBLE, V1 AS DOUBLE, V2 AS DOUBLE
DIM N1 AS INTEGER, N2 AS INTEGER, SV AS DOUBLE, DF AS DOUBLE
DIM DF1 AS INTEGER, DF2 AS INTEGER, T AS DOUBLE, P AS DOUBLE
DIM OUTMAT(1,3) AS DOUBLE, SVC AS OBJECT
IF ISMISSING(C) THEN C=2
svc=createUnoService("com.sun.star.sheet.FunctionAccess")
M1=SVC.CALLFUNCTION("AVERAGE",ARRAY(A))
M2=SVC.CALLFUNCTION("AVERAGE",ARRAY(B))
V1=SVC.CALLFUNCTION("VAR",ARRAY(A))
V2=SVC.CALLFUNCTION("VAR",ARRAY(B))
N1=SVC.CALLFUNCTION("COUNT",ARRAY(A))
N2=SVC.CALLFUNCTION("COUNT",ARRAY(B))
DF1=N1-1
DF2=N2-1
T=SQR((V1/N1)+(V2/N2))
T=(M1-M2)/T
DF=(V1^2/(N1^2*DF1))+(V2^2/(N2^2*DF2))
DF=((V1/N1)+(V2/N2))^2/DF
IF DF&gt;INT(DF)+0.5 THEN 
	DF=INT(DF)+1
ELSE
	DF=INT(DF)
END IF
P=SVC.CALLFUNCTION("TDIST", ARRAY(T,DF,C))
OUTMAT(1,1)=T
OUTMAT(1,2)=DF
OUTMAT(1,3)=P
WELCH=OUTMAT

END FUNCTION

FUNCTION PCONF(P,N,LEVEL)
'REM Returns the confidence interval of a proportion given the proportion
'the sample size, and the confidence level.
DIM SVC AS OBJECT, Z AS DOUBLE, OUTMAT(1,2) AS DOUBLE, PC AS DOUBLE
svc=createUnoService("com.sun.star.sheet.FunctionAccess")
Z=SVC.CALLFUNCTION("NORMSINV",ARRAY(1-0.5*(1-LEVEL)))
PC=Z*SQR((1/N)*P*(1-P))
OUTMAT(1,1)=P-PC
OUTMAT(1,2)=P+PC
PCONF=OUTMAT
END FUNCTION

FUNCTION EXPCONF(RATE, N,MEAN,ALPHA)
'REM Returns the confidence limits of the rate parameter
'of an exponential distributiion for a sample of size n
'and a mean of MEAN. Alpha is 1-the level of confidence desired.
DIM SVC AS OBJECT, P AS DOUBLE, OUTMAT(1,2) AS DOUBLE
svc=createUnoService("com.sun.star.sheet.FunctionAccess")
P=SVC.CALLFUNCTION("CHISQINV",ARRAY((1-ALPHA/2),2*N))
OUTMAT(1,1)=P/(2*N*MEAN)
P=SVC.CALLFUNCTION("CHISQINV",ARRAY(ALPHA/2,2*N))
OUTMAT(1,2)=P/(2*N*MEAN)
EXPCONF=OUTMAT
END FUNCTION

FUNCTION POISMEANCONF(MEAN,K,ALPHA)
'REM Returns the confidence interval of the mean of a Poisson
'distribution given an observation, K, and the desired alpha
'(1 minus the desired level of confidence)
DIM SVC AS OBJECT, OUTMAT(1,2) AS DOUBLE
svc=createUnoService("com.sun.star.sheet.FunctionAccess")
OUTMAT(1,1)=0.5*SVC.CALLFUNCTION("CHISQINV",ARRAY(ALPHA/2,2*K))
OUTMAT(1,2)=0.5*SVC.CALLFUNCTION("CHISQINV",ARRAY((1-ALPHA/2),2*K+2))
POISMEANCONF=OUTMAT
END FUNCTION

FUNCTION TTEST1(A,POPMEAN,ALPHA,MODE)
'REM Returns a profile of the t test for comparing a sample mean
'with a population mean. Requires the data in a column vector, A,
'the population mean (POPMEAN), and the desired alpha for the
'confidence intervals (ALPHA). A full profile with labels is returned.
'MODE=1 INDICATES A ONE-TAIL TEST. MODE=2 INDICATES A TWO-TAIL TEST.
DIM N AS INTEGER, XBAR AS DOUBLE, SUM1 AS DOUBLE, SUM2 AS DOUBLE
DIM MSS AS DOUBLE, CORR AS DOUBLE, SE AS DOUBLE, V AS DOUBLE
DIM DIFF AS DOUBLE, T AS DOUBLE, P AS DOUBLE, CI1 AS DOUBLE
DIM CI2 AS DOUBLE, OUTMAT(7,7), I AS INTEGER, SVC AS OBJECT
svc=createUnoService("com.sun.star.sheet.FunctionAccess")
N=UBOUND(A,1)
OUTMAT(1,2)="N"
OUTMAT(1,3)="mean"
OUTMAT(1,4)="sd"
OUTMAT(1,5)="se"
OUTMAT(1,6)="conf. int."
OUTMAT(2,1)="sample"
OUTMAT(3,1)="population"
OUTMAT(4,1)="difference"
OUTMAT(5,2)="t="
OUTMAT(6,2)="mode"
OUTMAT(7,2)="p="
OUTMAT(2,2)=N
SUM1=0
SUM2=0
FOR I=1 TO N
	SUM1=SUM1+A(I,1)
	SUM2=SUM2+A(I,1)^2
NEXT I
XBAR=SUM1/N
OUTMAT(2,3)=XBAR
OUTMAT(3,3)=POPMEAN
MSS=SUM1^2/N
CORR=SUM2-MSS
SE=SQR(CORR/(N*(N-1)))
OUTMAT(2,4)=SVC.CALLFUNCTION("STDEV",ARRAY(A))
OUTMAT(2,5)=OUTMAT(2,4)/SQR(N)
T=SVC.CALLFUNCTION("TINV",ARRAY(1-ALPHA/2,N-1))
OUTMAT(3,6)=POPMEAN
OUTMAT(3,7)=POPMEAN
DIFF=ABS(POPMEAN-XBAR)
OUTMAT(4,3)=DIFF
OUTMAT(4,5)=SE
OUTMAT(2,6)=XBAR-T*(OUTMAT(2,4)/(SQR(N)))
OUTMAT(2,7)=XBAR+T*(OUTMAT(2,4)/(SQR(N)))
OUTMAT(4,6)=DIFF-T*SE
OUTMAT(4,7)=DIFF+T*SE
T=ABS(DIFF/SE)
P=SVC.CALLFUNCTION("TDIST",ARRAY(T,N-1,MODE))
OUTMAT(5,3)=T
IF MODE=1 THEN
	OUTMAT(6,3)="One-tail test"
ELSE
	OUTMAT(6,3)="Two-tail test"
END IF
OUTMAT(7,3)=P
TTEST1=OUTMAT
END FUNCTION
	
FUNCTION LEVENE(A,optional MODE,optional W)
'REM Returns the results of Levene's test for the homogeneity of
'variances. The data can be weighted (using a MATRIX of weights, W.
'There are four available modes:
'	1 (default) uses the means of the groups
'	2. uses the medians and returns two values based on two different
'		degrees of freedom
'	3. uses the 5% trimmed means

DIM WT(UBOUND(A,1)-1,UBOUND(A,2)-1) AS DOUBLE, LA AS DOUBLE, K AS INTEGER, W1 AS INTEGER
DIM P AS DOUBLE, OUTMAT1(2,4),I AS INTEGER, J AS INTEGER, M AS INTEGER
DIM L AS INTEGER, WI(UBOUND(A,2)-1,1) AS DOUBLE, ZJ(UBOUND(A,2)-1,1) AS DOUBLE
DIM ZBAR AS DOUBLE, ZIL(UBOUND(A,1)-1,UBOUND(A,2)-1), XBAR (UBOUND(A,2),1) AS DOUBLE
DIM WJ(UBOUND(A,1)-1,1), SUM1 AS DOUBLE, SUM2 AS DOUBLE, OUTMAT2(3,4)
DIM OUTMAT3(2,4), OUTMAT4(6,4), TOP AS DOUBLE, BOTTOM AS DOUBLE
DIM MD(UBOUND(A,2)-1) AS DOUBLE, TM(UBOUND(A,2)-1) AS DOUBLE
DIM V AS DOUBLE, SVC AS OBJECT, D(UBOUND(A,1)-1,0) AS DOUBLE
DIM FLG AS INTEGER, U(UBOUND(A,2),1) AS DOUBLE, VJ(UBOUND(A,2),1) AS DOUBLE

FLG=0
svc=createUnoService("com.sun.star.sheet.FunctionAccess")
IF ISMISSING(MODE) THEN MODE=1
if ismissing(W) then
	FOR I=1 TO UBOUND(A,1)
		FOR J=1 TO UBOUND(A,2)
			WT(I,J)=1
		NEXT J

	NEXT I
ELSE
	FOR I=1 TO UBOUND(W,1)
		FOR J=1 TO UBOUND(W,2)
		WT(I,J)=W(I,J)
		NEXT J

	NEXT I
END IF
LT10:	SUM1=0
FOR J=1 TO UBOUND(WT,2)
	FOR I=1 TO UBOUND(WT,1)
		SUM1=SUM1+WT(I,J)
	NEXT I
	WJ(J,1)=SUM1
	SUM1=0
	SUM2=SUM2+WJ(J,1)
NEXT J
W1=SUM2
SUM1=0
FOR J=1 TO UBOUND(A,2)
	FOR I=1 TO UBOUND(A,1)
		SUM1=SUM1+WT(I,J)*A(I,J)
	NEXT I
	XBAR(J,1)=SUM1/WJ(J,1)
	SUM1=0
NEXT J
FOR J=1 TO UBOUND(A,2)
	FOR I=1 TO UBOUND(A,1)
		D(I,1)=A(I,J)
	NEXT I
	MD(J)=SVC.CALLFUNCTION("MEDIAN",ARRAY(D))
NEXT J
FOR J=1 TO UBOUND(A,2)
	FOR I=1 TO UBOUND(A,1)
		D(I,1)=A(I,J)
	NEXT I
	TM(J)=SVC.CALLFUNCTION("TRIMMEAN",ARRAY(D,0.1))
NEXT J
FOR I=1 TO UBOUND(A,1)
	FOR J=1 TO UBOUND(A,2)
		IF MODE=1 OR MODE=4 THEN
			ZIL(I,J)=ABS(A(I,J)-XBAR(J,1))
		ELSEIF MODE=2 THEN
			ZIL(I,J)=ABS(A(I,J)-MD(J))
		ELSEIF MODE=3 THEN
			ZIL(I,J)=ABS(A(I,J)-TM(J))
		END IF
	NEXT J
NEXT I
SUM1=0
FOR J=1 TO UBOUND(A,2)
	FOR I=1 TO UBOUND(A,1)
		SUM1=SUM1+WT(I,J)*ZIL(I,J)
	NEXT I
	ZJ(J,1)=SUM1/WJ(J,1)
	SUM1=0
NEXT J
SUM1=0
FOR J=1 TO UBOUND(A,2)
	SUM1=WJ(J,1)*ZJ(J,1)/W1
NEXT J
ZBAR=SUM1
SUM1=0
FOR J=1 TO UBOUND(A,2)
	SUM1=SUM1+WJ(J,1)*(ZJ(J,1)-ZBAR)^2
NEXT J
TOP=SUM1
SUM1=0
FOR J=1 TO UBOUND(A,2)
	FOR I=1 TO UBOUND(A,1)
		SUM1=SUM1+WJ(J,1)*(ZIL(I,J)-ZJ(J,1))^2
	NEXT I
NEXT J
BOTTOM=SUM1
K=UBOUND(A,2)







LA=((W1-UBOUND(A,2))/(UBOUND(A,2)-1))*(TOP/BOTTOM)
SUM1=0
FOR J=1 TO UBOUND(A,2)
	FOR I=1 TO UBOUND(A,1)
		SUM1=SUM1+W(I,J)*(ZIL(I,J)-ZJ(UBOUND(A,2),1))^2
	NEXT I
	U(J,1)=SUM1
	SUM1=0
NEXT J
FOR I=1 TO UBOUND(A,2)
	VJ(I,1)=WJ(I,1)-1
NEXT I
SUM1=0
FOR I=1 TO K
	SUM1=SUM1+U(I,1)
NEXT I
TOP=SUM1^2
SUM1=0
FOR I=1 TO K
	SUM1=SUM1+U(I,1)^2/VJ(I,1)
NEXT I
V=TOP/SUM1

IF MODE=1 OR FLG=1 THEN
	OUTMAT1(1,1)="Levene Test of Homogeneity of Variances"
	OUTMAT1(2,1)="Mode"
	OUTMAT1(2,2)="Statistic"
	OUTMAT1(2,3)="Degrees of freedom"
	OUTMAT1(2,4)="Probability"
	OUTMAT1(3,1)="Mean"
	OUTMAT1(3,2)=LA
	OUTMAT1(3,3)=FORMAT(k-1,"#") &amp; "," &amp; FORMAT(W1-K,"#")
	OUTMAT1(3,4)=SVC.CALLFUNCTION("FDIST",ARRAY(LA,K-1,W1-K))

ELSEIF MODE=2 OR FLG=1 THEN
	OUTMAT2(1,1)="Levene Test of Homogeneity of Variances"
	OUTMAT2(2,1)="Mode"
	OUTMAT2(2,2)="Statistic"
	OUTMAT2(2,3)="Degrees of freedom"
	OUTMAT2(2,4)="Probability"
	OUTMAT2(3,1)="Median"
	OUTMAT2(3,2)=LA
	OUTMAT2(3,3)=FORMAT(k-1,"#") &amp; "," &amp; FORMAT(W1-K,"#")
	OUTMAT2(3,4)=SVC.CALLFUNCTION("FDIST",ARRAY(LA,K-1,W1-K))
	OUTMAT2(4,3)=FORMAT(k-1,"#") &amp; "," &amp; FORMAT(V,"#")
	OUTMAT2(4,4)=SVC.CALLFUNCTION("FDIST",ARRAY(LA,K-1,V))
ELSEIF MODE=3 OR FLG=1 THEN
	OUTMAT3(1,1)="Levene Test of Homogeneity of Variances"
	OUTMAT3(2,1)="Mode"
	OUTMAT3(2,2)="Statistic"
	OUTMAT3(2,3)="Degrees of freedom"
	OUTMAT3(2,4)="Probability"
	OUTMAT3(3,1)="5% Trimmed Mean"
	OUTMAT3(3,2)=LA
	OUTMAT3(3,3)=FORMAT(k-1,"#") &amp; "," &amp; FORMAT(W1-K,"#")
	OUTMAT3(3,4)=SVC.CALLFUNCTION("FDIST",ARRAY(LA,K-1,W1-K))
END IF

IF MODE=1 THEN
	LEVENE=OUTMAT1
ELSEIF MODE=2 THEN
	LEVENE=OUTMAT2
ELSEIF MODE=3 THEN
	LEVENE=OUTMAT3
END IF
END FUNCTION

FUNCTION TTEST2(A,B,optional ALPHA,optional MODE)
'REM Performs the two group t test and also displays confidence
'limits for the group means, combined mean, and differences of the means.
'The two data sets are entered as the column vectors A and B.
'Alphs is the confidence level for the confidence limits (default=.95)
'If Mode is 1, a one-tailed test is returned; otherwise (default)
'a two-tail test is returned
DIM OUTMAT(8,7), SUM AS DOUBLE, SUM2 AS DOUBLE, MSS AS DOUBLE
DIM SVC AS OBJECT, CORR AS DOUBLE, SUM21 AS DOUBLE, SUM22 AS DOUBLE
DIM MSS2 AS DOUBLE, CORR2 AS DOUBLE, SE AS DOUBLE, XBAR AS DOUBLE
DIM YBAR AS DOUBLE, SD1 AS DOUBLE, SD2 AS DOUBLE, SE1 AS DOUBLE
DIM SE2 AS DOUBLE, CI1 AS DOUBLE, CI2 AS DOUBLE, CBAR AS DOUBLE
DIM CSD AS DOUBLE, CSE AS DOUBLE, CIC AS DOUBLE, T AS DOUBLE
DIM DBAR AS DOUBLE, DSD AS DOUBLE, DSE AS DOUBLE, CID AS DOUBLE
DIM P AS DOUBLE, N1 AS INTEGER, N2 AS INTEGER, I AS INTEGER
DIM J AS INTEGER, C() AS DOUBLE, DIFF AS DOUBLE

svc=createUnoService("com.sun.star.sheet.FunctionAccess")
IF ISMISSING(ALPHA) THEN ALPHA=0.95
IF ISMISSING(MODE) THEN MODE=2
N1=UBOUND(A,1)
N2=UBOUND(B,1)
REDIM C(UBOUND(A,1)+UBOUND(B,1)-1,1-1)
FOR I=1 TO N1
	C(I,1)=A(I,1)
NEXT I
FOR I=1 TO N2
	C(N1+I,1)=B(I,1)
NEXT I
OUTMAT(1,1)="Source"
OUTMAT(1,2)="N"
OUTMAT(1,3)="mean"
OUTMAT(1,4)="sd"
OUTMAT(1,5)="se"
OUTMAT(1,6)="conf. int."

OUTMAT(2,1)="Group 1"
OUTMAT(3,1)="Group 2"
OUTMAT(4,1)="Combined"
OUTMAT(5,1)="Difference"
OUTMAT(6,2)="T Value ="
OUTMAT(7,2)="Mode"
OUTMAT(8,2)="P ="

OUTMAT(2,2)=N1
OUTMAT(3,2)=N2
OUTMAT(4,2)=N1+N2
OUTMAT(5,2)=ABS(N1-N2)
SUM1=0
SUM2=0
SUM21=0
SUM22=0

FOR I=1 TO N1
	SUM1=SUM1+A(I,1)
	SUM2=SUM2+A(I,1)^2
NEXT I
XBAR=SUM1/N1
FOR I=1 TO N2
	SUM21=SUM21+B(I,1)
	SUM22=SUM22+B(I,1)^2
NEXT I
YBAR=SUM21/N2
CBAR=(SUM1+SUM21)/(N1+N2)
DBAR=ABS(SUM1-SUM21)/(N1+N2)
SD1=SVC.CALLFUNCTION("STDEV",ARRAY(A))
SD2=SVC.CALLFUNCTION("STDEV",ARRAY(B))
CSD=SVC.CALLFUNCTION("STDEV",ARRAY(C))

OUTMAT(2,3)=XBAR
OUTMAT(3,3)=YBAR
OUTMAT(4,3)=CBAR
OUTMAT(5,3)=DBAR
OUTMAT(2,4)=SD1
OUTMAT(3,4)=SD2
OUTMAT(4,4)=CSD
OUTMAT(5,4)=SD1+SD2

SE1=SD1/SQR(N1)
SE2=SD2/SQR(N2)
CSE=CSD/SQR(N1+N2)
OUTMAT(2,5)=SE1
OUTMAT(3,5)=SE2
OUTMAT(4,5)=CSE

CI1=SVC.CALLFUNCTION("TINV",ARRAY(1-ALPHA/2,N1-1))
CI2=SVC.CALLFUNCTION("TINV",ARRAY(1-ALPHA/2,N2-1))
CIC=SVC.CALLFUNCTION("TINV",ARRAY(1-ALPHA/2,N1+N2-2))
CI1=CI1*SE1
CI2=CI2*SE2
CIC=CIC*CSE


OUTMAT(2,6)=XBAR-CI1
OUTMAT(2,7)=XBAR+CI1
OUTMAT(3,6)=YBAR-CI2
OUTMAT(3,7)=YBAR+CI2
OUTMAT(4,6)=CBAR-CIC
OUTMAT(4,7)=CBAR+CIC


MSS=SUM1^2/N1
CORR=SUM2-MSS
MSS2=SUM21^2/N2
CORR2=SUM22-MSS2
SE=CORR+CORR2
SE=SE/(N1+N2-2)
SE=SE*((1/N1)+(1/N2))
SE=SQR(SE)
CID=CIC+DSE
OUTMAT(5,6)=DBAR-CID
OUTMAT(5,7)=DBAR+CID
DIFF=ABS(XBAR-YBAR)
MSGBOX XBAR
MSGBOX YBAR
T=DIFF/SE
P=SVC.CALLFUNCTION("TDIST",ARRAY(T,(N1+N2-2),MODE))
OUTMAT(6,3)=T
IF MODE=1 THEN
	OUTMAT(7,3)="One-tail test"
ELSE
	OUTMAT(7,3)="Two-tail test"
END IF
OUTMAT(8,3)=P
TTEST2=OUTMAT
END FUNCTION

FUNCTION FET(A,optional MODE)
'REM Performs Fisher's Exact Test on a 2x2 crosstabulation. 
'If MODE=1, a one-tail test is returned; otherwise, a two-tailed
'test is returned

DIM N(2,2) AS LONG, SAMPLE AS LONG, HITS AS LONG, TOTAL AS LONG
DIM SVC AS OBJECT, P1 AS DOUBLE, EN1 AS DOUBLE, PXACT AS DOUBLE
DIM P2 AS DOUBLE, PX AS DOUBLE, PMIN AS LONG, PMAX AS LONG
DIM I AS LONG, X AS DOUBLE



svc=createUnoService("com.sun.star.sheet.FunctionAccess")
IF ISMISSING(MODE) THEN MODE=2

'Rearrange the crosstabultation
IF A(1,1)*A(2,2)&gt;A(1,2)*A(2,1) THEN
	IF A(1,2)&lt;A(2,1) THEN
		N(1,1)=A(1,2)
		N(2,1)=A(2,2)
		N(1,2)=A(1,1)
		N(2,2)=A(2,1)
	ELSE
		N(1,1)=A(2,1)
		N(2,1)=A(1,1)
		N(1,2)=A(2,2)
		N(2,2)=A(1,2)
	END IF
ELSE
	N(1,1)=A(1,1)
	N(2,1)=A(2,1)
	N(1,2)=A(1,2)
	N(2,2)=A(2,2)
END IF
SAMPLE=N(1,1)+N(1,2)
HITS=N(1,1)+N(2,1)
TOTAL=N(1,1)+N(1,2)+N(2,1)+N(2,2)

'One tailed significance level

	IF TOTAL=0 THEN
		P1=1
	ELSE
		EN1=SAMPLE*HITS/TOTAL
		IF N(1,1)&gt;EN1 THEN
			P1=SVC.CALLFUNCTION("HYPGEOMDIST",ARRAY(N(1,1),SAMPLE,HITS,TOTAL))
			P1=1-P1
		ELSE
			P1=SVC.CALLFUNCTION("HYPGEOMDIST",ARRAY(N(1,1),SAMPLE,HITS,TOTAL))
		END IF
	END IF	
	IF N(1,1)=0 THEN
		PXACT=P1
	ELSE
		PXACT=ABS(P1-SVC.CALLFUNCTION("HYPGEOMDIST",ARRAY(N(1,1)-1,SAMPLE,HITS,TOTAL)))		
	END IF
IF MODE=2 THEN
	IF TOTAL=0 THEN
		P2=1
	ELSE
		IF SAMPLE&lt;HITS THEN
			PMIN=SAMPLE
		ELSE
			PMIN=HITS
		END IF
		PMAX=N(1,1)+1
		PX=0
		FOR I=PMIN TO PMAX STEP -1
			X=SVC.CALLFUNCTION("HYPGEOMDIST",ARRAY(I,SAMPLE,HITS, TOTAL))
			IF X&gt;PXACT THEN
				PX=X
				GOTO FET10
			END IF
		NEXT I
FET10:		IF PX=0 THEN
			P2=1
		ELSE
			P2=PXACT+PX
		END IF
	END IF
END IF
IF MODE=1 THEN
	FET=P1
ELSE
	FET=P2
END IF

END FUNCTION

FUNCTION TTEST3(A,B,optional ALPHA,optional MODE)
'REM Performs a related measures t test given two column vectors of
'data, which should be of equal size. ALPHA specifies the alpha
'level for confidence intervals (default=95%). Mode specifies
'one tailed test (1) or two tailed test (2, default).
DIM OUTMAT (7,7), D(UBOUND(A,1)-1,1) AS DOUBLE, DS AS DOUBLE
DIM SUMD AS DOUBLE, I AS INTEGER, MSS AS DOUBLE, SUMA AS DOUBLE
DIM SUMB AS DOUBLE, DSD AS DOUBLE, DSE AS DOUBLE, MA AS DOUBLE, MB AS DOUBLE
DIM SDA AS DOUBLE, SDB AS DOUBLE, SVC AS OBJECT, SEA AS DOUBLE
DIM SEB AS DOUBLE, MD AS DOUBLE, T AS DOUBLE, P AS DOUBLE, N AS INTEGER
DIM DM AS DOUBLE, SDD AS DOUBLE, CIA1 AS DOUBLE, CIA2 AS DOUBLE
DIM CIB1 AS DOUBLE, CIB2 AS DOUBLE, CID1 AS DOUBLE, CID2 AS DOUBLE
DIM CA AS DOUBLE



svc=createUnoService("com.sun.star.sheet.FunctionAccess")
IF UBOUND(A,1)&lt;&gt;UBOUND(B,1) THEN
	MSGBOX "The two data column vectors must be of equal size."
	exit function
end if
N=UBOUND(A,1)
IF ISMISSING(ALPHA) THEN ALPHA= 0.95
IF ISMISSING(MODE) THEN MODE=2
OUTMAT(1,1)="Source"
OUTMAT(1,2)="N"
OUTMAT(1,3)="mean"
OUTMAT(1,4)="sd"
OUTMAT(1,5)="se"
OUTMAT(1,6)="conf. int."
OUTMAT(2,1)="Group 1"
OUTMAT(3,1)="Group 2"
OUTMAT(4,1)="Difference"
OUTMAT(5,2)="T Value ="
OUTMAT(6,2)="Mode"
OUTMAT(7,2)="P ="

FOR I=1 TO UBOUND(A,1)
	D(I,1)=A(I,1)-B(I,1)
NEXT I
SUMD=0
SUMA=0
SUMB=0
DS=0
FOR I=1 TO N
	DS=DS+D(I,1)^2
	SUMD=SUMD+D(I,1)
	SUMA=SUMA+A(I,1)
	SUMB=SUMB+B(I,1)
NEXT I
MA=SUMA/N
MB=SUMB/N
MD=ABS(MA-MB)
DM=SUMD/N
SDA=SVC.CALLFUNCTION("STDEV",ARRAY(A))
SDB=SVC.CALLFUNCTION("STDEV",ARRAY(B))
SDD=SVC.CALLFUNCTION("STDEV",ARRAY(D))
SEA=SDA/SQR(N)
SEB=SDB/SQR(N)
MSS=SUMD^2/N
DSD=DS-MSS
DSE=DSD/(N-1)
DSE=SQR(DSE)
DSE=DSE/SQR(N)
T=MD/DSE
P=SVC.CALLFUNCTION("TDIST",ARRAY(T,N-1,MODE))
OUTMAT(2,2)=N
OUTMAT(2,3)=MA
OUTMAT(2,4)=SDA
OUTMAT(2,5)=SEA
CA=SVC.CALLFUNcTION("TINV",ARRAY(1-ALPHA/2,N-1))
CIA1=MA-CA*SEA
CIA2=MA+CA*SEA
OUTMAT(2,6)=CIA1
OUTMAT(2,7)=CIA2
OUTMAT(3,2)=N
OUTMAT(3,3)=MB
OUTMAT(3,4)=SDB
OUTMAT(3,5)=SEB
CIB1=MB-CA*SEB
CIB2=MB+CA*SEB
OUTMAT(3,6)=CIB1
OUTMAT(3,7)=CIB2
OUTMAT(4,2)=N
OUTMAT(4,3)=MD
OUTMAT(4,4)=SDD
OUTMAT(4,5)=DSE
CID1=MD-CA*DSE
CID2=MD+CA*DSE
OUTMAT(4,6)=CID1
OUTMAT(4,7)=CID2
OUTMAT(5,3)=T
IF MODE=1 THEN
	OUTMAT(6,3)="One-tail test"
else
	outmat(6,3)="Two-tail test"
end if
OUTMAT(7,3)=P


TTEST3=OUTMAT
END FUNCTION

FUNCTION HoVar1(V1,DF1,V2,DF2)
'Performs a test of homogeneity of two independent variances, given
'two variances and their degrees of freedom.

DIM F AS DOUBLE,SVC AS OBJECT, OUTMAT(6,2), P AS DOUBLE

svc=createUnoService("com.sun.star.sheet.FunctionAccess")
OUTMAT(1,1)="Test of Homogeneity of variances"
OUTMAT(2,1)="Unrelated variables"
OUTMAT(3,1)="F"
OUTMAT(4,1)="df1"
OUTMAT(5,1)="df2"
OUTMAT(6,1)="Prob."
IF V1&gt;V2 THEN
	F=V1/V2
ELSE
	F=V2/V1
END IF
OUTMAT(3,2)=F
OUTMAT(4,2)=DF1
OUTMAT(5,2)=DF2
P=SVC.CALLFUNCTION("FDIST",ARRAY(F,DF1,DF2))
P=2*P
OUTMAT(6,2)=P
HoVar1=OUTMAT
END FUNCTION

FUNCTION HoVar2(A,B,optional m)
'Performs a test of homogeneity of variances for related variables
'on two column vectors of data. If m=1, a one-tail test is
'performed. If m=2 (default), a two-tail test is performed.
DIM V1 AS DOUBLE, V2 AS DOUBLE, CORR AS DOUBLE, VMV AS DOUBLE
DIM VTV AS DOUBLE, DF AS INTEGER, SR AS DOUBLE, NUM AS DOUBLE
DIM CC AS DOUBLE, CV AS DOUBLE, DEN AS DOUBLE, T AS DOUBLE
DIM SVC AS OBJECT, P AS DOUBLE, OUTMAT(6,4)

IF ISMISSING(m) THEN m=2
svc=createUnoService("com.sun.star.sheet.FunctionAccess")
OUTMAT(1,1)="Test of Homogeneity of variances"
OUTMAT(2,1)="Related variables"
OUTMAT(3,1)="Corr"
OUTMAT(4,1)="Var1"
OUTMAT(5,1)="Var2"
OUTMAT(6,1)="df"
OUTMAT(3,3)="t"
OUTMAT(4,3)="Prob"
V1=SVC.CALLFUNCTION("VARP",ARRAY(A))
OUTMAT(4,2)=V1
V2=SVC.CALLFUNCTION("VARP",ARRAY(B))
OUTMAT(5,2)=V2
CORR=SVC.CALLFUNCTION("CORREL",ARRAY(A,B))
OUTMAT(3,2)=CORR
VMV=ABS(V1-V2)
VTV=V1*V2
DF=UBOUND(A,1)-2
OUTMAT(6,2)=DF
SR=SQR(DF)
NUM=SR*VMV
CC=1-CORR
CV=4*VTV
DEN=CV*CC
DEN=SQR(DEN)
T=NUM/DEN
OUTMAT(3,4)=T
P=SVC.CALLFUNCTION("TDIST",ARRAY(T,DF,m))
OUTMAT(4,4)=P
HoVar2=OUTMAT
END FUNCTION

Function QFMax(k,df,optional alpha)
'Returns the critical value for Hartley's Fmax test for
'k groups, and df degrees of freedom, for alpha = 0.05 (alpha = 0 = default)
'or 0.01 (alpha=1). The function works from a tabulation
'of critical values.

DIM DUMMY AS INTEGER, FM(15-1,11-1),CL AS INTEGER, RW AS INTEGER
DIM I AS INTEGER, J AS INTEGER

IF ISMISSING(alpha) THEN alpha=0
DUMMY=CLRData()	
IF alpha=0 THEN

	DUMMY=DATAIn("39.0,87.5,142,202,266,333,403,475,550,626,704")
	DUMMY=DATAIn("15.4,27.8,39.2,50.7,62.0,72.9,83.5,93.9,104,114,124")
	DUMMY=DATAIn("9.60,15.5,20.6,25.2,29.5,33.6,37.5,41.1,44.6,48.0,51.4")
	DUMMY=DATAIn("7.15,10.8,13.7,16.3,18.7,20.8,22.9,24.7,26.5,28.2,29.9")
	DUMMY=DATAIn("5.82,8.38,10.4,12.1,13.7,15.0,16.3,17.5,18.6,19.7,20.7")
	DUMMY=DATAIn("4.99,6.94,8.44,9.70,10.8,11.8,12.7,13.5,14.3,15.1,15.8")
	DUMMY=DATAIn("4.43,6.00,7.18,8.12,9.03,9.78,10.5,11.1,11.7,12.2,12.7")
	DUMMY=DATAIn("4.03,5.34,6.31,7.11,7.80,8.41,8.95,9.45,9.91,10.3,10.7")
	DUMMY=DATAIn("3.72,4.85,5.67,6.34,6.92,7.42,7.87,8.28,8.66,9.01,9.34")
	DUMMY=DATAIn("3.28,4.16,4.79,5.30,5.72,6.09,6.42,6.72,7.00,7.25,7.48")
	DUMMY=DATAIn("2.86,3.54,4.01,4.37,4.68,4.95,5.19,5.40,5.59,5.77,5.93")
	DUMMY=DATAIn("2.46,2.95,3.29,3.54,3.76,3.94,4.10,4.24,4.37,4.49,4.59")
	DUMMY=DATAIn("2.07,2.40,2.61,2.78,2.91,3.02,3.12,3.21,3.29,3.36,3.39")
	DUMMY=DATAIn("1.67,1.85,1.96,2.04,2.11,2.17,2.22,2.26,2.30,2.33,2.36")
	DUMMY=DATAIn("1.00,1.00,1.00,1.00,1.00,1.00,1.00,1.00,1.00,1.00,1.00")
ELSE
	DUMMY=DATAIn("199,448,729,1036,1362,1705,2063,2432,2813,3204,3605")
	DUMMY=DATAIn("47.5,85,120,151,184,216,249,281,310,337,361")
	DUMMY=DATAIn("23.2,37,49,59,69,79,89,97,106,113,120")
	DUMMY=DATAIn("14.9,22,28,33,38,42,46,50,54,57,60")
	DUMMY=DATAIn("11.1,15.5,19.1,22,25,27,30,32,34,36,37")
	DUMMY=DATAIn("8.89,12.1,14.5,16.5,18.4,20,22,23,24,26,27")
	DUMMY=DATAIn("7.50,9.9,11.7,13.2,14.5,15.8,16.9,17.9,18.9,19.8,21")
	DUMMY=DATAIn("6.54,8.5,9.9,11.1,12.1,13.1,13.9,14.7,15.3,16.0,16.6")
	DUMMY=DATAIn("5.85,7.4,8.6,9.6,10.4,11.4,11.8,12.4,12.9,13.4,13.9")
	DUMMY=DATAIn("4.91,6.1,6.9,7.6,8.2,8.7,9.1,9.5,9.9,10.2,10.6")
	DUMMY=DATAIn("4.07,4.9,5.5,6.0,6.4,6.7,7.1,7.3,7.5,7.8,8.0")
	DUMMY=DATAIn("3.32,3.8,4.3,4.6,4.9,5.1,5.3,5.5,5.6,5.8,5.9")
	DUMMY=DATAIn("2.63,3.0,3.3,3.4,3.6,3.7,3.8,3.9,4.0,4.1,4.2")
	DUMMY=DATAIn("1.96,2.2,2.3,2.4,2.4,2.5,2.5,2.6,2.6,2.7,2.7")
	DUMMY=DATAIn("1.00,1.00,1.00,1.00,1.00,1.00,1.00,1.00,1.00,1.00,1.00")
END IF
FOR I=1 TO 15
	FOR J=1 TO 11
		FM(I,J)=READData()
	NEXT J
NEXT I
CL=K-1
IF DF&gt;1 AND DF&lt;11 THEN
	RW=DF-1
ELSEIF DF&gt;10 AND DF&lt;13 THEN
	RW=10
ELSEIF DF&gt;12 AND DF&lt;16 THEN
	RW=11
ELSEIF DF&gt;15 AND DF&lt;21 THEN 
	RW=12
ELSEIF DF&gt;20 AND DF&lt;31 THEN
	RW=13
ELSEIF DF&gt;61 AND DF&lt;1000 THEN
	RW=16
ELSE
	RW=15
END IF
QFMax=FM(RW,CL)
DUMMY=CLRData
END FUNCTION

FUNCTION FMax(A,optional alpha)
'Performs Hartley's FMax test of a set of data.
'A is a matrix with group data in columns.
'alpha is the desired alpha level: 0 (default)=0.05, 1=0.01
'Can only work with up to 12 groups
DIM C(UBOUND(A,1)-1,1-1), N AS INTEGER, I AS INTEGER, J AS INTEGER
DIM SVC AS OBJECT,V(UBOUND(A,2)-1,1-1),K AS INTEGER,DF AS INTEGER
DIM OUTMAT(4,2), VMax AS DOUBLE, VMin AS DOUBLE,FM AS DOUBLE

OUTMAT(1,1)="Hartley's Fmax test"
OUTMAT(2,1)="Fmax"
OUTMAT(3,1)="df"
OUTMAT(4,1)="Crit. value"
svc=createUnoService("com.sun.star.sheet.FunctionAccess")
IF ISMISSING(alpha) THEN alpha=0
FOR J=1 TO UBOUND(A,2)
	FOR I=1 TO UBOUND(A,1)
		C(I,1)=A(I,J)
	NEXT I
	V(J,1)=SVC.CALLFUNCTION("VARP",ARRAY(C))
NEXT J
N=UBOUND(A,1)
K=UBOUND(A,2)
DF=N-1
VMax=V(1,1)
VMin=V(1,1)
FOR I=1 TO K
	IF V(I,1)&gt;VMaX THEN
		VMax=V(I,1)
	END IF
	IF V(I,1)&lt;VMin THEN
		VMin=V(I,1)
	END IF
NEXT I
FM=VMax/VMin
OUTMAT(2,2)=FM
OUTMAT(3,2)=DF
OUTMAT(4,2)=QFMax(K,DF,alpha)
FMax=OUTMAT
END FUNCTION

FUNCTION PRTRNG(Q,V,R)
'Returns the probability from 0 to q of the studentized range having
'v degrees of freedom and r samples.

DIM VW(31) AS DOUBLE, QW(31) AS DOUBLE, G AS DOUBLE, GMID AS DOUBLE
DIM R1 AS DOUBLE, C AS DOUBLE, H AS DOUBLE, V2 AS DOUBLE
DIM GSTEP AS DOUBLE, PK1 AS DOUBLE, PK2 AS DOUBLE, GK AS DOUBLE
DIM PK AS DOUBLE, W0 AS DOUBLE, PZ AS DOUBLE, X AS DOUBLE
DIM HJ AS DOUBLE, EHJ AS DOUBLE, PJ AS DOUBLE, J AS INTEGER
DIM I AS INTEGER, JJ AS INTEGER, JUMP AS INTEGER, K AS INTEGER
DIM PCUTJ AS DOUBLE, PCUTK AS DOUBLE, VMAX AS DOUBLE, ZERO AS DOUBLE
DIM FIFTH AS DOUBLE, HALF AS DOUBLE, ONE AS DOUBLE, TWO AS DOUBLE 
DIM CV1 AS DOUBLE, CV2 AS DOUBLE, CVMAX AS DOUBLE, CV(4) AS DOUBLE
DIM JMIN AS INTEGER, JMAX AS INTEGER, KMIN AS INTEGER, KMAX AS INTEGER
DIM SVC AS OBJECT, STEPER AS DOUBLE, PROB AS DOUBLE

svc=createUnoService("com.sun.star.sheet.FunctionAccess")
STEPER=0.45
PCUTJ=0.00003
PCUTK=0.0001
VMAX=120.0
ZERO=0.0
FIFTH=0.2
HALF=0.5
ONE=1.0
TWO=2.0
CV1=0.193064705
CV2=0.293525326
CVMAX=0.39894228
CV(1)=0.318309886
CV(2)=-0.268132716E-2
CV(3)=0.347222222E-2
CV(4)=0.833333333E-1
JMIN=3
JMAX=15
KMIN=7
KMAX=15
PROB=ZERO
IF V&lt;ONE THEN
	MSGBOX "Degrees of freedom must be greater than 1."
	EXIT FUNCTION
END IF
IF R&lt;TWO THEN
	MSGBOX "There must be at least 2 groups."
	EXIT FUNCTION
END IF
IF Q&lt;=ZERO THEN
	MSGBOX "The studentized range must be greater than 0."
	EXIT FUNCTION
END IF

G=STEPER*R^(-FIFTH)
GMID=HALF*LOG(R)
R1=R-ONE
C=LOG(R*G*CVMAX)
IF V&gt;VMAX THEN GOTO PRT20

H=STEPER*V^(-HALF)
V2=V*HALF
IF V=ONE THEN C=CV1
IF V=TWO THEN C=CV2
IF NOT(V=ONE OR V=TWO) THEN C=SQR(V2)*CV(1)/(ONE+((CV(2)/V2+CV(3)) _
	/V2+CV(4))/V2)
C=LOG(C*R*G*H)

PRT20:	GSTEP=G
QW(1)=-ONE
QW(JMAX+1)=-ONE
PK1=ONE
PK2=ONE
FOR K=1 TO KMAX
	GSTEP=GSTEP-G
PRT21:	GSTEP=-GSTEP
	GK=GMID+GSTEP
	PK=ZERO
	IF PK2&lt;=PCUTK AND K&gt;KMIN THEN GOTO PRT26
	W0=C-GK*GK*HALF
	PZ=1-SVC.CALLFUNCTION("NORMSDIST",ARRAY(GK))
	X=1-SVC.CALLFUNCTION("NORMSDIST",ARRAY(GK-Q))-PZ
	IF X&gt;ZERO THEN PK=EXP(W0+R1*LOG(X))
	IF V&gt;VMAX THEN GOTO PRT27
	
	JUMP=-JMAX
PRT22:	JUMP=JUMP+JMAX
	FOR J=1 TO JMAX
		JJ=J+JUMP
		IF JJ&gt;30 THEN JJ=30
		IF QW(JJ)&gt;ZERO THEN GOTO PRT23
		HJ=H*J
		IF J&lt;JMAX THEN QW(JJ+1)=-ONE
		EHJ=EXP(HJ)
		QW(JJ)=Q*EHJ
		VW(JJ)=V*(HJ+HALF-EHJ*EHJ*HALF)
		
PRT23:	PJ=ZERO
		X=1-SVC.CALLFUNCTION("NORMSDIST",ARRAY(GK-QW(JJ)))-PZ
		IF X&gt;ZERO THEN PJ=EXP(W0+VW(JJ)+R1*LOG(X))
		PK=PK+PJ
		IF PJ&gt;PCUTJ THEN GOTO PRT25
		IF JJ&gt;JMIN OR K&gt;KMIN THEN GOTO PRT26
PRT25:
	NEXT J
PRT26:	H=-H
	IF H&lt;ZERO THEN GOTO PRT22
PRT27:	PROB=PROB+PK
	IF K&gt;KMIN AND PK&lt;=PCUTK AND PK1&lt;=PCUTK THEN GOTO PRT100
	PK2=PK1
	PK1=PK
	IF GSTEP&gt;ZERO THEN GOTO PRT21
NEXT K

PRT100:	PRTRNG=PROB
END FUNCTION

FUNCTION QTRNG(P,V,R)
'Approximates the pth quantile for a studentized range distribution
'with v degrees of freedom and r samples for probability from
'0.9&lt;p&lt;0.99
DIM Q1 AS DOUBLE, P1 AS DOUBLE, Q2 AS DOUBLE, P2 AS DOUBLE, D AS DOUBLE
DIM E1 AS DOUBLE, E2 AS DOUBLE, J AS INTEGER, JMAX AS INTEGER
DIM PCUT AS DOUBLE, P75 AS DOUBLE, P80 AS DOUBLE, P90 AS DOUBLE
DIM P99 AS DOUBLE, P995 AS DOUBLE, P175 AS DOUBLE, ONE AS DOUBLE
DIM TWO AS DOUBLE, FIVE AS DOUBLE, EPS AS DOUBLE, SVC AS OBJECT
DIM QUANTILE AS DOUBLE

svc=createUnoService("com.sun.star.sheet.FunctionAccess")
JMAX=8
PCUT=0.001
P75=0.75
P80=0.80
P90=0.9
P99=0.99
P995=0.995
P175=1.75
ONE=1.0
TWO=2.0
FIVE=5.0
EPS=1E-4
IF V&lt;ONE THEN 
	MSGBOX "The degrees of freedom must be nonzero."
	exit function
END IF
IF R&lt;TWO THEN
	MSGBOX "The number of groups must be greater than 1."
	EXIT FUNCTION
END IF
IF P&lt;P90 OR P&gt;P99 THEN
	MSGBOX "qtrng evaluates probabilities between 0.9 and 0.99"
	EXIT FUNCTION
END IF

Q1=QTRNG0(P,V,R)
P1=PRTRNG(Q1,V,R)
QUANTILE=Q1
IF ABS(P1-P)&lt;PCUT THEN GOTO QTR99
IF P1&gt;P THEN P1=P175*P-P75*P1
IF P1&lt;P THEN P2=P+(P-P1)*(ONE-P)/(ONE-P1)*P75
IF P2&lt;P80 THEN P2=P80
IF P2&gt;P995 THEN P2=P995
Q2=QTRNG0(P2,V,R)

FOR J=2 TO JMAX
	P2=PRTRNG(Q2,V,R)
	E1=P1-P
	E2=P2-P
	QUANTILE=(Q1+Q2)/TWO
	D=E2-E1
	IF ABS(D)&gt;EPS THEN QUANTILE=(E2*Q1-E1*Q2)/D
	IF ABS(E1)&lt;ABS(E2) THEN GOTO QTR12
	Q1=Q2
	P1=P2
QTR12:	IF ABS(P1-P)&lt;PCUT*FIVE THEN GOTO QTR99
	Q2=QUANTILE
NEXT J

QTR99:	QTRNG=QUANTILE
END FUNCTION

FUNCTION QTRNG0(P,V,R)
'Creaes a initial quatile for a studetized range distribution
'having v degrees of freedom and r samples for probability,
'0.8&lt;p&lt;0.995

DIM INITQ AS DOUBLE, Q AS DOUBLE,T AS DOUBLE,VMAX AS DOUBLE
DIM HALF AS DOUBLE, ONE AS DOUBLE, FOUR AS DOUBLE, C1 AS DOUBLE
DIM C2 AS DOUBLE, C3 AS DOUBLE, C4 AS DOUBLE, C5 AS DOUBLE
DIM SVC AS OBJECT

svc=createUnoService("com.sun.star.sheet.FunctionAccess")
VMAX=120.0
HALF=0.5
ONE=1.0
FOUR=4.0
C1=0.8843
C2=0.2368
C3=1.214
C4=1.208
C5=1.4142

T=SVC.CALLFUNCTION("NORMSINV",ARRAY(HALF+HALF*P))
IF V&lt;VMAX THEN T=T+(T*T*T+T)/V/FOUR
Q=C1-C2*T
IF V&lt;VMAX THEN Q=Q-C3/V+C4*T/V
INITQ=T*(Q*LOG(R-ONE)+C5)
QTRNG0=INITQ
END FUNCTION

FUNCTION SRQ(R,S,DF)
'Returns the probability of s studentized range with s samples
'and df degrees of freedom for mean square error.
'R is the studentized range statistic=(ML-MS)/sqrt(ms(E)/N
DIM ZP(2) AS DOUBLE, COEF(33) AS DOUBLE, EMAX AS DOUBLE
DIM IDF AS INTEGER, DG AS DOUBLE, IDG AS DOUBLE, G AS DOUBLE
DIM XI AS INTEGER, I AS INTEGER, C AS DOUBLE, DT AS DOUBLE
DIM DMAX AS DOUBLE, RI AS DOUBLE, BI AS DOUBLE, UI AS DOUBLE
DIM SI AS DOUBLE, SRA AS DOUBLE, BZ AS DOUBLE, Z AS DOUBLE
DIM K AS INTEGER, X AS DOUBLE, Q AS DOUBLE, T AS DOUBLE, P AS DOUBLE
DIM ZP1 AS DOUBLE, RH AS DOUBLE, D AS DOUBLE, H AS DOUBLE
DIM PR AS DOUBLE, RA AS DOUBLE, SRH AS DOUBLE, SR AS DOUBLE
DIM DUMMY AS INTEGER

EMAX=89
DUMMY=CLRData()
DUMMY=DATAIn("1.0,4.0,2.0,4.0,2.0,4.0,2.0,4.0,2.0,4.0,2.0,4.0,2.0,4.0,2.0")
DUMMY=DATAIn("4.0,2.0,4.0,2.0,4.0,2.0,4.0,2.0,4.0,2.0,4.0,2.0,4.0,2.0,4.0,2.0,4.0,1.0")
FOR I=1 TO 33
	COEF(I)=READData()
NEXT I

IDF=DF
DG=DF/2.0-1.0
IDG=DG
G=0.0
IF DG&lt;0 THEN
	GOTO SR1
ELSEIF DG=0 THEN
	GOTO SR5
ELSE
	GOTO SR2
END IF
SR1:	G=0.572364943
GOTO SR5
SR2:	IF DG=5 THEN GOTO SR4
FOR I=1 TO IDG
	XI=I
	G=G+LOG(DG-XI+1)
NEXT I
IF DF MOD 2 = 0 THEN GOTO SR5
SR4:	G=G=0.120782238
SR5:	C=EXP(0.693147181+LOG(0.196349541*DF)*DF/2-G)

DT=LOG(R+1)*100
IF DF&gt;DT THEN GOTO SR6
DMAX=DF
GOTO SR7
SR6:	DMAX=DT
SR7:	RI=5.2+R*0.5-LOG(DMAX)-1/SQR(R)
IF RI&lt;0.15 THEN RI=0.15
BI=R-RI
IF BI&lt;0 THEN BI=0
UI=R+RI
SI=(UI-BI)/32

SRA=0
FOR I=1 TO 33
	XI=I-1
	BR=BI+SI*XI
	SR=(-0.918938533-BR*BR/(R*R*2)+LOG(4*BR/R))*DF
	RA=0
	FOR J=1 TO 33
		XJ=J-1
		BZ=XJ*0.34375-7
		
		Z=BR+BZ
		FOR K=1 TO 2
			IF K=2 THEN Z=BZ
			X=ABS(Z)
			Q=0.39894228*EXP(-X*X/2)
			IF X&gt;3.7 THEN GOTO SR8
			T=1/(1+0.2316419*X)
			P=0.31938153*T
			P=P-0.356563782*T^2
			P=P+1.78147937*T^3
			P=P-1.821255978*T^4
			P=P+1.330274429*T^5
			ZP(K)=Q*P
			GOTO SR9
SR8:		ZP(K)=Q*(SQR(4+X*X)-X)/2
SR9:		IF Z&gt;0 THEN ZP(K)=1-ZP(K)
		NEXT K
		RH=0
		D=ZP(1)-ZP(2)
		IF D&lt;=0 THEN GOTO SR10
		H=LOG(D)
		PR=-0.918938533-BZ*BZ/2+H*(5-1)+LOG(S)
		IF PR+EMAX&gt;0 THEN RH=EXP(PR)
SR10:	RA=RA+COEF(J)*RH
	NEXT J
	RA=0.34375*RA/3
	SRH=0
	D=(1-RA)/BR
	IF D&lt;=0 THEN GOTO SR11
	SR=SR+LOG(D)
	IF SR+EMAX&gt;0 THEN SRH=EXP(SR)
SR11:	SRA=SRA+COEF(T)*SRH
NEXT I
SRQ=SI*SRA/3*C
END FUNCTION

FUNCTION NewKeuls(A,MSE,N,optional alpha)
'Performs the Newman-Keul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DIM M(UBOUND(A,2)-1,2) AS DOUBLE, SE AS DOUBLE
DIM Q(UBOUND(A,2)-2,1) AS DOUBLE, CD(UBOUND(A,2)-2,1) AS DOUBLE
DIM OUTMAT(4*UBOUND(A,2)-1,2-1),R AS INTEGER, I AS INTEGER
DIM J AS INTEGER, A1 AS DOUBLE, P AS INTEGER
DIM B AS DOUBLE

IF ISMISSING(alpha) THEN alpha=0.95
R=UBOUND(A,2)
FOR I=1 TO R
	M(I,1)=A(1,I)
	M(I,2)=I
NEXT I
SE=SQR(MSE/N)
FOR I=2 TO R
	Q(I-1,1)=QTRNG(alpha,N*R-R,I)
	CD(I-1,1)=SE*Q(I-1,1)
NEXT I

for j=2 to R
	A1=M(j,1)
	B=M(J,2)
	for i=j-1 to 1 step -1
		if M(i,1)&lt;=A1 then goto NK10
		M(i+1,1)=M(i,1)
		M(I+1,2)=M(I,2)
	next i
	i=0
NK10:	M(i+1,1)=A1
	M(I+1,2)=B
next j

OUTMAT(1,1)="Newman-Keul's Test"
P=1
for i=1 to R
	FOR J=I+1 TO R
		OUTMAT(P+1,1)="Group " &amp; STR(M(I,2)) &amp; "vs. Group " &amp; str(M(j,2))
		OUTMAT(P+1,2)="C. diff (" &amp; STR(ABS(M(I,2)-M(J,2))) &amp; ") =" &amp; FORMAT(CD(ABS(M(I,2)-M(J,2)),1),"0.##")
		OUTMAT(P+2,1)=ABS(M(I,1)-M(J,1))
		IF ABS(M(I,1)-M(J,1))&gt;CD(ABS(M(I,2)-M(J,2)),1) THEN
			OUTMAT(p+2,2)="Sig."
		ELSE
			OUTMAT(P+2,2)="Insig."
		end if
		P=P+2
	NEXT J
NEXT I

NewKeuls=OUTMAT
END FUNCTION	

FUNCTION DQTRNG(P,V,R)
'Approximates the pth quantile for Duncan's studentized range distribution
'with v degrees of freedom and r samples for probability from
'0.9&lt;p&lt;0.99
IF R=2 THEN
	DQTRNG=QTRNG(P,V,R)
ELSE
	IF QTRNG(P,V,R)&gt;QTRNG(P,V,R-1) THEN
		DQTRNG=QTRNG(P,V,R)
	ELSE
		DQTRNG=QTRNG(P,V,R-1)
	END IF
END IF
END FUNCTION

FUNCTION DUNCAN(A,MSE,N,optional alpha)
'Performs the Duncan'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DIM M(UBOUND(A,2)-1,2) AS DOUBLE, SE AS DOUBLE
DIM Q(UBOUND(A,2)-2,1) AS DOUBLE, CD(UBOUND(A,2)-2,1) AS DOUBLE
DIM OUTMAT(4*UBOUND(A,2)-1,2-1),R AS INTEGER, I AS INTEGER
DIM J AS INTEGER, A1 AS DOUBLE, P AS INTEGER
DIM B AS DOUBLE

IF ISMISSING(alpha) THEN alpha=0.95
R=UBOUND(A,2)
FOR I=1 TO R
	M(I,1)=A(1,I)
	M(I,2)=I
NEXT I
SE=SQR(MSE/N)
FOR I=2 TO R
	Q(I-1,1)=DQTRNG(alpha,N*R-R,I)
	CD(I-1,1)=SE*Q(I-1,1)
NEXT I

for j=2 to R
	A1=M(j,1)
	B=M(J,2)
	for i=j-1 to 1 step -1
		if M(i,1)&lt;=A1 then goto NK10
		M(i+1,1)=M(i,1)
		M(I+1,2)=M(I,2)
	next i
	i=0
NK10:	M(i+1,1)=A1
	M(I+1,2)=B
next j

OUTMAT(1,1)="Duncan's Test"
P=1
for i=1 to R
	FOR J=I+1 TO R
		OUTMAT(P+1,1)="Group " &amp; STR(M(I,2)) &amp; " vs. Group " &amp; str(M(j,2))
		OUTMAT(P+1,2)="C. diff (" &amp; STR(ABS(M(I,2)-M(J,2))) &amp; ") =" &amp; FORMAT(CD(ABS(M(I,2)-M(J,2)),1),"0.##")
		OUTMAT(P+2,1)=ABS(M(I,1)-M(J,1))
		IF ABS(M(I,1)-M(J,1))&gt;CD(ABS(M(I,2)-M(J,2)),1) THEN
			OUTMAT(p+2,2)="Sig."
		ELSE
			OUTMAT(P+2,2)="Insig."
		end if
		P=P+2
	NEXT J
NEXT I

DUNCAN=OUTMAT
END FUNCTION

FUNCTION TUKEY(A,MSE,N,optional alpha)
'Performs the Tukey's Multiple-Range Test for a row vector
'of group means given the mean square error and group size.
'If group sizes are unequal, and there are not more than twice
'as many in the largest group as in the smallest group, the
'harmonic mean of the group sizes can be used. Otherwise,
'MeanComp ,GroupComp, or Scheffe should be used.
'0.9&lt;alpha&lt;0.99. default=0.95
DIM M(UBOUND(A,2)-1,2) AS DOUBLE, SE AS DOUBLE
DIM Q(UBOUND(A,2)-2,1) AS DOUBLE, CD(UBOUND(A,2)-2,1) AS DOUBLE
DIM OUTMAT(4*UBOUND(A,2),2-1),R AS INTEGER, I AS INTEGER
DIM J AS INTEGER, A1 AS DOUBLE, P AS INTEGER
DIM B AS DOUBLE

IF ISMISSING(alpha) THEN alpha=0.95
R=UBOUND(A,2)
FOR I=1 TO R
	M(I,1)=A(1,I)
	M(I,2)=I
NEXT I
SE=SQR(MSE/N)
FOR I=2 TO R
	Q(I-1,1)=QTRNG(alpha,R,I)
	CD(I-1,1)=SE*Q(I-1,1)
NEXT I

for j=2 to R
	A1=M(j,1)
	B=M(J,2)
	for i=j-1 to 1 step -1
		if M(i,1)&lt;=A1 then goto NK10
		M(i+1,1)=M(i,1)
		M(I+1,2)=M(I,2)
	next i
	i=0
NK10:	M(i+1,1)=A1
	M(I+1,2)=B
next j

OUTMAT(1,1)="Tukey's Test"
P=1
for i=1 to R
	FOR J=I+1 TO R
		OUTMAT(P+1,1)="Group " &amp; STR(M(I,2)) &amp; " vs. Group " &amp; str(M(j,2))
		OUTMAT(P+1,2)="C. diff (" &amp; STR(ABS(M(I,2)-M(J,2))) &amp; ") =" &amp; FORMAT(CD(1,1),"0.##")
		OUTMAT(P+2,1)=ABS(M(I,1)-M(J,1))
		IF ABS(M(I,1)-M(J,1))&gt;CD(ABS(M(I,2)-M(J,2)),1) THEN
			OUTMAT(p+2,2)="Sig."
		ELSE
			OUTMAT(P+2,2)="Insig."
		end if
		P=P+2
	NEXT J
NEXT I

TUKEY=OUTMAT
END FUNCTION

FUNCTION SCHEFFE(A,MSE,N,optional alpha)
'Performs the Scheffe's Test for a row vector
'of group means given the mean square error and group sizes.
'If group sizes are unequal, and there are not more than twice
'as many in the largest group as in the smallest group, the
'harmonic mean of the group sizes can be used. Otherwise,
'MeanComp ,GroupComp, or Scheffe should be used.
'0.9&lt;alpha&lt;0.99. default=0.95
DIM M(UBOUND(A,2)-1,2) AS DOUBLE, SE(UBOUND(A,2)-1,2) AS DOUBLE
DIM Q(UBOUND(A,2)-2,1) AS DOUBLE, CD AS DOUBLE
DIM OUTMAT(4*UBOUND(A,2),2-1),R AS INTEGER, I AS INTEGER
DIM J AS INTEGER, A1 AS DOUBLE, P AS INTEGER, MX AS INTEGER
DIM B AS DOUBLE,SVC AS OBJECT, MN AS INTEGER, SUM AS DOUBLE

svc=createUnoService("com.sun.star.sheet.FunctionAccess")
IF ISMISSING(alpha) THEN alpha=0.95
R=UBOUND(A,2)
FOR I=1 TO R
	M(I,1)=A(1,I)
	M(I,2)=I
NEXT I
MX=N(1,1)
MN=N(1,1)
FOR I=2 TO R
	IF N(1,I)&gt;MX THEN
		MX=N(1,I)
	ELSE
		MN=N(1,I)
	END IF
NEXT I
SUM=0
IF MX&lt;2*MN THEN
	FOR I=1 TO R
		SUM=SUM+1/N(1,I)
	NEXT I
	N(1,1)=R/SUM
	FOR I=1 TO R
		N(1,I)=N(1,1)
	NEXT I
END IF
	



'FOR I=1 TO R
'	SE=SQR(MSE/N)
'END IF
FOR I=2 TO R
		Q(I-1,1)=SQR(SVC.CALLFUNCTION("FINV",ARRAY(1-alpha,R-1,R*N(1,I)-R))*(R-1))
'		CD(I-1,1)=SQR(MSE*(1/*Q(I-1,1)
NEXT I

for j=2 to R
	A1=M(j,1)
	B=M(J,2)
	for i=j-1 to 1 step -1
		if M(i,1)&lt;=A1 then goto NK10
		M(i+1,1)=M(i,1)
		M(I+1,2)=M(I,2)
	next i
	i=0
NK10:	M(i+1,1)=A1
	M(I+1,2)=B
next j

OUTMAT(1,1)="Sheffe's Test"
P=1
for i=1 to R
	FOR J=I+1 TO R
		if mx&gt;2*mn then
			CD=SQR(MSE*((1/N(1,I))+(1/N(1,J))))
		ELSE
			CD=SQR(2*MSE/N(1,1))
		END IF
		OUTMAT(P+1,1)="Group " &amp; STR(M(I,2)) &amp; " vs. Group " &amp; str(M(j,2))
		OUTMAT(P+1,2)="C. diff (" &amp; STR(ABS(M(I,2)-M(J,2))) &amp; ") =" &amp; FORMAT(CD,"0.##")
		OUTMAT(P+2,1)=ABS(M(I,1)-M(J,1))
		IF ABS(M(I,1)-M(J,1))&gt;CD THEN
			OUTMAT(p+2,2)="Sig."
		ELSE
			OUTMAT(P+2,2)="Insig."
		end if
		P=P+2
	NEXT J
NEXT I

SCHEFFE=OUTMAT
END FUNCTION

FUNCTION DunTest(T,D,K,R)
'Performs a Dunnett test for differences of means between a 
'control group and an experimental group, given a t-test value
'(T), the degrees of freedom associated with the t value (D),
'the number of experimental groups (not counting the control - K),
' and R = 0.5 for equal sized groups and = N(exper)/(N(exper)+N(contrl)
'for unequal group sizes. The value returned is a two-tailed value.
DIM GAML AS DOUBLE, DF AS INTEGER, BT AS DOUBLE, TP AS DOUBLE
DIM Q AS DOUBLE, X AS DOUBLE, N AS DOUBLE, Y AS DOUBLE, I AS INTEGER
DIM A1 AS DOUBLE, S AS DOUBLE, X0 AS DOUBLE, X1 AS DOUBLE
DIM F1 AS DOUBLE, X2 AS DOUBLE, F2 AS DOUBLE, SUB1 AS DOUBLE
DIM A2 AS DOUBLE, XINC AS DOUBLE, KK AS INTEGER, PDUN AS DOUBLE

Q=ABS(T)
DF=D
BT=SQR(1-R)
TP=SQR(R)
IF DF&gt;2000 THEN GOTO DUN7

X=DF/2
GAML=LOG(SQR(PI()))
N=X+0.5
IF X-N=0 THEN GAML=0
IF X&lt;=1 THEN GOTO DUN2
FOR I=2 TO N
	Y=I
	GAML=GAML+LOG(X-Y+1)
NEXT I

DUN2:	A1=0
S=0.14/SQR(DF)
X0=1
F0=DUN(Q*X0,R,K,GAML, DF, BT,TP)*SD1(X0,GAML, DF, BT,TP)
DUN3:	X1=X0+S
F1=DUN(Q*X1,R,K,GAML, DF, BT,TP)*SD1(X1,GAML, DF, BT,TP)
X2=X1+S
F2=DUN(Q*X2,R,K,GAML, DF, BT,TP)*SD1(X2,GAML, DF, BT,TP)
SUB1=S/3*(F0+4*F1+F2)
A1=A1+SUB1
X0=X2
F0=F2
S=S*1.05
IF A1/SUB1&lt;10E7 THEN GOTO DUN3

A2=0
S=-0.14/SQR(DF)
XINC=1
DUN4:	X0=1
F0=DUN(Q*X0,R,K,GAML, DF, BT,TP)*SD1(X0,GAML, DF, BT,TP)
FOR KK=1 TO 16
	X1=X0+S
	F1=DUN(Q*X1,R,K,GAML, DF, BT,TP)*SD1(X1,GAML, DF, BT,TP)
	X2=X1+S
	F2=DUN(Q*X2,R,K,GAML, DF, BT,TP)*SD1(X2,GAML, DF, BT,TP)
	SUB1=-S/3*(F0+4*F1+F2)
	A2=A2+SUB1
	IF A2/SUB1&gt;10E7 THEN GOTO DUN6
	X0=X2
	F0=F2
	S=S*XINC
NEXT KK
DUN6:	PDUN=1-A1-A2
IF PDUN&lt;0 THEN PDUN=0
DunTest=PDUN
EXIT FUNCTION
DUN7:	PDUN=1-DUN(Q,R,K,GAML, DF, BT,TP)
DunTest=PDUN
END FUNCTION

FUNCTION DUN(Q,R,K,GAML, DF, BT,TP)
'Used by DunTest

DIM SP AS DOUBLE, AREA AS DOUBLE, S AS DOUBLE, X0 AS DOUBLE
DIM F0 AS DOUBLE, X1 AS DOUBLE, F1 AS DOUBLE, X2 AS DOUBLE
DIM F2 AS DOUBLE, SUB1 AS DOUBLE
SP=0.39894228
IF Q&lt;=0 THEN EXIT FUNCTION
S=0.07
X0=0
F0=(ZPRB((TP*X0+Q)/BT)-ZPRB((TP*X0-Q)/BT))^K*SP*EXP(-X0*X0/2)
DN1:	X1=X0+S
F1=(ZPRB((TP*X1+Q)/BT)-ZPRB((TP*X1-Q)/BT))^K*SP*EXP(-X1*X1/2)
X2=X1+S
F2=(ZPRB((TP*X2+Q)/BT)-ZPRB((TP*X2-Q)/BT))^K*SP*EXP(-X2*X2/2)
SUB1=S/3*(F0+4*F1+F2)
AREA=AREA+SUB1
X0=X2
F0=F2
S=S*1.05
IF AREA/SUB1&lt;10E7 THEN GOTO DN1
DUN=2*AREA
END FUNCTION

FUNCTION SD1(S,GAML, DF, BT,TP)
'Used by DunTest
DIM D AS DOUBLE, SD AS DOUBLE

SD1=0
IF S&lt;=0 THEN EXIT FUNCTION
D=DF/2
SD=LOG(DF)*D+LOG(S)*(DF-1)-D*S*S-GAML-0.6931472*(D-1)
SD1=EXP(SD)
END FUNCTION

FUNCTION ZPRB(Z)
'Used by DunTest
DIM X AS DOUBLE, ZP AS DOUBLE, Q AS DOUBLE, T AS DOUBLE, P AS DOUBLE
X=ABS(Z)
ZP=0
IF X&gt;12 THEN GOTO Z2
Q=0.39894228*EXP(-X*X/2)
IF X&gt;3.7 THEN GOTO Z1
T=1/(1+0.2316419*X)
P=0.31938153*T
P=P-0.356563782*T^2
P=P+1.78147937*T^3
P=P-1.821255978*T^4
P=P+1.330274429*T^5
ZP=Q*P
GOTO Z2
Z1:	ZP=Q*(SQR(4+X*X)-X)/2
Z2:	IF Z&gt;0 THEN ZP=1-ZP
ZPRB=ZP
END FUNCTION

FUNCTION OrthoCoeff(K)
'Returns orthogonal coefficients for up to 10 groups (k)
'OrthoCoeff uses a table of coefficients and returns 
'a matrix of k columns and up to 5 rows.

DIM DUMMY AS INTEGER, OUTMAT()
SELECT CASE K
	CASE &lt;3
		MSGBOX "This function requires at least 3 groups (k&gt;2)."
		EXIT FUNCTION
	CASE 3
		REDIM OUTMAT(2-1,3-1)
		DUMMY=CLRData()
		DATAIn("-1,0.0000000009,1,1,-2,1")
		FOR I=1 TO 2
			FOR J=1 TO 3
				OUTMAT(I,J)=READData()
				IF OUTMAT(I,J)=9E-10 THEN OUTMAT(I,J)=0
			NEXT J
		NEXT I
		DUMMY=CLRData
	CASE 4
		REDIM OUTMAT(3-1,4-1)
		DUMMY=CLRData()
		DATAIn("-3,-1,1,3,1,-1,-1,1,-1,3,-3,1")
		FOR I=1 TO 3
			FOR J=1 TO 4
				OUTMAT(I,J)=READData()
			NEXT J
		NEXT I
		DUMMY=CLRData		
	CASE 5
		REDIM OUTMAT(4-1,5-1)
		DUMMY=CLRData()
		DATAIn("-2,-1,9E-10,1,2,2,-1,-2,-1,2,-1,2,9E-10,-2,1,1,-4,6,-4,1")
		FOR I=1 TO 4
			FOR J=1 TO 5
				OUTMAT(I,J)=READData()
				IF OUTMAT(I,J)=9E-10 THEN OUTMAT(I,J)=0
			NEXT J
		NEXT I
		DUMMY=CLRData	
	CASE 6
		REDIM OUTMAT(4-1,6-1)
		DUMMY=CLRData()
		DATAIn("-5,-3,-1,1,3,5,5,-1,-4,-4,-1,5,-5,7,4,-4,-7,5,1,-3,2,2,-3,1")
		FOR I=1 TO 4
			FOR J=1 TO 6
				OUTMAT(I,J)=READData()
			NEXT J
		NEXT I
		DUMMY=CLRData		
	CASE 7
		REDIM OUTMAT(4-1,7-1)
		DUMMY=CLRData()
		DATAIn("-3,-2,-1,9E-10,1,2,3,5,9E-10,-3,-4,-3,9E-10,5,-1,1,1,9E-10,-1,-1,1,3,-7,1,6,1,-7,3")
		FOR I=1 TO 4
			FOR J=1 TO 7
				OUTMAT(I,J)=READData()
				IF OUTMAT(I,J)=9E-10 THEN OUTMAT(I,J)=0
			NEXT J
		NEXT I
		DUMMY=CLRData		
	CASE 8
		REDIM OUTMAT(5-1,8-1)
		DUMMY=CLRData()
		DATAIn("-7,-5,-3,-1,1,3,5,7,7,1,-3,-5,-5,-3,1,7,-7,5,7,3,-3,-7,-5,7")
		DATAIn("7,-13,-3,9,9,-3,-13,7,-7,23,-17,-15,15,17,-23,7")
		FOR I=1 TO 5
			FOR J=1 TO 8
				OUTMAT(I,J)=READData()
			NEXT J
		NEXT I
		DUMMY=CLRData		
	CASE 9
		REDIM OUTMAT(5-1,9-1)
		DUMMY=CLRData()
		DATAIn("-4,-3,-2,-1,9E-10,1,2,3,4,28,7,-8,-17,-20,-17,-8,7,28,-14,7,13,9,9E-10,-9,-13,-7,-14")
		DATAIn("14,-21,-11,9,18,9,-11,-21,14,-4,11,-4,-9,9E-10,9,4,-11,4")
		FOR I=1 TO 5
			FOR J=1 TO 9
				OUTMAT(I,J)=READData()
				IF OUTMAT(I,J)=9E-10 THEN OUTMAT(I,J)=0
			NEXT J
		NEXT I
		DUMMY=CLRData		
	CASE 10
		REDIM OUTMAT(5-1,10-1)
		DUMMY=CLRData()
		DATAIn("-9,-7,-5,-3,-1,1,3,5,7,9,6,2,-1,-3,-4,-4,-3,-1,2,6,-42,14,35,31,12,-12,-31,-35,-14,42")
		DATAIn("18,-22,-17,3,18,18,3,-17,-22,18,-6,14,-1,-11,-6,6,11,1,-14,6")
		FOR I=1 TO 5
			FOR J=1 TO 10
				OUTMAT(I,J)=READData()
			NEXT J
		NEXT I
		DUMMY=CLRData		
		
END SELECT

OrthoCoeff=OUTMAT
END FUNCTION

FUNCTION BARTLETT(VI,NI,optional alpha)
'Performs the Bartlett's test for homogeneity of variances
'for k groups given the column vector of variances (VI(k,1))
'and the column vector of group sizes (NI(k,1))
'A 5x2 matrix is returned with the test value, pooled variance,
'critical value, and significance. alpha is the desired
'level of p. default=0.95
DIM N AS LONG, K AS INTEGER, SP AS DOUBLE, I AS INTEGER
DIM SVC AS OBJECT, OUTMAT(5,2)
DIM NUM AS DOUBLE, DENOM AS DOUBLE
				
svc=createUnoService("com.sun.star.sheet.FunctionAccess")
IF ISMISSING(alpha) THEN alpha=0.95
OUTMAT(1,1)="Bartlett's test"
OUTMAT(2,1)="Value"
OUTMAT(3,1)="Pooled variance"
OUTMAT(4,1)="Crit. value"

N=0
K=UBOUND(NI,1)
FOR I=1 TO K
	N=N+NI(I,1)
NEXT I
SP=0
FOR I=1 TO K
	SP=SP+(NI(I,1)-1)*VI(I,1)
NEXT I
SP=SP/(N-K)
OUTMAT(3,2)=SP
NUM=0
FOR I=1 TO K
	NUM=NUM+(NI(I,1)-1)*LOG(VI(I,1))
NEXT I
NUM=(N-K)*LOG(SP)-NUM
DENOM=0
FOR I=1 TO K
	DENOM=DENOM+1/(NI(I,1)-1)
NEXT I
DENOM=1+(1/(3*(K-1)))*(DENOM-1/(N-K))
OUTMAT(2,2)=NUM/DENOM
OUTMAT(4,2)=SVC.CALLFUNCTION("CHISQINV",ARRAY(alpha,K-1))
IF OUTMAT(2,2)&gt;OUTMAT(4,2) THEN
	OUTMAT(5,2)="Sig."
ELSE
	OUTMAT(5,2)="Insig."
END IF

BARTLETT=OUTMAT
END FUNCTION
	
FUNCTION CorrSig(R,N,optional D,optional T)
'Returns either the probability (d=0, default) or profile (d=1)
'for a significance test of a Pearson product-moment correlation 
'coefficient for N data pairs. If T=1, a one tail test is performed.
'If T=2 (default), a two tail test is performed.
DIM Z AS DOUBLE, P AS DOUBLE, SVC AS OBJECT, TV AS DOUBLE
DIM OUTMAT(), DF AS INTEGER

svc=createUnoService("com.sun.star.sheet.FunctionAccess")
IF ISMISSING(D) THEN D=0
IF ISMISSING(T) THEN T=2
IF N&gt;29 THEN
	REDIM OUTMAT(3-1,2-1)
	OUTMAT(1,1)="Z test for correlation"
	OUTMAT(2,1)="Z value"
	OUTMAT(3,1)="Prob."
	Z=R*SQR(N-1)
	IF T=1 THEN
		P=SVC.CALLFUNCTION("NORMSDIST",ARRAY(Z))
	ELSE
		P=SVC.CALLFUNCTION("NORMSDIST",ARRAY(Z))
		P=1-SVC.CALLFUNCTION("NORMSDIST",ARRAY(1-Z))+P
	END IF
	OUTMAT(2,2)=Z
	OUTMAT(3,2)=P
	IF D=0 THEN 
		CorrSig=P
	ELSE
		CorrSig=OUTMAT
	END IF
	EXIT FUNCTION
ELSE
	REDIM OUTMAT(4-1,2-1)
	OUTMAT(1,1)="T test for correlation"
	OUTMAT(2,1)="T value"
	OUTMAT(3,1)="df"
	OUTMAT(4,1)="Prob."
	TV=R*SQR((N-2)/(1-R^2))
	OUTMAT(2,2)=TV
	DF=N-2
	OUTMAT(3,2)=DF
	IF T=1 THEN
		P=SVC.CALLFUNCTION("TDIST",ARRAY(TV,DF,1))
	ELSE
		P=SVC.CALLFUNCTION("TDIST",ARRAY(TV,DF,2))		
	END IF
	OUTMAT(4,2)=P
	IF D=0 THEN 
		CorrSig=P
	ELSE
		CorrSig=OUTMAT
	END IF
	EXIT FUNCTION
END IF
END FUNCTION
	
FUNCTION CorrRho(A,B)
'Returns Spearman's rank-order correlation coefficient for two
'column vectors (A and B) of rank-ordered data.
DIM D(UBOUND(A,1)-1,1-1) AS DOUBLE, SQD AS DOUBLE, R AS DOUBLE
DIM I AS INTEGER, N AS INTEGER,SVC AS OBJECT, C(UBOUND(A,1)-1,1-1) AS DOUBLE

svc=createUnoService("com.sun.star.sheet.FunctionAccess")
N=UBOUND(A,1)
FOR I=1 TO N
	C(I,1)=SVC.CALLFUNCTION("RANK",ARRAY(A(I,1),A))
NEXT I
FOR I=1 TO N
	A(I,1)=C(I,1)
NEXT I
FOR I=1 TO N
	C(I,1)=SVC.CALLFUNCTION("RANK",ARRAY(B(I,1),B))
NEXT I
FOR I=1 TO N
	B(I,1)=C(I,1)
NEXT I
FOR I=1 TO N
	D(I,1)=A(I,1)-B(I,1)
NEXT I
SQD=0
FOR I=1 TO N
	SQD=SQD+D(I,1)^2
NEXT I
SQD=SQD*6
R=N*(N^2-1)
R=SQD/R
CorrRho=1-R
END FUNCTION

FUNCTION RhoSig(R,N,optional D,optional T)
'Returns either the probability (d=0, default) or profile (d=1)
'for a significance test of a Rho, Tau, or point-biserial correlation 
'coefficient for N data pairs. If T=1, a one tail test is performed.
'If T=2 (default), a two tail test is performed.
DIM Z AS DOUBLE, P AS DOUBLE, SVC AS OBJECT, TV AS DOUBLE
DIM OUTMAT(), DF AS INTEGER

svc=createUnoService("com.sun.star.sheet.FunctionAccess")
IF ISMISSING(D) THEN D=0
IF ISMISSING(T) THEN T=2
IF N&gt;29 THEN
	REDIM OUTMAT(3-1,2-1)
	OUTMAT(1,1)="Z test for correlation"
	OUTMAT(2,1)="Z value"
	OUTMAT(3,1)="Prob."
	Z=R*(SQR(N-1))
	OUTMAT(2,2)=Z
	IF T=1 THEN
		P=SVC.CALLFUNCTION("NORMSDIST",ARRAY(Z))
	ELSE
		P=SVC.CALLFUNCTION("NORMSDIST",ARRAY(Z))
		P=1-SVC.CALLFUNCTION("NORMSDIST",ARRAY(1-Z))+P
	END IF
	OUTMAT(3,2)=P
	IF D=0 THEN 
		RhoSig=P
	ELSE
		RhoSig=OUTMAT
	END IF
	EXIT FUNCTION	
ELSE
	REDIM OUTMAT(4-1,2-1)
	OUTMAT(1,1)="T test for correlation"
	OUTMAT(2,1)="T value"
	OUTMAT(3,1)="df"
	OUTMAT(4,1)="Prob."
	If R=1 then
		TV="Inf."
	else
		TV=R*SQR((N-2)/(1-R^2))
	END IF
	OUTMAT(2,2)=TV
	DF=N-2
	OUTMAT(3,2)=DF
	IF R=1 THEN
		P=1
	ELSE
	IF T=1 THEN
		P=SVC.CALLFUNCTION("TDIST",ARRAY(TV,DF,1))
	ELSE
		P=SVC.CALLFUNCTION("TDIST",ARRAY(TV,DF,2))		
	END IF
	END IF
	OUTMAT(4,2)=P
	IF D=0 THEN 
		RhoSig=P
	ELSE
		RhoSig=OUTMAT
	END IF
	EXIT FUNCTION
END IF
END FUNCTION	

FUNCTION CorrTau(A,B)
'Returns Kendall's rank-order correlation coefficient for
'two column vectors of rank-ordered data. This correlation
'should be used for data set larger than nine pairs.
'The data should be sorted in ascending order by A.
DIM HL(UBOUND(A,1)-1,2-1), N AS INTEGER, I AS INTEGER, J AS INTEGER
DIM K AS INTEGER, CS(2-1,1-1) AS INTEGER,UC AS DOUBLE
DIM TS(2-1,1-1) AS DOUBLE, NR AS DOUBLE, TAU AS DOUBLE
DIM L AS INTEGER, H AS INTEGER, C AS DOUBLE
DIM AT AS DOUBLE, BT AS DOUBLE, TT AS DOUBLE, TNA AS DOUBLE
DIM TNB AS DOUBLE

N=UBOUND(A,1)
FOR I=1 TO N
FOR J=1 TO 2
	HL(I,J)=0
NEXT J
NEXT I
FOR I=1 TO 2
	CS(I,1)=0
	TS(I,1)=0
NEXT I
FOR I=1 TO N
	FOR J=I TO N
		IF B(I,1)&gt;B(J,1) THEN
			H=H+1
		END IF
		IF B(I,1)&lt;B(J,1) THEN
			L=L+1
		END IF
	NEXT J
	HL(I,1)=H
	HL(I,2)=L
	H=0
	L=0
NEXT I
FOR I=1 TO 2
	FOR J=1 TO N
		CS(I,1)=CS(I,1)+HL(J,I)
	NEXT J
NEXT I

UC=CS(2,1)-CS(1,1)

for j=2 to n
	C=A(j,1)
	for i=j-1 to 1 step -1
		if A(i,1)&lt;=C then goto TAU10
		A(i+1,1)=A(i,1)
	next i
	i=0
TAU10:	A(i+1,1)=C
next j	
H=0
FOR I=2 TO N
	IF A(I-1,1)=A(I,1) THEN
		H=H+1
	ELSE
		IF H&gt;0 THEN
			H=H+1
			AT=AT+H*(H-1)
			H=0
		END IF
	END IF
NEXT I
AT=AT/2

for j=2 to n
	C=B(j,1)
	for i=j-1 to 1 step -1
		if B(i,1)&lt;=C then goto TAU20
		B(i+1,1)=B(i,1)
	next i
	i=0
TAU20:	B(i+1,1)=C
next j	
H=0
FOR I=2 TO N
	IF B(I-1,1)=B(I,1) THEN
		H=H+1
	ELSE
		IF H&gt;0 THEN
			H=H+1
			BT=BT+H*(H-1)
			H=0
		END IF
	END IF
NEXT I
BT=BT/2

TT=N*(N-1)/2

TNA=TT-AT
TNB=TT-BT
TAU=TNA*TNB
TAU=SQR(TAU)
TAU=UC/TAU	
	CorrTau=TAU
END FUNCTION

FUNCTION CorrPB(A,B)
'Returns the poinst-biserial correlation coefficient for the
'continuous data in the column vector A, related to the 
'dichotomous data in the column vector B coded as 0 and 1.
DIM AV1 AS DOUBLE, AV2 AS DOUBLE, D AS DOUBLE, N1 AS INTEGER
DIM N2 AS INTEGER, N AS INTEGER, SS AS DOUBLE, MS AS DOUBLE
DIM S AS DOUBLE, SQ AS DOUBLE, DS AS DOUBLE, R AS DOUBLE
DIM I AS INTEGER

N=UBOUND(A,1)
AV1=0
AV2=0
SS=0
S=0
N1=0
N2=0
FOR I=1 TO N
	IF B(I,1)=1 THEN
		AV1=AV1+A(I,1)
		N1=N1+1
	ELSE
		AV2=AV2+A(I,1)
		N2=N2+1
	END IF	
	SS=SS+A(I,1)^2
	S=S+A(I,1)
NEXT I
AV1=AV1/N1
AV2=AV2/N2
D=AV1-AV2
SN=SQR((N1*N2)/(N*(N-1)))
MS=SS*N
SQ=S^2
DS=MS-SQ
R=DS/(N*(N-1))
R=SQR(R)
R=D/R
R=R*SN
CorrPB=R
END FUNCTION

FUNCTION ETA(mode,a,b,optional c)
'Returns eta for either the between (a) and total (b) sum of 
'squares if mode=0 or reported F (a) and numerator and denominator
'degrees of freedom (b and c) if mode=1.

DIM P AS DOUBLE, Q AS DOUBLE
IF mode=1 AND ISMISSING(c) THEN
	MSGBOX "If mode=1, c must be supplied."
	EXIT FUNCTION
END IF
IF mode=0 THEN
	ETA=SQR(A/B)
	EXIT FUNCTION
ELSE
	P=A*B
	Q=P+C
	P=P/Q
	ETA=SQR(P)
	EXIT FUNCTION
END IF
END FUNCTION

FUNCTION PCorr(A)
'Returns the partial correlation matrix from a correlation
'matrix (A)
'The result is stored in MatArray3 and displayed
DIM I AS INTEGER, J AS INTEGER
MatInv(A,3)
Mat321()
REDIM MatArray3(UBOUND(MatArray1,1)-1,UBOUND(MatArray1,2)-1)
FOR I=1 TO UBOUND(MatArray1,1)
	FOR J=1 TO UBOUND(MatArray1,2)
		MatArray3(I,J)=MatArray1(I,J)/(-1*SQR(MatArray1(I,I)*MatArray1(J,J)))
	NEXT J
NEXT I
PCorr=MatArray3
END FUNCTION

FUNCTION MCorr(Y,X)
'Returns the multiple correlation coefficient of a dependent
'variable (Y) with a set of independent variables (X).
DIM C(UBOUND(X,2)-1,1-1) AS DOUBLE, SVC AS OBJECT
DIM I AS INTEGER, J AS INTEGER, A(UBOUND(X,1)-1,1-1) AS DOUBLE
DIM DUMMY AS INTEGER

svc=createUnoService("com.sun.star.sheet.FunctionAccess")
FOR I=1 TO UBOUND(X,2)
	FOR J=1 TO UBOUND(X,1)
		A(J,1)=X(J,I)
	NEXT J
	C(I,1)=SVC.CALLFUNCTION("CORREL",ARRAY(A,Y))
NEXT I
DUMMY=CorrMat(0,X)
Mat321()
MatInv(MatArray1,3)
MatTrans(C,1)
MatIn(MatArray3,2)
MatMult()
Mat321()
MatIn(C,2)
MatMult()
MCorr=SQR(MatArray3(1,1))
END FUNCTION
			
FUNCTION RSquare(Y,X)
'Returns the coefficient of determination (R squared) given
'a dependent variable (Y) and a set of independent variables (X).
DIM R AS DOUBLE
R=MCorr(Y,X)
RSquare=R^2
END FUNCTION			

FUNCTION SHCorr(A)
'Returns the correction for a correlation coefficient obtained
'as a split-half reliability coefficient.
DIM C1 AS DOUBLE, C2 AS DOUBLE

C1=A*2
C2=1+A
SHCorr=C1/C2
END FUNCTION

FUNCTION KR(A)
'Returns the Kuder-Richardson coefficient for a matrix of subjects (rows)
'and test items (columns) with scores being correct (1) or
'incorrect (0). a return value of 0.7 or higher would 
'indicate homogeneity of test items and test validity.
DIM I AS INTEGER, J AS INTEGER, RS(UBOUND(A,1)-1,1-1) AS INTEGER
DIM GT AS INTEGER, MSS AS DOUBLE, MST AS DOUBLE, D1 AS DOUBLE
DIM D2 AS DOUBLE, CS(UBOUND(A,2)-1,1-1) AS INTEGER
DIM MSC AS DOUBLE, D3 AS DOUBLE, D4 AS DOUBLE, NS AS INTEGER
DIM Q1 AS DOUBLE, NI AS INTEGER, Q2 AS DOUBLE, KR1 AS DOUBLE

NS=UBOUND(A,1)
NI=UBOUND(A,2)
FOR I=1 TO NS
	FOR J=1 TO NI
		RS(I,1)=0
		CS(J,1)=0
	NEXT J
NEXT I
GT=0
MSS=0
MSC=0
FOR I=1 TO NS
	FOR J=1 TO NI
		RS(I,1)=RS(I,1)+A(I,J)
		CS(J,1)=CS(J,1)+A(I,J)
		GT=GT+A(I,J)
	NEXT J
NEXT I
FOR I=1 TO NS
	MSS=MSS+RS(I,1)^2
NEXT I
MSS=MSS/NI
MST=GT^2/(NS*NI)
D1=GT-MST
D2=MSS-MST
FOR I=1 TO NI
	MSC=MSC+CS(I,1)^2
NEXT I
MSC=MSC/NS
D3=MSC-MST
D4=D1-D2-D3
Q1=D2/(NS-1)
Q2=D4/((NS-1)*(NI-1))
KR1=Q1-Q2
KR=KR1/Q1

END FUNCTION

FUNCTION CorrDiff1(R1,N1,R2,N2,optional mode)
'Performs a test of the significance of the difference between
'two independent correlations give the two correlation
'coefficients (R1 and R2) and the sizes of the samples
'(N1 and N2). If mode=1, a one tailed test if performed.
'If mode=2 (default) a two tailed test is performed.

DIM SVC AS OBJECT, OUTMAT(3,2), ZD AS DOUBLE, Z1 AS DOUBLE
DIM Z2 AS DOUBLE, D1 AS INTEGER, D2 AS INTEGER, ID1 AS DOUBLE
DIM ID2 AS DOUBLE, Z AS DOUBLE, P AS DOUBLE

IF ISMISSING(mode) THEN mode=2
svc=createUnoService("com.sun.star.sheet.FunctionAccess")
OUTMAT(1,1)="Test for diff. of two independent correlations"
OUTMAT(2,1)="Z value"
OUTMAT(3,1)="Prob."
Z1=SVC.CALLFUNCTION("FISHER",ARRAY(R1))
Z2=SVC.CALLFUNCTION("FISHER",ARRAY(R2))
ZD=ABS(Z1-Z2)
D1=N1-3
D2=N2-3
ID1=1/D1
ID2=1/D2
Z=ID1+ID2
Z=SQR(Z)
Z=ZD/Z
OUTMAT(2,2)=Z
P=SVC.CALLFUNCTION("NORMSDIST",ARRAY(Z))
IF mode=1 THEN
	P=1-P
ELSE
	P=2*(1-P)
END IF
OUTMAT(3,2)=P
CorrDiff1=OUTMAT
END FUNCTION

FUNCTION CorrDiff2(AC,BC,AB,N,optional mode)
'Performs a test of the significance of the difference between
'two dependent correlations given the number of subjects,
'the two correlations (AC and BC)
'and the correlation between A and B. If mode=1 a one tailed test
'is performed. If mode=2 (default), a two tailed test in performed.
DIM D1 AS DOUBLE, D2 AS DOUBLE, ABP AS DOUBLE, DTA AS DOUBLE
DIM D1TA AS DOUBLE, SS AS DOUBLE, S AS DOUBLE, STD2 AS DOUBLE
DIM SMS AS DOUBLE, T AS DOUBLE, P AS DOUBLE, OUTMAT(4,2)
DIM SVC AS OBJECT

IF ISMISSING(mode) THEN mode=2
svc=createUnoService("com.sun.star.sheet.FunctionAccess")
OUTMAT(1,1)="Test for diff. of two dependent correlations"
OUTMAT(2,1)="t value"
OUTMAT(3,1)="df"
OUTMAT(4,1)="Prob."

D1=ABS(AC-BC)
D2=N-3
ABP=AB+1
DTA=D2*ABP
DTA=SQR(DTA)
D1TA=D1*DTA
SS=AC^2+BC^2+AB^2
S=AC*BC*AB
STD2=S*2+1
SMS=STD2-SS
SMS=2*SMS
SMS=SQR(SMS)
T=D1TA/SMS
OUTMAT(2,2)=T
OUTMAT(3,2)=D2
	P=SVC.CALLFUNCTION("TDIST",ARRAY(T,D2,mode))
OUTMAT(4,2)=P

CorrDiff2=OUTMAT
END FUNCTION

FUNCTION PropTest1(P1,P2,N,optional mode)
'Performs a test of significance of the difference between an
'observed proportion (P1) and an expected proportion (P2).
'N is the total number of subjects observed.
'If mode=1, a one-tailed test is performed.
'If mode=2 (default), a two-tailed test is performed.

DIM Z AS DOUBLE, P AS DOUBLE, SVC AS OBJECT
DIM OUTMAT(3,2)

IF ISMISSING(mode) THEN mode=2
svc=createUnoService("com.sun.star.sheet.FunctionAccess")
OUTMAT(1,1)="Test of significance of a proportion"
OUTMAT(2,1)="Z value"
OUTMAT(3,1)="Prob."

Z=SQR((P2*(1-P2))/N)
Z=(P1-P2)/Z
OUTMAT(2,2)=Z
IF mode=1 then
	P=1-SVC.CALLFUNCTION("NORMSDIST",ARRAY(ABS(Z)))
ELSE
	P=2*(1-SVC.CALLFUNCTION("NORMSDIST",ARRAY(ABS(Z))))
END IF
OUTMAT(3,2)=P
PropTest1=OUTMAT
END FUNCTION

FUNCTION PropTest2(P1,N1,P2,N2,optional mode)
'Performs a test of significance of the difference between
'two proportions. If mode=1, a one-tailed test is performed.
'If mode=2 (default), a two-tailed test is performed.

DIM Z AS DOUBLE, P AS DOUBLE, SVC AS OBJECT
DIM OUTMAT(3,2)

IF ISMISSING(mode) THEN mode=2
svc=createUnoService("com.sun.star.sheet.FunctionAccess")
OUTMAT(1,1)="Test of significance of the difference between two proportions"
OUTMAT(2,1)="Z value"
OUTMAT(3,1)="Prob."
P=((N1*P1)+(N2*P2))/(N1+N2)
Z=SQR((P*(1-P))/N1+(P*(1-P))/N2)
Z=ABS(P1-P2)/Z
OUTMAT(2,2)=Z
IF mode=1 then
	P=1-SVC.CALLFUNCTION("NORMSDIST",ARRAY(ABS(Z)))
ELSE
	P=2*(1-SVC.CALLFUNCTION("NORMSDIST",ARRAY(ABS(Z))))
END IF
OUTMAT(3,2)=P
PropTest2=OUTMAT
END FUNCTION

FUNCTION MWU(A,B,optional mode)
'Performs a Mann-Whitney U test on two groups of data (A and B).
'If mode=1, a one-tailed test is preformed, If mode=2 (default)
'a two-tailed test is performed. This function should be used
'with data set in which one of the sets is larger than 20
'observations. If both data sets are smaller than 20, the U values
'can be used with a table of critical values for U to obtain
'a more accurate result.

DIM RK(), N1 AS INTEGER, N2 AS INTEGER, N AS INTEGER
DIM I AS INTEGER, J AS INTEGER, SVC AS OBJECT
DIM U AS DOUBLE, UP AS DOUBLE, NN AS DOUBLE, Z AS DOUBLE
DIM P AS DOUBLE, OUTMAT(5,2),NT AS INTEGER,DT()
DIM R1 AS DOUBLE, R2 AS DOUBLE,NP AS DOUBLE,Z1 AS DOUBLE

IF ISMISSING(mode) THEN mode=2
svc=createUnoService("com.sun.star.sheet.FunctionAccess")
OUTMAT(1,1)="Mann-Whitney U test"
OUTMAT(2,1)="U"
OUTMAT(3,1)="U'"
OUTMAT(4,1)="Z value"
OUTMAT(5,1)="Prob."
N1=UBOUND(A,1)
N2=UBOUND(B,1)
N=N1+N2
NT=N
NN=N1*N2
REDIM RK(NT-1,1-1),DT(NT-1,1-1)
FOR I=1 TO NT
	IF I&lt;=N1 THEN
		DT(I,1)=A(I,1)
	ELSE
		DT(I,1)=B(I-N1,1)
	END IF
NEXT I
FOR I=1 TO NT
	RK(I,1)=SVC.CALLFUNCTION("RANK.AVG",ARRAY(DT(I,1),DT,1))
NEXT I
R1=0
R2=0
FOR I=1 TO NT
	IF I&lt;=N1 THEN
		R1=R1+RK(I,1)
	ELSE
		R2=R2+RK(I,1)
	END IF
NEXT I
IF N1&lt;N2 THEN
	U=NN+(N1*(N1+1))/2-R1
	UP=NN-U
ELSE
	U=NN+(N2*(N2+1))/2-R2
	UP=NN-U
END IF
OUTMAT(3,2)=U
OUTMAT(2,2)=UP
Z1=NN/2
Z1=ABS(UP-Z1)
NP=NT+1
Z=NN*NP
Z=Z/12
Z=SQR(Z)
Z=Z1/Z
OUTMAT(4,2)=Z
P=SVC.CALLFUNCTION("NORMSDIST",ARRAY(Z))
IF mode=1 THEN
	P=1-P
ELSE
	P=2*(1-P)
END IF
OUTMAT(5,2)=P

MWU=OUTMAT
END FUNCTION

FUNCTION WST(A,B,optional mode)
'Performs the Wilcoxon sign test for differences between 
'related measures. A and B must be equal sized column vectors.
'If mode=1, the a one-tailed test is performaed.
'If mode=2 (default), then a two tailed test is performed.
DIM I AS INTEGER, J AS INTEGER, D(UBOUND(A,1)-1,1-1) AS DOUBLE
DIM RK(UBOUND(A,1)-1,1-1) AS DOUBLE, AD(UBOUND(A,1)-1,1-1) AS DOUBLE
DIM N AS INTEGER, SP AS DOUBLE, SN AS DOUBLE, SR AS DOUBLE
DIM SVC AS OBJECT, OUTMAT(4,2), P AS DOUBLE
DIM C AS DOUBLE, H AS INTEGER, BT AS INTEGER

svc=createUnoService("com.sun.star.sheet.FunctionAccess")
IF ISMISSING(mode) THEN mode=2
OUTMAT(1,1)="Wilcoxon sign test for related measures"
OUTMAT(2,1)="Smallest rank sum"
OUTMAT(3,1)="Z value"
OUTMAT(4,1)="Prob."
FOR I=1 TO UBOUND(A,1)
	D(I,1)=B(I,1)-A(I,1)
	AD(I,1)=ABS(D(I,1))
NEXT I
N=0
SN=0
SP=0

FOR I=1 TO UBOUND(A,1)
	RK(I,1)=SVC.CALLFUNCTION("RANK.AVG",ARRAY(AD(I,1),AD,1))
NEXT I
FOR I=1 TO UBOUND(A,1)
	IF D(I,1)&lt;0 THEN
		SP=SP+RK(I,1)
		N=N+1
	ELSEIF D(I,1)&gt;0 THEN
		SN=SN+RK(I,1)
		N=N+1
	END IF
NEXT I

IF SP&lt;SN THEN
	SR=SP
ELSE
	SR=SN
END IF
OUTMAT(2,2)=SR
for j=2 to n
	C=RK(j,1)
	for i=j-1 to 1 step -1
		if RK(i,1)&lt;=C then goto TAU20
		RK(i+1,1)=RK(i,1)
	next i
	i=0
TAU20:	RK(i+1,1)=C
next j	
H=0
FOR I=2 TO N
	IF RK(I-1,1)=RK(I,1) THEN
		H=H+1
	ELSE
		IF H&gt;0 THEN
			H=H+1
			BT=BT+H^3-H
			H=0
		END IF
	END IF
NEXT I
Z=SQR((N*(N+1)*(2*N+1))/24-BT/48)
Z=(SR-(N*(N+1)/4))/Z
OUTMAT(3,2)=Z
IF mode=1 THEN
	P=1-SVC.CALLFUNCTION("NORMSDIST",ARRAY(ABS(Z)))
ELSE
	P=2*(1-SVC.CALLFUNCTION("NORMSDIST",ARRAY(ABS(Z))))
END IF
OUTMAT(4,2)=P

WST=OUTMAT
END FUNCTION

FUNCTION CTAB1(A,optional Dsp as string, optional mode)
'Performs an analysis of a 2x2 crosstabulation. If any cell
'contains less than 5 observations, Fisher's exact test is used.
'therwise, if any cell contains less than 10 observations, 
'Yates correction is used with the chi square test. For
'chi square, both the Pearson's and the log-likelihood tests
'are displayed. Cell contents can be selected by including a
'binary string for Dsp. If only one position in the string is a 
'1, a numerical value will be displayed; otherwise, a string of
'values separated by slashes will be displayed in each cell.
'If Dsp is not included, only numerical counts will be displayed.
'1's in the following positions will cause CTAB1 to include
'the following data in the display.
'	1(left). Count
'	2. Expected count
'	3. Row percent
'	4. Column percent
'	5. Total percent
'	6. Residuals
'	7. Standardized residuals
'	8. Adjusted residuals
'	9. Chi square
'	10. Likelihood ratio test
'	11. Odds
'	12. Risk

DIM CNT(3-1,3-1), EXC(3-1,3-1), RP(3-1,3-1), CP(3-1,3-1)
DIM TP(3-1,3-1), RES(3-1,3-1), SRES(3-1,3-1), ARES(3-1,3-1)
DIM CHS(3-1,3-1), LLR(3-1,3-1), I AS INTEGER, J AS INTEGER
DIM OUTMAT(11-1,4-1), ODDS(3-1,3-1), RISK(3-1,3-1)
DIM NFLG AS INTEGER, PFLG AS INTEGER, Str AS STRING
DIM K AS INTEGER, SEOR AS DOUBLE, CI AS DOUBLE,SWT(2,1) AS INTEGER
DIM SAMPLE AS INTEGER, HITS AS INTEGER, TOTAL AS INTEGER
DIM P1 AS DOUBLE, PEXACT AS DOUBLE,SVC AS OBJECT
DIM P2 AS DOUBLE, MINN AS INTEGER, NUM AS DOUBLE, SUM AS DOUBLE

IF ISMISSING(mode) THEN mode=2
IF ISMISSING(Dsp) THEN Dsp="100000000000"
OUTMAT(1,1)="Crosstabulation analysis"
Str=""
svc=createUnoService("com.sun.star.sheet.FunctionAccess")
FOR I=1 TO 2
	FOR J=1 TO 2
		CNT(I,J)=A(I,J)
		CNT(3,J)=CNT(3,J)+A(I,J)
		CNT(I,3)=CNT(I,3)+A(I,J)
		CNT(3,3)=CNT(3,3)+A(I,J)
	NEXT J
NEXT I
for i=1 to 3
	FOR J=1 TO 3
		EXC(I,J)=CNT(I,3)*CNT(3,J)/CNT(3,3)
	NEXT J
NEXT I
FOR I=1 TO 3
	FOR J=1 TO 3
		RP(I,J)=100*CNT(I,J)/CNT(I,3)
	NEXT J
NEXT I
FOR I=1 TO 3
	FOR J=1 TO 3
		CP(I,J)=100*CNT(I,J)/CNT(3,J)
	NEXT J
NEXT I
FOR I=1 TO 3
	FOR J=1 TO 3
		TP(I,J)=100*CNT(I,J)/CNT(3,3)
	NEXT J
NEXT I
FOR I=1 TO 3
	FOR J=1 TO 3
		RES(I,J)=CNT(I,J)-EXC(I,J)
	NEXT J
NEXT I
FOR I=1 TO 3
	FOR J=1 TO 3
		SRES(I,J)=RES(I,J)/SQR(EXC(I,J))
	NEXT J
NEXT I
FOR I=1 TO 3
	FOR J=1 TO 3
		IF I&lt;&gt;3 AND J&lt;&gt;3 THEN
			ARES(I,J)=RES(I,J)/SQR(EXC(I,J)*(1-CNT(I,3)/CNT(3,3))*(1-CNT(3,J)/CNT(3,3)))
		ELSE
			ARES(I,J)=0
		END IF
	NEXT J
NEXT I
FOR I=1 TO 3
	FOR J=1 TO 3
		CHS(I,J)=(CNT(I,J)-EXC(I,J))^2/EXC(I,J)
	NEXT J
NEXT I
FOR I=1 TO 3
	FOR J=1 TO 3
		LLR(I,J)=-2*CNT(I,J)*LOG(EXC(I,J)/CNT(I,J))
	NEXT J
NEXT I
FOR I=1 TO 3
	FOR J=1 TO 3
		ODDS(I,J)=CNT(I,J)/CNT(3,3)
	NEXT J
NEXT I
FOR I=1 TO 3
	FOR J=1 TO 3
		RISK(I,J)=CNT(I,J)/CNT(I,3)
	NEXT J
NEXT I
NFLG=0
FOR I=1 TO LEN(Dsp)
	NFLG=NFLG+VAL(MID(Dsp,I,1))
NEXT I
IF NFLG=1 THEN
	FOR I=1 TO LEN(Dsp)
		IF VAL(MID(Dsp,I,1))=1 THEN 
			PFLG=I
			EXIT FOR
		END IF
	NEXT I
	SELECT CASE PFLG
		CASE 1
			FOR I=2 TO 4
				FOR J=1 TO 3
					OUTMAT(I,J)=CNT(I-1,J)
				NEXT J
			NEXT I
		CASE 2
			FOR I=2 TO 4
				FOR J=1 TO 3
					OUTMAT(I,J)=EXC(I-1,J)
				NEXT J
			NEXT I
		CASE 3
			FOR I=2 TO 4
				FOR J=1 TO 3
					OUTMAT(I,J)=RP(I-1,J)
				NEXT J
			NEXT I
		CASE 4
			FOR I=2 TO 4
				FOR J=1 TO 3
					OUTMAT(I,J)=CP(I-1,J)
				NEXT J
			NEXT I
		CASE 5
			FOR I=2 TO 4
				FOR J=1 TO 3
					OUTMAT(I,J)=TP(I-1,J)
				NEXT J
			NEXT I
		CASE 6
			FOR I=2 TO 4
				FOR J=1 TO 3
					OUTMAT(I,J)=RES(I-1,J)
				NEXT J
			NEXT I		
		CASE 7
			FOR I=2 TO 4
				FOR J=1 TO 3
					OUTMAT(I,J)=SRES(I-1,J)
				NEXT J
			NEXT I		
		CASE 8
			FOR I=2 TO 4
				FOR J=1 TO 3
					OUTMAT(I,J)=ARES(I-1,J)
				NEXT J
			NEXT I
		CASE 9
			FOR I=2 TO 4
				FOR J=1 TO 3
					OUTMAT(I,J)=CHS(I-1,J)
				NEXT J
			NEXT I
		CASE 10
			FOR I=2 TO 4
				FOR J=1 TO 3
					OUTMAT(I,J)=LLR(I-1,J)
				NEXT J
			NEXT I
		CASE 11
			FOR I=2 TO 4
				FOR J=1 TO 3
					OUTMAT(I,J)=ODDS(I-1,J)
				NEXT J
			NEXT I
		CASE 12
			FOR I=2 TO 4
				FOR J=1 TO 3
					OUTMAT(I,J)=RISK(I-1,J)
				NEXT J
			NEXT I
	END SELECT
ELSE
	FOR I=1 TO 3
		FOR J=1 TO 3
			FOR K=1 TO LEN(Dsp)
				IF VAL(MID(Dsp,K,1))=1 THEN
					SELECT CASE K
						CASE 1
							Str=Str &amp; FORMAT(CNT(I,J),"#") &amp; "/"
						CASE 2
							Str=Str &amp; FORMAT(EXC(I,J),"#.00") &amp; "/"
						CASE 3
							Str=Str &amp; FORMAT(RP(I,J),"#.00") &amp; "/"
						CASE 4
							Str=Str &amp; FORMAT(CP(I,J),"#.00") &amp; "/"
						CASE 5
							Str=Str &amp; FORMAT(TP(I,J),"#.00") &amp; "/"
						CASE 6
							Str=Str &amp; FORMAT(RES(I,J),"#.00") &amp; "/"
						CASE 7
							Str=Str &amp; FORMAT(SRES(I,J),"#.00") &amp; "/"
						CASE 8
							Str=Str &amp; FORMAT(ARES(I,J),"#.00") &amp; "/"
						CASE 9
							Str=Str &amp; FORMAT(CHS(I,J),"#.00") &amp; "/"
						CASE 10
							Str=Str &amp; FORMAT(LLR(I,J),"#.00") &amp; "/"
						CASE 11
							Str=Str &amp; FORMAT(ODDS(I,J),"#.00") &amp; "/"
						CASE 12
							Str=Str &amp; FORMAT(RISK(I,J),"#.00") &amp; "/"
					END SELECT
				END IF
			NEXT K
			OUTMAT(I+1,J)=Str
			Str=""
		NEXT J
	NEXT I
END IF	

'Odds ratio and 95% confidence limits
OUTMAT(5,1)="Odds ratio"
OUTMAT(5,2)=(CNT(1,1)/CNT(1,2))/(CNT(2,1)/CNT(2,2))
OUTMAT(6,1)="95% Conf. Limits"
SEOR=SQR(1/CNT(1,1)+1/CNT(1,2)+1/CNT(2,1)+1/CNT(2,2))
OUTMAT(6,2)=EXP(LOG(OUTMAT(5,2))-1.96*SEOR)
OUTMAT(6,3)=EXP(LOG(OUTMAT(5,2))+1.96*SEOR)


'Relative ratio and 95% confidence limits
OUTMAT(7,1)="Relative risk"
OUTMAT(7,2)=(CNT(1,1)*CNT(1,3))/(CNT(2,1)*CNT(2,3))
OUTMAT(8,1)="95% Conf. Limits"
SEOR=SQR((CNT(2,1)/(CNT(1,1)*CNT(1,3))+(CNT(2,2)/(CNT(1,2)*CNT(2,3)))))
OUTMAT(8,2)=EXP(LOG(OUTMAT(7,2))-1.96*SEOR)
OUTMAT(8,3)=EXP(LOG(OUTMAT(7,2))+1.96*SEOR)	
'If minimum count &lt;5 then use Fisher, else if minimum count
'&lt;10, numerator is Yates' correction, otherwise numerator is
'plain chi square.	
NFLG=1		
FOR I=1 TO 2
	FOR J=1 TO 2
		IF CNT(I,J)&lt;5 THEN
			NFLG=3
			GOTO CT10
		ELSEIF CNT(I,J)&lt;10 THEN
			NFLG=2
		END IF
	NEXT J
NEXT I
CT10:
'If nflg=3 then Fisher
IF NFLG=3 THEN
	IF CNT(1,1)*CNT(2,2)&gt;CNT(1,2)*CNT(2,1) THEN
		IF CNT(1,2)&lt;CNT(2,1) THEN
			SWT(1,1)=CNT(1,2)
			SWT(2,1)=CNT(2,2)
			CNT(1,2)=CNT(1,1)
			CNT(2,2)=CNT(2,1)
			CNT(1,1)=SWT(1,1)
			CNT(2,1)=SWT(2,1)
		ELSE
			SWT(1,1)=CNT(2,1)
			SWT(2,1)=CNT(2,2)
			CNT(2,1)=CNT(1,1)
			CNT(2,2)=CNT(1,2)
			CNT(1,1)=SWT(1,1)
			CNT(1,2)=SWT(2,1)
		END IF
	ELSE
		IF CNT(1,1)&gt;CNT(2,2) THEN
			SWT(1,1)=CNT(2,2)
			SWT(2,1)=CNT(1,2)
			CNT(2,2)=CNT(1,1)
			CNT(1,2)=CNT(2,1)
			CNT(1,1)=SWT(1,1)
			CNT(2,1)=SWT(2,1)
		END IF
	END IF
	SAMPLE=CNT(1,1)+CNT(1,2)
	HITS=CNT(1,1)+CNT(2,1)
	TOTAL=CNT(1,1)+CNT(1,2)+CNT(2,1)+CNT(2,2)

		IF TOTAL=0 THEN
			P1=1
		ELSE
			P1=SVC.CALLFUNCTION("HYPGEOM.DIST",ARRAY(CNT(1,1),SAMPLE,HITS,TOTAL,1))
		END IF
		IF CNT(1,1)=0 THEN
			PEXACT=P1
		ELSE
			PEXACT=ABS(P1-SVC.CALLFUNCTION("HYPGEOM.DIST",ARRAY(CNT(1,1)-1,SAMPLE,HITS,TOTAL,1)))	
		END IF
		
		IF TOTAL=0 THEN
			P2=1
		ELSE
			IF CNT(1,1)+CNT(1,2)&lt;CNT(1,1)+CNT(2,1) THEN
				MINN=CNT(1,1)+CNT(1,2)
			ELSE
				MINN=CNT(1,1)+CCNT(2,1)
			END IF
			
			FOR I=MINN TO CNT(1,1) STEP -1
				IF SVC.CALLFUNCTION("HYPGEOM.DIST",ARRAY(I,SAMPLE,HITS, TOTAL,1))&gt;PEXACT THEN
					P2=SVC.CALLFUNCTION("HYPGEOM.DIST",ARRAY(I,SAMPLE,HITS, TOTAL,1))
					GOTO CT30
				ELSE
					P2=10
				END IF
			NEXT I
CT30:		IF P2=10 THEN P2=1	
		END IF
	OUTMAT(9,1)="Fisher's exact test"
	OUTMAT(9,3)="Prob."
	IF MODE=1 THEN
		OUTMAT(9,4)=P1
	ELSE
		OUTMAT(9,4)=P2
	END IF
ELSEIF NFLG=2 THEN	
	NUM=CNT(3,3)*(ABS(CNT(1,1)*CNT(2,2)-CNT(1,2)*CNT(2,1))-CNT(3,3)/2)^2
ELSE 
	NUM=CNT(3,3)*(CNT(1,1)*CNT(2,2)-CNT(1,2)*CNT(2,1))^2
END IF
IF NFLG=2 OR NFLG=1 THEN
	OUTMAT(9,1)="Chi Square"
	OUTMAT(9,2)=NUM/((CNT(1,1)+CNT(1,2))*(CNT(2,1)+CNT(2,2))*(CNT(1,1)+CNT(2,1))*(CNT(1,2)+CNT(2,2)))	
	OUTMAT(9,3)="Prob."
	IF mode=1 THEN
		OUTMAT(9,4)=1-SVC.CALLFUNCTION("CHISQDIST",ARRAY(OUTMAT(9,2),1,1))
	ELSE
		OUTMAT(9,4)=2*(1-SVC.CALLFUNCTION("CHISQDIST",ARRAY(OUTMAT(9,2),1,1)))
	END IF			
END IF
				
'Likelihood ratio chi square
SUM=0
FOR I=1 TO 2
	FOR J=1 TO 2
		SUM=SUM+LLR(I,J)
	NEXT J
NEXT I
OUTMAT(10,1)="Likelihood ratio"
OUTMAT(10,2)=SUM
OUTMAT(10,3)="Prob."
IF mode=1 THEN
	OUTMAT(10,4)=1-SVC.CALLFUNCTION("CHISQDIST",ARRAY(SUM,1,1))
ELSE
	OUTMAT(10,4)=2*(1-SVC.CALLFUNCTION("CHISQDIST",ARRAY(SUM,1,1)))
END IF



'Phi
OUTMAT(11,1)="Phi"
OUTMAT(11,2)=SQR(OUTMAT(9,2)/CNT(3,3))
CTAB1=OUTMAT
END FUNCTION


FUNCTION CTAB2(A,optional Dsp as string, optional mode)
'Performs an analysis of a 2x2 crosstabulation. For
'chi square, both the Pearson's and the log-likelihood tests
'are displayed. Cell contents can be selected by including a
'binary string for Dsp. If only one position in the string is a 
'1, a numerical value will be displayed; otherwise, a string of
'values separated by slashes will be displayed in each cell.
'If Dsp is not included, only numerical counts will be displayed.
'1's in the following positions will cause CTAB2 to include
'the following data in the display.
'	1(left). Count
'	2. Expected count
'	3. Row percent
'	4. Column percent
'	5. Total percent
'	6. Residuals
'	7. Standardized residuals
'	8. Adjusted residuals
'	9. Chi square
'	10. Likelihood ratio test


DIM CNT(UBOUND(A,1),UBOUND(A,2)), EXC(UBOUND(A,1),UBOUND(A,2)), RP(UBOUND(A,1),UBOUND(A,2)), CP(UBOUND(A,1),UBOUND(A,2))
DIM TP(UBOUND(A,1),UBOUND(A,2)), RES(UBOUND(A,1),UBOUND(A,2)), SRES(UBOUND(A,1),UBOUND(A,2)), ARES(UBOUND(A,1),UBOUND(A,2))
DIM CHS(UBOUND(A,1),UBOUND(A,2)), LLR(UBOUND(A,1),UBOUND(A,2)), I AS INTEGER, J AS INTEGER
DIM NR AS INTEGER, NC AS INTEGER,OUTMAT(UBOUND(A,1)+4,UBOUND(A,2)+1)
DIM NFLG AS INTEGER, PFLG AS INTEGER, Str AS STRING
DIM K AS INTEGER,CSQ AS DOUBLE,DF AS INTEGER, SVC AS OBJECT
DIM P AS DOUBLE, LRQ AS DOUBLE, NUM AS DOUBLE, DENOM AS DOUBLE

IF ISMISSING(mode) THEN mode=2
IF ISMISSING(Dsp) THEN Dsp="100000000000"
OUTMAT(1,1)="Crosstabulation analysis"
Str=""
svc=createUnoService("com.sun.star.sheet.FunctionAccess")
NC=UBOUND(A,2)
NR=UBOUND(A,1)
FOR I=1 TO NR
	FOR J=1 TO NC
		CNT(I,J)=A(I,J)
		CNT(NR+1,J)=CNT(NR+1,J)+A(I,J)
		CNT(I,NC+1)=CNT(I,NC+1)+A(I,J)
		CNT(NR+1,NC+1)=CNT(NR+1,NC+1)+A(I,J)
	NEXT J
NEXT I
for i=1 to NR+1
	FOR J=1 TO NC+1
		EXC(I,J)=CNT(I,NC+1)*CNT(NR+1,J)/CNT(NR+1,NC+1)
	NEXT J
NEXT I
FOR I=1 TO NR+1
	FOR J=1 TO NC+1
		RP(I,J)=100*CNT(I,J)/CNT(I,NC+1)
	NEXT J
NEXT I
FOR I=1 TO NR+1
	FOR J=1 TO NC+1
		CP(I,J)=100*CNT(I,J)/CNT(NR+1,J)
	NEXT J
NEXT I
FOR I=1 TO NR+1
	FOR J=1 TO NC+1
		TP(I,J)=100*CNT(I,J)/CNT(NR+1,NC+1)
	NEXT J
NEXT I
FOR I=1 TO NR+1
	FOR J=1 TO NC+1
		RES(I,J)=CNT(I,J)-EXC(I,J)
	NEXT J
NEXT I
FOR I=1 TO NR+1
	FOR J=1 TO NC+1
		SRES(I,J)=RES(I,J)/SQR(EXC(I,J))
	NEXT J
NEXT I
FOR I=1 TO NR+1
	FOR J=1 TO NC+1
		IF I&lt;&gt;NR+1 AND J&lt;&gt;NC+1 THEN
			ARES(I,J)=RES(I,J)/SQR(EXC(I,J)*(1-CNT(I,NC+1)/CNT(NR+1,NC+1))*(1-CNT(NR+1,J)/CNT(NR+1,NC+1)))
		ELSE
			ARES(I,J)=0
		END IF
	NEXT J
NEXT I
FOR I=1 TO NR+1
	FOR J=1 TO NC+1
		CHS(I,J)=(CNT(I,J)-EXC(I,J))^2/EXC(I,J)
	NEXT J
NEXT I
FOR I=1 TO NR+1
	FOR J=1 TO NC+1
		LLR(I,J)=-2*CNT(I,J)*LOG(EXC(I,J)/CNT(I,J))
	NEXT J
NEXT I
NFLG=0
FOR I=1 TO LEN(Dsp)
	NFLG=NFLG+VAL(MID(Dsp,I,1))
NEXT I
IF NFLG=1 THEN
	FOR I=1 TO LEN(Dsp)
		IF VAL(MID(Dsp,I,1))=1 THEN 
			PFLG=I
			EXIT FOR
		END IF
	NEXT I
	SELECT CASE PFLG
		CASE 1
			FOR I=2 TO NR+2
				FOR J=1 TO NC+1
					OUTMAT(I,J)=CNT(I-1,J)
				NEXT J
			NEXT I
		CASE 2
			FOR I=2 TO NR+2
				FOR J=1 TO NC+1
					OUTMAT(I,J)=EXC(I-1,J)
				NEXT J
			NEXT I
		CASE 3
			FOR I=2 TO NR+2
				FOR J=1 TO NC+1
					OUTMAT(I,J)=RP(I-1,J)
				NEXT J
			NEXT I
		CASE 4
			FOR I=2 TO NR+2
				FOR J=1 TO NC+1
					OUTMAT(I,J)=CP(I-1,J)
				NEXT J
			NEXT I
		CASE 5
			FOR I=2 TO NR+2
				FOR J=1 TO NC+1
					OUTMAT(I,J)=TP(I-1,J)
				NEXT J
			NEXT I
		CASE 6
			FOR I=2 TO NR+2
				FOR J=1 TO NC+1
					OUTMAT(I,J)=RES(I-1,J)
				NEXT J
			NEXT I		
		CASE 7
			FOR I=2 TO NR+2
				FOR J=1 TO NC+1
					OUTMAT(I,J)=SRES(I-1,J)
				NEXT J
			NEXT I		
		CASE 8
			FOR I=2 TO NR+2
				FOR J=1 TO NC+1
					OUTMAT(I,J)=ARES(I-1,J)
				NEXT J
			NEXT I
		CASE 9
			FOR I=2 TO NR+2
				FOR J=1 TO NC+1
					OUTMAT(I,J)=CHS(I-1,J)
				NEXT J
			NEXT I
		CASE 10
			FOR I=2 TO NR+2
				FOR J=1 TO NC+1
					OUTMAT(I,J)=LLR(I-1,J)
				NEXT J
			NEXT I
	END SELECT
ELSE
	FOR I=1 TO NR+1
		FOR J=1 TO NC+1
			FOR K=1 TO LEN(Dsp)
				IF VAL(MID(Dsp,K,1))=1 THEN
					SELECT CASE K
						CASE 1
							Str=Str &amp; FORMAT(CNT(I,J),"#") &amp; "/"
						CASE 2
							Str=Str &amp; FORMAT(EXC(I,J),"#.00") &amp; "/"
						CASE 3
							Str=Str &amp; FORMAT(RP(I,J),"#.00") &amp; "/"
						CASE 4
							Str=Str &amp; FORMAT(CP(I,J),"#.00") &amp; "/"
						CASE 5
							Str=Str &amp; FORMAT(TP(I,J),"#.00") &amp; "/"
						CASE 6
							Str=Str &amp; FORMAT(RES(I,J),"#.00") &amp; "/"
						CASE 7
							Str=Str &amp; FORMAT(SRES(I,J),"#.00") &amp; "/"
						CASE 8
							Str=Str &amp; FORMAT(ARES(I,J),"#.00") &amp; "/"
						CASE 9
							Str=Str &amp; FORMAT(CHS(I,J),"#.00") &amp; "/"
						CASE 10
							Str=Str &amp; FORMAT(LLR(I,J),"#.00") &amp; "/"
					END SELECT
				END IF
			NEXT K
			OUTMAT(I+1,J)=Str
			Str=""
		NEXT J
	NEXT I
END IF	

OUTMAT(NR+3,1)=CHR(967) &amp; CHR(178)
CSQ=0
FOR I=1 TO NR
	FOR J=1 TO NC
		CSQ=CSQ+CHS(I,J)
	NEXT J
NEXT I
OUTMAT(NR+3,2)=CSQ
DF=(NR-1)*(NC-1)
OUTMAT(NR+3,3)="Prob."
	IF mode=1 THEN
		OUTMAT(NR+3,4)=1-SVC.CALLFUNCTION("CHISQDIST",ARRAY(OUTMAT(NR+3,2),DF,1))
	ELSE
		OUTMAT(NR+3,4)=2*(1-SVC.CALLFUNCTION("CHISQDIST",ARRAY(OUTMAT(NR+3,2),DF,1)))
	END IF
		
OUTMAT(NR+4,1)=CHR(967) &amp; CHR(178) &amp; CHR(746)
LRQ=0
FOR I=1 TO NR
	FOR J=1 TO NC
		LRQ=LRQ+LLR(I,J)
	NEXT J
NEXT I
OUTMAT(NR+4,2)=LRQ
OUTMAT(NR+4,3)="Prob."
	IF mode=1 THEN
		OUTMAT(NR+4,4)=1-SVC.CALLFUNCTION("CHISQDIST",ARRAY(OUTMAT(NR+4,2),DF,1))
	ELSE
		OUTMAT(NR+4,4)=2*(1-SVC.CALLFUNCTION("CHISQDIST",ARRAY(OUTMAT(NR+4,2),DF,1)))
	END IF

OUTMAT(NR+5,1)="Contingency coeff."
NUM=CSQ
DENOM=CSQ+CNT(NR+1,NC+1)
OUTMAT(NR+5,3)=SQR(NUM/DENOM)


CTAB2=OUTMAT
END FUNCTION
</script:module>
</file>

<file path=Basic/Standard/Structures.xml><?xml version="1.0" encoding="utf-8"?>
<!DOCTYPE module  PUBLIC '-//OpenOffice.org//DTD OfficeDocument 1.0//EN'  'module.dtd'>
<script:module xmlns:script="http://openoffice.org/2000/script" script:name="Structures" script:language="StarBasic">REM  *****  BASIC  *****
Option Base 1

Global DataTab() As Double
Global CrossTab() As Double

Global RowList() as String
Global ColumnList() as String



Sub Main
'This is a macro
End Sub

Global RefIncoderMat(4,1) as Integer
Global RangeAddr(1,4) as integer

Global TransMat1() As Variant
Global TransMat2() As Variant
Global TransMat3() As Variant
Global Scalar1
Global Scalar2
Global Scalar3

Global WeightsMat() as Double

Global MatArray1() as Double
Global MatArray2() as Double
Global MatArray3() as Double

Sub Macro1

End Sub

Sub Macro2

End Sub

Global Stack(100,3)
Global Flags(9)

Global DTA(1000,1)

</script:module>
</file>

<file path=Basic/Standard/Test.xml><?xml version="1.0" encoding="utf-8"?>
<!DOCTYPE module  PUBLIC '-//OpenOffice.org//DTD OfficeDocument 1.0//EN'  'module.dtd'>
<script:module xmlns:script="http://openoffice.org/2000/script" script:name="Test" script:language="StarBasic">REM  *****  BASIC  *****

Sub TestCBN()
Dim Doc As Object
Dim Sheet As Object
Dim Cell As Object   
 
Doc = ThisComponent
Sheet = Doc.Sheets(1)
 
Cell = Sheet.getCellByPosition(0, 0)
Cell.String = "Test"

End Sub


</script:module>
</file>

<file path=Basic/Standard/TimeSeries.xml><?xml version="1.0" encoding="utf-8"?>
<!DOCTYPE module  PUBLIC '-//OpenOffice.org//DTD OfficeDocument 1.0//EN'  'module.dtd'>
<script:module xmlns:script="http://openoffice.org/2000/script" script:name="TimeSeries" script:language="StarBasic">REM  *****  BASIC  *****
Option Base 1
Function FFT(a,optional isign)
'REM Returns the discrete Fourier Transform if isign is 1 or missing; or 
'by nn times its inverse discrete Fourier transform if isign=-1.
'a is a complex array of length nn. nn must be an integer power of 2
DIM nn as integer, i as integer, p as integer, flag as integer
nn=ubound(a,1)
i=0
flag=0
do
	p=2^i
	if p=nn then flag=1
	i=i+1
loop until 2^i&gt;nn
If flag=0 then
	msgbox "Number of data points must be an integral power of 2"
	exit function
end if
if ismissing(isign) then isign=1
DIM data(2*nn) as double, OutMat(nn,2) as double
nn=ubound(a,1)
DIM istep as integer, j as integer, m as integer
DIM mmax as integer, n as integer
DIM tempi as double, tempr as double, theta as double
DIM wi as double, wpi as double, wpr as double, wr as double
DIM wtemp as double

'Load data matrix with compplex data alternating real and imaginay
'parts.
j=1
for i=1 to nn
	data(j)=a(i,1)
	data(j+1)=a(i,2)
	j=j+2
next i
n=2*nn
j=1
for i=1 to n step 2				'This is the bit-reversal section of the routine.
	if j&gt;=i then
		tempr=data(j)			'Exchange the two complex numbers
		tempi=data(j+1)
		data(j)=data(i)
		data(j+1)=data(i+1)
		data(i)=tempr
		data(i+1)=tempi
	end if
	m=nn
FFT1:	if m&gt;=2 and j&gt;m then
		j=j-m
		m=m/2
		goto FFT1
	end if
	j=j+m
next i
mmax=2						'Begin the Danielson-Lanczos section
FFT2:	if n&gt;mmax then		'Outer loop executed log2 nn times
	istep=2*mmax
	theta=6.28318530717959/(isign*mmax)	'Initialize for the trig recurrence
	wpr=-2*sin(0.5*theta)^2
	wpi=sin(theta)
	wr=1
	wi=0
	for m=1 to mmax step 2		'This is two nested inner loops
		for i=m to n step istep
			j=1+mmax
			tempr=wr*data(j)-wi*data(j+1)
			tempi=wr*data(j+1)+wi*data(j)
			data(j)=data(i)-tempr
			data(j+1)=data(i+1)-tempi
			data(i)=data(i)+tempr
			data(i+1)=data(i+1)+tempi
		next i
		wtemp=wr					'Trigonometric recurrence
		wr=wr*wpr-wi*wpi+wr
		wi=wi*wpr+wtemp*wpi+wi
	Next m
	mmax=istep
Goto FFT2
end if
p=1
for i=1 to 2*nn step 2
	OutMat(p,1)=data(i)
	OutMat(p,2)=data(i+1)
	p=p+1
next i
FFT=OutMat
	
End Function

Function AE(f)
'Returns the accumulated energy of a signal with a Fourier transform
'of f at a particular frequency
AE=abs(f)^2
end function

Function ApEnt(a,m,r)
'Returns the approximate entropy of time series (or ordered series a.
'm is the lenth of the period, r is the smoothing constant.
DIM i as integer, j as integer, k as integer, dmax as double
DIM cnt as integer, n as integer, c5 as double,c6 as double
n=ubound(a,1)
cnt=0
dmax=0
c=0
for j=1 to n-m+1
	for k=1 to n-m+1
		for i=0 to m-1
			if abs(a(j+i,1)-a(k+i,1))&gt;dmax then dmax=abs(a(j+i,1)-a(k+i,1))
		next i
		if dmax&lt;=r then cnt=cnt+1
		dmax=0
	next k
	c5=cnt/(n-m+1)+c5
cnt=0
next j
c5=c5/(n-m+1)
c6=0
m=m+1
cnt=0
dmax=0
c=0
for j=1 to n-m+1
	for k=1 to n-m+1
		for i=0 to m-1
			if abs(a(j+i,1)-a(k+i,1))&gt;dmax then dmax=abs(a(j+i,1)-a(k+i,1))
		next i
		if dmax&lt;=r then cnt=cnt+1
		dmax=0
	next k
	c6=cnt/(n-m+1)+c6
cnt=0
next j
c6=c6/(n-m+1)
apent=log(c5/c6)
End function

Function ACF(a,k,optional t, optional p, optional q)
'REM Returns an autocorrelation profile for a time series in column
'vector a. k is the lag. t specifies the output:
'	1 only autocorrelation for lag k
'	2 only partial autocorrelation for lag kk
'	3 profile with autocorrelation and partial autocorrelation,
'		their standard errors, and the Box-Ljung statistic
'		for lag k
'For 3, the autoregressive order (p) and moving average order (q)
'must be specified.
DIM ATS AS DOUBLE, SVC AS OBJECT,SM AS DOUBLE, SM2 AS DOUBLE
DIM K1 AS INTEGER, RK() AS DOUBLE, R2() AS DOUBLE, I AS INTEGER
DIM J AS INTEGER, N AS INTEGER, QK AS DOUBLE, PQK AS DOUBLE
DIM SER AS DOUBLE, SERWN AS DOUBLE, SEPA AS DOUBLE, OUTMAT(6,4)
N=UBOUND(A,1)
svc=createUnoService("com.sun.star.sheet.FunctionAccess")
IF ISMISSING(t) THEN t=1
IF ISMISSING(p) AND ISMISSING (q) AND t=3 THEN
	MSGBOX "For t=3, p and q must be specified"
	exit function
END IF
SM=0
SM2=0
K1=K
REDIM RK(K1), R2(K1), RKK(K1,K1)
'Sum squared r's (i=1 to k-1) and squared r's  over n-i for i=1  to k 
'and conserve r's.
ATS=SVC.CALLFUNCTION("AVERAGE",ARRAY(A))
FOR I=1 TO K
	FOR J=1 TO N-K
		SM=SM+(A(J,1)-ATS)*(A(I+K,1)-ATS)
	
	NEXT J
	FOR J=1 TO N
		SM1=SM1+(A(I,1)-ATS)^2

	NEXT J
	RK(I)=SM/SM1
	R2(I)=RK(I)^2

NEXT I
'To calculate Box-Ljung, multiply sum by n(n+2).
IF T=3 THEN
	SM=0
	FOR I=1 TO K
		SM=SM+RK(I)^2/(N-I)
	NEXT I
	QK=N*(N+2)*SM
	PQK=SVC.CALLFUNCTION("CHISQDIST",ARRAY(QK,K-P-Q,0))

'Calculate standard error oF rk for general assumption:
'1/n * (1+2* sum from 1 to k-1 of squared r's.
	SM=0
	FOR I=1 TO K-1
		SM=SM+R2(I)
	NEXT I
	SER=(1/N)*(1+2*SM)
'Calculate standard error of rk for white noise assumption:
'1/n * (n-k/n+2)
	SERWN=(1/N)*((N-K)/(N+2))
END IF
'Calculate partial autocorrelation matrix k x k .....
SM=0
SM1=0
IF t=2 OR t=3 THEN
	RKK(1,1)=RK(1)
	RKK(2,2)=(RK(2)-R2(1))/(1-R2(1))
	FOR J=1 TO K-1
		FOR I=2 TO J
			RKK(I,J)=RKK(I-1,J)-RKK(I,I)*RKK(I-1,K-J)
		NEXT I
	NEXT J
	IF K&gt;3 THEN
		FOR J=1 TO K-1
			SM=SM+RKK(K-1,J)*RK(K-J)
			SM1=SM1+RKK(K-1,J)*RK(J)
		NEXT J
		RKK(K,K)=(RK(K)-SM)/(1-SM1)
	END IF

'and standard error of partial autocorrelation kk = 1/n
	SEPA=1/N
END IF
'Set up OutMat profile and output for t=3
IF t=3 THEN
	OUTMAT(1,1)="Autocorrelation"
	OUTMAT(2,1)="Statistic"
	OUTMAT(2,2)="Value"
	OUTMAT(2,3)="Standard Error"
	OUTMAT(2,4)="Probability"
	OUTMAT(3,1)="Autocorrelation"
	OUTMAT(3,2)=RK(K)
	OUTMAT(3,3)=SER
	OUTMAT(4,1)="Assumption: White Noise"
	OUTMAT(4,3)=SERWN
	OUTMAT(5,1)="Box-Ljung"
	OUTMAT(5,2)=QK
	OUTMAT(5,4)=PQK
	OUTMAT(6,1)="Sample Partial Autocorrelation"
	OUTMAT(6,2)=RKK(K,K)
	OUTMAT(6,3)=SEPA
	ACF=OUTMAT
	EXIT FUNCTION
END IF
'output scalar for t=1 or 2
IF t=1 THEN ACF=RK(K)
IF t=2 THEN ACF=RKK(K,K)
End function

FUNCTION LAGCOV(X,K)
'REM Returns a nv x k*nv matrix of lagged crossproducts.
'X is a n x nv matrix of time series values. N is the number of 
'observations and nv is the number of dimensions of each vector.
'K specifies the number of lags. If K is positive, a mean correction is applied.
'The output is k blocks of cross products.
DIM SUM AS DOUBLE, I AS INTEGER, J AS INTEGER, N AS INTEGER
DIM L AS INTEGER, OUTMAT(UBOUND(X,2)*ABS(K)-1,UBOUND(X,2)-1) AS DOUBLE
DIM NV AS INTEGER, M AS INTEGER, SUM2 AS INTEGER, XBAR(UBOUND(X,2)-1)
N=UBOUND(X,1)
NV=UBOUND(X,2)
SUM=0
SUM2=0
L=0
FOR J=1 TO UBOUND(X,2)
	FOR I=1 TO UBOUND(X,1)
		SUM=SUM+X(I,J)
	NEXT I
	XBAR(J)=SUM/N
	SUM=0
NEXT J
		
FOR I=1 TO ABS(K)
	IF K&lt;0 THEN
		FOR M=1 TO NV
			FOR J=I TO N
				SUM2=SUM2+X(J,M)*X(J-I+1,M)
			NEXT J
		OUTMAT((I-1)*NV+M,M)=SUM2/N
		SUM2=0
		NEXT M
	ELSE
		FOR M=1 TO NV
			FOR J=I TO N
				SUM2=SUM2+(X(J,M)-XBAR(M))*(X(J-I+1,M)-XBAR(M))
			NEXT J
		OUTMAT((I-1)*NV+M,M)=SUM2/N
		SUM2=0
		NEXT M
	END IF
NEXT I
LAGCOV=OUTMAT
END FUNCTION

FUNCTION WAVELET(A,FILTER, OPTIONAL ISET)
'REM Returns the wavelet transform of A (ISET=1) or the wavelet
'inverse (ISET=0) FILTER sets the filter type used: 1=Daubechies 
'4-coefficient wavelet filter, 4, 12, OR 20=arbitrary wavelet filter.
'A must have a power of 2 number of values.
DIM N AS INTEGER, N1 AS INTEGER, N2 AS INTEGER, NN AS INTEGER
DIM C3 AS DOUBLE, C2 AS DOUBLE, C1 AS DOUBLE, C0 AS DOUBLE
DIM WKSP(2048) AS DOUBLE, NH AS INTEGER, NH1 AS INTEGER
DIM I AS INTEGER, J AS INTEGER, NCMAX AS INTEGER, NMAX AS INTEGER
DIM NCOF AS INTEGER, IOFF AS INTEGER, JOFF AS INTEGER, K AS INTEGER
DIM SIG AS DOUBLE, C4(4) AS DOUBLE, C12(12) AS DOUBLE, C20(20) AS DOUBLE
DIM CC(50) AS DOUBLE, CR(50) AS DOUBLE, II AS INTEGER, JF AS INTEGER
DIM JR AS INTEGER, NI AS INTEGER, NJ AS INTEGER, NMOD AS INTEGER
DIM A1 AS DOUBLE, AI1 AS DOUBLE, BT1 AS STRING, BT2 AS STRING
N=UBOUND(A,1)


IF ISMISSING(ISET) THEN ISET=1
IF ISET&lt;&gt;0 THEN ISET=1
IF N&lt;4 THEN
	MSGBOX "There must be at least 4 values in A"
	EXIT FUNCTION
END IF
IF ISET=1 THEN		'WAVELET TRANSFORM
	NN=N			'START AT LARGEST HEIRARCHY
WL1:	IF NN&gt;=4 THEN		
			IF FILTER=1 THEN	'AND WORK TOWARD SMALLEST
				GOSUB WL1000
				NN=NN/2
			ELSEIF FILTER&gt;2 THEN
				N=FILTER
				GOSUB WL2000
				NN=NN/2
			END IF
		GOTO WL1
		END IF
ELSE				'INVERSE WAVELET TRANSFORM
	NN=4			'sTART AT SMALLEST HEIRARCHY
WL2:	IF NN&lt;=N THEN
			IF FILTER=1 THEN	'AND WORK TOWARD SMALLEST
				GOSUB WL1000
			ELSEIF FILTER=2 THEN
				GOSUB WL2000
			END IF
		GOTO WL2
		END IF
END IF
WAVELET=A
EXIT FUNCTION

WL1000:	C0=0.4829629131445341
C1=0.8365163037378079
C2=0.2241438680420134
C3=-0.1294095225512604
NMAX=1024
'Applies the Daubechies 4-coefficient wavelet filter to A or it's transpose
IF N&gt;NMAX THEN
	MSGBOX "WKSP SHOULD BE REDIMENSIONED LARGER FOR WL1000."
	EXIT FUNCTION
END IF
NH=N/2
NH1=NH+1
IF ISET=1 THEN				'APPLY FILTER
	I=1
	FOR J=1 TO N-3 STEP 2
		WKSP(I)=C0*A(J,1)+C1*A(J+1,1)+C2*A(J+2,1)+C3*A(J+3,1)
		WKSP(I+NH)=C3*A(J,1)-C2*A(J+1,1)+C1*A(J+2,1)-C0*A(J+3,1)
		I=I+1
	NEXT J
	WKSP(I)=C0*A(N-1,1)+C1*A(N,1)+C2*A(1,1)+C3*A(2,1)
	WKSP(I+NH)=C3*A(N-1,1)-C2*A(N,1)+C1*A(1,1)-C0*A(2,1)
ELSE						'APPLY TRANSPOSE FILTER
	WKSP(1)=C2*A(NH,1)+C1*A(N,1)+C0*A(1,1)+C3*A(NH1,1)
	WKSP(2)=C3*A(NH,1)-C0*A(N,1)+C1*A(1,1)-C2*A(NH1,1)
	J=3
	FOR I=1 TO NH-1
		WKSP(J)=C2*A(I,1)+C1*A(I+NH,1)+C0*A(I+1,1)+C3*A(I+NH1,1)
		WKSP(J+1)=C3*A(I,1)-C0*A(I+NH,1)+C1*A(I+1,1)-C2*A(I+NH1,1)
		J=J+2
	NEXT I
END IF
FOR I=1 TO N
	A(I,1)=WKSP(I)
NEXT I
RETURN

WL2000:	C4(1)=0.4829629131445341
C4(2)=0.8365163037378079
C4(3)=0.2241438680420134
C4(4)=-0.1294095225512604
C12(1)=0.111540743350
C12(2)=0.494623890398
C12(3)=0.751133908021
C12(4)=0.315250350709
C12(5)=-0.226264693965
C12(6)=-0.129766867567
C12(7)=0.097501605587
C12(8)=0.027522865530
C12(9)=-0.031582039318
C12(10)=0.000553842201
C12(11)=0.004777257511
C12(12)=-0.001077301085
C20(1)=0.026670057901
C20(2)=0.188176800078
C20(3)=0.527201188932
C20(4)=0.688459039454
C20(5)=0.281172343661
C20(6)=-0.249846424327
C20(7)=-0.195946274377
C20(8)=0.127369340336
C20(9)=0.093057364604
C20(10)=-0.071394147166
C20(11)=-0.029457536822
C20(12)=0.033212674059
C20(13)=0.003606553567
C20(14)=-0.010733175483
C20(15)=0.001395351747
C20(16)=0.001992405295
C20(17)=-0.000685856695
C20(18)=-0.000116466855
C20(19)=0.000093588670
C20(20)=-0.000013264203
NCOF=N
SIG=-1
FOR K=1 TO N
	IF N=4 THEN
		CC(K)=C4(K)
	ELSEIF N=12 THEN
		CC(K)=C12(K)
	ELSEIF N=20 THEN
		CC(K)=C20(K)
	ELSE
		MSGBOX "UNIMPLEMENT VALUE FOR FILTER"
		EXIT FUNCTION
	END IF
	CR(NCOF+1-K)=SIG*CC(K)
	SIG=-SIG
NEXT K
IOFF=-N/2
JOFF=-N/2
NMAX=2048
NCMAX=50
'PARTIAL WAVELET TRANSFORM: APPLIES AN ARBITRARY WAVELET FILTER TO DATA VECTOR
'A(N) (FOR ISET=1) OR APPLIES THE TRANSPOSE (ISET=0). 
NMOD=NCOF*N
N1=N-1
NH=N/2
FOR J=1 TO N
	WKSP(J)=0
NEXT J
IF ISET=1 THEN
	I1=1
	FOR I=1 TO N STEP 2
		NI=I+NMOD+IOFF
		NJ=I+NMOD+JOFF
		FOR K=1 TO NCOF
			BT1=Dec2Basen(n1,2)
			BT2=Dec2Basen(ni+k,2)
			BT1=BAND(BT1,BT2)
			JF=Basen2Dec(BT1,2)
			BT1=Dec2Basen(n1,2)
			BT2=Dec2Basen(nj+k,2)
			BT1=BAND(BT1,BT2)
			JR=Basen2Dec(BT1,2)	
			WKSP(II)=WKSP(II)+CC(K)*A(JF+1,1)
			WKSP(II+NH)=WKSP(II+NH)+CR(K)*A(JR+1,1)
		NEXT K
		II=II+1
	NEXT I
ELSE
	II=2
	FOR I=1 TO N STEP 2
		AI=A(II,1)
		AII=A(II+NH,1)
		NI=I+NMOD+IOFF
		NJ=I+NMOD+JOFF
		FOR K=1 TO NCOF
			BT1=Dec2Basen(n1,2)
			BT2=Dec2Basen(ni+k,2)
			BT1=BAND(BT1,BT2)
			JF=Basen2Dec(BT1,2)
			BT1=Dec2Basen(n1,2)
			BT2=Dec2Basen(nj+k,2)
			BT1=BAND(BT1,BT2)
			JR=Basen2Dec(BT1,2)	
			WKSP(JF)=WKSP(JF)+CC(K)*AI
			WKSP(JR)=WKSP(JR)+CR(K)*AII
		NEXT K
		II=II+1
	NEXT I
END IF
FOR J=1 TO N
	A(J,1)=WKSP(J)
NEXT J
RETUR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ructures"/>
  <library:element library:name="Data"/>
  <library:element library:name="Test"/>
  <library:element library:name="Descriptive"/>
  <library:element library:name="Basic"/>
  <library:element library:name="Geometry"/>
  <library:element library:name="Matrix"/>
  <library:element library:name="Numerical"/>
  <library:element library:name="RegisterStack"/>
  <library:element library:name="FuncIn"/>
  <library:element library:name="Sample"/>
  <library:element library:name="TimeSeries"/>
  <library:element library:name="Statistics"/>
  <library:element library:name="OpResearch"/>
  <library:element library:name="Financia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HighlightOutliers.xml><?xml version="1.0" encoding="utf-8"?>
<!DOCTYPE window  PUBLIC '-//OpenOffice.org//DTD OfficeDocument 1.0//EN'  'dialog.dtd'>
<dlg:window xmlns:dlg="http://openoffice.org/2000/dialog" xmlns:script="http://openoffice.org/2000/script" dlg:id="HighlightOutliers" dlg:left="83" dlg:top="62" dlg:width="191" dlg:height="145" dlg:closeable="true" dlg:moveable="true">
  <dlg:bulletinboard>
    <dlg:text dlg:id="Label1" dlg:tab-index="0" dlg:left="2" dlg:top="-11" dlg:width="54" dlg:height="8" dlg:value="Highlight Outliers"/>
    <dlg:menulist dlg:id="ListBox1" dlg:tab-index="1" dlg:left="2" dlg:top="34" dlg:width="64" dlg:height="20">
      <dlg:menupopup>
        <dlg:menuitem dlg:value="Median"/>
        <dlg:menuitem dlg:value="Mean"/>
      </dlg:menupopup>
    </dlg:menulist>
    <dlg:text dlg:id="Label2" dlg:tab-index="2" dlg:left="4" dlg:top="60" dlg:width="179" dlg:height="12" dlg:value="Number of standard deviations or semi-interquartile ranges"/>
    <dlg:numericfield dlg:id="NumericField1" dlg:tab-index="3" dlg:left="4" dlg:top="78" dlg:width="28" dlg:height="14" dlg:decimal-accuracy="0" dlg:value="3" dlg:value-min="0" dlg:spin="true"/>
    <dlg:button dlg:id="CommandButton1" dlg:tab-index="4" dlg:left="76" dlg:top="98" dlg:width="42" dlg:height="16" dlg:value="Cancel" dlg:button-type="cancel"/>
    <dlg:button dlg:id="CommandButton2" dlg:tab-index="5" dlg:left="126" dlg:top="98" dlg:width="40" dlg:height="16" dlg:value="Okay" dlg:button-type="ok"/>
    <dlg:textfield dlg:id="TextField1" dlg:tab-index="6" dlg:left="2" dlg:top="10" dlg:width="54" dlg:height="14"/>
    <dlg:text dlg:id="Label3" dlg:tab-index="7" dlg:left="63" dlg:top="10" dlg:width="26" dlg:height="10" dlg:value="Range"/>
  </dlg:bulletinboard>
</dlg:window>
</file>

<file path=Dialogs/Standard/Impute.xml><?xml version="1.0" encoding="utf-8"?>
<!DOCTYPE window  PUBLIC '-//OpenOffice.org//DTD OfficeDocument 1.0//EN'  'dialog.dtd'>
<dlg:window xmlns:dlg="http://openoffice.org/2000/dialog" xmlns:script="http://openoffice.org/2000/script" dlg:id="Impute" dlg:left="78" dlg:top="62" dlg:width="191" dlg:height="145" dlg:closeable="true" dlg:moveable="true">
  <dlg:bulletinboard>
    <dlg:text dlg:id="Impute" dlg:tab-index="0" dlg:left="0" dlg:top="-9" dlg:width="76" dlg:height="8" dlg:value="Impute"/>
    <dlg:textfield dlg:id="TextField1" dlg:tab-index="1" dlg:left="6" dlg:top="11" dlg:width="57" dlg:height="12"/>
    <dlg:text dlg:id="Label1" dlg:tab-index="2" dlg:left="70" dlg:top="11" dlg:width="30" dlg:height="12" dlg:value="Range"/>
    <dlg:titledbox dlg:id="FrameControl1" dlg:tab-index="3" dlg:left="22" dlg:top="29" dlg:width="80" dlg:height="109">
      <dlg:title dlg:value="Select method"/>
    </dlg:titledbox>
    <dlg:radiogroup>
      <dlg:radio dlg:id="OptionButton1" dlg:tab-index="4" dlg:left="30" dlg:top="43" dlg:width="48" dlg:height="12" dlg:value="Average"/>
      <dlg:radio dlg:id="OptionButton2" dlg:tab-index="5" dlg:left="30" dlg:top="57" dlg:width="48" dlg:height="12" dlg:value="Median"/>
      <dlg:radio dlg:id="OptionButton3" dlg:tab-index="6" dlg:left="30" dlg:top="69" dlg:width="48" dlg:height="12" dlg:value="Mode"/>
      <dlg:radio dlg:id="OptionButton4" dlg:tab-index="7" dlg:left="30" dlg:top="82" dlg:width="48" dlg:height="16" dlg:value="Interpolate"/>
    </dlg:radiogroup>
    <dlg:text dlg:id="Label2" dlg:tab-index="8" dlg:left="107" dlg:top="33" dlg:width="81" dlg:height="8" dlg:value="If interpolation is used, "/>
    <dlg:text dlg:id="Label3" dlg:tab-index="9" dlg:left="107" dlg:top="41" dlg:width="81" dlg:height="10" dlg:value="specify the variable (column)"/>
    <dlg:text dlg:id="Label4" dlg:tab-index="10" dlg:left="107" dlg:top="51" dlg:width="81" dlg:height="10" dlg:value="used below"/>
    <dlg:numericfield dlg:id="NumericField1" dlg:tab-index="11" dlg:left="107" dlg:top="75" dlg:width="22" dlg:height="14"/>
    <dlg:text dlg:id="Label5" dlg:tab-index="12" dlg:left="131" dlg:top="77" dlg:width="55" dlg:height="12" dlg:value="column number"/>
    <dlg:button dlg:id="CommandButton1" dlg:tab-index="13" dlg:left="109" dlg:top="111" dlg:width="33" dlg:height="16" dlg:value="Cancel" dlg:button-type="cancel"/>
    <dlg:button dlg:id="CommandButton2" dlg:tab-index="14" dlg:left="146" dlg:top="111" dlg:width="31" dlg:height="16" dlg:value="OK" dlg:button-type="ok"/>
  </dlg:bulletinboard>
</dlg:window>
</file>

<file path=Dialogs/Standard/PhyConst.xml><?xml version="1.0" encoding="utf-8"?>
<!DOCTYPE window  PUBLIC '-//OpenOffice.org//DTD OfficeDocument 1.0//EN'  'dialog.dtd'>
<dlg:window xmlns:dlg="http://openoffice.org/2000/dialog" xmlns:script="http://openoffice.org/2000/script" dlg:id="PhyConst" dlg:left="40" dlg:top="14" dlg:width="191" dlg:height="157" dlg:closeable="true" dlg:moveable="true">
  <dlg:bulletinboard>
    <dlg:text dlg:id="PhyConst" dlg:tab-index="0" dlg:left="-1" dlg:top="-11" dlg:width="54" dlg:height="10" dlg:value="PhyConst"/>
    <dlg:menulist dlg:id="ListBox1" dlg:tab-index="1" dlg:left="6" dlg:top="21" dlg:width="166" dlg:height="107"/>
    <dlg:text dlg:id="Label1" dlg:tab-index="2" dlg:left="4" dlg:top="5" dlg:width="46" dlg:height="12" dlg:value="Select"/>
    <dlg:button dlg:id="CommandButton1" dlg:tab-index="3" dlg:left="60" dlg:top="138" dlg:width="52" dlg:height="14" dlg:value="Okay" dlg:button-type="ok"/>
    <dlg:button dlg:id="CommandButton2" dlg:tab-index="4" dlg:left="128" dlg:top="136" dlg:width="46" dlg:height="16" dlg:value="Cancel" dlg:button-type="cancel"/>
  </dlg:bulletinboard>
</dlg:window>
</file>

<file path=Dialogs/Standard/Timer.xml><?xml version="1.0" encoding="utf-8"?>
<!DOCTYPE window  PUBLIC '-//OpenOffice.org//DTD OfficeDocument 1.0//EN'  'dialog.dtd'>
<dlg:window xmlns:dlg="http://openoffice.org/2000/dialog" xmlns:script="http://openoffice.org/2000/script" dlg:id="Timer" dlg:left="83" dlg:top="41" dlg:width="191" dlg:height="94" dlg:closeable="true" dlg:moveable="true">
  <dlg:bulletinboard>
    <dlg:text dlg:id="Label1" dlg:tab-index="0" dlg:left="2" dlg:top="-12" dlg:width="30" dlg:height="12" dlg:value="Timer"/>
    <dlg:button dlg:id="CommandButton1" dlg:tab-index="1" dlg:left="8" dlg:top="52" dlg:width="40" dlg:height="18" dlg:value="Start" dlg:button-type="ok"/>
    <dlg:button dlg:id="CommandButton2" dlg:tab-index="2" dlg:left="67" dlg:top="52" dlg:width="40" dlg:height="18" dlg:value="Mark"/>
    <dlg:button dlg:id="CommandButton3" dlg:tab-index="3" dlg:left="122" dlg:top="50" dlg:width="40" dlg:height="20" dlg:value="Stop" dlg:button-type="ok"/>
    <dlg:textfield dlg:id="TextField1" dlg:tab-index="4" dlg:left="12" dlg:top="15" dlg:width="48" dlg:height="18"/>
    <dlg:text dlg:id="Label2" dlg:tab-index="5" dlg:left="70" dlg:top="19" dlg:width="63" dlg:height="14" dlg:value="Start cel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Impute"/>
  <library:element library:name="HighlightOutliers"/>
  <library:element library:name="Timer"/>
  <library:element library:name="PhyConst"/>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6cm" svg:height="9cm" xlink:href=".." xlink:type="simple" chart:class="chart:scatter" chart:style-name="ch1">
        <chart:plot-area chart:style-name="ch2" table:cell-range-address="Data.A1:Data.B41" svg:x="0.32cm" svg:y="0.18cm" svg:width="15.36cm" svg:height="8.64cm">
          <chartooo:coordinate-region svg:x="0.558cm" svg:y="0.353cm" svg:width="14.935cm" svg:height="8.295cm"/>
          <chart:axis chart:dimension="x" chart:name="primary-x" chart:style-name="ch3"/>
          <chart:axis chart:dimension="y" chart:name="primary-y" chart:style-name="ch3">
            <chart:grid chart:style-name="ch4" chart:class="major"/>
          </chart:axis>
          <chart:series chart:style-name="ch5" chart:values-cell-range-address="Data.B1:Data.B41" chart:class="chart:scatter">
            <chart:domain table:cell-range-address="Data.A1:Data.A41"/>
            <chart:data-point chart:repeated="41"/>
          </chart:series>
          <chart:wall chart:style-name="ch6"/>
          <chart:floor chart:style-name="ch7"/>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Data.A1:Data.A41</svg:desc>
                </draw:g>
              </table:table-cell>
              <table:table-cell office:value-type="float" office:value="-18.3816396088967">
                <text:p>-18.3816396088967</text:p>
                <draw:g>
                  <svg:desc>Data.B1:Data.B41</svg:desc>
                </draw:g>
              </table:table-cell>
            </table:table-row>
            <table:table-row>
              <table:table-cell office:value-type="string">
                <text:p>2</text:p>
              </table:table-cell>
              <table:table-cell office:value-type="float" office:value="-9.5">
                <text:p>-9.5</text:p>
              </table:table-cell>
              <table:table-cell office:value-type="float" office:value="-126.411954227985">
                <text:p>-126.411954227985</text:p>
              </table:table-cell>
            </table:table-row>
            <table:table-row>
              <table:table-cell office:value-type="string">
                <text:p>3</text:p>
              </table:table-cell>
              <table:table-cell office:value-type="float" office:value="-9">
                <text:p>-9</text:p>
              </table:table-cell>
              <table:table-cell office:value-type="float" office:value="21.8383797919679">
                <text:p>21.8383797919679</text:p>
              </table:table-cell>
            </table:table-row>
            <table:table-row>
              <table:table-cell office:value-type="string">
                <text:p>4</text:p>
              </table:table-cell>
              <table:table-cell office:value-type="float" office:value="-8.5">
                <text:p>-8.5</text:p>
              </table:table-cell>
              <table:table-cell office:value-type="float" office:value="10.6451311055887">
                <text:p>10.6451311055887</text:p>
              </table:table-cell>
            </table:table-row>
            <table:table-row>
              <table:table-cell office:value-type="string">
                <text:p>5</text:p>
              </table:table-cell>
              <table:table-cell office:value-type="float" office:value="-8">
                <text:p>-8</text:p>
              </table:table-cell>
              <table:table-cell office:value-type="float" office:value="8.08604974720078">
                <text:p>8.08604974720078</text:p>
              </table:table-cell>
            </table:table-row>
            <table:table-row>
              <table:table-cell office:value-type="string">
                <text:p>6</text:p>
              </table:table-cell>
              <table:table-cell office:value-type="float" office:value="-7.5">
                <text:p>-7.5</text:p>
              </table:table-cell>
              <table:table-cell office:value-type="float" office:value="7.99573580565357">
                <text:p>7.99573580565357</text:p>
              </table:table-cell>
            </table:table-row>
            <table:table-row>
              <table:table-cell office:value-type="string">
                <text:p>7</text:p>
              </table:table-cell>
              <table:table-cell office:value-type="float" office:value="-7">
                <text:p>-7</text:p>
              </table:table-cell>
              <table:table-cell office:value-type="float" office:value="10.6547074379461">
                <text:p>10.6547074379461</text:p>
              </table:table-cell>
            </table:table-row>
            <table:table-row>
              <table:table-cell office:value-type="string">
                <text:p>8</text:p>
              </table:table-cell>
              <table:table-cell office:value-type="float" office:value="-6.5">
                <text:p>-6.5</text:p>
              </table:table-cell>
              <table:table-cell office:value-type="float" office:value="30.2156952395637">
                <text:p>30.2156952395637</text:p>
              </table:table-cell>
            </table:table-row>
            <table:table-row>
              <table:table-cell office:value-type="string">
                <text:p>9</text:p>
              </table:table-cell>
              <table:table-cell office:value-type="float" office:value="-6">
                <text:p>-6</text:p>
              </table:table-cell>
              <table:table-cell office:value-type="float" office:value="-21.4733972835264">
                <text:p>-21.4733972835264</text:p>
              </table:table-cell>
            </table:table-row>
            <table:table-row>
              <table:table-cell office:value-type="string">
                <text:p>10</text:p>
              </table:table-cell>
              <table:table-cell office:value-type="float" office:value="-5.5">
                <text:p>-5.5</text:p>
              </table:table-cell>
              <table:table-cell office:value-type="float" office:value="-7.79544386148806">
                <text:p>-7.79544386148806</text:p>
              </table:table-cell>
            </table:table-row>
            <table:table-row>
              <table:table-cell office:value-type="string">
                <text:p>11</text:p>
              </table:table-cell>
              <table:table-cell office:value-type="float" office:value="-5">
                <text:p>-5</text:p>
              </table:table-cell>
              <table:table-cell office:value-type="float" office:value="-5.21417606385703">
                <text:p>-5.21417606385703</text:p>
              </table:table-cell>
            </table:table-row>
            <table:table-row>
              <table:table-cell office:value-type="string">
                <text:p>12</text:p>
              </table:table-cell>
              <table:table-cell office:value-type="float" office:value="-4.5">
                <text:p>-4.5</text:p>
              </table:table-cell>
              <table:table-cell office:value-type="float" office:value="-4.60343872652086">
                <text:p>-4.60343872652086</text:p>
              </table:table-cell>
            </table:table-row>
            <table:table-row>
              <table:table-cell office:value-type="string">
                <text:p>13</text:p>
              </table:table-cell>
              <table:table-cell office:value-type="float" office:value="-4">
                <text:p>-4</text:p>
              </table:table-cell>
              <table:table-cell office:value-type="float" office:value="-5.28539483524361">
                <text:p>-5.28539483524361</text:p>
              </table:table-cell>
            </table:table-row>
            <table:table-row>
              <table:table-cell office:value-type="string">
                <text:p>14</text:p>
              </table:table-cell>
              <table:table-cell office:value-type="float" office:value="-3.5">
                <text:p>-3.5</text:p>
              </table:table-cell>
              <table:table-cell office:value-type="float" office:value="-9.97767203139163">
                <text:p>-9.97767203139163</text:p>
              </table:table-cell>
            </table:table-row>
            <table:table-row>
              <table:table-cell office:value-type="string">
                <text:p>15</text:p>
              </table:table-cell>
              <table:table-cell office:value-type="float" office:value="-3">
                <text:p>-3</text:p>
              </table:table-cell>
              <table:table-cell office:value-type="float" office:value="21.2585021872116">
                <text:p>21.2585021872116</text:p>
              </table:table-cell>
            </table:table-row>
            <table:table-row>
              <table:table-cell office:value-type="string">
                <text:p>16</text:p>
              </table:table-cell>
              <table:table-cell office:value-type="float" office:value="-2.5">
                <text:p>-2.5</text:p>
              </table:table-cell>
              <table:table-cell office:value-type="float" office:value="4.1773038638967">
                <text:p>4.1773038638967</text:p>
              </table:table-cell>
            </table:table-row>
            <table:table-row>
              <table:table-cell office:value-type="string">
                <text:p>17</text:p>
              </table:table-cell>
              <table:table-cell office:value-type="float" office:value="-2">
                <text:p>-2</text:p>
              </table:table-cell>
              <table:table-cell office:value-type="float" office:value="2.19950034058923">
                <text:p>2.19950034058923</text:p>
              </table:table-cell>
            </table:table-row>
            <table:table-row>
              <table:table-cell office:value-type="string">
                <text:p>18</text:p>
              </table:table-cell>
              <table:table-cell office:value-type="float" office:value="-1.5">
                <text:p>-1.5</text:p>
              </table:table-cell>
              <table:table-cell office:value-type="float" office:value="1.50376695637009">
                <text:p>1.50376695637009</text:p>
              </table:table-cell>
            </table:table-row>
            <table:table-row>
              <table:table-cell office:value-type="string">
                <text:p>19</text:p>
              </table:table-cell>
              <table:table-cell office:value-type="float" office:value="-1">
                <text:p>-1</text:p>
              </table:table-cell>
              <table:table-cell office:value-type="float" office:value="1.18839510577812">
                <text:p>1.18839510577812</text:p>
              </table:table-cell>
            </table:table-row>
            <table:table-row>
              <table:table-cell office:value-type="string">
                <text:p>20</text:p>
              </table:table-cell>
              <table:table-cell office:value-type="float" office:value="-0.5">
                <text:p>-0.5</text:p>
              </table:table-cell>
              <table:table-cell office:value-type="float" office:value="1.04291482146674">
                <text:p>1.04291482146674</text:p>
              </table:table-cell>
            </table:table-row>
            <table:table-row>
              <table:table-cell office:value-type="string">
                <text:p>21</text:p>
              </table:table-cell>
              <table:table-cell office:value-type="float" office:value="0">
                <text:p>0</text:p>
              </table:table-cell>
              <table:table-cell office:value-type="float" office:value="NaN">
                <text:p>NaN</text:p>
              </table:table-cell>
            </table:table-row>
            <table:table-row>
              <table:table-cell office:value-type="string">
                <text:p>22</text:p>
              </table:table-cell>
              <table:table-cell office:value-type="float" office:value="0.5">
                <text:p>0.5</text:p>
              </table:table-cell>
              <table:table-cell office:value-type="float" office:value="1.04291482146674">
                <text:p>1.04291482146674</text:p>
              </table:table-cell>
            </table:table-row>
            <table:table-row>
              <table:table-cell office:value-type="string">
                <text:p>23</text:p>
              </table:table-cell>
              <table:table-cell office:value-type="float" office:value="1">
                <text:p>1</text:p>
              </table:table-cell>
              <table:table-cell office:value-type="float" office:value="1.18839510577812">
                <text:p>1.18839510577812</text:p>
              </table:table-cell>
            </table:table-row>
            <table:table-row>
              <table:table-cell office:value-type="string">
                <text:p>24</text:p>
              </table:table-cell>
              <table:table-cell office:value-type="float" office:value="1.5">
                <text:p>1.5</text:p>
              </table:table-cell>
              <table:table-cell office:value-type="float" office:value="1.50376695637009">
                <text:p>1.50376695637009</text:p>
              </table:table-cell>
            </table:table-row>
            <table:table-row>
              <table:table-cell office:value-type="string">
                <text:p>25</text:p>
              </table:table-cell>
              <table:table-cell office:value-type="float" office:value="2">
                <text:p>2</text:p>
              </table:table-cell>
              <table:table-cell office:value-type="float" office:value="2.19950034058923">
                <text:p>2.19950034058923</text:p>
              </table:table-cell>
            </table:table-row>
            <table:table-row>
              <table:table-cell office:value-type="string">
                <text:p>26</text:p>
              </table:table-cell>
              <table:table-cell office:value-type="float" office:value="2.5">
                <text:p>2.5</text:p>
              </table:table-cell>
              <table:table-cell office:value-type="float" office:value="4.1773038638967">
                <text:p>4.1773038638967</text:p>
              </table:table-cell>
            </table:table-row>
            <table:table-row>
              <table:table-cell office:value-type="string">
                <text:p>27</text:p>
              </table:table-cell>
              <table:table-cell office:value-type="float" office:value="3">
                <text:p>3</text:p>
              </table:table-cell>
              <table:table-cell office:value-type="float" office:value="21.2585021872116">
                <text:p>21.2585021872116</text:p>
              </table:table-cell>
            </table:table-row>
            <table:table-row>
              <table:table-cell office:value-type="string">
                <text:p>28</text:p>
              </table:table-cell>
              <table:table-cell office:value-type="float" office:value="3.5">
                <text:p>3.5</text:p>
              </table:table-cell>
              <table:table-cell office:value-type="float" office:value="-9.97767203139163">
                <text:p>-9.97767203139163</text:p>
              </table:table-cell>
            </table:table-row>
            <table:table-row>
              <table:table-cell office:value-type="string">
                <text:p>29</text:p>
              </table:table-cell>
              <table:table-cell office:value-type="float" office:value="4">
                <text:p>4</text:p>
              </table:table-cell>
              <table:table-cell office:value-type="float" office:value="-5.28539483524361">
                <text:p>-5.28539483524361</text:p>
              </table:table-cell>
            </table:table-row>
            <table:table-row>
              <table:table-cell office:value-type="string">
                <text:p>30</text:p>
              </table:table-cell>
              <table:table-cell office:value-type="float" office:value="4.5">
                <text:p>4.5</text:p>
              </table:table-cell>
              <table:table-cell office:value-type="float" office:value="-4.60343872652086">
                <text:p>-4.60343872652086</text:p>
              </table:table-cell>
            </table:table-row>
            <table:table-row>
              <table:table-cell office:value-type="string">
                <text:p>31</text:p>
              </table:table-cell>
              <table:table-cell office:value-type="float" office:value="5">
                <text:p>5</text:p>
              </table:table-cell>
              <table:table-cell office:value-type="float" office:value="-5.21417606385703">
                <text:p>-5.21417606385703</text:p>
              </table:table-cell>
            </table:table-row>
            <table:table-row>
              <table:table-cell office:value-type="string">
                <text:p>32</text:p>
              </table:table-cell>
              <table:table-cell office:value-type="float" office:value="5.5">
                <text:p>5.5</text:p>
              </table:table-cell>
              <table:table-cell office:value-type="float" office:value="-7.79544386148806">
                <text:p>-7.79544386148806</text:p>
              </table:table-cell>
            </table:table-row>
            <table:table-row>
              <table:table-cell office:value-type="string">
                <text:p>33</text:p>
              </table:table-cell>
              <table:table-cell office:value-type="float" office:value="6">
                <text:p>6</text:p>
              </table:table-cell>
              <table:table-cell office:value-type="float" office:value="-21.4733972835264">
                <text:p>-21.4733972835264</text:p>
              </table:table-cell>
            </table:table-row>
            <table:table-row>
              <table:table-cell office:value-type="string">
                <text:p>34</text:p>
              </table:table-cell>
              <table:table-cell office:value-type="float" office:value="6.5">
                <text:p>6.5</text:p>
              </table:table-cell>
              <table:table-cell office:value-type="float" office:value="30.2156952395637">
                <text:p>30.2156952395637</text:p>
              </table:table-cell>
            </table:table-row>
            <table:table-row>
              <table:table-cell office:value-type="string">
                <text:p>35</text:p>
              </table:table-cell>
              <table:table-cell office:value-type="float" office:value="7">
                <text:p>7</text:p>
              </table:table-cell>
              <table:table-cell office:value-type="float" office:value="10.6547074379461">
                <text:p>10.6547074379461</text:p>
              </table:table-cell>
            </table:table-row>
            <table:table-row>
              <table:table-cell office:value-type="string">
                <text:p>36</text:p>
              </table:table-cell>
              <table:table-cell office:value-type="float" office:value="7.5">
                <text:p>7.5</text:p>
              </table:table-cell>
              <table:table-cell office:value-type="float" office:value="7.99573580565357">
                <text:p>7.99573580565357</text:p>
              </table:table-cell>
            </table:table-row>
            <table:table-row>
              <table:table-cell office:value-type="string">
                <text:p>37</text:p>
              </table:table-cell>
              <table:table-cell office:value-type="float" office:value="8">
                <text:p>8</text:p>
              </table:table-cell>
              <table:table-cell office:value-type="float" office:value="8.08604974720078">
                <text:p>8.08604974720078</text:p>
              </table:table-cell>
            </table:table-row>
            <table:table-row>
              <table:table-cell office:value-type="string">
                <text:p>38</text:p>
              </table:table-cell>
              <table:table-cell office:value-type="float" office:value="8.5">
                <text:p>8.5</text:p>
              </table:table-cell>
              <table:table-cell office:value-type="float" office:value="10.6451311055887">
                <text:p>10.6451311055887</text:p>
              </table:table-cell>
            </table:table-row>
            <table:table-row>
              <table:table-cell office:value-type="string">
                <text:p>39</text:p>
              </table:table-cell>
              <table:table-cell office:value-type="float" office:value="9">
                <text:p>9</text:p>
              </table:table-cell>
              <table:table-cell office:value-type="float" office:value="21.8383797919679">
                <text:p>21.8383797919679</text:p>
              </table:table-cell>
            </table:table-row>
            <table:table-row>
              <table:table-cell office:value-type="string">
                <text:p>40</text:p>
              </table:table-cell>
              <table:table-cell office:value-type="float" office:value="9.5">
                <text:p>9.5</text:p>
              </table:table-cell>
              <table:table-cell office:value-type="float" office:value="-126.411954227985">
                <text:p>-126.411954227985</text:p>
              </table:table-cell>
            </table:table-row>
            <table:table-row>
              <table:table-cell office:value-type="string">
                <text:p>41</text:p>
              </table:table-cell>
              <table:table-cell office:value-type="float" office:value="10">
                <text:p>10</text:p>
              </table:table-cell>
              <table:table-cell office:value-type="float" office:value="-18.3816396088967">
                <text:p>-18.38163960889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Windows_X86_64 LibreOffice_project/e80a0e0fd1875e1696614d24c32df0f95f03deb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Scripts/beanshell/Library1/parcel-descriptor.xml><?xml version="1.0" encoding="utf-8"?>
<parcel xmlns:parcel="scripting.dtd" language="BeanShell">
  <script language="BeanShell">
    <locale lang="en">
      <displayname value="Macro1.bsh"/>
      <description>Macro1.bsh</description>
    </locale>
    <logicalname value="Macro1.bsh"/>
    <functionname value="Macro1.bsh"/>
  </script>
</parcel>
</file>

<file path=Scripts/javascript/Library2/parcel-descriptor.xml><?xml version="1.0" encoding="utf-8"?>
<parcel xmlns:parcel="scripting.dtd" language="JavaScript">
  <script language="JavaScript">
    <locale lang="en">
      <displayname value="Macro1.js"/>
      <description>Macro1.js</description>
    </locale>
    <logicalname value="Macro1.js"/>
    <functionname value="Macro1.js"/>
  </script>
</parcel>
</file>